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full-path="mimetype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585in"/>
    </style:style>
    <style:style style:name="ta1co2" style:family="table-column">
      <style:table-column-properties fo:break-before="auto" style:column-width="1.756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997in"/>
    </style:style>
    <style:style style:name="ta1co8" style:family="table-column">
      <style:table-column-properties fo:break-before="auto" style:column-width="0.928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2.032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997in"/>
    </style:style>
    <style:style style:name="ta1co18" style:family="table-column">
      <style:table-column-properties fo:break-before="auto" style:column-width="0.928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239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997in"/>
    </style:style>
    <style:style style:name="ta1co28" style:family="table-column">
      <style:table-column-properties fo:break-before="auto" style:column-width="0.928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3.274000000000000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997in"/>
    </style:style>
    <style:style style:name="ta1co38" style:family="table-column">
      <style:table-column-properties fo:break-before="auto" style:column-width="0.928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9290000000000003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997in"/>
    </style:style>
    <style:style style:name="ta1co48" style:family="table-column">
      <style:table-column-properties fo:break-before="auto" style:column-width="0.928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3.3430000000000004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997in"/>
    </style:style>
    <style:style style:name="ta1co58" style:family="table-column">
      <style:table-column-properties fo:break-before="auto" style:column-width="0.928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2.998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997in"/>
    </style:style>
    <style:style style:name="ta1co68" style:family="table-column">
      <style:table-column-properties fo:break-before="auto" style:column-width="0.928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2.2390000000000003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997in"/>
    </style:style>
    <style:style style:name="ta1co78" style:family="table-column">
      <style:table-column-properties fo:break-before="auto" style:column-width="0.928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2.3080000000000003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997in"/>
    </style:style>
    <style:style style:name="ta1co88" style:family="table-column">
      <style:table-column-properties fo:break-before="auto" style:column-width="0.928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2.7220000000000004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997in"/>
    </style:style>
    <style:style style:name="ta1co98" style:family="table-column">
      <style:table-column-properties fo:break-before="auto" style:column-width="0.928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2.998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997in"/>
    </style:style>
    <style:style style:name="ta1co108" style:family="table-column">
      <style:table-column-properties fo:break-before="auto" style:column-width="0.928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997in"/>
    </style:style>
    <style:style style:name="ta1co118" style:family="table-column">
      <style:table-column-properties fo:break-before="auto" style:column-width="0.928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997in"/>
    </style:style>
    <style:style style:name="ta1co128" style:family="table-column">
      <style:table-column-properties fo:break-before="auto" style:column-width="0.928in"/>
    </style:style>
    <style:style style:name="ta1co129" style:family="table-column">
      <style:table-column-properties fo:break-before="auto" style:column-width="0.8925in"/>
    </style:style>
    <style:style style:name="ta1co130" style:family="table-column">
      <style:table-column-properties fo:break-before="auto" style:column-width="0.8925in"/>
    </style:style>
    <style:style style:name="ta1co131" style:family="table-column">
      <style:table-column-properties fo:break-before="auto" style:column-width="0.8925in"/>
    </style:style>
    <style:style style:name="ta1co132" style:family="table-column">
      <style:table-column-properties fo:break-before="auto" style:column-width="0.8925in"/>
    </style:style>
    <style:style style:name="ta1co133" style:family="table-column">
      <style:table-column-properties fo:break-before="auto" style:column-width="0.8925in"/>
    </style:style>
    <style:style style:name="ta1co134" style:family="table-column">
      <style:table-column-properties fo:break-before="auto" style:column-width="0.8925in"/>
    </style:style>
    <style:style style:name="ta1co135" style:family="table-column">
      <style:table-column-properties fo:break-before="auto" style:column-width="0.8925in"/>
    </style:style>
    <style:style style:name="ta1co136" style:family="table-column">
      <style:table-column-properties fo:break-before="auto" style:column-width="0.8925in"/>
    </style:style>
    <style:style style:name="ta1co137" style:family="table-column">
      <style:table-column-properties fo:break-before="auto" style:column-width="0.997in"/>
    </style:style>
    <style:style style:name="ta1co138" style:family="table-column">
      <style:table-column-properties fo:break-before="auto" style:column-width="0.928in"/>
    </style:style>
    <style:style style:name="ta1co139" style:family="table-column">
      <style:table-column-properties fo:break-before="auto" style:column-width="0.8925in"/>
    </style:style>
    <style:style style:name="ta1co140" style:family="table-column">
      <style:table-column-properties fo:break-before="auto" style:column-width="0.8925in"/>
    </style:style>
    <style:style style:name="ta1co141" style:family="table-column">
      <style:table-column-properties fo:break-before="auto" style:column-width="0.8925in"/>
    </style:style>
    <style:style style:name="ta1co1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2.515in"/>
    </style:style>
    <style:style style:name="ta2co2" style:family="table-column">
      <style:table-column-properties fo:break-before="auto" style:column-width="1.756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997in"/>
    </style:style>
    <style:style style:name="ta2co8" style:family="table-column">
      <style:table-column-properties fo:break-before="auto" style:column-width="0.928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2.032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997in"/>
    </style:style>
    <style:style style:name="ta2co18" style:family="table-column">
      <style:table-column-properties fo:break-before="auto" style:column-width="0.928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239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997in"/>
    </style:style>
    <style:style style:name="ta2co28" style:family="table-column">
      <style:table-column-properties fo:break-before="auto" style:column-width="0.928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3.274000000000000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997in"/>
    </style:style>
    <style:style style:name="ta2co38" style:family="table-column">
      <style:table-column-properties fo:break-before="auto" style:column-width="0.928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9290000000000003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997in"/>
    </style:style>
    <style:style style:name="ta2co48" style:family="table-column">
      <style:table-column-properties fo:break-before="auto" style:column-width="0.928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3.3430000000000004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997in"/>
    </style:style>
    <style:style style:name="ta2co58" style:family="table-column">
      <style:table-column-properties fo:break-before="auto" style:column-width="0.928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2.998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997in"/>
    </style:style>
    <style:style style:name="ta2co68" style:family="table-column">
      <style:table-column-properties fo:break-before="auto" style:column-width="0.928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2.2390000000000003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997in"/>
    </style:style>
    <style:style style:name="ta2co78" style:family="table-column">
      <style:table-column-properties fo:break-before="auto" style:column-width="0.928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2.3080000000000003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997in"/>
    </style:style>
    <style:style style:name="ta2co88" style:family="table-column">
      <style:table-column-properties fo:break-before="auto" style:column-width="0.928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2.7220000000000004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997in"/>
    </style:style>
    <style:style style:name="ta2co98" style:family="table-column">
      <style:table-column-properties fo:break-before="auto" style:column-width="0.928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2.998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997in"/>
    </style:style>
    <style:style style:name="ta2co108" style:family="table-column">
      <style:table-column-properties fo:break-before="auto" style:column-width="0.928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997in"/>
    </style:style>
    <style:style style:name="ta2co118" style:family="table-column">
      <style:table-column-properties fo:break-before="auto" style:column-width="0.928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997in"/>
    </style:style>
    <style:style style:name="ta2co128" style:family="table-column">
      <style:table-column-properties fo:break-before="auto" style:column-width="0.928in"/>
    </style:style>
    <style:style style:name="ta2co129" style:family="table-column">
      <style:table-column-properties fo:break-before="auto" style:column-width="0.8925in"/>
    </style:style>
    <style:style style:name="ta2co130" style:family="table-column">
      <style:table-column-properties fo:break-before="auto" style:column-width="0.8925in"/>
    </style:style>
    <style:style style:name="ta2co131" style:family="table-column">
      <style:table-column-properties fo:break-before="auto" style:column-width="0.8925in"/>
    </style:style>
    <style:style style:name="ta2co132" style:family="table-column">
      <style:table-column-properties fo:break-before="auto" style:column-width="0.8925in"/>
    </style:style>
    <style:style style:name="ta2co133" style:family="table-column">
      <style:table-column-properties fo:break-before="auto" style:column-width="0.8925in"/>
    </style:style>
    <style:style style:name="ta2co134" style:family="table-column">
      <style:table-column-properties fo:break-before="auto" style:column-width="0.8925in"/>
    </style:style>
    <style:style style:name="ta2co135" style:family="table-column">
      <style:table-column-properties fo:break-before="auto" style:column-width="0.8925in"/>
    </style:style>
    <style:style style:name="ta2co136" style:family="table-column">
      <style:table-column-properties fo:break-before="auto" style:column-width="0.8925in"/>
    </style:style>
    <style:style style:name="ta2co137" style:family="table-column">
      <style:table-column-properties fo:break-before="auto" style:column-width="0.997in"/>
    </style:style>
    <style:style style:name="ta2co138" style:family="table-column">
      <style:table-column-properties fo:break-before="auto" style:column-width="0.928in"/>
    </style:style>
    <style:style style:name="ta2co139" style:family="table-column">
      <style:table-column-properties fo:break-before="auto" style:column-width="0.8925in"/>
    </style:style>
    <style:style style:name="ta2co140" style:family="table-column">
      <style:table-column-properties fo:break-before="auto" style:column-width="0.8925in"/>
    </style:style>
    <style:style style:name="ta2co141" style:family="table-column">
      <style:table-column-properties fo:break-before="auto" style:column-width="0.8925in"/>
    </style:style>
    <style:style style:name="ta2co1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column table:style-name="ta2co129" table:default-cell-style-name="Default"/>
        <table:table-column table:style-name="ta2co130" table:default-cell-style-name="Default"/>
        <table:table-column table:style-name="ta2co131" table:default-cell-style-name="Default"/>
        <table:table-column table:style-name="ta2co132" table:default-cell-style-name="Default"/>
        <table:table-column table:style-name="ta2co133" table:default-cell-style-name="Default"/>
        <table:table-column table:style-name="ta2co134" table:default-cell-style-name="Default"/>
        <table:table-column table:style-name="ta2co135" table:default-cell-style-name="Default"/>
        <table:table-column table:style-name="ta2co136" table:default-cell-style-name="Default"/>
        <table:table-column table:style-name="ta2co137" table:default-cell-style-name="Default"/>
        <table:table-column table:style-name="ta2co138" table:default-cell-style-name="Default"/>
        <table:table-column table:style-name="ta2co139" table:default-cell-style-name="Default"/>
        <table:table-column table:style-name="ta2co140" table:default-cell-style-name="Default"/>
        <table:table-column table:style-name="ta2co141" table:default-cell-style-name="Default"/>
        <table:table-column table:style-name="ta2co14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pref15-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15-4-rnd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15-4-nosa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15-4-dissimilarityPositi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15-4-dissimilarityAl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15-4-dissimilarityPositive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15-4-dissimilarityAll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15-4-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15-4-dynamic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15-4-vguide_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15-4-vguide_pguide_rdm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Timetabling/ud1/instances</text:p>
          </table:table-cell>
          <table:table-cell table:style-name="cellBest" table:formula="of:=AVERAGE([Instances.B3:Instances.B14])" office:value-type="float"/>
          <table:table-cell table:style-name="cellBest" table:formula="of:=SUM([Instances.C3:Instances.C14])" office:value-type="float"/>
          <table:table-cell table:formula="of:=AVERAGE([Instances.D3:Instances.D14])" office:value-type="float"/>
          <table:table-cell table:formula="of:=AVERAGE([Instances.E3:Instances.E14])" office:value-type="float"/>
          <table:table-cell table:formula="of:=AVERAGE([Instances.F3:Instances.F14])" office:value-type="float"/>
          <table:table-cell table:formula="of:=AVERAGE([Instances.G3:Instances.G14])" office:value-type="float"/>
          <table:table-cell table:formula="of:=AVERAGE([Instances.H3:Instances.H14])" office:value-type="float"/>
          <table:table-cell table:formula="of:=AVERAGE([Instances.I3:Instances.I14])" office:value-type="float"/>
          <table:table-cell table:formula="of:=AVERAGE([Instances.J3:Instances.J14])" office:value-type="float"/>
          <table:table-cell table:formula="of:=AVERAGE([Instances.K3:Instances.K14])" office:value-type="float"/>
          <table:table-cell table:formula="of:=AVERAGE([Instances.L3:Instances.L14])" office:value-type="float"/>
          <table:table-cell table:style-name="cellBest" table:formula="of:=SUM([Instances.M3:Instances.M14])" office:value-type="float"/>
          <table:table-cell table:formula="of:=AVERAGE([Instances.N3:Instances.N14])" office:value-type="float"/>
          <table:table-cell table:formula="of:=AVERAGE([Instances.O3:Instances.O14])" office:value-type="float"/>
          <table:table-cell table:formula="of:=AVERAGE([Instances.P3:Instances.P14])" office:value-type="float"/>
          <table:table-cell table:style-name="cellWorst" table:formula="of:=AVERAGE([Instances.Q3:Instances.Q14])" office:value-type="float"/>
          <table:table-cell table:formula="of:=AVERAGE([Instances.R3:Instances.R14])" office:value-type="float"/>
          <table:table-cell table:style-name="cellWorst" table:formula="of:=AVERAGE([Instances.S3:Instances.S14])" office:value-type="float"/>
          <table:table-cell table:formula="of:=AVERAGE([Instances.T3:Instances.T14])" office:value-type="float"/>
          <table:table-cell table:style-name="cellWorst" table:formula="of:=AVERAGE([Instances.U3:Instances.U14])" office:value-type="float"/>
          <table:table-cell table:formula="of:=AVERAGE([Instances.V3:Instances.V14])" office:value-type="float"/>
          <table:table-cell table:formula="of:=SUM([Instances.W3:Instances.W14])" office:value-type="float"/>
          <table:table-cell table:formula="of:=AVERAGE([Instances.X3:Instances.X14])" office:value-type="float"/>
          <table:table-cell table:formula="of:=AVERAGE([Instances.Y3:Instances.Y14])" office:value-type="float"/>
          <table:table-cell table:formula="of:=AVERAGE([Instances.Z3:Instances.Z14])" office:value-type="float"/>
          <table:table-cell table:formula="of:=AVERAGE([Instances.AA3:Instances.AA14])" office:value-type="float"/>
          <table:table-cell table:formula="of:=AVERAGE([Instances.AB3:Instances.AB14])" office:value-type="float"/>
          <table:table-cell table:style-name="cellBest" table:formula="of:=AVERAGE([Instances.AC3:Instances.AC14])" office:value-type="float"/>
          <table:table-cell table:formula="of:=AVERAGE([Instances.AD3:Instances.AD14])" office:value-type="float"/>
          <table:table-cell table:formula="of:=AVERAGE([Instances.AE3:Instances.AE14])" office:value-type="float"/>
          <table:table-cell table:formula="of:=AVERAGE([Instances.AF3:Instances.AF14])" office:value-type="float"/>
          <table:table-cell table:formula="of:=SUM([Instances.AG3:Instances.AG14])" office:value-type="float"/>
          <table:table-cell table:formula="of:=AVERAGE([Instances.AH3:Instances.AH14])" office:value-type="float"/>
          <table:table-cell table:formula="of:=AVERAGE([Instances.AI3:Instances.AI14])" office:value-type="float"/>
          <table:table-cell table:formula="of:=AVERAGE([Instances.AJ3:Instances.AJ14])" office:value-type="float"/>
          <table:table-cell table:formula="of:=AVERAGE([Instances.AK3:Instances.AK14])" office:value-type="float"/>
          <table:table-cell table:formula="of:=AVERAGE([Instances.AL3:Instances.AL14])" office:value-type="float"/>
          <table:table-cell table:formula="of:=AVERAGE([Instances.AM3:Instances.AM14])" office:value-type="float"/>
          <table:table-cell table:formula="of:=AVERAGE([Instances.AN3:Instances.AN14])" office:value-type="float"/>
          <table:table-cell table:formula="of:=AVERAGE([Instances.AO3:Instances.AO14])" office:value-type="float"/>
          <table:table-cell table:style-name="cellWorst" table:formula="of:=AVERAGE([Instances.AP3:Instances.AP14])" office:value-type="float"/>
          <table:table-cell table:style-name="cellWorst" table:formula="of:=SUM([Instances.AQ3:Instances.AQ14])" office:value-type="float"/>
          <table:table-cell table:formula="of:=AVERAGE([Instances.AR3:Instances.AR14])" office:value-type="float"/>
          <table:table-cell table:formula="of:=AVERAGE([Instances.AS3:Instances.AS14])" office:value-type="float"/>
          <table:table-cell table:formula="of:=AVERAGE([Instances.AT3:Instances.AT14])" office:value-type="float"/>
          <table:table-cell table:formula="of:=AVERAGE([Instances.AU3:Instances.AU14])" office:value-type="float"/>
          <table:table-cell table:formula="of:=AVERAGE([Instances.AV3:Instances.AV14])" office:value-type="float"/>
          <table:table-cell table:formula="of:=AVERAGE([Instances.AW3:Instances.AW14])" office:value-type="float"/>
          <table:table-cell table:formula="of:=AVERAGE([Instances.AX3:Instances.AX14])" office:value-type="float"/>
          <table:table-cell table:style-name="cellBest" table:formula="of:=AVERAGE([Instances.AY3:Instances.AY14])" office:value-type="float"/>
          <table:table-cell table:formula="of:=AVERAGE([Instances.AZ3:Instances.AZ14])" office:value-type="float"/>
          <table:table-cell table:formula="of:=SUM([Instances.BA3:Instances.BA14])" office:value-type="float"/>
          <table:table-cell table:formula="of:=AVERAGE([Instances.BB3:Instances.BB14])" office:value-type="float"/>
          <table:table-cell table:formula="of:=AVERAGE([Instances.BC3:Instances.BC14])" office:value-type="float"/>
          <table:table-cell table:formula="of:=AVERAGE([Instances.BD3:Instances.BD14])" office:value-type="float"/>
          <table:table-cell table:formula="of:=AVERAGE([Instances.BE3:Instances.BE14])" office:value-type="float"/>
          <table:table-cell table:style-name="cellWorst" table:formula="of:=AVERAGE([Instances.BF3:Instances.BF14])" office:value-type="float"/>
          <table:table-cell table:formula="of:=AVERAGE([Instances.BG3:Instances.BG14])" office:value-type="float"/>
          <table:table-cell table:formula="of:=AVERAGE([Instances.BH3:Instances.BH14])" office:value-type="float"/>
          <table:table-cell table:formula="of:=AVERAGE([Instances.BI3:Instances.BI14])" office:value-type="float"/>
          <table:table-cell table:formula="of:=AVERAGE([Instances.BJ3:Instances.BJ14])" office:value-type="float"/>
          <table:table-cell table:formula="of:=SUM([Instances.BK3:Instances.BK14])" office:value-type="float"/>
          <table:table-cell table:formula="of:=AVERAGE([Instances.BL3:Instances.BL14])" office:value-type="float"/>
          <table:table-cell table:formula="of:=AVERAGE([Instances.BM3:Instances.BM14])" office:value-type="float"/>
          <table:table-cell table:formula="of:=AVERAGE([Instances.BN3:Instances.BN14])" office:value-type="float"/>
          <table:table-cell table:formula="of:=AVERAGE([Instances.BO3:Instances.BO14])" office:value-type="float"/>
          <table:table-cell table:style-name="cellWorst" table:formula="of:=AVERAGE([Instances.BP3:Instances.BP14])" office:value-type="float"/>
          <table:table-cell table:formula="of:=AVERAGE([Instances.BQ3:Instances.BQ14])" office:value-type="float"/>
          <table:table-cell table:formula="of:=AVERAGE([Instances.BR3:Instances.BR14])" office:value-type="float"/>
          <table:table-cell table:formula="of:=AVERAGE([Instances.BS3:Instances.BS14])" office:value-type="float"/>
          <table:table-cell table:formula="of:=AVERAGE([Instances.BT3:Instances.BT14])" office:value-type="float"/>
          <table:table-cell table:formula="of:=SUM([Instances.BU3:Instances.BU14])" office:value-type="float"/>
          <table:table-cell table:formula="of:=AVERAGE([Instances.BV3:Instances.BV14])" office:value-type="float"/>
          <table:table-cell table:formula="of:=AVERAGE([Instances.BW3:Instances.BW14])" office:value-type="float"/>
          <table:table-cell table:formula="of:=AVERAGE([Instances.BX3:Instances.BX14])" office:value-type="float"/>
          <table:table-cell table:formula="of:=AVERAGE([Instances.BY3:Instances.BY14])" office:value-type="float"/>
          <table:table-cell table:formula="of:=AVERAGE([Instances.BZ3:Instances.BZ14])" office:value-type="float"/>
          <table:table-cell table:formula="of:=AVERAGE([Instances.CA3:Instances.CA14])" office:value-type="float"/>
          <table:table-cell table:formula="of:=AVERAGE([Instances.CB3:Instances.CB14])" office:value-type="float"/>
          <table:table-cell table:formula="of:=AVERAGE([Instances.CC3:Instances.CC14])" office:value-type="float"/>
          <table:table-cell table:formula="of:=AVERAGE([Instances.CD3:Instances.CD14])" office:value-type="float"/>
          <table:table-cell table:formula="of:=SUM([Instances.CE3:Instances.CE14])" office:value-type="float"/>
          <table:table-cell table:formula="of:=AVERAGE([Instances.CF3:Instances.CF14])" office:value-type="float"/>
          <table:table-cell table:formula="of:=AVERAGE([Instances.CG3:Instances.CG14])" office:value-type="float"/>
          <table:table-cell table:formula="of:=AVERAGE([Instances.CH3:Instances.CH14])" office:value-type="float"/>
          <table:table-cell table:formula="of:=AVERAGE([Instances.CI3:Instances.CI14])" office:value-type="float"/>
          <table:table-cell table:formula="of:=AVERAGE([Instances.CJ3:Instances.CJ14])" office:value-type="float"/>
          <table:table-cell table:formula="of:=AVERAGE([Instances.CK3:Instances.CK14])" office:value-type="float"/>
          <table:table-cell table:formula="of:=AVERAGE([Instances.CL3:Instances.CL14])" office:value-type="float"/>
          <table:table-cell table:formula="of:=AVERAGE([Instances.CM3:Instances.CM14])" office:value-type="float"/>
          <table:table-cell table:formula="of:=AVERAGE([Instances.CN3:Instances.CN14])" office:value-type="float"/>
          <table:table-cell table:formula="of:=SUM([Instances.CO3:Instances.CO14])" office:value-type="float"/>
          <table:table-cell table:formula="of:=AVERAGE([Instances.CP3:Instances.CP14])" office:value-type="float"/>
          <table:table-cell table:formula="of:=AVERAGE([Instances.CQ3:Instances.CQ14])" office:value-type="float"/>
          <table:table-cell table:formula="of:=AVERAGE([Instances.CR3:Instances.CR14])" office:value-type="float"/>
          <table:table-cell table:formula="of:=AVERAGE([Instances.CS3:Instances.CS14])" office:value-type="float"/>
          <table:table-cell table:formula="of:=AVERAGE([Instances.CT3:Instances.CT14])" office:value-type="float"/>
          <table:table-cell table:style-name="cellBest" table:formula="of:=AVERAGE([Instances.CU3:Instances.CU14])" office:value-type="float"/>
          <table:table-cell table:formula="of:=AVERAGE([Instances.CV3:Instances.CV14])" office:value-type="float"/>
          <table:table-cell table:formula="of:=AVERAGE([Instances.CW3:Instances.CW14])" office:value-type="float"/>
          <table:table-cell table:formula="of:=AVERAGE([Instances.CX3:Instances.CX14])" office:value-type="float"/>
          <table:table-cell table:formula="of:=SUM([Instances.CY3:Instances.CY14])" office:value-type="float"/>
          <table:table-cell table:formula="of:=AVERAGE([Instances.CZ3:Instances.CZ14])" office:value-type="float"/>
          <table:table-cell table:formula="of:=AVERAGE([Instances.DA3:Instances.DA14])" office:value-type="float"/>
          <table:table-cell table:formula="of:=AVERAGE([Instances.DB3:Instances.DB14])" office:value-type="float"/>
          <table:table-cell table:formula="of:=AVERAGE([Instances.DC3:Instances.DC14])" office:value-type="float"/>
          <table:table-cell table:formula="of:=AVERAGE([Instances.DD3:Instances.DD14])" office:value-type="float"/>
          <table:table-cell table:formula="of:=AVERAGE([Instances.DE3:Instances.DE14])" office:value-type="float"/>
          <table:table-cell table:formula="of:=AVERAGE([Instances.DF3:Instances.DF14])" office:value-type="float"/>
          <table:table-cell table:formula="of:=AVERAGE([Instances.DG3:Instances.DG14])" office:value-type="float"/>
          <table:table-cell table:formula="of:=MIN([.$B3];[.$L3];[.$V3];[.$AF3];[.$AP3];[.$AZ3];[.$BJ3];[.$BT3];[.$CD3];[.$CN3];[.$CX3])" office:value-type="float"/>
          <table:table-cell table:formula="of:=MIN([.$C3];[.$M3];[.$W3];[.$AG3];[.$AQ3];[.$BA3];[.$BK3];[.$BU3];[.$CE3];[.$CO3];[.$CY3])" office:value-type="float"/>
          <table:table-cell table:formula="of:=MIN([.$D3];[.$N3];[.$X3];[.$AH3];[.$AR3];[.$BB3];[.$BL3];[.$BV3];[.$CF3];[.$CP3];[.$CZ3])" office:value-type="float"/>
          <table:table-cell table:formula="of:=MIN([.$E3];[.$O3];[.$Y3];[.$AI3];[.$AS3];[.$BC3];[.$BM3];[.$BW3];[.$CG3];[.$CQ3];[.$DA3])" office:value-type="float"/>
          <table:table-cell table:formula="of:=MIN([.$F3];[.$P3];[.$Z3];[.$AJ3];[.$AT3];[.$BD3];[.$BN3];[.$BX3];[.$CH3];[.$CR3];[.$DB3])" office:value-type="float"/>
          <table:table-cell table:formula="of:=MIN([.$G3];[.$Q3];[.$AA3];[.$AK3];[.$AU3];[.$BE3];[.$BO3];[.$BY3];[.$CI3];[.$CS3];[.$DC3])" office:value-type="float"/>
          <table:table-cell table:formula="of:=MIN([.$H3];[.$R3];[.$AB3];[.$AL3];[.$AV3];[.$BF3];[.$BP3];[.$BZ3];[.$CJ3];[.$CT3];[.$DD3])" office:value-type="float"/>
          <table:table-cell table:formula="of:=MIN([.$I3];[.$S3];[.$AC3];[.$AM3];[.$AW3];[.$BG3];[.$BQ3];[.$CA3];[.$CK3];[.$CU3];[.$DE3])" office:value-type="float"/>
          <table:table-cell table:formula="of:=MIN([.$J3];[.$T3];[.$AD3];[.$AN3];[.$AX3];[.$BH3];[.$BR3];[.$CB3];[.$CL3];[.$CV3];[.$DF3])" office:value-type="float"/>
          <table:table-cell table:formula="of:=MIN([.$K3];[.$U3];[.$AE3];[.$AO3];[.$AY3];[.$BI3];[.$BS3];[.$CC3];[.$CM3];[.$CW3];[.$DG3])" office:value-type="float"/>
          <table:table-cell table:formula="of:=MEDIAN([.$B3];[.$L3];[.$V3];[.$AF3];[.$AP3];[.$AZ3];[.$BJ3];[.$BT3];[.$CD3];[.$CN3];[.$CX3])" office:value-type="float"/>
          <table:table-cell table:formula="of:=MEDIAN([.$C3];[.$M3];[.$W3];[.$AG3];[.$AQ3];[.$BA3];[.$BK3];[.$BU3];[.$CE3];[.$CO3];[.$CY3])" office:value-type="float"/>
          <table:table-cell table:formula="of:=MEDIAN([.$D3];[.$N3];[.$X3];[.$AH3];[.$AR3];[.$BB3];[.$BL3];[.$BV3];[.$CF3];[.$CP3];[.$CZ3])" office:value-type="float"/>
          <table:table-cell table:formula="of:=MEDIAN([.$E3];[.$O3];[.$Y3];[.$AI3];[.$AS3];[.$BC3];[.$BM3];[.$BW3];[.$CG3];[.$CQ3];[.$DA3])" office:value-type="float"/>
          <table:table-cell table:formula="of:=MEDIAN([.$F3];[.$P3];[.$Z3];[.$AJ3];[.$AT3];[.$BD3];[.$BN3];[.$BX3];[.$CH3];[.$CR3];[.$DB3])" office:value-type="float"/>
          <table:table-cell table:formula="of:=MEDIAN([.$G3];[.$Q3];[.$AA3];[.$AK3];[.$AU3];[.$BE3];[.$BO3];[.$BY3];[.$CI3];[.$CS3];[.$DC3])" office:value-type="float"/>
          <table:table-cell table:formula="of:=MEDIAN([.$H3];[.$R3];[.$AB3];[.$AL3];[.$AV3];[.$BF3];[.$BP3];[.$BZ3];[.$CJ3];[.$CT3];[.$DD3])" office:value-type="float"/>
          <table:table-cell table:formula="of:=MEDIAN([.$I3];[.$S3];[.$AC3];[.$AM3];[.$AW3];[.$BG3];[.$BQ3];[.$CA3];[.$CK3];[.$CU3];[.$DE3])" office:value-type="float"/>
          <table:table-cell table:formula="of:=MEDIAN([.$J3];[.$T3];[.$AD3];[.$AN3];[.$AX3];[.$BH3];[.$BR3];[.$CB3];[.$CL3];[.$CV3];[.$DF3])" office:value-type="float"/>
          <table:table-cell table:formula="of:=MEDIAN([.$K3];[.$U3];[.$AE3];[.$AO3];[.$AY3];[.$BI3];[.$BS3];[.$CC3];[.$CM3];[.$CW3];[.$DG3])" office:value-type="float"/>
          <table:table-cell table:formula="of:=MAX([.$B3];[.$L3];[.$V3];[.$AF3];[.$AP3];[.$AZ3];[.$BJ3];[.$BT3];[.$CD3];[.$CN3];[.$CX3])" office:value-type="float"/>
          <table:table-cell table:formula="of:=MAX([.$C3];[.$M3];[.$W3];[.$AG3];[.$AQ3];[.$BA3];[.$BK3];[.$BU3];[.$CE3];[.$CO3];[.$CY3])" office:value-type="float"/>
          <table:table-cell table:formula="of:=MAX([.$D3];[.$N3];[.$X3];[.$AH3];[.$AR3];[.$BB3];[.$BL3];[.$BV3];[.$CF3];[.$CP3];[.$CZ3])" office:value-type="float"/>
          <table:table-cell table:formula="of:=MAX([.$E3];[.$O3];[.$Y3];[.$AI3];[.$AS3];[.$BC3];[.$BM3];[.$BW3];[.$CG3];[.$CQ3];[.$DA3])" office:value-type="float"/>
          <table:table-cell table:formula="of:=MAX([.$F3];[.$P3];[.$Z3];[.$AJ3];[.$AT3];[.$BD3];[.$BN3];[.$BX3];[.$CH3];[.$CR3];[.$DB3])" office:value-type="float"/>
          <table:table-cell table:formula="of:=MAX([.$G3];[.$Q3];[.$AA3];[.$AK3];[.$AU3];[.$BE3];[.$BO3];[.$BY3];[.$CI3];[.$CS3];[.$DC3])" office:value-type="float"/>
          <table:table-cell table:formula="of:=MAX([.$H3];[.$R3];[.$AB3];[.$AL3];[.$AV3];[.$BF3];[.$BP3];[.$BZ3];[.$CJ3];[.$CT3];[.$DD3])" office:value-type="float"/>
          <table:table-cell table:formula="of:=MAX([.$I3];[.$S3];[.$AC3];[.$AM3];[.$AW3];[.$BG3];[.$BQ3];[.$CA3];[.$CK3];[.$CU3];[.$DE3])" office:value-type="float"/>
          <table:table-cell table:formula="of:=MAX([.$J3];[.$T3];[.$AD3];[.$AN3];[.$AX3];[.$BH3];[.$BR3];[.$CB3];[.$CL3];[.$CV3];[.$DF3])" office:value-type="float"/>
          <table:table-cell table:formula="of:=MAX([.$K3];[.$U3];[.$AE3];[.$AO3];[.$AY3];[.$BI3];[.$BS3];[.$CC3];[.$CM3];[.$CW3];[.$DG3])" office:value-type="float"/>
        </table:table-row>
        <table:table-row table:style-name="ro1">
          <table:table-cell office:value-type="string">
            <text:p>aspComp2009/15-puzzle/instances</text:p>
          </table:table-cell>
          <table:table-cell table:formula="of:=AVERAGE([Instances.B15:Instances.B21])" office:value-type="float"/>
          <table:table-cell table:formula="of:=SUM([Instances.C15:Instances.C21])" office:value-type="float"/>
          <table:table-cell table:formula="of:=AVERAGE([Instances.D15:Instances.D21])" office:value-type="float"/>
          <table:table-cell table:formula="of:=AVERAGE([Instances.E15:Instances.E21])" office:value-type="float"/>
          <table:table-cell table:formula="of:=AVERAGE([Instances.F15:Instances.F21])" office:value-type="float"/>
          <table:table-cell table:formula="of:=AVERAGE([Instances.G15:Instances.G21])" office:value-type="float"/>
          <table:table-cell table:style-name="cellBest" table:formula="of:=AVERAGE([Instances.H15:Instances.H21])" office:value-type="float"/>
          <table:table-cell table:formula="of:=AVERAGE([Instances.I15:Instances.I21])" office:value-type="float"/>
          <table:table-cell table:formula="of:=AVERAGE([Instances.J15:Instances.J21])" office:value-type="float"/>
          <table:table-cell table:style-name="cellBest" table:formula="of:=AVERAGE([Instances.K15:Instances.K21])" office:value-type="float"/>
          <table:table-cell table:style-name="cellBest" table:formula="of:=AVERAGE([Instances.L15:Instances.L21])" office:value-type="float"/>
          <table:table-cell table:formula="of:=SUM([Instances.M15:Instances.M21])" office:value-type="float"/>
          <table:table-cell table:formula="of:=AVERAGE([Instances.N15:Instances.N21])" office:value-type="float"/>
          <table:table-cell table:formula="of:=AVERAGE([Instances.O15:Instances.O21])" office:value-type="float"/>
          <table:table-cell table:formula="of:=AVERAGE([Instances.P15:Instances.P21])" office:value-type="float"/>
          <table:table-cell table:style-name="cellBest" table:formula="of:=AVERAGE([Instances.Q15:Instances.Q21])" office:value-type="float"/>
          <table:table-cell table:style-name="cellBest" table:formula="of:=AVERAGE([Instances.R15:Instances.R21])" office:value-type="float"/>
          <table:table-cell table:style-name="cellBest" table:formula="of:=AVERAGE([Instances.S15:Instances.S21])" office:value-type="float"/>
          <table:table-cell table:formula="of:=AVERAGE([Instances.T15:Instances.T21])" office:value-type="float"/>
          <table:table-cell table:style-name="cellBest" table:formula="of:=AVERAGE([Instances.U15:Instances.U21])" office:value-type="float"/>
          <table:table-cell table:formula="of:=AVERAGE([Instances.V15:Instances.V21])" office:value-type="float"/>
          <table:table-cell table:formula="of:=SUM([Instances.W15:Instances.W21])" office:value-type="float"/>
          <table:table-cell table:formula="of:=AVERAGE([Instances.X15:Instances.X21])" office:value-type="float"/>
          <table:table-cell table:formula="of:=AVERAGE([Instances.Y15:Instances.Y21])" office:value-type="float"/>
          <table:table-cell table:formula="of:=AVERAGE([Instances.Z15:Instances.Z21])" office:value-type="float"/>
          <table:table-cell table:formula="of:=AVERAGE([Instances.AA15:Instances.AA21])" office:value-type="float"/>
          <table:table-cell table:style-name="cellBest" table:formula="of:=AVERAGE([Instances.AB15:Instances.AB21])" office:value-type="float"/>
          <table:table-cell table:formula="of:=AVERAGE([Instances.AC15:Instances.AC21])" office:value-type="float"/>
          <table:table-cell table:formula="of:=AVERAGE([Instances.AD15:Instances.AD21])" office:value-type="float"/>
          <table:table-cell table:style-name="cellBest" table:formula="of:=AVERAGE([Instances.AE15:Instances.AE21])" office:value-type="float"/>
          <table:table-cell table:style-name="cellWorst" table:formula="of:=AVERAGE([Instances.AF15:Instances.AF21])" office:value-type="float"/>
          <table:table-cell table:formula="of:=SUM([Instances.AG15:Instances.AG21])" office:value-type="float"/>
          <table:table-cell table:formula="of:=AVERAGE([Instances.AH15:Instances.AH21])" office:value-type="float"/>
          <table:table-cell table:formula="of:=AVERAGE([Instances.AI15:Instances.AI21])" office:value-type="float"/>
          <table:table-cell table:formula="of:=AVERAGE([Instances.AJ15:Instances.AJ21])" office:value-type="float"/>
          <table:table-cell table:style-name="cellWorst" table:formula="of:=AVERAGE([Instances.AK15:Instances.AK21])" office:value-type="float"/>
          <table:table-cell table:style-name="cellWorst" table:formula="of:=AVERAGE([Instances.AL15:Instances.AL21])" office:value-type="float"/>
          <table:table-cell table:style-name="cellWorst" table:formula="of:=AVERAGE([Instances.AM15:Instances.AM21])" office:value-type="float"/>
          <table:table-cell table:formula="of:=AVERAGE([Instances.AN15:Instances.AN21])" office:value-type="float"/>
          <table:table-cell table:formula="of:=AVERAGE([Instances.AO15:Instances.AO21])" office:value-type="float"/>
          <table:table-cell table:formula="of:=AVERAGE([Instances.AP15:Instances.AP21])" office:value-type="float"/>
          <table:table-cell table:formula="of:=SUM([Instances.AQ15:Instances.AQ21])" office:value-type="float"/>
          <table:table-cell table:style-name="cellBest" table:formula="of:=AVERAGE([Instances.AR15:Instances.AR21])" office:value-type="float"/>
          <table:table-cell table:formula="of:=AVERAGE([Instances.AS15:Instances.AS21])" office:value-type="float"/>
          <table:table-cell table:formula="of:=AVERAGE([Instances.AT15:Instances.AT21])" office:value-type="float"/>
          <table:table-cell table:formula="of:=AVERAGE([Instances.AU15:Instances.AU21])" office:value-type="float"/>
          <table:table-cell table:formula="of:=AVERAGE([Instances.AV15:Instances.AV21])" office:value-type="float"/>
          <table:table-cell table:formula="of:=AVERAGE([Instances.AW15:Instances.AW21])" office:value-type="float"/>
          <table:table-cell table:formula="of:=AVERAGE([Instances.AX15:Instances.AX21])" office:value-type="float"/>
          <table:table-cell table:formula="of:=AVERAGE([Instances.AY15:Instances.AY21])" office:value-type="float"/>
          <table:table-cell table:formula="of:=AVERAGE([Instances.AZ15:Instances.AZ21])" office:value-type="float"/>
          <table:table-cell table:formula="of:=SUM([Instances.BA15:Instances.BA21])" office:value-type="float"/>
          <table:table-cell table:formula="of:=AVERAGE([Instances.BB15:Instances.BB21])" office:value-type="float"/>
          <table:table-cell table:formula="of:=AVERAGE([Instances.BC15:Instances.BC21])" office:value-type="float"/>
          <table:table-cell table:formula="of:=AVERAGE([Instances.BD15:Instances.BD21])" office:value-type="float"/>
          <table:table-cell table:formula="of:=AVERAGE([Instances.BE15:Instances.BE21])" office:value-type="float"/>
          <table:table-cell table:formula="of:=AVERAGE([Instances.BF15:Instances.BF21])" office:value-type="float"/>
          <table:table-cell table:formula="of:=AVERAGE([Instances.BG15:Instances.BG21])" office:value-type="float"/>
          <table:table-cell table:formula="of:=AVERAGE([Instances.BH15:Instances.BH21])" office:value-type="float"/>
          <table:table-cell table:style-name="cellWorst" table:formula="of:=AVERAGE([Instances.BI15:Instances.BI21])" office:value-type="float"/>
          <table:table-cell table:formula="of:=AVERAGE([Instances.BJ15:Instances.BJ21])" office:value-type="float"/>
          <table:table-cell table:formula="of:=SUM([Instances.BK15:Instances.BK21])" office:value-type="float"/>
          <table:table-cell table:formula="of:=AVERAGE([Instances.BL15:Instances.BL21])" office:value-type="float"/>
          <table:table-cell table:formula="of:=AVERAGE([Instances.BM15:Instances.BM21])" office:value-type="float"/>
          <table:table-cell table:formula="of:=AVERAGE([Instances.BN15:Instances.BN21])" office:value-type="float"/>
          <table:table-cell table:formula="of:=AVERAGE([Instances.BO15:Instances.BO21])" office:value-type="float"/>
          <table:table-cell table:formula="of:=AVERAGE([Instances.BP15:Instances.BP21])" office:value-type="float"/>
          <table:table-cell table:formula="of:=AVERAGE([Instances.BQ15:Instances.BQ21])" office:value-type="float"/>
          <table:table-cell table:formula="of:=AVERAGE([Instances.BR15:Instances.BR21])" office:value-type="float"/>
          <table:table-cell table:formula="of:=AVERAGE([Instances.BS15:Instances.BS21])" office:value-type="float"/>
          <table:table-cell table:formula="of:=AVERAGE([Instances.BT15:Instances.BT21])" office:value-type="float"/>
          <table:table-cell table:formula="of:=SUM([Instances.BU15:Instances.BU21])" office:value-type="float"/>
          <table:table-cell table:formula="of:=AVERAGE([Instances.BV15:Instances.BV21])" office:value-type="float"/>
          <table:table-cell table:formula="of:=AVERAGE([Instances.BW15:Instances.BW21])" office:value-type="float"/>
          <table:table-cell table:formula="of:=AVERAGE([Instances.BX15:Instances.BX21])" office:value-type="float"/>
          <table:table-cell table:formula="of:=AVERAGE([Instances.BY15:Instances.BY21])" office:value-type="float"/>
          <table:table-cell table:formula="of:=AVERAGE([Instances.BZ15:Instances.BZ21])" office:value-type="float"/>
          <table:table-cell table:formula="of:=AVERAGE([Instances.CA15:Instances.CA21])" office:value-type="float"/>
          <table:table-cell table:formula="of:=AVERAGE([Instances.CB15:Instances.CB21])" office:value-type="float"/>
          <table:table-cell table:formula="of:=AVERAGE([Instances.CC15:Instances.CC21])" office:value-type="float"/>
          <table:table-cell table:formula="of:=AVERAGE([Instances.CD15:Instances.CD21])" office:value-type="float"/>
          <table:table-cell table:formula="of:=SUM([Instances.CE15:Instances.CE21])" office:value-type="float"/>
          <table:table-cell table:formula="of:=AVERAGE([Instances.CF15:Instances.CF21])" office:value-type="float"/>
          <table:table-cell table:formula="of:=AVERAGE([Instances.CG15:Instances.CG21])" office:value-type="float"/>
          <table:table-cell table:formula="of:=AVERAGE([Instances.CH15:Instances.CH21])" office:value-type="float"/>
          <table:table-cell table:formula="of:=AVERAGE([Instances.CI15:Instances.CI21])" office:value-type="float"/>
          <table:table-cell table:formula="of:=AVERAGE([Instances.CJ15:Instances.CJ21])" office:value-type="float"/>
          <table:table-cell table:formula="of:=AVERAGE([Instances.CK15:Instances.CK21])" office:value-type="float"/>
          <table:table-cell table:formula="of:=AVERAGE([Instances.CL15:Instances.CL21])" office:value-type="float"/>
          <table:table-cell table:style-name="cellBest" table:formula="of:=AVERAGE([Instances.CM15:Instances.CM21])" office:value-type="float"/>
          <table:table-cell table:formula="of:=AVERAGE([Instances.CN15:Instances.CN21])" office:value-type="float"/>
          <table:table-cell table:formula="of:=SUM([Instances.CO15:Instances.CO21])" office:value-type="float"/>
          <table:table-cell table:formula="of:=AVERAGE([Instances.CP15:Instances.CP21])" office:value-type="float"/>
          <table:table-cell table:formula="of:=AVERAGE([Instances.CQ15:Instances.CQ21])" office:value-type="float"/>
          <table:table-cell table:formula="of:=AVERAGE([Instances.CR15:Instances.CR21])" office:value-type="float"/>
          <table:table-cell table:formula="of:=AVERAGE([Instances.CS15:Instances.CS21])" office:value-type="float"/>
          <table:table-cell table:formula="of:=AVERAGE([Instances.CT15:Instances.CT21])" office:value-type="float"/>
          <table:table-cell table:formula="of:=AVERAGE([Instances.CU15:Instances.CU21])" office:value-type="float"/>
          <table:table-cell table:formula="of:=AVERAGE([Instances.CV15:Instances.CV21])" office:value-type="float"/>
          <table:table-cell table:formula="of:=AVERAGE([Instances.CW15:Instances.CW21])" office:value-type="float"/>
          <table:table-cell table:formula="of:=AVERAGE([Instances.CX15:Instances.CX21])" office:value-type="float"/>
          <table:table-cell table:formula="of:=SUM([Instances.CY15:Instances.CY21])" office:value-type="float"/>
          <table:table-cell table:formula="of:=AVERAGE([Instances.CZ15:Instances.CZ21])" office:value-type="float"/>
          <table:table-cell table:formula="of:=AVERAGE([Instances.DA15:Instances.DA21])" office:value-type="float"/>
          <table:table-cell table:formula="of:=AVERAGE([Instances.DB15:Instances.DB21])" office:value-type="float"/>
          <table:table-cell table:formula="of:=AVERAGE([Instances.DC15:Instances.DC21])" office:value-type="float"/>
          <table:table-cell table:formula="of:=AVERAGE([Instances.DD15:Instances.DD21])" office:value-type="float"/>
          <table:table-cell table:formula="of:=AVERAGE([Instances.DE15:Instances.DE21])" office:value-type="float"/>
          <table:table-cell table:formula="of:=AVERAGE([Instances.DF15:Instances.DF21])" office:value-type="float"/>
          <table:table-cell table:formula="of:=AVERAGE([Instances.DG15:Instances.DG21])" office:value-type="float"/>
          <table:table-cell table:formula="of:=MIN([.$B4];[.$L4];[.$V4];[.$AF4];[.$AP4];[.$AZ4];[.$BJ4];[.$BT4];[.$CD4];[.$CN4];[.$CX4])" office:value-type="float"/>
          <table:table-cell table:formula="of:=MIN([.$C4];[.$M4];[.$W4];[.$AG4];[.$AQ4];[.$BA4];[.$BK4];[.$BU4];[.$CE4];[.$CO4];[.$CY4])" office:value-type="float"/>
          <table:table-cell table:formula="of:=MIN([.$D4];[.$N4];[.$X4];[.$AH4];[.$AR4];[.$BB4];[.$BL4];[.$BV4];[.$CF4];[.$CP4];[.$CZ4])" office:value-type="float"/>
          <table:table-cell table:formula="of:=MIN([.$E4];[.$O4];[.$Y4];[.$AI4];[.$AS4];[.$BC4];[.$BM4];[.$BW4];[.$CG4];[.$CQ4];[.$DA4])" office:value-type="float"/>
          <table:table-cell table:formula="of:=MIN([.$F4];[.$P4];[.$Z4];[.$AJ4];[.$AT4];[.$BD4];[.$BN4];[.$BX4];[.$CH4];[.$CR4];[.$DB4])" office:value-type="float"/>
          <table:table-cell table:formula="of:=MIN([.$G4];[.$Q4];[.$AA4];[.$AK4];[.$AU4];[.$BE4];[.$BO4];[.$BY4];[.$CI4];[.$CS4];[.$DC4])" office:value-type="float"/>
          <table:table-cell table:formula="of:=MIN([.$H4];[.$R4];[.$AB4];[.$AL4];[.$AV4];[.$BF4];[.$BP4];[.$BZ4];[.$CJ4];[.$CT4];[.$DD4])" office:value-type="float"/>
          <table:table-cell table:formula="of:=MIN([.$I4];[.$S4];[.$AC4];[.$AM4];[.$AW4];[.$BG4];[.$BQ4];[.$CA4];[.$CK4];[.$CU4];[.$DE4])" office:value-type="float"/>
          <table:table-cell table:formula="of:=MIN([.$J4];[.$T4];[.$AD4];[.$AN4];[.$AX4];[.$BH4];[.$BR4];[.$CB4];[.$CL4];[.$CV4];[.$DF4])" office:value-type="float"/>
          <table:table-cell table:formula="of:=MIN([.$K4];[.$U4];[.$AE4];[.$AO4];[.$AY4];[.$BI4];[.$BS4];[.$CC4];[.$CM4];[.$CW4];[.$DG4])" office:value-type="float"/>
          <table:table-cell table:formula="of:=MEDIAN([.$B4];[.$L4];[.$V4];[.$AF4];[.$AP4];[.$AZ4];[.$BJ4];[.$BT4];[.$CD4];[.$CN4];[.$CX4])" office:value-type="float"/>
          <table:table-cell table:formula="of:=MEDIAN([.$C4];[.$M4];[.$W4];[.$AG4];[.$AQ4];[.$BA4];[.$BK4];[.$BU4];[.$CE4];[.$CO4];[.$CY4])" office:value-type="float"/>
          <table:table-cell table:formula="of:=MEDIAN([.$D4];[.$N4];[.$X4];[.$AH4];[.$AR4];[.$BB4];[.$BL4];[.$BV4];[.$CF4];[.$CP4];[.$CZ4])" office:value-type="float"/>
          <table:table-cell table:formula="of:=MEDIAN([.$E4];[.$O4];[.$Y4];[.$AI4];[.$AS4];[.$BC4];[.$BM4];[.$BW4];[.$CG4];[.$CQ4];[.$DA4])" office:value-type="float"/>
          <table:table-cell table:formula="of:=MEDIAN([.$F4];[.$P4];[.$Z4];[.$AJ4];[.$AT4];[.$BD4];[.$BN4];[.$BX4];[.$CH4];[.$CR4];[.$DB4])" office:value-type="float"/>
          <table:table-cell table:formula="of:=MEDIAN([.$G4];[.$Q4];[.$AA4];[.$AK4];[.$AU4];[.$BE4];[.$BO4];[.$BY4];[.$CI4];[.$CS4];[.$DC4])" office:value-type="float"/>
          <table:table-cell table:formula="of:=MEDIAN([.$H4];[.$R4];[.$AB4];[.$AL4];[.$AV4];[.$BF4];[.$BP4];[.$BZ4];[.$CJ4];[.$CT4];[.$DD4])" office:value-type="float"/>
          <table:table-cell table:formula="of:=MEDIAN([.$I4];[.$S4];[.$AC4];[.$AM4];[.$AW4];[.$BG4];[.$BQ4];[.$CA4];[.$CK4];[.$CU4];[.$DE4])" office:value-type="float"/>
          <table:table-cell table:formula="of:=MEDIAN([.$J4];[.$T4];[.$AD4];[.$AN4];[.$AX4];[.$BH4];[.$BR4];[.$CB4];[.$CL4];[.$CV4];[.$DF4])" office:value-type="float"/>
          <table:table-cell table:formula="of:=MEDIAN([.$K4];[.$U4];[.$AE4];[.$AO4];[.$AY4];[.$BI4];[.$BS4];[.$CC4];[.$CM4];[.$CW4];[.$DG4])" office:value-type="float"/>
          <table:table-cell table:formula="of:=MAX([.$B4];[.$L4];[.$V4];[.$AF4];[.$AP4];[.$AZ4];[.$BJ4];[.$BT4];[.$CD4];[.$CN4];[.$CX4])" office:value-type="float"/>
          <table:table-cell table:formula="of:=MAX([.$C4];[.$M4];[.$W4];[.$AG4];[.$AQ4];[.$BA4];[.$BK4];[.$BU4];[.$CE4];[.$CO4];[.$CY4])" office:value-type="float"/>
          <table:table-cell table:formula="of:=MAX([.$D4];[.$N4];[.$X4];[.$AH4];[.$AR4];[.$BB4];[.$BL4];[.$BV4];[.$CF4];[.$CP4];[.$CZ4])" office:value-type="float"/>
          <table:table-cell table:formula="of:=MAX([.$E4];[.$O4];[.$Y4];[.$AI4];[.$AS4];[.$BC4];[.$BM4];[.$BW4];[.$CG4];[.$CQ4];[.$DA4])" office:value-type="float"/>
          <table:table-cell table:formula="of:=MAX([.$F4];[.$P4];[.$Z4];[.$AJ4];[.$AT4];[.$BD4];[.$BN4];[.$BX4];[.$CH4];[.$CR4];[.$DB4])" office:value-type="float"/>
          <table:table-cell table:formula="of:=MAX([.$G4];[.$Q4];[.$AA4];[.$AK4];[.$AU4];[.$BE4];[.$BO4];[.$BY4];[.$CI4];[.$CS4];[.$DC4])" office:value-type="float"/>
          <table:table-cell table:formula="of:=MAX([.$H4];[.$R4];[.$AB4];[.$AL4];[.$AV4];[.$BF4];[.$BP4];[.$BZ4];[.$CJ4];[.$CT4];[.$DD4])" office:value-type="float"/>
          <table:table-cell table:formula="of:=MAX([.$I4];[.$S4];[.$AC4];[.$AM4];[.$AW4];[.$BG4];[.$BQ4];[.$CA4];[.$CK4];[.$CU4];[.$DE4])" office:value-type="float"/>
          <table:table-cell table:formula="of:=MAX([.$J4];[.$T4];[.$AD4];[.$AN4];[.$AX4];[.$BH4];[.$BR4];[.$CB4];[.$CL4];[.$CV4];[.$DF4])" office:value-type="float"/>
          <table:table-cell table:formula="of:=MAX([.$K4];[.$U4];[.$AE4];[.$AO4];[.$AY4];[.$BI4];[.$BS4];[.$CC4];[.$CM4];[.$CW4];[.$DG4])" office:value-type="float"/>
        </table:table-row>
        <table:table-row table:style-name="ro1">
          <table:table-cell office:value-type="string">
            <text:p>aspComp2013/crossing/instances</text:p>
          </table:table-cell>
          <table:table-cell table:formula="of:=AVERAGE([Instances.B22:Instances.B45])" office:value-type="float"/>
          <table:table-cell table:formula="of:=SUM([Instances.C22:Instances.C45])" office:value-type="float"/>
          <table:table-cell table:formula="of:=AVERAGE([Instances.D22:Instances.D45])" office:value-type="float"/>
          <table:table-cell table:formula="of:=AVERAGE([Instances.E22:Instances.E45])" office:value-type="float"/>
          <table:table-cell table:formula="of:=AVERAGE([Instances.F22:Instances.F45])" office:value-type="float"/>
          <table:table-cell table:formula="of:=AVERAGE([Instances.G22:Instances.G45])" office:value-type="float"/>
          <table:table-cell table:style-name="cellBest" table:formula="of:=AVERAGE([Instances.H22:Instances.H45])" office:value-type="float"/>
          <table:table-cell table:formula="of:=AVERAGE([Instances.I22:Instances.I45])" office:value-type="float"/>
          <table:table-cell table:formula="of:=AVERAGE([Instances.J22:Instances.J45])" office:value-type="float"/>
          <table:table-cell table:style-name="cellBest" table:formula="of:=AVERAGE([Instances.K22:Instances.K45])" office:value-type="float"/>
          <table:table-cell table:formula="of:=AVERAGE([Instances.L22:Instances.L45])" office:value-type="float"/>
          <table:table-cell table:formula="of:=SUM([Instances.M22:Instances.M45])" office:value-type="float"/>
          <table:table-cell table:formula="of:=AVERAGE([Instances.N22:Instances.N45])" office:value-type="float"/>
          <table:table-cell table:formula="of:=AVERAGE([Instances.O22:Instances.O45])" office:value-type="float"/>
          <table:table-cell table:formula="of:=AVERAGE([Instances.P22:Instances.P45])" office:value-type="float"/>
          <table:table-cell table:style-name="cellBest" table:formula="of:=AVERAGE([Instances.Q22:Instances.Q45])" office:value-type="float"/>
          <table:table-cell table:style-name="cellBest" table:formula="of:=AVERAGE([Instances.R22:Instances.R45])" office:value-type="float"/>
          <table:table-cell table:formula="of:=AVERAGE([Instances.S22:Instances.S45])" office:value-type="float"/>
          <table:table-cell table:formula="of:=AVERAGE([Instances.T22:Instances.T45])" office:value-type="float"/>
          <table:table-cell table:formula="of:=AVERAGE([Instances.U22:Instances.U45])" office:value-type="float"/>
          <table:table-cell table:style-name="cellBest" table:formula="of:=AVERAGE([Instances.V22:Instances.V45])" office:value-type="float"/>
          <table:table-cell table:formula="of:=SUM([Instances.W22:Instances.W45])" office:value-type="float"/>
          <table:table-cell table:formula="of:=AVERAGE([Instances.X22:Instances.X45])" office:value-type="float"/>
          <table:table-cell table:formula="of:=AVERAGE([Instances.Y22:Instances.Y45])" office:value-type="float"/>
          <table:table-cell table:formula="of:=AVERAGE([Instances.Z22:Instances.Z45])" office:value-type="float"/>
          <table:table-cell table:formula="of:=AVERAGE([Instances.AA22:Instances.AA45])" office:value-type="float"/>
          <table:table-cell table:style-name="cellBest" table:formula="of:=AVERAGE([Instances.AB22:Instances.AB45])" office:value-type="float"/>
          <table:table-cell table:style-name="cellBest" table:formula="of:=AVERAGE([Instances.AC22:Instances.AC45])" office:value-type="float"/>
          <table:table-cell table:formula="of:=AVERAGE([Instances.AD22:Instances.AD45])" office:value-type="float"/>
          <table:table-cell table:formula="of:=AVERAGE([Instances.AE22:Instances.AE45])" office:value-type="float"/>
          <table:table-cell table:formula="of:=AVERAGE([Instances.AF22:Instances.AF45])" office:value-type="float"/>
          <table:table-cell table:formula="of:=SUM([Instances.AG22:Instances.AG45])" office:value-type="float"/>
          <table:table-cell table:formula="of:=AVERAGE([Instances.AH22:Instances.AH45])" office:value-type="float"/>
          <table:table-cell table:formula="of:=AVERAGE([Instances.AI22:Instances.AI45])" office:value-type="float"/>
          <table:table-cell table:formula="of:=AVERAGE([Instances.AJ22:Instances.AJ45])" office:value-type="float"/>
          <table:table-cell table:formula="of:=AVERAGE([Instances.AK22:Instances.AK45])" office:value-type="float"/>
          <table:table-cell table:formula="of:=AVERAGE([Instances.AL22:Instances.AL45])" office:value-type="float"/>
          <table:table-cell table:formula="of:=AVERAGE([Instances.AM22:Instances.AM45])" office:value-type="float"/>
          <table:table-cell table:formula="of:=AVERAGE([Instances.AN22:Instances.AN45])" office:value-type="float"/>
          <table:table-cell table:formula="of:=AVERAGE([Instances.AO22:Instances.AO45])" office:value-type="float"/>
          <table:table-cell table:formula="of:=AVERAGE([Instances.AP22:Instances.AP45])" office:value-type="float"/>
          <table:table-cell table:formula="of:=SUM([Instances.AQ22:Instances.AQ45])" office:value-type="float"/>
          <table:table-cell table:formula="of:=AVERAGE([Instances.AR22:Instances.AR45])" office:value-type="float"/>
          <table:table-cell table:formula="of:=AVERAGE([Instances.AS22:Instances.AS45])" office:value-type="float"/>
          <table:table-cell table:formula="of:=AVERAGE([Instances.AT22:Instances.AT45])" office:value-type="float"/>
          <table:table-cell table:formula="of:=AVERAGE([Instances.AU22:Instances.AU45])" office:value-type="float"/>
          <table:table-cell table:formula="of:=AVERAGE([Instances.AV22:Instances.AV45])" office:value-type="float"/>
          <table:table-cell table:formula="of:=AVERAGE([Instances.AW22:Instances.AW45])" office:value-type="float"/>
          <table:table-cell table:formula="of:=AVERAGE([Instances.AX22:Instances.AX45])" office:value-type="float"/>
          <table:table-cell table:style-name="cellWorst" table:formula="of:=AVERAGE([Instances.AY22:Instances.AY45])" office:value-type="float"/>
          <table:table-cell table:formula="of:=AVERAGE([Instances.AZ22:Instances.AZ45])" office:value-type="float"/>
          <table:table-cell table:formula="of:=SUM([Instances.BA22:Instances.BA45])" office:value-type="float"/>
          <table:table-cell table:formula="of:=AVERAGE([Instances.BB22:Instances.BB45])" office:value-type="float"/>
          <table:table-cell table:formula="of:=AVERAGE([Instances.BC22:Instances.BC45])" office:value-type="float"/>
          <table:table-cell table:formula="of:=AVERAGE([Instances.BD22:Instances.BD45])" office:value-type="float"/>
          <table:table-cell table:formula="of:=AVERAGE([Instances.BE22:Instances.BE45])" office:value-type="float"/>
          <table:table-cell table:formula="of:=AVERAGE([Instances.BF22:Instances.BF45])" office:value-type="float"/>
          <table:table-cell table:formula="of:=AVERAGE([Instances.BG22:Instances.BG45])" office:value-type="float"/>
          <table:table-cell table:formula="of:=AVERAGE([Instances.BH22:Instances.BH45])" office:value-type="float"/>
          <table:table-cell table:formula="of:=AVERAGE([Instances.BI22:Instances.BI45])" office:value-type="float"/>
          <table:table-cell table:formula="of:=AVERAGE([Instances.BJ22:Instances.BJ45])" office:value-type="float"/>
          <table:table-cell table:formula="of:=SUM([Instances.BK22:Instances.BK45])" office:value-type="float"/>
          <table:table-cell table:formula="of:=AVERAGE([Instances.BL22:Instances.BL45])" office:value-type="float"/>
          <table:table-cell table:formula="of:=AVERAGE([Instances.BM22:Instances.BM45])" office:value-type="float"/>
          <table:table-cell table:formula="of:=AVERAGE([Instances.BN22:Instances.BN45])" office:value-type="float"/>
          <table:table-cell table:formula="of:=AVERAGE([Instances.BO22:Instances.BO45])" office:value-type="float"/>
          <table:table-cell table:formula="of:=AVERAGE([Instances.BP22:Instances.BP45])" office:value-type="float"/>
          <table:table-cell table:formula="of:=AVERAGE([Instances.BQ22:Instances.BQ45])" office:value-type="float"/>
          <table:table-cell table:formula="of:=AVERAGE([Instances.BR22:Instances.BR45])" office:value-type="float"/>
          <table:table-cell table:formula="of:=AVERAGE([Instances.BS22:Instances.BS45])" office:value-type="float"/>
          <table:table-cell table:formula="of:=AVERAGE([Instances.BT22:Instances.BT45])" office:value-type="float"/>
          <table:table-cell table:formula="of:=SUM([Instances.BU22:Instances.BU45])" office:value-type="float"/>
          <table:table-cell table:style-name="cellBest" table:formula="of:=AVERAGE([Instances.BV22:Instances.BV45])" office:value-type="float"/>
          <table:table-cell table:formula="of:=AVERAGE([Instances.BW22:Instances.BW45])" office:value-type="float"/>
          <table:table-cell table:formula="of:=AVERAGE([Instances.BX22:Instances.BX45])" office:value-type="float"/>
          <table:table-cell table:formula="of:=AVERAGE([Instances.BY22:Instances.BY45])" office:value-type="float"/>
          <table:table-cell table:formula="of:=AVERAGE([Instances.BZ22:Instances.BZ45])" office:value-type="float"/>
          <table:table-cell table:formula="of:=AVERAGE([Instances.CA22:Instances.CA45])" office:value-type="float"/>
          <table:table-cell table:formula="of:=AVERAGE([Instances.CB22:Instances.CB45])" office:value-type="float"/>
          <table:table-cell table:formula="of:=AVERAGE([Instances.CC22:Instances.CC45])" office:value-type="float"/>
          <table:table-cell table:formula="of:=AVERAGE([Instances.CD22:Instances.CD45])" office:value-type="float"/>
          <table:table-cell table:formula="of:=SUM([Instances.CE22:Instances.CE45])" office:value-type="float"/>
          <table:table-cell table:formula="of:=AVERAGE([Instances.CF22:Instances.CF45])" office:value-type="float"/>
          <table:table-cell table:formula="of:=AVERAGE([Instances.CG22:Instances.CG45])" office:value-type="float"/>
          <table:table-cell table:formula="of:=AVERAGE([Instances.CH22:Instances.CH45])" office:value-type="float"/>
          <table:table-cell table:formula="of:=AVERAGE([Instances.CI22:Instances.CI45])" office:value-type="float"/>
          <table:table-cell table:formula="of:=AVERAGE([Instances.CJ22:Instances.CJ45])" office:value-type="float"/>
          <table:table-cell table:formula="of:=AVERAGE([Instances.CK22:Instances.CK45])" office:value-type="float"/>
          <table:table-cell table:formula="of:=AVERAGE([Instances.CL22:Instances.CL45])" office:value-type="float"/>
          <table:table-cell table:formula="of:=AVERAGE([Instances.CM22:Instances.CM45])" office:value-type="float"/>
          <table:table-cell table:formula="of:=AVERAGE([Instances.CN22:Instances.CN45])" office:value-type="float"/>
          <table:table-cell table:formula="of:=SUM([Instances.CO22:Instances.CO45])" office:value-type="float"/>
          <table:table-cell table:formula="of:=AVERAGE([Instances.CP22:Instances.CP45])" office:value-type="float"/>
          <table:table-cell table:formula="of:=AVERAGE([Instances.CQ22:Instances.CQ45])" office:value-type="float"/>
          <table:table-cell table:formula="of:=AVERAGE([Instances.CR22:Instances.CR45])" office:value-type="float"/>
          <table:table-cell table:formula="of:=AVERAGE([Instances.CS22:Instances.CS45])" office:value-type="float"/>
          <table:table-cell table:formula="of:=AVERAGE([Instances.CT22:Instances.CT45])" office:value-type="float"/>
          <table:table-cell table:style-name="cellWorst" table:formula="of:=AVERAGE([Instances.CU22:Instances.CU45])" office:value-type="float"/>
          <table:table-cell table:formula="of:=AVERAGE([Instances.CV22:Instances.CV45])" office:value-type="float"/>
          <table:table-cell table:formula="of:=AVERAGE([Instances.CW22:Instances.CW45])" office:value-type="float"/>
          <table:table-cell table:style-name="cellWorst" table:formula="of:=AVERAGE([Instances.CX22:Instances.CX45])" office:value-type="float"/>
          <table:table-cell table:formula="of:=SUM([Instances.CY22:Instances.CY45])" office:value-type="float"/>
          <table:table-cell table:style-name="cellWorst" table:formula="of:=AVERAGE([Instances.CZ22:Instances.CZ45])" office:value-type="float"/>
          <table:table-cell table:formula="of:=AVERAGE([Instances.DA22:Instances.DA45])" office:value-type="float"/>
          <table:table-cell table:formula="of:=AVERAGE([Instances.DB22:Instances.DB45])" office:value-type="float"/>
          <table:table-cell table:style-name="cellWorst" table:formula="of:=AVERAGE([Instances.DC22:Instances.DC45])" office:value-type="float"/>
          <table:table-cell table:style-name="cellWorst" table:formula="of:=AVERAGE([Instances.DD22:Instances.DD45])" office:value-type="float"/>
          <table:table-cell table:formula="of:=AVERAGE([Instances.DE22:Instances.DE45])" office:value-type="float"/>
          <table:table-cell table:formula="of:=AVERAGE([Instances.DF22:Instances.DF45])" office:value-type="float"/>
          <table:table-cell table:formula="of:=AVERAGE([Instances.DG22:Instances.DG45])" office:value-type="float"/>
          <table:table-cell table:formula="of:=MIN([.$B5];[.$L5];[.$V5];[.$AF5];[.$AP5];[.$AZ5];[.$BJ5];[.$BT5];[.$CD5];[.$CN5];[.$CX5])" office:value-type="float"/>
          <table:table-cell table:formula="of:=MIN([.$C5];[.$M5];[.$W5];[.$AG5];[.$AQ5];[.$BA5];[.$BK5];[.$BU5];[.$CE5];[.$CO5];[.$CY5])" office:value-type="float"/>
          <table:table-cell table:formula="of:=MIN([.$D5];[.$N5];[.$X5];[.$AH5];[.$AR5];[.$BB5];[.$BL5];[.$BV5];[.$CF5];[.$CP5];[.$CZ5])" office:value-type="float"/>
          <table:table-cell table:formula="of:=MIN([.$E5];[.$O5];[.$Y5];[.$AI5];[.$AS5];[.$BC5];[.$BM5];[.$BW5];[.$CG5];[.$CQ5];[.$DA5])" office:value-type="float"/>
          <table:table-cell table:formula="of:=MIN([.$F5];[.$P5];[.$Z5];[.$AJ5];[.$AT5];[.$BD5];[.$BN5];[.$BX5];[.$CH5];[.$CR5];[.$DB5])" office:value-type="float"/>
          <table:table-cell table:formula="of:=MIN([.$G5];[.$Q5];[.$AA5];[.$AK5];[.$AU5];[.$BE5];[.$BO5];[.$BY5];[.$CI5];[.$CS5];[.$DC5])" office:value-type="float"/>
          <table:table-cell table:formula="of:=MIN([.$H5];[.$R5];[.$AB5];[.$AL5];[.$AV5];[.$BF5];[.$BP5];[.$BZ5];[.$CJ5];[.$CT5];[.$DD5])" office:value-type="float"/>
          <table:table-cell table:formula="of:=MIN([.$I5];[.$S5];[.$AC5];[.$AM5];[.$AW5];[.$BG5];[.$BQ5];[.$CA5];[.$CK5];[.$CU5];[.$DE5])" office:value-type="float"/>
          <table:table-cell table:formula="of:=MIN([.$J5];[.$T5];[.$AD5];[.$AN5];[.$AX5];[.$BH5];[.$BR5];[.$CB5];[.$CL5];[.$CV5];[.$DF5])" office:value-type="float"/>
          <table:table-cell table:formula="of:=MIN([.$K5];[.$U5];[.$AE5];[.$AO5];[.$AY5];[.$BI5];[.$BS5];[.$CC5];[.$CM5];[.$CW5];[.$DG5])" office:value-type="float"/>
          <table:table-cell table:formula="of:=MEDIAN([.$B5];[.$L5];[.$V5];[.$AF5];[.$AP5];[.$AZ5];[.$BJ5];[.$BT5];[.$CD5];[.$CN5];[.$CX5])" office:value-type="float"/>
          <table:table-cell table:formula="of:=MEDIAN([.$C5];[.$M5];[.$W5];[.$AG5];[.$AQ5];[.$BA5];[.$BK5];[.$BU5];[.$CE5];[.$CO5];[.$CY5])" office:value-type="float"/>
          <table:table-cell table:formula="of:=MEDIAN([.$D5];[.$N5];[.$X5];[.$AH5];[.$AR5];[.$BB5];[.$BL5];[.$BV5];[.$CF5];[.$CP5];[.$CZ5])" office:value-type="float"/>
          <table:table-cell table:formula="of:=MEDIAN([.$E5];[.$O5];[.$Y5];[.$AI5];[.$AS5];[.$BC5];[.$BM5];[.$BW5];[.$CG5];[.$CQ5];[.$DA5])" office:value-type="float"/>
          <table:table-cell table:formula="of:=MEDIAN([.$F5];[.$P5];[.$Z5];[.$AJ5];[.$AT5];[.$BD5];[.$BN5];[.$BX5];[.$CH5];[.$CR5];[.$DB5])" office:value-type="float"/>
          <table:table-cell table:formula="of:=MEDIAN([.$G5];[.$Q5];[.$AA5];[.$AK5];[.$AU5];[.$BE5];[.$BO5];[.$BY5];[.$CI5];[.$CS5];[.$DC5])" office:value-type="float"/>
          <table:table-cell table:formula="of:=MEDIAN([.$H5];[.$R5];[.$AB5];[.$AL5];[.$AV5];[.$BF5];[.$BP5];[.$BZ5];[.$CJ5];[.$CT5];[.$DD5])" office:value-type="float"/>
          <table:table-cell table:formula="of:=MEDIAN([.$I5];[.$S5];[.$AC5];[.$AM5];[.$AW5];[.$BG5];[.$BQ5];[.$CA5];[.$CK5];[.$CU5];[.$DE5])" office:value-type="float"/>
          <table:table-cell table:formula="of:=MEDIAN([.$J5];[.$T5];[.$AD5];[.$AN5];[.$AX5];[.$BH5];[.$BR5];[.$CB5];[.$CL5];[.$CV5];[.$DF5])" office:value-type="float"/>
          <table:table-cell table:formula="of:=MEDIAN([.$K5];[.$U5];[.$AE5];[.$AO5];[.$AY5];[.$BI5];[.$BS5];[.$CC5];[.$CM5];[.$CW5];[.$DG5])" office:value-type="float"/>
          <table:table-cell table:formula="of:=MAX([.$B5];[.$L5];[.$V5];[.$AF5];[.$AP5];[.$AZ5];[.$BJ5];[.$BT5];[.$CD5];[.$CN5];[.$CX5])" office:value-type="float"/>
          <table:table-cell table:formula="of:=MAX([.$C5];[.$M5];[.$W5];[.$AG5];[.$AQ5];[.$BA5];[.$BK5];[.$BU5];[.$CE5];[.$CO5];[.$CY5])" office:value-type="float"/>
          <table:table-cell table:formula="of:=MAX([.$D5];[.$N5];[.$X5];[.$AH5];[.$AR5];[.$BB5];[.$BL5];[.$BV5];[.$CF5];[.$CP5];[.$CZ5])" office:value-type="float"/>
          <table:table-cell table:formula="of:=MAX([.$E5];[.$O5];[.$Y5];[.$AI5];[.$AS5];[.$BC5];[.$BM5];[.$BW5];[.$CG5];[.$CQ5];[.$DA5])" office:value-type="float"/>
          <table:table-cell table:formula="of:=MAX([.$F5];[.$P5];[.$Z5];[.$AJ5];[.$AT5];[.$BD5];[.$BN5];[.$BX5];[.$CH5];[.$CR5];[.$DB5])" office:value-type="float"/>
          <table:table-cell table:formula="of:=MAX([.$G5];[.$Q5];[.$AA5];[.$AK5];[.$AU5];[.$BE5];[.$BO5];[.$BY5];[.$CI5];[.$CS5];[.$DC5])" office:value-type="float"/>
          <table:table-cell table:formula="of:=MAX([.$H5];[.$R5];[.$AB5];[.$AL5];[.$AV5];[.$BF5];[.$BP5];[.$BZ5];[.$CJ5];[.$CT5];[.$DD5])" office:value-type="float"/>
          <table:table-cell table:formula="of:=MAX([.$I5];[.$S5];[.$AC5];[.$AM5];[.$AW5];[.$BG5];[.$BQ5];[.$CA5];[.$CK5];[.$CU5];[.$DE5])" office:value-type="float"/>
          <table:table-cell table:formula="of:=MAX([.$J5];[.$T5];[.$AD5];[.$AN5];[.$AX5];[.$BH5];[.$BR5];[.$CB5];[.$CL5];[.$CV5];[.$DF5])" office:value-type="float"/>
          <table:table-cell table:formula="of:=MAX([.$K5];[.$U5];[.$AE5];[.$AO5];[.$AY5];[.$BI5];[.$BS5];[.$CC5];[.$CM5];[.$CW5];[.$DG5])" office:value-type="float"/>
        </table:table-row>
        <table:table-row table:style-name="ro1">
          <table:table-cell office:value-type="string">
            <text:p>bio-expansion/instances/9000</text:p>
          </table:table-cell>
          <table:table-cell table:style-name="cellBest" table:formula="of:=AVERAGE([Instances.B46:Instances.B75])" office:value-type="float"/>
          <table:table-cell table:style-name="cellBest" table:formula="of:=SUM([Instances.C46:Instances.C75])" office:value-type="float"/>
          <table:table-cell table:formula="of:=AVERAGE([Instances.D46:Instances.D75])" office:value-type="float"/>
          <table:table-cell table:formula="of:=AVERAGE([Instances.E46:Instances.E75])" office:value-type="float"/>
          <table:table-cell table:formula="of:=AVERAGE([Instances.F46:Instances.F75])" office:value-type="float"/>
          <table:table-cell table:formula="of:=AVERAGE([Instances.G46:Instances.G75])" office:value-type="float"/>
          <table:table-cell table:formula="of:=AVERAGE([Instances.H46:Instances.H75])" office:value-type="float"/>
          <table:table-cell table:formula="of:=AVERAGE([Instances.I46:Instances.I75])" office:value-type="float"/>
          <table:table-cell table:formula="of:=AVERAGE([Instances.J46:Instances.J75])" office:value-type="float"/>
          <table:table-cell table:style-name="cellBest" table:formula="of:=AVERAGE([Instances.K46:Instances.K75])" office:value-type="float"/>
          <table:table-cell table:formula="of:=AVERAGE([Instances.L46:Instances.L75])" office:value-type="float"/>
          <table:table-cell table:formula="of:=SUM([Instances.M46:Instances.M75])" office:value-type="float"/>
          <table:table-cell table:formula="of:=AVERAGE([Instances.N46:Instances.N75])" office:value-type="float"/>
          <table:table-cell table:formula="of:=AVERAGE([Instances.O46:Instances.O75])" office:value-type="float"/>
          <table:table-cell table:formula="of:=AVERAGE([Instances.P46:Instances.P75])" office:value-type="float"/>
          <table:table-cell table:style-name="cellWorst" table:formula="of:=AVERAGE([Instances.Q46:Instances.Q75])" office:value-type="float"/>
          <table:table-cell table:formula="of:=AVERAGE([Instances.R46:Instances.R75])" office:value-type="float"/>
          <table:table-cell table:style-name="cellWorst" table:formula="of:=AVERAGE([Instances.S46:Instances.S75])" office:value-type="float"/>
          <table:table-cell table:formula="of:=AVERAGE([Instances.T46:Instances.T75])" office:value-type="float"/>
          <table:table-cell table:formula="of:=AVERAGE([Instances.U46:Instances.U75])" office:value-type="float"/>
          <table:table-cell table:formula="of:=AVERAGE([Instances.V46:Instances.V75])" office:value-type="float"/>
          <table:table-cell table:formula="of:=SUM([Instances.W46:Instances.W75])" office:value-type="float"/>
          <table:table-cell table:formula="of:=AVERAGE([Instances.X46:Instances.X75])" office:value-type="float"/>
          <table:table-cell table:formula="of:=AVERAGE([Instances.Y46:Instances.Y75])" office:value-type="float"/>
          <table:table-cell table:formula="of:=AVERAGE([Instances.Z46:Instances.Z75])" office:value-type="float"/>
          <table:table-cell table:formula="of:=AVERAGE([Instances.AA46:Instances.AA75])" office:value-type="float"/>
          <table:table-cell table:formula="of:=AVERAGE([Instances.AB46:Instances.AB75])" office:value-type="float"/>
          <table:table-cell table:formula="of:=AVERAGE([Instances.AC46:Instances.AC75])" office:value-type="float"/>
          <table:table-cell table:formula="of:=AVERAGE([Instances.AD46:Instances.AD75])" office:value-type="float"/>
          <table:table-cell table:style-name="cellWorst" table:formula="of:=AVERAGE([Instances.AE46:Instances.AE75])" office:value-type="float"/>
          <table:table-cell table:formula="of:=AVERAGE([Instances.AF46:Instances.AF75])" office:value-type="float"/>
          <table:table-cell table:style-name="cellBest" table:formula="of:=SUM([Instances.AG46:Instances.AG75])" office:value-type="float"/>
          <table:table-cell table:formula="of:=AVERAGE([Instances.AH46:Instances.AH75])" office:value-type="float"/>
          <table:table-cell table:formula="of:=AVERAGE([Instances.AI46:Instances.AI75])" office:value-type="float"/>
          <table:table-cell table:formula="of:=AVERAGE([Instances.AJ46:Instances.AJ75])" office:value-type="float"/>
          <table:table-cell table:formula="of:=AVERAGE([Instances.AK46:Instances.AK75])" office:value-type="float"/>
          <table:table-cell table:formula="of:=AVERAGE([Instances.AL46:Instances.AL75])" office:value-type="float"/>
          <table:table-cell table:formula="of:=AVERAGE([Instances.AM46:Instances.AM75])" office:value-type="float"/>
          <table:table-cell table:formula="of:=AVERAGE([Instances.AN46:Instances.AN75])" office:value-type="float"/>
          <table:table-cell table:formula="of:=AVERAGE([Instances.AO46:Instances.AO75])" office:value-type="float"/>
          <table:table-cell table:style-name="cellWorst" table:formula="of:=AVERAGE([Instances.AP46:Instances.AP75])" office:value-type="float"/>
          <table:table-cell table:style-name="cellWorst" table:formula="of:=SUM([Instances.AQ46:Instances.AQ75])" office:value-type="float"/>
          <table:table-cell table:formula="of:=AVERAGE([Instances.AR46:Instances.AR75])" office:value-type="float"/>
          <table:table-cell table:formula="of:=AVERAGE([Instances.AS46:Instances.AS75])" office:value-type="float"/>
          <table:table-cell table:formula="of:=AVERAGE([Instances.AT46:Instances.AT75])" office:value-type="float"/>
          <table:table-cell table:style-name="cellBest" table:formula="of:=AVERAGE([Instances.AU46:Instances.AU75])" office:value-type="float"/>
          <table:table-cell table:formula="of:=AVERAGE([Instances.AV46:Instances.AV75])" office:value-type="float"/>
          <table:table-cell table:style-name="cellBest" table:formula="of:=AVERAGE([Instances.AW46:Instances.AW7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Z46:Instances.AZ75])" office:value-type="float"/>
          <table:table-cell table:style-name="cellBest" table:formula="of:=SUM([Instances.BA46:Instances.BA75])" office:value-type="float"/>
          <table:table-cell table:formula="of:=AVERAGE([Instances.BB46:Instances.BB75])" office:value-type="float"/>
          <table:table-cell table:formula="of:=AVERAGE([Instances.BC46:Instances.BC75])" office:value-type="float"/>
          <table:table-cell table:formula="of:=AVERAGE([Instances.BD46:Instances.BD75])" office:value-type="float"/>
          <table:table-cell table:formula="of:=AVERAGE([Instances.BE46:Instances.BE75])" office:value-type="float"/>
          <table:table-cell table:formula="of:=AVERAGE([Instances.BF46:Instances.BF75])" office:value-type="float"/>
          <table:table-cell table:formula="of:=AVERAGE([Instances.BG46:Instances.BG75])" office:value-type="float"/>
          <table:table-cell table:formula="of:=AVERAGE([Instances.BH46:Instances.BH75])" office:value-type="float"/>
          <table:table-cell table:formula="of:=AVERAGE([Instances.BI46:Instances.BI75])" office:value-type="float"/>
          <table:table-cell table:formula="of:=AVERAGE([Instances.BJ46:Instances.BJ75])" office:value-type="float"/>
          <table:table-cell table:style-name="cellBest" table:formula="of:=SUM([Instances.BK46:Instances.BK75])" office:value-type="float"/>
          <table:table-cell table:formula="of:=AVERAGE([Instances.BL46:Instances.BL75])" office:value-type="float"/>
          <table:table-cell table:formula="of:=AVERAGE([Instances.BM46:Instances.BM75])" office:value-type="float"/>
          <table:table-cell table:formula="of:=AVERAGE([Instances.BN46:Instances.BN75])" office:value-type="float"/>
          <table:table-cell table:formula="of:=AVERAGE([Instances.BO46:Instances.BO75])" office:value-type="float"/>
          <table:table-cell table:formula="of:=AVERAGE([Instances.BP46:Instances.BP75])" office:value-type="float"/>
          <table:table-cell table:formula="of:=AVERAGE([Instances.BQ46:Instances.BQ75])" office:value-type="float"/>
          <table:table-cell table:formula="of:=AVERAGE([Instances.BR46:Instances.BR75])" office:value-type="float"/>
          <table:table-cell table:formula="of:=AVERAGE([Instances.BS46:Instances.BS75])" office:value-type="float"/>
          <table:table-cell table:formula="of:=AVERAGE([Instances.BT46:Instances.BT75])" office:value-type="float"/>
          <table:table-cell table:formula="of:=SUM([Instances.BU46:Instances.BU75])" office:value-type="float"/>
          <table:table-cell table:formula="of:=AVERAGE([Instances.BV46:Instances.BV75])" office:value-type="float"/>
          <table:table-cell table:formula="of:=AVERAGE([Instances.BW46:Instances.BW75])" office:value-type="float"/>
          <table:table-cell table:formula="of:=AVERAGE([Instances.BX46:Instances.BX75])" office:value-type="float"/>
          <table:table-cell table:formula="of:=AVERAGE([Instances.BY46:Instances.BY75])" office:value-type="float"/>
          <table:table-cell table:style-name="cellWorst" table:formula="of:=AVERAGE([Instances.BZ46:Instances.BZ75])" office:value-type="float"/>
          <table:table-cell table:formula="of:=AVERAGE([Instances.CA46:Instances.CA75])" office:value-type="float"/>
          <table:table-cell table:formula="of:=AVERAGE([Instances.CB46:Instances.CB75])" office:value-type="float"/>
          <table:table-cell table:formula="of:=AVERAGE([Instances.CC46:Instances.CC75])" office:value-type="float"/>
          <table:table-cell table:formula="of:=AVERAGE([Instances.CD46:Instances.CD75])" office:value-type="float"/>
          <table:table-cell table:formula="of:=SUM([Instances.CE46:Instances.CE75])" office:value-type="float"/>
          <table:table-cell table:formula="of:=AVERAGE([Instances.CF46:Instances.CF75])" office:value-type="float"/>
          <table:table-cell table:formula="of:=AVERAGE([Instances.CG46:Instances.CG75])" office:value-type="float"/>
          <table:table-cell table:formula="of:=AVERAGE([Instances.CH46:Instances.CH75])" office:value-type="float"/>
          <table:table-cell table:formula="of:=AVERAGE([Instances.CI46:Instances.CI75])" office:value-type="float"/>
          <table:table-cell table:formula="of:=AVERAGE([Instances.CJ46:Instances.CJ75])" office:value-type="float"/>
          <table:table-cell table:formula="of:=AVERAGE([Instances.CK46:Instances.CK75])" office:value-type="float"/>
          <table:table-cell table:formula="of:=AVERAGE([Instances.CL46:Instances.CL75])" office:value-type="float"/>
          <table:table-cell table:formula="of:=AVERAGE([Instances.CM46:Instances.CM75])" office:value-type="float"/>
          <table:table-cell table:formula="of:=AVERAGE([Instances.CN46:Instances.CN75])" office:value-type="float"/>
          <table:table-cell table:style-name="cellWorst" table:formula="of:=SUM([Instances.CO46:Instances.CO75])" office:value-type="float"/>
          <table:table-cell table:formula="of:=AVERAGE([Instances.CP46:Instances.CP75])" office:value-type="float"/>
          <table:table-cell table:formula="of:=AVERAGE([Instances.CQ46:Instances.CQ75])" office:value-type="float"/>
          <table:table-cell table:formula="of:=AVERAGE([Instances.CR46:Instances.CR75])" office:value-type="float"/>
          <table:table-cell table:style-name="cellBest" table:formula="of:=AVERAGE([Instances.CS46:Instances.CS75])" office:value-type="float"/>
          <table:table-cell table:formula="of:=AVERAGE([Instances.CT46:Instances.CT75])" office:value-type="float"/>
          <table:table-cell table:style-name="cellBest" table:formula="of:=AVERAGE([Instances.CU46:Instances.CU7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X46:Instances.CX75])" office:value-type="float"/>
          <table:table-cell table:style-name="cellWorst" table:formula="of:=SUM([Instances.CY46:Instances.CY75])" office:value-type="float"/>
          <table:table-cell table:formula="of:=AVERAGE([Instances.CZ46:Instances.CZ75])" office:value-type="float"/>
          <table:table-cell table:formula="of:=AVERAGE([Instances.DA46:Instances.DA75])" office:value-type="float"/>
          <table:table-cell table:formula="of:=AVERAGE([Instances.DB46:Instances.DB75])" office:value-type="float"/>
          <table:table-cell table:style-name="cellBest" table:formula="of:=AVERAGE([Instances.DC46:Instances.DC75])" office:value-type="float"/>
          <table:table-cell table:formula="of:=AVERAGE([Instances.DD46:Instances.DD75])" office:value-type="float"/>
          <table:table-cell table:style-name="cellBest" table:formula="of:=AVERAGE([Instances.DE46:Instances.DE7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L6];[.$V6];[.$AF6];[.$AP6];[.$AZ6];[.$BJ6];[.$BT6];[.$CD6];[.$CN6];[.$CX6])" office:value-type="float"/>
          <table:table-cell table:formula="of:=MIN([.$C6];[.$M6];[.$W6];[.$AG6];[.$AQ6];[.$BA6];[.$BK6];[.$BU6];[.$CE6];[.$CO6];[.$CY6])" office:value-type="float"/>
          <table:table-cell table:formula="of:=MIN([.$D6];[.$N6];[.$X6];[.$AH6];[.$AR6];[.$BB6];[.$BL6];[.$BV6];[.$CF6];[.$CP6];[.$CZ6])" office:value-type="float"/>
          <table:table-cell table:formula="of:=MIN([.$E6];[.$O6];[.$Y6];[.$AI6];[.$AS6];[.$BC6];[.$BM6];[.$BW6];[.$CG6];[.$CQ6];[.$DA6])" office:value-type="float"/>
          <table:table-cell table:formula="of:=MIN([.$F6];[.$P6];[.$Z6];[.$AJ6];[.$AT6];[.$BD6];[.$BN6];[.$BX6];[.$CH6];[.$CR6];[.$DB6])" office:value-type="float"/>
          <table:table-cell table:formula="of:=MIN([.$G6];[.$Q6];[.$AA6];[.$AK6];[.$AU6];[.$BE6];[.$BO6];[.$BY6];[.$CI6];[.$CS6];[.$DC6])" office:value-type="float"/>
          <table:table-cell table:formula="of:=MIN([.$H6];[.$R6];[.$AB6];[.$AL6];[.$AV6];[.$BF6];[.$BP6];[.$BZ6];[.$CJ6];[.$CT6];[.$DD6])" office:value-type="float"/>
          <table:table-cell table:formula="of:=MIN([.$I6];[.$S6];[.$AC6];[.$AM6];[.$AW6];[.$BG6];[.$BQ6];[.$CA6];[.$CK6];[.$CU6];[.$DE6])" office:value-type="float"/>
          <table:table-cell table:formula="of:=MIN([.$J6];[.$T6];[.$AD6];[.$AN6];[.$AX6];[.$BH6];[.$BR6];[.$CB6];[.$CL6];[.$CV6];[.$DF6])" office:value-type="float"/>
          <table:table-cell table:formula="of:=MIN([.$K6];[.$U6];[.$AE6];[.$AO6];[.$AY6];[.$BI6];[.$BS6];[.$CC6];[.$CM6];[.$CW6];[.$DG6])" office:value-type="float"/>
          <table:table-cell table:formula="of:=MEDIAN([.$B6];[.$L6];[.$V6];[.$AF6];[.$AP6];[.$AZ6];[.$BJ6];[.$BT6];[.$CD6];[.$CN6];[.$CX6])" office:value-type="float"/>
          <table:table-cell table:formula="of:=MEDIAN([.$C6];[.$M6];[.$W6];[.$AG6];[.$AQ6];[.$BA6];[.$BK6];[.$BU6];[.$CE6];[.$CO6];[.$CY6])" office:value-type="float"/>
          <table:table-cell table:formula="of:=MEDIAN([.$D6];[.$N6];[.$X6];[.$AH6];[.$AR6];[.$BB6];[.$BL6];[.$BV6];[.$CF6];[.$CP6];[.$CZ6])" office:value-type="float"/>
          <table:table-cell table:formula="of:=MEDIAN([.$E6];[.$O6];[.$Y6];[.$AI6];[.$AS6];[.$BC6];[.$BM6];[.$BW6];[.$CG6];[.$CQ6];[.$DA6])" office:value-type="float"/>
          <table:table-cell table:formula="of:=MEDIAN([.$F6];[.$P6];[.$Z6];[.$AJ6];[.$AT6];[.$BD6];[.$BN6];[.$BX6];[.$CH6];[.$CR6];[.$DB6])" office:value-type="float"/>
          <table:table-cell table:formula="of:=MEDIAN([.$G6];[.$Q6];[.$AA6];[.$AK6];[.$AU6];[.$BE6];[.$BO6];[.$BY6];[.$CI6];[.$CS6];[.$DC6])" office:value-type="float"/>
          <table:table-cell table:formula="of:=MEDIAN([.$H6];[.$R6];[.$AB6];[.$AL6];[.$AV6];[.$BF6];[.$BP6];[.$BZ6];[.$CJ6];[.$CT6];[.$DD6])" office:value-type="float"/>
          <table:table-cell table:formula="of:=MEDIAN([.$I6];[.$S6];[.$AC6];[.$AM6];[.$AW6];[.$BG6];[.$BQ6];[.$CA6];[.$CK6];[.$CU6];[.$DE6])" office:value-type="float"/>
          <table:table-cell table:formula="of:=MEDIAN([.$J6];[.$T6];[.$AD6];[.$AN6];[.$AX6];[.$BH6];[.$BR6];[.$CB6];[.$CL6];[.$CV6];[.$DF6])" office:value-type="float"/>
          <table:table-cell table:formula="of:=MEDIAN([.$K6];[.$U6];[.$AE6];[.$AO6];[.$AY6];[.$BI6];[.$BS6];[.$CC6];[.$CM6];[.$CW6];[.$DG6])" office:value-type="float"/>
          <table:table-cell table:formula="of:=MAX([.$B6];[.$L6];[.$V6];[.$AF6];[.$AP6];[.$AZ6];[.$BJ6];[.$BT6];[.$CD6];[.$CN6];[.$CX6])" office:value-type="float"/>
          <table:table-cell table:formula="of:=MAX([.$C6];[.$M6];[.$W6];[.$AG6];[.$AQ6];[.$BA6];[.$BK6];[.$BU6];[.$CE6];[.$CO6];[.$CY6])" office:value-type="float"/>
          <table:table-cell table:formula="of:=MAX([.$D6];[.$N6];[.$X6];[.$AH6];[.$AR6];[.$BB6];[.$BL6];[.$BV6];[.$CF6];[.$CP6];[.$CZ6])" office:value-type="float"/>
          <table:table-cell table:formula="of:=MAX([.$E6];[.$O6];[.$Y6];[.$AI6];[.$AS6];[.$BC6];[.$BM6];[.$BW6];[.$CG6];[.$CQ6];[.$DA6])" office:value-type="float"/>
          <table:table-cell table:formula="of:=MAX([.$F6];[.$P6];[.$Z6];[.$AJ6];[.$AT6];[.$BD6];[.$BN6];[.$BX6];[.$CH6];[.$CR6];[.$DB6])" office:value-type="float"/>
          <table:table-cell table:formula="of:=MAX([.$G6];[.$Q6];[.$AA6];[.$AK6];[.$AU6];[.$BE6];[.$BO6];[.$BY6];[.$CI6];[.$CS6];[.$DC6])" office:value-type="float"/>
          <table:table-cell table:formula="of:=MAX([.$H6];[.$R6];[.$AB6];[.$AL6];[.$AV6];[.$BF6];[.$BP6];[.$BZ6];[.$CJ6];[.$CT6];[.$DD6])" office:value-type="float"/>
          <table:table-cell table:formula="of:=MAX([.$I6];[.$S6];[.$AC6];[.$AM6];[.$AW6];[.$BG6];[.$BQ6];[.$CA6];[.$CK6];[.$CU6];[.$DE6])" office:value-type="float"/>
          <table:table-cell table:formula="of:=MAX([.$J6];[.$T6];[.$AD6];[.$AN6];[.$AX6];[.$BH6];[.$BR6];[.$CB6];[.$CL6];[.$CV6];[.$DF6])" office:value-type="float"/>
          <table:table-cell table:formula="of:=MAX([.$K6];[.$U6];[.$AE6];[.$AO6];[.$AY6];[.$BI6];[.$BS6];[.$CC6];[.$CM6];[.$CW6];[.$DG6])" office:value-type="float"/>
        </table:table-row>
        <table:table-row table:style-name="ro1">
          <table:table-cell office:value-type="string">
            <text:p>bio-repair/instances/Stat_vs_Exp/15</text:p>
          </table:table-cell>
          <table:table-cell table:style-name="cellBest" table:formula="of:=AVERAGE([Instances.B76:Instances.B105])" office:value-type="float"/>
          <table:table-cell table:style-name="cellBest" table:formula="of:=SUM([Instances.C76:Instances.C105])" office:value-type="float"/>
          <table:table-cell table:formula="of:=AVERAGE([Instances.D76:Instances.D105])" office:value-type="float"/>
          <table:table-cell table:formula="of:=AVERAGE([Instances.E76:Instances.E105])" office:value-type="float"/>
          <table:table-cell table:formula="of:=AVERAGE([Instances.F76:Instances.F105])" office:value-type="float"/>
          <table:table-cell table:formula="of:=AVERAGE([Instances.G76:Instances.G105])" office:value-type="float"/>
          <table:table-cell table:formula="of:=AVERAGE([Instances.H76:Instances.H105])" office:value-type="float"/>
          <table:table-cell table:formula="of:=AVERAGE([Instances.I76:Instances.I105])" office:value-type="float"/>
          <table:table-cell table:formula="of:=AVERAGE([Instances.J76:Instances.J105])" office:value-type="float"/>
          <table:table-cell table:style-name="cellBest" table:formula="of:=AVERAGE([Instances.K76:Instances.K105])" office:value-type="float"/>
          <table:table-cell table:formula="of:=AVERAGE([Instances.L76:Instances.L105])" office:value-type="float"/>
          <table:table-cell table:formula="of:=SUM([Instances.M76:Instances.M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P76:Instances.P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style-name="cellBest" table:formula="of:=AVERAGE([Instances.S76:Instances.S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V76:Instances.V105])" office:value-type="float"/>
          <table:table-cell table:formula="of:=SUM([Instances.W76:Instances.W105])" office:value-type="float"/>
          <table:table-cell table:formula="of:=AVERAGE([Instances.X76:Instances.X105])" office:value-type="float"/>
          <table:table-cell table:formula="of:=AVERAGE([Instances.Y76:Instances.Y105])" office:value-type="float"/>
          <table:table-cell table:formula="of:=AVERAGE([Instances.Z76:Instances.Z105])" office:value-type="float"/>
          <table:table-cell table:formula="of:=AVERAGE([Instances.AA76:Instances.AA105])" office:value-type="float"/>
          <table:table-cell table:formula="of:=AVERAGE([Instances.AB76:Instances.AB105])" office:value-type="float"/>
          <table:table-cell table:formula="of:=AVERAGE([Instances.AC76:Instances.AC105])" office:value-type="float"/>
          <table:table-cell table:formula="of:=AVERAGE([Instances.AD76:Instances.AD105])" office:value-type="float"/>
          <table:table-cell table:style-name="cellWorst" table:formula="of:=AVERAGE([Instances.AE76:Instances.AE105])" office:value-type="float"/>
          <table:table-cell table:formula="of:=AVERAGE([Instances.AF76:Instances.AF105])" office:value-type="float"/>
          <table:table-cell table:formula="of:=SUM([Instances.AG76:Instances.AG105])" office:value-type="float"/>
          <table:table-cell table:formula="of:=AVERAGE([Instances.AH76:Instances.AH105])" office:value-type="float"/>
          <table:table-cell table:formula="of:=AVERAGE([Instances.AI76:Instances.AI105])" office:value-type="float"/>
          <table:table-cell table:formula="of:=AVERAGE([Instances.AJ76:Instances.AJ105])" office:value-type="float"/>
          <table:table-cell table:style-name="cellWorst" table:formula="of:=AVERAGE([Instances.AK76:Instances.AK105])" office:value-type="float"/>
          <table:table-cell table:formula="of:=AVERAGE([Instances.AL76:Instances.AL105])" office:value-type="float"/>
          <table:table-cell table:style-name="cellWorst" table:formula="of:=AVERAGE([Instances.AM76:Instances.AM105])" office:value-type="float"/>
          <table:table-cell table:formula="of:=AVERAGE([Instances.AN76:Instances.AN105])" office:value-type="float"/>
          <table:table-cell table:formula="of:=AVERAGE([Instances.AO76:Instances.AO105])" office:value-type="float"/>
          <table:table-cell table:formula="of:=AVERAGE([Instances.AP76:Instances.AP105])" office:value-type="float"/>
          <table:table-cell table:formula="of:=SUM([Instances.AQ76:Instances.AQ105])" office:value-type="float"/>
          <table:table-cell table:formula="of:=AVERAGE([Instances.AR76:Instances.AR105])" office:value-type="float"/>
          <table:table-cell table:formula="of:=AVERAGE([Instances.AS76:Instances.AS105])" office:value-type="float"/>
          <table:table-cell table:formula="of:=AVERAGE([Instances.AT76:Instances.AT105])" office:value-type="float"/>
          <table:table-cell table:style-name="cellBest" table:formula="of:=AVERAGE([Instances.AU76:Instances.AU105])" office:value-type="float"/>
          <table:table-cell table:formula="of:=AVERAGE([Instances.AV76:Instances.AV105])" office:value-type="float"/>
          <table:table-cell table:formula="of:=AVERAGE([Instances.AW76:Instances.AW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Z76:Instances.AZ105])" office:value-type="float"/>
          <table:table-cell table:formula="of:=SUM([Instances.BA76:Instances.BA105])" office:value-type="float"/>
          <table:table-cell table:formula="of:=AVERAGE([Instances.BB76:Instances.BB105])" office:value-type="float"/>
          <table:table-cell table:formula="of:=AVERAGE([Instances.BC76:Instances.BC105])" office:value-type="float"/>
          <table:table-cell table:formula="of:=AVERAGE([Instances.BD76:Instances.BD105])" office:value-type="float"/>
          <table:table-cell table:formula="of:=AVERAGE([Instances.BE76:Instances.BE105])" office:value-type="float"/>
          <table:table-cell table:style-name="cellWorst" table:formula="of:=AVERAGE([Instances.BF76:Instances.BF105])" office:value-type="float"/>
          <table:table-cell table:formula="of:=AVERAGE([Instances.BG76:Instances.BG105])" office:value-type="float"/>
          <table:table-cell table:formula="of:=AVERAGE([Instances.BH76:Instances.BH105])" office:value-type="float"/>
          <table:table-cell table:formula="of:=AVERAGE([Instances.BI76:Instances.BI105])" office:value-type="float"/>
          <table:table-cell table:formula="of:=AVERAGE([Instances.BJ76:Instances.BJ105])" office:value-type="float"/>
          <table:table-cell table:formula="of:=SUM([Instances.BK76:Instances.BK105])" office:value-type="float"/>
          <table:table-cell table:formula="of:=AVERAGE([Instances.BL76:Instances.BL105])" office:value-type="float"/>
          <table:table-cell table:formula="of:=AVERAGE([Instances.BM76:Instances.BM105])" office:value-type="float"/>
          <table:table-cell table:formula="of:=AVERAGE([Instances.BN76:Instances.BN105])" office:value-type="float"/>
          <table:table-cell table:formula="of:=AVERAGE([Instances.BO76:Instances.BO105])" office:value-type="float"/>
          <table:table-cell table:formula="of:=AVERAGE([Instances.BP76:Instances.BP105])" office:value-type="float"/>
          <table:table-cell table:formula="of:=AVERAGE([Instances.BQ76:Instances.BQ105])" office:value-type="float"/>
          <table:table-cell table:formula="of:=AVERAGE([Instances.BR76:Instances.BR105])" office:value-type="float"/>
          <table:table-cell table:formula="of:=AVERAGE([Instances.BS76:Instances.BS105])" office:value-type="float"/>
          <table:table-cell table:formula="of:=AVERAGE([Instances.BT76:Instances.BT105])" office:value-type="float"/>
          <table:table-cell table:formula="of:=SUM([Instances.BU76:Instances.BU105])" office:value-type="float"/>
          <table:table-cell table:formula="of:=AVERAGE([Instances.BV76:Instances.BV105])" office:value-type="float"/>
          <table:table-cell table:formula="of:=AVERAGE([Instances.BW76:Instances.BW105])" office:value-type="float"/>
          <table:table-cell table:formula="of:=AVERAGE([Instances.BX76:Instances.BX105])" office:value-type="float"/>
          <table:table-cell table:formula="of:=AVERAGE([Instances.BY76:Instances.BY105])" office:value-type="float"/>
          <table:table-cell table:formula="of:=AVERAGE([Instances.BZ76:Instances.BZ105])" office:value-type="float"/>
          <table:table-cell table:formula="of:=AVERAGE([Instances.CA76:Instances.CA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D76:Instances.CD105])" office:value-type="float"/>
          <table:table-cell table:formula="of:=SUM([Instances.CE76:Instances.CE105])" office:value-type="float"/>
          <table:table-cell table:formula="of:=AVERAGE([Instances.CF76:Instances.CF105])" office:value-type="float"/>
          <table:table-cell table:formula="of:=AVERAGE([Instances.CG76:Instances.CG105])" office:value-type="float"/>
          <table:table-cell table:formula="of:=AVERAGE([Instances.CH76:Instances.CH105])" office:value-type="float"/>
          <table:table-cell table:style-name="cellBest" table:formula="of:=AVERAGE([Instances.CI76:Instances.CI105])" office:value-type="float"/>
          <table:table-cell table:formula="of:=AVERAGE([Instances.CJ76:Instances.CJ105])" office:value-type="float"/>
          <table:table-cell table:formula="of:=AVERAGE([Instances.CK76:Instances.CK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N76:Instances.CN105])" office:value-type="float"/>
          <table:table-cell table:formula="of:=SUM([Instances.CO76:Instances.CO105])" office:value-type="float"/>
          <table:table-cell table:formula="of:=AVERAGE([Instances.CP76:Instances.CP105])" office:value-type="float"/>
          <table:table-cell table:formula="of:=AVERAGE([Instances.CQ76:Instances.CQ105])" office:value-type="float"/>
          <table:table-cell table:formula="of:=AVERAGE([Instances.CR76:Instances.CR105])" office:value-type="float"/>
          <table:table-cell table:style-name="cellBest" table:formula="of:=AVERAGE([Instances.CS76:Instances.CS105])" office:value-type="float"/>
          <table:table-cell table:formula="of:=AVERAGE([Instances.CT76:Instances.CT105])" office:value-type="float"/>
          <table:table-cell table:formula="of:=AVERAGE([Instances.CU76:Instances.CU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X76:Instances.CX105])" office:value-type="float"/>
          <table:table-cell table:formula="of:=SUM([Instances.CY76:Instances.CY105])" office:value-type="float"/>
          <table:table-cell table:formula="of:=AVERAGE([Instances.CZ76:Instances.CZ105])" office:value-type="float"/>
          <table:table-cell table:formula="of:=AVERAGE([Instances.DA76:Instances.DA105])" office:value-type="float"/>
          <table:table-cell table:formula="of:=AVERAGE([Instances.DB76:Instances.DB105])" office:value-type="float"/>
          <table:table-cell table:style-name="cellBest" table:formula="of:=AVERAGE([Instances.DC76:Instances.DC105])" office:value-type="float"/>
          <table:table-cell table:formula="of:=AVERAGE([Instances.DD76:Instances.DD105])" office:value-type="float"/>
          <table:table-cell table:formula="of:=AVERAGE([Instances.DE76:Instances.DE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7];[.$L7];[.$V7];[.$AF7];[.$AP7];[.$AZ7];[.$BJ7];[.$BT7];[.$CD7];[.$CN7];[.$CX7])" office:value-type="float"/>
          <table:table-cell table:formula="of:=MIN([.$C7];[.$M7];[.$W7];[.$AG7];[.$AQ7];[.$BA7];[.$BK7];[.$BU7];[.$CE7];[.$CO7];[.$CY7])" office:value-type="float"/>
          <table:table-cell table:formula="of:=MIN([.$D7];[.$N7];[.$X7];[.$AH7];[.$AR7];[.$BB7];[.$BL7];[.$BV7];[.$CF7];[.$CP7];[.$CZ7])" office:value-type="float"/>
          <table:table-cell table:formula="of:=MIN([.$E7];[.$O7];[.$Y7];[.$AI7];[.$AS7];[.$BC7];[.$BM7];[.$BW7];[.$CG7];[.$CQ7];[.$DA7])" office:value-type="float"/>
          <table:table-cell table:formula="of:=MIN([.$F7];[.$P7];[.$Z7];[.$AJ7];[.$AT7];[.$BD7];[.$BN7];[.$BX7];[.$CH7];[.$CR7];[.$DB7])" office:value-type="float"/>
          <table:table-cell table:formula="of:=MIN([.$G7];[.$Q7];[.$AA7];[.$AK7];[.$AU7];[.$BE7];[.$BO7];[.$BY7];[.$CI7];[.$CS7];[.$DC7])" office:value-type="float"/>
          <table:table-cell table:formula="of:=MIN([.$H7];[.$R7];[.$AB7];[.$AL7];[.$AV7];[.$BF7];[.$BP7];[.$BZ7];[.$CJ7];[.$CT7];[.$DD7])" office:value-type="float"/>
          <table:table-cell table:formula="of:=MIN([.$I7];[.$S7];[.$AC7];[.$AM7];[.$AW7];[.$BG7];[.$BQ7];[.$CA7];[.$CK7];[.$CU7];[.$DE7])" office:value-type="float"/>
          <table:table-cell table:formula="of:=MIN([.$J7];[.$T7];[.$AD7];[.$AN7];[.$AX7];[.$BH7];[.$BR7];[.$CB7];[.$CL7];[.$CV7];[.$DF7])" office:value-type="float"/>
          <table:table-cell table:formula="of:=MIN([.$K7];[.$U7];[.$AE7];[.$AO7];[.$AY7];[.$BI7];[.$BS7];[.$CC7];[.$CM7];[.$CW7];[.$DG7])" office:value-type="float"/>
          <table:table-cell table:formula="of:=MEDIAN([.$B7];[.$L7];[.$V7];[.$AF7];[.$AP7];[.$AZ7];[.$BJ7];[.$BT7];[.$CD7];[.$CN7];[.$CX7])" office:value-type="float"/>
          <table:table-cell table:formula="of:=MEDIAN([.$C7];[.$M7];[.$W7];[.$AG7];[.$AQ7];[.$BA7];[.$BK7];[.$BU7];[.$CE7];[.$CO7];[.$CY7])" office:value-type="float"/>
          <table:table-cell table:formula="of:=MEDIAN([.$D7];[.$N7];[.$X7];[.$AH7];[.$AR7];[.$BB7];[.$BL7];[.$BV7];[.$CF7];[.$CP7];[.$CZ7])" office:value-type="float"/>
          <table:table-cell table:formula="of:=MEDIAN([.$E7];[.$O7];[.$Y7];[.$AI7];[.$AS7];[.$BC7];[.$BM7];[.$BW7];[.$CG7];[.$CQ7];[.$DA7])" office:value-type="float"/>
          <table:table-cell table:formula="of:=MEDIAN([.$F7];[.$P7];[.$Z7];[.$AJ7];[.$AT7];[.$BD7];[.$BN7];[.$BX7];[.$CH7];[.$CR7];[.$DB7])" office:value-type="float"/>
          <table:table-cell table:formula="of:=MEDIAN([.$G7];[.$Q7];[.$AA7];[.$AK7];[.$AU7];[.$BE7];[.$BO7];[.$BY7];[.$CI7];[.$CS7];[.$DC7])" office:value-type="float"/>
          <table:table-cell table:formula="of:=MEDIAN([.$H7];[.$R7];[.$AB7];[.$AL7];[.$AV7];[.$BF7];[.$BP7];[.$BZ7];[.$CJ7];[.$CT7];[.$DD7])" office:value-type="float"/>
          <table:table-cell table:formula="of:=MEDIAN([.$I7];[.$S7];[.$AC7];[.$AM7];[.$AW7];[.$BG7];[.$BQ7];[.$CA7];[.$CK7];[.$CU7];[.$DE7])" office:value-type="float"/>
          <table:table-cell table:formula="of:=MEDIAN([.$J7];[.$T7];[.$AD7];[.$AN7];[.$AX7];[.$BH7];[.$BR7];[.$CB7];[.$CL7];[.$CV7];[.$DF7])" office:value-type="float"/>
          <table:table-cell table:formula="of:=MEDIAN([.$K7];[.$U7];[.$AE7];[.$AO7];[.$AY7];[.$BI7];[.$BS7];[.$CC7];[.$CM7];[.$CW7];[.$DG7])" office:value-type="float"/>
          <table:table-cell table:formula="of:=MAX([.$B7];[.$L7];[.$V7];[.$AF7];[.$AP7];[.$AZ7];[.$BJ7];[.$BT7];[.$CD7];[.$CN7];[.$CX7])" office:value-type="float"/>
          <table:table-cell table:formula="of:=MAX([.$C7];[.$M7];[.$W7];[.$AG7];[.$AQ7];[.$BA7];[.$BK7];[.$BU7];[.$CE7];[.$CO7];[.$CY7])" office:value-type="float"/>
          <table:table-cell table:formula="of:=MAX([.$D7];[.$N7];[.$X7];[.$AH7];[.$AR7];[.$BB7];[.$BL7];[.$BV7];[.$CF7];[.$CP7];[.$CZ7])" office:value-type="float"/>
          <table:table-cell table:formula="of:=MAX([.$E7];[.$O7];[.$Y7];[.$AI7];[.$AS7];[.$BC7];[.$BM7];[.$BW7];[.$CG7];[.$CQ7];[.$DA7])" office:value-type="float"/>
          <table:table-cell table:formula="of:=MAX([.$F7];[.$P7];[.$Z7];[.$AJ7];[.$AT7];[.$BD7];[.$BN7];[.$BX7];[.$CH7];[.$CR7];[.$DB7])" office:value-type="float"/>
          <table:table-cell table:formula="of:=MAX([.$G7];[.$Q7];[.$AA7];[.$AK7];[.$AU7];[.$BE7];[.$BO7];[.$BY7];[.$CI7];[.$CS7];[.$DC7])" office:value-type="float"/>
          <table:table-cell table:formula="of:=MAX([.$H7];[.$R7];[.$AB7];[.$AL7];[.$AV7];[.$BF7];[.$BP7];[.$BZ7];[.$CJ7];[.$CT7];[.$DD7])" office:value-type="float"/>
          <table:table-cell table:formula="of:=MAX([.$I7];[.$S7];[.$AC7];[.$AM7];[.$AW7];[.$BG7];[.$BQ7];[.$CA7];[.$CK7];[.$CU7];[.$DE7])" office:value-type="float"/>
          <table:table-cell table:formula="of:=MAX([.$J7];[.$T7];[.$AD7];[.$AN7];[.$AX7];[.$BH7];[.$BR7];[.$CB7];[.$CL7];[.$CV7];[.$DF7])" office:value-type="float"/>
          <table:table-cell table:formula="of:=MAX([.$K7];[.$U7];[.$AE7];[.$AO7];[.$AY7];[.$BI7];[.$BS7];[.$CC7];[.$CM7];[.$CW7];[.$DG7])" office:value-type="float"/>
        </table:table-row>
        <table:table-row table:style-name="ro1">
          <table:table-cell office:value-type="string">
            <text:p>iscas85/instances/c3540</text:p>
          </table:table-cell>
          <table:table-cell table:style-name="cellBest" table:formula="of:=AVERAGE([Instances.B106:Instances.B135])" office:value-type="float"/>
          <table:table-cell table:style-name="cellBest" table:formula="of:=SUM([Instances.C106:Instances.C135])" office:value-type="float"/>
          <table:table-cell table:formula="of:=AVERAGE([Instances.D106:Instances.D135])" office:value-type="float"/>
          <table:table-cell table:formula="of:=AVERAGE([Instances.E106:Instances.E135])" office:value-type="float"/>
          <table:table-cell table:formula="of:=AVERAGE([Instances.F106:Instances.F135])" office:value-type="float"/>
          <table:table-cell table:formula="of:=AVERAGE([Instances.G106:Instances.G135])" office:value-type="float"/>
          <table:table-cell table:style-name="cellBest" table:formula="of:=AVERAGE([Instances.H106:Instances.H135])" office:value-type="float"/>
          <table:table-cell table:formula="of:=AVERAGE([Instances.I106:Instances.I135])" office:value-type="float"/>
          <table:table-cell table:formula="of:=AVERAGE([Instances.J106:Instances.J135])" office:value-type="float"/>
          <table:table-cell table:formula="of:=AVERAGE([Instances.K106:Instances.K135])" office:value-type="float"/>
          <table:table-cell table:formula="of:=AVERAGE([Instances.L106:Instances.L135])" office:value-type="float"/>
          <table:table-cell table:formula="of:=SUM([Instances.M106:Instances.M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P106:Instances.P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style-name="cellBest" table:formula="of:=AVERAGE([Instances.S106:Instances.S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V106:Instances.V135])" office:value-type="float"/>
          <table:table-cell table:formula="of:=SUM([Instances.W106:Instances.W135])" office:value-type="float"/>
          <table:table-cell table:formula="of:=AVERAGE([Instances.X106:Instances.X135])" office:value-type="float"/>
          <table:table-cell table:formula="of:=AVERAGE([Instances.Y106:Instances.Y135])" office:value-type="float"/>
          <table:table-cell table:formula="of:=AVERAGE([Instances.Z106:Instances.Z135])" office:value-type="float"/>
          <table:table-cell table:formula="of:=AVERAGE([Instances.AA106:Instances.AA135])" office:value-type="float"/>
          <table:table-cell table:style-name="cellBest" table:formula="of:=AVERAGE([Instances.AB106:Instances.AB135])" office:value-type="float"/>
          <table:table-cell table:formula="of:=AVERAGE([Instances.AC106:Instances.AC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F106:Instances.AF135])" office:value-type="float"/>
          <table:table-cell table:style-name="cellBest" table:formula="of:=SUM([Instances.AG106:Instances.AG135])" office:value-type="float"/>
          <table:table-cell table:formula="of:=AVERAGE([Instances.AH106:Instances.AH135])" office:value-type="float"/>
          <table:table-cell table:formula="of:=AVERAGE([Instances.AI106:Instances.AI135])" office:value-type="float"/>
          <table:table-cell table:formula="of:=AVERAGE([Instances.AJ106:Instances.AJ135])" office:value-type="float"/>
          <table:table-cell table:style-name="cellWorst" table:formula="of:=AVERAGE([Instances.AK106:Instances.AK135])" office:value-type="float"/>
          <table:table-cell table:formula="of:=AVERAGE([Instances.AL106:Instances.AL135])" office:value-type="float"/>
          <table:table-cell table:style-name="cellWorst" table:formula="of:=AVERAGE([Instances.AM106:Instances.AM135])" office:value-type="float"/>
          <table:table-cell table:formula="of:=AVERAGE([Instances.AN106:Instances.AN135])" office:value-type="float"/>
          <table:table-cell table:formula="of:=AVERAGE([Instances.AO106:Instances.AO135])" office:value-type="float"/>
          <table:table-cell table:formula="of:=AVERAGE([Instances.AP106:Instances.AP135])" office:value-type="float"/>
          <table:table-cell table:formula="of:=SUM([Instances.AQ106:Instances.AQ135])" office:value-type="float"/>
          <table:table-cell table:formula="of:=AVERAGE([Instances.AR106:Instances.AR135])" office:value-type="float"/>
          <table:table-cell table:formula="of:=AVERAGE([Instances.AS106:Instances.AS135])" office:value-type="float"/>
          <table:table-cell table:formula="of:=AVERAGE([Instances.AT106:Instances.AT135])" office:value-type="float"/>
          <table:table-cell table:style-name="cellBest" table:formula="of:=AVERAGE([Instances.AU106:Instances.AU135])" office:value-type="float"/>
          <table:table-cell table:style-name="cellBest" table:formula="of:=AVERAGE([Instances.AV106:Instances.AV135])" office:value-type="float"/>
          <table:table-cell table:formula="of:=AVERAGE([Instances.AW106:Instances.AW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Z106:Instances.AZ135])" office:value-type="float"/>
          <table:table-cell table:style-name="cellBest" table:formula="of:=SUM([Instances.BA106:Instances.BA135])" office:value-type="float"/>
          <table:table-cell table:formula="of:=AVERAGE([Instances.BB106:Instances.BB135])" office:value-type="float"/>
          <table:table-cell table:formula="of:=AVERAGE([Instances.BC106:Instances.BC135])" office:value-type="float"/>
          <table:table-cell table:formula="of:=AVERAGE([Instances.BD106:Instances.BD135])" office:value-type="float"/>
          <table:table-cell table:formula="of:=AVERAGE([Instances.BE106:Instances.BE135])" office:value-type="float"/>
          <table:table-cell table:style-name="cellWorst" table:formula="of:=AVERAGE([Instances.BF106:Instances.BF135])" office:value-type="float"/>
          <table:table-cell table:formula="of:=AVERAGE([Instances.BG106:Instances.BG135])" office:value-type="float"/>
          <table:table-cell table:formula="of:=AVERAGE([Instances.BH106:Instances.BH135])" office:value-type="float"/>
          <table:table-cell table:style-name="cellBest" table:formula="of:=AVERAGE([Instances.BI106:Instances.BI135])" office:value-type="float"/>
          <table:table-cell table:formula="of:=AVERAGE([Instances.BJ106:Instances.BJ135])" office:value-type="float"/>
          <table:table-cell table:style-name="cellBest" table:formula="of:=SUM([Instances.BK106:Instances.BK135])" office:value-type="float"/>
          <table:table-cell table:formula="of:=AVERAGE([Instances.BL106:Instances.BL135])" office:value-type="float"/>
          <table:table-cell table:formula="of:=AVERAGE([Instances.BM106:Instances.BM135])" office:value-type="float"/>
          <table:table-cell table:formula="of:=AVERAGE([Instances.BN106:Instances.BN135])" office:value-type="float"/>
          <table:table-cell table:formula="of:=AVERAGE([Instances.BO106:Instances.BO135])" office:value-type="float"/>
          <table:table-cell table:style-name="cellWorst" table:formula="of:=AVERAGE([Instances.BP106:Instances.BP135])" office:value-type="float"/>
          <table:table-cell table:formula="of:=AVERAGE([Instances.BQ106:Instances.BQ135])" office:value-type="float"/>
          <table:table-cell table:formula="of:=AVERAGE([Instances.BR106:Instances.BR135])" office:value-type="float"/>
          <table:table-cell table:style-name="cellBest" table:formula="of:=AVERAGE([Instances.BS106:Instances.BS135])" office:value-type="float"/>
          <table:table-cell table:formula="of:=AVERAGE([Instances.BT106:Instances.BT135])" office:value-type="float"/>
          <table:table-cell table:formula="of:=SUM([Instances.BU106:Instances.BU135])" office:value-type="float"/>
          <table:table-cell table:formula="of:=AVERAGE([Instances.BV106:Instances.BV135])" office:value-type="float"/>
          <table:table-cell table:formula="of:=AVERAGE([Instances.BW106:Instances.BW135])" office:value-type="float"/>
          <table:table-cell table:formula="of:=AVERAGE([Instances.BX106:Instances.BX135])" office:value-type="float"/>
          <table:table-cell table:formula="of:=AVERAGE([Instances.BY106:Instances.BY135])" office:value-type="float"/>
          <table:table-cell table:formula="of:=AVERAGE([Instances.BZ106:Instances.BZ135])" office:value-type="float"/>
          <table:table-cell table:formula="of:=AVERAGE([Instances.CA106:Instances.CA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D106:Instances.CD135])" office:value-type="float"/>
          <table:table-cell table:formula="of:=SUM([Instances.CE106:Instances.CE135])" office:value-type="float"/>
          <table:table-cell table:formula="of:=AVERAGE([Instances.CF106:Instances.CF135])" office:value-type="float"/>
          <table:table-cell table:formula="of:=AVERAGE([Instances.CG106:Instances.CG135])" office:value-type="float"/>
          <table:table-cell table:formula="of:=AVERAGE([Instances.CH106:Instances.CH135])" office:value-type="float"/>
          <table:table-cell table:formula="of:=AVERAGE([Instances.CI106:Instances.CI135])" office:value-type="float"/>
          <table:table-cell table:formula="of:=AVERAGE([Instances.CJ106:Instances.CJ135])" office:value-type="float"/>
          <table:table-cell table:formula="of:=AVERAGE([Instances.CK106:Instances.CK135])" office:value-type="float"/>
          <table:table-cell table:formula="of:=AVERAGE([Instances.CL106:Instances.CL135])" office:value-type="float"/>
          <table:table-cell table:style-name="cellWorst" table:formula="of:=AVERAGE([Instances.CM106:Instances.CM135])" office:value-type="float"/>
          <table:table-cell table:formula="of:=AVERAGE([Instances.CN106:Instances.CN135])" office:value-type="float"/>
          <table:table-cell table:formula="of:=SUM([Instances.CO106:Instances.CO135])" office:value-type="float"/>
          <table:table-cell table:formula="of:=AVERAGE([Instances.CP106:Instances.CP135])" office:value-type="float"/>
          <table:table-cell table:formula="of:=AVERAGE([Instances.CQ106:Instances.CQ135])" office:value-type="float"/>
          <table:table-cell table:formula="of:=AVERAGE([Instances.CR106:Instances.CR135])" office:value-type="float"/>
          <table:table-cell table:style-name="cellBest" table:formula="of:=AVERAGE([Instances.CS106:Instances.CS135])" office:value-type="float"/>
          <table:table-cell table:style-name="cellBest" table:formula="of:=AVERAGE([Instances.CT106:Instances.CT135])" office:value-type="float"/>
          <table:table-cell table:formula="of:=AVERAGE([Instances.CU106:Instances.CU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X106:Instances.CX135])" office:value-type="float"/>
          <table:table-cell table:formula="of:=SUM([Instances.CY106:Instances.CY135])" office:value-type="float"/>
          <table:table-cell table:formula="of:=AVERAGE([Instances.CZ106:Instances.CZ135])" office:value-type="float"/>
          <table:table-cell table:formula="of:=AVERAGE([Instances.DA106:Instances.DA135])" office:value-type="float"/>
          <table:table-cell table:formula="of:=AVERAGE([Instances.DB106:Instances.DB135])" office:value-type="float"/>
          <table:table-cell table:style-name="cellBest" table:formula="of:=AVERAGE([Instances.DC106:Instances.DC135])" office:value-type="float"/>
          <table:table-cell table:style-name="cellBest" table:formula="of:=AVERAGE([Instances.DD106:Instances.DD135])" office:value-type="float"/>
          <table:table-cell table:formula="of:=AVERAGE([Instances.DE106:Instances.DE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8];[.$L8];[.$V8];[.$AF8];[.$AP8];[.$AZ8];[.$BJ8];[.$BT8];[.$CD8];[.$CN8];[.$CX8])" office:value-type="float"/>
          <table:table-cell table:formula="of:=MIN([.$C8];[.$M8];[.$W8];[.$AG8];[.$AQ8];[.$BA8];[.$BK8];[.$BU8];[.$CE8];[.$CO8];[.$CY8])" office:value-type="float"/>
          <table:table-cell table:formula="of:=MIN([.$D8];[.$N8];[.$X8];[.$AH8];[.$AR8];[.$BB8];[.$BL8];[.$BV8];[.$CF8];[.$CP8];[.$CZ8])" office:value-type="float"/>
          <table:table-cell table:formula="of:=MIN([.$E8];[.$O8];[.$Y8];[.$AI8];[.$AS8];[.$BC8];[.$BM8];[.$BW8];[.$CG8];[.$CQ8];[.$DA8])" office:value-type="float"/>
          <table:table-cell table:formula="of:=MIN([.$F8];[.$P8];[.$Z8];[.$AJ8];[.$AT8];[.$BD8];[.$BN8];[.$BX8];[.$CH8];[.$CR8];[.$DB8])" office:value-type="float"/>
          <table:table-cell table:formula="of:=MIN([.$G8];[.$Q8];[.$AA8];[.$AK8];[.$AU8];[.$BE8];[.$BO8];[.$BY8];[.$CI8];[.$CS8];[.$DC8])" office:value-type="float"/>
          <table:table-cell table:formula="of:=MIN([.$H8];[.$R8];[.$AB8];[.$AL8];[.$AV8];[.$BF8];[.$BP8];[.$BZ8];[.$CJ8];[.$CT8];[.$DD8])" office:value-type="float"/>
          <table:table-cell table:formula="of:=MIN([.$I8];[.$S8];[.$AC8];[.$AM8];[.$AW8];[.$BG8];[.$BQ8];[.$CA8];[.$CK8];[.$CU8];[.$DE8])" office:value-type="float"/>
          <table:table-cell table:formula="of:=MIN([.$J8];[.$T8];[.$AD8];[.$AN8];[.$AX8];[.$BH8];[.$BR8];[.$CB8];[.$CL8];[.$CV8];[.$DF8])" office:value-type="float"/>
          <table:table-cell table:formula="of:=MIN([.$K8];[.$U8];[.$AE8];[.$AO8];[.$AY8];[.$BI8];[.$BS8];[.$CC8];[.$CM8];[.$CW8];[.$DG8])" office:value-type="float"/>
          <table:table-cell table:formula="of:=MEDIAN([.$B8];[.$L8];[.$V8];[.$AF8];[.$AP8];[.$AZ8];[.$BJ8];[.$BT8];[.$CD8];[.$CN8];[.$CX8])" office:value-type="float"/>
          <table:table-cell table:formula="of:=MEDIAN([.$C8];[.$M8];[.$W8];[.$AG8];[.$AQ8];[.$BA8];[.$BK8];[.$BU8];[.$CE8];[.$CO8];[.$CY8])" office:value-type="float"/>
          <table:table-cell table:formula="of:=MEDIAN([.$D8];[.$N8];[.$X8];[.$AH8];[.$AR8];[.$BB8];[.$BL8];[.$BV8];[.$CF8];[.$CP8];[.$CZ8])" office:value-type="float"/>
          <table:table-cell table:formula="of:=MEDIAN([.$E8];[.$O8];[.$Y8];[.$AI8];[.$AS8];[.$BC8];[.$BM8];[.$BW8];[.$CG8];[.$CQ8];[.$DA8])" office:value-type="float"/>
          <table:table-cell table:formula="of:=MEDIAN([.$F8];[.$P8];[.$Z8];[.$AJ8];[.$AT8];[.$BD8];[.$BN8];[.$BX8];[.$CH8];[.$CR8];[.$DB8])" office:value-type="float"/>
          <table:table-cell table:formula="of:=MEDIAN([.$G8];[.$Q8];[.$AA8];[.$AK8];[.$AU8];[.$BE8];[.$BO8];[.$BY8];[.$CI8];[.$CS8];[.$DC8])" office:value-type="float"/>
          <table:table-cell table:formula="of:=MEDIAN([.$H8];[.$R8];[.$AB8];[.$AL8];[.$AV8];[.$BF8];[.$BP8];[.$BZ8];[.$CJ8];[.$CT8];[.$DD8])" office:value-type="float"/>
          <table:table-cell table:formula="of:=MEDIAN([.$I8];[.$S8];[.$AC8];[.$AM8];[.$AW8];[.$BG8];[.$BQ8];[.$CA8];[.$CK8];[.$CU8];[.$DE8])" office:value-type="float"/>
          <table:table-cell table:formula="of:=MEDIAN([.$J8];[.$T8];[.$AD8];[.$AN8];[.$AX8];[.$BH8];[.$BR8];[.$CB8];[.$CL8];[.$CV8];[.$DF8])" office:value-type="float"/>
          <table:table-cell table:formula="of:=MEDIAN([.$K8];[.$U8];[.$AE8];[.$AO8];[.$AY8];[.$BI8];[.$BS8];[.$CC8];[.$CM8];[.$CW8];[.$DG8])" office:value-type="float"/>
          <table:table-cell table:formula="of:=MAX([.$B8];[.$L8];[.$V8];[.$AF8];[.$AP8];[.$AZ8];[.$BJ8];[.$BT8];[.$CD8];[.$CN8];[.$CX8])" office:value-type="float"/>
          <table:table-cell table:formula="of:=MAX([.$C8];[.$M8];[.$W8];[.$AG8];[.$AQ8];[.$BA8];[.$BK8];[.$BU8];[.$CE8];[.$CO8];[.$CY8])" office:value-type="float"/>
          <table:table-cell table:formula="of:=MAX([.$D8];[.$N8];[.$X8];[.$AH8];[.$AR8];[.$BB8];[.$BL8];[.$BV8];[.$CF8];[.$CP8];[.$CZ8])" office:value-type="float"/>
          <table:table-cell table:formula="of:=MAX([.$E8];[.$O8];[.$Y8];[.$AI8];[.$AS8];[.$BC8];[.$BM8];[.$BW8];[.$CG8];[.$CQ8];[.$DA8])" office:value-type="float"/>
          <table:table-cell table:formula="of:=MAX([.$F8];[.$P8];[.$Z8];[.$AJ8];[.$AT8];[.$BD8];[.$BN8];[.$BX8];[.$CH8];[.$CR8];[.$DB8])" office:value-type="float"/>
          <table:table-cell table:formula="of:=MAX([.$G8];[.$Q8];[.$AA8];[.$AK8];[.$AU8];[.$BE8];[.$BO8];[.$BY8];[.$CI8];[.$CS8];[.$DC8])" office:value-type="float"/>
          <table:table-cell table:formula="of:=MAX([.$H8];[.$R8];[.$AB8];[.$AL8];[.$AV8];[.$BF8];[.$BP8];[.$BZ8];[.$CJ8];[.$CT8];[.$DD8])" office:value-type="float"/>
          <table:table-cell table:formula="of:=MAX([.$I8];[.$S8];[.$AC8];[.$AM8];[.$AW8];[.$BG8];[.$BQ8];[.$CA8];[.$CK8];[.$CU8];[.$DE8])" office:value-type="float"/>
          <table:table-cell table:formula="of:=MAX([.$J8];[.$T8];[.$AD8];[.$AN8];[.$AX8];[.$BH8];[.$BR8];[.$CB8];[.$CL8];[.$CV8];[.$DF8])" office:value-type="float"/>
          <table:table-cell table:formula="of:=MAX([.$K8];[.$U8];[.$AE8];[.$AO8];[.$AY8];[.$BI8];[.$BS8];[.$CC8];[.$CM8];[.$CW8];[.$DG8])" office:value-type="float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SUM</text:p>
          </table:table-cell>
          <table:table-cell table:style-name="cellBest" table:formula="of:=SUM([.B3:.B8])" office:value-type="float"/>
          <table:table-cell table:style-name="cellBest" table:formula="of:=SUM([.C3:.C8])" office:value-type="float"/>
          <table:table-cell table:formula="of:=SUM([.D3:.D8])" office:value-type="float"/>
          <table:table-cell table:formula="of:=SUM([.E3:.E8])" office:value-type="float"/>
          <table:table-cell table:formula="of:=SUM([.F3:.F8])" office:value-type="float"/>
          <table:table-cell table:formula="of:=SUM([.G3:.G8])" office:value-type="float"/>
          <table:table-cell table:style-name="cellBest" table:formula="of:=SUM([.H3:.H8])" office:value-type="float"/>
          <table:table-cell table:formula="of:=SUM([.I3:.I8])" office:value-type="float"/>
          <table:table-cell table:formula="of:=SUM([.J3:.J8])" office:value-type="float"/>
          <table:table-cell table:formula="of:=SUM([.K3:.K8])" office:value-type="float"/>
          <table:table-cell table:formula="of:=SUM([.L3:.L8])" office:value-type="float"/>
          <table:table-cell table:formula="of:=SUM([.M3:.M8])" office:value-type="float"/>
          <table:table-cell table:formula="of:=SUM([.N3:.N8])" office:value-type="float"/>
          <table:table-cell table:formula="of:=SUM([.O3:.O8])" office:value-type="float"/>
          <table:table-cell table:formula="of:=SUM([.P3:.P8])" office:value-type="float"/>
          <table:table-cell table:formula="of:=SUM([.Q3:.Q8])" office:value-type="float"/>
          <table:table-cell table:style-name="cellBest" table:formula="of:=SUM([.R3:.R8])" office:value-type="float"/>
          <table:table-cell table:formula="of:=SUM([.S3:.S8])" office:value-type="float"/>
          <table:table-cell table:formula="of:=SUM([.T3:.T8])" office:value-type="float"/>
          <table:table-cell table:style-name="cellBest" table:formula="of:=SUM([.U3:.U8])" office:value-type="float"/>
          <table:table-cell table:formula="of:=SUM([.V3:.V8])" office:value-type="float"/>
          <table:table-cell table:formula="of:=SUM([.W3:.W8])" office:value-type="float"/>
          <table:table-cell table:formula="of:=SUM([.X3:.X8])" office:value-type="float"/>
          <table:table-cell table:formula="of:=SUM([.Y3:.Y8])" office:value-type="float"/>
          <table:table-cell table:formula="of:=SUM([.Z3:.Z8])" office:value-type="float"/>
          <table:table-cell table:formula="of:=SUM([.AA3:.AA8])" office:value-type="float"/>
          <table:table-cell table:style-name="cellBest" table:formula="of:=SUM([.AB3:.AB8])" office:value-type="float"/>
          <table:table-cell table:formula="of:=SUM([.AC3:.AC8])" office:value-type="float"/>
          <table:table-cell table:formula="of:=SUM([.AD3:.AD8])" office:value-type="float"/>
          <table:table-cell table:formula="of:=SUM([.AE3:.AE8])" office:value-type="float"/>
          <table:table-cell table:formula="of:=SUM([.AF3:.AF8])" office:value-type="float"/>
          <table:table-cell table:formula="of:=SUM([.AG3:.AG8])" office:value-type="float"/>
          <table:table-cell table:formula="of:=SUM([.AH3:.AH8])" office:value-type="float"/>
          <table:table-cell table:formula="of:=SUM([.AI3:.AI8])" office:value-type="float"/>
          <table:table-cell table:formula="of:=SUM([.AJ3:.AJ8])" office:value-type="float"/>
          <table:table-cell table:style-name="cellWorst" table:formula="of:=SUM([.AK3:.AK8])" office:value-type="float"/>
          <table:table-cell table:formula="of:=SUM([.AL3:.AL8])" office:value-type="float"/>
          <table:table-cell table:style-name="cellWorst" table:formula="of:=SUM([.AM3:.AM8])" office:value-type="float"/>
          <table:table-cell table:style-name="cellWorst" table:formula="of:=SUM([.AN3:.AN8])" office:value-type="float"/>
          <table:table-cell table:formula="of:=SUM([.AO3:.AO8])" office:value-type="float"/>
          <table:table-cell table:formula="of:=SUM([.AP3:.AP8])" office:value-type="float"/>
          <table:table-cell table:formula="of:=SUM([.AQ3:.AQ8])" office:value-type="float"/>
          <table:table-cell table:formula="of:=SUM([.AR3:.AR8])" office:value-type="float"/>
          <table:table-cell table:formula="of:=SUM([.AS3:.AS8])" office:value-type="float"/>
          <table:table-cell table:formula="of:=SUM([.AT3:.AT8])" office:value-type="float"/>
          <table:table-cell table:style-name="cellBest" table:formula="of:=SUM([.AU3:.AU8])" office:value-type="float"/>
          <table:table-cell table:formula="of:=SUM([.AV3:.AV8])" office:value-type="float"/>
          <table:table-cell table:style-name="cellBest" table:formula="of:=SUM([.AW3:.AW8])" office:value-type="float"/>
          <table:table-cell table:style-name="cellBest" table:formula="of:=SUM([.AX3:.AX8])" office:value-type="float"/>
          <table:table-cell table:formula="of:=SUM([.AY3:.AY8])" office:value-type="float"/>
          <table:table-cell table:formula="of:=SUM([.AZ3:.AZ8])" office:value-type="float"/>
          <table:table-cell table:formula="of:=SUM([.BA3:.BA8])" office:value-type="float"/>
          <table:table-cell table:formula="of:=SUM([.BB3:.BB8])" office:value-type="float"/>
          <table:table-cell table:formula="of:=SUM([.BC3:.BC8])" office:value-type="float"/>
          <table:table-cell table:formula="of:=SUM([.BD3:.BD8])" office:value-type="float"/>
          <table:table-cell table:formula="of:=SUM([.BE3:.BE8])" office:value-type="float"/>
          <table:table-cell table:formula="of:=SUM([.BF3:.BF8])" office:value-type="float"/>
          <table:table-cell table:formula="of:=SUM([.BG3:.BG8])" office:value-type="float"/>
          <table:table-cell table:style-name="cellWorst" table:formula="of:=SUM([.BH3:.BH8])" office:value-type="float"/>
          <table:table-cell table:style-name="cellWorst" table:formula="of:=SUM([.BI3:.BI8])" office:value-type="float"/>
          <table:table-cell table:formula="of:=SUM([.BJ3:.BJ8])" office:value-type="float"/>
          <table:table-cell table:formula="of:=SUM([.BK3:.BK8])" office:value-type="float"/>
          <table:table-cell table:formula="of:=SUM([.BL3:.BL8])" office:value-type="float"/>
          <table:table-cell table:formula="of:=SUM([.BM3:.BM8])" office:value-type="float"/>
          <table:table-cell table:formula="of:=SUM([.BN3:.BN8])" office:value-type="float"/>
          <table:table-cell table:formula="of:=SUM([.BO3:.BO8])" office:value-type="float"/>
          <table:table-cell table:formula="of:=SUM([.BP3:.BP8])" office:value-type="float"/>
          <table:table-cell table:formula="of:=SUM([.BQ3:.BQ8])" office:value-type="float"/>
          <table:table-cell table:style-name="cellWorst" table:formula="of:=SUM([.BR3:.BR8])" office:value-type="float"/>
          <table:table-cell table:formula="of:=SUM([.BS3:.BS8])" office:value-type="float"/>
          <table:table-cell table:formula="of:=SUM([.BT3:.BT8])" office:value-type="float"/>
          <table:table-cell table:formula="of:=SUM([.BU3:.BU8])" office:value-type="float"/>
          <table:table-cell table:style-name="cellBest" table:formula="of:=SUM([.BV3:.BV8])" office:value-type="float"/>
          <table:table-cell table:formula="of:=SUM([.BW3:.BW8])" office:value-type="float"/>
          <table:table-cell table:formula="of:=SUM([.BX3:.BX8])" office:value-type="float"/>
          <table:table-cell table:formula="of:=SUM([.BY3:.BY8])" office:value-type="float"/>
          <table:table-cell table:formula="of:=SUM([.BZ3:.BZ8])" office:value-type="float"/>
          <table:table-cell table:formula="of:=SUM([.CA3:.CA8])" office:value-type="float"/>
          <table:table-cell table:formula="of:=SUM([.CB3:.CB8])" office:value-type="float"/>
          <table:table-cell table:formula="of:=SUM([.CC3:.CC8])" office:value-type="float"/>
          <table:table-cell table:formula="of:=SUM([.CD3:.CD8])" office:value-type="float"/>
          <table:table-cell table:formula="of:=SUM([.CE3:.CE8])" office:value-type="float"/>
          <table:table-cell table:formula="of:=SUM([.CF3:.CF8])" office:value-type="float"/>
          <table:table-cell table:formula="of:=SUM([.CG3:.CG8])" office:value-type="float"/>
          <table:table-cell table:formula="of:=SUM([.CH3:.CH8])" office:value-type="float"/>
          <table:table-cell table:formula="of:=SUM([.CI3:.CI8])" office:value-type="float"/>
          <table:table-cell table:formula="of:=SUM([.CJ3:.CJ8])" office:value-type="float"/>
          <table:table-cell table:formula="of:=SUM([.CK3:.CK8])" office:value-type="float"/>
          <table:table-cell table:formula="of:=SUM([.CL3:.CL8])" office:value-type="float"/>
          <table:table-cell table:formula="of:=SUM([.CM3:.CM8])" office:value-type="float"/>
          <table:table-cell table:formula="of:=SUM([.CN3:.CN8])" office:value-type="float"/>
          <table:table-cell table:formula="of:=SUM([.CO3:.CO8])" office:value-type="float"/>
          <table:table-cell table:formula="of:=SUM([.CP3:.CP8])" office:value-type="float"/>
          <table:table-cell table:formula="of:=SUM([.CQ3:.CQ8])" office:value-type="float"/>
          <table:table-cell table:formula="of:=SUM([.CR3:.CR8])" office:value-type="float"/>
          <table:table-cell table:formula="of:=SUM([.CS3:.CS8])" office:value-type="float"/>
          <table:table-cell table:formula="of:=SUM([.CT3:.CT8])" office:value-type="float"/>
          <table:table-cell table:formula="of:=SUM([.CU3:.CU8])" office:value-type="float"/>
          <table:table-cell table:style-name="cellBest" table:formula="of:=SUM([.CV3:.CV8])" office:value-type="float"/>
          <table:table-cell table:formula="of:=SUM([.CW3:.CW8])" office:value-type="float"/>
          <table:table-cell table:style-name="cellWorst" table:formula="of:=SUM([.CX3:.CX8])" office:value-type="float"/>
          <table:table-cell table:style-name="cellWorst" table:formula="of:=SUM([.CY3:.CY8])" office:value-type="float"/>
          <table:table-cell table:style-name="cellWorst" table:formula="of:=SUM([.CZ3:.CZ8])" office:value-type="float"/>
          <table:table-cell table:formula="of:=SUM([.DA3:.DA8])" office:value-type="float"/>
          <table:table-cell table:formula="of:=SUM([.DB3:.DB8])" office:value-type="float"/>
          <table:table-cell table:formula="of:=SUM([.DC3:.DC8])" office:value-type="float"/>
          <table:table-cell table:style-name="cellWorst" table:formula="of:=SUM([.DD3:.DD8])" office:value-type="float"/>
          <table:table-cell table:formula="of:=SUM([.DE3:.DE8])" office:value-type="float"/>
          <table:table-cell table:style-name="cellBest" table:formula="of:=SUM([.DF3:.DF8])" office:value-type="float"/>
          <table:table-cell table:formula="of:=SUM([.DG3:.DG8])" office:value-type="float"/>
          <table:table-cell table:formula="of:=SUM([.DH3:.DH8])" office:value-type="float"/>
          <table:table-cell table:formula="of:=SUM([.DI3:.DI8])" office:value-type="float"/>
          <table:table-cell table:formula="of:=SUM([.DJ3:.DJ8])" office:value-type="float"/>
          <table:table-cell table:formula="of:=SUM([.DK3:.DK8])" office:value-type="float"/>
          <table:table-cell table:formula="of:=SUM([.DL3:.DL8])" office:value-type="float"/>
          <table:table-cell table:formula="of:=SUM([.DM3:.DM8])" office:value-type="float"/>
          <table:table-cell table:formula="of:=SUM([.DN3:.DN8])" office:value-type="float"/>
          <table:table-cell table:formula="of:=SUM([.DO3:.DO8])" office:value-type="float"/>
          <table:table-cell table:formula="of:=SUM([.DP3:.DP8])" office:value-type="float"/>
          <table:table-cell table:formula="of:=SUM([.DQ3:.DQ8])" office:value-type="float"/>
          <table:table-cell table:formula="of:=SUM([.DR3:.DR8])" office:value-type="float"/>
          <table:table-cell table:formula="of:=SUM([.DS3:.DS8])" office:value-type="float"/>
          <table:table-cell table:formula="of:=SUM([.DT3:.DT8])" office:value-type="float"/>
          <table:table-cell table:formula="of:=SUM([.DU3:.DU8])" office:value-type="float"/>
          <table:table-cell table:formula="of:=SUM([.DV3:.DV8])" office:value-type="float"/>
          <table:table-cell table:formula="of:=SUM([.DW3:.DW8])" office:value-type="float"/>
          <table:table-cell table:formula="of:=SUM([.DX3:.DX8])" office:value-type="float"/>
          <table:table-cell table:formula="of:=SUM([.DY3:.DY8])" office:value-type="float"/>
          <table:table-cell table:formula="of:=SUM([.DZ3:.DZ8])" office:value-type="float"/>
          <table:table-cell table:formula="of:=SUM([.EA3:.EA8])" office:value-type="float"/>
          <table:table-cell table:formula="of:=SUM([.EB3:.EB8])" office:value-type="float"/>
          <table:table-cell table:formula="of:=SUM([.EC3:.EC8])" office:value-type="float"/>
          <table:table-cell table:formula="of:=SUM([.ED3:.ED8])" office:value-type="float"/>
          <table:table-cell table:formula="of:=SUM([.EE3:.EE8])" office:value-type="float"/>
          <table:table-cell table:formula="of:=SUM([.EF3:.EF8])" office:value-type="float"/>
          <table:table-cell table:formula="of:=SUM([.EG3:.EG8])" office:value-type="float"/>
          <table:table-cell table:formula="of:=SUM([.EH3:.EH8])" office:value-type="float"/>
          <table:table-cell table:formula="of:=SUM([.EI3:.EI8])" office:value-type="float"/>
          <table:table-cell table:formula="of:=SUM([.EJ3:.EJ8])" office:value-type="float"/>
          <table:table-cell table:formula="of:=SUM([.EK3:.EK8])" office:value-type="float"/>
        </table:table-row>
        <table:table-row table:style-name="ro1">
          <table:table-cell office:value-type="string">
            <text:p>AVG</text:p>
          </table:table-cell>
          <table:table-cell table:style-name="cellBest" table:formula="of:=AVERAGE([.B3:.B8])" office:value-type="float"/>
          <table:table-cell table:style-name="cellBest" table:formula="of:=AVERAGE([.C3:.C8])" office:value-type="float"/>
          <table:table-cell table:formula="of:=AVERAGE([.D3:.D8])" office:value-type="float"/>
          <table:table-cell table:formula="of:=AVERAGE([.E3:.E8])" office:value-type="float"/>
          <table:table-cell table:formula="of:=AVERAGE([.F3:.F8])" office:value-type="float"/>
          <table:table-cell table:formula="of:=AVERAGE([.G3:.G8])" office:value-type="float"/>
          <table:table-cell table:style-name="cellBest" table:formula="of:=AVERAGE([.H3:.H8])" office:value-type="float"/>
          <table:table-cell table:formula="of:=AVERAGE([.I3:.I8])" office:value-type="float"/>
          <table:table-cell table:formula="of:=AVERAGE([.J3:.J8])" office:value-type="float"/>
          <table:table-cell table:style-name="cellBest" table:formula="of:=AVERAGE([.K3:.K8])" office:value-type="float"/>
          <table:table-cell table:formula="of:=AVERAGE([.L3:.L8])" office:value-type="float"/>
          <table:table-cell table:formula="of:=AVERAGE([.M3:.M8])" office:value-type="float"/>
          <table:table-cell table:formula="of:=AVERAGE([.N3:.N8])" office:value-type="float"/>
          <table:table-cell table:formula="of:=AVERAGE([.O3:.O8])" office:value-type="float"/>
          <table:table-cell table:formula="of:=AVERAGE([.P3:.P8])" office:value-type="float"/>
          <table:table-cell table:style-name="cellWorst" table:formula="of:=AVERAGE([.Q3:.Q8])" office:value-type="float"/>
          <table:table-cell table:style-name="cellBest" table:formula="of:=AVERAGE([.R3:.R8])" office:value-type="float"/>
          <table:table-cell table:formula="of:=AVERAGE([.S3:.S8])" office:value-type="float"/>
          <table:table-cell table:formula="of:=AVERAGE([.T3:.T8])" office:value-type="float"/>
          <table:table-cell table:formula="of:=AVERAGE([.U3:.U8])" office:value-type="float"/>
          <table:table-cell table:formula="of:=AVERAGE([.V3:.V8])" office:value-type="float"/>
          <table:table-cell table:formula="of:=AVERAGE([.W3:.W8])" office:value-type="float"/>
          <table:table-cell table:formula="of:=AVERAGE([.X3:.X8])" office:value-type="float"/>
          <table:table-cell table:formula="of:=AVERAGE([.Y3:.Y8])" office:value-type="float"/>
          <table:table-cell table:formula="of:=AVERAGE([.Z3:.Z8])" office:value-type="float"/>
          <table:table-cell table:formula="of:=AVERAGE([.AA3:.AA8])" office:value-type="float"/>
          <table:table-cell table:style-name="cellBest" table:formula="of:=AVERAGE([.AB3:.AB8])" office:value-type="float"/>
          <table:table-cell table:formula="of:=AVERAGE([.AC3:.AC8])" office:value-type="float"/>
          <table:table-cell table:formula="of:=AVERAGE([.AD3:.AD8])" office:value-type="float"/>
          <table:table-cell table:formula="of:=AVERAGE([.AE3:.AE8])" office:value-type="float"/>
          <table:table-cell table:formula="of:=AVERAGE([.AF3:.AF8])" office:value-type="float"/>
          <table:table-cell table:formula="of:=AVERAGE([.AG3:.AG8])" office:value-type="float"/>
          <table:table-cell table:formula="of:=AVERAGE([.AH3:.AH8])" office:value-type="float"/>
          <table:table-cell table:formula="of:=AVERAGE([.AI3:.AI8])" office:value-type="float"/>
          <table:table-cell table:formula="of:=AVERAGE([.AJ3:.AJ8])" office:value-type="float"/>
          <table:table-cell table:formula="of:=AVERAGE([.AK3:.AK8])" office:value-type="float"/>
          <table:table-cell table:formula="of:=AVERAGE([.AL3:.AL8])" office:value-type="float"/>
          <table:table-cell table:style-name="cellWorst" table:formula="of:=AVERAGE([.AM3:.AM8])" office:value-type="float"/>
          <table:table-cell table:formula="of:=AVERAGE([.AN3:.AN8])" office:value-type="float"/>
          <table:table-cell table:formula="of:=AVERAGE([.AO3:.AO8])" office:value-type="float"/>
          <table:table-cell table:formula="of:=AVERAGE([.AP3:.AP8])" office:value-type="float"/>
          <table:table-cell table:formula="of:=AVERAGE([.AQ3:.AQ8])" office:value-type="float"/>
          <table:table-cell table:formula="of:=AVERAGE([.AR3:.AR8])" office:value-type="float"/>
          <table:table-cell table:formula="of:=AVERAGE([.AS3:.AS8])" office:value-type="float"/>
          <table:table-cell table:formula="of:=AVERAGE([.AT3:.AT8])" office:value-type="float"/>
          <table:table-cell table:style-name="cellBest" table:formula="of:=AVERAGE([.AU3:.AU8])" office:value-type="float"/>
          <table:table-cell table:formula="of:=AVERAGE([.AV3:.AV8])" office:value-type="float"/>
          <table:table-cell table:style-name="cellBest" table:formula="of:=AVERAGE([.AW3:.AW8])" office:value-type="float"/>
          <table:table-cell table:formula="of:=AVERAGE([.AX3:.AX8])" office:value-type="float"/>
          <table:table-cell table:style-name="cellWorst" table:formula="of:=AVERAGE([.AY3:.AY8])" office:value-type="float"/>
          <table:table-cell table:formula="of:=AVERAGE([.AZ3:.AZ8])" office:value-type="float"/>
          <table:table-cell table:formula="of:=AVERAGE([.BA3:.BA8])" office:value-type="float"/>
          <table:table-cell table:formula="of:=AVERAGE([.BB3:.BB8])" office:value-type="float"/>
          <table:table-cell table:formula="of:=AVERAGE([.BC3:.BC8])" office:value-type="float"/>
          <table:table-cell table:formula="of:=AVERAGE([.BD3:.BD8])" office:value-type="float"/>
          <table:table-cell table:formula="of:=AVERAGE([.BE3:.BE8])" office:value-type="float"/>
          <table:table-cell table:formula="of:=AVERAGE([.BF3:.BF8])" office:value-type="float"/>
          <table:table-cell table:formula="of:=AVERAGE([.BG3:.BG8])" office:value-type="float"/>
          <table:table-cell table:formula="of:=AVERAGE([.BH3:.BH8])" office:value-type="float"/>
          <table:table-cell table:formula="of:=AVERAGE([.BI3:.BI8])" office:value-type="float"/>
          <table:table-cell table:formula="of:=AVERAGE([.BJ3:.BJ8])" office:value-type="float"/>
          <table:table-cell table:formula="of:=AVERAGE([.BK3:.BK8])" office:value-type="float"/>
          <table:table-cell table:formula="of:=AVERAGE([.BL3:.BL8])" office:value-type="float"/>
          <table:table-cell table:formula="of:=AVERAGE([.BM3:.BM8])" office:value-type="float"/>
          <table:table-cell table:formula="of:=AVERAGE([.BN3:.BN8])" office:value-type="float"/>
          <table:table-cell table:formula="of:=AVERAGE([.BO3:.BO8])" office:value-type="float"/>
          <table:table-cell table:formula="of:=AVERAGE([.BP3:.BP8])" office:value-type="float"/>
          <table:table-cell table:formula="of:=AVERAGE([.BQ3:.BQ8])" office:value-type="float"/>
          <table:table-cell table:formula="of:=AVERAGE([.BR3:.BR8])" office:value-type="float"/>
          <table:table-cell table:formula="of:=AVERAGE([.BS3:.BS8])" office:value-type="float"/>
          <table:table-cell table:formula="of:=AVERAGE([.BT3:.BT8])" office:value-type="float"/>
          <table:table-cell table:formula="of:=AVERAGE([.BU3:.BU8])" office:value-type="float"/>
          <table:table-cell table:style-name="cellBest" table:formula="of:=AVERAGE([.BV3:.BV8])" office:value-type="float"/>
          <table:table-cell table:formula="of:=AVERAGE([.BW3:.BW8])" office:value-type="float"/>
          <table:table-cell table:formula="of:=AVERAGE([.BX3:.BX8])" office:value-type="float"/>
          <table:table-cell table:formula="of:=AVERAGE([.BY3:.BY8])" office:value-type="float"/>
          <table:table-cell table:formula="of:=AVERAGE([.BZ3:.BZ8])" office:value-type="float"/>
          <table:table-cell table:formula="of:=AVERAGE([.CA3:.CA8])" office:value-type="float"/>
          <table:table-cell table:formula="of:=AVERAGE([.CB3:.CB8])" office:value-type="float"/>
          <table:table-cell table:formula="of:=AVERAGE([.CC3:.CC8])" office:value-type="float"/>
          <table:table-cell table:formula="of:=AVERAGE([.CD3:.CD8])" office:value-type="float"/>
          <table:table-cell table:formula="of:=AVERAGE([.CE3:.CE8])" office:value-type="float"/>
          <table:table-cell table:formula="of:=AVERAGE([.CF3:.CF8])" office:value-type="float"/>
          <table:table-cell table:formula="of:=AVERAGE([.CG3:.CG8])" office:value-type="float"/>
          <table:table-cell table:formula="of:=AVERAGE([.CH3:.CH8])" office:value-type="float"/>
          <table:table-cell table:formula="of:=AVERAGE([.CI3:.CI8])" office:value-type="float"/>
          <table:table-cell table:formula="of:=AVERAGE([.CJ3:.CJ8])" office:value-type="float"/>
          <table:table-cell table:formula="of:=AVERAGE([.CK3:.CK8])" office:value-type="float"/>
          <table:table-cell table:formula="of:=AVERAGE([.CL3:.CL8])" office:value-type="float"/>
          <table:table-cell table:formula="of:=AVERAGE([.CM3:.CM8])" office:value-type="float"/>
          <table:table-cell table:formula="of:=AVERAGE([.CN3:.CN8])" office:value-type="float"/>
          <table:table-cell table:formula="of:=AVERAGE([.CO3:.CO8])" office:value-type="float"/>
          <table:table-cell table:formula="of:=AVERAGE([.CP3:.CP8])" office:value-type="float"/>
          <table:table-cell table:formula="of:=AVERAGE([.CQ3:.CQ8])" office:value-type="float"/>
          <table:table-cell table:formula="of:=AVERAGE([.CR3:.CR8])" office:value-type="float"/>
          <table:table-cell table:formula="of:=AVERAGE([.CS3:.CS8])" office:value-type="float"/>
          <table:table-cell table:formula="of:=AVERAGE([.CT3:.CT8])" office:value-type="float"/>
          <table:table-cell table:formula="of:=AVERAGE([.CU3:.CU8])" office:value-type="float"/>
          <table:table-cell table:formula="of:=AVERAGE([.CV3:.CV8])" office:value-type="float"/>
          <table:table-cell table:formula="of:=AVERAGE([.CW3:.CW8])" office:value-type="float"/>
          <table:table-cell table:style-name="cellWorst" table:formula="of:=AVERAGE([.CX3:.CX8])" office:value-type="float"/>
          <table:table-cell table:style-name="cellWorst" table:formula="of:=AVERAGE([.CY3:.CY8])" office:value-type="float"/>
          <table:table-cell table:formula="of:=AVERAGE([.CZ3:.CZ8])" office:value-type="float"/>
          <table:table-cell table:formula="of:=AVERAGE([.DA3:.DA8])" office:value-type="float"/>
          <table:table-cell table:formula="of:=AVERAGE([.DB3:.DB8])" office:value-type="float"/>
          <table:table-cell table:formula="of:=AVERAGE([.DC3:.DC8])" office:value-type="float"/>
          <table:table-cell table:style-name="cellWorst" table:formula="of:=AVERAGE([.DD3:.DD8])" office:value-type="float"/>
          <table:table-cell table:formula="of:=AVERAGE([.DE3:.DE8])" office:value-type="float"/>
          <table:table-cell table:formula="of:=AVERAGE([.DF3:.DF8])" office:value-type="float"/>
          <table:table-cell table:formula="of:=AVERAGE([.DG3:.DG8])" office:value-type="float"/>
          <table:table-cell table:formula="of:=AVERAGE([.DH3:.DH8])" office:value-type="float"/>
          <table:table-cell table:formula="of:=AVERAGE([.DI3:.DI8])" office:value-type="float"/>
          <table:table-cell table:formula="of:=AVERAGE([.DJ3:.DJ8])" office:value-type="float"/>
          <table:table-cell table:formula="of:=AVERAGE([.DK3:.DK8])" office:value-type="float"/>
          <table:table-cell table:formula="of:=AVERAGE([.DL3:.DL8])" office:value-type="float"/>
          <table:table-cell table:formula="of:=AVERAGE([.DM3:.DM8])" office:value-type="float"/>
          <table:table-cell table:formula="of:=AVERAGE([.DN3:.DN8])" office:value-type="float"/>
          <table:table-cell table:formula="of:=AVERAGE([.DO3:.DO8])" office:value-type="float"/>
          <table:table-cell table:formula="of:=AVERAGE([.DP3:.DP8])" office:value-type="float"/>
          <table:table-cell table:formula="of:=AVERAGE([.DQ3:.DQ8])" office:value-type="float"/>
          <table:table-cell table:formula="of:=AVERAGE([.DR3:.DR8])" office:value-type="float"/>
          <table:table-cell table:formula="of:=AVERAGE([.DS3:.DS8])" office:value-type="float"/>
          <table:table-cell table:formula="of:=AVERAGE([.DT3:.DT8])" office:value-type="float"/>
          <table:table-cell table:formula="of:=AVERAGE([.DU3:.DU8])" office:value-type="float"/>
          <table:table-cell table:formula="of:=AVERAGE([.DV3:.DV8])" office:value-type="float"/>
          <table:table-cell table:formula="of:=AVERAGE([.DW3:.DW8])" office:value-type="float"/>
          <table:table-cell table:formula="of:=AVERAGE([.DX3:.DX8])" office:value-type="float"/>
          <table:table-cell table:formula="of:=AVERAGE([.DY3:.DY8])" office:value-type="float"/>
          <table:table-cell table:formula="of:=AVERAGE([.DZ3:.DZ8])" office:value-type="float"/>
          <table:table-cell table:formula="of:=AVERAGE([.EA3:.EA8])" office:value-type="float"/>
          <table:table-cell table:formula="of:=AVERAGE([.EB3:.EB8])" office:value-type="float"/>
          <table:table-cell table:formula="of:=AVERAGE([.EC3:.EC8])" office:value-type="float"/>
          <table:table-cell table:formula="of:=AVERAGE([.ED3:.ED8])" office:value-type="float"/>
          <table:table-cell table:formula="of:=AVERAGE([.EE3:.EE8])" office:value-type="float"/>
          <table:table-cell table:formula="of:=AVERAGE([.EF3:.EF8])" office:value-type="float"/>
          <table:table-cell table:formula="of:=AVERAGE([.EG3:.EG8])" office:value-type="float"/>
          <table:table-cell table:formula="of:=AVERAGE([.EH3:.EH8])" office:value-type="float"/>
          <table:table-cell table:formula="of:=AVERAGE([.EI3:.EI8])" office:value-type="float"/>
          <table:table-cell table:formula="of:=AVERAGE([.EJ3:.EJ8])" office:value-type="float"/>
          <table:table-cell table:formula="of:=AVERAGE([.EK3:.EK8])" office:value-type="float"/>
        </table:table-row>
        <table:table-row table:style-name="ro1">
          <table:table-cell office:value-type="string">
            <text:p>DEV</text:p>
          </table:table-cell>
          <table:table-cell table:style-name="cellBest" table:formula="of:=STDEV([.B3:.B8])" office:value-type="float"/>
          <table:table-cell table:style-name="cellBest" table:formula="of:=STDEV([.C3:.C8])" office:value-type="float"/>
          <table:table-cell table:formula="of:=STDEV([.D3:.D8])" office:value-type="float"/>
          <table:table-cell table:formula="of:=STDEV([.E3:.E8])" office:value-type="float"/>
          <table:table-cell table:formula="of:=STDEV([.F3:.F8])" office:value-type="float"/>
          <table:table-cell table:formula="of:=STDEV([.G3:.G8])" office:value-type="float"/>
          <table:table-cell table:style-name="cellBest" table:formula="of:=STDEV([.H3:.H8])" office:value-type="float"/>
          <table:table-cell table:formula="of:=STDEV([.I3:.I8])" office:value-type="float"/>
          <table:table-cell table:formula="of:=STDEV([.J3:.J8])" office:value-type="float"/>
          <table:table-cell table:style-name="cellBest" table:formula="of:=STDEV([.K3:.K8])" office:value-type="float"/>
          <table:table-cell table:formula="of:=STDEV([.L3:.L8])" office:value-type="float"/>
          <table:table-cell table:formula="of:=STDEV([.M3:.M8])" office:value-type="float"/>
          <table:table-cell table:formula="of:=STDEV([.N3:.N8])" office:value-type="float"/>
          <table:table-cell table:formula="of:=STDEV([.O3:.O8])" office:value-type="float"/>
          <table:table-cell table:formula="of:=STDEV([.P3:.P8])" office:value-type="float"/>
          <table:table-cell table:style-name="cellWorst" table:formula="of:=STDEV([.Q3:.Q8])" office:value-type="float"/>
          <table:table-cell table:style-name="cellBest" table:formula="of:=STDEV([.R3:.R8])" office:value-type="float"/>
          <table:table-cell table:formula="of:=STDEV([.S3:.S8])" office:value-type="float"/>
          <table:table-cell table:formula="of:=STDEV([.T3:.T8])" office:value-type="float"/>
          <table:table-cell table:formula="of:=STDEV([.U3:.U8])" office:value-type="float"/>
          <table:table-cell table:formula="of:=STDEV([.V3:.V8])" office:value-type="float"/>
          <table:table-cell table:formula="of:=STDEV([.W3:.W8])" office:value-type="float"/>
          <table:table-cell table:formula="of:=STDEV([.X3:.X8])" office:value-type="float"/>
          <table:table-cell table:formula="of:=STDEV([.Y3:.Y8])" office:value-type="float"/>
          <table:table-cell table:formula="of:=STDEV([.Z3:.Z8])" office:value-type="float"/>
          <table:table-cell table:formula="of:=STDEV([.AA3:.AA8])" office:value-type="float"/>
          <table:table-cell table:style-name="cellBest" table:formula="of:=STDEV([.AB3:.AB8])" office:value-type="float"/>
          <table:table-cell table:formula="of:=STDEV([.AC3:.AC8])" office:value-type="float"/>
          <table:table-cell table:formula="of:=STDEV([.AD3:.AD8])" office:value-type="float"/>
          <table:table-cell table:formula="of:=STDEV([.AE3:.AE8])" office:value-type="float"/>
          <table:table-cell table:formula="of:=STDEV([.AF3:.AF8])" office:value-type="float"/>
          <table:table-cell table:formula="of:=STDEV([.AG3:.AG8])" office:value-type="float"/>
          <table:table-cell table:formula="of:=STDEV([.AH3:.AH8])" office:value-type="float"/>
          <table:table-cell table:formula="of:=STDEV([.AI3:.AI8])" office:value-type="float"/>
          <table:table-cell table:formula="of:=STDEV([.AJ3:.AJ8])" office:value-type="float"/>
          <table:table-cell table:formula="of:=STDEV([.AK3:.AK8])" office:value-type="float"/>
          <table:table-cell table:formula="of:=STDEV([.AL3:.AL8])" office:value-type="float"/>
          <table:table-cell table:formula="of:=STDEV([.AM3:.AM8])" office:value-type="float"/>
          <table:table-cell table:formula="of:=STDEV([.AN3:.AN8])" office:value-type="float"/>
          <table:table-cell table:formula="of:=STDEV([.AO3:.AO8])" office:value-type="float"/>
          <table:table-cell table:formula="of:=STDEV([.AP3:.AP8])" office:value-type="float"/>
          <table:table-cell table:formula="of:=STDEV([.AQ3:.AQ8])" office:value-type="float"/>
          <table:table-cell table:formula="of:=STDEV([.AR3:.AR8])" office:value-type="float"/>
          <table:table-cell table:formula="of:=STDEV([.AS3:.AS8])" office:value-type="float"/>
          <table:table-cell table:formula="of:=STDEV([.AT3:.AT8])" office:value-type="float"/>
          <table:table-cell table:style-name="cellBest" table:formula="of:=STDEV([.AU3:.AU8])" office:value-type="float"/>
          <table:table-cell table:formula="of:=STDEV([.AV3:.AV8])" office:value-type="float"/>
          <table:table-cell table:style-name="cellBest" table:formula="of:=STDEV([.AW3:.AW8])" office:value-type="float"/>
          <table:table-cell table:formula="of:=STDEV([.AX3:.AX8])" office:value-type="float"/>
          <table:table-cell table:formula="of:=STDEV([.AY3:.AY8])" office:value-type="float"/>
          <table:table-cell table:formula="of:=STDEV([.AZ3:.AZ8])" office:value-type="float"/>
          <table:table-cell table:formula="of:=STDEV([.BA3:.BA8])" office:value-type="float"/>
          <table:table-cell table:formula="of:=STDEV([.BB3:.BB8])" office:value-type="float"/>
          <table:table-cell table:formula="of:=STDEV([.BC3:.BC8])" office:value-type="float"/>
          <table:table-cell table:formula="of:=STDEV([.BD3:.BD8])" office:value-type="float"/>
          <table:table-cell table:formula="of:=STDEV([.BE3:.BE8])" office:value-type="float"/>
          <table:table-cell table:formula="of:=STDEV([.BF3:.BF8])" office:value-type="float"/>
          <table:table-cell table:formula="of:=STDEV([.BG3:.BG8])" office:value-type="float"/>
          <table:table-cell table:formula="of:=STDEV([.BH3:.BH8])" office:value-type="float"/>
          <table:table-cell table:style-name="cellWorst" table:formula="of:=STDEV([.BI3:.BI8])" office:value-type="float"/>
          <table:table-cell table:formula="of:=STDEV([.BJ3:.BJ8])" office:value-type="float"/>
          <table:table-cell table:formula="of:=STDEV([.BK3:.BK8])" office:value-type="float"/>
          <table:table-cell table:formula="of:=STDEV([.BL3:.BL8])" office:value-type="float"/>
          <table:table-cell table:formula="of:=STDEV([.BM3:.BM8])" office:value-type="float"/>
          <table:table-cell table:formula="of:=STDEV([.BN3:.BN8])" office:value-type="float"/>
          <table:table-cell table:formula="of:=STDEV([.BO3:.BO8])" office:value-type="float"/>
          <table:table-cell table:formula="of:=STDEV([.BP3:.BP8])" office:value-type="float"/>
          <table:table-cell table:style-name="cellWorst" table:formula="of:=STDEV([.BQ3:.BQ8])" office:value-type="float"/>
          <table:table-cell table:formula="of:=STDEV([.BR3:.BR8])" office:value-type="float"/>
          <table:table-cell table:formula="of:=STDEV([.BS3:.BS8])" office:value-type="float"/>
          <table:table-cell table:formula="of:=STDEV([.BT3:.BT8])" office:value-type="float"/>
          <table:table-cell table:formula="of:=STDEV([.BU3:.BU8])" office:value-type="float"/>
          <table:table-cell table:style-name="cellBest" table:formula="of:=STDEV([.BV3:.BV8])" office:value-type="float"/>
          <table:table-cell table:formula="of:=STDEV([.BW3:.BW8])" office:value-type="float"/>
          <table:table-cell table:formula="of:=STDEV([.BX3:.BX8])" office:value-type="float"/>
          <table:table-cell table:formula="of:=STDEV([.BY3:.BY8])" office:value-type="float"/>
          <table:table-cell table:formula="of:=STDEV([.BZ3:.BZ8])" office:value-type="float"/>
          <table:table-cell table:formula="of:=STDEV([.CA3:.CA8])" office:value-type="float"/>
          <table:table-cell table:formula="of:=STDEV([.CB3:.CB8])" office:value-type="float"/>
          <table:table-cell table:formula="of:=STDEV([.CC3:.CC8])" office:value-type="float"/>
          <table:table-cell table:style-name="cellWorst" table:formula="of:=STDEV([.CD3:.CD8])" office:value-type="float"/>
          <table:table-cell table:formula="of:=STDEV([.CE3:.CE8])" office:value-type="float"/>
          <table:table-cell table:formula="of:=STDEV([.CF3:.CF8])" office:value-type="float"/>
          <table:table-cell table:formula="of:=STDEV([.CG3:.CG8])" office:value-type="float"/>
          <table:table-cell table:formula="of:=STDEV([.CH3:.CH8])" office:value-type="float"/>
          <table:table-cell table:formula="of:=STDEV([.CI3:.CI8])" office:value-type="float"/>
          <table:table-cell table:formula="of:=STDEV([.CJ3:.CJ8])" office:value-type="float"/>
          <table:table-cell table:formula="of:=STDEV([.CK3:.CK8])" office:value-type="float"/>
          <table:table-cell table:formula="of:=STDEV([.CL3:.CL8])" office:value-type="float"/>
          <table:table-cell table:formula="of:=STDEV([.CM3:.CM8])" office:value-type="float"/>
          <table:table-cell table:formula="of:=STDEV([.CN3:.CN8])" office:value-type="float"/>
          <table:table-cell table:formula="of:=STDEV([.CO3:.CO8])" office:value-type="float"/>
          <table:table-cell table:formula="of:=STDEV([.CP3:.CP8])" office:value-type="float"/>
          <table:table-cell table:formula="of:=STDEV([.CQ3:.CQ8])" office:value-type="float"/>
          <table:table-cell table:formula="of:=STDEV([.CR3:.CR8])" office:value-type="float"/>
          <table:table-cell table:formula="of:=STDEV([.CS3:.CS8])" office:value-type="float"/>
          <table:table-cell table:formula="of:=STDEV([.CT3:.CT8])" office:value-type="float"/>
          <table:table-cell table:formula="of:=STDEV([.CU3:.CU8])" office:value-type="float"/>
          <table:table-cell table:formula="of:=STDEV([.CV3:.CV8])" office:value-type="float"/>
          <table:table-cell table:formula="of:=STDEV([.CW3:.CW8])" office:value-type="float"/>
          <table:table-cell table:formula="of:=STDEV([.CX3:.CX8])" office:value-type="float"/>
          <table:table-cell table:formula="of:=STDEV([.CY3:.CY8])" office:value-type="float"/>
          <table:table-cell table:formula="of:=STDEV([.CZ3:.CZ8])" office:value-type="float"/>
          <table:table-cell table:formula="of:=STDEV([.DA3:.DA8])" office:value-type="float"/>
          <table:table-cell table:formula="of:=STDEV([.DB3:.DB8])" office:value-type="float"/>
          <table:table-cell table:formula="of:=STDEV([.DC3:.DC8])" office:value-type="float"/>
          <table:table-cell table:style-name="cellWorst" table:formula="of:=STDEV([.DD3:.DD8])" office:value-type="float"/>
          <table:table-cell table:formula="of:=STDEV([.DE3:.DE8])" office:value-type="float"/>
          <table:table-cell table:formula="of:=STDEV([.DF3:.DF8])" office:value-type="float"/>
          <table:table-cell table:formula="of:=STDEV([.DG3:.DG8])" office:value-type="float"/>
          <table:table-cell table:formula="of:=STDEV([.DH3:.DH8])" office:value-type="float"/>
          <table:table-cell table:formula="of:=STDEV([.DI3:.DI8])" office:value-type="float"/>
          <table:table-cell table:formula="of:=STDEV([.DJ3:.DJ8])" office:value-type="float"/>
          <table:table-cell table:formula="of:=STDEV([.DK3:.DK8])" office:value-type="float"/>
          <table:table-cell table:formula="of:=STDEV([.DL3:.DL8])" office:value-type="float"/>
          <table:table-cell table:formula="of:=STDEV([.DM3:.DM8])" office:value-type="float"/>
          <table:table-cell table:formula="of:=STDEV([.DN3:.DN8])" office:value-type="float"/>
          <table:table-cell table:formula="of:=STDEV([.DO3:.DO8])" office:value-type="float"/>
          <table:table-cell table:formula="of:=STDEV([.DP3:.DP8])" office:value-type="float"/>
          <table:table-cell table:formula="of:=STDEV([.DQ3:.DQ8])" office:value-type="float"/>
          <table:table-cell table:formula="of:=STDEV([.DR3:.DR8])" office:value-type="float"/>
          <table:table-cell table:formula="of:=STDEV([.DS3:.DS8])" office:value-type="float"/>
          <table:table-cell table:formula="of:=STDEV([.DT3:.DT8])" office:value-type="float"/>
          <table:table-cell table:formula="of:=STDEV([.DU3:.DU8])" office:value-type="float"/>
          <table:table-cell table:formula="of:=STDEV([.DV3:.DV8])" office:value-type="float"/>
          <table:table-cell table:formula="of:=STDEV([.DW3:.DW8])" office:value-type="float"/>
          <table:table-cell table:formula="of:=STDEV([.DX3:.DX8])" office:value-type="float"/>
          <table:table-cell table:formula="of:=STDEV([.DY3:.DY8])" office:value-type="float"/>
          <table:table-cell table:formula="of:=STDEV([.DZ3:.DZ8])" office:value-type="float"/>
          <table:table-cell table:formula="of:=STDEV([.EA3:.EA8])" office:value-type="float"/>
          <table:table-cell table:formula="of:=STDEV([.EB3:.EB8])" office:value-type="float"/>
          <table:table-cell table:formula="of:=STDEV([.EC3:.EC8])" office:value-type="float"/>
          <table:table-cell table:formula="of:=STDEV([.ED3:.ED8])" office:value-type="float"/>
          <table:table-cell table:formula="of:=STDEV([.EE3:.EE8])" office:value-type="float"/>
          <table:table-cell table:formula="of:=STDEV([.EF3:.EF8])" office:value-type="float"/>
          <table:table-cell table:formula="of:=STDEV([.EG3:.EG8])" office:value-type="float"/>
          <table:table-cell table:formula="of:=STDEV([.EH3:.EH8])" office:value-type="float"/>
          <table:table-cell table:formula="of:=STDEV([.EI3:.EI8])" office:value-type="float"/>
          <table:table-cell table:formula="of:=STDEV([.EJ3:.EJ8])" office:value-type="float"/>
          <table:table-cell table:formula="of:=STDEV([.EK3:.EK8])" office:value-type="float"/>
        </table:table-row>
        <table:table-row table:style-name="ro1">
          <table:table-cell office:value-type="string">
            <text:p>DST</text:p>
          </table:table-cell>
          <table:table-cell table:style-name="cellBest" table:number-matrix-columns-spanned="1" table:number-matrix-rows-spanned="1" table:formula="of:=SUM(([.B3:.B8]-[.$DH3:.$DH8])^2)^0.5" office:value-type="float"/>
          <table:table-cell table:style-name="cellBest" table:number-matrix-columns-spanned="1" table:number-matrix-rows-spanned="1" table:formula="of:=SUM(([.C3:.C8]-[.$DI3:.$DI8])^2)^0.5" office:value-type="float"/>
          <table:table-cell table:number-matrix-columns-spanned="1" table:number-matrix-rows-spanned="1" table:formula="of:=SUM(([.D3:.D8]-[.$DJ3:.$DJ8])^2)^0.5" office:value-type="float"/>
          <table:table-cell table:number-matrix-columns-spanned="1" table:number-matrix-rows-spanned="1" table:formula="of:=SUM(([.E3:.E8]-[.$DK3:.$DK8])^2)^0.5" office:value-type="float"/>
          <table:table-cell table:number-matrix-columns-spanned="1" table:number-matrix-rows-spanned="1" table:formula="of:=SUM(([.F3:.F8]-[.$DL3:.$DL8])^2)^0.5" office:value-type="float"/>
          <table:table-cell table:number-matrix-columns-spanned="1" table:number-matrix-rows-spanned="1" table:formula="of:=SUM(([.G3:.G8]-[.$DM3:.$DM8])^2)^0.5" office:value-type="float"/>
          <table:table-cell table:style-name="cellBest" table:number-matrix-columns-spanned="1" table:number-matrix-rows-spanned="1" table:formula="of:=SUM(([.H3:.H8]-[.$DN3:.$DN8])^2)^0.5" office:value-type="float"/>
          <table:table-cell table:number-matrix-columns-spanned="1" table:number-matrix-rows-spanned="1" table:formula="of:=SUM(([.I3:.I8]-[.$DO3:.$DO8])^2)^0.5" office:value-type="float"/>
          <table:table-cell table:number-matrix-columns-spanned="1" table:number-matrix-rows-spanned="1" table:formula="of:=SUM(([.J3:.J8]-[.$DP3:.$DP8])^2)^0.5" office:value-type="float"/>
          <table:table-cell table:style-name="cellBest" table:number-matrix-columns-spanned="1" table:number-matrix-rows-spanned="1" table:formula="of:=SUM(([.K3:.K8]-[.$DQ3:.$DQ8])^2)^0.5" office:value-type="float"/>
          <table:table-cell table:number-matrix-columns-spanned="1" table:number-matrix-rows-spanned="1" table:formula="of:=SUM(([.L3:.L8]-[.$DH3:.$DH8])^2)^0.5" office:value-type="float"/>
          <table:table-cell table:number-matrix-columns-spanned="1" table:number-matrix-rows-spanned="1" table:formula="of:=SUM(([.M3:.M8]-[.$DI3:.$DI8])^2)^0.5" office:value-type="float"/>
          <table:table-cell table:number-matrix-columns-spanned="1" table:number-matrix-rows-spanned="1" table:formula="of:=SUM(([.N3:.N8]-[.$DJ3:.$DJ8])^2)^0.5" office:value-type="float"/>
          <table:table-cell table:number-matrix-columns-spanned="1" table:number-matrix-rows-spanned="1" table:formula="of:=SUM(([.O3:.O8]-[.$DK3:.$DK8])^2)^0.5" office:value-type="float"/>
          <table:table-cell table:number-matrix-columns-spanned="1" table:number-matrix-rows-spanned="1" table:formula="of:=SUM(([.P3:.P8]-[.$DL3:.$DL8])^2)^0.5" office:value-type="float"/>
          <table:table-cell table:style-name="cellWorst" table:number-matrix-columns-spanned="1" table:number-matrix-rows-spanned="1" table:formula="of:=SUM(([.Q3:.Q8]-[.$DM3:.$DM8])^2)^0.5" office:value-type="float"/>
          <table:table-cell table:style-name="cellBest" table:number-matrix-columns-spanned="1" table:number-matrix-rows-spanned="1" table:formula="of:=SUM(([.R3:.R8]-[.$DN3:.$DN8])^2)^0.5" office:value-type="float"/>
          <table:table-cell table:number-matrix-columns-spanned="1" table:number-matrix-rows-spanned="1" table:formula="of:=SUM(([.S3:.S8]-[.$DO3:.$DO8])^2)^0.5" office:value-type="float"/>
          <table:table-cell table:number-matrix-columns-spanned="1" table:number-matrix-rows-spanned="1" table:formula="of:=SUM(([.T3:.T8]-[.$DP3:.$DP8])^2)^0.5" office:value-type="float"/>
          <table:table-cell table:number-matrix-columns-spanned="1" table:number-matrix-rows-spanned="1" table:formula="of:=SUM(([.U3:.U8]-[.$DQ3:.$DQ8])^2)^0.5" office:value-type="float"/>
          <table:table-cell table:number-matrix-columns-spanned="1" table:number-matrix-rows-spanned="1" table:formula="of:=SUM(([.V3:.V8]-[.$DH3:.$DH8])^2)^0.5" office:value-type="float"/>
          <table:table-cell table:number-matrix-columns-spanned="1" table:number-matrix-rows-spanned="1" table:formula="of:=SUM(([.W3:.W8]-[.$DI3:.$DI8])^2)^0.5" office:value-type="float"/>
          <table:table-cell table:number-matrix-columns-spanned="1" table:number-matrix-rows-spanned="1" table:formula="of:=SUM(([.X3:.X8]-[.$DJ3:.$DJ8])^2)^0.5" office:value-type="float"/>
          <table:table-cell table:number-matrix-columns-spanned="1" table:number-matrix-rows-spanned="1" table:formula="of:=SUM(([.Y3:.Y8]-[.$DK3:.$DK8])^2)^0.5" office:value-type="float"/>
          <table:table-cell table:number-matrix-columns-spanned="1" table:number-matrix-rows-spanned="1" table:formula="of:=SUM(([.Z3:.Z8]-[.$DL3:.$DL8])^2)^0.5" office:value-type="float"/>
          <table:table-cell table:number-matrix-columns-spanned="1" table:number-matrix-rows-spanned="1" table:formula="of:=SUM(([.AA3:.AA8]-[.$DM3:.$DM8])^2)^0.5" office:value-type="float"/>
          <table:table-cell table:style-name="cellBest" table:number-matrix-columns-spanned="1" table:number-matrix-rows-spanned="1" table:formula="of:=SUM(([.AB3:.AB8]-[.$DN3:.$DN8])^2)^0.5" office:value-type="float"/>
          <table:table-cell table:number-matrix-columns-spanned="1" table:number-matrix-rows-spanned="1" table:formula="of:=SUM(([.AC3:.AC8]-[.$DO3:.$DO8])^2)^0.5" office:value-type="float"/>
          <table:table-cell table:number-matrix-columns-spanned="1" table:number-matrix-rows-spanned="1" table:formula="of:=SUM(([.AD3:.AD8]-[.$DP3:.$DP8])^2)^0.5" office:value-type="float"/>
          <table:table-cell table:number-matrix-columns-spanned="1" table:number-matrix-rows-spanned="1" table:formula="of:=SUM(([.AE3:.AE8]-[.$DQ3:.$DQ8])^2)^0.5" office:value-type="float"/>
          <table:table-cell table:number-matrix-columns-spanned="1" table:number-matrix-rows-spanned="1" table:formula="of:=SUM(([.AF3:.AF8]-[.$DH3:.$DH8])^2)^0.5" office:value-type="float"/>
          <table:table-cell table:number-matrix-columns-spanned="1" table:number-matrix-rows-spanned="1" table:formula="of:=SUM(([.AG3:.AG8]-[.$DI3:.$DI8])^2)^0.5" office:value-type="float"/>
          <table:table-cell table:number-matrix-columns-spanned="1" table:number-matrix-rows-spanned="1" table:formula="of:=SUM(([.AH3:.AH8]-[.$DJ3:.$DJ8])^2)^0.5" office:value-type="float"/>
          <table:table-cell table:number-matrix-columns-spanned="1" table:number-matrix-rows-spanned="1" table:formula="of:=SUM(([.AI3:.AI8]-[.$DK3:.$DK8])^2)^0.5" office:value-type="float"/>
          <table:table-cell table:number-matrix-columns-spanned="1" table:number-matrix-rows-spanned="1" table:formula="of:=SUM(([.AJ3:.AJ8]-[.$DL3:.$DL8])^2)^0.5" office:value-type="float"/>
          <table:table-cell table:number-matrix-columns-spanned="1" table:number-matrix-rows-spanned="1" table:formula="of:=SUM(([.AK3:.AK8]-[.$DM3:.$DM8])^2)^0.5" office:value-type="float"/>
          <table:table-cell table:number-matrix-columns-spanned="1" table:number-matrix-rows-spanned="1" table:formula="of:=SUM(([.AL3:.AL8]-[.$DN3:.$DN8])^2)^0.5" office:value-type="float"/>
          <table:table-cell table:style-name="cellWorst" table:number-matrix-columns-spanned="1" table:number-matrix-rows-spanned="1" table:formula="of:=SUM(([.AM3:.AM8]-[.$DO3:.$DO8])^2)^0.5" office:value-type="float"/>
          <table:table-cell table:number-matrix-columns-spanned="1" table:number-matrix-rows-spanned="1" table:formula="of:=SUM(([.AN3:.AN8]-[.$DP3:.$DP8])^2)^0.5" office:value-type="float"/>
          <table:table-cell table:number-matrix-columns-spanned="1" table:number-matrix-rows-spanned="1" table:formula="of:=SUM(([.AO3:.AO8]-[.$DQ3:.$DQ8])^2)^0.5" office:value-type="float"/>
          <table:table-cell table:number-matrix-columns-spanned="1" table:number-matrix-rows-spanned="1" table:formula="of:=SUM(([.AP3:.AP8]-[.$DH3:.$DH8])^2)^0.5" office:value-type="float"/>
          <table:table-cell table:style-name="cellWorst" table:number-matrix-columns-spanned="1" table:number-matrix-rows-spanned="1" table:formula="of:=SUM(([.AQ3:.AQ8]-[.$DI3:.$DI8])^2)^0.5" office:value-type="float"/>
          <table:table-cell table:number-matrix-columns-spanned="1" table:number-matrix-rows-spanned="1" table:formula="of:=SUM(([.AR3:.AR8]-[.$DJ3:.$DJ8])^2)^0.5" office:value-type="float"/>
          <table:table-cell table:number-matrix-columns-spanned="1" table:number-matrix-rows-spanned="1" table:formula="of:=SUM(([.AS3:.AS8]-[.$DK3:.$DK8])^2)^0.5" office:value-type="float"/>
          <table:table-cell table:number-matrix-columns-spanned="1" table:number-matrix-rows-spanned="1" table:formula="of:=SUM(([.AT3:.AT8]-[.$DL3:.$DL8])^2)^0.5" office:value-type="float"/>
          <table:table-cell table:style-name="cellBest" table:number-matrix-columns-spanned="1" table:number-matrix-rows-spanned="1" table:formula="of:=SUM(([.AU3:.AU8]-[.$DM3:.$DM8])^2)^0.5" office:value-type="float"/>
          <table:table-cell table:number-matrix-columns-spanned="1" table:number-matrix-rows-spanned="1" table:formula="of:=SUM(([.AV3:.AV8]-[.$DN3:.$DN8])^2)^0.5" office:value-type="float"/>
          <table:table-cell table:style-name="cellBest" table:number-matrix-columns-spanned="1" table:number-matrix-rows-spanned="1" table:formula="of:=SUM(([.AW3:.AW8]-[.$DO3:.$DO8])^2)^0.5" office:value-type="float"/>
          <table:table-cell table:number-matrix-columns-spanned="1" table:number-matrix-rows-spanned="1" table:formula="of:=SUM(([.AX3:.AX8]-[.$DP3:.$DP8])^2)^0.5" office:value-type="float"/>
          <table:table-cell table:number-matrix-columns-spanned="1" table:number-matrix-rows-spanned="1" table:formula="of:=SUM(([.AY3:.AY8]-[.$DQ3:.$DQ8])^2)^0.5" office:value-type="float"/>
          <table:table-cell table:number-matrix-columns-spanned="1" table:number-matrix-rows-spanned="1" table:formula="of:=SUM(([.AZ3:.AZ8]-[.$DH3:.$DH8])^2)^0.5" office:value-type="float"/>
          <table:table-cell table:number-matrix-columns-spanned="1" table:number-matrix-rows-spanned="1" table:formula="of:=SUM(([.BA3:.BA8]-[.$DI3:.$DI8])^2)^0.5" office:value-type="float"/>
          <table:table-cell table:number-matrix-columns-spanned="1" table:number-matrix-rows-spanned="1" table:formula="of:=SUM(([.BB3:.BB8]-[.$DJ3:.$DJ8])^2)^0.5" office:value-type="float"/>
          <table:table-cell table:number-matrix-columns-spanned="1" table:number-matrix-rows-spanned="1" table:formula="of:=SUM(([.BC3:.BC8]-[.$DK3:.$DK8])^2)^0.5" office:value-type="float"/>
          <table:table-cell table:number-matrix-columns-spanned="1" table:number-matrix-rows-spanned="1" table:formula="of:=SUM(([.BD3:.BD8]-[.$DL3:.$DL8])^2)^0.5" office:value-type="float"/>
          <table:table-cell table:number-matrix-columns-spanned="1" table:number-matrix-rows-spanned="1" table:formula="of:=SUM(([.BE3:.BE8]-[.$DM3:.$DM8])^2)^0.5" office:value-type="float"/>
          <table:table-cell table:number-matrix-columns-spanned="1" table:number-matrix-rows-spanned="1" table:formula="of:=SUM(([.BF3:.BF8]-[.$DN3:.$DN8])^2)^0.5" office:value-type="float"/>
          <table:table-cell table:number-matrix-columns-spanned="1" table:number-matrix-rows-spanned="1" table:formula="of:=SUM(([.BG3:.BG8]-[.$DO3:.$DO8])^2)^0.5" office:value-type="float"/>
          <table:table-cell table:number-matrix-columns-spanned="1" table:number-matrix-rows-spanned="1" table:formula="of:=SUM(([.BH3:.BH8]-[.$DP3:.$DP8])^2)^0.5" office:value-type="float"/>
          <table:table-cell table:style-name="cellWorst" table:number-matrix-columns-spanned="1" table:number-matrix-rows-spanned="1" table:formula="of:=SUM(([.BI3:.BI8]-[.$DQ3:.$DQ8])^2)^0.5" office:value-type="float"/>
          <table:table-cell table:number-matrix-columns-spanned="1" table:number-matrix-rows-spanned="1" table:formula="of:=SUM(([.BJ3:.BJ8]-[.$DH3:.$DH8])^2)^0.5" office:value-type="float"/>
          <table:table-cell table:number-matrix-columns-spanned="1" table:number-matrix-rows-spanned="1" table:formula="of:=SUM(([.BK3:.BK8]-[.$DI3:.$DI8])^2)^0.5" office:value-type="float"/>
          <table:table-cell table:number-matrix-columns-spanned="1" table:number-matrix-rows-spanned="1" table:formula="of:=SUM(([.BL3:.BL8]-[.$DJ3:.$DJ8])^2)^0.5" office:value-type="float"/>
          <table:table-cell table:number-matrix-columns-spanned="1" table:number-matrix-rows-spanned="1" table:formula="of:=SUM(([.BM3:.BM8]-[.$DK3:.$DK8])^2)^0.5" office:value-type="float"/>
          <table:table-cell table:number-matrix-columns-spanned="1" table:number-matrix-rows-spanned="1" table:formula="of:=SUM(([.BN3:.BN8]-[.$DL3:.$DL8])^2)^0.5" office:value-type="float"/>
          <table:table-cell table:number-matrix-columns-spanned="1" table:number-matrix-rows-spanned="1" table:formula="of:=SUM(([.BO3:.BO8]-[.$DM3:.$DM8])^2)^0.5" office:value-type="float"/>
          <table:table-cell table:number-matrix-columns-spanned="1" table:number-matrix-rows-spanned="1" table:formula="of:=SUM(([.BP3:.BP8]-[.$DN3:.$DN8])^2)^0.5" office:value-type="float"/>
          <table:table-cell table:number-matrix-columns-spanned="1" table:number-matrix-rows-spanned="1" table:formula="of:=SUM(([.BQ3:.BQ8]-[.$DO3:.$DO8])^2)^0.5" office:value-type="float"/>
          <table:table-cell table:number-matrix-columns-spanned="1" table:number-matrix-rows-spanned="1" table:formula="of:=SUM(([.BR3:.BR8]-[.$DP3:.$DP8])^2)^0.5" office:value-type="float"/>
          <table:table-cell table:number-matrix-columns-spanned="1" table:number-matrix-rows-spanned="1" table:formula="of:=SUM(([.BS3:.BS8]-[.$DQ3:.$DQ8])^2)^0.5" office:value-type="float"/>
          <table:table-cell table:number-matrix-columns-spanned="1" table:number-matrix-rows-spanned="1" table:formula="of:=SUM(([.BT3:.BT8]-[.$DH3:.$DH8])^2)^0.5" office:value-type="float"/>
          <table:table-cell table:number-matrix-columns-spanned="1" table:number-matrix-rows-spanned="1" table:formula="of:=SUM(([.BU3:.BU8]-[.$DI3:.$DI8])^2)^0.5" office:value-type="float"/>
          <table:table-cell table:number-matrix-columns-spanned="1" table:number-matrix-rows-spanned="1" table:formula="of:=SUM(([.BV3:.BV8]-[.$DJ3:.$DJ8])^2)^0.5" office:value-type="float"/>
          <table:table-cell table:number-matrix-columns-spanned="1" table:number-matrix-rows-spanned="1" table:formula="of:=SUM(([.BW3:.BW8]-[.$DK3:.$DK8])^2)^0.5" office:value-type="float"/>
          <table:table-cell table:number-matrix-columns-spanned="1" table:number-matrix-rows-spanned="1" table:formula="of:=SUM(([.BX3:.BX8]-[.$DL3:.$DL8])^2)^0.5" office:value-type="float"/>
          <table:table-cell table:number-matrix-columns-spanned="1" table:number-matrix-rows-spanned="1" table:formula="of:=SUM(([.BY3:.BY8]-[.$DM3:.$DM8])^2)^0.5" office:value-type="float"/>
          <table:table-cell table:number-matrix-columns-spanned="1" table:number-matrix-rows-spanned="1" table:formula="of:=SUM(([.BZ3:.BZ8]-[.$DN3:.$DN8])^2)^0.5" office:value-type="float"/>
          <table:table-cell table:number-matrix-columns-spanned="1" table:number-matrix-rows-spanned="1" table:formula="of:=SUM(([.CA3:.CA8]-[.$DO3:.$DO8])^2)^0.5" office:value-type="float"/>
          <table:table-cell table:number-matrix-columns-spanned="1" table:number-matrix-rows-spanned="1" table:formula="of:=SUM(([.CB3:.CB8]-[.$DP3:.$DP8])^2)^0.5" office:value-type="float"/>
          <table:table-cell table:number-matrix-columns-spanned="1" table:number-matrix-rows-spanned="1" table:formula="of:=SUM(([.CC3:.CC8]-[.$DQ3:.$DQ8])^2)^0.5" office:value-type="float"/>
          <table:table-cell table:number-matrix-columns-spanned="1" table:number-matrix-rows-spanned="1" table:formula="of:=SUM(([.CD3:.CD8]-[.$DH3:.$DH8])^2)^0.5" office:value-type="float"/>
          <table:table-cell table:number-matrix-columns-spanned="1" table:number-matrix-rows-spanned="1" table:formula="of:=SUM(([.CE3:.CE8]-[.$DI3:.$DI8])^2)^0.5" office:value-type="float"/>
          <table:table-cell table:style-name="cellBest" table:number-matrix-columns-spanned="1" table:number-matrix-rows-spanned="1" table:formula="of:=SUM(([.CF3:.CF8]-[.$DJ3:.$DJ8])^2)^0.5" office:value-type="float"/>
          <table:table-cell table:number-matrix-columns-spanned="1" table:number-matrix-rows-spanned="1" table:formula="of:=SUM(([.CG3:.CG8]-[.$DK3:.$DK8])^2)^0.5" office:value-type="float"/>
          <table:table-cell table:number-matrix-columns-spanned="1" table:number-matrix-rows-spanned="1" table:formula="of:=SUM(([.CH3:.CH8]-[.$DL3:.$DL8])^2)^0.5" office:value-type="float"/>
          <table:table-cell table:number-matrix-columns-spanned="1" table:number-matrix-rows-spanned="1" table:formula="of:=SUM(([.CI3:.CI8]-[.$DM3:.$DM8])^2)^0.5" office:value-type="float"/>
          <table:table-cell table:number-matrix-columns-spanned="1" table:number-matrix-rows-spanned="1" table:formula="of:=SUM(([.CJ3:.CJ8]-[.$DN3:.$DN8])^2)^0.5" office:value-type="float"/>
          <table:table-cell table:number-matrix-columns-spanned="1" table:number-matrix-rows-spanned="1" table:formula="of:=SUM(([.CK3:.CK8]-[.$DO3:.$DO8])^2)^0.5" office:value-type="float"/>
          <table:table-cell table:number-matrix-columns-spanned="1" table:number-matrix-rows-spanned="1" table:formula="of:=SUM(([.CL3:.CL8]-[.$DP3:.$DP8])^2)^0.5" office:value-type="float"/>
          <table:table-cell table:number-matrix-columns-spanned="1" table:number-matrix-rows-spanned="1" table:formula="of:=SUM(([.CM3:.CM8]-[.$DQ3:.$DQ8])^2)^0.5" office:value-type="float"/>
          <table:table-cell table:number-matrix-columns-spanned="1" table:number-matrix-rows-spanned="1" table:formula="of:=SUM(([.CN3:.CN8]-[.$DH3:.$DH8])^2)^0.5" office:value-type="float"/>
          <table:table-cell table:number-matrix-columns-spanned="1" table:number-matrix-rows-spanned="1" table:formula="of:=SUM(([.CO3:.CO8]-[.$DI3:.$DI8])^2)^0.5" office:value-type="float"/>
          <table:table-cell table:number-matrix-columns-spanned="1" table:number-matrix-rows-spanned="1" table:formula="of:=SUM(([.CP3:.CP8]-[.$DJ3:.$DJ8])^2)^0.5" office:value-type="float"/>
          <table:table-cell table:number-matrix-columns-spanned="1" table:number-matrix-rows-spanned="1" table:formula="of:=SUM(([.CQ3:.CQ8]-[.$DK3:.$DK8])^2)^0.5" office:value-type="float"/>
          <table:table-cell table:number-matrix-columns-spanned="1" table:number-matrix-rows-spanned="1" table:formula="of:=SUM(([.CR3:.CR8]-[.$DL3:.$DL8])^2)^0.5" office:value-type="float"/>
          <table:table-cell table:number-matrix-columns-spanned="1" table:number-matrix-rows-spanned="1" table:formula="of:=SUM(([.CS3:.CS8]-[.$DM3:.$DM8])^2)^0.5" office:value-type="float"/>
          <table:table-cell table:number-matrix-columns-spanned="1" table:number-matrix-rows-spanned="1" table:formula="of:=SUM(([.CT3:.CT8]-[.$DN3:.$DN8])^2)^0.5" office:value-type="float"/>
          <table:table-cell table:number-matrix-columns-spanned="1" table:number-matrix-rows-spanned="1" table:formula="of:=SUM(([.CU3:.CU8]-[.$DO3:.$DO8])^2)^0.5" office:value-type="float"/>
          <table:table-cell table:number-matrix-columns-spanned="1" table:number-matrix-rows-spanned="1" table:formula="of:=SUM(([.CV3:.CV8]-[.$DP3:.$DP8])^2)^0.5" office:value-type="float"/>
          <table:table-cell table:number-matrix-columns-spanned="1" table:number-matrix-rows-spanned="1" table:formula="of:=SUM(([.CW3:.CW8]-[.$DQ3:.$DQ8])^2)^0.5" office:value-type="float"/>
          <table:table-cell table:style-name="cellWorst" table:number-matrix-columns-spanned="1" table:number-matrix-rows-spanned="1" table:formula="of:=SUM(([.CX3:.CX8]-[.$DH3:.$DH8])^2)^0.5" office:value-type="float"/>
          <table:table-cell table:number-matrix-columns-spanned="1" table:number-matrix-rows-spanned="1" table:formula="of:=SUM(([.CY3:.CY8]-[.$DI3:.$DI8])^2)^0.5" office:value-type="float"/>
          <table:table-cell table:style-name="cellWorst" table:number-matrix-columns-spanned="1" table:number-matrix-rows-spanned="1" table:formula="of:=SUM(([.CZ3:.CZ8]-[.$DJ3:.$DJ8])^2)^0.5" office:value-type="float"/>
          <table:table-cell table:number-matrix-columns-spanned="1" table:number-matrix-rows-spanned="1" table:formula="of:=SUM(([.DA3:.DA8]-[.$DK3:.$DK8])^2)^0.5" office:value-type="float"/>
          <table:table-cell table:number-matrix-columns-spanned="1" table:number-matrix-rows-spanned="1" table:formula="of:=SUM(([.DB3:.DB8]-[.$DL3:.$DL8])^2)^0.5" office:value-type="float"/>
          <table:table-cell table:number-matrix-columns-spanned="1" table:number-matrix-rows-spanned="1" table:formula="of:=SUM(([.DC3:.DC8]-[.$DM3:.$DM8])^2)^0.5" office:value-type="float"/>
          <table:table-cell table:style-name="cellWorst" table:number-matrix-columns-spanned="1" table:number-matrix-rows-spanned="1" table:formula="of:=SUM(([.DD3:.DD8]-[.$DN3:.$DN8])^2)^0.5" office:value-type="float"/>
          <table:table-cell table:number-matrix-columns-spanned="1" table:number-matrix-rows-spanned="1" table:formula="of:=SUM(([.DE3:.DE8]-[.$DO3:.$DO8])^2)^0.5" office:value-type="float"/>
          <table:table-cell table:number-matrix-columns-spanned="1" table:number-matrix-rows-spanned="1" table:formula="of:=SUM(([.DF3:.DF8]-[.$DP3:.$DP8])^2)^0.5" office:value-type="float"/>
          <table:table-cell table:number-matrix-columns-spanned="1" table:number-matrix-rows-spanned="1" table:formula="of:=SUM(([.DG3:.DG8]-[.$DQ3:.$DQ8])^2)^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EST</text:p>
          </table:table-cell>
          <table:table-cell table:style-name="cellBest" table:number-matrix-columns-spanned="1" table:number-matrix-rows-spanned="1" table:formula="of:=SUM([.B3:.B8]=[.$DH3:.$DH8])" office:value-type="float"/>
          <table:table-cell table:style-name="cellBest" table:number-matrix-columns-spanned="1" table:number-matrix-rows-spanned="1" table:formula="of:=SUM([.C3:.C8]=[.$DI3:.$DI8])" office:value-type="float"/>
          <table:table-cell table:number-matrix-columns-spanned="1" table:number-matrix-rows-spanned="1" table:formula="of:=SUM([.D3:.D8]=[.$DJ3:.$DJ8])" office:value-type="float"/>
          <table:table-cell table:number-matrix-columns-spanned="1" table:number-matrix-rows-spanned="1" table:formula="of:=SUM([.E3:.E8]=[.$DK3:.$DK8])" office:value-type="float"/>
          <table:table-cell table:number-matrix-columns-spanned="1" table:number-matrix-rows-spanned="1" table:formula="of:=SUM([.F3:.F8]=[.$DL3:.$DL8])" office:value-type="float"/>
          <table:table-cell table:number-matrix-columns-spanned="1" table:number-matrix-rows-spanned="1" table:formula="of:=SUM([.G3:.G8]=[.$DM3:.$DM8])" office:value-type="float"/>
          <table:table-cell table:style-name="cellBest" table:number-matrix-columns-spanned="1" table:number-matrix-rows-spanned="1" table:formula="of:=SUM([.H3:.H8]=[.$DN3:.$DN8])" office:value-type="float"/>
          <table:table-cell table:number-matrix-columns-spanned="1" table:number-matrix-rows-spanned="1" table:formula="of:=SUM([.I3:.I8]=[.$DO3:.$DO8])" office:value-type="float"/>
          <table:table-cell table:number-matrix-columns-spanned="1" table:number-matrix-rows-spanned="1" table:formula="of:=SUM([.J3:.J8]=[.$DP3:.$DP8])" office:value-type="float"/>
          <table:table-cell table:style-name="cellBest" table:number-matrix-columns-spanned="1" table:number-matrix-rows-spanned="1" table:formula="of:=SUM([.K3:.K8]=[.$DQ3:.$DQ8])" office:value-type="float"/>
          <table:table-cell table:number-matrix-columns-spanned="1" table:number-matrix-rows-spanned="1" table:formula="of:=SUM([.L3:.L8]=[.$DH3:.$DH8])" office:value-type="float"/>
          <table:table-cell table:number-matrix-columns-spanned="1" table:number-matrix-rows-spanned="1" table:formula="of:=SUM([.M3:.M8]=[.$DI3:.$DI8])" office:value-type="float"/>
          <table:table-cell table:number-matrix-columns-spanned="1" table:number-matrix-rows-spanned="1" table:formula="of:=SUM([.N3:.N8]=[.$DJ3:.$DJ8])" office:value-type="float"/>
          <table:table-cell table:number-matrix-columns-spanned="1" table:number-matrix-rows-spanned="1" table:formula="of:=SUM([.O3:.O8]=[.$DK3:.$DK8])" office:value-type="float"/>
          <table:table-cell table:number-matrix-columns-spanned="1" table:number-matrix-rows-spanned="1" table:formula="of:=SUM([.P3:.P8]=[.$DL3:.$DL8])" office:value-type="float"/>
          <table:table-cell table:number-matrix-columns-spanned="1" table:number-matrix-rows-spanned="1" table:formula="of:=SUM([.Q3:.Q8]=[.$DM3:.$DM8])" office:value-type="float"/>
          <table:table-cell table:number-matrix-columns-spanned="1" table:number-matrix-rows-spanned="1" table:formula="of:=SUM([.R3:.R8]=[.$DN3:.$DN8])" office:value-type="float"/>
          <table:table-cell table:style-name="cellBest" table:number-matrix-columns-spanned="1" table:number-matrix-rows-spanned="1" table:formula="of:=SUM([.S3:.S8]=[.$DO3:.$DO8])" office:value-type="float"/>
          <table:table-cell table:number-matrix-columns-spanned="1" table:number-matrix-rows-spanned="1" table:formula="of:=SUM([.T3:.T8]=[.$DP3:.$DP8])" office:value-type="float"/>
          <table:table-cell table:number-matrix-columns-spanned="1" table:number-matrix-rows-spanned="1" table:formula="of:=SUM([.U3:.U8]=[.$DQ3:.$DQ8])" office:value-type="float"/>
          <table:table-cell table:number-matrix-columns-spanned="1" table:number-matrix-rows-spanned="1" table:formula="of:=SUM([.V3:.V8]=[.$DH3:.$DH8])" office:value-type="float"/>
          <table:table-cell table:number-matrix-columns-spanned="1" table:number-matrix-rows-spanned="1" table:formula="of:=SUM([.W3:.W8]=[.$DI3:.$DI8])" office:value-type="float"/>
          <table:table-cell table:number-matrix-columns-spanned="1" table:number-matrix-rows-spanned="1" table:formula="of:=SUM([.X3:.X8]=[.$DJ3:.$DJ8])" office:value-type="float"/>
          <table:table-cell table:number-matrix-columns-spanned="1" table:number-matrix-rows-spanned="1" table:formula="of:=SUM([.Y3:.Y8]=[.$DK3:.$DK8])" office:value-type="float"/>
          <table:table-cell table:number-matrix-columns-spanned="1" table:number-matrix-rows-spanned="1" table:formula="of:=SUM([.Z3:.Z8]=[.$DL3:.$DL8])" office:value-type="float"/>
          <table:table-cell table:number-matrix-columns-spanned="1" table:number-matrix-rows-spanned="1" table:formula="of:=SUM([.AA3:.AA8]=[.$DM3:.$DM8])" office:value-type="float"/>
          <table:table-cell table:style-name="cellBest" table:number-matrix-columns-spanned="1" table:number-matrix-rows-spanned="1" table:formula="of:=SUM([.AB3:.AB8]=[.$DN3:.$DN8])" office:value-type="float"/>
          <table:table-cell table:number-matrix-columns-spanned="1" table:number-matrix-rows-spanned="1" table:formula="of:=SUM([.AC3:.AC8]=[.$DO3:.$DO8])" office:value-type="float"/>
          <table:table-cell table:number-matrix-columns-spanned="1" table:number-matrix-rows-spanned="1" table:formula="of:=SUM([.AD3:.AD8]=[.$DP3:.$DP8])" office:value-type="float"/>
          <table:table-cell table:number-matrix-columns-spanned="1" table:number-matrix-rows-spanned="1" table:formula="of:=SUM([.AE3:.AE8]=[.$DQ3:.$DQ8])" office:value-type="float"/>
          <table:table-cell table:number-matrix-columns-spanned="1" table:number-matrix-rows-spanned="1" table:formula="of:=SUM([.AF3:.AF8]=[.$DH3:.$DH8])" office:value-type="float"/>
          <table:table-cell table:number-matrix-columns-spanned="1" table:number-matrix-rows-spanned="1" table:formula="of:=SUM([.AG3:.AG8]=[.$DI3:.$DI8])" office:value-type="float"/>
          <table:table-cell table:number-matrix-columns-spanned="1" table:number-matrix-rows-spanned="1" table:formula="of:=SUM([.AH3:.AH8]=[.$DJ3:.$DJ8])" office:value-type="float"/>
          <table:table-cell table:number-matrix-columns-spanned="1" table:number-matrix-rows-spanned="1" table:formula="of:=SUM([.AI3:.AI8]=[.$DK3:.$DK8])" office:value-type="float"/>
          <table:table-cell table:number-matrix-columns-spanned="1" table:number-matrix-rows-spanned="1" table:formula="of:=SUM([.AJ3:.AJ8]=[.$DL3:.$DL8])" office:value-type="float"/>
          <table:table-cell table:number-matrix-columns-spanned="1" table:number-matrix-rows-spanned="1" table:formula="of:=SUM([.AK3:.AK8]=[.$DM3:.$DM8])" office:value-type="float"/>
          <table:table-cell table:style-name="cellWorst" table:number-matrix-columns-spanned="1" table:number-matrix-rows-spanned="1" table:formula="of:=SUM([.AL3:.AL8]=[.$DN3:.$DN8])" office:value-type="float"/>
          <table:table-cell table:number-matrix-columns-spanned="1" table:number-matrix-rows-spanned="1" table:formula="of:=SUM([.AM3:.AM8]=[.$DO3:.$DO8])" office:value-type="float"/>
          <table:table-cell table:number-matrix-columns-spanned="1" table:number-matrix-rows-spanned="1" table:formula="of:=SUM([.AN3:.AN8]=[.$DP3:.$DP8])" office:value-type="float"/>
          <table:table-cell table:number-matrix-columns-spanned="1" table:number-matrix-rows-spanned="1" table:formula="of:=SUM([.AO3:.AO8]=[.$DQ3:.$DQ8])" office:value-type="float"/>
          <table:table-cell table:number-matrix-columns-spanned="1" table:number-matrix-rows-spanned="1" table:formula="of:=SUM([.AP3:.AP8]=[.$DH3:.$DH8])" office:value-type="float"/>
          <table:table-cell table:number-matrix-columns-spanned="1" table:number-matrix-rows-spanned="1" table:formula="of:=SUM([.AQ3:.AQ8]=[.$DI3:.$DI8])" office:value-type="float"/>
          <table:table-cell table:style-name="cellBest" table:number-matrix-columns-spanned="1" table:number-matrix-rows-spanned="1" table:formula="of:=SUM([.AR3:.AR8]=[.$DJ3:.$DJ8])" office:value-type="float"/>
          <table:table-cell table:style-name="cellBest" table:number-matrix-columns-spanned="1" table:number-matrix-rows-spanned="1" table:formula="of:=SUM([.AS3:.AS8]=[.$DK3:.$DK8])" office:value-type="float"/>
          <table:table-cell table:number-matrix-columns-spanned="1" table:number-matrix-rows-spanned="1" table:formula="of:=SUM([.AT3:.AT8]=[.$DL3:.$DL8])" office:value-type="float"/>
          <table:table-cell table:style-name="cellBest" table:number-matrix-columns-spanned="1" table:number-matrix-rows-spanned="1" table:formula="of:=SUM([.AU3:.AU8]=[.$DM3:.$DM8])" office:value-type="float"/>
          <table:table-cell table:number-matrix-columns-spanned="1" table:number-matrix-rows-spanned="1" table:formula="of:=SUM([.AV3:.AV8]=[.$DN3:.$DN8])" office:value-type="float"/>
          <table:table-cell table:number-matrix-columns-spanned="1" table:number-matrix-rows-spanned="1" table:formula="of:=SUM([.AW3:.AW8]=[.$DO3:.$DO8])" office:value-type="float"/>
          <table:table-cell table:number-matrix-columns-spanned="1" table:number-matrix-rows-spanned="1" table:formula="of:=SUM([.AX3:.AX8]=[.$DP3:.$DP8])" office:value-type="float"/>
          <table:table-cell table:number-matrix-columns-spanned="1" table:number-matrix-rows-spanned="1" table:formula="of:=SUM([.AY3:.AY8]=[.$DQ3:.$DQ8])" office:value-type="float"/>
          <table:table-cell table:number-matrix-columns-spanned="1" table:number-matrix-rows-spanned="1" table:formula="of:=SUM([.AZ3:.AZ8]=[.$DH3:.$DH8])" office:value-type="float"/>
          <table:table-cell table:number-matrix-columns-spanned="1" table:number-matrix-rows-spanned="1" table:formula="of:=SUM([.BA3:.BA8]=[.$DI3:.$DI8])" office:value-type="float"/>
          <table:table-cell table:number-matrix-columns-spanned="1" table:number-matrix-rows-spanned="1" table:formula="of:=SUM([.BB3:.BB8]=[.$DJ3:.$DJ8])" office:value-type="float"/>
          <table:table-cell table:number-matrix-columns-spanned="1" table:number-matrix-rows-spanned="1" table:formula="of:=SUM([.BC3:.BC8]=[.$DK3:.$DK8])" office:value-type="float"/>
          <table:table-cell table:number-matrix-columns-spanned="1" table:number-matrix-rows-spanned="1" table:formula="of:=SUM([.BD3:.BD8]=[.$DL3:.$DL8])" office:value-type="float"/>
          <table:table-cell table:number-matrix-columns-spanned="1" table:number-matrix-rows-spanned="1" table:formula="of:=SUM([.BE3:.BE8]=[.$DM3:.$DM8])" office:value-type="float"/>
          <table:table-cell table:style-name="cellWorst" table:number-matrix-columns-spanned="1" table:number-matrix-rows-spanned="1" table:formula="of:=SUM([.BF3:.BF8]=[.$DN3:.$DN8])" office:value-type="float"/>
          <table:table-cell table:number-matrix-columns-spanned="1" table:number-matrix-rows-spanned="1" table:formula="of:=SUM([.BG3:.BG8]=[.$DO3:.$DO8])" office:value-type="float"/>
          <table:table-cell table:number-matrix-columns-spanned="1" table:number-matrix-rows-spanned="1" table:formula="of:=SUM([.BH3:.BH8]=[.$DP3:.$DP8])" office:value-type="float"/>
          <table:table-cell table:number-matrix-columns-spanned="1" table:number-matrix-rows-spanned="1" table:formula="of:=SUM([.BI3:.BI8]=[.$DQ3:.$DQ8])" office:value-type="float"/>
          <table:table-cell table:number-matrix-columns-spanned="1" table:number-matrix-rows-spanned="1" table:formula="of:=SUM([.BJ3:.BJ8]=[.$DH3:.$DH8])" office:value-type="float"/>
          <table:table-cell table:number-matrix-columns-spanned="1" table:number-matrix-rows-spanned="1" table:formula="of:=SUM([.BK3:.BK8]=[.$DI3:.$DI8])" office:value-type="float"/>
          <table:table-cell table:number-matrix-columns-spanned="1" table:number-matrix-rows-spanned="1" table:formula="of:=SUM([.BL3:.BL8]=[.$DJ3:.$DJ8])" office:value-type="float"/>
          <table:table-cell table:number-matrix-columns-spanned="1" table:number-matrix-rows-spanned="1" table:formula="of:=SUM([.BM3:.BM8]=[.$DK3:.$DK8])" office:value-type="float"/>
          <table:table-cell table:number-matrix-columns-spanned="1" table:number-matrix-rows-spanned="1" table:formula="of:=SUM([.BN3:.BN8]=[.$DL3:.$DL8])" office:value-type="float"/>
          <table:table-cell table:number-matrix-columns-spanned="1" table:number-matrix-rows-spanned="1" table:formula="of:=SUM([.BO3:.BO8]=[.$DM3:.$DM8])" office:value-type="float"/>
          <table:table-cell table:style-name="cellWorst" table:number-matrix-columns-spanned="1" table:number-matrix-rows-spanned="1" table:formula="of:=SUM([.BP3:.BP8]=[.$DN3:.$DN8])" office:value-type="float"/>
          <table:table-cell table:number-matrix-columns-spanned="1" table:number-matrix-rows-spanned="1" table:formula="of:=SUM([.BQ3:.BQ8]=[.$DO3:.$DO8])" office:value-type="float"/>
          <table:table-cell table:number-matrix-columns-spanned="1" table:number-matrix-rows-spanned="1" table:formula="of:=SUM([.BR3:.BR8]=[.$DP3:.$DP8])" office:value-type="float"/>
          <table:table-cell table:number-matrix-columns-spanned="1" table:number-matrix-rows-spanned="1" table:formula="of:=SUM([.BS3:.BS8]=[.$DQ3:.$DQ8])" office:value-type="float"/>
          <table:table-cell table:number-matrix-columns-spanned="1" table:number-matrix-rows-spanned="1" table:formula="of:=SUM([.BT3:.BT8]=[.$DH3:.$DH8])" office:value-type="float"/>
          <table:table-cell table:number-matrix-columns-spanned="1" table:number-matrix-rows-spanned="1" table:formula="of:=SUM([.BU3:.BU8]=[.$DI3:.$DI8])" office:value-type="float"/>
          <table:table-cell table:number-matrix-columns-spanned="1" table:number-matrix-rows-spanned="1" table:formula="of:=SUM([.BV3:.BV8]=[.$DJ3:.$DJ8])" office:value-type="float"/>
          <table:table-cell table:number-matrix-columns-spanned="1" table:number-matrix-rows-spanned="1" table:formula="of:=SUM([.BW3:.BW8]=[.$DK3:.$DK8])" office:value-type="float"/>
          <table:table-cell table:number-matrix-columns-spanned="1" table:number-matrix-rows-spanned="1" table:formula="of:=SUM([.BX3:.BX8]=[.$DL3:.$DL8])" office:value-type="float"/>
          <table:table-cell table:number-matrix-columns-spanned="1" table:number-matrix-rows-spanned="1" table:formula="of:=SUM([.BY3:.BY8]=[.$DM3:.$DM8])" office:value-type="float"/>
          <table:table-cell table:number-matrix-columns-spanned="1" table:number-matrix-rows-spanned="1" table:formula="of:=SUM([.BZ3:.BZ8]=[.$DN3:.$DN8])" office:value-type="float"/>
          <table:table-cell table:number-matrix-columns-spanned="1" table:number-matrix-rows-spanned="1" table:formula="of:=SUM([.CA3:.CA8]=[.$DO3:.$DO8])" office:value-type="float"/>
          <table:table-cell table:number-matrix-columns-spanned="1" table:number-matrix-rows-spanned="1" table:formula="of:=SUM([.CB3:.CB8]=[.$DP3:.$DP8])" office:value-type="float"/>
          <table:table-cell table:number-matrix-columns-spanned="1" table:number-matrix-rows-spanned="1" table:formula="of:=SUM([.CC3:.CC8]=[.$DQ3:.$DQ8])" office:value-type="float"/>
          <table:table-cell table:number-matrix-columns-spanned="1" table:number-matrix-rows-spanned="1" table:formula="of:=SUM([.CD3:.CD8]=[.$DH3:.$DH8])" office:value-type="float"/>
          <table:table-cell table:number-matrix-columns-spanned="1" table:number-matrix-rows-spanned="1" table:formula="of:=SUM([.CE3:.CE8]=[.$DI3:.$DI8])" office:value-type="float"/>
          <table:table-cell table:number-matrix-columns-spanned="1" table:number-matrix-rows-spanned="1" table:formula="of:=SUM([.CF3:.CF8]=[.$DJ3:.$DJ8])" office:value-type="float"/>
          <table:table-cell table:number-matrix-columns-spanned="1" table:number-matrix-rows-spanned="1" table:formula="of:=SUM([.CG3:.CG8]=[.$DK3:.$DK8])" office:value-type="float"/>
          <table:table-cell table:number-matrix-columns-spanned="1" table:number-matrix-rows-spanned="1" table:formula="of:=SUM([.CH3:.CH8]=[.$DL3:.$DL8])" office:value-type="float"/>
          <table:table-cell table:number-matrix-columns-spanned="1" table:number-matrix-rows-spanned="1" table:formula="of:=SUM([.CI3:.CI8]=[.$DM3:.$DM8])" office:value-type="float"/>
          <table:table-cell table:number-matrix-columns-spanned="1" table:number-matrix-rows-spanned="1" table:formula="of:=SUM([.CJ3:.CJ8]=[.$DN3:.$DN8])" office:value-type="float"/>
          <table:table-cell table:number-matrix-columns-spanned="1" table:number-matrix-rows-spanned="1" table:formula="of:=SUM([.CK3:.CK8]=[.$DO3:.$DO8])" office:value-type="float"/>
          <table:table-cell table:number-matrix-columns-spanned="1" table:number-matrix-rows-spanned="1" table:formula="of:=SUM([.CL3:.CL8]=[.$DP3:.$DP8])" office:value-type="float"/>
          <table:table-cell table:number-matrix-columns-spanned="1" table:number-matrix-rows-spanned="1" table:formula="of:=SUM([.CM3:.CM8]=[.$DQ3:.$DQ8])" office:value-type="float"/>
          <table:table-cell table:number-matrix-columns-spanned="1" table:number-matrix-rows-spanned="1" table:formula="of:=SUM([.CN3:.CN8]=[.$DH3:.$DH8])" office:value-type="float"/>
          <table:table-cell table:number-matrix-columns-spanned="1" table:number-matrix-rows-spanned="1" table:formula="of:=SUM([.CO3:.CO8]=[.$DI3:.$DI8])" office:value-type="float"/>
          <table:table-cell table:number-matrix-columns-spanned="1" table:number-matrix-rows-spanned="1" table:formula="of:=SUM([.CP3:.CP8]=[.$DJ3:.$DJ8])" office:value-type="float"/>
          <table:table-cell table:number-matrix-columns-spanned="1" table:number-matrix-rows-spanned="1" table:formula="of:=SUM([.CQ3:.CQ8]=[.$DK3:.$DK8])" office:value-type="float"/>
          <table:table-cell table:number-matrix-columns-spanned="1" table:number-matrix-rows-spanned="1" table:formula="of:=SUM([.CR3:.CR8]=[.$DL3:.$DL8])" office:value-type="float"/>
          <table:table-cell table:style-name="cellBest" table:number-matrix-columns-spanned="1" table:number-matrix-rows-spanned="1" table:formula="of:=SUM([.CS3:.CS8]=[.$DM3:.$DM8])" office:value-type="float"/>
          <table:table-cell table:number-matrix-columns-spanned="1" table:number-matrix-rows-spanned="1" table:formula="of:=SUM([.CT3:.CT8]=[.$DN3:.$DN8])" office:value-type="float"/>
          <table:table-cell table:number-matrix-columns-spanned="1" table:number-matrix-rows-spanned="1" table:formula="of:=SUM([.CU3:.CU8]=[.$DO3:.$DO8])" office:value-type="float"/>
          <table:table-cell table:number-matrix-columns-spanned="1" table:number-matrix-rows-spanned="1" table:formula="of:=SUM([.CV3:.CV8]=[.$DP3:.$DP8])" office:value-type="float"/>
          <table:table-cell table:number-matrix-columns-spanned="1" table:number-matrix-rows-spanned="1" table:formula="of:=SUM([.CW3:.CW8]=[.$DQ3:.$DQ8])" office:value-type="float"/>
          <table:table-cell table:number-matrix-columns-spanned="1" table:number-matrix-rows-spanned="1" table:formula="of:=SUM([.CX3:.CX8]=[.$DH3:.$DH8])" office:value-type="float"/>
          <table:table-cell table:number-matrix-columns-spanned="1" table:number-matrix-rows-spanned="1" table:formula="of:=SUM([.CY3:.CY8]=[.$DI3:.$DI8])" office:value-type="float"/>
          <table:table-cell table:number-matrix-columns-spanned="1" table:number-matrix-rows-spanned="1" table:formula="of:=SUM([.CZ3:.CZ8]=[.$DJ3:.$DJ8])" office:value-type="float"/>
          <table:table-cell table:number-matrix-columns-spanned="1" table:number-matrix-rows-spanned="1" table:formula="of:=SUM([.DA3:.DA8]=[.$DK3:.$DK8])" office:value-type="float"/>
          <table:table-cell table:number-matrix-columns-spanned="1" table:number-matrix-rows-spanned="1" table:formula="of:=SUM([.DB3:.DB8]=[.$DL3:.$DL8])" office:value-type="float"/>
          <table:table-cell table:style-name="cellBest" table:number-matrix-columns-spanned="1" table:number-matrix-rows-spanned="1" table:formula="of:=SUM([.DC3:.DC8]=[.$DM3:.$DM8])" office:value-type="float"/>
          <table:table-cell table:number-matrix-columns-spanned="1" table:number-matrix-rows-spanned="1" table:formula="of:=SUM([.DD3:.DD8]=[.$DN3:.$DN8])" office:value-type="float"/>
          <table:table-cell table:number-matrix-columns-spanned="1" table:number-matrix-rows-spanned="1" table:formula="of:=SUM([.DE3:.DE8]=[.$DO3:.$DO8])" office:value-type="float"/>
          <table:table-cell table:number-matrix-columns-spanned="1" table:number-matrix-rows-spanned="1" table:formula="of:=SUM([.DF3:.DF8]=[.$DP3:.$DP8])" office:value-type="float"/>
          <table:table-cell table:number-matrix-columns-spanned="1" table:number-matrix-rows-spanned="1" table:formula="of:=SUM([.DG3:.DG8]=[.$DQ3:.$DQ8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ETTER</text:p>
          </table:table-cell>
          <table:table-cell table:style-name="cellBest" table:number-matrix-columns-spanned="1" table:number-matrix-rows-spanned="1" table:formula="of:=SUM([.B3:.B8]&lt;[.$DR3:.$DR8])" office:value-type="float"/>
          <table:table-cell table:style-name="cellBest" table:number-matrix-columns-spanned="1" table:number-matrix-rows-spanned="1" table:formula="of:=SUM([.C3:.C8]&lt;[.$DS3:.$DS8])" office:value-type="float"/>
          <table:table-cell table:number-matrix-columns-spanned="1" table:number-matrix-rows-spanned="1" table:formula="of:=SUM([.D3:.D8]&lt;[.$DT3:.$DT8])" office:value-type="float"/>
          <table:table-cell table:number-matrix-columns-spanned="1" table:number-matrix-rows-spanned="1" table:formula="of:=SUM([.E3:.E8]&lt;[.$DU3:.$DU8])" office:value-type="float"/>
          <table:table-cell table:number-matrix-columns-spanned="1" table:number-matrix-rows-spanned="1" table:formula="of:=SUM([.F3:.F8]&lt;[.$DV3:.$DV8])" office:value-type="float"/>
          <table:table-cell table:number-matrix-columns-spanned="1" table:number-matrix-rows-spanned="1" table:formula="of:=SUM([.G3:.G8]&lt;[.$DW3:.$DW8])" office:value-type="float"/>
          <table:table-cell table:style-name="cellBest" table:number-matrix-columns-spanned="1" table:number-matrix-rows-spanned="1" table:formula="of:=SUM([.H3:.H8]&lt;[.$DX3:.$DX8])" office:value-type="float"/>
          <table:table-cell table:number-matrix-columns-spanned="1" table:number-matrix-rows-spanned="1" table:formula="of:=SUM([.I3:.I8]&lt;[.$DY3:.$DY8])" office:value-type="float"/>
          <table:table-cell table:number-matrix-columns-spanned="1" table:number-matrix-rows-spanned="1" table:formula="of:=SUM([.J3:.J8]&lt;[.$DZ3:.$DZ8])" office:value-type="float"/>
          <table:table-cell table:style-name="cellBest" table:number-matrix-columns-spanned="1" table:number-matrix-rows-spanned="1" table:formula="of:=SUM([.K3:.K8]&lt;[.$EA3:.$EA8])" office:value-type="float"/>
          <table:table-cell table:number-matrix-columns-spanned="1" table:number-matrix-rows-spanned="1" table:formula="of:=SUM([.L3:.L8]&lt;[.$DR3:.$DR8])" office:value-type="float"/>
          <table:table-cell table:number-matrix-columns-spanned="1" table:number-matrix-rows-spanned="1" table:formula="of:=SUM([.M3:.M8]&lt;[.$DS3:.$DS8])" office:value-type="float"/>
          <table:table-cell table:number-matrix-columns-spanned="1" table:number-matrix-rows-spanned="1" table:formula="of:=SUM([.N3:.N8]&lt;[.$DT3:.$DT8])" office:value-type="float"/>
          <table:table-cell table:number-matrix-columns-spanned="1" table:number-matrix-rows-spanned="1" table:formula="of:=SUM([.O3:.O8]&lt;[.$DU3:.$DU8])" office:value-type="float"/>
          <table:table-cell table:number-matrix-columns-spanned="1" table:number-matrix-rows-spanned="1" table:formula="of:=SUM([.P3:.P8]&lt;[.$DV3:.$DV8])" office:value-type="float"/>
          <table:table-cell table:number-matrix-columns-spanned="1" table:number-matrix-rows-spanned="1" table:formula="of:=SUM([.Q3:.Q8]&lt;[.$DW3:.$DW8])" office:value-type="float"/>
          <table:table-cell table:number-matrix-columns-spanned="1" table:number-matrix-rows-spanned="1" table:formula="of:=SUM([.R3:.R8]&lt;[.$DX3:.$DX8])" office:value-type="float"/>
          <table:table-cell table:style-name="cellBest" table:number-matrix-columns-spanned="1" table:number-matrix-rows-spanned="1" table:formula="of:=SUM([.S3:.S8]&lt;[.$DY3:.$DY8])" office:value-type="float"/>
          <table:table-cell table:number-matrix-columns-spanned="1" table:number-matrix-rows-spanned="1" table:formula="of:=SUM([.T3:.T8]&lt;[.$DZ3:.$DZ8])" office:value-type="float"/>
          <table:table-cell table:number-matrix-columns-spanned="1" table:number-matrix-rows-spanned="1" table:formula="of:=SUM([.U3:.U8]&lt;[.$EA3:.$EA8])" office:value-type="float"/>
          <table:table-cell table:number-matrix-columns-spanned="1" table:number-matrix-rows-spanned="1" table:formula="of:=SUM([.V3:.V8]&lt;[.$DR3:.$DR8])" office:value-type="float"/>
          <table:table-cell table:number-matrix-columns-spanned="1" table:number-matrix-rows-spanned="1" table:formula="of:=SUM([.W3:.W8]&lt;[.$DS3:.$DS8])" office:value-type="float"/>
          <table:table-cell table:number-matrix-columns-spanned="1" table:number-matrix-rows-spanned="1" table:formula="of:=SUM([.X3:.X8]&lt;[.$DT3:.$DT8])" office:value-type="float"/>
          <table:table-cell table:number-matrix-columns-spanned="1" table:number-matrix-rows-spanned="1" table:formula="of:=SUM([.Y3:.Y8]&lt;[.$DU3:.$DU8])" office:value-type="float"/>
          <table:table-cell table:number-matrix-columns-spanned="1" table:number-matrix-rows-spanned="1" table:formula="of:=SUM([.Z3:.Z8]&lt;[.$DV3:.$DV8])" office:value-type="float"/>
          <table:table-cell table:number-matrix-columns-spanned="1" table:number-matrix-rows-spanned="1" table:formula="of:=SUM([.AA3:.AA8]&lt;[.$DW3:.$DW8])" office:value-type="float"/>
          <table:table-cell table:style-name="cellBest" table:number-matrix-columns-spanned="1" table:number-matrix-rows-spanned="1" table:formula="of:=SUM([.AB3:.AB8]&lt;[.$DX3:.$DX8])" office:value-type="float"/>
          <table:table-cell table:number-matrix-columns-spanned="1" table:number-matrix-rows-spanned="1" table:formula="of:=SUM([.AC3:.AC8]&lt;[.$DY3:.$DY8])" office:value-type="float"/>
          <table:table-cell table:number-matrix-columns-spanned="1" table:number-matrix-rows-spanned="1" table:formula="of:=SUM([.AD3:.AD8]&lt;[.$DZ3:.$DZ8])" office:value-type="float"/>
          <table:table-cell table:number-matrix-columns-spanned="1" table:number-matrix-rows-spanned="1" table:formula="of:=SUM([.AE3:.AE8]&lt;[.$EA3:.$EA8])" office:value-type="float"/>
          <table:table-cell table:number-matrix-columns-spanned="1" table:number-matrix-rows-spanned="1" table:formula="of:=SUM([.AF3:.AF8]&lt;[.$DR3:.$DR8])" office:value-type="float"/>
          <table:table-cell table:style-name="cellBest" table:number-matrix-columns-spanned="1" table:number-matrix-rows-spanned="1" table:formula="of:=SUM([.AG3:.AG8]&lt;[.$DS3:.$DS8])" office:value-type="float"/>
          <table:table-cell table:style-name="cellWorst" table:number-matrix-columns-spanned="1" table:number-matrix-rows-spanned="1" table:formula="of:=SUM([.AH3:.AH8]&lt;[.$DT3:.$DT8])" office:value-type="float"/>
          <table:table-cell table:style-name="cellWorst" table:number-matrix-columns-spanned="1" table:number-matrix-rows-spanned="1" table:formula="of:=SUM([.AI3:.AI8]&lt;[.$DU3:.$DU8])" office:value-type="float"/>
          <table:table-cell table:number-matrix-columns-spanned="1" table:number-matrix-rows-spanned="1" table:formula="of:=SUM([.AJ3:.AJ8]&lt;[.$DV3:.$DV8])" office:value-type="float"/>
          <table:table-cell table:number-matrix-columns-spanned="1" table:number-matrix-rows-spanned="1" table:formula="of:=SUM([.AK3:.AK8]&lt;[.$DW3:.$DW8])" office:value-type="float"/>
          <table:table-cell table:number-matrix-columns-spanned="1" table:number-matrix-rows-spanned="1" table:formula="of:=SUM([.AL3:.AL8]&lt;[.$DX3:.$DX8])" office:value-type="float"/>
          <table:table-cell table:style-name="cellWorst" table:number-matrix-columns-spanned="1" table:number-matrix-rows-spanned="1" table:formula="of:=SUM([.AM3:.AM8]&lt;[.$DY3:.$DY8])" office:value-type="float"/>
          <table:table-cell table:number-matrix-columns-spanned="1" table:number-matrix-rows-spanned="1" table:formula="of:=SUM([.AN3:.AN8]&lt;[.$DZ3:.$DZ8])" office:value-type="float"/>
          <table:table-cell table:number-matrix-columns-spanned="1" table:number-matrix-rows-spanned="1" table:formula="of:=SUM([.AO3:.AO8]&lt;[.$EA3:.$EA8])" office:value-type="float"/>
          <table:table-cell table:style-name="cellWorst" table:number-matrix-columns-spanned="1" table:number-matrix-rows-spanned="1" table:formula="of:=SUM([.AP3:.AP8]&lt;[.$DR3:.$DR8])" office:value-type="float"/>
          <table:table-cell table:number-matrix-columns-spanned="1" table:number-matrix-rows-spanned="1" table:formula="of:=SUM([.AQ3:.AQ8]&lt;[.$DS3:.$DS8])" office:value-type="float"/>
          <table:table-cell table:style-name="cellBest" table:number-matrix-columns-spanned="1" table:number-matrix-rows-spanned="1" table:formula="of:=SUM([.AR3:.AR8]&lt;[.$DT3:.$DT8])" office:value-type="float"/>
          <table:table-cell table:style-name="cellBest" table:number-matrix-columns-spanned="1" table:number-matrix-rows-spanned="1" table:formula="of:=SUM([.AS3:.AS8]&lt;[.$DU3:.$DU8])" office:value-type="float"/>
          <table:table-cell table:number-matrix-columns-spanned="1" table:number-matrix-rows-spanned="1" table:formula="of:=SUM([.AT3:.AT8]&lt;[.$DV3:.$DV8])" office:value-type="float"/>
          <table:table-cell table:style-name="cellBest" table:number-matrix-columns-spanned="1" table:number-matrix-rows-spanned="1" table:formula="of:=SUM([.AU3:.AU8]&lt;[.$DW3:.$DW8])" office:value-type="float"/>
          <table:table-cell table:number-matrix-columns-spanned="1" table:number-matrix-rows-spanned="1" table:formula="of:=SUM([.AV3:.AV8]&lt;[.$DX3:.$DX8])" office:value-type="float"/>
          <table:table-cell table:number-matrix-columns-spanned="1" table:number-matrix-rows-spanned="1" table:formula="of:=SUM([.AW3:.AW8]&lt;[.$DY3:.$DY8])" office:value-type="float"/>
          <table:table-cell table:number-matrix-columns-spanned="1" table:number-matrix-rows-spanned="1" table:formula="of:=SUM([.AX3:.AX8]&lt;[.$DZ3:.$DZ8])" office:value-type="float"/>
          <table:table-cell table:number-matrix-columns-spanned="1" table:number-matrix-rows-spanned="1" table:formula="of:=SUM([.AY3:.AY8]&lt;[.$EA3:.$EA8])" office:value-type="float"/>
          <table:table-cell table:number-matrix-columns-spanned="1" table:number-matrix-rows-spanned="1" table:formula="of:=SUM([.AZ3:.AZ8]&lt;[.$DR3:.$DR8])" office:value-type="float"/>
          <table:table-cell table:style-name="cellBest" table:number-matrix-columns-spanned="1" table:number-matrix-rows-spanned="1" table:formula="of:=SUM([.BA3:.BA8]&lt;[.$DS3:.$DS8])" office:value-type="float"/>
          <table:table-cell table:number-matrix-columns-spanned="1" table:number-matrix-rows-spanned="1" table:formula="of:=SUM([.BB3:.BB8]&lt;[.$DT3:.$DT8])" office:value-type="float"/>
          <table:table-cell table:number-matrix-columns-spanned="1" table:number-matrix-rows-spanned="1" table:formula="of:=SUM([.BC3:.BC8]&lt;[.$DU3:.$DU8])" office:value-type="float"/>
          <table:table-cell table:number-matrix-columns-spanned="1" table:number-matrix-rows-spanned="1" table:formula="of:=SUM([.BD3:.BD8]&lt;[.$DV3:.$DV8])" office:value-type="float"/>
          <table:table-cell table:number-matrix-columns-spanned="1" table:number-matrix-rows-spanned="1" table:formula="of:=SUM([.BE3:.BE8]&lt;[.$DW3:.$DW8])" office:value-type="float"/>
          <table:table-cell table:number-matrix-columns-spanned="1" table:number-matrix-rows-spanned="1" table:formula="of:=SUM([.BF3:.BF8]&lt;[.$DX3:.$DX8])" office:value-type="float"/>
          <table:table-cell table:style-name="cellWorst" table:number-matrix-columns-spanned="1" table:number-matrix-rows-spanned="1" table:formula="of:=SUM([.BG3:.BG8]&lt;[.$DY3:.$DY8])" office:value-type="float"/>
          <table:table-cell table:number-matrix-columns-spanned="1" table:number-matrix-rows-spanned="1" table:formula="of:=SUM([.BH3:.BH8]&lt;[.$DZ3:.$DZ8])" office:value-type="float"/>
          <table:table-cell table:number-matrix-columns-spanned="1" table:number-matrix-rows-spanned="1" table:formula="of:=SUM([.BI3:.BI8]&lt;[.$EA3:.$EA8])" office:value-type="float"/>
          <table:table-cell table:number-matrix-columns-spanned="1" table:number-matrix-rows-spanned="1" table:formula="of:=SUM([.BJ3:.BJ8]&lt;[.$DR3:.$DR8])" office:value-type="float"/>
          <table:table-cell table:style-name="cellBest" table:number-matrix-columns-spanned="1" table:number-matrix-rows-spanned="1" table:formula="of:=SUM([.BK3:.BK8]&lt;[.$DS3:.$DS8])" office:value-type="float"/>
          <table:table-cell table:number-matrix-columns-spanned="1" table:number-matrix-rows-spanned="1" table:formula="of:=SUM([.BL3:.BL8]&lt;[.$DT3:.$DT8])" office:value-type="float"/>
          <table:table-cell table:style-name="cellWorst" table:number-matrix-columns-spanned="1" table:number-matrix-rows-spanned="1" table:formula="of:=SUM([.BM3:.BM8]&lt;[.$DU3:.$DU8])" office:value-type="float"/>
          <table:table-cell table:number-matrix-columns-spanned="1" table:number-matrix-rows-spanned="1" table:formula="of:=SUM([.BN3:.BN8]&lt;[.$DV3:.$DV8])" office:value-type="float"/>
          <table:table-cell table:number-matrix-columns-spanned="1" table:number-matrix-rows-spanned="1" table:formula="of:=SUM([.BO3:.BO8]&lt;[.$DW3:.$DW8])" office:value-type="float"/>
          <table:table-cell table:number-matrix-columns-spanned="1" table:number-matrix-rows-spanned="1" table:formula="of:=SUM([.BP3:.BP8]&lt;[.$DX3:.$DX8])" office:value-type="float"/>
          <table:table-cell table:style-name="cellWorst" table:number-matrix-columns-spanned="1" table:number-matrix-rows-spanned="1" table:formula="of:=SUM([.BQ3:.BQ8]&lt;[.$DY3:.$DY8])" office:value-type="float"/>
          <table:table-cell table:number-matrix-columns-spanned="1" table:number-matrix-rows-spanned="1" table:formula="of:=SUM([.BR3:.BR8]&lt;[.$DZ3:.$DZ8])" office:value-type="float"/>
          <table:table-cell table:number-matrix-columns-spanned="1" table:number-matrix-rows-spanned="1" table:formula="of:=SUM([.BS3:.BS8]&lt;[.$EA3:.$EA8])" office:value-type="float"/>
          <table:table-cell table:number-matrix-columns-spanned="1" table:number-matrix-rows-spanned="1" table:formula="of:=SUM([.BT3:.BT8]&lt;[.$DR3:.$DR8])" office:value-type="float"/>
          <table:table-cell table:number-matrix-columns-spanned="1" table:number-matrix-rows-spanned="1" table:formula="of:=SUM([.BU3:.BU8]&lt;[.$DS3:.$DS8])" office:value-type="float"/>
          <table:table-cell table:number-matrix-columns-spanned="1" table:number-matrix-rows-spanned="1" table:formula="of:=SUM([.BV3:.BV8]&lt;[.$DT3:.$DT8])" office:value-type="float"/>
          <table:table-cell table:style-name="cellBest" table:number-matrix-columns-spanned="1" table:number-matrix-rows-spanned="1" table:formula="of:=SUM([.BW3:.BW8]&lt;[.$DU3:.$DU8])" office:value-type="float"/>
          <table:table-cell table:number-matrix-columns-spanned="1" table:number-matrix-rows-spanned="1" table:formula="of:=SUM([.BX3:.BX8]&lt;[.$DV3:.$DV8])" office:value-type="float"/>
          <table:table-cell table:style-name="cellBest" table:number-matrix-columns-spanned="1" table:number-matrix-rows-spanned="1" table:formula="of:=SUM([.BY3:.BY8]&lt;[.$DW3:.$DW8])" office:value-type="float"/>
          <table:table-cell table:number-matrix-columns-spanned="1" table:number-matrix-rows-spanned="1" table:formula="of:=SUM([.BZ3:.BZ8]&lt;[.$DX3:.$DX8])" office:value-type="float"/>
          <table:table-cell table:number-matrix-columns-spanned="1" table:number-matrix-rows-spanned="1" table:formula="of:=SUM([.CA3:.CA8]&lt;[.$DY3:.$DY8])" office:value-type="float"/>
          <table:table-cell table:number-matrix-columns-spanned="1" table:number-matrix-rows-spanned="1" table:formula="of:=SUM([.CB3:.CB8]&lt;[.$DZ3:.$DZ8])" office:value-type="float"/>
          <table:table-cell table:number-matrix-columns-spanned="1" table:number-matrix-rows-spanned="1" table:formula="of:=SUM([.CC3:.CC8]&lt;[.$EA3:.$EA8])" office:value-type="float"/>
          <table:table-cell table:number-matrix-columns-spanned="1" table:number-matrix-rows-spanned="1" table:formula="of:=SUM([.CD3:.CD8]&lt;[.$DR3:.$DR8])" office:value-type="float"/>
          <table:table-cell table:number-matrix-columns-spanned="1" table:number-matrix-rows-spanned="1" table:formula="of:=SUM([.CE3:.CE8]&lt;[.$DS3:.$DS8])" office:value-type="float"/>
          <table:table-cell table:number-matrix-columns-spanned="1" table:number-matrix-rows-spanned="1" table:formula="of:=SUM([.CF3:.CF8]&lt;[.$DT3:.$DT8])" office:value-type="float"/>
          <table:table-cell table:number-matrix-columns-spanned="1" table:number-matrix-rows-spanned="1" table:formula="of:=SUM([.CG3:.CG8]&lt;[.$DU3:.$DU8])" office:value-type="float"/>
          <table:table-cell table:number-matrix-columns-spanned="1" table:number-matrix-rows-spanned="1" table:formula="of:=SUM([.CH3:.CH8]&lt;[.$DV3:.$DV8])" office:value-type="float"/>
          <table:table-cell table:number-matrix-columns-spanned="1" table:number-matrix-rows-spanned="1" table:formula="of:=SUM([.CI3:.CI8]&lt;[.$DW3:.$DW8])" office:value-type="float"/>
          <table:table-cell table:number-matrix-columns-spanned="1" table:number-matrix-rows-spanned="1" table:formula="of:=SUM([.CJ3:.CJ8]&lt;[.$DX3:.$DX8])" office:value-type="float"/>
          <table:table-cell table:number-matrix-columns-spanned="1" table:number-matrix-rows-spanned="1" table:formula="of:=SUM([.CK3:.CK8]&lt;[.$DY3:.$DY8])" office:value-type="float"/>
          <table:table-cell table:number-matrix-columns-spanned="1" table:number-matrix-rows-spanned="1" table:formula="of:=SUM([.CL3:.CL8]&lt;[.$DZ3:.$DZ8])" office:value-type="float"/>
          <table:table-cell table:number-matrix-columns-spanned="1" table:number-matrix-rows-spanned="1" table:formula="of:=SUM([.CM3:.CM8]&lt;[.$EA3:.$EA8])" office:value-type="float"/>
          <table:table-cell table:style-name="cellWorst" table:number-matrix-columns-spanned="1" table:number-matrix-rows-spanned="1" table:formula="of:=SUM([.CN3:.CN8]&lt;[.$DR3:.$DR8])" office:value-type="float"/>
          <table:table-cell table:number-matrix-columns-spanned="1" table:number-matrix-rows-spanned="1" table:formula="of:=SUM([.CO3:.CO8]&lt;[.$DS3:.$DS8])" office:value-type="float"/>
          <table:table-cell table:number-matrix-columns-spanned="1" table:number-matrix-rows-spanned="1" table:formula="of:=SUM([.CP3:.CP8]&lt;[.$DT3:.$DT8])" office:value-type="float"/>
          <table:table-cell table:number-matrix-columns-spanned="1" table:number-matrix-rows-spanned="1" table:formula="of:=SUM([.CQ3:.CQ8]&lt;[.$DU3:.$DU8])" office:value-type="float"/>
          <table:table-cell table:number-matrix-columns-spanned="1" table:number-matrix-rows-spanned="1" table:formula="of:=SUM([.CR3:.CR8]&lt;[.$DV3:.$DV8])" office:value-type="float"/>
          <table:table-cell table:number-matrix-columns-spanned="1" table:number-matrix-rows-spanned="1" table:formula="of:=SUM([.CS3:.CS8]&lt;[.$DW3:.$DW8])" office:value-type="float"/>
          <table:table-cell table:number-matrix-columns-spanned="1" table:number-matrix-rows-spanned="1" table:formula="of:=SUM([.CT3:.CT8]&lt;[.$DX3:.$DX8])" office:value-type="float"/>
          <table:table-cell table:style-name="cellBest" table:number-matrix-columns-spanned="1" table:number-matrix-rows-spanned="1" table:formula="of:=SUM([.CU3:.CU8]&lt;[.$DY3:.$DY8])" office:value-type="float"/>
          <table:table-cell table:number-matrix-columns-spanned="1" table:number-matrix-rows-spanned="1" table:formula="of:=SUM([.CV3:.CV8]&lt;[.$DZ3:.$DZ8])" office:value-type="float"/>
          <table:table-cell table:number-matrix-columns-spanned="1" table:number-matrix-rows-spanned="1" table:formula="of:=SUM([.CW3:.CW8]&lt;[.$EA3:.$EA8])" office:value-type="float"/>
          <table:table-cell table:style-name="cellWorst" table:number-matrix-columns-spanned="1" table:number-matrix-rows-spanned="1" table:formula="of:=SUM([.CX3:.CX8]&lt;[.$DR3:.$DR8])" office:value-type="float"/>
          <table:table-cell table:number-matrix-columns-spanned="1" table:number-matrix-rows-spanned="1" table:formula="of:=SUM([.CY3:.CY8]&lt;[.$DS3:.$DS8])" office:value-type="float"/>
          <table:table-cell table:number-matrix-columns-spanned="1" table:number-matrix-rows-spanned="1" table:formula="of:=SUM([.CZ3:.CZ8]&lt;[.$DT3:.$DT8])" office:value-type="float"/>
          <table:table-cell table:number-matrix-columns-spanned="1" table:number-matrix-rows-spanned="1" table:formula="of:=SUM([.DA3:.DA8]&lt;[.$DU3:.$DU8])" office:value-type="float"/>
          <table:table-cell table:number-matrix-columns-spanned="1" table:number-matrix-rows-spanned="1" table:formula="of:=SUM([.DB3:.DB8]&lt;[.$DV3:.$DV8])" office:value-type="float"/>
          <table:table-cell table:number-matrix-columns-spanned="1" table:number-matrix-rows-spanned="1" table:formula="of:=SUM([.DC3:.DC8]&lt;[.$DW3:.$DW8])" office:value-type="float"/>
          <table:table-cell table:number-matrix-columns-spanned="1" table:number-matrix-rows-spanned="1" table:formula="of:=SUM([.DD3:.DD8]&lt;[.$DX3:.$DX8])" office:value-type="float"/>
          <table:table-cell table:style-name="cellBest" table:number-matrix-columns-spanned="1" table:number-matrix-rows-spanned="1" table:formula="of:=SUM([.DE3:.DE8]&lt;[.$DY3:.$DY8])" office:value-type="float"/>
          <table:table-cell table:number-matrix-columns-spanned="1" table:number-matrix-rows-spanned="1" table:formula="of:=SUM([.DF3:.DF8]&lt;[.$DZ3:.$DZ8])" office:value-type="float"/>
          <table:table-cell table:number-matrix-columns-spanned="1" table:number-matrix-rows-spanned="1" table:formula="of:=SUM([.DG3:.DG8]&lt;[.$EA3:.$EA8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ORSE</text:p>
          </table:table-cell>
          <table:table-cell table:style-name="cellBest" table:number-matrix-columns-spanned="1" table:number-matrix-rows-spanned="1" table:formula="of:=SUM([.B3:.B8]&gt;[.$DR3:.$DR8])" office:value-type="float"/>
          <table:table-cell table:style-name="cellBest" table:number-matrix-columns-spanned="1" table:number-matrix-rows-spanned="1" table:formula="of:=SUM([.C3:.C8]&gt;[.$DS3:.$DS8])" office:value-type="float"/>
          <table:table-cell table:number-matrix-columns-spanned="1" table:number-matrix-rows-spanned="1" table:formula="of:=SUM([.D3:.D8]&gt;[.$DT3:.$DT8])" office:value-type="float"/>
          <table:table-cell table:number-matrix-columns-spanned="1" table:number-matrix-rows-spanned="1" table:formula="of:=SUM([.E3:.E8]&gt;[.$DU3:.$DU8])" office:value-type="float"/>
          <table:table-cell table:number-matrix-columns-spanned="1" table:number-matrix-rows-spanned="1" table:formula="of:=SUM([.F3:.F8]&gt;[.$DV3:.$DV8])" office:value-type="float"/>
          <table:table-cell table:number-matrix-columns-spanned="1" table:number-matrix-rows-spanned="1" table:formula="of:=SUM([.G3:.G8]&gt;[.$DW3:.$DW8])" office:value-type="float"/>
          <table:table-cell table:style-name="cellBest" table:number-matrix-columns-spanned="1" table:number-matrix-rows-spanned="1" table:formula="of:=SUM([.H3:.H8]&gt;[.$DX3:.$DX8])" office:value-type="float"/>
          <table:table-cell table:number-matrix-columns-spanned="1" table:number-matrix-rows-spanned="1" table:formula="of:=SUM([.I3:.I8]&gt;[.$DY3:.$DY8])" office:value-type="float"/>
          <table:table-cell table:number-matrix-columns-spanned="1" table:number-matrix-rows-spanned="1" table:formula="of:=SUM([.J3:.J8]&gt;[.$DZ3:.$DZ8])" office:value-type="float"/>
          <table:table-cell table:style-name="cellBest" table:number-matrix-columns-spanned="1" table:number-matrix-rows-spanned="1" table:formula="of:=SUM([.K3:.K8]&gt;[.$EA3:.$EA8])" office:value-type="float"/>
          <table:table-cell table:number-matrix-columns-spanned="1" table:number-matrix-rows-spanned="1" table:formula="of:=SUM([.L3:.L8]&gt;[.$DR3:.$DR8])" office:value-type="float"/>
          <table:table-cell table:style-name="cellBest" table:number-matrix-columns-spanned="1" table:number-matrix-rows-spanned="1" table:formula="of:=SUM([.M3:.M8]&gt;[.$DS3:.$DS8])" office:value-type="float"/>
          <table:table-cell table:number-matrix-columns-spanned="1" table:number-matrix-rows-spanned="1" table:formula="of:=SUM([.N3:.N8]&gt;[.$DT3:.$DT8])" office:value-type="float"/>
          <table:table-cell table:number-matrix-columns-spanned="1" table:number-matrix-rows-spanned="1" table:formula="of:=SUM([.O3:.O8]&gt;[.$DU3:.$DU8])" office:value-type="float"/>
          <table:table-cell table:number-matrix-columns-spanned="1" table:number-matrix-rows-spanned="1" table:formula="of:=SUM([.P3:.P8]&gt;[.$DV3:.$DV8])" office:value-type="float"/>
          <table:table-cell table:number-matrix-columns-spanned="1" table:number-matrix-rows-spanned="1" table:formula="of:=SUM([.Q3:.Q8]&gt;[.$DW3:.$DW8])" office:value-type="float"/>
          <table:table-cell table:style-name="cellBest" table:number-matrix-columns-spanned="1" table:number-matrix-rows-spanned="1" table:formula="of:=SUM([.R3:.R8]&gt;[.$DX3:.$DX8])" office:value-type="float"/>
          <table:table-cell table:number-matrix-columns-spanned="1" table:number-matrix-rows-spanned="1" table:formula="of:=SUM([.S3:.S8]&gt;[.$DY3:.$DY8])" office:value-type="float"/>
          <table:table-cell table:number-matrix-columns-spanned="1" table:number-matrix-rows-spanned="1" table:formula="of:=SUM([.T3:.T8]&gt;[.$DZ3:.$DZ8])" office:value-type="float"/>
          <table:table-cell table:number-matrix-columns-spanned="1" table:number-matrix-rows-spanned="1" table:formula="of:=SUM([.U3:.U8]&gt;[.$EA3:.$EA8])" office:value-type="float"/>
          <table:table-cell table:number-matrix-columns-spanned="1" table:number-matrix-rows-spanned="1" table:formula="of:=SUM([.V3:.V8]&gt;[.$DR3:.$DR8])" office:value-type="float"/>
          <table:table-cell table:number-matrix-columns-spanned="1" table:number-matrix-rows-spanned="1" table:formula="of:=SUM([.W3:.W8]&gt;[.$DS3:.$DS8])" office:value-type="float"/>
          <table:table-cell table:number-matrix-columns-spanned="1" table:number-matrix-rows-spanned="1" table:formula="of:=SUM([.X3:.X8]&gt;[.$DT3:.$DT8])" office:value-type="float"/>
          <table:table-cell table:number-matrix-columns-spanned="1" table:number-matrix-rows-spanned="1" table:formula="of:=SUM([.Y3:.Y8]&gt;[.$DU3:.$DU8])" office:value-type="float"/>
          <table:table-cell table:number-matrix-columns-spanned="1" table:number-matrix-rows-spanned="1" table:formula="of:=SUM([.Z3:.Z8]&gt;[.$DV3:.$DV8])" office:value-type="float"/>
          <table:table-cell table:number-matrix-columns-spanned="1" table:number-matrix-rows-spanned="1" table:formula="of:=SUM([.AA3:.AA8]&gt;[.$DW3:.$DW8])" office:value-type="float"/>
          <table:table-cell table:style-name="cellBest" table:number-matrix-columns-spanned="1" table:number-matrix-rows-spanned="1" table:formula="of:=SUM([.AB3:.AB8]&gt;[.$DX3:.$DX8])" office:value-type="float"/>
          <table:table-cell table:number-matrix-columns-spanned="1" table:number-matrix-rows-spanned="1" table:formula="of:=SUM([.AC3:.AC8]&gt;[.$DY3:.$DY8])" office:value-type="float"/>
          <table:table-cell table:number-matrix-columns-spanned="1" table:number-matrix-rows-spanned="1" table:formula="of:=SUM([.AD3:.AD8]&gt;[.$DZ3:.$DZ8])" office:value-type="float"/>
          <table:table-cell table:number-matrix-columns-spanned="1" table:number-matrix-rows-spanned="1" table:formula="of:=SUM([.AE3:.AE8]&gt;[.$EA3:.$EA8])" office:value-type="float"/>
          <table:table-cell table:number-matrix-columns-spanned="1" table:number-matrix-rows-spanned="1" table:formula="of:=SUM([.AF3:.AF8]&gt;[.$DR3:.$DR8])" office:value-type="float"/>
          <table:table-cell table:number-matrix-columns-spanned="1" table:number-matrix-rows-spanned="1" table:formula="of:=SUM([.AG3:.AG8]&gt;[.$DS3:.$DS8])" office:value-type="float"/>
          <table:table-cell table:style-name="cellWorst" table:number-matrix-columns-spanned="1" table:number-matrix-rows-spanned="1" table:formula="of:=SUM([.AH3:.AH8]&gt;[.$DT3:.$DT8])" office:value-type="float"/>
          <table:table-cell table:style-name="cellWorst" table:number-matrix-columns-spanned="1" table:number-matrix-rows-spanned="1" table:formula="of:=SUM([.AI3:.AI8]&gt;[.$DU3:.$DU8])" office:value-type="float"/>
          <table:table-cell table:number-matrix-columns-spanned="1" table:number-matrix-rows-spanned="1" table:formula="of:=SUM([.AJ3:.AJ8]&gt;[.$DV3:.$DV8])" office:value-type="float"/>
          <table:table-cell table:style-name="cellWorst" table:number-matrix-columns-spanned="1" table:number-matrix-rows-spanned="1" table:formula="of:=SUM([.AK3:.AK8]&gt;[.$DW3:.$DW8])" office:value-type="float"/>
          <table:table-cell table:style-name="cellWorst" table:number-matrix-columns-spanned="1" table:number-matrix-rows-spanned="1" table:formula="of:=SUM([.AL3:.AL8]&gt;[.$DX3:.$DX8])" office:value-type="float"/>
          <table:table-cell table:style-name="cellWorst" table:number-matrix-columns-spanned="1" table:number-matrix-rows-spanned="1" table:formula="of:=SUM([.AM3:.AM8]&gt;[.$DY3:.$DY8])" office:value-type="float"/>
          <table:table-cell table:number-matrix-columns-spanned="1" table:number-matrix-rows-spanned="1" table:formula="of:=SUM([.AN3:.AN8]&gt;[.$DZ3:.$DZ8])" office:value-type="float"/>
          <table:table-cell table:number-matrix-columns-spanned="1" table:number-matrix-rows-spanned="1" table:formula="of:=SUM([.AO3:.AO8]&gt;[.$EA3:.$EA8])" office:value-type="float"/>
          <table:table-cell table:number-matrix-columns-spanned="1" table:number-matrix-rows-spanned="1" table:formula="of:=SUM([.AP3:.AP8]&gt;[.$DR3:.$DR8])" office:value-type="float"/>
          <table:table-cell table:number-matrix-columns-spanned="1" table:number-matrix-rows-spanned="1" table:formula="of:=SUM([.AQ3:.AQ8]&gt;[.$DS3:.$DS8])" office:value-type="float"/>
          <table:table-cell table:number-matrix-columns-spanned="1" table:number-matrix-rows-spanned="1" table:formula="of:=SUM([.AR3:.AR8]&gt;[.$DT3:.$DT8])" office:value-type="float"/>
          <table:table-cell table:style-name="cellBest" table:number-matrix-columns-spanned="1" table:number-matrix-rows-spanned="1" table:formula="of:=SUM([.AS3:.AS8]&gt;[.$DU3:.$DU8])" office:value-type="float"/>
          <table:table-cell table:number-matrix-columns-spanned="1" table:number-matrix-rows-spanned="1" table:formula="of:=SUM([.AT3:.AT8]&gt;[.$DV3:.$DV8])" office:value-type="float"/>
          <table:table-cell table:style-name="cellBest" table:number-matrix-columns-spanned="1" table:number-matrix-rows-spanned="1" table:formula="of:=SUM([.AU3:.AU8]&gt;[.$DW3:.$DW8])" office:value-type="float"/>
          <table:table-cell table:number-matrix-columns-spanned="1" table:number-matrix-rows-spanned="1" table:formula="of:=SUM([.AV3:.AV8]&gt;[.$DX3:.$DX8])" office:value-type="float"/>
          <table:table-cell table:style-name="cellBest" table:number-matrix-columns-spanned="1" table:number-matrix-rows-spanned="1" table:formula="of:=SUM([.AW3:.AW8]&gt;[.$DY3:.$DY8])" office:value-type="float"/>
          <table:table-cell table:number-matrix-columns-spanned="1" table:number-matrix-rows-spanned="1" table:formula="of:=SUM([.AX3:.AX8]&gt;[.$DZ3:.$DZ8])" office:value-type="float"/>
          <table:table-cell table:number-matrix-columns-spanned="1" table:number-matrix-rows-spanned="1" table:formula="of:=SUM([.AY3:.AY8]&gt;[.$EA3:.$EA8])" office:value-type="float"/>
          <table:table-cell table:number-matrix-columns-spanned="1" table:number-matrix-rows-spanned="1" table:formula="of:=SUM([.AZ3:.AZ8]&gt;[.$DR3:.$DR8])" office:value-type="float"/>
          <table:table-cell table:number-matrix-columns-spanned="1" table:number-matrix-rows-spanned="1" table:formula="of:=SUM([.BA3:.BA8]&gt;[.$DS3:.$DS8])" office:value-type="float"/>
          <table:table-cell table:number-matrix-columns-spanned="1" table:number-matrix-rows-spanned="1" table:formula="of:=SUM([.BB3:.BB8]&gt;[.$DT3:.$DT8])" office:value-type="float"/>
          <table:table-cell table:number-matrix-columns-spanned="1" table:number-matrix-rows-spanned="1" table:formula="of:=SUM([.BC3:.BC8]&gt;[.$DU3:.$DU8])" office:value-type="float"/>
          <table:table-cell table:number-matrix-columns-spanned="1" table:number-matrix-rows-spanned="1" table:formula="of:=SUM([.BD3:.BD8]&gt;[.$DV3:.$DV8])" office:value-type="float"/>
          <table:table-cell table:number-matrix-columns-spanned="1" table:number-matrix-rows-spanned="1" table:formula="of:=SUM([.BE3:.BE8]&gt;[.$DW3:.$DW8])" office:value-type="float"/>
          <table:table-cell table:number-matrix-columns-spanned="1" table:number-matrix-rows-spanned="1" table:formula="of:=SUM([.BF3:.BF8]&gt;[.$DX3:.$DX8])" office:value-type="float"/>
          <table:table-cell table:number-matrix-columns-spanned="1" table:number-matrix-rows-spanned="1" table:formula="of:=SUM([.BG3:.BG8]&gt;[.$DY3:.$DY8])" office:value-type="float"/>
          <table:table-cell table:number-matrix-columns-spanned="1" table:number-matrix-rows-spanned="1" table:formula="of:=SUM([.BH3:.BH8]&gt;[.$DZ3:.$DZ8])" office:value-type="float"/>
          <table:table-cell table:number-matrix-columns-spanned="1" table:number-matrix-rows-spanned="1" table:formula="of:=SUM([.BI3:.BI8]&gt;[.$EA3:.$EA8])" office:value-type="float"/>
          <table:table-cell table:number-matrix-columns-spanned="1" table:number-matrix-rows-spanned="1" table:formula="of:=SUM([.BJ3:.BJ8]&gt;[.$DR3:.$DR8])" office:value-type="float"/>
          <table:table-cell table:number-matrix-columns-spanned="1" table:number-matrix-rows-spanned="1" table:formula="of:=SUM([.BK3:.BK8]&gt;[.$DS3:.$DS8])" office:value-type="float"/>
          <table:table-cell table:number-matrix-columns-spanned="1" table:number-matrix-rows-spanned="1" table:formula="of:=SUM([.BL3:.BL8]&gt;[.$DT3:.$DT8])" office:value-type="float"/>
          <table:table-cell table:style-name="cellWorst" table:number-matrix-columns-spanned="1" table:number-matrix-rows-spanned="1" table:formula="of:=SUM([.BM3:.BM8]&gt;[.$DU3:.$DU8])" office:value-type="float"/>
          <table:table-cell table:number-matrix-columns-spanned="1" table:number-matrix-rows-spanned="1" table:formula="of:=SUM([.BN3:.BN8]&gt;[.$DV3:.$DV8])" office:value-type="float"/>
          <table:table-cell table:number-matrix-columns-spanned="1" table:number-matrix-rows-spanned="1" table:formula="of:=SUM([.BO3:.BO8]&gt;[.$DW3:.$DW8])" office:value-type="float"/>
          <table:table-cell table:number-matrix-columns-spanned="1" table:number-matrix-rows-spanned="1" table:formula="of:=SUM([.BP3:.BP8]&gt;[.$DX3:.$DX8])" office:value-type="float"/>
          <table:table-cell table:number-matrix-columns-spanned="1" table:number-matrix-rows-spanned="1" table:formula="of:=SUM([.BQ3:.BQ8]&gt;[.$DY3:.$DY8])" office:value-type="float"/>
          <table:table-cell table:number-matrix-columns-spanned="1" table:number-matrix-rows-spanned="1" table:formula="of:=SUM([.BR3:.BR8]&gt;[.$DZ3:.$DZ8])" office:value-type="float"/>
          <table:table-cell table:number-matrix-columns-spanned="1" table:number-matrix-rows-spanned="1" table:formula="of:=SUM([.BS3:.BS8]&gt;[.$EA3:.$EA8])" office:value-type="float"/>
          <table:table-cell table:number-matrix-columns-spanned="1" table:number-matrix-rows-spanned="1" table:formula="of:=SUM([.BT3:.BT8]&gt;[.$DR3:.$DR8])" office:value-type="float"/>
          <table:table-cell table:number-matrix-columns-spanned="1" table:number-matrix-rows-spanned="1" table:formula="of:=SUM([.BU3:.BU8]&gt;[.$DS3:.$DS8])" office:value-type="float"/>
          <table:table-cell table:style-name="cellBest" table:number-matrix-columns-spanned="1" table:number-matrix-rows-spanned="1" table:formula="of:=SUM([.BV3:.BV8]&gt;[.$DT3:.$DT8])" office:value-type="float"/>
          <table:table-cell table:number-matrix-columns-spanned="1" table:number-matrix-rows-spanned="1" table:formula="of:=SUM([.BW3:.BW8]&gt;[.$DU3:.$DU8])" office:value-type="float"/>
          <table:table-cell table:number-matrix-columns-spanned="1" table:number-matrix-rows-spanned="1" table:formula="of:=SUM([.BX3:.BX8]&gt;[.$DV3:.$DV8])" office:value-type="float"/>
          <table:table-cell table:style-name="cellBest" table:number-matrix-columns-spanned="1" table:number-matrix-rows-spanned="1" table:formula="of:=SUM([.BY3:.BY8]&gt;[.$DW3:.$DW8])" office:value-type="float"/>
          <table:table-cell table:number-matrix-columns-spanned="1" table:number-matrix-rows-spanned="1" table:formula="of:=SUM([.BZ3:.BZ8]&gt;[.$DX3:.$DX8])" office:value-type="float"/>
          <table:table-cell table:style-name="cellBest" table:number-matrix-columns-spanned="1" table:number-matrix-rows-spanned="1" table:formula="of:=SUM([.CA3:.CA8]&gt;[.$DY3:.$DY8])" office:value-type="float"/>
          <table:table-cell table:number-matrix-columns-spanned="1" table:number-matrix-rows-spanned="1" table:formula="of:=SUM([.CB3:.CB8]&gt;[.$DZ3:.$DZ8])" office:value-type="float"/>
          <table:table-cell table:number-matrix-columns-spanned="1" table:number-matrix-rows-spanned="1" table:formula="of:=SUM([.CC3:.CC8]&gt;[.$EA3:.$EA8])" office:value-type="float"/>
          <table:table-cell table:number-matrix-columns-spanned="1" table:number-matrix-rows-spanned="1" table:formula="of:=SUM([.CD3:.CD8]&gt;[.$DR3:.$DR8])" office:value-type="float"/>
          <table:table-cell table:number-matrix-columns-spanned="1" table:number-matrix-rows-spanned="1" table:formula="of:=SUM([.CE3:.CE8]&gt;[.$DS3:.$DS8])" office:value-type="float"/>
          <table:table-cell table:number-matrix-columns-spanned="1" table:number-matrix-rows-spanned="1" table:formula="of:=SUM([.CF3:.CF8]&gt;[.$DT3:.$DT8])" office:value-type="float"/>
          <table:table-cell table:number-matrix-columns-spanned="1" table:number-matrix-rows-spanned="1" table:formula="of:=SUM([.CG3:.CG8]&gt;[.$DU3:.$DU8])" office:value-type="float"/>
          <table:table-cell table:number-matrix-columns-spanned="1" table:number-matrix-rows-spanned="1" table:formula="of:=SUM([.CH3:.CH8]&gt;[.$DV3:.$DV8])" office:value-type="float"/>
          <table:table-cell table:number-matrix-columns-spanned="1" table:number-matrix-rows-spanned="1" table:formula="of:=SUM([.CI3:.CI8]&gt;[.$DW3:.$DW8])" office:value-type="float"/>
          <table:table-cell table:number-matrix-columns-spanned="1" table:number-matrix-rows-spanned="1" table:formula="of:=SUM([.CJ3:.CJ8]&gt;[.$DX3:.$DX8])" office:value-type="float"/>
          <table:table-cell table:number-matrix-columns-spanned="1" table:number-matrix-rows-spanned="1" table:formula="of:=SUM([.CK3:.CK8]&gt;[.$DY3:.$DY8])" office:value-type="float"/>
          <table:table-cell table:number-matrix-columns-spanned="1" table:number-matrix-rows-spanned="1" table:formula="of:=SUM([.CL3:.CL8]&gt;[.$DZ3:.$DZ8])" office:value-type="float"/>
          <table:table-cell table:number-matrix-columns-spanned="1" table:number-matrix-rows-spanned="1" table:formula="of:=SUM([.CM3:.CM8]&gt;[.$EA3:.$EA8])" office:value-type="float"/>
          <table:table-cell table:style-name="cellWorst" table:number-matrix-columns-spanned="1" table:number-matrix-rows-spanned="1" table:formula="of:=SUM([.CN3:.CN8]&gt;[.$DR3:.$DR8])" office:value-type="float"/>
          <table:table-cell table:number-matrix-columns-spanned="1" table:number-matrix-rows-spanned="1" table:formula="of:=SUM([.CO3:.CO8]&gt;[.$DS3:.$DS8])" office:value-type="float"/>
          <table:table-cell table:number-matrix-columns-spanned="1" table:number-matrix-rows-spanned="1" table:formula="of:=SUM([.CP3:.CP8]&gt;[.$DT3:.$DT8])" office:value-type="float"/>
          <table:table-cell table:number-matrix-columns-spanned="1" table:number-matrix-rows-spanned="1" table:formula="of:=SUM([.CQ3:.CQ8]&gt;[.$DU3:.$DU8])" office:value-type="float"/>
          <table:table-cell table:number-matrix-columns-spanned="1" table:number-matrix-rows-spanned="1" table:formula="of:=SUM([.CR3:.CR8]&gt;[.$DV3:.$DV8])" office:value-type="float"/>
          <table:table-cell table:number-matrix-columns-spanned="1" table:number-matrix-rows-spanned="1" table:formula="of:=SUM([.CS3:.CS8]&gt;[.$DW3:.$DW8])" office:value-type="float"/>
          <table:table-cell table:number-matrix-columns-spanned="1" table:number-matrix-rows-spanned="1" table:formula="of:=SUM([.CT3:.CT8]&gt;[.$DX3:.$DX8])" office:value-type="float"/>
          <table:table-cell table:number-matrix-columns-spanned="1" table:number-matrix-rows-spanned="1" table:formula="of:=SUM([.CU3:.CU8]&gt;[.$DY3:.$DY8])" office:value-type="float"/>
          <table:table-cell table:number-matrix-columns-spanned="1" table:number-matrix-rows-spanned="1" table:formula="of:=SUM([.CV3:.CV8]&gt;[.$DZ3:.$DZ8])" office:value-type="float"/>
          <table:table-cell table:number-matrix-columns-spanned="1" table:number-matrix-rows-spanned="1" table:formula="of:=SUM([.CW3:.CW8]&gt;[.$EA3:.$EA8])" office:value-type="float"/>
          <table:table-cell table:style-name="cellWorst" table:number-matrix-columns-spanned="1" table:number-matrix-rows-spanned="1" table:formula="of:=SUM([.CX3:.CX8]&gt;[.$DR3:.$DR8])" office:value-type="float"/>
          <table:table-cell table:number-matrix-columns-spanned="1" table:number-matrix-rows-spanned="1" table:formula="of:=SUM([.CY3:.CY8]&gt;[.$DS3:.$DS8])" office:value-type="float"/>
          <table:table-cell table:number-matrix-columns-spanned="1" table:number-matrix-rows-spanned="1" table:formula="of:=SUM([.CZ3:.CZ8]&gt;[.$DT3:.$DT8])" office:value-type="float"/>
          <table:table-cell table:number-matrix-columns-spanned="1" table:number-matrix-rows-spanned="1" table:formula="of:=SUM([.DA3:.DA8]&gt;[.$DU3:.$DU8])" office:value-type="float"/>
          <table:table-cell table:number-matrix-columns-spanned="1" table:number-matrix-rows-spanned="1" table:formula="of:=SUM([.DB3:.DB8]&gt;[.$DV3:.$DV8])" office:value-type="float"/>
          <table:table-cell table:number-matrix-columns-spanned="1" table:number-matrix-rows-spanned="1" table:formula="of:=SUM([.DC3:.DC8]&gt;[.$DW3:.$DW8])" office:value-type="float"/>
          <table:table-cell table:number-matrix-columns-spanned="1" table:number-matrix-rows-spanned="1" table:formula="of:=SUM([.DD3:.DD8]&gt;[.$DX3:.$DX8])" office:value-type="float"/>
          <table:table-cell table:number-matrix-columns-spanned="1" table:number-matrix-rows-spanned="1" table:formula="of:=SUM([.DE3:.DE8]&gt;[.$DY3:.$DY8])" office:value-type="float"/>
          <table:table-cell table:number-matrix-columns-spanned="1" table:number-matrix-rows-spanned="1" table:formula="of:=SUM([.DF3:.DF8]&gt;[.$DZ3:.$DZ8])" office:value-type="float"/>
          <table:table-cell table:number-matrix-columns-spanned="1" table:number-matrix-rows-spanned="1" table:formula="of:=SUM([.DG3:.DG8]&gt;[.$EA3:.$EA8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8]=[.$EB3:.$EB8])" office:value-type="float"/>
          <table:table-cell table:style-name="cellBest" table:number-matrix-columns-spanned="1" table:number-matrix-rows-spanned="1" table:formula="of:=SUM([.C3:.C8]=[.$EC3:.$EC8])" office:value-type="float"/>
          <table:table-cell table:number-matrix-columns-spanned="1" table:number-matrix-rows-spanned="1" table:formula="of:=SUM([.D3:.D8]=[.$ED3:.$ED8])" office:value-type="float"/>
          <table:table-cell table:number-matrix-columns-spanned="1" table:number-matrix-rows-spanned="1" table:formula="of:=SUM([.E3:.E8]=[.$EE3:.$EE8])" office:value-type="float"/>
          <table:table-cell table:number-matrix-columns-spanned="1" table:number-matrix-rows-spanned="1" table:formula="of:=SUM([.F3:.F8]=[.$EF3:.$EF8])" office:value-type="float"/>
          <table:table-cell table:number-matrix-columns-spanned="1" table:number-matrix-rows-spanned="1" table:formula="of:=SUM([.G3:.G8]=[.$EG3:.$EG8])" office:value-type="float"/>
          <table:table-cell table:number-matrix-columns-spanned="1" table:number-matrix-rows-spanned="1" table:formula="of:=SUM([.H3:.H8]=[.$EH3:.$EH8])" office:value-type="float"/>
          <table:table-cell table:number-matrix-columns-spanned="1" table:number-matrix-rows-spanned="1" table:formula="of:=SUM([.I3:.I8]=[.$EI3:.$EI8])" office:value-type="float"/>
          <table:table-cell table:number-matrix-columns-spanned="1" table:number-matrix-rows-spanned="1" table:formula="of:=SUM([.J3:.J8]=[.$EJ3:.$EJ8])" office:value-type="float"/>
          <table:table-cell table:number-matrix-columns-spanned="1" table:number-matrix-rows-spanned="1" table:formula="of:=SUM([.K3:.K8]=[.$EK3:.$EK8])" office:value-type="float"/>
          <table:table-cell table:number-matrix-columns-spanned="1" table:number-matrix-rows-spanned="1" table:formula="of:=SUM([.L3:.L8]=[.$EB3:.$EB8])" office:value-type="float"/>
          <table:table-cell table:number-matrix-columns-spanned="1" table:number-matrix-rows-spanned="1" table:formula="of:=SUM([.M3:.M8]=[.$EC3:.$EC8])" office:value-type="float"/>
          <table:table-cell table:number-matrix-columns-spanned="1" table:number-matrix-rows-spanned="1" table:formula="of:=SUM([.N3:.N8]=[.$ED3:.$ED8])" office:value-type="float"/>
          <table:table-cell table:number-matrix-columns-spanned="1" table:number-matrix-rows-spanned="1" table:formula="of:=SUM([.O3:.O8]=[.$EE3:.$EE8])" office:value-type="float"/>
          <table:table-cell table:number-matrix-columns-spanned="1" table:number-matrix-rows-spanned="1" table:formula="of:=SUM([.P3:.P8]=[.$EF3:.$EF8])" office:value-type="float"/>
          <table:table-cell table:number-matrix-columns-spanned="1" table:number-matrix-rows-spanned="1" table:formula="of:=SUM([.Q3:.Q8]=[.$EG3:.$EG8])" office:value-type="float"/>
          <table:table-cell table:number-matrix-columns-spanned="1" table:number-matrix-rows-spanned="1" table:formula="of:=SUM([.R3:.R8]=[.$EH3:.$EH8])" office:value-type="float"/>
          <table:table-cell table:number-matrix-columns-spanned="1" table:number-matrix-rows-spanned="1" table:formula="of:=SUM([.S3:.S8]=[.$EI3:.$EI8])" office:value-type="float"/>
          <table:table-cell table:number-matrix-columns-spanned="1" table:number-matrix-rows-spanned="1" table:formula="of:=SUM([.T3:.T8]=[.$EJ3:.$EJ8])" office:value-type="float"/>
          <table:table-cell table:number-matrix-columns-spanned="1" table:number-matrix-rows-spanned="1" table:formula="of:=SUM([.U3:.U8]=[.$EK3:.$EK8])" office:value-type="float"/>
          <table:table-cell table:number-matrix-columns-spanned="1" table:number-matrix-rows-spanned="1" table:formula="of:=SUM([.V3:.V8]=[.$EB3:.$EB8])" office:value-type="float"/>
          <table:table-cell table:number-matrix-columns-spanned="1" table:number-matrix-rows-spanned="1" table:formula="of:=SUM([.W3:.W8]=[.$EC3:.$EC8])" office:value-type="float"/>
          <table:table-cell table:number-matrix-columns-spanned="1" table:number-matrix-rows-spanned="1" table:formula="of:=SUM([.X3:.X8]=[.$ED3:.$ED8])" office:value-type="float"/>
          <table:table-cell table:number-matrix-columns-spanned="1" table:number-matrix-rows-spanned="1" table:formula="of:=SUM([.Y3:.Y8]=[.$EE3:.$EE8])" office:value-type="float"/>
          <table:table-cell table:number-matrix-columns-spanned="1" table:number-matrix-rows-spanned="1" table:formula="of:=SUM([.Z3:.Z8]=[.$EF3:.$EF8])" office:value-type="float"/>
          <table:table-cell table:number-matrix-columns-spanned="1" table:number-matrix-rows-spanned="1" table:formula="of:=SUM([.AA3:.AA8]=[.$EG3:.$EG8])" office:value-type="float"/>
          <table:table-cell table:number-matrix-columns-spanned="1" table:number-matrix-rows-spanned="1" table:formula="of:=SUM([.AB3:.AB8]=[.$EH3:.$EH8])" office:value-type="float"/>
          <table:table-cell table:number-matrix-columns-spanned="1" table:number-matrix-rows-spanned="1" table:formula="of:=SUM([.AC3:.AC8]=[.$EI3:.$EI8])" office:value-type="float"/>
          <table:table-cell table:number-matrix-columns-spanned="1" table:number-matrix-rows-spanned="1" table:formula="of:=SUM([.AD3:.AD8]=[.$EJ3:.$EJ8])" office:value-type="float"/>
          <table:table-cell table:number-matrix-columns-spanned="1" table:number-matrix-rows-spanned="1" table:formula="of:=SUM([.AE3:.AE8]=[.$EK3:.$EK8])" office:value-type="float"/>
          <table:table-cell table:number-matrix-columns-spanned="1" table:number-matrix-rows-spanned="1" table:formula="of:=SUM([.AF3:.AF8]=[.$EB3:.$EB8])" office:value-type="float"/>
          <table:table-cell table:number-matrix-columns-spanned="1" table:number-matrix-rows-spanned="1" table:formula="of:=SUM([.AG3:.AG8]=[.$EC3:.$EC8])" office:value-type="float"/>
          <table:table-cell table:style-name="cellWorst" table:number-matrix-columns-spanned="1" table:number-matrix-rows-spanned="1" table:formula="of:=SUM([.AH3:.AH8]=[.$ED3:.$ED8])" office:value-type="float"/>
          <table:table-cell table:style-name="cellWorst" table:number-matrix-columns-spanned="1" table:number-matrix-rows-spanned="1" table:formula="of:=SUM([.AI3:.AI8]=[.$EE3:.$EE8])" office:value-type="float"/>
          <table:table-cell table:number-matrix-columns-spanned="1" table:number-matrix-rows-spanned="1" table:formula="of:=SUM([.AJ3:.AJ8]=[.$EF3:.$EF8])" office:value-type="float"/>
          <table:table-cell table:style-name="cellWorst" table:number-matrix-columns-spanned="1" table:number-matrix-rows-spanned="1" table:formula="of:=SUM([.AK3:.AK8]=[.$EG3:.$EG8])" office:value-type="float"/>
          <table:table-cell table:number-matrix-columns-spanned="1" table:number-matrix-rows-spanned="1" table:formula="of:=SUM([.AL3:.AL8]=[.$EH3:.$EH8])" office:value-type="float"/>
          <table:table-cell table:style-name="cellWorst" table:number-matrix-columns-spanned="1" table:number-matrix-rows-spanned="1" table:formula="of:=SUM([.AM3:.AM8]=[.$EI3:.$EI8])" office:value-type="float"/>
          <table:table-cell table:number-matrix-columns-spanned="1" table:number-matrix-rows-spanned="1" table:formula="of:=SUM([.AN3:.AN8]=[.$EJ3:.$EJ8])" office:value-type="float"/>
          <table:table-cell table:number-matrix-columns-spanned="1" table:number-matrix-rows-spanned="1" table:formula="of:=SUM([.AO3:.AO8]=[.$EK3:.$EK8])" office:value-type="float"/>
          <table:table-cell table:number-matrix-columns-spanned="1" table:number-matrix-rows-spanned="1" table:formula="of:=SUM([.AP3:.AP8]=[.$EB3:.$EB8])" office:value-type="float"/>
          <table:table-cell table:style-name="cellWorst" table:number-matrix-columns-spanned="1" table:number-matrix-rows-spanned="1" table:formula="of:=SUM([.AQ3:.AQ8]=[.$EC3:.$EC8])" office:value-type="float"/>
          <table:table-cell table:number-matrix-columns-spanned="1" table:number-matrix-rows-spanned="1" table:formula="of:=SUM([.AR3:.AR8]=[.$ED3:.$ED8])" office:value-type="float"/>
          <table:table-cell table:number-matrix-columns-spanned="1" table:number-matrix-rows-spanned="1" table:formula="of:=SUM([.AS3:.AS8]=[.$EE3:.$EE8])" office:value-type="float"/>
          <table:table-cell table:number-matrix-columns-spanned="1" table:number-matrix-rows-spanned="1" table:formula="of:=SUM([.AT3:.AT8]=[.$EF3:.$EF8])" office:value-type="float"/>
          <table:table-cell table:number-matrix-columns-spanned="1" table:number-matrix-rows-spanned="1" table:formula="of:=SUM([.AU3:.AU8]=[.$EG3:.$EG8])" office:value-type="float"/>
          <table:table-cell table:number-matrix-columns-spanned="1" table:number-matrix-rows-spanned="1" table:formula="of:=SUM([.AV3:.AV8]=[.$EH3:.$EH8])" office:value-type="float"/>
          <table:table-cell table:number-matrix-columns-spanned="1" table:number-matrix-rows-spanned="1" table:formula="of:=SUM([.AW3:.AW8]=[.$EI3:.$EI8])" office:value-type="float"/>
          <table:table-cell table:style-name="cellBest" table:number-matrix-columns-spanned="1" table:number-matrix-rows-spanned="1" table:formula="of:=SUM([.AX3:.AX8]=[.$EJ3:.$EJ8])" office:value-type="float"/>
          <table:table-cell table:number-matrix-columns-spanned="1" table:number-matrix-rows-spanned="1" table:formula="of:=SUM([.AY3:.AY8]=[.$EK3:.$EK8])" office:value-type="float"/>
          <table:table-cell table:number-matrix-columns-spanned="1" table:number-matrix-rows-spanned="1" table:formula="of:=SUM([.AZ3:.AZ8]=[.$EB3:.$EB8])" office:value-type="float"/>
          <table:table-cell table:number-matrix-columns-spanned="1" table:number-matrix-rows-spanned="1" table:formula="of:=SUM([.BA3:.BA8]=[.$EC3:.$EC8])" office:value-type="float"/>
          <table:table-cell table:number-matrix-columns-spanned="1" table:number-matrix-rows-spanned="1" table:formula="of:=SUM([.BB3:.BB8]=[.$ED3:.$ED8])" office:value-type="float"/>
          <table:table-cell table:number-matrix-columns-spanned="1" table:number-matrix-rows-spanned="1" table:formula="of:=SUM([.BC3:.BC8]=[.$EE3:.$EE8])" office:value-type="float"/>
          <table:table-cell table:number-matrix-columns-spanned="1" table:number-matrix-rows-spanned="1" table:formula="of:=SUM([.BD3:.BD8]=[.$EF3:.$EF8])" office:value-type="float"/>
          <table:table-cell table:number-matrix-columns-spanned="1" table:number-matrix-rows-spanned="1" table:formula="of:=SUM([.BE3:.BE8]=[.$EG3:.$EG8])" office:value-type="float"/>
          <table:table-cell table:style-name="cellWorst" table:number-matrix-columns-spanned="1" table:number-matrix-rows-spanned="1" table:formula="of:=SUM([.BF3:.BF8]=[.$EH3:.$EH8])" office:value-type="float"/>
          <table:table-cell table:number-matrix-columns-spanned="1" table:number-matrix-rows-spanned="1" table:formula="of:=SUM([.BG3:.BG8]=[.$EI3:.$EI8])" office:value-type="float"/>
          <table:table-cell table:number-matrix-columns-spanned="1" table:number-matrix-rows-spanned="1" table:formula="of:=SUM([.BH3:.BH8]=[.$EJ3:.$EJ8])" office:value-type="float"/>
          <table:table-cell table:number-matrix-columns-spanned="1" table:number-matrix-rows-spanned="1" table:formula="of:=SUM([.BI3:.BI8]=[.$EK3:.$EK8])" office:value-type="float"/>
          <table:table-cell table:number-matrix-columns-spanned="1" table:number-matrix-rows-spanned="1" table:formula="of:=SUM([.BJ3:.BJ8]=[.$EB3:.$EB8])" office:value-type="float"/>
          <table:table-cell table:number-matrix-columns-spanned="1" table:number-matrix-rows-spanned="1" table:formula="of:=SUM([.BK3:.BK8]=[.$EC3:.$EC8])" office:value-type="float"/>
          <table:table-cell table:number-matrix-columns-spanned="1" table:number-matrix-rows-spanned="1" table:formula="of:=SUM([.BL3:.BL8]=[.$ED3:.$ED8])" office:value-type="float"/>
          <table:table-cell table:number-matrix-columns-spanned="1" table:number-matrix-rows-spanned="1" table:formula="of:=SUM([.BM3:.BM8]=[.$EE3:.$EE8])" office:value-type="float"/>
          <table:table-cell table:number-matrix-columns-spanned="1" table:number-matrix-rows-spanned="1" table:formula="of:=SUM([.BN3:.BN8]=[.$EF3:.$EF8])" office:value-type="float"/>
          <table:table-cell table:number-matrix-columns-spanned="1" table:number-matrix-rows-spanned="1" table:formula="of:=SUM([.BO3:.BO8]=[.$EG3:.$EG8])" office:value-type="float"/>
          <table:table-cell table:number-matrix-columns-spanned="1" table:number-matrix-rows-spanned="1" table:formula="of:=SUM([.BP3:.BP8]=[.$EH3:.$EH8])" office:value-type="float"/>
          <table:table-cell table:number-matrix-columns-spanned="1" table:number-matrix-rows-spanned="1" table:formula="of:=SUM([.BQ3:.BQ8]=[.$EI3:.$EI8])" office:value-type="float"/>
          <table:table-cell table:number-matrix-columns-spanned="1" table:number-matrix-rows-spanned="1" table:formula="of:=SUM([.BR3:.BR8]=[.$EJ3:.$EJ8])" office:value-type="float"/>
          <table:table-cell table:number-matrix-columns-spanned="1" table:number-matrix-rows-spanned="1" table:formula="of:=SUM([.BS3:.BS8]=[.$EK3:.$EK8])" office:value-type="float"/>
          <table:table-cell table:number-matrix-columns-spanned="1" table:number-matrix-rows-spanned="1" table:formula="of:=SUM([.BT3:.BT8]=[.$EB3:.$EB8])" office:value-type="float"/>
          <table:table-cell table:number-matrix-columns-spanned="1" table:number-matrix-rows-spanned="1" table:formula="of:=SUM([.BU3:.BU8]=[.$EC3:.$EC8])" office:value-type="float"/>
          <table:table-cell table:number-matrix-columns-spanned="1" table:number-matrix-rows-spanned="1" table:formula="of:=SUM([.BV3:.BV8]=[.$ED3:.$ED8])" office:value-type="float"/>
          <table:table-cell table:number-matrix-columns-spanned="1" table:number-matrix-rows-spanned="1" table:formula="of:=SUM([.BW3:.BW8]=[.$EE3:.$EE8])" office:value-type="float"/>
          <table:table-cell table:number-matrix-columns-spanned="1" table:number-matrix-rows-spanned="1" table:formula="of:=SUM([.BX3:.BX8]=[.$EF3:.$EF8])" office:value-type="float"/>
          <table:table-cell table:number-matrix-columns-spanned="1" table:number-matrix-rows-spanned="1" table:formula="of:=SUM([.BY3:.BY8]=[.$EG3:.$EG8])" office:value-type="float"/>
          <table:table-cell table:number-matrix-columns-spanned="1" table:number-matrix-rows-spanned="1" table:formula="of:=SUM([.BZ3:.BZ8]=[.$EH3:.$EH8])" office:value-type="float"/>
          <table:table-cell table:number-matrix-columns-spanned="1" table:number-matrix-rows-spanned="1" table:formula="of:=SUM([.CA3:.CA8]=[.$EI3:.$EI8])" office:value-type="float"/>
          <table:table-cell table:number-matrix-columns-spanned="1" table:number-matrix-rows-spanned="1" table:formula="of:=SUM([.CB3:.CB8]=[.$EJ3:.$EJ8])" office:value-type="float"/>
          <table:table-cell table:number-matrix-columns-spanned="1" table:number-matrix-rows-spanned="1" table:formula="of:=SUM([.CC3:.CC8]=[.$EK3:.$EK8])" office:value-type="float"/>
          <table:table-cell table:number-matrix-columns-spanned="1" table:number-matrix-rows-spanned="1" table:formula="of:=SUM([.CD3:.CD8]=[.$EB3:.$EB8])" office:value-type="float"/>
          <table:table-cell table:number-matrix-columns-spanned="1" table:number-matrix-rows-spanned="1" table:formula="of:=SUM([.CE3:.CE8]=[.$EC3:.$EC8])" office:value-type="float"/>
          <table:table-cell table:number-matrix-columns-spanned="1" table:number-matrix-rows-spanned="1" table:formula="of:=SUM([.CF3:.CF8]=[.$ED3:.$ED8])" office:value-type="float"/>
          <table:table-cell table:number-matrix-columns-spanned="1" table:number-matrix-rows-spanned="1" table:formula="of:=SUM([.CG3:.CG8]=[.$EE3:.$EE8])" office:value-type="float"/>
          <table:table-cell table:number-matrix-columns-spanned="1" table:number-matrix-rows-spanned="1" table:formula="of:=SUM([.CH3:.CH8]=[.$EF3:.$EF8])" office:value-type="float"/>
          <table:table-cell table:number-matrix-columns-spanned="1" table:number-matrix-rows-spanned="1" table:formula="of:=SUM([.CI3:.CI8]=[.$EG3:.$EG8])" office:value-type="float"/>
          <table:table-cell table:number-matrix-columns-spanned="1" table:number-matrix-rows-spanned="1" table:formula="of:=SUM([.CJ3:.CJ8]=[.$EH3:.$EH8])" office:value-type="float"/>
          <table:table-cell table:number-matrix-columns-spanned="1" table:number-matrix-rows-spanned="1" table:formula="of:=SUM([.CK3:.CK8]=[.$EI3:.$EI8])" office:value-type="float"/>
          <table:table-cell table:number-matrix-columns-spanned="1" table:number-matrix-rows-spanned="1" table:formula="of:=SUM([.CL3:.CL8]=[.$EJ3:.$EJ8])" office:value-type="float"/>
          <table:table-cell table:number-matrix-columns-spanned="1" table:number-matrix-rows-spanned="1" table:formula="of:=SUM([.CM3:.CM8]=[.$EK3:.$EK8])" office:value-type="float"/>
          <table:table-cell table:number-matrix-columns-spanned="1" table:number-matrix-rows-spanned="1" table:formula="of:=SUM([.CN3:.CN8]=[.$EB3:.$EB8])" office:value-type="float"/>
          <table:table-cell table:number-matrix-columns-spanned="1" table:number-matrix-rows-spanned="1" table:formula="of:=SUM([.CO3:.CO8]=[.$EC3:.$EC8])" office:value-type="float"/>
          <table:table-cell table:number-matrix-columns-spanned="1" table:number-matrix-rows-spanned="1" table:formula="of:=SUM([.CP3:.CP8]=[.$ED3:.$ED8])" office:value-type="float"/>
          <table:table-cell table:number-matrix-columns-spanned="1" table:number-matrix-rows-spanned="1" table:formula="of:=SUM([.CQ3:.CQ8]=[.$EE3:.$EE8])" office:value-type="float"/>
          <table:table-cell table:number-matrix-columns-spanned="1" table:number-matrix-rows-spanned="1" table:formula="of:=SUM([.CR3:.CR8]=[.$EF3:.$EF8])" office:value-type="float"/>
          <table:table-cell table:number-matrix-columns-spanned="1" table:number-matrix-rows-spanned="1" table:formula="of:=SUM([.CS3:.CS8]=[.$EG3:.$EG8])" office:value-type="float"/>
          <table:table-cell table:number-matrix-columns-spanned="1" table:number-matrix-rows-spanned="1" table:formula="of:=SUM([.CT3:.CT8]=[.$EH3:.$EH8])" office:value-type="float"/>
          <table:table-cell table:number-matrix-columns-spanned="1" table:number-matrix-rows-spanned="1" table:formula="of:=SUM([.CU3:.CU8]=[.$EI3:.$EI8])" office:value-type="float"/>
          <table:table-cell table:style-name="cellBest" table:number-matrix-columns-spanned="1" table:number-matrix-rows-spanned="1" table:formula="of:=SUM([.CV3:.CV8]=[.$EJ3:.$EJ8])" office:value-type="float"/>
          <table:table-cell table:number-matrix-columns-spanned="1" table:number-matrix-rows-spanned="1" table:formula="of:=SUM([.CW3:.CW8]=[.$EK3:.$EK8])" office:value-type="float"/>
          <table:table-cell table:number-matrix-columns-spanned="1" table:number-matrix-rows-spanned="1" table:formula="of:=SUM([.CX3:.CX8]=[.$EB3:.$EB8])" office:value-type="float"/>
          <table:table-cell table:style-name="cellWorst" table:number-matrix-columns-spanned="1" table:number-matrix-rows-spanned="1" table:formula="of:=SUM([.CY3:.CY8]=[.$EC3:.$EC8])" office:value-type="float"/>
          <table:table-cell table:number-matrix-columns-spanned="1" table:number-matrix-rows-spanned="1" table:formula="of:=SUM([.CZ3:.CZ8]=[.$ED3:.$ED8])" office:value-type="float"/>
          <table:table-cell table:number-matrix-columns-spanned="1" table:number-matrix-rows-spanned="1" table:formula="of:=SUM([.DA3:.DA8]=[.$EE3:.$EE8])" office:value-type="float"/>
          <table:table-cell table:number-matrix-columns-spanned="1" table:number-matrix-rows-spanned="1" table:formula="of:=SUM([.DB3:.DB8]=[.$EF3:.$EF8])" office:value-type="float"/>
          <table:table-cell table:number-matrix-columns-spanned="1" table:number-matrix-rows-spanned="1" table:formula="of:=SUM([.DC3:.DC8]=[.$EG3:.$EG8])" office:value-type="float"/>
          <table:table-cell table:number-matrix-columns-spanned="1" table:number-matrix-rows-spanned="1" table:formula="of:=SUM([.DD3:.DD8]=[.$EH3:.$EH8])" office:value-type="float"/>
          <table:table-cell table:number-matrix-columns-spanned="1" table:number-matrix-rows-spanned="1" table:formula="of:=SUM([.DE3:.DE8]=[.$EI3:.$EI8])" office:value-type="float"/>
          <table:table-cell table:style-name="cellBest" table:number-matrix-columns-spanned="1" table:number-matrix-rows-spanned="1" table:formula="of:=SUM([.DF3:.DF8]=[.$EJ3:.$EJ8])" office:value-type="float"/>
          <table:table-cell table:number-matrix-columns-spanned="1" table:number-matrix-rows-spanned="1" table:formula="of:=SUM([.DG3:.DG8]=[.$EK3:.$EK8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column table:style-name="ta1co129" table:default-cell-style-name="Default"/>
        <table:table-column table:style-name="ta1co130" table:default-cell-style-name="Default"/>
        <table:table-column table:style-name="ta1co131" table:default-cell-style-name="Default"/>
        <table:table-column table:style-name="ta1co132" table:default-cell-style-name="Default"/>
        <table:table-column table:style-name="ta1co133" table:default-cell-style-name="Default"/>
        <table:table-column table:style-name="ta1co134" table:default-cell-style-name="Default"/>
        <table:table-column table:style-name="ta1co135" table:default-cell-style-name="Default"/>
        <table:table-column table:style-name="ta1co136" table:default-cell-style-name="Default"/>
        <table:table-column table:style-name="ta1co137" table:default-cell-style-name="Default"/>
        <table:table-column table:style-name="ta1co138" table:default-cell-style-name="Default"/>
        <table:table-column table:style-name="ta1co139" table:default-cell-style-name="Default"/>
        <table:table-column table:style-name="ta1co140" table:default-cell-style-name="Default"/>
        <table:table-column table:style-name="ta1co141" table:default-cell-style-name="Default"/>
        <table:table-column table:style-name="ta1co14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pref15-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15-4-rnd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15-4-nosa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15-4-dissimilarityPositi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15-4-dissimilarityAl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15-4-dissimilarityPositive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15-4-dissimilarityAll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15-4-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15-4-dynamic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15-4-vguide_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15-4-vguide_pguide_rdm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Timetabling/ud1/instances/DDS2.lp</text:p>
          </table:table-cell>
          <table:table-cell table:style-name="cellWorst" office:value-type="float" office:value="121.3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0.0"/>
          <table:table-cell table:style-name="cellBest" office:value-type="float" office:value="26.37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6.0"/>
          <table:table-cell office:value-type="float" office:value="26.9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39.0"/>
          <table:table-cell office:value-type="float" office:value="27.72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1.0"/>
          <table:table-cell office:value-type="float" office:value="87.01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1.0"/>
          <table:table-cell office:value-type="float" office:value="27.86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1.0"/>
          <table:table-cell office:value-type="float" office:value="29.9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1.0"/>
          <table:table-cell office:value-type="float" office:value="29.6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1.0"/>
          <table:table-cell office:value-type="float" office:value="33.63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1.0"/>
          <table:table-cell office:value-type="float" office:value="83.14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1.0"/>
          <table:table-cell office:value-type="float" office:value="76.52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1.0"/>
          <table:table-cell table:formula="of:=MIN([.$B3];[.$L3];[.$V3];[.$AF3];[.$AP3];[.$AZ3];[.$BJ3];[.$BT3];[.$CD3];[.$CN3];[.$CX3])" office:value-type="float"/>
          <table:table-cell table:formula="of:=MIN([.$C3];[.$M3];[.$W3];[.$AG3];[.$AQ3];[.$BA3];[.$BK3];[.$BU3];[.$CE3];[.$CO3];[.$CY3])" office:value-type="float"/>
          <table:table-cell table:formula="of:=MIN([.$D3];[.$N3];[.$X3];[.$AH3];[.$AR3];[.$BB3];[.$BL3];[.$BV3];[.$CF3];[.$CP3];[.$CZ3])" office:value-type="float"/>
          <table:table-cell table:formula="of:=MIN([.$E3];[.$O3];[.$Y3];[.$AI3];[.$AS3];[.$BC3];[.$BM3];[.$BW3];[.$CG3];[.$CQ3];[.$DA3])" office:value-type="float"/>
          <table:table-cell table:formula="of:=MIN([.$F3];[.$P3];[.$Z3];[.$AJ3];[.$AT3];[.$BD3];[.$BN3];[.$BX3];[.$CH3];[.$CR3];[.$DB3])" office:value-type="float"/>
          <table:table-cell table:formula="of:=MIN([.$G3];[.$Q3];[.$AA3];[.$AK3];[.$AU3];[.$BE3];[.$BO3];[.$BY3];[.$CI3];[.$CS3];[.$DC3])" office:value-type="float"/>
          <table:table-cell table:formula="of:=MIN([.$H3];[.$R3];[.$AB3];[.$AL3];[.$AV3];[.$BF3];[.$BP3];[.$BZ3];[.$CJ3];[.$CT3];[.$DD3])" office:value-type="float"/>
          <table:table-cell table:formula="of:=MIN([.$I3];[.$S3];[.$AC3];[.$AM3];[.$AW3];[.$BG3];[.$BQ3];[.$CA3];[.$CK3];[.$CU3];[.$DE3])" office:value-type="float"/>
          <table:table-cell table:formula="of:=MIN([.$J3];[.$T3];[.$AD3];[.$AN3];[.$AX3];[.$BH3];[.$BR3];[.$CB3];[.$CL3];[.$CV3];[.$DF3])" office:value-type="float"/>
          <table:table-cell table:formula="of:=MIN([.$K3];[.$U3];[.$AE3];[.$AO3];[.$AY3];[.$BI3];[.$BS3];[.$CC3];[.$CM3];[.$CW3];[.$DG3])" office:value-type="float"/>
          <table:table-cell table:formula="of:=MEDIAN([.$B3];[.$L3];[.$V3];[.$AF3];[.$AP3];[.$AZ3];[.$BJ3];[.$BT3];[.$CD3];[.$CN3];[.$CX3])" office:value-type="float"/>
          <table:table-cell table:formula="of:=MEDIAN([.$C3];[.$M3];[.$W3];[.$AG3];[.$AQ3];[.$BA3];[.$BK3];[.$BU3];[.$CE3];[.$CO3];[.$CY3])" office:value-type="float"/>
          <table:table-cell table:formula="of:=MEDIAN([.$D3];[.$N3];[.$X3];[.$AH3];[.$AR3];[.$BB3];[.$BL3];[.$BV3];[.$CF3];[.$CP3];[.$CZ3])" office:value-type="float"/>
          <table:table-cell table:formula="of:=MEDIAN([.$E3];[.$O3];[.$Y3];[.$AI3];[.$AS3];[.$BC3];[.$BM3];[.$BW3];[.$CG3];[.$CQ3];[.$DA3])" office:value-type="float"/>
          <table:table-cell table:formula="of:=MEDIAN([.$F3];[.$P3];[.$Z3];[.$AJ3];[.$AT3];[.$BD3];[.$BN3];[.$BX3];[.$CH3];[.$CR3];[.$DB3])" office:value-type="float"/>
          <table:table-cell table:formula="of:=MEDIAN([.$G3];[.$Q3];[.$AA3];[.$AK3];[.$AU3];[.$BE3];[.$BO3];[.$BY3];[.$CI3];[.$CS3];[.$DC3])" office:value-type="float"/>
          <table:table-cell table:formula="of:=MEDIAN([.$H3];[.$R3];[.$AB3];[.$AL3];[.$AV3];[.$BF3];[.$BP3];[.$BZ3];[.$CJ3];[.$CT3];[.$DD3])" office:value-type="float"/>
          <table:table-cell table:formula="of:=MEDIAN([.$I3];[.$S3];[.$AC3];[.$AM3];[.$AW3];[.$BG3];[.$BQ3];[.$CA3];[.$CK3];[.$CU3];[.$DE3])" office:value-type="float"/>
          <table:table-cell table:formula="of:=MEDIAN([.$J3];[.$T3];[.$AD3];[.$AN3];[.$AX3];[.$BH3];[.$BR3];[.$CB3];[.$CL3];[.$CV3];[.$DF3])" office:value-type="float"/>
          <table:table-cell table:formula="of:=MEDIAN([.$K3];[.$U3];[.$AE3];[.$AO3];[.$AY3];[.$BI3];[.$BS3];[.$CC3];[.$CM3];[.$CW3];[.$DG3])" office:value-type="float"/>
          <table:table-cell table:formula="of:=MAX([.$B3];[.$L3];[.$V3];[.$AF3];[.$AP3];[.$AZ3];[.$BJ3];[.$BT3];[.$CD3];[.$CN3];[.$CX3])" office:value-type="float"/>
          <table:table-cell table:formula="of:=MAX([.$C3];[.$M3];[.$W3];[.$AG3];[.$AQ3];[.$BA3];[.$BK3];[.$BU3];[.$CE3];[.$CO3];[.$CY3])" office:value-type="float"/>
          <table:table-cell table:formula="of:=MAX([.$D3];[.$N3];[.$X3];[.$AH3];[.$AR3];[.$BB3];[.$BL3];[.$BV3];[.$CF3];[.$CP3];[.$CZ3])" office:value-type="float"/>
          <table:table-cell table:formula="of:=MAX([.$E3];[.$O3];[.$Y3];[.$AI3];[.$AS3];[.$BC3];[.$BM3];[.$BW3];[.$CG3];[.$CQ3];[.$DA3])" office:value-type="float"/>
          <table:table-cell table:formula="of:=MAX([.$F3];[.$P3];[.$Z3];[.$AJ3];[.$AT3];[.$BD3];[.$BN3];[.$BX3];[.$CH3];[.$CR3];[.$DB3])" office:value-type="float"/>
          <table:table-cell table:formula="of:=MAX([.$G3];[.$Q3];[.$AA3];[.$AK3];[.$AU3];[.$BE3];[.$BO3];[.$BY3];[.$CI3];[.$CS3];[.$DC3])" office:value-type="float"/>
          <table:table-cell table:formula="of:=MAX([.$H3];[.$R3];[.$AB3];[.$AL3];[.$AV3];[.$BF3];[.$BP3];[.$BZ3];[.$CJ3];[.$CT3];[.$DD3])" office:value-type="float"/>
          <table:table-cell table:formula="of:=MAX([.$I3];[.$S3];[.$AC3];[.$AM3];[.$AW3];[.$BG3];[.$BQ3];[.$CA3];[.$CK3];[.$CU3];[.$DE3])" office:value-type="float"/>
          <table:table-cell table:formula="of:=MAX([.$J3];[.$T3];[.$AD3];[.$AN3];[.$AX3];[.$BH3];[.$BR3];[.$CB3];[.$CL3];[.$CV3];[.$DF3])" office:value-type="float"/>
          <table:table-cell table:formula="of:=MAX([.$K3];[.$U3];[.$AE3];[.$AO3];[.$AY3];[.$BI3];[.$BS3];[.$CC3];[.$CM3];[.$CW3];[.$DG3])" office:value-type="float"/>
        </table:table-row>
        <table:table-row table:style-name="ro1">
          <table:table-cell office:value-type="string">
            <text:p>Timetabling/ud1/instances/DDS3.lp</text:p>
          </table:table-cell>
          <table:table-cell office:value-type="float" office:value="4.042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41.0"/>
          <table:table-cell office:value-type="float" office:value="2.363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0.0"/>
          <table:table-cell table:style-name="cellBest" office:value-type="float" office:value="2.192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15.0"/>
          <table:table-cell office:value-type="float" office:value="4.627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8.0"/>
          <table:table-cell office:value-type="float" office:value="4.424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8.0"/>
          <table:table-cell office:value-type="float" office:value="4.747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8.0"/>
          <table:table-cell office:value-type="float" office:value="5.287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8.0"/>
          <table:table-cell office:value-type="float" office:value="4.690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8.0"/>
          <table:table-cell office:value-type="float" office:value="4.963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8.0"/>
          <table:table-cell office:value-type="float" office:value="4.723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8.0"/>
          <table:table-cell office:value-type="float" office:value="4.409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8.0"/>
          <table:table-cell table:formula="of:=MIN([.$B4];[.$L4];[.$V4];[.$AF4];[.$AP4];[.$AZ4];[.$BJ4];[.$BT4];[.$CD4];[.$CN4];[.$CX4])" office:value-type="float"/>
          <table:table-cell table:formula="of:=MIN([.$C4];[.$M4];[.$W4];[.$AG4];[.$AQ4];[.$BA4];[.$BK4];[.$BU4];[.$CE4];[.$CO4];[.$CY4])" office:value-type="float"/>
          <table:table-cell table:formula="of:=MIN([.$D4];[.$N4];[.$X4];[.$AH4];[.$AR4];[.$BB4];[.$BL4];[.$BV4];[.$CF4];[.$CP4];[.$CZ4])" office:value-type="float"/>
          <table:table-cell table:formula="of:=MIN([.$E4];[.$O4];[.$Y4];[.$AI4];[.$AS4];[.$BC4];[.$BM4];[.$BW4];[.$CG4];[.$CQ4];[.$DA4])" office:value-type="float"/>
          <table:table-cell table:formula="of:=MIN([.$F4];[.$P4];[.$Z4];[.$AJ4];[.$AT4];[.$BD4];[.$BN4];[.$BX4];[.$CH4];[.$CR4];[.$DB4])" office:value-type="float"/>
          <table:table-cell table:formula="of:=MIN([.$G4];[.$Q4];[.$AA4];[.$AK4];[.$AU4];[.$BE4];[.$BO4];[.$BY4];[.$CI4];[.$CS4];[.$DC4])" office:value-type="float"/>
          <table:table-cell table:formula="of:=MIN([.$H4];[.$R4];[.$AB4];[.$AL4];[.$AV4];[.$BF4];[.$BP4];[.$BZ4];[.$CJ4];[.$CT4];[.$DD4])" office:value-type="float"/>
          <table:table-cell table:formula="of:=MIN([.$I4];[.$S4];[.$AC4];[.$AM4];[.$AW4];[.$BG4];[.$BQ4];[.$CA4];[.$CK4];[.$CU4];[.$DE4])" office:value-type="float"/>
          <table:table-cell table:formula="of:=MIN([.$J4];[.$T4];[.$AD4];[.$AN4];[.$AX4];[.$BH4];[.$BR4];[.$CB4];[.$CL4];[.$CV4];[.$DF4])" office:value-type="float"/>
          <table:table-cell table:formula="of:=MIN([.$K4];[.$U4];[.$AE4];[.$AO4];[.$AY4];[.$BI4];[.$BS4];[.$CC4];[.$CM4];[.$CW4];[.$DG4])" office:value-type="float"/>
          <table:table-cell table:formula="of:=MEDIAN([.$B4];[.$L4];[.$V4];[.$AF4];[.$AP4];[.$AZ4];[.$BJ4];[.$BT4];[.$CD4];[.$CN4];[.$CX4])" office:value-type="float"/>
          <table:table-cell table:formula="of:=MEDIAN([.$C4];[.$M4];[.$W4];[.$AG4];[.$AQ4];[.$BA4];[.$BK4];[.$BU4];[.$CE4];[.$CO4];[.$CY4])" office:value-type="float"/>
          <table:table-cell table:formula="of:=MEDIAN([.$D4];[.$N4];[.$X4];[.$AH4];[.$AR4];[.$BB4];[.$BL4];[.$BV4];[.$CF4];[.$CP4];[.$CZ4])" office:value-type="float"/>
          <table:table-cell table:formula="of:=MEDIAN([.$E4];[.$O4];[.$Y4];[.$AI4];[.$AS4];[.$BC4];[.$BM4];[.$BW4];[.$CG4];[.$CQ4];[.$DA4])" office:value-type="float"/>
          <table:table-cell table:formula="of:=MEDIAN([.$F4];[.$P4];[.$Z4];[.$AJ4];[.$AT4];[.$BD4];[.$BN4];[.$BX4];[.$CH4];[.$CR4];[.$DB4])" office:value-type="float"/>
          <table:table-cell table:formula="of:=MEDIAN([.$G4];[.$Q4];[.$AA4];[.$AK4];[.$AU4];[.$BE4];[.$BO4];[.$BY4];[.$CI4];[.$CS4];[.$DC4])" office:value-type="float"/>
          <table:table-cell table:formula="of:=MEDIAN([.$H4];[.$R4];[.$AB4];[.$AL4];[.$AV4];[.$BF4];[.$BP4];[.$BZ4];[.$CJ4];[.$CT4];[.$DD4])" office:value-type="float"/>
          <table:table-cell table:formula="of:=MEDIAN([.$I4];[.$S4];[.$AC4];[.$AM4];[.$AW4];[.$BG4];[.$BQ4];[.$CA4];[.$CK4];[.$CU4];[.$DE4])" office:value-type="float"/>
          <table:table-cell table:formula="of:=MEDIAN([.$J4];[.$T4];[.$AD4];[.$AN4];[.$AX4];[.$BH4];[.$BR4];[.$CB4];[.$CL4];[.$CV4];[.$DF4])" office:value-type="float"/>
          <table:table-cell table:formula="of:=MEDIAN([.$K4];[.$U4];[.$AE4];[.$AO4];[.$AY4];[.$BI4];[.$BS4];[.$CC4];[.$CM4];[.$CW4];[.$DG4])" office:value-type="float"/>
          <table:table-cell table:formula="of:=MAX([.$B4];[.$L4];[.$V4];[.$AF4];[.$AP4];[.$AZ4];[.$BJ4];[.$BT4];[.$CD4];[.$CN4];[.$CX4])" office:value-type="float"/>
          <table:table-cell table:formula="of:=MAX([.$C4];[.$M4];[.$W4];[.$AG4];[.$AQ4];[.$BA4];[.$BK4];[.$BU4];[.$CE4];[.$CO4];[.$CY4])" office:value-type="float"/>
          <table:table-cell table:formula="of:=MAX([.$D4];[.$N4];[.$X4];[.$AH4];[.$AR4];[.$BB4];[.$BL4];[.$BV4];[.$CF4];[.$CP4];[.$CZ4])" office:value-type="float"/>
          <table:table-cell table:formula="of:=MAX([.$E4];[.$O4];[.$Y4];[.$AI4];[.$AS4];[.$BC4];[.$BM4];[.$BW4];[.$CG4];[.$CQ4];[.$DA4])" office:value-type="float"/>
          <table:table-cell table:formula="of:=MAX([.$F4];[.$P4];[.$Z4];[.$AJ4];[.$AT4];[.$BD4];[.$BN4];[.$BX4];[.$CH4];[.$CR4];[.$DB4])" office:value-type="float"/>
          <table:table-cell table:formula="of:=MAX([.$G4];[.$Q4];[.$AA4];[.$AK4];[.$AU4];[.$BE4];[.$BO4];[.$BY4];[.$CI4];[.$CS4];[.$DC4])" office:value-type="float"/>
          <table:table-cell table:formula="of:=MAX([.$H4];[.$R4];[.$AB4];[.$AL4];[.$AV4];[.$BF4];[.$BP4];[.$BZ4];[.$CJ4];[.$CT4];[.$DD4])" office:value-type="float"/>
          <table:table-cell table:formula="of:=MAX([.$I4];[.$S4];[.$AC4];[.$AM4];[.$AW4];[.$BG4];[.$BQ4];[.$CA4];[.$CK4];[.$CU4];[.$DE4])" office:value-type="float"/>
          <table:table-cell table:formula="of:=MAX([.$J4];[.$T4];[.$AD4];[.$AN4];[.$AX4];[.$BH4];[.$BR4];[.$CB4];[.$CL4];[.$CV4];[.$DF4])" office:value-type="float"/>
          <table:table-cell table:formula="of:=MAX([.$K4];[.$U4];[.$AE4];[.$AO4];[.$AY4];[.$BI4];[.$BS4];[.$CC4];[.$CM4];[.$CW4];[.$DG4])" office:value-type="float"/>
        </table:table-row>
        <table:table-row table:style-name="ro1">
          <table:table-cell office:value-type="string">
            <text:p>Timetabling/ud1/instances/DDS7.lp</text:p>
          </table:table-cell>
          <table:table-cell table:style-name="cellBest" office:value-type="float" office:value="58.11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62.0"/>
          <table:table-cell office:value-type="float" office:value="147.1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120.0"/>
          <table:table-cell office:value-type="float" office:value="121.5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7.0"/>
          <table:table-cell office:value-type="float" office:value="80.74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7.0"/>
          <table:table-cell table:style-name="cellWorst"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9.00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7.0"/>
          <table:table-cell office:value-type="float" office:value="72.1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7.0"/>
          <table:table-cell office:value-type="float" office:value="72.76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7.0"/>
          <table:table-cell office:value-type="float" office:value="86.3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7.0"/>
          <table:table-cell office:value-type="float" office:value="160.5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7.0"/>
          <table:table-cell office:value-type="float" office:value="151.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7.0"/>
          <table:table-cell table:formula="of:=MIN([.$B5];[.$L5];[.$V5];[.$AF5];[.$AP5];[.$AZ5];[.$BJ5];[.$BT5];[.$CD5];[.$CN5];[.$CX5])" office:value-type="float"/>
          <table:table-cell table:formula="of:=MIN([.$C5];[.$M5];[.$W5];[.$AG5];[.$AQ5];[.$BA5];[.$BK5];[.$BU5];[.$CE5];[.$CO5];[.$CY5])" office:value-type="float"/>
          <table:table-cell table:formula="of:=MIN([.$D5];[.$N5];[.$X5];[.$AH5];[.$AR5];[.$BB5];[.$BL5];[.$BV5];[.$CF5];[.$CP5];[.$CZ5])" office:value-type="float"/>
          <table:table-cell table:formula="of:=MIN([.$E5];[.$O5];[.$Y5];[.$AI5];[.$AS5];[.$BC5];[.$BM5];[.$BW5];[.$CG5];[.$CQ5];[.$DA5])" office:value-type="float"/>
          <table:table-cell table:formula="of:=MIN([.$F5];[.$P5];[.$Z5];[.$AJ5];[.$AT5];[.$BD5];[.$BN5];[.$BX5];[.$CH5];[.$CR5];[.$DB5])" office:value-type="float"/>
          <table:table-cell table:formula="of:=MIN([.$G5];[.$Q5];[.$AA5];[.$AK5];[.$AU5];[.$BE5];[.$BO5];[.$BY5];[.$CI5];[.$CS5];[.$DC5])" office:value-type="float"/>
          <table:table-cell table:formula="of:=MIN([.$H5];[.$R5];[.$AB5];[.$AL5];[.$AV5];[.$BF5];[.$BP5];[.$BZ5];[.$CJ5];[.$CT5];[.$DD5])" office:value-type="float"/>
          <table:table-cell table:formula="of:=MIN([.$I5];[.$S5];[.$AC5];[.$AM5];[.$AW5];[.$BG5];[.$BQ5];[.$CA5];[.$CK5];[.$CU5];[.$DE5])" office:value-type="float"/>
          <table:table-cell table:formula="of:=MIN([.$J5];[.$T5];[.$AD5];[.$AN5];[.$AX5];[.$BH5];[.$BR5];[.$CB5];[.$CL5];[.$CV5];[.$DF5])" office:value-type="float"/>
          <table:table-cell table:formula="of:=MIN([.$K5];[.$U5];[.$AE5];[.$AO5];[.$AY5];[.$BI5];[.$BS5];[.$CC5];[.$CM5];[.$CW5];[.$DG5])" office:value-type="float"/>
          <table:table-cell table:formula="of:=MEDIAN([.$B5];[.$L5];[.$V5];[.$AF5];[.$AP5];[.$AZ5];[.$BJ5];[.$BT5];[.$CD5];[.$CN5];[.$CX5])" office:value-type="float"/>
          <table:table-cell table:formula="of:=MEDIAN([.$C5];[.$M5];[.$W5];[.$AG5];[.$AQ5];[.$BA5];[.$BK5];[.$BU5];[.$CE5];[.$CO5];[.$CY5])" office:value-type="float"/>
          <table:table-cell table:formula="of:=MEDIAN([.$D5];[.$N5];[.$X5];[.$AH5];[.$AR5];[.$BB5];[.$BL5];[.$BV5];[.$CF5];[.$CP5];[.$CZ5])" office:value-type="float"/>
          <table:table-cell table:formula="of:=MEDIAN([.$E5];[.$O5];[.$Y5];[.$AI5];[.$AS5];[.$BC5];[.$BM5];[.$BW5];[.$CG5];[.$CQ5];[.$DA5])" office:value-type="float"/>
          <table:table-cell table:formula="of:=MEDIAN([.$F5];[.$P5];[.$Z5];[.$AJ5];[.$AT5];[.$BD5];[.$BN5];[.$BX5];[.$CH5];[.$CR5];[.$DB5])" office:value-type="float"/>
          <table:table-cell table:formula="of:=MEDIAN([.$G5];[.$Q5];[.$AA5];[.$AK5];[.$AU5];[.$BE5];[.$BO5];[.$BY5];[.$CI5];[.$CS5];[.$DC5])" office:value-type="float"/>
          <table:table-cell table:formula="of:=MEDIAN([.$H5];[.$R5];[.$AB5];[.$AL5];[.$AV5];[.$BF5];[.$BP5];[.$BZ5];[.$CJ5];[.$CT5];[.$DD5])" office:value-type="float"/>
          <table:table-cell table:formula="of:=MEDIAN([.$I5];[.$S5];[.$AC5];[.$AM5];[.$AW5];[.$BG5];[.$BQ5];[.$CA5];[.$CK5];[.$CU5];[.$DE5])" office:value-type="float"/>
          <table:table-cell table:formula="of:=MEDIAN([.$J5];[.$T5];[.$AD5];[.$AN5];[.$AX5];[.$BH5];[.$BR5];[.$CB5];[.$CL5];[.$CV5];[.$DF5])" office:value-type="float"/>
          <table:table-cell table:formula="of:=MEDIAN([.$K5];[.$U5];[.$AE5];[.$AO5];[.$AY5];[.$BI5];[.$BS5];[.$CC5];[.$CM5];[.$CW5];[.$DG5])" office:value-type="float"/>
          <table:table-cell table:formula="of:=MAX([.$B5];[.$L5];[.$V5];[.$AF5];[.$AP5];[.$AZ5];[.$BJ5];[.$BT5];[.$CD5];[.$CN5];[.$CX5])" office:value-type="float"/>
          <table:table-cell table:formula="of:=MAX([.$C5];[.$M5];[.$W5];[.$AG5];[.$AQ5];[.$BA5];[.$BK5];[.$BU5];[.$CE5];[.$CO5];[.$CY5])" office:value-type="float"/>
          <table:table-cell table:formula="of:=MAX([.$D5];[.$N5];[.$X5];[.$AH5];[.$AR5];[.$BB5];[.$BL5];[.$BV5];[.$CF5];[.$CP5];[.$CZ5])" office:value-type="float"/>
          <table:table-cell table:formula="of:=MAX([.$E5];[.$O5];[.$Y5];[.$AI5];[.$AS5];[.$BC5];[.$BM5];[.$BW5];[.$CG5];[.$CQ5];[.$DA5])" office:value-type="float"/>
          <table:table-cell table:formula="of:=MAX([.$F5];[.$P5];[.$Z5];[.$AJ5];[.$AT5];[.$BD5];[.$BN5];[.$BX5];[.$CH5];[.$CR5];[.$DB5])" office:value-type="float"/>
          <table:table-cell table:formula="of:=MAX([.$G5];[.$Q5];[.$AA5];[.$AK5];[.$AU5];[.$BE5];[.$BO5];[.$BY5];[.$CI5];[.$CS5];[.$DC5])" office:value-type="float"/>
          <table:table-cell table:formula="of:=MAX([.$H5];[.$R5];[.$AB5];[.$AL5];[.$AV5];[.$BF5];[.$BP5];[.$BZ5];[.$CJ5];[.$CT5];[.$DD5])" office:value-type="float"/>
          <table:table-cell table:formula="of:=MAX([.$I5];[.$S5];[.$AC5];[.$AM5];[.$AW5];[.$BG5];[.$BQ5];[.$CA5];[.$CK5];[.$CU5];[.$DE5])" office:value-type="float"/>
          <table:table-cell table:formula="of:=MAX([.$J5];[.$T5];[.$AD5];[.$AN5];[.$AX5];[.$BH5];[.$BR5];[.$CB5];[.$CL5];[.$CV5];[.$DF5])" office:value-type="float"/>
          <table:table-cell table:formula="of:=MAX([.$K5];[.$U5];[.$AE5];[.$AO5];[.$AY5];[.$BI5];[.$BS5];[.$CC5];[.$CM5];[.$CW5];[.$DG5])" office:value-type="float"/>
        </table:table-row>
        <table:table-row table:style-name="ro1">
          <table:table-cell office:value-type="string">
            <text:p>Timetabling/ud1/instances/EA02.lp</text:p>
          </table:table-cell>
          <table:table-cell table:style-name="cellBest" office:value-type="float" office:value="88.37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72.0"/>
          <table:table-cell office:value-type="float" office:value="185.1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87.0"/>
          <table:table-cell table:style-name="cellWorst"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79.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5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37.4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5.0"/>
          <table:table-cell office:value-type="float" office:value="486.4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5.0"/>
          <table:table-cell office:value-type="float" office:value="446.5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5.0"/>
          <table:table-cell office:value-type="float" office:value="490.6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5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L6];[.$V6];[.$AF6];[.$AP6];[.$AZ6];[.$BJ6];[.$BT6];[.$CD6];[.$CN6];[.$CX6])" office:value-type="float"/>
          <table:table-cell table:formula="of:=MIN([.$C6];[.$M6];[.$W6];[.$AG6];[.$AQ6];[.$BA6];[.$BK6];[.$BU6];[.$CE6];[.$CO6];[.$CY6])" office:value-type="float"/>
          <table:table-cell table:formula="of:=MIN([.$D6];[.$N6];[.$X6];[.$AH6];[.$AR6];[.$BB6];[.$BL6];[.$BV6];[.$CF6];[.$CP6];[.$CZ6])" office:value-type="float"/>
          <table:table-cell table:formula="of:=MIN([.$E6];[.$O6];[.$Y6];[.$AI6];[.$AS6];[.$BC6];[.$BM6];[.$BW6];[.$CG6];[.$CQ6];[.$DA6])" office:value-type="float"/>
          <table:table-cell table:formula="of:=MIN([.$F6];[.$P6];[.$Z6];[.$AJ6];[.$AT6];[.$BD6];[.$BN6];[.$BX6];[.$CH6];[.$CR6];[.$DB6])" office:value-type="float"/>
          <table:table-cell table:formula="of:=MIN([.$G6];[.$Q6];[.$AA6];[.$AK6];[.$AU6];[.$BE6];[.$BO6];[.$BY6];[.$CI6];[.$CS6];[.$DC6])" office:value-type="float"/>
          <table:table-cell table:formula="of:=MIN([.$H6];[.$R6];[.$AB6];[.$AL6];[.$AV6];[.$BF6];[.$BP6];[.$BZ6];[.$CJ6];[.$CT6];[.$DD6])" office:value-type="float"/>
          <table:table-cell table:formula="of:=MIN([.$I6];[.$S6];[.$AC6];[.$AM6];[.$AW6];[.$BG6];[.$BQ6];[.$CA6];[.$CK6];[.$CU6];[.$DE6])" office:value-type="float"/>
          <table:table-cell table:formula="of:=MIN([.$J6];[.$T6];[.$AD6];[.$AN6];[.$AX6];[.$BH6];[.$BR6];[.$CB6];[.$CL6];[.$CV6];[.$DF6])" office:value-type="float"/>
          <table:table-cell table:formula="of:=MIN([.$K6];[.$U6];[.$AE6];[.$AO6];[.$AY6];[.$BI6];[.$BS6];[.$CC6];[.$CM6];[.$CW6];[.$DG6])" office:value-type="float"/>
          <table:table-cell table:formula="of:=MEDIAN([.$B6];[.$L6];[.$V6];[.$AF6];[.$AP6];[.$AZ6];[.$BJ6];[.$BT6];[.$CD6];[.$CN6];[.$CX6])" office:value-type="float"/>
          <table:table-cell table:formula="of:=MEDIAN([.$C6];[.$M6];[.$W6];[.$AG6];[.$AQ6];[.$BA6];[.$BK6];[.$BU6];[.$CE6];[.$CO6];[.$CY6])" office:value-type="float"/>
          <table:table-cell table:formula="of:=MEDIAN([.$D6];[.$N6];[.$X6];[.$AH6];[.$AR6];[.$BB6];[.$BL6];[.$BV6];[.$CF6];[.$CP6];[.$CZ6])" office:value-type="float"/>
          <table:table-cell table:formula="of:=MEDIAN([.$E6];[.$O6];[.$Y6];[.$AI6];[.$AS6];[.$BC6];[.$BM6];[.$BW6];[.$CG6];[.$CQ6];[.$DA6])" office:value-type="float"/>
          <table:table-cell table:formula="of:=MEDIAN([.$F6];[.$P6];[.$Z6];[.$AJ6];[.$AT6];[.$BD6];[.$BN6];[.$BX6];[.$CH6];[.$CR6];[.$DB6])" office:value-type="float"/>
          <table:table-cell table:formula="of:=MEDIAN([.$G6];[.$Q6];[.$AA6];[.$AK6];[.$AU6];[.$BE6];[.$BO6];[.$BY6];[.$CI6];[.$CS6];[.$DC6])" office:value-type="float"/>
          <table:table-cell table:formula="of:=MEDIAN([.$H6];[.$R6];[.$AB6];[.$AL6];[.$AV6];[.$BF6];[.$BP6];[.$BZ6];[.$CJ6];[.$CT6];[.$DD6])" office:value-type="float"/>
          <table:table-cell table:formula="of:=MEDIAN([.$I6];[.$S6];[.$AC6];[.$AM6];[.$AW6];[.$BG6];[.$BQ6];[.$CA6];[.$CK6];[.$CU6];[.$DE6])" office:value-type="float"/>
          <table:table-cell table:formula="of:=MEDIAN([.$J6];[.$T6];[.$AD6];[.$AN6];[.$AX6];[.$BH6];[.$BR6];[.$CB6];[.$CL6];[.$CV6];[.$DF6])" office:value-type="float"/>
          <table:table-cell table:formula="of:=MEDIAN([.$K6];[.$U6];[.$AE6];[.$AO6];[.$AY6];[.$BI6];[.$BS6];[.$CC6];[.$CM6];[.$CW6];[.$DG6])" office:value-type="float"/>
          <table:table-cell table:formula="of:=MAX([.$B6];[.$L6];[.$V6];[.$AF6];[.$AP6];[.$AZ6];[.$BJ6];[.$BT6];[.$CD6];[.$CN6];[.$CX6])" office:value-type="float"/>
          <table:table-cell table:formula="of:=MAX([.$C6];[.$M6];[.$W6];[.$AG6];[.$AQ6];[.$BA6];[.$BK6];[.$BU6];[.$CE6];[.$CO6];[.$CY6])" office:value-type="float"/>
          <table:table-cell table:formula="of:=MAX([.$D6];[.$N6];[.$X6];[.$AH6];[.$AR6];[.$BB6];[.$BL6];[.$BV6];[.$CF6];[.$CP6];[.$CZ6])" office:value-type="float"/>
          <table:table-cell table:formula="of:=MAX([.$E6];[.$O6];[.$Y6];[.$AI6];[.$AS6];[.$BC6];[.$BM6];[.$BW6];[.$CG6];[.$CQ6];[.$DA6])" office:value-type="float"/>
          <table:table-cell table:formula="of:=MAX([.$F6];[.$P6];[.$Z6];[.$AJ6];[.$AT6];[.$BD6];[.$BN6];[.$BX6];[.$CH6];[.$CR6];[.$DB6])" office:value-type="float"/>
          <table:table-cell table:formula="of:=MAX([.$G6];[.$Q6];[.$AA6];[.$AK6];[.$AU6];[.$BE6];[.$BO6];[.$BY6];[.$CI6];[.$CS6];[.$DC6])" office:value-type="float"/>
          <table:table-cell table:formula="of:=MAX([.$H6];[.$R6];[.$AB6];[.$AL6];[.$AV6];[.$BF6];[.$BP6];[.$BZ6];[.$CJ6];[.$CT6];[.$DD6])" office:value-type="float"/>
          <table:table-cell table:formula="of:=MAX([.$I6];[.$S6];[.$AC6];[.$AM6];[.$AW6];[.$BG6];[.$BQ6];[.$CA6];[.$CK6];[.$CU6];[.$DE6])" office:value-type="float"/>
          <table:table-cell table:formula="of:=MAX([.$J6];[.$T6];[.$AD6];[.$AN6];[.$AX6];[.$BH6];[.$BR6];[.$CB6];[.$CL6];[.$CV6];[.$DF6])" office:value-type="float"/>
          <table:table-cell table:formula="of:=MAX([.$K6];[.$U6];[.$AE6];[.$AO6];[.$AY6];[.$BI6];[.$BS6];[.$CC6];[.$CM6];[.$CW6];[.$DG6])" office:value-type="float"/>
        </table:table-row>
        <table:table-row table:style-name="ro1">
          <table:table-cell office:value-type="string">
            <text:p>Timetabling/ud1/instances/EA04.lp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];[.$L7];[.$V7];[.$AF7];[.$AP7];[.$AZ7];[.$BJ7];[.$BT7];[.$CD7];[.$CN7];[.$CX7])" office:value-type="float"/>
          <table:table-cell table:formula="of:=MIN([.$C7];[.$M7];[.$W7];[.$AG7];[.$AQ7];[.$BA7];[.$BK7];[.$BU7];[.$CE7];[.$CO7];[.$CY7])" office:value-type="float"/>
          <table:table-cell table:formula="of:=MIN([.$D7];[.$N7];[.$X7];[.$AH7];[.$AR7];[.$BB7];[.$BL7];[.$BV7];[.$CF7];[.$CP7];[.$CZ7])" office:value-type="float"/>
          <table:table-cell table:formula="of:=MIN([.$E7];[.$O7];[.$Y7];[.$AI7];[.$AS7];[.$BC7];[.$BM7];[.$BW7];[.$CG7];[.$CQ7];[.$DA7])" office:value-type="float"/>
          <table:table-cell table:formula="of:=MIN([.$F7];[.$P7];[.$Z7];[.$AJ7];[.$AT7];[.$BD7];[.$BN7];[.$BX7];[.$CH7];[.$CR7];[.$DB7])" office:value-type="float"/>
          <table:table-cell table:formula="of:=MIN([.$G7];[.$Q7];[.$AA7];[.$AK7];[.$AU7];[.$BE7];[.$BO7];[.$BY7];[.$CI7];[.$CS7];[.$DC7])" office:value-type="float"/>
          <table:table-cell table:formula="of:=MIN([.$H7];[.$R7];[.$AB7];[.$AL7];[.$AV7];[.$BF7];[.$BP7];[.$BZ7];[.$CJ7];[.$CT7];[.$DD7])" office:value-type="float"/>
          <table:table-cell table:formula="of:=MIN([.$I7];[.$S7];[.$AC7];[.$AM7];[.$AW7];[.$BG7];[.$BQ7];[.$CA7];[.$CK7];[.$CU7];[.$DE7])" office:value-type="float"/>
          <table:table-cell table:formula="of:=MIN([.$J7];[.$T7];[.$AD7];[.$AN7];[.$AX7];[.$BH7];[.$BR7];[.$CB7];[.$CL7];[.$CV7];[.$DF7])" office:value-type="float"/>
          <table:table-cell table:formula="of:=MIN([.$K7];[.$U7];[.$AE7];[.$AO7];[.$AY7];[.$BI7];[.$BS7];[.$CC7];[.$CM7];[.$CW7];[.$DG7])" office:value-type="float"/>
          <table:table-cell table:formula="of:=MEDIAN([.$B7];[.$L7];[.$V7];[.$AF7];[.$AP7];[.$AZ7];[.$BJ7];[.$BT7];[.$CD7];[.$CN7];[.$CX7])" office:value-type="float"/>
          <table:table-cell table:formula="of:=MEDIAN([.$C7];[.$M7];[.$W7];[.$AG7];[.$AQ7];[.$BA7];[.$BK7];[.$BU7];[.$CE7];[.$CO7];[.$CY7])" office:value-type="float"/>
          <table:table-cell table:formula="of:=MEDIAN([.$D7];[.$N7];[.$X7];[.$AH7];[.$AR7];[.$BB7];[.$BL7];[.$BV7];[.$CF7];[.$CP7];[.$CZ7])" office:value-type="float"/>
          <table:table-cell table:formula="of:=MEDIAN([.$E7];[.$O7];[.$Y7];[.$AI7];[.$AS7];[.$BC7];[.$BM7];[.$BW7];[.$CG7];[.$CQ7];[.$DA7])" office:value-type="float"/>
          <table:table-cell table:formula="of:=MEDIAN([.$F7];[.$P7];[.$Z7];[.$AJ7];[.$AT7];[.$BD7];[.$BN7];[.$BX7];[.$CH7];[.$CR7];[.$DB7])" office:value-type="float"/>
          <table:table-cell table:formula="of:=MEDIAN([.$G7];[.$Q7];[.$AA7];[.$AK7];[.$AU7];[.$BE7];[.$BO7];[.$BY7];[.$CI7];[.$CS7];[.$DC7])" office:value-type="float"/>
          <table:table-cell table:formula="of:=MEDIAN([.$H7];[.$R7];[.$AB7];[.$AL7];[.$AV7];[.$BF7];[.$BP7];[.$BZ7];[.$CJ7];[.$CT7];[.$DD7])" office:value-type="float"/>
          <table:table-cell table:formula="of:=MEDIAN([.$I7];[.$S7];[.$AC7];[.$AM7];[.$AW7];[.$BG7];[.$BQ7];[.$CA7];[.$CK7];[.$CU7];[.$DE7])" office:value-type="float"/>
          <table:table-cell table:formula="of:=MEDIAN([.$J7];[.$T7];[.$AD7];[.$AN7];[.$AX7];[.$BH7];[.$BR7];[.$CB7];[.$CL7];[.$CV7];[.$DF7])" office:value-type="float"/>
          <table:table-cell table:formula="of:=MEDIAN([.$K7];[.$U7];[.$AE7];[.$AO7];[.$AY7];[.$BI7];[.$BS7];[.$CC7];[.$CM7];[.$CW7];[.$DG7])" office:value-type="float"/>
          <table:table-cell table:formula="of:=MAX([.$B7];[.$L7];[.$V7];[.$AF7];[.$AP7];[.$AZ7];[.$BJ7];[.$BT7];[.$CD7];[.$CN7];[.$CX7])" office:value-type="float"/>
          <table:table-cell table:formula="of:=MAX([.$C7];[.$M7];[.$W7];[.$AG7];[.$AQ7];[.$BA7];[.$BK7];[.$BU7];[.$CE7];[.$CO7];[.$CY7])" office:value-type="float"/>
          <table:table-cell table:formula="of:=MAX([.$D7];[.$N7];[.$X7];[.$AH7];[.$AR7];[.$BB7];[.$BL7];[.$BV7];[.$CF7];[.$CP7];[.$CZ7])" office:value-type="float"/>
          <table:table-cell table:formula="of:=MAX([.$E7];[.$O7];[.$Y7];[.$AI7];[.$AS7];[.$BC7];[.$BM7];[.$BW7];[.$CG7];[.$CQ7];[.$DA7])" office:value-type="float"/>
          <table:table-cell table:formula="of:=MAX([.$F7];[.$P7];[.$Z7];[.$AJ7];[.$AT7];[.$BD7];[.$BN7];[.$BX7];[.$CH7];[.$CR7];[.$DB7])" office:value-type="float"/>
          <table:table-cell table:formula="of:=MAX([.$G7];[.$Q7];[.$AA7];[.$AK7];[.$AU7];[.$BE7];[.$BO7];[.$BY7];[.$CI7];[.$CS7];[.$DC7])" office:value-type="float"/>
          <table:table-cell table:formula="of:=MAX([.$H7];[.$R7];[.$AB7];[.$AL7];[.$AV7];[.$BF7];[.$BP7];[.$BZ7];[.$CJ7];[.$CT7];[.$DD7])" office:value-type="float"/>
          <table:table-cell table:formula="of:=MAX([.$I7];[.$S7];[.$AC7];[.$AM7];[.$AW7];[.$BG7];[.$BQ7];[.$CA7];[.$CK7];[.$CU7];[.$DE7])" office:value-type="float"/>
          <table:table-cell table:formula="of:=MAX([.$J7];[.$T7];[.$AD7];[.$AN7];[.$AX7];[.$BH7];[.$BR7];[.$CB7];[.$CL7];[.$CV7];[.$DF7])" office:value-type="float"/>
          <table:table-cell table:formula="of:=MAX([.$K7];[.$U7];[.$AE7];[.$AO7];[.$AY7];[.$BI7];[.$BS7];[.$CC7];[.$CM7];[.$CW7];[.$DG7])" office:value-type="float"/>
        </table:table-row>
        <table:table-row table:style-name="ro1">
          <table:table-cell office:value-type="string">
            <text:p>Timetabling/ud1/instances/EA05.lp</text:p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8];[.$L8];[.$V8];[.$AF8];[.$AP8];[.$AZ8];[.$BJ8];[.$BT8];[.$CD8];[.$CN8];[.$CX8])" office:value-type="float"/>
          <table:table-cell table:formula="of:=MIN([.$C8];[.$M8];[.$W8];[.$AG8];[.$AQ8];[.$BA8];[.$BK8];[.$BU8];[.$CE8];[.$CO8];[.$CY8])" office:value-type="float"/>
          <table:table-cell table:formula="of:=MIN([.$D8];[.$N8];[.$X8];[.$AH8];[.$AR8];[.$BB8];[.$BL8];[.$BV8];[.$CF8];[.$CP8];[.$CZ8])" office:value-type="float"/>
          <table:table-cell table:formula="of:=MIN([.$E8];[.$O8];[.$Y8];[.$AI8];[.$AS8];[.$BC8];[.$BM8];[.$BW8];[.$CG8];[.$CQ8];[.$DA8])" office:value-type="float"/>
          <table:table-cell table:formula="of:=MIN([.$F8];[.$P8];[.$Z8];[.$AJ8];[.$AT8];[.$BD8];[.$BN8];[.$BX8];[.$CH8];[.$CR8];[.$DB8])" office:value-type="float"/>
          <table:table-cell table:formula="of:=MIN([.$G8];[.$Q8];[.$AA8];[.$AK8];[.$AU8];[.$BE8];[.$BO8];[.$BY8];[.$CI8];[.$CS8];[.$DC8])" office:value-type="float"/>
          <table:table-cell table:formula="of:=MIN([.$H8];[.$R8];[.$AB8];[.$AL8];[.$AV8];[.$BF8];[.$BP8];[.$BZ8];[.$CJ8];[.$CT8];[.$DD8])" office:value-type="float"/>
          <table:table-cell table:formula="of:=MIN([.$I8];[.$S8];[.$AC8];[.$AM8];[.$AW8];[.$BG8];[.$BQ8];[.$CA8];[.$CK8];[.$CU8];[.$DE8])" office:value-type="float"/>
          <table:table-cell table:formula="of:=MIN([.$J8];[.$T8];[.$AD8];[.$AN8];[.$AX8];[.$BH8];[.$BR8];[.$CB8];[.$CL8];[.$CV8];[.$DF8])" office:value-type="float"/>
          <table:table-cell table:formula="of:=MIN([.$K8];[.$U8];[.$AE8];[.$AO8];[.$AY8];[.$BI8];[.$BS8];[.$CC8];[.$CM8];[.$CW8];[.$DG8])" office:value-type="float"/>
          <table:table-cell table:formula="of:=MEDIAN([.$B8];[.$L8];[.$V8];[.$AF8];[.$AP8];[.$AZ8];[.$BJ8];[.$BT8];[.$CD8];[.$CN8];[.$CX8])" office:value-type="float"/>
          <table:table-cell table:formula="of:=MEDIAN([.$C8];[.$M8];[.$W8];[.$AG8];[.$AQ8];[.$BA8];[.$BK8];[.$BU8];[.$CE8];[.$CO8];[.$CY8])" office:value-type="float"/>
          <table:table-cell table:formula="of:=MEDIAN([.$D8];[.$N8];[.$X8];[.$AH8];[.$AR8];[.$BB8];[.$BL8];[.$BV8];[.$CF8];[.$CP8];[.$CZ8])" office:value-type="float"/>
          <table:table-cell table:formula="of:=MEDIAN([.$E8];[.$O8];[.$Y8];[.$AI8];[.$AS8];[.$BC8];[.$BM8];[.$BW8];[.$CG8];[.$CQ8];[.$DA8])" office:value-type="float"/>
          <table:table-cell table:formula="of:=MEDIAN([.$F8];[.$P8];[.$Z8];[.$AJ8];[.$AT8];[.$BD8];[.$BN8];[.$BX8];[.$CH8];[.$CR8];[.$DB8])" office:value-type="float"/>
          <table:table-cell table:formula="of:=MEDIAN([.$G8];[.$Q8];[.$AA8];[.$AK8];[.$AU8];[.$BE8];[.$BO8];[.$BY8];[.$CI8];[.$CS8];[.$DC8])" office:value-type="float"/>
          <table:table-cell table:formula="of:=MEDIAN([.$H8];[.$R8];[.$AB8];[.$AL8];[.$AV8];[.$BF8];[.$BP8];[.$BZ8];[.$CJ8];[.$CT8];[.$DD8])" office:value-type="float"/>
          <table:table-cell table:formula="of:=MEDIAN([.$I8];[.$S8];[.$AC8];[.$AM8];[.$AW8];[.$BG8];[.$BQ8];[.$CA8];[.$CK8];[.$CU8];[.$DE8])" office:value-type="float"/>
          <table:table-cell table:formula="of:=MEDIAN([.$J8];[.$T8];[.$AD8];[.$AN8];[.$AX8];[.$BH8];[.$BR8];[.$CB8];[.$CL8];[.$CV8];[.$DF8])" office:value-type="float"/>
          <table:table-cell table:formula="of:=MEDIAN([.$K8];[.$U8];[.$AE8];[.$AO8];[.$AY8];[.$BI8];[.$BS8];[.$CC8];[.$CM8];[.$CW8];[.$DG8])" office:value-type="float"/>
          <table:table-cell table:formula="of:=MAX([.$B8];[.$L8];[.$V8];[.$AF8];[.$AP8];[.$AZ8];[.$BJ8];[.$BT8];[.$CD8];[.$CN8];[.$CX8])" office:value-type="float"/>
          <table:table-cell table:formula="of:=MAX([.$C8];[.$M8];[.$W8];[.$AG8];[.$AQ8];[.$BA8];[.$BK8];[.$BU8];[.$CE8];[.$CO8];[.$CY8])" office:value-type="float"/>
          <table:table-cell table:formula="of:=MAX([.$D8];[.$N8];[.$X8];[.$AH8];[.$AR8];[.$BB8];[.$BL8];[.$BV8];[.$CF8];[.$CP8];[.$CZ8])" office:value-type="float"/>
          <table:table-cell table:formula="of:=MAX([.$E8];[.$O8];[.$Y8];[.$AI8];[.$AS8];[.$BC8];[.$BM8];[.$BW8];[.$CG8];[.$CQ8];[.$DA8])" office:value-type="float"/>
          <table:table-cell table:formula="of:=MAX([.$F8];[.$P8];[.$Z8];[.$AJ8];[.$AT8];[.$BD8];[.$BN8];[.$BX8];[.$CH8];[.$CR8];[.$DB8])" office:value-type="float"/>
          <table:table-cell table:formula="of:=MAX([.$G8];[.$Q8];[.$AA8];[.$AK8];[.$AU8];[.$BE8];[.$BO8];[.$BY8];[.$CI8];[.$CS8];[.$DC8])" office:value-type="float"/>
          <table:table-cell table:formula="of:=MAX([.$H8];[.$R8];[.$AB8];[.$AL8];[.$AV8];[.$BF8];[.$BP8];[.$BZ8];[.$CJ8];[.$CT8];[.$DD8])" office:value-type="float"/>
          <table:table-cell table:formula="of:=MAX([.$I8];[.$S8];[.$AC8];[.$AM8];[.$AW8];[.$BG8];[.$BQ8];[.$CA8];[.$CK8];[.$CU8];[.$DE8])" office:value-type="float"/>
          <table:table-cell table:formula="of:=MAX([.$J8];[.$T8];[.$AD8];[.$AN8];[.$AX8];[.$BH8];[.$BR8];[.$CB8];[.$CL8];[.$CV8];[.$DF8])" office:value-type="float"/>
          <table:table-cell table:formula="of:=MAX([.$K8];[.$U8];[.$AE8];[.$AO8];[.$AY8];[.$BI8];[.$BS8];[.$CC8];[.$CM8];[.$CW8];[.$DG8])" office:value-type="float"/>
        </table:table-row>
        <table:table-row table:style-name="ro1">
          <table:table-cell office:value-type="string">
            <text:p>Timetabling/ud1/instances/EA06.lp</text:p>
          </table:table-cell>
          <table:table-cell table:style-name="cellBest" office:value-type="float" office:value="226.135"/>
          <table:table-cell office:value-type="float" office:value="0.0"/>
          <table:table-cell office:value-type="float" office:value="0.010205643721"/>
          <table:table-cell office:value-type="float" office:value="0.00010205643721"/>
          <table:table-cell office:value-type="float" office:value="0.0"/>
          <table:table-cell table:style-name="cellBest" office:value-type="float" office:value="941852.0"/>
          <table:table-cell office:value-type="float" office:value="0.0"/>
          <table:table-cell office:value-type="float" office:value="76192.0"/>
          <table:table-cell office:value-type="float" office:value="2.0"/>
          <table:table-cell table:style-name="cellBest" office:value-type="float" office:value="79.0"/>
          <table:table-cell office:value-type="float" office:value="338.734"/>
          <table:table-cell office:value-type="float" office:value="0.0"/>
          <table:table-cell office:value-type="float" office:value="0.010205643721"/>
          <table:table-cell office:value-type="float" office:value="0.00010205643721"/>
          <table:table-cell office:value-type="float" office:value="0.0"/>
          <table:table-cell table:style-name="cellWorst" office:value-type="float" office:value="2157913.0"/>
          <table:table-cell office:value-type="float" office:value="0.0"/>
          <table:table-cell table:style-name="cellWorst" office:value-type="float" office:value="193973.0"/>
          <table:table-cell office:value-type="float" office:value="2.0"/>
          <table:table-cell table:style-name="cellWorst" office:value-type="float" office:value="118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9];[.$L9];[.$V9];[.$AF9];[.$AP9];[.$AZ9];[.$BJ9];[.$BT9];[.$CD9];[.$CN9];[.$CX9])" office:value-type="float"/>
          <table:table-cell table:formula="of:=MIN([.$C9];[.$M9];[.$W9];[.$AG9];[.$AQ9];[.$BA9];[.$BK9];[.$BU9];[.$CE9];[.$CO9];[.$CY9])" office:value-type="float"/>
          <table:table-cell table:formula="of:=MIN([.$D9];[.$N9];[.$X9];[.$AH9];[.$AR9];[.$BB9];[.$BL9];[.$BV9];[.$CF9];[.$CP9];[.$CZ9])" office:value-type="float"/>
          <table:table-cell table:formula="of:=MIN([.$E9];[.$O9];[.$Y9];[.$AI9];[.$AS9];[.$BC9];[.$BM9];[.$BW9];[.$CG9];[.$CQ9];[.$DA9])" office:value-type="float"/>
          <table:table-cell table:formula="of:=MIN([.$F9];[.$P9];[.$Z9];[.$AJ9];[.$AT9];[.$BD9];[.$BN9];[.$BX9];[.$CH9];[.$CR9];[.$DB9])" office:value-type="float"/>
          <table:table-cell table:formula="of:=MIN([.$G9];[.$Q9];[.$AA9];[.$AK9];[.$AU9];[.$BE9];[.$BO9];[.$BY9];[.$CI9];[.$CS9];[.$DC9])" office:value-type="float"/>
          <table:table-cell table:formula="of:=MIN([.$H9];[.$R9];[.$AB9];[.$AL9];[.$AV9];[.$BF9];[.$BP9];[.$BZ9];[.$CJ9];[.$CT9];[.$DD9])" office:value-type="float"/>
          <table:table-cell table:formula="of:=MIN([.$I9];[.$S9];[.$AC9];[.$AM9];[.$AW9];[.$BG9];[.$BQ9];[.$CA9];[.$CK9];[.$CU9];[.$DE9])" office:value-type="float"/>
          <table:table-cell table:formula="of:=MIN([.$J9];[.$T9];[.$AD9];[.$AN9];[.$AX9];[.$BH9];[.$BR9];[.$CB9];[.$CL9];[.$CV9];[.$DF9])" office:value-type="float"/>
          <table:table-cell table:formula="of:=MIN([.$K9];[.$U9];[.$AE9];[.$AO9];[.$AY9];[.$BI9];[.$BS9];[.$CC9];[.$CM9];[.$CW9];[.$DG9])" office:value-type="float"/>
          <table:table-cell table:formula="of:=MEDIAN([.$B9];[.$L9];[.$V9];[.$AF9];[.$AP9];[.$AZ9];[.$BJ9];[.$BT9];[.$CD9];[.$CN9];[.$CX9])" office:value-type="float"/>
          <table:table-cell table:formula="of:=MEDIAN([.$C9];[.$M9];[.$W9];[.$AG9];[.$AQ9];[.$BA9];[.$BK9];[.$BU9];[.$CE9];[.$CO9];[.$CY9])" office:value-type="float"/>
          <table:table-cell table:formula="of:=MEDIAN([.$D9];[.$N9];[.$X9];[.$AH9];[.$AR9];[.$BB9];[.$BL9];[.$BV9];[.$CF9];[.$CP9];[.$CZ9])" office:value-type="float"/>
          <table:table-cell table:formula="of:=MEDIAN([.$E9];[.$O9];[.$Y9];[.$AI9];[.$AS9];[.$BC9];[.$BM9];[.$BW9];[.$CG9];[.$CQ9];[.$DA9])" office:value-type="float"/>
          <table:table-cell table:formula="of:=MEDIAN([.$F9];[.$P9];[.$Z9];[.$AJ9];[.$AT9];[.$BD9];[.$BN9];[.$BX9];[.$CH9];[.$CR9];[.$DB9])" office:value-type="float"/>
          <table:table-cell table:formula="of:=MEDIAN([.$G9];[.$Q9];[.$AA9];[.$AK9];[.$AU9];[.$BE9];[.$BO9];[.$BY9];[.$CI9];[.$CS9];[.$DC9])" office:value-type="float"/>
          <table:table-cell table:formula="of:=MEDIAN([.$H9];[.$R9];[.$AB9];[.$AL9];[.$AV9];[.$BF9];[.$BP9];[.$BZ9];[.$CJ9];[.$CT9];[.$DD9])" office:value-type="float"/>
          <table:table-cell table:formula="of:=MEDIAN([.$I9];[.$S9];[.$AC9];[.$AM9];[.$AW9];[.$BG9];[.$BQ9];[.$CA9];[.$CK9];[.$CU9];[.$DE9])" office:value-type="float"/>
          <table:table-cell table:formula="of:=MEDIAN([.$J9];[.$T9];[.$AD9];[.$AN9];[.$AX9];[.$BH9];[.$BR9];[.$CB9];[.$CL9];[.$CV9];[.$DF9])" office:value-type="float"/>
          <table:table-cell table:formula="of:=MEDIAN([.$K9];[.$U9];[.$AE9];[.$AO9];[.$AY9];[.$BI9];[.$BS9];[.$CC9];[.$CM9];[.$CW9];[.$DG9])" office:value-type="float"/>
          <table:table-cell table:formula="of:=MAX([.$B9];[.$L9];[.$V9];[.$AF9];[.$AP9];[.$AZ9];[.$BJ9];[.$BT9];[.$CD9];[.$CN9];[.$CX9])" office:value-type="float"/>
          <table:table-cell table:formula="of:=MAX([.$C9];[.$M9];[.$W9];[.$AG9];[.$AQ9];[.$BA9];[.$BK9];[.$BU9];[.$CE9];[.$CO9];[.$CY9])" office:value-type="float"/>
          <table:table-cell table:formula="of:=MAX([.$D9];[.$N9];[.$X9];[.$AH9];[.$AR9];[.$BB9];[.$BL9];[.$BV9];[.$CF9];[.$CP9];[.$CZ9])" office:value-type="float"/>
          <table:table-cell table:formula="of:=MAX([.$E9];[.$O9];[.$Y9];[.$AI9];[.$AS9];[.$BC9];[.$BM9];[.$BW9];[.$CG9];[.$CQ9];[.$DA9])" office:value-type="float"/>
          <table:table-cell table:formula="of:=MAX([.$F9];[.$P9];[.$Z9];[.$AJ9];[.$AT9];[.$BD9];[.$BN9];[.$BX9];[.$CH9];[.$CR9];[.$DB9])" office:value-type="float"/>
          <table:table-cell table:formula="of:=MAX([.$G9];[.$Q9];[.$AA9];[.$AK9];[.$AU9];[.$BE9];[.$BO9];[.$BY9];[.$CI9];[.$CS9];[.$DC9])" office:value-type="float"/>
          <table:table-cell table:formula="of:=MAX([.$H9];[.$R9];[.$AB9];[.$AL9];[.$AV9];[.$BF9];[.$BP9];[.$BZ9];[.$CJ9];[.$CT9];[.$DD9])" office:value-type="float"/>
          <table:table-cell table:formula="of:=MAX([.$I9];[.$S9];[.$AC9];[.$AM9];[.$AW9];[.$BG9];[.$BQ9];[.$CA9];[.$CK9];[.$CU9];[.$DE9])" office:value-type="float"/>
          <table:table-cell table:formula="of:=MAX([.$J9];[.$T9];[.$AD9];[.$AN9];[.$AX9];[.$BH9];[.$BR9];[.$CB9];[.$CL9];[.$CV9];[.$DF9])" office:value-type="float"/>
          <table:table-cell table:formula="of:=MAX([.$K9];[.$U9];[.$AE9];[.$AO9];[.$AY9];[.$BI9];[.$BS9];[.$CC9];[.$CM9];[.$CW9];[.$DG9])" office:value-type="float"/>
        </table:table-row>
        <table:table-row table:style-name="ro1">
          <table:table-cell office:value-type="string">
            <text:p>Timetabling/ud1/instances/EA08.lp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];[.$L10];[.$V10];[.$AF10];[.$AP10];[.$AZ10];[.$BJ10];[.$BT10];[.$CD10];[.$CN10];[.$CX10])" office:value-type="float"/>
          <table:table-cell table:formula="of:=MIN([.$C10];[.$M10];[.$W10];[.$AG10];[.$AQ10];[.$BA10];[.$BK10];[.$BU10];[.$CE10];[.$CO10];[.$CY10])" office:value-type="float"/>
          <table:table-cell table:formula="of:=MIN([.$D10];[.$N10];[.$X10];[.$AH10];[.$AR10];[.$BB10];[.$BL10];[.$BV10];[.$CF10];[.$CP10];[.$CZ10])" office:value-type="float"/>
          <table:table-cell table:formula="of:=MIN([.$E10];[.$O10];[.$Y10];[.$AI10];[.$AS10];[.$BC10];[.$BM10];[.$BW10];[.$CG10];[.$CQ10];[.$DA10])" office:value-type="float"/>
          <table:table-cell table:formula="of:=MIN([.$F10];[.$P10];[.$Z10];[.$AJ10];[.$AT10];[.$BD10];[.$BN10];[.$BX10];[.$CH10];[.$CR10];[.$DB10])" office:value-type="float"/>
          <table:table-cell table:formula="of:=MIN([.$G10];[.$Q10];[.$AA10];[.$AK10];[.$AU10];[.$BE10];[.$BO10];[.$BY10];[.$CI10];[.$CS10];[.$DC10])" office:value-type="float"/>
          <table:table-cell table:formula="of:=MIN([.$H10];[.$R10];[.$AB10];[.$AL10];[.$AV10];[.$BF10];[.$BP10];[.$BZ10];[.$CJ10];[.$CT10];[.$DD10])" office:value-type="float"/>
          <table:table-cell table:formula="of:=MIN([.$I10];[.$S10];[.$AC10];[.$AM10];[.$AW10];[.$BG10];[.$BQ10];[.$CA10];[.$CK10];[.$CU10];[.$DE10])" office:value-type="float"/>
          <table:table-cell table:formula="of:=MIN([.$J10];[.$T10];[.$AD10];[.$AN10];[.$AX10];[.$BH10];[.$BR10];[.$CB10];[.$CL10];[.$CV10];[.$DF10])" office:value-type="float"/>
          <table:table-cell table:formula="of:=MIN([.$K10];[.$U10];[.$AE10];[.$AO10];[.$AY10];[.$BI10];[.$BS10];[.$CC10];[.$CM10];[.$CW10];[.$DG10])" office:value-type="float"/>
          <table:table-cell table:formula="of:=MEDIAN([.$B10];[.$L10];[.$V10];[.$AF10];[.$AP10];[.$AZ10];[.$BJ10];[.$BT10];[.$CD10];[.$CN10];[.$CX10])" office:value-type="float"/>
          <table:table-cell table:formula="of:=MEDIAN([.$C10];[.$M10];[.$W10];[.$AG10];[.$AQ10];[.$BA10];[.$BK10];[.$BU10];[.$CE10];[.$CO10];[.$CY10])" office:value-type="float"/>
          <table:table-cell table:formula="of:=MEDIAN([.$D10];[.$N10];[.$X10];[.$AH10];[.$AR10];[.$BB10];[.$BL10];[.$BV10];[.$CF10];[.$CP10];[.$CZ10])" office:value-type="float"/>
          <table:table-cell table:formula="of:=MEDIAN([.$E10];[.$O10];[.$Y10];[.$AI10];[.$AS10];[.$BC10];[.$BM10];[.$BW10];[.$CG10];[.$CQ10];[.$DA10])" office:value-type="float"/>
          <table:table-cell table:formula="of:=MEDIAN([.$F10];[.$P10];[.$Z10];[.$AJ10];[.$AT10];[.$BD10];[.$BN10];[.$BX10];[.$CH10];[.$CR10];[.$DB10])" office:value-type="float"/>
          <table:table-cell table:formula="of:=MEDIAN([.$G10];[.$Q10];[.$AA10];[.$AK10];[.$AU10];[.$BE10];[.$BO10];[.$BY10];[.$CI10];[.$CS10];[.$DC10])" office:value-type="float"/>
          <table:table-cell table:formula="of:=MEDIAN([.$H10];[.$R10];[.$AB10];[.$AL10];[.$AV10];[.$BF10];[.$BP10];[.$BZ10];[.$CJ10];[.$CT10];[.$DD10])" office:value-type="float"/>
          <table:table-cell table:formula="of:=MEDIAN([.$I10];[.$S10];[.$AC10];[.$AM10];[.$AW10];[.$BG10];[.$BQ10];[.$CA10];[.$CK10];[.$CU10];[.$DE10])" office:value-type="float"/>
          <table:table-cell table:formula="of:=MEDIAN([.$J10];[.$T10];[.$AD10];[.$AN10];[.$AX10];[.$BH10];[.$BR10];[.$CB10];[.$CL10];[.$CV10];[.$DF10])" office:value-type="float"/>
          <table:table-cell table:formula="of:=MEDIAN([.$K10];[.$U10];[.$AE10];[.$AO10];[.$AY10];[.$BI10];[.$BS10];[.$CC10];[.$CM10];[.$CW10];[.$DG10])" office:value-type="float"/>
          <table:table-cell table:formula="of:=MAX([.$B10];[.$L10];[.$V10];[.$AF10];[.$AP10];[.$AZ10];[.$BJ10];[.$BT10];[.$CD10];[.$CN10];[.$CX10])" office:value-type="float"/>
          <table:table-cell table:formula="of:=MAX([.$C10];[.$M10];[.$W10];[.$AG10];[.$AQ10];[.$BA10];[.$BK10];[.$BU10];[.$CE10];[.$CO10];[.$CY10])" office:value-type="float"/>
          <table:table-cell table:formula="of:=MAX([.$D10];[.$N10];[.$X10];[.$AH10];[.$AR10];[.$BB10];[.$BL10];[.$BV10];[.$CF10];[.$CP10];[.$CZ10])" office:value-type="float"/>
          <table:table-cell table:formula="of:=MAX([.$E10];[.$O10];[.$Y10];[.$AI10];[.$AS10];[.$BC10];[.$BM10];[.$BW10];[.$CG10];[.$CQ10];[.$DA10])" office:value-type="float"/>
          <table:table-cell table:formula="of:=MAX([.$F10];[.$P10];[.$Z10];[.$AJ10];[.$AT10];[.$BD10];[.$BN10];[.$BX10];[.$CH10];[.$CR10];[.$DB10])" office:value-type="float"/>
          <table:table-cell table:formula="of:=MAX([.$G10];[.$Q10];[.$AA10];[.$AK10];[.$AU10];[.$BE10];[.$BO10];[.$BY10];[.$CI10];[.$CS10];[.$DC10])" office:value-type="float"/>
          <table:table-cell table:formula="of:=MAX([.$H10];[.$R10];[.$AB10];[.$AL10];[.$AV10];[.$BF10];[.$BP10];[.$BZ10];[.$CJ10];[.$CT10];[.$DD10])" office:value-type="float"/>
          <table:table-cell table:formula="of:=MAX([.$I10];[.$S10];[.$AC10];[.$AM10];[.$AW10];[.$BG10];[.$BQ10];[.$CA10];[.$CK10];[.$CU10];[.$DE10])" office:value-type="float"/>
          <table:table-cell table:formula="of:=MAX([.$J10];[.$T10];[.$AD10];[.$AN10];[.$AX10];[.$BH10];[.$BR10];[.$CB10];[.$CL10];[.$CV10];[.$DF10])" office:value-type="float"/>
          <table:table-cell table:formula="of:=MAX([.$K10];[.$U10];[.$AE10];[.$AO10];[.$AY10];[.$BI10];[.$BS10];[.$CC10];[.$CM10];[.$CW10];[.$DG10])" office:value-type="float"/>
        </table:table-row>
        <table:table-row table:style-name="ro1">
          <table:table-cell office:value-type="string">
            <text:p>Timetabling/ud1/instances/EA11.lp</text:p>
          </table:table-cell>
          <table:table-cell table:style-name="cellBest" office:value-type="float" office:value="77.63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9.0"/>
          <table:table-cell office:value-type="float" office:value="201.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1.0"/>
          <table:table-cell office:value-type="float" office:value="431.7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40.0"/>
          <table:table-cell office:value-type="float" office:value="86.98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0.0"/>
          <table:table-cell table:style-name="cellWorst"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9.76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0.0"/>
          <table:table-cell office:value-type="float" office:value="81.5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0.0"/>
          <table:table-cell office:value-type="float" office:value="87.78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0.0"/>
          <table:table-cell office:value-type="float" office:value="106.1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0.0"/>
          <table:table-cell table:style-name="cellWorst"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1];[.$L11];[.$V11];[.$AF11];[.$AP11];[.$AZ11];[.$BJ11];[.$BT11];[.$CD11];[.$CN11];[.$CX11])" office:value-type="float"/>
          <table:table-cell table:formula="of:=MIN([.$C11];[.$M11];[.$W11];[.$AG11];[.$AQ11];[.$BA11];[.$BK11];[.$BU11];[.$CE11];[.$CO11];[.$CY11])" office:value-type="float"/>
          <table:table-cell table:formula="of:=MIN([.$D11];[.$N11];[.$X11];[.$AH11];[.$AR11];[.$BB11];[.$BL11];[.$BV11];[.$CF11];[.$CP11];[.$CZ11])" office:value-type="float"/>
          <table:table-cell table:formula="of:=MIN([.$E11];[.$O11];[.$Y11];[.$AI11];[.$AS11];[.$BC11];[.$BM11];[.$BW11];[.$CG11];[.$CQ11];[.$DA11])" office:value-type="float"/>
          <table:table-cell table:formula="of:=MIN([.$F11];[.$P11];[.$Z11];[.$AJ11];[.$AT11];[.$BD11];[.$BN11];[.$BX11];[.$CH11];[.$CR11];[.$DB11])" office:value-type="float"/>
          <table:table-cell table:formula="of:=MIN([.$G11];[.$Q11];[.$AA11];[.$AK11];[.$AU11];[.$BE11];[.$BO11];[.$BY11];[.$CI11];[.$CS11];[.$DC11])" office:value-type="float"/>
          <table:table-cell table:formula="of:=MIN([.$H11];[.$R11];[.$AB11];[.$AL11];[.$AV11];[.$BF11];[.$BP11];[.$BZ11];[.$CJ11];[.$CT11];[.$DD11])" office:value-type="float"/>
          <table:table-cell table:formula="of:=MIN([.$I11];[.$S11];[.$AC11];[.$AM11];[.$AW11];[.$BG11];[.$BQ11];[.$CA11];[.$CK11];[.$CU11];[.$DE11])" office:value-type="float"/>
          <table:table-cell table:formula="of:=MIN([.$J11];[.$T11];[.$AD11];[.$AN11];[.$AX11];[.$BH11];[.$BR11];[.$CB11];[.$CL11];[.$CV11];[.$DF11])" office:value-type="float"/>
          <table:table-cell table:formula="of:=MIN([.$K11];[.$U11];[.$AE11];[.$AO11];[.$AY11];[.$BI11];[.$BS11];[.$CC11];[.$CM11];[.$CW11];[.$DG11])" office:value-type="float"/>
          <table:table-cell table:formula="of:=MEDIAN([.$B11];[.$L11];[.$V11];[.$AF11];[.$AP11];[.$AZ11];[.$BJ11];[.$BT11];[.$CD11];[.$CN11];[.$CX11])" office:value-type="float"/>
          <table:table-cell table:formula="of:=MEDIAN([.$C11];[.$M11];[.$W11];[.$AG11];[.$AQ11];[.$BA11];[.$BK11];[.$BU11];[.$CE11];[.$CO11];[.$CY11])" office:value-type="float"/>
          <table:table-cell table:formula="of:=MEDIAN([.$D11];[.$N11];[.$X11];[.$AH11];[.$AR11];[.$BB11];[.$BL11];[.$BV11];[.$CF11];[.$CP11];[.$CZ11])" office:value-type="float"/>
          <table:table-cell table:formula="of:=MEDIAN([.$E11];[.$O11];[.$Y11];[.$AI11];[.$AS11];[.$BC11];[.$BM11];[.$BW11];[.$CG11];[.$CQ11];[.$DA11])" office:value-type="float"/>
          <table:table-cell table:formula="of:=MEDIAN([.$F11];[.$P11];[.$Z11];[.$AJ11];[.$AT11];[.$BD11];[.$BN11];[.$BX11];[.$CH11];[.$CR11];[.$DB11])" office:value-type="float"/>
          <table:table-cell table:formula="of:=MEDIAN([.$G11];[.$Q11];[.$AA11];[.$AK11];[.$AU11];[.$BE11];[.$BO11];[.$BY11];[.$CI11];[.$CS11];[.$DC11])" office:value-type="float"/>
          <table:table-cell table:formula="of:=MEDIAN([.$H11];[.$R11];[.$AB11];[.$AL11];[.$AV11];[.$BF11];[.$BP11];[.$BZ11];[.$CJ11];[.$CT11];[.$DD11])" office:value-type="float"/>
          <table:table-cell table:formula="of:=MEDIAN([.$I11];[.$S11];[.$AC11];[.$AM11];[.$AW11];[.$BG11];[.$BQ11];[.$CA11];[.$CK11];[.$CU11];[.$DE11])" office:value-type="float"/>
          <table:table-cell table:formula="of:=MEDIAN([.$J11];[.$T11];[.$AD11];[.$AN11];[.$AX11];[.$BH11];[.$BR11];[.$CB11];[.$CL11];[.$CV11];[.$DF11])" office:value-type="float"/>
          <table:table-cell table:formula="of:=MEDIAN([.$K11];[.$U11];[.$AE11];[.$AO11];[.$AY11];[.$BI11];[.$BS11];[.$CC11];[.$CM11];[.$CW11];[.$DG11])" office:value-type="float"/>
          <table:table-cell table:formula="of:=MAX([.$B11];[.$L11];[.$V11];[.$AF11];[.$AP11];[.$AZ11];[.$BJ11];[.$BT11];[.$CD11];[.$CN11];[.$CX11])" office:value-type="float"/>
          <table:table-cell table:formula="of:=MAX([.$C11];[.$M11];[.$W11];[.$AG11];[.$AQ11];[.$BA11];[.$BK11];[.$BU11];[.$CE11];[.$CO11];[.$CY11])" office:value-type="float"/>
          <table:table-cell table:formula="of:=MAX([.$D11];[.$N11];[.$X11];[.$AH11];[.$AR11];[.$BB11];[.$BL11];[.$BV11];[.$CF11];[.$CP11];[.$CZ11])" office:value-type="float"/>
          <table:table-cell table:formula="of:=MAX([.$E11];[.$O11];[.$Y11];[.$AI11];[.$AS11];[.$BC11];[.$BM11];[.$BW11];[.$CG11];[.$CQ11];[.$DA11])" office:value-type="float"/>
          <table:table-cell table:formula="of:=MAX([.$F11];[.$P11];[.$Z11];[.$AJ11];[.$AT11];[.$BD11];[.$BN11];[.$BX11];[.$CH11];[.$CR11];[.$DB11])" office:value-type="float"/>
          <table:table-cell table:formula="of:=MAX([.$G11];[.$Q11];[.$AA11];[.$AK11];[.$AU11];[.$BE11];[.$BO11];[.$BY11];[.$CI11];[.$CS11];[.$DC11])" office:value-type="float"/>
          <table:table-cell table:formula="of:=MAX([.$H11];[.$R11];[.$AB11];[.$AL11];[.$AV11];[.$BF11];[.$BP11];[.$BZ11];[.$CJ11];[.$CT11];[.$DD11])" office:value-type="float"/>
          <table:table-cell table:formula="of:=MAX([.$I11];[.$S11];[.$AC11];[.$AM11];[.$AW11];[.$BG11];[.$BQ11];[.$CA11];[.$CK11];[.$CU11];[.$DE11])" office:value-type="float"/>
          <table:table-cell table:formula="of:=MAX([.$J11];[.$T11];[.$AD11];[.$AN11];[.$AX11];[.$BH11];[.$BR11];[.$CB11];[.$CL11];[.$CV11];[.$DF11])" office:value-type="float"/>
          <table:table-cell table:formula="of:=MAX([.$K11];[.$U11];[.$AE11];[.$AO11];[.$AY11];[.$BI11];[.$BS11];[.$CC11];[.$CM11];[.$CW11];[.$DG11])" office:value-type="float"/>
        </table:table-row>
        <table:table-row table:style-name="ro1">
          <table:table-cell office:value-type="string">
            <text:p>Timetabling/ud1/instances/EA12.lp</text:p>
          </table:table-cell>
          <table:table-cell table:style-name="cellBest" office:value-type="float" office:value="180.548"/>
          <table:table-cell office:value-type="float" office:value="0.0"/>
          <table:table-cell office:value-type="float" office:value="0.00973520249221"/>
          <table:table-cell office:value-type="float" office:value="0.00016225337487"/>
          <table:table-cell office:value-type="float" office:value="0.0"/>
          <table:table-cell office:value-type="float" office:value="1116319.0"/>
          <table:table-cell office:value-type="float" office:value="0.0"/>
          <table:table-cell office:value-type="float" office:value="29304.0"/>
          <table:table-cell office:value-type="float" office:value="4.0"/>
          <table:table-cell table:style-name="cellBest" office:value-type="float" office:value="66.0"/>
          <table:table-cell office:value-type="float" office:value="198.263"/>
          <table:table-cell office:value-type="float" office:value="0.0"/>
          <table:table-cell office:value-type="float" office:value="0.00973520249221"/>
          <table:table-cell office:value-type="float" office:value="0.000129802699896"/>
          <table:table-cell office:value-type="float" office:value="0.0"/>
          <table:table-cell table:style-name="cellWorst" office:value-type="float" office:value="2277422.0"/>
          <table:table-cell office:value-type="float" office:value="0.0"/>
          <table:table-cell table:style-name="cellWorst" office:value-type="float" office:value="71474.0"/>
          <table:table-cell office:value-type="float" office:value="4.0"/>
          <table:table-cell office:value-type="float" office:value="86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32.133"/>
          <table:table-cell office:value-type="float" office:value="0.0"/>
          <table:table-cell office:value-type="float" office:value="0.0146028037383"/>
          <table:table-cell office:value-type="float" office:value="0.000170366043614"/>
          <table:table-cell office:value-type="float" office:value="0.0"/>
          <table:table-cell office:value-type="float" office:value="976397.0"/>
          <table:table-cell office:value-type="float" office:value="244.0"/>
          <table:table-cell office:value-type="float" office:value="30695.0"/>
          <table:table-cell office:value-type="float" office:value="4.0"/>
          <table:table-cell office:value-type="float" office:value="102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39.328"/>
          <table:table-cell office:value-type="float" office:value="0.0"/>
          <table:table-cell office:value-type="float" office:value="0.0146028037383"/>
          <table:table-cell office:value-type="float" office:value="0.000170366043614"/>
          <table:table-cell office:value-type="float" office:value="0.0"/>
          <table:table-cell office:value-type="float" office:value="925320.0"/>
          <table:table-cell table:style-name="cellWorst" office:value-type="float" office:value="141906.0"/>
          <table:table-cell office:value-type="float" office:value="31464.0"/>
          <table:table-cell office:value-type="float" office:value="4.0"/>
          <table:table-cell office:value-type="float" office:value="104.0"/>
          <table:table-cell office:value-type="float" office:value="270.364"/>
          <table:table-cell office:value-type="float" office:value="0.0"/>
          <table:table-cell office:value-type="float" office:value="0.0146028037383"/>
          <table:table-cell office:value-type="float" office:value="0.000170366043614"/>
          <table:table-cell office:value-type="float" office:value="0.0"/>
          <table:table-cell office:value-type="float" office:value="925320.0"/>
          <table:table-cell table:style-name="cellWorst" office:value-type="float" office:value="141906.0"/>
          <table:table-cell office:value-type="float" office:value="31464.0"/>
          <table:table-cell office:value-type="float" office:value="4.0"/>
          <table:table-cell office:value-type="float" office:value="104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];[.$L12];[.$V12];[.$AF12];[.$AP12];[.$AZ12];[.$BJ12];[.$BT12];[.$CD12];[.$CN12];[.$CX12])" office:value-type="float"/>
          <table:table-cell table:formula="of:=MIN([.$C12];[.$M12];[.$W12];[.$AG12];[.$AQ12];[.$BA12];[.$BK12];[.$BU12];[.$CE12];[.$CO12];[.$CY12])" office:value-type="float"/>
          <table:table-cell table:formula="of:=MIN([.$D12];[.$N12];[.$X12];[.$AH12];[.$AR12];[.$BB12];[.$BL12];[.$BV12];[.$CF12];[.$CP12];[.$CZ12])" office:value-type="float"/>
          <table:table-cell table:formula="of:=MIN([.$E12];[.$O12];[.$Y12];[.$AI12];[.$AS12];[.$BC12];[.$BM12];[.$BW12];[.$CG12];[.$CQ12];[.$DA12])" office:value-type="float"/>
          <table:table-cell table:formula="of:=MIN([.$F12];[.$P12];[.$Z12];[.$AJ12];[.$AT12];[.$BD12];[.$BN12];[.$BX12];[.$CH12];[.$CR12];[.$DB12])" office:value-type="float"/>
          <table:table-cell table:formula="of:=MIN([.$G12];[.$Q12];[.$AA12];[.$AK12];[.$AU12];[.$BE12];[.$BO12];[.$BY12];[.$CI12];[.$CS12];[.$DC12])" office:value-type="float"/>
          <table:table-cell table:formula="of:=MIN([.$H12];[.$R12];[.$AB12];[.$AL12];[.$AV12];[.$BF12];[.$BP12];[.$BZ12];[.$CJ12];[.$CT12];[.$DD12])" office:value-type="float"/>
          <table:table-cell table:formula="of:=MIN([.$I12];[.$S12];[.$AC12];[.$AM12];[.$AW12];[.$BG12];[.$BQ12];[.$CA12];[.$CK12];[.$CU12];[.$DE12])" office:value-type="float"/>
          <table:table-cell table:formula="of:=MIN([.$J12];[.$T12];[.$AD12];[.$AN12];[.$AX12];[.$BH12];[.$BR12];[.$CB12];[.$CL12];[.$CV12];[.$DF12])" office:value-type="float"/>
          <table:table-cell table:formula="of:=MIN([.$K12];[.$U12];[.$AE12];[.$AO12];[.$AY12];[.$BI12];[.$BS12];[.$CC12];[.$CM12];[.$CW12];[.$DG12])" office:value-type="float"/>
          <table:table-cell table:formula="of:=MEDIAN([.$B12];[.$L12];[.$V12];[.$AF12];[.$AP12];[.$AZ12];[.$BJ12];[.$BT12];[.$CD12];[.$CN12];[.$CX12])" office:value-type="float"/>
          <table:table-cell table:formula="of:=MEDIAN([.$C12];[.$M12];[.$W12];[.$AG12];[.$AQ12];[.$BA12];[.$BK12];[.$BU12];[.$CE12];[.$CO12];[.$CY12])" office:value-type="float"/>
          <table:table-cell table:formula="of:=MEDIAN([.$D12];[.$N12];[.$X12];[.$AH12];[.$AR12];[.$BB12];[.$BL12];[.$BV12];[.$CF12];[.$CP12];[.$CZ12])" office:value-type="float"/>
          <table:table-cell table:formula="of:=MEDIAN([.$E12];[.$O12];[.$Y12];[.$AI12];[.$AS12];[.$BC12];[.$BM12];[.$BW12];[.$CG12];[.$CQ12];[.$DA12])" office:value-type="float"/>
          <table:table-cell table:formula="of:=MEDIAN([.$F12];[.$P12];[.$Z12];[.$AJ12];[.$AT12];[.$BD12];[.$BN12];[.$BX12];[.$CH12];[.$CR12];[.$DB12])" office:value-type="float"/>
          <table:table-cell table:formula="of:=MEDIAN([.$G12];[.$Q12];[.$AA12];[.$AK12];[.$AU12];[.$BE12];[.$BO12];[.$BY12];[.$CI12];[.$CS12];[.$DC12])" office:value-type="float"/>
          <table:table-cell table:formula="of:=MEDIAN([.$H12];[.$R12];[.$AB12];[.$AL12];[.$AV12];[.$BF12];[.$BP12];[.$BZ12];[.$CJ12];[.$CT12];[.$DD12])" office:value-type="float"/>
          <table:table-cell table:formula="of:=MEDIAN([.$I12];[.$S12];[.$AC12];[.$AM12];[.$AW12];[.$BG12];[.$BQ12];[.$CA12];[.$CK12];[.$CU12];[.$DE12])" office:value-type="float"/>
          <table:table-cell table:formula="of:=MEDIAN([.$J12];[.$T12];[.$AD12];[.$AN12];[.$AX12];[.$BH12];[.$BR12];[.$CB12];[.$CL12];[.$CV12];[.$DF12])" office:value-type="float"/>
          <table:table-cell table:formula="of:=MEDIAN([.$K12];[.$U12];[.$AE12];[.$AO12];[.$AY12];[.$BI12];[.$BS12];[.$CC12];[.$CM12];[.$CW12];[.$DG12])" office:value-type="float"/>
          <table:table-cell table:formula="of:=MAX([.$B12];[.$L12];[.$V12];[.$AF12];[.$AP12];[.$AZ12];[.$BJ12];[.$BT12];[.$CD12];[.$CN12];[.$CX12])" office:value-type="float"/>
          <table:table-cell table:formula="of:=MAX([.$C12];[.$M12];[.$W12];[.$AG12];[.$AQ12];[.$BA12];[.$BK12];[.$BU12];[.$CE12];[.$CO12];[.$CY12])" office:value-type="float"/>
          <table:table-cell table:formula="of:=MAX([.$D12];[.$N12];[.$X12];[.$AH12];[.$AR12];[.$BB12];[.$BL12];[.$BV12];[.$CF12];[.$CP12];[.$CZ12])" office:value-type="float"/>
          <table:table-cell table:formula="of:=MAX([.$E12];[.$O12];[.$Y12];[.$AI12];[.$AS12];[.$BC12];[.$BM12];[.$BW12];[.$CG12];[.$CQ12];[.$DA12])" office:value-type="float"/>
          <table:table-cell table:formula="of:=MAX([.$F12];[.$P12];[.$Z12];[.$AJ12];[.$AT12];[.$BD12];[.$BN12];[.$BX12];[.$CH12];[.$CR12];[.$DB12])" office:value-type="float"/>
          <table:table-cell table:formula="of:=MAX([.$G12];[.$Q12];[.$AA12];[.$AK12];[.$AU12];[.$BE12];[.$BO12];[.$BY12];[.$CI12];[.$CS12];[.$DC12])" office:value-type="float"/>
          <table:table-cell table:formula="of:=MAX([.$H12];[.$R12];[.$AB12];[.$AL12];[.$AV12];[.$BF12];[.$BP12];[.$BZ12];[.$CJ12];[.$CT12];[.$DD12])" office:value-type="float"/>
          <table:table-cell table:formula="of:=MAX([.$I12];[.$S12];[.$AC12];[.$AM12];[.$AW12];[.$BG12];[.$BQ12];[.$CA12];[.$CK12];[.$CU12];[.$DE12])" office:value-type="float"/>
          <table:table-cell table:formula="of:=MAX([.$J12];[.$T12];[.$AD12];[.$AN12];[.$AX12];[.$BH12];[.$BR12];[.$CB12];[.$CL12];[.$CV12];[.$DF12])" office:value-type="float"/>
          <table:table-cell table:formula="of:=MAX([.$K12];[.$U12];[.$AE12];[.$AO12];[.$AY12];[.$BI12];[.$BS12];[.$CC12];[.$CM12];[.$CW12];[.$DG12])" office:value-type="float"/>
        </table:table-row>
        <table:table-row table:style-name="ro1">
          <table:table-cell office:value-type="string">
            <text:p>Timetabling/ud1/instances/Udine6.lp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];[.$L13];[.$V13];[.$AF13];[.$AP13];[.$AZ13];[.$BJ13];[.$BT13];[.$CD13];[.$CN13];[.$CX13])" office:value-type="float"/>
          <table:table-cell table:formula="of:=MIN([.$C13];[.$M13];[.$W13];[.$AG13];[.$AQ13];[.$BA13];[.$BK13];[.$BU13];[.$CE13];[.$CO13];[.$CY13])" office:value-type="float"/>
          <table:table-cell table:formula="of:=MIN([.$D13];[.$N13];[.$X13];[.$AH13];[.$AR13];[.$BB13];[.$BL13];[.$BV13];[.$CF13];[.$CP13];[.$CZ13])" office:value-type="float"/>
          <table:table-cell table:formula="of:=MIN([.$E13];[.$O13];[.$Y13];[.$AI13];[.$AS13];[.$BC13];[.$BM13];[.$BW13];[.$CG13];[.$CQ13];[.$DA13])" office:value-type="float"/>
          <table:table-cell table:formula="of:=MIN([.$F13];[.$P13];[.$Z13];[.$AJ13];[.$AT13];[.$BD13];[.$BN13];[.$BX13];[.$CH13];[.$CR13];[.$DB13])" office:value-type="float"/>
          <table:table-cell table:formula="of:=MIN([.$G13];[.$Q13];[.$AA13];[.$AK13];[.$AU13];[.$BE13];[.$BO13];[.$BY13];[.$CI13];[.$CS13];[.$DC13])" office:value-type="float"/>
          <table:table-cell table:formula="of:=MIN([.$H13];[.$R13];[.$AB13];[.$AL13];[.$AV13];[.$BF13];[.$BP13];[.$BZ13];[.$CJ13];[.$CT13];[.$DD13])" office:value-type="float"/>
          <table:table-cell table:formula="of:=MIN([.$I13];[.$S13];[.$AC13];[.$AM13];[.$AW13];[.$BG13];[.$BQ13];[.$CA13];[.$CK13];[.$CU13];[.$DE13])" office:value-type="float"/>
          <table:table-cell table:formula="of:=MIN([.$J13];[.$T13];[.$AD13];[.$AN13];[.$AX13];[.$BH13];[.$BR13];[.$CB13];[.$CL13];[.$CV13];[.$DF13])" office:value-type="float"/>
          <table:table-cell table:formula="of:=MIN([.$K13];[.$U13];[.$AE13];[.$AO13];[.$AY13];[.$BI13];[.$BS13];[.$CC13];[.$CM13];[.$CW13];[.$DG13])" office:value-type="float"/>
          <table:table-cell table:formula="of:=MEDIAN([.$B13];[.$L13];[.$V13];[.$AF13];[.$AP13];[.$AZ13];[.$BJ13];[.$BT13];[.$CD13];[.$CN13];[.$CX13])" office:value-type="float"/>
          <table:table-cell table:formula="of:=MEDIAN([.$C13];[.$M13];[.$W13];[.$AG13];[.$AQ13];[.$BA13];[.$BK13];[.$BU13];[.$CE13];[.$CO13];[.$CY13])" office:value-type="float"/>
          <table:table-cell table:formula="of:=MEDIAN([.$D13];[.$N13];[.$X13];[.$AH13];[.$AR13];[.$BB13];[.$BL13];[.$BV13];[.$CF13];[.$CP13];[.$CZ13])" office:value-type="float"/>
          <table:table-cell table:formula="of:=MEDIAN([.$E13];[.$O13];[.$Y13];[.$AI13];[.$AS13];[.$BC13];[.$BM13];[.$BW13];[.$CG13];[.$CQ13];[.$DA13])" office:value-type="float"/>
          <table:table-cell table:formula="of:=MEDIAN([.$F13];[.$P13];[.$Z13];[.$AJ13];[.$AT13];[.$BD13];[.$BN13];[.$BX13];[.$CH13];[.$CR13];[.$DB13])" office:value-type="float"/>
          <table:table-cell table:formula="of:=MEDIAN([.$G13];[.$Q13];[.$AA13];[.$AK13];[.$AU13];[.$BE13];[.$BO13];[.$BY13];[.$CI13];[.$CS13];[.$DC13])" office:value-type="float"/>
          <table:table-cell table:formula="of:=MEDIAN([.$H13];[.$R13];[.$AB13];[.$AL13];[.$AV13];[.$BF13];[.$BP13];[.$BZ13];[.$CJ13];[.$CT13];[.$DD13])" office:value-type="float"/>
          <table:table-cell table:formula="of:=MEDIAN([.$I13];[.$S13];[.$AC13];[.$AM13];[.$AW13];[.$BG13];[.$BQ13];[.$CA13];[.$CK13];[.$CU13];[.$DE13])" office:value-type="float"/>
          <table:table-cell table:formula="of:=MEDIAN([.$J13];[.$T13];[.$AD13];[.$AN13];[.$AX13];[.$BH13];[.$BR13];[.$CB13];[.$CL13];[.$CV13];[.$DF13])" office:value-type="float"/>
          <table:table-cell table:formula="of:=MEDIAN([.$K13];[.$U13];[.$AE13];[.$AO13];[.$AY13];[.$BI13];[.$BS13];[.$CC13];[.$CM13];[.$CW13];[.$DG13])" office:value-type="float"/>
          <table:table-cell table:formula="of:=MAX([.$B13];[.$L13];[.$V13];[.$AF13];[.$AP13];[.$AZ13];[.$BJ13];[.$BT13];[.$CD13];[.$CN13];[.$CX13])" office:value-type="float"/>
          <table:table-cell table:formula="of:=MAX([.$C13];[.$M13];[.$W13];[.$AG13];[.$AQ13];[.$BA13];[.$BK13];[.$BU13];[.$CE13];[.$CO13];[.$CY13])" office:value-type="float"/>
          <table:table-cell table:formula="of:=MAX([.$D13];[.$N13];[.$X13];[.$AH13];[.$AR13];[.$BB13];[.$BL13];[.$BV13];[.$CF13];[.$CP13];[.$CZ13])" office:value-type="float"/>
          <table:table-cell table:formula="of:=MAX([.$E13];[.$O13];[.$Y13];[.$AI13];[.$AS13];[.$BC13];[.$BM13];[.$BW13];[.$CG13];[.$CQ13];[.$DA13])" office:value-type="float"/>
          <table:table-cell table:formula="of:=MAX([.$F13];[.$P13];[.$Z13];[.$AJ13];[.$AT13];[.$BD13];[.$BN13];[.$BX13];[.$CH13];[.$CR13];[.$DB13])" office:value-type="float"/>
          <table:table-cell table:formula="of:=MAX([.$G13];[.$Q13];[.$AA13];[.$AK13];[.$AU13];[.$BE13];[.$BO13];[.$BY13];[.$CI13];[.$CS13];[.$DC13])" office:value-type="float"/>
          <table:table-cell table:formula="of:=MAX([.$H13];[.$R13];[.$AB13];[.$AL13];[.$AV13];[.$BF13];[.$BP13];[.$BZ13];[.$CJ13];[.$CT13];[.$DD13])" office:value-type="float"/>
          <table:table-cell table:formula="of:=MAX([.$I13];[.$S13];[.$AC13];[.$AM13];[.$AW13];[.$BG13];[.$BQ13];[.$CA13];[.$CK13];[.$CU13];[.$DE13])" office:value-type="float"/>
          <table:table-cell table:formula="of:=MAX([.$J13];[.$T13];[.$AD13];[.$AN13];[.$AX13];[.$BH13];[.$BR13];[.$CB13];[.$CL13];[.$CV13];[.$DF13])" office:value-type="float"/>
          <table:table-cell table:formula="of:=MAX([.$K13];[.$U13];[.$AE13];[.$AO13];[.$AY13];[.$BI13];[.$BS13];[.$CC13];[.$CM13];[.$CW13];[.$DG13])" office:value-type="float"/>
        </table:table-row>
        <table:table-row table:style-name="ro1">
          <table:table-cell office:value-type="string">
            <text:p>Timetabling/ud1/instances/comp11.lp</text:p>
          </table:table-cell>
          <table:table-cell table:style-name="cellBest" office:value-type="float" office:value="10.26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35.0"/>
          <table:table-cell office:value-type="float" office:value="111.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88.0"/>
          <table:table-cell office:value-type="float" office:value="97.04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4.0"/>
          <table:table-cell office:value-type="float" office:value="24.6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9.0"/>
          <table:table-cell table:style-name="cellWorst" office:value-type="float" office:value="111.1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9.0"/>
          <table:table-cell office:value-type="float" office:value="21.62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9.0"/>
          <table:table-cell office:value-type="float" office:value="21.6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9.0"/>
          <table:table-cell office:value-type="float" office:value="22.5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9.0"/>
          <table:table-cell office:value-type="float" office:value="25.86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9.0"/>
          <table:table-cell office:value-type="float" office:value="53.95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9.0"/>
          <table:table-cell office:value-type="float" office:value="51.5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9.0"/>
          <table:table-cell table:formula="of:=MIN([.$B14];[.$L14];[.$V14];[.$AF14];[.$AP14];[.$AZ14];[.$BJ14];[.$BT14];[.$CD14];[.$CN14];[.$CX14])" office:value-type="float"/>
          <table:table-cell table:formula="of:=MIN([.$C14];[.$M14];[.$W14];[.$AG14];[.$AQ14];[.$BA14];[.$BK14];[.$BU14];[.$CE14];[.$CO14];[.$CY14])" office:value-type="float"/>
          <table:table-cell table:formula="of:=MIN([.$D14];[.$N14];[.$X14];[.$AH14];[.$AR14];[.$BB14];[.$BL14];[.$BV14];[.$CF14];[.$CP14];[.$CZ14])" office:value-type="float"/>
          <table:table-cell table:formula="of:=MIN([.$E14];[.$O14];[.$Y14];[.$AI14];[.$AS14];[.$BC14];[.$BM14];[.$BW14];[.$CG14];[.$CQ14];[.$DA14])" office:value-type="float"/>
          <table:table-cell table:formula="of:=MIN([.$F14];[.$P14];[.$Z14];[.$AJ14];[.$AT14];[.$BD14];[.$BN14];[.$BX14];[.$CH14];[.$CR14];[.$DB14])" office:value-type="float"/>
          <table:table-cell table:formula="of:=MIN([.$G14];[.$Q14];[.$AA14];[.$AK14];[.$AU14];[.$BE14];[.$BO14];[.$BY14];[.$CI14];[.$CS14];[.$DC14])" office:value-type="float"/>
          <table:table-cell table:formula="of:=MIN([.$H14];[.$R14];[.$AB14];[.$AL14];[.$AV14];[.$BF14];[.$BP14];[.$BZ14];[.$CJ14];[.$CT14];[.$DD14])" office:value-type="float"/>
          <table:table-cell table:formula="of:=MIN([.$I14];[.$S14];[.$AC14];[.$AM14];[.$AW14];[.$BG14];[.$BQ14];[.$CA14];[.$CK14];[.$CU14];[.$DE14])" office:value-type="float"/>
          <table:table-cell table:formula="of:=MIN([.$J14];[.$T14];[.$AD14];[.$AN14];[.$AX14];[.$BH14];[.$BR14];[.$CB14];[.$CL14];[.$CV14];[.$DF14])" office:value-type="float"/>
          <table:table-cell table:formula="of:=MIN([.$K14];[.$U14];[.$AE14];[.$AO14];[.$AY14];[.$BI14];[.$BS14];[.$CC14];[.$CM14];[.$CW14];[.$DG14])" office:value-type="float"/>
          <table:table-cell table:formula="of:=MEDIAN([.$B14];[.$L14];[.$V14];[.$AF14];[.$AP14];[.$AZ14];[.$BJ14];[.$BT14];[.$CD14];[.$CN14];[.$CX14])" office:value-type="float"/>
          <table:table-cell table:formula="of:=MEDIAN([.$C14];[.$M14];[.$W14];[.$AG14];[.$AQ14];[.$BA14];[.$BK14];[.$BU14];[.$CE14];[.$CO14];[.$CY14])" office:value-type="float"/>
          <table:table-cell table:formula="of:=MEDIAN([.$D14];[.$N14];[.$X14];[.$AH14];[.$AR14];[.$BB14];[.$BL14];[.$BV14];[.$CF14];[.$CP14];[.$CZ14])" office:value-type="float"/>
          <table:table-cell table:formula="of:=MEDIAN([.$E14];[.$O14];[.$Y14];[.$AI14];[.$AS14];[.$BC14];[.$BM14];[.$BW14];[.$CG14];[.$CQ14];[.$DA14])" office:value-type="float"/>
          <table:table-cell table:formula="of:=MEDIAN([.$F14];[.$P14];[.$Z14];[.$AJ14];[.$AT14];[.$BD14];[.$BN14];[.$BX14];[.$CH14];[.$CR14];[.$DB14])" office:value-type="float"/>
          <table:table-cell table:formula="of:=MEDIAN([.$G14];[.$Q14];[.$AA14];[.$AK14];[.$AU14];[.$BE14];[.$BO14];[.$BY14];[.$CI14];[.$CS14];[.$DC14])" office:value-type="float"/>
          <table:table-cell table:formula="of:=MEDIAN([.$H14];[.$R14];[.$AB14];[.$AL14];[.$AV14];[.$BF14];[.$BP14];[.$BZ14];[.$CJ14];[.$CT14];[.$DD14])" office:value-type="float"/>
          <table:table-cell table:formula="of:=MEDIAN([.$I14];[.$S14];[.$AC14];[.$AM14];[.$AW14];[.$BG14];[.$BQ14];[.$CA14];[.$CK14];[.$CU14];[.$DE14])" office:value-type="float"/>
          <table:table-cell table:formula="of:=MEDIAN([.$J14];[.$T14];[.$AD14];[.$AN14];[.$AX14];[.$BH14];[.$BR14];[.$CB14];[.$CL14];[.$CV14];[.$DF14])" office:value-type="float"/>
          <table:table-cell table:formula="of:=MEDIAN([.$K14];[.$U14];[.$AE14];[.$AO14];[.$AY14];[.$BI14];[.$BS14];[.$CC14];[.$CM14];[.$CW14];[.$DG14])" office:value-type="float"/>
          <table:table-cell table:formula="of:=MAX([.$B14];[.$L14];[.$V14];[.$AF14];[.$AP14];[.$AZ14];[.$BJ14];[.$BT14];[.$CD14];[.$CN14];[.$CX14])" office:value-type="float"/>
          <table:table-cell table:formula="of:=MAX([.$C14];[.$M14];[.$W14];[.$AG14];[.$AQ14];[.$BA14];[.$BK14];[.$BU14];[.$CE14];[.$CO14];[.$CY14])" office:value-type="float"/>
          <table:table-cell table:formula="of:=MAX([.$D14];[.$N14];[.$X14];[.$AH14];[.$AR14];[.$BB14];[.$BL14];[.$BV14];[.$CF14];[.$CP14];[.$CZ14])" office:value-type="float"/>
          <table:table-cell table:formula="of:=MAX([.$E14];[.$O14];[.$Y14];[.$AI14];[.$AS14];[.$BC14];[.$BM14];[.$BW14];[.$CG14];[.$CQ14];[.$DA14])" office:value-type="float"/>
          <table:table-cell table:formula="of:=MAX([.$F14];[.$P14];[.$Z14];[.$AJ14];[.$AT14];[.$BD14];[.$BN14];[.$BX14];[.$CH14];[.$CR14];[.$DB14])" office:value-type="float"/>
          <table:table-cell table:formula="of:=MAX([.$G14];[.$Q14];[.$AA14];[.$AK14];[.$AU14];[.$BE14];[.$BO14];[.$BY14];[.$CI14];[.$CS14];[.$DC14])" office:value-type="float"/>
          <table:table-cell table:formula="of:=MAX([.$H14];[.$R14];[.$AB14];[.$AL14];[.$AV14];[.$BF14];[.$BP14];[.$BZ14];[.$CJ14];[.$CT14];[.$DD14])" office:value-type="float"/>
          <table:table-cell table:formula="of:=MAX([.$I14];[.$S14];[.$AC14];[.$AM14];[.$AW14];[.$BG14];[.$BQ14];[.$CA14];[.$CK14];[.$CU14];[.$DE14])" office:value-type="float"/>
          <table:table-cell table:formula="of:=MAX([.$J14];[.$T14];[.$AD14];[.$AN14];[.$AX14];[.$BH14];[.$BR14];[.$CB14];[.$CL14];[.$CV14];[.$DF14])" office:value-type="float"/>
          <table:table-cell table:formula="of:=MAX([.$K14];[.$U14];[.$AE14];[.$AO14];[.$AY14];[.$BI14];[.$BS14];[.$CC14];[.$CM14];[.$CW14];[.$DG14])" office:value-type="float"/>
        </table:table-row>
        <table:table-row table:style-name="ro1">
          <table:table-cell office:value-type="string">
            <text:p>aspComp2009/15-puzzle/instances/15-puzzle.init1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5];[.$L15];[.$V15];[.$AF15];[.$AP15];[.$AZ15];[.$BJ15];[.$BT15];[.$CD15];[.$CN15];[.$CX15])" office:value-type="float"/>
          <table:table-cell table:formula="of:=MIN([.$C15];[.$M15];[.$W15];[.$AG15];[.$AQ15];[.$BA15];[.$BK15];[.$BU15];[.$CE15];[.$CO15];[.$CY15])" office:value-type="float"/>
          <table:table-cell table:formula="of:=MIN([.$D15];[.$N15];[.$X15];[.$AH15];[.$AR15];[.$BB15];[.$BL15];[.$BV15];[.$CF15];[.$CP15];[.$CZ15])" office:value-type="float"/>
          <table:table-cell table:formula="of:=MIN([.$E15];[.$O15];[.$Y15];[.$AI15];[.$AS15];[.$BC15];[.$BM15];[.$BW15];[.$CG15];[.$CQ15];[.$DA15])" office:value-type="float"/>
          <table:table-cell table:formula="of:=MIN([.$F15];[.$P15];[.$Z15];[.$AJ15];[.$AT15];[.$BD15];[.$BN15];[.$BX15];[.$CH15];[.$CR15];[.$DB15])" office:value-type="float"/>
          <table:table-cell table:formula="of:=MIN([.$G15];[.$Q15];[.$AA15];[.$AK15];[.$AU15];[.$BE15];[.$BO15];[.$BY15];[.$CI15];[.$CS15];[.$DC15])" office:value-type="float"/>
          <table:table-cell table:formula="of:=MIN([.$H15];[.$R15];[.$AB15];[.$AL15];[.$AV15];[.$BF15];[.$BP15];[.$BZ15];[.$CJ15];[.$CT15];[.$DD15])" office:value-type="float"/>
          <table:table-cell table:formula="of:=MIN([.$I15];[.$S15];[.$AC15];[.$AM15];[.$AW15];[.$BG15];[.$BQ15];[.$CA15];[.$CK15];[.$CU15];[.$DE15])" office:value-type="float"/>
          <table:table-cell table:formula="of:=MIN([.$J15];[.$T15];[.$AD15];[.$AN15];[.$AX15];[.$BH15];[.$BR15];[.$CB15];[.$CL15];[.$CV15];[.$DF15])" office:value-type="float"/>
          <table:table-cell table:formula="of:=MIN([.$K15];[.$U15];[.$AE15];[.$AO15];[.$AY15];[.$BI15];[.$BS15];[.$CC15];[.$CM15];[.$CW15];[.$DG15])" office:value-type="float"/>
          <table:table-cell table:formula="of:=MEDIAN([.$B15];[.$L15];[.$V15];[.$AF15];[.$AP15];[.$AZ15];[.$BJ15];[.$BT15];[.$CD15];[.$CN15];[.$CX15])" office:value-type="float"/>
          <table:table-cell table:formula="of:=MEDIAN([.$C15];[.$M15];[.$W15];[.$AG15];[.$AQ15];[.$BA15];[.$BK15];[.$BU15];[.$CE15];[.$CO15];[.$CY15])" office:value-type="float"/>
          <table:table-cell table:formula="of:=MEDIAN([.$D15];[.$N15];[.$X15];[.$AH15];[.$AR15];[.$BB15];[.$BL15];[.$BV15];[.$CF15];[.$CP15];[.$CZ15])" office:value-type="float"/>
          <table:table-cell table:formula="of:=MEDIAN([.$E15];[.$O15];[.$Y15];[.$AI15];[.$AS15];[.$BC15];[.$BM15];[.$BW15];[.$CG15];[.$CQ15];[.$DA15])" office:value-type="float"/>
          <table:table-cell table:formula="of:=MEDIAN([.$F15];[.$P15];[.$Z15];[.$AJ15];[.$AT15];[.$BD15];[.$BN15];[.$BX15];[.$CH15];[.$CR15];[.$DB15])" office:value-type="float"/>
          <table:table-cell table:formula="of:=MEDIAN([.$G15];[.$Q15];[.$AA15];[.$AK15];[.$AU15];[.$BE15];[.$BO15];[.$BY15];[.$CI15];[.$CS15];[.$DC15])" office:value-type="float"/>
          <table:table-cell table:formula="of:=MEDIAN([.$H15];[.$R15];[.$AB15];[.$AL15];[.$AV15];[.$BF15];[.$BP15];[.$BZ15];[.$CJ15];[.$CT15];[.$DD15])" office:value-type="float"/>
          <table:table-cell table:formula="of:=MEDIAN([.$I15];[.$S15];[.$AC15];[.$AM15];[.$AW15];[.$BG15];[.$BQ15];[.$CA15];[.$CK15];[.$CU15];[.$DE15])" office:value-type="float"/>
          <table:table-cell table:formula="of:=MEDIAN([.$J15];[.$T15];[.$AD15];[.$AN15];[.$AX15];[.$BH15];[.$BR15];[.$CB15];[.$CL15];[.$CV15];[.$DF15])" office:value-type="float"/>
          <table:table-cell table:formula="of:=MEDIAN([.$K15];[.$U15];[.$AE15];[.$AO15];[.$AY15];[.$BI15];[.$BS15];[.$CC15];[.$CM15];[.$CW15];[.$DG15])" office:value-type="float"/>
          <table:table-cell table:formula="of:=MAX([.$B15];[.$L15];[.$V15];[.$AF15];[.$AP15];[.$AZ15];[.$BJ15];[.$BT15];[.$CD15];[.$CN15];[.$CX15])" office:value-type="float"/>
          <table:table-cell table:formula="of:=MAX([.$C15];[.$M15];[.$W15];[.$AG15];[.$AQ15];[.$BA15];[.$BK15];[.$BU15];[.$CE15];[.$CO15];[.$CY15])" office:value-type="float"/>
          <table:table-cell table:formula="of:=MAX([.$D15];[.$N15];[.$X15];[.$AH15];[.$AR15];[.$BB15];[.$BL15];[.$BV15];[.$CF15];[.$CP15];[.$CZ15])" office:value-type="float"/>
          <table:table-cell table:formula="of:=MAX([.$E15];[.$O15];[.$Y15];[.$AI15];[.$AS15];[.$BC15];[.$BM15];[.$BW15];[.$CG15];[.$CQ15];[.$DA15])" office:value-type="float"/>
          <table:table-cell table:formula="of:=MAX([.$F15];[.$P15];[.$Z15];[.$AJ15];[.$AT15];[.$BD15];[.$BN15];[.$BX15];[.$CH15];[.$CR15];[.$DB15])" office:value-type="float"/>
          <table:table-cell table:formula="of:=MAX([.$G15];[.$Q15];[.$AA15];[.$AK15];[.$AU15];[.$BE15];[.$BO15];[.$BY15];[.$CI15];[.$CS15];[.$DC15])" office:value-type="float"/>
          <table:table-cell table:formula="of:=MAX([.$H15];[.$R15];[.$AB15];[.$AL15];[.$AV15];[.$BF15];[.$BP15];[.$BZ15];[.$CJ15];[.$CT15];[.$DD15])" office:value-type="float"/>
          <table:table-cell table:formula="of:=MAX([.$I15];[.$S15];[.$AC15];[.$AM15];[.$AW15];[.$BG15];[.$BQ15];[.$CA15];[.$CK15];[.$CU15];[.$DE15])" office:value-type="float"/>
          <table:table-cell table:formula="of:=MAX([.$J15];[.$T15];[.$AD15];[.$AN15];[.$AX15];[.$BH15];[.$BR15];[.$CB15];[.$CL15];[.$CV15];[.$DF15])" office:value-type="float"/>
          <table:table-cell table:formula="of:=MAX([.$K15];[.$U15];[.$AE15];[.$AO15];[.$AY15];[.$BI15];[.$BS15];[.$CC15];[.$CM15];[.$CW15];[.$DG15])" office:value-type="float"/>
        </table:table-row>
        <table:table-row table:style-name="ro1">
          <table:table-cell office:value-type="string">
            <text:p>aspComp2009/15-puzzle/instances/15-puzzle.init2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table:formula="of:=MIN([.$B16];[.$L16];[.$V16];[.$AF16];[.$AP16];[.$AZ16];[.$BJ16];[.$BT16];[.$CD16];[.$CN16];[.$CX16])" office:value-type="float"/>
          <table:table-cell table:formula="of:=MIN([.$C16];[.$M16];[.$W16];[.$AG16];[.$AQ16];[.$BA16];[.$BK16];[.$BU16];[.$CE16];[.$CO16];[.$CY16])" office:value-type="float"/>
          <table:table-cell table:formula="of:=MIN([.$D16];[.$N16];[.$X16];[.$AH16];[.$AR16];[.$BB16];[.$BL16];[.$BV16];[.$CF16];[.$CP16];[.$CZ16])" office:value-type="float"/>
          <table:table-cell table:formula="of:=MIN([.$E16];[.$O16];[.$Y16];[.$AI16];[.$AS16];[.$BC16];[.$BM16];[.$BW16];[.$CG16];[.$CQ16];[.$DA16])" office:value-type="float"/>
          <table:table-cell table:formula="of:=MIN([.$F16];[.$P16];[.$Z16];[.$AJ16];[.$AT16];[.$BD16];[.$BN16];[.$BX16];[.$CH16];[.$CR16];[.$DB16])" office:value-type="float"/>
          <table:table-cell table:formula="of:=MIN([.$G16];[.$Q16];[.$AA16];[.$AK16];[.$AU16];[.$BE16];[.$BO16];[.$BY16];[.$CI16];[.$CS16];[.$DC16])" office:value-type="float"/>
          <table:table-cell table:formula="of:=MIN([.$H16];[.$R16];[.$AB16];[.$AL16];[.$AV16];[.$BF16];[.$BP16];[.$BZ16];[.$CJ16];[.$CT16];[.$DD16])" office:value-type="float"/>
          <table:table-cell table:formula="of:=MIN([.$I16];[.$S16];[.$AC16];[.$AM16];[.$AW16];[.$BG16];[.$BQ16];[.$CA16];[.$CK16];[.$CU16];[.$DE16])" office:value-type="float"/>
          <table:table-cell table:formula="of:=MIN([.$J16];[.$T16];[.$AD16];[.$AN16];[.$AX16];[.$BH16];[.$BR16];[.$CB16];[.$CL16];[.$CV16];[.$DF16])" office:value-type="float"/>
          <table:table-cell table:formula="of:=MIN([.$K16];[.$U16];[.$AE16];[.$AO16];[.$AY16];[.$BI16];[.$BS16];[.$CC16];[.$CM16];[.$CW16];[.$DG16])" office:value-type="float"/>
          <table:table-cell table:formula="of:=MEDIAN([.$B16];[.$L16];[.$V16];[.$AF16];[.$AP16];[.$AZ16];[.$BJ16];[.$BT16];[.$CD16];[.$CN16];[.$CX16])" office:value-type="float"/>
          <table:table-cell table:formula="of:=MEDIAN([.$C16];[.$M16];[.$W16];[.$AG16];[.$AQ16];[.$BA16];[.$BK16];[.$BU16];[.$CE16];[.$CO16];[.$CY16])" office:value-type="float"/>
          <table:table-cell table:formula="of:=MEDIAN([.$D16];[.$N16];[.$X16];[.$AH16];[.$AR16];[.$BB16];[.$BL16];[.$BV16];[.$CF16];[.$CP16];[.$CZ16])" office:value-type="float"/>
          <table:table-cell table:formula="of:=MEDIAN([.$E16];[.$O16];[.$Y16];[.$AI16];[.$AS16];[.$BC16];[.$BM16];[.$BW16];[.$CG16];[.$CQ16];[.$DA16])" office:value-type="float"/>
          <table:table-cell table:formula="of:=MEDIAN([.$F16];[.$P16];[.$Z16];[.$AJ16];[.$AT16];[.$BD16];[.$BN16];[.$BX16];[.$CH16];[.$CR16];[.$DB16])" office:value-type="float"/>
          <table:table-cell table:formula="of:=MEDIAN([.$G16];[.$Q16];[.$AA16];[.$AK16];[.$AU16];[.$BE16];[.$BO16];[.$BY16];[.$CI16];[.$CS16];[.$DC16])" office:value-type="float"/>
          <table:table-cell table:formula="of:=MEDIAN([.$H16];[.$R16];[.$AB16];[.$AL16];[.$AV16];[.$BF16];[.$BP16];[.$BZ16];[.$CJ16];[.$CT16];[.$DD16])" office:value-type="float"/>
          <table:table-cell table:formula="of:=MEDIAN([.$I16];[.$S16];[.$AC16];[.$AM16];[.$AW16];[.$BG16];[.$BQ16];[.$CA16];[.$CK16];[.$CU16];[.$DE16])" office:value-type="float"/>
          <table:table-cell table:formula="of:=MEDIAN([.$J16];[.$T16];[.$AD16];[.$AN16];[.$AX16];[.$BH16];[.$BR16];[.$CB16];[.$CL16];[.$CV16];[.$DF16])" office:value-type="float"/>
          <table:table-cell table:formula="of:=MEDIAN([.$K16];[.$U16];[.$AE16];[.$AO16];[.$AY16];[.$BI16];[.$BS16];[.$CC16];[.$CM16];[.$CW16];[.$DG16])" office:value-type="float"/>
          <table:table-cell table:formula="of:=MAX([.$B16];[.$L16];[.$V16];[.$AF16];[.$AP16];[.$AZ16];[.$BJ16];[.$BT16];[.$CD16];[.$CN16];[.$CX16])" office:value-type="float"/>
          <table:table-cell table:formula="of:=MAX([.$C16];[.$M16];[.$W16];[.$AG16];[.$AQ16];[.$BA16];[.$BK16];[.$BU16];[.$CE16];[.$CO16];[.$CY16])" office:value-type="float"/>
          <table:table-cell table:formula="of:=MAX([.$D16];[.$N16];[.$X16];[.$AH16];[.$AR16];[.$BB16];[.$BL16];[.$BV16];[.$CF16];[.$CP16];[.$CZ16])" office:value-type="float"/>
          <table:table-cell table:formula="of:=MAX([.$E16];[.$O16];[.$Y16];[.$AI16];[.$AS16];[.$BC16];[.$BM16];[.$BW16];[.$CG16];[.$CQ16];[.$DA16])" office:value-type="float"/>
          <table:table-cell table:formula="of:=MAX([.$F16];[.$P16];[.$Z16];[.$AJ16];[.$AT16];[.$BD16];[.$BN16];[.$BX16];[.$CH16];[.$CR16];[.$DB16])" office:value-type="float"/>
          <table:table-cell table:formula="of:=MAX([.$G16];[.$Q16];[.$AA16];[.$AK16];[.$AU16];[.$BE16];[.$BO16];[.$BY16];[.$CI16];[.$CS16];[.$DC16])" office:value-type="float"/>
          <table:table-cell table:formula="of:=MAX([.$H16];[.$R16];[.$AB16];[.$AL16];[.$AV16];[.$BF16];[.$BP16];[.$BZ16];[.$CJ16];[.$CT16];[.$DD16])" office:value-type="float"/>
          <table:table-cell table:formula="of:=MAX([.$I16];[.$S16];[.$AC16];[.$AM16];[.$AW16];[.$BG16];[.$BQ16];[.$CA16];[.$CK16];[.$CU16];[.$DE16])" office:value-type="float"/>
          <table:table-cell table:formula="of:=MAX([.$J16];[.$T16];[.$AD16];[.$AN16];[.$AX16];[.$BH16];[.$BR16];[.$CB16];[.$CL16];[.$CV16];[.$DF16])" office:value-type="float"/>
          <table:table-cell table:formula="of:=MAX([.$K16];[.$U16];[.$AE16];[.$AO16];[.$AY16];[.$BI16];[.$BS16];[.$CC16];[.$CM16];[.$CW16];[.$DG16])" office:value-type="float"/>
        </table:table-row>
        <table:table-row table:style-name="ro1">
          <table:table-cell office:value-type="string">
            <text:p>aspComp2009/15-puzzle/instances/15-puzzle.init3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40062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];[.$L17];[.$V17];[.$AF17];[.$AP17];[.$AZ17];[.$BJ17];[.$BT17];[.$CD17];[.$CN17];[.$CX17])" office:value-type="float"/>
          <table:table-cell table:formula="of:=MIN([.$C17];[.$M17];[.$W17];[.$AG17];[.$AQ17];[.$BA17];[.$BK17];[.$BU17];[.$CE17];[.$CO17];[.$CY17])" office:value-type="float"/>
          <table:table-cell table:formula="of:=MIN([.$D17];[.$N17];[.$X17];[.$AH17];[.$AR17];[.$BB17];[.$BL17];[.$BV17];[.$CF17];[.$CP17];[.$CZ17])" office:value-type="float"/>
          <table:table-cell table:formula="of:=MIN([.$E17];[.$O17];[.$Y17];[.$AI17];[.$AS17];[.$BC17];[.$BM17];[.$BW17];[.$CG17];[.$CQ17];[.$DA17])" office:value-type="float"/>
          <table:table-cell table:formula="of:=MIN([.$F17];[.$P17];[.$Z17];[.$AJ17];[.$AT17];[.$BD17];[.$BN17];[.$BX17];[.$CH17];[.$CR17];[.$DB17])" office:value-type="float"/>
          <table:table-cell table:formula="of:=MIN([.$G17];[.$Q17];[.$AA17];[.$AK17];[.$AU17];[.$BE17];[.$BO17];[.$BY17];[.$CI17];[.$CS17];[.$DC17])" office:value-type="float"/>
          <table:table-cell table:formula="of:=MIN([.$H17];[.$R17];[.$AB17];[.$AL17];[.$AV17];[.$BF17];[.$BP17];[.$BZ17];[.$CJ17];[.$CT17];[.$DD17])" office:value-type="float"/>
          <table:table-cell table:formula="of:=MIN([.$I17];[.$S17];[.$AC17];[.$AM17];[.$AW17];[.$BG17];[.$BQ17];[.$CA17];[.$CK17];[.$CU17];[.$DE17])" office:value-type="float"/>
          <table:table-cell table:formula="of:=MIN([.$J17];[.$T17];[.$AD17];[.$AN17];[.$AX17];[.$BH17];[.$BR17];[.$CB17];[.$CL17];[.$CV17];[.$DF17])" office:value-type="float"/>
          <table:table-cell table:formula="of:=MIN([.$K17];[.$U17];[.$AE17];[.$AO17];[.$AY17];[.$BI17];[.$BS17];[.$CC17];[.$CM17];[.$CW17];[.$DG17])" office:value-type="float"/>
          <table:table-cell table:formula="of:=MEDIAN([.$B17];[.$L17];[.$V17];[.$AF17];[.$AP17];[.$AZ17];[.$BJ17];[.$BT17];[.$CD17];[.$CN17];[.$CX17])" office:value-type="float"/>
          <table:table-cell table:formula="of:=MEDIAN([.$C17];[.$M17];[.$W17];[.$AG17];[.$AQ17];[.$BA17];[.$BK17];[.$BU17];[.$CE17];[.$CO17];[.$CY17])" office:value-type="float"/>
          <table:table-cell table:formula="of:=MEDIAN([.$D17];[.$N17];[.$X17];[.$AH17];[.$AR17];[.$BB17];[.$BL17];[.$BV17];[.$CF17];[.$CP17];[.$CZ17])" office:value-type="float"/>
          <table:table-cell table:formula="of:=MEDIAN([.$E17];[.$O17];[.$Y17];[.$AI17];[.$AS17];[.$BC17];[.$BM17];[.$BW17];[.$CG17];[.$CQ17];[.$DA17])" office:value-type="float"/>
          <table:table-cell table:formula="of:=MEDIAN([.$F17];[.$P17];[.$Z17];[.$AJ17];[.$AT17];[.$BD17];[.$BN17];[.$BX17];[.$CH17];[.$CR17];[.$DB17])" office:value-type="float"/>
          <table:table-cell table:formula="of:=MEDIAN([.$G17];[.$Q17];[.$AA17];[.$AK17];[.$AU17];[.$BE17];[.$BO17];[.$BY17];[.$CI17];[.$CS17];[.$DC17])" office:value-type="float"/>
          <table:table-cell table:formula="of:=MEDIAN([.$H17];[.$R17];[.$AB17];[.$AL17];[.$AV17];[.$BF17];[.$BP17];[.$BZ17];[.$CJ17];[.$CT17];[.$DD17])" office:value-type="float"/>
          <table:table-cell table:formula="of:=MEDIAN([.$I17];[.$S17];[.$AC17];[.$AM17];[.$AW17];[.$BG17];[.$BQ17];[.$CA17];[.$CK17];[.$CU17];[.$DE17])" office:value-type="float"/>
          <table:table-cell table:formula="of:=MEDIAN([.$J17];[.$T17];[.$AD17];[.$AN17];[.$AX17];[.$BH17];[.$BR17];[.$CB17];[.$CL17];[.$CV17];[.$DF17])" office:value-type="float"/>
          <table:table-cell table:formula="of:=MEDIAN([.$K17];[.$U17];[.$AE17];[.$AO17];[.$AY17];[.$BI17];[.$BS17];[.$CC17];[.$CM17];[.$CW17];[.$DG17])" office:value-type="float"/>
          <table:table-cell table:formula="of:=MAX([.$B17];[.$L17];[.$V17];[.$AF17];[.$AP17];[.$AZ17];[.$BJ17];[.$BT17];[.$CD17];[.$CN17];[.$CX17])" office:value-type="float"/>
          <table:table-cell table:formula="of:=MAX([.$C17];[.$M17];[.$W17];[.$AG17];[.$AQ17];[.$BA17];[.$BK17];[.$BU17];[.$CE17];[.$CO17];[.$CY17])" office:value-type="float"/>
          <table:table-cell table:formula="of:=MAX([.$D17];[.$N17];[.$X17];[.$AH17];[.$AR17];[.$BB17];[.$BL17];[.$BV17];[.$CF17];[.$CP17];[.$CZ17])" office:value-type="float"/>
          <table:table-cell table:formula="of:=MAX([.$E17];[.$O17];[.$Y17];[.$AI17];[.$AS17];[.$BC17];[.$BM17];[.$BW17];[.$CG17];[.$CQ17];[.$DA17])" office:value-type="float"/>
          <table:table-cell table:formula="of:=MAX([.$F17];[.$P17];[.$Z17];[.$AJ17];[.$AT17];[.$BD17];[.$BN17];[.$BX17];[.$CH17];[.$CR17];[.$DB17])" office:value-type="float"/>
          <table:table-cell table:formula="of:=MAX([.$G17];[.$Q17];[.$AA17];[.$AK17];[.$AU17];[.$BE17];[.$BO17];[.$BY17];[.$CI17];[.$CS17];[.$DC17])" office:value-type="float"/>
          <table:table-cell table:formula="of:=MAX([.$H17];[.$R17];[.$AB17];[.$AL17];[.$AV17];[.$BF17];[.$BP17];[.$BZ17];[.$CJ17];[.$CT17];[.$DD17])" office:value-type="float"/>
          <table:table-cell table:formula="of:=MAX([.$I17];[.$S17];[.$AC17];[.$AM17];[.$AW17];[.$BG17];[.$BQ17];[.$CA17];[.$CK17];[.$CU17];[.$DE17])" office:value-type="float"/>
          <table:table-cell table:formula="of:=MAX([.$J17];[.$T17];[.$AD17];[.$AN17];[.$AX17];[.$BH17];[.$BR17];[.$CB17];[.$CL17];[.$CV17];[.$DF17])" office:value-type="float"/>
          <table:table-cell table:formula="of:=MAX([.$K17];[.$U17];[.$AE17];[.$AO17];[.$AY17];[.$BI17];[.$BS17];[.$CC17];[.$CM17];[.$CW17];[.$DG17])" office:value-type="float"/>
        </table:table-row>
        <table:table-row table:style-name="ro1">
          <table:table-cell office:value-type="string">
            <text:p>aspComp2009/15-puzzle/instances/15-puzzle.init5</text:p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table:formula="of:=MIN([.$B18];[.$L18];[.$V18];[.$AF18];[.$AP18];[.$AZ18];[.$BJ18];[.$BT18];[.$CD18];[.$CN18];[.$CX18])" office:value-type="float"/>
          <table:table-cell table:formula="of:=MIN([.$C18];[.$M18];[.$W18];[.$AG18];[.$AQ18];[.$BA18];[.$BK18];[.$BU18];[.$CE18];[.$CO18];[.$CY18])" office:value-type="float"/>
          <table:table-cell table:formula="of:=MIN([.$D18];[.$N18];[.$X18];[.$AH18];[.$AR18];[.$BB18];[.$BL18];[.$BV18];[.$CF18];[.$CP18];[.$CZ18])" office:value-type="float"/>
          <table:table-cell table:formula="of:=MIN([.$E18];[.$O18];[.$Y18];[.$AI18];[.$AS18];[.$BC18];[.$BM18];[.$BW18];[.$CG18];[.$CQ18];[.$DA18])" office:value-type="float"/>
          <table:table-cell table:formula="of:=MIN([.$F18];[.$P18];[.$Z18];[.$AJ18];[.$AT18];[.$BD18];[.$BN18];[.$BX18];[.$CH18];[.$CR18];[.$DB18])" office:value-type="float"/>
          <table:table-cell table:formula="of:=MIN([.$G18];[.$Q18];[.$AA18];[.$AK18];[.$AU18];[.$BE18];[.$BO18];[.$BY18];[.$CI18];[.$CS18];[.$DC18])" office:value-type="float"/>
          <table:table-cell table:formula="of:=MIN([.$H18];[.$R18];[.$AB18];[.$AL18];[.$AV18];[.$BF18];[.$BP18];[.$BZ18];[.$CJ18];[.$CT18];[.$DD18])" office:value-type="float"/>
          <table:table-cell table:formula="of:=MIN([.$I18];[.$S18];[.$AC18];[.$AM18];[.$AW18];[.$BG18];[.$BQ18];[.$CA18];[.$CK18];[.$CU18];[.$DE18])" office:value-type="float"/>
          <table:table-cell table:formula="of:=MIN([.$J18];[.$T18];[.$AD18];[.$AN18];[.$AX18];[.$BH18];[.$BR18];[.$CB18];[.$CL18];[.$CV18];[.$DF18])" office:value-type="float"/>
          <table:table-cell table:formula="of:=MIN([.$K18];[.$U18];[.$AE18];[.$AO18];[.$AY18];[.$BI18];[.$BS18];[.$CC18];[.$CM18];[.$CW18];[.$DG18])" office:value-type="float"/>
          <table:table-cell table:formula="of:=MEDIAN([.$B18];[.$L18];[.$V18];[.$AF18];[.$AP18];[.$AZ18];[.$BJ18];[.$BT18];[.$CD18];[.$CN18];[.$CX18])" office:value-type="float"/>
          <table:table-cell table:formula="of:=MEDIAN([.$C18];[.$M18];[.$W18];[.$AG18];[.$AQ18];[.$BA18];[.$BK18];[.$BU18];[.$CE18];[.$CO18];[.$CY18])" office:value-type="float"/>
          <table:table-cell table:formula="of:=MEDIAN([.$D18];[.$N18];[.$X18];[.$AH18];[.$AR18];[.$BB18];[.$BL18];[.$BV18];[.$CF18];[.$CP18];[.$CZ18])" office:value-type="float"/>
          <table:table-cell table:formula="of:=MEDIAN([.$E18];[.$O18];[.$Y18];[.$AI18];[.$AS18];[.$BC18];[.$BM18];[.$BW18];[.$CG18];[.$CQ18];[.$DA18])" office:value-type="float"/>
          <table:table-cell table:formula="of:=MEDIAN([.$F18];[.$P18];[.$Z18];[.$AJ18];[.$AT18];[.$BD18];[.$BN18];[.$BX18];[.$CH18];[.$CR18];[.$DB18])" office:value-type="float"/>
          <table:table-cell table:formula="of:=MEDIAN([.$G18];[.$Q18];[.$AA18];[.$AK18];[.$AU18];[.$BE18];[.$BO18];[.$BY18];[.$CI18];[.$CS18];[.$DC18])" office:value-type="float"/>
          <table:table-cell table:formula="of:=MEDIAN([.$H18];[.$R18];[.$AB18];[.$AL18];[.$AV18];[.$BF18];[.$BP18];[.$BZ18];[.$CJ18];[.$CT18];[.$DD18])" office:value-type="float"/>
          <table:table-cell table:formula="of:=MEDIAN([.$I18];[.$S18];[.$AC18];[.$AM18];[.$AW18];[.$BG18];[.$BQ18];[.$CA18];[.$CK18];[.$CU18];[.$DE18])" office:value-type="float"/>
          <table:table-cell table:formula="of:=MEDIAN([.$J18];[.$T18];[.$AD18];[.$AN18];[.$AX18];[.$BH18];[.$BR18];[.$CB18];[.$CL18];[.$CV18];[.$DF18])" office:value-type="float"/>
          <table:table-cell table:formula="of:=MEDIAN([.$K18];[.$U18];[.$AE18];[.$AO18];[.$AY18];[.$BI18];[.$BS18];[.$CC18];[.$CM18];[.$CW18];[.$DG18])" office:value-type="float"/>
          <table:table-cell table:formula="of:=MAX([.$B18];[.$L18];[.$V18];[.$AF18];[.$AP18];[.$AZ18];[.$BJ18];[.$BT18];[.$CD18];[.$CN18];[.$CX18])" office:value-type="float"/>
          <table:table-cell table:formula="of:=MAX([.$C18];[.$M18];[.$W18];[.$AG18];[.$AQ18];[.$BA18];[.$BK18];[.$BU18];[.$CE18];[.$CO18];[.$CY18])" office:value-type="float"/>
          <table:table-cell table:formula="of:=MAX([.$D18];[.$N18];[.$X18];[.$AH18];[.$AR18];[.$BB18];[.$BL18];[.$BV18];[.$CF18];[.$CP18];[.$CZ18])" office:value-type="float"/>
          <table:table-cell table:formula="of:=MAX([.$E18];[.$O18];[.$Y18];[.$AI18];[.$AS18];[.$BC18];[.$BM18];[.$BW18];[.$CG18];[.$CQ18];[.$DA18])" office:value-type="float"/>
          <table:table-cell table:formula="of:=MAX([.$F18];[.$P18];[.$Z18];[.$AJ18];[.$AT18];[.$BD18];[.$BN18];[.$BX18];[.$CH18];[.$CR18];[.$DB18])" office:value-type="float"/>
          <table:table-cell table:formula="of:=MAX([.$G18];[.$Q18];[.$AA18];[.$AK18];[.$AU18];[.$BE18];[.$BO18];[.$BY18];[.$CI18];[.$CS18];[.$DC18])" office:value-type="float"/>
          <table:table-cell table:formula="of:=MAX([.$H18];[.$R18];[.$AB18];[.$AL18];[.$AV18];[.$BF18];[.$BP18];[.$BZ18];[.$CJ18];[.$CT18];[.$DD18])" office:value-type="float"/>
          <table:table-cell table:formula="of:=MAX([.$I18];[.$S18];[.$AC18];[.$AM18];[.$AW18];[.$BG18];[.$BQ18];[.$CA18];[.$CK18];[.$CU18];[.$DE18])" office:value-type="float"/>
          <table:table-cell table:formula="of:=MAX([.$J18];[.$T18];[.$AD18];[.$AN18];[.$AX18];[.$BH18];[.$BR18];[.$CB18];[.$CL18];[.$CV18];[.$DF18])" office:value-type="float"/>
          <table:table-cell table:formula="of:=MAX([.$K18];[.$U18];[.$AE18];[.$AO18];[.$AY18];[.$BI18];[.$BS18];[.$CC18];[.$CM18];[.$CW18];[.$DG18])" office:value-type="float"/>
        </table:table-row>
        <table:table-row table:style-name="ro1">
          <table:table-cell office:value-type="string">
            <text:p>aspComp2009/15-puzzle/instances/15-puzzle.init6</text:p>
          </table:table-cell>
          <table:table-cell table:style-name="cellBest" office:value-type="float" office:value="34.7934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97158.0"/>
          <table:table-cell table:style-name="cellBest" office:value-type="float" office:value="0.0"/>
          <table:table-cell office:value-type="float" office:value="74849.0"/>
          <table:table-cell office:value-type="float" office:value="2.0"/>
          <table:table-cell office:value-type="float" office:value="2.0"/>
          <table:table-cell office:value-type="float" office:value="35.9843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89130.0"/>
          <table:table-cell table:style-name="cellBest" office:value-type="float" office:value="0.0"/>
          <table:table-cell office:value-type="float" office:value="67668.0"/>
          <table:table-cell office:value-type="float" office:value="2.0"/>
          <table:table-cell office:value-type="float" office:value="2.0"/>
          <table:table-cell office:value-type="float" office:value="36.3383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97158.0"/>
          <table:table-cell table:style-name="cellBest" office:value-type="float" office:value="0.0"/>
          <table:table-cell office:value-type="float" office:value="74849.0"/>
          <table:table-cell office:value-type="float" office:value="2.0"/>
          <table:table-cell office:value-type="float" office:value="2.0"/>
          <table:table-cell office:value-type="float" office:value="600.017"/>
          <table:table-cell office:value-type="float" office:value="1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table:style-name="cellWorst" office:value-type="float" office:value="1194399.0"/>
          <table:table-cell table:style-name="cellWorst" office:value-type="float" office:value="608745.0"/>
          <table:table-cell table:style-name="cellWorst" office:value-type="float" office:value="89546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.405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206132.0"/>
          <table:table-cell office:value-type="float" office:value="140935.0"/>
          <table:table-cell office:value-type="float" office:value="172668.0"/>
          <table:table-cell office:value-type="float" office:value="2.0"/>
          <table:table-cell office:value-type="float" office:value="2.0"/>
          <table:table-cell office:value-type="float" office:value="600.018"/>
          <table:table-cell office:value-type="float" office:value="1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606569.0"/>
          <table:table-cell office:value-type="float" office:value="326107.0"/>
          <table:table-cell office:value-type="float" office:value="456868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19"/>
          <table:table-cell office:value-type="float" office:value="1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606569.0"/>
          <table:table-cell office:value-type="float" office:value="326107.0"/>
          <table:table-cell office:value-type="float" office:value="45686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6.5928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table:style-name="cellBest" office:value-type="float" office:value="76982.0"/>
          <table:table-cell office:value-type="float" office:value="3311.0"/>
          <table:table-cell table:style-name="cellBest" office:value-type="float" office:value="56708.0"/>
          <table:table-cell office:value-type="float" office:value="2.0"/>
          <table:table-cell office:value-type="float" office:value="2.0"/>
          <table:table-cell office:value-type="float" office:value="41.7584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77422.0"/>
          <table:table-cell office:value-type="float" office:value="3443.0"/>
          <table:table-cell office:value-type="float" office:value="57099.0"/>
          <table:table-cell office:value-type="float" office:value="2.0"/>
          <table:table-cell office:value-type="float" office:value="2.0"/>
          <table:table-cell office:value-type="float" office:value="120.533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272890.0"/>
          <table:table-cell office:value-type="float" office:value="207693.0"/>
          <table:table-cell office:value-type="float" office:value="231878.0"/>
          <table:table-cell office:value-type="float" office:value="2.0"/>
          <table:table-cell office:value-type="float" office:value="2.0"/>
          <table:table-cell office:value-type="float" office:value="112.954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272890.0"/>
          <table:table-cell office:value-type="float" office:value="207693.0"/>
          <table:table-cell office:value-type="float" office:value="231878.0"/>
          <table:table-cell office:value-type="float" office:value="2.0"/>
          <table:table-cell office:value-type="float" office:value="2.0"/>
          <table:table-cell table:formula="of:=MIN([.$B19];[.$L19];[.$V19];[.$AF19];[.$AP19];[.$AZ19];[.$BJ19];[.$BT19];[.$CD19];[.$CN19];[.$CX19])" office:value-type="float"/>
          <table:table-cell table:formula="of:=MIN([.$C19];[.$M19];[.$W19];[.$AG19];[.$AQ19];[.$BA19];[.$BK19];[.$BU19];[.$CE19];[.$CO19];[.$CY19])" office:value-type="float"/>
          <table:table-cell table:formula="of:=MIN([.$D19];[.$N19];[.$X19];[.$AH19];[.$AR19];[.$BB19];[.$BL19];[.$BV19];[.$CF19];[.$CP19];[.$CZ19])" office:value-type="float"/>
          <table:table-cell table:formula="of:=MIN([.$E19];[.$O19];[.$Y19];[.$AI19];[.$AS19];[.$BC19];[.$BM19];[.$BW19];[.$CG19];[.$CQ19];[.$DA19])" office:value-type="float"/>
          <table:table-cell table:formula="of:=MIN([.$F19];[.$P19];[.$Z19];[.$AJ19];[.$AT19];[.$BD19];[.$BN19];[.$BX19];[.$CH19];[.$CR19];[.$DB19])" office:value-type="float"/>
          <table:table-cell table:formula="of:=MIN([.$G19];[.$Q19];[.$AA19];[.$AK19];[.$AU19];[.$BE19];[.$BO19];[.$BY19];[.$CI19];[.$CS19];[.$DC19])" office:value-type="float"/>
          <table:table-cell table:formula="of:=MIN([.$H19];[.$R19];[.$AB19];[.$AL19];[.$AV19];[.$BF19];[.$BP19];[.$BZ19];[.$CJ19];[.$CT19];[.$DD19])" office:value-type="float"/>
          <table:table-cell table:formula="of:=MIN([.$I19];[.$S19];[.$AC19];[.$AM19];[.$AW19];[.$BG19];[.$BQ19];[.$CA19];[.$CK19];[.$CU19];[.$DE19])" office:value-type="float"/>
          <table:table-cell table:formula="of:=MIN([.$J19];[.$T19];[.$AD19];[.$AN19];[.$AX19];[.$BH19];[.$BR19];[.$CB19];[.$CL19];[.$CV19];[.$DF19])" office:value-type="float"/>
          <table:table-cell table:formula="of:=MIN([.$K19];[.$U19];[.$AE19];[.$AO19];[.$AY19];[.$BI19];[.$BS19];[.$CC19];[.$CM19];[.$CW19];[.$DG19])" office:value-type="float"/>
          <table:table-cell table:formula="of:=MEDIAN([.$B19];[.$L19];[.$V19];[.$AF19];[.$AP19];[.$AZ19];[.$BJ19];[.$BT19];[.$CD19];[.$CN19];[.$CX19])" office:value-type="float"/>
          <table:table-cell table:formula="of:=MEDIAN([.$C19];[.$M19];[.$W19];[.$AG19];[.$AQ19];[.$BA19];[.$BK19];[.$BU19];[.$CE19];[.$CO19];[.$CY19])" office:value-type="float"/>
          <table:table-cell table:formula="of:=MEDIAN([.$D19];[.$N19];[.$X19];[.$AH19];[.$AR19];[.$BB19];[.$BL19];[.$BV19];[.$CF19];[.$CP19];[.$CZ19])" office:value-type="float"/>
          <table:table-cell table:formula="of:=MEDIAN([.$E19];[.$O19];[.$Y19];[.$AI19];[.$AS19];[.$BC19];[.$BM19];[.$BW19];[.$CG19];[.$CQ19];[.$DA19])" office:value-type="float"/>
          <table:table-cell table:formula="of:=MEDIAN([.$F19];[.$P19];[.$Z19];[.$AJ19];[.$AT19];[.$BD19];[.$BN19];[.$BX19];[.$CH19];[.$CR19];[.$DB19])" office:value-type="float"/>
          <table:table-cell table:formula="of:=MEDIAN([.$G19];[.$Q19];[.$AA19];[.$AK19];[.$AU19];[.$BE19];[.$BO19];[.$BY19];[.$CI19];[.$CS19];[.$DC19])" office:value-type="float"/>
          <table:table-cell table:formula="of:=MEDIAN([.$H19];[.$R19];[.$AB19];[.$AL19];[.$AV19];[.$BF19];[.$BP19];[.$BZ19];[.$CJ19];[.$CT19];[.$DD19])" office:value-type="float"/>
          <table:table-cell table:formula="of:=MEDIAN([.$I19];[.$S19];[.$AC19];[.$AM19];[.$AW19];[.$BG19];[.$BQ19];[.$CA19];[.$CK19];[.$CU19];[.$DE19])" office:value-type="float"/>
          <table:table-cell table:formula="of:=MEDIAN([.$J19];[.$T19];[.$AD19];[.$AN19];[.$AX19];[.$BH19];[.$BR19];[.$CB19];[.$CL19];[.$CV19];[.$DF19])" office:value-type="float"/>
          <table:table-cell table:formula="of:=MEDIAN([.$K19];[.$U19];[.$AE19];[.$AO19];[.$AY19];[.$BI19];[.$BS19];[.$CC19];[.$CM19];[.$CW19];[.$DG19])" office:value-type="float"/>
          <table:table-cell table:formula="of:=MAX([.$B19];[.$L19];[.$V19];[.$AF19];[.$AP19];[.$AZ19];[.$BJ19];[.$BT19];[.$CD19];[.$CN19];[.$CX19])" office:value-type="float"/>
          <table:table-cell table:formula="of:=MAX([.$C19];[.$M19];[.$W19];[.$AG19];[.$AQ19];[.$BA19];[.$BK19];[.$BU19];[.$CE19];[.$CO19];[.$CY19])" office:value-type="float"/>
          <table:table-cell table:formula="of:=MAX([.$D19];[.$N19];[.$X19];[.$AH19];[.$AR19];[.$BB19];[.$BL19];[.$BV19];[.$CF19];[.$CP19];[.$CZ19])" office:value-type="float"/>
          <table:table-cell table:formula="of:=MAX([.$E19];[.$O19];[.$Y19];[.$AI19];[.$AS19];[.$BC19];[.$BM19];[.$BW19];[.$CG19];[.$CQ19];[.$DA19])" office:value-type="float"/>
          <table:table-cell table:formula="of:=MAX([.$F19];[.$P19];[.$Z19];[.$AJ19];[.$AT19];[.$BD19];[.$BN19];[.$BX19];[.$CH19];[.$CR19];[.$DB19])" office:value-type="float"/>
          <table:table-cell table:formula="of:=MAX([.$G19];[.$Q19];[.$AA19];[.$AK19];[.$AU19];[.$BE19];[.$BO19];[.$BY19];[.$CI19];[.$CS19];[.$DC19])" office:value-type="float"/>
          <table:table-cell table:formula="of:=MAX([.$H19];[.$R19];[.$AB19];[.$AL19];[.$AV19];[.$BF19];[.$BP19];[.$BZ19];[.$CJ19];[.$CT19];[.$DD19])" office:value-type="float"/>
          <table:table-cell table:formula="of:=MAX([.$I19];[.$S19];[.$AC19];[.$AM19];[.$AW19];[.$BG19];[.$BQ19];[.$CA19];[.$CK19];[.$CU19];[.$DE19])" office:value-type="float"/>
          <table:table-cell table:formula="of:=MAX([.$J19];[.$T19];[.$AD19];[.$AN19];[.$AX19];[.$BH19];[.$BR19];[.$CB19];[.$CL19];[.$CV19];[.$DF19])" office:value-type="float"/>
          <table:table-cell table:formula="of:=MAX([.$K19];[.$U19];[.$AE19];[.$AO19];[.$AY19];[.$BI19];[.$BS19];[.$CC19];[.$CM19];[.$CW19];[.$DG19])" office:value-type="float"/>
        </table:table-row>
        <table:table-row table:style-name="ro1">
          <table:table-cell office:value-type="string">
            <text:p>aspComp2009/15-puzzle/instances/15-puzzle.init7</text:p>
          </table:table-cell>
          <table:table-cell office:value-type="float" office:value="73.2012"/>
          <table:table-cell office:value-type="float" office:value="0.0"/>
          <table:table-cell office:value-type="float" office:value="4.16666666667"/>
          <table:table-cell office:value-type="float" office:value="0.0931712962963"/>
          <table:table-cell office:value-type="float" office:value="0.0"/>
          <table:table-cell office:value-type="float" office:value="172470.0"/>
          <table:table-cell table:style-name="cellBest" office:value-type="float" office:value="0.0"/>
          <table:table-cell office:value-type="float" office:value="135306.0"/>
          <table:table-cell office:value-type="float" office:value="4.0"/>
          <table:table-cell office:value-type="float" office:value="4.0"/>
          <table:table-cell table:style-name="cellBest" office:value-type="float" office:value="48.7706"/>
          <table:table-cell office:value-type="float" office:value="0.0"/>
          <table:table-cell office:value-type="float" office:value="3.81944444444"/>
          <table:table-cell office:value-type="float" office:value="0.078125"/>
          <table:table-cell office:value-type="float" office:value="0.0"/>
          <table:table-cell table:style-name="cellBest" office:value-type="float" office:value="125579.0"/>
          <table:table-cell table:style-name="cellBest" office:value-type="float" office:value="0.0"/>
          <table:table-cell table:style-name="cellBest" office:value-type="float" office:value="97679.0"/>
          <table:table-cell office:value-type="float" office:value="4.0"/>
          <table:table-cell office:value-type="float" office:value="4.0"/>
          <table:table-cell office:value-type="float" office:value="69.747"/>
          <table:table-cell office:value-type="float" office:value="0.0"/>
          <table:table-cell office:value-type="float" office:value="4.16666666667"/>
          <table:table-cell office:value-type="float" office:value="0.0931712962963"/>
          <table:table-cell office:value-type="float" office:value="0.0"/>
          <table:table-cell office:value-type="float" office:value="172470.0"/>
          <table:table-cell table:style-name="cellBest" office:value-type="float" office:value="0.0"/>
          <table:table-cell office:value-type="float" office:value="135306.0"/>
          <table:table-cell office:value-type="float" office:value="4.0"/>
          <table:table-cell office:value-type="float" office:value="4.0"/>
          <table:table-cell office:value-type="float" office:value="600.017"/>
          <table:table-cell office:value-type="float" office:value="1.0"/>
          <table:table-cell office:value-type="float" office:value="4.16666666667"/>
          <table:table-cell office:value-type="float" office:value="0.0925925925926"/>
          <table:table-cell office:value-type="float" office:value="0.0"/>
          <table:table-cell office:value-type="float" office:value="289978.0"/>
          <table:table-cell office:value-type="float" office:value="103227.0"/>
          <table:table-cell office:value-type="float" office:value="20377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7.3681"/>
          <table:table-cell office:value-type="float" office:value="0.0"/>
          <table:table-cell office:value-type="float" office:value="4.16666666667"/>
          <table:table-cell office:value-type="float" office:value="0.0931712962963"/>
          <table:table-cell office:value-type="float" office:value="0.0"/>
          <table:table-cell office:value-type="float" office:value="208833.0"/>
          <table:table-cell office:value-type="float" office:value="67964.0"/>
          <table:table-cell office:value-type="float" office:value="168832.0"/>
          <table:table-cell office:value-type="float" office:value="4.0"/>
          <table:table-cell office:value-type="float" office:value="4.0"/>
          <table:table-cell office:value-type="float" office:value="600.017"/>
          <table:table-cell office:value-type="float" office:value="1.0"/>
          <table:table-cell office:value-type="float" office:value="4.16666666667"/>
          <table:table-cell office:value-type="float" office:value="0.0925925925926"/>
          <table:table-cell office:value-type="float" office:value="0.0"/>
          <table:table-cell office:value-type="float" office:value="277214.0"/>
          <table:table-cell office:value-type="float" office:value="97514.0"/>
          <table:table-cell office:value-type="float" office:value="196986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19"/>
          <table:table-cell office:value-type="float" office:value="1.0"/>
          <table:table-cell office:value-type="float" office:value="4.16666666667"/>
          <table:table-cell office:value-type="float" office:value="0.0925925925926"/>
          <table:table-cell office:value-type="float" office:value="0.0"/>
          <table:table-cell office:value-type="float" office:value="277214.0"/>
          <table:table-cell office:value-type="float" office:value="97514.0"/>
          <table:table-cell office:value-type="float" office:value="19698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5.8859"/>
          <table:table-cell office:value-type="float" office:value="0.0"/>
          <table:table-cell office:value-type="float" office:value="3.81944444444"/>
          <table:table-cell office:value-type="float" office:value="0.0844907407407"/>
          <table:table-cell office:value-type="float" office:value="0.0"/>
          <table:table-cell office:value-type="float" office:value="168053.0"/>
          <table:table-cell office:value-type="float" office:value="9037.0"/>
          <table:table-cell office:value-type="float" office:value="130924.0"/>
          <table:table-cell office:value-type="float" office:value="4.0"/>
          <table:table-cell office:value-type="float" office:value="4.0"/>
          <table:table-cell office:value-type="float" office:value="67.6127"/>
          <table:table-cell office:value-type="float" office:value="0.0"/>
          <table:table-cell office:value-type="float" office:value="3.81944444444"/>
          <table:table-cell office:value-type="float" office:value="0.0844907407407"/>
          <table:table-cell office:value-type="float" office:value="0.0"/>
          <table:table-cell office:value-type="float" office:value="167066.0"/>
          <table:table-cell office:value-type="float" office:value="8586.0"/>
          <table:table-cell office:value-type="float" office:value="128689.0"/>
          <table:table-cell office:value-type="float" office:value="4.0"/>
          <table:table-cell office:value-type="float" office:value="4.0"/>
          <table:table-cell office:value-type="float" office:value="198.779"/>
          <table:table-cell office:value-type="float" office:value="0.0"/>
          <table:table-cell office:value-type="float" office:value="4.16666666667"/>
          <table:table-cell office:value-type="float" office:value="0.0931712962963"/>
          <table:table-cell office:value-type="float" office:value="0.0"/>
          <table:table-cell table:style-name="cellWorst" office:value-type="float" office:value="405878.0"/>
          <table:table-cell table:style-name="cellWorst" office:value-type="float" office:value="265009.0"/>
          <table:table-cell table:style-name="cellWorst" office:value-type="float" office:value="349315.0"/>
          <table:table-cell office:value-type="float" office:value="4.0"/>
          <table:table-cell office:value-type="float" office:value="4.0"/>
          <table:table-cell office:value-type="float" office:value="150.056"/>
          <table:table-cell office:value-type="float" office:value="0.0"/>
          <table:table-cell office:value-type="float" office:value="4.16666666667"/>
          <table:table-cell office:value-type="float" office:value="0.0931712962963"/>
          <table:table-cell office:value-type="float" office:value="0.0"/>
          <table:table-cell table:style-name="cellWorst" office:value-type="float" office:value="405878.0"/>
          <table:table-cell table:style-name="cellWorst" office:value-type="float" office:value="265009.0"/>
          <table:table-cell table:style-name="cellWorst" office:value-type="float" office:value="349315.0"/>
          <table:table-cell office:value-type="float" office:value="4.0"/>
          <table:table-cell office:value-type="float" office:value="4.0"/>
          <table:table-cell table:formula="of:=MIN([.$B20];[.$L20];[.$V20];[.$AF20];[.$AP20];[.$AZ20];[.$BJ20];[.$BT20];[.$CD20];[.$CN20];[.$CX20])" office:value-type="float"/>
          <table:table-cell table:formula="of:=MIN([.$C20];[.$M20];[.$W20];[.$AG20];[.$AQ20];[.$BA20];[.$BK20];[.$BU20];[.$CE20];[.$CO20];[.$CY20])" office:value-type="float"/>
          <table:table-cell table:formula="of:=MIN([.$D20];[.$N20];[.$X20];[.$AH20];[.$AR20];[.$BB20];[.$BL20];[.$BV20];[.$CF20];[.$CP20];[.$CZ20])" office:value-type="float"/>
          <table:table-cell table:formula="of:=MIN([.$E20];[.$O20];[.$Y20];[.$AI20];[.$AS20];[.$BC20];[.$BM20];[.$BW20];[.$CG20];[.$CQ20];[.$DA20])" office:value-type="float"/>
          <table:table-cell table:formula="of:=MIN([.$F20];[.$P20];[.$Z20];[.$AJ20];[.$AT20];[.$BD20];[.$BN20];[.$BX20];[.$CH20];[.$CR20];[.$DB20])" office:value-type="float"/>
          <table:table-cell table:formula="of:=MIN([.$G20];[.$Q20];[.$AA20];[.$AK20];[.$AU20];[.$BE20];[.$BO20];[.$BY20];[.$CI20];[.$CS20];[.$DC20])" office:value-type="float"/>
          <table:table-cell table:formula="of:=MIN([.$H20];[.$R20];[.$AB20];[.$AL20];[.$AV20];[.$BF20];[.$BP20];[.$BZ20];[.$CJ20];[.$CT20];[.$DD20])" office:value-type="float"/>
          <table:table-cell table:formula="of:=MIN([.$I20];[.$S20];[.$AC20];[.$AM20];[.$AW20];[.$BG20];[.$BQ20];[.$CA20];[.$CK20];[.$CU20];[.$DE20])" office:value-type="float"/>
          <table:table-cell table:formula="of:=MIN([.$J20];[.$T20];[.$AD20];[.$AN20];[.$AX20];[.$BH20];[.$BR20];[.$CB20];[.$CL20];[.$CV20];[.$DF20])" office:value-type="float"/>
          <table:table-cell table:formula="of:=MIN([.$K20];[.$U20];[.$AE20];[.$AO20];[.$AY20];[.$BI20];[.$BS20];[.$CC20];[.$CM20];[.$CW20];[.$DG20])" office:value-type="float"/>
          <table:table-cell table:formula="of:=MEDIAN([.$B20];[.$L20];[.$V20];[.$AF20];[.$AP20];[.$AZ20];[.$BJ20];[.$BT20];[.$CD20];[.$CN20];[.$CX20])" office:value-type="float"/>
          <table:table-cell table:formula="of:=MEDIAN([.$C20];[.$M20];[.$W20];[.$AG20];[.$AQ20];[.$BA20];[.$BK20];[.$BU20];[.$CE20];[.$CO20];[.$CY20])" office:value-type="float"/>
          <table:table-cell table:formula="of:=MEDIAN([.$D20];[.$N20];[.$X20];[.$AH20];[.$AR20];[.$BB20];[.$BL20];[.$BV20];[.$CF20];[.$CP20];[.$CZ20])" office:value-type="float"/>
          <table:table-cell table:formula="of:=MEDIAN([.$E20];[.$O20];[.$Y20];[.$AI20];[.$AS20];[.$BC20];[.$BM20];[.$BW20];[.$CG20];[.$CQ20];[.$DA20])" office:value-type="float"/>
          <table:table-cell table:formula="of:=MEDIAN([.$F20];[.$P20];[.$Z20];[.$AJ20];[.$AT20];[.$BD20];[.$BN20];[.$BX20];[.$CH20];[.$CR20];[.$DB20])" office:value-type="float"/>
          <table:table-cell table:formula="of:=MEDIAN([.$G20];[.$Q20];[.$AA20];[.$AK20];[.$AU20];[.$BE20];[.$BO20];[.$BY20];[.$CI20];[.$CS20];[.$DC20])" office:value-type="float"/>
          <table:table-cell table:formula="of:=MEDIAN([.$H20];[.$R20];[.$AB20];[.$AL20];[.$AV20];[.$BF20];[.$BP20];[.$BZ20];[.$CJ20];[.$CT20];[.$DD20])" office:value-type="float"/>
          <table:table-cell table:formula="of:=MEDIAN([.$I20];[.$S20];[.$AC20];[.$AM20];[.$AW20];[.$BG20];[.$BQ20];[.$CA20];[.$CK20];[.$CU20];[.$DE20])" office:value-type="float"/>
          <table:table-cell table:formula="of:=MEDIAN([.$J20];[.$T20];[.$AD20];[.$AN20];[.$AX20];[.$BH20];[.$BR20];[.$CB20];[.$CL20];[.$CV20];[.$DF20])" office:value-type="float"/>
          <table:table-cell table:formula="of:=MEDIAN([.$K20];[.$U20];[.$AE20];[.$AO20];[.$AY20];[.$BI20];[.$BS20];[.$CC20];[.$CM20];[.$CW20];[.$DG20])" office:value-type="float"/>
          <table:table-cell table:formula="of:=MAX([.$B20];[.$L20];[.$V20];[.$AF20];[.$AP20];[.$AZ20];[.$BJ20];[.$BT20];[.$CD20];[.$CN20];[.$CX20])" office:value-type="float"/>
          <table:table-cell table:formula="of:=MAX([.$C20];[.$M20];[.$W20];[.$AG20];[.$AQ20];[.$BA20];[.$BK20];[.$BU20];[.$CE20];[.$CO20];[.$CY20])" office:value-type="float"/>
          <table:table-cell table:formula="of:=MAX([.$D20];[.$N20];[.$X20];[.$AH20];[.$AR20];[.$BB20];[.$BL20];[.$BV20];[.$CF20];[.$CP20];[.$CZ20])" office:value-type="float"/>
          <table:table-cell table:formula="of:=MAX([.$E20];[.$O20];[.$Y20];[.$AI20];[.$AS20];[.$BC20];[.$BM20];[.$BW20];[.$CG20];[.$CQ20];[.$DA20])" office:value-type="float"/>
          <table:table-cell table:formula="of:=MAX([.$F20];[.$P20];[.$Z20];[.$AJ20];[.$AT20];[.$BD20];[.$BN20];[.$BX20];[.$CH20];[.$CR20];[.$DB20])" office:value-type="float"/>
          <table:table-cell table:formula="of:=MAX([.$G20];[.$Q20];[.$AA20];[.$AK20];[.$AU20];[.$BE20];[.$BO20];[.$BY20];[.$CI20];[.$CS20];[.$DC20])" office:value-type="float"/>
          <table:table-cell table:formula="of:=MAX([.$H20];[.$R20];[.$AB20];[.$AL20];[.$AV20];[.$BF20];[.$BP20];[.$BZ20];[.$CJ20];[.$CT20];[.$DD20])" office:value-type="float"/>
          <table:table-cell table:formula="of:=MAX([.$I20];[.$S20];[.$AC20];[.$AM20];[.$AW20];[.$BG20];[.$BQ20];[.$CA20];[.$CK20];[.$CU20];[.$DE20])" office:value-type="float"/>
          <table:table-cell table:formula="of:=MAX([.$J20];[.$T20];[.$AD20];[.$AN20];[.$AX20];[.$BH20];[.$BR20];[.$CB20];[.$CL20];[.$CV20];[.$DF20])" office:value-type="float"/>
          <table:table-cell table:formula="of:=MAX([.$K20];[.$U20];[.$AE20];[.$AO20];[.$AY20];[.$BI20];[.$BS20];[.$CC20];[.$CM20];[.$CW20];[.$DG20])" office:value-type="float"/>
        </table:table-row>
        <table:table-row table:style-name="ro1">
          <table:table-cell office:value-type="string">
            <text:p>aspComp2009/15-puzzle/instances/15puzzle_ins.lp</text:p>
          </table:table-cell>
          <table:table-cell office:value-type="float" office:value="14.964"/>
          <table:table-cell office:value-type="float" office:value="0.0"/>
          <table:table-cell table:style-name="cellBest" office:value-type="float" office:value="2.85714285714"/>
          <table:table-cell office:value-type="float" office:value="0.0732142857143"/>
          <table:table-cell office:value-type="float" office:value="0.0"/>
          <table:table-cell table:style-name="cellBest" office:value-type="float" office:value="46837.0"/>
          <table:table-cell table:style-name="cellBest" office:value-type="float" office:value="0.0"/>
          <table:table-cell table:style-name="cellBest" office:value-type="float" office:value="33212.0"/>
          <table:table-cell office:value-type="float" office:value="4.0"/>
          <table:table-cell office:value-type="float" office:value="4.0"/>
          <table:table-cell office:value-type="float" office:value="15.8954"/>
          <table:table-cell office:value-type="float" office:value="0.0"/>
          <table:table-cell table:style-name="cellBest" office:value-type="float" office:value="2.85714285714"/>
          <table:table-cell office:value-type="float" office:value="0.0720238095238"/>
          <table:table-cell office:value-type="float" office:value="0.0"/>
          <table:table-cell office:value-type="float" office:value="53101.0"/>
          <table:table-cell table:style-name="cellBest" office:value-type="float" office:value="0.0"/>
          <table:table-cell office:value-type="float" office:value="38327.0"/>
          <table:table-cell office:value-type="float" office:value="4.0"/>
          <table:table-cell office:value-type="float" office:value="4.0"/>
          <table:table-cell office:value-type="float" office:value="14.8011"/>
          <table:table-cell office:value-type="float" office:value="0.0"/>
          <table:table-cell table:style-name="cellBest" office:value-type="float" office:value="2.85714285714"/>
          <table:table-cell office:value-type="float" office:value="0.0732142857143"/>
          <table:table-cell office:value-type="float" office:value="0.0"/>
          <table:table-cell table:style-name="cellBest" office:value-type="float" office:value="46837.0"/>
          <table:table-cell table:style-name="cellBest" office:value-type="float" office:value="0.0"/>
          <table:table-cell table:style-name="cellBest" office:value-type="float" office:value="33212.0"/>
          <table:table-cell office:value-type="float" office:value="4.0"/>
          <table:table-cell office:value-type="float" office:value="4.0"/>
          <table:table-cell table:style-name="cellWorst" office:value-type="float" office:value="43.7374"/>
          <table:table-cell office:value-type="float" office:value="0.0"/>
          <table:table-cell table:style-name="cellWorst" office:value-type="float" office:value="9.64285714286"/>
          <table:table-cell office:value-type="float" office:value="0.110119047619"/>
          <table:table-cell office:value-type="float" office:value="0.0"/>
          <table:table-cell table:style-name="cellWorst" office:value-type="float" office:value="156196.0"/>
          <table:table-cell table:style-name="cellWorst" office:value-type="float" office:value="114798.0"/>
          <table:table-cell table:style-name="cellWorst" office:value-type="float" office:value="88346.0"/>
          <table:table-cell office:value-type="float" office:value="4.0"/>
          <table:table-cell office:value-type="float" office:value="4.0"/>
          <table:table-cell office:value-type="float" office:value="16.8077"/>
          <table:table-cell office:value-type="float" office:value="0.0"/>
          <table:table-cell office:value-type="float" office:value="7.14285714286"/>
          <table:table-cell office:value-type="float" office:value="0.0982142857143"/>
          <table:table-cell office:value-type="float" office:value="0.0"/>
          <table:table-cell office:value-type="float" office:value="50551.0"/>
          <table:table-cell office:value-type="float" office:value="21015.0"/>
          <table:table-cell office:value-type="float" office:value="37668.0"/>
          <table:table-cell office:value-type="float" office:value="4.0"/>
          <table:table-cell office:value-type="float" office:value="4.0"/>
          <table:table-cell office:value-type="float" office:value="19.691"/>
          <table:table-cell office:value-type="float" office:value="0.0"/>
          <table:table-cell table:style-name="cellWorst" office:value-type="float" office:value="9.64285714286"/>
          <table:table-cell office:value-type="float" office:value="0.110119047619"/>
          <table:table-cell office:value-type="float" office:value="0.0"/>
          <table:table-cell office:value-type="float" office:value="68054.0"/>
          <table:table-cell office:value-type="float" office:value="20684.0"/>
          <table:table-cell office:value-type="float" office:value="42919.0"/>
          <table:table-cell office:value-type="float" office:value="4.0"/>
          <table:table-cell office:value-type="float" office:value="4.0"/>
          <table:table-cell office:value-type="float" office:value="20.6638"/>
          <table:table-cell office:value-type="float" office:value="0.0"/>
          <table:table-cell table:style-name="cellWorst" office:value-type="float" office:value="9.64285714286"/>
          <table:table-cell office:value-type="float" office:value="0.110119047619"/>
          <table:table-cell office:value-type="float" office:value="0.0"/>
          <table:table-cell office:value-type="float" office:value="68054.0"/>
          <table:table-cell office:value-type="float" office:value="20684.0"/>
          <table:table-cell office:value-type="float" office:value="42919.0"/>
          <table:table-cell office:value-type="float" office:value="4.0"/>
          <table:table-cell office:value-type="float" office:value="4.0"/>
          <table:table-cell table:style-name="cellBest" office:value-type="float" office:value="13.3058"/>
          <table:table-cell office:value-type="float" office:value="0.0"/>
          <table:table-cell office:value-type="float" office:value="4.64285714286"/>
          <table:table-cell office:value-type="float" office:value="0.0738095238095"/>
          <table:table-cell office:value-type="float" office:value="0.0"/>
          <table:table-cell office:value-type="float" office:value="48603.0"/>
          <table:table-cell office:value-type="float" office:value="6930.0"/>
          <table:table-cell office:value-type="float" office:value="33293.0"/>
          <table:table-cell office:value-type="float" office:value="4.0"/>
          <table:table-cell office:value-type="float" office:value="4.0"/>
          <table:table-cell office:value-type="float" office:value="16.4269"/>
          <table:table-cell office:value-type="float" office:value="0.0"/>
          <table:table-cell table:style-name="cellBest" office:value-type="float" office:value="2.85714285714"/>
          <table:table-cell office:value-type="float" office:value="0.0690476190476"/>
          <table:table-cell office:value-type="float" office:value="0.0"/>
          <table:table-cell office:value-type="float" office:value="49927.0"/>
          <table:table-cell office:value-type="float" office:value="7063.0"/>
          <table:table-cell office:value-type="float" office:value="33909.0"/>
          <table:table-cell office:value-type="float" office:value="4.0"/>
          <table:table-cell office:value-type="float" office:value="4.0"/>
          <table:table-cell office:value-type="float" office:value="18.9936"/>
          <table:table-cell office:value-type="float" office:value="0.0"/>
          <table:table-cell office:value-type="float" office:value="7.14285714286"/>
          <table:table-cell office:value-type="float" office:value="0.097619047619"/>
          <table:table-cell office:value-type="float" office:value="0.0"/>
          <table:table-cell office:value-type="float" office:value="58686.0"/>
          <table:table-cell office:value-type="float" office:value="29150.0"/>
          <table:table-cell office:value-type="float" office:value="45279.0"/>
          <table:table-cell office:value-type="float" office:value="4.0"/>
          <table:table-cell office:value-type="float" office:value="4.0"/>
          <table:table-cell office:value-type="float" office:value="17.3209"/>
          <table:table-cell office:value-type="float" office:value="0.0"/>
          <table:table-cell office:value-type="float" office:value="7.14285714286"/>
          <table:table-cell office:value-type="float" office:value="0.097619047619"/>
          <table:table-cell office:value-type="float" office:value="0.0"/>
          <table:table-cell office:value-type="float" office:value="58686.0"/>
          <table:table-cell office:value-type="float" office:value="29150.0"/>
          <table:table-cell office:value-type="float" office:value="45279.0"/>
          <table:table-cell office:value-type="float" office:value="4.0"/>
          <table:table-cell office:value-type="float" office:value="4.0"/>
          <table:table-cell table:formula="of:=MIN([.$B21];[.$L21];[.$V21];[.$AF21];[.$AP21];[.$AZ21];[.$BJ21];[.$BT21];[.$CD21];[.$CN21];[.$CX21])" office:value-type="float"/>
          <table:table-cell table:formula="of:=MIN([.$C21];[.$M21];[.$W21];[.$AG21];[.$AQ21];[.$BA21];[.$BK21];[.$BU21];[.$CE21];[.$CO21];[.$CY21])" office:value-type="float"/>
          <table:table-cell table:formula="of:=MIN([.$D21];[.$N21];[.$X21];[.$AH21];[.$AR21];[.$BB21];[.$BL21];[.$BV21];[.$CF21];[.$CP21];[.$CZ21])" office:value-type="float"/>
          <table:table-cell table:formula="of:=MIN([.$E21];[.$O21];[.$Y21];[.$AI21];[.$AS21];[.$BC21];[.$BM21];[.$BW21];[.$CG21];[.$CQ21];[.$DA21])" office:value-type="float"/>
          <table:table-cell table:formula="of:=MIN([.$F21];[.$P21];[.$Z21];[.$AJ21];[.$AT21];[.$BD21];[.$BN21];[.$BX21];[.$CH21];[.$CR21];[.$DB21])" office:value-type="float"/>
          <table:table-cell table:formula="of:=MIN([.$G21];[.$Q21];[.$AA21];[.$AK21];[.$AU21];[.$BE21];[.$BO21];[.$BY21];[.$CI21];[.$CS21];[.$DC21])" office:value-type="float"/>
          <table:table-cell table:formula="of:=MIN([.$H21];[.$R21];[.$AB21];[.$AL21];[.$AV21];[.$BF21];[.$BP21];[.$BZ21];[.$CJ21];[.$CT21];[.$DD21])" office:value-type="float"/>
          <table:table-cell table:formula="of:=MIN([.$I21];[.$S21];[.$AC21];[.$AM21];[.$AW21];[.$BG21];[.$BQ21];[.$CA21];[.$CK21];[.$CU21];[.$DE21])" office:value-type="float"/>
          <table:table-cell table:formula="of:=MIN([.$J21];[.$T21];[.$AD21];[.$AN21];[.$AX21];[.$BH21];[.$BR21];[.$CB21];[.$CL21];[.$CV21];[.$DF21])" office:value-type="float"/>
          <table:table-cell table:formula="of:=MIN([.$K21];[.$U21];[.$AE21];[.$AO21];[.$AY21];[.$BI21];[.$BS21];[.$CC21];[.$CM21];[.$CW21];[.$DG21])" office:value-type="float"/>
          <table:table-cell table:formula="of:=MEDIAN([.$B21];[.$L21];[.$V21];[.$AF21];[.$AP21];[.$AZ21];[.$BJ21];[.$BT21];[.$CD21];[.$CN21];[.$CX21])" office:value-type="float"/>
          <table:table-cell table:formula="of:=MEDIAN([.$C21];[.$M21];[.$W21];[.$AG21];[.$AQ21];[.$BA21];[.$BK21];[.$BU21];[.$CE21];[.$CO21];[.$CY21])" office:value-type="float"/>
          <table:table-cell table:formula="of:=MEDIAN([.$D21];[.$N21];[.$X21];[.$AH21];[.$AR21];[.$BB21];[.$BL21];[.$BV21];[.$CF21];[.$CP21];[.$CZ21])" office:value-type="float"/>
          <table:table-cell table:formula="of:=MEDIAN([.$E21];[.$O21];[.$Y21];[.$AI21];[.$AS21];[.$BC21];[.$BM21];[.$BW21];[.$CG21];[.$CQ21];[.$DA21])" office:value-type="float"/>
          <table:table-cell table:formula="of:=MEDIAN([.$F21];[.$P21];[.$Z21];[.$AJ21];[.$AT21];[.$BD21];[.$BN21];[.$BX21];[.$CH21];[.$CR21];[.$DB21])" office:value-type="float"/>
          <table:table-cell table:formula="of:=MEDIAN([.$G21];[.$Q21];[.$AA21];[.$AK21];[.$AU21];[.$BE21];[.$BO21];[.$BY21];[.$CI21];[.$CS21];[.$DC21])" office:value-type="float"/>
          <table:table-cell table:formula="of:=MEDIAN([.$H21];[.$R21];[.$AB21];[.$AL21];[.$AV21];[.$BF21];[.$BP21];[.$BZ21];[.$CJ21];[.$CT21];[.$DD21])" office:value-type="float"/>
          <table:table-cell table:formula="of:=MEDIAN([.$I21];[.$S21];[.$AC21];[.$AM21];[.$AW21];[.$BG21];[.$BQ21];[.$CA21];[.$CK21];[.$CU21];[.$DE21])" office:value-type="float"/>
          <table:table-cell table:formula="of:=MEDIAN([.$J21];[.$T21];[.$AD21];[.$AN21];[.$AX21];[.$BH21];[.$BR21];[.$CB21];[.$CL21];[.$CV21];[.$DF21])" office:value-type="float"/>
          <table:table-cell table:formula="of:=MEDIAN([.$K21];[.$U21];[.$AE21];[.$AO21];[.$AY21];[.$BI21];[.$BS21];[.$CC21];[.$CM21];[.$CW21];[.$DG21])" office:value-type="float"/>
          <table:table-cell table:formula="of:=MAX([.$B21];[.$L21];[.$V21];[.$AF21];[.$AP21];[.$AZ21];[.$BJ21];[.$BT21];[.$CD21];[.$CN21];[.$CX21])" office:value-type="float"/>
          <table:table-cell table:formula="of:=MAX([.$C21];[.$M21];[.$W21];[.$AG21];[.$AQ21];[.$BA21];[.$BK21];[.$BU21];[.$CE21];[.$CO21];[.$CY21])" office:value-type="float"/>
          <table:table-cell table:formula="of:=MAX([.$D21];[.$N21];[.$X21];[.$AH21];[.$AR21];[.$BB21];[.$BL21];[.$BV21];[.$CF21];[.$CP21];[.$CZ21])" office:value-type="float"/>
          <table:table-cell table:formula="of:=MAX([.$E21];[.$O21];[.$Y21];[.$AI21];[.$AS21];[.$BC21];[.$BM21];[.$BW21];[.$CG21];[.$CQ21];[.$DA21])" office:value-type="float"/>
          <table:table-cell table:formula="of:=MAX([.$F21];[.$P21];[.$Z21];[.$AJ21];[.$AT21];[.$BD21];[.$BN21];[.$BX21];[.$CH21];[.$CR21];[.$DB21])" office:value-type="float"/>
          <table:table-cell table:formula="of:=MAX([.$G21];[.$Q21];[.$AA21];[.$AK21];[.$AU21];[.$BE21];[.$BO21];[.$BY21];[.$CI21];[.$CS21];[.$DC21])" office:value-type="float"/>
          <table:table-cell table:formula="of:=MAX([.$H21];[.$R21];[.$AB21];[.$AL21];[.$AV21];[.$BF21];[.$BP21];[.$BZ21];[.$CJ21];[.$CT21];[.$DD21])" office:value-type="float"/>
          <table:table-cell table:formula="of:=MAX([.$I21];[.$S21];[.$AC21];[.$AM21];[.$AW21];[.$BG21];[.$BQ21];[.$CA21];[.$CK21];[.$CU21];[.$DE21])" office:value-type="float"/>
          <table:table-cell table:formula="of:=MAX([.$J21];[.$T21];[.$AD21];[.$AN21];[.$AX21];[.$BH21];[.$BR21];[.$CB21];[.$CL21];[.$CV21];[.$DF21])" office:value-type="float"/>
          <table:table-cell table:formula="of:=MAX([.$K21];[.$U21];[.$AE21];[.$AO21];[.$AY21];[.$BI21];[.$BS21];[.$CC21];[.$CM21];[.$CW21];[.$DG21])" office:value-type="float"/>
        </table:table-row>
        <table:table-row table:style-name="ro1">
          <table:table-cell office:value-type="string">
            <text:p>aspComp2013/crossing/instances/0001-crossing_minimization-9-0.asp</text:p>
          </table:table-cell>
          <table:table-cell office:value-type="float" office:value="3.0236"/>
          <table:table-cell office:value-type="float" office:value="0.0"/>
          <table:table-cell office:value-type="float" office:value="5.67010309278"/>
          <table:table-cell office:value-type="float" office:value="0.147766323024"/>
          <table:table-cell office:value-type="float" office:value="0.0"/>
          <table:table-cell office:value-type="float" office:value="22119.0"/>
          <table:table-cell table:style-name="cellBest" office:value-type="float" office:value="0.0"/>
          <table:table-cell office:value-type="float" office:value="13732.0"/>
          <table:table-cell office:value-type="float" office:value="4.0"/>
          <table:table-cell table:style-name="cellBest" office:value-type="float" office:value="22.0"/>
          <table:table-cell office:value-type="float" office:value="3.11479"/>
          <table:table-cell office:value-type="float" office:value="0.0"/>
          <table:table-cell office:value-type="float" office:value="9.79381443299"/>
          <table:table-cell office:value-type="float" office:value="0.17439862543"/>
          <table:table-cell office:value-type="float" office:value="0.0"/>
          <table:table-cell office:value-type="float" office:value="23388.0"/>
          <table:table-cell table:style-name="cellBest" office:value-type="float" office:value="0.0"/>
          <table:table-cell office:value-type="float" office:value="13770.0"/>
          <table:table-cell office:value-type="float" office:value="4.0"/>
          <table:table-cell office:value-type="float" office:value="33.0"/>
          <table:table-cell table:style-name="cellBest" office:value-type="float" office:value="2.55901"/>
          <table:table-cell office:value-type="float" office:value="0.0"/>
          <table:table-cell office:value-type="float" office:value="5.67010309278"/>
          <table:table-cell office:value-type="float" office:value="0.147766323024"/>
          <table:table-cell office:value-type="float" office:value="0.0"/>
          <table:table-cell office:value-type="float" office:value="22119.0"/>
          <table:table-cell table:style-name="cellBest" office:value-type="float" office:value="0.0"/>
          <table:table-cell office:value-type="float" office:value="13732.0"/>
          <table:table-cell office:value-type="float" office:value="4.0"/>
          <table:table-cell table:style-name="cellBest" office:value-type="float" office:value="22.0"/>
          <table:table-cell office:value-type="float" office:value="14.2887"/>
          <table:table-cell office:value-type="float" office:value="0.0"/>
          <table:table-cell office:value-type="float" office:value="8.24742268041"/>
          <table:table-cell office:value-type="float" office:value="0.120274914089"/>
          <table:table-cell office:value-type="float" office:value="0.0"/>
          <table:table-cell office:value-type="float" office:value="97116.0"/>
          <table:table-cell office:value-type="float" office:value="68396.0"/>
          <table:table-cell office:value-type="float" office:value="45320.0"/>
          <table:table-cell office:value-type="float" office:value="4.0"/>
          <table:table-cell office:value-type="float" office:value="41.0"/>
          <table:table-cell table:style-name="cellWorst" office:value-type="float" office:value="113.432"/>
          <table:table-cell office:value-type="float" office:value="0.0"/>
          <table:table-cell table:style-name="cellWorst" office:value-type="float" office:value="20.618556701"/>
          <table:table-cell office:value-type="float" office:value="0.262027491409"/>
          <table:table-cell office:value-type="float" office:value="0.0"/>
          <table:table-cell office:value-type="float" office:value="1602442.0"/>
          <table:table-cell office:value-type="float" office:value="1566562.0"/>
          <table:table-cell office:value-type="float" office:value="304978.0"/>
          <table:table-cell office:value-type="float" office:value="4.0"/>
          <table:table-cell office:value-type="float" office:value="67.0"/>
          <table:table-cell office:value-type="float" office:value="6.94155"/>
          <table:table-cell office:value-type="float" office:value="0.0"/>
          <table:table-cell office:value-type="float" office:value="9.79381443299"/>
          <table:table-cell office:value-type="float" office:value="0.185567010309"/>
          <table:table-cell office:value-type="float" office:value="0.0"/>
          <table:table-cell office:value-type="float" office:value="41420.0"/>
          <table:table-cell office:value-type="float" office:value="9924.0"/>
          <table:table-cell office:value-type="float" office:value="20600.0"/>
          <table:table-cell office:value-type="float" office:value="4.0"/>
          <table:table-cell office:value-type="float" office:value="37.0"/>
          <table:table-cell office:value-type="float" office:value="5.99533"/>
          <table:table-cell office:value-type="float" office:value="0.0"/>
          <table:table-cell office:value-type="float" office:value="9.79381443299"/>
          <table:table-cell office:value-type="float" office:value="0.185567010309"/>
          <table:table-cell office:value-type="float" office:value="0.0"/>
          <table:table-cell office:value-type="float" office:value="41420.0"/>
          <table:table-cell office:value-type="float" office:value="9924.0"/>
          <table:table-cell office:value-type="float" office:value="20600.0"/>
          <table:table-cell office:value-type="float" office:value="4.0"/>
          <table:table-cell office:value-type="float" office:value="37.0"/>
          <table:table-cell office:value-type="float" office:value="3.41073"/>
          <table:table-cell office:value-type="float" office:value="0.0"/>
          <table:table-cell table:style-name="cellBest" office:value-type="float" office:value="1.03092783505"/>
          <table:table-cell office:value-type="float" office:value="0.125429553265"/>
          <table:table-cell office:value-type="float" office:value="0.0"/>
          <table:table-cell office:value-type="float" office:value="24383.0"/>
          <table:table-cell office:value-type="float" office:value="115.0"/>
          <table:table-cell office:value-type="float" office:value="10691.0"/>
          <table:table-cell office:value-type="float" office:value="4.0"/>
          <table:table-cell office:value-type="float" office:value="41.0"/>
          <table:table-cell office:value-type="float" office:value="4.82884"/>
          <table:table-cell office:value-type="float" office:value="0.0"/>
          <table:table-cell office:value-type="float" office:value="13.9175257732"/>
          <table:table-cell office:value-type="float" office:value="0.198453608247"/>
          <table:table-cell office:value-type="float" office:value="0.0"/>
          <table:table-cell table:style-name="cellBest" office:value-type="float" office:value="21459.0"/>
          <table:table-cell office:value-type="float" office:value="102.0"/>
          <table:table-cell table:style-name="cellBest" office:value-type="float" office:value="9626.0"/>
          <table:table-cell office:value-type="float" office:value="4.0"/>
          <table:table-cell office:value-type="float" office:value="36.0"/>
          <table:table-cell office:value-type="float" office:value="84.8309"/>
          <table:table-cell office:value-type="float" office:value="0.0"/>
          <table:table-cell office:value-type="float" office:value="14.4329896907"/>
          <table:table-cell office:value-type="float" office:value="0.236254295533"/>
          <table:table-cell office:value-type="float" office:value="0.0"/>
          <table:table-cell office:value-type="float" office:value="1734697.0"/>
          <table:table-cell office:value-type="float" office:value="1700584.0"/>
          <table:table-cell office:value-type="float" office:value="289075.0"/>
          <table:table-cell office:value-type="float" office:value="4.0"/>
          <table:table-cell office:value-type="float" office:value="60.0"/>
          <table:table-cell office:value-type="float" office:value="109.79"/>
          <table:table-cell office:value-type="float" office:value="0.0"/>
          <table:table-cell office:value-type="float" office:value="14.4329896907"/>
          <table:table-cell office:value-type="float" office:value="0.247422680412"/>
          <table:table-cell office:value-type="float" office:value="0.0"/>
          <table:table-cell table:style-name="cellWorst" office:value-type="float" office:value="2131926.0"/>
          <table:table-cell table:style-name="cellWorst" office:value-type="float" office:value="2092364.0"/>
          <table:table-cell table:style-name="cellWorst" office:value-type="float" office:value="368805.0"/>
          <table:table-cell office:value-type="float" office:value="4.0"/>
          <table:table-cell table:style-name="cellWorst" office:value-type="float" office:value="72.0"/>
          <table:table-cell table:formula="of:=MIN([.$B22];[.$L22];[.$V22];[.$AF22];[.$AP22];[.$AZ22];[.$BJ22];[.$BT22];[.$CD22];[.$CN22];[.$CX22])" office:value-type="float"/>
          <table:table-cell table:formula="of:=MIN([.$C22];[.$M22];[.$W22];[.$AG22];[.$AQ22];[.$BA22];[.$BK22];[.$BU22];[.$CE22];[.$CO22];[.$CY22])" office:value-type="float"/>
          <table:table-cell table:formula="of:=MIN([.$D22];[.$N22];[.$X22];[.$AH22];[.$AR22];[.$BB22];[.$BL22];[.$BV22];[.$CF22];[.$CP22];[.$CZ22])" office:value-type="float"/>
          <table:table-cell table:formula="of:=MIN([.$E22];[.$O22];[.$Y22];[.$AI22];[.$AS22];[.$BC22];[.$BM22];[.$BW22];[.$CG22];[.$CQ22];[.$DA22])" office:value-type="float"/>
          <table:table-cell table:formula="of:=MIN([.$F22];[.$P22];[.$Z22];[.$AJ22];[.$AT22];[.$BD22];[.$BN22];[.$BX22];[.$CH22];[.$CR22];[.$DB22])" office:value-type="float"/>
          <table:table-cell table:formula="of:=MIN([.$G22];[.$Q22];[.$AA22];[.$AK22];[.$AU22];[.$BE22];[.$BO22];[.$BY22];[.$CI22];[.$CS22];[.$DC22])" office:value-type="float"/>
          <table:table-cell table:formula="of:=MIN([.$H22];[.$R22];[.$AB22];[.$AL22];[.$AV22];[.$BF22];[.$BP22];[.$BZ22];[.$CJ22];[.$CT22];[.$DD22])" office:value-type="float"/>
          <table:table-cell table:formula="of:=MIN([.$I22];[.$S22];[.$AC22];[.$AM22];[.$AW22];[.$BG22];[.$BQ22];[.$CA22];[.$CK22];[.$CU22];[.$DE22])" office:value-type="float"/>
          <table:table-cell table:formula="of:=MIN([.$J22];[.$T22];[.$AD22];[.$AN22];[.$AX22];[.$BH22];[.$BR22];[.$CB22];[.$CL22];[.$CV22];[.$DF22])" office:value-type="float"/>
          <table:table-cell table:formula="of:=MIN([.$K22];[.$U22];[.$AE22];[.$AO22];[.$AY22];[.$BI22];[.$BS22];[.$CC22];[.$CM22];[.$CW22];[.$DG22])" office:value-type="float"/>
          <table:table-cell table:formula="of:=MEDIAN([.$B22];[.$L22];[.$V22];[.$AF22];[.$AP22];[.$AZ22];[.$BJ22];[.$BT22];[.$CD22];[.$CN22];[.$CX22])" office:value-type="float"/>
          <table:table-cell table:formula="of:=MEDIAN([.$C22];[.$M22];[.$W22];[.$AG22];[.$AQ22];[.$BA22];[.$BK22];[.$BU22];[.$CE22];[.$CO22];[.$CY22])" office:value-type="float"/>
          <table:table-cell table:formula="of:=MEDIAN([.$D22];[.$N22];[.$X22];[.$AH22];[.$AR22];[.$BB22];[.$BL22];[.$BV22];[.$CF22];[.$CP22];[.$CZ22])" office:value-type="float"/>
          <table:table-cell table:formula="of:=MEDIAN([.$E22];[.$O22];[.$Y22];[.$AI22];[.$AS22];[.$BC22];[.$BM22];[.$BW22];[.$CG22];[.$CQ22];[.$DA22])" office:value-type="float"/>
          <table:table-cell table:formula="of:=MEDIAN([.$F22];[.$P22];[.$Z22];[.$AJ22];[.$AT22];[.$BD22];[.$BN22];[.$BX22];[.$CH22];[.$CR22];[.$DB22])" office:value-type="float"/>
          <table:table-cell table:formula="of:=MEDIAN([.$G22];[.$Q22];[.$AA22];[.$AK22];[.$AU22];[.$BE22];[.$BO22];[.$BY22];[.$CI22];[.$CS22];[.$DC22])" office:value-type="float"/>
          <table:table-cell table:formula="of:=MEDIAN([.$H22];[.$R22];[.$AB22];[.$AL22];[.$AV22];[.$BF22];[.$BP22];[.$BZ22];[.$CJ22];[.$CT22];[.$DD22])" office:value-type="float"/>
          <table:table-cell table:formula="of:=MEDIAN([.$I22];[.$S22];[.$AC22];[.$AM22];[.$AW22];[.$BG22];[.$BQ22];[.$CA22];[.$CK22];[.$CU22];[.$DE22])" office:value-type="float"/>
          <table:table-cell table:formula="of:=MEDIAN([.$J22];[.$T22];[.$AD22];[.$AN22];[.$AX22];[.$BH22];[.$BR22];[.$CB22];[.$CL22];[.$CV22];[.$DF22])" office:value-type="float"/>
          <table:table-cell table:formula="of:=MEDIAN([.$K22];[.$U22];[.$AE22];[.$AO22];[.$AY22];[.$BI22];[.$BS22];[.$CC22];[.$CM22];[.$CW22];[.$DG22])" office:value-type="float"/>
          <table:table-cell table:formula="of:=MAX([.$B22];[.$L22];[.$V22];[.$AF22];[.$AP22];[.$AZ22];[.$BJ22];[.$BT22];[.$CD22];[.$CN22];[.$CX22])" office:value-type="float"/>
          <table:table-cell table:formula="of:=MAX([.$C22];[.$M22];[.$W22];[.$AG22];[.$AQ22];[.$BA22];[.$BK22];[.$BU22];[.$CE22];[.$CO22];[.$CY22])" office:value-type="float"/>
          <table:table-cell table:formula="of:=MAX([.$D22];[.$N22];[.$X22];[.$AH22];[.$AR22];[.$BB22];[.$BL22];[.$BV22];[.$CF22];[.$CP22];[.$CZ22])" office:value-type="float"/>
          <table:table-cell table:formula="of:=MAX([.$E22];[.$O22];[.$Y22];[.$AI22];[.$AS22];[.$BC22];[.$BM22];[.$BW22];[.$CG22];[.$CQ22];[.$DA22])" office:value-type="float"/>
          <table:table-cell table:formula="of:=MAX([.$F22];[.$P22];[.$Z22];[.$AJ22];[.$AT22];[.$BD22];[.$BN22];[.$BX22];[.$CH22];[.$CR22];[.$DB22])" office:value-type="float"/>
          <table:table-cell table:formula="of:=MAX([.$G22];[.$Q22];[.$AA22];[.$AK22];[.$AU22];[.$BE22];[.$BO22];[.$BY22];[.$CI22];[.$CS22];[.$DC22])" office:value-type="float"/>
          <table:table-cell table:formula="of:=MAX([.$H22];[.$R22];[.$AB22];[.$AL22];[.$AV22];[.$BF22];[.$BP22];[.$BZ22];[.$CJ22];[.$CT22];[.$DD22])" office:value-type="float"/>
          <table:table-cell table:formula="of:=MAX([.$I22];[.$S22];[.$AC22];[.$AM22];[.$AW22];[.$BG22];[.$BQ22];[.$CA22];[.$CK22];[.$CU22];[.$DE22])" office:value-type="float"/>
          <table:table-cell table:formula="of:=MAX([.$J22];[.$T22];[.$AD22];[.$AN22];[.$AX22];[.$BH22];[.$BR22];[.$CB22];[.$CL22];[.$CV22];[.$DF22])" office:value-type="float"/>
          <table:table-cell table:formula="of:=MAX([.$K22];[.$U22];[.$AE22];[.$AO22];[.$AY22];[.$BI22];[.$BS22];[.$CC22];[.$CM22];[.$CW22];[.$DG22])" office:value-type="float"/>
        </table:table-row>
        <table:table-row table:style-name="ro1">
          <table:table-cell office:value-type="string">
            <text:p>aspComp2013/crossing/instances/0002-crossing_minimization-9-0.asp</text:p>
          </table:table-cell>
          <table:table-cell office:value-type="float" office:value="2.92551"/>
          <table:table-cell office:value-type="float" office:value="0.0"/>
          <table:table-cell office:value-type="float" office:value="14.0625"/>
          <table:table-cell office:value-type="float" office:value="0.166666666667"/>
          <table:table-cell office:value-type="float" office:value="0.0"/>
          <table:table-cell office:value-type="float" office:value="21246.0"/>
          <table:table-cell table:style-name="cellBest" office:value-type="float" office:value="0.0"/>
          <table:table-cell office:value-type="float" office:value="11720.0"/>
          <table:table-cell office:value-type="float" office:value="4.0"/>
          <table:table-cell table:style-name="cellBest" office:value-type="float" office:value="29.0"/>
          <table:table-cell table:style-name="cellBest" office:value-type="float" office:value="2.50756"/>
          <table:table-cell office:value-type="float" office:value="0.0"/>
          <table:table-cell table:style-name="cellWorst" office:value-type="float" office:value="19.2708333333"/>
          <table:table-cell office:value-type="float" office:value="0.2109375"/>
          <table:table-cell office:value-type="float" office:value="0.0"/>
          <table:table-cell table:style-name="cellBest" office:value-type="float" office:value="17045.0"/>
          <table:table-cell table:style-name="cellBest" office:value-type="float" office:value="0.0"/>
          <table:table-cell office:value-type="float" office:value="9598.0"/>
          <table:table-cell office:value-type="float" office:value="4.0"/>
          <table:table-cell table:style-name="cellBest" office:value-type="float" office:value="29.0"/>
          <table:table-cell office:value-type="float" office:value="2.80471"/>
          <table:table-cell office:value-type="float" office:value="0.0"/>
          <table:table-cell office:value-type="float" office:value="14.0625"/>
          <table:table-cell office:value-type="float" office:value="0.166666666667"/>
          <table:table-cell office:value-type="float" office:value="0.0"/>
          <table:table-cell office:value-type="float" office:value="21246.0"/>
          <table:table-cell table:style-name="cellBest" office:value-type="float" office:value="0.0"/>
          <table:table-cell office:value-type="float" office:value="11720.0"/>
          <table:table-cell office:value-type="float" office:value="4.0"/>
          <table:table-cell table:style-name="cellBest" office:value-type="float" office:value="29.0"/>
          <table:table-cell office:value-type="float" office:value="7.29884"/>
          <table:table-cell office:value-type="float" office:value="0.0"/>
          <table:table-cell office:value-type="float" office:value="9.89583333333"/>
          <table:table-cell office:value-type="float" office:value="0.137152777778"/>
          <table:table-cell office:value-type="float" office:value="0.0"/>
          <table:table-cell office:value-type="float" office:value="46967.0"/>
          <table:table-cell office:value-type="float" office:value="25185.0"/>
          <table:table-cell office:value-type="float" office:value="22543.0"/>
          <table:table-cell office:value-type="float" office:value="4.0"/>
          <table:table-cell office:value-type="float" office:value="33.0"/>
          <table:table-cell office:value-type="float" office:value="77.3065"/>
          <table:table-cell office:value-type="float" office:value="0.0"/>
          <table:table-cell office:value-type="float" office:value="11.4583333333"/>
          <table:table-cell office:value-type="float" office:value="0.216145833333"/>
          <table:table-cell office:value-type="float" office:value="0.0"/>
          <table:table-cell office:value-type="float" office:value="1578060.0"/>
          <table:table-cell office:value-type="float" office:value="1543420.0"/>
          <table:table-cell office:value-type="float" office:value="239860.0"/>
          <table:table-cell office:value-type="float" office:value="4.0"/>
          <table:table-cell office:value-type="float" office:value="64.0"/>
          <table:table-cell office:value-type="float" office:value="3.76933"/>
          <table:table-cell office:value-type="float" office:value="0.0"/>
          <table:table-cell office:value-type="float" office:value="3.125"/>
          <table:table-cell office:value-type="float" office:value="0.153645833333"/>
          <table:table-cell office:value-type="float" office:value="0.0"/>
          <table:table-cell office:value-type="float" office:value="27031.0"/>
          <table:table-cell office:value-type="float" office:value="3068.0"/>
          <table:table-cell office:value-type="float" office:value="11276.0"/>
          <table:table-cell office:value-type="float" office:value="4.0"/>
          <table:table-cell office:value-type="float" office:value="38.0"/>
          <table:table-cell office:value-type="float" office:value="4.2819"/>
          <table:table-cell office:value-type="float" office:value="0.0"/>
          <table:table-cell office:value-type="float" office:value="3.125"/>
          <table:table-cell office:value-type="float" office:value="0.153645833333"/>
          <table:table-cell office:value-type="float" office:value="0.0"/>
          <table:table-cell office:value-type="float" office:value="27031.0"/>
          <table:table-cell office:value-type="float" office:value="3068.0"/>
          <table:table-cell office:value-type="float" office:value="11276.0"/>
          <table:table-cell office:value-type="float" office:value="4.0"/>
          <table:table-cell office:value-type="float" office:value="38.0"/>
          <table:table-cell office:value-type="float" office:value="3.56695"/>
          <table:table-cell office:value-type="float" office:value="0.0"/>
          <table:table-cell table:style-name="cellBest" office:value-type="float" office:value="1.04166666667"/>
          <table:table-cell office:value-type="float" office:value="0.1640625"/>
          <table:table-cell office:value-type="float" office:value="0.0"/>
          <table:table-cell office:value-type="float" office:value="26886.0"/>
          <table:table-cell office:value-type="float" office:value="243.0"/>
          <table:table-cell office:value-type="float" office:value="11048.0"/>
          <table:table-cell office:value-type="float" office:value="4.0"/>
          <table:table-cell office:value-type="float" office:value="40.0"/>
          <table:table-cell office:value-type="float" office:value="4.16265"/>
          <table:table-cell office:value-type="float" office:value="0.0"/>
          <table:table-cell office:value-type="float" office:value="9.89583333333"/>
          <table:table-cell office:value-type="float" office:value="0.177083333333"/>
          <table:table-cell office:value-type="float" office:value="0.0"/>
          <table:table-cell office:value-type="float" office:value="21695.0"/>
          <table:table-cell office:value-type="float" office:value="209.0"/>
          <table:table-cell table:style-name="cellBest" office:value-type="float" office:value="9085.0"/>
          <table:table-cell office:value-type="float" office:value="4.0"/>
          <table:table-cell office:value-type="float" office:value="36.0"/>
          <table:table-cell office:value-type="float" office:value="103.809"/>
          <table:table-cell office:value-type="float" office:value="0.0"/>
          <table:table-cell office:value-type="float" office:value="6.25"/>
          <table:table-cell office:value-type="float" office:value="0.163194444444"/>
          <table:table-cell office:value-type="float" office:value="0.0"/>
          <table:table-cell table:style-name="cellWorst" office:value-type="float" office:value="2436029.0"/>
          <table:table-cell table:style-name="cellWorst" office:value-type="float" office:value="2400219.0"/>
          <table:table-cell office:value-type="float" office:value="373552.0"/>
          <table:table-cell office:value-type="float" office:value="4.0"/>
          <table:table-cell office:value-type="float" office:value="62.0"/>
          <table:table-cell table:style-name="cellWorst" office:value-type="float" office:value="133.907"/>
          <table:table-cell office:value-type="float" office:value="0.0"/>
          <table:table-cell office:value-type="float" office:value="6.25"/>
          <table:table-cell office:value-type="float" office:value="0.158854166667"/>
          <table:table-cell office:value-type="float" office:value="0.0"/>
          <table:table-cell office:value-type="float" office:value="2011113.0"/>
          <table:table-cell office:value-type="float" office:value="1971378.0"/>
          <table:table-cell table:style-name="cellWorst" office:value-type="float" office:value="381058.0"/>
          <table:table-cell office:value-type="float" office:value="4.0"/>
          <table:table-cell table:style-name="cellWorst" office:value-type="float" office:value="67.0"/>
          <table:table-cell table:formula="of:=MIN([.$B23];[.$L23];[.$V23];[.$AF23];[.$AP23];[.$AZ23];[.$BJ23];[.$BT23];[.$CD23];[.$CN23];[.$CX23])" office:value-type="float"/>
          <table:table-cell table:formula="of:=MIN([.$C23];[.$M23];[.$W23];[.$AG23];[.$AQ23];[.$BA23];[.$BK23];[.$BU23];[.$CE23];[.$CO23];[.$CY23])" office:value-type="float"/>
          <table:table-cell table:formula="of:=MIN([.$D23];[.$N23];[.$X23];[.$AH23];[.$AR23];[.$BB23];[.$BL23];[.$BV23];[.$CF23];[.$CP23];[.$CZ23])" office:value-type="float"/>
          <table:table-cell table:formula="of:=MIN([.$E23];[.$O23];[.$Y23];[.$AI23];[.$AS23];[.$BC23];[.$BM23];[.$BW23];[.$CG23];[.$CQ23];[.$DA23])" office:value-type="float"/>
          <table:table-cell table:formula="of:=MIN([.$F23];[.$P23];[.$Z23];[.$AJ23];[.$AT23];[.$BD23];[.$BN23];[.$BX23];[.$CH23];[.$CR23];[.$DB23])" office:value-type="float"/>
          <table:table-cell table:formula="of:=MIN([.$G23];[.$Q23];[.$AA23];[.$AK23];[.$AU23];[.$BE23];[.$BO23];[.$BY23];[.$CI23];[.$CS23];[.$DC23])" office:value-type="float"/>
          <table:table-cell table:formula="of:=MIN([.$H23];[.$R23];[.$AB23];[.$AL23];[.$AV23];[.$BF23];[.$BP23];[.$BZ23];[.$CJ23];[.$CT23];[.$DD23])" office:value-type="float"/>
          <table:table-cell table:formula="of:=MIN([.$I23];[.$S23];[.$AC23];[.$AM23];[.$AW23];[.$BG23];[.$BQ23];[.$CA23];[.$CK23];[.$CU23];[.$DE23])" office:value-type="float"/>
          <table:table-cell table:formula="of:=MIN([.$J23];[.$T23];[.$AD23];[.$AN23];[.$AX23];[.$BH23];[.$BR23];[.$CB23];[.$CL23];[.$CV23];[.$DF23])" office:value-type="float"/>
          <table:table-cell table:formula="of:=MIN([.$K23];[.$U23];[.$AE23];[.$AO23];[.$AY23];[.$BI23];[.$BS23];[.$CC23];[.$CM23];[.$CW23];[.$DG23])" office:value-type="float"/>
          <table:table-cell table:formula="of:=MEDIAN([.$B23];[.$L23];[.$V23];[.$AF23];[.$AP23];[.$AZ23];[.$BJ23];[.$BT23];[.$CD23];[.$CN23];[.$CX23])" office:value-type="float"/>
          <table:table-cell table:formula="of:=MEDIAN([.$C23];[.$M23];[.$W23];[.$AG23];[.$AQ23];[.$BA23];[.$BK23];[.$BU23];[.$CE23];[.$CO23];[.$CY23])" office:value-type="float"/>
          <table:table-cell table:formula="of:=MEDIAN([.$D23];[.$N23];[.$X23];[.$AH23];[.$AR23];[.$BB23];[.$BL23];[.$BV23];[.$CF23];[.$CP23];[.$CZ23])" office:value-type="float"/>
          <table:table-cell table:formula="of:=MEDIAN([.$E23];[.$O23];[.$Y23];[.$AI23];[.$AS23];[.$BC23];[.$BM23];[.$BW23];[.$CG23];[.$CQ23];[.$DA23])" office:value-type="float"/>
          <table:table-cell table:formula="of:=MEDIAN([.$F23];[.$P23];[.$Z23];[.$AJ23];[.$AT23];[.$BD23];[.$BN23];[.$BX23];[.$CH23];[.$CR23];[.$DB23])" office:value-type="float"/>
          <table:table-cell table:formula="of:=MEDIAN([.$G23];[.$Q23];[.$AA23];[.$AK23];[.$AU23];[.$BE23];[.$BO23];[.$BY23];[.$CI23];[.$CS23];[.$DC23])" office:value-type="float"/>
          <table:table-cell table:formula="of:=MEDIAN([.$H23];[.$R23];[.$AB23];[.$AL23];[.$AV23];[.$BF23];[.$BP23];[.$BZ23];[.$CJ23];[.$CT23];[.$DD23])" office:value-type="float"/>
          <table:table-cell table:formula="of:=MEDIAN([.$I23];[.$S23];[.$AC23];[.$AM23];[.$AW23];[.$BG23];[.$BQ23];[.$CA23];[.$CK23];[.$CU23];[.$DE23])" office:value-type="float"/>
          <table:table-cell table:formula="of:=MEDIAN([.$J23];[.$T23];[.$AD23];[.$AN23];[.$AX23];[.$BH23];[.$BR23];[.$CB23];[.$CL23];[.$CV23];[.$DF23])" office:value-type="float"/>
          <table:table-cell table:formula="of:=MEDIAN([.$K23];[.$U23];[.$AE23];[.$AO23];[.$AY23];[.$BI23];[.$BS23];[.$CC23];[.$CM23];[.$CW23];[.$DG23])" office:value-type="float"/>
          <table:table-cell table:formula="of:=MAX([.$B23];[.$L23];[.$V23];[.$AF23];[.$AP23];[.$AZ23];[.$BJ23];[.$BT23];[.$CD23];[.$CN23];[.$CX23])" office:value-type="float"/>
          <table:table-cell table:formula="of:=MAX([.$C23];[.$M23];[.$W23];[.$AG23];[.$AQ23];[.$BA23];[.$BK23];[.$BU23];[.$CE23];[.$CO23];[.$CY23])" office:value-type="float"/>
          <table:table-cell table:formula="of:=MAX([.$D23];[.$N23];[.$X23];[.$AH23];[.$AR23];[.$BB23];[.$BL23];[.$BV23];[.$CF23];[.$CP23];[.$CZ23])" office:value-type="float"/>
          <table:table-cell table:formula="of:=MAX([.$E23];[.$O23];[.$Y23];[.$AI23];[.$AS23];[.$BC23];[.$BM23];[.$BW23];[.$CG23];[.$CQ23];[.$DA23])" office:value-type="float"/>
          <table:table-cell table:formula="of:=MAX([.$F23];[.$P23];[.$Z23];[.$AJ23];[.$AT23];[.$BD23];[.$BN23];[.$BX23];[.$CH23];[.$CR23];[.$DB23])" office:value-type="float"/>
          <table:table-cell table:formula="of:=MAX([.$G23];[.$Q23];[.$AA23];[.$AK23];[.$AU23];[.$BE23];[.$BO23];[.$BY23];[.$CI23];[.$CS23];[.$DC23])" office:value-type="float"/>
          <table:table-cell table:formula="of:=MAX([.$H23];[.$R23];[.$AB23];[.$AL23];[.$AV23];[.$BF23];[.$BP23];[.$BZ23];[.$CJ23];[.$CT23];[.$DD23])" office:value-type="float"/>
          <table:table-cell table:formula="of:=MAX([.$I23];[.$S23];[.$AC23];[.$AM23];[.$AW23];[.$BG23];[.$BQ23];[.$CA23];[.$CK23];[.$CU23];[.$DE23])" office:value-type="float"/>
          <table:table-cell table:formula="of:=MAX([.$J23];[.$T23];[.$AD23];[.$AN23];[.$AX23];[.$BH23];[.$BR23];[.$CB23];[.$CL23];[.$CV23];[.$DF23])" office:value-type="float"/>
          <table:table-cell table:formula="of:=MAX([.$K23];[.$U23];[.$AE23];[.$AO23];[.$AY23];[.$BI23];[.$BS23];[.$CC23];[.$CM23];[.$CW23];[.$DG23])" office:value-type="float"/>
        </table:table-row>
        <table:table-row table:style-name="ro1">
          <table:table-cell office:value-type="string">
            <text:p>aspComp2013/crossing/instances/0003-crossing_minimization-9-0.asp</text:p>
          </table:table-cell>
          <table:table-cell office:value-type="float" office:value="4.1795"/>
          <table:table-cell office:value-type="float" office:value="0.0"/>
          <table:table-cell office:value-type="float" office:value="19.4736842105"/>
          <table:table-cell office:value-type="float" office:value="0.232456140351"/>
          <table:table-cell office:value-type="float" office:value="0.0"/>
          <table:table-cell office:value-type="float" office:value="28025.0"/>
          <table:table-cell table:style-name="cellBest" office:value-type="float" office:value="0.0"/>
          <table:table-cell office:value-type="float" office:value="19558.0"/>
          <table:table-cell office:value-type="float" office:value="4.0"/>
          <table:table-cell table:style-name="cellBest" office:value-type="float" office:value="21.0"/>
          <table:table-cell office:value-type="float" office:value="3.14225"/>
          <table:table-cell office:value-type="float" office:value="0.0"/>
          <table:table-cell table:style-name="cellWorst" office:value-type="float" office:value="21.0526315789"/>
          <table:table-cell office:value-type="float" office:value="0.251754385965"/>
          <table:table-cell office:value-type="float" office:value="0.0"/>
          <table:table-cell office:value-type="float" office:value="22772.0"/>
          <table:table-cell table:style-name="cellBest" office:value-type="float" office:value="0.0"/>
          <table:table-cell office:value-type="float" office:value="14295.0"/>
          <table:table-cell office:value-type="float" office:value="4.0"/>
          <table:table-cell office:value-type="float" office:value="27.0"/>
          <table:table-cell office:value-type="float" office:value="4.03665"/>
          <table:table-cell office:value-type="float" office:value="0.0"/>
          <table:table-cell office:value-type="float" office:value="19.4736842105"/>
          <table:table-cell office:value-type="float" office:value="0.232456140351"/>
          <table:table-cell office:value-type="float" office:value="0.0"/>
          <table:table-cell office:value-type="float" office:value="28025.0"/>
          <table:table-cell table:style-name="cellBest" office:value-type="float" office:value="0.0"/>
          <table:table-cell office:value-type="float" office:value="19558.0"/>
          <table:table-cell office:value-type="float" office:value="4.0"/>
          <table:table-cell table:style-name="cellBest" office:value-type="float" office:value="21.0"/>
          <table:table-cell office:value-type="float" office:value="30.3659"/>
          <table:table-cell office:value-type="float" office:value="0.0"/>
          <table:table-cell office:value-type="float" office:value="17.3684210526"/>
          <table:table-cell office:value-type="float" office:value="0.228947368421"/>
          <table:table-cell office:value-type="float" office:value="0.0"/>
          <table:table-cell office:value-type="float" office:value="236781.0"/>
          <table:table-cell office:value-type="float" office:value="200781.0"/>
          <table:table-cell office:value-type="float" office:value="111933.0"/>
          <table:table-cell office:value-type="float" office:value="4.0"/>
          <table:table-cell office:value-type="float" office:value="26.0"/>
          <table:table-cell office:value-type="float" office:value="153.51"/>
          <table:table-cell office:value-type="float" office:value="0.0"/>
          <table:table-cell office:value-type="float" office:value="8.42105263158"/>
          <table:table-cell office:value-type="float" office:value="0.185087719298"/>
          <table:table-cell office:value-type="float" office:value="0.0"/>
          <table:table-cell office:value-type="float" office:value="1525449.0"/>
          <table:table-cell office:value-type="float" office:value="1489353.0"/>
          <table:table-cell office:value-type="float" office:value="401374.0"/>
          <table:table-cell office:value-type="float" office:value="4.0"/>
          <table:table-cell office:value-type="float" office:value="80.0"/>
          <table:table-cell office:value-type="float" office:value="4.35775"/>
          <table:table-cell office:value-type="float" office:value="0.0"/>
          <table:table-cell office:value-type="float" office:value="6.84210526316"/>
          <table:table-cell office:value-type="float" office:value="0.183333333333"/>
          <table:table-cell office:value-type="float" office:value="0.0"/>
          <table:table-cell office:value-type="float" office:value="33975.0"/>
          <table:table-cell office:value-type="float" office:value="6206.0"/>
          <table:table-cell office:value-type="float" office:value="16940.0"/>
          <table:table-cell office:value-type="float" office:value="4.0"/>
          <table:table-cell office:value-type="float" office:value="31.0"/>
          <table:table-cell office:value-type="float" office:value="4.295"/>
          <table:table-cell office:value-type="float" office:value="0.0"/>
          <table:table-cell office:value-type="float" office:value="6.84210526316"/>
          <table:table-cell office:value-type="float" office:value="0.183333333333"/>
          <table:table-cell office:value-type="float" office:value="0.0"/>
          <table:table-cell office:value-type="float" office:value="33975.0"/>
          <table:table-cell office:value-type="float" office:value="6206.0"/>
          <table:table-cell office:value-type="float" office:value="16940.0"/>
          <table:table-cell office:value-type="float" office:value="4.0"/>
          <table:table-cell office:value-type="float" office:value="31.0"/>
          <table:table-cell table:style-name="cellBest" office:value-type="float" office:value="2.90978"/>
          <table:table-cell office:value-type="float" office:value="0.0"/>
          <table:table-cell table:style-name="cellBest" office:value-type="float" office:value="2.10526315789"/>
          <table:table-cell office:value-type="float" office:value="0.128070175439"/>
          <table:table-cell office:value-type="float" office:value="0.0"/>
          <table:table-cell table:style-name="cellBest" office:value-type="float" office:value="22344.0"/>
          <table:table-cell office:value-type="float" office:value="164.0"/>
          <table:table-cell table:style-name="cellBest" office:value-type="float" office:value="10843.0"/>
          <table:table-cell office:value-type="float" office:value="4.0"/>
          <table:table-cell office:value-type="float" office:value="31.0"/>
          <table:table-cell office:value-type="float" office:value="6.87486"/>
          <table:table-cell office:value-type="float" office:value="0.0"/>
          <table:table-cell office:value-type="float" office:value="8.42105263158"/>
          <table:table-cell office:value-type="float" office:value="0.201754385965"/>
          <table:table-cell office:value-type="float" office:value="0.0"/>
          <table:table-cell office:value-type="float" office:value="30355.0"/>
          <table:table-cell office:value-type="float" office:value="111.0"/>
          <table:table-cell office:value-type="float" office:value="16243.0"/>
          <table:table-cell office:value-type="float" office:value="4.0"/>
          <table:table-cell office:value-type="float" office:value="30.0"/>
          <table:table-cell table:style-name="cellWorst" office:value-type="float" office:value="334.981"/>
          <table:table-cell office:value-type="float" office:value="0.0"/>
          <table:table-cell office:value-type="float" office:value="18.4210526316"/>
          <table:table-cell office:value-type="float" office:value="0.228070175439"/>
          <table:table-cell office:value-type="float" office:value="0.0"/>
          <table:table-cell office:value-type="float" office:value="3360226.0"/>
          <table:table-cell office:value-type="float" office:value="3305816.0"/>
          <table:table-cell table:style-name="cellWorst" office:value-type="float" office:value="946622.0"/>
          <table:table-cell office:value-type="float" office:value="4.0"/>
          <table:table-cell office:value-type="float" office:value="70.0"/>
          <table:table-cell office:value-type="float" office:value="283.483"/>
          <table:table-cell office:value-type="float" office:value="0.0"/>
          <table:table-cell office:value-type="float" office:value="15.2631578947"/>
          <table:table-cell office:value-type="float" office:value="0.24298245614"/>
          <table:table-cell office:value-type="float" office:value="0.0"/>
          <table:table-cell table:style-name="cellWorst" office:value-type="float" office:value="3821377.0"/>
          <table:table-cell table:style-name="cellWorst" office:value-type="float" office:value="3770955.0"/>
          <table:table-cell office:value-type="float" office:value="803280.0"/>
          <table:table-cell office:value-type="float" office:value="4.0"/>
          <table:table-cell table:style-name="cellWorst" office:value-type="float" office:value="82.0"/>
          <table:table-cell table:formula="of:=MIN([.$B24];[.$L24];[.$V24];[.$AF24];[.$AP24];[.$AZ24];[.$BJ24];[.$BT24];[.$CD24];[.$CN24];[.$CX24])" office:value-type="float"/>
          <table:table-cell table:formula="of:=MIN([.$C24];[.$M24];[.$W24];[.$AG24];[.$AQ24];[.$BA24];[.$BK24];[.$BU24];[.$CE24];[.$CO24];[.$CY24])" office:value-type="float"/>
          <table:table-cell table:formula="of:=MIN([.$D24];[.$N24];[.$X24];[.$AH24];[.$AR24];[.$BB24];[.$BL24];[.$BV24];[.$CF24];[.$CP24];[.$CZ24])" office:value-type="float"/>
          <table:table-cell table:formula="of:=MIN([.$E24];[.$O24];[.$Y24];[.$AI24];[.$AS24];[.$BC24];[.$BM24];[.$BW24];[.$CG24];[.$CQ24];[.$DA24])" office:value-type="float"/>
          <table:table-cell table:formula="of:=MIN([.$F24];[.$P24];[.$Z24];[.$AJ24];[.$AT24];[.$BD24];[.$BN24];[.$BX24];[.$CH24];[.$CR24];[.$DB24])" office:value-type="float"/>
          <table:table-cell table:formula="of:=MIN([.$G24];[.$Q24];[.$AA24];[.$AK24];[.$AU24];[.$BE24];[.$BO24];[.$BY24];[.$CI24];[.$CS24];[.$DC24])" office:value-type="float"/>
          <table:table-cell table:formula="of:=MIN([.$H24];[.$R24];[.$AB24];[.$AL24];[.$AV24];[.$BF24];[.$BP24];[.$BZ24];[.$CJ24];[.$CT24];[.$DD24])" office:value-type="float"/>
          <table:table-cell table:formula="of:=MIN([.$I24];[.$S24];[.$AC24];[.$AM24];[.$AW24];[.$BG24];[.$BQ24];[.$CA24];[.$CK24];[.$CU24];[.$DE24])" office:value-type="float"/>
          <table:table-cell table:formula="of:=MIN([.$J24];[.$T24];[.$AD24];[.$AN24];[.$AX24];[.$BH24];[.$BR24];[.$CB24];[.$CL24];[.$CV24];[.$DF24])" office:value-type="float"/>
          <table:table-cell table:formula="of:=MIN([.$K24];[.$U24];[.$AE24];[.$AO24];[.$AY24];[.$BI24];[.$BS24];[.$CC24];[.$CM24];[.$CW24];[.$DG24])" office:value-type="float"/>
          <table:table-cell table:formula="of:=MEDIAN([.$B24];[.$L24];[.$V24];[.$AF24];[.$AP24];[.$AZ24];[.$BJ24];[.$BT24];[.$CD24];[.$CN24];[.$CX24])" office:value-type="float"/>
          <table:table-cell table:formula="of:=MEDIAN([.$C24];[.$M24];[.$W24];[.$AG24];[.$AQ24];[.$BA24];[.$BK24];[.$BU24];[.$CE24];[.$CO24];[.$CY24])" office:value-type="float"/>
          <table:table-cell table:formula="of:=MEDIAN([.$D24];[.$N24];[.$X24];[.$AH24];[.$AR24];[.$BB24];[.$BL24];[.$BV24];[.$CF24];[.$CP24];[.$CZ24])" office:value-type="float"/>
          <table:table-cell table:formula="of:=MEDIAN([.$E24];[.$O24];[.$Y24];[.$AI24];[.$AS24];[.$BC24];[.$BM24];[.$BW24];[.$CG24];[.$CQ24];[.$DA24])" office:value-type="float"/>
          <table:table-cell table:formula="of:=MEDIAN([.$F24];[.$P24];[.$Z24];[.$AJ24];[.$AT24];[.$BD24];[.$BN24];[.$BX24];[.$CH24];[.$CR24];[.$DB24])" office:value-type="float"/>
          <table:table-cell table:formula="of:=MEDIAN([.$G24];[.$Q24];[.$AA24];[.$AK24];[.$AU24];[.$BE24];[.$BO24];[.$BY24];[.$CI24];[.$CS24];[.$DC24])" office:value-type="float"/>
          <table:table-cell table:formula="of:=MEDIAN([.$H24];[.$R24];[.$AB24];[.$AL24];[.$AV24];[.$BF24];[.$BP24];[.$BZ24];[.$CJ24];[.$CT24];[.$DD24])" office:value-type="float"/>
          <table:table-cell table:formula="of:=MEDIAN([.$I24];[.$S24];[.$AC24];[.$AM24];[.$AW24];[.$BG24];[.$BQ24];[.$CA24];[.$CK24];[.$CU24];[.$DE24])" office:value-type="float"/>
          <table:table-cell table:formula="of:=MEDIAN([.$J24];[.$T24];[.$AD24];[.$AN24];[.$AX24];[.$BH24];[.$BR24];[.$CB24];[.$CL24];[.$CV24];[.$DF24])" office:value-type="float"/>
          <table:table-cell table:formula="of:=MEDIAN([.$K24];[.$U24];[.$AE24];[.$AO24];[.$AY24];[.$BI24];[.$BS24];[.$CC24];[.$CM24];[.$CW24];[.$DG24])" office:value-type="float"/>
          <table:table-cell table:formula="of:=MAX([.$B24];[.$L24];[.$V24];[.$AF24];[.$AP24];[.$AZ24];[.$BJ24];[.$BT24];[.$CD24];[.$CN24];[.$CX24])" office:value-type="float"/>
          <table:table-cell table:formula="of:=MAX([.$C24];[.$M24];[.$W24];[.$AG24];[.$AQ24];[.$BA24];[.$BK24];[.$BU24];[.$CE24];[.$CO24];[.$CY24])" office:value-type="float"/>
          <table:table-cell table:formula="of:=MAX([.$D24];[.$N24];[.$X24];[.$AH24];[.$AR24];[.$BB24];[.$BL24];[.$BV24];[.$CF24];[.$CP24];[.$CZ24])" office:value-type="float"/>
          <table:table-cell table:formula="of:=MAX([.$E24];[.$O24];[.$Y24];[.$AI24];[.$AS24];[.$BC24];[.$BM24];[.$BW24];[.$CG24];[.$CQ24];[.$DA24])" office:value-type="float"/>
          <table:table-cell table:formula="of:=MAX([.$F24];[.$P24];[.$Z24];[.$AJ24];[.$AT24];[.$BD24];[.$BN24];[.$BX24];[.$CH24];[.$CR24];[.$DB24])" office:value-type="float"/>
          <table:table-cell table:formula="of:=MAX([.$G24];[.$Q24];[.$AA24];[.$AK24];[.$AU24];[.$BE24];[.$BO24];[.$BY24];[.$CI24];[.$CS24];[.$DC24])" office:value-type="float"/>
          <table:table-cell table:formula="of:=MAX([.$H24];[.$R24];[.$AB24];[.$AL24];[.$AV24];[.$BF24];[.$BP24];[.$BZ24];[.$CJ24];[.$CT24];[.$DD24])" office:value-type="float"/>
          <table:table-cell table:formula="of:=MAX([.$I24];[.$S24];[.$AC24];[.$AM24];[.$AW24];[.$BG24];[.$BQ24];[.$CA24];[.$CK24];[.$CU24];[.$DE24])" office:value-type="float"/>
          <table:table-cell table:formula="of:=MAX([.$J24];[.$T24];[.$AD24];[.$AN24];[.$AX24];[.$BH24];[.$BR24];[.$CB24];[.$CL24];[.$CV24];[.$DF24])" office:value-type="float"/>
          <table:table-cell table:formula="of:=MAX([.$K24];[.$U24];[.$AE24];[.$AO24];[.$AY24];[.$BI24];[.$BS24];[.$CC24];[.$CM24];[.$CW24];[.$DG24])" office:value-type="float"/>
        </table:table-row>
        <table:table-row table:style-name="ro1">
          <table:table-cell office:value-type="string">
            <text:p>aspComp2013/crossing/instances/0004-crossing_minimization-9-0.asp</text:p>
          </table:table-cell>
          <table:table-cell office:value-type="float" office:value="3.47084"/>
          <table:table-cell office:value-type="float" office:value="0.0"/>
          <table:table-cell office:value-type="float" office:value="13.2275132275"/>
          <table:table-cell office:value-type="float" office:value="0.196649029982"/>
          <table:table-cell office:value-type="float" office:value="0.0"/>
          <table:table-cell table:style-name="cellBest" office:value-type="float" office:value="23468.0"/>
          <table:table-cell table:style-name="cellBest" office:value-type="float" office:value="0.0"/>
          <table:table-cell table:style-name="cellBest" office:value-type="float" office:value="14966.0"/>
          <table:table-cell office:value-type="float" office:value="4.0"/>
          <table:table-cell office:value-type="float" office:value="30.0"/>
          <table:table-cell table:style-name="cellBest" office:value-type="float" office:value="3.13664"/>
          <table:table-cell office:value-type="float" office:value="0.0"/>
          <table:table-cell office:value-type="float" office:value="16.4021164021"/>
          <table:table-cell office:value-type="float" office:value="0.198412698413"/>
          <table:table-cell office:value-type="float" office:value="0.0"/>
          <table:table-cell office:value-type="float" office:value="24073.0"/>
          <table:table-cell table:style-name="cellBest" office:value-type="float" office:value="0.0"/>
          <table:table-cell office:value-type="float" office:value="15598.0"/>
          <table:table-cell office:value-type="float" office:value="4.0"/>
          <table:table-cell office:value-type="float" office:value="26.0"/>
          <table:table-cell office:value-type="float" office:value="3.36338"/>
          <table:table-cell office:value-type="float" office:value="0.0"/>
          <table:table-cell office:value-type="float" office:value="13.2275132275"/>
          <table:table-cell office:value-type="float" office:value="0.196649029982"/>
          <table:table-cell office:value-type="float" office:value="0.0"/>
          <table:table-cell table:style-name="cellBest" office:value-type="float" office:value="23468.0"/>
          <table:table-cell table:style-name="cellBest" office:value-type="float" office:value="0.0"/>
          <table:table-cell table:style-name="cellBest" office:value-type="float" office:value="14966.0"/>
          <table:table-cell office:value-type="float" office:value="4.0"/>
          <table:table-cell office:value-type="float" office:value="30.0"/>
          <table:table-cell office:value-type="float" office:value="9.51172"/>
          <table:table-cell office:value-type="float" office:value="0.0"/>
          <table:table-cell table:style-name="cellWorst" office:value-type="float" office:value="20.6349206349"/>
          <table:table-cell office:value-type="float" office:value="0.286596119929"/>
          <table:table-cell office:value-type="float" office:value="0.0"/>
          <table:table-cell office:value-type="float" office:value="87387.0"/>
          <table:table-cell office:value-type="float" office:value="64409.0"/>
          <table:table-cell office:value-type="float" office:value="37677.0"/>
          <table:table-cell office:value-type="float" office:value="4.0"/>
          <table:table-cell table:style-name="cellBest" office:value-type="float" office:value="19.0"/>
          <table:table-cell table:style-name="cellWorst" office:value-type="float" office:value="183.105"/>
          <table:table-cell office:value-type="float" office:value="0.0"/>
          <table:table-cell office:value-type="float" office:value="17.9894179894"/>
          <table:table-cell office:value-type="float" office:value="0.249559082892"/>
          <table:table-cell office:value-type="float" office:value="0.0"/>
          <table:table-cell table:style-name="cellWorst" office:value-type="float" office:value="1844020.0"/>
          <table:table-cell table:style-name="cellWorst" office:value-type="float" office:value="1802704.0"/>
          <table:table-cell office:value-type="float" office:value="476834.0"/>
          <table:table-cell office:value-type="float" office:value="4.0"/>
          <table:table-cell office:value-type="float" office:value="69.0"/>
          <table:table-cell office:value-type="float" office:value="10.2085"/>
          <table:table-cell office:value-type="float" office:value="0.0"/>
          <table:table-cell office:value-type="float" office:value="14.8148148148"/>
          <table:table-cell office:value-type="float" office:value="0.250440917108"/>
          <table:table-cell office:value-type="float" office:value="0.0"/>
          <table:table-cell office:value-type="float" office:value="70428.0"/>
          <table:table-cell office:value-type="float" office:value="36466.0"/>
          <table:table-cell office:value-type="float" office:value="35365.0"/>
          <table:table-cell office:value-type="float" office:value="4.0"/>
          <table:table-cell office:value-type="float" office:value="24.0"/>
          <table:table-cell office:value-type="float" office:value="8.94007"/>
          <table:table-cell office:value-type="float" office:value="0.0"/>
          <table:table-cell office:value-type="float" office:value="14.8148148148"/>
          <table:table-cell office:value-type="float" office:value="0.250440917108"/>
          <table:table-cell office:value-type="float" office:value="0.0"/>
          <table:table-cell office:value-type="float" office:value="70428.0"/>
          <table:table-cell office:value-type="float" office:value="36466.0"/>
          <table:table-cell office:value-type="float" office:value="35365.0"/>
          <table:table-cell office:value-type="float" office:value="4.0"/>
          <table:table-cell office:value-type="float" office:value="24.0"/>
          <table:table-cell office:value-type="float" office:value="4.41825"/>
          <table:table-cell office:value-type="float" office:value="0.0"/>
          <table:table-cell office:value-type="float" office:value="5.82010582011"/>
          <table:table-cell office:value-type="float" office:value="0.168430335097"/>
          <table:table-cell office:value-type="float" office:value="0.0"/>
          <table:table-cell office:value-type="float" office:value="35465.0"/>
          <table:table-cell office:value-type="float" office:value="221.0"/>
          <table:table-cell office:value-type="float" office:value="20021.0"/>
          <table:table-cell office:value-type="float" office:value="4.0"/>
          <table:table-cell office:value-type="float" office:value="26.0"/>
          <table:table-cell office:value-type="float" office:value="5.30499"/>
          <table:table-cell office:value-type="float" office:value="0.0"/>
          <table:table-cell table:style-name="cellBest" office:value-type="float" office:value="5.29100529101"/>
          <table:table-cell office:value-type="float" office:value="0.145502645503"/>
          <table:table-cell office:value-type="float" office:value="0.0"/>
          <table:table-cell office:value-type="float" office:value="27944.0"/>
          <table:table-cell office:value-type="float" office:value="154.0"/>
          <table:table-cell office:value-type="float" office:value="15093.0"/>
          <table:table-cell office:value-type="float" office:value="4.0"/>
          <table:table-cell office:value-type="float" office:value="28.0"/>
          <table:table-cell office:value-type="float" office:value="177.037"/>
          <table:table-cell office:value-type="float" office:value="0.0"/>
          <table:table-cell office:value-type="float" office:value="17.4603174603"/>
          <table:table-cell office:value-type="float" office:value="0.202821869489"/>
          <table:table-cell office:value-type="float" office:value="0.0"/>
          <table:table-cell office:value-type="float" office:value="1636618.0"/>
          <table:table-cell office:value-type="float" office:value="1594555.0"/>
          <table:table-cell table:style-name="cellWorst" office:value-type="float" office:value="527378.0"/>
          <table:table-cell office:value-type="float" office:value="4.0"/>
          <table:table-cell table:style-name="cellWorst" office:value-type="float" office:value="80.0"/>
          <table:table-cell office:value-type="float" office:value="158.077"/>
          <table:table-cell office:value-type="float" office:value="0.0"/>
          <table:table-cell office:value-type="float" office:value="17.4603174603"/>
          <table:table-cell office:value-type="float" office:value="0.252204585538"/>
          <table:table-cell office:value-type="float" office:value="0.0"/>
          <table:table-cell office:value-type="float" office:value="1539573.0"/>
          <table:table-cell office:value-type="float" office:value="1500506.0"/>
          <table:table-cell office:value-type="float" office:value="483629.0"/>
          <table:table-cell office:value-type="float" office:value="4.0"/>
          <table:table-cell office:value-type="float" office:value="72.0"/>
          <table:table-cell table:formula="of:=MIN([.$B25];[.$L25];[.$V25];[.$AF25];[.$AP25];[.$AZ25];[.$BJ25];[.$BT25];[.$CD25];[.$CN25];[.$CX25])" office:value-type="float"/>
          <table:table-cell table:formula="of:=MIN([.$C25];[.$M25];[.$W25];[.$AG25];[.$AQ25];[.$BA25];[.$BK25];[.$BU25];[.$CE25];[.$CO25];[.$CY25])" office:value-type="float"/>
          <table:table-cell table:formula="of:=MIN([.$D25];[.$N25];[.$X25];[.$AH25];[.$AR25];[.$BB25];[.$BL25];[.$BV25];[.$CF25];[.$CP25];[.$CZ25])" office:value-type="float"/>
          <table:table-cell table:formula="of:=MIN([.$E25];[.$O25];[.$Y25];[.$AI25];[.$AS25];[.$BC25];[.$BM25];[.$BW25];[.$CG25];[.$CQ25];[.$DA25])" office:value-type="float"/>
          <table:table-cell table:formula="of:=MIN([.$F25];[.$P25];[.$Z25];[.$AJ25];[.$AT25];[.$BD25];[.$BN25];[.$BX25];[.$CH25];[.$CR25];[.$DB25])" office:value-type="float"/>
          <table:table-cell table:formula="of:=MIN([.$G25];[.$Q25];[.$AA25];[.$AK25];[.$AU25];[.$BE25];[.$BO25];[.$BY25];[.$CI25];[.$CS25];[.$DC25])" office:value-type="float"/>
          <table:table-cell table:formula="of:=MIN([.$H25];[.$R25];[.$AB25];[.$AL25];[.$AV25];[.$BF25];[.$BP25];[.$BZ25];[.$CJ25];[.$CT25];[.$DD25])" office:value-type="float"/>
          <table:table-cell table:formula="of:=MIN([.$I25];[.$S25];[.$AC25];[.$AM25];[.$AW25];[.$BG25];[.$BQ25];[.$CA25];[.$CK25];[.$CU25];[.$DE25])" office:value-type="float"/>
          <table:table-cell table:formula="of:=MIN([.$J25];[.$T25];[.$AD25];[.$AN25];[.$AX25];[.$BH25];[.$BR25];[.$CB25];[.$CL25];[.$CV25];[.$DF25])" office:value-type="float"/>
          <table:table-cell table:formula="of:=MIN([.$K25];[.$U25];[.$AE25];[.$AO25];[.$AY25];[.$BI25];[.$BS25];[.$CC25];[.$CM25];[.$CW25];[.$DG25])" office:value-type="float"/>
          <table:table-cell table:formula="of:=MEDIAN([.$B25];[.$L25];[.$V25];[.$AF25];[.$AP25];[.$AZ25];[.$BJ25];[.$BT25];[.$CD25];[.$CN25];[.$CX25])" office:value-type="float"/>
          <table:table-cell table:formula="of:=MEDIAN([.$C25];[.$M25];[.$W25];[.$AG25];[.$AQ25];[.$BA25];[.$BK25];[.$BU25];[.$CE25];[.$CO25];[.$CY25])" office:value-type="float"/>
          <table:table-cell table:formula="of:=MEDIAN([.$D25];[.$N25];[.$X25];[.$AH25];[.$AR25];[.$BB25];[.$BL25];[.$BV25];[.$CF25];[.$CP25];[.$CZ25])" office:value-type="float"/>
          <table:table-cell table:formula="of:=MEDIAN([.$E25];[.$O25];[.$Y25];[.$AI25];[.$AS25];[.$BC25];[.$BM25];[.$BW25];[.$CG25];[.$CQ25];[.$DA25])" office:value-type="float"/>
          <table:table-cell table:formula="of:=MEDIAN([.$F25];[.$P25];[.$Z25];[.$AJ25];[.$AT25];[.$BD25];[.$BN25];[.$BX25];[.$CH25];[.$CR25];[.$DB25])" office:value-type="float"/>
          <table:table-cell table:formula="of:=MEDIAN([.$G25];[.$Q25];[.$AA25];[.$AK25];[.$AU25];[.$BE25];[.$BO25];[.$BY25];[.$CI25];[.$CS25];[.$DC25])" office:value-type="float"/>
          <table:table-cell table:formula="of:=MEDIAN([.$H25];[.$R25];[.$AB25];[.$AL25];[.$AV25];[.$BF25];[.$BP25];[.$BZ25];[.$CJ25];[.$CT25];[.$DD25])" office:value-type="float"/>
          <table:table-cell table:formula="of:=MEDIAN([.$I25];[.$S25];[.$AC25];[.$AM25];[.$AW25];[.$BG25];[.$BQ25];[.$CA25];[.$CK25];[.$CU25];[.$DE25])" office:value-type="float"/>
          <table:table-cell table:formula="of:=MEDIAN([.$J25];[.$T25];[.$AD25];[.$AN25];[.$AX25];[.$BH25];[.$BR25];[.$CB25];[.$CL25];[.$CV25];[.$DF25])" office:value-type="float"/>
          <table:table-cell table:formula="of:=MEDIAN([.$K25];[.$U25];[.$AE25];[.$AO25];[.$AY25];[.$BI25];[.$BS25];[.$CC25];[.$CM25];[.$CW25];[.$DG25])" office:value-type="float"/>
          <table:table-cell table:formula="of:=MAX([.$B25];[.$L25];[.$V25];[.$AF25];[.$AP25];[.$AZ25];[.$BJ25];[.$BT25];[.$CD25];[.$CN25];[.$CX25])" office:value-type="float"/>
          <table:table-cell table:formula="of:=MAX([.$C25];[.$M25];[.$W25];[.$AG25];[.$AQ25];[.$BA25];[.$BK25];[.$BU25];[.$CE25];[.$CO25];[.$CY25])" office:value-type="float"/>
          <table:table-cell table:formula="of:=MAX([.$D25];[.$N25];[.$X25];[.$AH25];[.$AR25];[.$BB25];[.$BL25];[.$BV25];[.$CF25];[.$CP25];[.$CZ25])" office:value-type="float"/>
          <table:table-cell table:formula="of:=MAX([.$E25];[.$O25];[.$Y25];[.$AI25];[.$AS25];[.$BC25];[.$BM25];[.$BW25];[.$CG25];[.$CQ25];[.$DA25])" office:value-type="float"/>
          <table:table-cell table:formula="of:=MAX([.$F25];[.$P25];[.$Z25];[.$AJ25];[.$AT25];[.$BD25];[.$BN25];[.$BX25];[.$CH25];[.$CR25];[.$DB25])" office:value-type="float"/>
          <table:table-cell table:formula="of:=MAX([.$G25];[.$Q25];[.$AA25];[.$AK25];[.$AU25];[.$BE25];[.$BO25];[.$BY25];[.$CI25];[.$CS25];[.$DC25])" office:value-type="float"/>
          <table:table-cell table:formula="of:=MAX([.$H25];[.$R25];[.$AB25];[.$AL25];[.$AV25];[.$BF25];[.$BP25];[.$BZ25];[.$CJ25];[.$CT25];[.$DD25])" office:value-type="float"/>
          <table:table-cell table:formula="of:=MAX([.$I25];[.$S25];[.$AC25];[.$AM25];[.$AW25];[.$BG25];[.$BQ25];[.$CA25];[.$CK25];[.$CU25];[.$DE25])" office:value-type="float"/>
          <table:table-cell table:formula="of:=MAX([.$J25];[.$T25];[.$AD25];[.$AN25];[.$AX25];[.$BH25];[.$BR25];[.$CB25];[.$CL25];[.$CV25];[.$DF25])" office:value-type="float"/>
          <table:table-cell table:formula="of:=MAX([.$K25];[.$U25];[.$AE25];[.$AO25];[.$AY25];[.$BI25];[.$BS25];[.$CC25];[.$CM25];[.$CW25];[.$DG25])" office:value-type="float"/>
        </table:table-row>
        <table:table-row table:style-name="ro1">
          <table:table-cell office:value-type="string">
            <text:p>aspComp2013/crossing/instances/0005-crossing_minimization-9-0.asp</text:p>
          </table:table-cell>
          <table:table-cell office:value-type="float" office:value="3.37599"/>
          <table:table-cell office:value-type="float" office:value="0.0"/>
          <table:table-cell office:value-type="float" office:value="9.54773869347"/>
          <table:table-cell office:value-type="float" office:value="0.144891122278"/>
          <table:table-cell office:value-type="float" office:value="0.0"/>
          <table:table-cell office:value-type="float" office:value="24598.0"/>
          <table:table-cell table:style-name="cellBest" office:value-type="float" office:value="0.0"/>
          <table:table-cell office:value-type="float" office:value="15487.0"/>
          <table:table-cell office:value-type="float" office:value="4.0"/>
          <table:table-cell office:value-type="float" office:value="31.0"/>
          <table:table-cell table:style-name="cellBest" office:value-type="float" office:value="3.01284"/>
          <table:table-cell office:value-type="float" office:value="0.0"/>
          <table:table-cell office:value-type="float" office:value="5.02512562814"/>
          <table:table-cell office:value-type="float" office:value="0.106365159129"/>
          <table:table-cell office:value-type="float" office:value="0.0"/>
          <table:table-cell table:style-name="cellBest" office:value-type="float" office:value="21778.0"/>
          <table:table-cell table:style-name="cellBest" office:value-type="float" office:value="0.0"/>
          <table:table-cell table:style-name="cellBest" office:value-type="float" office:value="13282.0"/>
          <table:table-cell office:value-type="float" office:value="4.0"/>
          <table:table-cell office:value-type="float" office:value="31.0"/>
          <table:table-cell office:value-type="float" office:value="3.26728"/>
          <table:table-cell office:value-type="float" office:value="0.0"/>
          <table:table-cell office:value-type="float" office:value="9.54773869347"/>
          <table:table-cell office:value-type="float" office:value="0.144891122278"/>
          <table:table-cell office:value-type="float" office:value="0.0"/>
          <table:table-cell office:value-type="float" office:value="24598.0"/>
          <table:table-cell table:style-name="cellBest" office:value-type="float" office:value="0.0"/>
          <table:table-cell office:value-type="float" office:value="15487.0"/>
          <table:table-cell office:value-type="float" office:value="4.0"/>
          <table:table-cell office:value-type="float" office:value="31.0"/>
          <table:table-cell office:value-type="float" office:value="7.8071"/>
          <table:table-cell office:value-type="float" office:value="0.0"/>
          <table:table-cell office:value-type="float" office:value="10.5527638191"/>
          <table:table-cell office:value-type="float" office:value="0.165829145729"/>
          <table:table-cell office:value-type="float" office:value="0.0"/>
          <table:table-cell office:value-type="float" office:value="52033.0"/>
          <table:table-cell office:value-type="float" office:value="22481.0"/>
          <table:table-cell office:value-type="float" office:value="27384.0"/>
          <table:table-cell office:value-type="float" office:value="4.0"/>
          <table:table-cell table:style-name="cellBest" office:value-type="float" office:value="27.0"/>
          <table:table-cell office:value-type="float" office:value="121.746"/>
          <table:table-cell office:value-type="float" office:value="0.0"/>
          <table:table-cell office:value-type="float" office:value="12.0603015075"/>
          <table:table-cell office:value-type="float" office:value="0.168341708543"/>
          <table:table-cell office:value-type="float" office:value="0.0"/>
          <table:table-cell office:value-type="float" office:value="1852982.0"/>
          <table:table-cell office:value-type="float" office:value="1806966.0"/>
          <table:table-cell office:value-type="float" office:value="317050.0"/>
          <table:table-cell office:value-type="float" office:value="4.0"/>
          <table:table-cell table:style-name="cellWorst" office:value-type="float" office:value="112.0"/>
          <table:table-cell office:value-type="float" office:value="6.00603"/>
          <table:table-cell office:value-type="float" office:value="0.0"/>
          <table:table-cell office:value-type="float" office:value="9.54773869347"/>
          <table:table-cell office:value-type="float" office:value="0.159966499162"/>
          <table:table-cell office:value-type="float" office:value="0.0"/>
          <table:table-cell office:value-type="float" office:value="38925.0"/>
          <table:table-cell office:value-type="float" office:value="4530.0"/>
          <table:table-cell office:value-type="float" office:value="20350.0"/>
          <table:table-cell office:value-type="float" office:value="4.0"/>
          <table:table-cell office:value-type="float" office:value="44.0"/>
          <table:table-cell office:value-type="float" office:value="6.69976"/>
          <table:table-cell office:value-type="float" office:value="0.0"/>
          <table:table-cell office:value-type="float" office:value="9.54773869347"/>
          <table:table-cell office:value-type="float" office:value="0.159966499162"/>
          <table:table-cell office:value-type="float" office:value="0.0"/>
          <table:table-cell office:value-type="float" office:value="38925.0"/>
          <table:table-cell office:value-type="float" office:value="4530.0"/>
          <table:table-cell office:value-type="float" office:value="20350.0"/>
          <table:table-cell office:value-type="float" office:value="4.0"/>
          <table:table-cell office:value-type="float" office:value="44.0"/>
          <table:table-cell office:value-type="float" office:value="3.96398"/>
          <table:table-cell office:value-type="float" office:value="0.0"/>
          <table:table-cell table:style-name="cellBest" office:value-type="float" office:value="2.01005025126"/>
          <table:table-cell office:value-type="float" office:value="0.138190954774"/>
          <table:table-cell office:value-type="float" office:value="0.0"/>
          <table:table-cell office:value-type="float" office:value="30307.0"/>
          <table:table-cell office:value-type="float" office:value="103.0"/>
          <table:table-cell office:value-type="float" office:value="16134.0"/>
          <table:table-cell office:value-type="float" office:value="4.0"/>
          <table:table-cell office:value-type="float" office:value="30.0"/>
          <table:table-cell office:value-type="float" office:value="4.55472"/>
          <table:table-cell office:value-type="float" office:value="0.0"/>
          <table:table-cell office:value-type="float" office:value="2.51256281407"/>
          <table:table-cell office:value-type="float" office:value="0.151591289782"/>
          <table:table-cell office:value-type="float" office:value="0.0"/>
          <table:table-cell office:value-type="float" office:value="28190.0"/>
          <table:table-cell office:value-type="float" office:value="70.0"/>
          <table:table-cell office:value-type="float" office:value="14722.0"/>
          <table:table-cell office:value-type="float" office:value="4.0"/>
          <table:table-cell office:value-type="float" office:value="34.0"/>
          <table:table-cell office:value-type="float" office:value="191.707"/>
          <table:table-cell office:value-type="float" office:value="0.0"/>
          <table:table-cell office:value-type="float" office:value="11.0552763819"/>
          <table:table-cell office:value-type="float" office:value="0.163316582915"/>
          <table:table-cell office:value-type="float" office:value="0.0"/>
          <table:table-cell office:value-type="float" office:value="2730637.0"/>
          <table:table-cell office:value-type="float" office:value="2677141.0"/>
          <table:table-cell office:value-type="float" office:value="597605.0"/>
          <table:table-cell office:value-type="float" office:value="4.0"/>
          <table:table-cell office:value-type="float" office:value="93.0"/>
          <table:table-cell table:style-name="cellWorst" office:value-type="float" office:value="349.411"/>
          <table:table-cell office:value-type="float" office:value="0.0"/>
          <table:table-cell table:style-name="cellWorst" office:value-type="float" office:value="12.5628140704"/>
          <table:table-cell office:value-type="float" office:value="0.20351758794"/>
          <table:table-cell office:value-type="float" office:value="0.0"/>
          <table:table-cell table:style-name="cellWorst" office:value-type="float" office:value="8879804.0"/>
          <table:table-cell table:style-name="cellWorst" office:value-type="float" office:value="8815831.0"/>
          <table:table-cell table:style-name="cellWorst" office:value-type="float" office:value="1170343.0"/>
          <table:table-cell office:value-type="float" office:value="4.0"/>
          <table:table-cell office:value-type="float" office:value="83.0"/>
          <table:table-cell table:formula="of:=MIN([.$B26];[.$L26];[.$V26];[.$AF26];[.$AP26];[.$AZ26];[.$BJ26];[.$BT26];[.$CD26];[.$CN26];[.$CX26])" office:value-type="float"/>
          <table:table-cell table:formula="of:=MIN([.$C26];[.$M26];[.$W26];[.$AG26];[.$AQ26];[.$BA26];[.$BK26];[.$BU26];[.$CE26];[.$CO26];[.$CY26])" office:value-type="float"/>
          <table:table-cell table:formula="of:=MIN([.$D26];[.$N26];[.$X26];[.$AH26];[.$AR26];[.$BB26];[.$BL26];[.$BV26];[.$CF26];[.$CP26];[.$CZ26])" office:value-type="float"/>
          <table:table-cell table:formula="of:=MIN([.$E26];[.$O26];[.$Y26];[.$AI26];[.$AS26];[.$BC26];[.$BM26];[.$BW26];[.$CG26];[.$CQ26];[.$DA26])" office:value-type="float"/>
          <table:table-cell table:formula="of:=MIN([.$F26];[.$P26];[.$Z26];[.$AJ26];[.$AT26];[.$BD26];[.$BN26];[.$BX26];[.$CH26];[.$CR26];[.$DB26])" office:value-type="float"/>
          <table:table-cell table:formula="of:=MIN([.$G26];[.$Q26];[.$AA26];[.$AK26];[.$AU26];[.$BE26];[.$BO26];[.$BY26];[.$CI26];[.$CS26];[.$DC26])" office:value-type="float"/>
          <table:table-cell table:formula="of:=MIN([.$H26];[.$R26];[.$AB26];[.$AL26];[.$AV26];[.$BF26];[.$BP26];[.$BZ26];[.$CJ26];[.$CT26];[.$DD26])" office:value-type="float"/>
          <table:table-cell table:formula="of:=MIN([.$I26];[.$S26];[.$AC26];[.$AM26];[.$AW26];[.$BG26];[.$BQ26];[.$CA26];[.$CK26];[.$CU26];[.$DE26])" office:value-type="float"/>
          <table:table-cell table:formula="of:=MIN([.$J26];[.$T26];[.$AD26];[.$AN26];[.$AX26];[.$BH26];[.$BR26];[.$CB26];[.$CL26];[.$CV26];[.$DF26])" office:value-type="float"/>
          <table:table-cell table:formula="of:=MIN([.$K26];[.$U26];[.$AE26];[.$AO26];[.$AY26];[.$BI26];[.$BS26];[.$CC26];[.$CM26];[.$CW26];[.$DG26])" office:value-type="float"/>
          <table:table-cell table:formula="of:=MEDIAN([.$B26];[.$L26];[.$V26];[.$AF26];[.$AP26];[.$AZ26];[.$BJ26];[.$BT26];[.$CD26];[.$CN26];[.$CX26])" office:value-type="float"/>
          <table:table-cell table:formula="of:=MEDIAN([.$C26];[.$M26];[.$W26];[.$AG26];[.$AQ26];[.$BA26];[.$BK26];[.$BU26];[.$CE26];[.$CO26];[.$CY26])" office:value-type="float"/>
          <table:table-cell table:formula="of:=MEDIAN([.$D26];[.$N26];[.$X26];[.$AH26];[.$AR26];[.$BB26];[.$BL26];[.$BV26];[.$CF26];[.$CP26];[.$CZ26])" office:value-type="float"/>
          <table:table-cell table:formula="of:=MEDIAN([.$E26];[.$O26];[.$Y26];[.$AI26];[.$AS26];[.$BC26];[.$BM26];[.$BW26];[.$CG26];[.$CQ26];[.$DA26])" office:value-type="float"/>
          <table:table-cell table:formula="of:=MEDIAN([.$F26];[.$P26];[.$Z26];[.$AJ26];[.$AT26];[.$BD26];[.$BN26];[.$BX26];[.$CH26];[.$CR26];[.$DB26])" office:value-type="float"/>
          <table:table-cell table:formula="of:=MEDIAN([.$G26];[.$Q26];[.$AA26];[.$AK26];[.$AU26];[.$BE26];[.$BO26];[.$BY26];[.$CI26];[.$CS26];[.$DC26])" office:value-type="float"/>
          <table:table-cell table:formula="of:=MEDIAN([.$H26];[.$R26];[.$AB26];[.$AL26];[.$AV26];[.$BF26];[.$BP26];[.$BZ26];[.$CJ26];[.$CT26];[.$DD26])" office:value-type="float"/>
          <table:table-cell table:formula="of:=MEDIAN([.$I26];[.$S26];[.$AC26];[.$AM26];[.$AW26];[.$BG26];[.$BQ26];[.$CA26];[.$CK26];[.$CU26];[.$DE26])" office:value-type="float"/>
          <table:table-cell table:formula="of:=MEDIAN([.$J26];[.$T26];[.$AD26];[.$AN26];[.$AX26];[.$BH26];[.$BR26];[.$CB26];[.$CL26];[.$CV26];[.$DF26])" office:value-type="float"/>
          <table:table-cell table:formula="of:=MEDIAN([.$K26];[.$U26];[.$AE26];[.$AO26];[.$AY26];[.$BI26];[.$BS26];[.$CC26];[.$CM26];[.$CW26];[.$DG26])" office:value-type="float"/>
          <table:table-cell table:formula="of:=MAX([.$B26];[.$L26];[.$V26];[.$AF26];[.$AP26];[.$AZ26];[.$BJ26];[.$BT26];[.$CD26];[.$CN26];[.$CX26])" office:value-type="float"/>
          <table:table-cell table:formula="of:=MAX([.$C26];[.$M26];[.$W26];[.$AG26];[.$AQ26];[.$BA26];[.$BK26];[.$BU26];[.$CE26];[.$CO26];[.$CY26])" office:value-type="float"/>
          <table:table-cell table:formula="of:=MAX([.$D26];[.$N26];[.$X26];[.$AH26];[.$AR26];[.$BB26];[.$BL26];[.$BV26];[.$CF26];[.$CP26];[.$CZ26])" office:value-type="float"/>
          <table:table-cell table:formula="of:=MAX([.$E26];[.$O26];[.$Y26];[.$AI26];[.$AS26];[.$BC26];[.$BM26];[.$BW26];[.$CG26];[.$CQ26];[.$DA26])" office:value-type="float"/>
          <table:table-cell table:formula="of:=MAX([.$F26];[.$P26];[.$Z26];[.$AJ26];[.$AT26];[.$BD26];[.$BN26];[.$BX26];[.$CH26];[.$CR26];[.$DB26])" office:value-type="float"/>
          <table:table-cell table:formula="of:=MAX([.$G26];[.$Q26];[.$AA26];[.$AK26];[.$AU26];[.$BE26];[.$BO26];[.$BY26];[.$CI26];[.$CS26];[.$DC26])" office:value-type="float"/>
          <table:table-cell table:formula="of:=MAX([.$H26];[.$R26];[.$AB26];[.$AL26];[.$AV26];[.$BF26];[.$BP26];[.$BZ26];[.$CJ26];[.$CT26];[.$DD26])" office:value-type="float"/>
          <table:table-cell table:formula="of:=MAX([.$I26];[.$S26];[.$AC26];[.$AM26];[.$AW26];[.$BG26];[.$BQ26];[.$CA26];[.$CK26];[.$CU26];[.$DE26])" office:value-type="float"/>
          <table:table-cell table:formula="of:=MAX([.$J26];[.$T26];[.$AD26];[.$AN26];[.$AX26];[.$BH26];[.$BR26];[.$CB26];[.$CL26];[.$CV26];[.$DF26])" office:value-type="float"/>
          <table:table-cell table:formula="of:=MAX([.$K26];[.$U26];[.$AE26];[.$AO26];[.$AY26];[.$BI26];[.$BS26];[.$CC26];[.$CM26];[.$CW26];[.$DG26])" office:value-type="float"/>
        </table:table-row>
        <table:table-row table:style-name="ro1">
          <table:table-cell office:value-type="string">
            <text:p>aspComp2013/crossing/instances/0006-crossing_minimization-9-0.asp</text:p>
          </table:table-cell>
          <table:table-cell office:value-type="float" office:value="3.45891"/>
          <table:table-cell office:value-type="float" office:value="0.0"/>
          <table:table-cell office:value-type="float" office:value="14.8936170213"/>
          <table:table-cell office:value-type="float" office:value="0.233333333333"/>
          <table:table-cell office:value-type="float" office:value="0.0"/>
          <table:table-cell table:style-name="cellBest" office:value-type="float" office:value="20954.0"/>
          <table:table-cell table:style-name="cellBest" office:value-type="float" office:value="0.0"/>
          <table:table-cell table:style-name="cellBest" office:value-type="float" office:value="13599.0"/>
          <table:table-cell office:value-type="float" office:value="4.0"/>
          <table:table-cell office:value-type="float" office:value="27.0"/>
          <table:table-cell office:value-type="float" office:value="3.72503"/>
          <table:table-cell office:value-type="float" office:value="0.0"/>
          <table:table-cell table:style-name="cellWorst" office:value-type="float" office:value="22.5531914894"/>
          <table:table-cell office:value-type="float" office:value="0.251063829787"/>
          <table:table-cell office:value-type="float" office:value="0.0"/>
          <table:table-cell office:value-type="float" office:value="27617.0"/>
          <table:table-cell table:style-name="cellBest" office:value-type="float" office:value="0.0"/>
          <table:table-cell office:value-type="float" office:value="18078.0"/>
          <table:table-cell office:value-type="float" office:value="4.0"/>
          <table:table-cell office:value-type="float" office:value="26.0"/>
          <table:table-cell table:style-name="cellBest" office:value-type="float" office:value="2.90088"/>
          <table:table-cell office:value-type="float" office:value="0.0"/>
          <table:table-cell office:value-type="float" office:value="14.8936170213"/>
          <table:table-cell office:value-type="float" office:value="0.233333333333"/>
          <table:table-cell office:value-type="float" office:value="0.0"/>
          <table:table-cell table:style-name="cellBest" office:value-type="float" office:value="20954.0"/>
          <table:table-cell table:style-name="cellBest" office:value-type="float" office:value="0.0"/>
          <table:table-cell table:style-name="cellBest" office:value-type="float" office:value="13599.0"/>
          <table:table-cell office:value-type="float" office:value="4.0"/>
          <table:table-cell office:value-type="float" office:value="27.0"/>
          <table:table-cell office:value-type="float" office:value="7.1429"/>
          <table:table-cell office:value-type="float" office:value="0.0"/>
          <table:table-cell office:value-type="float" office:value="21.7021276596"/>
          <table:table-cell office:value-type="float" office:value="0.279432624113"/>
          <table:table-cell office:value-type="float" office:value="0.0"/>
          <table:table-cell office:value-type="float" office:value="74016.0"/>
          <table:table-cell office:value-type="float" office:value="47866.0"/>
          <table:table-cell office:value-type="float" office:value="30246.0"/>
          <table:table-cell office:value-type="float" office:value="4.0"/>
          <table:table-cell table:style-name="cellBest" office:value-type="float" office:value="25.0"/>
          <table:table-cell office:value-type="float" office:value="171.148"/>
          <table:table-cell office:value-type="float" office:value="0.0"/>
          <table:table-cell office:value-type="float" office:value="14.4680851064"/>
          <table:table-cell office:value-type="float" office:value="0.190070921986"/>
          <table:table-cell office:value-type="float" office:value="0.0"/>
          <table:table-cell office:value-type="float" office:value="2035924.0"/>
          <table:table-cell office:value-type="float" office:value="1990636.0"/>
          <table:table-cell office:value-type="float" office:value="452456.0"/>
          <table:table-cell office:value-type="float" office:value="4.0"/>
          <table:table-cell table:style-name="cellWorst" office:value-type="float" office:value="116.0"/>
          <table:table-cell office:value-type="float" office:value="13.5192"/>
          <table:table-cell office:value-type="float" office:value="0.0"/>
          <table:table-cell office:value-type="float" office:value="20.0"/>
          <table:table-cell office:value-type="float" office:value="0.299290780142"/>
          <table:table-cell office:value-type="float" office:value="0.0"/>
          <table:table-cell office:value-type="float" office:value="105150.0"/>
          <table:table-cell office:value-type="float" office:value="67392.0"/>
          <table:table-cell office:value-type="float" office:value="42408.0"/>
          <table:table-cell office:value-type="float" office:value="4.0"/>
          <table:table-cell office:value-type="float" office:value="52.0"/>
          <table:table-cell office:value-type="float" office:value="14.3629"/>
          <table:table-cell office:value-type="float" office:value="0.0"/>
          <table:table-cell office:value-type="float" office:value="20.0"/>
          <table:table-cell office:value-type="float" office:value="0.299290780142"/>
          <table:table-cell office:value-type="float" office:value="0.0"/>
          <table:table-cell office:value-type="float" office:value="105150.0"/>
          <table:table-cell office:value-type="float" office:value="67392.0"/>
          <table:table-cell office:value-type="float" office:value="42408.0"/>
          <table:table-cell office:value-type="float" office:value="4.0"/>
          <table:table-cell office:value-type="float" office:value="52.0"/>
          <table:table-cell office:value-type="float" office:value="5.22805"/>
          <table:table-cell office:value-type="float" office:value="0.0"/>
          <table:table-cell table:style-name="cellBest" office:value-type="float" office:value="1.70212765957"/>
          <table:table-cell office:value-type="float" office:value="0.160992907801"/>
          <table:table-cell office:value-type="float" office:value="0.0"/>
          <table:table-cell office:value-type="float" office:value="34705.0"/>
          <table:table-cell office:value-type="float" office:value="59.0"/>
          <table:table-cell office:value-type="float" office:value="20767.0"/>
          <table:table-cell office:value-type="float" office:value="4.0"/>
          <table:table-cell office:value-type="float" office:value="36.0"/>
          <table:table-cell office:value-type="float" office:value="7.29466"/>
          <table:table-cell office:value-type="float" office:value="0.0"/>
          <table:table-cell office:value-type="float" office:value="13.1914893617"/>
          <table:table-cell office:value-type="float" office:value="0.196453900709"/>
          <table:table-cell office:value-type="float" office:value="0.0"/>
          <table:table-cell office:value-type="float" office:value="39190.0"/>
          <table:table-cell office:value-type="float" office:value="155.0"/>
          <table:table-cell office:value-type="float" office:value="22186.0"/>
          <table:table-cell office:value-type="float" office:value="4.0"/>
          <table:table-cell office:value-type="float" office:value="40.0"/>
          <table:table-cell office:value-type="float" office:value="473.987"/>
          <table:table-cell office:value-type="float" office:value="0.0"/>
          <table:table-cell table:style-name="cellWorst" office:value-type="float" office:value="22.5531914894"/>
          <table:table-cell office:value-type="float" office:value="0.252482269504"/>
          <table:table-cell office:value-type="float" office:value="0.0"/>
          <table:table-cell table:style-name="cellWorst" office:value-type="float" office:value="10284323.0"/>
          <table:table-cell table:style-name="cellWorst" office:value-type="float" office:value="10218465.0"/>
          <table:table-cell table:style-name="cellWorst" office:value-type="float" office:value="1670552.0"/>
          <table:table-cell office:value-type="float" office:value="4.0"/>
          <table:table-cell office:value-type="float" office:value="92.0"/>
          <table:table-cell table:style-name="cellWorst" office:value-type="float" office:value="600.018"/>
          <table:table-cell office:value-type="float" office:value="1.0"/>
          <table:table-cell table:style-name="cellWorst" office:value-type="float" office:value="22.5531914894"/>
          <table:table-cell office:value-type="float" office:value="0.260992907801"/>
          <table:table-cell office:value-type="float" office:value="0.0"/>
          <table:table-cell office:value-type="float" office:value="1780580.0"/>
          <table:table-cell office:value-type="float" office:value="1734635.0"/>
          <table:table-cell office:value-type="float" office:value="364667.0"/>
          <table:table-cell office:value-type="string">
            <text:p/>
          </table:table-cell>
          <table:table-cell office:value-type="string">
            <text:p/>
          </table:table-cell>
          <table:table-cell table:formula="of:=MIN([.$B27];[.$L27];[.$V27];[.$AF27];[.$AP27];[.$AZ27];[.$BJ27];[.$BT27];[.$CD27];[.$CN27];[.$CX27])" office:value-type="float"/>
          <table:table-cell table:formula="of:=MIN([.$C27];[.$M27];[.$W27];[.$AG27];[.$AQ27];[.$BA27];[.$BK27];[.$BU27];[.$CE27];[.$CO27];[.$CY27])" office:value-type="float"/>
          <table:table-cell table:formula="of:=MIN([.$D27];[.$N27];[.$X27];[.$AH27];[.$AR27];[.$BB27];[.$BL27];[.$BV27];[.$CF27];[.$CP27];[.$CZ27])" office:value-type="float"/>
          <table:table-cell table:formula="of:=MIN([.$E27];[.$O27];[.$Y27];[.$AI27];[.$AS27];[.$BC27];[.$BM27];[.$BW27];[.$CG27];[.$CQ27];[.$DA27])" office:value-type="float"/>
          <table:table-cell table:formula="of:=MIN([.$F27];[.$P27];[.$Z27];[.$AJ27];[.$AT27];[.$BD27];[.$BN27];[.$BX27];[.$CH27];[.$CR27];[.$DB27])" office:value-type="float"/>
          <table:table-cell table:formula="of:=MIN([.$G27];[.$Q27];[.$AA27];[.$AK27];[.$AU27];[.$BE27];[.$BO27];[.$BY27];[.$CI27];[.$CS27];[.$DC27])" office:value-type="float"/>
          <table:table-cell table:formula="of:=MIN([.$H27];[.$R27];[.$AB27];[.$AL27];[.$AV27];[.$BF27];[.$BP27];[.$BZ27];[.$CJ27];[.$CT27];[.$DD27])" office:value-type="float"/>
          <table:table-cell table:formula="of:=MIN([.$I27];[.$S27];[.$AC27];[.$AM27];[.$AW27];[.$BG27];[.$BQ27];[.$CA27];[.$CK27];[.$CU27];[.$DE27])" office:value-type="float"/>
          <table:table-cell table:formula="of:=MIN([.$J27];[.$T27];[.$AD27];[.$AN27];[.$AX27];[.$BH27];[.$BR27];[.$CB27];[.$CL27];[.$CV27];[.$DF27])" office:value-type="float"/>
          <table:table-cell table:formula="of:=MIN([.$K27];[.$U27];[.$AE27];[.$AO27];[.$AY27];[.$BI27];[.$BS27];[.$CC27];[.$CM27];[.$CW27];[.$DG27])" office:value-type="float"/>
          <table:table-cell table:formula="of:=MEDIAN([.$B27];[.$L27];[.$V27];[.$AF27];[.$AP27];[.$AZ27];[.$BJ27];[.$BT27];[.$CD27];[.$CN27];[.$CX27])" office:value-type="float"/>
          <table:table-cell table:formula="of:=MEDIAN([.$C27];[.$M27];[.$W27];[.$AG27];[.$AQ27];[.$BA27];[.$BK27];[.$BU27];[.$CE27];[.$CO27];[.$CY27])" office:value-type="float"/>
          <table:table-cell table:formula="of:=MEDIAN([.$D27];[.$N27];[.$X27];[.$AH27];[.$AR27];[.$BB27];[.$BL27];[.$BV27];[.$CF27];[.$CP27];[.$CZ27])" office:value-type="float"/>
          <table:table-cell table:formula="of:=MEDIAN([.$E27];[.$O27];[.$Y27];[.$AI27];[.$AS27];[.$BC27];[.$BM27];[.$BW27];[.$CG27];[.$CQ27];[.$DA27])" office:value-type="float"/>
          <table:table-cell table:formula="of:=MEDIAN([.$F27];[.$P27];[.$Z27];[.$AJ27];[.$AT27];[.$BD27];[.$BN27];[.$BX27];[.$CH27];[.$CR27];[.$DB27])" office:value-type="float"/>
          <table:table-cell table:formula="of:=MEDIAN([.$G27];[.$Q27];[.$AA27];[.$AK27];[.$AU27];[.$BE27];[.$BO27];[.$BY27];[.$CI27];[.$CS27];[.$DC27])" office:value-type="float"/>
          <table:table-cell table:formula="of:=MEDIAN([.$H27];[.$R27];[.$AB27];[.$AL27];[.$AV27];[.$BF27];[.$BP27];[.$BZ27];[.$CJ27];[.$CT27];[.$DD27])" office:value-type="float"/>
          <table:table-cell table:formula="of:=MEDIAN([.$I27];[.$S27];[.$AC27];[.$AM27];[.$AW27];[.$BG27];[.$BQ27];[.$CA27];[.$CK27];[.$CU27];[.$DE27])" office:value-type="float"/>
          <table:table-cell table:formula="of:=MEDIAN([.$J27];[.$T27];[.$AD27];[.$AN27];[.$AX27];[.$BH27];[.$BR27];[.$CB27];[.$CL27];[.$CV27];[.$DF27])" office:value-type="float"/>
          <table:table-cell table:formula="of:=MEDIAN([.$K27];[.$U27];[.$AE27];[.$AO27];[.$AY27];[.$BI27];[.$BS27];[.$CC27];[.$CM27];[.$CW27];[.$DG27])" office:value-type="float"/>
          <table:table-cell table:formula="of:=MAX([.$B27];[.$L27];[.$V27];[.$AF27];[.$AP27];[.$AZ27];[.$BJ27];[.$BT27];[.$CD27];[.$CN27];[.$CX27])" office:value-type="float"/>
          <table:table-cell table:formula="of:=MAX([.$C27];[.$M27];[.$W27];[.$AG27];[.$AQ27];[.$BA27];[.$BK27];[.$BU27];[.$CE27];[.$CO27];[.$CY27])" office:value-type="float"/>
          <table:table-cell table:formula="of:=MAX([.$D27];[.$N27];[.$X27];[.$AH27];[.$AR27];[.$BB27];[.$BL27];[.$BV27];[.$CF27];[.$CP27];[.$CZ27])" office:value-type="float"/>
          <table:table-cell table:formula="of:=MAX([.$E27];[.$O27];[.$Y27];[.$AI27];[.$AS27];[.$BC27];[.$BM27];[.$BW27];[.$CG27];[.$CQ27];[.$DA27])" office:value-type="float"/>
          <table:table-cell table:formula="of:=MAX([.$F27];[.$P27];[.$Z27];[.$AJ27];[.$AT27];[.$BD27];[.$BN27];[.$BX27];[.$CH27];[.$CR27];[.$DB27])" office:value-type="float"/>
          <table:table-cell table:formula="of:=MAX([.$G27];[.$Q27];[.$AA27];[.$AK27];[.$AU27];[.$BE27];[.$BO27];[.$BY27];[.$CI27];[.$CS27];[.$DC27])" office:value-type="float"/>
          <table:table-cell table:formula="of:=MAX([.$H27];[.$R27];[.$AB27];[.$AL27];[.$AV27];[.$BF27];[.$BP27];[.$BZ27];[.$CJ27];[.$CT27];[.$DD27])" office:value-type="float"/>
          <table:table-cell table:formula="of:=MAX([.$I27];[.$S27];[.$AC27];[.$AM27];[.$AW27];[.$BG27];[.$BQ27];[.$CA27];[.$CK27];[.$CU27];[.$DE27])" office:value-type="float"/>
          <table:table-cell table:formula="of:=MAX([.$J27];[.$T27];[.$AD27];[.$AN27];[.$AX27];[.$BH27];[.$BR27];[.$CB27];[.$CL27];[.$CV27];[.$DF27])" office:value-type="float"/>
          <table:table-cell table:formula="of:=MAX([.$K27];[.$U27];[.$AE27];[.$AO27];[.$AY27];[.$BI27];[.$BS27];[.$CC27];[.$CM27];[.$CW27];[.$DG27])" office:value-type="float"/>
        </table:table-row>
        <table:table-row table:style-name="ro1">
          <table:table-cell office:value-type="string">
            <text:p>aspComp2013/crossing/instances/0008-crossing_minimization-9-0.asp</text:p>
          </table:table-cell>
          <table:table-cell office:value-type="float" office:value="2.8162"/>
          <table:table-cell office:value-type="float" office:value="0.0"/>
          <table:table-cell office:value-type="float" office:value="4.43349753695"/>
          <table:table-cell office:value-type="float" office:value="0.101806239737"/>
          <table:table-cell office:value-type="float" office:value="0.0"/>
          <table:table-cell office:value-type="float" office:value="19628.0"/>
          <table:table-cell table:style-name="cellBest" office:value-type="float" office:value="0.0"/>
          <table:table-cell office:value-type="float" office:value="12145.0"/>
          <table:table-cell office:value-type="float" office:value="4.0"/>
          <table:table-cell office:value-type="float" office:value="31.0"/>
          <table:table-cell table:style-name="cellBest" office:value-type="float" office:value="2.34647"/>
          <table:table-cell office:value-type="float" office:value="0.0"/>
          <table:table-cell office:value-type="float" office:value="6.89655172414"/>
          <table:table-cell office:value-type="float" office:value="0.145320197044"/>
          <table:table-cell office:value-type="float" office:value="0.0"/>
          <table:table-cell table:style-name="cellBest" office:value-type="float" office:value="15464.0"/>
          <table:table-cell table:style-name="cellBest" office:value-type="float" office:value="0.0"/>
          <table:table-cell office:value-type="float" office:value="9728.0"/>
          <table:table-cell office:value-type="float" office:value="4.0"/>
          <table:table-cell table:style-name="cellBest" office:value-type="float" office:value="27.0"/>
          <table:table-cell office:value-type="float" office:value="3.04968"/>
          <table:table-cell office:value-type="float" office:value="0.0"/>
          <table:table-cell office:value-type="float" office:value="4.43349753695"/>
          <table:table-cell office:value-type="float" office:value="0.101806239737"/>
          <table:table-cell office:value-type="float" office:value="0.0"/>
          <table:table-cell office:value-type="float" office:value="19628.0"/>
          <table:table-cell table:style-name="cellBest" office:value-type="float" office:value="0.0"/>
          <table:table-cell office:value-type="float" office:value="12145.0"/>
          <table:table-cell office:value-type="float" office:value="4.0"/>
          <table:table-cell office:value-type="float" office:value="31.0"/>
          <table:table-cell office:value-type="float" office:value="2.67619"/>
          <table:table-cell office:value-type="float" office:value="0.0"/>
          <table:table-cell office:value-type="float" office:value="10.8374384236"/>
          <table:table-cell office:value-type="float" office:value="0.174055829228"/>
          <table:table-cell office:value-type="float" office:value="0.0"/>
          <table:table-cell office:value-type="float" office:value="20382.0"/>
          <table:table-cell office:value-type="float" office:value="5894.0"/>
          <table:table-cell office:value-type="float" office:value="9884.0"/>
          <table:table-cell office:value-type="float" office:value="4.0"/>
          <table:table-cell office:value-type="float" office:value="33.0"/>
          <table:table-cell office:value-type="float" office:value="64.6911"/>
          <table:table-cell office:value-type="float" office:value="0.0"/>
          <table:table-cell office:value-type="float" office:value="6.89655172414"/>
          <table:table-cell office:value-type="float" office:value="0.154351395731"/>
          <table:table-cell office:value-type="float" office:value="0.0"/>
          <table:table-cell office:value-type="float" office:value="1488163.0"/>
          <table:table-cell office:value-type="float" office:value="1457663.0"/>
          <table:table-cell office:value-type="float" office:value="240155.0"/>
          <table:table-cell office:value-type="float" office:value="4.0"/>
          <table:table-cell office:value-type="float" office:value="84.0"/>
          <table:table-cell office:value-type="float" office:value="2.74031"/>
          <table:table-cell office:value-type="float" office:value="0.0"/>
          <table:table-cell office:value-type="float" office:value="8.86699507389"/>
          <table:table-cell office:value-type="float" office:value="0.174055829228"/>
          <table:table-cell office:value-type="float" office:value="0.0"/>
          <table:table-cell office:value-type="float" office:value="22295.0"/>
          <table:table-cell office:value-type="float" office:value="2934.0"/>
          <table:table-cell office:value-type="float" office:value="9549.0"/>
          <table:table-cell office:value-type="float" office:value="4.0"/>
          <table:table-cell office:value-type="float" office:value="38.0"/>
          <table:table-cell office:value-type="float" office:value="3.35837"/>
          <table:table-cell office:value-type="float" office:value="0.0"/>
          <table:table-cell office:value-type="float" office:value="8.86699507389"/>
          <table:table-cell office:value-type="float" office:value="0.174055829228"/>
          <table:table-cell office:value-type="float" office:value="0.0"/>
          <table:table-cell office:value-type="float" office:value="22295.0"/>
          <table:table-cell office:value-type="float" office:value="2934.0"/>
          <table:table-cell office:value-type="float" office:value="9549.0"/>
          <table:table-cell office:value-type="float" office:value="4.0"/>
          <table:table-cell office:value-type="float" office:value="38.0"/>
          <table:table-cell office:value-type="float" office:value="3.09229"/>
          <table:table-cell office:value-type="float" office:value="0.0"/>
          <table:table-cell table:style-name="cellBest" office:value-type="float" office:value="0.985221674877"/>
          <table:table-cell office:value-type="float" office:value="0.0771756978654"/>
          <table:table-cell office:value-type="float" office:value="0.0"/>
          <table:table-cell office:value-type="float" office:value="21940.0"/>
          <table:table-cell office:value-type="float" office:value="56.0"/>
          <table:table-cell office:value-type="float" office:value="9749.0"/>
          <table:table-cell office:value-type="float" office:value="4.0"/>
          <table:table-cell office:value-type="float" office:value="33.0"/>
          <table:table-cell office:value-type="float" office:value="4.565"/>
          <table:table-cell office:value-type="float" office:value="0.0"/>
          <table:table-cell office:value-type="float" office:value="1.47783251232"/>
          <table:table-cell office:value-type="float" office:value="0.068144499179"/>
          <table:table-cell office:value-type="float" office:value="0.0"/>
          <table:table-cell office:value-type="float" office:value="21127.0"/>
          <table:table-cell office:value-type="float" office:value="243.0"/>
          <table:table-cell table:style-name="cellBest" office:value-type="float" office:value="9252.0"/>
          <table:table-cell office:value-type="float" office:value="4.0"/>
          <table:table-cell office:value-type="float" office:value="33.0"/>
          <table:table-cell table:style-name="cellWorst" office:value-type="float" office:value="117.162"/>
          <table:table-cell office:value-type="float" office:value="0.0"/>
          <table:table-cell table:style-name="cellWorst" office:value-type="float" office:value="16.2561576355"/>
          <table:table-cell office:value-type="float" office:value="0.194581280788"/>
          <table:table-cell office:value-type="float" office:value="0.0"/>
          <table:table-cell table:style-name="cellWorst" office:value-type="float" office:value="2614678.0"/>
          <table:table-cell table:style-name="cellWorst" office:value-type="float" office:value="2572994.0"/>
          <table:table-cell table:style-name="cellWorst" office:value-type="float" office:value="396884.0"/>
          <table:table-cell office:value-type="float" office:value="4.0"/>
          <table:table-cell office:value-type="float" office:value="85.0"/>
          <table:table-cell office:value-type="float" office:value="112.519"/>
          <table:table-cell office:value-type="float" office:value="0.0"/>
          <table:table-cell office:value-type="float" office:value="15.2709359606"/>
          <table:table-cell office:value-type="float" office:value="0.183908045977"/>
          <table:table-cell office:value-type="float" office:value="0.0"/>
          <table:table-cell office:value-type="float" office:value="2077876.0"/>
          <table:table-cell office:value-type="float" office:value="2041776.0"/>
          <table:table-cell office:value-type="float" office:value="307403.0"/>
          <table:table-cell office:value-type="float" office:value="4.0"/>
          <table:table-cell table:style-name="cellWorst" office:value-type="float" office:value="100.0"/>
          <table:table-cell table:formula="of:=MIN([.$B28];[.$L28];[.$V28];[.$AF28];[.$AP28];[.$AZ28];[.$BJ28];[.$BT28];[.$CD28];[.$CN28];[.$CX28])" office:value-type="float"/>
          <table:table-cell table:formula="of:=MIN([.$C28];[.$M28];[.$W28];[.$AG28];[.$AQ28];[.$BA28];[.$BK28];[.$BU28];[.$CE28];[.$CO28];[.$CY28])" office:value-type="float"/>
          <table:table-cell table:formula="of:=MIN([.$D28];[.$N28];[.$X28];[.$AH28];[.$AR28];[.$BB28];[.$BL28];[.$BV28];[.$CF28];[.$CP28];[.$CZ28])" office:value-type="float"/>
          <table:table-cell table:formula="of:=MIN([.$E28];[.$O28];[.$Y28];[.$AI28];[.$AS28];[.$BC28];[.$BM28];[.$BW28];[.$CG28];[.$CQ28];[.$DA28])" office:value-type="float"/>
          <table:table-cell table:formula="of:=MIN([.$F28];[.$P28];[.$Z28];[.$AJ28];[.$AT28];[.$BD28];[.$BN28];[.$BX28];[.$CH28];[.$CR28];[.$DB28])" office:value-type="float"/>
          <table:table-cell table:formula="of:=MIN([.$G28];[.$Q28];[.$AA28];[.$AK28];[.$AU28];[.$BE28];[.$BO28];[.$BY28];[.$CI28];[.$CS28];[.$DC28])" office:value-type="float"/>
          <table:table-cell table:formula="of:=MIN([.$H28];[.$R28];[.$AB28];[.$AL28];[.$AV28];[.$BF28];[.$BP28];[.$BZ28];[.$CJ28];[.$CT28];[.$DD28])" office:value-type="float"/>
          <table:table-cell table:formula="of:=MIN([.$I28];[.$S28];[.$AC28];[.$AM28];[.$AW28];[.$BG28];[.$BQ28];[.$CA28];[.$CK28];[.$CU28];[.$DE28])" office:value-type="float"/>
          <table:table-cell table:formula="of:=MIN([.$J28];[.$T28];[.$AD28];[.$AN28];[.$AX28];[.$BH28];[.$BR28];[.$CB28];[.$CL28];[.$CV28];[.$DF28])" office:value-type="float"/>
          <table:table-cell table:formula="of:=MIN([.$K28];[.$U28];[.$AE28];[.$AO28];[.$AY28];[.$BI28];[.$BS28];[.$CC28];[.$CM28];[.$CW28];[.$DG28])" office:value-type="float"/>
          <table:table-cell table:formula="of:=MEDIAN([.$B28];[.$L28];[.$V28];[.$AF28];[.$AP28];[.$AZ28];[.$BJ28];[.$BT28];[.$CD28];[.$CN28];[.$CX28])" office:value-type="float"/>
          <table:table-cell table:formula="of:=MEDIAN([.$C28];[.$M28];[.$W28];[.$AG28];[.$AQ28];[.$BA28];[.$BK28];[.$BU28];[.$CE28];[.$CO28];[.$CY28])" office:value-type="float"/>
          <table:table-cell table:formula="of:=MEDIAN([.$D28];[.$N28];[.$X28];[.$AH28];[.$AR28];[.$BB28];[.$BL28];[.$BV28];[.$CF28];[.$CP28];[.$CZ28])" office:value-type="float"/>
          <table:table-cell table:formula="of:=MEDIAN([.$E28];[.$O28];[.$Y28];[.$AI28];[.$AS28];[.$BC28];[.$BM28];[.$BW28];[.$CG28];[.$CQ28];[.$DA28])" office:value-type="float"/>
          <table:table-cell table:formula="of:=MEDIAN([.$F28];[.$P28];[.$Z28];[.$AJ28];[.$AT28];[.$BD28];[.$BN28];[.$BX28];[.$CH28];[.$CR28];[.$DB28])" office:value-type="float"/>
          <table:table-cell table:formula="of:=MEDIAN([.$G28];[.$Q28];[.$AA28];[.$AK28];[.$AU28];[.$BE28];[.$BO28];[.$BY28];[.$CI28];[.$CS28];[.$DC28])" office:value-type="float"/>
          <table:table-cell table:formula="of:=MEDIAN([.$H28];[.$R28];[.$AB28];[.$AL28];[.$AV28];[.$BF28];[.$BP28];[.$BZ28];[.$CJ28];[.$CT28];[.$DD28])" office:value-type="float"/>
          <table:table-cell table:formula="of:=MEDIAN([.$I28];[.$S28];[.$AC28];[.$AM28];[.$AW28];[.$BG28];[.$BQ28];[.$CA28];[.$CK28];[.$CU28];[.$DE28])" office:value-type="float"/>
          <table:table-cell table:formula="of:=MEDIAN([.$J28];[.$T28];[.$AD28];[.$AN28];[.$AX28];[.$BH28];[.$BR28];[.$CB28];[.$CL28];[.$CV28];[.$DF28])" office:value-type="float"/>
          <table:table-cell table:formula="of:=MEDIAN([.$K28];[.$U28];[.$AE28];[.$AO28];[.$AY28];[.$BI28];[.$BS28];[.$CC28];[.$CM28];[.$CW28];[.$DG28])" office:value-type="float"/>
          <table:table-cell table:formula="of:=MAX([.$B28];[.$L28];[.$V28];[.$AF28];[.$AP28];[.$AZ28];[.$BJ28];[.$BT28];[.$CD28];[.$CN28];[.$CX28])" office:value-type="float"/>
          <table:table-cell table:formula="of:=MAX([.$C28];[.$M28];[.$W28];[.$AG28];[.$AQ28];[.$BA28];[.$BK28];[.$BU28];[.$CE28];[.$CO28];[.$CY28])" office:value-type="float"/>
          <table:table-cell table:formula="of:=MAX([.$D28];[.$N28];[.$X28];[.$AH28];[.$AR28];[.$BB28];[.$BL28];[.$BV28];[.$CF28];[.$CP28];[.$CZ28])" office:value-type="float"/>
          <table:table-cell table:formula="of:=MAX([.$E28];[.$O28];[.$Y28];[.$AI28];[.$AS28];[.$BC28];[.$BM28];[.$BW28];[.$CG28];[.$CQ28];[.$DA28])" office:value-type="float"/>
          <table:table-cell table:formula="of:=MAX([.$F28];[.$P28];[.$Z28];[.$AJ28];[.$AT28];[.$BD28];[.$BN28];[.$BX28];[.$CH28];[.$CR28];[.$DB28])" office:value-type="float"/>
          <table:table-cell table:formula="of:=MAX([.$G28];[.$Q28];[.$AA28];[.$AK28];[.$AU28];[.$BE28];[.$BO28];[.$BY28];[.$CI28];[.$CS28];[.$DC28])" office:value-type="float"/>
          <table:table-cell table:formula="of:=MAX([.$H28];[.$R28];[.$AB28];[.$AL28];[.$AV28];[.$BF28];[.$BP28];[.$BZ28];[.$CJ28];[.$CT28];[.$DD28])" office:value-type="float"/>
          <table:table-cell table:formula="of:=MAX([.$I28];[.$S28];[.$AC28];[.$AM28];[.$AW28];[.$BG28];[.$BQ28];[.$CA28];[.$CK28];[.$CU28];[.$DE28])" office:value-type="float"/>
          <table:table-cell table:formula="of:=MAX([.$J28];[.$T28];[.$AD28];[.$AN28];[.$AX28];[.$BH28];[.$BR28];[.$CB28];[.$CL28];[.$CV28];[.$DF28])" office:value-type="float"/>
          <table:table-cell table:formula="of:=MAX([.$K28];[.$U28];[.$AE28];[.$AO28];[.$AY28];[.$BI28];[.$BS28];[.$CC28];[.$CM28];[.$CW28];[.$DG28])" office:value-type="float"/>
        </table:table-row>
        <table:table-row table:style-name="ro1">
          <table:table-cell office:value-type="string">
            <text:p>aspComp2013/crossing/instances/0009-crossing_minimization-9-0.asp</text:p>
          </table:table-cell>
          <table:table-cell office:value-type="float" office:value="2.69494"/>
          <table:table-cell office:value-type="float" office:value="0.0"/>
          <table:table-cell office:value-type="float" office:value="13.829787234"/>
          <table:table-cell office:value-type="float" office:value="0.220744680851"/>
          <table:table-cell office:value-type="float" office:value="0.0"/>
          <table:table-cell office:value-type="float" office:value="17644.0"/>
          <table:table-cell table:style-name="cellBest" office:value-type="float" office:value="0.0"/>
          <table:table-cell office:value-type="float" office:value="10575.0"/>
          <table:table-cell office:value-type="float" office:value="4.0"/>
          <table:table-cell office:value-type="float" office:value="24.0"/>
          <table:table-cell table:style-name="cellBest" office:value-type="float" office:value="2.27486"/>
          <table:table-cell office:value-type="float" office:value="0.0"/>
          <table:table-cell office:value-type="float" office:value="14.8936170213"/>
          <table:table-cell office:value-type="float" office:value="0.226063829787"/>
          <table:table-cell office:value-type="float" office:value="0.0"/>
          <table:table-cell table:style-name="cellBest" office:value-type="float" office:value="14916.0"/>
          <table:table-cell table:style-name="cellBest" office:value-type="float" office:value="0.0"/>
          <table:table-cell table:style-name="cellBest" office:value-type="float" office:value="9462.0"/>
          <table:table-cell office:value-type="float" office:value="4.0"/>
          <table:table-cell table:style-name="cellBest" office:value-type="float" office:value="22.0"/>
          <table:table-cell office:value-type="float" office:value="2.57447"/>
          <table:table-cell office:value-type="float" office:value="0.0"/>
          <table:table-cell office:value-type="float" office:value="13.829787234"/>
          <table:table-cell office:value-type="float" office:value="0.220744680851"/>
          <table:table-cell office:value-type="float" office:value="0.0"/>
          <table:table-cell office:value-type="float" office:value="17644.0"/>
          <table:table-cell table:style-name="cellBest" office:value-type="float" office:value="0.0"/>
          <table:table-cell office:value-type="float" office:value="10575.0"/>
          <table:table-cell office:value-type="float" office:value="4.0"/>
          <table:table-cell office:value-type="float" office:value="24.0"/>
          <table:table-cell office:value-type="float" office:value="14.9126"/>
          <table:table-cell office:value-type="float" office:value="0.0"/>
          <table:table-cell office:value-type="float" office:value="15.9574468085"/>
          <table:table-cell office:value-type="float" office:value="0.199468085106"/>
          <table:table-cell office:value-type="float" office:value="0.0"/>
          <table:table-cell office:value-type="float" office:value="103302.0"/>
          <table:table-cell office:value-type="float" office:value="75624.0"/>
          <table:table-cell office:value-type="float" office:value="52382.0"/>
          <table:table-cell office:value-type="float" office:value="4.0"/>
          <table:table-cell office:value-type="float" office:value="31.0"/>
          <table:table-cell office:value-type="float" office:value="121.787"/>
          <table:table-cell office:value-type="float" office:value="0.0"/>
          <table:table-cell office:value-type="float" office:value="5.85106382979"/>
          <table:table-cell office:value-type="float" office:value="0.184397163121"/>
          <table:table-cell office:value-type="float" office:value="0.0"/>
          <table:table-cell office:value-type="float" office:value="1540293.0"/>
          <table:table-cell office:value-type="float" office:value="1505039.0"/>
          <table:table-cell office:value-type="float" office:value="421117.0"/>
          <table:table-cell office:value-type="float" office:value="4.0"/>
          <table:table-cell table:style-name="cellWorst" office:value-type="float" office:value="54.0"/>
          <table:table-cell office:value-type="float" office:value="7.90216"/>
          <table:table-cell office:value-type="float" office:value="0.0"/>
          <table:table-cell office:value-type="float" office:value="18.6170212766"/>
          <table:table-cell office:value-type="float" office:value="0.29609929078"/>
          <table:table-cell office:value-type="float" office:value="0.0"/>
          <table:table-cell office:value-type="float" office:value="65240.0"/>
          <table:table-cell office:value-type="float" office:value="40631.0"/>
          <table:table-cell office:value-type="float" office:value="27156.0"/>
          <table:table-cell office:value-type="float" office:value="4.0"/>
          <table:table-cell office:value-type="float" office:value="26.0"/>
          <table:table-cell office:value-type="float" office:value="7.42596"/>
          <table:table-cell office:value-type="float" office:value="0.0"/>
          <table:table-cell office:value-type="float" office:value="18.6170212766"/>
          <table:table-cell office:value-type="float" office:value="0.29609929078"/>
          <table:table-cell office:value-type="float" office:value="0.0"/>
          <table:table-cell office:value-type="float" office:value="65240.0"/>
          <table:table-cell office:value-type="float" office:value="40631.0"/>
          <table:table-cell office:value-type="float" office:value="27156.0"/>
          <table:table-cell office:value-type="float" office:value="4.0"/>
          <table:table-cell office:value-type="float" office:value="26.0"/>
          <table:table-cell office:value-type="float" office:value="2.78487"/>
          <table:table-cell office:value-type="float" office:value="0.0"/>
          <table:table-cell office:value-type="float" office:value="7.97872340426"/>
          <table:table-cell office:value-type="float" office:value="0.169326241135"/>
          <table:table-cell office:value-type="float" office:value="0.0"/>
          <table:table-cell office:value-type="float" office:value="23960.0"/>
          <table:table-cell office:value-type="float" office:value="111.0"/>
          <table:table-cell office:value-type="float" office:value="12504.0"/>
          <table:table-cell office:value-type="float" office:value="4.0"/>
          <table:table-cell office:value-type="float" office:value="24.0"/>
          <table:table-cell office:value-type="float" office:value="4.96055"/>
          <table:table-cell office:value-type="float" office:value="0.0"/>
          <table:table-cell table:style-name="cellBest" office:value-type="float" office:value="1.06382978723"/>
          <table:table-cell office:value-type="float" office:value="0.182624113475"/>
          <table:table-cell office:value-type="float" office:value="0.0"/>
          <table:table-cell office:value-type="float" office:value="26598.0"/>
          <table:table-cell office:value-type="float" office:value="186.0"/>
          <table:table-cell office:value-type="float" office:value="14182.0"/>
          <table:table-cell office:value-type="float" office:value="4.0"/>
          <table:table-cell office:value-type="float" office:value="24.0"/>
          <table:table-cell office:value-type="float" office:value="109.033"/>
          <table:table-cell office:value-type="float" office:value="0.0"/>
          <table:table-cell office:value-type="float" office:value="15.9574468085"/>
          <table:table-cell office:value-type="float" office:value="0.220744680851"/>
          <table:table-cell office:value-type="float" office:value="0.0"/>
          <table:table-cell office:value-type="float" office:value="1982013.0"/>
          <table:table-cell office:value-type="float" office:value="1941859.0"/>
          <table:table-cell office:value-type="float" office:value="386065.0"/>
          <table:table-cell office:value-type="float" office:value="4.0"/>
          <table:table-cell office:value-type="float" office:value="53.0"/>
          <table:table-cell table:style-name="cellWorst" office:value-type="float" office:value="145.798"/>
          <table:table-cell office:value-type="float" office:value="0.0"/>
          <table:table-cell table:style-name="cellWorst" office:value-type="float" office:value="21.2765957447"/>
          <table:table-cell office:value-type="float" office:value="0.28280141844"/>
          <table:table-cell office:value-type="float" office:value="0.0"/>
          <table:table-cell table:style-name="cellWorst" office:value-type="float" office:value="2399243.0"/>
          <table:table-cell table:style-name="cellWorst" office:value-type="float" office:value="2357393.0"/>
          <table:table-cell table:style-name="cellWorst" office:value-type="float" office:value="527944.0"/>
          <table:table-cell office:value-type="float" office:value="4.0"/>
          <table:table-cell office:value-type="float" office:value="45.0"/>
          <table:table-cell table:formula="of:=MIN([.$B29];[.$L29];[.$V29];[.$AF29];[.$AP29];[.$AZ29];[.$BJ29];[.$BT29];[.$CD29];[.$CN29];[.$CX29])" office:value-type="float"/>
          <table:table-cell table:formula="of:=MIN([.$C29];[.$M29];[.$W29];[.$AG29];[.$AQ29];[.$BA29];[.$BK29];[.$BU29];[.$CE29];[.$CO29];[.$CY29])" office:value-type="float"/>
          <table:table-cell table:formula="of:=MIN([.$D29];[.$N29];[.$X29];[.$AH29];[.$AR29];[.$BB29];[.$BL29];[.$BV29];[.$CF29];[.$CP29];[.$CZ29])" office:value-type="float"/>
          <table:table-cell table:formula="of:=MIN([.$E29];[.$O29];[.$Y29];[.$AI29];[.$AS29];[.$BC29];[.$BM29];[.$BW29];[.$CG29];[.$CQ29];[.$DA29])" office:value-type="float"/>
          <table:table-cell table:formula="of:=MIN([.$F29];[.$P29];[.$Z29];[.$AJ29];[.$AT29];[.$BD29];[.$BN29];[.$BX29];[.$CH29];[.$CR29];[.$DB29])" office:value-type="float"/>
          <table:table-cell table:formula="of:=MIN([.$G29];[.$Q29];[.$AA29];[.$AK29];[.$AU29];[.$BE29];[.$BO29];[.$BY29];[.$CI29];[.$CS29];[.$DC29])" office:value-type="float"/>
          <table:table-cell table:formula="of:=MIN([.$H29];[.$R29];[.$AB29];[.$AL29];[.$AV29];[.$BF29];[.$BP29];[.$BZ29];[.$CJ29];[.$CT29];[.$DD29])" office:value-type="float"/>
          <table:table-cell table:formula="of:=MIN([.$I29];[.$S29];[.$AC29];[.$AM29];[.$AW29];[.$BG29];[.$BQ29];[.$CA29];[.$CK29];[.$CU29];[.$DE29])" office:value-type="float"/>
          <table:table-cell table:formula="of:=MIN([.$J29];[.$T29];[.$AD29];[.$AN29];[.$AX29];[.$BH29];[.$BR29];[.$CB29];[.$CL29];[.$CV29];[.$DF29])" office:value-type="float"/>
          <table:table-cell table:formula="of:=MIN([.$K29];[.$U29];[.$AE29];[.$AO29];[.$AY29];[.$BI29];[.$BS29];[.$CC29];[.$CM29];[.$CW29];[.$DG29])" office:value-type="float"/>
          <table:table-cell table:formula="of:=MEDIAN([.$B29];[.$L29];[.$V29];[.$AF29];[.$AP29];[.$AZ29];[.$BJ29];[.$BT29];[.$CD29];[.$CN29];[.$CX29])" office:value-type="float"/>
          <table:table-cell table:formula="of:=MEDIAN([.$C29];[.$M29];[.$W29];[.$AG29];[.$AQ29];[.$BA29];[.$BK29];[.$BU29];[.$CE29];[.$CO29];[.$CY29])" office:value-type="float"/>
          <table:table-cell table:formula="of:=MEDIAN([.$D29];[.$N29];[.$X29];[.$AH29];[.$AR29];[.$BB29];[.$BL29];[.$BV29];[.$CF29];[.$CP29];[.$CZ29])" office:value-type="float"/>
          <table:table-cell table:formula="of:=MEDIAN([.$E29];[.$O29];[.$Y29];[.$AI29];[.$AS29];[.$BC29];[.$BM29];[.$BW29];[.$CG29];[.$CQ29];[.$DA29])" office:value-type="float"/>
          <table:table-cell table:formula="of:=MEDIAN([.$F29];[.$P29];[.$Z29];[.$AJ29];[.$AT29];[.$BD29];[.$BN29];[.$BX29];[.$CH29];[.$CR29];[.$DB29])" office:value-type="float"/>
          <table:table-cell table:formula="of:=MEDIAN([.$G29];[.$Q29];[.$AA29];[.$AK29];[.$AU29];[.$BE29];[.$BO29];[.$BY29];[.$CI29];[.$CS29];[.$DC29])" office:value-type="float"/>
          <table:table-cell table:formula="of:=MEDIAN([.$H29];[.$R29];[.$AB29];[.$AL29];[.$AV29];[.$BF29];[.$BP29];[.$BZ29];[.$CJ29];[.$CT29];[.$DD29])" office:value-type="float"/>
          <table:table-cell table:formula="of:=MEDIAN([.$I29];[.$S29];[.$AC29];[.$AM29];[.$AW29];[.$BG29];[.$BQ29];[.$CA29];[.$CK29];[.$CU29];[.$DE29])" office:value-type="float"/>
          <table:table-cell table:formula="of:=MEDIAN([.$J29];[.$T29];[.$AD29];[.$AN29];[.$AX29];[.$BH29];[.$BR29];[.$CB29];[.$CL29];[.$CV29];[.$DF29])" office:value-type="float"/>
          <table:table-cell table:formula="of:=MEDIAN([.$K29];[.$U29];[.$AE29];[.$AO29];[.$AY29];[.$BI29];[.$BS29];[.$CC29];[.$CM29];[.$CW29];[.$DG29])" office:value-type="float"/>
          <table:table-cell table:formula="of:=MAX([.$B29];[.$L29];[.$V29];[.$AF29];[.$AP29];[.$AZ29];[.$BJ29];[.$BT29];[.$CD29];[.$CN29];[.$CX29])" office:value-type="float"/>
          <table:table-cell table:formula="of:=MAX([.$C29];[.$M29];[.$W29];[.$AG29];[.$AQ29];[.$BA29];[.$BK29];[.$BU29];[.$CE29];[.$CO29];[.$CY29])" office:value-type="float"/>
          <table:table-cell table:formula="of:=MAX([.$D29];[.$N29];[.$X29];[.$AH29];[.$AR29];[.$BB29];[.$BL29];[.$BV29];[.$CF29];[.$CP29];[.$CZ29])" office:value-type="float"/>
          <table:table-cell table:formula="of:=MAX([.$E29];[.$O29];[.$Y29];[.$AI29];[.$AS29];[.$BC29];[.$BM29];[.$BW29];[.$CG29];[.$CQ29];[.$DA29])" office:value-type="float"/>
          <table:table-cell table:formula="of:=MAX([.$F29];[.$P29];[.$Z29];[.$AJ29];[.$AT29];[.$BD29];[.$BN29];[.$BX29];[.$CH29];[.$CR29];[.$DB29])" office:value-type="float"/>
          <table:table-cell table:formula="of:=MAX([.$G29];[.$Q29];[.$AA29];[.$AK29];[.$AU29];[.$BE29];[.$BO29];[.$BY29];[.$CI29];[.$CS29];[.$DC29])" office:value-type="float"/>
          <table:table-cell table:formula="of:=MAX([.$H29];[.$R29];[.$AB29];[.$AL29];[.$AV29];[.$BF29];[.$BP29];[.$BZ29];[.$CJ29];[.$CT29];[.$DD29])" office:value-type="float"/>
          <table:table-cell table:formula="of:=MAX([.$I29];[.$S29];[.$AC29];[.$AM29];[.$AW29];[.$BG29];[.$BQ29];[.$CA29];[.$CK29];[.$CU29];[.$DE29])" office:value-type="float"/>
          <table:table-cell table:formula="of:=MAX([.$J29];[.$T29];[.$AD29];[.$AN29];[.$AX29];[.$BH29];[.$BR29];[.$CB29];[.$CL29];[.$CV29];[.$DF29])" office:value-type="float"/>
          <table:table-cell table:formula="of:=MAX([.$K29];[.$U29];[.$AE29];[.$AO29];[.$AY29];[.$BI29];[.$BS29];[.$CC29];[.$CM29];[.$CW29];[.$DG29])" office:value-type="float"/>
        </table:table-row>
        <table:table-row table:style-name="ro1">
          <table:table-cell office:value-type="string">
            <text:p>aspComp2013/crossing/instances/0010-crossing_minimization-9-0.asp</text:p>
          </table:table-cell>
          <table:table-cell office:value-type="float" office:value="2.89166"/>
          <table:table-cell office:value-type="float" office:value="0.0"/>
          <table:table-cell office:value-type="float" office:value="19.6808510638"/>
          <table:table-cell office:value-type="float" office:value="0.231382978723"/>
          <table:table-cell office:value-type="float" office:value="0.0"/>
          <table:table-cell office:value-type="float" office:value="18576.0"/>
          <table:table-cell table:style-name="cellBest" office:value-type="float" office:value="0.0"/>
          <table:table-cell table:style-name="cellBest" office:value-type="float" office:value="10641.0"/>
          <table:table-cell office:value-type="float" office:value="4.0"/>
          <table:table-cell office:value-type="float" office:value="24.0"/>
          <table:table-cell table:style-name="cellBest" office:value-type="float" office:value="2.67646"/>
          <table:table-cell office:value-type="float" office:value="0.0"/>
          <table:table-cell office:value-type="float" office:value="17.0212765957"/>
          <table:table-cell office:value-type="float" office:value="0.221631205674"/>
          <table:table-cell office:value-type="float" office:value="0.0"/>
          <table:table-cell table:style-name="cellBest" office:value-type="float" office:value="18239.0"/>
          <table:table-cell table:style-name="cellBest" office:value-type="float" office:value="0.0"/>
          <table:table-cell office:value-type="float" office:value="11058.0"/>
          <table:table-cell office:value-type="float" office:value="4.0"/>
          <table:table-cell office:value-type="float" office:value="24.0"/>
          <table:table-cell office:value-type="float" office:value="2.76028"/>
          <table:table-cell office:value-type="float" office:value="0.0"/>
          <table:table-cell office:value-type="float" office:value="19.6808510638"/>
          <table:table-cell office:value-type="float" office:value="0.231382978723"/>
          <table:table-cell office:value-type="float" office:value="0.0"/>
          <table:table-cell office:value-type="float" office:value="18576.0"/>
          <table:table-cell table:style-name="cellBest" office:value-type="float" office:value="0.0"/>
          <table:table-cell table:style-name="cellBest" office:value-type="float" office:value="10641.0"/>
          <table:table-cell office:value-type="float" office:value="4.0"/>
          <table:table-cell office:value-type="float" office:value="24.0"/>
          <table:table-cell office:value-type="float" office:value="5.47378"/>
          <table:table-cell office:value-type="float" office:value="0.0"/>
          <table:table-cell table:style-name="cellWorst" office:value-type="float" office:value="22.8723404255"/>
          <table:table-cell office:value-type="float" office:value="0.278368794326"/>
          <table:table-cell office:value-type="float" office:value="0.0"/>
          <table:table-cell office:value-type="float" office:value="56924.0"/>
          <table:table-cell office:value-type="float" office:value="37034.0"/>
          <table:table-cell office:value-type="float" office:value="24515.0"/>
          <table:table-cell office:value-type="float" office:value="4.0"/>
          <table:table-cell office:value-type="float" office:value="25.0"/>
          <table:table-cell office:value-type="float" office:value="58.9181"/>
          <table:table-cell office:value-type="float" office:value="0.0"/>
          <table:table-cell office:value-type="float" office:value="16.4893617021"/>
          <table:table-cell office:value-type="float" office:value="0.243794326241"/>
          <table:table-cell office:value-type="float" office:value="0.0"/>
          <table:table-cell office:value-type="float" office:value="1030312.0"/>
          <table:table-cell office:value-type="float" office:value="998301.0"/>
          <table:table-cell office:value-type="float" office:value="216769.0"/>
          <table:table-cell office:value-type="float" office:value="4.0"/>
          <table:table-cell office:value-type="float" office:value="66.0"/>
          <table:table-cell office:value-type="float" office:value="5.06619"/>
          <table:table-cell office:value-type="float" office:value="0.0"/>
          <table:table-cell office:value-type="float" office:value="12.7659574468"/>
          <table:table-cell office:value-type="float" office:value="0.214539007092"/>
          <table:table-cell office:value-type="float" office:value="0.0"/>
          <table:table-cell office:value-type="float" office:value="38987.0"/>
          <table:table-cell office:value-type="float" office:value="14723.0"/>
          <table:table-cell office:value-type="float" office:value="17906.0"/>
          <table:table-cell office:value-type="float" office:value="4.0"/>
          <table:table-cell office:value-type="float" office:value="40.0"/>
          <table:table-cell office:value-type="float" office:value="6.3191"/>
          <table:table-cell office:value-type="float" office:value="0.0"/>
          <table:table-cell office:value-type="float" office:value="12.7659574468"/>
          <table:table-cell office:value-type="float" office:value="0.214539007092"/>
          <table:table-cell office:value-type="float" office:value="0.0"/>
          <table:table-cell office:value-type="float" office:value="38987.0"/>
          <table:table-cell office:value-type="float" office:value="14723.0"/>
          <table:table-cell office:value-type="float" office:value="17906.0"/>
          <table:table-cell office:value-type="float" office:value="4.0"/>
          <table:table-cell office:value-type="float" office:value="40.0"/>
          <table:table-cell office:value-type="float" office:value="3.07486"/>
          <table:table-cell office:value-type="float" office:value="0.0"/>
          <table:table-cell table:style-name="cellBest" office:value-type="float" office:value="1.06382978723"/>
          <table:table-cell office:value-type="float" office:value="0.125"/>
          <table:table-cell office:value-type="float" office:value="0.0"/>
          <table:table-cell office:value-type="float" office:value="22841.0"/>
          <table:table-cell office:value-type="float" office:value="52.0"/>
          <table:table-cell office:value-type="float" office:value="12027.0"/>
          <table:table-cell office:value-type="float" office:value="4.0"/>
          <table:table-cell table:style-name="cellBest" office:value-type="float" office:value="23.0"/>
          <table:table-cell office:value-type="float" office:value="3.89"/>
          <table:table-cell office:value-type="float" office:value="0.0"/>
          <table:table-cell table:style-name="cellBest" office:value-type="float" office:value="1.06382978723"/>
          <table:table-cell office:value-type="float" office:value="0.11524822695"/>
          <table:table-cell office:value-type="float" office:value="0.0"/>
          <table:table-cell office:value-type="float" office:value="20428.0"/>
          <table:table-cell office:value-type="float" office:value="22.0"/>
          <table:table-cell office:value-type="float" office:value="10681.0"/>
          <table:table-cell office:value-type="float" office:value="4.0"/>
          <table:table-cell office:value-type="float" office:value="25.0"/>
          <table:table-cell office:value-type="float" office:value="100.209"/>
          <table:table-cell office:value-type="float" office:value="0.0"/>
          <table:table-cell office:value-type="float" office:value="15.4255319149"/>
          <table:table-cell office:value-type="float" office:value="0.234042553191"/>
          <table:table-cell office:value-type="float" office:value="0.0"/>
          <table:table-cell office:value-type="float" office:value="1656514.0"/>
          <table:table-cell office:value-type="float" office:value="1615860.0"/>
          <table:table-cell office:value-type="float" office:value="336253.0"/>
          <table:table-cell office:value-type="float" office:value="4.0"/>
          <table:table-cell table:style-name="cellWorst" office:value-type="float" office:value="80.0"/>
          <table:table-cell table:style-name="cellWorst" office:value-type="float" office:value="199.77"/>
          <table:table-cell office:value-type="float" office:value="0.0"/>
          <table:table-cell office:value-type="float" office:value="21.2765957447"/>
          <table:table-cell office:value-type="float" office:value="0.26329787234"/>
          <table:table-cell office:value-type="float" office:value="0.0"/>
          <table:table-cell table:style-name="cellWorst" office:value-type="float" office:value="3076417.0"/>
          <table:table-cell table:style-name="cellWorst" office:value-type="float" office:value="3030195.0"/>
          <table:table-cell table:style-name="cellWorst" office:value-type="float" office:value="700348.0"/>
          <table:table-cell office:value-type="float" office:value="4.0"/>
          <table:table-cell office:value-type="float" office:value="71.0"/>
          <table:table-cell table:formula="of:=MIN([.$B30];[.$L30];[.$V30];[.$AF30];[.$AP30];[.$AZ30];[.$BJ30];[.$BT30];[.$CD30];[.$CN30];[.$CX30])" office:value-type="float"/>
          <table:table-cell table:formula="of:=MIN([.$C30];[.$M30];[.$W30];[.$AG30];[.$AQ30];[.$BA30];[.$BK30];[.$BU30];[.$CE30];[.$CO30];[.$CY30])" office:value-type="float"/>
          <table:table-cell table:formula="of:=MIN([.$D30];[.$N30];[.$X30];[.$AH30];[.$AR30];[.$BB30];[.$BL30];[.$BV30];[.$CF30];[.$CP30];[.$CZ30])" office:value-type="float"/>
          <table:table-cell table:formula="of:=MIN([.$E30];[.$O30];[.$Y30];[.$AI30];[.$AS30];[.$BC30];[.$BM30];[.$BW30];[.$CG30];[.$CQ30];[.$DA30])" office:value-type="float"/>
          <table:table-cell table:formula="of:=MIN([.$F30];[.$P30];[.$Z30];[.$AJ30];[.$AT30];[.$BD30];[.$BN30];[.$BX30];[.$CH30];[.$CR30];[.$DB30])" office:value-type="float"/>
          <table:table-cell table:formula="of:=MIN([.$G30];[.$Q30];[.$AA30];[.$AK30];[.$AU30];[.$BE30];[.$BO30];[.$BY30];[.$CI30];[.$CS30];[.$DC30])" office:value-type="float"/>
          <table:table-cell table:formula="of:=MIN([.$H30];[.$R30];[.$AB30];[.$AL30];[.$AV30];[.$BF30];[.$BP30];[.$BZ30];[.$CJ30];[.$CT30];[.$DD30])" office:value-type="float"/>
          <table:table-cell table:formula="of:=MIN([.$I30];[.$S30];[.$AC30];[.$AM30];[.$AW30];[.$BG30];[.$BQ30];[.$CA30];[.$CK30];[.$CU30];[.$DE30])" office:value-type="float"/>
          <table:table-cell table:formula="of:=MIN([.$J30];[.$T30];[.$AD30];[.$AN30];[.$AX30];[.$BH30];[.$BR30];[.$CB30];[.$CL30];[.$CV30];[.$DF30])" office:value-type="float"/>
          <table:table-cell table:formula="of:=MIN([.$K30];[.$U30];[.$AE30];[.$AO30];[.$AY30];[.$BI30];[.$BS30];[.$CC30];[.$CM30];[.$CW30];[.$DG30])" office:value-type="float"/>
          <table:table-cell table:formula="of:=MEDIAN([.$B30];[.$L30];[.$V30];[.$AF30];[.$AP30];[.$AZ30];[.$BJ30];[.$BT30];[.$CD30];[.$CN30];[.$CX30])" office:value-type="float"/>
          <table:table-cell table:formula="of:=MEDIAN([.$C30];[.$M30];[.$W30];[.$AG30];[.$AQ30];[.$BA30];[.$BK30];[.$BU30];[.$CE30];[.$CO30];[.$CY30])" office:value-type="float"/>
          <table:table-cell table:formula="of:=MEDIAN([.$D30];[.$N30];[.$X30];[.$AH30];[.$AR30];[.$BB30];[.$BL30];[.$BV30];[.$CF30];[.$CP30];[.$CZ30])" office:value-type="float"/>
          <table:table-cell table:formula="of:=MEDIAN([.$E30];[.$O30];[.$Y30];[.$AI30];[.$AS30];[.$BC30];[.$BM30];[.$BW30];[.$CG30];[.$CQ30];[.$DA30])" office:value-type="float"/>
          <table:table-cell table:formula="of:=MEDIAN([.$F30];[.$P30];[.$Z30];[.$AJ30];[.$AT30];[.$BD30];[.$BN30];[.$BX30];[.$CH30];[.$CR30];[.$DB30])" office:value-type="float"/>
          <table:table-cell table:formula="of:=MEDIAN([.$G30];[.$Q30];[.$AA30];[.$AK30];[.$AU30];[.$BE30];[.$BO30];[.$BY30];[.$CI30];[.$CS30];[.$DC30])" office:value-type="float"/>
          <table:table-cell table:formula="of:=MEDIAN([.$H30];[.$R30];[.$AB30];[.$AL30];[.$AV30];[.$BF30];[.$BP30];[.$BZ30];[.$CJ30];[.$CT30];[.$DD30])" office:value-type="float"/>
          <table:table-cell table:formula="of:=MEDIAN([.$I30];[.$S30];[.$AC30];[.$AM30];[.$AW30];[.$BG30];[.$BQ30];[.$CA30];[.$CK30];[.$CU30];[.$DE30])" office:value-type="float"/>
          <table:table-cell table:formula="of:=MEDIAN([.$J30];[.$T30];[.$AD30];[.$AN30];[.$AX30];[.$BH30];[.$BR30];[.$CB30];[.$CL30];[.$CV30];[.$DF30])" office:value-type="float"/>
          <table:table-cell table:formula="of:=MEDIAN([.$K30];[.$U30];[.$AE30];[.$AO30];[.$AY30];[.$BI30];[.$BS30];[.$CC30];[.$CM30];[.$CW30];[.$DG30])" office:value-type="float"/>
          <table:table-cell table:formula="of:=MAX([.$B30];[.$L30];[.$V30];[.$AF30];[.$AP30];[.$AZ30];[.$BJ30];[.$BT30];[.$CD30];[.$CN30];[.$CX30])" office:value-type="float"/>
          <table:table-cell table:formula="of:=MAX([.$C30];[.$M30];[.$W30];[.$AG30];[.$AQ30];[.$BA30];[.$BK30];[.$BU30];[.$CE30];[.$CO30];[.$CY30])" office:value-type="float"/>
          <table:table-cell table:formula="of:=MAX([.$D30];[.$N30];[.$X30];[.$AH30];[.$AR30];[.$BB30];[.$BL30];[.$BV30];[.$CF30];[.$CP30];[.$CZ30])" office:value-type="float"/>
          <table:table-cell table:formula="of:=MAX([.$E30];[.$O30];[.$Y30];[.$AI30];[.$AS30];[.$BC30];[.$BM30];[.$BW30];[.$CG30];[.$CQ30];[.$DA30])" office:value-type="float"/>
          <table:table-cell table:formula="of:=MAX([.$F30];[.$P30];[.$Z30];[.$AJ30];[.$AT30];[.$BD30];[.$BN30];[.$BX30];[.$CH30];[.$CR30];[.$DB30])" office:value-type="float"/>
          <table:table-cell table:formula="of:=MAX([.$G30];[.$Q30];[.$AA30];[.$AK30];[.$AU30];[.$BE30];[.$BO30];[.$BY30];[.$CI30];[.$CS30];[.$DC30])" office:value-type="float"/>
          <table:table-cell table:formula="of:=MAX([.$H30];[.$R30];[.$AB30];[.$AL30];[.$AV30];[.$BF30];[.$BP30];[.$BZ30];[.$CJ30];[.$CT30];[.$DD30])" office:value-type="float"/>
          <table:table-cell table:formula="of:=MAX([.$I30];[.$S30];[.$AC30];[.$AM30];[.$AW30];[.$BG30];[.$BQ30];[.$CA30];[.$CK30];[.$CU30];[.$DE30])" office:value-type="float"/>
          <table:table-cell table:formula="of:=MAX([.$J30];[.$T30];[.$AD30];[.$AN30];[.$AX30];[.$BH30];[.$BR30];[.$CB30];[.$CL30];[.$CV30];[.$DF30])" office:value-type="float"/>
          <table:table-cell table:formula="of:=MAX([.$K30];[.$U30];[.$AE30];[.$AO30];[.$AY30];[.$BI30];[.$BS30];[.$CC30];[.$CM30];[.$CW30];[.$DG30])" office:value-type="float"/>
        </table:table-row>
        <table:table-row table:style-name="ro1">
          <table:table-cell office:value-type="string">
            <text:p>aspComp2013/crossing/instances/0022-crossing_minimization-8-0.asp</text:p>
          </table:table-cell>
          <table:table-cell office:value-type="float" office:value="2.1226"/>
          <table:table-cell office:value-type="float" office:value="0.0"/>
          <table:table-cell office:value-type="float" office:value="13.3333333333"/>
          <table:table-cell office:value-type="float" office:value="0.187962962963"/>
          <table:table-cell office:value-type="float" office:value="0.0"/>
          <table:table-cell table:style-name="cellBest" office:value-type="float" office:value="15488.0"/>
          <table:table-cell table:style-name="cellBest" office:value-type="float" office:value="0.0"/>
          <table:table-cell office:value-type="float" office:value="8656.0"/>
          <table:table-cell office:value-type="float" office:value="4.0"/>
          <table:table-cell table:style-name="cellBest" office:value-type="float" office:value="24.0"/>
          <table:table-cell office:value-type="float" office:value="2.45294"/>
          <table:table-cell office:value-type="float" office:value="0.0"/>
          <table:table-cell office:value-type="float" office:value="10.5555555556"/>
          <table:table-cell office:value-type="float" office:value="0.176851851852"/>
          <table:table-cell office:value-type="float" office:value="0.0"/>
          <table:table-cell office:value-type="float" office:value="19342.0"/>
          <table:table-cell table:style-name="cellBest" office:value-type="float" office:value="0.0"/>
          <table:table-cell office:value-type="float" office:value="11564.0"/>
          <table:table-cell office:value-type="float" office:value="4.0"/>
          <table:table-cell office:value-type="float" office:value="29.0"/>
          <table:table-cell table:style-name="cellBest" office:value-type="float" office:value="1.81474"/>
          <table:table-cell office:value-type="float" office:value="0.0"/>
          <table:table-cell office:value-type="float" office:value="13.3333333333"/>
          <table:table-cell office:value-type="float" office:value="0.187962962963"/>
          <table:table-cell office:value-type="float" office:value="0.0"/>
          <table:table-cell table:style-name="cellBest" office:value-type="float" office:value="15488.0"/>
          <table:table-cell table:style-name="cellBest" office:value-type="float" office:value="0.0"/>
          <table:table-cell office:value-type="float" office:value="8656.0"/>
          <table:table-cell office:value-type="float" office:value="4.0"/>
          <table:table-cell table:style-name="cellBest" office:value-type="float" office:value="24.0"/>
          <table:table-cell office:value-type="float" office:value="3.46522"/>
          <table:table-cell office:value-type="float" office:value="0.0"/>
          <table:table-cell office:value-type="float" office:value="15.5555555556"/>
          <table:table-cell office:value-type="float" office:value="0.199074074074"/>
          <table:table-cell office:value-type="float" office:value="0.0"/>
          <table:table-cell office:value-type="float" office:value="28259.0"/>
          <table:table-cell office:value-type="float" office:value="13148.0"/>
          <table:table-cell office:value-type="float" office:value="13452.0"/>
          <table:table-cell office:value-type="float" office:value="4.0"/>
          <table:table-cell office:value-type="float" office:value="37.0"/>
          <table:table-cell office:value-type="float" office:value="126.391"/>
          <table:table-cell office:value-type="float" office:value="0.0"/>
          <table:table-cell table:style-name="cellWorst" office:value-type="float" office:value="18.3333333333"/>
          <table:table-cell office:value-type="float" office:value="0.213888888889"/>
          <table:table-cell office:value-type="float" office:value="0.0"/>
          <table:table-cell office:value-type="float" office:value="1076469.0"/>
          <table:table-cell office:value-type="float" office:value="1035233.0"/>
          <table:table-cell office:value-type="float" office:value="237111.0"/>
          <table:table-cell office:value-type="float" office:value="4.0"/>
          <table:table-cell office:value-type="float" office:value="152.0"/>
          <table:table-cell office:value-type="float" office:value="4.06757"/>
          <table:table-cell office:value-type="float" office:value="0.0"/>
          <table:table-cell office:value-type="float" office:value="10.0"/>
          <table:table-cell office:value-type="float" office:value="0.197222222222"/>
          <table:table-cell office:value-type="float" office:value="0.0"/>
          <table:table-cell office:value-type="float" office:value="33519.0"/>
          <table:table-cell office:value-type="float" office:value="6871.0"/>
          <table:table-cell office:value-type="float" office:value="14106.0"/>
          <table:table-cell office:value-type="float" office:value="4.0"/>
          <table:table-cell office:value-type="float" office:value="50.0"/>
          <table:table-cell office:value-type="float" office:value="4.97581"/>
          <table:table-cell office:value-type="float" office:value="0.0"/>
          <table:table-cell office:value-type="float" office:value="10.0"/>
          <table:table-cell office:value-type="float" office:value="0.197222222222"/>
          <table:table-cell office:value-type="float" office:value="0.0"/>
          <table:table-cell office:value-type="float" office:value="33519.0"/>
          <table:table-cell office:value-type="float" office:value="6871.0"/>
          <table:table-cell office:value-type="float" office:value="14106.0"/>
          <table:table-cell office:value-type="float" office:value="4.0"/>
          <table:table-cell office:value-type="float" office:value="50.0"/>
          <table:table-cell office:value-type="float" office:value="3.51529"/>
          <table:table-cell office:value-type="float" office:value="0.0"/>
          <table:table-cell office:value-type="float" office:value="8.88888888889"/>
          <table:table-cell office:value-type="float" office:value="0.187962962963"/>
          <table:table-cell office:value-type="float" office:value="0.0"/>
          <table:table-cell office:value-type="float" office:value="27119.0"/>
          <table:table-cell office:value-type="float" office:value="346.0"/>
          <table:table-cell office:value-type="float" office:value="11402.0"/>
          <table:table-cell office:value-type="float" office:value="4.0"/>
          <table:table-cell office:value-type="float" office:value="48.0"/>
          <table:table-cell office:value-type="float" office:value="4.68556"/>
          <table:table-cell office:value-type="float" office:value="0.0"/>
          <table:table-cell table:style-name="cellBest" office:value-type="float" office:value="1.66666666667"/>
          <table:table-cell office:value-type="float" office:value="0.0703703703704"/>
          <table:table-cell office:value-type="float" office:value="0.0"/>
          <table:table-cell office:value-type="float" office:value="21693.0"/>
          <table:table-cell office:value-type="float" office:value="318.0"/>
          <table:table-cell table:style-name="cellBest" office:value-type="float" office:value="8139.0"/>
          <table:table-cell office:value-type="float" office:value="4.0"/>
          <table:table-cell office:value-type="float" office:value="50.0"/>
          <table:table-cell office:value-type="float" office:value="116.124"/>
          <table:table-cell office:value-type="float" office:value="0.0"/>
          <table:table-cell office:value-type="float" office:value="16.6666666667"/>
          <table:table-cell office:value-type="float" office:value="0.218518518519"/>
          <table:table-cell office:value-type="float" office:value="0.0"/>
          <table:table-cell office:value-type="float" office:value="1454921.0"/>
          <table:table-cell office:value-type="float" office:value="1406282.0"/>
          <table:table-cell office:value-type="float" office:value="250743.0"/>
          <table:table-cell office:value-type="float" office:value="4.0"/>
          <table:table-cell table:style-name="cellWorst" office:value-type="float" office:value="182.0"/>
          <table:table-cell table:style-name="cellWorst" office:value-type="float" office:value="177.027"/>
          <table:table-cell office:value-type="float" office:value="0.0"/>
          <table:table-cell office:value-type="float" office:value="16.6666666667"/>
          <table:table-cell office:value-type="float" office:value="0.201851851852"/>
          <table:table-cell office:value-type="float" office:value="0.0"/>
          <table:table-cell table:style-name="cellWorst" office:value-type="float" office:value="4911495.0"/>
          <table:table-cell table:style-name="cellWorst" office:value-type="float" office:value="4853496.0"/>
          <table:table-cell table:style-name="cellWorst" office:value-type="float" office:value="513976.0"/>
          <table:table-cell office:value-type="float" office:value="4.0"/>
          <table:table-cell office:value-type="float" office:value="180.0"/>
          <table:table-cell table:formula="of:=MIN([.$B31];[.$L31];[.$V31];[.$AF31];[.$AP31];[.$AZ31];[.$BJ31];[.$BT31];[.$CD31];[.$CN31];[.$CX31])" office:value-type="float"/>
          <table:table-cell table:formula="of:=MIN([.$C31];[.$M31];[.$W31];[.$AG31];[.$AQ31];[.$BA31];[.$BK31];[.$BU31];[.$CE31];[.$CO31];[.$CY31])" office:value-type="float"/>
          <table:table-cell table:formula="of:=MIN([.$D31];[.$N31];[.$X31];[.$AH31];[.$AR31];[.$BB31];[.$BL31];[.$BV31];[.$CF31];[.$CP31];[.$CZ31])" office:value-type="float"/>
          <table:table-cell table:formula="of:=MIN([.$E31];[.$O31];[.$Y31];[.$AI31];[.$AS31];[.$BC31];[.$BM31];[.$BW31];[.$CG31];[.$CQ31];[.$DA31])" office:value-type="float"/>
          <table:table-cell table:formula="of:=MIN([.$F31];[.$P31];[.$Z31];[.$AJ31];[.$AT31];[.$BD31];[.$BN31];[.$BX31];[.$CH31];[.$CR31];[.$DB31])" office:value-type="float"/>
          <table:table-cell table:formula="of:=MIN([.$G31];[.$Q31];[.$AA31];[.$AK31];[.$AU31];[.$BE31];[.$BO31];[.$BY31];[.$CI31];[.$CS31];[.$DC31])" office:value-type="float"/>
          <table:table-cell table:formula="of:=MIN([.$H31];[.$R31];[.$AB31];[.$AL31];[.$AV31];[.$BF31];[.$BP31];[.$BZ31];[.$CJ31];[.$CT31];[.$DD31])" office:value-type="float"/>
          <table:table-cell table:formula="of:=MIN([.$I31];[.$S31];[.$AC31];[.$AM31];[.$AW31];[.$BG31];[.$BQ31];[.$CA31];[.$CK31];[.$CU31];[.$DE31])" office:value-type="float"/>
          <table:table-cell table:formula="of:=MIN([.$J31];[.$T31];[.$AD31];[.$AN31];[.$AX31];[.$BH31];[.$BR31];[.$CB31];[.$CL31];[.$CV31];[.$DF31])" office:value-type="float"/>
          <table:table-cell table:formula="of:=MIN([.$K31];[.$U31];[.$AE31];[.$AO31];[.$AY31];[.$BI31];[.$BS31];[.$CC31];[.$CM31];[.$CW31];[.$DG31])" office:value-type="float"/>
          <table:table-cell table:formula="of:=MEDIAN([.$B31];[.$L31];[.$V31];[.$AF31];[.$AP31];[.$AZ31];[.$BJ31];[.$BT31];[.$CD31];[.$CN31];[.$CX31])" office:value-type="float"/>
          <table:table-cell table:formula="of:=MEDIAN([.$C31];[.$M31];[.$W31];[.$AG31];[.$AQ31];[.$BA31];[.$BK31];[.$BU31];[.$CE31];[.$CO31];[.$CY31])" office:value-type="float"/>
          <table:table-cell table:formula="of:=MEDIAN([.$D31];[.$N31];[.$X31];[.$AH31];[.$AR31];[.$BB31];[.$BL31];[.$BV31];[.$CF31];[.$CP31];[.$CZ31])" office:value-type="float"/>
          <table:table-cell table:formula="of:=MEDIAN([.$E31];[.$O31];[.$Y31];[.$AI31];[.$AS31];[.$BC31];[.$BM31];[.$BW31];[.$CG31];[.$CQ31];[.$DA31])" office:value-type="float"/>
          <table:table-cell table:formula="of:=MEDIAN([.$F31];[.$P31];[.$Z31];[.$AJ31];[.$AT31];[.$BD31];[.$BN31];[.$BX31];[.$CH31];[.$CR31];[.$DB31])" office:value-type="float"/>
          <table:table-cell table:formula="of:=MEDIAN([.$G31];[.$Q31];[.$AA31];[.$AK31];[.$AU31];[.$BE31];[.$BO31];[.$BY31];[.$CI31];[.$CS31];[.$DC31])" office:value-type="float"/>
          <table:table-cell table:formula="of:=MEDIAN([.$H31];[.$R31];[.$AB31];[.$AL31];[.$AV31];[.$BF31];[.$BP31];[.$BZ31];[.$CJ31];[.$CT31];[.$DD31])" office:value-type="float"/>
          <table:table-cell table:formula="of:=MEDIAN([.$I31];[.$S31];[.$AC31];[.$AM31];[.$AW31];[.$BG31];[.$BQ31];[.$CA31];[.$CK31];[.$CU31];[.$DE31])" office:value-type="float"/>
          <table:table-cell table:formula="of:=MEDIAN([.$J31];[.$T31];[.$AD31];[.$AN31];[.$AX31];[.$BH31];[.$BR31];[.$CB31];[.$CL31];[.$CV31];[.$DF31])" office:value-type="float"/>
          <table:table-cell table:formula="of:=MEDIAN([.$K31];[.$U31];[.$AE31];[.$AO31];[.$AY31];[.$BI31];[.$BS31];[.$CC31];[.$CM31];[.$CW31];[.$DG31])" office:value-type="float"/>
          <table:table-cell table:formula="of:=MAX([.$B31];[.$L31];[.$V31];[.$AF31];[.$AP31];[.$AZ31];[.$BJ31];[.$BT31];[.$CD31];[.$CN31];[.$CX31])" office:value-type="float"/>
          <table:table-cell table:formula="of:=MAX([.$C31];[.$M31];[.$W31];[.$AG31];[.$AQ31];[.$BA31];[.$BK31];[.$BU31];[.$CE31];[.$CO31];[.$CY31])" office:value-type="float"/>
          <table:table-cell table:formula="of:=MAX([.$D31];[.$N31];[.$X31];[.$AH31];[.$AR31];[.$BB31];[.$BL31];[.$BV31];[.$CF31];[.$CP31];[.$CZ31])" office:value-type="float"/>
          <table:table-cell table:formula="of:=MAX([.$E31];[.$O31];[.$Y31];[.$AI31];[.$AS31];[.$BC31];[.$BM31];[.$BW31];[.$CG31];[.$CQ31];[.$DA31])" office:value-type="float"/>
          <table:table-cell table:formula="of:=MAX([.$F31];[.$P31];[.$Z31];[.$AJ31];[.$AT31];[.$BD31];[.$BN31];[.$BX31];[.$CH31];[.$CR31];[.$DB31])" office:value-type="float"/>
          <table:table-cell table:formula="of:=MAX([.$G31];[.$Q31];[.$AA31];[.$AK31];[.$AU31];[.$BE31];[.$BO31];[.$BY31];[.$CI31];[.$CS31];[.$DC31])" office:value-type="float"/>
          <table:table-cell table:formula="of:=MAX([.$H31];[.$R31];[.$AB31];[.$AL31];[.$AV31];[.$BF31];[.$BP31];[.$BZ31];[.$CJ31];[.$CT31];[.$DD31])" office:value-type="float"/>
          <table:table-cell table:formula="of:=MAX([.$I31];[.$S31];[.$AC31];[.$AM31];[.$AW31];[.$BG31];[.$BQ31];[.$CA31];[.$CK31];[.$CU31];[.$DE31])" office:value-type="float"/>
          <table:table-cell table:formula="of:=MAX([.$J31];[.$T31];[.$AD31];[.$AN31];[.$AX31];[.$BH31];[.$BR31];[.$CB31];[.$CL31];[.$CV31];[.$DF31])" office:value-type="float"/>
          <table:table-cell table:formula="of:=MAX([.$K31];[.$U31];[.$AE31];[.$AO31];[.$AY31];[.$BI31];[.$BS31];[.$CC31];[.$CM31];[.$CW31];[.$DG31])" office:value-type="float"/>
        </table:table-row>
        <table:table-row table:style-name="ro1">
          <table:table-cell office:value-type="string">
            <text:p>aspComp2013/crossing/instances/0023-crossing_minimization-8-0.asp</text:p>
          </table:table-cell>
          <table:table-cell office:value-type="float" office:value="2.07004"/>
          <table:table-cell office:value-type="float" office:value="0.0"/>
          <table:table-cell office:value-type="float" office:value="17.1717171717"/>
          <table:table-cell office:value-type="float" office:value="0.234848484848"/>
          <table:table-cell office:value-type="float" office:value="0.0"/>
          <table:table-cell table:style-name="cellBest" office:value-type="float" office:value="15341.0"/>
          <table:table-cell table:style-name="cellBest" office:value-type="float" office:value="0.0"/>
          <table:table-cell office:value-type="float" office:value="8627.0"/>
          <table:table-cell office:value-type="float" office:value="4.0"/>
          <table:table-cell office:value-type="float" office:value="28.0"/>
          <table:table-cell office:value-type="float" office:value="2.836"/>
          <table:table-cell office:value-type="float" office:value="0.0"/>
          <table:table-cell office:value-type="float" office:value="17.1717171717"/>
          <table:table-cell office:value-type="float" office:value="0.211279461279"/>
          <table:table-cell office:value-type="float" office:value="0.0"/>
          <table:table-cell office:value-type="float" office:value="19649.0"/>
          <table:table-cell table:style-name="cellBest" office:value-type="float" office:value="0.0"/>
          <table:table-cell office:value-type="float" office:value="11785.0"/>
          <table:table-cell office:value-type="float" office:value="4.0"/>
          <table:table-cell office:value-type="float" office:value="30.0"/>
          <table:table-cell table:style-name="cellBest" office:value-type="float" office:value="2.01653"/>
          <table:table-cell office:value-type="float" office:value="0.0"/>
          <table:table-cell office:value-type="float" office:value="17.1717171717"/>
          <table:table-cell office:value-type="float" office:value="0.234848484848"/>
          <table:table-cell office:value-type="float" office:value="0.0"/>
          <table:table-cell table:style-name="cellBest" office:value-type="float" office:value="15341.0"/>
          <table:table-cell table:style-name="cellBest" office:value-type="float" office:value="0.0"/>
          <table:table-cell office:value-type="float" office:value="8627.0"/>
          <table:table-cell office:value-type="float" office:value="4.0"/>
          <table:table-cell office:value-type="float" office:value="28.0"/>
          <table:table-cell office:value-type="float" office:value="13.5849"/>
          <table:table-cell office:value-type="float" office:value="0.0"/>
          <table:table-cell office:value-type="float" office:value="8.08080808081"/>
          <table:table-cell office:value-type="float" office:value="0.219696969697"/>
          <table:table-cell office:value-type="float" office:value="0.0"/>
          <table:table-cell office:value-type="float" office:value="141798.0"/>
          <table:table-cell office:value-type="float" office:value="119161.0"/>
          <table:table-cell office:value-type="float" office:value="53503.0"/>
          <table:table-cell office:value-type="float" office:value="4.0"/>
          <table:table-cell office:value-type="float" office:value="31.0"/>
          <table:table-cell office:value-type="float" office:value="63.1356"/>
          <table:table-cell office:value-type="float" office:value="0.0"/>
          <table:table-cell office:value-type="float" office:value="14.1414141414"/>
          <table:table-cell office:value-type="float" office:value="0.224747474747"/>
          <table:table-cell office:value-type="float" office:value="0.0"/>
          <table:table-cell office:value-type="float" office:value="1041159.0"/>
          <table:table-cell office:value-type="float" office:value="1012802.0"/>
          <table:table-cell office:value-type="float" office:value="190019.0"/>
          <table:table-cell office:value-type="float" office:value="4.0"/>
          <table:table-cell table:style-name="cellWorst" office:value-type="float" office:value="119.0"/>
          <table:table-cell office:value-type="float" office:value="5.97999"/>
          <table:table-cell office:value-type="float" office:value="0.0"/>
          <table:table-cell office:value-type="float" office:value="5.55555555556"/>
          <table:table-cell office:value-type="float" office:value="0.192760942761"/>
          <table:table-cell office:value-type="float" office:value="0.0"/>
          <table:table-cell office:value-type="float" office:value="47936.0"/>
          <table:table-cell office:value-type="float" office:value="26011.0"/>
          <table:table-cell office:value-type="float" office:value="17419.0"/>
          <table:table-cell office:value-type="float" office:value="4.0"/>
          <table:table-cell office:value-type="float" office:value="48.0"/>
          <table:table-cell office:value-type="float" office:value="6.05579"/>
          <table:table-cell office:value-type="float" office:value="0.0"/>
          <table:table-cell office:value-type="float" office:value="5.55555555556"/>
          <table:table-cell office:value-type="float" office:value="0.192760942761"/>
          <table:table-cell office:value-type="float" office:value="0.0"/>
          <table:table-cell office:value-type="float" office:value="47936.0"/>
          <table:table-cell office:value-type="float" office:value="26011.0"/>
          <table:table-cell office:value-type="float" office:value="17419.0"/>
          <table:table-cell office:value-type="float" office:value="4.0"/>
          <table:table-cell office:value-type="float" office:value="48.0"/>
          <table:table-cell office:value-type="float" office:value="2.21431"/>
          <table:table-cell office:value-type="float" office:value="0.0"/>
          <table:table-cell table:style-name="cellBest" office:value-type="float" office:value="1.0101010101"/>
          <table:table-cell office:value-type="float" office:value="0.106060606061"/>
          <table:table-cell office:value-type="float" office:value="0.0"/>
          <table:table-cell office:value-type="float" office:value="19203.0"/>
          <table:table-cell office:value-type="float" office:value="71.0"/>
          <table:table-cell table:style-name="cellBest" office:value-type="float" office:value="8149.0"/>
          <table:table-cell office:value-type="float" office:value="4.0"/>
          <table:table-cell office:value-type="float" office:value="30.0"/>
          <table:table-cell office:value-type="float" office:value="3.5671"/>
          <table:table-cell office:value-type="float" office:value="0.0"/>
          <table:table-cell office:value-type="float" office:value="2.52525252525"/>
          <table:table-cell office:value-type="float" office:value="0.189393939394"/>
          <table:table-cell office:value-type="float" office:value="0.0"/>
          <table:table-cell office:value-type="float" office:value="19772.0"/>
          <table:table-cell office:value-type="float" office:value="127.0"/>
          <table:table-cell office:value-type="float" office:value="8978.0"/>
          <table:table-cell office:value-type="float" office:value="4.0"/>
          <table:table-cell table:style-name="cellBest" office:value-type="float" office:value="27.0"/>
          <table:table-cell office:value-type="float" office:value="117.261"/>
          <table:table-cell office:value-type="float" office:value="0.0"/>
          <table:table-cell office:value-type="float" office:value="12.6262626263"/>
          <table:table-cell office:value-type="float" office:value="0.210437710438"/>
          <table:table-cell office:value-type="float" office:value="0.0"/>
          <table:table-cell office:value-type="float" office:value="2578620.0"/>
          <table:table-cell office:value-type="float" office:value="2536717.0"/>
          <table:table-cell office:value-type="float" office:value="441312.0"/>
          <table:table-cell office:value-type="float" office:value="4.0"/>
          <table:table-cell office:value-type="float" office:value="74.0"/>
          <table:table-cell table:style-name="cellWorst" office:value-type="float" office:value="130.0"/>
          <table:table-cell office:value-type="float" office:value="0.0"/>
          <table:table-cell table:style-name="cellWorst" office:value-type="float" office:value="22.7272727273"/>
          <table:table-cell office:value-type="float" office:value="0.255892255892"/>
          <table:table-cell office:value-type="float" office:value="0.0"/>
          <table:table-cell table:style-name="cellWorst" office:value-type="float" office:value="3772557.0"/>
          <table:table-cell table:style-name="cellWorst" office:value-type="float" office:value="3727759.0"/>
          <table:table-cell table:style-name="cellWorst" office:value-type="float" office:value="550098.0"/>
          <table:table-cell office:value-type="float" office:value="4.0"/>
          <table:table-cell office:value-type="float" office:value="103.0"/>
          <table:table-cell table:formula="of:=MIN([.$B32];[.$L32];[.$V32];[.$AF32];[.$AP32];[.$AZ32];[.$BJ32];[.$BT32];[.$CD32];[.$CN32];[.$CX32])" office:value-type="float"/>
          <table:table-cell table:formula="of:=MIN([.$C32];[.$M32];[.$W32];[.$AG32];[.$AQ32];[.$BA32];[.$BK32];[.$BU32];[.$CE32];[.$CO32];[.$CY32])" office:value-type="float"/>
          <table:table-cell table:formula="of:=MIN([.$D32];[.$N32];[.$X32];[.$AH32];[.$AR32];[.$BB32];[.$BL32];[.$BV32];[.$CF32];[.$CP32];[.$CZ32])" office:value-type="float"/>
          <table:table-cell table:formula="of:=MIN([.$E32];[.$O32];[.$Y32];[.$AI32];[.$AS32];[.$BC32];[.$BM32];[.$BW32];[.$CG32];[.$CQ32];[.$DA32])" office:value-type="float"/>
          <table:table-cell table:formula="of:=MIN([.$F32];[.$P32];[.$Z32];[.$AJ32];[.$AT32];[.$BD32];[.$BN32];[.$BX32];[.$CH32];[.$CR32];[.$DB32])" office:value-type="float"/>
          <table:table-cell table:formula="of:=MIN([.$G32];[.$Q32];[.$AA32];[.$AK32];[.$AU32];[.$BE32];[.$BO32];[.$BY32];[.$CI32];[.$CS32];[.$DC32])" office:value-type="float"/>
          <table:table-cell table:formula="of:=MIN([.$H32];[.$R32];[.$AB32];[.$AL32];[.$AV32];[.$BF32];[.$BP32];[.$BZ32];[.$CJ32];[.$CT32];[.$DD32])" office:value-type="float"/>
          <table:table-cell table:formula="of:=MIN([.$I32];[.$S32];[.$AC32];[.$AM32];[.$AW32];[.$BG32];[.$BQ32];[.$CA32];[.$CK32];[.$CU32];[.$DE32])" office:value-type="float"/>
          <table:table-cell table:formula="of:=MIN([.$J32];[.$T32];[.$AD32];[.$AN32];[.$AX32];[.$BH32];[.$BR32];[.$CB32];[.$CL32];[.$CV32];[.$DF32])" office:value-type="float"/>
          <table:table-cell table:formula="of:=MIN([.$K32];[.$U32];[.$AE32];[.$AO32];[.$AY32];[.$BI32];[.$BS32];[.$CC32];[.$CM32];[.$CW32];[.$DG32])" office:value-type="float"/>
          <table:table-cell table:formula="of:=MEDIAN([.$B32];[.$L32];[.$V32];[.$AF32];[.$AP32];[.$AZ32];[.$BJ32];[.$BT32];[.$CD32];[.$CN32];[.$CX32])" office:value-type="float"/>
          <table:table-cell table:formula="of:=MEDIAN([.$C32];[.$M32];[.$W32];[.$AG32];[.$AQ32];[.$BA32];[.$BK32];[.$BU32];[.$CE32];[.$CO32];[.$CY32])" office:value-type="float"/>
          <table:table-cell table:formula="of:=MEDIAN([.$D32];[.$N32];[.$X32];[.$AH32];[.$AR32];[.$BB32];[.$BL32];[.$BV32];[.$CF32];[.$CP32];[.$CZ32])" office:value-type="float"/>
          <table:table-cell table:formula="of:=MEDIAN([.$E32];[.$O32];[.$Y32];[.$AI32];[.$AS32];[.$BC32];[.$BM32];[.$BW32];[.$CG32];[.$CQ32];[.$DA32])" office:value-type="float"/>
          <table:table-cell table:formula="of:=MEDIAN([.$F32];[.$P32];[.$Z32];[.$AJ32];[.$AT32];[.$BD32];[.$BN32];[.$BX32];[.$CH32];[.$CR32];[.$DB32])" office:value-type="float"/>
          <table:table-cell table:formula="of:=MEDIAN([.$G32];[.$Q32];[.$AA32];[.$AK32];[.$AU32];[.$BE32];[.$BO32];[.$BY32];[.$CI32];[.$CS32];[.$DC32])" office:value-type="float"/>
          <table:table-cell table:formula="of:=MEDIAN([.$H32];[.$R32];[.$AB32];[.$AL32];[.$AV32];[.$BF32];[.$BP32];[.$BZ32];[.$CJ32];[.$CT32];[.$DD32])" office:value-type="float"/>
          <table:table-cell table:formula="of:=MEDIAN([.$I32];[.$S32];[.$AC32];[.$AM32];[.$AW32];[.$BG32];[.$BQ32];[.$CA32];[.$CK32];[.$CU32];[.$DE32])" office:value-type="float"/>
          <table:table-cell table:formula="of:=MEDIAN([.$J32];[.$T32];[.$AD32];[.$AN32];[.$AX32];[.$BH32];[.$BR32];[.$CB32];[.$CL32];[.$CV32];[.$DF32])" office:value-type="float"/>
          <table:table-cell table:formula="of:=MEDIAN([.$K32];[.$U32];[.$AE32];[.$AO32];[.$AY32];[.$BI32];[.$BS32];[.$CC32];[.$CM32];[.$CW32];[.$DG32])" office:value-type="float"/>
          <table:table-cell table:formula="of:=MAX([.$B32];[.$L32];[.$V32];[.$AF32];[.$AP32];[.$AZ32];[.$BJ32];[.$BT32];[.$CD32];[.$CN32];[.$CX32])" office:value-type="float"/>
          <table:table-cell table:formula="of:=MAX([.$C32];[.$M32];[.$W32];[.$AG32];[.$AQ32];[.$BA32];[.$BK32];[.$BU32];[.$CE32];[.$CO32];[.$CY32])" office:value-type="float"/>
          <table:table-cell table:formula="of:=MAX([.$D32];[.$N32];[.$X32];[.$AH32];[.$AR32];[.$BB32];[.$BL32];[.$BV32];[.$CF32];[.$CP32];[.$CZ32])" office:value-type="float"/>
          <table:table-cell table:formula="of:=MAX([.$E32];[.$O32];[.$Y32];[.$AI32];[.$AS32];[.$BC32];[.$BM32];[.$BW32];[.$CG32];[.$CQ32];[.$DA32])" office:value-type="float"/>
          <table:table-cell table:formula="of:=MAX([.$F32];[.$P32];[.$Z32];[.$AJ32];[.$AT32];[.$BD32];[.$BN32];[.$BX32];[.$CH32];[.$CR32];[.$DB32])" office:value-type="float"/>
          <table:table-cell table:formula="of:=MAX([.$G32];[.$Q32];[.$AA32];[.$AK32];[.$AU32];[.$BE32];[.$BO32];[.$BY32];[.$CI32];[.$CS32];[.$DC32])" office:value-type="float"/>
          <table:table-cell table:formula="of:=MAX([.$H32];[.$R32];[.$AB32];[.$AL32];[.$AV32];[.$BF32];[.$BP32];[.$BZ32];[.$CJ32];[.$CT32];[.$DD32])" office:value-type="float"/>
          <table:table-cell table:formula="of:=MAX([.$I32];[.$S32];[.$AC32];[.$AM32];[.$AW32];[.$BG32];[.$BQ32];[.$CA32];[.$CK32];[.$CU32];[.$DE32])" office:value-type="float"/>
          <table:table-cell table:formula="of:=MAX([.$J32];[.$T32];[.$AD32];[.$AN32];[.$AX32];[.$BH32];[.$BR32];[.$CB32];[.$CL32];[.$CV32];[.$DF32])" office:value-type="float"/>
          <table:table-cell table:formula="of:=MAX([.$K32];[.$U32];[.$AE32];[.$AO32];[.$AY32];[.$BI32];[.$BS32];[.$CC32];[.$CM32];[.$CW32];[.$DG32])" office:value-type="float"/>
        </table:table-row>
        <table:table-row table:style-name="ro1">
          <table:table-cell office:value-type="string">
            <text:p>aspComp2013/crossing/instances/0024-crossing_minimization-8-0.asp</text:p>
          </table:table-cell>
          <table:table-cell office:value-type="float" office:value="1.95602"/>
          <table:table-cell office:value-type="float" office:value="0.0"/>
          <table:table-cell office:value-type="float" office:value="7.56756756757"/>
          <table:table-cell office:value-type="float" office:value="0.0981981981982"/>
          <table:table-cell office:value-type="float" office:value="0.0"/>
          <table:table-cell office:value-type="float" office:value="15604.0"/>
          <table:table-cell table:style-name="cellBest" office:value-type="float" office:value="0.0"/>
          <table:table-cell office:value-type="float" office:value="7777.0"/>
          <table:table-cell office:value-type="float" office:value="4.0"/>
          <table:table-cell office:value-type="float" office:value="29.0"/>
          <table:table-cell office:value-type="float" office:value="1.92083"/>
          <table:table-cell office:value-type="float" office:value="0.0"/>
          <table:table-cell office:value-type="float" office:value="11.8918918919"/>
          <table:table-cell office:value-type="float" office:value="0.151351351351"/>
          <table:table-cell office:value-type="float" office:value="0.0"/>
          <table:table-cell office:value-type="float" office:value="16308.0"/>
          <table:table-cell table:style-name="cellBest" office:value-type="float" office:value="0.0"/>
          <table:table-cell office:value-type="float" office:value="8121.0"/>
          <table:table-cell office:value-type="float" office:value="4.0"/>
          <table:table-cell office:value-type="float" office:value="28.0"/>
          <table:table-cell office:value-type="float" office:value="1.86996"/>
          <table:table-cell office:value-type="float" office:value="0.0"/>
          <table:table-cell office:value-type="float" office:value="7.56756756757"/>
          <table:table-cell office:value-type="float" office:value="0.0981981981982"/>
          <table:table-cell office:value-type="float" office:value="0.0"/>
          <table:table-cell office:value-type="float" office:value="15604.0"/>
          <table:table-cell table:style-name="cellBest" office:value-type="float" office:value="0.0"/>
          <table:table-cell office:value-type="float" office:value="7777.0"/>
          <table:table-cell office:value-type="float" office:value="4.0"/>
          <table:table-cell office:value-type="float" office:value="29.0"/>
          <table:table-cell table:style-name="cellBest" office:value-type="float" office:value="1.76391"/>
          <table:table-cell office:value-type="float" office:value="0.0"/>
          <table:table-cell table:style-name="cellWorst" office:value-type="float" office:value="12.972972973"/>
          <table:table-cell office:value-type="float" office:value="0.175675675676"/>
          <table:table-cell office:value-type="float" office:value="0.0"/>
          <table:table-cell table:style-name="cellBest" office:value-type="float" office:value="14876.0"/>
          <table:table-cell office:value-type="float" office:value="3136.0"/>
          <table:table-cell office:value-type="float" office:value="6696.0"/>
          <table:table-cell office:value-type="float" office:value="4.0"/>
          <table:table-cell table:style-name="cellBest" office:value-type="float" office:value="27.0"/>
          <table:table-cell office:value-type="float" office:value="40.1387"/>
          <table:table-cell office:value-type="float" office:value="0.0"/>
          <table:table-cell office:value-type="float" office:value="8.10810810811"/>
          <table:table-cell office:value-type="float" office:value="0.144144144144"/>
          <table:table-cell office:value-type="float" office:value="0.0"/>
          <table:table-cell office:value-type="float" office:value="655608.0"/>
          <table:table-cell office:value-type="float" office:value="630790.0"/>
          <table:table-cell office:value-type="float" office:value="93851.0"/>
          <table:table-cell office:value-type="float" office:value="4.0"/>
          <table:table-cell table:style-name="cellWorst" office:value-type="float" office:value="133.0"/>
          <table:table-cell office:value-type="float" office:value="2.2256"/>
          <table:table-cell office:value-type="float" office:value="0.0"/>
          <table:table-cell office:value-type="float" office:value="9.18918918919"/>
          <table:table-cell office:value-type="float" office:value="0.183783783784"/>
          <table:table-cell office:value-type="float" office:value="0.0"/>
          <table:table-cell office:value-type="float" office:value="20282.0"/>
          <table:table-cell office:value-type="float" office:value="2015.0"/>
          <table:table-cell office:value-type="float" office:value="7335.0"/>
          <table:table-cell office:value-type="float" office:value="4.0"/>
          <table:table-cell office:value-type="float" office:value="39.0"/>
          <table:table-cell office:value-type="float" office:value="2.45294"/>
          <table:table-cell office:value-type="float" office:value="0.0"/>
          <table:table-cell office:value-type="float" office:value="9.18918918919"/>
          <table:table-cell office:value-type="float" office:value="0.183783783784"/>
          <table:table-cell office:value-type="float" office:value="0.0"/>
          <table:table-cell office:value-type="float" office:value="20282.0"/>
          <table:table-cell office:value-type="float" office:value="2015.0"/>
          <table:table-cell office:value-type="float" office:value="7335.0"/>
          <table:table-cell office:value-type="float" office:value="4.0"/>
          <table:table-cell office:value-type="float" office:value="39.0"/>
          <table:table-cell office:value-type="float" office:value="2.45629"/>
          <table:table-cell office:value-type="float" office:value="0.0"/>
          <table:table-cell office:value-type="float" office:value="5.94594594595"/>
          <table:table-cell office:value-type="float" office:value="0.0864864864865"/>
          <table:table-cell office:value-type="float" office:value="0.0"/>
          <table:table-cell office:value-type="float" office:value="20555.0"/>
          <table:table-cell office:value-type="float" office:value="396.0"/>
          <table:table-cell office:value-type="float" office:value="7001.0"/>
          <table:table-cell office:value-type="float" office:value="4.0"/>
          <table:table-cell office:value-type="float" office:value="46.0"/>
          <table:table-cell office:value-type="float" office:value="3.50309"/>
          <table:table-cell office:value-type="float" office:value="0.0"/>
          <table:table-cell table:style-name="cellBest" office:value-type="float" office:value="4.86486486486"/>
          <table:table-cell office:value-type="float" office:value="0.145045045045"/>
          <table:table-cell office:value-type="float" office:value="0.0"/>
          <table:table-cell office:value-type="float" office:value="15499.0"/>
          <table:table-cell office:value-type="float" office:value="166.0"/>
          <table:table-cell table:style-name="cellBest" office:value-type="float" office:value="6142.0"/>
          <table:table-cell office:value-type="float" office:value="4.0"/>
          <table:table-cell office:value-type="float" office:value="37.0"/>
          <table:table-cell office:value-type="float" office:value="34.6405"/>
          <table:table-cell office:value-type="float" office:value="0.0"/>
          <table:table-cell office:value-type="float" office:value="7.02702702703"/>
          <table:table-cell office:value-type="float" office:value="0.117117117117"/>
          <table:table-cell office:value-type="float" office:value="0.0"/>
          <table:table-cell office:value-type="float" office:value="855089.0"/>
          <table:table-cell office:value-type="float" office:value="825639.0"/>
          <table:table-cell office:value-type="float" office:value="107647.0"/>
          <table:table-cell office:value-type="float" office:value="4.0"/>
          <table:table-cell office:value-type="float" office:value="101.0"/>
          <table:table-cell table:style-name="cellWorst" office:value-type="float" office:value="43.815"/>
          <table:table-cell office:value-type="float" office:value="0.0"/>
          <table:table-cell office:value-type="float" office:value="11.8918918919"/>
          <table:table-cell office:value-type="float" office:value="0.16036036036"/>
          <table:table-cell office:value-type="float" office:value="0.0"/>
          <table:table-cell table:style-name="cellWorst" office:value-type="float" office:value="1011999.0"/>
          <table:table-cell table:style-name="cellWorst" office:value-type="float" office:value="983045.0"/>
          <table:table-cell table:style-name="cellWorst" office:value-type="float" office:value="140958.0"/>
          <table:table-cell office:value-type="float" office:value="4.0"/>
          <table:table-cell office:value-type="float" office:value="114.0"/>
          <table:table-cell table:formula="of:=MIN([.$B33];[.$L33];[.$V33];[.$AF33];[.$AP33];[.$AZ33];[.$BJ33];[.$BT33];[.$CD33];[.$CN33];[.$CX33])" office:value-type="float"/>
          <table:table-cell table:formula="of:=MIN([.$C33];[.$M33];[.$W33];[.$AG33];[.$AQ33];[.$BA33];[.$BK33];[.$BU33];[.$CE33];[.$CO33];[.$CY33])" office:value-type="float"/>
          <table:table-cell table:formula="of:=MIN([.$D33];[.$N33];[.$X33];[.$AH33];[.$AR33];[.$BB33];[.$BL33];[.$BV33];[.$CF33];[.$CP33];[.$CZ33])" office:value-type="float"/>
          <table:table-cell table:formula="of:=MIN([.$E33];[.$O33];[.$Y33];[.$AI33];[.$AS33];[.$BC33];[.$BM33];[.$BW33];[.$CG33];[.$CQ33];[.$DA33])" office:value-type="float"/>
          <table:table-cell table:formula="of:=MIN([.$F33];[.$P33];[.$Z33];[.$AJ33];[.$AT33];[.$BD33];[.$BN33];[.$BX33];[.$CH33];[.$CR33];[.$DB33])" office:value-type="float"/>
          <table:table-cell table:formula="of:=MIN([.$G33];[.$Q33];[.$AA33];[.$AK33];[.$AU33];[.$BE33];[.$BO33];[.$BY33];[.$CI33];[.$CS33];[.$DC33])" office:value-type="float"/>
          <table:table-cell table:formula="of:=MIN([.$H33];[.$R33];[.$AB33];[.$AL33];[.$AV33];[.$BF33];[.$BP33];[.$BZ33];[.$CJ33];[.$CT33];[.$DD33])" office:value-type="float"/>
          <table:table-cell table:formula="of:=MIN([.$I33];[.$S33];[.$AC33];[.$AM33];[.$AW33];[.$BG33];[.$BQ33];[.$CA33];[.$CK33];[.$CU33];[.$DE33])" office:value-type="float"/>
          <table:table-cell table:formula="of:=MIN([.$J33];[.$T33];[.$AD33];[.$AN33];[.$AX33];[.$BH33];[.$BR33];[.$CB33];[.$CL33];[.$CV33];[.$DF33])" office:value-type="float"/>
          <table:table-cell table:formula="of:=MIN([.$K33];[.$U33];[.$AE33];[.$AO33];[.$AY33];[.$BI33];[.$BS33];[.$CC33];[.$CM33];[.$CW33];[.$DG33])" office:value-type="float"/>
          <table:table-cell table:formula="of:=MEDIAN([.$B33];[.$L33];[.$V33];[.$AF33];[.$AP33];[.$AZ33];[.$BJ33];[.$BT33];[.$CD33];[.$CN33];[.$CX33])" office:value-type="float"/>
          <table:table-cell table:formula="of:=MEDIAN([.$C33];[.$M33];[.$W33];[.$AG33];[.$AQ33];[.$BA33];[.$BK33];[.$BU33];[.$CE33];[.$CO33];[.$CY33])" office:value-type="float"/>
          <table:table-cell table:formula="of:=MEDIAN([.$D33];[.$N33];[.$X33];[.$AH33];[.$AR33];[.$BB33];[.$BL33];[.$BV33];[.$CF33];[.$CP33];[.$CZ33])" office:value-type="float"/>
          <table:table-cell table:formula="of:=MEDIAN([.$E33];[.$O33];[.$Y33];[.$AI33];[.$AS33];[.$BC33];[.$BM33];[.$BW33];[.$CG33];[.$CQ33];[.$DA33])" office:value-type="float"/>
          <table:table-cell table:formula="of:=MEDIAN([.$F33];[.$P33];[.$Z33];[.$AJ33];[.$AT33];[.$BD33];[.$BN33];[.$BX33];[.$CH33];[.$CR33];[.$DB33])" office:value-type="float"/>
          <table:table-cell table:formula="of:=MEDIAN([.$G33];[.$Q33];[.$AA33];[.$AK33];[.$AU33];[.$BE33];[.$BO33];[.$BY33];[.$CI33];[.$CS33];[.$DC33])" office:value-type="float"/>
          <table:table-cell table:formula="of:=MEDIAN([.$H33];[.$R33];[.$AB33];[.$AL33];[.$AV33];[.$BF33];[.$BP33];[.$BZ33];[.$CJ33];[.$CT33];[.$DD33])" office:value-type="float"/>
          <table:table-cell table:formula="of:=MEDIAN([.$I33];[.$S33];[.$AC33];[.$AM33];[.$AW33];[.$BG33];[.$BQ33];[.$CA33];[.$CK33];[.$CU33];[.$DE33])" office:value-type="float"/>
          <table:table-cell table:formula="of:=MEDIAN([.$J33];[.$T33];[.$AD33];[.$AN33];[.$AX33];[.$BH33];[.$BR33];[.$CB33];[.$CL33];[.$CV33];[.$DF33])" office:value-type="float"/>
          <table:table-cell table:formula="of:=MEDIAN([.$K33];[.$U33];[.$AE33];[.$AO33];[.$AY33];[.$BI33];[.$BS33];[.$CC33];[.$CM33];[.$CW33];[.$DG33])" office:value-type="float"/>
          <table:table-cell table:formula="of:=MAX([.$B33];[.$L33];[.$V33];[.$AF33];[.$AP33];[.$AZ33];[.$BJ33];[.$BT33];[.$CD33];[.$CN33];[.$CX33])" office:value-type="float"/>
          <table:table-cell table:formula="of:=MAX([.$C33];[.$M33];[.$W33];[.$AG33];[.$AQ33];[.$BA33];[.$BK33];[.$BU33];[.$CE33];[.$CO33];[.$CY33])" office:value-type="float"/>
          <table:table-cell table:formula="of:=MAX([.$D33];[.$N33];[.$X33];[.$AH33];[.$AR33];[.$BB33];[.$BL33];[.$BV33];[.$CF33];[.$CP33];[.$CZ33])" office:value-type="float"/>
          <table:table-cell table:formula="of:=MAX([.$E33];[.$O33];[.$Y33];[.$AI33];[.$AS33];[.$BC33];[.$BM33];[.$BW33];[.$CG33];[.$CQ33];[.$DA33])" office:value-type="float"/>
          <table:table-cell table:formula="of:=MAX([.$F33];[.$P33];[.$Z33];[.$AJ33];[.$AT33];[.$BD33];[.$BN33];[.$BX33];[.$CH33];[.$CR33];[.$DB33])" office:value-type="float"/>
          <table:table-cell table:formula="of:=MAX([.$G33];[.$Q33];[.$AA33];[.$AK33];[.$AU33];[.$BE33];[.$BO33];[.$BY33];[.$CI33];[.$CS33];[.$DC33])" office:value-type="float"/>
          <table:table-cell table:formula="of:=MAX([.$H33];[.$R33];[.$AB33];[.$AL33];[.$AV33];[.$BF33];[.$BP33];[.$BZ33];[.$CJ33];[.$CT33];[.$DD33])" office:value-type="float"/>
          <table:table-cell table:formula="of:=MAX([.$I33];[.$S33];[.$AC33];[.$AM33];[.$AW33];[.$BG33];[.$BQ33];[.$CA33];[.$CK33];[.$CU33];[.$DE33])" office:value-type="float"/>
          <table:table-cell table:formula="of:=MAX([.$J33];[.$T33];[.$AD33];[.$AN33];[.$AX33];[.$BH33];[.$BR33];[.$CB33];[.$CL33];[.$CV33];[.$DF33])" office:value-type="float"/>
          <table:table-cell table:formula="of:=MAX([.$K33];[.$U33];[.$AE33];[.$AO33];[.$AY33];[.$BI33];[.$BS33];[.$CC33];[.$CM33];[.$CW33];[.$DG33])" office:value-type="float"/>
        </table:table-row>
        <table:table-row table:style-name="ro1">
          <table:table-cell office:value-type="string">
            <text:p>aspComp2013/crossing/instances/0025-crossing_minimization-8-0.asp</text:p>
          </table:table-cell>
          <table:table-cell office:value-type="float" office:value="1.99452"/>
          <table:table-cell office:value-type="float" office:value="0.0"/>
          <table:table-cell office:value-type="float" office:value="5.1724137931"/>
          <table:table-cell office:value-type="float" office:value="0.0996168582375"/>
          <table:table-cell office:value-type="float" office:value="0.0"/>
          <table:table-cell table:style-name="cellBest" office:value-type="float" office:value="12166.0"/>
          <table:table-cell table:style-name="cellBest" office:value-type="float" office:value="0.0"/>
          <table:table-cell table:style-name="cellBest" office:value-type="float" office:value="5625.0"/>
          <table:table-cell office:value-type="float" office:value="4.0"/>
          <table:table-cell table:style-name="cellBest" office:value-type="float" office:value="33.0"/>
          <table:table-cell office:value-type="float" office:value="2.14666"/>
          <table:table-cell office:value-type="float" office:value="0.0"/>
          <table:table-cell office:value-type="float" office:value="5.1724137931"/>
          <table:table-cell office:value-type="float" office:value="0.110153256705"/>
          <table:table-cell office:value-type="float" office:value="0.0"/>
          <table:table-cell office:value-type="float" office:value="15793.0"/>
          <table:table-cell table:style-name="cellBest" office:value-type="float" office:value="0.0"/>
          <table:table-cell office:value-type="float" office:value="8198.0"/>
          <table:table-cell office:value-type="float" office:value="4.0"/>
          <table:table-cell office:value-type="float" office:value="35.0"/>
          <table:table-cell table:style-name="cellBest" office:value-type="float" office:value="1.93106"/>
          <table:table-cell office:value-type="float" office:value="0.0"/>
          <table:table-cell office:value-type="float" office:value="5.1724137931"/>
          <table:table-cell office:value-type="float" office:value="0.0996168582375"/>
          <table:table-cell office:value-type="float" office:value="0.0"/>
          <table:table-cell table:style-name="cellBest" office:value-type="float" office:value="12166.0"/>
          <table:table-cell table:style-name="cellBest" office:value-type="float" office:value="0.0"/>
          <table:table-cell table:style-name="cellBest" office:value-type="float" office:value="5625.0"/>
          <table:table-cell office:value-type="float" office:value="4.0"/>
          <table:table-cell table:style-name="cellBest" office:value-type="float" office:value="33.0"/>
          <table:table-cell office:value-type="float" office:value="2.6059"/>
          <table:table-cell office:value-type="float" office:value="0.0"/>
          <table:table-cell office:value-type="float" office:value="6.89655172414"/>
          <table:table-cell office:value-type="float" office:value="0.141762452107"/>
          <table:table-cell office:value-type="float" office:value="0.0"/>
          <table:table-cell office:value-type="float" office:value="18417.0"/>
          <table:table-cell office:value-type="float" office:value="3995.0"/>
          <table:table-cell office:value-type="float" office:value="7924.0"/>
          <table:table-cell office:value-type="float" office:value="4.0"/>
          <table:table-cell office:value-type="float" office:value="41.0"/>
          <table:table-cell office:value-type="float" office:value="46.0682"/>
          <table:table-cell office:value-type="float" office:value="0.0"/>
          <table:table-cell office:value-type="float" office:value="8.04597701149"/>
          <table:table-cell office:value-type="float" office:value="0.126436781609"/>
          <table:table-cell office:value-type="float" office:value="0.0"/>
          <table:table-cell office:value-type="float" office:value="869386.0"/>
          <table:table-cell office:value-type="float" office:value="839453.0"/>
          <table:table-cell office:value-type="float" office:value="138341.0"/>
          <table:table-cell office:value-type="float" office:value="4.0"/>
          <table:table-cell office:value-type="float" office:value="117.0"/>
          <table:table-cell office:value-type="float" office:value="3.15643"/>
          <table:table-cell office:value-type="float" office:value="0.0"/>
          <table:table-cell office:value-type="float" office:value="8.04597701149"/>
          <table:table-cell office:value-type="float" office:value="0.147509578544"/>
          <table:table-cell office:value-type="float" office:value="0.0"/>
          <table:table-cell office:value-type="float" office:value="21077.0"/>
          <table:table-cell office:value-type="float" office:value="2039.0"/>
          <table:table-cell office:value-type="float" office:value="7341.0"/>
          <table:table-cell office:value-type="float" office:value="4.0"/>
          <table:table-cell office:value-type="float" office:value="61.0"/>
          <table:table-cell office:value-type="float" office:value="3.45879"/>
          <table:table-cell office:value-type="float" office:value="0.0"/>
          <table:table-cell office:value-type="float" office:value="8.04597701149"/>
          <table:table-cell office:value-type="float" office:value="0.147509578544"/>
          <table:table-cell office:value-type="float" office:value="0.0"/>
          <table:table-cell office:value-type="float" office:value="21077.0"/>
          <table:table-cell office:value-type="float" office:value="2039.0"/>
          <table:table-cell office:value-type="float" office:value="7341.0"/>
          <table:table-cell office:value-type="float" office:value="4.0"/>
          <table:table-cell office:value-type="float" office:value="61.0"/>
          <table:table-cell office:value-type="float" office:value="1.93181"/>
          <table:table-cell office:value-type="float" office:value="0.0"/>
          <table:table-cell table:style-name="cellBest" office:value-type="float" office:value="1.14942528736"/>
          <table:table-cell office:value-type="float" office:value="0.115900383142"/>
          <table:table-cell office:value-type="float" office:value="0.0"/>
          <table:table-cell office:value-type="float" office:value="16732.0"/>
          <table:table-cell office:value-type="float" office:value="190.0"/>
          <table:table-cell office:value-type="float" office:value="6351.0"/>
          <table:table-cell office:value-type="float" office:value="4.0"/>
          <table:table-cell office:value-type="float" office:value="35.0"/>
          <table:table-cell office:value-type="float" office:value="3.6161"/>
          <table:table-cell office:value-type="float" office:value="0.0"/>
          <table:table-cell office:value-type="float" office:value="2.29885057471"/>
          <table:table-cell office:value-type="float" office:value="0.116858237548"/>
          <table:table-cell office:value-type="float" office:value="0.0"/>
          <table:table-cell office:value-type="float" office:value="20659.0"/>
          <table:table-cell office:value-type="float" office:value="265.0"/>
          <table:table-cell office:value-type="float" office:value="7729.0"/>
          <table:table-cell office:value-type="float" office:value="4.0"/>
          <table:table-cell office:value-type="float" office:value="41.0"/>
          <table:table-cell office:value-type="float" office:value="50.2271"/>
          <table:table-cell office:value-type="float" office:value="0.0"/>
          <table:table-cell office:value-type="float" office:value="7.47126436782"/>
          <table:table-cell office:value-type="float" office:value="0.121647509579"/>
          <table:table-cell office:value-type="float" office:value="0.0"/>
          <table:table-cell office:value-type="float" office:value="890190.0"/>
          <table:table-cell office:value-type="float" office:value="858286.0"/>
          <table:table-cell office:value-type="float" office:value="138269.0"/>
          <table:table-cell office:value-type="float" office:value="4.0"/>
          <table:table-cell office:value-type="float" office:value="121.0"/>
          <table:table-cell table:style-name="cellWorst" office:value-type="float" office:value="53.6592"/>
          <table:table-cell office:value-type="float" office:value="0.0"/>
          <table:table-cell table:style-name="cellWorst" office:value-type="float" office:value="12.0689655172"/>
          <table:table-cell office:value-type="float" office:value="0.146551724138"/>
          <table:table-cell office:value-type="float" office:value="0.0"/>
          <table:table-cell table:style-name="cellWorst" office:value-type="float" office:value="1169586.0"/>
          <table:table-cell table:style-name="cellWorst" office:value-type="float" office:value="1134946.0"/>
          <table:table-cell table:style-name="cellWorst" office:value-type="float" office:value="171482.0"/>
          <table:table-cell office:value-type="float" office:value="4.0"/>
          <table:table-cell table:style-name="cellWorst" office:value-type="float" office:value="131.0"/>
          <table:table-cell table:formula="of:=MIN([.$B34];[.$L34];[.$V34];[.$AF34];[.$AP34];[.$AZ34];[.$BJ34];[.$BT34];[.$CD34];[.$CN34];[.$CX34])" office:value-type="float"/>
          <table:table-cell table:formula="of:=MIN([.$C34];[.$M34];[.$W34];[.$AG34];[.$AQ34];[.$BA34];[.$BK34];[.$BU34];[.$CE34];[.$CO34];[.$CY34])" office:value-type="float"/>
          <table:table-cell table:formula="of:=MIN([.$D34];[.$N34];[.$X34];[.$AH34];[.$AR34];[.$BB34];[.$BL34];[.$BV34];[.$CF34];[.$CP34];[.$CZ34])" office:value-type="float"/>
          <table:table-cell table:formula="of:=MIN([.$E34];[.$O34];[.$Y34];[.$AI34];[.$AS34];[.$BC34];[.$BM34];[.$BW34];[.$CG34];[.$CQ34];[.$DA34])" office:value-type="float"/>
          <table:table-cell table:formula="of:=MIN([.$F34];[.$P34];[.$Z34];[.$AJ34];[.$AT34];[.$BD34];[.$BN34];[.$BX34];[.$CH34];[.$CR34];[.$DB34])" office:value-type="float"/>
          <table:table-cell table:formula="of:=MIN([.$G34];[.$Q34];[.$AA34];[.$AK34];[.$AU34];[.$BE34];[.$BO34];[.$BY34];[.$CI34];[.$CS34];[.$DC34])" office:value-type="float"/>
          <table:table-cell table:formula="of:=MIN([.$H34];[.$R34];[.$AB34];[.$AL34];[.$AV34];[.$BF34];[.$BP34];[.$BZ34];[.$CJ34];[.$CT34];[.$DD34])" office:value-type="float"/>
          <table:table-cell table:formula="of:=MIN([.$I34];[.$S34];[.$AC34];[.$AM34];[.$AW34];[.$BG34];[.$BQ34];[.$CA34];[.$CK34];[.$CU34];[.$DE34])" office:value-type="float"/>
          <table:table-cell table:formula="of:=MIN([.$J34];[.$T34];[.$AD34];[.$AN34];[.$AX34];[.$BH34];[.$BR34];[.$CB34];[.$CL34];[.$CV34];[.$DF34])" office:value-type="float"/>
          <table:table-cell table:formula="of:=MIN([.$K34];[.$U34];[.$AE34];[.$AO34];[.$AY34];[.$BI34];[.$BS34];[.$CC34];[.$CM34];[.$CW34];[.$DG34])" office:value-type="float"/>
          <table:table-cell table:formula="of:=MEDIAN([.$B34];[.$L34];[.$V34];[.$AF34];[.$AP34];[.$AZ34];[.$BJ34];[.$BT34];[.$CD34];[.$CN34];[.$CX34])" office:value-type="float"/>
          <table:table-cell table:formula="of:=MEDIAN([.$C34];[.$M34];[.$W34];[.$AG34];[.$AQ34];[.$BA34];[.$BK34];[.$BU34];[.$CE34];[.$CO34];[.$CY34])" office:value-type="float"/>
          <table:table-cell table:formula="of:=MEDIAN([.$D34];[.$N34];[.$X34];[.$AH34];[.$AR34];[.$BB34];[.$BL34];[.$BV34];[.$CF34];[.$CP34];[.$CZ34])" office:value-type="float"/>
          <table:table-cell table:formula="of:=MEDIAN([.$E34];[.$O34];[.$Y34];[.$AI34];[.$AS34];[.$BC34];[.$BM34];[.$BW34];[.$CG34];[.$CQ34];[.$DA34])" office:value-type="float"/>
          <table:table-cell table:formula="of:=MEDIAN([.$F34];[.$P34];[.$Z34];[.$AJ34];[.$AT34];[.$BD34];[.$BN34];[.$BX34];[.$CH34];[.$CR34];[.$DB34])" office:value-type="float"/>
          <table:table-cell table:formula="of:=MEDIAN([.$G34];[.$Q34];[.$AA34];[.$AK34];[.$AU34];[.$BE34];[.$BO34];[.$BY34];[.$CI34];[.$CS34];[.$DC34])" office:value-type="float"/>
          <table:table-cell table:formula="of:=MEDIAN([.$H34];[.$R34];[.$AB34];[.$AL34];[.$AV34];[.$BF34];[.$BP34];[.$BZ34];[.$CJ34];[.$CT34];[.$DD34])" office:value-type="float"/>
          <table:table-cell table:formula="of:=MEDIAN([.$I34];[.$S34];[.$AC34];[.$AM34];[.$AW34];[.$BG34];[.$BQ34];[.$CA34];[.$CK34];[.$CU34];[.$DE34])" office:value-type="float"/>
          <table:table-cell table:formula="of:=MEDIAN([.$J34];[.$T34];[.$AD34];[.$AN34];[.$AX34];[.$BH34];[.$BR34];[.$CB34];[.$CL34];[.$CV34];[.$DF34])" office:value-type="float"/>
          <table:table-cell table:formula="of:=MEDIAN([.$K34];[.$U34];[.$AE34];[.$AO34];[.$AY34];[.$BI34];[.$BS34];[.$CC34];[.$CM34];[.$CW34];[.$DG34])" office:value-type="float"/>
          <table:table-cell table:formula="of:=MAX([.$B34];[.$L34];[.$V34];[.$AF34];[.$AP34];[.$AZ34];[.$BJ34];[.$BT34];[.$CD34];[.$CN34];[.$CX34])" office:value-type="float"/>
          <table:table-cell table:formula="of:=MAX([.$C34];[.$M34];[.$W34];[.$AG34];[.$AQ34];[.$BA34];[.$BK34];[.$BU34];[.$CE34];[.$CO34];[.$CY34])" office:value-type="float"/>
          <table:table-cell table:formula="of:=MAX([.$D34];[.$N34];[.$X34];[.$AH34];[.$AR34];[.$BB34];[.$BL34];[.$BV34];[.$CF34];[.$CP34];[.$CZ34])" office:value-type="float"/>
          <table:table-cell table:formula="of:=MAX([.$E34];[.$O34];[.$Y34];[.$AI34];[.$AS34];[.$BC34];[.$BM34];[.$BW34];[.$CG34];[.$CQ34];[.$DA34])" office:value-type="float"/>
          <table:table-cell table:formula="of:=MAX([.$F34];[.$P34];[.$Z34];[.$AJ34];[.$AT34];[.$BD34];[.$BN34];[.$BX34];[.$CH34];[.$CR34];[.$DB34])" office:value-type="float"/>
          <table:table-cell table:formula="of:=MAX([.$G34];[.$Q34];[.$AA34];[.$AK34];[.$AU34];[.$BE34];[.$BO34];[.$BY34];[.$CI34];[.$CS34];[.$DC34])" office:value-type="float"/>
          <table:table-cell table:formula="of:=MAX([.$H34];[.$R34];[.$AB34];[.$AL34];[.$AV34];[.$BF34];[.$BP34];[.$BZ34];[.$CJ34];[.$CT34];[.$DD34])" office:value-type="float"/>
          <table:table-cell table:formula="of:=MAX([.$I34];[.$S34];[.$AC34];[.$AM34];[.$AW34];[.$BG34];[.$BQ34];[.$CA34];[.$CK34];[.$CU34];[.$DE34])" office:value-type="float"/>
          <table:table-cell table:formula="of:=MAX([.$J34];[.$T34];[.$AD34];[.$AN34];[.$AX34];[.$BH34];[.$BR34];[.$CB34];[.$CL34];[.$CV34];[.$DF34])" office:value-type="float"/>
          <table:table-cell table:formula="of:=MAX([.$K34];[.$U34];[.$AE34];[.$AO34];[.$AY34];[.$BI34];[.$BS34];[.$CC34];[.$CM34];[.$CW34];[.$DG34])" office:value-type="float"/>
        </table:table-row>
        <table:table-row table:style-name="ro1">
          <table:table-cell office:value-type="string">
            <text:p>aspComp2013/crossing/instances/0027-crossing_minimization-8-0.asp</text:p>
          </table:table-cell>
          <table:table-cell office:value-type="float" office:value="2.95509"/>
          <table:table-cell office:value-type="float" office:value="0.0"/>
          <table:table-cell office:value-type="float" office:value="10.6145251397"/>
          <table:table-cell office:value-type="float" office:value="0.224394785847"/>
          <table:table-cell office:value-type="float" office:value="0.0"/>
          <table:table-cell office:value-type="float" office:value="19227.0"/>
          <table:table-cell table:style-name="cellBest" office:value-type="float" office:value="0.0"/>
          <table:table-cell office:value-type="float" office:value="10869.0"/>
          <table:table-cell office:value-type="float" office:value="4.0"/>
          <table:table-cell office:value-type="float" office:value="31.0"/>
          <table:table-cell table:style-name="cellBest" office:value-type="float" office:value="2.07444"/>
          <table:table-cell office:value-type="float" office:value="0.0"/>
          <table:table-cell office:value-type="float" office:value="19.5530726257"/>
          <table:table-cell office:value-type="float" office:value="0.228119180633"/>
          <table:table-cell office:value-type="float" office:value="0.0"/>
          <table:table-cell table:style-name="cellBest" office:value-type="float" office:value="16750.0"/>
          <table:table-cell table:style-name="cellBest" office:value-type="float" office:value="0.0"/>
          <table:table-cell table:style-name="cellBest" office:value-type="float" office:value="9928.0"/>
          <table:table-cell office:value-type="float" office:value="4.0"/>
          <table:table-cell table:style-name="cellBest" office:value-type="float" office:value="23.0"/>
          <table:table-cell office:value-type="float" office:value="2.51034"/>
          <table:table-cell office:value-type="float" office:value="0.0"/>
          <table:table-cell office:value-type="float" office:value="10.6145251397"/>
          <table:table-cell office:value-type="float" office:value="0.224394785847"/>
          <table:table-cell office:value-type="float" office:value="0.0"/>
          <table:table-cell office:value-type="float" office:value="19227.0"/>
          <table:table-cell table:style-name="cellBest" office:value-type="float" office:value="0.0"/>
          <table:table-cell office:value-type="float" office:value="10869.0"/>
          <table:table-cell office:value-type="float" office:value="4.0"/>
          <table:table-cell office:value-type="float" office:value="31.0"/>
          <table:table-cell office:value-type="float" office:value="7.78273"/>
          <table:table-cell office:value-type="float" office:value="0.0"/>
          <table:table-cell office:value-type="float" office:value="10.6145251397"/>
          <table:table-cell office:value-type="float" office:value="0.256052141527"/>
          <table:table-cell office:value-type="float" office:value="0.0"/>
          <table:table-cell office:value-type="float" office:value="72405.0"/>
          <table:table-cell office:value-type="float" office:value="55529.0"/>
          <table:table-cell office:value-type="float" office:value="33785.0"/>
          <table:table-cell office:value-type="float" office:value="4.0"/>
          <table:table-cell office:value-type="float" office:value="32.0"/>
          <table:table-cell office:value-type="float" office:value="56.1219"/>
          <table:table-cell office:value-type="float" office:value="0.0"/>
          <table:table-cell office:value-type="float" office:value="12.2905027933"/>
          <table:table-cell office:value-type="float" office:value="0.166666666667"/>
          <table:table-cell office:value-type="float" office:value="0.0"/>
          <table:table-cell office:value-type="float" office:value="695205.0"/>
          <table:table-cell office:value-type="float" office:value="672280.0"/>
          <table:table-cell office:value-type="float" office:value="161449.0"/>
          <table:table-cell office:value-type="float" office:value="4.0"/>
          <table:table-cell office:value-type="float" office:value="106.0"/>
          <table:table-cell office:value-type="float" office:value="5.49137"/>
          <table:table-cell office:value-type="float" office:value="0.0"/>
          <table:table-cell office:value-type="float" office:value="6.70391061453"/>
          <table:table-cell office:value-type="float" office:value="0.214152700186"/>
          <table:table-cell office:value-type="float" office:value="0.0"/>
          <table:table-cell office:value-type="float" office:value="34663.0"/>
          <table:table-cell office:value-type="float" office:value="9499.0"/>
          <table:table-cell office:value-type="float" office:value="16053.0"/>
          <table:table-cell office:value-type="float" office:value="4.0"/>
          <table:table-cell office:value-type="float" office:value="55.0"/>
          <table:table-cell office:value-type="float" office:value="5.98853"/>
          <table:table-cell office:value-type="float" office:value="0.0"/>
          <table:table-cell office:value-type="float" office:value="6.70391061453"/>
          <table:table-cell office:value-type="float" office:value="0.214152700186"/>
          <table:table-cell office:value-type="float" office:value="0.0"/>
          <table:table-cell office:value-type="float" office:value="34663.0"/>
          <table:table-cell office:value-type="float" office:value="9499.0"/>
          <table:table-cell office:value-type="float" office:value="16053.0"/>
          <table:table-cell office:value-type="float" office:value="4.0"/>
          <table:table-cell office:value-type="float" office:value="55.0"/>
          <table:table-cell office:value-type="float" office:value="3.54206"/>
          <table:table-cell office:value-type="float" office:value="0.0"/>
          <table:table-cell table:style-name="cellWorst" office:value-type="float" office:value="20.1117318436"/>
          <table:table-cell office:value-type="float" office:value="0.225325884544"/>
          <table:table-cell office:value-type="float" office:value="0.0"/>
          <table:table-cell office:value-type="float" office:value="26453.0"/>
          <table:table-cell office:value-type="float" office:value="390.0"/>
          <table:table-cell office:value-type="float" office:value="12238.0"/>
          <table:table-cell office:value-type="float" office:value="4.0"/>
          <table:table-cell office:value-type="float" office:value="41.0"/>
          <table:table-cell office:value-type="float" office:value="5.67842"/>
          <table:table-cell office:value-type="float" office:value="0.0"/>
          <table:table-cell table:style-name="cellBest" office:value-type="float" office:value="1.11731843575"/>
          <table:table-cell office:value-type="float" office:value="0.143389199255"/>
          <table:table-cell office:value-type="float" office:value="0.0"/>
          <table:table-cell office:value-type="float" office:value="28268.0"/>
          <table:table-cell office:value-type="float" office:value="68.0"/>
          <table:table-cell office:value-type="float" office:value="14137.0"/>
          <table:table-cell office:value-type="float" office:value="4.0"/>
          <table:table-cell office:value-type="float" office:value="30.0"/>
          <table:table-cell table:style-name="cellWorst" office:value-type="float" office:value="167.328"/>
          <table:table-cell office:value-type="float" office:value="0.0"/>
          <table:table-cell office:value-type="float" office:value="5.58659217877"/>
          <table:table-cell office:value-type="float" office:value="0.202048417132"/>
          <table:table-cell office:value-type="float" office:value="0.0"/>
          <table:table-cell office:value-type="float" office:value="1472050.0"/>
          <table:table-cell office:value-type="float" office:value="1436364.0"/>
          <table:table-cell office:value-type="float" office:value="418444.0"/>
          <table:table-cell office:value-type="float" office:value="4.0"/>
          <table:table-cell table:style-name="cellWorst" office:value-type="float" office:value="119.0"/>
          <table:table-cell office:value-type="float" office:value="121.989"/>
          <table:table-cell office:value-type="float" office:value="0.0"/>
          <table:table-cell office:value-type="float" office:value="5.58659217877"/>
          <table:table-cell office:value-type="float" office:value="0.179702048417"/>
          <table:table-cell office:value-type="float" office:value="0.0"/>
          <table:table-cell table:style-name="cellWorst" office:value-type="float" office:value="1558715.0"/>
          <table:table-cell table:style-name="cellWorst" office:value-type="float" office:value="1527102.0"/>
          <table:table-cell table:style-name="cellWorst" office:value-type="float" office:value="437136.0"/>
          <table:table-cell office:value-type="float" office:value="4.0"/>
          <table:table-cell office:value-type="float" office:value="94.0"/>
          <table:table-cell table:formula="of:=MIN([.$B35];[.$L35];[.$V35];[.$AF35];[.$AP35];[.$AZ35];[.$BJ35];[.$BT35];[.$CD35];[.$CN35];[.$CX35])" office:value-type="float"/>
          <table:table-cell table:formula="of:=MIN([.$C35];[.$M35];[.$W35];[.$AG35];[.$AQ35];[.$BA35];[.$BK35];[.$BU35];[.$CE35];[.$CO35];[.$CY35])" office:value-type="float"/>
          <table:table-cell table:formula="of:=MIN([.$D35];[.$N35];[.$X35];[.$AH35];[.$AR35];[.$BB35];[.$BL35];[.$BV35];[.$CF35];[.$CP35];[.$CZ35])" office:value-type="float"/>
          <table:table-cell table:formula="of:=MIN([.$E35];[.$O35];[.$Y35];[.$AI35];[.$AS35];[.$BC35];[.$BM35];[.$BW35];[.$CG35];[.$CQ35];[.$DA35])" office:value-type="float"/>
          <table:table-cell table:formula="of:=MIN([.$F35];[.$P35];[.$Z35];[.$AJ35];[.$AT35];[.$BD35];[.$BN35];[.$BX35];[.$CH35];[.$CR35];[.$DB35])" office:value-type="float"/>
          <table:table-cell table:formula="of:=MIN([.$G35];[.$Q35];[.$AA35];[.$AK35];[.$AU35];[.$BE35];[.$BO35];[.$BY35];[.$CI35];[.$CS35];[.$DC35])" office:value-type="float"/>
          <table:table-cell table:formula="of:=MIN([.$H35];[.$R35];[.$AB35];[.$AL35];[.$AV35];[.$BF35];[.$BP35];[.$BZ35];[.$CJ35];[.$CT35];[.$DD35])" office:value-type="float"/>
          <table:table-cell table:formula="of:=MIN([.$I35];[.$S35];[.$AC35];[.$AM35];[.$AW35];[.$BG35];[.$BQ35];[.$CA35];[.$CK35];[.$CU35];[.$DE35])" office:value-type="float"/>
          <table:table-cell table:formula="of:=MIN([.$J35];[.$T35];[.$AD35];[.$AN35];[.$AX35];[.$BH35];[.$BR35];[.$CB35];[.$CL35];[.$CV35];[.$DF35])" office:value-type="float"/>
          <table:table-cell table:formula="of:=MIN([.$K35];[.$U35];[.$AE35];[.$AO35];[.$AY35];[.$BI35];[.$BS35];[.$CC35];[.$CM35];[.$CW35];[.$DG35])" office:value-type="float"/>
          <table:table-cell table:formula="of:=MEDIAN([.$B35];[.$L35];[.$V35];[.$AF35];[.$AP35];[.$AZ35];[.$BJ35];[.$BT35];[.$CD35];[.$CN35];[.$CX35])" office:value-type="float"/>
          <table:table-cell table:formula="of:=MEDIAN([.$C35];[.$M35];[.$W35];[.$AG35];[.$AQ35];[.$BA35];[.$BK35];[.$BU35];[.$CE35];[.$CO35];[.$CY35])" office:value-type="float"/>
          <table:table-cell table:formula="of:=MEDIAN([.$D35];[.$N35];[.$X35];[.$AH35];[.$AR35];[.$BB35];[.$BL35];[.$BV35];[.$CF35];[.$CP35];[.$CZ35])" office:value-type="float"/>
          <table:table-cell table:formula="of:=MEDIAN([.$E35];[.$O35];[.$Y35];[.$AI35];[.$AS35];[.$BC35];[.$BM35];[.$BW35];[.$CG35];[.$CQ35];[.$DA35])" office:value-type="float"/>
          <table:table-cell table:formula="of:=MEDIAN([.$F35];[.$P35];[.$Z35];[.$AJ35];[.$AT35];[.$BD35];[.$BN35];[.$BX35];[.$CH35];[.$CR35];[.$DB35])" office:value-type="float"/>
          <table:table-cell table:formula="of:=MEDIAN([.$G35];[.$Q35];[.$AA35];[.$AK35];[.$AU35];[.$BE35];[.$BO35];[.$BY35];[.$CI35];[.$CS35];[.$DC35])" office:value-type="float"/>
          <table:table-cell table:formula="of:=MEDIAN([.$H35];[.$R35];[.$AB35];[.$AL35];[.$AV35];[.$BF35];[.$BP35];[.$BZ35];[.$CJ35];[.$CT35];[.$DD35])" office:value-type="float"/>
          <table:table-cell table:formula="of:=MEDIAN([.$I35];[.$S35];[.$AC35];[.$AM35];[.$AW35];[.$BG35];[.$BQ35];[.$CA35];[.$CK35];[.$CU35];[.$DE35])" office:value-type="float"/>
          <table:table-cell table:formula="of:=MEDIAN([.$J35];[.$T35];[.$AD35];[.$AN35];[.$AX35];[.$BH35];[.$BR35];[.$CB35];[.$CL35];[.$CV35];[.$DF35])" office:value-type="float"/>
          <table:table-cell table:formula="of:=MEDIAN([.$K35];[.$U35];[.$AE35];[.$AO35];[.$AY35];[.$BI35];[.$BS35];[.$CC35];[.$CM35];[.$CW35];[.$DG35])" office:value-type="float"/>
          <table:table-cell table:formula="of:=MAX([.$B35];[.$L35];[.$V35];[.$AF35];[.$AP35];[.$AZ35];[.$BJ35];[.$BT35];[.$CD35];[.$CN35];[.$CX35])" office:value-type="float"/>
          <table:table-cell table:formula="of:=MAX([.$C35];[.$M35];[.$W35];[.$AG35];[.$AQ35];[.$BA35];[.$BK35];[.$BU35];[.$CE35];[.$CO35];[.$CY35])" office:value-type="float"/>
          <table:table-cell table:formula="of:=MAX([.$D35];[.$N35];[.$X35];[.$AH35];[.$AR35];[.$BB35];[.$BL35];[.$BV35];[.$CF35];[.$CP35];[.$CZ35])" office:value-type="float"/>
          <table:table-cell table:formula="of:=MAX([.$E35];[.$O35];[.$Y35];[.$AI35];[.$AS35];[.$BC35];[.$BM35];[.$BW35];[.$CG35];[.$CQ35];[.$DA35])" office:value-type="float"/>
          <table:table-cell table:formula="of:=MAX([.$F35];[.$P35];[.$Z35];[.$AJ35];[.$AT35];[.$BD35];[.$BN35];[.$BX35];[.$CH35];[.$CR35];[.$DB35])" office:value-type="float"/>
          <table:table-cell table:formula="of:=MAX([.$G35];[.$Q35];[.$AA35];[.$AK35];[.$AU35];[.$BE35];[.$BO35];[.$BY35];[.$CI35];[.$CS35];[.$DC35])" office:value-type="float"/>
          <table:table-cell table:formula="of:=MAX([.$H35];[.$R35];[.$AB35];[.$AL35];[.$AV35];[.$BF35];[.$BP35];[.$BZ35];[.$CJ35];[.$CT35];[.$DD35])" office:value-type="float"/>
          <table:table-cell table:formula="of:=MAX([.$I35];[.$S35];[.$AC35];[.$AM35];[.$AW35];[.$BG35];[.$BQ35];[.$CA35];[.$CK35];[.$CU35];[.$DE35])" office:value-type="float"/>
          <table:table-cell table:formula="of:=MAX([.$J35];[.$T35];[.$AD35];[.$AN35];[.$AX35];[.$BH35];[.$BR35];[.$CB35];[.$CL35];[.$CV35];[.$DF35])" office:value-type="float"/>
          <table:table-cell table:formula="of:=MAX([.$K35];[.$U35];[.$AE35];[.$AO35];[.$AY35];[.$BI35];[.$BS35];[.$CC35];[.$CM35];[.$CW35];[.$DG35])" office:value-type="float"/>
        </table:table-row>
        <table:table-row table:style-name="ro1">
          <table:table-cell office:value-type="string">
            <text:p>aspComp2013/crossing/instances/0028-crossing_minimization-8-0.asp</text:p>
          </table:table-cell>
          <table:table-cell office:value-type="float" office:value="1.94889"/>
          <table:table-cell office:value-type="float" office:value="0.0"/>
          <table:table-cell office:value-type="float" office:value="11.2359550562"/>
          <table:table-cell office:value-type="float" office:value="0.192883895131"/>
          <table:table-cell office:value-type="float" office:value="0.0"/>
          <table:table-cell office:value-type="float" office:value="14452.0"/>
          <table:table-cell table:style-name="cellBest" office:value-type="float" office:value="0.0"/>
          <table:table-cell office:value-type="float" office:value="7163.0"/>
          <table:table-cell office:value-type="float" office:value="4.0"/>
          <table:table-cell office:value-type="float" office:value="30.0"/>
          <table:table-cell table:style-name="cellBest" office:value-type="float" office:value="1.74876"/>
          <table:table-cell office:value-type="float" office:value="0.0"/>
          <table:table-cell office:value-type="float" office:value="11.797752809"/>
          <table:table-cell office:value-type="float" office:value="0.175093632959"/>
          <table:table-cell office:value-type="float" office:value="0.0"/>
          <table:table-cell table:style-name="cellBest" office:value-type="float" office:value="12511.0"/>
          <table:table-cell table:style-name="cellBest" office:value-type="float" office:value="0.0"/>
          <table:table-cell table:style-name="cellBest" office:value-type="float" office:value="6362.0"/>
          <table:table-cell office:value-type="float" office:value="4.0"/>
          <table:table-cell table:style-name="cellBest" office:value-type="float" office:value="29.0"/>
          <table:table-cell office:value-type="float" office:value="1.86324"/>
          <table:table-cell office:value-type="float" office:value="0.0"/>
          <table:table-cell office:value-type="float" office:value="11.2359550562"/>
          <table:table-cell office:value-type="float" office:value="0.192883895131"/>
          <table:table-cell office:value-type="float" office:value="0.0"/>
          <table:table-cell office:value-type="float" office:value="14452.0"/>
          <table:table-cell table:style-name="cellBest" office:value-type="float" office:value="0.0"/>
          <table:table-cell office:value-type="float" office:value="7163.0"/>
          <table:table-cell office:value-type="float" office:value="4.0"/>
          <table:table-cell office:value-type="float" office:value="30.0"/>
          <table:table-cell office:value-type="float" office:value="2.51465"/>
          <table:table-cell office:value-type="float" office:value="0.0"/>
          <table:table-cell office:value-type="float" office:value="4.49438202247"/>
          <table:table-cell office:value-type="float" office:value="0.191011235955"/>
          <table:table-cell office:value-type="float" office:value="0.0"/>
          <table:table-cell office:value-type="float" office:value="22099.0"/>
          <table:table-cell office:value-type="float" office:value="8190.0"/>
          <table:table-cell office:value-type="float" office:value="8860.0"/>
          <table:table-cell office:value-type="float" office:value="4.0"/>
          <table:table-cell office:value-type="float" office:value="36.0"/>
          <table:table-cell office:value-type="float" office:value="44.7557"/>
          <table:table-cell office:value-type="float" office:value="0.0"/>
          <table:table-cell office:value-type="float" office:value="12.3595505618"/>
          <table:table-cell office:value-type="float" office:value="0.195692883895"/>
          <table:table-cell office:value-type="float" office:value="0.0"/>
          <table:table-cell office:value-type="float" office:value="660285.0"/>
          <table:table-cell office:value-type="float" office:value="632293.0"/>
          <table:table-cell office:value-type="float" office:value="121132.0"/>
          <table:table-cell office:value-type="float" office:value="4.0"/>
          <table:table-cell office:value-type="float" office:value="121.0"/>
          <table:table-cell office:value-type="float" office:value="3.20051"/>
          <table:table-cell office:value-type="float" office:value="0.0"/>
          <table:table-cell office:value-type="float" office:value="10.1123595506"/>
          <table:table-cell office:value-type="float" office:value="0.183520599251"/>
          <table:table-cell office:value-type="float" office:value="0.0"/>
          <table:table-cell office:value-type="float" office:value="22796.0"/>
          <table:table-cell office:value-type="float" office:value="2780.0"/>
          <table:table-cell office:value-type="float" office:value="8219.0"/>
          <table:table-cell office:value-type="float" office:value="4.0"/>
          <table:table-cell office:value-type="float" office:value="59.0"/>
          <table:table-cell office:value-type="float" office:value="3.49405"/>
          <table:table-cell office:value-type="float" office:value="0.0"/>
          <table:table-cell office:value-type="float" office:value="10.1123595506"/>
          <table:table-cell office:value-type="float" office:value="0.183520599251"/>
          <table:table-cell office:value-type="float" office:value="0.0"/>
          <table:table-cell office:value-type="float" office:value="22796.0"/>
          <table:table-cell office:value-type="float" office:value="2780.0"/>
          <table:table-cell office:value-type="float" office:value="8219.0"/>
          <table:table-cell office:value-type="float" office:value="4.0"/>
          <table:table-cell office:value-type="float" office:value="59.0"/>
          <table:table-cell office:value-type="float" office:value="3.26389"/>
          <table:table-cell office:value-type="float" office:value="0.0"/>
          <table:table-cell table:style-name="cellBest" office:value-type="float" office:value="3.37078651685"/>
          <table:table-cell office:value-type="float" office:value="0.170411985019"/>
          <table:table-cell office:value-type="float" office:value="0.0"/>
          <table:table-cell office:value-type="float" office:value="20435.0"/>
          <table:table-cell office:value-type="float" office:value="317.0"/>
          <table:table-cell office:value-type="float" office:value="7645.0"/>
          <table:table-cell office:value-type="float" office:value="4.0"/>
          <table:table-cell office:value-type="float" office:value="52.0"/>
          <table:table-cell office:value-type="float" office:value="4.65183"/>
          <table:table-cell office:value-type="float" office:value="0.0"/>
          <table:table-cell office:value-type="float" office:value="7.30337078652"/>
          <table:table-cell office:value-type="float" office:value="0.177902621723"/>
          <table:table-cell office:value-type="float" office:value="0.0"/>
          <table:table-cell office:value-type="float" office:value="19990.0"/>
          <table:table-cell office:value-type="float" office:value="159.0"/>
          <table:table-cell office:value-type="float" office:value="7567.0"/>
          <table:table-cell office:value-type="float" office:value="4.0"/>
          <table:table-cell office:value-type="float" office:value="49.0"/>
          <table:table-cell table:style-name="cellWorst" office:value-type="float" office:value="77.7555"/>
          <table:table-cell office:value-type="float" office:value="0.0"/>
          <table:table-cell office:value-type="float" office:value="16.8539325843"/>
          <table:table-cell office:value-type="float" office:value="0.209737827715"/>
          <table:table-cell office:value-type="float" office:value="0.0"/>
          <table:table-cell table:style-name="cellWorst" office:value-type="float" office:value="1493427.0"/>
          <table:table-cell table:style-name="cellWorst" office:value-type="float" office:value="1460471.0"/>
          <table:table-cell table:style-name="cellWorst" office:value-type="float" office:value="200781.0"/>
          <table:table-cell office:value-type="float" office:value="4.0"/>
          <table:table-cell table:style-name="cellWorst" office:value-type="float" office:value="146.0"/>
          <table:table-cell office:value-type="float" office:value="61.2753"/>
          <table:table-cell office:value-type="float" office:value="0.0"/>
          <table:table-cell table:style-name="cellWorst" office:value-type="float" office:value="17.9775280899"/>
          <table:table-cell office:value-type="float" office:value="0.206928838951"/>
          <table:table-cell office:value-type="float" office:value="0.0"/>
          <table:table-cell office:value-type="float" office:value="1185479.0"/>
          <table:table-cell office:value-type="float" office:value="1153157.0"/>
          <table:table-cell office:value-type="float" office:value="195440.0"/>
          <table:table-cell office:value-type="float" office:value="4.0"/>
          <table:table-cell office:value-type="float" office:value="136.0"/>
          <table:table-cell table:formula="of:=MIN([.$B36];[.$L36];[.$V36];[.$AF36];[.$AP36];[.$AZ36];[.$BJ36];[.$BT36];[.$CD36];[.$CN36];[.$CX36])" office:value-type="float"/>
          <table:table-cell table:formula="of:=MIN([.$C36];[.$M36];[.$W36];[.$AG36];[.$AQ36];[.$BA36];[.$BK36];[.$BU36];[.$CE36];[.$CO36];[.$CY36])" office:value-type="float"/>
          <table:table-cell table:formula="of:=MIN([.$D36];[.$N36];[.$X36];[.$AH36];[.$AR36];[.$BB36];[.$BL36];[.$BV36];[.$CF36];[.$CP36];[.$CZ36])" office:value-type="float"/>
          <table:table-cell table:formula="of:=MIN([.$E36];[.$O36];[.$Y36];[.$AI36];[.$AS36];[.$BC36];[.$BM36];[.$BW36];[.$CG36];[.$CQ36];[.$DA36])" office:value-type="float"/>
          <table:table-cell table:formula="of:=MIN([.$F36];[.$P36];[.$Z36];[.$AJ36];[.$AT36];[.$BD36];[.$BN36];[.$BX36];[.$CH36];[.$CR36];[.$DB36])" office:value-type="float"/>
          <table:table-cell table:formula="of:=MIN([.$G36];[.$Q36];[.$AA36];[.$AK36];[.$AU36];[.$BE36];[.$BO36];[.$BY36];[.$CI36];[.$CS36];[.$DC36])" office:value-type="float"/>
          <table:table-cell table:formula="of:=MIN([.$H36];[.$R36];[.$AB36];[.$AL36];[.$AV36];[.$BF36];[.$BP36];[.$BZ36];[.$CJ36];[.$CT36];[.$DD36])" office:value-type="float"/>
          <table:table-cell table:formula="of:=MIN([.$I36];[.$S36];[.$AC36];[.$AM36];[.$AW36];[.$BG36];[.$BQ36];[.$CA36];[.$CK36];[.$CU36];[.$DE36])" office:value-type="float"/>
          <table:table-cell table:formula="of:=MIN([.$J36];[.$T36];[.$AD36];[.$AN36];[.$AX36];[.$BH36];[.$BR36];[.$CB36];[.$CL36];[.$CV36];[.$DF36])" office:value-type="float"/>
          <table:table-cell table:formula="of:=MIN([.$K36];[.$U36];[.$AE36];[.$AO36];[.$AY36];[.$BI36];[.$BS36];[.$CC36];[.$CM36];[.$CW36];[.$DG36])" office:value-type="float"/>
          <table:table-cell table:formula="of:=MEDIAN([.$B36];[.$L36];[.$V36];[.$AF36];[.$AP36];[.$AZ36];[.$BJ36];[.$BT36];[.$CD36];[.$CN36];[.$CX36])" office:value-type="float"/>
          <table:table-cell table:formula="of:=MEDIAN([.$C36];[.$M36];[.$W36];[.$AG36];[.$AQ36];[.$BA36];[.$BK36];[.$BU36];[.$CE36];[.$CO36];[.$CY36])" office:value-type="float"/>
          <table:table-cell table:formula="of:=MEDIAN([.$D36];[.$N36];[.$X36];[.$AH36];[.$AR36];[.$BB36];[.$BL36];[.$BV36];[.$CF36];[.$CP36];[.$CZ36])" office:value-type="float"/>
          <table:table-cell table:formula="of:=MEDIAN([.$E36];[.$O36];[.$Y36];[.$AI36];[.$AS36];[.$BC36];[.$BM36];[.$BW36];[.$CG36];[.$CQ36];[.$DA36])" office:value-type="float"/>
          <table:table-cell table:formula="of:=MEDIAN([.$F36];[.$P36];[.$Z36];[.$AJ36];[.$AT36];[.$BD36];[.$BN36];[.$BX36];[.$CH36];[.$CR36];[.$DB36])" office:value-type="float"/>
          <table:table-cell table:formula="of:=MEDIAN([.$G36];[.$Q36];[.$AA36];[.$AK36];[.$AU36];[.$BE36];[.$BO36];[.$BY36];[.$CI36];[.$CS36];[.$DC36])" office:value-type="float"/>
          <table:table-cell table:formula="of:=MEDIAN([.$H36];[.$R36];[.$AB36];[.$AL36];[.$AV36];[.$BF36];[.$BP36];[.$BZ36];[.$CJ36];[.$CT36];[.$DD36])" office:value-type="float"/>
          <table:table-cell table:formula="of:=MEDIAN([.$I36];[.$S36];[.$AC36];[.$AM36];[.$AW36];[.$BG36];[.$BQ36];[.$CA36];[.$CK36];[.$CU36];[.$DE36])" office:value-type="float"/>
          <table:table-cell table:formula="of:=MEDIAN([.$J36];[.$T36];[.$AD36];[.$AN36];[.$AX36];[.$BH36];[.$BR36];[.$CB36];[.$CL36];[.$CV36];[.$DF36])" office:value-type="float"/>
          <table:table-cell table:formula="of:=MEDIAN([.$K36];[.$U36];[.$AE36];[.$AO36];[.$AY36];[.$BI36];[.$BS36];[.$CC36];[.$CM36];[.$CW36];[.$DG36])" office:value-type="float"/>
          <table:table-cell table:formula="of:=MAX([.$B36];[.$L36];[.$V36];[.$AF36];[.$AP36];[.$AZ36];[.$BJ36];[.$BT36];[.$CD36];[.$CN36];[.$CX36])" office:value-type="float"/>
          <table:table-cell table:formula="of:=MAX([.$C36];[.$M36];[.$W36];[.$AG36];[.$AQ36];[.$BA36];[.$BK36];[.$BU36];[.$CE36];[.$CO36];[.$CY36])" office:value-type="float"/>
          <table:table-cell table:formula="of:=MAX([.$D36];[.$N36];[.$X36];[.$AH36];[.$AR36];[.$BB36];[.$BL36];[.$BV36];[.$CF36];[.$CP36];[.$CZ36])" office:value-type="float"/>
          <table:table-cell table:formula="of:=MAX([.$E36];[.$O36];[.$Y36];[.$AI36];[.$AS36];[.$BC36];[.$BM36];[.$BW36];[.$CG36];[.$CQ36];[.$DA36])" office:value-type="float"/>
          <table:table-cell table:formula="of:=MAX([.$F36];[.$P36];[.$Z36];[.$AJ36];[.$AT36];[.$BD36];[.$BN36];[.$BX36];[.$CH36];[.$CR36];[.$DB36])" office:value-type="float"/>
          <table:table-cell table:formula="of:=MAX([.$G36];[.$Q36];[.$AA36];[.$AK36];[.$AU36];[.$BE36];[.$BO36];[.$BY36];[.$CI36];[.$CS36];[.$DC36])" office:value-type="float"/>
          <table:table-cell table:formula="of:=MAX([.$H36];[.$R36];[.$AB36];[.$AL36];[.$AV36];[.$BF36];[.$BP36];[.$BZ36];[.$CJ36];[.$CT36];[.$DD36])" office:value-type="float"/>
          <table:table-cell table:formula="of:=MAX([.$I36];[.$S36];[.$AC36];[.$AM36];[.$AW36];[.$BG36];[.$BQ36];[.$CA36];[.$CK36];[.$CU36];[.$DE36])" office:value-type="float"/>
          <table:table-cell table:formula="of:=MAX([.$J36];[.$T36];[.$AD36];[.$AN36];[.$AX36];[.$BH36];[.$BR36];[.$CB36];[.$CL36];[.$CV36];[.$DF36])" office:value-type="float"/>
          <table:table-cell table:formula="of:=MAX([.$K36];[.$U36];[.$AE36];[.$AO36];[.$AY36];[.$BI36];[.$BS36];[.$CC36];[.$CM36];[.$CW36];[.$DG36])" office:value-type="float"/>
        </table:table-row>
        <table:table-row table:style-name="ro1">
          <table:table-cell office:value-type="string">
            <text:p>aspComp2013/crossing/instances/0029-crossing_minimization-8-0.asp</text:p>
          </table:table-cell>
          <table:table-cell office:value-type="float" office:value="2.32827"/>
          <table:table-cell office:value-type="float" office:value="0.0"/>
          <table:table-cell office:value-type="float" office:value="8.93854748603"/>
          <table:table-cell office:value-type="float" office:value="0.135009310987"/>
          <table:table-cell office:value-type="float" office:value="0.0"/>
          <table:table-cell table:style-name="cellBest" office:value-type="float" office:value="19486.0"/>
          <table:table-cell table:style-name="cellBest" office:value-type="float" office:value="0.0"/>
          <table:table-cell table:style-name="cellBest" office:value-type="float" office:value="9892.0"/>
          <table:table-cell office:value-type="float" office:value="4.0"/>
          <table:table-cell table:style-name="cellBest" office:value-type="float" office:value="30.0"/>
          <table:table-cell office:value-type="float" office:value="3.14661"/>
          <table:table-cell office:value-type="float" office:value="0.0"/>
          <table:table-cell office:value-type="float" office:value="15.0837988827"/>
          <table:table-cell office:value-type="float" office:value="0.16852886406"/>
          <table:table-cell office:value-type="float" office:value="0.0"/>
          <table:table-cell office:value-type="float" office:value="23959.0"/>
          <table:table-cell table:style-name="cellBest" office:value-type="float" office:value="0.0"/>
          <table:table-cell office:value-type="float" office:value="13185.0"/>
          <table:table-cell office:value-type="float" office:value="4.0"/>
          <table:table-cell office:value-type="float" office:value="33.0"/>
          <table:table-cell table:style-name="cellBest" office:value-type="float" office:value="2.22334"/>
          <table:table-cell office:value-type="float" office:value="0.0"/>
          <table:table-cell office:value-type="float" office:value="8.93854748603"/>
          <table:table-cell office:value-type="float" office:value="0.135009310987"/>
          <table:table-cell office:value-type="float" office:value="0.0"/>
          <table:table-cell table:style-name="cellBest" office:value-type="float" office:value="19486.0"/>
          <table:table-cell table:style-name="cellBest" office:value-type="float" office:value="0.0"/>
          <table:table-cell table:style-name="cellBest" office:value-type="float" office:value="9892.0"/>
          <table:table-cell office:value-type="float" office:value="4.0"/>
          <table:table-cell table:style-name="cellBest" office:value-type="float" office:value="30.0"/>
          <table:table-cell office:value-type="float" office:value="3.66622"/>
          <table:table-cell office:value-type="float" office:value="0.0"/>
          <table:table-cell office:value-type="float" office:value="8.93854748603"/>
          <table:table-cell office:value-type="float" office:value="0.192737430168"/>
          <table:table-cell office:value-type="float" office:value="0.0"/>
          <table:table-cell office:value-type="float" office:value="31508.0"/>
          <table:table-cell office:value-type="float" office:value="9294.0"/>
          <table:table-cell office:value-type="float" office:value="14105.0"/>
          <table:table-cell office:value-type="float" office:value="4.0"/>
          <table:table-cell office:value-type="float" office:value="35.0"/>
          <table:table-cell office:value-type="float" office:value="61.3104"/>
          <table:table-cell office:value-type="float" office:value="0.0"/>
          <table:table-cell office:value-type="float" office:value="11.1731843575"/>
          <table:table-cell office:value-type="float" office:value="0.174115456238"/>
          <table:table-cell office:value-type="float" office:value="0.0"/>
          <table:table-cell office:value-type="float" office:value="944901.0"/>
          <table:table-cell office:value-type="float" office:value="909651.0"/>
          <table:table-cell office:value-type="float" office:value="184960.0"/>
          <table:table-cell office:value-type="float" office:value="4.0"/>
          <table:table-cell office:value-type="float" office:value="84.0"/>
          <table:table-cell office:value-type="float" office:value="4.34868"/>
          <table:table-cell office:value-type="float" office:value="0.0"/>
          <table:table-cell table:style-name="cellWorst" office:value-type="float" office:value="15.6424581006"/>
          <table:table-cell office:value-type="float" office:value="0.202048417132"/>
          <table:table-cell office:value-type="float" office:value="0.0"/>
          <table:table-cell office:value-type="float" office:value="30523.0"/>
          <table:table-cell office:value-type="float" office:value="2147.0"/>
          <table:table-cell office:value-type="float" office:value="12330.0"/>
          <table:table-cell office:value-type="float" office:value="4.0"/>
          <table:table-cell office:value-type="float" office:value="67.0"/>
          <table:table-cell office:value-type="float" office:value="4.89551"/>
          <table:table-cell office:value-type="float" office:value="0.0"/>
          <table:table-cell table:style-name="cellWorst" office:value-type="float" office:value="15.6424581006"/>
          <table:table-cell office:value-type="float" office:value="0.202048417132"/>
          <table:table-cell office:value-type="float" office:value="0.0"/>
          <table:table-cell office:value-type="float" office:value="30523.0"/>
          <table:table-cell office:value-type="float" office:value="2147.0"/>
          <table:table-cell office:value-type="float" office:value="12330.0"/>
          <table:table-cell office:value-type="float" office:value="4.0"/>
          <table:table-cell office:value-type="float" office:value="67.0"/>
          <table:table-cell office:value-type="float" office:value="3.37222"/>
          <table:table-cell office:value-type="float" office:value="0.0"/>
          <table:table-cell office:value-type="float" office:value="5.58659217877"/>
          <table:table-cell office:value-type="float" office:value="0.148044692737"/>
          <table:table-cell office:value-type="float" office:value="0.0"/>
          <table:table-cell office:value-type="float" office:value="26255.0"/>
          <table:table-cell office:value-type="float" office:value="105.0"/>
          <table:table-cell office:value-type="float" office:value="11687.0"/>
          <table:table-cell office:value-type="float" office:value="4.0"/>
          <table:table-cell office:value-type="float" office:value="44.0"/>
          <table:table-cell office:value-type="float" office:value="4.99491"/>
          <table:table-cell office:value-type="float" office:value="0.0"/>
          <table:table-cell table:style-name="cellBest" office:value-type="float" office:value="1.11731843575"/>
          <table:table-cell office:value-type="float" office:value="0.121973929236"/>
          <table:table-cell office:value-type="float" office:value="0.0"/>
          <table:table-cell office:value-type="float" office:value="28973.0"/>
          <table:table-cell office:value-type="float" office:value="88.0"/>
          <table:table-cell office:value-type="float" office:value="12421.0"/>
          <table:table-cell office:value-type="float" office:value="4.0"/>
          <table:table-cell office:value-type="float" office:value="45.0"/>
          <table:table-cell office:value-type="float" office:value="116.227"/>
          <table:table-cell office:value-type="float" office:value="0.0"/>
          <table:table-cell table:style-name="cellWorst" office:value-type="float" office:value="15.6424581006"/>
          <table:table-cell office:value-type="float" office:value="0.203910614525"/>
          <table:table-cell office:value-type="float" office:value="0.0"/>
          <table:table-cell office:value-type="float" office:value="1216540.0"/>
          <table:table-cell office:value-type="float" office:value="1176328.0"/>
          <table:table-cell office:value-type="float" office:value="265598.0"/>
          <table:table-cell office:value-type="float" office:value="4.0"/>
          <table:table-cell table:style-name="cellWorst" office:value-type="float" office:value="103.0"/>
          <table:table-cell table:style-name="cellWorst" office:value-type="float" office:value="131.617"/>
          <table:table-cell office:value-type="float" office:value="0.0"/>
          <table:table-cell office:value-type="float" office:value="15.0837988827"/>
          <table:table-cell office:value-type="float" office:value="0.193668528864"/>
          <table:table-cell office:value-type="float" office:value="0.0"/>
          <table:table-cell table:style-name="cellWorst" office:value-type="float" office:value="2174192.0"/>
          <table:table-cell table:style-name="cellWorst" office:value-type="float" office:value="2128969.0"/>
          <table:table-cell table:style-name="cellWorst" office:value-type="float" office:value="480450.0"/>
          <table:table-cell office:value-type="float" office:value="4.0"/>
          <table:table-cell office:value-type="float" office:value="73.0"/>
          <table:table-cell table:formula="of:=MIN([.$B37];[.$L37];[.$V37];[.$AF37];[.$AP37];[.$AZ37];[.$BJ37];[.$BT37];[.$CD37];[.$CN37];[.$CX37])" office:value-type="float"/>
          <table:table-cell table:formula="of:=MIN([.$C37];[.$M37];[.$W37];[.$AG37];[.$AQ37];[.$BA37];[.$BK37];[.$BU37];[.$CE37];[.$CO37];[.$CY37])" office:value-type="float"/>
          <table:table-cell table:formula="of:=MIN([.$D37];[.$N37];[.$X37];[.$AH37];[.$AR37];[.$BB37];[.$BL37];[.$BV37];[.$CF37];[.$CP37];[.$CZ37])" office:value-type="float"/>
          <table:table-cell table:formula="of:=MIN([.$E37];[.$O37];[.$Y37];[.$AI37];[.$AS37];[.$BC37];[.$BM37];[.$BW37];[.$CG37];[.$CQ37];[.$DA37])" office:value-type="float"/>
          <table:table-cell table:formula="of:=MIN([.$F37];[.$P37];[.$Z37];[.$AJ37];[.$AT37];[.$BD37];[.$BN37];[.$BX37];[.$CH37];[.$CR37];[.$DB37])" office:value-type="float"/>
          <table:table-cell table:formula="of:=MIN([.$G37];[.$Q37];[.$AA37];[.$AK37];[.$AU37];[.$BE37];[.$BO37];[.$BY37];[.$CI37];[.$CS37];[.$DC37])" office:value-type="float"/>
          <table:table-cell table:formula="of:=MIN([.$H37];[.$R37];[.$AB37];[.$AL37];[.$AV37];[.$BF37];[.$BP37];[.$BZ37];[.$CJ37];[.$CT37];[.$DD37])" office:value-type="float"/>
          <table:table-cell table:formula="of:=MIN([.$I37];[.$S37];[.$AC37];[.$AM37];[.$AW37];[.$BG37];[.$BQ37];[.$CA37];[.$CK37];[.$CU37];[.$DE37])" office:value-type="float"/>
          <table:table-cell table:formula="of:=MIN([.$J37];[.$T37];[.$AD37];[.$AN37];[.$AX37];[.$BH37];[.$BR37];[.$CB37];[.$CL37];[.$CV37];[.$DF37])" office:value-type="float"/>
          <table:table-cell table:formula="of:=MIN([.$K37];[.$U37];[.$AE37];[.$AO37];[.$AY37];[.$BI37];[.$BS37];[.$CC37];[.$CM37];[.$CW37];[.$DG37])" office:value-type="float"/>
          <table:table-cell table:formula="of:=MEDIAN([.$B37];[.$L37];[.$V37];[.$AF37];[.$AP37];[.$AZ37];[.$BJ37];[.$BT37];[.$CD37];[.$CN37];[.$CX37])" office:value-type="float"/>
          <table:table-cell table:formula="of:=MEDIAN([.$C37];[.$M37];[.$W37];[.$AG37];[.$AQ37];[.$BA37];[.$BK37];[.$BU37];[.$CE37];[.$CO37];[.$CY37])" office:value-type="float"/>
          <table:table-cell table:formula="of:=MEDIAN([.$D37];[.$N37];[.$X37];[.$AH37];[.$AR37];[.$BB37];[.$BL37];[.$BV37];[.$CF37];[.$CP37];[.$CZ37])" office:value-type="float"/>
          <table:table-cell table:formula="of:=MEDIAN([.$E37];[.$O37];[.$Y37];[.$AI37];[.$AS37];[.$BC37];[.$BM37];[.$BW37];[.$CG37];[.$CQ37];[.$DA37])" office:value-type="float"/>
          <table:table-cell table:formula="of:=MEDIAN([.$F37];[.$P37];[.$Z37];[.$AJ37];[.$AT37];[.$BD37];[.$BN37];[.$BX37];[.$CH37];[.$CR37];[.$DB37])" office:value-type="float"/>
          <table:table-cell table:formula="of:=MEDIAN([.$G37];[.$Q37];[.$AA37];[.$AK37];[.$AU37];[.$BE37];[.$BO37];[.$BY37];[.$CI37];[.$CS37];[.$DC37])" office:value-type="float"/>
          <table:table-cell table:formula="of:=MEDIAN([.$H37];[.$R37];[.$AB37];[.$AL37];[.$AV37];[.$BF37];[.$BP37];[.$BZ37];[.$CJ37];[.$CT37];[.$DD37])" office:value-type="float"/>
          <table:table-cell table:formula="of:=MEDIAN([.$I37];[.$S37];[.$AC37];[.$AM37];[.$AW37];[.$BG37];[.$BQ37];[.$CA37];[.$CK37];[.$CU37];[.$DE37])" office:value-type="float"/>
          <table:table-cell table:formula="of:=MEDIAN([.$J37];[.$T37];[.$AD37];[.$AN37];[.$AX37];[.$BH37];[.$BR37];[.$CB37];[.$CL37];[.$CV37];[.$DF37])" office:value-type="float"/>
          <table:table-cell table:formula="of:=MEDIAN([.$K37];[.$U37];[.$AE37];[.$AO37];[.$AY37];[.$BI37];[.$BS37];[.$CC37];[.$CM37];[.$CW37];[.$DG37])" office:value-type="float"/>
          <table:table-cell table:formula="of:=MAX([.$B37];[.$L37];[.$V37];[.$AF37];[.$AP37];[.$AZ37];[.$BJ37];[.$BT37];[.$CD37];[.$CN37];[.$CX37])" office:value-type="float"/>
          <table:table-cell table:formula="of:=MAX([.$C37];[.$M37];[.$W37];[.$AG37];[.$AQ37];[.$BA37];[.$BK37];[.$BU37];[.$CE37];[.$CO37];[.$CY37])" office:value-type="float"/>
          <table:table-cell table:formula="of:=MAX([.$D37];[.$N37];[.$X37];[.$AH37];[.$AR37];[.$BB37];[.$BL37];[.$BV37];[.$CF37];[.$CP37];[.$CZ37])" office:value-type="float"/>
          <table:table-cell table:formula="of:=MAX([.$E37];[.$O37];[.$Y37];[.$AI37];[.$AS37];[.$BC37];[.$BM37];[.$BW37];[.$CG37];[.$CQ37];[.$DA37])" office:value-type="float"/>
          <table:table-cell table:formula="of:=MAX([.$F37];[.$P37];[.$Z37];[.$AJ37];[.$AT37];[.$BD37];[.$BN37];[.$BX37];[.$CH37];[.$CR37];[.$DB37])" office:value-type="float"/>
          <table:table-cell table:formula="of:=MAX([.$G37];[.$Q37];[.$AA37];[.$AK37];[.$AU37];[.$BE37];[.$BO37];[.$BY37];[.$CI37];[.$CS37];[.$DC37])" office:value-type="float"/>
          <table:table-cell table:formula="of:=MAX([.$H37];[.$R37];[.$AB37];[.$AL37];[.$AV37];[.$BF37];[.$BP37];[.$BZ37];[.$CJ37];[.$CT37];[.$DD37])" office:value-type="float"/>
          <table:table-cell table:formula="of:=MAX([.$I37];[.$S37];[.$AC37];[.$AM37];[.$AW37];[.$BG37];[.$BQ37];[.$CA37];[.$CK37];[.$CU37];[.$DE37])" office:value-type="float"/>
          <table:table-cell table:formula="of:=MAX([.$J37];[.$T37];[.$AD37];[.$AN37];[.$AX37];[.$BH37];[.$BR37];[.$CB37];[.$CL37];[.$CV37];[.$DF37])" office:value-type="float"/>
          <table:table-cell table:formula="of:=MAX([.$K37];[.$U37];[.$AE37];[.$AO37];[.$AY37];[.$BI37];[.$BS37];[.$CC37];[.$CM37];[.$CW37];[.$DG37])" office:value-type="float"/>
        </table:table-row>
        <table:table-row table:style-name="ro1">
          <table:table-cell office:value-type="string">
            <text:p>aspComp2013/crossing/instances/0030-crossing_minimization-8-0.asp</text:p>
          </table:table-cell>
          <table:table-cell office:value-type="float" office:value="2.21482"/>
          <table:table-cell office:value-type="float" office:value="0.0"/>
          <table:table-cell office:value-type="float" office:value="9.09090909091"/>
          <table:table-cell office:value-type="float" office:value="0.127946127946"/>
          <table:table-cell office:value-type="float" office:value="0.0"/>
          <table:table-cell office:value-type="float" office:value="14388.0"/>
          <table:table-cell table:style-name="cellBest" office:value-type="float" office:value="0.0"/>
          <table:table-cell office:value-type="float" office:value="7807.0"/>
          <table:table-cell office:value-type="float" office:value="4.0"/>
          <table:table-cell office:value-type="float" office:value="32.0"/>
          <table:table-cell table:style-name="cellBest" office:value-type="float" office:value="1.94307"/>
          <table:table-cell office:value-type="float" office:value="0.0"/>
          <table:table-cell office:value-type="float" office:value="13.1313131313"/>
          <table:table-cell office:value-type="float" office:value="0.197811447811"/>
          <table:table-cell office:value-type="float" office:value="0.0"/>
          <table:table-cell table:style-name="cellBest" office:value-type="float" office:value="13010.0"/>
          <table:table-cell table:style-name="cellBest" office:value-type="float" office:value="0.0"/>
          <table:table-cell table:style-name="cellBest" office:value-type="float" office:value="7654.0"/>
          <table:table-cell office:value-type="float" office:value="4.0"/>
          <table:table-cell table:style-name="cellBest" office:value-type="float" office:value="27.0"/>
          <table:table-cell office:value-type="float" office:value="2.10859"/>
          <table:table-cell office:value-type="float" office:value="0.0"/>
          <table:table-cell office:value-type="float" office:value="9.09090909091"/>
          <table:table-cell office:value-type="float" office:value="0.127946127946"/>
          <table:table-cell office:value-type="float" office:value="0.0"/>
          <table:table-cell office:value-type="float" office:value="14388.0"/>
          <table:table-cell table:style-name="cellBest" office:value-type="float" office:value="0.0"/>
          <table:table-cell office:value-type="float" office:value="7807.0"/>
          <table:table-cell office:value-type="float" office:value="4.0"/>
          <table:table-cell office:value-type="float" office:value="32.0"/>
          <table:table-cell office:value-type="float" office:value="3.19038"/>
          <table:table-cell office:value-type="float" office:value="0.0"/>
          <table:table-cell office:value-type="float" office:value="8.08080808081"/>
          <table:table-cell office:value-type="float" office:value="0.170875420875"/>
          <table:table-cell office:value-type="float" office:value="0.0"/>
          <table:table-cell office:value-type="float" office:value="24836.0"/>
          <table:table-cell office:value-type="float" office:value="9647.0"/>
          <table:table-cell office:value-type="float" office:value="11504.0"/>
          <table:table-cell office:value-type="float" office:value="4.0"/>
          <table:table-cell office:value-type="float" office:value="36.0"/>
          <table:table-cell office:value-type="float" office:value="57.1504"/>
          <table:table-cell office:value-type="float" office:value="0.0"/>
          <table:table-cell table:style-name="cellWorst" office:value-type="float" office:value="15.1515151515"/>
          <table:table-cell office:value-type="float" office:value="0.190235690236"/>
          <table:table-cell office:value-type="float" office:value="0.0"/>
          <table:table-cell office:value-type="float" office:value="699429.0"/>
          <table:table-cell office:value-type="float" office:value="673785.0"/>
          <table:table-cell office:value-type="float" office:value="140265.0"/>
          <table:table-cell office:value-type="float" office:value="4.0"/>
          <table:table-cell office:value-type="float" office:value="119.0"/>
          <table:table-cell office:value-type="float" office:value="3.9509"/>
          <table:table-cell office:value-type="float" office:value="0.0"/>
          <table:table-cell office:value-type="float" office:value="8.58585858586"/>
          <table:table-cell office:value-type="float" office:value="0.217171717172"/>
          <table:table-cell office:value-type="float" office:value="0.0"/>
          <table:table-cell office:value-type="float" office:value="27080.0"/>
          <table:table-cell office:value-type="float" office:value="5738.0"/>
          <table:table-cell office:value-type="float" office:value="11579.0"/>
          <table:table-cell office:value-type="float" office:value="4.0"/>
          <table:table-cell office:value-type="float" office:value="56.0"/>
          <table:table-cell office:value-type="float" office:value="4.26184"/>
          <table:table-cell office:value-type="float" office:value="0.0"/>
          <table:table-cell office:value-type="float" office:value="8.58585858586"/>
          <table:table-cell office:value-type="float" office:value="0.217171717172"/>
          <table:table-cell office:value-type="float" office:value="0.0"/>
          <table:table-cell office:value-type="float" office:value="27080.0"/>
          <table:table-cell office:value-type="float" office:value="5738.0"/>
          <table:table-cell office:value-type="float" office:value="11579.0"/>
          <table:table-cell office:value-type="float" office:value="4.0"/>
          <table:table-cell office:value-type="float" office:value="56.0"/>
          <table:table-cell office:value-type="float" office:value="3.15622"/>
          <table:table-cell office:value-type="float" office:value="0.0"/>
          <table:table-cell table:style-name="cellBest" office:value-type="float" office:value="1.0101010101"/>
          <table:table-cell office:value-type="float" office:value="0.127946127946"/>
          <table:table-cell office:value-type="float" office:value="0.0"/>
          <table:table-cell office:value-type="float" office:value="22598.0"/>
          <table:table-cell office:value-type="float" office:value="105.0"/>
          <table:table-cell office:value-type="float" office:value="9985.0"/>
          <table:table-cell office:value-type="float" office:value="4.0"/>
          <table:table-cell office:value-type="float" office:value="42.0"/>
          <table:table-cell office:value-type="float" office:value="5.60429"/>
          <table:table-cell office:value-type="float" office:value="0.0"/>
          <table:table-cell office:value-type="float" office:value="6.56565656566"/>
          <table:table-cell office:value-type="float" office:value="0.131313131313"/>
          <table:table-cell office:value-type="float" office:value="0.0"/>
          <table:table-cell office:value-type="float" office:value="21620.0"/>
          <table:table-cell office:value-type="float" office:value="189.0"/>
          <table:table-cell office:value-type="float" office:value="9122.0"/>
          <table:table-cell office:value-type="float" office:value="4.0"/>
          <table:table-cell office:value-type="float" office:value="54.0"/>
          <table:table-cell table:style-name="cellWorst" office:value-type="float" office:value="81.868"/>
          <table:table-cell office:value-type="float" office:value="0.0"/>
          <table:table-cell office:value-type="float" office:value="14.1414141414"/>
          <table:table-cell office:value-type="float" office:value="0.185185185185"/>
          <table:table-cell office:value-type="float" office:value="0.0"/>
          <table:table-cell table:style-name="cellWorst" office:value-type="float" office:value="1373850.0"/>
          <table:table-cell table:style-name="cellWorst" office:value-type="float" office:value="1341522.0"/>
          <table:table-cell table:style-name="cellWorst" office:value-type="float" office:value="219970.0"/>
          <table:table-cell office:value-type="float" office:value="4.0"/>
          <table:table-cell table:style-name="cellWorst" office:value-type="float" office:value="140.0"/>
          <table:table-cell office:value-type="float" office:value="57.8427"/>
          <table:table-cell office:value-type="float" office:value="0.0"/>
          <table:table-cell office:value-type="float" office:value="14.1414141414"/>
          <table:table-cell office:value-type="float" office:value="0.174242424242"/>
          <table:table-cell office:value-type="float" office:value="0.0"/>
          <table:table-cell office:value-type="float" office:value="882250.0"/>
          <table:table-cell office:value-type="float" office:value="852654.0"/>
          <table:table-cell office:value-type="float" office:value="156008.0"/>
          <table:table-cell office:value-type="float" office:value="4.0"/>
          <table:table-cell office:value-type="float" office:value="139.0"/>
          <table:table-cell table:formula="of:=MIN([.$B38];[.$L38];[.$V38];[.$AF38];[.$AP38];[.$AZ38];[.$BJ38];[.$BT38];[.$CD38];[.$CN38];[.$CX38])" office:value-type="float"/>
          <table:table-cell table:formula="of:=MIN([.$C38];[.$M38];[.$W38];[.$AG38];[.$AQ38];[.$BA38];[.$BK38];[.$BU38];[.$CE38];[.$CO38];[.$CY38])" office:value-type="float"/>
          <table:table-cell table:formula="of:=MIN([.$D38];[.$N38];[.$X38];[.$AH38];[.$AR38];[.$BB38];[.$BL38];[.$BV38];[.$CF38];[.$CP38];[.$CZ38])" office:value-type="float"/>
          <table:table-cell table:formula="of:=MIN([.$E38];[.$O38];[.$Y38];[.$AI38];[.$AS38];[.$BC38];[.$BM38];[.$BW38];[.$CG38];[.$CQ38];[.$DA38])" office:value-type="float"/>
          <table:table-cell table:formula="of:=MIN([.$F38];[.$P38];[.$Z38];[.$AJ38];[.$AT38];[.$BD38];[.$BN38];[.$BX38];[.$CH38];[.$CR38];[.$DB38])" office:value-type="float"/>
          <table:table-cell table:formula="of:=MIN([.$G38];[.$Q38];[.$AA38];[.$AK38];[.$AU38];[.$BE38];[.$BO38];[.$BY38];[.$CI38];[.$CS38];[.$DC38])" office:value-type="float"/>
          <table:table-cell table:formula="of:=MIN([.$H38];[.$R38];[.$AB38];[.$AL38];[.$AV38];[.$BF38];[.$BP38];[.$BZ38];[.$CJ38];[.$CT38];[.$DD38])" office:value-type="float"/>
          <table:table-cell table:formula="of:=MIN([.$I38];[.$S38];[.$AC38];[.$AM38];[.$AW38];[.$BG38];[.$BQ38];[.$CA38];[.$CK38];[.$CU38];[.$DE38])" office:value-type="float"/>
          <table:table-cell table:formula="of:=MIN([.$J38];[.$T38];[.$AD38];[.$AN38];[.$AX38];[.$BH38];[.$BR38];[.$CB38];[.$CL38];[.$CV38];[.$DF38])" office:value-type="float"/>
          <table:table-cell table:formula="of:=MIN([.$K38];[.$U38];[.$AE38];[.$AO38];[.$AY38];[.$BI38];[.$BS38];[.$CC38];[.$CM38];[.$CW38];[.$DG38])" office:value-type="float"/>
          <table:table-cell table:formula="of:=MEDIAN([.$B38];[.$L38];[.$V38];[.$AF38];[.$AP38];[.$AZ38];[.$BJ38];[.$BT38];[.$CD38];[.$CN38];[.$CX38])" office:value-type="float"/>
          <table:table-cell table:formula="of:=MEDIAN([.$C38];[.$M38];[.$W38];[.$AG38];[.$AQ38];[.$BA38];[.$BK38];[.$BU38];[.$CE38];[.$CO38];[.$CY38])" office:value-type="float"/>
          <table:table-cell table:formula="of:=MEDIAN([.$D38];[.$N38];[.$X38];[.$AH38];[.$AR38];[.$BB38];[.$BL38];[.$BV38];[.$CF38];[.$CP38];[.$CZ38])" office:value-type="float"/>
          <table:table-cell table:formula="of:=MEDIAN([.$E38];[.$O38];[.$Y38];[.$AI38];[.$AS38];[.$BC38];[.$BM38];[.$BW38];[.$CG38];[.$CQ38];[.$DA38])" office:value-type="float"/>
          <table:table-cell table:formula="of:=MEDIAN([.$F38];[.$P38];[.$Z38];[.$AJ38];[.$AT38];[.$BD38];[.$BN38];[.$BX38];[.$CH38];[.$CR38];[.$DB38])" office:value-type="float"/>
          <table:table-cell table:formula="of:=MEDIAN([.$G38];[.$Q38];[.$AA38];[.$AK38];[.$AU38];[.$BE38];[.$BO38];[.$BY38];[.$CI38];[.$CS38];[.$DC38])" office:value-type="float"/>
          <table:table-cell table:formula="of:=MEDIAN([.$H38];[.$R38];[.$AB38];[.$AL38];[.$AV38];[.$BF38];[.$BP38];[.$BZ38];[.$CJ38];[.$CT38];[.$DD38])" office:value-type="float"/>
          <table:table-cell table:formula="of:=MEDIAN([.$I38];[.$S38];[.$AC38];[.$AM38];[.$AW38];[.$BG38];[.$BQ38];[.$CA38];[.$CK38];[.$CU38];[.$DE38])" office:value-type="float"/>
          <table:table-cell table:formula="of:=MEDIAN([.$J38];[.$T38];[.$AD38];[.$AN38];[.$AX38];[.$BH38];[.$BR38];[.$CB38];[.$CL38];[.$CV38];[.$DF38])" office:value-type="float"/>
          <table:table-cell table:formula="of:=MEDIAN([.$K38];[.$U38];[.$AE38];[.$AO38];[.$AY38];[.$BI38];[.$BS38];[.$CC38];[.$CM38];[.$CW38];[.$DG38])" office:value-type="float"/>
          <table:table-cell table:formula="of:=MAX([.$B38];[.$L38];[.$V38];[.$AF38];[.$AP38];[.$AZ38];[.$BJ38];[.$BT38];[.$CD38];[.$CN38];[.$CX38])" office:value-type="float"/>
          <table:table-cell table:formula="of:=MAX([.$C38];[.$M38];[.$W38];[.$AG38];[.$AQ38];[.$BA38];[.$BK38];[.$BU38];[.$CE38];[.$CO38];[.$CY38])" office:value-type="float"/>
          <table:table-cell table:formula="of:=MAX([.$D38];[.$N38];[.$X38];[.$AH38];[.$AR38];[.$BB38];[.$BL38];[.$BV38];[.$CF38];[.$CP38];[.$CZ38])" office:value-type="float"/>
          <table:table-cell table:formula="of:=MAX([.$E38];[.$O38];[.$Y38];[.$AI38];[.$AS38];[.$BC38];[.$BM38];[.$BW38];[.$CG38];[.$CQ38];[.$DA38])" office:value-type="float"/>
          <table:table-cell table:formula="of:=MAX([.$F38];[.$P38];[.$Z38];[.$AJ38];[.$AT38];[.$BD38];[.$BN38];[.$BX38];[.$CH38];[.$CR38];[.$DB38])" office:value-type="float"/>
          <table:table-cell table:formula="of:=MAX([.$G38];[.$Q38];[.$AA38];[.$AK38];[.$AU38];[.$BE38];[.$BO38];[.$BY38];[.$CI38];[.$CS38];[.$DC38])" office:value-type="float"/>
          <table:table-cell table:formula="of:=MAX([.$H38];[.$R38];[.$AB38];[.$AL38];[.$AV38];[.$BF38];[.$BP38];[.$BZ38];[.$CJ38];[.$CT38];[.$DD38])" office:value-type="float"/>
          <table:table-cell table:formula="of:=MAX([.$I38];[.$S38];[.$AC38];[.$AM38];[.$AW38];[.$BG38];[.$BQ38];[.$CA38];[.$CK38];[.$CU38];[.$DE38])" office:value-type="float"/>
          <table:table-cell table:formula="of:=MAX([.$J38];[.$T38];[.$AD38];[.$AN38];[.$AX38];[.$BH38];[.$BR38];[.$CB38];[.$CL38];[.$CV38];[.$DF38])" office:value-type="float"/>
          <table:table-cell table:formula="of:=MAX([.$K38];[.$U38];[.$AE38];[.$AO38];[.$AY38];[.$BI38];[.$BS38];[.$CC38];[.$CM38];[.$CW38];[.$DG38])" office:value-type="float"/>
        </table:table-row>
        <table:table-row table:style-name="ro1">
          <table:table-cell office:value-type="string">
            <text:p>aspComp2013/crossing/instances/0039-crossing_minimization-9-0.asp</text:p>
          </table:table-cell>
          <table:table-cell office:value-type="float" office:value="6.5368"/>
          <table:table-cell office:value-type="float" office:value="0.0"/>
          <table:table-cell office:value-type="float" office:value="11.8243243243"/>
          <table:table-cell office:value-type="float" office:value="0.171171171171"/>
          <table:table-cell office:value-type="float" office:value="0.0"/>
          <table:table-cell office:value-type="float" office:value="88252.0"/>
          <table:table-cell table:style-name="cellBest" office:value-type="float" office:value="0.0"/>
          <table:table-cell office:value-type="float" office:value="33341.0"/>
          <table:table-cell office:value-type="float" office:value="4.0"/>
          <table:table-cell table:style-name="cellBest" office:value-type="float" office:value="37.0"/>
          <table:table-cell table:style-name="cellBest" office:value-type="float" office:value="5.23139"/>
          <table:table-cell office:value-type="float" office:value="0.0"/>
          <table:table-cell office:value-type="float" office:value="11.8243243243"/>
          <table:table-cell office:value-type="float" office:value="0.148648648649"/>
          <table:table-cell office:value-type="float" office:value="0.0"/>
          <table:table-cell table:style-name="cellBest" office:value-type="float" office:value="46603.0"/>
          <table:table-cell table:style-name="cellBest" office:value-type="float" office:value="0.0"/>
          <table:table-cell office:value-type="float" office:value="24851.0"/>
          <table:table-cell office:value-type="float" office:value="4.0"/>
          <table:table-cell office:value-type="float" office:value="40.0"/>
          <table:table-cell office:value-type="float" office:value="6.16897"/>
          <table:table-cell office:value-type="float" office:value="0.0"/>
          <table:table-cell office:value-type="float" office:value="8.10810810811"/>
          <table:table-cell office:value-type="float" office:value="0.116554054054"/>
          <table:table-cell office:value-type="float" office:value="0.0"/>
          <table:table-cell office:value-type="float" office:value="57815.0"/>
          <table:table-cell table:style-name="cellBest" office:value-type="float" office:value="0.0"/>
          <table:table-cell office:value-type="float" office:value="30868.0"/>
          <table:table-cell office:value-type="float" office:value="4.0"/>
          <table:table-cell office:value-type="float" office:value="41.0"/>
          <table:table-cell office:value-type="float" office:value="21.4742"/>
          <table:table-cell office:value-type="float" office:value="0.0"/>
          <table:table-cell table:style-name="cellWorst" office:value-type="float" office:value="16.8918918919"/>
          <table:table-cell office:value-type="float" office:value="0.209459459459"/>
          <table:table-cell office:value-type="float" office:value="0.0"/>
          <table:table-cell office:value-type="float" office:value="213181.0"/>
          <table:table-cell office:value-type="float" office:value="144614.0"/>
          <table:table-cell office:value-type="float" office:value="77366.0"/>
          <table:table-cell office:value-type="float" office:value="4.0"/>
          <table:table-cell office:value-type="float" office:value="47.0"/>
          <table:table-cell office:value-type="float" office:value="280.894"/>
          <table:table-cell office:value-type="float" office:value="0.0"/>
          <table:table-cell office:value-type="float" office:value="9.12162162162"/>
          <table:table-cell office:value-type="float" office:value="0.171734234234"/>
          <table:table-cell office:value-type="float" office:value="0.0"/>
          <table:table-cell office:value-type="float" office:value="3836868.0"/>
          <table:table-cell office:value-type="float" office:value="3738761.0"/>
          <table:table-cell office:value-type="float" office:value="631113.0"/>
          <table:table-cell office:value-type="float" office:value="4.0"/>
          <table:table-cell office:value-type="float" office:value="131.0"/>
          <table:table-cell office:value-type="float" office:value="11.974"/>
          <table:table-cell office:value-type="float" office:value="0.0"/>
          <table:table-cell table:style-name="cellBest" office:value-type="float" office:value="3.04054054054"/>
          <table:table-cell office:value-type="float" office:value="0.20045045045"/>
          <table:table-cell office:value-type="float" office:value="0.0"/>
          <table:table-cell office:value-type="float" office:value="99451.0"/>
          <table:table-cell office:value-type="float" office:value="37948.0"/>
          <table:table-cell office:value-type="float" office:value="39037.0"/>
          <table:table-cell office:value-type="float" office:value="4.0"/>
          <table:table-cell office:value-type="float" office:value="54.0"/>
          <table:table-cell office:value-type="float" office:value="11.7119"/>
          <table:table-cell office:value-type="float" office:value="0.0"/>
          <table:table-cell table:style-name="cellBest" office:value-type="float" office:value="3.04054054054"/>
          <table:table-cell office:value-type="float" office:value="0.20045045045"/>
          <table:table-cell office:value-type="float" office:value="0.0"/>
          <table:table-cell office:value-type="float" office:value="99451.0"/>
          <table:table-cell office:value-type="float" office:value="37948.0"/>
          <table:table-cell office:value-type="float" office:value="39037.0"/>
          <table:table-cell office:value-type="float" office:value="4.0"/>
          <table:table-cell office:value-type="float" office:value="54.0"/>
          <table:table-cell office:value-type="float" office:value="6.92271"/>
          <table:table-cell office:value-type="float" office:value="0.0"/>
          <table:table-cell office:value-type="float" office:value="6.41891891892"/>
          <table:table-cell office:value-type="float" office:value="0.130630630631"/>
          <table:table-cell office:value-type="float" office:value="0.0"/>
          <table:table-cell office:value-type="float" office:value="67543.0"/>
          <table:table-cell office:value-type="float" office:value="312.0"/>
          <table:table-cell table:style-name="cellBest" office:value-type="float" office:value="24226.0"/>
          <table:table-cell office:value-type="float" office:value="4.0"/>
          <table:table-cell office:value-type="float" office:value="58.0"/>
          <table:table-cell office:value-type="float" office:value="11.4651"/>
          <table:table-cell office:value-type="float" office:value="0.0"/>
          <table:table-cell office:value-type="float" office:value="6.41891891892"/>
          <table:table-cell office:value-type="float" office:value="0.162725225225"/>
          <table:table-cell office:value-type="float" office:value="0.0"/>
          <table:table-cell office:value-type="float" office:value="75254.0"/>
          <table:table-cell office:value-type="float" office:value="563.0"/>
          <table:table-cell office:value-type="float" office:value="27767.0"/>
          <table:table-cell office:value-type="float" office:value="4.0"/>
          <table:table-cell office:value-type="float" office:value="55.0"/>
          <table:table-cell office:value-type="float" office:value="418.256"/>
          <table:table-cell office:value-type="float" office:value="0.0"/>
          <table:table-cell office:value-type="float" office:value="16.2162162162"/>
          <table:table-cell office:value-type="float" office:value="0.186936936937"/>
          <table:table-cell office:value-type="float" office:value="0.0"/>
          <table:table-cell table:style-name="cellWorst" office:value-type="float" office:value="5291329.0"/>
          <table:table-cell table:style-name="cellWorst" office:value-type="float" office:value="5189448.0"/>
          <table:table-cell table:style-name="cellWorst" office:value-type="float" office:value="1059689.0"/>
          <table:table-cell office:value-type="float" office:value="4.0"/>
          <table:table-cell office:value-type="float" office:value="107.0"/>
          <table:table-cell table:style-name="cellWorst" office:value-type="float" office:value="433.409"/>
          <table:table-cell office:value-type="float" office:value="0.0"/>
          <table:table-cell office:value-type="float" office:value="13.8513513514"/>
          <table:table-cell office:value-type="float" office:value="0.168355855856"/>
          <table:table-cell office:value-type="float" office:value="0.0"/>
          <table:table-cell office:value-type="float" office:value="4626277.0"/>
          <table:table-cell office:value-type="float" office:value="4525826.0"/>
          <table:table-cell office:value-type="float" office:value="923773.0"/>
          <table:table-cell office:value-type="float" office:value="4.0"/>
          <table:table-cell table:style-name="cellWorst" office:value-type="float" office:value="148.0"/>
          <table:table-cell table:formula="of:=MIN([.$B39];[.$L39];[.$V39];[.$AF39];[.$AP39];[.$AZ39];[.$BJ39];[.$BT39];[.$CD39];[.$CN39];[.$CX39])" office:value-type="float"/>
          <table:table-cell table:formula="of:=MIN([.$C39];[.$M39];[.$W39];[.$AG39];[.$AQ39];[.$BA39];[.$BK39];[.$BU39];[.$CE39];[.$CO39];[.$CY39])" office:value-type="float"/>
          <table:table-cell table:formula="of:=MIN([.$D39];[.$N39];[.$X39];[.$AH39];[.$AR39];[.$BB39];[.$BL39];[.$BV39];[.$CF39];[.$CP39];[.$CZ39])" office:value-type="float"/>
          <table:table-cell table:formula="of:=MIN([.$E39];[.$O39];[.$Y39];[.$AI39];[.$AS39];[.$BC39];[.$BM39];[.$BW39];[.$CG39];[.$CQ39];[.$DA39])" office:value-type="float"/>
          <table:table-cell table:formula="of:=MIN([.$F39];[.$P39];[.$Z39];[.$AJ39];[.$AT39];[.$BD39];[.$BN39];[.$BX39];[.$CH39];[.$CR39];[.$DB39])" office:value-type="float"/>
          <table:table-cell table:formula="of:=MIN([.$G39];[.$Q39];[.$AA39];[.$AK39];[.$AU39];[.$BE39];[.$BO39];[.$BY39];[.$CI39];[.$CS39];[.$DC39])" office:value-type="float"/>
          <table:table-cell table:formula="of:=MIN([.$H39];[.$R39];[.$AB39];[.$AL39];[.$AV39];[.$BF39];[.$BP39];[.$BZ39];[.$CJ39];[.$CT39];[.$DD39])" office:value-type="float"/>
          <table:table-cell table:formula="of:=MIN([.$I39];[.$S39];[.$AC39];[.$AM39];[.$AW39];[.$BG39];[.$BQ39];[.$CA39];[.$CK39];[.$CU39];[.$DE39])" office:value-type="float"/>
          <table:table-cell table:formula="of:=MIN([.$J39];[.$T39];[.$AD39];[.$AN39];[.$AX39];[.$BH39];[.$BR39];[.$CB39];[.$CL39];[.$CV39];[.$DF39])" office:value-type="float"/>
          <table:table-cell table:formula="of:=MIN([.$K39];[.$U39];[.$AE39];[.$AO39];[.$AY39];[.$BI39];[.$BS39];[.$CC39];[.$CM39];[.$CW39];[.$DG39])" office:value-type="float"/>
          <table:table-cell table:formula="of:=MEDIAN([.$B39];[.$L39];[.$V39];[.$AF39];[.$AP39];[.$AZ39];[.$BJ39];[.$BT39];[.$CD39];[.$CN39];[.$CX39])" office:value-type="float"/>
          <table:table-cell table:formula="of:=MEDIAN([.$C39];[.$M39];[.$W39];[.$AG39];[.$AQ39];[.$BA39];[.$BK39];[.$BU39];[.$CE39];[.$CO39];[.$CY39])" office:value-type="float"/>
          <table:table-cell table:formula="of:=MEDIAN([.$D39];[.$N39];[.$X39];[.$AH39];[.$AR39];[.$BB39];[.$BL39];[.$BV39];[.$CF39];[.$CP39];[.$CZ39])" office:value-type="float"/>
          <table:table-cell table:formula="of:=MEDIAN([.$E39];[.$O39];[.$Y39];[.$AI39];[.$AS39];[.$BC39];[.$BM39];[.$BW39];[.$CG39];[.$CQ39];[.$DA39])" office:value-type="float"/>
          <table:table-cell table:formula="of:=MEDIAN([.$F39];[.$P39];[.$Z39];[.$AJ39];[.$AT39];[.$BD39];[.$BN39];[.$BX39];[.$CH39];[.$CR39];[.$DB39])" office:value-type="float"/>
          <table:table-cell table:formula="of:=MEDIAN([.$G39];[.$Q39];[.$AA39];[.$AK39];[.$AU39];[.$BE39];[.$BO39];[.$BY39];[.$CI39];[.$CS39];[.$DC39])" office:value-type="float"/>
          <table:table-cell table:formula="of:=MEDIAN([.$H39];[.$R39];[.$AB39];[.$AL39];[.$AV39];[.$BF39];[.$BP39];[.$BZ39];[.$CJ39];[.$CT39];[.$DD39])" office:value-type="float"/>
          <table:table-cell table:formula="of:=MEDIAN([.$I39];[.$S39];[.$AC39];[.$AM39];[.$AW39];[.$BG39];[.$BQ39];[.$CA39];[.$CK39];[.$CU39];[.$DE39])" office:value-type="float"/>
          <table:table-cell table:formula="of:=MEDIAN([.$J39];[.$T39];[.$AD39];[.$AN39];[.$AX39];[.$BH39];[.$BR39];[.$CB39];[.$CL39];[.$CV39];[.$DF39])" office:value-type="float"/>
          <table:table-cell table:formula="of:=MEDIAN([.$K39];[.$U39];[.$AE39];[.$AO39];[.$AY39];[.$BI39];[.$BS39];[.$CC39];[.$CM39];[.$CW39];[.$DG39])" office:value-type="float"/>
          <table:table-cell table:formula="of:=MAX([.$B39];[.$L39];[.$V39];[.$AF39];[.$AP39];[.$AZ39];[.$BJ39];[.$BT39];[.$CD39];[.$CN39];[.$CX39])" office:value-type="float"/>
          <table:table-cell table:formula="of:=MAX([.$C39];[.$M39];[.$W39];[.$AG39];[.$AQ39];[.$BA39];[.$BK39];[.$BU39];[.$CE39];[.$CO39];[.$CY39])" office:value-type="float"/>
          <table:table-cell table:formula="of:=MAX([.$D39];[.$N39];[.$X39];[.$AH39];[.$AR39];[.$BB39];[.$BL39];[.$BV39];[.$CF39];[.$CP39];[.$CZ39])" office:value-type="float"/>
          <table:table-cell table:formula="of:=MAX([.$E39];[.$O39];[.$Y39];[.$AI39];[.$AS39];[.$BC39];[.$BM39];[.$BW39];[.$CG39];[.$CQ39];[.$DA39])" office:value-type="float"/>
          <table:table-cell table:formula="of:=MAX([.$F39];[.$P39];[.$Z39];[.$AJ39];[.$AT39];[.$BD39];[.$BN39];[.$BX39];[.$CH39];[.$CR39];[.$DB39])" office:value-type="float"/>
          <table:table-cell table:formula="of:=MAX([.$G39];[.$Q39];[.$AA39];[.$AK39];[.$AU39];[.$BE39];[.$BO39];[.$BY39];[.$CI39];[.$CS39];[.$DC39])" office:value-type="float"/>
          <table:table-cell table:formula="of:=MAX([.$H39];[.$R39];[.$AB39];[.$AL39];[.$AV39];[.$BF39];[.$BP39];[.$BZ39];[.$CJ39];[.$CT39];[.$DD39])" office:value-type="float"/>
          <table:table-cell table:formula="of:=MAX([.$I39];[.$S39];[.$AC39];[.$AM39];[.$AW39];[.$BG39];[.$BQ39];[.$CA39];[.$CK39];[.$CU39];[.$DE39])" office:value-type="float"/>
          <table:table-cell table:formula="of:=MAX([.$J39];[.$T39];[.$AD39];[.$AN39];[.$AX39];[.$BH39];[.$BR39];[.$CB39];[.$CL39];[.$CV39];[.$DF39])" office:value-type="float"/>
          <table:table-cell table:formula="of:=MAX([.$K39];[.$U39];[.$AE39];[.$AO39];[.$AY39];[.$BI39];[.$BS39];[.$CC39];[.$CM39];[.$CW39];[.$DG39])" office:value-type="float"/>
        </table:table-row>
        <table:table-row table:style-name="ro1">
          <table:table-cell office:value-type="string">
            <text:p>aspComp2013/crossing/instances/0051-crossing_minimization-8-0.asp</text:p>
          </table:table-cell>
          <table:table-cell office:value-type="float" office:value="5.20135"/>
          <table:table-cell office:value-type="float" office:value="0.0"/>
          <table:table-cell office:value-type="float" office:value="4.36363636364"/>
          <table:table-cell office:value-type="float" office:value="0.141212121212"/>
          <table:table-cell office:value-type="float" office:value="0.0"/>
          <table:table-cell office:value-type="float" office:value="46745.0"/>
          <table:table-cell table:style-name="cellBest" office:value-type="float" office:value="0.0"/>
          <table:table-cell office:value-type="float" office:value="24684.0"/>
          <table:table-cell office:value-type="float" office:value="4.0"/>
          <table:table-cell office:value-type="float" office:value="34.0"/>
          <table:table-cell table:style-name="cellBest" office:value-type="float" office:value="4.46381"/>
          <table:table-cell office:value-type="float" office:value="0.0"/>
          <table:table-cell office:value-type="float" office:value="9.45454545455"/>
          <table:table-cell office:value-type="float" office:value="0.184848484848"/>
          <table:table-cell office:value-type="float" office:value="0.0"/>
          <table:table-cell office:value-type="float" office:value="37408.0"/>
          <table:table-cell table:style-name="cellBest" office:value-type="float" office:value="0.0"/>
          <table:table-cell office:value-type="float" office:value="21827.0"/>
          <table:table-cell office:value-type="float" office:value="4.0"/>
          <table:table-cell table:style-name="cellBest" office:value-type="float" office:value="30.0"/>
          <table:table-cell office:value-type="float" office:value="4.52574"/>
          <table:table-cell office:value-type="float" office:value="0.0"/>
          <table:table-cell office:value-type="float" office:value="14.1818181818"/>
          <table:table-cell office:value-type="float" office:value="0.166060606061"/>
          <table:table-cell office:value-type="float" office:value="0.0"/>
          <table:table-cell table:style-name="cellBest" office:value-type="float" office:value="35815.0"/>
          <table:table-cell table:style-name="cellBest" office:value-type="float" office:value="0.0"/>
          <table:table-cell table:style-name="cellBest" office:value-type="float" office:value="20640.0"/>
          <table:table-cell office:value-type="float" office:value="4.0"/>
          <table:table-cell office:value-type="float" office:value="37.0"/>
          <table:table-cell office:value-type="float" office:value="12.6164"/>
          <table:table-cell office:value-type="float" office:value="0.0"/>
          <table:table-cell office:value-type="float" office:value="7.63636363636"/>
          <table:table-cell office:value-type="float" office:value="0.179393939394"/>
          <table:table-cell office:value-type="float" office:value="0.0"/>
          <table:table-cell office:value-type="float" office:value="123706.0"/>
          <table:table-cell office:value-type="float" office:value="80341.0"/>
          <table:table-cell office:value-type="float" office:value="45805.0"/>
          <table:table-cell office:value-type="float" office:value="4.0"/>
          <table:table-cell office:value-type="float" office:value="37.0"/>
          <table:table-cell office:value-type="float" office:value="192.785"/>
          <table:table-cell office:value-type="float" office:value="0.0"/>
          <table:table-cell office:value-type="float" office:value="14.5454545455"/>
          <table:table-cell office:value-type="float" office:value="0.22303030303"/>
          <table:table-cell office:value-type="float" office:value="0.0"/>
          <table:table-cell office:value-type="float" office:value="2029601.0"/>
          <table:table-cell office:value-type="float" office:value="1973430.0"/>
          <table:table-cell office:value-type="float" office:value="446957.0"/>
          <table:table-cell office:value-type="float" office:value="4.0"/>
          <table:table-cell table:style-name="cellWorst" office:value-type="float" office:value="101.0"/>
          <table:table-cell office:value-type="float" office:value="10.0236"/>
          <table:table-cell office:value-type="float" office:value="0.0"/>
          <table:table-cell office:value-type="float" office:value="13.8181818182"/>
          <table:table-cell office:value-type="float" office:value="0.206060606061"/>
          <table:table-cell office:value-type="float" office:value="0.0"/>
          <table:table-cell office:value-type="float" office:value="104283.0"/>
          <table:table-cell office:value-type="float" office:value="59591.0"/>
          <table:table-cell office:value-type="float" office:value="38698.0"/>
          <table:table-cell office:value-type="float" office:value="4.0"/>
          <table:table-cell office:value-type="float" office:value="42.0"/>
          <table:table-cell office:value-type="float" office:value="11.3788"/>
          <table:table-cell office:value-type="float" office:value="0.0"/>
          <table:table-cell office:value-type="float" office:value="13.8181818182"/>
          <table:table-cell office:value-type="float" office:value="0.206060606061"/>
          <table:table-cell office:value-type="float" office:value="0.0"/>
          <table:table-cell office:value-type="float" office:value="104283.0"/>
          <table:table-cell office:value-type="float" office:value="59591.0"/>
          <table:table-cell office:value-type="float" office:value="38698.0"/>
          <table:table-cell office:value-type="float" office:value="4.0"/>
          <table:table-cell office:value-type="float" office:value="42.0"/>
          <table:table-cell office:value-type="float" office:value="6.94588"/>
          <table:table-cell office:value-type="float" office:value="0.0"/>
          <table:table-cell office:value-type="float" office:value="3.63636363636"/>
          <table:table-cell office:value-type="float" office:value="0.143636363636"/>
          <table:table-cell office:value-type="float" office:value="0.0"/>
          <table:table-cell office:value-type="float" office:value="55370.0"/>
          <table:table-cell office:value-type="float" office:value="633.0"/>
          <table:table-cell office:value-type="float" office:value="22420.0"/>
          <table:table-cell office:value-type="float" office:value="4.0"/>
          <table:table-cell office:value-type="float" office:value="55.0"/>
          <table:table-cell office:value-type="float" office:value="8.35046"/>
          <table:table-cell office:value-type="float" office:value="0.0"/>
          <table:table-cell table:style-name="cellBest" office:value-type="float" office:value="2.54545454545"/>
          <table:table-cell office:value-type="float" office:value="0.124848484848"/>
          <table:table-cell office:value-type="float" office:value="0.0"/>
          <table:table-cell office:value-type="float" office:value="58508.0"/>
          <table:table-cell office:value-type="float" office:value="363.0"/>
          <table:table-cell office:value-type="float" office:value="24899.0"/>
          <table:table-cell office:value-type="float" office:value="4.0"/>
          <table:table-cell office:value-type="float" office:value="40.0"/>
          <table:table-cell table:style-name="cellWorst" office:value-type="float" office:value="528.181"/>
          <table:table-cell office:value-type="float" office:value="0.0"/>
          <table:table-cell office:value-type="float" office:value="11.2727272727"/>
          <table:table-cell office:value-type="float" office:value="0.210909090909"/>
          <table:table-cell office:value-type="float" office:value="0.0"/>
          <table:table-cell table:style-name="cellWorst" office:value-type="float" office:value="12582448.0"/>
          <table:table-cell table:style-name="cellWorst" office:value-type="float" office:value="12504722.0"/>
          <table:table-cell table:style-name="cellWorst" office:value-type="float" office:value="1818495.0"/>
          <table:table-cell office:value-type="float" office:value="4.0"/>
          <table:table-cell table:style-name="cellWorst" office:value-type="float" office:value="101.0"/>
          <table:table-cell office:value-type="float" office:value="392.553"/>
          <table:table-cell office:value-type="float" office:value="0.0"/>
          <table:table-cell table:style-name="cellWorst" office:value-type="float" office:value="16.0"/>
          <table:table-cell office:value-type="float" office:value="0.200606060606"/>
          <table:table-cell office:value-type="float" office:value="0.0"/>
          <table:table-cell office:value-type="float" office:value="4298675.0"/>
          <table:table-cell office:value-type="float" office:value="4228693.0"/>
          <table:table-cell office:value-type="float" office:value="1030860.0"/>
          <table:table-cell office:value-type="float" office:value="4.0"/>
          <table:table-cell office:value-type="float" office:value="96.0"/>
          <table:table-cell table:formula="of:=MIN([.$B40];[.$L40];[.$V40];[.$AF40];[.$AP40];[.$AZ40];[.$BJ40];[.$BT40];[.$CD40];[.$CN40];[.$CX40])" office:value-type="float"/>
          <table:table-cell table:formula="of:=MIN([.$C40];[.$M40];[.$W40];[.$AG40];[.$AQ40];[.$BA40];[.$BK40];[.$BU40];[.$CE40];[.$CO40];[.$CY40])" office:value-type="float"/>
          <table:table-cell table:formula="of:=MIN([.$D40];[.$N40];[.$X40];[.$AH40];[.$AR40];[.$BB40];[.$BL40];[.$BV40];[.$CF40];[.$CP40];[.$CZ40])" office:value-type="float"/>
          <table:table-cell table:formula="of:=MIN([.$E40];[.$O40];[.$Y40];[.$AI40];[.$AS40];[.$BC40];[.$BM40];[.$BW40];[.$CG40];[.$CQ40];[.$DA40])" office:value-type="float"/>
          <table:table-cell table:formula="of:=MIN([.$F40];[.$P40];[.$Z40];[.$AJ40];[.$AT40];[.$BD40];[.$BN40];[.$BX40];[.$CH40];[.$CR40];[.$DB40])" office:value-type="float"/>
          <table:table-cell table:formula="of:=MIN([.$G40];[.$Q40];[.$AA40];[.$AK40];[.$AU40];[.$BE40];[.$BO40];[.$BY40];[.$CI40];[.$CS40];[.$DC40])" office:value-type="float"/>
          <table:table-cell table:formula="of:=MIN([.$H40];[.$R40];[.$AB40];[.$AL40];[.$AV40];[.$BF40];[.$BP40];[.$BZ40];[.$CJ40];[.$CT40];[.$DD40])" office:value-type="float"/>
          <table:table-cell table:formula="of:=MIN([.$I40];[.$S40];[.$AC40];[.$AM40];[.$AW40];[.$BG40];[.$BQ40];[.$CA40];[.$CK40];[.$CU40];[.$DE40])" office:value-type="float"/>
          <table:table-cell table:formula="of:=MIN([.$J40];[.$T40];[.$AD40];[.$AN40];[.$AX40];[.$BH40];[.$BR40];[.$CB40];[.$CL40];[.$CV40];[.$DF40])" office:value-type="float"/>
          <table:table-cell table:formula="of:=MIN([.$K40];[.$U40];[.$AE40];[.$AO40];[.$AY40];[.$BI40];[.$BS40];[.$CC40];[.$CM40];[.$CW40];[.$DG40])" office:value-type="float"/>
          <table:table-cell table:formula="of:=MEDIAN([.$B40];[.$L40];[.$V40];[.$AF40];[.$AP40];[.$AZ40];[.$BJ40];[.$BT40];[.$CD40];[.$CN40];[.$CX40])" office:value-type="float"/>
          <table:table-cell table:formula="of:=MEDIAN([.$C40];[.$M40];[.$W40];[.$AG40];[.$AQ40];[.$BA40];[.$BK40];[.$BU40];[.$CE40];[.$CO40];[.$CY40])" office:value-type="float"/>
          <table:table-cell table:formula="of:=MEDIAN([.$D40];[.$N40];[.$X40];[.$AH40];[.$AR40];[.$BB40];[.$BL40];[.$BV40];[.$CF40];[.$CP40];[.$CZ40])" office:value-type="float"/>
          <table:table-cell table:formula="of:=MEDIAN([.$E40];[.$O40];[.$Y40];[.$AI40];[.$AS40];[.$BC40];[.$BM40];[.$BW40];[.$CG40];[.$CQ40];[.$DA40])" office:value-type="float"/>
          <table:table-cell table:formula="of:=MEDIAN([.$F40];[.$P40];[.$Z40];[.$AJ40];[.$AT40];[.$BD40];[.$BN40];[.$BX40];[.$CH40];[.$CR40];[.$DB40])" office:value-type="float"/>
          <table:table-cell table:formula="of:=MEDIAN([.$G40];[.$Q40];[.$AA40];[.$AK40];[.$AU40];[.$BE40];[.$BO40];[.$BY40];[.$CI40];[.$CS40];[.$DC40])" office:value-type="float"/>
          <table:table-cell table:formula="of:=MEDIAN([.$H40];[.$R40];[.$AB40];[.$AL40];[.$AV40];[.$BF40];[.$BP40];[.$BZ40];[.$CJ40];[.$CT40];[.$DD40])" office:value-type="float"/>
          <table:table-cell table:formula="of:=MEDIAN([.$I40];[.$S40];[.$AC40];[.$AM40];[.$AW40];[.$BG40];[.$BQ40];[.$CA40];[.$CK40];[.$CU40];[.$DE40])" office:value-type="float"/>
          <table:table-cell table:formula="of:=MEDIAN([.$J40];[.$T40];[.$AD40];[.$AN40];[.$AX40];[.$BH40];[.$BR40];[.$CB40];[.$CL40];[.$CV40];[.$DF40])" office:value-type="float"/>
          <table:table-cell table:formula="of:=MEDIAN([.$K40];[.$U40];[.$AE40];[.$AO40];[.$AY40];[.$BI40];[.$BS40];[.$CC40];[.$CM40];[.$CW40];[.$DG40])" office:value-type="float"/>
          <table:table-cell table:formula="of:=MAX([.$B40];[.$L40];[.$V40];[.$AF40];[.$AP40];[.$AZ40];[.$BJ40];[.$BT40];[.$CD40];[.$CN40];[.$CX40])" office:value-type="float"/>
          <table:table-cell table:formula="of:=MAX([.$C40];[.$M40];[.$W40];[.$AG40];[.$AQ40];[.$BA40];[.$BK40];[.$BU40];[.$CE40];[.$CO40];[.$CY40])" office:value-type="float"/>
          <table:table-cell table:formula="of:=MAX([.$D40];[.$N40];[.$X40];[.$AH40];[.$AR40];[.$BB40];[.$BL40];[.$BV40];[.$CF40];[.$CP40];[.$CZ40])" office:value-type="float"/>
          <table:table-cell table:formula="of:=MAX([.$E40];[.$O40];[.$Y40];[.$AI40];[.$AS40];[.$BC40];[.$BM40];[.$BW40];[.$CG40];[.$CQ40];[.$DA40])" office:value-type="float"/>
          <table:table-cell table:formula="of:=MAX([.$F40];[.$P40];[.$Z40];[.$AJ40];[.$AT40];[.$BD40];[.$BN40];[.$BX40];[.$CH40];[.$CR40];[.$DB40])" office:value-type="float"/>
          <table:table-cell table:formula="of:=MAX([.$G40];[.$Q40];[.$AA40];[.$AK40];[.$AU40];[.$BE40];[.$BO40];[.$BY40];[.$CI40];[.$CS40];[.$DC40])" office:value-type="float"/>
          <table:table-cell table:formula="of:=MAX([.$H40];[.$R40];[.$AB40];[.$AL40];[.$AV40];[.$BF40];[.$BP40];[.$BZ40];[.$CJ40];[.$CT40];[.$DD40])" office:value-type="float"/>
          <table:table-cell table:formula="of:=MAX([.$I40];[.$S40];[.$AC40];[.$AM40];[.$AW40];[.$BG40];[.$BQ40];[.$CA40];[.$CK40];[.$CU40];[.$DE40])" office:value-type="float"/>
          <table:table-cell table:formula="of:=MAX([.$J40];[.$T40];[.$AD40];[.$AN40];[.$AX40];[.$BH40];[.$BR40];[.$CB40];[.$CL40];[.$CV40];[.$DF40])" office:value-type="float"/>
          <table:table-cell table:formula="of:=MAX([.$K40];[.$U40];[.$AE40];[.$AO40];[.$AY40];[.$BI40];[.$BS40];[.$CC40];[.$CM40];[.$CW40];[.$DG40])" office:value-type="float"/>
        </table:table-row>
        <table:table-row table:style-name="ro1">
          <table:table-cell office:value-type="string">
            <text:p>aspComp2013/crossing/instances/0052-crossing_minimization-8-0.asp</text:p>
          </table:table-cell>
          <table:table-cell office:value-type="float" office:value="4.62508"/>
          <table:table-cell office:value-type="float" office:value="0.0"/>
          <table:table-cell office:value-type="float" office:value="9.91379310345"/>
          <table:table-cell office:value-type="float" office:value="0.13433908046"/>
          <table:table-cell office:value-type="float" office:value="0.0"/>
          <table:table-cell office:value-type="float" office:value="35256.0"/>
          <table:table-cell table:style-name="cellBest" office:value-type="float" office:value="0.0"/>
          <table:table-cell office:value-type="float" office:value="18497.0"/>
          <table:table-cell office:value-type="float" office:value="4.0"/>
          <table:table-cell office:value-type="float" office:value="44.0"/>
          <table:table-cell table:style-name="cellBest" office:value-type="float" office:value="3.92369"/>
          <table:table-cell office:value-type="float" office:value="0.0"/>
          <table:table-cell office:value-type="float" office:value="10.775862069"/>
          <table:table-cell office:value-type="float" office:value="0.145833333333"/>
          <table:table-cell office:value-type="float" office:value="0.0"/>
          <table:table-cell table:style-name="cellBest" office:value-type="float" office:value="33195.0"/>
          <table:table-cell table:style-name="cellBest" office:value-type="float" office:value="0.0"/>
          <table:table-cell table:style-name="cellBest" office:value-type="float" office:value="17728.0"/>
          <table:table-cell office:value-type="float" office:value="4.0"/>
          <table:table-cell table:style-name="cellBest" office:value-type="float" office:value="38.0"/>
          <table:table-cell office:value-type="float" office:value="4.45845"/>
          <table:table-cell office:value-type="float" office:value="0.0"/>
          <table:table-cell office:value-type="float" office:value="9.91379310345"/>
          <table:table-cell office:value-type="float" office:value="0.13433908046"/>
          <table:table-cell office:value-type="float" office:value="0.0"/>
          <table:table-cell office:value-type="float" office:value="35256.0"/>
          <table:table-cell table:style-name="cellBest" office:value-type="float" office:value="0.0"/>
          <table:table-cell office:value-type="float" office:value="18497.0"/>
          <table:table-cell office:value-type="float" office:value="4.0"/>
          <table:table-cell office:value-type="float" office:value="44.0"/>
          <table:table-cell office:value-type="float" office:value="7.98656"/>
          <table:table-cell office:value-type="float" office:value="0.0"/>
          <table:table-cell office:value-type="float" office:value="12.0689655172"/>
          <table:table-cell office:value-type="float" office:value="0.173850574713"/>
          <table:table-cell office:value-type="float" office:value="0.0"/>
          <table:table-cell office:value-type="float" office:value="58427.0"/>
          <table:table-cell office:value-type="float" office:value="20565.0"/>
          <table:table-cell office:value-type="float" office:value="26726.0"/>
          <table:table-cell office:value-type="float" office:value="4.0"/>
          <table:table-cell office:value-type="float" office:value="43.0"/>
          <table:table-cell office:value-type="float" office:value="199.158"/>
          <table:table-cell office:value-type="float" office:value="0.0"/>
          <table:table-cell office:value-type="float" office:value="6.89655172414"/>
          <table:table-cell office:value-type="float" office:value="0.137931034483"/>
          <table:table-cell office:value-type="float" office:value="0.0"/>
          <table:table-cell office:value-type="float" office:value="1587062.0"/>
          <table:table-cell office:value-type="float" office:value="1522614.0"/>
          <table:table-cell office:value-type="float" office:value="412226.0"/>
          <table:table-cell office:value-type="float" office:value="4.0"/>
          <table:table-cell office:value-type="float" office:value="139.0"/>
          <table:table-cell office:value-type="float" office:value="5.77974"/>
          <table:table-cell office:value-type="float" office:value="0.0"/>
          <table:table-cell office:value-type="float" office:value="11.2068965517"/>
          <table:table-cell office:value-type="float" office:value="0.153017241379"/>
          <table:table-cell office:value-type="float" office:value="0.0"/>
          <table:table-cell office:value-type="float" office:value="45942.0"/>
          <table:table-cell office:value-type="float" office:value="5015.0"/>
          <table:table-cell office:value-type="float" office:value="19631.0"/>
          <table:table-cell office:value-type="float" office:value="4.0"/>
          <table:table-cell office:value-type="float" office:value="52.0"/>
          <table:table-cell office:value-type="float" office:value="5.72731"/>
          <table:table-cell office:value-type="float" office:value="0.0"/>
          <table:table-cell office:value-type="float" office:value="11.2068965517"/>
          <table:table-cell office:value-type="float" office:value="0.153017241379"/>
          <table:table-cell office:value-type="float" office:value="0.0"/>
          <table:table-cell office:value-type="float" office:value="45942.0"/>
          <table:table-cell office:value-type="float" office:value="5015.0"/>
          <table:table-cell office:value-type="float" office:value="19631.0"/>
          <table:table-cell office:value-type="float" office:value="4.0"/>
          <table:table-cell office:value-type="float" office:value="52.0"/>
          <table:table-cell office:value-type="float" office:value="5.03126"/>
          <table:table-cell office:value-type="float" office:value="0.0"/>
          <table:table-cell table:style-name="cellBest" office:value-type="float" office:value="3.87931034483"/>
          <table:table-cell office:value-type="float" office:value="0.104166666667"/>
          <table:table-cell office:value-type="float" office:value="0.0"/>
          <table:table-cell office:value-type="float" office:value="45297.0"/>
          <table:table-cell office:value-type="float" office:value="212.0"/>
          <table:table-cell office:value-type="float" office:value="17907.0"/>
          <table:table-cell office:value-type="float" office:value="4.0"/>
          <table:table-cell office:value-type="float" office:value="56.0"/>
          <table:table-cell office:value-type="float" office:value="12.9661"/>
          <table:table-cell office:value-type="float" office:value="0.0"/>
          <table:table-cell table:style-name="cellWorst" office:value-type="float" office:value="12.5"/>
          <table:table-cell office:value-type="float" office:value="0.176005747126"/>
          <table:table-cell office:value-type="float" office:value="0.0"/>
          <table:table-cell office:value-type="float" office:value="62000.0"/>
          <table:table-cell office:value-type="float" office:value="520.0"/>
          <table:table-cell office:value-type="float" office:value="24693.0"/>
          <table:table-cell office:value-type="float" office:value="4.0"/>
          <table:table-cell office:value-type="float" office:value="79.0"/>
          <table:table-cell table:style-name="cellWorst" office:value-type="float" office:value="230.558"/>
          <table:table-cell office:value-type="float" office:value="0.0"/>
          <table:table-cell table:style-name="cellBest" office:value-type="float" office:value="3.87931034483"/>
          <table:table-cell office:value-type="float" office:value="0.119971264368"/>
          <table:table-cell office:value-type="float" office:value="0.0"/>
          <table:table-cell office:value-type="float" office:value="1853367.0"/>
          <table:table-cell office:value-type="float" office:value="1788182.0"/>
          <table:table-cell office:value-type="float" office:value="422131.0"/>
          <table:table-cell office:value-type="float" office:value="4.0"/>
          <table:table-cell table:style-name="cellWorst" office:value-type="float" office:value="182.0"/>
          <table:table-cell office:value-type="float" office:value="187.569"/>
          <table:table-cell office:value-type="float" office:value="0.0"/>
          <table:table-cell office:value-type="float" office:value="9.48275862069"/>
          <table:table-cell office:value-type="float" office:value="0.133620689655"/>
          <table:table-cell office:value-type="float" office:value="0.0"/>
          <table:table-cell table:style-name="cellWorst" office:value-type="float" office:value="2138568.0"/>
          <table:table-cell table:style-name="cellWorst" office:value-type="float" office:value="2073836.0"/>
          <table:table-cell table:style-name="cellWorst" office:value-type="float" office:value="485788.0"/>
          <table:table-cell office:value-type="float" office:value="4.0"/>
          <table:table-cell office:value-type="float" office:value="142.0"/>
          <table:table-cell table:formula="of:=MIN([.$B41];[.$L41];[.$V41];[.$AF41];[.$AP41];[.$AZ41];[.$BJ41];[.$BT41];[.$CD41];[.$CN41];[.$CX41])" office:value-type="float"/>
          <table:table-cell table:formula="of:=MIN([.$C41];[.$M41];[.$W41];[.$AG41];[.$AQ41];[.$BA41];[.$BK41];[.$BU41];[.$CE41];[.$CO41];[.$CY41])" office:value-type="float"/>
          <table:table-cell table:formula="of:=MIN([.$D41];[.$N41];[.$X41];[.$AH41];[.$AR41];[.$BB41];[.$BL41];[.$BV41];[.$CF41];[.$CP41];[.$CZ41])" office:value-type="float"/>
          <table:table-cell table:formula="of:=MIN([.$E41];[.$O41];[.$Y41];[.$AI41];[.$AS41];[.$BC41];[.$BM41];[.$BW41];[.$CG41];[.$CQ41];[.$DA41])" office:value-type="float"/>
          <table:table-cell table:formula="of:=MIN([.$F41];[.$P41];[.$Z41];[.$AJ41];[.$AT41];[.$BD41];[.$BN41];[.$BX41];[.$CH41];[.$CR41];[.$DB41])" office:value-type="float"/>
          <table:table-cell table:formula="of:=MIN([.$G41];[.$Q41];[.$AA41];[.$AK41];[.$AU41];[.$BE41];[.$BO41];[.$BY41];[.$CI41];[.$CS41];[.$DC41])" office:value-type="float"/>
          <table:table-cell table:formula="of:=MIN([.$H41];[.$R41];[.$AB41];[.$AL41];[.$AV41];[.$BF41];[.$BP41];[.$BZ41];[.$CJ41];[.$CT41];[.$DD41])" office:value-type="float"/>
          <table:table-cell table:formula="of:=MIN([.$I41];[.$S41];[.$AC41];[.$AM41];[.$AW41];[.$BG41];[.$BQ41];[.$CA41];[.$CK41];[.$CU41];[.$DE41])" office:value-type="float"/>
          <table:table-cell table:formula="of:=MIN([.$J41];[.$T41];[.$AD41];[.$AN41];[.$AX41];[.$BH41];[.$BR41];[.$CB41];[.$CL41];[.$CV41];[.$DF41])" office:value-type="float"/>
          <table:table-cell table:formula="of:=MIN([.$K41];[.$U41];[.$AE41];[.$AO41];[.$AY41];[.$BI41];[.$BS41];[.$CC41];[.$CM41];[.$CW41];[.$DG41])" office:value-type="float"/>
          <table:table-cell table:formula="of:=MEDIAN([.$B41];[.$L41];[.$V41];[.$AF41];[.$AP41];[.$AZ41];[.$BJ41];[.$BT41];[.$CD41];[.$CN41];[.$CX41])" office:value-type="float"/>
          <table:table-cell table:formula="of:=MEDIAN([.$C41];[.$M41];[.$W41];[.$AG41];[.$AQ41];[.$BA41];[.$BK41];[.$BU41];[.$CE41];[.$CO41];[.$CY41])" office:value-type="float"/>
          <table:table-cell table:formula="of:=MEDIAN([.$D41];[.$N41];[.$X41];[.$AH41];[.$AR41];[.$BB41];[.$BL41];[.$BV41];[.$CF41];[.$CP41];[.$CZ41])" office:value-type="float"/>
          <table:table-cell table:formula="of:=MEDIAN([.$E41];[.$O41];[.$Y41];[.$AI41];[.$AS41];[.$BC41];[.$BM41];[.$BW41];[.$CG41];[.$CQ41];[.$DA41])" office:value-type="float"/>
          <table:table-cell table:formula="of:=MEDIAN([.$F41];[.$P41];[.$Z41];[.$AJ41];[.$AT41];[.$BD41];[.$BN41];[.$BX41];[.$CH41];[.$CR41];[.$DB41])" office:value-type="float"/>
          <table:table-cell table:formula="of:=MEDIAN([.$G41];[.$Q41];[.$AA41];[.$AK41];[.$AU41];[.$BE41];[.$BO41];[.$BY41];[.$CI41];[.$CS41];[.$DC41])" office:value-type="float"/>
          <table:table-cell table:formula="of:=MEDIAN([.$H41];[.$R41];[.$AB41];[.$AL41];[.$AV41];[.$BF41];[.$BP41];[.$BZ41];[.$CJ41];[.$CT41];[.$DD41])" office:value-type="float"/>
          <table:table-cell table:formula="of:=MEDIAN([.$I41];[.$S41];[.$AC41];[.$AM41];[.$AW41];[.$BG41];[.$BQ41];[.$CA41];[.$CK41];[.$CU41];[.$DE41])" office:value-type="float"/>
          <table:table-cell table:formula="of:=MEDIAN([.$J41];[.$T41];[.$AD41];[.$AN41];[.$AX41];[.$BH41];[.$BR41];[.$CB41];[.$CL41];[.$CV41];[.$DF41])" office:value-type="float"/>
          <table:table-cell table:formula="of:=MEDIAN([.$K41];[.$U41];[.$AE41];[.$AO41];[.$AY41];[.$BI41];[.$BS41];[.$CC41];[.$CM41];[.$CW41];[.$DG41])" office:value-type="float"/>
          <table:table-cell table:formula="of:=MAX([.$B41];[.$L41];[.$V41];[.$AF41];[.$AP41];[.$AZ41];[.$BJ41];[.$BT41];[.$CD41];[.$CN41];[.$CX41])" office:value-type="float"/>
          <table:table-cell table:formula="of:=MAX([.$C41];[.$M41];[.$W41];[.$AG41];[.$AQ41];[.$BA41];[.$BK41];[.$BU41];[.$CE41];[.$CO41];[.$CY41])" office:value-type="float"/>
          <table:table-cell table:formula="of:=MAX([.$D41];[.$N41];[.$X41];[.$AH41];[.$AR41];[.$BB41];[.$BL41];[.$BV41];[.$CF41];[.$CP41];[.$CZ41])" office:value-type="float"/>
          <table:table-cell table:formula="of:=MAX([.$E41];[.$O41];[.$Y41];[.$AI41];[.$AS41];[.$BC41];[.$BM41];[.$BW41];[.$CG41];[.$CQ41];[.$DA41])" office:value-type="float"/>
          <table:table-cell table:formula="of:=MAX([.$F41];[.$P41];[.$Z41];[.$AJ41];[.$AT41];[.$BD41];[.$BN41];[.$BX41];[.$CH41];[.$CR41];[.$DB41])" office:value-type="float"/>
          <table:table-cell table:formula="of:=MAX([.$G41];[.$Q41];[.$AA41];[.$AK41];[.$AU41];[.$BE41];[.$BO41];[.$BY41];[.$CI41];[.$CS41];[.$DC41])" office:value-type="float"/>
          <table:table-cell table:formula="of:=MAX([.$H41];[.$R41];[.$AB41];[.$AL41];[.$AV41];[.$BF41];[.$BP41];[.$BZ41];[.$CJ41];[.$CT41];[.$DD41])" office:value-type="float"/>
          <table:table-cell table:formula="of:=MAX([.$I41];[.$S41];[.$AC41];[.$AM41];[.$AW41];[.$BG41];[.$BQ41];[.$CA41];[.$CK41];[.$CU41];[.$DE41])" office:value-type="float"/>
          <table:table-cell table:formula="of:=MAX([.$J41];[.$T41];[.$AD41];[.$AN41];[.$AX41];[.$BH41];[.$BR41];[.$CB41];[.$CL41];[.$CV41];[.$DF41])" office:value-type="float"/>
          <table:table-cell table:formula="of:=MAX([.$K41];[.$U41];[.$AE41];[.$AO41];[.$AY41];[.$BI41];[.$BS41];[.$CC41];[.$CM41];[.$CW41];[.$DG41])" office:value-type="float"/>
        </table:table-row>
        <table:table-row table:style-name="ro1">
          <table:table-cell office:value-type="string">
            <text:p>aspComp2013/crossing/instances/0054-crossing_minimization-8-0.asp</text:p>
          </table:table-cell>
          <table:table-cell office:value-type="float" office:value="3.83909"/>
          <table:table-cell office:value-type="float" office:value="0.0"/>
          <table:table-cell office:value-type="float" office:value="10.593220339"/>
          <table:table-cell office:value-type="float" office:value="0.135593220339"/>
          <table:table-cell office:value-type="float" office:value="0.0"/>
          <table:table-cell table:style-name="cellBest" office:value-type="float" office:value="30281.0"/>
          <table:table-cell table:style-name="cellBest" office:value-type="float" office:value="0.0"/>
          <table:table-cell table:style-name="cellBest" office:value-type="float" office:value="15845.0"/>
          <table:table-cell office:value-type="float" office:value="4.0"/>
          <table:table-cell office:value-type="float" office:value="30.0"/>
          <table:table-cell office:value-type="float" office:value="4.82968"/>
          <table:table-cell office:value-type="float" office:value="0.0"/>
          <table:table-cell office:value-type="float" office:value="6.77966101695"/>
          <table:table-cell office:value-type="float" office:value="0.139830508475"/>
          <table:table-cell office:value-type="float" office:value="0.0"/>
          <table:table-cell office:value-type="float" office:value="40520.0"/>
          <table:table-cell table:style-name="cellBest" office:value-type="float" office:value="0.0"/>
          <table:table-cell office:value-type="float" office:value="21632.0"/>
          <table:table-cell office:value-type="float" office:value="4.0"/>
          <table:table-cell office:value-type="float" office:value="33.0"/>
          <table:table-cell table:style-name="cellBest" office:value-type="float" office:value="3.67798"/>
          <table:table-cell office:value-type="float" office:value="0.0"/>
          <table:table-cell office:value-type="float" office:value="10.593220339"/>
          <table:table-cell office:value-type="float" office:value="0.135593220339"/>
          <table:table-cell office:value-type="float" office:value="0.0"/>
          <table:table-cell table:style-name="cellBest" office:value-type="float" office:value="30281.0"/>
          <table:table-cell table:style-name="cellBest" office:value-type="float" office:value="0.0"/>
          <table:table-cell table:style-name="cellBest" office:value-type="float" office:value="15845.0"/>
          <table:table-cell office:value-type="float" office:value="4.0"/>
          <table:table-cell office:value-type="float" office:value="30.0"/>
          <table:table-cell office:value-type="float" office:value="12.6465"/>
          <table:table-cell office:value-type="float" office:value="0.0"/>
          <table:table-cell office:value-type="float" office:value="15.2542372881"/>
          <table:table-cell office:value-type="float" office:value="0.230225988701"/>
          <table:table-cell office:value-type="float" office:value="0.0"/>
          <table:table-cell office:value-type="float" office:value="117111.0"/>
          <table:table-cell office:value-type="float" office:value="85752.0"/>
          <table:table-cell office:value-type="float" office:value="49141.0"/>
          <table:table-cell office:value-type="float" office:value="4.0"/>
          <table:table-cell office:value-type="float" office:value="38.0"/>
          <table:table-cell office:value-type="float" office:value="176.561"/>
          <table:table-cell office:value-type="float" office:value="0.0"/>
          <table:table-cell office:value-type="float" office:value="10.1694915254"/>
          <table:table-cell office:value-type="float" office:value="0.212570621469"/>
          <table:table-cell office:value-type="float" office:value="0.0"/>
          <table:table-cell office:value-type="float" office:value="1373019.0"/>
          <table:table-cell office:value-type="float" office:value="1319645.0"/>
          <table:table-cell office:value-type="float" office:value="366411.0"/>
          <table:table-cell office:value-type="float" office:value="4.0"/>
          <table:table-cell office:value-type="float" office:value="106.0"/>
          <table:table-cell office:value-type="float" office:value="5.17827"/>
          <table:table-cell office:value-type="float" office:value="0.0"/>
          <table:table-cell office:value-type="float" office:value="11.0169491525"/>
          <table:table-cell office:value-type="float" office:value="0.230225988701"/>
          <table:table-cell office:value-type="float" office:value="0.0"/>
          <table:table-cell office:value-type="float" office:value="45121.0"/>
          <table:table-cell office:value-type="float" office:value="11685.0"/>
          <table:table-cell office:value-type="float" office:value="18853.0"/>
          <table:table-cell office:value-type="float" office:value="4.0"/>
          <table:table-cell office:value-type="float" office:value="48.0"/>
          <table:table-cell office:value-type="float" office:value="5.63027"/>
          <table:table-cell office:value-type="float" office:value="0.0"/>
          <table:table-cell office:value-type="float" office:value="11.0169491525"/>
          <table:table-cell office:value-type="float" office:value="0.230225988701"/>
          <table:table-cell office:value-type="float" office:value="0.0"/>
          <table:table-cell office:value-type="float" office:value="45121.0"/>
          <table:table-cell office:value-type="float" office:value="11685.0"/>
          <table:table-cell office:value-type="float" office:value="18853.0"/>
          <table:table-cell office:value-type="float" office:value="4.0"/>
          <table:table-cell office:value-type="float" office:value="48.0"/>
          <table:table-cell office:value-type="float" office:value="5.41866"/>
          <table:table-cell office:value-type="float" office:value="0.0"/>
          <table:table-cell office:value-type="float" office:value="4.66101694915"/>
          <table:table-cell office:value-type="float" office:value="0.188559322034"/>
          <table:table-cell office:value-type="float" office:value="0.0"/>
          <table:table-cell office:value-type="float" office:value="46550.0"/>
          <table:table-cell office:value-type="float" office:value="241.0"/>
          <table:table-cell office:value-type="float" office:value="21502.0"/>
          <table:table-cell office:value-type="float" office:value="4.0"/>
          <table:table-cell office:value-type="float" office:value="41.0"/>
          <table:table-cell office:value-type="float" office:value="5.07965"/>
          <table:table-cell office:value-type="float" office:value="0.0"/>
          <table:table-cell table:style-name="cellBest" office:value-type="float" office:value="1.27118644068"/>
          <table:table-cell office:value-type="float" office:value="0.145480225989"/>
          <table:table-cell office:value-type="float" office:value="0.0"/>
          <table:table-cell office:value-type="float" office:value="35727.0"/>
          <table:table-cell office:value-type="float" office:value="120.0"/>
          <table:table-cell office:value-type="float" office:value="16623.0"/>
          <table:table-cell office:value-type="float" office:value="4.0"/>
          <table:table-cell table:style-name="cellBest" office:value-type="float" office:value="29.0"/>
          <table:table-cell table:style-name="cellWorst" office:value-type="float" office:value="254.9"/>
          <table:table-cell office:value-type="float" office:value="0.0"/>
          <table:table-cell office:value-type="float" office:value="15.6779661017"/>
          <table:table-cell office:value-type="float" office:value="0.206214689266"/>
          <table:table-cell office:value-type="float" office:value="0.0"/>
          <table:table-cell office:value-type="float" office:value="1979984.0"/>
          <table:table-cell office:value-type="float" office:value="1927404.0"/>
          <table:table-cell office:value-type="float" office:value="526616.0"/>
          <table:table-cell office:value-type="float" office:value="4.0"/>
          <table:table-cell office:value-type="float" office:value="112.0"/>
          <table:table-cell office:value-type="float" office:value="221.118"/>
          <table:table-cell office:value-type="float" office:value="0.0"/>
          <table:table-cell table:style-name="cellWorst" office:value-type="float" office:value="19.9152542373"/>
          <table:table-cell office:value-type="float" office:value="0.230225988701"/>
          <table:table-cell office:value-type="float" office:value="0.0"/>
          <table:table-cell table:style-name="cellWorst" office:value-type="float" office:value="2580207.0"/>
          <table:table-cell table:style-name="cellWorst" office:value-type="float" office:value="2524508.0"/>
          <table:table-cell table:style-name="cellWorst" office:value-type="float" office:value="583618.0"/>
          <table:table-cell office:value-type="float" office:value="4.0"/>
          <table:table-cell table:style-name="cellWorst" office:value-type="float" office:value="116.0"/>
          <table:table-cell table:formula="of:=MIN([.$B42];[.$L42];[.$V42];[.$AF42];[.$AP42];[.$AZ42];[.$BJ42];[.$BT42];[.$CD42];[.$CN42];[.$CX42])" office:value-type="float"/>
          <table:table-cell table:formula="of:=MIN([.$C42];[.$M42];[.$W42];[.$AG42];[.$AQ42];[.$BA42];[.$BK42];[.$BU42];[.$CE42];[.$CO42];[.$CY42])" office:value-type="float"/>
          <table:table-cell table:formula="of:=MIN([.$D42];[.$N42];[.$X42];[.$AH42];[.$AR42];[.$BB42];[.$BL42];[.$BV42];[.$CF42];[.$CP42];[.$CZ42])" office:value-type="float"/>
          <table:table-cell table:formula="of:=MIN([.$E42];[.$O42];[.$Y42];[.$AI42];[.$AS42];[.$BC42];[.$BM42];[.$BW42];[.$CG42];[.$CQ42];[.$DA42])" office:value-type="float"/>
          <table:table-cell table:formula="of:=MIN([.$F42];[.$P42];[.$Z42];[.$AJ42];[.$AT42];[.$BD42];[.$BN42];[.$BX42];[.$CH42];[.$CR42];[.$DB42])" office:value-type="float"/>
          <table:table-cell table:formula="of:=MIN([.$G42];[.$Q42];[.$AA42];[.$AK42];[.$AU42];[.$BE42];[.$BO42];[.$BY42];[.$CI42];[.$CS42];[.$DC42])" office:value-type="float"/>
          <table:table-cell table:formula="of:=MIN([.$H42];[.$R42];[.$AB42];[.$AL42];[.$AV42];[.$BF42];[.$BP42];[.$BZ42];[.$CJ42];[.$CT42];[.$DD42])" office:value-type="float"/>
          <table:table-cell table:formula="of:=MIN([.$I42];[.$S42];[.$AC42];[.$AM42];[.$AW42];[.$BG42];[.$BQ42];[.$CA42];[.$CK42];[.$CU42];[.$DE42])" office:value-type="float"/>
          <table:table-cell table:formula="of:=MIN([.$J42];[.$T42];[.$AD42];[.$AN42];[.$AX42];[.$BH42];[.$BR42];[.$CB42];[.$CL42];[.$CV42];[.$DF42])" office:value-type="float"/>
          <table:table-cell table:formula="of:=MIN([.$K42];[.$U42];[.$AE42];[.$AO42];[.$AY42];[.$BI42];[.$BS42];[.$CC42];[.$CM42];[.$CW42];[.$DG42])" office:value-type="float"/>
          <table:table-cell table:formula="of:=MEDIAN([.$B42];[.$L42];[.$V42];[.$AF42];[.$AP42];[.$AZ42];[.$BJ42];[.$BT42];[.$CD42];[.$CN42];[.$CX42])" office:value-type="float"/>
          <table:table-cell table:formula="of:=MEDIAN([.$C42];[.$M42];[.$W42];[.$AG42];[.$AQ42];[.$BA42];[.$BK42];[.$BU42];[.$CE42];[.$CO42];[.$CY42])" office:value-type="float"/>
          <table:table-cell table:formula="of:=MEDIAN([.$D42];[.$N42];[.$X42];[.$AH42];[.$AR42];[.$BB42];[.$BL42];[.$BV42];[.$CF42];[.$CP42];[.$CZ42])" office:value-type="float"/>
          <table:table-cell table:formula="of:=MEDIAN([.$E42];[.$O42];[.$Y42];[.$AI42];[.$AS42];[.$BC42];[.$BM42];[.$BW42];[.$CG42];[.$CQ42];[.$DA42])" office:value-type="float"/>
          <table:table-cell table:formula="of:=MEDIAN([.$F42];[.$P42];[.$Z42];[.$AJ42];[.$AT42];[.$BD42];[.$BN42];[.$BX42];[.$CH42];[.$CR42];[.$DB42])" office:value-type="float"/>
          <table:table-cell table:formula="of:=MEDIAN([.$G42];[.$Q42];[.$AA42];[.$AK42];[.$AU42];[.$BE42];[.$BO42];[.$BY42];[.$CI42];[.$CS42];[.$DC42])" office:value-type="float"/>
          <table:table-cell table:formula="of:=MEDIAN([.$H42];[.$R42];[.$AB42];[.$AL42];[.$AV42];[.$BF42];[.$BP42];[.$BZ42];[.$CJ42];[.$CT42];[.$DD42])" office:value-type="float"/>
          <table:table-cell table:formula="of:=MEDIAN([.$I42];[.$S42];[.$AC42];[.$AM42];[.$AW42];[.$BG42];[.$BQ42];[.$CA42];[.$CK42];[.$CU42];[.$DE42])" office:value-type="float"/>
          <table:table-cell table:formula="of:=MEDIAN([.$J42];[.$T42];[.$AD42];[.$AN42];[.$AX42];[.$BH42];[.$BR42];[.$CB42];[.$CL42];[.$CV42];[.$DF42])" office:value-type="float"/>
          <table:table-cell table:formula="of:=MEDIAN([.$K42];[.$U42];[.$AE42];[.$AO42];[.$AY42];[.$BI42];[.$BS42];[.$CC42];[.$CM42];[.$CW42];[.$DG42])" office:value-type="float"/>
          <table:table-cell table:formula="of:=MAX([.$B42];[.$L42];[.$V42];[.$AF42];[.$AP42];[.$AZ42];[.$BJ42];[.$BT42];[.$CD42];[.$CN42];[.$CX42])" office:value-type="float"/>
          <table:table-cell table:formula="of:=MAX([.$C42];[.$M42];[.$W42];[.$AG42];[.$AQ42];[.$BA42];[.$BK42];[.$BU42];[.$CE42];[.$CO42];[.$CY42])" office:value-type="float"/>
          <table:table-cell table:formula="of:=MAX([.$D42];[.$N42];[.$X42];[.$AH42];[.$AR42];[.$BB42];[.$BL42];[.$BV42];[.$CF42];[.$CP42];[.$CZ42])" office:value-type="float"/>
          <table:table-cell table:formula="of:=MAX([.$E42];[.$O42];[.$Y42];[.$AI42];[.$AS42];[.$BC42];[.$BM42];[.$BW42];[.$CG42];[.$CQ42];[.$DA42])" office:value-type="float"/>
          <table:table-cell table:formula="of:=MAX([.$F42];[.$P42];[.$Z42];[.$AJ42];[.$AT42];[.$BD42];[.$BN42];[.$BX42];[.$CH42];[.$CR42];[.$DB42])" office:value-type="float"/>
          <table:table-cell table:formula="of:=MAX([.$G42];[.$Q42];[.$AA42];[.$AK42];[.$AU42];[.$BE42];[.$BO42];[.$BY42];[.$CI42];[.$CS42];[.$DC42])" office:value-type="float"/>
          <table:table-cell table:formula="of:=MAX([.$H42];[.$R42];[.$AB42];[.$AL42];[.$AV42];[.$BF42];[.$BP42];[.$BZ42];[.$CJ42];[.$CT42];[.$DD42])" office:value-type="float"/>
          <table:table-cell table:formula="of:=MAX([.$I42];[.$S42];[.$AC42];[.$AM42];[.$AW42];[.$BG42];[.$BQ42];[.$CA42];[.$CK42];[.$CU42];[.$DE42])" office:value-type="float"/>
          <table:table-cell table:formula="of:=MAX([.$J42];[.$T42];[.$AD42];[.$AN42];[.$AX42];[.$BH42];[.$BR42];[.$CB42];[.$CL42];[.$CV42];[.$DF42])" office:value-type="float"/>
          <table:table-cell table:formula="of:=MAX([.$K42];[.$U42];[.$AE42];[.$AO42];[.$AY42];[.$BI42];[.$BS42];[.$CC42];[.$CM42];[.$CW42];[.$DG42])" office:value-type="float"/>
        </table:table-row>
        <table:table-row table:style-name="ro1">
          <table:table-cell office:value-type="string">
            <text:p>aspComp2013/crossing/instances/0055-crossing_minimization-8-0.asp</text:p>
          </table:table-cell>
          <table:table-cell office:value-type="float" office:value="5.36548"/>
          <table:table-cell office:value-type="float" office:value="0.0"/>
          <table:table-cell office:value-type="float" office:value="4.6332046332"/>
          <table:table-cell office:value-type="float" office:value="0.106821106821"/>
          <table:table-cell office:value-type="float" office:value="0.0"/>
          <table:table-cell office:value-type="float" office:value="46710.0"/>
          <table:table-cell table:style-name="cellBest" office:value-type="float" office:value="0.0"/>
          <table:table-cell office:value-type="float" office:value="20788.0"/>
          <table:table-cell office:value-type="float" office:value="4.0"/>
          <table:table-cell table:style-name="cellBest" office:value-type="float" office:value="38.0"/>
          <table:table-cell office:value-type="float" office:value="4.35769"/>
          <table:table-cell office:value-type="float" office:value="0.0"/>
          <table:table-cell table:style-name="cellBest" office:value-type="float" office:value="3.4749034749"/>
          <table:table-cell office:value-type="float" office:value="0.0810810810811"/>
          <table:table-cell office:value-type="float" office:value="0.0"/>
          <table:table-cell table:style-name="cellBest" office:value-type="float" office:value="32025.0"/>
          <table:table-cell table:style-name="cellBest" office:value-type="float" office:value="0.0"/>
          <table:table-cell office:value-type="float" office:value="17994.0"/>
          <table:table-cell office:value-type="float" office:value="4.0"/>
          <table:table-cell office:value-type="float" office:value="44.0"/>
          <table:table-cell table:style-name="cellBest" office:value-type="float" office:value="4.04661"/>
          <table:table-cell office:value-type="float" office:value="0.0"/>
          <table:table-cell office:value-type="float" office:value="8.49420849421"/>
          <table:table-cell office:value-type="float" office:value="0.116473616474"/>
          <table:table-cell office:value-type="float" office:value="0.0"/>
          <table:table-cell office:value-type="float" office:value="34344.0"/>
          <table:table-cell table:style-name="cellBest" office:value-type="float" office:value="0.0"/>
          <table:table-cell office:value-type="float" office:value="18032.0"/>
          <table:table-cell office:value-type="float" office:value="4.0"/>
          <table:table-cell office:value-type="float" office:value="42.0"/>
          <table:table-cell office:value-type="float" office:value="6.02715"/>
          <table:table-cell office:value-type="float" office:value="0.0"/>
          <table:table-cell office:value-type="float" office:value="6.17760617761"/>
          <table:table-cell office:value-type="float" office:value="0.133848133848"/>
          <table:table-cell office:value-type="float" office:value="0.0"/>
          <table:table-cell office:value-type="float" office:value="45300.0"/>
          <table:table-cell office:value-type="float" office:value="18965.0"/>
          <table:table-cell office:value-type="float" office:value="18743.0"/>
          <table:table-cell office:value-type="float" office:value="4.0"/>
          <table:table-cell office:value-type="float" office:value="54.0"/>
          <table:table-cell office:value-type="float" office:value="137.906"/>
          <table:table-cell office:value-type="float" office:value="0.0"/>
          <table:table-cell office:value-type="float" office:value="9.65250965251"/>
          <table:table-cell office:value-type="float" office:value="0.131917631918"/>
          <table:table-cell office:value-type="float" office:value="0.0"/>
          <table:table-cell office:value-type="float" office:value="1707898.0"/>
          <table:table-cell office:value-type="float" office:value="1655588.0"/>
          <table:table-cell office:value-type="float" office:value="265124.0"/>
          <table:table-cell office:value-type="float" office:value="4.0"/>
          <table:table-cell office:value-type="float" office:value="148.0"/>
          <table:table-cell office:value-type="float" office:value="5.49445"/>
          <table:table-cell office:value-type="float" office:value="0.0"/>
          <table:table-cell office:value-type="float" office:value="9.65250965251"/>
          <table:table-cell office:value-type="float" office:value="0.166666666667"/>
          <table:table-cell office:value-type="float" office:value="0.0"/>
          <table:table-cell office:value-type="float" office:value="40920.0"/>
          <table:table-cell office:value-type="float" office:value="10631.0"/>
          <table:table-cell office:value-type="float" office:value="15295.0"/>
          <table:table-cell office:value-type="float" office:value="4.0"/>
          <table:table-cell office:value-type="float" office:value="64.0"/>
          <table:table-cell office:value-type="float" office:value="5.96142"/>
          <table:table-cell office:value-type="float" office:value="0.0"/>
          <table:table-cell office:value-type="float" office:value="9.65250965251"/>
          <table:table-cell office:value-type="float" office:value="0.166666666667"/>
          <table:table-cell office:value-type="float" office:value="0.0"/>
          <table:table-cell office:value-type="float" office:value="40920.0"/>
          <table:table-cell office:value-type="float" office:value="10631.0"/>
          <table:table-cell office:value-type="float" office:value="15295.0"/>
          <table:table-cell office:value-type="float" office:value="4.0"/>
          <table:table-cell office:value-type="float" office:value="64.0"/>
          <table:table-cell office:value-type="float" office:value="8.79857"/>
          <table:table-cell office:value-type="float" office:value="0.0"/>
          <table:table-cell table:style-name="cellWorst" office:value-type="float" office:value="13.8996138996"/>
          <table:table-cell office:value-type="float" office:value="0.172458172458"/>
          <table:table-cell office:value-type="float" office:value="0.0"/>
          <table:table-cell office:value-type="float" office:value="52982.0"/>
          <table:table-cell office:value-type="float" office:value="785.0"/>
          <table:table-cell office:value-type="float" office:value="17951.0"/>
          <table:table-cell office:value-type="float" office:value="4.0"/>
          <table:table-cell office:value-type="float" office:value="94.0"/>
          <table:table-cell office:value-type="float" office:value="8.02885"/>
          <table:table-cell office:value-type="float" office:value="0.0"/>
          <table:table-cell office:value-type="float" office:value="3.861003861"/>
          <table:table-cell office:value-type="float" office:value="0.0920205920206"/>
          <table:table-cell office:value-type="float" office:value="0.0"/>
          <table:table-cell office:value-type="float" office:value="39395.0"/>
          <table:table-cell office:value-type="float" office:value="314.0"/>
          <table:table-cell table:style-name="cellBest" office:value-type="float" office:value="12911.0"/>
          <table:table-cell office:value-type="float" office:value="4.0"/>
          <table:table-cell office:value-type="float" office:value="64.0"/>
          <table:table-cell office:value-type="float" office:value="109.629"/>
          <table:table-cell office:value-type="float" office:value="0.0"/>
          <table:table-cell office:value-type="float" office:value="13.5135135135"/>
          <table:table-cell office:value-type="float" office:value="0.19111969112"/>
          <table:table-cell office:value-type="float" office:value="0.0"/>
          <table:table-cell office:value-type="float" office:value="2205207.0"/>
          <table:table-cell office:value-type="float" office:value="2147964.0"/>
          <table:table-cell office:value-type="float" office:value="285605.0"/>
          <table:table-cell office:value-type="float" office:value="4.0"/>
          <table:table-cell office:value-type="float" office:value="132.0"/>
          <table:table-cell table:style-name="cellWorst" office:value-type="float" office:value="187.624"/>
          <table:table-cell office:value-type="float" office:value="0.0"/>
          <table:table-cell office:value-type="float" office:value="6.17760617761"/>
          <table:table-cell office:value-type="float" office:value="0.136422136422"/>
          <table:table-cell office:value-type="float" office:value="0.0"/>
          <table:table-cell table:style-name="cellWorst" office:value-type="float" office:value="2913412.0"/>
          <table:table-cell table:style-name="cellWorst" office:value-type="float" office:value="2851551.0"/>
          <table:table-cell table:style-name="cellWorst" office:value-type="float" office:value="430597.0"/>
          <table:table-cell office:value-type="float" office:value="4.0"/>
          <table:table-cell table:style-name="cellWorst" office:value-type="float" office:value="153.0"/>
          <table:table-cell table:formula="of:=MIN([.$B43];[.$L43];[.$V43];[.$AF43];[.$AP43];[.$AZ43];[.$BJ43];[.$BT43];[.$CD43];[.$CN43];[.$CX43])" office:value-type="float"/>
          <table:table-cell table:formula="of:=MIN([.$C43];[.$M43];[.$W43];[.$AG43];[.$AQ43];[.$BA43];[.$BK43];[.$BU43];[.$CE43];[.$CO43];[.$CY43])" office:value-type="float"/>
          <table:table-cell table:formula="of:=MIN([.$D43];[.$N43];[.$X43];[.$AH43];[.$AR43];[.$BB43];[.$BL43];[.$BV43];[.$CF43];[.$CP43];[.$CZ43])" office:value-type="float"/>
          <table:table-cell table:formula="of:=MIN([.$E43];[.$O43];[.$Y43];[.$AI43];[.$AS43];[.$BC43];[.$BM43];[.$BW43];[.$CG43];[.$CQ43];[.$DA43])" office:value-type="float"/>
          <table:table-cell table:formula="of:=MIN([.$F43];[.$P43];[.$Z43];[.$AJ43];[.$AT43];[.$BD43];[.$BN43];[.$BX43];[.$CH43];[.$CR43];[.$DB43])" office:value-type="float"/>
          <table:table-cell table:formula="of:=MIN([.$G43];[.$Q43];[.$AA43];[.$AK43];[.$AU43];[.$BE43];[.$BO43];[.$BY43];[.$CI43];[.$CS43];[.$DC43])" office:value-type="float"/>
          <table:table-cell table:formula="of:=MIN([.$H43];[.$R43];[.$AB43];[.$AL43];[.$AV43];[.$BF43];[.$BP43];[.$BZ43];[.$CJ43];[.$CT43];[.$DD43])" office:value-type="float"/>
          <table:table-cell table:formula="of:=MIN([.$I43];[.$S43];[.$AC43];[.$AM43];[.$AW43];[.$BG43];[.$BQ43];[.$CA43];[.$CK43];[.$CU43];[.$DE43])" office:value-type="float"/>
          <table:table-cell table:formula="of:=MIN([.$J43];[.$T43];[.$AD43];[.$AN43];[.$AX43];[.$BH43];[.$BR43];[.$CB43];[.$CL43];[.$CV43];[.$DF43])" office:value-type="float"/>
          <table:table-cell table:formula="of:=MIN([.$K43];[.$U43];[.$AE43];[.$AO43];[.$AY43];[.$BI43];[.$BS43];[.$CC43];[.$CM43];[.$CW43];[.$DG43])" office:value-type="float"/>
          <table:table-cell table:formula="of:=MEDIAN([.$B43];[.$L43];[.$V43];[.$AF43];[.$AP43];[.$AZ43];[.$BJ43];[.$BT43];[.$CD43];[.$CN43];[.$CX43])" office:value-type="float"/>
          <table:table-cell table:formula="of:=MEDIAN([.$C43];[.$M43];[.$W43];[.$AG43];[.$AQ43];[.$BA43];[.$BK43];[.$BU43];[.$CE43];[.$CO43];[.$CY43])" office:value-type="float"/>
          <table:table-cell table:formula="of:=MEDIAN([.$D43];[.$N43];[.$X43];[.$AH43];[.$AR43];[.$BB43];[.$BL43];[.$BV43];[.$CF43];[.$CP43];[.$CZ43])" office:value-type="float"/>
          <table:table-cell table:formula="of:=MEDIAN([.$E43];[.$O43];[.$Y43];[.$AI43];[.$AS43];[.$BC43];[.$BM43];[.$BW43];[.$CG43];[.$CQ43];[.$DA43])" office:value-type="float"/>
          <table:table-cell table:formula="of:=MEDIAN([.$F43];[.$P43];[.$Z43];[.$AJ43];[.$AT43];[.$BD43];[.$BN43];[.$BX43];[.$CH43];[.$CR43];[.$DB43])" office:value-type="float"/>
          <table:table-cell table:formula="of:=MEDIAN([.$G43];[.$Q43];[.$AA43];[.$AK43];[.$AU43];[.$BE43];[.$BO43];[.$BY43];[.$CI43];[.$CS43];[.$DC43])" office:value-type="float"/>
          <table:table-cell table:formula="of:=MEDIAN([.$H43];[.$R43];[.$AB43];[.$AL43];[.$AV43];[.$BF43];[.$BP43];[.$BZ43];[.$CJ43];[.$CT43];[.$DD43])" office:value-type="float"/>
          <table:table-cell table:formula="of:=MEDIAN([.$I43];[.$S43];[.$AC43];[.$AM43];[.$AW43];[.$BG43];[.$BQ43];[.$CA43];[.$CK43];[.$CU43];[.$DE43])" office:value-type="float"/>
          <table:table-cell table:formula="of:=MEDIAN([.$J43];[.$T43];[.$AD43];[.$AN43];[.$AX43];[.$BH43];[.$BR43];[.$CB43];[.$CL43];[.$CV43];[.$DF43])" office:value-type="float"/>
          <table:table-cell table:formula="of:=MEDIAN([.$K43];[.$U43];[.$AE43];[.$AO43];[.$AY43];[.$BI43];[.$BS43];[.$CC43];[.$CM43];[.$CW43];[.$DG43])" office:value-type="float"/>
          <table:table-cell table:formula="of:=MAX([.$B43];[.$L43];[.$V43];[.$AF43];[.$AP43];[.$AZ43];[.$BJ43];[.$BT43];[.$CD43];[.$CN43];[.$CX43])" office:value-type="float"/>
          <table:table-cell table:formula="of:=MAX([.$C43];[.$M43];[.$W43];[.$AG43];[.$AQ43];[.$BA43];[.$BK43];[.$BU43];[.$CE43];[.$CO43];[.$CY43])" office:value-type="float"/>
          <table:table-cell table:formula="of:=MAX([.$D43];[.$N43];[.$X43];[.$AH43];[.$AR43];[.$BB43];[.$BL43];[.$BV43];[.$CF43];[.$CP43];[.$CZ43])" office:value-type="float"/>
          <table:table-cell table:formula="of:=MAX([.$E43];[.$O43];[.$Y43];[.$AI43];[.$AS43];[.$BC43];[.$BM43];[.$BW43];[.$CG43];[.$CQ43];[.$DA43])" office:value-type="float"/>
          <table:table-cell table:formula="of:=MAX([.$F43];[.$P43];[.$Z43];[.$AJ43];[.$AT43];[.$BD43];[.$BN43];[.$BX43];[.$CH43];[.$CR43];[.$DB43])" office:value-type="float"/>
          <table:table-cell table:formula="of:=MAX([.$G43];[.$Q43];[.$AA43];[.$AK43];[.$AU43];[.$BE43];[.$BO43];[.$BY43];[.$CI43];[.$CS43];[.$DC43])" office:value-type="float"/>
          <table:table-cell table:formula="of:=MAX([.$H43];[.$R43];[.$AB43];[.$AL43];[.$AV43];[.$BF43];[.$BP43];[.$BZ43];[.$CJ43];[.$CT43];[.$DD43])" office:value-type="float"/>
          <table:table-cell table:formula="of:=MAX([.$I43];[.$S43];[.$AC43];[.$AM43];[.$AW43];[.$BG43];[.$BQ43];[.$CA43];[.$CK43];[.$CU43];[.$DE43])" office:value-type="float"/>
          <table:table-cell table:formula="of:=MAX([.$J43];[.$T43];[.$AD43];[.$AN43];[.$AX43];[.$BH43];[.$BR43];[.$CB43];[.$CL43];[.$CV43];[.$DF43])" office:value-type="float"/>
          <table:table-cell table:formula="of:=MAX([.$K43];[.$U43];[.$AE43];[.$AO43];[.$AY43];[.$BI43];[.$BS43];[.$CC43];[.$CM43];[.$CW43];[.$DG43])" office:value-type="float"/>
        </table:table-row>
        <table:table-row table:style-name="ro1">
          <table:table-cell office:value-type="string">
            <text:p>aspComp2013/crossing/instances/0057-crossing_minimization-8-0.asp</text:p>
          </table:table-cell>
          <table:table-cell office:value-type="float" office:value="3.7865"/>
          <table:table-cell office:value-type="float" office:value="0.0"/>
          <table:table-cell office:value-type="float" office:value="3.87931034483"/>
          <table:table-cell office:value-type="float" office:value="0.140086206897"/>
          <table:table-cell office:value-type="float" office:value="0.0"/>
          <table:table-cell office:value-type="float" office:value="36331.0"/>
          <table:table-cell table:style-name="cellBest" office:value-type="float" office:value="0.0"/>
          <table:table-cell office:value-type="float" office:value="17843.0"/>
          <table:table-cell office:value-type="float" office:value="4.0"/>
          <table:table-cell table:style-name="cellBest" office:value-type="float" office:value="30.0"/>
          <table:table-cell office:value-type="float" office:value="3.65419"/>
          <table:table-cell office:value-type="float" office:value="0.0"/>
          <table:table-cell office:value-type="float" office:value="7.3275862069"/>
          <table:table-cell office:value-type="float" office:value="0.136494252874"/>
          <table:table-cell office:value-type="float" office:value="0.0"/>
          <table:table-cell office:value-type="float" office:value="32835.0"/>
          <table:table-cell table:style-name="cellBest" office:value-type="float" office:value="0.0"/>
          <table:table-cell office:value-type="float" office:value="16282.0"/>
          <table:table-cell office:value-type="float" office:value="4.0"/>
          <table:table-cell table:style-name="cellBest" office:value-type="float" office:value="30.0"/>
          <table:table-cell office:value-type="float" office:value="3.66627"/>
          <table:table-cell office:value-type="float" office:value="0.0"/>
          <table:table-cell office:value-type="float" office:value="3.87931034483"/>
          <table:table-cell office:value-type="float" office:value="0.140086206897"/>
          <table:table-cell office:value-type="float" office:value="0.0"/>
          <table:table-cell office:value-type="float" office:value="36331.0"/>
          <table:table-cell table:style-name="cellBest" office:value-type="float" office:value="0.0"/>
          <table:table-cell office:value-type="float" office:value="17843.0"/>
          <table:table-cell office:value-type="float" office:value="4.0"/>
          <table:table-cell table:style-name="cellBest" office:value-type="float" office:value="30.0"/>
          <table:table-cell office:value-type="float" office:value="8.14934"/>
          <table:table-cell office:value-type="float" office:value="0.0"/>
          <table:table-cell office:value-type="float" office:value="13.7931034483"/>
          <table:table-cell office:value-type="float" office:value="0.191810344828"/>
          <table:table-cell office:value-type="float" office:value="0.0"/>
          <table:table-cell office:value-type="float" office:value="78518.0"/>
          <table:table-cell office:value-type="float" office:value="53253.0"/>
          <table:table-cell office:value-type="float" office:value="32240.0"/>
          <table:table-cell office:value-type="float" office:value="4.0"/>
          <table:table-cell office:value-type="float" office:value="32.0"/>
          <table:table-cell office:value-type="float" office:value="108.75"/>
          <table:table-cell office:value-type="float" office:value="0.0"/>
          <table:table-cell office:value-type="float" office:value="14.6551724138"/>
          <table:table-cell office:value-type="float" office:value="0.189655172414"/>
          <table:table-cell office:value-type="float" office:value="0.0"/>
          <table:table-cell office:value-type="float" office:value="1290293.0"/>
          <table:table-cell office:value-type="float" office:value="1249355.0"/>
          <table:table-cell office:value-type="float" office:value="238047.0"/>
          <table:table-cell office:value-type="float" office:value="4.0"/>
          <table:table-cell table:style-name="cellWorst" office:value-type="float" office:value="127.0"/>
          <table:table-cell office:value-type="float" office:value="7.71239"/>
          <table:table-cell office:value-type="float" office:value="0.0"/>
          <table:table-cell office:value-type="float" office:value="9.48275862069"/>
          <table:table-cell office:value-type="float" office:value="0.20474137931"/>
          <table:table-cell office:value-type="float" office:value="0.0"/>
          <table:table-cell office:value-type="float" office:value="51522.0"/>
          <table:table-cell office:value-type="float" office:value="20301.0"/>
          <table:table-cell office:value-type="float" office:value="21303.0"/>
          <table:table-cell office:value-type="float" office:value="4.0"/>
          <table:table-cell office:value-type="float" office:value="46.0"/>
          <table:table-cell office:value-type="float" office:value="7.587"/>
          <table:table-cell office:value-type="float" office:value="0.0"/>
          <table:table-cell office:value-type="float" office:value="9.48275862069"/>
          <table:table-cell office:value-type="float" office:value="0.20474137931"/>
          <table:table-cell office:value-type="float" office:value="0.0"/>
          <table:table-cell office:value-type="float" office:value="51522.0"/>
          <table:table-cell office:value-type="float" office:value="20301.0"/>
          <table:table-cell office:value-type="float" office:value="21303.0"/>
          <table:table-cell office:value-type="float" office:value="4.0"/>
          <table:table-cell office:value-type="float" office:value="46.0"/>
          <table:table-cell table:style-name="cellBest" office:value-type="float" office:value="3.38507"/>
          <table:table-cell office:value-type="float" office:value="0.0"/>
          <table:table-cell table:style-name="cellBest" office:value-type="float" office:value="3.44827586207"/>
          <table:table-cell office:value-type="float" office:value="0.150862068966"/>
          <table:table-cell office:value-type="float" office:value="0.0"/>
          <table:table-cell table:style-name="cellBest" office:value-type="float" office:value="27599.0"/>
          <table:table-cell office:value-type="float" office:value="415.0"/>
          <table:table-cell table:style-name="cellBest" office:value-type="float" office:value="11912.0"/>
          <table:table-cell office:value-type="float" office:value="4.0"/>
          <table:table-cell office:value-type="float" office:value="34.0"/>
          <table:table-cell office:value-type="float" office:value="7.98578"/>
          <table:table-cell office:value-type="float" office:value="0.0"/>
          <table:table-cell office:value-type="float" office:value="6.89655172414"/>
          <table:table-cell office:value-type="float" office:value="0.176724137931"/>
          <table:table-cell office:value-type="float" office:value="0.0"/>
          <table:table-cell office:value-type="float" office:value="38880.0"/>
          <table:table-cell office:value-type="float" office:value="391.0"/>
          <table:table-cell office:value-type="float" office:value="14651.0"/>
          <table:table-cell office:value-type="float" office:value="4.0"/>
          <table:table-cell office:value-type="float" office:value="60.0"/>
          <table:table-cell office:value-type="float" office:value="156.731"/>
          <table:table-cell office:value-type="float" office:value="0.0"/>
          <table:table-cell office:value-type="float" office:value="15.0862068966"/>
          <table:table-cell office:value-type="float" office:value="0.215517241379"/>
          <table:table-cell office:value-type="float" office:value="0.0"/>
          <table:table-cell office:value-type="float" office:value="2191771.0"/>
          <table:table-cell office:value-type="float" office:value="2142606.0"/>
          <table:table-cell office:value-type="float" office:value="453912.0"/>
          <table:table-cell office:value-type="float" office:value="4.0"/>
          <table:table-cell office:value-type="float" office:value="85.0"/>
          <table:table-cell table:style-name="cellWorst" office:value-type="float" office:value="187.287"/>
          <table:table-cell office:value-type="float" office:value="0.0"/>
          <table:table-cell table:style-name="cellWorst" office:value-type="float" office:value="17.6724137931"/>
          <table:table-cell office:value-type="float" office:value="0.224856321839"/>
          <table:table-cell office:value-type="float" office:value="0.0"/>
          <table:table-cell table:style-name="cellWorst" office:value-type="float" office:value="5287361.0"/>
          <table:table-cell table:style-name="cellWorst" office:value-type="float" office:value="5240897.0"/>
          <table:table-cell table:style-name="cellWorst" office:value-type="float" office:value="753782.0"/>
          <table:table-cell office:value-type="float" office:value="4.0"/>
          <table:table-cell office:value-type="float" office:value="95.0"/>
          <table:table-cell table:formula="of:=MIN([.$B44];[.$L44];[.$V44];[.$AF44];[.$AP44];[.$AZ44];[.$BJ44];[.$BT44];[.$CD44];[.$CN44];[.$CX44])" office:value-type="float"/>
          <table:table-cell table:formula="of:=MIN([.$C44];[.$M44];[.$W44];[.$AG44];[.$AQ44];[.$BA44];[.$BK44];[.$BU44];[.$CE44];[.$CO44];[.$CY44])" office:value-type="float"/>
          <table:table-cell table:formula="of:=MIN([.$D44];[.$N44];[.$X44];[.$AH44];[.$AR44];[.$BB44];[.$BL44];[.$BV44];[.$CF44];[.$CP44];[.$CZ44])" office:value-type="float"/>
          <table:table-cell table:formula="of:=MIN([.$E44];[.$O44];[.$Y44];[.$AI44];[.$AS44];[.$BC44];[.$BM44];[.$BW44];[.$CG44];[.$CQ44];[.$DA44])" office:value-type="float"/>
          <table:table-cell table:formula="of:=MIN([.$F44];[.$P44];[.$Z44];[.$AJ44];[.$AT44];[.$BD44];[.$BN44];[.$BX44];[.$CH44];[.$CR44];[.$DB44])" office:value-type="float"/>
          <table:table-cell table:formula="of:=MIN([.$G44];[.$Q44];[.$AA44];[.$AK44];[.$AU44];[.$BE44];[.$BO44];[.$BY44];[.$CI44];[.$CS44];[.$DC44])" office:value-type="float"/>
          <table:table-cell table:formula="of:=MIN([.$H44];[.$R44];[.$AB44];[.$AL44];[.$AV44];[.$BF44];[.$BP44];[.$BZ44];[.$CJ44];[.$CT44];[.$DD44])" office:value-type="float"/>
          <table:table-cell table:formula="of:=MIN([.$I44];[.$S44];[.$AC44];[.$AM44];[.$AW44];[.$BG44];[.$BQ44];[.$CA44];[.$CK44];[.$CU44];[.$DE44])" office:value-type="float"/>
          <table:table-cell table:formula="of:=MIN([.$J44];[.$T44];[.$AD44];[.$AN44];[.$AX44];[.$BH44];[.$BR44];[.$CB44];[.$CL44];[.$CV44];[.$DF44])" office:value-type="float"/>
          <table:table-cell table:formula="of:=MIN([.$K44];[.$U44];[.$AE44];[.$AO44];[.$AY44];[.$BI44];[.$BS44];[.$CC44];[.$CM44];[.$CW44];[.$DG44])" office:value-type="float"/>
          <table:table-cell table:formula="of:=MEDIAN([.$B44];[.$L44];[.$V44];[.$AF44];[.$AP44];[.$AZ44];[.$BJ44];[.$BT44];[.$CD44];[.$CN44];[.$CX44])" office:value-type="float"/>
          <table:table-cell table:formula="of:=MEDIAN([.$C44];[.$M44];[.$W44];[.$AG44];[.$AQ44];[.$BA44];[.$BK44];[.$BU44];[.$CE44];[.$CO44];[.$CY44])" office:value-type="float"/>
          <table:table-cell table:formula="of:=MEDIAN([.$D44];[.$N44];[.$X44];[.$AH44];[.$AR44];[.$BB44];[.$BL44];[.$BV44];[.$CF44];[.$CP44];[.$CZ44])" office:value-type="float"/>
          <table:table-cell table:formula="of:=MEDIAN([.$E44];[.$O44];[.$Y44];[.$AI44];[.$AS44];[.$BC44];[.$BM44];[.$BW44];[.$CG44];[.$CQ44];[.$DA44])" office:value-type="float"/>
          <table:table-cell table:formula="of:=MEDIAN([.$F44];[.$P44];[.$Z44];[.$AJ44];[.$AT44];[.$BD44];[.$BN44];[.$BX44];[.$CH44];[.$CR44];[.$DB44])" office:value-type="float"/>
          <table:table-cell table:formula="of:=MEDIAN([.$G44];[.$Q44];[.$AA44];[.$AK44];[.$AU44];[.$BE44];[.$BO44];[.$BY44];[.$CI44];[.$CS44];[.$DC44])" office:value-type="float"/>
          <table:table-cell table:formula="of:=MEDIAN([.$H44];[.$R44];[.$AB44];[.$AL44];[.$AV44];[.$BF44];[.$BP44];[.$BZ44];[.$CJ44];[.$CT44];[.$DD44])" office:value-type="float"/>
          <table:table-cell table:formula="of:=MEDIAN([.$I44];[.$S44];[.$AC44];[.$AM44];[.$AW44];[.$BG44];[.$BQ44];[.$CA44];[.$CK44];[.$CU44];[.$DE44])" office:value-type="float"/>
          <table:table-cell table:formula="of:=MEDIAN([.$J44];[.$T44];[.$AD44];[.$AN44];[.$AX44];[.$BH44];[.$BR44];[.$CB44];[.$CL44];[.$CV44];[.$DF44])" office:value-type="float"/>
          <table:table-cell table:formula="of:=MEDIAN([.$K44];[.$U44];[.$AE44];[.$AO44];[.$AY44];[.$BI44];[.$BS44];[.$CC44];[.$CM44];[.$CW44];[.$DG44])" office:value-type="float"/>
          <table:table-cell table:formula="of:=MAX([.$B44];[.$L44];[.$V44];[.$AF44];[.$AP44];[.$AZ44];[.$BJ44];[.$BT44];[.$CD44];[.$CN44];[.$CX44])" office:value-type="float"/>
          <table:table-cell table:formula="of:=MAX([.$C44];[.$M44];[.$W44];[.$AG44];[.$AQ44];[.$BA44];[.$BK44];[.$BU44];[.$CE44];[.$CO44];[.$CY44])" office:value-type="float"/>
          <table:table-cell table:formula="of:=MAX([.$D44];[.$N44];[.$X44];[.$AH44];[.$AR44];[.$BB44];[.$BL44];[.$BV44];[.$CF44];[.$CP44];[.$CZ44])" office:value-type="float"/>
          <table:table-cell table:formula="of:=MAX([.$E44];[.$O44];[.$Y44];[.$AI44];[.$AS44];[.$BC44];[.$BM44];[.$BW44];[.$CG44];[.$CQ44];[.$DA44])" office:value-type="float"/>
          <table:table-cell table:formula="of:=MAX([.$F44];[.$P44];[.$Z44];[.$AJ44];[.$AT44];[.$BD44];[.$BN44];[.$BX44];[.$CH44];[.$CR44];[.$DB44])" office:value-type="float"/>
          <table:table-cell table:formula="of:=MAX([.$G44];[.$Q44];[.$AA44];[.$AK44];[.$AU44];[.$BE44];[.$BO44];[.$BY44];[.$CI44];[.$CS44];[.$DC44])" office:value-type="float"/>
          <table:table-cell table:formula="of:=MAX([.$H44];[.$R44];[.$AB44];[.$AL44];[.$AV44];[.$BF44];[.$BP44];[.$BZ44];[.$CJ44];[.$CT44];[.$DD44])" office:value-type="float"/>
          <table:table-cell table:formula="of:=MAX([.$I44];[.$S44];[.$AC44];[.$AM44];[.$AW44];[.$BG44];[.$BQ44];[.$CA44];[.$CK44];[.$CU44];[.$DE44])" office:value-type="float"/>
          <table:table-cell table:formula="of:=MAX([.$J44];[.$T44];[.$AD44];[.$AN44];[.$AX44];[.$BH44];[.$BR44];[.$CB44];[.$CL44];[.$CV44];[.$DF44])" office:value-type="float"/>
          <table:table-cell table:formula="of:=MAX([.$K44];[.$U44];[.$AE44];[.$AO44];[.$AY44];[.$BI44];[.$BS44];[.$CC44];[.$CM44];[.$CW44];[.$DG44])" office:value-type="float"/>
        </table:table-row>
        <table:table-row table:style-name="ro1">
          <table:table-cell office:value-type="string">
            <text:p>aspComp2013/crossing/instances/0074-crossing_minimization-8-0.asp</text:p>
          </table:table-cell>
          <table:table-cell office:value-type="float" office:value="13.3706"/>
          <table:table-cell office:value-type="float" office:value="0.0"/>
          <table:table-cell office:value-type="float" office:value="9.77198697068"/>
          <table:table-cell office:value-type="float" office:value="0.130293159609"/>
          <table:table-cell office:value-type="float" office:value="0.0"/>
          <table:table-cell office:value-type="float" office:value="126219.0"/>
          <table:table-cell table:style-name="cellBest" office:value-type="float" office:value="0.0"/>
          <table:table-cell office:value-type="float" office:value="53693.0"/>
          <table:table-cell office:value-type="float" office:value="4.0"/>
          <table:table-cell office:value-type="float" office:value="52.0"/>
          <table:table-cell office:value-type="float" office:value="6.87592"/>
          <table:table-cell office:value-type="float" office:value="0.0"/>
          <table:table-cell office:value-type="float" office:value="4.56026058632"/>
          <table:table-cell office:value-type="float" office:value="0.117806731813"/>
          <table:table-cell office:value-type="float" office:value="0.0"/>
          <table:table-cell office:value-type="float" office:value="57326.0"/>
          <table:table-cell table:style-name="cellBest" office:value-type="float" office:value="0.0"/>
          <table:table-cell office:value-type="float" office:value="28346.0"/>
          <table:table-cell office:value-type="float" office:value="4.0"/>
          <table:table-cell office:value-type="float" office:value="50.0"/>
          <table:table-cell table:style-name="cellBest" office:value-type="float" office:value="6.26557"/>
          <table:table-cell office:value-type="float" office:value="0.0"/>
          <table:table-cell office:value-type="float" office:value="6.84039087948"/>
          <table:table-cell office:value-type="float" office:value="0.0966340933768"/>
          <table:table-cell office:value-type="float" office:value="0.0"/>
          <table:table-cell table:style-name="cellBest" office:value-type="float" office:value="56135.0"/>
          <table:table-cell table:style-name="cellBest" office:value-type="float" office:value="0.0"/>
          <table:table-cell table:style-name="cellBest" office:value-type="float" office:value="27316.0"/>
          <table:table-cell office:value-type="float" office:value="4.0"/>
          <table:table-cell office:value-type="float" office:value="55.0"/>
          <table:table-cell office:value-type="float" office:value="20.1333"/>
          <table:table-cell office:value-type="float" office:value="0.0"/>
          <table:table-cell table:style-name="cellWorst" office:value-type="float" office:value="12.3778501629"/>
          <table:table-cell office:value-type="float" office:value="0.164495114007"/>
          <table:table-cell office:value-type="float" office:value="0.0"/>
          <table:table-cell office:value-type="float" office:value="163317.0"/>
          <table:table-cell office:value-type="float" office:value="72078.0"/>
          <table:table-cell office:value-type="float" office:value="63960.0"/>
          <table:table-cell office:value-type="float" office:value="4.0"/>
          <table:table-cell table:style-name="cellBest" office:value-type="float" office:value="49.0"/>
          <table:table-cell office:value-type="float" office:value="514.746"/>
          <table:table-cell office:value-type="float" office:value="0.0"/>
          <table:table-cell office:value-type="float" office:value="7.49185667752"/>
          <table:table-cell office:value-type="float" office:value="0.120521172638"/>
          <table:table-cell office:value-type="float" office:value="0.0"/>
          <table:table-cell office:value-type="float" office:value="2395154.0"/>
          <table:table-cell office:value-type="float" office:value="2291965.0"/>
          <table:table-cell office:value-type="float" office:value="634000.0"/>
          <table:table-cell office:value-type="float" office:value="4.0"/>
          <table:table-cell table:style-name="cellWorst" office:value-type="float" office:value="181.0"/>
          <table:table-cell office:value-type="float" office:value="28.375"/>
          <table:table-cell office:value-type="float" office:value="0.0"/>
          <table:table-cell office:value-type="float" office:value="5.86319218241"/>
          <table:table-cell office:value-type="float" office:value="0.128121606949"/>
          <table:table-cell office:value-type="float" office:value="0.0"/>
          <table:table-cell office:value-type="float" office:value="155321.0"/>
          <table:table-cell office:value-type="float" office:value="58750.0"/>
          <table:table-cell office:value-type="float" office:value="59175.0"/>
          <table:table-cell office:value-type="float" office:value="4.0"/>
          <table:table-cell office:value-type="float" office:value="79.0"/>
          <table:table-cell office:value-type="float" office:value="37.2436"/>
          <table:table-cell office:value-type="float" office:value="0.0"/>
          <table:table-cell office:value-type="float" office:value="5.86319218241"/>
          <table:table-cell office:value-type="float" office:value="0.128121606949"/>
          <table:table-cell office:value-type="float" office:value="0.0"/>
          <table:table-cell office:value-type="float" office:value="155321.0"/>
          <table:table-cell office:value-type="float" office:value="58750.0"/>
          <table:table-cell office:value-type="float" office:value="59175.0"/>
          <table:table-cell office:value-type="float" office:value="4.0"/>
          <table:table-cell office:value-type="float" office:value="79.0"/>
          <table:table-cell office:value-type="float" office:value="10.6742"/>
          <table:table-cell office:value-type="float" office:value="0.0"/>
          <table:table-cell table:style-name="cellBest" office:value-type="float" office:value="3.25732899023"/>
          <table:table-cell office:value-type="float" office:value="0.0803474484256"/>
          <table:table-cell office:value-type="float" office:value="0.0"/>
          <table:table-cell office:value-type="float" office:value="95728.0"/>
          <table:table-cell office:value-type="float" office:value="442.0"/>
          <table:table-cell office:value-type="float" office:value="31920.0"/>
          <table:table-cell office:value-type="float" office:value="4.0"/>
          <table:table-cell office:value-type="float" office:value="85.0"/>
          <table:table-cell office:value-type="float" office:value="18.317"/>
          <table:table-cell office:value-type="float" office:value="0.0"/>
          <table:table-cell office:value-type="float" office:value="11.0749185668"/>
          <table:table-cell office:value-type="float" office:value="0.144951140065"/>
          <table:table-cell office:value-type="float" office:value="0.0"/>
          <table:table-cell office:value-type="float" office:value="108899.0"/>
          <table:table-cell office:value-type="float" office:value="860.0"/>
          <table:table-cell office:value-type="float" office:value="35918.0"/>
          <table:table-cell office:value-type="float" office:value="4.0"/>
          <table:table-cell office:value-type="float" office:value="86.0"/>
          <table:table-cell table:style-name="cellWorst" office:value-type="float" office:value="600.02"/>
          <table:table-cell office:value-type="float" office:value="1.0"/>
          <table:table-cell office:value-type="float" office:value="10.4234527687"/>
          <table:table-cell office:value-type="float" office:value="0.125950054289"/>
          <table:table-cell office:value-type="float" office:value="0.0"/>
          <table:table-cell office:value-type="float" office:value="2564581.0"/>
          <table:table-cell office:value-type="float" office:value="2465920.0"/>
          <table:table-cell office:value-type="float" office:value="769954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table:style-name="cellWorst" office:value-type="float" office:value="12.3778501629"/>
          <table:table-cell office:value-type="float" office:value="0.14332247557"/>
          <table:table-cell office:value-type="float" office:value="0.0"/>
          <table:table-cell table:style-name="cellWorst" office:value-type="float" office:value="2706487.0"/>
          <table:table-cell table:style-name="cellWorst" office:value-type="float" office:value="2608391.0"/>
          <table:table-cell table:style-name="cellWorst" office:value-type="float" office:value="776627.0"/>
          <table:table-cell office:value-type="string">
            <text:p/>
          </table:table-cell>
          <table:table-cell office:value-type="string">
            <text:p/>
          </table:table-cell>
          <table:table-cell table:formula="of:=MIN([.$B45];[.$L45];[.$V45];[.$AF45];[.$AP45];[.$AZ45];[.$BJ45];[.$BT45];[.$CD45];[.$CN45];[.$CX45])" office:value-type="float"/>
          <table:table-cell table:formula="of:=MIN([.$C45];[.$M45];[.$W45];[.$AG45];[.$AQ45];[.$BA45];[.$BK45];[.$BU45];[.$CE45];[.$CO45];[.$CY45])" office:value-type="float"/>
          <table:table-cell table:formula="of:=MIN([.$D45];[.$N45];[.$X45];[.$AH45];[.$AR45];[.$BB45];[.$BL45];[.$BV45];[.$CF45];[.$CP45];[.$CZ45])" office:value-type="float"/>
          <table:table-cell table:formula="of:=MIN([.$E45];[.$O45];[.$Y45];[.$AI45];[.$AS45];[.$BC45];[.$BM45];[.$BW45];[.$CG45];[.$CQ45];[.$DA45])" office:value-type="float"/>
          <table:table-cell table:formula="of:=MIN([.$F45];[.$P45];[.$Z45];[.$AJ45];[.$AT45];[.$BD45];[.$BN45];[.$BX45];[.$CH45];[.$CR45];[.$DB45])" office:value-type="float"/>
          <table:table-cell table:formula="of:=MIN([.$G45];[.$Q45];[.$AA45];[.$AK45];[.$AU45];[.$BE45];[.$BO45];[.$BY45];[.$CI45];[.$CS45];[.$DC45])" office:value-type="float"/>
          <table:table-cell table:formula="of:=MIN([.$H45];[.$R45];[.$AB45];[.$AL45];[.$AV45];[.$BF45];[.$BP45];[.$BZ45];[.$CJ45];[.$CT45];[.$DD45])" office:value-type="float"/>
          <table:table-cell table:formula="of:=MIN([.$I45];[.$S45];[.$AC45];[.$AM45];[.$AW45];[.$BG45];[.$BQ45];[.$CA45];[.$CK45];[.$CU45];[.$DE45])" office:value-type="float"/>
          <table:table-cell table:formula="of:=MIN([.$J45];[.$T45];[.$AD45];[.$AN45];[.$AX45];[.$BH45];[.$BR45];[.$CB45];[.$CL45];[.$CV45];[.$DF45])" office:value-type="float"/>
          <table:table-cell table:formula="of:=MIN([.$K45];[.$U45];[.$AE45];[.$AO45];[.$AY45];[.$BI45];[.$BS45];[.$CC45];[.$CM45];[.$CW45];[.$DG45])" office:value-type="float"/>
          <table:table-cell table:formula="of:=MEDIAN([.$B45];[.$L45];[.$V45];[.$AF45];[.$AP45];[.$AZ45];[.$BJ45];[.$BT45];[.$CD45];[.$CN45];[.$CX45])" office:value-type="float"/>
          <table:table-cell table:formula="of:=MEDIAN([.$C45];[.$M45];[.$W45];[.$AG45];[.$AQ45];[.$BA45];[.$BK45];[.$BU45];[.$CE45];[.$CO45];[.$CY45])" office:value-type="float"/>
          <table:table-cell table:formula="of:=MEDIAN([.$D45];[.$N45];[.$X45];[.$AH45];[.$AR45];[.$BB45];[.$BL45];[.$BV45];[.$CF45];[.$CP45];[.$CZ45])" office:value-type="float"/>
          <table:table-cell table:formula="of:=MEDIAN([.$E45];[.$O45];[.$Y45];[.$AI45];[.$AS45];[.$BC45];[.$BM45];[.$BW45];[.$CG45];[.$CQ45];[.$DA45])" office:value-type="float"/>
          <table:table-cell table:formula="of:=MEDIAN([.$F45];[.$P45];[.$Z45];[.$AJ45];[.$AT45];[.$BD45];[.$BN45];[.$BX45];[.$CH45];[.$CR45];[.$DB45])" office:value-type="float"/>
          <table:table-cell table:formula="of:=MEDIAN([.$G45];[.$Q45];[.$AA45];[.$AK45];[.$AU45];[.$BE45];[.$BO45];[.$BY45];[.$CI45];[.$CS45];[.$DC45])" office:value-type="float"/>
          <table:table-cell table:formula="of:=MEDIAN([.$H45];[.$R45];[.$AB45];[.$AL45];[.$AV45];[.$BF45];[.$BP45];[.$BZ45];[.$CJ45];[.$CT45];[.$DD45])" office:value-type="float"/>
          <table:table-cell table:formula="of:=MEDIAN([.$I45];[.$S45];[.$AC45];[.$AM45];[.$AW45];[.$BG45];[.$BQ45];[.$CA45];[.$CK45];[.$CU45];[.$DE45])" office:value-type="float"/>
          <table:table-cell table:formula="of:=MEDIAN([.$J45];[.$T45];[.$AD45];[.$AN45];[.$AX45];[.$BH45];[.$BR45];[.$CB45];[.$CL45];[.$CV45];[.$DF45])" office:value-type="float"/>
          <table:table-cell table:formula="of:=MEDIAN([.$K45];[.$U45];[.$AE45];[.$AO45];[.$AY45];[.$BI45];[.$BS45];[.$CC45];[.$CM45];[.$CW45];[.$DG45])" office:value-type="float"/>
          <table:table-cell table:formula="of:=MAX([.$B45];[.$L45];[.$V45];[.$AF45];[.$AP45];[.$AZ45];[.$BJ45];[.$BT45];[.$CD45];[.$CN45];[.$CX45])" office:value-type="float"/>
          <table:table-cell table:formula="of:=MAX([.$C45];[.$M45];[.$W45];[.$AG45];[.$AQ45];[.$BA45];[.$BK45];[.$BU45];[.$CE45];[.$CO45];[.$CY45])" office:value-type="float"/>
          <table:table-cell table:formula="of:=MAX([.$D45];[.$N45];[.$X45];[.$AH45];[.$AR45];[.$BB45];[.$BL45];[.$BV45];[.$CF45];[.$CP45];[.$CZ45])" office:value-type="float"/>
          <table:table-cell table:formula="of:=MAX([.$E45];[.$O45];[.$Y45];[.$AI45];[.$AS45];[.$BC45];[.$BM45];[.$BW45];[.$CG45];[.$CQ45];[.$DA45])" office:value-type="float"/>
          <table:table-cell table:formula="of:=MAX([.$F45];[.$P45];[.$Z45];[.$AJ45];[.$AT45];[.$BD45];[.$BN45];[.$BX45];[.$CH45];[.$CR45];[.$DB45])" office:value-type="float"/>
          <table:table-cell table:formula="of:=MAX([.$G45];[.$Q45];[.$AA45];[.$AK45];[.$AU45];[.$BE45];[.$BO45];[.$BY45];[.$CI45];[.$CS45];[.$DC45])" office:value-type="float"/>
          <table:table-cell table:formula="of:=MAX([.$H45];[.$R45];[.$AB45];[.$AL45];[.$AV45];[.$BF45];[.$BP45];[.$BZ45];[.$CJ45];[.$CT45];[.$DD45])" office:value-type="float"/>
          <table:table-cell table:formula="of:=MAX([.$I45];[.$S45];[.$AC45];[.$AM45];[.$AW45];[.$BG45];[.$BQ45];[.$CA45];[.$CK45];[.$CU45];[.$DE45])" office:value-type="float"/>
          <table:table-cell table:formula="of:=MAX([.$J45];[.$T45];[.$AD45];[.$AN45];[.$AX45];[.$BH45];[.$BR45];[.$CB45];[.$CL45];[.$CV45];[.$DF45])" office:value-type="float"/>
          <table:table-cell table:formula="of:=MAX([.$K45];[.$U45];[.$AE45];[.$AO45];[.$AY45];[.$BI45];[.$BS45];[.$CC45];[.$CM45];[.$CW45];[.$DG45])" office:value-type="float"/>
        </table:table-row>
        <table:table-row table:style-name="ro1">
          <table:table-cell office:value-type="string">
            <text:p>bio-expansion/instances/9000/ins_9000_0_0444</text:p>
          </table:table-cell>
          <table:table-cell table:style-name="cellBest" office:value-type="float" office:value="43.425"/>
          <table:table-cell office:value-type="float" office:value="0.0"/>
          <table:table-cell office:value-type="float" office:value="0.0649603741718"/>
          <table:table-cell office:value-type="float" office:value="0.00153739552206"/>
          <table:table-cell office:value-type="float" office:value="0.0"/>
          <table:table-cell office:value-type="float" office:value="203734.0"/>
          <table:table-cell office:value-type="float" office:value="0.0"/>
          <table:table-cell office:value-type="float" office:value="114492.0"/>
          <table:table-cell office:value-type="float" office:value="4.0"/>
          <table:table-cell table:style-name="cellBest" office:value-type="float" office:value="114.0"/>
          <table:table-cell office:value-type="float" office:value="348.69"/>
          <table:table-cell office:value-type="float" office:value="0.0"/>
          <table:table-cell office:value-type="float" office:value="0.0259841496687"/>
          <table:table-cell office:value-type="float" office:value="0.000541336451431"/>
          <table:table-cell office:value-type="float" office:value="0.0"/>
          <table:table-cell table:style-name="cellWorst" office:value-type="float" office:value="4571051.0"/>
          <table:table-cell office:value-type="float" office:value="0.0"/>
          <table:table-cell table:style-name="cellWorst" office:value-type="float" office:value="3764531.0"/>
          <table:table-cell office:value-type="float" office:value="4.0"/>
          <table:table-cell office:value-type="float" office:value="142.0"/>
          <table:table-cell office:value-type="float" office:value="471.254"/>
          <table:table-cell office:value-type="float" office:value="0.0"/>
          <table:table-cell office:value-type="float" office:value="0.0389762245031"/>
          <table:table-cell office:value-type="float" office:value="0.00171062318652"/>
          <table:table-cell office:value-type="float" office:value="0.0"/>
          <table:table-cell office:value-type="float" office:value="1009933.0"/>
          <table:table-cell office:value-type="float" office:value="0.0"/>
          <table:table-cell office:value-type="float" office:value="736351.0"/>
          <table:table-cell office:value-type="float" office:value="4.0"/>
          <table:table-cell table:style-name="cellWorst" office:value-type="float" office:value="549.0"/>
          <table:table-cell office:value-type="float" office:value="108.562"/>
          <table:table-cell office:value-type="float" office:value="0.0"/>
          <table:table-cell office:value-type="float" office:value="0.181889047681"/>
          <table:table-cell office:value-type="float" office:value="0.0028366030055"/>
          <table:table-cell office:value-type="float" office:value="0.0"/>
          <table:table-cell office:value-type="float" office:value="1128147.0"/>
          <table:table-cell office:value-type="float" office:value="1049.0"/>
          <table:table-cell office:value-type="float" office:value="924258.0"/>
          <table:table-cell office:value-type="float" office:value="4.0"/>
          <table:table-cell office:value-type="float" office:value="12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6.4714"/>
          <table:table-cell office:value-type="float" office:value="0.0"/>
          <table:table-cell office:value-type="float" office:value="0.29881772119"/>
          <table:table-cell office:value-type="float" office:value="0.00389762245031"/>
          <table:table-cell office:value-type="float" office:value="0.0"/>
          <table:table-cell office:value-type="float" office:value="1138349.0"/>
          <table:table-cell office:value-type="float" office:value="4841.0"/>
          <table:table-cell office:value-type="float" office:value="930677.0"/>
          <table:table-cell office:value-type="float" office:value="4.0"/>
          <table:table-cell table:style-name="cellBest" office:value-type="float" office:value="114.0"/>
          <table:table-cell office:value-type="float" office:value="90.1772"/>
          <table:table-cell office:value-type="float" office:value="0.0"/>
          <table:table-cell office:value-type="float" office:value="0.29881772119"/>
          <table:table-cell office:value-type="float" office:value="0.00389762245031"/>
          <table:table-cell office:value-type="float" office:value="0.0"/>
          <table:table-cell office:value-type="float" office:value="1138349.0"/>
          <table:table-cell office:value-type="float" office:value="4841.0"/>
          <table:table-cell office:value-type="float" office:value="930677.0"/>
          <table:table-cell office:value-type="float" office:value="4.0"/>
          <table:table-cell table:style-name="cellBest" office:value-type="float" office:value="114.0"/>
          <table:table-cell office:value-type="float" office:value="600.019"/>
          <table:table-cell office:value-type="float" office:value="1.0"/>
          <table:table-cell office:value-type="float" office:value="0.233857347018"/>
          <table:table-cell office:value-type="float" office:value="0.00294487029579"/>
          <table:table-cell office:value-type="float" office:value="0.0"/>
          <table:table-cell office:value-type="float" office:value="3923234.0"/>
          <table:table-cell table:style-name="cellWorst" office:value-type="float" office:value="14704.0"/>
          <table:table-cell office:value-type="float" office:value="324147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03936598675"/>
          <table:table-cell office:value-type="float" office:value="0.00199211814127"/>
          <table:table-cell office:value-type="float" office:value="0.0"/>
          <table:table-cell office:value-type="float" office:value="4362404.0"/>
          <table:table-cell office:value-type="float" office:value="14532.0"/>
          <table:table-cell office:value-type="float" office:value="3629376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46];[.$L46];[.$V46];[.$AF46];[.$AP46];[.$AZ46];[.$BJ46];[.$BT46];[.$CD46];[.$CN46];[.$CX46])" office:value-type="float"/>
          <table:table-cell table:formula="of:=MIN([.$C46];[.$M46];[.$W46];[.$AG46];[.$AQ46];[.$BA46];[.$BK46];[.$BU46];[.$CE46];[.$CO46];[.$CY46])" office:value-type="float"/>
          <table:table-cell table:formula="of:=MIN([.$D46];[.$N46];[.$X46];[.$AH46];[.$AR46];[.$BB46];[.$BL46];[.$BV46];[.$CF46];[.$CP46];[.$CZ46])" office:value-type="float"/>
          <table:table-cell table:formula="of:=MIN([.$E46];[.$O46];[.$Y46];[.$AI46];[.$AS46];[.$BC46];[.$BM46];[.$BW46];[.$CG46];[.$CQ46];[.$DA46])" office:value-type="float"/>
          <table:table-cell table:formula="of:=MIN([.$F46];[.$P46];[.$Z46];[.$AJ46];[.$AT46];[.$BD46];[.$BN46];[.$BX46];[.$CH46];[.$CR46];[.$DB46])" office:value-type="float"/>
          <table:table-cell table:formula="of:=MIN([.$G46];[.$Q46];[.$AA46];[.$AK46];[.$AU46];[.$BE46];[.$BO46];[.$BY46];[.$CI46];[.$CS46];[.$DC46])" office:value-type="float"/>
          <table:table-cell table:formula="of:=MIN([.$H46];[.$R46];[.$AB46];[.$AL46];[.$AV46];[.$BF46];[.$BP46];[.$BZ46];[.$CJ46];[.$CT46];[.$DD46])" office:value-type="float"/>
          <table:table-cell table:formula="of:=MIN([.$I46];[.$S46];[.$AC46];[.$AM46];[.$AW46];[.$BG46];[.$BQ46];[.$CA46];[.$CK46];[.$CU46];[.$DE46])" office:value-type="float"/>
          <table:table-cell table:formula="of:=MIN([.$J46];[.$T46];[.$AD46];[.$AN46];[.$AX46];[.$BH46];[.$BR46];[.$CB46];[.$CL46];[.$CV46];[.$DF46])" office:value-type="float"/>
          <table:table-cell table:formula="of:=MIN([.$K46];[.$U46];[.$AE46];[.$AO46];[.$AY46];[.$BI46];[.$BS46];[.$CC46];[.$CM46];[.$CW46];[.$DG46])" office:value-type="float"/>
          <table:table-cell table:formula="of:=MEDIAN([.$B46];[.$L46];[.$V46];[.$AF46];[.$AP46];[.$AZ46];[.$BJ46];[.$BT46];[.$CD46];[.$CN46];[.$CX46])" office:value-type="float"/>
          <table:table-cell table:formula="of:=MEDIAN([.$C46];[.$M46];[.$W46];[.$AG46];[.$AQ46];[.$BA46];[.$BK46];[.$BU46];[.$CE46];[.$CO46];[.$CY46])" office:value-type="float"/>
          <table:table-cell table:formula="of:=MEDIAN([.$D46];[.$N46];[.$X46];[.$AH46];[.$AR46];[.$BB46];[.$BL46];[.$BV46];[.$CF46];[.$CP46];[.$CZ46])" office:value-type="float"/>
          <table:table-cell table:formula="of:=MEDIAN([.$E46];[.$O46];[.$Y46];[.$AI46];[.$AS46];[.$BC46];[.$BM46];[.$BW46];[.$CG46];[.$CQ46];[.$DA46])" office:value-type="float"/>
          <table:table-cell table:formula="of:=MEDIAN([.$F46];[.$P46];[.$Z46];[.$AJ46];[.$AT46];[.$BD46];[.$BN46];[.$BX46];[.$CH46];[.$CR46];[.$DB46])" office:value-type="float"/>
          <table:table-cell table:formula="of:=MEDIAN([.$G46];[.$Q46];[.$AA46];[.$AK46];[.$AU46];[.$BE46];[.$BO46];[.$BY46];[.$CI46];[.$CS46];[.$DC46])" office:value-type="float"/>
          <table:table-cell table:formula="of:=MEDIAN([.$H46];[.$R46];[.$AB46];[.$AL46];[.$AV46];[.$BF46];[.$BP46];[.$BZ46];[.$CJ46];[.$CT46];[.$DD46])" office:value-type="float"/>
          <table:table-cell table:formula="of:=MEDIAN([.$I46];[.$S46];[.$AC46];[.$AM46];[.$AW46];[.$BG46];[.$BQ46];[.$CA46];[.$CK46];[.$CU46];[.$DE46])" office:value-type="float"/>
          <table:table-cell table:formula="of:=MEDIAN([.$J46];[.$T46];[.$AD46];[.$AN46];[.$AX46];[.$BH46];[.$BR46];[.$CB46];[.$CL46];[.$CV46];[.$DF46])" office:value-type="float"/>
          <table:table-cell table:formula="of:=MEDIAN([.$K46];[.$U46];[.$AE46];[.$AO46];[.$AY46];[.$BI46];[.$BS46];[.$CC46];[.$CM46];[.$CW46];[.$DG46])" office:value-type="float"/>
          <table:table-cell table:formula="of:=MAX([.$B46];[.$L46];[.$V46];[.$AF46];[.$AP46];[.$AZ46];[.$BJ46];[.$BT46];[.$CD46];[.$CN46];[.$CX46])" office:value-type="float"/>
          <table:table-cell table:formula="of:=MAX([.$C46];[.$M46];[.$W46];[.$AG46];[.$AQ46];[.$BA46];[.$BK46];[.$BU46];[.$CE46];[.$CO46];[.$CY46])" office:value-type="float"/>
          <table:table-cell table:formula="of:=MAX([.$D46];[.$N46];[.$X46];[.$AH46];[.$AR46];[.$BB46];[.$BL46];[.$BV46];[.$CF46];[.$CP46];[.$CZ46])" office:value-type="float"/>
          <table:table-cell table:formula="of:=MAX([.$E46];[.$O46];[.$Y46];[.$AI46];[.$AS46];[.$BC46];[.$BM46];[.$BW46];[.$CG46];[.$CQ46];[.$DA46])" office:value-type="float"/>
          <table:table-cell table:formula="of:=MAX([.$F46];[.$P46];[.$Z46];[.$AJ46];[.$AT46];[.$BD46];[.$BN46];[.$BX46];[.$CH46];[.$CR46];[.$DB46])" office:value-type="float"/>
          <table:table-cell table:formula="of:=MAX([.$G46];[.$Q46];[.$AA46];[.$AK46];[.$AU46];[.$BE46];[.$BO46];[.$BY46];[.$CI46];[.$CS46];[.$DC46])" office:value-type="float"/>
          <table:table-cell table:formula="of:=MAX([.$H46];[.$R46];[.$AB46];[.$AL46];[.$AV46];[.$BF46];[.$BP46];[.$BZ46];[.$CJ46];[.$CT46];[.$DD46])" office:value-type="float"/>
          <table:table-cell table:formula="of:=MAX([.$I46];[.$S46];[.$AC46];[.$AM46];[.$AW46];[.$BG46];[.$BQ46];[.$CA46];[.$CK46];[.$CU46];[.$DE46])" office:value-type="float"/>
          <table:table-cell table:formula="of:=MAX([.$J46];[.$T46];[.$AD46];[.$AN46];[.$AX46];[.$BH46];[.$BR46];[.$CB46];[.$CL46];[.$CV46];[.$DF46])" office:value-type="float"/>
          <table:table-cell table:formula="of:=MAX([.$K46];[.$U46];[.$AE46];[.$AO46];[.$AY46];[.$BI46];[.$BS46];[.$CC46];[.$CM46];[.$CW46];[.$DG46])" office:value-type="float"/>
        </table:table-row>
        <table:table-row table:style-name="ro1">
          <table:table-cell office:value-type="string">
            <text:p>bio-expansion/instances/9000/ins_9000_1_0404</text:p>
          </table:table-cell>
          <table:table-cell table:style-name="cellBest" office:value-type="float" office:value="64.6623"/>
          <table:table-cell office:value-type="float" office:value="0.0"/>
          <table:table-cell office:value-type="float" office:value="0.0261028452101"/>
          <table:table-cell office:value-type="float" office:value="0.00158792308362"/>
          <table:table-cell office:value-type="float" office:value="0.0"/>
          <table:table-cell office:value-type="float" office:value="585988.0"/>
          <table:table-cell office:value-type="float" office:value="0.0"/>
          <table:table-cell office:value-type="float" office:value="463846.0"/>
          <table:table-cell office:value-type="float" office:value="4.0"/>
          <table:table-cell table:style-name="cellBest" office:value-type="float" office:value="113.0"/>
          <table:table-cell office:value-type="float" office:value="252.334"/>
          <table:table-cell office:value-type="float" office:value="0.0"/>
          <table:table-cell office:value-type="float" office:value="0.0261028452101"/>
          <table:table-cell office:value-type="float" office:value="0.00110937092143"/>
          <table:table-cell office:value-type="float" office:value="0.0"/>
          <table:table-cell table:style-name="cellWorst" office:value-type="float" office:value="3819056.0"/>
          <table:table-cell office:value-type="float" office:value="0.0"/>
          <table:table-cell table:style-name="cellWorst" office:value-type="float" office:value="3202051.0"/>
          <table:table-cell office:value-type="float" office:value="4.0"/>
          <table:table-cell office:value-type="float" office:value="160.0"/>
          <table:table-cell office:value-type="float" office:value="426.718"/>
          <table:table-cell office:value-type="float" office:value="0.0"/>
          <table:table-cell office:value-type="float" office:value="0.0913599582354"/>
          <table:table-cell office:value-type="float" office:value="0.00163142782563"/>
          <table:table-cell office:value-type="float" office:value="0.0"/>
          <table:table-cell office:value-type="float" office:value="1394763.0"/>
          <table:table-cell office:value-type="float" office:value="0.0"/>
          <table:table-cell office:value-type="float" office:value="1076036.0"/>
          <table:table-cell office:value-type="float" office:value="4.0"/>
          <table:table-cell table:style-name="cellWorst" office:value-type="float" office:value="499.0"/>
          <table:table-cell office:value-type="float" office:value="97.0503"/>
          <table:table-cell office:value-type="float" office:value="0.0"/>
          <table:table-cell office:value-type="float" office:value="0.182719916471"/>
          <table:table-cell office:value-type="float" office:value="0.00247977029496"/>
          <table:table-cell office:value-type="float" office:value="0.0"/>
          <table:table-cell office:value-type="float" office:value="925158.0"/>
          <table:table-cell office:value-type="float" office:value="848.0"/>
          <table:table-cell office:value-type="float" office:value="758653.0"/>
          <table:table-cell office:value-type="float" office:value="4.0"/>
          <table:table-cell office:value-type="float" office:value="136.0"/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4055"/>
          <table:table-cell office:value-type="float" office:value="0.0"/>
          <table:table-cell office:value-type="float" office:value="0.0522056904203"/>
          <table:table-cell office:value-type="float" office:value="0.00130514226051"/>
          <table:table-cell office:value-type="float" office:value="0.0"/>
          <table:table-cell office:value-type="float" office:value="919772.0"/>
          <table:table-cell office:value-type="float" office:value="3467.0"/>
          <table:table-cell office:value-type="float" office:value="758351.0"/>
          <table:table-cell office:value-type="float" office:value="4.0"/>
          <table:table-cell office:value-type="float" office:value="118.0"/>
          <table:table-cell office:value-type="float" office:value="89.4554"/>
          <table:table-cell office:value-type="float" office:value="0.0"/>
          <table:table-cell office:value-type="float" office:value="0.0522056904203"/>
          <table:table-cell office:value-type="float" office:value="0.00130514226051"/>
          <table:table-cell office:value-type="float" office:value="0.0"/>
          <table:table-cell office:value-type="float" office:value="919772.0"/>
          <table:table-cell office:value-type="float" office:value="3467.0"/>
          <table:table-cell office:value-type="float" office:value="758351.0"/>
          <table:table-cell office:value-type="float" office:value="4.0"/>
          <table:table-cell office:value-type="float" office:value="118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office:value-type="float" office:value="0.0261028452101"/>
          <table:table-cell office:value-type="float" office:value="0.000261028452101"/>
          <table:table-cell office:value-type="float" office:value="0.0"/>
          <table:table-cell office:value-type="float" office:value="2294987.0"/>
          <table:table-cell table:style-name="cellWorst" office:value-type="float" office:value="7326.0"/>
          <table:table-cell office:value-type="float" office:value="191996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47];[.$L47];[.$V47];[.$AF47];[.$AP47];[.$AZ47];[.$BJ47];[.$BT47];[.$CD47];[.$CN47];[.$CX47])" office:value-type="float"/>
          <table:table-cell table:formula="of:=MIN([.$C47];[.$M47];[.$W47];[.$AG47];[.$AQ47];[.$BA47];[.$BK47];[.$BU47];[.$CE47];[.$CO47];[.$CY47])" office:value-type="float"/>
          <table:table-cell table:formula="of:=MIN([.$D47];[.$N47];[.$X47];[.$AH47];[.$AR47];[.$BB47];[.$BL47];[.$BV47];[.$CF47];[.$CP47];[.$CZ47])" office:value-type="float"/>
          <table:table-cell table:formula="of:=MIN([.$E47];[.$O47];[.$Y47];[.$AI47];[.$AS47];[.$BC47];[.$BM47];[.$BW47];[.$CG47];[.$CQ47];[.$DA47])" office:value-type="float"/>
          <table:table-cell table:formula="of:=MIN([.$F47];[.$P47];[.$Z47];[.$AJ47];[.$AT47];[.$BD47];[.$BN47];[.$BX47];[.$CH47];[.$CR47];[.$DB47])" office:value-type="float"/>
          <table:table-cell table:formula="of:=MIN([.$G47];[.$Q47];[.$AA47];[.$AK47];[.$AU47];[.$BE47];[.$BO47];[.$BY47];[.$CI47];[.$CS47];[.$DC47])" office:value-type="float"/>
          <table:table-cell table:formula="of:=MIN([.$H47];[.$R47];[.$AB47];[.$AL47];[.$AV47];[.$BF47];[.$BP47];[.$BZ47];[.$CJ47];[.$CT47];[.$DD47])" office:value-type="float"/>
          <table:table-cell table:formula="of:=MIN([.$I47];[.$S47];[.$AC47];[.$AM47];[.$AW47];[.$BG47];[.$BQ47];[.$CA47];[.$CK47];[.$CU47];[.$DE47])" office:value-type="float"/>
          <table:table-cell table:formula="of:=MIN([.$J47];[.$T47];[.$AD47];[.$AN47];[.$AX47];[.$BH47];[.$BR47];[.$CB47];[.$CL47];[.$CV47];[.$DF47])" office:value-type="float"/>
          <table:table-cell table:formula="of:=MIN([.$K47];[.$U47];[.$AE47];[.$AO47];[.$AY47];[.$BI47];[.$BS47];[.$CC47];[.$CM47];[.$CW47];[.$DG47])" office:value-type="float"/>
          <table:table-cell table:formula="of:=MEDIAN([.$B47];[.$L47];[.$V47];[.$AF47];[.$AP47];[.$AZ47];[.$BJ47];[.$BT47];[.$CD47];[.$CN47];[.$CX47])" office:value-type="float"/>
          <table:table-cell table:formula="of:=MEDIAN([.$C47];[.$M47];[.$W47];[.$AG47];[.$AQ47];[.$BA47];[.$BK47];[.$BU47];[.$CE47];[.$CO47];[.$CY47])" office:value-type="float"/>
          <table:table-cell table:formula="of:=MEDIAN([.$D47];[.$N47];[.$X47];[.$AH47];[.$AR47];[.$BB47];[.$BL47];[.$BV47];[.$CF47];[.$CP47];[.$CZ47])" office:value-type="float"/>
          <table:table-cell table:formula="of:=MEDIAN([.$E47];[.$O47];[.$Y47];[.$AI47];[.$AS47];[.$BC47];[.$BM47];[.$BW47];[.$CG47];[.$CQ47];[.$DA47])" office:value-type="float"/>
          <table:table-cell table:formula="of:=MEDIAN([.$F47];[.$P47];[.$Z47];[.$AJ47];[.$AT47];[.$BD47];[.$BN47];[.$BX47];[.$CH47];[.$CR47];[.$DB47])" office:value-type="float"/>
          <table:table-cell table:formula="of:=MEDIAN([.$G47];[.$Q47];[.$AA47];[.$AK47];[.$AU47];[.$BE47];[.$BO47];[.$BY47];[.$CI47];[.$CS47];[.$DC47])" office:value-type="float"/>
          <table:table-cell table:formula="of:=MEDIAN([.$H47];[.$R47];[.$AB47];[.$AL47];[.$AV47];[.$BF47];[.$BP47];[.$BZ47];[.$CJ47];[.$CT47];[.$DD47])" office:value-type="float"/>
          <table:table-cell table:formula="of:=MEDIAN([.$I47];[.$S47];[.$AC47];[.$AM47];[.$AW47];[.$BG47];[.$BQ47];[.$CA47];[.$CK47];[.$CU47];[.$DE47])" office:value-type="float"/>
          <table:table-cell table:formula="of:=MEDIAN([.$J47];[.$T47];[.$AD47];[.$AN47];[.$AX47];[.$BH47];[.$BR47];[.$CB47];[.$CL47];[.$CV47];[.$DF47])" office:value-type="float"/>
          <table:table-cell table:formula="of:=MEDIAN([.$K47];[.$U47];[.$AE47];[.$AO47];[.$AY47];[.$BI47];[.$BS47];[.$CC47];[.$CM47];[.$CW47];[.$DG47])" office:value-type="float"/>
          <table:table-cell table:formula="of:=MAX([.$B47];[.$L47];[.$V47];[.$AF47];[.$AP47];[.$AZ47];[.$BJ47];[.$BT47];[.$CD47];[.$CN47];[.$CX47])" office:value-type="float"/>
          <table:table-cell table:formula="of:=MAX([.$C47];[.$M47];[.$W47];[.$AG47];[.$AQ47];[.$BA47];[.$BK47];[.$BU47];[.$CE47];[.$CO47];[.$CY47])" office:value-type="float"/>
          <table:table-cell table:formula="of:=MAX([.$D47];[.$N47];[.$X47];[.$AH47];[.$AR47];[.$BB47];[.$BL47];[.$BV47];[.$CF47];[.$CP47];[.$CZ47])" office:value-type="float"/>
          <table:table-cell table:formula="of:=MAX([.$E47];[.$O47];[.$Y47];[.$AI47];[.$AS47];[.$BC47];[.$BM47];[.$BW47];[.$CG47];[.$CQ47];[.$DA47])" office:value-type="float"/>
          <table:table-cell table:formula="of:=MAX([.$F47];[.$P47];[.$Z47];[.$AJ47];[.$AT47];[.$BD47];[.$BN47];[.$BX47];[.$CH47];[.$CR47];[.$DB47])" office:value-type="float"/>
          <table:table-cell table:formula="of:=MAX([.$G47];[.$Q47];[.$AA47];[.$AK47];[.$AU47];[.$BE47];[.$BO47];[.$BY47];[.$CI47];[.$CS47];[.$DC47])" office:value-type="float"/>
          <table:table-cell table:formula="of:=MAX([.$H47];[.$R47];[.$AB47];[.$AL47];[.$AV47];[.$BF47];[.$BP47];[.$BZ47];[.$CJ47];[.$CT47];[.$DD47])" office:value-type="float"/>
          <table:table-cell table:formula="of:=MAX([.$I47];[.$S47];[.$AC47];[.$AM47];[.$AW47];[.$BG47];[.$BQ47];[.$CA47];[.$CK47];[.$CU47];[.$DE47])" office:value-type="float"/>
          <table:table-cell table:formula="of:=MAX([.$J47];[.$T47];[.$AD47];[.$AN47];[.$AX47];[.$BH47];[.$BR47];[.$CB47];[.$CL47];[.$CV47];[.$DF47])" office:value-type="float"/>
          <table:table-cell table:formula="of:=MAX([.$K47];[.$U47];[.$AE47];[.$AO47];[.$AY47];[.$BI47];[.$BS47];[.$CC47];[.$CM47];[.$CW47];[.$DG47])" office:value-type="float"/>
        </table:table-row>
        <table:table-row table:style-name="ro1">
          <table:table-cell office:value-type="string">
            <text:p>bio-expansion/instances/9000/ins_9000_1_0414</text:p>
          </table:table-cell>
          <table:table-cell table:style-name="cellBest" office:value-type="float" office:value="67.338"/>
          <table:table-cell office:value-type="float" office:value="0.0"/>
          <table:table-cell office:value-type="float" office:value="0.0528262017961"/>
          <table:table-cell office:value-type="float" office:value="0.00138668779715"/>
          <table:table-cell office:value-type="float" office:value="0.0"/>
          <table:table-cell office:value-type="float" office:value="505608.0"/>
          <table:table-cell office:value-type="float" office:value="0.0"/>
          <table:table-cell office:value-type="float" office:value="410501.0"/>
          <table:table-cell office:value-type="float" office:value="4.0"/>
          <table:table-cell office:value-type="float" office:value="159.0"/>
          <table:table-cell office:value-type="float" office:value="309.115"/>
          <table:table-cell office:value-type="float" office:value="0.0"/>
          <table:table-cell office:value-type="float" office:value="0.0396196513471"/>
          <table:table-cell office:value-type="float" office:value="0.00105652403592"/>
          <table:table-cell office:value-type="float" office:value="0.0"/>
          <table:table-cell table:style-name="cellWorst" office:value-type="float" office:value="4751884.0"/>
          <table:table-cell office:value-type="float" office:value="0.0"/>
          <table:table-cell table:style-name="cellWorst" office:value-type="float" office:value="4090969.0"/>
          <table:table-cell office:value-type="float" office:value="4.0"/>
          <table:table-cell office:value-type="float" office:value="190.0"/>
          <table:table-cell office:value-type="float" office:value="600.019"/>
          <table:table-cell office:value-type="float" office:value="1.0"/>
          <table:table-cell office:value-type="float" office:value="0.0924458531432"/>
          <table:table-cell office:value-type="float" office:value="0.0013206550449"/>
          <table:table-cell office:value-type="float" office:value="0.0"/>
          <table:table-cell office:value-type="float" office:value="3489502.0"/>
          <table:table-cell office:value-type="float" office:value="0.0"/>
          <table:table-cell office:value-type="float" office:value="304033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6.0412"/>
          <table:table-cell office:value-type="float" office:value="0.0"/>
          <table:table-cell office:value-type="float" office:value="0.118858954041"/>
          <table:table-cell office:value-type="float" office:value="0.00156277513647"/>
          <table:table-cell office:value-type="float" office:value="0.0"/>
          <table:table-cell office:value-type="float" office:value="789384.0"/>
          <table:table-cell office:value-type="float" office:value="397.0"/>
          <table:table-cell office:value-type="float" office:value="651031.0"/>
          <table:table-cell office:value-type="float" office:value="4.0"/>
          <table:table-cell office:value-type="float" office:value="101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8.0754"/>
          <table:table-cell office:value-type="float" office:value="0.0"/>
          <table:table-cell office:value-type="float" office:value="0.0792393026941"/>
          <table:table-cell office:value-type="float" office:value="0.00145272054939"/>
          <table:table-cell office:value-type="float" office:value="0.0"/>
          <table:table-cell office:value-type="float" office:value="787789.0"/>
          <table:table-cell office:value-type="float" office:value="3475.0"/>
          <table:table-cell office:value-type="float" office:value="650818.0"/>
          <table:table-cell office:value-type="float" office:value="4.0"/>
          <table:table-cell table:style-name="cellBest" office:value-type="float" office:value="86.0"/>
          <table:table-cell office:value-type="float" office:value="79.255"/>
          <table:table-cell office:value-type="float" office:value="0.0"/>
          <table:table-cell office:value-type="float" office:value="0.0792393026941"/>
          <table:table-cell office:value-type="float" office:value="0.00145272054939"/>
          <table:table-cell office:value-type="float" office:value="0.0"/>
          <table:table-cell office:value-type="float" office:value="787789.0"/>
          <table:table-cell office:value-type="float" office:value="3475.0"/>
          <table:table-cell office:value-type="float" office:value="650818.0"/>
          <table:table-cell office:value-type="float" office:value="4.0"/>
          <table:table-cell table:style-name="cellBest" office:value-type="float" office:value="86.0"/>
          <table:table-cell office:value-type="float" office:value="600.019"/>
          <table:table-cell office:value-type="float" office:value="1.0"/>
          <table:table-cell office:value-type="float" office:value="0.0792393026941"/>
          <table:table-cell office:value-type="float" office:value="0.000792393026941"/>
          <table:table-cell office:value-type="float" office:value="0.0"/>
          <table:table-cell office:value-type="float" office:value="2172383.0"/>
          <table:table-cell office:value-type="float" office:value="7638.0"/>
          <table:table-cell office:value-type="float" office:value="181975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72.201"/>
          <table:table-cell office:value-type="float" office:value="0.0"/>
          <table:table-cell office:value-type="float" office:value="0.0660327522451"/>
          <table:table-cell office:value-type="float" office:value="0.00162880788871"/>
          <table:table-cell office:value-type="float" office:value="0.0"/>
          <table:table-cell office:value-type="float" office:value="2905712.0"/>
          <table:table-cell table:style-name="cellWorst" office:value-type="float" office:value="11177.0"/>
          <table:table-cell office:value-type="float" office:value="2423741.0"/>
          <table:table-cell office:value-type="float" office:value="4.0"/>
          <table:table-cell table:style-name="cellWorst" office:value-type="float" office:value="392.0"/>
          <table:table-cell table:style-name="cellWorst"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48];[.$L48];[.$V48];[.$AF48];[.$AP48];[.$AZ48];[.$BJ48];[.$BT48];[.$CD48];[.$CN48];[.$CX48])" office:value-type="float"/>
          <table:table-cell table:formula="of:=MIN([.$C48];[.$M48];[.$W48];[.$AG48];[.$AQ48];[.$BA48];[.$BK48];[.$BU48];[.$CE48];[.$CO48];[.$CY48])" office:value-type="float"/>
          <table:table-cell table:formula="of:=MIN([.$D48];[.$N48];[.$X48];[.$AH48];[.$AR48];[.$BB48];[.$BL48];[.$BV48];[.$CF48];[.$CP48];[.$CZ48])" office:value-type="float"/>
          <table:table-cell table:formula="of:=MIN([.$E48];[.$O48];[.$Y48];[.$AI48];[.$AS48];[.$BC48];[.$BM48];[.$BW48];[.$CG48];[.$CQ48];[.$DA48])" office:value-type="float"/>
          <table:table-cell table:formula="of:=MIN([.$F48];[.$P48];[.$Z48];[.$AJ48];[.$AT48];[.$BD48];[.$BN48];[.$BX48];[.$CH48];[.$CR48];[.$DB48])" office:value-type="float"/>
          <table:table-cell table:formula="of:=MIN([.$G48];[.$Q48];[.$AA48];[.$AK48];[.$AU48];[.$BE48];[.$BO48];[.$BY48];[.$CI48];[.$CS48];[.$DC48])" office:value-type="float"/>
          <table:table-cell table:formula="of:=MIN([.$H48];[.$R48];[.$AB48];[.$AL48];[.$AV48];[.$BF48];[.$BP48];[.$BZ48];[.$CJ48];[.$CT48];[.$DD48])" office:value-type="float"/>
          <table:table-cell table:formula="of:=MIN([.$I48];[.$S48];[.$AC48];[.$AM48];[.$AW48];[.$BG48];[.$BQ48];[.$CA48];[.$CK48];[.$CU48];[.$DE48])" office:value-type="float"/>
          <table:table-cell table:formula="of:=MIN([.$J48];[.$T48];[.$AD48];[.$AN48];[.$AX48];[.$BH48];[.$BR48];[.$CB48];[.$CL48];[.$CV48];[.$DF48])" office:value-type="float"/>
          <table:table-cell table:formula="of:=MIN([.$K48];[.$U48];[.$AE48];[.$AO48];[.$AY48];[.$BI48];[.$BS48];[.$CC48];[.$CM48];[.$CW48];[.$DG48])" office:value-type="float"/>
          <table:table-cell table:formula="of:=MEDIAN([.$B48];[.$L48];[.$V48];[.$AF48];[.$AP48];[.$AZ48];[.$BJ48];[.$BT48];[.$CD48];[.$CN48];[.$CX48])" office:value-type="float"/>
          <table:table-cell table:formula="of:=MEDIAN([.$C48];[.$M48];[.$W48];[.$AG48];[.$AQ48];[.$BA48];[.$BK48];[.$BU48];[.$CE48];[.$CO48];[.$CY48])" office:value-type="float"/>
          <table:table-cell table:formula="of:=MEDIAN([.$D48];[.$N48];[.$X48];[.$AH48];[.$AR48];[.$BB48];[.$BL48];[.$BV48];[.$CF48];[.$CP48];[.$CZ48])" office:value-type="float"/>
          <table:table-cell table:formula="of:=MEDIAN([.$E48];[.$O48];[.$Y48];[.$AI48];[.$AS48];[.$BC48];[.$BM48];[.$BW48];[.$CG48];[.$CQ48];[.$DA48])" office:value-type="float"/>
          <table:table-cell table:formula="of:=MEDIAN([.$F48];[.$P48];[.$Z48];[.$AJ48];[.$AT48];[.$BD48];[.$BN48];[.$BX48];[.$CH48];[.$CR48];[.$DB48])" office:value-type="float"/>
          <table:table-cell table:formula="of:=MEDIAN([.$G48];[.$Q48];[.$AA48];[.$AK48];[.$AU48];[.$BE48];[.$BO48];[.$BY48];[.$CI48];[.$CS48];[.$DC48])" office:value-type="float"/>
          <table:table-cell table:formula="of:=MEDIAN([.$H48];[.$R48];[.$AB48];[.$AL48];[.$AV48];[.$BF48];[.$BP48];[.$BZ48];[.$CJ48];[.$CT48];[.$DD48])" office:value-type="float"/>
          <table:table-cell table:formula="of:=MEDIAN([.$I48];[.$S48];[.$AC48];[.$AM48];[.$AW48];[.$BG48];[.$BQ48];[.$CA48];[.$CK48];[.$CU48];[.$DE48])" office:value-type="float"/>
          <table:table-cell table:formula="of:=MEDIAN([.$J48];[.$T48];[.$AD48];[.$AN48];[.$AX48];[.$BH48];[.$BR48];[.$CB48];[.$CL48];[.$CV48];[.$DF48])" office:value-type="float"/>
          <table:table-cell table:formula="of:=MEDIAN([.$K48];[.$U48];[.$AE48];[.$AO48];[.$AY48];[.$BI48];[.$BS48];[.$CC48];[.$CM48];[.$CW48];[.$DG48])" office:value-type="float"/>
          <table:table-cell table:formula="of:=MAX([.$B48];[.$L48];[.$V48];[.$AF48];[.$AP48];[.$AZ48];[.$BJ48];[.$BT48];[.$CD48];[.$CN48];[.$CX48])" office:value-type="float"/>
          <table:table-cell table:formula="of:=MAX([.$C48];[.$M48];[.$W48];[.$AG48];[.$AQ48];[.$BA48];[.$BK48];[.$BU48];[.$CE48];[.$CO48];[.$CY48])" office:value-type="float"/>
          <table:table-cell table:formula="of:=MAX([.$D48];[.$N48];[.$X48];[.$AH48];[.$AR48];[.$BB48];[.$BL48];[.$BV48];[.$CF48];[.$CP48];[.$CZ48])" office:value-type="float"/>
          <table:table-cell table:formula="of:=MAX([.$E48];[.$O48];[.$Y48];[.$AI48];[.$AS48];[.$BC48];[.$BM48];[.$BW48];[.$CG48];[.$CQ48];[.$DA48])" office:value-type="float"/>
          <table:table-cell table:formula="of:=MAX([.$F48];[.$P48];[.$Z48];[.$AJ48];[.$AT48];[.$BD48];[.$BN48];[.$BX48];[.$CH48];[.$CR48];[.$DB48])" office:value-type="float"/>
          <table:table-cell table:formula="of:=MAX([.$G48];[.$Q48];[.$AA48];[.$AK48];[.$AU48];[.$BE48];[.$BO48];[.$BY48];[.$CI48];[.$CS48];[.$DC48])" office:value-type="float"/>
          <table:table-cell table:formula="of:=MAX([.$H48];[.$R48];[.$AB48];[.$AL48];[.$AV48];[.$BF48];[.$BP48];[.$BZ48];[.$CJ48];[.$CT48];[.$DD48])" office:value-type="float"/>
          <table:table-cell table:formula="of:=MAX([.$I48];[.$S48];[.$AC48];[.$AM48];[.$AW48];[.$BG48];[.$BQ48];[.$CA48];[.$CK48];[.$CU48];[.$DE48])" office:value-type="float"/>
          <table:table-cell table:formula="of:=MAX([.$J48];[.$T48];[.$AD48];[.$AN48];[.$AX48];[.$BH48];[.$BR48];[.$CB48];[.$CL48];[.$CV48];[.$DF48])" office:value-type="float"/>
          <table:table-cell table:formula="of:=MAX([.$K48];[.$U48];[.$AE48];[.$AO48];[.$AY48];[.$BI48];[.$BS48];[.$CC48];[.$CM48];[.$CW48];[.$DG48])" office:value-type="float"/>
        </table:table-row>
        <table:table-row table:style-name="ro1">
          <table:table-cell office:value-type="string">
            <text:p>bio-expansion/instances/9000/ins_9000_1_0454</text:p>
          </table:table-cell>
          <table:table-cell table:style-name="cellBest" office:value-type="float" office:value="47.4809"/>
          <table:table-cell office:value-type="float" office:value="0.0"/>
          <table:table-cell office:value-type="float" office:value="0.026986911348"/>
          <table:table-cell office:value-type="float" office:value="0.00107947645392"/>
          <table:table-cell office:value-type="float" office:value="0.0"/>
          <table:table-cell office:value-type="float" office:value="321470.0"/>
          <table:table-cell office:value-type="float" office:value="0.0"/>
          <table:table-cell office:value-type="float" office:value="225902.0"/>
          <table:table-cell office:value-type="float" office:value="4.0"/>
          <table:table-cell table:style-name="cellBest" office:value-type="float" office:value="119.0"/>
          <table:table-cell office:value-type="float" office:value="339.403"/>
          <table:table-cell office:value-type="float" office:value="0.0"/>
          <table:table-cell office:value-type="float" office:value="0.026986911348"/>
          <table:table-cell office:value-type="float" office:value="0.00047227094859"/>
          <table:table-cell office:value-type="float" office:value="0.0"/>
          <table:table-cell table:style-name="cellWorst" office:value-type="float" office:value="3632643.0"/>
          <table:table-cell office:value-type="float" office:value="0.0"/>
          <table:table-cell table:style-name="cellWorst" office:value-type="float" office:value="2991196.0"/>
          <table:table-cell office:value-type="float" office:value="4.0"/>
          <table:table-cell office:value-type="float" office:value="144.0"/>
          <table:table-cell office:value-type="float" office:value="419.703"/>
          <table:table-cell office:value-type="float" office:value="0.0"/>
          <table:table-cell office:value-type="float" office:value="0.080960734044"/>
          <table:table-cell office:value-type="float" office:value="0.00164170377367"/>
          <table:table-cell office:value-type="float" office:value="0.0"/>
          <table:table-cell office:value-type="float" office:value="775236.0"/>
          <table:table-cell office:value-type="float" office:value="0.0"/>
          <table:table-cell office:value-type="float" office:value="525736.0"/>
          <table:table-cell office:value-type="float" office:value="4.0"/>
          <table:table-cell table:style-name="cellWorst" office:value-type="float" office:value="572.0"/>
          <table:table-cell office:value-type="float" office:value="81.1345"/>
          <table:table-cell office:value-type="float" office:value="0.0"/>
          <table:table-cell office:value-type="float" office:value="0.215895290784"/>
          <table:table-cell office:value-type="float" office:value="0.00274366932038"/>
          <table:table-cell office:value-type="float" office:value="0.0"/>
          <table:table-cell office:value-type="float" office:value="902194.0"/>
          <table:table-cell office:value-type="float" office:value="2384.0"/>
          <table:table-cell office:value-type="float" office:value="734309.0"/>
          <table:table-cell office:value-type="float" office:value="4.0"/>
          <table:table-cell office:value-type="float" office:value="122.0"/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2.7316"/>
          <table:table-cell office:value-type="float" office:value="0.0"/>
          <table:table-cell office:value-type="float" office:value="0.06746727837"/>
          <table:table-cell office:value-type="float" office:value="0.00256375657806"/>
          <table:table-cell office:value-type="float" office:value="0.0"/>
          <table:table-cell office:value-type="float" office:value="877321.0"/>
          <table:table-cell office:value-type="float" office:value="3831.0"/>
          <table:table-cell office:value-type="float" office:value="715659.0"/>
          <table:table-cell office:value-type="float" office:value="4.0"/>
          <table:table-cell office:value-type="float" office:value="121.0"/>
          <table:table-cell office:value-type="float" office:value="73.2756"/>
          <table:table-cell office:value-type="float" office:value="0.0"/>
          <table:table-cell office:value-type="float" office:value="0.06746727837"/>
          <table:table-cell office:value-type="float" office:value="0.00256375657806"/>
          <table:table-cell office:value-type="float" office:value="0.0"/>
          <table:table-cell office:value-type="float" office:value="877321.0"/>
          <table:table-cell office:value-type="float" office:value="3831.0"/>
          <table:table-cell office:value-type="float" office:value="715659.0"/>
          <table:table-cell office:value-type="float" office:value="4.0"/>
          <table:table-cell office:value-type="float" office:value="121.0"/>
          <table:table-cell office:value-type="float" office:value="375.117"/>
          <table:table-cell office:value-type="float" office:value="0.0"/>
          <table:table-cell office:value-type="float" office:value="0.026986911348"/>
          <table:table-cell office:value-type="float" office:value="0.00173166014483"/>
          <table:table-cell office:value-type="float" office:value="0.0"/>
          <table:table-cell office:value-type="float" office:value="2925489.0"/>
          <table:table-cell office:value-type="float" office:value="8313.0"/>
          <table:table-cell office:value-type="float" office:value="2434999.0"/>
          <table:table-cell office:value-type="float" office:value="4.0"/>
          <table:table-cell office:value-type="float" office:value="337.0"/>
          <table:table-cell table:style-name="cellWorst" office:value-type="float" office:value="600.02"/>
          <table:table-cell office:value-type="float" office:value="1.0"/>
          <table:table-cell office:value-type="float" office:value="0.121441101066"/>
          <table:table-cell office:value-type="float" office:value="0.0013493455674"/>
          <table:table-cell office:value-type="float" office:value="0.0"/>
          <table:table-cell office:value-type="float" office:value="3422833.0"/>
          <table:table-cell table:style-name="cellWorst" office:value-type="float" office:value="13054.0"/>
          <table:table-cell office:value-type="float" office:value="286090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49];[.$L49];[.$V49];[.$AF49];[.$AP49];[.$AZ49];[.$BJ49];[.$BT49];[.$CD49];[.$CN49];[.$CX49])" office:value-type="float"/>
          <table:table-cell table:formula="of:=MIN([.$C49];[.$M49];[.$W49];[.$AG49];[.$AQ49];[.$BA49];[.$BK49];[.$BU49];[.$CE49];[.$CO49];[.$CY49])" office:value-type="float"/>
          <table:table-cell table:formula="of:=MIN([.$D49];[.$N49];[.$X49];[.$AH49];[.$AR49];[.$BB49];[.$BL49];[.$BV49];[.$CF49];[.$CP49];[.$CZ49])" office:value-type="float"/>
          <table:table-cell table:formula="of:=MIN([.$E49];[.$O49];[.$Y49];[.$AI49];[.$AS49];[.$BC49];[.$BM49];[.$BW49];[.$CG49];[.$CQ49];[.$DA49])" office:value-type="float"/>
          <table:table-cell table:formula="of:=MIN([.$F49];[.$P49];[.$Z49];[.$AJ49];[.$AT49];[.$BD49];[.$BN49];[.$BX49];[.$CH49];[.$CR49];[.$DB49])" office:value-type="float"/>
          <table:table-cell table:formula="of:=MIN([.$G49];[.$Q49];[.$AA49];[.$AK49];[.$AU49];[.$BE49];[.$BO49];[.$BY49];[.$CI49];[.$CS49];[.$DC49])" office:value-type="float"/>
          <table:table-cell table:formula="of:=MIN([.$H49];[.$R49];[.$AB49];[.$AL49];[.$AV49];[.$BF49];[.$BP49];[.$BZ49];[.$CJ49];[.$CT49];[.$DD49])" office:value-type="float"/>
          <table:table-cell table:formula="of:=MIN([.$I49];[.$S49];[.$AC49];[.$AM49];[.$AW49];[.$BG49];[.$BQ49];[.$CA49];[.$CK49];[.$CU49];[.$DE49])" office:value-type="float"/>
          <table:table-cell table:formula="of:=MIN([.$J49];[.$T49];[.$AD49];[.$AN49];[.$AX49];[.$BH49];[.$BR49];[.$CB49];[.$CL49];[.$CV49];[.$DF49])" office:value-type="float"/>
          <table:table-cell table:formula="of:=MIN([.$K49];[.$U49];[.$AE49];[.$AO49];[.$AY49];[.$BI49];[.$BS49];[.$CC49];[.$CM49];[.$CW49];[.$DG49])" office:value-type="float"/>
          <table:table-cell table:formula="of:=MEDIAN([.$B49];[.$L49];[.$V49];[.$AF49];[.$AP49];[.$AZ49];[.$BJ49];[.$BT49];[.$CD49];[.$CN49];[.$CX49])" office:value-type="float"/>
          <table:table-cell table:formula="of:=MEDIAN([.$C49];[.$M49];[.$W49];[.$AG49];[.$AQ49];[.$BA49];[.$BK49];[.$BU49];[.$CE49];[.$CO49];[.$CY49])" office:value-type="float"/>
          <table:table-cell table:formula="of:=MEDIAN([.$D49];[.$N49];[.$X49];[.$AH49];[.$AR49];[.$BB49];[.$BL49];[.$BV49];[.$CF49];[.$CP49];[.$CZ49])" office:value-type="float"/>
          <table:table-cell table:formula="of:=MEDIAN([.$E49];[.$O49];[.$Y49];[.$AI49];[.$AS49];[.$BC49];[.$BM49];[.$BW49];[.$CG49];[.$CQ49];[.$DA49])" office:value-type="float"/>
          <table:table-cell table:formula="of:=MEDIAN([.$F49];[.$P49];[.$Z49];[.$AJ49];[.$AT49];[.$BD49];[.$BN49];[.$BX49];[.$CH49];[.$CR49];[.$DB49])" office:value-type="float"/>
          <table:table-cell table:formula="of:=MEDIAN([.$G49];[.$Q49];[.$AA49];[.$AK49];[.$AU49];[.$BE49];[.$BO49];[.$BY49];[.$CI49];[.$CS49];[.$DC49])" office:value-type="float"/>
          <table:table-cell table:formula="of:=MEDIAN([.$H49];[.$R49];[.$AB49];[.$AL49];[.$AV49];[.$BF49];[.$BP49];[.$BZ49];[.$CJ49];[.$CT49];[.$DD49])" office:value-type="float"/>
          <table:table-cell table:formula="of:=MEDIAN([.$I49];[.$S49];[.$AC49];[.$AM49];[.$AW49];[.$BG49];[.$BQ49];[.$CA49];[.$CK49];[.$CU49];[.$DE49])" office:value-type="float"/>
          <table:table-cell table:formula="of:=MEDIAN([.$J49];[.$T49];[.$AD49];[.$AN49];[.$AX49];[.$BH49];[.$BR49];[.$CB49];[.$CL49];[.$CV49];[.$DF49])" office:value-type="float"/>
          <table:table-cell table:formula="of:=MEDIAN([.$K49];[.$U49];[.$AE49];[.$AO49];[.$AY49];[.$BI49];[.$BS49];[.$CC49];[.$CM49];[.$CW49];[.$DG49])" office:value-type="float"/>
          <table:table-cell table:formula="of:=MAX([.$B49];[.$L49];[.$V49];[.$AF49];[.$AP49];[.$AZ49];[.$BJ49];[.$BT49];[.$CD49];[.$CN49];[.$CX49])" office:value-type="float"/>
          <table:table-cell table:formula="of:=MAX([.$C49];[.$M49];[.$W49];[.$AG49];[.$AQ49];[.$BA49];[.$BK49];[.$BU49];[.$CE49];[.$CO49];[.$CY49])" office:value-type="float"/>
          <table:table-cell table:formula="of:=MAX([.$D49];[.$N49];[.$X49];[.$AH49];[.$AR49];[.$BB49];[.$BL49];[.$BV49];[.$CF49];[.$CP49];[.$CZ49])" office:value-type="float"/>
          <table:table-cell table:formula="of:=MAX([.$E49];[.$O49];[.$Y49];[.$AI49];[.$AS49];[.$BC49];[.$BM49];[.$BW49];[.$CG49];[.$CQ49];[.$DA49])" office:value-type="float"/>
          <table:table-cell table:formula="of:=MAX([.$F49];[.$P49];[.$Z49];[.$AJ49];[.$AT49];[.$BD49];[.$BN49];[.$BX49];[.$CH49];[.$CR49];[.$DB49])" office:value-type="float"/>
          <table:table-cell table:formula="of:=MAX([.$G49];[.$Q49];[.$AA49];[.$AK49];[.$AU49];[.$BE49];[.$BO49];[.$BY49];[.$CI49];[.$CS49];[.$DC49])" office:value-type="float"/>
          <table:table-cell table:formula="of:=MAX([.$H49];[.$R49];[.$AB49];[.$AL49];[.$AV49];[.$BF49];[.$BP49];[.$BZ49];[.$CJ49];[.$CT49];[.$DD49])" office:value-type="float"/>
          <table:table-cell table:formula="of:=MAX([.$I49];[.$S49];[.$AC49];[.$AM49];[.$AW49];[.$BG49];[.$BQ49];[.$CA49];[.$CK49];[.$CU49];[.$DE49])" office:value-type="float"/>
          <table:table-cell table:formula="of:=MAX([.$J49];[.$T49];[.$AD49];[.$AN49];[.$AX49];[.$BH49];[.$BR49];[.$CB49];[.$CL49];[.$CV49];[.$DF49])" office:value-type="float"/>
          <table:table-cell table:formula="of:=MAX([.$K49];[.$U49];[.$AE49];[.$AO49];[.$AY49];[.$BI49];[.$BS49];[.$CC49];[.$CM49];[.$CW49];[.$DG49])" office:value-type="float"/>
        </table:table-row>
        <table:table-row table:style-name="ro1">
          <table:table-cell office:value-type="string">
            <text:p>bio-expansion/instances/9000/ins_9000_1_0464</text:p>
          </table:table-cell>
          <table:table-cell table:style-name="cellBest" office:value-type="float" office:value="64.461"/>
          <table:table-cell office:value-type="float" office:value="0.0"/>
          <table:table-cell office:value-type="float" office:value="0.026493575308"/>
          <table:table-cell office:value-type="float" office:value="0.00092727513578"/>
          <table:table-cell office:value-type="float" office:value="0.0"/>
          <table:table-cell office:value-type="float" office:value="697684.0"/>
          <table:table-cell office:value-type="float" office:value="0.0"/>
          <table:table-cell office:value-type="float" office:value="579974.0"/>
          <table:table-cell office:value-type="float" office:value="4.0"/>
          <table:table-cell table:style-name="cellBest" office:value-type="float" office:value="121.0"/>
          <table:table-cell office:value-type="float" office:value="330.69"/>
          <table:table-cell office:value-type="float" office:value="0.0"/>
          <table:table-cell office:value-type="float" office:value="0.052987150616"/>
          <table:table-cell office:value-type="float" office:value="0.000838963218086"/>
          <table:table-cell office:value-type="float" office:value="0.0"/>
          <table:table-cell table:style-name="cellWorst" office:value-type="float" office:value="4683822.0"/>
          <table:table-cell office:value-type="float" office:value="0.0"/>
          <table:table-cell table:style-name="cellWorst" office:value-type="float" office:value="4000357.0"/>
          <table:table-cell office:value-type="float" office:value="4.0"/>
          <table:table-cell office:value-type="float" office:value="164.0"/>
          <table:table-cell office:value-type="float" office:value="291.009"/>
          <table:table-cell office:value-type="float" office:value="0.0"/>
          <table:table-cell office:value-type="float" office:value="0.026493575308"/>
          <table:table-cell office:value-type="float" office:value="0.00092727513578"/>
          <table:table-cell office:value-type="float" office:value="0.0"/>
          <table:table-cell office:value-type="float" office:value="1261399.0"/>
          <table:table-cell office:value-type="float" office:value="0.0"/>
          <table:table-cell office:value-type="float" office:value="1024105.0"/>
          <table:table-cell office:value-type="float" office:value="4.0"/>
          <table:table-cell table:style-name="cellWorst" office:value-type="float" office:value="418.0"/>
          <table:table-cell office:value-type="float" office:value="105.625"/>
          <table:table-cell office:value-type="float" office:value="0.0"/>
          <table:table-cell office:value-type="float" office:value="0.026493575308"/>
          <table:table-cell office:value-type="float" office:value="0.00125844482713"/>
          <table:table-cell office:value-type="float" office:value="0.0"/>
          <table:table-cell office:value-type="float" office:value="1108714.0"/>
          <table:table-cell office:value-type="float" office:value="3261.0"/>
          <table:table-cell office:value-type="float" office:value="929126.0"/>
          <table:table-cell office:value-type="float" office:value="4.0"/>
          <table:table-cell office:value-type="float" office:value="153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6.9869"/>
          <table:table-cell office:value-type="float" office:value="0.0"/>
          <table:table-cell office:value-type="float" office:value="0.06623393827"/>
          <table:table-cell office:value-type="float" office:value="0.00152338058021"/>
          <table:table-cell office:value-type="float" office:value="0.0"/>
          <table:table-cell office:value-type="float" office:value="917074.0"/>
          <table:table-cell office:value-type="float" office:value="3149.0"/>
          <table:table-cell office:value-type="float" office:value="753965.0"/>
          <table:table-cell office:value-type="float" office:value="4.0"/>
          <table:table-cell office:value-type="float" office:value="132.0"/>
          <table:table-cell office:value-type="float" office:value="87.1238"/>
          <table:table-cell office:value-type="float" office:value="0.0"/>
          <table:table-cell office:value-type="float" office:value="0.06623393827"/>
          <table:table-cell office:value-type="float" office:value="0.00152338058021"/>
          <table:table-cell office:value-type="float" office:value="0.0"/>
          <table:table-cell office:value-type="float" office:value="917074.0"/>
          <table:table-cell office:value-type="float" office:value="3149.0"/>
          <table:table-cell office:value-type="float" office:value="753965.0"/>
          <table:table-cell office:value-type="float" office:value="4.0"/>
          <table:table-cell office:value-type="float" office:value="132.0"/>
          <table:table-cell office:value-type="float" office:value="321.25"/>
          <table:table-cell office:value-type="float" office:value="0.0"/>
          <table:table-cell office:value-type="float" office:value="0.052987150616"/>
          <table:table-cell office:value-type="float" office:value="0.00139091270367"/>
          <table:table-cell office:value-type="float" office:value="0.0"/>
          <table:table-cell office:value-type="float" office:value="2602608.0"/>
          <table:table-cell table:style-name="cellWorst" office:value-type="float" office:value="16481.0"/>
          <table:table-cell office:value-type="float" office:value="2177987.0"/>
          <table:table-cell office:value-type="float" office:value="4.0"/>
          <table:table-cell office:value-type="float" office:value="340.0"/>
          <table:table-cell table:style-name="cellWorst" office:value-type="float" office:value="600.021"/>
          <table:table-cell office:value-type="float" office:value="1.0"/>
          <table:table-cell office:value-type="float" office:value="0.145714664194"/>
          <table:table-cell office:value-type="float" office:value="0.00145714664194"/>
          <table:table-cell office:value-type="float" office:value="0.0"/>
          <table:table-cell office:value-type="float" office:value="3820526.0"/>
          <table:table-cell office:value-type="float" office:value="7113.0"/>
          <table:table-cell office:value-type="float" office:value="328326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0];[.$L50];[.$V50];[.$AF50];[.$AP50];[.$AZ50];[.$BJ50];[.$BT50];[.$CD50];[.$CN50];[.$CX50])" office:value-type="float"/>
          <table:table-cell table:formula="of:=MIN([.$C50];[.$M50];[.$W50];[.$AG50];[.$AQ50];[.$BA50];[.$BK50];[.$BU50];[.$CE50];[.$CO50];[.$CY50])" office:value-type="float"/>
          <table:table-cell table:formula="of:=MIN([.$D50];[.$N50];[.$X50];[.$AH50];[.$AR50];[.$BB50];[.$BL50];[.$BV50];[.$CF50];[.$CP50];[.$CZ50])" office:value-type="float"/>
          <table:table-cell table:formula="of:=MIN([.$E50];[.$O50];[.$Y50];[.$AI50];[.$AS50];[.$BC50];[.$BM50];[.$BW50];[.$CG50];[.$CQ50];[.$DA50])" office:value-type="float"/>
          <table:table-cell table:formula="of:=MIN([.$F50];[.$P50];[.$Z50];[.$AJ50];[.$AT50];[.$BD50];[.$BN50];[.$BX50];[.$CH50];[.$CR50];[.$DB50])" office:value-type="float"/>
          <table:table-cell table:formula="of:=MIN([.$G50];[.$Q50];[.$AA50];[.$AK50];[.$AU50];[.$BE50];[.$BO50];[.$BY50];[.$CI50];[.$CS50];[.$DC50])" office:value-type="float"/>
          <table:table-cell table:formula="of:=MIN([.$H50];[.$R50];[.$AB50];[.$AL50];[.$AV50];[.$BF50];[.$BP50];[.$BZ50];[.$CJ50];[.$CT50];[.$DD50])" office:value-type="float"/>
          <table:table-cell table:formula="of:=MIN([.$I50];[.$S50];[.$AC50];[.$AM50];[.$AW50];[.$BG50];[.$BQ50];[.$CA50];[.$CK50];[.$CU50];[.$DE50])" office:value-type="float"/>
          <table:table-cell table:formula="of:=MIN([.$J50];[.$T50];[.$AD50];[.$AN50];[.$AX50];[.$BH50];[.$BR50];[.$CB50];[.$CL50];[.$CV50];[.$DF50])" office:value-type="float"/>
          <table:table-cell table:formula="of:=MIN([.$K50];[.$U50];[.$AE50];[.$AO50];[.$AY50];[.$BI50];[.$BS50];[.$CC50];[.$CM50];[.$CW50];[.$DG50])" office:value-type="float"/>
          <table:table-cell table:formula="of:=MEDIAN([.$B50];[.$L50];[.$V50];[.$AF50];[.$AP50];[.$AZ50];[.$BJ50];[.$BT50];[.$CD50];[.$CN50];[.$CX50])" office:value-type="float"/>
          <table:table-cell table:formula="of:=MEDIAN([.$C50];[.$M50];[.$W50];[.$AG50];[.$AQ50];[.$BA50];[.$BK50];[.$BU50];[.$CE50];[.$CO50];[.$CY50])" office:value-type="float"/>
          <table:table-cell table:formula="of:=MEDIAN([.$D50];[.$N50];[.$X50];[.$AH50];[.$AR50];[.$BB50];[.$BL50];[.$BV50];[.$CF50];[.$CP50];[.$CZ50])" office:value-type="float"/>
          <table:table-cell table:formula="of:=MEDIAN([.$E50];[.$O50];[.$Y50];[.$AI50];[.$AS50];[.$BC50];[.$BM50];[.$BW50];[.$CG50];[.$CQ50];[.$DA50])" office:value-type="float"/>
          <table:table-cell table:formula="of:=MEDIAN([.$F50];[.$P50];[.$Z50];[.$AJ50];[.$AT50];[.$BD50];[.$BN50];[.$BX50];[.$CH50];[.$CR50];[.$DB50])" office:value-type="float"/>
          <table:table-cell table:formula="of:=MEDIAN([.$G50];[.$Q50];[.$AA50];[.$AK50];[.$AU50];[.$BE50];[.$BO50];[.$BY50];[.$CI50];[.$CS50];[.$DC50])" office:value-type="float"/>
          <table:table-cell table:formula="of:=MEDIAN([.$H50];[.$R50];[.$AB50];[.$AL50];[.$AV50];[.$BF50];[.$BP50];[.$BZ50];[.$CJ50];[.$CT50];[.$DD50])" office:value-type="float"/>
          <table:table-cell table:formula="of:=MEDIAN([.$I50];[.$S50];[.$AC50];[.$AM50];[.$AW50];[.$BG50];[.$BQ50];[.$CA50];[.$CK50];[.$CU50];[.$DE50])" office:value-type="float"/>
          <table:table-cell table:formula="of:=MEDIAN([.$J50];[.$T50];[.$AD50];[.$AN50];[.$AX50];[.$BH50];[.$BR50];[.$CB50];[.$CL50];[.$CV50];[.$DF50])" office:value-type="float"/>
          <table:table-cell table:formula="of:=MEDIAN([.$K50];[.$U50];[.$AE50];[.$AO50];[.$AY50];[.$BI50];[.$BS50];[.$CC50];[.$CM50];[.$CW50];[.$DG50])" office:value-type="float"/>
          <table:table-cell table:formula="of:=MAX([.$B50];[.$L50];[.$V50];[.$AF50];[.$AP50];[.$AZ50];[.$BJ50];[.$BT50];[.$CD50];[.$CN50];[.$CX50])" office:value-type="float"/>
          <table:table-cell table:formula="of:=MAX([.$C50];[.$M50];[.$W50];[.$AG50];[.$AQ50];[.$BA50];[.$BK50];[.$BU50];[.$CE50];[.$CO50];[.$CY50])" office:value-type="float"/>
          <table:table-cell table:formula="of:=MAX([.$D50];[.$N50];[.$X50];[.$AH50];[.$AR50];[.$BB50];[.$BL50];[.$BV50];[.$CF50];[.$CP50];[.$CZ50])" office:value-type="float"/>
          <table:table-cell table:formula="of:=MAX([.$E50];[.$O50];[.$Y50];[.$AI50];[.$AS50];[.$BC50];[.$BM50];[.$BW50];[.$CG50];[.$CQ50];[.$DA50])" office:value-type="float"/>
          <table:table-cell table:formula="of:=MAX([.$F50];[.$P50];[.$Z50];[.$AJ50];[.$AT50];[.$BD50];[.$BN50];[.$BX50];[.$CH50];[.$CR50];[.$DB50])" office:value-type="float"/>
          <table:table-cell table:formula="of:=MAX([.$G50];[.$Q50];[.$AA50];[.$AK50];[.$AU50];[.$BE50];[.$BO50];[.$BY50];[.$CI50];[.$CS50];[.$DC50])" office:value-type="float"/>
          <table:table-cell table:formula="of:=MAX([.$H50];[.$R50];[.$AB50];[.$AL50];[.$AV50];[.$BF50];[.$BP50];[.$BZ50];[.$CJ50];[.$CT50];[.$DD50])" office:value-type="float"/>
          <table:table-cell table:formula="of:=MAX([.$I50];[.$S50];[.$AC50];[.$AM50];[.$AW50];[.$BG50];[.$BQ50];[.$CA50];[.$CK50];[.$CU50];[.$DE50])" office:value-type="float"/>
          <table:table-cell table:formula="of:=MAX([.$J50];[.$T50];[.$AD50];[.$AN50];[.$AX50];[.$BH50];[.$BR50];[.$CB50];[.$CL50];[.$CV50];[.$DF50])" office:value-type="float"/>
          <table:table-cell table:formula="of:=MAX([.$K50];[.$U50];[.$AE50];[.$AO50];[.$AY50];[.$BI50];[.$BS50];[.$CC50];[.$CM50];[.$CW50];[.$DG50])" office:value-type="float"/>
        </table:table-row>
        <table:table-row table:style-name="ro1">
          <table:table-cell office:value-type="string">
            <text:p>bio-expansion/instances/9000/ins_9000_1_0474</text:p>
          </table:table-cell>
          <table:table-cell table:style-name="cellBest" office:value-type="float" office:value="69.2558"/>
          <table:table-cell office:value-type="float" office:value="0.0"/>
          <table:table-cell office:value-type="float" office:value="0.0260382762661"/>
          <table:table-cell office:value-type="float" office:value="0.000564162652432"/>
          <table:table-cell office:value-type="float" office:value="0.0"/>
          <table:table-cell office:value-type="float" office:value="1182102.0"/>
          <table:table-cell office:value-type="float" office:value="0.0"/>
          <table:table-cell office:value-type="float" office:value="958425.0"/>
          <table:table-cell office:value-type="float" office:value="4.0"/>
          <table:table-cell table:style-name="cellBest" office:value-type="float" office:value="87.0"/>
          <table:table-cell office:value-type="float" office:value="368.408"/>
          <table:table-cell office:value-type="float" office:value="0.0"/>
          <table:table-cell office:value-type="float" office:value="0.0781148287983"/>
          <table:table-cell office:value-type="float" office:value="0.00104153105064"/>
          <table:table-cell office:value-type="float" office:value="0.0"/>
          <table:table-cell office:value-type="float" office:value="4858491.0"/>
          <table:table-cell office:value-type="float" office:value="0.0"/>
          <table:table-cell office:value-type="float" office:value="4050642.0"/>
          <table:table-cell office:value-type="float" office:value="4.0"/>
          <table:table-cell table:style-name="cellWorst" office:value-type="float" office:value="132.0"/>
          <table:table-cell office:value-type="float" office:value="600.02"/>
          <table:table-cell office:value-type="float" office:value="1.0"/>
          <table:table-cell office:value-type="float" office:value="0.273401900794"/>
          <table:table-cell office:value-type="float" office:value="0.00273401900794"/>
          <table:table-cell office:value-type="float" office:value="0.0"/>
          <table:table-cell office:value-type="float" office:value="5610345.0"/>
          <table:table-cell office:value-type="float" office:value="0.0"/>
          <table:table-cell office:value-type="float" office:value="488791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3.495"/>
          <table:table-cell office:value-type="float" office:value="0.0"/>
          <table:table-cell office:value-type="float" office:value="0.0650956906653"/>
          <table:table-cell office:value-type="float" office:value="0.00301610033416"/>
          <table:table-cell office:value-type="float" office:value="0.0"/>
          <table:table-cell office:value-type="float" office:value="1431666.0"/>
          <table:table-cell office:value-type="float" office:value="1766.0"/>
          <table:table-cell office:value-type="float" office:value="1181376.0"/>
          <table:table-cell office:value-type="float" office:value="4.0"/>
          <table:table-cell office:value-type="float" office:value="129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9.7101"/>
          <table:table-cell office:value-type="float" office:value="0.0"/>
          <table:table-cell office:value-type="float" office:value="0.130191381331"/>
          <table:table-cell office:value-type="float" office:value="0.00327648309682"/>
          <table:table-cell office:value-type="float" office:value="0.0"/>
          <table:table-cell office:value-type="float" office:value="1423788.0"/>
          <table:table-cell office:value-type="float" office:value="5596.0"/>
          <table:table-cell office:value-type="float" office:value="1182084.0"/>
          <table:table-cell office:value-type="float" office:value="4.0"/>
          <table:table-cell office:value-type="float" office:value="121.0"/>
          <table:table-cell office:value-type="float" office:value="107.745"/>
          <table:table-cell office:value-type="float" office:value="0.0"/>
          <table:table-cell office:value-type="float" office:value="0.130191381331"/>
          <table:table-cell office:value-type="float" office:value="0.00327648309682"/>
          <table:table-cell office:value-type="float" office:value="0.0"/>
          <table:table-cell office:value-type="float" office:value="1423788.0"/>
          <table:table-cell office:value-type="float" office:value="5596.0"/>
          <table:table-cell office:value-type="float" office:value="1182084.0"/>
          <table:table-cell office:value-type="float" office:value="4.0"/>
          <table:table-cell office:value-type="float" office:value="121.0"/>
          <table:table-cell office:value-type="float" office:value="600.02"/>
          <table:table-cell office:value-type="float" office:value="1.0"/>
          <table:table-cell office:value-type="float" office:value="0.156229657597"/>
          <table:table-cell office:value-type="float" office:value="0.00269062188083"/>
          <table:table-cell office:value-type="float" office:value="0.0"/>
          <table:table-cell table:style-name="cellWorst" office:value-type="float" office:value="5896348.0"/>
          <table:table-cell table:style-name="cellWorst" office:value-type="float" office:value="19629.0"/>
          <table:table-cell table:style-name="cellWorst" office:value-type="float" office:value="493518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16924879573"/>
          <table:table-cell office:value-type="float" office:value="0.0016924879573"/>
          <table:table-cell office:value-type="float" office:value="0.0"/>
          <table:table-cell office:value-type="float" office:value="2328888.0"/>
          <table:table-cell office:value-type="float" office:value="16223.0"/>
          <table:table-cell office:value-type="float" office:value="190268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1];[.$L51];[.$V51];[.$AF51];[.$AP51];[.$AZ51];[.$BJ51];[.$BT51];[.$CD51];[.$CN51];[.$CX51])" office:value-type="float"/>
          <table:table-cell table:formula="of:=MIN([.$C51];[.$M51];[.$W51];[.$AG51];[.$AQ51];[.$BA51];[.$BK51];[.$BU51];[.$CE51];[.$CO51];[.$CY51])" office:value-type="float"/>
          <table:table-cell table:formula="of:=MIN([.$D51];[.$N51];[.$X51];[.$AH51];[.$AR51];[.$BB51];[.$BL51];[.$BV51];[.$CF51];[.$CP51];[.$CZ51])" office:value-type="float"/>
          <table:table-cell table:formula="of:=MIN([.$E51];[.$O51];[.$Y51];[.$AI51];[.$AS51];[.$BC51];[.$BM51];[.$BW51];[.$CG51];[.$CQ51];[.$DA51])" office:value-type="float"/>
          <table:table-cell table:formula="of:=MIN([.$F51];[.$P51];[.$Z51];[.$AJ51];[.$AT51];[.$BD51];[.$BN51];[.$BX51];[.$CH51];[.$CR51];[.$DB51])" office:value-type="float"/>
          <table:table-cell table:formula="of:=MIN([.$G51];[.$Q51];[.$AA51];[.$AK51];[.$AU51];[.$BE51];[.$BO51];[.$BY51];[.$CI51];[.$CS51];[.$DC51])" office:value-type="float"/>
          <table:table-cell table:formula="of:=MIN([.$H51];[.$R51];[.$AB51];[.$AL51];[.$AV51];[.$BF51];[.$BP51];[.$BZ51];[.$CJ51];[.$CT51];[.$DD51])" office:value-type="float"/>
          <table:table-cell table:formula="of:=MIN([.$I51];[.$S51];[.$AC51];[.$AM51];[.$AW51];[.$BG51];[.$BQ51];[.$CA51];[.$CK51];[.$CU51];[.$DE51])" office:value-type="float"/>
          <table:table-cell table:formula="of:=MIN([.$J51];[.$T51];[.$AD51];[.$AN51];[.$AX51];[.$BH51];[.$BR51];[.$CB51];[.$CL51];[.$CV51];[.$DF51])" office:value-type="float"/>
          <table:table-cell table:formula="of:=MIN([.$K51];[.$U51];[.$AE51];[.$AO51];[.$AY51];[.$BI51];[.$BS51];[.$CC51];[.$CM51];[.$CW51];[.$DG51])" office:value-type="float"/>
          <table:table-cell table:formula="of:=MEDIAN([.$B51];[.$L51];[.$V51];[.$AF51];[.$AP51];[.$AZ51];[.$BJ51];[.$BT51];[.$CD51];[.$CN51];[.$CX51])" office:value-type="float"/>
          <table:table-cell table:formula="of:=MEDIAN([.$C51];[.$M51];[.$W51];[.$AG51];[.$AQ51];[.$BA51];[.$BK51];[.$BU51];[.$CE51];[.$CO51];[.$CY51])" office:value-type="float"/>
          <table:table-cell table:formula="of:=MEDIAN([.$D51];[.$N51];[.$X51];[.$AH51];[.$AR51];[.$BB51];[.$BL51];[.$BV51];[.$CF51];[.$CP51];[.$CZ51])" office:value-type="float"/>
          <table:table-cell table:formula="of:=MEDIAN([.$E51];[.$O51];[.$Y51];[.$AI51];[.$AS51];[.$BC51];[.$BM51];[.$BW51];[.$CG51];[.$CQ51];[.$DA51])" office:value-type="float"/>
          <table:table-cell table:formula="of:=MEDIAN([.$F51];[.$P51];[.$Z51];[.$AJ51];[.$AT51];[.$BD51];[.$BN51];[.$BX51];[.$CH51];[.$CR51];[.$DB51])" office:value-type="float"/>
          <table:table-cell table:formula="of:=MEDIAN([.$G51];[.$Q51];[.$AA51];[.$AK51];[.$AU51];[.$BE51];[.$BO51];[.$BY51];[.$CI51];[.$CS51];[.$DC51])" office:value-type="float"/>
          <table:table-cell table:formula="of:=MEDIAN([.$H51];[.$R51];[.$AB51];[.$AL51];[.$AV51];[.$BF51];[.$BP51];[.$BZ51];[.$CJ51];[.$CT51];[.$DD51])" office:value-type="float"/>
          <table:table-cell table:formula="of:=MEDIAN([.$I51];[.$S51];[.$AC51];[.$AM51];[.$AW51];[.$BG51];[.$BQ51];[.$CA51];[.$CK51];[.$CU51];[.$DE51])" office:value-type="float"/>
          <table:table-cell table:formula="of:=MEDIAN([.$J51];[.$T51];[.$AD51];[.$AN51];[.$AX51];[.$BH51];[.$BR51];[.$CB51];[.$CL51];[.$CV51];[.$DF51])" office:value-type="float"/>
          <table:table-cell table:formula="of:=MEDIAN([.$K51];[.$U51];[.$AE51];[.$AO51];[.$AY51];[.$BI51];[.$BS51];[.$CC51];[.$CM51];[.$CW51];[.$DG51])" office:value-type="float"/>
          <table:table-cell table:formula="of:=MAX([.$B51];[.$L51];[.$V51];[.$AF51];[.$AP51];[.$AZ51];[.$BJ51];[.$BT51];[.$CD51];[.$CN51];[.$CX51])" office:value-type="float"/>
          <table:table-cell table:formula="of:=MAX([.$C51];[.$M51];[.$W51];[.$AG51];[.$AQ51];[.$BA51];[.$BK51];[.$BU51];[.$CE51];[.$CO51];[.$CY51])" office:value-type="float"/>
          <table:table-cell table:formula="of:=MAX([.$D51];[.$N51];[.$X51];[.$AH51];[.$AR51];[.$BB51];[.$BL51];[.$BV51];[.$CF51];[.$CP51];[.$CZ51])" office:value-type="float"/>
          <table:table-cell table:formula="of:=MAX([.$E51];[.$O51];[.$Y51];[.$AI51];[.$AS51];[.$BC51];[.$BM51];[.$BW51];[.$CG51];[.$CQ51];[.$DA51])" office:value-type="float"/>
          <table:table-cell table:formula="of:=MAX([.$F51];[.$P51];[.$Z51];[.$AJ51];[.$AT51];[.$BD51];[.$BN51];[.$BX51];[.$CH51];[.$CR51];[.$DB51])" office:value-type="float"/>
          <table:table-cell table:formula="of:=MAX([.$G51];[.$Q51];[.$AA51];[.$AK51];[.$AU51];[.$BE51];[.$BO51];[.$BY51];[.$CI51];[.$CS51];[.$DC51])" office:value-type="float"/>
          <table:table-cell table:formula="of:=MAX([.$H51];[.$R51];[.$AB51];[.$AL51];[.$AV51];[.$BF51];[.$BP51];[.$BZ51];[.$CJ51];[.$CT51];[.$DD51])" office:value-type="float"/>
          <table:table-cell table:formula="of:=MAX([.$I51];[.$S51];[.$AC51];[.$AM51];[.$AW51];[.$BG51];[.$BQ51];[.$CA51];[.$CK51];[.$CU51];[.$DE51])" office:value-type="float"/>
          <table:table-cell table:formula="of:=MAX([.$J51];[.$T51];[.$AD51];[.$AN51];[.$AX51];[.$BH51];[.$BR51];[.$CB51];[.$CL51];[.$CV51];[.$DF51])" office:value-type="float"/>
          <table:table-cell table:formula="of:=MAX([.$K51];[.$U51];[.$AE51];[.$AO51];[.$AY51];[.$BI51];[.$BS51];[.$CC51];[.$CM51];[.$CW51];[.$DG51])" office:value-type="float"/>
        </table:table-row>
        <table:table-row table:style-name="ro1">
          <table:table-cell office:value-type="string">
            <text:p>bio-expansion/instances/9000/ins_9000_2_0434</text:p>
          </table:table-cell>
          <table:table-cell table:style-name="cellBest" office:value-type="float" office:value="248.285"/>
          <table:table-cell office:value-type="float" office:value="0.0"/>
          <table:table-cell office:value-type="float" office:value="0.0540540540541"/>
          <table:table-cell office:value-type="float" office:value="0.000900900900901"/>
          <table:table-cell office:value-type="float" office:value="0.0"/>
          <table:table-cell table:style-name="cellWorst" office:value-type="float" office:value="1642495.0"/>
          <table:table-cell office:value-type="float" office:value="0.0"/>
          <table:table-cell table:style-name="cellWorst" office:value-type="float" office:value="1104279.0"/>
          <table:table-cell office:value-type="float" office:value="4.0"/>
          <table:table-cell office:value-type="float" office:value="143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5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2];[.$L52];[.$V52];[.$AF52];[.$AP52];[.$AZ52];[.$BJ52];[.$BT52];[.$CD52];[.$CN52];[.$CX52])" office:value-type="float"/>
          <table:table-cell table:formula="of:=MIN([.$C52];[.$M52];[.$W52];[.$AG52];[.$AQ52];[.$BA52];[.$BK52];[.$BU52];[.$CE52];[.$CO52];[.$CY52])" office:value-type="float"/>
          <table:table-cell table:formula="of:=MIN([.$D52];[.$N52];[.$X52];[.$AH52];[.$AR52];[.$BB52];[.$BL52];[.$BV52];[.$CF52];[.$CP52];[.$CZ52])" office:value-type="float"/>
          <table:table-cell table:formula="of:=MIN([.$E52];[.$O52];[.$Y52];[.$AI52];[.$AS52];[.$BC52];[.$BM52];[.$BW52];[.$CG52];[.$CQ52];[.$DA52])" office:value-type="float"/>
          <table:table-cell table:formula="of:=MIN([.$F52];[.$P52];[.$Z52];[.$AJ52];[.$AT52];[.$BD52];[.$BN52];[.$BX52];[.$CH52];[.$CR52];[.$DB52])" office:value-type="float"/>
          <table:table-cell table:formula="of:=MIN([.$G52];[.$Q52];[.$AA52];[.$AK52];[.$AU52];[.$BE52];[.$BO52];[.$BY52];[.$CI52];[.$CS52];[.$DC52])" office:value-type="float"/>
          <table:table-cell table:formula="of:=MIN([.$H52];[.$R52];[.$AB52];[.$AL52];[.$AV52];[.$BF52];[.$BP52];[.$BZ52];[.$CJ52];[.$CT52];[.$DD52])" office:value-type="float"/>
          <table:table-cell table:formula="of:=MIN([.$I52];[.$S52];[.$AC52];[.$AM52];[.$AW52];[.$BG52];[.$BQ52];[.$CA52];[.$CK52];[.$CU52];[.$DE52])" office:value-type="float"/>
          <table:table-cell table:formula="of:=MIN([.$J52];[.$T52];[.$AD52];[.$AN52];[.$AX52];[.$BH52];[.$BR52];[.$CB52];[.$CL52];[.$CV52];[.$DF52])" office:value-type="float"/>
          <table:table-cell table:formula="of:=MIN([.$K52];[.$U52];[.$AE52];[.$AO52];[.$AY52];[.$BI52];[.$BS52];[.$CC52];[.$CM52];[.$CW52];[.$DG52])" office:value-type="float"/>
          <table:table-cell table:formula="of:=MEDIAN([.$B52];[.$L52];[.$V52];[.$AF52];[.$AP52];[.$AZ52];[.$BJ52];[.$BT52];[.$CD52];[.$CN52];[.$CX52])" office:value-type="float"/>
          <table:table-cell table:formula="of:=MEDIAN([.$C52];[.$M52];[.$W52];[.$AG52];[.$AQ52];[.$BA52];[.$BK52];[.$BU52];[.$CE52];[.$CO52];[.$CY52])" office:value-type="float"/>
          <table:table-cell table:formula="of:=MEDIAN([.$D52];[.$N52];[.$X52];[.$AH52];[.$AR52];[.$BB52];[.$BL52];[.$BV52];[.$CF52];[.$CP52];[.$CZ52])" office:value-type="float"/>
          <table:table-cell table:formula="of:=MEDIAN([.$E52];[.$O52];[.$Y52];[.$AI52];[.$AS52];[.$BC52];[.$BM52];[.$BW52];[.$CG52];[.$CQ52];[.$DA52])" office:value-type="float"/>
          <table:table-cell table:formula="of:=MEDIAN([.$F52];[.$P52];[.$Z52];[.$AJ52];[.$AT52];[.$BD52];[.$BN52];[.$BX52];[.$CH52];[.$CR52];[.$DB52])" office:value-type="float"/>
          <table:table-cell table:formula="of:=MEDIAN([.$G52];[.$Q52];[.$AA52];[.$AK52];[.$AU52];[.$BE52];[.$BO52];[.$BY52];[.$CI52];[.$CS52];[.$DC52])" office:value-type="float"/>
          <table:table-cell table:formula="of:=MEDIAN([.$H52];[.$R52];[.$AB52];[.$AL52];[.$AV52];[.$BF52];[.$BP52];[.$BZ52];[.$CJ52];[.$CT52];[.$DD52])" office:value-type="float"/>
          <table:table-cell table:formula="of:=MEDIAN([.$I52];[.$S52];[.$AC52];[.$AM52];[.$AW52];[.$BG52];[.$BQ52];[.$CA52];[.$CK52];[.$CU52];[.$DE52])" office:value-type="float"/>
          <table:table-cell table:formula="of:=MEDIAN([.$J52];[.$T52];[.$AD52];[.$AN52];[.$AX52];[.$BH52];[.$BR52];[.$CB52];[.$CL52];[.$CV52];[.$DF52])" office:value-type="float"/>
          <table:table-cell table:formula="of:=MEDIAN([.$K52];[.$U52];[.$AE52];[.$AO52];[.$AY52];[.$BI52];[.$BS52];[.$CC52];[.$CM52];[.$CW52];[.$DG52])" office:value-type="float"/>
          <table:table-cell table:formula="of:=MAX([.$B52];[.$L52];[.$V52];[.$AF52];[.$AP52];[.$AZ52];[.$BJ52];[.$BT52];[.$CD52];[.$CN52];[.$CX52])" office:value-type="float"/>
          <table:table-cell table:formula="of:=MAX([.$C52];[.$M52];[.$W52];[.$AG52];[.$AQ52];[.$BA52];[.$BK52];[.$BU52];[.$CE52];[.$CO52];[.$CY52])" office:value-type="float"/>
          <table:table-cell table:formula="of:=MAX([.$D52];[.$N52];[.$X52];[.$AH52];[.$AR52];[.$BB52];[.$BL52];[.$BV52];[.$CF52];[.$CP52];[.$CZ52])" office:value-type="float"/>
          <table:table-cell table:formula="of:=MAX([.$E52];[.$O52];[.$Y52];[.$AI52];[.$AS52];[.$BC52];[.$BM52];[.$BW52];[.$CG52];[.$CQ52];[.$DA52])" office:value-type="float"/>
          <table:table-cell table:formula="of:=MAX([.$F52];[.$P52];[.$Z52];[.$AJ52];[.$AT52];[.$BD52];[.$BN52];[.$BX52];[.$CH52];[.$CR52];[.$DB52])" office:value-type="float"/>
          <table:table-cell table:formula="of:=MAX([.$G52];[.$Q52];[.$AA52];[.$AK52];[.$AU52];[.$BE52];[.$BO52];[.$BY52];[.$CI52];[.$CS52];[.$DC52])" office:value-type="float"/>
          <table:table-cell table:formula="of:=MAX([.$H52];[.$R52];[.$AB52];[.$AL52];[.$AV52];[.$BF52];[.$BP52];[.$BZ52];[.$CJ52];[.$CT52];[.$DD52])" office:value-type="float"/>
          <table:table-cell table:formula="of:=MAX([.$I52];[.$S52];[.$AC52];[.$AM52];[.$AW52];[.$BG52];[.$BQ52];[.$CA52];[.$CK52];[.$CU52];[.$DE52])" office:value-type="float"/>
          <table:table-cell table:formula="of:=MAX([.$J52];[.$T52];[.$AD52];[.$AN52];[.$AX52];[.$BH52];[.$BR52];[.$CB52];[.$CL52];[.$CV52];[.$DF52])" office:value-type="float"/>
          <table:table-cell table:formula="of:=MAX([.$K52];[.$U52];[.$AE52];[.$AO52];[.$AY52];[.$BI52];[.$BS52];[.$CC52];[.$CM52];[.$CW52];[.$DG52])" office:value-type="float"/>
        </table:table-row>
        <table:table-row table:style-name="ro1">
          <table:table-cell office:value-type="string">
            <text:p>bio-expansion/instances/9000/ins_9000_2_0444</text:p>
          </table:table-cell>
          <table:table-cell table:style-name="cellBest" office:value-type="float" office:value="42.2533"/>
          <table:table-cell office:value-type="float" office:value="0.0"/>
          <table:table-cell office:value-type="float" office:value="0.0390625"/>
          <table:table-cell office:value-type="float" office:value="0.00119357638889"/>
          <table:table-cell office:value-type="float" office:value="0.0"/>
          <table:table-cell office:value-type="float" office:value="290389.0"/>
          <table:table-cell office:value-type="float" office:value="0.0"/>
          <table:table-cell office:value-type="float" office:value="208615.0"/>
          <table:table-cell office:value-type="float" office:value="4.0"/>
          <table:table-cell table:style-name="cellBest" office:value-type="float" office:value="92.0"/>
          <table:table-cell office:value-type="float" office:value="394.97"/>
          <table:table-cell office:value-type="float" office:value="0.0"/>
          <table:table-cell office:value-type="float" office:value="0.0520833333333"/>
          <table:table-cell office:value-type="float" office:value="0.00130208333333"/>
          <table:table-cell office:value-type="float" office:value="0.0"/>
          <table:table-cell table:style-name="cellWorst" office:value-type="float" office:value="5463967.0"/>
          <table:table-cell office:value-type="float" office:value="0.0"/>
          <table:table-cell table:style-name="cellWorst" office:value-type="float" office:value="4602012.0"/>
          <table:table-cell office:value-type="float" office:value="4.0"/>
          <table:table-cell office:value-type="float" office:value="151.0"/>
          <table:table-cell table:style-name="cellWorst" office:value-type="float" office:value="600.02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5.411"/>
          <table:table-cell office:value-type="float" office:value="0.0"/>
          <table:table-cell office:value-type="float" office:value="0.182291666667"/>
          <table:table-cell office:value-type="float" office:value="0.00258246527778"/>
          <table:table-cell office:value-type="float" office:value="0.0"/>
          <table:table-cell office:value-type="float" office:value="587996.0"/>
          <table:table-cell office:value-type="float" office:value="2137.0"/>
          <table:table-cell office:value-type="float" office:value="436819.0"/>
          <table:table-cell office:value-type="float" office:value="4.0"/>
          <table:table-cell office:value-type="float" office:value="14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4.5855"/>
          <table:table-cell office:value-type="float" office:value="0.0"/>
          <table:table-cell office:value-type="float" office:value="0.15625"/>
          <table:table-cell office:value-type="float" office:value="0.00271267361111"/>
          <table:table-cell office:value-type="float" office:value="0.0"/>
          <table:table-cell office:value-type="float" office:value="561820.0"/>
          <table:table-cell office:value-type="float" office:value="4000.0"/>
          <table:table-cell office:value-type="float" office:value="418722.0"/>
          <table:table-cell office:value-type="float" office:value="4.0"/>
          <table:table-cell office:value-type="float" office:value="138.0"/>
          <table:table-cell office:value-type="float" office:value="93.5524"/>
          <table:table-cell office:value-type="float" office:value="0.0"/>
          <table:table-cell office:value-type="float" office:value="0.15625"/>
          <table:table-cell office:value-type="float" office:value="0.00271267361111"/>
          <table:table-cell office:value-type="float" office:value="0.0"/>
          <table:table-cell office:value-type="float" office:value="561820.0"/>
          <table:table-cell office:value-type="float" office:value="4000.0"/>
          <table:table-cell office:value-type="float" office:value="418722.0"/>
          <table:table-cell office:value-type="float" office:value="4.0"/>
          <table:table-cell office:value-type="float" office:value="138.0"/>
          <table:table-cell office:value-type="float" office:value="439.602"/>
          <table:table-cell office:value-type="float" office:value="0.0"/>
          <table:table-cell office:value-type="float" office:value="0.130208333333"/>
          <table:table-cell office:value-type="float" office:value="0.00221354166667"/>
          <table:table-cell office:value-type="float" office:value="0.0"/>
          <table:table-cell office:value-type="float" office:value="2777859.0"/>
          <table:table-cell table:style-name="cellWorst" office:value-type="float" office:value="13702.0"/>
          <table:table-cell office:value-type="float" office:value="2274200.0"/>
          <table:table-cell office:value-type="float" office:value="4.0"/>
          <table:table-cell table:style-name="cellWorst" office:value-type="float" office:value="351.0"/>
          <table:table-cell office:value-type="float" office:value="600.02"/>
          <table:table-cell office:value-type="float" office:value="1.0"/>
          <table:table-cell office:value-type="float" office:value="0.0911458333333"/>
          <table:table-cell office:value-type="float" office:value="0.00217013888889"/>
          <table:table-cell office:value-type="float" office:value="0.0"/>
          <table:table-cell office:value-type="float" office:value="1696234.0"/>
          <table:table-cell office:value-type="float" office:value="12481.0"/>
          <table:table-cell office:value-type="float" office:value="131337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3];[.$L53];[.$V53];[.$AF53];[.$AP53];[.$AZ53];[.$BJ53];[.$BT53];[.$CD53];[.$CN53];[.$CX53])" office:value-type="float"/>
          <table:table-cell table:formula="of:=MIN([.$C53];[.$M53];[.$W53];[.$AG53];[.$AQ53];[.$BA53];[.$BK53];[.$BU53];[.$CE53];[.$CO53];[.$CY53])" office:value-type="float"/>
          <table:table-cell table:formula="of:=MIN([.$D53];[.$N53];[.$X53];[.$AH53];[.$AR53];[.$BB53];[.$BL53];[.$BV53];[.$CF53];[.$CP53];[.$CZ53])" office:value-type="float"/>
          <table:table-cell table:formula="of:=MIN([.$E53];[.$O53];[.$Y53];[.$AI53];[.$AS53];[.$BC53];[.$BM53];[.$BW53];[.$CG53];[.$CQ53];[.$DA53])" office:value-type="float"/>
          <table:table-cell table:formula="of:=MIN([.$F53];[.$P53];[.$Z53];[.$AJ53];[.$AT53];[.$BD53];[.$BN53];[.$BX53];[.$CH53];[.$CR53];[.$DB53])" office:value-type="float"/>
          <table:table-cell table:formula="of:=MIN([.$G53];[.$Q53];[.$AA53];[.$AK53];[.$AU53];[.$BE53];[.$BO53];[.$BY53];[.$CI53];[.$CS53];[.$DC53])" office:value-type="float"/>
          <table:table-cell table:formula="of:=MIN([.$H53];[.$R53];[.$AB53];[.$AL53];[.$AV53];[.$BF53];[.$BP53];[.$BZ53];[.$CJ53];[.$CT53];[.$DD53])" office:value-type="float"/>
          <table:table-cell table:formula="of:=MIN([.$I53];[.$S53];[.$AC53];[.$AM53];[.$AW53];[.$BG53];[.$BQ53];[.$CA53];[.$CK53];[.$CU53];[.$DE53])" office:value-type="float"/>
          <table:table-cell table:formula="of:=MIN([.$J53];[.$T53];[.$AD53];[.$AN53];[.$AX53];[.$BH53];[.$BR53];[.$CB53];[.$CL53];[.$CV53];[.$DF53])" office:value-type="float"/>
          <table:table-cell table:formula="of:=MIN([.$K53];[.$U53];[.$AE53];[.$AO53];[.$AY53];[.$BI53];[.$BS53];[.$CC53];[.$CM53];[.$CW53];[.$DG53])" office:value-type="float"/>
          <table:table-cell table:formula="of:=MEDIAN([.$B53];[.$L53];[.$V53];[.$AF53];[.$AP53];[.$AZ53];[.$BJ53];[.$BT53];[.$CD53];[.$CN53];[.$CX53])" office:value-type="float"/>
          <table:table-cell table:formula="of:=MEDIAN([.$C53];[.$M53];[.$W53];[.$AG53];[.$AQ53];[.$BA53];[.$BK53];[.$BU53];[.$CE53];[.$CO53];[.$CY53])" office:value-type="float"/>
          <table:table-cell table:formula="of:=MEDIAN([.$D53];[.$N53];[.$X53];[.$AH53];[.$AR53];[.$BB53];[.$BL53];[.$BV53];[.$CF53];[.$CP53];[.$CZ53])" office:value-type="float"/>
          <table:table-cell table:formula="of:=MEDIAN([.$E53];[.$O53];[.$Y53];[.$AI53];[.$AS53];[.$BC53];[.$BM53];[.$BW53];[.$CG53];[.$CQ53];[.$DA53])" office:value-type="float"/>
          <table:table-cell table:formula="of:=MEDIAN([.$F53];[.$P53];[.$Z53];[.$AJ53];[.$AT53];[.$BD53];[.$BN53];[.$BX53];[.$CH53];[.$CR53];[.$DB53])" office:value-type="float"/>
          <table:table-cell table:formula="of:=MEDIAN([.$G53];[.$Q53];[.$AA53];[.$AK53];[.$AU53];[.$BE53];[.$BO53];[.$BY53];[.$CI53];[.$CS53];[.$DC53])" office:value-type="float"/>
          <table:table-cell table:formula="of:=MEDIAN([.$H53];[.$R53];[.$AB53];[.$AL53];[.$AV53];[.$BF53];[.$BP53];[.$BZ53];[.$CJ53];[.$CT53];[.$DD53])" office:value-type="float"/>
          <table:table-cell table:formula="of:=MEDIAN([.$I53];[.$S53];[.$AC53];[.$AM53];[.$AW53];[.$BG53];[.$BQ53];[.$CA53];[.$CK53];[.$CU53];[.$DE53])" office:value-type="float"/>
          <table:table-cell table:formula="of:=MEDIAN([.$J53];[.$T53];[.$AD53];[.$AN53];[.$AX53];[.$BH53];[.$BR53];[.$CB53];[.$CL53];[.$CV53];[.$DF53])" office:value-type="float"/>
          <table:table-cell table:formula="of:=MEDIAN([.$K53];[.$U53];[.$AE53];[.$AO53];[.$AY53];[.$BI53];[.$BS53];[.$CC53];[.$CM53];[.$CW53];[.$DG53])" office:value-type="float"/>
          <table:table-cell table:formula="of:=MAX([.$B53];[.$L53];[.$V53];[.$AF53];[.$AP53];[.$AZ53];[.$BJ53];[.$BT53];[.$CD53];[.$CN53];[.$CX53])" office:value-type="float"/>
          <table:table-cell table:formula="of:=MAX([.$C53];[.$M53];[.$W53];[.$AG53];[.$AQ53];[.$BA53];[.$BK53];[.$BU53];[.$CE53];[.$CO53];[.$CY53])" office:value-type="float"/>
          <table:table-cell table:formula="of:=MAX([.$D53];[.$N53];[.$X53];[.$AH53];[.$AR53];[.$BB53];[.$BL53];[.$BV53];[.$CF53];[.$CP53];[.$CZ53])" office:value-type="float"/>
          <table:table-cell table:formula="of:=MAX([.$E53];[.$O53];[.$Y53];[.$AI53];[.$AS53];[.$BC53];[.$BM53];[.$BW53];[.$CG53];[.$CQ53];[.$DA53])" office:value-type="float"/>
          <table:table-cell table:formula="of:=MAX([.$F53];[.$P53];[.$Z53];[.$AJ53];[.$AT53];[.$BD53];[.$BN53];[.$BX53];[.$CH53];[.$CR53];[.$DB53])" office:value-type="float"/>
          <table:table-cell table:formula="of:=MAX([.$G53];[.$Q53];[.$AA53];[.$AK53];[.$AU53];[.$BE53];[.$BO53];[.$BY53];[.$CI53];[.$CS53];[.$DC53])" office:value-type="float"/>
          <table:table-cell table:formula="of:=MAX([.$H53];[.$R53];[.$AB53];[.$AL53];[.$AV53];[.$BF53];[.$BP53];[.$BZ53];[.$CJ53];[.$CT53];[.$DD53])" office:value-type="float"/>
          <table:table-cell table:formula="of:=MAX([.$I53];[.$S53];[.$AC53];[.$AM53];[.$AW53];[.$BG53];[.$BQ53];[.$CA53];[.$CK53];[.$CU53];[.$DE53])" office:value-type="float"/>
          <table:table-cell table:formula="of:=MAX([.$J53];[.$T53];[.$AD53];[.$AN53];[.$AX53];[.$BH53];[.$BR53];[.$CB53];[.$CL53];[.$CV53];[.$DF53])" office:value-type="float"/>
          <table:table-cell table:formula="of:=MAX([.$K53];[.$U53];[.$AE53];[.$AO53];[.$AY53];[.$BI53];[.$BS53];[.$CC53];[.$CM53];[.$CW53];[.$DG53])" office:value-type="float"/>
        </table:table-row>
        <table:table-row table:style-name="ro1">
          <table:table-cell office:value-type="string">
            <text:p>bio-expansion/instances/9000/ins_9000_2_0474</text:p>
          </table:table-cell>
          <table:table-cell table:style-name="cellBest" office:value-type="float" office:value="114.197"/>
          <table:table-cell office:value-type="float" office:value="0.0"/>
          <table:table-cell office:value-type="float" office:value="0.0263296471827"/>
          <table:table-cell office:value-type="float" office:value="0.000636299806916"/>
          <table:table-cell office:value-type="float" office:value="0.0"/>
          <table:table-cell office:value-type="float" office:value="1105747.0"/>
          <table:table-cell office:value-type="float" office:value="0.0"/>
          <table:table-cell office:value-type="float" office:value="865140.0"/>
          <table:table-cell office:value-type="float" office:value="4.0"/>
          <table:table-cell table:style-name="cellBest" office:value-type="float" office:value="120.0"/>
          <table:table-cell office:value-type="float" office:value="363.851"/>
          <table:table-cell office:value-type="float" office:value="0.0"/>
          <table:table-cell office:value-type="float" office:value="0.0526592943655"/>
          <table:table-cell office:value-type="float" office:value="0.00105318588731"/>
          <table:table-cell office:value-type="float" office:value="0.0"/>
          <table:table-cell table:style-name="cellWorst" office:value-type="float" office:value="4418317.0"/>
          <table:table-cell office:value-type="float" office:value="0.0"/>
          <table:table-cell table:style-name="cellWorst" office:value-type="float" office:value="3609432.0"/>
          <table:table-cell office:value-type="float" office:value="4.0"/>
          <table:table-cell office:value-type="float" office:value="145.0"/>
          <table:table-cell office:value-type="float" office:value="501.998"/>
          <table:table-cell office:value-type="float" office:value="0.0"/>
          <table:table-cell office:value-type="float" office:value="0.0921537651395"/>
          <table:table-cell office:value-type="float" office:value="0.00204054765666"/>
          <table:table-cell office:value-type="float" office:value="0.0"/>
          <table:table-cell office:value-type="float" office:value="1174154.0"/>
          <table:table-cell office:value-type="float" office:value="0.0"/>
          <table:table-cell office:value-type="float" office:value="840302.0"/>
          <table:table-cell office:value-type="float" office:value="4.0"/>
          <table:table-cell table:style-name="cellWorst" office:value-type="float" office:value="557.0"/>
          <table:table-cell office:value-type="float" office:value="142.974"/>
          <table:table-cell office:value-type="float" office:value="0.0"/>
          <table:table-cell office:value-type="float" office:value="0.144813059505"/>
          <table:table-cell office:value-type="float" office:value="0.00221607863788"/>
          <table:table-cell office:value-type="float" office:value="0.0"/>
          <table:table-cell office:value-type="float" office:value="1811636.0"/>
          <table:table-cell office:value-type="float" office:value="682.0"/>
          <table:table-cell office:value-type="float" office:value="1489141.0"/>
          <table:table-cell office:value-type="float" office:value="4.0"/>
          <table:table-cell office:value-type="float" office:value="137.0"/>
          <table:table-cell table:style-name="cellWorst"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56.474"/>
          <table:table-cell office:value-type="float" office:value="0.0"/>
          <table:table-cell office:value-type="float" office:value="0.144813059505"/>
          <table:table-cell office:value-type="float" office:value="0.00217219589258"/>
          <table:table-cell office:value-type="float" office:value="0.0"/>
          <table:table-cell office:value-type="float" office:value="1807890.0"/>
          <table:table-cell office:value-type="float" office:value="4692.0"/>
          <table:table-cell office:value-type="float" office:value="1488054.0"/>
          <table:table-cell office:value-type="float" office:value="4.0"/>
          <table:table-cell office:value-type="float" office:value="141.0"/>
          <table:table-cell office:value-type="float" office:value="143.577"/>
          <table:table-cell office:value-type="float" office:value="0.0"/>
          <table:table-cell office:value-type="float" office:value="0.144813059505"/>
          <table:table-cell office:value-type="float" office:value="0.00217219589258"/>
          <table:table-cell office:value-type="float" office:value="0.0"/>
          <table:table-cell office:value-type="float" office:value="1807890.0"/>
          <table:table-cell office:value-type="float" office:value="4692.0"/>
          <table:table-cell office:value-type="float" office:value="1488054.0"/>
          <table:table-cell office:value-type="float" office:value="4.0"/>
          <table:table-cell office:value-type="float" office:value="141.0"/>
          <table:table-cell office:value-type="float" office:value="600.02"/>
          <table:table-cell office:value-type="float" office:value="1.0"/>
          <table:table-cell office:value-type="float" office:value="0.157977883096"/>
          <table:table-cell office:value-type="float" office:value="0.00157977883096"/>
          <table:table-cell office:value-type="float" office:value="0.0"/>
          <table:table-cell office:value-type="float" office:value="3702259.0"/>
          <table:table-cell table:style-name="cellWorst" office:value-type="float" office:value="16441.0"/>
          <table:table-cell office:value-type="float" office:value="305114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84307530279"/>
          <table:table-cell office:value-type="float" office:value="0.00184307530279"/>
          <table:table-cell office:value-type="float" office:value="0.0"/>
          <table:table-cell office:value-type="float" office:value="4189100.0"/>
          <table:table-cell office:value-type="float" office:value="12812.0"/>
          <table:table-cell office:value-type="float" office:value="348617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4];[.$L54];[.$V54];[.$AF54];[.$AP54];[.$AZ54];[.$BJ54];[.$BT54];[.$CD54];[.$CN54];[.$CX54])" office:value-type="float"/>
          <table:table-cell table:formula="of:=MIN([.$C54];[.$M54];[.$W54];[.$AG54];[.$AQ54];[.$BA54];[.$BK54];[.$BU54];[.$CE54];[.$CO54];[.$CY54])" office:value-type="float"/>
          <table:table-cell table:formula="of:=MIN([.$D54];[.$N54];[.$X54];[.$AH54];[.$AR54];[.$BB54];[.$BL54];[.$BV54];[.$CF54];[.$CP54];[.$CZ54])" office:value-type="float"/>
          <table:table-cell table:formula="of:=MIN([.$E54];[.$O54];[.$Y54];[.$AI54];[.$AS54];[.$BC54];[.$BM54];[.$BW54];[.$CG54];[.$CQ54];[.$DA54])" office:value-type="float"/>
          <table:table-cell table:formula="of:=MIN([.$F54];[.$P54];[.$Z54];[.$AJ54];[.$AT54];[.$BD54];[.$BN54];[.$BX54];[.$CH54];[.$CR54];[.$DB54])" office:value-type="float"/>
          <table:table-cell table:formula="of:=MIN([.$G54];[.$Q54];[.$AA54];[.$AK54];[.$AU54];[.$BE54];[.$BO54];[.$BY54];[.$CI54];[.$CS54];[.$DC54])" office:value-type="float"/>
          <table:table-cell table:formula="of:=MIN([.$H54];[.$R54];[.$AB54];[.$AL54];[.$AV54];[.$BF54];[.$BP54];[.$BZ54];[.$CJ54];[.$CT54];[.$DD54])" office:value-type="float"/>
          <table:table-cell table:formula="of:=MIN([.$I54];[.$S54];[.$AC54];[.$AM54];[.$AW54];[.$BG54];[.$BQ54];[.$CA54];[.$CK54];[.$CU54];[.$DE54])" office:value-type="float"/>
          <table:table-cell table:formula="of:=MIN([.$J54];[.$T54];[.$AD54];[.$AN54];[.$AX54];[.$BH54];[.$BR54];[.$CB54];[.$CL54];[.$CV54];[.$DF54])" office:value-type="float"/>
          <table:table-cell table:formula="of:=MIN([.$K54];[.$U54];[.$AE54];[.$AO54];[.$AY54];[.$BI54];[.$BS54];[.$CC54];[.$CM54];[.$CW54];[.$DG54])" office:value-type="float"/>
          <table:table-cell table:formula="of:=MEDIAN([.$B54];[.$L54];[.$V54];[.$AF54];[.$AP54];[.$AZ54];[.$BJ54];[.$BT54];[.$CD54];[.$CN54];[.$CX54])" office:value-type="float"/>
          <table:table-cell table:formula="of:=MEDIAN([.$C54];[.$M54];[.$W54];[.$AG54];[.$AQ54];[.$BA54];[.$BK54];[.$BU54];[.$CE54];[.$CO54];[.$CY54])" office:value-type="float"/>
          <table:table-cell table:formula="of:=MEDIAN([.$D54];[.$N54];[.$X54];[.$AH54];[.$AR54];[.$BB54];[.$BL54];[.$BV54];[.$CF54];[.$CP54];[.$CZ54])" office:value-type="float"/>
          <table:table-cell table:formula="of:=MEDIAN([.$E54];[.$O54];[.$Y54];[.$AI54];[.$AS54];[.$BC54];[.$BM54];[.$BW54];[.$CG54];[.$CQ54];[.$DA54])" office:value-type="float"/>
          <table:table-cell table:formula="of:=MEDIAN([.$F54];[.$P54];[.$Z54];[.$AJ54];[.$AT54];[.$BD54];[.$BN54];[.$BX54];[.$CH54];[.$CR54];[.$DB54])" office:value-type="float"/>
          <table:table-cell table:formula="of:=MEDIAN([.$G54];[.$Q54];[.$AA54];[.$AK54];[.$AU54];[.$BE54];[.$BO54];[.$BY54];[.$CI54];[.$CS54];[.$DC54])" office:value-type="float"/>
          <table:table-cell table:formula="of:=MEDIAN([.$H54];[.$R54];[.$AB54];[.$AL54];[.$AV54];[.$BF54];[.$BP54];[.$BZ54];[.$CJ54];[.$CT54];[.$DD54])" office:value-type="float"/>
          <table:table-cell table:formula="of:=MEDIAN([.$I54];[.$S54];[.$AC54];[.$AM54];[.$AW54];[.$BG54];[.$BQ54];[.$CA54];[.$CK54];[.$CU54];[.$DE54])" office:value-type="float"/>
          <table:table-cell table:formula="of:=MEDIAN([.$J54];[.$T54];[.$AD54];[.$AN54];[.$AX54];[.$BH54];[.$BR54];[.$CB54];[.$CL54];[.$CV54];[.$DF54])" office:value-type="float"/>
          <table:table-cell table:formula="of:=MEDIAN([.$K54];[.$U54];[.$AE54];[.$AO54];[.$AY54];[.$BI54];[.$BS54];[.$CC54];[.$CM54];[.$CW54];[.$DG54])" office:value-type="float"/>
          <table:table-cell table:formula="of:=MAX([.$B54];[.$L54];[.$V54];[.$AF54];[.$AP54];[.$AZ54];[.$BJ54];[.$BT54];[.$CD54];[.$CN54];[.$CX54])" office:value-type="float"/>
          <table:table-cell table:formula="of:=MAX([.$C54];[.$M54];[.$W54];[.$AG54];[.$AQ54];[.$BA54];[.$BK54];[.$BU54];[.$CE54];[.$CO54];[.$CY54])" office:value-type="float"/>
          <table:table-cell table:formula="of:=MAX([.$D54];[.$N54];[.$X54];[.$AH54];[.$AR54];[.$BB54];[.$BL54];[.$BV54];[.$CF54];[.$CP54];[.$CZ54])" office:value-type="float"/>
          <table:table-cell table:formula="of:=MAX([.$E54];[.$O54];[.$Y54];[.$AI54];[.$AS54];[.$BC54];[.$BM54];[.$BW54];[.$CG54];[.$CQ54];[.$DA54])" office:value-type="float"/>
          <table:table-cell table:formula="of:=MAX([.$F54];[.$P54];[.$Z54];[.$AJ54];[.$AT54];[.$BD54];[.$BN54];[.$BX54];[.$CH54];[.$CR54];[.$DB54])" office:value-type="float"/>
          <table:table-cell table:formula="of:=MAX([.$G54];[.$Q54];[.$AA54];[.$AK54];[.$AU54];[.$BE54];[.$BO54];[.$BY54];[.$CI54];[.$CS54];[.$DC54])" office:value-type="float"/>
          <table:table-cell table:formula="of:=MAX([.$H54];[.$R54];[.$AB54];[.$AL54];[.$AV54];[.$BF54];[.$BP54];[.$BZ54];[.$CJ54];[.$CT54];[.$DD54])" office:value-type="float"/>
          <table:table-cell table:formula="of:=MAX([.$I54];[.$S54];[.$AC54];[.$AM54];[.$AW54];[.$BG54];[.$BQ54];[.$CA54];[.$CK54];[.$CU54];[.$DE54])" office:value-type="float"/>
          <table:table-cell table:formula="of:=MAX([.$J54];[.$T54];[.$AD54];[.$AN54];[.$AX54];[.$BH54];[.$BR54];[.$CB54];[.$CL54];[.$CV54];[.$DF54])" office:value-type="float"/>
          <table:table-cell table:formula="of:=MAX([.$K54];[.$U54];[.$AE54];[.$AO54];[.$AY54];[.$BI54];[.$BS54];[.$CC54];[.$CM54];[.$CW54];[.$DG54])" office:value-type="float"/>
        </table:table-row>
        <table:table-row table:style-name="ro1">
          <table:table-cell office:value-type="string">
            <text:p>bio-expansion/instances/9000/ins_9000_2_0484</text:p>
          </table:table-cell>
          <table:table-cell table:style-name="cellBest" office:value-type="float" office:value="73.5538"/>
          <table:table-cell office:value-type="float" office:value="0.0"/>
          <table:table-cell office:value-type="float" office:value="0.0548546352167"/>
          <table:table-cell office:value-type="float" office:value="0.000944718717621"/>
          <table:table-cell office:value-type="float" office:value="0.0"/>
          <table:table-cell office:value-type="float" office:value="408198.0"/>
          <table:table-cell office:value-type="float" office:value="0.0"/>
          <table:table-cell office:value-type="float" office:value="234660.0"/>
          <table:table-cell office:value-type="float" office:value="4.0"/>
          <table:table-cell table:style-name="cellBest" office:value-type="float" office:value="133.0"/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9.572"/>
          <table:table-cell office:value-type="float" office:value="0.0"/>
          <table:table-cell office:value-type="float" office:value="0.219418540867"/>
          <table:table-cell office:value-type="float" office:value="0.0047235935881"/>
          <table:table-cell office:value-type="float" office:value="0.0"/>
          <table:table-cell table:style-name="cellWorst" office:value-type="float" office:value="1172104.0"/>
          <table:table-cell office:value-type="float" office:value="1682.0"/>
          <table:table-cell office:value-type="float" office:value="829994.0"/>
          <table:table-cell office:value-type="float" office:value="4.0"/>
          <table:table-cell office:value-type="float" office:value="136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4.835"/>
          <table:table-cell office:value-type="float" office:value="0.0"/>
          <table:table-cell office:value-type="float" office:value="0.0914243920278"/>
          <table:table-cell office:value-type="float" office:value="0.00316937892363"/>
          <table:table-cell office:value-type="float" office:value="0.0"/>
          <table:table-cell office:value-type="float" office:value="1165607.0"/>
          <table:table-cell table:style-name="cellWorst" office:value-type="float" office:value="6792.0"/>
          <table:table-cell table:style-name="cellWorst" office:value-type="float" office:value="830039.0"/>
          <table:table-cell office:value-type="float" office:value="4.0"/>
          <table:table-cell office:value-type="float" office:value="138.0"/>
          <table:table-cell office:value-type="float" office:value="113.161"/>
          <table:table-cell office:value-type="float" office:value="0.0"/>
          <table:table-cell office:value-type="float" office:value="0.0914243920278"/>
          <table:table-cell office:value-type="float" office:value="0.00316937892363"/>
          <table:table-cell office:value-type="float" office:value="0.0"/>
          <table:table-cell office:value-type="float" office:value="1165607.0"/>
          <table:table-cell table:style-name="cellWorst" office:value-type="float" office:value="6792.0"/>
          <table:table-cell table:style-name="cellWorst" office:value-type="float" office:value="830039.0"/>
          <table:table-cell office:value-type="float" office:value="4.0"/>
          <table:table-cell office:value-type="float" office:value="13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5];[.$L55];[.$V55];[.$AF55];[.$AP55];[.$AZ55];[.$BJ55];[.$BT55];[.$CD55];[.$CN55];[.$CX55])" office:value-type="float"/>
          <table:table-cell table:formula="of:=MIN([.$C55];[.$M55];[.$W55];[.$AG55];[.$AQ55];[.$BA55];[.$BK55];[.$BU55];[.$CE55];[.$CO55];[.$CY55])" office:value-type="float"/>
          <table:table-cell table:formula="of:=MIN([.$D55];[.$N55];[.$X55];[.$AH55];[.$AR55];[.$BB55];[.$BL55];[.$BV55];[.$CF55];[.$CP55];[.$CZ55])" office:value-type="float"/>
          <table:table-cell table:formula="of:=MIN([.$E55];[.$O55];[.$Y55];[.$AI55];[.$AS55];[.$BC55];[.$BM55];[.$BW55];[.$CG55];[.$CQ55];[.$DA55])" office:value-type="float"/>
          <table:table-cell table:formula="of:=MIN([.$F55];[.$P55];[.$Z55];[.$AJ55];[.$AT55];[.$BD55];[.$BN55];[.$BX55];[.$CH55];[.$CR55];[.$DB55])" office:value-type="float"/>
          <table:table-cell table:formula="of:=MIN([.$G55];[.$Q55];[.$AA55];[.$AK55];[.$AU55];[.$BE55];[.$BO55];[.$BY55];[.$CI55];[.$CS55];[.$DC55])" office:value-type="float"/>
          <table:table-cell table:formula="of:=MIN([.$H55];[.$R55];[.$AB55];[.$AL55];[.$AV55];[.$BF55];[.$BP55];[.$BZ55];[.$CJ55];[.$CT55];[.$DD55])" office:value-type="float"/>
          <table:table-cell table:formula="of:=MIN([.$I55];[.$S55];[.$AC55];[.$AM55];[.$AW55];[.$BG55];[.$BQ55];[.$CA55];[.$CK55];[.$CU55];[.$DE55])" office:value-type="float"/>
          <table:table-cell table:formula="of:=MIN([.$J55];[.$T55];[.$AD55];[.$AN55];[.$AX55];[.$BH55];[.$BR55];[.$CB55];[.$CL55];[.$CV55];[.$DF55])" office:value-type="float"/>
          <table:table-cell table:formula="of:=MIN([.$K55];[.$U55];[.$AE55];[.$AO55];[.$AY55];[.$BI55];[.$BS55];[.$CC55];[.$CM55];[.$CW55];[.$DG55])" office:value-type="float"/>
          <table:table-cell table:formula="of:=MEDIAN([.$B55];[.$L55];[.$V55];[.$AF55];[.$AP55];[.$AZ55];[.$BJ55];[.$BT55];[.$CD55];[.$CN55];[.$CX55])" office:value-type="float"/>
          <table:table-cell table:formula="of:=MEDIAN([.$C55];[.$M55];[.$W55];[.$AG55];[.$AQ55];[.$BA55];[.$BK55];[.$BU55];[.$CE55];[.$CO55];[.$CY55])" office:value-type="float"/>
          <table:table-cell table:formula="of:=MEDIAN([.$D55];[.$N55];[.$X55];[.$AH55];[.$AR55];[.$BB55];[.$BL55];[.$BV55];[.$CF55];[.$CP55];[.$CZ55])" office:value-type="float"/>
          <table:table-cell table:formula="of:=MEDIAN([.$E55];[.$O55];[.$Y55];[.$AI55];[.$AS55];[.$BC55];[.$BM55];[.$BW55];[.$CG55];[.$CQ55];[.$DA55])" office:value-type="float"/>
          <table:table-cell table:formula="of:=MEDIAN([.$F55];[.$P55];[.$Z55];[.$AJ55];[.$AT55];[.$BD55];[.$BN55];[.$BX55];[.$CH55];[.$CR55];[.$DB55])" office:value-type="float"/>
          <table:table-cell table:formula="of:=MEDIAN([.$G55];[.$Q55];[.$AA55];[.$AK55];[.$AU55];[.$BE55];[.$BO55];[.$BY55];[.$CI55];[.$CS55];[.$DC55])" office:value-type="float"/>
          <table:table-cell table:formula="of:=MEDIAN([.$H55];[.$R55];[.$AB55];[.$AL55];[.$AV55];[.$BF55];[.$BP55];[.$BZ55];[.$CJ55];[.$CT55];[.$DD55])" office:value-type="float"/>
          <table:table-cell table:formula="of:=MEDIAN([.$I55];[.$S55];[.$AC55];[.$AM55];[.$AW55];[.$BG55];[.$BQ55];[.$CA55];[.$CK55];[.$CU55];[.$DE55])" office:value-type="float"/>
          <table:table-cell table:formula="of:=MEDIAN([.$J55];[.$T55];[.$AD55];[.$AN55];[.$AX55];[.$BH55];[.$BR55];[.$CB55];[.$CL55];[.$CV55];[.$DF55])" office:value-type="float"/>
          <table:table-cell table:formula="of:=MEDIAN([.$K55];[.$U55];[.$AE55];[.$AO55];[.$AY55];[.$BI55];[.$BS55];[.$CC55];[.$CM55];[.$CW55];[.$DG55])" office:value-type="float"/>
          <table:table-cell table:formula="of:=MAX([.$B55];[.$L55];[.$V55];[.$AF55];[.$AP55];[.$AZ55];[.$BJ55];[.$BT55];[.$CD55];[.$CN55];[.$CX55])" office:value-type="float"/>
          <table:table-cell table:formula="of:=MAX([.$C55];[.$M55];[.$W55];[.$AG55];[.$AQ55];[.$BA55];[.$BK55];[.$BU55];[.$CE55];[.$CO55];[.$CY55])" office:value-type="float"/>
          <table:table-cell table:formula="of:=MAX([.$D55];[.$N55];[.$X55];[.$AH55];[.$AR55];[.$BB55];[.$BL55];[.$BV55];[.$CF55];[.$CP55];[.$CZ55])" office:value-type="float"/>
          <table:table-cell table:formula="of:=MAX([.$E55];[.$O55];[.$Y55];[.$AI55];[.$AS55];[.$BC55];[.$BM55];[.$BW55];[.$CG55];[.$CQ55];[.$DA55])" office:value-type="float"/>
          <table:table-cell table:formula="of:=MAX([.$F55];[.$P55];[.$Z55];[.$AJ55];[.$AT55];[.$BD55];[.$BN55];[.$BX55];[.$CH55];[.$CR55];[.$DB55])" office:value-type="float"/>
          <table:table-cell table:formula="of:=MAX([.$G55];[.$Q55];[.$AA55];[.$AK55];[.$AU55];[.$BE55];[.$BO55];[.$BY55];[.$CI55];[.$CS55];[.$DC55])" office:value-type="float"/>
          <table:table-cell table:formula="of:=MAX([.$H55];[.$R55];[.$AB55];[.$AL55];[.$AV55];[.$BF55];[.$BP55];[.$BZ55];[.$CJ55];[.$CT55];[.$DD55])" office:value-type="float"/>
          <table:table-cell table:formula="of:=MAX([.$I55];[.$S55];[.$AC55];[.$AM55];[.$AW55];[.$BG55];[.$BQ55];[.$CA55];[.$CK55];[.$CU55];[.$DE55])" office:value-type="float"/>
          <table:table-cell table:formula="of:=MAX([.$J55];[.$T55];[.$AD55];[.$AN55];[.$AX55];[.$BH55];[.$BR55];[.$CB55];[.$CL55];[.$CV55];[.$DF55])" office:value-type="float"/>
          <table:table-cell table:formula="of:=MAX([.$K55];[.$U55];[.$AE55];[.$AO55];[.$AY55];[.$BI55];[.$BS55];[.$CC55];[.$CM55];[.$CW55];[.$DG55])" office:value-type="float"/>
        </table:table-row>
        <table:table-row table:style-name="ro1">
          <table:table-cell office:value-type="string">
            <text:p>bio-expansion/instances/9000/ins_9000_3_040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24.911"/>
          <table:table-cell office:value-type="float" office:value="0.0"/>
          <table:table-cell office:value-type="float" office:value="0.1702462022"/>
          <table:table-cell office:value-type="float" office:value="0.00233542867121"/>
          <table:table-cell office:value-type="float" office:value="0.0"/>
          <table:table-cell table:style-name="cellWorst" office:value-type="float" office:value="3234145.0"/>
          <table:table-cell office:value-type="float" office:value="1639.0"/>
          <table:table-cell table:style-name="cellWorst" office:value-type="float" office:value="2102966.0"/>
          <table:table-cell office:value-type="float" office:value="4.0"/>
          <table:table-cell table:style-name="cellWorst" office:value-type="float" office:value="196.0"/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46.378"/>
          <table:table-cell office:value-type="float" office:value="0.0"/>
          <table:table-cell office:value-type="float" office:value="0.157150340492"/>
          <table:table-cell office:value-type="float" office:value="0.00209533787323"/>
          <table:table-cell office:value-type="float" office:value="0.0"/>
          <table:table-cell office:value-type="float" office:value="3232160.0"/>
          <table:table-cell table:style-name="cellWorst" office:value-type="float" office:value="7268.0"/>
          <table:table-cell office:value-type="float" office:value="2102927.0"/>
          <table:table-cell office:value-type="float" office:value="4.0"/>
          <table:table-cell office:value-type="float" office:value="193.0"/>
          <table:table-cell table:style-name="cellBest" office:value-type="float" office:value="510.864"/>
          <table:table-cell office:value-type="float" office:value="0.0"/>
          <table:table-cell office:value-type="float" office:value="0.157150340492"/>
          <table:table-cell office:value-type="float" office:value="0.00209533787323"/>
          <table:table-cell office:value-type="float" office:value="0.0"/>
          <table:table-cell office:value-type="float" office:value="3232160.0"/>
          <table:table-cell table:style-name="cellWorst" office:value-type="float" office:value="7268.0"/>
          <table:table-cell office:value-type="float" office:value="2102927.0"/>
          <table:table-cell office:value-type="float" office:value="4.0"/>
          <table:table-cell office:value-type="float" office:value="193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6];[.$L56];[.$V56];[.$AF56];[.$AP56];[.$AZ56];[.$BJ56];[.$BT56];[.$CD56];[.$CN56];[.$CX56])" office:value-type="float"/>
          <table:table-cell table:formula="of:=MIN([.$C56];[.$M56];[.$W56];[.$AG56];[.$AQ56];[.$BA56];[.$BK56];[.$BU56];[.$CE56];[.$CO56];[.$CY56])" office:value-type="float"/>
          <table:table-cell table:formula="of:=MIN([.$D56];[.$N56];[.$X56];[.$AH56];[.$AR56];[.$BB56];[.$BL56];[.$BV56];[.$CF56];[.$CP56];[.$CZ56])" office:value-type="float"/>
          <table:table-cell table:formula="of:=MIN([.$E56];[.$O56];[.$Y56];[.$AI56];[.$AS56];[.$BC56];[.$BM56];[.$BW56];[.$CG56];[.$CQ56];[.$DA56])" office:value-type="float"/>
          <table:table-cell table:formula="of:=MIN([.$F56];[.$P56];[.$Z56];[.$AJ56];[.$AT56];[.$BD56];[.$BN56];[.$BX56];[.$CH56];[.$CR56];[.$DB56])" office:value-type="float"/>
          <table:table-cell table:formula="of:=MIN([.$G56];[.$Q56];[.$AA56];[.$AK56];[.$AU56];[.$BE56];[.$BO56];[.$BY56];[.$CI56];[.$CS56];[.$DC56])" office:value-type="float"/>
          <table:table-cell table:formula="of:=MIN([.$H56];[.$R56];[.$AB56];[.$AL56];[.$AV56];[.$BF56];[.$BP56];[.$BZ56];[.$CJ56];[.$CT56];[.$DD56])" office:value-type="float"/>
          <table:table-cell table:formula="of:=MIN([.$I56];[.$S56];[.$AC56];[.$AM56];[.$AW56];[.$BG56];[.$BQ56];[.$CA56];[.$CK56];[.$CU56];[.$DE56])" office:value-type="float"/>
          <table:table-cell table:formula="of:=MIN([.$J56];[.$T56];[.$AD56];[.$AN56];[.$AX56];[.$BH56];[.$BR56];[.$CB56];[.$CL56];[.$CV56];[.$DF56])" office:value-type="float"/>
          <table:table-cell table:formula="of:=MIN([.$K56];[.$U56];[.$AE56];[.$AO56];[.$AY56];[.$BI56];[.$BS56];[.$CC56];[.$CM56];[.$CW56];[.$DG56])" office:value-type="float"/>
          <table:table-cell table:formula="of:=MEDIAN([.$B56];[.$L56];[.$V56];[.$AF56];[.$AP56];[.$AZ56];[.$BJ56];[.$BT56];[.$CD56];[.$CN56];[.$CX56])" office:value-type="float"/>
          <table:table-cell table:formula="of:=MEDIAN([.$C56];[.$M56];[.$W56];[.$AG56];[.$AQ56];[.$BA56];[.$BK56];[.$BU56];[.$CE56];[.$CO56];[.$CY56])" office:value-type="float"/>
          <table:table-cell table:formula="of:=MEDIAN([.$D56];[.$N56];[.$X56];[.$AH56];[.$AR56];[.$BB56];[.$BL56];[.$BV56];[.$CF56];[.$CP56];[.$CZ56])" office:value-type="float"/>
          <table:table-cell table:formula="of:=MEDIAN([.$E56];[.$O56];[.$Y56];[.$AI56];[.$AS56];[.$BC56];[.$BM56];[.$BW56];[.$CG56];[.$CQ56];[.$DA56])" office:value-type="float"/>
          <table:table-cell table:formula="of:=MEDIAN([.$F56];[.$P56];[.$Z56];[.$AJ56];[.$AT56];[.$BD56];[.$BN56];[.$BX56];[.$CH56];[.$CR56];[.$DB56])" office:value-type="float"/>
          <table:table-cell table:formula="of:=MEDIAN([.$G56];[.$Q56];[.$AA56];[.$AK56];[.$AU56];[.$BE56];[.$BO56];[.$BY56];[.$CI56];[.$CS56];[.$DC56])" office:value-type="float"/>
          <table:table-cell table:formula="of:=MEDIAN([.$H56];[.$R56];[.$AB56];[.$AL56];[.$AV56];[.$BF56];[.$BP56];[.$BZ56];[.$CJ56];[.$CT56];[.$DD56])" office:value-type="float"/>
          <table:table-cell table:formula="of:=MEDIAN([.$I56];[.$S56];[.$AC56];[.$AM56];[.$AW56];[.$BG56];[.$BQ56];[.$CA56];[.$CK56];[.$CU56];[.$DE56])" office:value-type="float"/>
          <table:table-cell table:formula="of:=MEDIAN([.$J56];[.$T56];[.$AD56];[.$AN56];[.$AX56];[.$BH56];[.$BR56];[.$CB56];[.$CL56];[.$CV56];[.$DF56])" office:value-type="float"/>
          <table:table-cell table:formula="of:=MEDIAN([.$K56];[.$U56];[.$AE56];[.$AO56];[.$AY56];[.$BI56];[.$BS56];[.$CC56];[.$CM56];[.$CW56];[.$DG56])" office:value-type="float"/>
          <table:table-cell table:formula="of:=MAX([.$B56];[.$L56];[.$V56];[.$AF56];[.$AP56];[.$AZ56];[.$BJ56];[.$BT56];[.$CD56];[.$CN56];[.$CX56])" office:value-type="float"/>
          <table:table-cell table:formula="of:=MAX([.$C56];[.$M56];[.$W56];[.$AG56];[.$AQ56];[.$BA56];[.$BK56];[.$BU56];[.$CE56];[.$CO56];[.$CY56])" office:value-type="float"/>
          <table:table-cell table:formula="of:=MAX([.$D56];[.$N56];[.$X56];[.$AH56];[.$AR56];[.$BB56];[.$BL56];[.$BV56];[.$CF56];[.$CP56];[.$CZ56])" office:value-type="float"/>
          <table:table-cell table:formula="of:=MAX([.$E56];[.$O56];[.$Y56];[.$AI56];[.$AS56];[.$BC56];[.$BM56];[.$BW56];[.$CG56];[.$CQ56];[.$DA56])" office:value-type="float"/>
          <table:table-cell table:formula="of:=MAX([.$F56];[.$P56];[.$Z56];[.$AJ56];[.$AT56];[.$BD56];[.$BN56];[.$BX56];[.$CH56];[.$CR56];[.$DB56])" office:value-type="float"/>
          <table:table-cell table:formula="of:=MAX([.$G56];[.$Q56];[.$AA56];[.$AK56];[.$AU56];[.$BE56];[.$BO56];[.$BY56];[.$CI56];[.$CS56];[.$DC56])" office:value-type="float"/>
          <table:table-cell table:formula="of:=MAX([.$H56];[.$R56];[.$AB56];[.$AL56];[.$AV56];[.$BF56];[.$BP56];[.$BZ56];[.$CJ56];[.$CT56];[.$DD56])" office:value-type="float"/>
          <table:table-cell table:formula="of:=MAX([.$I56];[.$S56];[.$AC56];[.$AM56];[.$AW56];[.$BG56];[.$BQ56];[.$CA56];[.$CK56];[.$CU56];[.$DE56])" office:value-type="float"/>
          <table:table-cell table:formula="of:=MAX([.$J56];[.$T56];[.$AD56];[.$AN56];[.$AX56];[.$BH56];[.$BR56];[.$CB56];[.$CL56];[.$CV56];[.$DF56])" office:value-type="float"/>
          <table:table-cell table:formula="of:=MAX([.$K56];[.$U56];[.$AE56];[.$AO56];[.$AY56];[.$BI56];[.$BS56];[.$CC56];[.$CM56];[.$CW56];[.$DG56])" office:value-type="float"/>
        </table:table-row>
        <table:table-row table:style-name="ro1">
          <table:table-cell office:value-type="string">
            <text:p>bio-expansion/instances/9000/ins_9000_3_0424</text:p>
          </table:table-cell>
          <table:table-cell table:style-name="cellBest" office:value-type="float" office:value="217.941"/>
          <table:table-cell office:value-type="float" office:value="0.0"/>
          <table:table-cell office:value-type="float" office:value="0.0264900662252"/>
          <table:table-cell office:value-type="float" office:value="0.000441501103753"/>
          <table:table-cell office:value-type="float" office:value="0.0"/>
          <table:table-cell office:value-type="float" office:value="1459718.0"/>
          <table:table-cell office:value-type="float" office:value="0.0"/>
          <table:table-cell office:value-type="float" office:value="1031244.0"/>
          <table:table-cell office:value-type="float" office:value="4.0"/>
          <table:table-cell office:value-type="float" office:value="189.0"/>
          <table:table-cell office:value-type="float" office:value="600.025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75.503"/>
          <table:table-cell office:value-type="float" office:value="0.0"/>
          <table:table-cell office:value-type="float" office:value="0.0264900662252"/>
          <table:table-cell office:value-type="float" office:value="0.000927152317881"/>
          <table:table-cell office:value-type="float" office:value="0.0"/>
          <table:table-cell office:value-type="float" office:value="492529.0"/>
          <table:table-cell office:value-type="float" office:value="0.0"/>
          <table:table-cell office:value-type="float" office:value="211169.0"/>
          <table:table-cell office:value-type="float" office:value="4.0"/>
          <table:table-cell table:style-name="cellWorst" office:value-type="float" office:value="611.0"/>
          <table:table-cell office:value-type="float" office:value="413.152"/>
          <table:table-cell office:value-type="float" office:value="0.0"/>
          <table:table-cell office:value-type="float" office:value="0.0397350993377"/>
          <table:table-cell office:value-type="float" office:value="0.00114790286976"/>
          <table:table-cell office:value-type="float" office:value="0.0"/>
          <table:table-cell office:value-type="float" office:value="4420100.0"/>
          <table:table-cell office:value-type="float" office:value="385.0"/>
          <table:table-cell office:value-type="float" office:value="3515231.0"/>
          <table:table-cell office:value-type="float" office:value="4.0"/>
          <table:table-cell table:style-name="cellBest" office:value-type="float" office:value="175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34.495"/>
          <table:table-cell office:value-type="float" office:value="0.0"/>
          <table:table-cell office:value-type="float" office:value="0.0529801324503"/>
          <table:table-cell office:value-type="float" office:value="0.00121412803532"/>
          <table:table-cell office:value-type="float" office:value="0.0"/>
          <table:table-cell office:value-type="float" office:value="4425309.0"/>
          <table:table-cell table:style-name="cellWorst" office:value-type="float" office:value="10339.0"/>
          <table:table-cell office:value-type="float" office:value="3514814.0"/>
          <table:table-cell office:value-type="float" office:value="4.0"/>
          <table:table-cell office:value-type="float" office:value="182.0"/>
          <table:table-cell office:value-type="float" office:value="469.207"/>
          <table:table-cell office:value-type="float" office:value="0.0"/>
          <table:table-cell office:value-type="float" office:value="0.0529801324503"/>
          <table:table-cell office:value-type="float" office:value="0.00121412803532"/>
          <table:table-cell office:value-type="float" office:value="0.0"/>
          <table:table-cell office:value-type="float" office:value="4425309.0"/>
          <table:table-cell table:style-name="cellWorst" office:value-type="float" office:value="10339.0"/>
          <table:table-cell office:value-type="float" office:value="3514814.0"/>
          <table:table-cell office:value-type="float" office:value="4.0"/>
          <table:table-cell office:value-type="float" office:value="182.0"/>
          <table:table-cell office:value-type="float" office:value="600.02"/>
          <table:table-cell office:value-type="float" office:value="1.0"/>
          <table:table-cell office:value-type="float" office:value="0.0662251655629"/>
          <table:table-cell office:value-type="float" office:value="0.000662251655629"/>
          <table:table-cell office:value-type="float" office:value="0.0"/>
          <table:table-cell table:style-name="cellWorst" office:value-type="float" office:value="4513645.0"/>
          <table:table-cell office:value-type="float" office:value="810.0"/>
          <table:table-cell table:style-name="cellWorst" office:value-type="float" office:value="358542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7];[.$L57];[.$V57];[.$AF57];[.$AP57];[.$AZ57];[.$BJ57];[.$BT57];[.$CD57];[.$CN57];[.$CX57])" office:value-type="float"/>
          <table:table-cell table:formula="of:=MIN([.$C57];[.$M57];[.$W57];[.$AG57];[.$AQ57];[.$BA57];[.$BK57];[.$BU57];[.$CE57];[.$CO57];[.$CY57])" office:value-type="float"/>
          <table:table-cell table:formula="of:=MIN([.$D57];[.$N57];[.$X57];[.$AH57];[.$AR57];[.$BB57];[.$BL57];[.$BV57];[.$CF57];[.$CP57];[.$CZ57])" office:value-type="float"/>
          <table:table-cell table:formula="of:=MIN([.$E57];[.$O57];[.$Y57];[.$AI57];[.$AS57];[.$BC57];[.$BM57];[.$BW57];[.$CG57];[.$CQ57];[.$DA57])" office:value-type="float"/>
          <table:table-cell table:formula="of:=MIN([.$F57];[.$P57];[.$Z57];[.$AJ57];[.$AT57];[.$BD57];[.$BN57];[.$BX57];[.$CH57];[.$CR57];[.$DB57])" office:value-type="float"/>
          <table:table-cell table:formula="of:=MIN([.$G57];[.$Q57];[.$AA57];[.$AK57];[.$AU57];[.$BE57];[.$BO57];[.$BY57];[.$CI57];[.$CS57];[.$DC57])" office:value-type="float"/>
          <table:table-cell table:formula="of:=MIN([.$H57];[.$R57];[.$AB57];[.$AL57];[.$AV57];[.$BF57];[.$BP57];[.$BZ57];[.$CJ57];[.$CT57];[.$DD57])" office:value-type="float"/>
          <table:table-cell table:formula="of:=MIN([.$I57];[.$S57];[.$AC57];[.$AM57];[.$AW57];[.$BG57];[.$BQ57];[.$CA57];[.$CK57];[.$CU57];[.$DE57])" office:value-type="float"/>
          <table:table-cell table:formula="of:=MIN([.$J57];[.$T57];[.$AD57];[.$AN57];[.$AX57];[.$BH57];[.$BR57];[.$CB57];[.$CL57];[.$CV57];[.$DF57])" office:value-type="float"/>
          <table:table-cell table:formula="of:=MIN([.$K57];[.$U57];[.$AE57];[.$AO57];[.$AY57];[.$BI57];[.$BS57];[.$CC57];[.$CM57];[.$CW57];[.$DG57])" office:value-type="float"/>
          <table:table-cell table:formula="of:=MEDIAN([.$B57];[.$L57];[.$V57];[.$AF57];[.$AP57];[.$AZ57];[.$BJ57];[.$BT57];[.$CD57];[.$CN57];[.$CX57])" office:value-type="float"/>
          <table:table-cell table:formula="of:=MEDIAN([.$C57];[.$M57];[.$W57];[.$AG57];[.$AQ57];[.$BA57];[.$BK57];[.$BU57];[.$CE57];[.$CO57];[.$CY57])" office:value-type="float"/>
          <table:table-cell table:formula="of:=MEDIAN([.$D57];[.$N57];[.$X57];[.$AH57];[.$AR57];[.$BB57];[.$BL57];[.$BV57];[.$CF57];[.$CP57];[.$CZ57])" office:value-type="float"/>
          <table:table-cell table:formula="of:=MEDIAN([.$E57];[.$O57];[.$Y57];[.$AI57];[.$AS57];[.$BC57];[.$BM57];[.$BW57];[.$CG57];[.$CQ57];[.$DA57])" office:value-type="float"/>
          <table:table-cell table:formula="of:=MEDIAN([.$F57];[.$P57];[.$Z57];[.$AJ57];[.$AT57];[.$BD57];[.$BN57];[.$BX57];[.$CH57];[.$CR57];[.$DB57])" office:value-type="float"/>
          <table:table-cell table:formula="of:=MEDIAN([.$G57];[.$Q57];[.$AA57];[.$AK57];[.$AU57];[.$BE57];[.$BO57];[.$BY57];[.$CI57];[.$CS57];[.$DC57])" office:value-type="float"/>
          <table:table-cell table:formula="of:=MEDIAN([.$H57];[.$R57];[.$AB57];[.$AL57];[.$AV57];[.$BF57];[.$BP57];[.$BZ57];[.$CJ57];[.$CT57];[.$DD57])" office:value-type="float"/>
          <table:table-cell table:formula="of:=MEDIAN([.$I57];[.$S57];[.$AC57];[.$AM57];[.$AW57];[.$BG57];[.$BQ57];[.$CA57];[.$CK57];[.$CU57];[.$DE57])" office:value-type="float"/>
          <table:table-cell table:formula="of:=MEDIAN([.$J57];[.$T57];[.$AD57];[.$AN57];[.$AX57];[.$BH57];[.$BR57];[.$CB57];[.$CL57];[.$CV57];[.$DF57])" office:value-type="float"/>
          <table:table-cell table:formula="of:=MEDIAN([.$K57];[.$U57];[.$AE57];[.$AO57];[.$AY57];[.$BI57];[.$BS57];[.$CC57];[.$CM57];[.$CW57];[.$DG57])" office:value-type="float"/>
          <table:table-cell table:formula="of:=MAX([.$B57];[.$L57];[.$V57];[.$AF57];[.$AP57];[.$AZ57];[.$BJ57];[.$BT57];[.$CD57];[.$CN57];[.$CX57])" office:value-type="float"/>
          <table:table-cell table:formula="of:=MAX([.$C57];[.$M57];[.$W57];[.$AG57];[.$AQ57];[.$BA57];[.$BK57];[.$BU57];[.$CE57];[.$CO57];[.$CY57])" office:value-type="float"/>
          <table:table-cell table:formula="of:=MAX([.$D57];[.$N57];[.$X57];[.$AH57];[.$AR57];[.$BB57];[.$BL57];[.$BV57];[.$CF57];[.$CP57];[.$CZ57])" office:value-type="float"/>
          <table:table-cell table:formula="of:=MAX([.$E57];[.$O57];[.$Y57];[.$AI57];[.$AS57];[.$BC57];[.$BM57];[.$BW57];[.$CG57];[.$CQ57];[.$DA57])" office:value-type="float"/>
          <table:table-cell table:formula="of:=MAX([.$F57];[.$P57];[.$Z57];[.$AJ57];[.$AT57];[.$BD57];[.$BN57];[.$BX57];[.$CH57];[.$CR57];[.$DB57])" office:value-type="float"/>
          <table:table-cell table:formula="of:=MAX([.$G57];[.$Q57];[.$AA57];[.$AK57];[.$AU57];[.$BE57];[.$BO57];[.$BY57];[.$CI57];[.$CS57];[.$DC57])" office:value-type="float"/>
          <table:table-cell table:formula="of:=MAX([.$H57];[.$R57];[.$AB57];[.$AL57];[.$AV57];[.$BF57];[.$BP57];[.$BZ57];[.$CJ57];[.$CT57];[.$DD57])" office:value-type="float"/>
          <table:table-cell table:formula="of:=MAX([.$I57];[.$S57];[.$AC57];[.$AM57];[.$AW57];[.$BG57];[.$BQ57];[.$CA57];[.$CK57];[.$CU57];[.$DE57])" office:value-type="float"/>
          <table:table-cell table:formula="of:=MAX([.$J57];[.$T57];[.$AD57];[.$AN57];[.$AX57];[.$BH57];[.$BR57];[.$CB57];[.$CL57];[.$CV57];[.$DF57])" office:value-type="float"/>
          <table:table-cell table:formula="of:=MAX([.$K57];[.$U57];[.$AE57];[.$AO57];[.$AY57];[.$BI57];[.$BS57];[.$CC57];[.$CM57];[.$CW57];[.$DG57])" office:value-type="float"/>
        </table:table-row>
        <table:table-row table:style-name="ro1">
          <table:table-cell office:value-type="string">
            <text:p>bio-expansion/instances/9000/ins_9000_3_0444</text:p>
          </table:table-cell>
          <table:table-cell office:value-type="float" office:value="228.119"/>
          <table:table-cell office:value-type="float" office:value="0.0"/>
          <table:table-cell office:value-type="float" office:value="0.0258799171843"/>
          <table:table-cell office:value-type="float" office:value="0.00103519668737"/>
          <table:table-cell office:value-type="float" office:value="0.0"/>
          <table:table-cell office:value-type="float" office:value="1461089.0"/>
          <table:table-cell office:value-type="float" office:value="0.0"/>
          <table:table-cell office:value-type="float" office:value="1132532.0"/>
          <table:table-cell office:value-type="float" office:value="4.0"/>
          <table:table-cell office:value-type="float" office:value="134.0"/>
          <table:table-cell office:value-type="float" office:value="497.113"/>
          <table:table-cell office:value-type="float" office:value="0.0"/>
          <table:table-cell office:value-type="float" office:value="0.0776397515528"/>
          <table:table-cell office:value-type="float" office:value="0.000927363699103"/>
          <table:table-cell office:value-type="float" office:value="0.0"/>
          <table:table-cell table:style-name="cellWorst" office:value-type="float" office:value="6291121.0"/>
          <table:table-cell office:value-type="float" office:value="0.0"/>
          <table:table-cell table:style-name="cellWorst" office:value-type="float" office:value="5058849.0"/>
          <table:table-cell office:value-type="float" office:value="4.0"/>
          <table:table-cell table:style-name="cellWorst" office:value-type="float" office:value="164.0"/>
          <table:table-cell office:value-type="float" office:value="600.019"/>
          <table:table-cell office:value-type="float" office:value="1.0"/>
          <table:table-cell office:value-type="float" office:value="0.258799171843"/>
          <table:table-cell office:value-type="float" office:value="0.00258799171843"/>
          <table:table-cell office:value-type="float" office:value="0.0"/>
          <table:table-cell office:value-type="float" office:value="706012.0"/>
          <table:table-cell office:value-type="float" office:value="0.0"/>
          <table:table-cell office:value-type="float" office:value="37319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8314"/>
          <table:table-cell office:value-type="float" office:value="0.0"/>
          <table:table-cell office:value-type="float" office:value="0.142339544513"/>
          <table:table-cell office:value-type="float" office:value="0.00271739130435"/>
          <table:table-cell office:value-type="float" office:value="0.0"/>
          <table:table-cell office:value-type="float" office:value="784780.0"/>
          <table:table-cell office:value-type="float" office:value="1014.0"/>
          <table:table-cell office:value-type="float" office:value="567597.0"/>
          <table:table-cell office:value-type="float" office:value="4.0"/>
          <table:table-cell office:value-type="float" office:value="134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3593"/>
          <table:table-cell office:value-type="float" office:value="0.0"/>
          <table:table-cell office:value-type="float" office:value="0.116459627329"/>
          <table:table-cell office:value-type="float" office:value="0.00265269151139"/>
          <table:table-cell office:value-type="float" office:value="0.0"/>
          <table:table-cell office:value-type="float" office:value="785345.0"/>
          <table:table-cell table:style-name="cellWorst" office:value-type="float" office:value="4821.0"/>
          <table:table-cell office:value-type="float" office:value="567867.0"/>
          <table:table-cell office:value-type="float" office:value="4.0"/>
          <table:table-cell table:style-name="cellBest" office:value-type="float" office:value="128.0"/>
          <table:table-cell table:style-name="cellBest" office:value-type="float" office:value="83.0532"/>
          <table:table-cell office:value-type="float" office:value="0.0"/>
          <table:table-cell office:value-type="float" office:value="0.116459627329"/>
          <table:table-cell office:value-type="float" office:value="0.00265269151139"/>
          <table:table-cell office:value-type="float" office:value="0.0"/>
          <table:table-cell office:value-type="float" office:value="785345.0"/>
          <table:table-cell table:style-name="cellWorst" office:value-type="float" office:value="4821.0"/>
          <table:table-cell office:value-type="float" office:value="567867.0"/>
          <table:table-cell office:value-type="float" office:value="4.0"/>
          <table:table-cell table:style-name="cellBest" office:value-type="float" office:value="12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8];[.$L58];[.$V58];[.$AF58];[.$AP58];[.$AZ58];[.$BJ58];[.$BT58];[.$CD58];[.$CN58];[.$CX58])" office:value-type="float"/>
          <table:table-cell table:formula="of:=MIN([.$C58];[.$M58];[.$W58];[.$AG58];[.$AQ58];[.$BA58];[.$BK58];[.$BU58];[.$CE58];[.$CO58];[.$CY58])" office:value-type="float"/>
          <table:table-cell table:formula="of:=MIN([.$D58];[.$N58];[.$X58];[.$AH58];[.$AR58];[.$BB58];[.$BL58];[.$BV58];[.$CF58];[.$CP58];[.$CZ58])" office:value-type="float"/>
          <table:table-cell table:formula="of:=MIN([.$E58];[.$O58];[.$Y58];[.$AI58];[.$AS58];[.$BC58];[.$BM58];[.$BW58];[.$CG58];[.$CQ58];[.$DA58])" office:value-type="float"/>
          <table:table-cell table:formula="of:=MIN([.$F58];[.$P58];[.$Z58];[.$AJ58];[.$AT58];[.$BD58];[.$BN58];[.$BX58];[.$CH58];[.$CR58];[.$DB58])" office:value-type="float"/>
          <table:table-cell table:formula="of:=MIN([.$G58];[.$Q58];[.$AA58];[.$AK58];[.$AU58];[.$BE58];[.$BO58];[.$BY58];[.$CI58];[.$CS58];[.$DC58])" office:value-type="float"/>
          <table:table-cell table:formula="of:=MIN([.$H58];[.$R58];[.$AB58];[.$AL58];[.$AV58];[.$BF58];[.$BP58];[.$BZ58];[.$CJ58];[.$CT58];[.$DD58])" office:value-type="float"/>
          <table:table-cell table:formula="of:=MIN([.$I58];[.$S58];[.$AC58];[.$AM58];[.$AW58];[.$BG58];[.$BQ58];[.$CA58];[.$CK58];[.$CU58];[.$DE58])" office:value-type="float"/>
          <table:table-cell table:formula="of:=MIN([.$J58];[.$T58];[.$AD58];[.$AN58];[.$AX58];[.$BH58];[.$BR58];[.$CB58];[.$CL58];[.$CV58];[.$DF58])" office:value-type="float"/>
          <table:table-cell table:formula="of:=MIN([.$K58];[.$U58];[.$AE58];[.$AO58];[.$AY58];[.$BI58];[.$BS58];[.$CC58];[.$CM58];[.$CW58];[.$DG58])" office:value-type="float"/>
          <table:table-cell table:formula="of:=MEDIAN([.$B58];[.$L58];[.$V58];[.$AF58];[.$AP58];[.$AZ58];[.$BJ58];[.$BT58];[.$CD58];[.$CN58];[.$CX58])" office:value-type="float"/>
          <table:table-cell table:formula="of:=MEDIAN([.$C58];[.$M58];[.$W58];[.$AG58];[.$AQ58];[.$BA58];[.$BK58];[.$BU58];[.$CE58];[.$CO58];[.$CY58])" office:value-type="float"/>
          <table:table-cell table:formula="of:=MEDIAN([.$D58];[.$N58];[.$X58];[.$AH58];[.$AR58];[.$BB58];[.$BL58];[.$BV58];[.$CF58];[.$CP58];[.$CZ58])" office:value-type="float"/>
          <table:table-cell table:formula="of:=MEDIAN([.$E58];[.$O58];[.$Y58];[.$AI58];[.$AS58];[.$BC58];[.$BM58];[.$BW58];[.$CG58];[.$CQ58];[.$DA58])" office:value-type="float"/>
          <table:table-cell table:formula="of:=MEDIAN([.$F58];[.$P58];[.$Z58];[.$AJ58];[.$AT58];[.$BD58];[.$BN58];[.$BX58];[.$CH58];[.$CR58];[.$DB58])" office:value-type="float"/>
          <table:table-cell table:formula="of:=MEDIAN([.$G58];[.$Q58];[.$AA58];[.$AK58];[.$AU58];[.$BE58];[.$BO58];[.$BY58];[.$CI58];[.$CS58];[.$DC58])" office:value-type="float"/>
          <table:table-cell table:formula="of:=MEDIAN([.$H58];[.$R58];[.$AB58];[.$AL58];[.$AV58];[.$BF58];[.$BP58];[.$BZ58];[.$CJ58];[.$CT58];[.$DD58])" office:value-type="float"/>
          <table:table-cell table:formula="of:=MEDIAN([.$I58];[.$S58];[.$AC58];[.$AM58];[.$AW58];[.$BG58];[.$BQ58];[.$CA58];[.$CK58];[.$CU58];[.$DE58])" office:value-type="float"/>
          <table:table-cell table:formula="of:=MEDIAN([.$J58];[.$T58];[.$AD58];[.$AN58];[.$AX58];[.$BH58];[.$BR58];[.$CB58];[.$CL58];[.$CV58];[.$DF58])" office:value-type="float"/>
          <table:table-cell table:formula="of:=MEDIAN([.$K58];[.$U58];[.$AE58];[.$AO58];[.$AY58];[.$BI58];[.$BS58];[.$CC58];[.$CM58];[.$CW58];[.$DG58])" office:value-type="float"/>
          <table:table-cell table:formula="of:=MAX([.$B58];[.$L58];[.$V58];[.$AF58];[.$AP58];[.$AZ58];[.$BJ58];[.$BT58];[.$CD58];[.$CN58];[.$CX58])" office:value-type="float"/>
          <table:table-cell table:formula="of:=MAX([.$C58];[.$M58];[.$W58];[.$AG58];[.$AQ58];[.$BA58];[.$BK58];[.$BU58];[.$CE58];[.$CO58];[.$CY58])" office:value-type="float"/>
          <table:table-cell table:formula="of:=MAX([.$D58];[.$N58];[.$X58];[.$AH58];[.$AR58];[.$BB58];[.$BL58];[.$BV58];[.$CF58];[.$CP58];[.$CZ58])" office:value-type="float"/>
          <table:table-cell table:formula="of:=MAX([.$E58];[.$O58];[.$Y58];[.$AI58];[.$AS58];[.$BC58];[.$BM58];[.$BW58];[.$CG58];[.$CQ58];[.$DA58])" office:value-type="float"/>
          <table:table-cell table:formula="of:=MAX([.$F58];[.$P58];[.$Z58];[.$AJ58];[.$AT58];[.$BD58];[.$BN58];[.$BX58];[.$CH58];[.$CR58];[.$DB58])" office:value-type="float"/>
          <table:table-cell table:formula="of:=MAX([.$G58];[.$Q58];[.$AA58];[.$AK58];[.$AU58];[.$BE58];[.$BO58];[.$BY58];[.$CI58];[.$CS58];[.$DC58])" office:value-type="float"/>
          <table:table-cell table:formula="of:=MAX([.$H58];[.$R58];[.$AB58];[.$AL58];[.$AV58];[.$BF58];[.$BP58];[.$BZ58];[.$CJ58];[.$CT58];[.$DD58])" office:value-type="float"/>
          <table:table-cell table:formula="of:=MAX([.$I58];[.$S58];[.$AC58];[.$AM58];[.$AW58];[.$BG58];[.$BQ58];[.$CA58];[.$CK58];[.$CU58];[.$DE58])" office:value-type="float"/>
          <table:table-cell table:formula="of:=MAX([.$J58];[.$T58];[.$AD58];[.$AN58];[.$AX58];[.$BH58];[.$BR58];[.$CB58];[.$CL58];[.$CV58];[.$DF58])" office:value-type="float"/>
          <table:table-cell table:formula="of:=MAX([.$K58];[.$U58];[.$AE58];[.$AO58];[.$AY58];[.$BI58];[.$BS58];[.$CC58];[.$CM58];[.$CW58];[.$DG58])" office:value-type="float"/>
        </table:table-row>
        <table:table-row table:style-name="ro1">
          <table:table-cell office:value-type="string">
            <text:p>bio-expansion/instances/9000/ins_9000_4_0414</text:p>
          </table:table-cell>
          <table:table-cell office:value-type="float" office:value="72.2596"/>
          <table:table-cell office:value-type="float" office:value="0.0"/>
          <table:table-cell office:value-type="float" office:value="0.0398300584174"/>
          <table:table-cell office:value-type="float" office:value="0.00108426270136"/>
          <table:table-cell office:value-type="float" office:value="0.0"/>
          <table:table-cell office:value-type="float" office:value="715773.0"/>
          <table:table-cell office:value-type="float" office:value="0.0"/>
          <table:table-cell office:value-type="float" office:value="551188.0"/>
          <table:table-cell office:value-type="float" office:value="4.0"/>
          <table:table-cell office:value-type="float" office:value="142.0"/>
          <table:table-cell office:value-type="float" office:value="465.628"/>
          <table:table-cell office:value-type="float" office:value="0.0"/>
          <table:table-cell office:value-type="float" office:value="0.0398300584174"/>
          <table:table-cell office:value-type="float" office:value="0.00119490175252"/>
          <table:table-cell office:value-type="float" office:value="0.0"/>
          <table:table-cell table:style-name="cellWorst" office:value-type="float" office:value="4095626.0"/>
          <table:table-cell office:value-type="float" office:value="0.0"/>
          <table:table-cell table:style-name="cellWorst" office:value-type="float" office:value="3397674.0"/>
          <table:table-cell office:value-type="float" office:value="4.0"/>
          <table:table-cell office:value-type="float" office:value="198.0"/>
          <table:table-cell office:value-type="float" office:value="377.391"/>
          <table:table-cell office:value-type="float" office:value="0.0"/>
          <table:table-cell office:value-type="float" office:value="0.172596919809"/>
          <table:table-cell office:value-type="float" office:value="0.00230129226412"/>
          <table:table-cell office:value-type="float" office:value="0.0"/>
          <table:table-cell office:value-type="float" office:value="2408628.0"/>
          <table:table-cell office:value-type="float" office:value="0.0"/>
          <table:table-cell office:value-type="float" office:value="2020602.0"/>
          <table:table-cell office:value-type="float" office:value="4.0"/>
          <table:table-cell table:style-name="cellWorst" office:value-type="float" office:value="463.0"/>
          <table:table-cell office:value-type="float" office:value="72.9227"/>
          <table:table-cell office:value-type="float" office:value="0.0"/>
          <table:table-cell office:value-type="float" office:value="0.0398300584174"/>
          <table:table-cell office:value-type="float" office:value="0.0025004425562"/>
          <table:table-cell office:value-type="float" office:value="0.0"/>
          <table:table-cell office:value-type="float" office:value="288895.0"/>
          <table:table-cell office:value-type="float" office:value="753.0"/>
          <table:table-cell office:value-type="float" office:value="195815.0"/>
          <table:table-cell office:value-type="float" office:value="4.0"/>
          <table:table-cell office:value-type="float" office:value="13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68.1466"/>
          <table:table-cell office:value-type="float" office:value="0.0"/>
          <table:table-cell office:value-type="float" office:value="0.146043547531"/>
          <table:table-cell office:value-type="float" office:value="0.00283235970968"/>
          <table:table-cell office:value-type="float" office:value="0.0"/>
          <table:table-cell office:value-type="float" office:value="288023.0"/>
          <table:table-cell office:value-type="float" office:value="4628.0"/>
          <table:table-cell office:value-type="float" office:value="195440.0"/>
          <table:table-cell office:value-type="float" office:value="4.0"/>
          <table:table-cell table:style-name="cellBest" office:value-type="float" office:value="123.0"/>
          <table:table-cell office:value-type="float" office:value="68.8217"/>
          <table:table-cell office:value-type="float" office:value="0.0"/>
          <table:table-cell office:value-type="float" office:value="0.146043547531"/>
          <table:table-cell office:value-type="float" office:value="0.00283235970968"/>
          <table:table-cell office:value-type="float" office:value="0.0"/>
          <table:table-cell office:value-type="float" office:value="288023.0"/>
          <table:table-cell office:value-type="float" office:value="4628.0"/>
          <table:table-cell office:value-type="float" office:value="195440.0"/>
          <table:table-cell office:value-type="float" office:value="4.0"/>
          <table:table-cell table:style-name="cellBest" office:value-type="float" office:value="123.0"/>
          <table:table-cell office:value-type="float" office:value="600.02"/>
          <table:table-cell office:value-type="float" office:value="1.0"/>
          <table:table-cell office:value-type="float" office:value="0.185873605948"/>
          <table:table-cell office:value-type="float" office:value="0.00247831474597"/>
          <table:table-cell office:value-type="float" office:value="0.0"/>
          <table:table-cell office:value-type="float" office:value="3109184.0"/>
          <table:table-cell table:style-name="cellWorst" office:value-type="float" office:value="35284.0"/>
          <table:table-cell office:value-type="float" office:value="2543456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2"/>
          <table:table-cell office:value-type="float" office:value="1.0"/>
          <table:table-cell office:value-type="float" office:value="0.199150292087"/>
          <table:table-cell office:value-type="float" office:value="0.00199150292087"/>
          <table:table-cell office:value-type="float" office:value="0.0"/>
          <table:table-cell office:value-type="float" office:value="1511655.0"/>
          <table:table-cell office:value-type="float" office:value="18180.0"/>
          <table:table-cell office:value-type="float" office:value="119437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9];[.$L59];[.$V59];[.$AF59];[.$AP59];[.$AZ59];[.$BJ59];[.$BT59];[.$CD59];[.$CN59];[.$CX59])" office:value-type="float"/>
          <table:table-cell table:formula="of:=MIN([.$C59];[.$M59];[.$W59];[.$AG59];[.$AQ59];[.$BA59];[.$BK59];[.$BU59];[.$CE59];[.$CO59];[.$CY59])" office:value-type="float"/>
          <table:table-cell table:formula="of:=MIN([.$D59];[.$N59];[.$X59];[.$AH59];[.$AR59];[.$BB59];[.$BL59];[.$BV59];[.$CF59];[.$CP59];[.$CZ59])" office:value-type="float"/>
          <table:table-cell table:formula="of:=MIN([.$E59];[.$O59];[.$Y59];[.$AI59];[.$AS59];[.$BC59];[.$BM59];[.$BW59];[.$CG59];[.$CQ59];[.$DA59])" office:value-type="float"/>
          <table:table-cell table:formula="of:=MIN([.$F59];[.$P59];[.$Z59];[.$AJ59];[.$AT59];[.$BD59];[.$BN59];[.$BX59];[.$CH59];[.$CR59];[.$DB59])" office:value-type="float"/>
          <table:table-cell table:formula="of:=MIN([.$G59];[.$Q59];[.$AA59];[.$AK59];[.$AU59];[.$BE59];[.$BO59];[.$BY59];[.$CI59];[.$CS59];[.$DC59])" office:value-type="float"/>
          <table:table-cell table:formula="of:=MIN([.$H59];[.$R59];[.$AB59];[.$AL59];[.$AV59];[.$BF59];[.$BP59];[.$BZ59];[.$CJ59];[.$CT59];[.$DD59])" office:value-type="float"/>
          <table:table-cell table:formula="of:=MIN([.$I59];[.$S59];[.$AC59];[.$AM59];[.$AW59];[.$BG59];[.$BQ59];[.$CA59];[.$CK59];[.$CU59];[.$DE59])" office:value-type="float"/>
          <table:table-cell table:formula="of:=MIN([.$J59];[.$T59];[.$AD59];[.$AN59];[.$AX59];[.$BH59];[.$BR59];[.$CB59];[.$CL59];[.$CV59];[.$DF59])" office:value-type="float"/>
          <table:table-cell table:formula="of:=MIN([.$K59];[.$U59];[.$AE59];[.$AO59];[.$AY59];[.$BI59];[.$BS59];[.$CC59];[.$CM59];[.$CW59];[.$DG59])" office:value-type="float"/>
          <table:table-cell table:formula="of:=MEDIAN([.$B59];[.$L59];[.$V59];[.$AF59];[.$AP59];[.$AZ59];[.$BJ59];[.$BT59];[.$CD59];[.$CN59];[.$CX59])" office:value-type="float"/>
          <table:table-cell table:formula="of:=MEDIAN([.$C59];[.$M59];[.$W59];[.$AG59];[.$AQ59];[.$BA59];[.$BK59];[.$BU59];[.$CE59];[.$CO59];[.$CY59])" office:value-type="float"/>
          <table:table-cell table:formula="of:=MEDIAN([.$D59];[.$N59];[.$X59];[.$AH59];[.$AR59];[.$BB59];[.$BL59];[.$BV59];[.$CF59];[.$CP59];[.$CZ59])" office:value-type="float"/>
          <table:table-cell table:formula="of:=MEDIAN([.$E59];[.$O59];[.$Y59];[.$AI59];[.$AS59];[.$BC59];[.$BM59];[.$BW59];[.$CG59];[.$CQ59];[.$DA59])" office:value-type="float"/>
          <table:table-cell table:formula="of:=MEDIAN([.$F59];[.$P59];[.$Z59];[.$AJ59];[.$AT59];[.$BD59];[.$BN59];[.$BX59];[.$CH59];[.$CR59];[.$DB59])" office:value-type="float"/>
          <table:table-cell table:formula="of:=MEDIAN([.$G59];[.$Q59];[.$AA59];[.$AK59];[.$AU59];[.$BE59];[.$BO59];[.$BY59];[.$CI59];[.$CS59];[.$DC59])" office:value-type="float"/>
          <table:table-cell table:formula="of:=MEDIAN([.$H59];[.$R59];[.$AB59];[.$AL59];[.$AV59];[.$BF59];[.$BP59];[.$BZ59];[.$CJ59];[.$CT59];[.$DD59])" office:value-type="float"/>
          <table:table-cell table:formula="of:=MEDIAN([.$I59];[.$S59];[.$AC59];[.$AM59];[.$AW59];[.$BG59];[.$BQ59];[.$CA59];[.$CK59];[.$CU59];[.$DE59])" office:value-type="float"/>
          <table:table-cell table:formula="of:=MEDIAN([.$J59];[.$T59];[.$AD59];[.$AN59];[.$AX59];[.$BH59];[.$BR59];[.$CB59];[.$CL59];[.$CV59];[.$DF59])" office:value-type="float"/>
          <table:table-cell table:formula="of:=MEDIAN([.$K59];[.$U59];[.$AE59];[.$AO59];[.$AY59];[.$BI59];[.$BS59];[.$CC59];[.$CM59];[.$CW59];[.$DG59])" office:value-type="float"/>
          <table:table-cell table:formula="of:=MAX([.$B59];[.$L59];[.$V59];[.$AF59];[.$AP59];[.$AZ59];[.$BJ59];[.$BT59];[.$CD59];[.$CN59];[.$CX59])" office:value-type="float"/>
          <table:table-cell table:formula="of:=MAX([.$C59];[.$M59];[.$W59];[.$AG59];[.$AQ59];[.$BA59];[.$BK59];[.$BU59];[.$CE59];[.$CO59];[.$CY59])" office:value-type="float"/>
          <table:table-cell table:formula="of:=MAX([.$D59];[.$N59];[.$X59];[.$AH59];[.$AR59];[.$BB59];[.$BL59];[.$BV59];[.$CF59];[.$CP59];[.$CZ59])" office:value-type="float"/>
          <table:table-cell table:formula="of:=MAX([.$E59];[.$O59];[.$Y59];[.$AI59];[.$AS59];[.$BC59];[.$BM59];[.$BW59];[.$CG59];[.$CQ59];[.$DA59])" office:value-type="float"/>
          <table:table-cell table:formula="of:=MAX([.$F59];[.$P59];[.$Z59];[.$AJ59];[.$AT59];[.$BD59];[.$BN59];[.$BX59];[.$CH59];[.$CR59];[.$DB59])" office:value-type="float"/>
          <table:table-cell table:formula="of:=MAX([.$G59];[.$Q59];[.$AA59];[.$AK59];[.$AU59];[.$BE59];[.$BO59];[.$BY59];[.$CI59];[.$CS59];[.$DC59])" office:value-type="float"/>
          <table:table-cell table:formula="of:=MAX([.$H59];[.$R59];[.$AB59];[.$AL59];[.$AV59];[.$BF59];[.$BP59];[.$BZ59];[.$CJ59];[.$CT59];[.$DD59])" office:value-type="float"/>
          <table:table-cell table:formula="of:=MAX([.$I59];[.$S59];[.$AC59];[.$AM59];[.$AW59];[.$BG59];[.$BQ59];[.$CA59];[.$CK59];[.$CU59];[.$DE59])" office:value-type="float"/>
          <table:table-cell table:formula="of:=MAX([.$J59];[.$T59];[.$AD59];[.$AN59];[.$AX59];[.$BH59];[.$BR59];[.$CB59];[.$CL59];[.$CV59];[.$DF59])" office:value-type="float"/>
          <table:table-cell table:formula="of:=MAX([.$K59];[.$U59];[.$AE59];[.$AO59];[.$AY59];[.$BI59];[.$BS59];[.$CC59];[.$CM59];[.$CW59];[.$DG59])" office:value-type="float"/>
        </table:table-row>
        <table:table-row table:style-name="ro1">
          <table:table-cell office:value-type="string">
            <text:p>bio-expansion/instances/9000/ins_9000_4_0444</text:p>
          </table:table-cell>
          <table:table-cell office:value-type="float" office:value="124.764"/>
          <table:table-cell office:value-type="float" office:value="0.0"/>
          <table:table-cell office:value-type="float" office:value="0.0519547993246"/>
          <table:table-cell office:value-type="float" office:value="0.0017101788111"/>
          <table:table-cell office:value-type="float" office:value="0.0"/>
          <table:table-cell office:value-type="float" office:value="1412963.0"/>
          <table:table-cell office:value-type="float" office:value="0.0"/>
          <table:table-cell office:value-type="float" office:value="1178017.0"/>
          <table:table-cell office:value-type="float" office:value="4.0"/>
          <table:table-cell table:style-name="cellBest" office:value-type="float" office:value="98.0"/>
          <table:table-cell office:value-type="float" office:value="389.957"/>
          <table:table-cell office:value-type="float" office:value="0.0"/>
          <table:table-cell office:value-type="float" office:value="0.0259773996623"/>
          <table:table-cell office:value-type="float" office:value="0.00164523531195"/>
          <table:table-cell office:value-type="float" office:value="0.0"/>
          <table:table-cell table:style-name="cellWorst" office:value-type="float" office:value="5255750.0"/>
          <table:table-cell office:value-type="float" office:value="0.0"/>
          <table:table-cell table:style-name="cellWorst" office:value-type="float" office:value="4360422.0"/>
          <table:table-cell office:value-type="float" office:value="4.0"/>
          <table:table-cell office:value-type="float" office:value="154.0"/>
          <table:table-cell office:value-type="float" office:value="600.019"/>
          <table:table-cell office:value-type="float" office:value="1.0"/>
          <table:table-cell office:value-type="float" office:value="0.246785296792"/>
          <table:table-cell office:value-type="float" office:value="0.00246785296792"/>
          <table:table-cell office:value-type="float" office:value="0.0"/>
          <table:table-cell office:value-type="float" office:value="2779293.0"/>
          <table:table-cell office:value-type="float" office:value="0.0"/>
          <table:table-cell office:value-type="float" office:value="2366909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99.0669"/>
          <table:table-cell office:value-type="float" office:value="0.0"/>
          <table:table-cell office:value-type="float" office:value="0.220807897129"/>
          <table:table-cell office:value-type="float" office:value="0.00339870978915"/>
          <table:table-cell office:value-type="float" office:value="0.0"/>
          <table:table-cell office:value-type="float" office:value="1625468.0"/>
          <table:table-cell office:value-type="float" office:value="2873.0"/>
          <table:table-cell office:value-type="float" office:value="1328714.0"/>
          <table:table-cell office:value-type="float" office:value="4.0"/>
          <table:table-cell office:value-type="float" office:value="120.0"/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7.599"/>
          <table:table-cell office:value-type="float" office:value="0.0"/>
          <table:table-cell office:value-type="float" office:value="0.129886998311"/>
          <table:table-cell office:value-type="float" office:value="0.00305234446032"/>
          <table:table-cell office:value-type="float" office:value="0.0"/>
          <table:table-cell office:value-type="float" office:value="1639486.0"/>
          <table:table-cell office:value-type="float" office:value="9807.0"/>
          <table:table-cell office:value-type="float" office:value="1338924.0"/>
          <table:table-cell office:value-type="float" office:value="4.0"/>
          <table:table-cell office:value-type="float" office:value="126.0"/>
          <table:table-cell office:value-type="float" office:value="110.034"/>
          <table:table-cell office:value-type="float" office:value="0.0"/>
          <table:table-cell office:value-type="float" office:value="0.129886998311"/>
          <table:table-cell office:value-type="float" office:value="0.00305234446032"/>
          <table:table-cell office:value-type="float" office:value="0.0"/>
          <table:table-cell office:value-type="float" office:value="1639486.0"/>
          <table:table-cell office:value-type="float" office:value="9807.0"/>
          <table:table-cell office:value-type="float" office:value="1338924.0"/>
          <table:table-cell office:value-type="float" office:value="4.0"/>
          <table:table-cell office:value-type="float" office:value="126.0"/>
          <table:table-cell office:value-type="float" office:value="445.399"/>
          <table:table-cell office:value-type="float" office:value="0.0"/>
          <table:table-cell office:value-type="float" office:value="0.220807897129"/>
          <table:table-cell office:value-type="float" office:value="0.00320387929168"/>
          <table:table-cell office:value-type="float" office:value="0.0"/>
          <table:table-cell office:value-type="float" office:value="3886834.0"/>
          <table:table-cell table:style-name="cellWorst" office:value-type="float" office:value="23440.0"/>
          <table:table-cell office:value-type="float" office:value="3170704.0"/>
          <table:table-cell office:value-type="float" office:value="4.0"/>
          <table:table-cell table:style-name="cellWorst" office:value-type="float" office:value="383.0"/>
          <table:table-cell office:value-type="float" office:value="380.171"/>
          <table:table-cell office:value-type="float" office:value="0.0"/>
          <table:table-cell office:value-type="float" office:value="0.220807897129"/>
          <table:table-cell office:value-type="float" office:value="0.00294410529506"/>
          <table:table-cell office:value-type="float" office:value="0.0"/>
          <table:table-cell office:value-type="float" office:value="3304211.0"/>
          <table:table-cell office:value-type="float" office:value="10238.0"/>
          <table:table-cell office:value-type="float" office:value="2750414.0"/>
          <table:table-cell office:value-type="float" office:value="4.0"/>
          <table:table-cell office:value-type="float" office:value="270.0"/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0];[.$L60];[.$V60];[.$AF60];[.$AP60];[.$AZ60];[.$BJ60];[.$BT60];[.$CD60];[.$CN60];[.$CX60])" office:value-type="float"/>
          <table:table-cell table:formula="of:=MIN([.$C60];[.$M60];[.$W60];[.$AG60];[.$AQ60];[.$BA60];[.$BK60];[.$BU60];[.$CE60];[.$CO60];[.$CY60])" office:value-type="float"/>
          <table:table-cell table:formula="of:=MIN([.$D60];[.$N60];[.$X60];[.$AH60];[.$AR60];[.$BB60];[.$BL60];[.$BV60];[.$CF60];[.$CP60];[.$CZ60])" office:value-type="float"/>
          <table:table-cell table:formula="of:=MIN([.$E60];[.$O60];[.$Y60];[.$AI60];[.$AS60];[.$BC60];[.$BM60];[.$BW60];[.$CG60];[.$CQ60];[.$DA60])" office:value-type="float"/>
          <table:table-cell table:formula="of:=MIN([.$F60];[.$P60];[.$Z60];[.$AJ60];[.$AT60];[.$BD60];[.$BN60];[.$BX60];[.$CH60];[.$CR60];[.$DB60])" office:value-type="float"/>
          <table:table-cell table:formula="of:=MIN([.$G60];[.$Q60];[.$AA60];[.$AK60];[.$AU60];[.$BE60];[.$BO60];[.$BY60];[.$CI60];[.$CS60];[.$DC60])" office:value-type="float"/>
          <table:table-cell table:formula="of:=MIN([.$H60];[.$R60];[.$AB60];[.$AL60];[.$AV60];[.$BF60];[.$BP60];[.$BZ60];[.$CJ60];[.$CT60];[.$DD60])" office:value-type="float"/>
          <table:table-cell table:formula="of:=MIN([.$I60];[.$S60];[.$AC60];[.$AM60];[.$AW60];[.$BG60];[.$BQ60];[.$CA60];[.$CK60];[.$CU60];[.$DE60])" office:value-type="float"/>
          <table:table-cell table:formula="of:=MIN([.$J60];[.$T60];[.$AD60];[.$AN60];[.$AX60];[.$BH60];[.$BR60];[.$CB60];[.$CL60];[.$CV60];[.$DF60])" office:value-type="float"/>
          <table:table-cell table:formula="of:=MIN([.$K60];[.$U60];[.$AE60];[.$AO60];[.$AY60];[.$BI60];[.$BS60];[.$CC60];[.$CM60];[.$CW60];[.$DG60])" office:value-type="float"/>
          <table:table-cell table:formula="of:=MEDIAN([.$B60];[.$L60];[.$V60];[.$AF60];[.$AP60];[.$AZ60];[.$BJ60];[.$BT60];[.$CD60];[.$CN60];[.$CX60])" office:value-type="float"/>
          <table:table-cell table:formula="of:=MEDIAN([.$C60];[.$M60];[.$W60];[.$AG60];[.$AQ60];[.$BA60];[.$BK60];[.$BU60];[.$CE60];[.$CO60];[.$CY60])" office:value-type="float"/>
          <table:table-cell table:formula="of:=MEDIAN([.$D60];[.$N60];[.$X60];[.$AH60];[.$AR60];[.$BB60];[.$BL60];[.$BV60];[.$CF60];[.$CP60];[.$CZ60])" office:value-type="float"/>
          <table:table-cell table:formula="of:=MEDIAN([.$E60];[.$O60];[.$Y60];[.$AI60];[.$AS60];[.$BC60];[.$BM60];[.$BW60];[.$CG60];[.$CQ60];[.$DA60])" office:value-type="float"/>
          <table:table-cell table:formula="of:=MEDIAN([.$F60];[.$P60];[.$Z60];[.$AJ60];[.$AT60];[.$BD60];[.$BN60];[.$BX60];[.$CH60];[.$CR60];[.$DB60])" office:value-type="float"/>
          <table:table-cell table:formula="of:=MEDIAN([.$G60];[.$Q60];[.$AA60];[.$AK60];[.$AU60];[.$BE60];[.$BO60];[.$BY60];[.$CI60];[.$CS60];[.$DC60])" office:value-type="float"/>
          <table:table-cell table:formula="of:=MEDIAN([.$H60];[.$R60];[.$AB60];[.$AL60];[.$AV60];[.$BF60];[.$BP60];[.$BZ60];[.$CJ60];[.$CT60];[.$DD60])" office:value-type="float"/>
          <table:table-cell table:formula="of:=MEDIAN([.$I60];[.$S60];[.$AC60];[.$AM60];[.$AW60];[.$BG60];[.$BQ60];[.$CA60];[.$CK60];[.$CU60];[.$DE60])" office:value-type="float"/>
          <table:table-cell table:formula="of:=MEDIAN([.$J60];[.$T60];[.$AD60];[.$AN60];[.$AX60];[.$BH60];[.$BR60];[.$CB60];[.$CL60];[.$CV60];[.$DF60])" office:value-type="float"/>
          <table:table-cell table:formula="of:=MEDIAN([.$K60];[.$U60];[.$AE60];[.$AO60];[.$AY60];[.$BI60];[.$BS60];[.$CC60];[.$CM60];[.$CW60];[.$DG60])" office:value-type="float"/>
          <table:table-cell table:formula="of:=MAX([.$B60];[.$L60];[.$V60];[.$AF60];[.$AP60];[.$AZ60];[.$BJ60];[.$BT60];[.$CD60];[.$CN60];[.$CX60])" office:value-type="float"/>
          <table:table-cell table:formula="of:=MAX([.$C60];[.$M60];[.$W60];[.$AG60];[.$AQ60];[.$BA60];[.$BK60];[.$BU60];[.$CE60];[.$CO60];[.$CY60])" office:value-type="float"/>
          <table:table-cell table:formula="of:=MAX([.$D60];[.$N60];[.$X60];[.$AH60];[.$AR60];[.$BB60];[.$BL60];[.$BV60];[.$CF60];[.$CP60];[.$CZ60])" office:value-type="float"/>
          <table:table-cell table:formula="of:=MAX([.$E60];[.$O60];[.$Y60];[.$AI60];[.$AS60];[.$BC60];[.$BM60];[.$BW60];[.$CG60];[.$CQ60];[.$DA60])" office:value-type="float"/>
          <table:table-cell table:formula="of:=MAX([.$F60];[.$P60];[.$Z60];[.$AJ60];[.$AT60];[.$BD60];[.$BN60];[.$BX60];[.$CH60];[.$CR60];[.$DB60])" office:value-type="float"/>
          <table:table-cell table:formula="of:=MAX([.$G60];[.$Q60];[.$AA60];[.$AK60];[.$AU60];[.$BE60];[.$BO60];[.$BY60];[.$CI60];[.$CS60];[.$DC60])" office:value-type="float"/>
          <table:table-cell table:formula="of:=MAX([.$H60];[.$R60];[.$AB60];[.$AL60];[.$AV60];[.$BF60];[.$BP60];[.$BZ60];[.$CJ60];[.$CT60];[.$DD60])" office:value-type="float"/>
          <table:table-cell table:formula="of:=MAX([.$I60];[.$S60];[.$AC60];[.$AM60];[.$AW60];[.$BG60];[.$BQ60];[.$CA60];[.$CK60];[.$CU60];[.$DE60])" office:value-type="float"/>
          <table:table-cell table:formula="of:=MAX([.$J60];[.$T60];[.$AD60];[.$AN60];[.$AX60];[.$BH60];[.$BR60];[.$CB60];[.$CL60];[.$CV60];[.$DF60])" office:value-type="float"/>
          <table:table-cell table:formula="of:=MAX([.$K60];[.$U60];[.$AE60];[.$AO60];[.$AY60];[.$BI60];[.$BS60];[.$CC60];[.$CM60];[.$CW60];[.$DG60])" office:value-type="float"/>
        </table:table-row>
        <table:table-row table:style-name="ro1">
          <table:table-cell office:value-type="string">
            <text:p>bio-expansion/instances/9000/ins_9000_5_0444</text:p>
          </table:table-cell>
          <table:table-cell table:style-name="cellBest" office:value-type="float" office:value="120.763"/>
          <table:table-cell office:value-type="float" office:value="0.0"/>
          <table:table-cell office:value-type="float" office:value="0.0513874614594"/>
          <table:table-cell office:value-type="float" office:value="0.00107057211374"/>
          <table:table-cell office:value-type="float" office:value="0.0"/>
          <table:table-cell office:value-type="float" office:value="1730696.0"/>
          <table:table-cell table:style-name="cellBest" office:value-type="float" office:value="0.0"/>
          <table:table-cell office:value-type="float" office:value="1429324.0"/>
          <table:table-cell office:value-type="float" office:value="4.0"/>
          <table:table-cell table:style-name="cellBest" office:value-type="float" office:value="118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334018499486"/>
          <table:table-cell office:value-type="float" office:value="0.00334018499486"/>
          <table:table-cell office:value-type="float" office:value="0.0"/>
          <table:table-cell office:value-type="float" office:value="2369965.0"/>
          <table:table-cell table:style-name="cellBest" office:value-type="float" office:value="0.0"/>
          <table:table-cell office:value-type="float" office:value="199646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27.271"/>
          <table:table-cell office:value-type="float" office:value="0.0"/>
          <table:table-cell office:value-type="float" office:value="0.192702980473"/>
          <table:table-cell office:value-type="float" office:value="0.00323312778349"/>
          <table:table-cell office:value-type="float" office:value="0.0"/>
          <table:table-cell office:value-type="float" office:value="1478091.0"/>
          <table:table-cell office:value-type="float" office:value="1489.0"/>
          <table:table-cell office:value-type="float" office:value="1172065.0"/>
          <table:table-cell office:value-type="float" office:value="4.0"/>
          <table:table-cell table:style-name="cellWorst" office:value-type="float" office:value="177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06.93"/>
          <table:table-cell office:value-type="float" office:value="0.0"/>
          <table:table-cell office:value-type="float" office:value="0.102774922919"/>
          <table:table-cell office:value-type="float" office:value="0.00291195614937"/>
          <table:table-cell office:value-type="float" office:value="0.0"/>
          <table:table-cell office:value-type="float" office:value="1474030.0"/>
          <table:table-cell office:value-type="float" office:value="6157.0"/>
          <table:table-cell office:value-type="float" office:value="1169580.0"/>
          <table:table-cell office:value-type="float" office:value="4.0"/>
          <table:table-cell office:value-type="float" office:value="160.0"/>
          <table:table-cell office:value-type="float" office:value="235.563"/>
          <table:table-cell office:value-type="float" office:value="0.0"/>
          <table:table-cell office:value-type="float" office:value="0.102774922919"/>
          <table:table-cell office:value-type="float" office:value="0.00291195614937"/>
          <table:table-cell office:value-type="float" office:value="0.0"/>
          <table:table-cell office:value-type="float" office:value="1474030.0"/>
          <table:table-cell office:value-type="float" office:value="6157.0"/>
          <table:table-cell office:value-type="float" office:value="1169580.0"/>
          <table:table-cell office:value-type="float" office:value="4.0"/>
          <table:table-cell office:value-type="float" office:value="160.0"/>
          <table:table-cell office:value-type="float" office:value="600.019"/>
          <table:table-cell office:value-type="float" office:value="1.0"/>
          <table:table-cell office:value-type="float" office:value="0.167009249743"/>
          <table:table-cell office:value-type="float" office:value="0.00167009249743"/>
          <table:table-cell office:value-type="float" office:value="0.0"/>
          <table:table-cell office:value-type="float" office:value="2359551.0"/>
          <table:table-cell table:style-name="cellWorst" office:value-type="float" office:value="15513.0"/>
          <table:table-cell office:value-type="float" office:value="190134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float" office:value="0.154162384378"/>
          <table:table-cell office:value-type="float" office:value="0.00154162384378"/>
          <table:table-cell office:value-type="float" office:value="0.0"/>
          <table:table-cell table:style-name="cellWorst" office:value-type="float" office:value="2882476.0"/>
          <table:table-cell office:value-type="float" office:value="7622.0"/>
          <table:table-cell table:style-name="cellWorst" office:value-type="float" office:value="232446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1];[.$L61];[.$V61];[.$AF61];[.$AP61];[.$AZ61];[.$BJ61];[.$BT61];[.$CD61];[.$CN61];[.$CX61])" office:value-type="float"/>
          <table:table-cell table:formula="of:=MIN([.$C61];[.$M61];[.$W61];[.$AG61];[.$AQ61];[.$BA61];[.$BK61];[.$BU61];[.$CE61];[.$CO61];[.$CY61])" office:value-type="float"/>
          <table:table-cell table:formula="of:=MIN([.$D61];[.$N61];[.$X61];[.$AH61];[.$AR61];[.$BB61];[.$BL61];[.$BV61];[.$CF61];[.$CP61];[.$CZ61])" office:value-type="float"/>
          <table:table-cell table:formula="of:=MIN([.$E61];[.$O61];[.$Y61];[.$AI61];[.$AS61];[.$BC61];[.$BM61];[.$BW61];[.$CG61];[.$CQ61];[.$DA61])" office:value-type="float"/>
          <table:table-cell table:formula="of:=MIN([.$F61];[.$P61];[.$Z61];[.$AJ61];[.$AT61];[.$BD61];[.$BN61];[.$BX61];[.$CH61];[.$CR61];[.$DB61])" office:value-type="float"/>
          <table:table-cell table:formula="of:=MIN([.$G61];[.$Q61];[.$AA61];[.$AK61];[.$AU61];[.$BE61];[.$BO61];[.$BY61];[.$CI61];[.$CS61];[.$DC61])" office:value-type="float"/>
          <table:table-cell table:formula="of:=MIN([.$H61];[.$R61];[.$AB61];[.$AL61];[.$AV61];[.$BF61];[.$BP61];[.$BZ61];[.$CJ61];[.$CT61];[.$DD61])" office:value-type="float"/>
          <table:table-cell table:formula="of:=MIN([.$I61];[.$S61];[.$AC61];[.$AM61];[.$AW61];[.$BG61];[.$BQ61];[.$CA61];[.$CK61];[.$CU61];[.$DE61])" office:value-type="float"/>
          <table:table-cell table:formula="of:=MIN([.$J61];[.$T61];[.$AD61];[.$AN61];[.$AX61];[.$BH61];[.$BR61];[.$CB61];[.$CL61];[.$CV61];[.$DF61])" office:value-type="float"/>
          <table:table-cell table:formula="of:=MIN([.$K61];[.$U61];[.$AE61];[.$AO61];[.$AY61];[.$BI61];[.$BS61];[.$CC61];[.$CM61];[.$CW61];[.$DG61])" office:value-type="float"/>
          <table:table-cell table:formula="of:=MEDIAN([.$B61];[.$L61];[.$V61];[.$AF61];[.$AP61];[.$AZ61];[.$BJ61];[.$BT61];[.$CD61];[.$CN61];[.$CX61])" office:value-type="float"/>
          <table:table-cell table:formula="of:=MEDIAN([.$C61];[.$M61];[.$W61];[.$AG61];[.$AQ61];[.$BA61];[.$BK61];[.$BU61];[.$CE61];[.$CO61];[.$CY61])" office:value-type="float"/>
          <table:table-cell table:formula="of:=MEDIAN([.$D61];[.$N61];[.$X61];[.$AH61];[.$AR61];[.$BB61];[.$BL61];[.$BV61];[.$CF61];[.$CP61];[.$CZ61])" office:value-type="float"/>
          <table:table-cell table:formula="of:=MEDIAN([.$E61];[.$O61];[.$Y61];[.$AI61];[.$AS61];[.$BC61];[.$BM61];[.$BW61];[.$CG61];[.$CQ61];[.$DA61])" office:value-type="float"/>
          <table:table-cell table:formula="of:=MEDIAN([.$F61];[.$P61];[.$Z61];[.$AJ61];[.$AT61];[.$BD61];[.$BN61];[.$BX61];[.$CH61];[.$CR61];[.$DB61])" office:value-type="float"/>
          <table:table-cell table:formula="of:=MEDIAN([.$G61];[.$Q61];[.$AA61];[.$AK61];[.$AU61];[.$BE61];[.$BO61];[.$BY61];[.$CI61];[.$CS61];[.$DC61])" office:value-type="float"/>
          <table:table-cell table:formula="of:=MEDIAN([.$H61];[.$R61];[.$AB61];[.$AL61];[.$AV61];[.$BF61];[.$BP61];[.$BZ61];[.$CJ61];[.$CT61];[.$DD61])" office:value-type="float"/>
          <table:table-cell table:formula="of:=MEDIAN([.$I61];[.$S61];[.$AC61];[.$AM61];[.$AW61];[.$BG61];[.$BQ61];[.$CA61];[.$CK61];[.$CU61];[.$DE61])" office:value-type="float"/>
          <table:table-cell table:formula="of:=MEDIAN([.$J61];[.$T61];[.$AD61];[.$AN61];[.$AX61];[.$BH61];[.$BR61];[.$CB61];[.$CL61];[.$CV61];[.$DF61])" office:value-type="float"/>
          <table:table-cell table:formula="of:=MEDIAN([.$K61];[.$U61];[.$AE61];[.$AO61];[.$AY61];[.$BI61];[.$BS61];[.$CC61];[.$CM61];[.$CW61];[.$DG61])" office:value-type="float"/>
          <table:table-cell table:formula="of:=MAX([.$B61];[.$L61];[.$V61];[.$AF61];[.$AP61];[.$AZ61];[.$BJ61];[.$BT61];[.$CD61];[.$CN61];[.$CX61])" office:value-type="float"/>
          <table:table-cell table:formula="of:=MAX([.$C61];[.$M61];[.$W61];[.$AG61];[.$AQ61];[.$BA61];[.$BK61];[.$BU61];[.$CE61];[.$CO61];[.$CY61])" office:value-type="float"/>
          <table:table-cell table:formula="of:=MAX([.$D61];[.$N61];[.$X61];[.$AH61];[.$AR61];[.$BB61];[.$BL61];[.$BV61];[.$CF61];[.$CP61];[.$CZ61])" office:value-type="float"/>
          <table:table-cell table:formula="of:=MAX([.$E61];[.$O61];[.$Y61];[.$AI61];[.$AS61];[.$BC61];[.$BM61];[.$BW61];[.$CG61];[.$CQ61];[.$DA61])" office:value-type="float"/>
          <table:table-cell table:formula="of:=MAX([.$F61];[.$P61];[.$Z61];[.$AJ61];[.$AT61];[.$BD61];[.$BN61];[.$BX61];[.$CH61];[.$CR61];[.$DB61])" office:value-type="float"/>
          <table:table-cell table:formula="of:=MAX([.$G61];[.$Q61];[.$AA61];[.$AK61];[.$AU61];[.$BE61];[.$BO61];[.$BY61];[.$CI61];[.$CS61];[.$DC61])" office:value-type="float"/>
          <table:table-cell table:formula="of:=MAX([.$H61];[.$R61];[.$AB61];[.$AL61];[.$AV61];[.$BF61];[.$BP61];[.$BZ61];[.$CJ61];[.$CT61];[.$DD61])" office:value-type="float"/>
          <table:table-cell table:formula="of:=MAX([.$I61];[.$S61];[.$AC61];[.$AM61];[.$AW61];[.$BG61];[.$BQ61];[.$CA61];[.$CK61];[.$CU61];[.$DE61])" office:value-type="float"/>
          <table:table-cell table:formula="of:=MAX([.$J61];[.$T61];[.$AD61];[.$AN61];[.$AX61];[.$BH61];[.$BR61];[.$CB61];[.$CL61];[.$CV61];[.$DF61])" office:value-type="float"/>
          <table:table-cell table:formula="of:=MAX([.$K61];[.$U61];[.$AE61];[.$AO61];[.$AY61];[.$BI61];[.$BS61];[.$CC61];[.$CM61];[.$CW61];[.$DG61])" office:value-type="float"/>
        </table:table-row>
        <table:table-row table:style-name="ro1">
          <table:table-cell office:value-type="string">
            <text:p>bio-expansion/instances/9000/ins_9000_5_0464</text:p>
          </table:table-cell>
          <table:table-cell table:style-name="cellBest" office:value-type="float" office:value="95.7211"/>
          <table:table-cell office:value-type="float" office:value="0.0"/>
          <table:table-cell office:value-type="float" office:value="0.0264515275757"/>
          <table:table-cell office:value-type="float" office:value="0.000683331129039"/>
          <table:table-cell office:value-type="float" office:value="0.0"/>
          <table:table-cell office:value-type="float" office:value="1567330.0"/>
          <table:table-cell office:value-type="float" office:value="0.0"/>
          <table:table-cell office:value-type="float" office:value="1256520.0"/>
          <table:table-cell office:value-type="float" office:value="4.0"/>
          <table:table-cell office:value-type="float" office:value="109.0"/>
          <table:table-cell office:value-type="float" office:value="491.185"/>
          <table:table-cell office:value-type="float" office:value="0.0"/>
          <table:table-cell office:value-type="float" office:value="0.0264515275757"/>
          <table:table-cell office:value-type="float" office:value="0.000727417008332"/>
          <table:table-cell office:value-type="float" office:value="0.0"/>
          <table:table-cell table:style-name="cellWorst" office:value-type="float" office:value="6521938.0"/>
          <table:table-cell office:value-type="float" office:value="0.0"/>
          <table:table-cell table:style-name="cellWorst" office:value-type="float" office:value="5380907.0"/>
          <table:table-cell office:value-type="float" office:value="4.0"/>
          <table:table-cell office:value-type="float" office:value="152.0"/>
          <table:table-cell office:value-type="float" office:value="530.865"/>
          <table:table-cell office:value-type="float" office:value="0.0"/>
          <table:table-cell office:value-type="float" office:value="0.0264515275757"/>
          <table:table-cell office:value-type="float" office:value="0.00103601816338"/>
          <table:table-cell office:value-type="float" office:value="0.0"/>
          <table:table-cell office:value-type="float" office:value="1479435.0"/>
          <table:table-cell office:value-type="float" office:value="0.0"/>
          <table:table-cell office:value-type="float" office:value="1116611.0"/>
          <table:table-cell office:value-type="float" office:value="4.0"/>
          <table:table-cell table:style-name="cellWorst" office:value-type="float" office:value="574.0"/>
          <table:table-cell office:value-type="float" office:value="118.608"/>
          <table:table-cell office:value-type="float" office:value="0.0"/>
          <table:table-cell office:value-type="float" office:value="0.0264515275757"/>
          <table:table-cell office:value-type="float" office:value="0.000837631706564"/>
          <table:table-cell office:value-type="float" office:value="0.0"/>
          <table:table-cell office:value-type="float" office:value="2203140.0"/>
          <table:table-cell office:value-type="float" office:value="249.0"/>
          <table:table-cell office:value-type="float" office:value="1804979.0"/>
          <table:table-cell office:value-type="float" office:value="4.0"/>
          <table:table-cell office:value-type="float" office:value="108.0"/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1.143"/>
          <table:table-cell office:value-type="float" office:value="0.0"/>
          <table:table-cell office:value-type="float" office:value="0.0264515275757"/>
          <table:table-cell office:value-type="float" office:value="0.000683331129039"/>
          <table:table-cell office:value-type="float" office:value="0.0"/>
          <table:table-cell office:value-type="float" office:value="2198671.0"/>
          <table:table-cell office:value-type="float" office:value="1804.0"/>
          <table:table-cell office:value-type="float" office:value="1804689.0"/>
          <table:table-cell office:value-type="float" office:value="4.0"/>
          <table:table-cell table:style-name="cellBest" office:value-type="float" office:value="103.0"/>
          <table:table-cell office:value-type="float" office:value="134.653"/>
          <table:table-cell office:value-type="float" office:value="0.0"/>
          <table:table-cell office:value-type="float" office:value="0.0264515275757"/>
          <table:table-cell office:value-type="float" office:value="0.000683331129039"/>
          <table:table-cell office:value-type="float" office:value="0.0"/>
          <table:table-cell office:value-type="float" office:value="2198671.0"/>
          <table:table-cell office:value-type="float" office:value="1804.0"/>
          <table:table-cell office:value-type="float" office:value="1804689.0"/>
          <table:table-cell office:value-type="float" office:value="4.0"/>
          <table:table-cell table:style-name="cellBest" office:value-type="float" office:value="103.0"/>
          <table:table-cell office:value-type="float" office:value="528.561"/>
          <table:table-cell office:value-type="float" office:value="0.0"/>
          <table:table-cell office:value-type="float" office:value="0.0793545827272"/>
          <table:table-cell office:value-type="float" office:value="0.00108010404268"/>
          <table:table-cell office:value-type="float" office:value="0.0"/>
          <table:table-cell office:value-type="float" office:value="3935161.0"/>
          <table:table-cell table:style-name="cellWorst" office:value-type="float" office:value="16889.0"/>
          <table:table-cell office:value-type="float" office:value="3171977.0"/>
          <table:table-cell office:value-type="float" office:value="4.0"/>
          <table:table-cell office:value-type="float" office:value="381.0"/>
          <table:table-cell office:value-type="float" office:value="567.986"/>
          <table:table-cell office:value-type="float" office:value="0.0"/>
          <table:table-cell office:value-type="float" office:value="0.0661288189393"/>
          <table:table-cell office:value-type="float" office:value="0.000969889344443"/>
          <table:table-cell office:value-type="float" office:value="0.0"/>
          <table:table-cell office:value-type="float" office:value="3696967.0"/>
          <table:table-cell office:value-type="float" office:value="9093.0"/>
          <table:table-cell office:value-type="float" office:value="3023283.0"/>
          <table:table-cell office:value-type="float" office:value="4.0"/>
          <table:table-cell office:value-type="float" office:value="379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2];[.$L62];[.$V62];[.$AF62];[.$AP62];[.$AZ62];[.$BJ62];[.$BT62];[.$CD62];[.$CN62];[.$CX62])" office:value-type="float"/>
          <table:table-cell table:formula="of:=MIN([.$C62];[.$M62];[.$W62];[.$AG62];[.$AQ62];[.$BA62];[.$BK62];[.$BU62];[.$CE62];[.$CO62];[.$CY62])" office:value-type="float"/>
          <table:table-cell table:formula="of:=MIN([.$D62];[.$N62];[.$X62];[.$AH62];[.$AR62];[.$BB62];[.$BL62];[.$BV62];[.$CF62];[.$CP62];[.$CZ62])" office:value-type="float"/>
          <table:table-cell table:formula="of:=MIN([.$E62];[.$O62];[.$Y62];[.$AI62];[.$AS62];[.$BC62];[.$BM62];[.$BW62];[.$CG62];[.$CQ62];[.$DA62])" office:value-type="float"/>
          <table:table-cell table:formula="of:=MIN([.$F62];[.$P62];[.$Z62];[.$AJ62];[.$AT62];[.$BD62];[.$BN62];[.$BX62];[.$CH62];[.$CR62];[.$DB62])" office:value-type="float"/>
          <table:table-cell table:formula="of:=MIN([.$G62];[.$Q62];[.$AA62];[.$AK62];[.$AU62];[.$BE62];[.$BO62];[.$BY62];[.$CI62];[.$CS62];[.$DC62])" office:value-type="float"/>
          <table:table-cell table:formula="of:=MIN([.$H62];[.$R62];[.$AB62];[.$AL62];[.$AV62];[.$BF62];[.$BP62];[.$BZ62];[.$CJ62];[.$CT62];[.$DD62])" office:value-type="float"/>
          <table:table-cell table:formula="of:=MIN([.$I62];[.$S62];[.$AC62];[.$AM62];[.$AW62];[.$BG62];[.$BQ62];[.$CA62];[.$CK62];[.$CU62];[.$DE62])" office:value-type="float"/>
          <table:table-cell table:formula="of:=MIN([.$J62];[.$T62];[.$AD62];[.$AN62];[.$AX62];[.$BH62];[.$BR62];[.$CB62];[.$CL62];[.$CV62];[.$DF62])" office:value-type="float"/>
          <table:table-cell table:formula="of:=MIN([.$K62];[.$U62];[.$AE62];[.$AO62];[.$AY62];[.$BI62];[.$BS62];[.$CC62];[.$CM62];[.$CW62];[.$DG62])" office:value-type="float"/>
          <table:table-cell table:formula="of:=MEDIAN([.$B62];[.$L62];[.$V62];[.$AF62];[.$AP62];[.$AZ62];[.$BJ62];[.$BT62];[.$CD62];[.$CN62];[.$CX62])" office:value-type="float"/>
          <table:table-cell table:formula="of:=MEDIAN([.$C62];[.$M62];[.$W62];[.$AG62];[.$AQ62];[.$BA62];[.$BK62];[.$BU62];[.$CE62];[.$CO62];[.$CY62])" office:value-type="float"/>
          <table:table-cell table:formula="of:=MEDIAN([.$D62];[.$N62];[.$X62];[.$AH62];[.$AR62];[.$BB62];[.$BL62];[.$BV62];[.$CF62];[.$CP62];[.$CZ62])" office:value-type="float"/>
          <table:table-cell table:formula="of:=MEDIAN([.$E62];[.$O62];[.$Y62];[.$AI62];[.$AS62];[.$BC62];[.$BM62];[.$BW62];[.$CG62];[.$CQ62];[.$DA62])" office:value-type="float"/>
          <table:table-cell table:formula="of:=MEDIAN([.$F62];[.$P62];[.$Z62];[.$AJ62];[.$AT62];[.$BD62];[.$BN62];[.$BX62];[.$CH62];[.$CR62];[.$DB62])" office:value-type="float"/>
          <table:table-cell table:formula="of:=MEDIAN([.$G62];[.$Q62];[.$AA62];[.$AK62];[.$AU62];[.$BE62];[.$BO62];[.$BY62];[.$CI62];[.$CS62];[.$DC62])" office:value-type="float"/>
          <table:table-cell table:formula="of:=MEDIAN([.$H62];[.$R62];[.$AB62];[.$AL62];[.$AV62];[.$BF62];[.$BP62];[.$BZ62];[.$CJ62];[.$CT62];[.$DD62])" office:value-type="float"/>
          <table:table-cell table:formula="of:=MEDIAN([.$I62];[.$S62];[.$AC62];[.$AM62];[.$AW62];[.$BG62];[.$BQ62];[.$CA62];[.$CK62];[.$CU62];[.$DE62])" office:value-type="float"/>
          <table:table-cell table:formula="of:=MEDIAN([.$J62];[.$T62];[.$AD62];[.$AN62];[.$AX62];[.$BH62];[.$BR62];[.$CB62];[.$CL62];[.$CV62];[.$DF62])" office:value-type="float"/>
          <table:table-cell table:formula="of:=MEDIAN([.$K62];[.$U62];[.$AE62];[.$AO62];[.$AY62];[.$BI62];[.$BS62];[.$CC62];[.$CM62];[.$CW62];[.$DG62])" office:value-type="float"/>
          <table:table-cell table:formula="of:=MAX([.$B62];[.$L62];[.$V62];[.$AF62];[.$AP62];[.$AZ62];[.$BJ62];[.$BT62];[.$CD62];[.$CN62];[.$CX62])" office:value-type="float"/>
          <table:table-cell table:formula="of:=MAX([.$C62];[.$M62];[.$W62];[.$AG62];[.$AQ62];[.$BA62];[.$BK62];[.$BU62];[.$CE62];[.$CO62];[.$CY62])" office:value-type="float"/>
          <table:table-cell table:formula="of:=MAX([.$D62];[.$N62];[.$X62];[.$AH62];[.$AR62];[.$BB62];[.$BL62];[.$BV62];[.$CF62];[.$CP62];[.$CZ62])" office:value-type="float"/>
          <table:table-cell table:formula="of:=MAX([.$E62];[.$O62];[.$Y62];[.$AI62];[.$AS62];[.$BC62];[.$BM62];[.$BW62];[.$CG62];[.$CQ62];[.$DA62])" office:value-type="float"/>
          <table:table-cell table:formula="of:=MAX([.$F62];[.$P62];[.$Z62];[.$AJ62];[.$AT62];[.$BD62];[.$BN62];[.$BX62];[.$CH62];[.$CR62];[.$DB62])" office:value-type="float"/>
          <table:table-cell table:formula="of:=MAX([.$G62];[.$Q62];[.$AA62];[.$AK62];[.$AU62];[.$BE62];[.$BO62];[.$BY62];[.$CI62];[.$CS62];[.$DC62])" office:value-type="float"/>
          <table:table-cell table:formula="of:=MAX([.$H62];[.$R62];[.$AB62];[.$AL62];[.$AV62];[.$BF62];[.$BP62];[.$BZ62];[.$CJ62];[.$CT62];[.$DD62])" office:value-type="float"/>
          <table:table-cell table:formula="of:=MAX([.$I62];[.$S62];[.$AC62];[.$AM62];[.$AW62];[.$BG62];[.$BQ62];[.$CA62];[.$CK62];[.$CU62];[.$DE62])" office:value-type="float"/>
          <table:table-cell table:formula="of:=MAX([.$J62];[.$T62];[.$AD62];[.$AN62];[.$AX62];[.$BH62];[.$BR62];[.$CB62];[.$CL62];[.$CV62];[.$DF62])" office:value-type="float"/>
          <table:table-cell table:formula="of:=MAX([.$K62];[.$U62];[.$AE62];[.$AO62];[.$AY62];[.$BI62];[.$BS62];[.$CC62];[.$CM62];[.$CW62];[.$DG62])" office:value-type="float"/>
        </table:table-row>
        <table:table-row table:style-name="ro1">
          <table:table-cell office:value-type="string">
            <text:p>bio-expansion/instances/9000/ins_9000_5_0474</text:p>
          </table:table-cell>
          <table:table-cell table:style-name="cellBest" office:value-type="float" office:value="92.8887"/>
          <table:table-cell office:value-type="float" office:value="0.0"/>
          <table:table-cell office:value-type="float" office:value="0.0519547993246"/>
          <table:table-cell office:value-type="float" office:value="0.000844265489025"/>
          <table:table-cell office:value-type="float" office:value="0.0"/>
          <table:table-cell office:value-type="float" office:value="537691.0"/>
          <table:table-cell office:value-type="float" office:value="0.0"/>
          <table:table-cell office:value-type="float" office:value="346507.0"/>
          <table:table-cell office:value-type="float" office:value="4.0"/>
          <table:table-cell office:value-type="float" office:value="140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220807897129"/>
          <table:table-cell office:value-type="float" office:value="0.00220807897129"/>
          <table:table-cell office:value-type="float" office:value="0.0"/>
          <table:table-cell office:value-type="float" office:value="594533.0"/>
          <table:table-cell office:value-type="float" office:value="0.0"/>
          <table:table-cell office:value-type="float" office:value="38547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6.444"/>
          <table:table-cell office:value-type="float" office:value="0.0"/>
          <table:table-cell office:value-type="float" office:value="0.0779321989869"/>
          <table:table-cell office:value-type="float" office:value="0.00194830497467"/>
          <table:table-cell office:value-type="float" office:value="0.0"/>
          <table:table-cell office:value-type="float" office:value="2141593.0"/>
          <table:table-cell office:value-type="float" office:value="926.0"/>
          <table:table-cell office:value-type="float" office:value="1681065.0"/>
          <table:table-cell office:value-type="float" office:value="4.0"/>
          <table:table-cell table:style-name="cellWorst" office:value-type="float" office:value="146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7.325"/>
          <table:table-cell office:value-type="float" office:value="0.0"/>
          <table:table-cell office:value-type="float" office:value="0.0519547993246"/>
          <table:table-cell office:value-type="float" office:value="0.00192665714162"/>
          <table:table-cell office:value-type="float" office:value="0.0"/>
          <table:table-cell office:value-type="float" office:value="2136138.0"/>
          <table:table-cell office:value-type="float" office:value="4126.0"/>
          <table:table-cell office:value-type="float" office:value="1680484.0"/>
          <table:table-cell office:value-type="float" office:value="4.0"/>
          <table:table-cell table:style-name="cellBest" office:value-type="float" office:value="127.0"/>
          <table:table-cell office:value-type="float" office:value="151.524"/>
          <table:table-cell office:value-type="float" office:value="0.0"/>
          <table:table-cell office:value-type="float" office:value="0.0519547993246"/>
          <table:table-cell office:value-type="float" office:value="0.00192665714162"/>
          <table:table-cell office:value-type="float" office:value="0.0"/>
          <table:table-cell office:value-type="float" office:value="2136138.0"/>
          <table:table-cell office:value-type="float" office:value="4126.0"/>
          <table:table-cell office:value-type="float" office:value="1680484.0"/>
          <table:table-cell office:value-type="float" office:value="4.0"/>
          <table:table-cell table:style-name="cellBest" office:value-type="float" office:value="127.0"/>
          <table:table-cell office:value-type="float" office:value="600.019"/>
          <table:table-cell office:value-type="float" office:value="1.0"/>
          <table:table-cell office:value-type="float" office:value="0.246785296792"/>
          <table:table-cell office:value-type="float" office:value="0.00246785296792"/>
          <table:table-cell office:value-type="float" office:value="0.0"/>
          <table:table-cell table:style-name="cellWorst" office:value-type="float" office:value="6121571.0"/>
          <table:table-cell table:style-name="cellWorst" office:value-type="float" office:value="17096.0"/>
          <table:table-cell table:style-name="cellWorst" office:value-type="float" office:value="489302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3];[.$L63];[.$V63];[.$AF63];[.$AP63];[.$AZ63];[.$BJ63];[.$BT63];[.$CD63];[.$CN63];[.$CX63])" office:value-type="float"/>
          <table:table-cell table:formula="of:=MIN([.$C63];[.$M63];[.$W63];[.$AG63];[.$AQ63];[.$BA63];[.$BK63];[.$BU63];[.$CE63];[.$CO63];[.$CY63])" office:value-type="float"/>
          <table:table-cell table:formula="of:=MIN([.$D63];[.$N63];[.$X63];[.$AH63];[.$AR63];[.$BB63];[.$BL63];[.$BV63];[.$CF63];[.$CP63];[.$CZ63])" office:value-type="float"/>
          <table:table-cell table:formula="of:=MIN([.$E63];[.$O63];[.$Y63];[.$AI63];[.$AS63];[.$BC63];[.$BM63];[.$BW63];[.$CG63];[.$CQ63];[.$DA63])" office:value-type="float"/>
          <table:table-cell table:formula="of:=MIN([.$F63];[.$P63];[.$Z63];[.$AJ63];[.$AT63];[.$BD63];[.$BN63];[.$BX63];[.$CH63];[.$CR63];[.$DB63])" office:value-type="float"/>
          <table:table-cell table:formula="of:=MIN([.$G63];[.$Q63];[.$AA63];[.$AK63];[.$AU63];[.$BE63];[.$BO63];[.$BY63];[.$CI63];[.$CS63];[.$DC63])" office:value-type="float"/>
          <table:table-cell table:formula="of:=MIN([.$H63];[.$R63];[.$AB63];[.$AL63];[.$AV63];[.$BF63];[.$BP63];[.$BZ63];[.$CJ63];[.$CT63];[.$DD63])" office:value-type="float"/>
          <table:table-cell table:formula="of:=MIN([.$I63];[.$S63];[.$AC63];[.$AM63];[.$AW63];[.$BG63];[.$BQ63];[.$CA63];[.$CK63];[.$CU63];[.$DE63])" office:value-type="float"/>
          <table:table-cell table:formula="of:=MIN([.$J63];[.$T63];[.$AD63];[.$AN63];[.$AX63];[.$BH63];[.$BR63];[.$CB63];[.$CL63];[.$CV63];[.$DF63])" office:value-type="float"/>
          <table:table-cell table:formula="of:=MIN([.$K63];[.$U63];[.$AE63];[.$AO63];[.$AY63];[.$BI63];[.$BS63];[.$CC63];[.$CM63];[.$CW63];[.$DG63])" office:value-type="float"/>
          <table:table-cell table:formula="of:=MEDIAN([.$B63];[.$L63];[.$V63];[.$AF63];[.$AP63];[.$AZ63];[.$BJ63];[.$BT63];[.$CD63];[.$CN63];[.$CX63])" office:value-type="float"/>
          <table:table-cell table:formula="of:=MEDIAN([.$C63];[.$M63];[.$W63];[.$AG63];[.$AQ63];[.$BA63];[.$BK63];[.$BU63];[.$CE63];[.$CO63];[.$CY63])" office:value-type="float"/>
          <table:table-cell table:formula="of:=MEDIAN([.$D63];[.$N63];[.$X63];[.$AH63];[.$AR63];[.$BB63];[.$BL63];[.$BV63];[.$CF63];[.$CP63];[.$CZ63])" office:value-type="float"/>
          <table:table-cell table:formula="of:=MEDIAN([.$E63];[.$O63];[.$Y63];[.$AI63];[.$AS63];[.$BC63];[.$BM63];[.$BW63];[.$CG63];[.$CQ63];[.$DA63])" office:value-type="float"/>
          <table:table-cell table:formula="of:=MEDIAN([.$F63];[.$P63];[.$Z63];[.$AJ63];[.$AT63];[.$BD63];[.$BN63];[.$BX63];[.$CH63];[.$CR63];[.$DB63])" office:value-type="float"/>
          <table:table-cell table:formula="of:=MEDIAN([.$G63];[.$Q63];[.$AA63];[.$AK63];[.$AU63];[.$BE63];[.$BO63];[.$BY63];[.$CI63];[.$CS63];[.$DC63])" office:value-type="float"/>
          <table:table-cell table:formula="of:=MEDIAN([.$H63];[.$R63];[.$AB63];[.$AL63];[.$AV63];[.$BF63];[.$BP63];[.$BZ63];[.$CJ63];[.$CT63];[.$DD63])" office:value-type="float"/>
          <table:table-cell table:formula="of:=MEDIAN([.$I63];[.$S63];[.$AC63];[.$AM63];[.$AW63];[.$BG63];[.$BQ63];[.$CA63];[.$CK63];[.$CU63];[.$DE63])" office:value-type="float"/>
          <table:table-cell table:formula="of:=MEDIAN([.$J63];[.$T63];[.$AD63];[.$AN63];[.$AX63];[.$BH63];[.$BR63];[.$CB63];[.$CL63];[.$CV63];[.$DF63])" office:value-type="float"/>
          <table:table-cell table:formula="of:=MEDIAN([.$K63];[.$U63];[.$AE63];[.$AO63];[.$AY63];[.$BI63];[.$BS63];[.$CC63];[.$CM63];[.$CW63];[.$DG63])" office:value-type="float"/>
          <table:table-cell table:formula="of:=MAX([.$B63];[.$L63];[.$V63];[.$AF63];[.$AP63];[.$AZ63];[.$BJ63];[.$BT63];[.$CD63];[.$CN63];[.$CX63])" office:value-type="float"/>
          <table:table-cell table:formula="of:=MAX([.$C63];[.$M63];[.$W63];[.$AG63];[.$AQ63];[.$BA63];[.$BK63];[.$BU63];[.$CE63];[.$CO63];[.$CY63])" office:value-type="float"/>
          <table:table-cell table:formula="of:=MAX([.$D63];[.$N63];[.$X63];[.$AH63];[.$AR63];[.$BB63];[.$BL63];[.$BV63];[.$CF63];[.$CP63];[.$CZ63])" office:value-type="float"/>
          <table:table-cell table:formula="of:=MAX([.$E63];[.$O63];[.$Y63];[.$AI63];[.$AS63];[.$BC63];[.$BM63];[.$BW63];[.$CG63];[.$CQ63];[.$DA63])" office:value-type="float"/>
          <table:table-cell table:formula="of:=MAX([.$F63];[.$P63];[.$Z63];[.$AJ63];[.$AT63];[.$BD63];[.$BN63];[.$BX63];[.$CH63];[.$CR63];[.$DB63])" office:value-type="float"/>
          <table:table-cell table:formula="of:=MAX([.$G63];[.$Q63];[.$AA63];[.$AK63];[.$AU63];[.$BE63];[.$BO63];[.$BY63];[.$CI63];[.$CS63];[.$DC63])" office:value-type="float"/>
          <table:table-cell table:formula="of:=MAX([.$H63];[.$R63];[.$AB63];[.$AL63];[.$AV63];[.$BF63];[.$BP63];[.$BZ63];[.$CJ63];[.$CT63];[.$DD63])" office:value-type="float"/>
          <table:table-cell table:formula="of:=MAX([.$I63];[.$S63];[.$AC63];[.$AM63];[.$AW63];[.$BG63];[.$BQ63];[.$CA63];[.$CK63];[.$CU63];[.$DE63])" office:value-type="float"/>
          <table:table-cell table:formula="of:=MAX([.$J63];[.$T63];[.$AD63];[.$AN63];[.$AX63];[.$BH63];[.$BR63];[.$CB63];[.$CL63];[.$CV63];[.$DF63])" office:value-type="float"/>
          <table:table-cell table:formula="of:=MAX([.$K63];[.$U63];[.$AE63];[.$AO63];[.$AY63];[.$BI63];[.$BS63];[.$CC63];[.$CM63];[.$CW63];[.$DG63])" office:value-type="float"/>
        </table:table-row>
        <table:table-row table:style-name="ro1">
          <table:table-cell office:value-type="string">
            <text:p>bio-expansion/instances/9000/ins_9000_6_0424</text:p>
          </table:table-cell>
          <table:table-cell office:value-type="float" office:value="89.056"/>
          <table:table-cell office:value-type="float" office:value="0.0"/>
          <table:table-cell office:value-type="float" office:value="0.0266880170803"/>
          <table:table-cell office:value-type="float" office:value="0.000689440441242"/>
          <table:table-cell office:value-type="float" office:value="0.0"/>
          <table:table-cell office:value-type="float" office:value="539214.0"/>
          <table:table-cell table:style-name="cellBest" office:value-type="float" office:value="0.0"/>
          <table:table-cell office:value-type="float" office:value="393414.0"/>
          <table:table-cell office:value-type="float" office:value="4.0"/>
          <table:table-cell office:value-type="float" office:value="122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60128102482"/>
          <table:table-cell office:value-type="float" office:value="0.00160128102482"/>
          <table:table-cell office:value-type="float" office:value="0.0"/>
          <table:table-cell table:style-name="cellWorst" office:value-type="float" office:value="8424470.0"/>
          <table:table-cell table:style-name="cellBest" office:value-type="float" office:value="0.0"/>
          <table:table-cell table:style-name="cellWorst" office:value-type="float" office:value="744237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5.6094"/>
          <table:table-cell office:value-type="float" office:value="0.0"/>
          <table:table-cell office:value-type="float" office:value="0.106752068321"/>
          <table:table-cell office:value-type="float" office:value="0.00209056133796"/>
          <table:table-cell office:value-type="float" office:value="0.0"/>
          <table:table-cell office:value-type="float" office:value="795506.0"/>
          <table:table-cell office:value-type="float" office:value="1581.0"/>
          <table:table-cell office:value-type="float" office:value="622660.0"/>
          <table:table-cell office:value-type="float" office:value="4.0"/>
          <table:table-cell office:value-type="float" office:value="137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8.912"/>
          <table:table-cell office:value-type="float" office:value="0.0"/>
          <table:table-cell office:value-type="float" office:value="0.106752068321"/>
          <table:table-cell office:value-type="float" office:value="0.00204608130949"/>
          <table:table-cell office:value-type="float" office:value="0.0"/>
          <table:table-cell office:value-type="float" office:value="765303.0"/>
          <table:table-cell office:value-type="float" office:value="6564.0"/>
          <table:table-cell office:value-type="float" office:value="596835.0"/>
          <table:table-cell office:value-type="float" office:value="4.0"/>
          <table:table-cell table:style-name="cellBest" office:value-type="float" office:value="117.0"/>
          <table:table-cell table:style-name="cellBest" office:value-type="float" office:value="64.6415"/>
          <table:table-cell office:value-type="float" office:value="0.0"/>
          <table:table-cell office:value-type="float" office:value="0.106752068321"/>
          <table:table-cell office:value-type="float" office:value="0.00204608130949"/>
          <table:table-cell office:value-type="float" office:value="0.0"/>
          <table:table-cell office:value-type="float" office:value="765303.0"/>
          <table:table-cell office:value-type="float" office:value="6564.0"/>
          <table:table-cell office:value-type="float" office:value="596835.0"/>
          <table:table-cell office:value-type="float" office:value="4.0"/>
          <table:table-cell table:style-name="cellBest" office:value-type="float" office:value="117.0"/>
          <table:table-cell office:value-type="float" office:value="512.021"/>
          <table:table-cell office:value-type="float" office:value="0.0"/>
          <table:table-cell office:value-type="float" office:value="0.0266880170803"/>
          <table:table-cell office:value-type="float" office:value="0.00104528066898"/>
          <table:table-cell office:value-type="float" office:value="0.0"/>
          <table:table-cell office:value-type="float" office:value="3730903.0"/>
          <table:table-cell table:style-name="cellWorst" office:value-type="float" office:value="15105.0"/>
          <table:table-cell office:value-type="float" office:value="3019604.0"/>
          <table:table-cell office:value-type="float" office:value="4.0"/>
          <table:table-cell table:style-name="cellWorst" office:value-type="float" office:value="388.0"/>
          <table:table-cell office:value-type="float" office:value="600.02"/>
          <table:table-cell office:value-type="float" office:value="1.0"/>
          <table:table-cell office:value-type="float" office:value="0.0934080597812"/>
          <table:table-cell office:value-type="float" office:value="0.000934080597812"/>
          <table:table-cell office:value-type="float" office:value="0.0"/>
          <table:table-cell office:value-type="float" office:value="5409975.0"/>
          <table:table-cell office:value-type="float" office:value="9962.0"/>
          <table:table-cell office:value-type="float" office:value="450736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4];[.$L64];[.$V64];[.$AF64];[.$AP64];[.$AZ64];[.$BJ64];[.$BT64];[.$CD64];[.$CN64];[.$CX64])" office:value-type="float"/>
          <table:table-cell table:formula="of:=MIN([.$C64];[.$M64];[.$W64];[.$AG64];[.$AQ64];[.$BA64];[.$BK64];[.$BU64];[.$CE64];[.$CO64];[.$CY64])" office:value-type="float"/>
          <table:table-cell table:formula="of:=MIN([.$D64];[.$N64];[.$X64];[.$AH64];[.$AR64];[.$BB64];[.$BL64];[.$BV64];[.$CF64];[.$CP64];[.$CZ64])" office:value-type="float"/>
          <table:table-cell table:formula="of:=MIN([.$E64];[.$O64];[.$Y64];[.$AI64];[.$AS64];[.$BC64];[.$BM64];[.$BW64];[.$CG64];[.$CQ64];[.$DA64])" office:value-type="float"/>
          <table:table-cell table:formula="of:=MIN([.$F64];[.$P64];[.$Z64];[.$AJ64];[.$AT64];[.$BD64];[.$BN64];[.$BX64];[.$CH64];[.$CR64];[.$DB64])" office:value-type="float"/>
          <table:table-cell table:formula="of:=MIN([.$G64];[.$Q64];[.$AA64];[.$AK64];[.$AU64];[.$BE64];[.$BO64];[.$BY64];[.$CI64];[.$CS64];[.$DC64])" office:value-type="float"/>
          <table:table-cell table:formula="of:=MIN([.$H64];[.$R64];[.$AB64];[.$AL64];[.$AV64];[.$BF64];[.$BP64];[.$BZ64];[.$CJ64];[.$CT64];[.$DD64])" office:value-type="float"/>
          <table:table-cell table:formula="of:=MIN([.$I64];[.$S64];[.$AC64];[.$AM64];[.$AW64];[.$BG64];[.$BQ64];[.$CA64];[.$CK64];[.$CU64];[.$DE64])" office:value-type="float"/>
          <table:table-cell table:formula="of:=MIN([.$J64];[.$T64];[.$AD64];[.$AN64];[.$AX64];[.$BH64];[.$BR64];[.$CB64];[.$CL64];[.$CV64];[.$DF64])" office:value-type="float"/>
          <table:table-cell table:formula="of:=MIN([.$K64];[.$U64];[.$AE64];[.$AO64];[.$AY64];[.$BI64];[.$BS64];[.$CC64];[.$CM64];[.$CW64];[.$DG64])" office:value-type="float"/>
          <table:table-cell table:formula="of:=MEDIAN([.$B64];[.$L64];[.$V64];[.$AF64];[.$AP64];[.$AZ64];[.$BJ64];[.$BT64];[.$CD64];[.$CN64];[.$CX64])" office:value-type="float"/>
          <table:table-cell table:formula="of:=MEDIAN([.$C64];[.$M64];[.$W64];[.$AG64];[.$AQ64];[.$BA64];[.$BK64];[.$BU64];[.$CE64];[.$CO64];[.$CY64])" office:value-type="float"/>
          <table:table-cell table:formula="of:=MEDIAN([.$D64];[.$N64];[.$X64];[.$AH64];[.$AR64];[.$BB64];[.$BL64];[.$BV64];[.$CF64];[.$CP64];[.$CZ64])" office:value-type="float"/>
          <table:table-cell table:formula="of:=MEDIAN([.$E64];[.$O64];[.$Y64];[.$AI64];[.$AS64];[.$BC64];[.$BM64];[.$BW64];[.$CG64];[.$CQ64];[.$DA64])" office:value-type="float"/>
          <table:table-cell table:formula="of:=MEDIAN([.$F64];[.$P64];[.$Z64];[.$AJ64];[.$AT64];[.$BD64];[.$BN64];[.$BX64];[.$CH64];[.$CR64];[.$DB64])" office:value-type="float"/>
          <table:table-cell table:formula="of:=MEDIAN([.$G64];[.$Q64];[.$AA64];[.$AK64];[.$AU64];[.$BE64];[.$BO64];[.$BY64];[.$CI64];[.$CS64];[.$DC64])" office:value-type="float"/>
          <table:table-cell table:formula="of:=MEDIAN([.$H64];[.$R64];[.$AB64];[.$AL64];[.$AV64];[.$BF64];[.$BP64];[.$BZ64];[.$CJ64];[.$CT64];[.$DD64])" office:value-type="float"/>
          <table:table-cell table:formula="of:=MEDIAN([.$I64];[.$S64];[.$AC64];[.$AM64];[.$AW64];[.$BG64];[.$BQ64];[.$CA64];[.$CK64];[.$CU64];[.$DE64])" office:value-type="float"/>
          <table:table-cell table:formula="of:=MEDIAN([.$J64];[.$T64];[.$AD64];[.$AN64];[.$AX64];[.$BH64];[.$BR64];[.$CB64];[.$CL64];[.$CV64];[.$DF64])" office:value-type="float"/>
          <table:table-cell table:formula="of:=MEDIAN([.$K64];[.$U64];[.$AE64];[.$AO64];[.$AY64];[.$BI64];[.$BS64];[.$CC64];[.$CM64];[.$CW64];[.$DG64])" office:value-type="float"/>
          <table:table-cell table:formula="of:=MAX([.$B64];[.$L64];[.$V64];[.$AF64];[.$AP64];[.$AZ64];[.$BJ64];[.$BT64];[.$CD64];[.$CN64];[.$CX64])" office:value-type="float"/>
          <table:table-cell table:formula="of:=MAX([.$C64];[.$M64];[.$W64];[.$AG64];[.$AQ64];[.$BA64];[.$BK64];[.$BU64];[.$CE64];[.$CO64];[.$CY64])" office:value-type="float"/>
          <table:table-cell table:formula="of:=MAX([.$D64];[.$N64];[.$X64];[.$AH64];[.$AR64];[.$BB64];[.$BL64];[.$BV64];[.$CF64];[.$CP64];[.$CZ64])" office:value-type="float"/>
          <table:table-cell table:formula="of:=MAX([.$E64];[.$O64];[.$Y64];[.$AI64];[.$AS64];[.$BC64];[.$BM64];[.$BW64];[.$CG64];[.$CQ64];[.$DA64])" office:value-type="float"/>
          <table:table-cell table:formula="of:=MAX([.$F64];[.$P64];[.$Z64];[.$AJ64];[.$AT64];[.$BD64];[.$BN64];[.$BX64];[.$CH64];[.$CR64];[.$DB64])" office:value-type="float"/>
          <table:table-cell table:formula="of:=MAX([.$G64];[.$Q64];[.$AA64];[.$AK64];[.$AU64];[.$BE64];[.$BO64];[.$BY64];[.$CI64];[.$CS64];[.$DC64])" office:value-type="float"/>
          <table:table-cell table:formula="of:=MAX([.$H64];[.$R64];[.$AB64];[.$AL64];[.$AV64];[.$BF64];[.$BP64];[.$BZ64];[.$CJ64];[.$CT64];[.$DD64])" office:value-type="float"/>
          <table:table-cell table:formula="of:=MAX([.$I64];[.$S64];[.$AC64];[.$AM64];[.$AW64];[.$BG64];[.$BQ64];[.$CA64];[.$CK64];[.$CU64];[.$DE64])" office:value-type="float"/>
          <table:table-cell table:formula="of:=MAX([.$J64];[.$T64];[.$AD64];[.$AN64];[.$AX64];[.$BH64];[.$BR64];[.$CB64];[.$CL64];[.$CV64];[.$DF64])" office:value-type="float"/>
          <table:table-cell table:formula="of:=MAX([.$K64];[.$U64];[.$AE64];[.$AO64];[.$AY64];[.$BI64];[.$BS64];[.$CC64];[.$CM64];[.$CW64];[.$DG64])" office:value-type="float"/>
        </table:table-row>
        <table:table-row table:style-name="ro1">
          <table:table-cell office:value-type="string">
            <text:p>bio-expansion/instances/9000/ins_9000_6_0444</text:p>
          </table:table-cell>
          <table:table-cell table:style-name="cellBest" office:value-type="float" office:value="73.0442"/>
          <table:table-cell office:value-type="float" office:value="0.0"/>
          <table:table-cell office:value-type="float" office:value="0.0522261391827"/>
          <table:table-cell office:value-type="float" office:value="0.00106628367498"/>
          <table:table-cell office:value-type="float" office:value="0.0"/>
          <table:table-cell office:value-type="float" office:value="567840.0"/>
          <table:table-cell office:value-type="float" office:value="0.0"/>
          <table:table-cell office:value-type="float" office:value="439300.0"/>
          <table:table-cell office:value-type="float" office:value="4.0"/>
          <table:table-cell table:style-name="cellBest" office:value-type="float" office:value="140.0"/>
          <table:table-cell office:value-type="float" office:value="396.981"/>
          <table:table-cell office:value-type="float" office:value="0.0"/>
          <table:table-cell office:value-type="float" office:value="0.078339208774"/>
          <table:table-cell office:value-type="float" office:value="0.00139269704487"/>
          <table:table-cell office:value-type="float" office:value="0.0"/>
          <table:table-cell table:style-name="cellWorst" office:value-type="float" office:value="4775535.0"/>
          <table:table-cell office:value-type="float" office:value="0.0"/>
          <table:table-cell table:style-name="cellWorst" office:value-type="float" office:value="4033330.0"/>
          <table:table-cell office:value-type="float" office:value="4.0"/>
          <table:table-cell office:value-type="float" office:value="172.0"/>
          <table:table-cell table:style-name="cellWorst" office:value-type="float" office:value="600.021"/>
          <table:table-cell office:value-type="float" office:value="1.0"/>
          <table:table-cell office:value-type="float" office:value="0.130565347957"/>
          <table:table-cell office:value-type="float" office:value="0.00165382774078"/>
          <table:table-cell office:value-type="float" office:value="0.0"/>
          <table:table-cell office:value-type="float" office:value="3278512.0"/>
          <table:table-cell office:value-type="float" office:value="0.0"/>
          <table:table-cell office:value-type="float" office:value="274235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6.034"/>
          <table:table-cell office:value-type="float" office:value="0.0"/>
          <table:table-cell office:value-type="float" office:value="0.143621882752"/>
          <table:table-cell office:value-type="float" office:value="0.00306828567698"/>
          <table:table-cell office:value-type="float" office:value="0.0"/>
          <table:table-cell office:value-type="float" office:value="1380354.0"/>
          <table:table-cell office:value-type="float" office:value="1487.0"/>
          <table:table-cell office:value-type="float" office:value="1135510.0"/>
          <table:table-cell office:value-type="float" office:value="4.0"/>
          <table:table-cell office:value-type="float" office:value="142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2.184"/>
          <table:table-cell office:value-type="float" office:value="0.0"/>
          <table:table-cell office:value-type="float" office:value="0.195848021935"/>
          <table:table-cell office:value-type="float" office:value="0.00372111241676"/>
          <table:table-cell office:value-type="float" office:value="0.0"/>
          <table:table-cell office:value-type="float" office:value="1379395.0"/>
          <table:table-cell office:value-type="float" office:value="6500.0"/>
          <table:table-cell office:value-type="float" office:value="1135057.0"/>
          <table:table-cell office:value-type="float" office:value="4.0"/>
          <table:table-cell office:value-type="float" office:value="142.0"/>
          <table:table-cell office:value-type="float" office:value="181.711"/>
          <table:table-cell office:value-type="float" office:value="0.0"/>
          <table:table-cell office:value-type="float" office:value="0.195848021935"/>
          <table:table-cell office:value-type="float" office:value="0.00372111241676"/>
          <table:table-cell office:value-type="float" office:value="0.0"/>
          <table:table-cell office:value-type="float" office:value="1379395.0"/>
          <table:table-cell office:value-type="float" office:value="6500.0"/>
          <table:table-cell office:value-type="float" office:value="1135057.0"/>
          <table:table-cell office:value-type="float" office:value="4.0"/>
          <table:table-cell office:value-type="float" office:value="142.0"/>
          <table:table-cell office:value-type="float" office:value="501.961"/>
          <table:table-cell office:value-type="float" office:value="0.0"/>
          <table:table-cell office:value-type="float" office:value="0.078339208774"/>
          <table:table-cell office:value-type="float" office:value="0.00189319754537"/>
          <table:table-cell office:value-type="float" office:value="0.0"/>
          <table:table-cell office:value-type="float" office:value="3760923.0"/>
          <table:table-cell table:style-name="cellWorst" office:value-type="float" office:value="26964.0"/>
          <table:table-cell office:value-type="float" office:value="3103122.0"/>
          <table:table-cell office:value-type="float" office:value="4.0"/>
          <table:table-cell table:style-name="cellWorst" office:value-type="float" office:value="411.0"/>
          <table:table-cell office:value-type="float" office:value="475.535"/>
          <table:table-cell office:value-type="float" office:value="0.0"/>
          <table:table-cell office:value-type="float" office:value="0.130565347957"/>
          <table:table-cell office:value-type="float" office:value="0.00230665448057"/>
          <table:table-cell office:value-type="float" office:value="0.0"/>
          <table:table-cell office:value-type="float" office:value="2668904.0"/>
          <table:table-cell office:value-type="float" office:value="10409.0"/>
          <table:table-cell office:value-type="float" office:value="2216383.0"/>
          <table:table-cell office:value-type="float" office:value="4.0"/>
          <table:table-cell office:value-type="float" office:value="334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5];[.$L65];[.$V65];[.$AF65];[.$AP65];[.$AZ65];[.$BJ65];[.$BT65];[.$CD65];[.$CN65];[.$CX65])" office:value-type="float"/>
          <table:table-cell table:formula="of:=MIN([.$C65];[.$M65];[.$W65];[.$AG65];[.$AQ65];[.$BA65];[.$BK65];[.$BU65];[.$CE65];[.$CO65];[.$CY65])" office:value-type="float"/>
          <table:table-cell table:formula="of:=MIN([.$D65];[.$N65];[.$X65];[.$AH65];[.$AR65];[.$BB65];[.$BL65];[.$BV65];[.$CF65];[.$CP65];[.$CZ65])" office:value-type="float"/>
          <table:table-cell table:formula="of:=MIN([.$E65];[.$O65];[.$Y65];[.$AI65];[.$AS65];[.$BC65];[.$BM65];[.$BW65];[.$CG65];[.$CQ65];[.$DA65])" office:value-type="float"/>
          <table:table-cell table:formula="of:=MIN([.$F65];[.$P65];[.$Z65];[.$AJ65];[.$AT65];[.$BD65];[.$BN65];[.$BX65];[.$CH65];[.$CR65];[.$DB65])" office:value-type="float"/>
          <table:table-cell table:formula="of:=MIN([.$G65];[.$Q65];[.$AA65];[.$AK65];[.$AU65];[.$BE65];[.$BO65];[.$BY65];[.$CI65];[.$CS65];[.$DC65])" office:value-type="float"/>
          <table:table-cell table:formula="of:=MIN([.$H65];[.$R65];[.$AB65];[.$AL65];[.$AV65];[.$BF65];[.$BP65];[.$BZ65];[.$CJ65];[.$CT65];[.$DD65])" office:value-type="float"/>
          <table:table-cell table:formula="of:=MIN([.$I65];[.$S65];[.$AC65];[.$AM65];[.$AW65];[.$BG65];[.$BQ65];[.$CA65];[.$CK65];[.$CU65];[.$DE65])" office:value-type="float"/>
          <table:table-cell table:formula="of:=MIN([.$J65];[.$T65];[.$AD65];[.$AN65];[.$AX65];[.$BH65];[.$BR65];[.$CB65];[.$CL65];[.$CV65];[.$DF65])" office:value-type="float"/>
          <table:table-cell table:formula="of:=MIN([.$K65];[.$U65];[.$AE65];[.$AO65];[.$AY65];[.$BI65];[.$BS65];[.$CC65];[.$CM65];[.$CW65];[.$DG65])" office:value-type="float"/>
          <table:table-cell table:formula="of:=MEDIAN([.$B65];[.$L65];[.$V65];[.$AF65];[.$AP65];[.$AZ65];[.$BJ65];[.$BT65];[.$CD65];[.$CN65];[.$CX65])" office:value-type="float"/>
          <table:table-cell table:formula="of:=MEDIAN([.$C65];[.$M65];[.$W65];[.$AG65];[.$AQ65];[.$BA65];[.$BK65];[.$BU65];[.$CE65];[.$CO65];[.$CY65])" office:value-type="float"/>
          <table:table-cell table:formula="of:=MEDIAN([.$D65];[.$N65];[.$X65];[.$AH65];[.$AR65];[.$BB65];[.$BL65];[.$BV65];[.$CF65];[.$CP65];[.$CZ65])" office:value-type="float"/>
          <table:table-cell table:formula="of:=MEDIAN([.$E65];[.$O65];[.$Y65];[.$AI65];[.$AS65];[.$BC65];[.$BM65];[.$BW65];[.$CG65];[.$CQ65];[.$DA65])" office:value-type="float"/>
          <table:table-cell table:formula="of:=MEDIAN([.$F65];[.$P65];[.$Z65];[.$AJ65];[.$AT65];[.$BD65];[.$BN65];[.$BX65];[.$CH65];[.$CR65];[.$DB65])" office:value-type="float"/>
          <table:table-cell table:formula="of:=MEDIAN([.$G65];[.$Q65];[.$AA65];[.$AK65];[.$AU65];[.$BE65];[.$BO65];[.$BY65];[.$CI65];[.$CS65];[.$DC65])" office:value-type="float"/>
          <table:table-cell table:formula="of:=MEDIAN([.$H65];[.$R65];[.$AB65];[.$AL65];[.$AV65];[.$BF65];[.$BP65];[.$BZ65];[.$CJ65];[.$CT65];[.$DD65])" office:value-type="float"/>
          <table:table-cell table:formula="of:=MEDIAN([.$I65];[.$S65];[.$AC65];[.$AM65];[.$AW65];[.$BG65];[.$BQ65];[.$CA65];[.$CK65];[.$CU65];[.$DE65])" office:value-type="float"/>
          <table:table-cell table:formula="of:=MEDIAN([.$J65];[.$T65];[.$AD65];[.$AN65];[.$AX65];[.$BH65];[.$BR65];[.$CB65];[.$CL65];[.$CV65];[.$DF65])" office:value-type="float"/>
          <table:table-cell table:formula="of:=MEDIAN([.$K65];[.$U65];[.$AE65];[.$AO65];[.$AY65];[.$BI65];[.$BS65];[.$CC65];[.$CM65];[.$CW65];[.$DG65])" office:value-type="float"/>
          <table:table-cell table:formula="of:=MAX([.$B65];[.$L65];[.$V65];[.$AF65];[.$AP65];[.$AZ65];[.$BJ65];[.$BT65];[.$CD65];[.$CN65];[.$CX65])" office:value-type="float"/>
          <table:table-cell table:formula="of:=MAX([.$C65];[.$M65];[.$W65];[.$AG65];[.$AQ65];[.$BA65];[.$BK65];[.$BU65];[.$CE65];[.$CO65];[.$CY65])" office:value-type="float"/>
          <table:table-cell table:formula="of:=MAX([.$D65];[.$N65];[.$X65];[.$AH65];[.$AR65];[.$BB65];[.$BL65];[.$BV65];[.$CF65];[.$CP65];[.$CZ65])" office:value-type="float"/>
          <table:table-cell table:formula="of:=MAX([.$E65];[.$O65];[.$Y65];[.$AI65];[.$AS65];[.$BC65];[.$BM65];[.$BW65];[.$CG65];[.$CQ65];[.$DA65])" office:value-type="float"/>
          <table:table-cell table:formula="of:=MAX([.$F65];[.$P65];[.$Z65];[.$AJ65];[.$AT65];[.$BD65];[.$BN65];[.$BX65];[.$CH65];[.$CR65];[.$DB65])" office:value-type="float"/>
          <table:table-cell table:formula="of:=MAX([.$G65];[.$Q65];[.$AA65];[.$AK65];[.$AU65];[.$BE65];[.$BO65];[.$BY65];[.$CI65];[.$CS65];[.$DC65])" office:value-type="float"/>
          <table:table-cell table:formula="of:=MAX([.$H65];[.$R65];[.$AB65];[.$AL65];[.$AV65];[.$BF65];[.$BP65];[.$BZ65];[.$CJ65];[.$CT65];[.$DD65])" office:value-type="float"/>
          <table:table-cell table:formula="of:=MAX([.$I65];[.$S65];[.$AC65];[.$AM65];[.$AW65];[.$BG65];[.$BQ65];[.$CA65];[.$CK65];[.$CU65];[.$DE65])" office:value-type="float"/>
          <table:table-cell table:formula="of:=MAX([.$J65];[.$T65];[.$AD65];[.$AN65];[.$AX65];[.$BH65];[.$BR65];[.$CB65];[.$CL65];[.$CV65];[.$DF65])" office:value-type="float"/>
          <table:table-cell table:formula="of:=MAX([.$K65];[.$U65];[.$AE65];[.$AO65];[.$AY65];[.$BI65];[.$BS65];[.$CC65];[.$CM65];[.$CW65];[.$DG65])" office:value-type="float"/>
        </table:table-row>
        <table:table-row table:style-name="ro1">
          <table:table-cell office:value-type="string">
            <text:p>bio-expansion/instances/9000/ins_9000_6_047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6];[.$L66];[.$V66];[.$AF66];[.$AP66];[.$AZ66];[.$BJ66];[.$BT66];[.$CD66];[.$CN66];[.$CX66])" office:value-type="float"/>
          <table:table-cell table:formula="of:=MIN([.$C66];[.$M66];[.$W66];[.$AG66];[.$AQ66];[.$BA66];[.$BK66];[.$BU66];[.$CE66];[.$CO66];[.$CY66])" office:value-type="float"/>
          <table:table-cell table:formula="of:=MIN([.$D66];[.$N66];[.$X66];[.$AH66];[.$AR66];[.$BB66];[.$BL66];[.$BV66];[.$CF66];[.$CP66];[.$CZ66])" office:value-type="float"/>
          <table:table-cell table:formula="of:=MIN([.$E66];[.$O66];[.$Y66];[.$AI66];[.$AS66];[.$BC66];[.$BM66];[.$BW66];[.$CG66];[.$CQ66];[.$DA66])" office:value-type="float"/>
          <table:table-cell table:formula="of:=MIN([.$F66];[.$P66];[.$Z66];[.$AJ66];[.$AT66];[.$BD66];[.$BN66];[.$BX66];[.$CH66];[.$CR66];[.$DB66])" office:value-type="float"/>
          <table:table-cell table:formula="of:=MIN([.$G66];[.$Q66];[.$AA66];[.$AK66];[.$AU66];[.$BE66];[.$BO66];[.$BY66];[.$CI66];[.$CS66];[.$DC66])" office:value-type="float"/>
          <table:table-cell table:formula="of:=MIN([.$H66];[.$R66];[.$AB66];[.$AL66];[.$AV66];[.$BF66];[.$BP66];[.$BZ66];[.$CJ66];[.$CT66];[.$DD66])" office:value-type="float"/>
          <table:table-cell table:formula="of:=MIN([.$I66];[.$S66];[.$AC66];[.$AM66];[.$AW66];[.$BG66];[.$BQ66];[.$CA66];[.$CK66];[.$CU66];[.$DE66])" office:value-type="float"/>
          <table:table-cell table:formula="of:=MIN([.$J66];[.$T66];[.$AD66];[.$AN66];[.$AX66];[.$BH66];[.$BR66];[.$CB66];[.$CL66];[.$CV66];[.$DF66])" office:value-type="float"/>
          <table:table-cell table:formula="of:=MIN([.$K66];[.$U66];[.$AE66];[.$AO66];[.$AY66];[.$BI66];[.$BS66];[.$CC66];[.$CM66];[.$CW66];[.$DG66])" office:value-type="float"/>
          <table:table-cell table:formula="of:=MEDIAN([.$B66];[.$L66];[.$V66];[.$AF66];[.$AP66];[.$AZ66];[.$BJ66];[.$BT66];[.$CD66];[.$CN66];[.$CX66])" office:value-type="float"/>
          <table:table-cell table:formula="of:=MEDIAN([.$C66];[.$M66];[.$W66];[.$AG66];[.$AQ66];[.$BA66];[.$BK66];[.$BU66];[.$CE66];[.$CO66];[.$CY66])" office:value-type="float"/>
          <table:table-cell table:formula="of:=MEDIAN([.$D66];[.$N66];[.$X66];[.$AH66];[.$AR66];[.$BB66];[.$BL66];[.$BV66];[.$CF66];[.$CP66];[.$CZ66])" office:value-type="float"/>
          <table:table-cell table:formula="of:=MEDIAN([.$E66];[.$O66];[.$Y66];[.$AI66];[.$AS66];[.$BC66];[.$BM66];[.$BW66];[.$CG66];[.$CQ66];[.$DA66])" office:value-type="float"/>
          <table:table-cell table:formula="of:=MEDIAN([.$F66];[.$P66];[.$Z66];[.$AJ66];[.$AT66];[.$BD66];[.$BN66];[.$BX66];[.$CH66];[.$CR66];[.$DB66])" office:value-type="float"/>
          <table:table-cell table:formula="of:=MEDIAN([.$G66];[.$Q66];[.$AA66];[.$AK66];[.$AU66];[.$BE66];[.$BO66];[.$BY66];[.$CI66];[.$CS66];[.$DC66])" office:value-type="float"/>
          <table:table-cell table:formula="of:=MEDIAN([.$H66];[.$R66];[.$AB66];[.$AL66];[.$AV66];[.$BF66];[.$BP66];[.$BZ66];[.$CJ66];[.$CT66];[.$DD66])" office:value-type="float"/>
          <table:table-cell table:formula="of:=MEDIAN([.$I66];[.$S66];[.$AC66];[.$AM66];[.$AW66];[.$BG66];[.$BQ66];[.$CA66];[.$CK66];[.$CU66];[.$DE66])" office:value-type="float"/>
          <table:table-cell table:formula="of:=MEDIAN([.$J66];[.$T66];[.$AD66];[.$AN66];[.$AX66];[.$BH66];[.$BR66];[.$CB66];[.$CL66];[.$CV66];[.$DF66])" office:value-type="float"/>
          <table:table-cell table:formula="of:=MEDIAN([.$K66];[.$U66];[.$AE66];[.$AO66];[.$AY66];[.$BI66];[.$BS66];[.$CC66];[.$CM66];[.$CW66];[.$DG66])" office:value-type="float"/>
          <table:table-cell table:formula="of:=MAX([.$B66];[.$L66];[.$V66];[.$AF66];[.$AP66];[.$AZ66];[.$BJ66];[.$BT66];[.$CD66];[.$CN66];[.$CX66])" office:value-type="float"/>
          <table:table-cell table:formula="of:=MAX([.$C66];[.$M66];[.$W66];[.$AG66];[.$AQ66];[.$BA66];[.$BK66];[.$BU66];[.$CE66];[.$CO66];[.$CY66])" office:value-type="float"/>
          <table:table-cell table:formula="of:=MAX([.$D66];[.$N66];[.$X66];[.$AH66];[.$AR66];[.$BB66];[.$BL66];[.$BV66];[.$CF66];[.$CP66];[.$CZ66])" office:value-type="float"/>
          <table:table-cell table:formula="of:=MAX([.$E66];[.$O66];[.$Y66];[.$AI66];[.$AS66];[.$BC66];[.$BM66];[.$BW66];[.$CG66];[.$CQ66];[.$DA66])" office:value-type="float"/>
          <table:table-cell table:formula="of:=MAX([.$F66];[.$P66];[.$Z66];[.$AJ66];[.$AT66];[.$BD66];[.$BN66];[.$BX66];[.$CH66];[.$CR66];[.$DB66])" office:value-type="float"/>
          <table:table-cell table:formula="of:=MAX([.$G66];[.$Q66];[.$AA66];[.$AK66];[.$AU66];[.$BE66];[.$BO66];[.$BY66];[.$CI66];[.$CS66];[.$DC66])" office:value-type="float"/>
          <table:table-cell table:formula="of:=MAX([.$H66];[.$R66];[.$AB66];[.$AL66];[.$AV66];[.$BF66];[.$BP66];[.$BZ66];[.$CJ66];[.$CT66];[.$DD66])" office:value-type="float"/>
          <table:table-cell table:formula="of:=MAX([.$I66];[.$S66];[.$AC66];[.$AM66];[.$AW66];[.$BG66];[.$BQ66];[.$CA66];[.$CK66];[.$CU66];[.$DE66])" office:value-type="float"/>
          <table:table-cell table:formula="of:=MAX([.$J66];[.$T66];[.$AD66];[.$AN66];[.$AX66];[.$BH66];[.$BR66];[.$CB66];[.$CL66];[.$CV66];[.$DF66])" office:value-type="float"/>
          <table:table-cell table:formula="of:=MAX([.$K66];[.$U66];[.$AE66];[.$AO66];[.$AY66];[.$BI66];[.$BS66];[.$CC66];[.$CM66];[.$CW66];[.$DG66])" office:value-type="float"/>
        </table:table-row>
        <table:table-row table:style-name="ro1">
          <table:table-cell office:value-type="string">
            <text:p>bio-expansion/instances/9000/ins_9000_7_0444</text:p>
          </table:table-cell>
          <table:table-cell table:style-name="cellBest" office:value-type="float" office:value="82.8805"/>
          <table:table-cell office:value-type="float" office:value="0.0"/>
          <table:table-cell office:value-type="float" office:value="0.0517330574237"/>
          <table:table-cell office:value-type="float" office:value="0.00112088291085"/>
          <table:table-cell office:value-type="float" office:value="0.0"/>
          <table:table-cell office:value-type="float" office:value="1305686.0"/>
          <table:table-cell office:value-type="float" office:value="0.0"/>
          <table:table-cell office:value-type="float" office:value="1041296.0"/>
          <table:table-cell office:value-type="float" office:value="4.0"/>
          <table:table-cell table:style-name="cellBest" office:value-type="float" office:value="107.0"/>
          <table:table-cell office:value-type="float" office:value="495.481"/>
          <table:table-cell office:value-type="float" office:value="0.0"/>
          <table:table-cell office:value-type="float" office:value="0.0775995861355"/>
          <table:table-cell office:value-type="float" office:value="0.00161665804449"/>
          <table:table-cell office:value-type="float" office:value="0.0"/>
          <table:table-cell table:style-name="cellWorst" office:value-type="float" office:value="5066484.0"/>
          <table:table-cell office:value-type="float" office:value="0.0"/>
          <table:table-cell table:style-name="cellWorst" office:value-type="float" office:value="4113381.0"/>
          <table:table-cell office:value-type="float" office:value="4.0"/>
          <table:table-cell table:style-name="cellWorst" office:value-type="float" office:value="164.0"/>
          <table:table-cell office:value-type="float" office:value="600.02"/>
          <table:table-cell office:value-type="float" office:value="1.0"/>
          <table:table-cell office:value-type="float" office:value="0.219865494051"/>
          <table:table-cell office:value-type="float" office:value="0.00241420934644"/>
          <table:table-cell office:value-type="float" office:value="0.0"/>
          <table:table-cell office:value-type="float" office:value="1933769.0"/>
          <table:table-cell office:value-type="float" office:value="0.0"/>
          <table:table-cell office:value-type="float" office:value="147363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9.474"/>
          <table:table-cell office:value-type="float" office:value="0.0"/>
          <table:table-cell office:value-type="float" office:value="0.206932229695"/>
          <table:table-cell office:value-type="float" office:value="0.00334109329195"/>
          <table:table-cell office:value-type="float" office:value="0.0"/>
          <table:table-cell office:value-type="float" office:value="826336.0"/>
          <table:table-cell office:value-type="float" office:value="1765.0"/>
          <table:table-cell office:value-type="float" office:value="608716.0"/>
          <table:table-cell office:value-type="float" office:value="4.0"/>
          <table:table-cell office:value-type="float" office:value="147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3.559"/>
          <table:table-cell office:value-type="float" office:value="0.0"/>
          <table:table-cell office:value-type="float" office:value="0.219865494051"/>
          <table:table-cell office:value-type="float" office:value="0.00342731505432"/>
          <table:table-cell office:value-type="float" office:value="0.0"/>
          <table:table-cell office:value-type="float" office:value="824909.0"/>
          <table:table-cell office:value-type="float" office:value="5124.0"/>
          <table:table-cell office:value-type="float" office:value="608770.0"/>
          <table:table-cell office:value-type="float" office:value="4.0"/>
          <table:table-cell office:value-type="float" office:value="139.0"/>
          <table:table-cell office:value-type="float" office:value="124.236"/>
          <table:table-cell office:value-type="float" office:value="0.0"/>
          <table:table-cell office:value-type="float" office:value="0.219865494051"/>
          <table:table-cell office:value-type="float" office:value="0.00342731505432"/>
          <table:table-cell office:value-type="float" office:value="0.0"/>
          <table:table-cell office:value-type="float" office:value="824909.0"/>
          <table:table-cell office:value-type="float" office:value="5124.0"/>
          <table:table-cell office:value-type="float" office:value="608770.0"/>
          <table:table-cell office:value-type="float" office:value="4.0"/>
          <table:table-cell office:value-type="float" office:value="139.0"/>
          <table:table-cell office:value-type="float" office:value="600.02"/>
          <table:table-cell office:value-type="float" office:value="1.0"/>
          <table:table-cell office:value-type="float" office:value="0.258665287118"/>
          <table:table-cell office:value-type="float" office:value="0.00293153992068"/>
          <table:table-cell office:value-type="float" office:value="0.0"/>
          <table:table-cell office:value-type="float" office:value="1884071.0"/>
          <table:table-cell table:style-name="cellWorst" office:value-type="float" office:value="20237.0"/>
          <table:table-cell office:value-type="float" office:value="140803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426797723745"/>
          <table:table-cell office:value-type="float" office:value="0.00426797723745"/>
          <table:table-cell office:value-type="float" office:value="0.0"/>
          <table:table-cell office:value-type="float" office:value="3263572.0"/>
          <table:table-cell office:value-type="float" office:value="13021.0"/>
          <table:table-cell office:value-type="float" office:value="261262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7];[.$L67];[.$V67];[.$AF67];[.$AP67];[.$AZ67];[.$BJ67];[.$BT67];[.$CD67];[.$CN67];[.$CX67])" office:value-type="float"/>
          <table:table-cell table:formula="of:=MIN([.$C67];[.$M67];[.$W67];[.$AG67];[.$AQ67];[.$BA67];[.$BK67];[.$BU67];[.$CE67];[.$CO67];[.$CY67])" office:value-type="float"/>
          <table:table-cell table:formula="of:=MIN([.$D67];[.$N67];[.$X67];[.$AH67];[.$AR67];[.$BB67];[.$BL67];[.$BV67];[.$CF67];[.$CP67];[.$CZ67])" office:value-type="float"/>
          <table:table-cell table:formula="of:=MIN([.$E67];[.$O67];[.$Y67];[.$AI67];[.$AS67];[.$BC67];[.$BM67];[.$BW67];[.$CG67];[.$CQ67];[.$DA67])" office:value-type="float"/>
          <table:table-cell table:formula="of:=MIN([.$F67];[.$P67];[.$Z67];[.$AJ67];[.$AT67];[.$BD67];[.$BN67];[.$BX67];[.$CH67];[.$CR67];[.$DB67])" office:value-type="float"/>
          <table:table-cell table:formula="of:=MIN([.$G67];[.$Q67];[.$AA67];[.$AK67];[.$AU67];[.$BE67];[.$BO67];[.$BY67];[.$CI67];[.$CS67];[.$DC67])" office:value-type="float"/>
          <table:table-cell table:formula="of:=MIN([.$H67];[.$R67];[.$AB67];[.$AL67];[.$AV67];[.$BF67];[.$BP67];[.$BZ67];[.$CJ67];[.$CT67];[.$DD67])" office:value-type="float"/>
          <table:table-cell table:formula="of:=MIN([.$I67];[.$S67];[.$AC67];[.$AM67];[.$AW67];[.$BG67];[.$BQ67];[.$CA67];[.$CK67];[.$CU67];[.$DE67])" office:value-type="float"/>
          <table:table-cell table:formula="of:=MIN([.$J67];[.$T67];[.$AD67];[.$AN67];[.$AX67];[.$BH67];[.$BR67];[.$CB67];[.$CL67];[.$CV67];[.$DF67])" office:value-type="float"/>
          <table:table-cell table:formula="of:=MIN([.$K67];[.$U67];[.$AE67];[.$AO67];[.$AY67];[.$BI67];[.$BS67];[.$CC67];[.$CM67];[.$CW67];[.$DG67])" office:value-type="float"/>
          <table:table-cell table:formula="of:=MEDIAN([.$B67];[.$L67];[.$V67];[.$AF67];[.$AP67];[.$AZ67];[.$BJ67];[.$BT67];[.$CD67];[.$CN67];[.$CX67])" office:value-type="float"/>
          <table:table-cell table:formula="of:=MEDIAN([.$C67];[.$M67];[.$W67];[.$AG67];[.$AQ67];[.$BA67];[.$BK67];[.$BU67];[.$CE67];[.$CO67];[.$CY67])" office:value-type="float"/>
          <table:table-cell table:formula="of:=MEDIAN([.$D67];[.$N67];[.$X67];[.$AH67];[.$AR67];[.$BB67];[.$BL67];[.$BV67];[.$CF67];[.$CP67];[.$CZ67])" office:value-type="float"/>
          <table:table-cell table:formula="of:=MEDIAN([.$E67];[.$O67];[.$Y67];[.$AI67];[.$AS67];[.$BC67];[.$BM67];[.$BW67];[.$CG67];[.$CQ67];[.$DA67])" office:value-type="float"/>
          <table:table-cell table:formula="of:=MEDIAN([.$F67];[.$P67];[.$Z67];[.$AJ67];[.$AT67];[.$BD67];[.$BN67];[.$BX67];[.$CH67];[.$CR67];[.$DB67])" office:value-type="float"/>
          <table:table-cell table:formula="of:=MEDIAN([.$G67];[.$Q67];[.$AA67];[.$AK67];[.$AU67];[.$BE67];[.$BO67];[.$BY67];[.$CI67];[.$CS67];[.$DC67])" office:value-type="float"/>
          <table:table-cell table:formula="of:=MEDIAN([.$H67];[.$R67];[.$AB67];[.$AL67];[.$AV67];[.$BF67];[.$BP67];[.$BZ67];[.$CJ67];[.$CT67];[.$DD67])" office:value-type="float"/>
          <table:table-cell table:formula="of:=MEDIAN([.$I67];[.$S67];[.$AC67];[.$AM67];[.$AW67];[.$BG67];[.$BQ67];[.$CA67];[.$CK67];[.$CU67];[.$DE67])" office:value-type="float"/>
          <table:table-cell table:formula="of:=MEDIAN([.$J67];[.$T67];[.$AD67];[.$AN67];[.$AX67];[.$BH67];[.$BR67];[.$CB67];[.$CL67];[.$CV67];[.$DF67])" office:value-type="float"/>
          <table:table-cell table:formula="of:=MEDIAN([.$K67];[.$U67];[.$AE67];[.$AO67];[.$AY67];[.$BI67];[.$BS67];[.$CC67];[.$CM67];[.$CW67];[.$DG67])" office:value-type="float"/>
          <table:table-cell table:formula="of:=MAX([.$B67];[.$L67];[.$V67];[.$AF67];[.$AP67];[.$AZ67];[.$BJ67];[.$BT67];[.$CD67];[.$CN67];[.$CX67])" office:value-type="float"/>
          <table:table-cell table:formula="of:=MAX([.$C67];[.$M67];[.$W67];[.$AG67];[.$AQ67];[.$BA67];[.$BK67];[.$BU67];[.$CE67];[.$CO67];[.$CY67])" office:value-type="float"/>
          <table:table-cell table:formula="of:=MAX([.$D67];[.$N67];[.$X67];[.$AH67];[.$AR67];[.$BB67];[.$BL67];[.$BV67];[.$CF67];[.$CP67];[.$CZ67])" office:value-type="float"/>
          <table:table-cell table:formula="of:=MAX([.$E67];[.$O67];[.$Y67];[.$AI67];[.$AS67];[.$BC67];[.$BM67];[.$BW67];[.$CG67];[.$CQ67];[.$DA67])" office:value-type="float"/>
          <table:table-cell table:formula="of:=MAX([.$F67];[.$P67];[.$Z67];[.$AJ67];[.$AT67];[.$BD67];[.$BN67];[.$BX67];[.$CH67];[.$CR67];[.$DB67])" office:value-type="float"/>
          <table:table-cell table:formula="of:=MAX([.$G67];[.$Q67];[.$AA67];[.$AK67];[.$AU67];[.$BE67];[.$BO67];[.$BY67];[.$CI67];[.$CS67];[.$DC67])" office:value-type="float"/>
          <table:table-cell table:formula="of:=MAX([.$H67];[.$R67];[.$AB67];[.$AL67];[.$AV67];[.$BF67];[.$BP67];[.$BZ67];[.$CJ67];[.$CT67];[.$DD67])" office:value-type="float"/>
          <table:table-cell table:formula="of:=MAX([.$I67];[.$S67];[.$AC67];[.$AM67];[.$AW67];[.$BG67];[.$BQ67];[.$CA67];[.$CK67];[.$CU67];[.$DE67])" office:value-type="float"/>
          <table:table-cell table:formula="of:=MAX([.$J67];[.$T67];[.$AD67];[.$AN67];[.$AX67];[.$BH67];[.$BR67];[.$CB67];[.$CL67];[.$CV67];[.$DF67])" office:value-type="float"/>
          <table:table-cell table:formula="of:=MAX([.$K67];[.$U67];[.$AE67];[.$AO67];[.$AY67];[.$BI67];[.$BS67];[.$CC67];[.$CM67];[.$CW67];[.$DG67])" office:value-type="float"/>
        </table:table-row>
        <table:table-row table:style-name="ro1">
          <table:table-cell office:value-type="string">
            <text:p>bio-expansion/instances/9000/ins_9000_7_0454</text:p>
          </table:table-cell>
          <table:table-cell table:style-name="cellBest" office:value-type="float" office:value="106.252"/>
          <table:table-cell office:value-type="float" office:value="0.0"/>
          <table:table-cell office:value-type="float" office:value="0.0271628412332"/>
          <table:table-cell office:value-type="float" office:value="0.000814885236996"/>
          <table:table-cell office:value-type="float" office:value="0.0"/>
          <table:table-cell office:value-type="float" office:value="1005773.0"/>
          <table:table-cell office:value-type="float" office:value="0.0"/>
          <table:table-cell office:value-type="float" office:value="793815.0"/>
          <table:table-cell office:value-type="float" office:value="4.0"/>
          <table:table-cell table:style-name="cellBest" office:value-type="float" office:value="96.0"/>
          <table:table-cell office:value-type="float" office:value="443.663"/>
          <table:table-cell office:value-type="float" office:value="0.0"/>
          <table:table-cell office:value-type="float" office:value="0.0271628412332"/>
          <table:table-cell office:value-type="float" office:value="0.000814885236996"/>
          <table:table-cell office:value-type="float" office:value="0.0"/>
          <table:table-cell table:style-name="cellWorst" office:value-type="float" office:value="5417467.0"/>
          <table:table-cell office:value-type="float" office:value="0.0"/>
          <table:table-cell table:style-name="cellWorst" office:value-type="float" office:value="4533738.0"/>
          <table:table-cell office:value-type="float" office:value="4.0"/>
          <table:table-cell office:value-type="float" office:value="142.0"/>
          <table:table-cell office:value-type="float" office:value="568.319"/>
          <table:table-cell office:value-type="float" office:value="0.0"/>
          <table:table-cell office:value-type="float" office:value="0.149395626783"/>
          <table:table-cell office:value-type="float" office:value="0.00194667028838"/>
          <table:table-cell office:value-type="float" office:value="0.0"/>
          <table:table-cell office:value-type="float" office:value="1365092.0"/>
          <table:table-cell office:value-type="float" office:value="0.0"/>
          <table:table-cell office:value-type="float" office:value="1072393.0"/>
          <table:table-cell office:value-type="float" office:value="4.0"/>
          <table:table-cell table:style-name="cellWorst" office:value-type="float" office:value="553.0"/>
          <table:table-cell office:value-type="float" office:value="144.507"/>
          <table:table-cell office:value-type="float" office:value="0.0"/>
          <table:table-cell office:value-type="float" office:value="0.176558468016"/>
          <table:table-cell office:value-type="float" office:value="0.00267101272126"/>
          <table:table-cell office:value-type="float" office:value="0.0"/>
          <table:table-cell office:value-type="float" office:value="835861.0"/>
          <table:table-cell office:value-type="float" office:value="4868.0"/>
          <table:table-cell office:value-type="float" office:value="641401.0"/>
          <table:table-cell office:value-type="float" office:value="4.0"/>
          <table:table-cell office:value-type="float" office:value="182.0"/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4.033"/>
          <table:table-cell office:value-type="float" office:value="0.0"/>
          <table:table-cell office:value-type="float" office:value="0.0950699443162"/>
          <table:table-cell office:value-type="float" office:value="0.00244465571099"/>
          <table:table-cell office:value-type="float" office:value="0.0"/>
          <table:table-cell office:value-type="float" office:value="777812.0"/>
          <table:table-cell office:value-type="float" office:value="4982.0"/>
          <table:table-cell office:value-type="float" office:value="595290.0"/>
          <table:table-cell office:value-type="float" office:value="4.0"/>
          <table:table-cell office:value-type="float" office:value="164.0"/>
          <table:table-cell office:value-type="float" office:value="143.814"/>
          <table:table-cell office:value-type="float" office:value="0.0"/>
          <table:table-cell office:value-type="float" office:value="0.0950699443162"/>
          <table:table-cell office:value-type="float" office:value="0.00244465571099"/>
          <table:table-cell office:value-type="float" office:value="0.0"/>
          <table:table-cell office:value-type="float" office:value="777812.0"/>
          <table:table-cell office:value-type="float" office:value="4982.0"/>
          <table:table-cell office:value-type="float" office:value="595290.0"/>
          <table:table-cell office:value-type="float" office:value="4.0"/>
          <table:table-cell office:value-type="float" office:value="164.0"/>
          <table:table-cell table:style-name="cellWorst" office:value-type="float" office:value="600.02"/>
          <table:table-cell office:value-type="float" office:value="1.0"/>
          <table:table-cell office:value-type="float" office:value="0.190139888632"/>
          <table:table-cell office:value-type="float" office:value="0.00244465571099"/>
          <table:table-cell office:value-type="float" office:value="0.0"/>
          <table:table-cell office:value-type="float" office:value="2912976.0"/>
          <table:table-cell table:style-name="cellWorst" office:value-type="float" office:value="19092.0"/>
          <table:table-cell office:value-type="float" office:value="2315835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office:value-type="float" office:value="0.244465571099"/>
          <table:table-cell office:value-type="float" office:value="0.00244465571099"/>
          <table:table-cell office:value-type="float" office:value="0.0"/>
          <table:table-cell office:value-type="float" office:value="1999871.0"/>
          <table:table-cell office:value-type="float" office:value="7733.0"/>
          <table:table-cell office:value-type="float" office:value="160146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8];[.$L68];[.$V68];[.$AF68];[.$AP68];[.$AZ68];[.$BJ68];[.$BT68];[.$CD68];[.$CN68];[.$CX68])" office:value-type="float"/>
          <table:table-cell table:formula="of:=MIN([.$C68];[.$M68];[.$W68];[.$AG68];[.$AQ68];[.$BA68];[.$BK68];[.$BU68];[.$CE68];[.$CO68];[.$CY68])" office:value-type="float"/>
          <table:table-cell table:formula="of:=MIN([.$D68];[.$N68];[.$X68];[.$AH68];[.$AR68];[.$BB68];[.$BL68];[.$BV68];[.$CF68];[.$CP68];[.$CZ68])" office:value-type="float"/>
          <table:table-cell table:formula="of:=MIN([.$E68];[.$O68];[.$Y68];[.$AI68];[.$AS68];[.$BC68];[.$BM68];[.$BW68];[.$CG68];[.$CQ68];[.$DA68])" office:value-type="float"/>
          <table:table-cell table:formula="of:=MIN([.$F68];[.$P68];[.$Z68];[.$AJ68];[.$AT68];[.$BD68];[.$BN68];[.$BX68];[.$CH68];[.$CR68];[.$DB68])" office:value-type="float"/>
          <table:table-cell table:formula="of:=MIN([.$G68];[.$Q68];[.$AA68];[.$AK68];[.$AU68];[.$BE68];[.$BO68];[.$BY68];[.$CI68];[.$CS68];[.$DC68])" office:value-type="float"/>
          <table:table-cell table:formula="of:=MIN([.$H68];[.$R68];[.$AB68];[.$AL68];[.$AV68];[.$BF68];[.$BP68];[.$BZ68];[.$CJ68];[.$CT68];[.$DD68])" office:value-type="float"/>
          <table:table-cell table:formula="of:=MIN([.$I68];[.$S68];[.$AC68];[.$AM68];[.$AW68];[.$BG68];[.$BQ68];[.$CA68];[.$CK68];[.$CU68];[.$DE68])" office:value-type="float"/>
          <table:table-cell table:formula="of:=MIN([.$J68];[.$T68];[.$AD68];[.$AN68];[.$AX68];[.$BH68];[.$BR68];[.$CB68];[.$CL68];[.$CV68];[.$DF68])" office:value-type="float"/>
          <table:table-cell table:formula="of:=MIN([.$K68];[.$U68];[.$AE68];[.$AO68];[.$AY68];[.$BI68];[.$BS68];[.$CC68];[.$CM68];[.$CW68];[.$DG68])" office:value-type="float"/>
          <table:table-cell table:formula="of:=MEDIAN([.$B68];[.$L68];[.$V68];[.$AF68];[.$AP68];[.$AZ68];[.$BJ68];[.$BT68];[.$CD68];[.$CN68];[.$CX68])" office:value-type="float"/>
          <table:table-cell table:formula="of:=MEDIAN([.$C68];[.$M68];[.$W68];[.$AG68];[.$AQ68];[.$BA68];[.$BK68];[.$BU68];[.$CE68];[.$CO68];[.$CY68])" office:value-type="float"/>
          <table:table-cell table:formula="of:=MEDIAN([.$D68];[.$N68];[.$X68];[.$AH68];[.$AR68];[.$BB68];[.$BL68];[.$BV68];[.$CF68];[.$CP68];[.$CZ68])" office:value-type="float"/>
          <table:table-cell table:formula="of:=MEDIAN([.$E68];[.$O68];[.$Y68];[.$AI68];[.$AS68];[.$BC68];[.$BM68];[.$BW68];[.$CG68];[.$CQ68];[.$DA68])" office:value-type="float"/>
          <table:table-cell table:formula="of:=MEDIAN([.$F68];[.$P68];[.$Z68];[.$AJ68];[.$AT68];[.$BD68];[.$BN68];[.$BX68];[.$CH68];[.$CR68];[.$DB68])" office:value-type="float"/>
          <table:table-cell table:formula="of:=MEDIAN([.$G68];[.$Q68];[.$AA68];[.$AK68];[.$AU68];[.$BE68];[.$BO68];[.$BY68];[.$CI68];[.$CS68];[.$DC68])" office:value-type="float"/>
          <table:table-cell table:formula="of:=MEDIAN([.$H68];[.$R68];[.$AB68];[.$AL68];[.$AV68];[.$BF68];[.$BP68];[.$BZ68];[.$CJ68];[.$CT68];[.$DD68])" office:value-type="float"/>
          <table:table-cell table:formula="of:=MEDIAN([.$I68];[.$S68];[.$AC68];[.$AM68];[.$AW68];[.$BG68];[.$BQ68];[.$CA68];[.$CK68];[.$CU68];[.$DE68])" office:value-type="float"/>
          <table:table-cell table:formula="of:=MEDIAN([.$J68];[.$T68];[.$AD68];[.$AN68];[.$AX68];[.$BH68];[.$BR68];[.$CB68];[.$CL68];[.$CV68];[.$DF68])" office:value-type="float"/>
          <table:table-cell table:formula="of:=MEDIAN([.$K68];[.$U68];[.$AE68];[.$AO68];[.$AY68];[.$BI68];[.$BS68];[.$CC68];[.$CM68];[.$CW68];[.$DG68])" office:value-type="float"/>
          <table:table-cell table:formula="of:=MAX([.$B68];[.$L68];[.$V68];[.$AF68];[.$AP68];[.$AZ68];[.$BJ68];[.$BT68];[.$CD68];[.$CN68];[.$CX68])" office:value-type="float"/>
          <table:table-cell table:formula="of:=MAX([.$C68];[.$M68];[.$W68];[.$AG68];[.$AQ68];[.$BA68];[.$BK68];[.$BU68];[.$CE68];[.$CO68];[.$CY68])" office:value-type="float"/>
          <table:table-cell table:formula="of:=MAX([.$D68];[.$N68];[.$X68];[.$AH68];[.$AR68];[.$BB68];[.$BL68];[.$BV68];[.$CF68];[.$CP68];[.$CZ68])" office:value-type="float"/>
          <table:table-cell table:formula="of:=MAX([.$E68];[.$O68];[.$Y68];[.$AI68];[.$AS68];[.$BC68];[.$BM68];[.$BW68];[.$CG68];[.$CQ68];[.$DA68])" office:value-type="float"/>
          <table:table-cell table:formula="of:=MAX([.$F68];[.$P68];[.$Z68];[.$AJ68];[.$AT68];[.$BD68];[.$BN68];[.$BX68];[.$CH68];[.$CR68];[.$DB68])" office:value-type="float"/>
          <table:table-cell table:formula="of:=MAX([.$G68];[.$Q68];[.$AA68];[.$AK68];[.$AU68];[.$BE68];[.$BO68];[.$BY68];[.$CI68];[.$CS68];[.$DC68])" office:value-type="float"/>
          <table:table-cell table:formula="of:=MAX([.$H68];[.$R68];[.$AB68];[.$AL68];[.$AV68];[.$BF68];[.$BP68];[.$BZ68];[.$CJ68];[.$CT68];[.$DD68])" office:value-type="float"/>
          <table:table-cell table:formula="of:=MAX([.$I68];[.$S68];[.$AC68];[.$AM68];[.$AW68];[.$BG68];[.$BQ68];[.$CA68];[.$CK68];[.$CU68];[.$DE68])" office:value-type="float"/>
          <table:table-cell table:formula="of:=MAX([.$J68];[.$T68];[.$AD68];[.$AN68];[.$AX68];[.$BH68];[.$BR68];[.$CB68];[.$CL68];[.$CV68];[.$DF68])" office:value-type="float"/>
          <table:table-cell table:formula="of:=MAX([.$K68];[.$U68];[.$AE68];[.$AO68];[.$AY68];[.$BI68];[.$BS68];[.$CC68];[.$CM68];[.$CW68];[.$DG68])" office:value-type="float"/>
        </table:table-row>
        <table:table-row table:style-name="ro1">
          <table:table-cell office:value-type="string">
            <text:p>bio-expansion/instances/9000/ins_9000_8_0424</text:p>
          </table:table-cell>
          <table:table-cell table:style-name="cellBest" office:value-type="float" office:value="149.444"/>
          <table:table-cell office:value-type="float" office:value="0.0"/>
          <table:table-cell office:value-type="float" office:value="0.0531208499336"/>
          <table:table-cell office:value-type="float" office:value="0.00112881806109"/>
          <table:table-cell office:value-type="float" office:value="0.0"/>
          <table:table-cell office:value-type="float" office:value="1351198.0"/>
          <table:table-cell table:style-name="cellBest" office:value-type="float" office:value="0.0"/>
          <table:table-cell office:value-type="float" office:value="1009417.0"/>
          <table:table-cell office:value-type="float" office:value="4.0"/>
          <table:table-cell office:value-type="float" office:value="152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929614873838"/>
          <table:table-cell office:value-type="float" office:value="0.000929614873838"/>
          <table:table-cell office:value-type="float" office:value="0.0"/>
          <table:table-cell office:value-type="float" office:value="1681374.0"/>
          <table:table-cell table:style-name="cellBest" office:value-type="float" office:value="0.0"/>
          <table:table-cell office:value-type="float" office:value="118339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67.804"/>
          <table:table-cell office:value-type="float" office:value="0.0"/>
          <table:table-cell office:value-type="float" office:value="0.119521912351"/>
          <table:table-cell office:value-type="float" office:value="0.00179282868526"/>
          <table:table-cell office:value-type="float" office:value="0.0"/>
          <table:table-cell office:value-type="float" office:value="1401228.0"/>
          <table:table-cell office:value-type="float" office:value="856.0"/>
          <table:table-cell office:value-type="float" office:value="1024660.0"/>
          <table:table-cell office:value-type="float" office:value="4.0"/>
          <table:table-cell table:style-name="cellWorst" office:value-type="float" office:value="157.0"/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50.558"/>
          <table:table-cell office:value-type="float" office:value="0.0"/>
          <table:table-cell office:value-type="float" office:value="0.106241699867"/>
          <table:table-cell office:value-type="float" office:value="0.00177069499779"/>
          <table:table-cell office:value-type="float" office:value="0.0"/>
          <table:table-cell office:value-type="float" office:value="1397151.0"/>
          <table:table-cell office:value-type="float" office:value="6285.0"/>
          <table:table-cell office:value-type="float" office:value="1024411.0"/>
          <table:table-cell office:value-type="float" office:value="4.0"/>
          <table:table-cell table:style-name="cellBest" office:value-type="float" office:value="148.0"/>
          <table:table-cell office:value-type="float" office:value="152.506"/>
          <table:table-cell office:value-type="float" office:value="0.0"/>
          <table:table-cell office:value-type="float" office:value="0.106241699867"/>
          <table:table-cell office:value-type="float" office:value="0.00177069499779"/>
          <table:table-cell office:value-type="float" office:value="0.0"/>
          <table:table-cell office:value-type="float" office:value="1397151.0"/>
          <table:table-cell office:value-type="float" office:value="6285.0"/>
          <table:table-cell office:value-type="float" office:value="1024411.0"/>
          <table:table-cell office:value-type="float" office:value="4.0"/>
          <table:table-cell table:style-name="cellBest" office:value-type="float" office:value="148.0"/>
          <table:table-cell office:value-type="float" office:value="600.02"/>
          <table:table-cell office:value-type="float" office:value="1.0"/>
          <table:table-cell office:value-type="float" office:value="0.106241699867"/>
          <table:table-cell office:value-type="float" office:value="0.00132802124834"/>
          <table:table-cell office:value-type="float" office:value="0.0"/>
          <table:table-cell office:value-type="float" office:value="3264012.0"/>
          <table:table-cell table:style-name="cellWorst" office:value-type="float" office:value="18667.0"/>
          <table:table-cell office:value-type="float" office:value="244857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929614873838"/>
          <table:table-cell office:value-type="float" office:value="0.000929614873838"/>
          <table:table-cell office:value-type="float" office:value="0.0"/>
          <table:table-cell table:style-name="cellWorst" office:value-type="float" office:value="3541031.0"/>
          <table:table-cell office:value-type="float" office:value="7393.0"/>
          <table:table-cell table:style-name="cellWorst" office:value-type="float" office:value="274703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9];[.$L69];[.$V69];[.$AF69];[.$AP69];[.$AZ69];[.$BJ69];[.$BT69];[.$CD69];[.$CN69];[.$CX69])" office:value-type="float"/>
          <table:table-cell table:formula="of:=MIN([.$C69];[.$M69];[.$W69];[.$AG69];[.$AQ69];[.$BA69];[.$BK69];[.$BU69];[.$CE69];[.$CO69];[.$CY69])" office:value-type="float"/>
          <table:table-cell table:formula="of:=MIN([.$D69];[.$N69];[.$X69];[.$AH69];[.$AR69];[.$BB69];[.$BL69];[.$BV69];[.$CF69];[.$CP69];[.$CZ69])" office:value-type="float"/>
          <table:table-cell table:formula="of:=MIN([.$E69];[.$O69];[.$Y69];[.$AI69];[.$AS69];[.$BC69];[.$BM69];[.$BW69];[.$CG69];[.$CQ69];[.$DA69])" office:value-type="float"/>
          <table:table-cell table:formula="of:=MIN([.$F69];[.$P69];[.$Z69];[.$AJ69];[.$AT69];[.$BD69];[.$BN69];[.$BX69];[.$CH69];[.$CR69];[.$DB69])" office:value-type="float"/>
          <table:table-cell table:formula="of:=MIN([.$G69];[.$Q69];[.$AA69];[.$AK69];[.$AU69];[.$BE69];[.$BO69];[.$BY69];[.$CI69];[.$CS69];[.$DC69])" office:value-type="float"/>
          <table:table-cell table:formula="of:=MIN([.$H69];[.$R69];[.$AB69];[.$AL69];[.$AV69];[.$BF69];[.$BP69];[.$BZ69];[.$CJ69];[.$CT69];[.$DD69])" office:value-type="float"/>
          <table:table-cell table:formula="of:=MIN([.$I69];[.$S69];[.$AC69];[.$AM69];[.$AW69];[.$BG69];[.$BQ69];[.$CA69];[.$CK69];[.$CU69];[.$DE69])" office:value-type="float"/>
          <table:table-cell table:formula="of:=MIN([.$J69];[.$T69];[.$AD69];[.$AN69];[.$AX69];[.$BH69];[.$BR69];[.$CB69];[.$CL69];[.$CV69];[.$DF69])" office:value-type="float"/>
          <table:table-cell table:formula="of:=MIN([.$K69];[.$U69];[.$AE69];[.$AO69];[.$AY69];[.$BI69];[.$BS69];[.$CC69];[.$CM69];[.$CW69];[.$DG69])" office:value-type="float"/>
          <table:table-cell table:formula="of:=MEDIAN([.$B69];[.$L69];[.$V69];[.$AF69];[.$AP69];[.$AZ69];[.$BJ69];[.$BT69];[.$CD69];[.$CN69];[.$CX69])" office:value-type="float"/>
          <table:table-cell table:formula="of:=MEDIAN([.$C69];[.$M69];[.$W69];[.$AG69];[.$AQ69];[.$BA69];[.$BK69];[.$BU69];[.$CE69];[.$CO69];[.$CY69])" office:value-type="float"/>
          <table:table-cell table:formula="of:=MEDIAN([.$D69];[.$N69];[.$X69];[.$AH69];[.$AR69];[.$BB69];[.$BL69];[.$BV69];[.$CF69];[.$CP69];[.$CZ69])" office:value-type="float"/>
          <table:table-cell table:formula="of:=MEDIAN([.$E69];[.$O69];[.$Y69];[.$AI69];[.$AS69];[.$BC69];[.$BM69];[.$BW69];[.$CG69];[.$CQ69];[.$DA69])" office:value-type="float"/>
          <table:table-cell table:formula="of:=MEDIAN([.$F69];[.$P69];[.$Z69];[.$AJ69];[.$AT69];[.$BD69];[.$BN69];[.$BX69];[.$CH69];[.$CR69];[.$DB69])" office:value-type="float"/>
          <table:table-cell table:formula="of:=MEDIAN([.$G69];[.$Q69];[.$AA69];[.$AK69];[.$AU69];[.$BE69];[.$BO69];[.$BY69];[.$CI69];[.$CS69];[.$DC69])" office:value-type="float"/>
          <table:table-cell table:formula="of:=MEDIAN([.$H69];[.$R69];[.$AB69];[.$AL69];[.$AV69];[.$BF69];[.$BP69];[.$BZ69];[.$CJ69];[.$CT69];[.$DD69])" office:value-type="float"/>
          <table:table-cell table:formula="of:=MEDIAN([.$I69];[.$S69];[.$AC69];[.$AM69];[.$AW69];[.$BG69];[.$BQ69];[.$CA69];[.$CK69];[.$CU69];[.$DE69])" office:value-type="float"/>
          <table:table-cell table:formula="of:=MEDIAN([.$J69];[.$T69];[.$AD69];[.$AN69];[.$AX69];[.$BH69];[.$BR69];[.$CB69];[.$CL69];[.$CV69];[.$DF69])" office:value-type="float"/>
          <table:table-cell table:formula="of:=MEDIAN([.$K69];[.$U69];[.$AE69];[.$AO69];[.$AY69];[.$BI69];[.$BS69];[.$CC69];[.$CM69];[.$CW69];[.$DG69])" office:value-type="float"/>
          <table:table-cell table:formula="of:=MAX([.$B69];[.$L69];[.$V69];[.$AF69];[.$AP69];[.$AZ69];[.$BJ69];[.$BT69];[.$CD69];[.$CN69];[.$CX69])" office:value-type="float"/>
          <table:table-cell table:formula="of:=MAX([.$C69];[.$M69];[.$W69];[.$AG69];[.$AQ69];[.$BA69];[.$BK69];[.$BU69];[.$CE69];[.$CO69];[.$CY69])" office:value-type="float"/>
          <table:table-cell table:formula="of:=MAX([.$D69];[.$N69];[.$X69];[.$AH69];[.$AR69];[.$BB69];[.$BL69];[.$BV69];[.$CF69];[.$CP69];[.$CZ69])" office:value-type="float"/>
          <table:table-cell table:formula="of:=MAX([.$E69];[.$O69];[.$Y69];[.$AI69];[.$AS69];[.$BC69];[.$BM69];[.$BW69];[.$CG69];[.$CQ69];[.$DA69])" office:value-type="float"/>
          <table:table-cell table:formula="of:=MAX([.$F69];[.$P69];[.$Z69];[.$AJ69];[.$AT69];[.$BD69];[.$BN69];[.$BX69];[.$CH69];[.$CR69];[.$DB69])" office:value-type="float"/>
          <table:table-cell table:formula="of:=MAX([.$G69];[.$Q69];[.$AA69];[.$AK69];[.$AU69];[.$BE69];[.$BO69];[.$BY69];[.$CI69];[.$CS69];[.$DC69])" office:value-type="float"/>
          <table:table-cell table:formula="of:=MAX([.$H69];[.$R69];[.$AB69];[.$AL69];[.$AV69];[.$BF69];[.$BP69];[.$BZ69];[.$CJ69];[.$CT69];[.$DD69])" office:value-type="float"/>
          <table:table-cell table:formula="of:=MAX([.$I69];[.$S69];[.$AC69];[.$AM69];[.$AW69];[.$BG69];[.$BQ69];[.$CA69];[.$CK69];[.$CU69];[.$DE69])" office:value-type="float"/>
          <table:table-cell table:formula="of:=MAX([.$J69];[.$T69];[.$AD69];[.$AN69];[.$AX69];[.$BH69];[.$BR69];[.$CB69];[.$CL69];[.$CV69];[.$DF69])" office:value-type="float"/>
          <table:table-cell table:formula="of:=MAX([.$K69];[.$U69];[.$AE69];[.$AO69];[.$AY69];[.$BI69];[.$BS69];[.$CC69];[.$CM69];[.$CW69];[.$DG69])" office:value-type="float"/>
        </table:table-row>
        <table:table-row table:style-name="ro1">
          <table:table-cell office:value-type="string">
            <text:p>bio-expansion/instances/9000/ins_9000_8_0434</text:p>
          </table:table-cell>
          <table:table-cell table:style-name="cellBest" office:value-type="float" office:value="90.402"/>
          <table:table-cell office:value-type="float" office:value="0.0"/>
          <table:table-cell office:value-type="float" office:value="0.0269034167339"/>
          <table:table-cell office:value-type="float" office:value="0.000358712223119"/>
          <table:table-cell office:value-type="float" office:value="0.0"/>
          <table:table-cell office:value-type="float" office:value="1090649.0"/>
          <table:table-cell office:value-type="float" office:value="0.0"/>
          <table:table-cell office:value-type="float" office:value="734844.0"/>
          <table:table-cell office:value-type="float" office:value="4.0"/>
          <table:table-cell table:style-name="cellBest" office:value-type="float" office:value="115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9.064"/>
          <table:table-cell office:value-type="float" office:value="0.0"/>
          <table:table-cell office:value-type="float" office:value="0.0807102502018"/>
          <table:table-cell office:value-type="float" office:value="0.0015469464622"/>
          <table:table-cell office:value-type="float" office:value="0.0"/>
          <table:table-cell office:value-type="float" office:value="1239962.0"/>
          <table:table-cell office:value-type="float" office:value="381.0"/>
          <table:table-cell office:value-type="float" office:value="827517.0"/>
          <table:table-cell office:value-type="float" office:value="4.0"/>
          <table:table-cell table:style-name="cellWorst" office:value-type="float" office:value="146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50.608"/>
          <table:table-cell office:value-type="float" office:value="0.0"/>
          <table:table-cell office:value-type="float" office:value="0.0538068334679"/>
          <table:table-cell office:value-type="float" office:value="0.00139000986459"/>
          <table:table-cell office:value-type="float" office:value="0.0"/>
          <table:table-cell table:style-name="cellWorst" office:value-type="float" office:value="1250422.0"/>
          <table:table-cell table:style-name="cellWorst" office:value-type="float" office:value="10219.0"/>
          <table:table-cell table:style-name="cellWorst" office:value-type="float" office:value="827746.0"/>
          <table:table-cell office:value-type="float" office:value="4.0"/>
          <table:table-cell office:value-type="float" office:value="142.0"/>
          <table:table-cell office:value-type="float" office:value="151.258"/>
          <table:table-cell office:value-type="float" office:value="0.0"/>
          <table:table-cell office:value-type="float" office:value="0.0538068334679"/>
          <table:table-cell office:value-type="float" office:value="0.00139000986459"/>
          <table:table-cell office:value-type="float" office:value="0.0"/>
          <table:table-cell table:style-name="cellWorst" office:value-type="float" office:value="1250422.0"/>
          <table:table-cell table:style-name="cellWorst" office:value-type="float" office:value="10219.0"/>
          <table:table-cell table:style-name="cellWorst" office:value-type="float" office:value="827746.0"/>
          <table:table-cell office:value-type="float" office:value="4.0"/>
          <table:table-cell office:value-type="float" office:value="142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0];[.$L70];[.$V70];[.$AF70];[.$AP70];[.$AZ70];[.$BJ70];[.$BT70];[.$CD70];[.$CN70];[.$CX70])" office:value-type="float"/>
          <table:table-cell table:formula="of:=MIN([.$C70];[.$M70];[.$W70];[.$AG70];[.$AQ70];[.$BA70];[.$BK70];[.$BU70];[.$CE70];[.$CO70];[.$CY70])" office:value-type="float"/>
          <table:table-cell table:formula="of:=MIN([.$D70];[.$N70];[.$X70];[.$AH70];[.$AR70];[.$BB70];[.$BL70];[.$BV70];[.$CF70];[.$CP70];[.$CZ70])" office:value-type="float"/>
          <table:table-cell table:formula="of:=MIN([.$E70];[.$O70];[.$Y70];[.$AI70];[.$AS70];[.$BC70];[.$BM70];[.$BW70];[.$CG70];[.$CQ70];[.$DA70])" office:value-type="float"/>
          <table:table-cell table:formula="of:=MIN([.$F70];[.$P70];[.$Z70];[.$AJ70];[.$AT70];[.$BD70];[.$BN70];[.$BX70];[.$CH70];[.$CR70];[.$DB70])" office:value-type="float"/>
          <table:table-cell table:formula="of:=MIN([.$G70];[.$Q70];[.$AA70];[.$AK70];[.$AU70];[.$BE70];[.$BO70];[.$BY70];[.$CI70];[.$CS70];[.$DC70])" office:value-type="float"/>
          <table:table-cell table:formula="of:=MIN([.$H70];[.$R70];[.$AB70];[.$AL70];[.$AV70];[.$BF70];[.$BP70];[.$BZ70];[.$CJ70];[.$CT70];[.$DD70])" office:value-type="float"/>
          <table:table-cell table:formula="of:=MIN([.$I70];[.$S70];[.$AC70];[.$AM70];[.$AW70];[.$BG70];[.$BQ70];[.$CA70];[.$CK70];[.$CU70];[.$DE70])" office:value-type="float"/>
          <table:table-cell table:formula="of:=MIN([.$J70];[.$T70];[.$AD70];[.$AN70];[.$AX70];[.$BH70];[.$BR70];[.$CB70];[.$CL70];[.$CV70];[.$DF70])" office:value-type="float"/>
          <table:table-cell table:formula="of:=MIN([.$K70];[.$U70];[.$AE70];[.$AO70];[.$AY70];[.$BI70];[.$BS70];[.$CC70];[.$CM70];[.$CW70];[.$DG70])" office:value-type="float"/>
          <table:table-cell table:formula="of:=MEDIAN([.$B70];[.$L70];[.$V70];[.$AF70];[.$AP70];[.$AZ70];[.$BJ70];[.$BT70];[.$CD70];[.$CN70];[.$CX70])" office:value-type="float"/>
          <table:table-cell table:formula="of:=MEDIAN([.$C70];[.$M70];[.$W70];[.$AG70];[.$AQ70];[.$BA70];[.$BK70];[.$BU70];[.$CE70];[.$CO70];[.$CY70])" office:value-type="float"/>
          <table:table-cell table:formula="of:=MEDIAN([.$D70];[.$N70];[.$X70];[.$AH70];[.$AR70];[.$BB70];[.$BL70];[.$BV70];[.$CF70];[.$CP70];[.$CZ70])" office:value-type="float"/>
          <table:table-cell table:formula="of:=MEDIAN([.$E70];[.$O70];[.$Y70];[.$AI70];[.$AS70];[.$BC70];[.$BM70];[.$BW70];[.$CG70];[.$CQ70];[.$DA70])" office:value-type="float"/>
          <table:table-cell table:formula="of:=MEDIAN([.$F70];[.$P70];[.$Z70];[.$AJ70];[.$AT70];[.$BD70];[.$BN70];[.$BX70];[.$CH70];[.$CR70];[.$DB70])" office:value-type="float"/>
          <table:table-cell table:formula="of:=MEDIAN([.$G70];[.$Q70];[.$AA70];[.$AK70];[.$AU70];[.$BE70];[.$BO70];[.$BY70];[.$CI70];[.$CS70];[.$DC70])" office:value-type="float"/>
          <table:table-cell table:formula="of:=MEDIAN([.$H70];[.$R70];[.$AB70];[.$AL70];[.$AV70];[.$BF70];[.$BP70];[.$BZ70];[.$CJ70];[.$CT70];[.$DD70])" office:value-type="float"/>
          <table:table-cell table:formula="of:=MEDIAN([.$I70];[.$S70];[.$AC70];[.$AM70];[.$AW70];[.$BG70];[.$BQ70];[.$CA70];[.$CK70];[.$CU70];[.$DE70])" office:value-type="float"/>
          <table:table-cell table:formula="of:=MEDIAN([.$J70];[.$T70];[.$AD70];[.$AN70];[.$AX70];[.$BH70];[.$BR70];[.$CB70];[.$CL70];[.$CV70];[.$DF70])" office:value-type="float"/>
          <table:table-cell table:formula="of:=MEDIAN([.$K70];[.$U70];[.$AE70];[.$AO70];[.$AY70];[.$BI70];[.$BS70];[.$CC70];[.$CM70];[.$CW70];[.$DG70])" office:value-type="float"/>
          <table:table-cell table:formula="of:=MAX([.$B70];[.$L70];[.$V70];[.$AF70];[.$AP70];[.$AZ70];[.$BJ70];[.$BT70];[.$CD70];[.$CN70];[.$CX70])" office:value-type="float"/>
          <table:table-cell table:formula="of:=MAX([.$C70];[.$M70];[.$W70];[.$AG70];[.$AQ70];[.$BA70];[.$BK70];[.$BU70];[.$CE70];[.$CO70];[.$CY70])" office:value-type="float"/>
          <table:table-cell table:formula="of:=MAX([.$D70];[.$N70];[.$X70];[.$AH70];[.$AR70];[.$BB70];[.$BL70];[.$BV70];[.$CF70];[.$CP70];[.$CZ70])" office:value-type="float"/>
          <table:table-cell table:formula="of:=MAX([.$E70];[.$O70];[.$Y70];[.$AI70];[.$AS70];[.$BC70];[.$BM70];[.$BW70];[.$CG70];[.$CQ70];[.$DA70])" office:value-type="float"/>
          <table:table-cell table:formula="of:=MAX([.$F70];[.$P70];[.$Z70];[.$AJ70];[.$AT70];[.$BD70];[.$BN70];[.$BX70];[.$CH70];[.$CR70];[.$DB70])" office:value-type="float"/>
          <table:table-cell table:formula="of:=MAX([.$G70];[.$Q70];[.$AA70];[.$AK70];[.$AU70];[.$BE70];[.$BO70];[.$BY70];[.$CI70];[.$CS70];[.$DC70])" office:value-type="float"/>
          <table:table-cell table:formula="of:=MAX([.$H70];[.$R70];[.$AB70];[.$AL70];[.$AV70];[.$BF70];[.$BP70];[.$BZ70];[.$CJ70];[.$CT70];[.$DD70])" office:value-type="float"/>
          <table:table-cell table:formula="of:=MAX([.$I70];[.$S70];[.$AC70];[.$AM70];[.$AW70];[.$BG70];[.$BQ70];[.$CA70];[.$CK70];[.$CU70];[.$DE70])" office:value-type="float"/>
          <table:table-cell table:formula="of:=MAX([.$J70];[.$T70];[.$AD70];[.$AN70];[.$AX70];[.$BH70];[.$BR70];[.$CB70];[.$CL70];[.$CV70];[.$DF70])" office:value-type="float"/>
          <table:table-cell table:formula="of:=MAX([.$K70];[.$U70];[.$AE70];[.$AO70];[.$AY70];[.$BI70];[.$BS70];[.$CC70];[.$CM70];[.$CW70];[.$DG70])" office:value-type="float"/>
        </table:table-row>
        <table:table-row table:style-name="ro1">
          <table:table-cell office:value-type="string">
            <text:p>bio-expansion/instances/9000/ins_9000_9_0414</text:p>
          </table:table-cell>
          <table:table-cell table:style-name="cellBest" office:value-type="float" office:value="47.2723"/>
          <table:table-cell office:value-type="float" office:value="0.0"/>
          <table:table-cell office:value-type="float" office:value="0.0266595574513"/>
          <table:table-cell office:value-type="float" office:value="0.000644272638408"/>
          <table:table-cell office:value-type="float" office:value="0.0"/>
          <table:table-cell office:value-type="float" office:value="374277.0"/>
          <table:table-cell office:value-type="float" office:value="0.0"/>
          <table:table-cell office:value-type="float" office:value="268940.0"/>
          <table:table-cell office:value-type="float" office:value="4.0"/>
          <table:table-cell table:style-name="cellBest" office:value-type="float" office:value="108.0"/>
          <table:table-cell office:value-type="float" office:value="349.73"/>
          <table:table-cell office:value-type="float" office:value="0.0"/>
          <table:table-cell office:value-type="float" office:value="0.039989336177"/>
          <table:table-cell office:value-type="float" office:value="0.000755354127788"/>
          <table:table-cell office:value-type="float" office:value="0.0"/>
          <table:table-cell table:style-name="cellWorst" office:value-type="float" office:value="4122029.0"/>
          <table:table-cell office:value-type="float" office:value="0.0"/>
          <table:table-cell table:style-name="cellWorst" office:value-type="float" office:value="3396042.0"/>
          <table:table-cell office:value-type="float" office:value="4.0"/>
          <table:table-cell office:value-type="float" office:value="179.0"/>
          <table:table-cell office:value-type="float" office:value="343.109"/>
          <table:table-cell office:value-type="float" office:value="0.0"/>
          <table:table-cell office:value-type="float" office:value="0.0533191149027"/>
          <table:table-cell office:value-type="float" office:value="0.00113303119168"/>
          <table:table-cell office:value-type="float" office:value="0.0"/>
          <table:table-cell office:value-type="float" office:value="435114.0"/>
          <table:table-cell office:value-type="float" office:value="0.0"/>
          <table:table-cell office:value-type="float" office:value="253833.0"/>
          <table:table-cell office:value-type="float" office:value="4.0"/>
          <table:table-cell table:style-name="cellWorst" office:value-type="float" office:value="524.0"/>
          <table:table-cell office:value-type="float" office:value="141.554"/>
          <table:table-cell office:value-type="float" office:value="0.0"/>
          <table:table-cell office:value-type="float" office:value="0.079978672354"/>
          <table:table-cell office:value-type="float" office:value="0.00191060161735"/>
          <table:table-cell office:value-type="float" office:value="0.0"/>
          <table:table-cell office:value-type="float" office:value="777412.0"/>
          <table:table-cell office:value-type="float" office:value="1355.0"/>
          <table:table-cell office:value-type="float" office:value="606710.0"/>
          <table:table-cell office:value-type="float" office:value="4.0"/>
          <table:table-cell office:value-type="float" office:value="15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2.793"/>
          <table:table-cell office:value-type="float" office:value="0.0"/>
          <table:table-cell office:value-type="float" office:value="0.0266595574513"/>
          <table:table-cell office:value-type="float" office:value="0.00122189638319"/>
          <table:table-cell office:value-type="float" office:value="0.0"/>
          <table:table-cell office:value-type="float" office:value="772118.0"/>
          <table:table-cell office:value-type="float" office:value="2887.0"/>
          <table:table-cell office:value-type="float" office:value="606433.0"/>
          <table:table-cell office:value-type="float" office:value="4.0"/>
          <table:table-cell office:value-type="float" office:value="128.0"/>
          <table:table-cell office:value-type="float" office:value="121.27"/>
          <table:table-cell office:value-type="float" office:value="0.0"/>
          <table:table-cell office:value-type="float" office:value="0.0266595574513"/>
          <table:table-cell office:value-type="float" office:value="0.00122189638319"/>
          <table:table-cell office:value-type="float" office:value="0.0"/>
          <table:table-cell office:value-type="float" office:value="772118.0"/>
          <table:table-cell office:value-type="float" office:value="2887.0"/>
          <table:table-cell office:value-type="float" office:value="606433.0"/>
          <table:table-cell office:value-type="float" office:value="4.0"/>
          <table:table-cell office:value-type="float" office:value="128.0"/>
          <table:table-cell office:value-type="float" office:value="464.422"/>
          <table:table-cell office:value-type="float" office:value="0.0"/>
          <table:table-cell office:value-type="float" office:value="0.0533191149027"/>
          <table:table-cell office:value-type="float" office:value="0.00119968008531"/>
          <table:table-cell office:value-type="float" office:value="0.0"/>
          <table:table-cell office:value-type="float" office:value="1727715.0"/>
          <table:table-cell table:style-name="cellWorst" office:value-type="float" office:value="24322.0"/>
          <table:table-cell office:value-type="float" office:value="1385568.0"/>
          <table:table-cell office:value-type="float" office:value="4.0"/>
          <table:table-cell office:value-type="float" office:value="434.0"/>
          <table:table-cell office:value-type="float" office:value="600.019"/>
          <table:table-cell office:value-type="float" office:value="1.0"/>
          <table:table-cell office:value-type="float" office:value="0.0933084510797"/>
          <table:table-cell office:value-type="float" office:value="0.000933084510797"/>
          <table:table-cell office:value-type="float" office:value="0.0"/>
          <table:table-cell office:value-type="float" office:value="2074585.0"/>
          <table:table-cell office:value-type="float" office:value="9145.0"/>
          <table:table-cell office:value-type="float" office:value="1678532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1];[.$L71];[.$V71];[.$AF71];[.$AP71];[.$AZ71];[.$BJ71];[.$BT71];[.$CD71];[.$CN71];[.$CX71])" office:value-type="float"/>
          <table:table-cell table:formula="of:=MIN([.$C71];[.$M71];[.$W71];[.$AG71];[.$AQ71];[.$BA71];[.$BK71];[.$BU71];[.$CE71];[.$CO71];[.$CY71])" office:value-type="float"/>
          <table:table-cell table:formula="of:=MIN([.$D71];[.$N71];[.$X71];[.$AH71];[.$AR71];[.$BB71];[.$BL71];[.$BV71];[.$CF71];[.$CP71];[.$CZ71])" office:value-type="float"/>
          <table:table-cell table:formula="of:=MIN([.$E71];[.$O71];[.$Y71];[.$AI71];[.$AS71];[.$BC71];[.$BM71];[.$BW71];[.$CG71];[.$CQ71];[.$DA71])" office:value-type="float"/>
          <table:table-cell table:formula="of:=MIN([.$F71];[.$P71];[.$Z71];[.$AJ71];[.$AT71];[.$BD71];[.$BN71];[.$BX71];[.$CH71];[.$CR71];[.$DB71])" office:value-type="float"/>
          <table:table-cell table:formula="of:=MIN([.$G71];[.$Q71];[.$AA71];[.$AK71];[.$AU71];[.$BE71];[.$BO71];[.$BY71];[.$CI71];[.$CS71];[.$DC71])" office:value-type="float"/>
          <table:table-cell table:formula="of:=MIN([.$H71];[.$R71];[.$AB71];[.$AL71];[.$AV71];[.$BF71];[.$BP71];[.$BZ71];[.$CJ71];[.$CT71];[.$DD71])" office:value-type="float"/>
          <table:table-cell table:formula="of:=MIN([.$I71];[.$S71];[.$AC71];[.$AM71];[.$AW71];[.$BG71];[.$BQ71];[.$CA71];[.$CK71];[.$CU71];[.$DE71])" office:value-type="float"/>
          <table:table-cell table:formula="of:=MIN([.$J71];[.$T71];[.$AD71];[.$AN71];[.$AX71];[.$BH71];[.$BR71];[.$CB71];[.$CL71];[.$CV71];[.$DF71])" office:value-type="float"/>
          <table:table-cell table:formula="of:=MIN([.$K71];[.$U71];[.$AE71];[.$AO71];[.$AY71];[.$BI71];[.$BS71];[.$CC71];[.$CM71];[.$CW71];[.$DG71])" office:value-type="float"/>
          <table:table-cell table:formula="of:=MEDIAN([.$B71];[.$L71];[.$V71];[.$AF71];[.$AP71];[.$AZ71];[.$BJ71];[.$BT71];[.$CD71];[.$CN71];[.$CX71])" office:value-type="float"/>
          <table:table-cell table:formula="of:=MEDIAN([.$C71];[.$M71];[.$W71];[.$AG71];[.$AQ71];[.$BA71];[.$BK71];[.$BU71];[.$CE71];[.$CO71];[.$CY71])" office:value-type="float"/>
          <table:table-cell table:formula="of:=MEDIAN([.$D71];[.$N71];[.$X71];[.$AH71];[.$AR71];[.$BB71];[.$BL71];[.$BV71];[.$CF71];[.$CP71];[.$CZ71])" office:value-type="float"/>
          <table:table-cell table:formula="of:=MEDIAN([.$E71];[.$O71];[.$Y71];[.$AI71];[.$AS71];[.$BC71];[.$BM71];[.$BW71];[.$CG71];[.$CQ71];[.$DA71])" office:value-type="float"/>
          <table:table-cell table:formula="of:=MEDIAN([.$F71];[.$P71];[.$Z71];[.$AJ71];[.$AT71];[.$BD71];[.$BN71];[.$BX71];[.$CH71];[.$CR71];[.$DB71])" office:value-type="float"/>
          <table:table-cell table:formula="of:=MEDIAN([.$G71];[.$Q71];[.$AA71];[.$AK71];[.$AU71];[.$BE71];[.$BO71];[.$BY71];[.$CI71];[.$CS71];[.$DC71])" office:value-type="float"/>
          <table:table-cell table:formula="of:=MEDIAN([.$H71];[.$R71];[.$AB71];[.$AL71];[.$AV71];[.$BF71];[.$BP71];[.$BZ71];[.$CJ71];[.$CT71];[.$DD71])" office:value-type="float"/>
          <table:table-cell table:formula="of:=MEDIAN([.$I71];[.$S71];[.$AC71];[.$AM71];[.$AW71];[.$BG71];[.$BQ71];[.$CA71];[.$CK71];[.$CU71];[.$DE71])" office:value-type="float"/>
          <table:table-cell table:formula="of:=MEDIAN([.$J71];[.$T71];[.$AD71];[.$AN71];[.$AX71];[.$BH71];[.$BR71];[.$CB71];[.$CL71];[.$CV71];[.$DF71])" office:value-type="float"/>
          <table:table-cell table:formula="of:=MEDIAN([.$K71];[.$U71];[.$AE71];[.$AO71];[.$AY71];[.$BI71];[.$BS71];[.$CC71];[.$CM71];[.$CW71];[.$DG71])" office:value-type="float"/>
          <table:table-cell table:formula="of:=MAX([.$B71];[.$L71];[.$V71];[.$AF71];[.$AP71];[.$AZ71];[.$BJ71];[.$BT71];[.$CD71];[.$CN71];[.$CX71])" office:value-type="float"/>
          <table:table-cell table:formula="of:=MAX([.$C71];[.$M71];[.$W71];[.$AG71];[.$AQ71];[.$BA71];[.$BK71];[.$BU71];[.$CE71];[.$CO71];[.$CY71])" office:value-type="float"/>
          <table:table-cell table:formula="of:=MAX([.$D71];[.$N71];[.$X71];[.$AH71];[.$AR71];[.$BB71];[.$BL71];[.$BV71];[.$CF71];[.$CP71];[.$CZ71])" office:value-type="float"/>
          <table:table-cell table:formula="of:=MAX([.$E71];[.$O71];[.$Y71];[.$AI71];[.$AS71];[.$BC71];[.$BM71];[.$BW71];[.$CG71];[.$CQ71];[.$DA71])" office:value-type="float"/>
          <table:table-cell table:formula="of:=MAX([.$F71];[.$P71];[.$Z71];[.$AJ71];[.$AT71];[.$BD71];[.$BN71];[.$BX71];[.$CH71];[.$CR71];[.$DB71])" office:value-type="float"/>
          <table:table-cell table:formula="of:=MAX([.$G71];[.$Q71];[.$AA71];[.$AK71];[.$AU71];[.$BE71];[.$BO71];[.$BY71];[.$CI71];[.$CS71];[.$DC71])" office:value-type="float"/>
          <table:table-cell table:formula="of:=MAX([.$H71];[.$R71];[.$AB71];[.$AL71];[.$AV71];[.$BF71];[.$BP71];[.$BZ71];[.$CJ71];[.$CT71];[.$DD71])" office:value-type="float"/>
          <table:table-cell table:formula="of:=MAX([.$I71];[.$S71];[.$AC71];[.$AM71];[.$AW71];[.$BG71];[.$BQ71];[.$CA71];[.$CK71];[.$CU71];[.$DE71])" office:value-type="float"/>
          <table:table-cell table:formula="of:=MAX([.$J71];[.$T71];[.$AD71];[.$AN71];[.$AX71];[.$BH71];[.$BR71];[.$CB71];[.$CL71];[.$CV71];[.$DF71])" office:value-type="float"/>
          <table:table-cell table:formula="of:=MAX([.$K71];[.$U71];[.$AE71];[.$AO71];[.$AY71];[.$BI71];[.$BS71];[.$CC71];[.$CM71];[.$CW71];[.$DG71])" office:value-type="float"/>
        </table:table-row>
        <table:table-row table:style-name="ro1">
          <table:table-cell office:value-type="string">
            <text:p>bio-expansion/instances/9000/ins_9000_9_0424</text:p>
          </table:table-cell>
          <table:table-cell office:value-type="float" office:value="96.9378"/>
          <table:table-cell office:value-type="float" office:value="0.0"/>
          <table:table-cell office:value-type="float" office:value="0.106723585912"/>
          <table:table-cell office:value-type="float" office:value="0.00191213091427"/>
          <table:table-cell office:value-type="float" office:value="0.0"/>
          <table:table-cell office:value-type="float" office:value="1373080.0"/>
          <table:table-cell office:value-type="float" office:value="0.0"/>
          <table:table-cell office:value-type="float" office:value="1124650.0"/>
          <table:table-cell office:value-type="float" office:value="4.0"/>
          <table:table-cell table:style-name="cellBest" office:value-type="float" office:value="118.0"/>
          <table:table-cell office:value-type="float" office:value="357.878"/>
          <table:table-cell office:value-type="float" office:value="0.0"/>
          <table:table-cell office:value-type="float" office:value="0.0533617929562"/>
          <table:table-cell office:value-type="float" office:value="0.00124510850231"/>
          <table:table-cell office:value-type="float" office:value="0.0"/>
          <table:table-cell table:style-name="cellWorst" office:value-type="float" office:value="4299458.0"/>
          <table:table-cell office:value-type="float" office:value="0.0"/>
          <table:table-cell table:style-name="cellWorst" office:value-type="float" office:value="3562332.0"/>
          <table:table-cell office:value-type="float" office:value="4.0"/>
          <table:table-cell office:value-type="float" office:value="159.0"/>
          <table:table-cell office:value-type="float" office:value="486.332"/>
          <table:table-cell office:value-type="float" office:value="0.0"/>
          <table:table-cell office:value-type="float" office:value="0.160085378869"/>
          <table:table-cell office:value-type="float" office:value="0.00191213091427"/>
          <table:table-cell office:value-type="float" office:value="0.0"/>
          <table:table-cell office:value-type="float" office:value="1210859.0"/>
          <table:table-cell office:value-type="float" office:value="0.0"/>
          <table:table-cell office:value-type="float" office:value="910950.0"/>
          <table:table-cell office:value-type="float" office:value="4.0"/>
          <table:table-cell table:style-name="cellWorst" office:value-type="float" office:value="549.0"/>
          <table:table-cell office:value-type="float" office:value="104.846"/>
          <table:table-cell office:value-type="float" office:value="0.0"/>
          <table:table-cell office:value-type="float" office:value="0.266808964781"/>
          <table:table-cell office:value-type="float" office:value="0.00386872998933"/>
          <table:table-cell office:value-type="float" office:value="0.0"/>
          <table:table-cell office:value-type="float" office:value="487227.0"/>
          <table:table-cell office:value-type="float" office:value="2468.0"/>
          <table:table-cell office:value-type="float" office:value="349278.0"/>
          <table:table-cell office:value-type="float" office:value="4.0"/>
          <table:table-cell office:value-type="float" office:value="142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88.4426"/>
          <table:table-cell office:value-type="float" office:value="0.0"/>
          <table:table-cell office:value-type="float" office:value="0.186766275347"/>
          <table:table-cell office:value-type="float" office:value="0.00326840981857"/>
          <table:table-cell office:value-type="float" office:value="0.0"/>
          <table:table-cell office:value-type="float" office:value="478626.0"/>
          <table:table-cell office:value-type="float" office:value="4943.0"/>
          <table:table-cell office:value-type="float" office:value="344389.0"/>
          <table:table-cell office:value-type="float" office:value="4.0"/>
          <table:table-cell office:value-type="float" office:value="135.0"/>
          <table:table-cell office:value-type="float" office:value="107.591"/>
          <table:table-cell office:value-type="float" office:value="0.0"/>
          <table:table-cell office:value-type="float" office:value="0.186766275347"/>
          <table:table-cell office:value-type="float" office:value="0.00326840981857"/>
          <table:table-cell office:value-type="float" office:value="0.0"/>
          <table:table-cell office:value-type="float" office:value="478626.0"/>
          <table:table-cell office:value-type="float" office:value="4943.0"/>
          <table:table-cell office:value-type="float" office:value="344389.0"/>
          <table:table-cell office:value-type="float" office:value="4.0"/>
          <table:table-cell office:value-type="float" office:value="135.0"/>
          <table:table-cell table:style-name="cellWorst" office:value-type="float" office:value="600.024"/>
          <table:table-cell office:value-type="float" office:value="1.0"/>
          <table:table-cell office:value-type="float" office:value="0.120064034152"/>
          <table:table-cell office:value-type="float" office:value="0.00120064034152"/>
          <table:table-cell office:value-type="float" office:value="0.0"/>
          <table:table-cell office:value-type="float" office:value="3242448.0"/>
          <table:table-cell table:style-name="cellWorst" office:value-type="float" office:value="12215.0"/>
          <table:table-cell office:value-type="float" office:value="270872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44.936"/>
          <table:table-cell office:value-type="float" office:value="0.0"/>
          <table:table-cell office:value-type="float" office:value="0.0533617929562"/>
          <table:table-cell office:value-type="float" office:value="0.00131181074351"/>
          <table:table-cell office:value-type="float" office:value="0.0"/>
          <table:table-cell office:value-type="float" office:value="1364427.0"/>
          <table:table-cell office:value-type="float" office:value="11406.0"/>
          <table:table-cell office:value-type="float" office:value="1034355.0"/>
          <table:table-cell office:value-type="float" office:value="4.0"/>
          <table:table-cell office:value-type="float" office:value="361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2];[.$L72];[.$V72];[.$AF72];[.$AP72];[.$AZ72];[.$BJ72];[.$BT72];[.$CD72];[.$CN72];[.$CX72])" office:value-type="float"/>
          <table:table-cell table:formula="of:=MIN([.$C72];[.$M72];[.$W72];[.$AG72];[.$AQ72];[.$BA72];[.$BK72];[.$BU72];[.$CE72];[.$CO72];[.$CY72])" office:value-type="float"/>
          <table:table-cell table:formula="of:=MIN([.$D72];[.$N72];[.$X72];[.$AH72];[.$AR72];[.$BB72];[.$BL72];[.$BV72];[.$CF72];[.$CP72];[.$CZ72])" office:value-type="float"/>
          <table:table-cell table:formula="of:=MIN([.$E72];[.$O72];[.$Y72];[.$AI72];[.$AS72];[.$BC72];[.$BM72];[.$BW72];[.$CG72];[.$CQ72];[.$DA72])" office:value-type="float"/>
          <table:table-cell table:formula="of:=MIN([.$F72];[.$P72];[.$Z72];[.$AJ72];[.$AT72];[.$BD72];[.$BN72];[.$BX72];[.$CH72];[.$CR72];[.$DB72])" office:value-type="float"/>
          <table:table-cell table:formula="of:=MIN([.$G72];[.$Q72];[.$AA72];[.$AK72];[.$AU72];[.$BE72];[.$BO72];[.$BY72];[.$CI72];[.$CS72];[.$DC72])" office:value-type="float"/>
          <table:table-cell table:formula="of:=MIN([.$H72];[.$R72];[.$AB72];[.$AL72];[.$AV72];[.$BF72];[.$BP72];[.$BZ72];[.$CJ72];[.$CT72];[.$DD72])" office:value-type="float"/>
          <table:table-cell table:formula="of:=MIN([.$I72];[.$S72];[.$AC72];[.$AM72];[.$AW72];[.$BG72];[.$BQ72];[.$CA72];[.$CK72];[.$CU72];[.$DE72])" office:value-type="float"/>
          <table:table-cell table:formula="of:=MIN([.$J72];[.$T72];[.$AD72];[.$AN72];[.$AX72];[.$BH72];[.$BR72];[.$CB72];[.$CL72];[.$CV72];[.$DF72])" office:value-type="float"/>
          <table:table-cell table:formula="of:=MIN([.$K72];[.$U72];[.$AE72];[.$AO72];[.$AY72];[.$BI72];[.$BS72];[.$CC72];[.$CM72];[.$CW72];[.$DG72])" office:value-type="float"/>
          <table:table-cell table:formula="of:=MEDIAN([.$B72];[.$L72];[.$V72];[.$AF72];[.$AP72];[.$AZ72];[.$BJ72];[.$BT72];[.$CD72];[.$CN72];[.$CX72])" office:value-type="float"/>
          <table:table-cell table:formula="of:=MEDIAN([.$C72];[.$M72];[.$W72];[.$AG72];[.$AQ72];[.$BA72];[.$BK72];[.$BU72];[.$CE72];[.$CO72];[.$CY72])" office:value-type="float"/>
          <table:table-cell table:formula="of:=MEDIAN([.$D72];[.$N72];[.$X72];[.$AH72];[.$AR72];[.$BB72];[.$BL72];[.$BV72];[.$CF72];[.$CP72];[.$CZ72])" office:value-type="float"/>
          <table:table-cell table:formula="of:=MEDIAN([.$E72];[.$O72];[.$Y72];[.$AI72];[.$AS72];[.$BC72];[.$BM72];[.$BW72];[.$CG72];[.$CQ72];[.$DA72])" office:value-type="float"/>
          <table:table-cell table:formula="of:=MEDIAN([.$F72];[.$P72];[.$Z72];[.$AJ72];[.$AT72];[.$BD72];[.$BN72];[.$BX72];[.$CH72];[.$CR72];[.$DB72])" office:value-type="float"/>
          <table:table-cell table:formula="of:=MEDIAN([.$G72];[.$Q72];[.$AA72];[.$AK72];[.$AU72];[.$BE72];[.$BO72];[.$BY72];[.$CI72];[.$CS72];[.$DC72])" office:value-type="float"/>
          <table:table-cell table:formula="of:=MEDIAN([.$H72];[.$R72];[.$AB72];[.$AL72];[.$AV72];[.$BF72];[.$BP72];[.$BZ72];[.$CJ72];[.$CT72];[.$DD72])" office:value-type="float"/>
          <table:table-cell table:formula="of:=MEDIAN([.$I72];[.$S72];[.$AC72];[.$AM72];[.$AW72];[.$BG72];[.$BQ72];[.$CA72];[.$CK72];[.$CU72];[.$DE72])" office:value-type="float"/>
          <table:table-cell table:formula="of:=MEDIAN([.$J72];[.$T72];[.$AD72];[.$AN72];[.$AX72];[.$BH72];[.$BR72];[.$CB72];[.$CL72];[.$CV72];[.$DF72])" office:value-type="float"/>
          <table:table-cell table:formula="of:=MEDIAN([.$K72];[.$U72];[.$AE72];[.$AO72];[.$AY72];[.$BI72];[.$BS72];[.$CC72];[.$CM72];[.$CW72];[.$DG72])" office:value-type="float"/>
          <table:table-cell table:formula="of:=MAX([.$B72];[.$L72];[.$V72];[.$AF72];[.$AP72];[.$AZ72];[.$BJ72];[.$BT72];[.$CD72];[.$CN72];[.$CX72])" office:value-type="float"/>
          <table:table-cell table:formula="of:=MAX([.$C72];[.$M72];[.$W72];[.$AG72];[.$AQ72];[.$BA72];[.$BK72];[.$BU72];[.$CE72];[.$CO72];[.$CY72])" office:value-type="float"/>
          <table:table-cell table:formula="of:=MAX([.$D72];[.$N72];[.$X72];[.$AH72];[.$AR72];[.$BB72];[.$BL72];[.$BV72];[.$CF72];[.$CP72];[.$CZ72])" office:value-type="float"/>
          <table:table-cell table:formula="of:=MAX([.$E72];[.$O72];[.$Y72];[.$AI72];[.$AS72];[.$BC72];[.$BM72];[.$BW72];[.$CG72];[.$CQ72];[.$DA72])" office:value-type="float"/>
          <table:table-cell table:formula="of:=MAX([.$F72];[.$P72];[.$Z72];[.$AJ72];[.$AT72];[.$BD72];[.$BN72];[.$BX72];[.$CH72];[.$CR72];[.$DB72])" office:value-type="float"/>
          <table:table-cell table:formula="of:=MAX([.$G72];[.$Q72];[.$AA72];[.$AK72];[.$AU72];[.$BE72];[.$BO72];[.$BY72];[.$CI72];[.$CS72];[.$DC72])" office:value-type="float"/>
          <table:table-cell table:formula="of:=MAX([.$H72];[.$R72];[.$AB72];[.$AL72];[.$AV72];[.$BF72];[.$BP72];[.$BZ72];[.$CJ72];[.$CT72];[.$DD72])" office:value-type="float"/>
          <table:table-cell table:formula="of:=MAX([.$I72];[.$S72];[.$AC72];[.$AM72];[.$AW72];[.$BG72];[.$BQ72];[.$CA72];[.$CK72];[.$CU72];[.$DE72])" office:value-type="float"/>
          <table:table-cell table:formula="of:=MAX([.$J72];[.$T72];[.$AD72];[.$AN72];[.$AX72];[.$BH72];[.$BR72];[.$CB72];[.$CL72];[.$CV72];[.$DF72])" office:value-type="float"/>
          <table:table-cell table:formula="of:=MAX([.$K72];[.$U72];[.$AE72];[.$AO72];[.$AY72];[.$BI72];[.$BS72];[.$CC72];[.$CM72];[.$CW72];[.$DG72])" office:value-type="float"/>
        </table:table-row>
        <table:table-row table:style-name="ro1">
          <table:table-cell office:value-type="string">
            <text:p>bio-expansion/instances/9000/ins_9000_9_0454</text:p>
          </table:table-cell>
          <table:table-cell table:style-name="cellBest" office:value-type="float" office:value="94.2407"/>
          <table:table-cell office:value-type="float" office:value="0.0"/>
          <table:table-cell office:value-type="float" office:value="0.0274649821478"/>
          <table:table-cell office:value-type="float" office:value="0.000869724434679"/>
          <table:table-cell office:value-type="float" office:value="0.0"/>
          <table:table-cell office:value-type="float" office:value="1262436.0"/>
          <table:table-cell office:value-type="float" office:value="0.0"/>
          <table:table-cell office:value-type="float" office:value="1024542.0"/>
          <table:table-cell office:value-type="float" office:value="4.0"/>
          <table:table-cell table:style-name="cellBest" office:value-type="float" office:value="128.0"/>
          <table:table-cell office:value-type="float" office:value="500.915"/>
          <table:table-cell office:value-type="float" office:value="0.0"/>
          <table:table-cell office:value-type="float" office:value="0.0274649821478"/>
          <table:table-cell office:value-type="float" office:value="0.000938386890049"/>
          <table:table-cell office:value-type="float" office:value="0.0"/>
          <table:table-cell table:style-name="cellWorst" office:value-type="float" office:value="5819923.0"/>
          <table:table-cell office:value-type="float" office:value="0.0"/>
          <table:table-cell table:style-name="cellWorst" office:value-type="float" office:value="4832387.0"/>
          <table:table-cell office:value-type="float" office:value="4.0"/>
          <table:table-cell office:value-type="float" office:value="149.0"/>
          <table:table-cell office:value-type="float" office:value="600.02"/>
          <table:table-cell office:value-type="float" office:value="1.0"/>
          <table:table-cell office:value-type="float" office:value="0.17852238396"/>
          <table:table-cell office:value-type="float" office:value="0.0017852238396"/>
          <table:table-cell office:value-type="float" office:value="0.0"/>
          <table:table-cell office:value-type="float" office:value="4777905.0"/>
          <table:table-cell office:value-type="float" office:value="0.0"/>
          <table:table-cell office:value-type="float" office:value="422686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85.315"/>
          <table:table-cell office:value-type="float" office:value="0.0"/>
          <table:table-cell office:value-type="float" office:value="0.17852238396"/>
          <table:table-cell office:value-type="float" office:value="0.00370777258995"/>
          <table:table-cell office:value-type="float" office:value="0.0"/>
          <table:table-cell office:value-type="float" office:value="1757753.0"/>
          <table:table-cell office:value-type="float" office:value="1876.0"/>
          <table:table-cell office:value-type="float" office:value="1446028.0"/>
          <table:table-cell office:value-type="float" office:value="4.0"/>
          <table:table-cell table:style-name="cellWorst" office:value-type="float" office:value="16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53.567"/>
          <table:table-cell office:value-type="float" office:value="0.0"/>
          <table:table-cell office:value-type="float" office:value="0.137324910739"/>
          <table:table-cell office:value-type="float" office:value="0.00334157282798"/>
          <table:table-cell office:value-type="float" office:value="0.0"/>
          <table:table-cell office:value-type="float" office:value="1758126.0"/>
          <table:table-cell office:value-type="float" office:value="6839.0"/>
          <table:table-cell office:value-type="float" office:value="1444431.0"/>
          <table:table-cell office:value-type="float" office:value="4.0"/>
          <table:table-cell office:value-type="float" office:value="149.0"/>
          <table:table-cell office:value-type="float" office:value="181.551"/>
          <table:table-cell office:value-type="float" office:value="0.0"/>
          <table:table-cell office:value-type="float" office:value="0.137324910739"/>
          <table:table-cell office:value-type="float" office:value="0.00334157282798"/>
          <table:table-cell office:value-type="float" office:value="0.0"/>
          <table:table-cell office:value-type="float" office:value="1758126.0"/>
          <table:table-cell office:value-type="float" office:value="6839.0"/>
          <table:table-cell office:value-type="float" office:value="1444431.0"/>
          <table:table-cell office:value-type="float" office:value="4.0"/>
          <table:table-cell office:value-type="float" office:value="149.0"/>
          <table:table-cell office:value-type="float" office:value="600.019"/>
          <table:table-cell office:value-type="float" office:value="1.0"/>
          <table:table-cell office:value-type="float" office:value="0.0686624553694"/>
          <table:table-cell office:value-type="float" office:value="0.0012816991669"/>
          <table:table-cell office:value-type="float" office:value="0.0"/>
          <table:table-cell office:value-type="float" office:value="1782192.0"/>
          <table:table-cell office:value-type="float" office:value="1819.0"/>
          <table:table-cell office:value-type="float" office:value="147646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137324910739"/>
          <table:table-cell office:value-type="float" office:value="0.00256339833379"/>
          <table:table-cell office:value-type="float" office:value="0.0"/>
          <table:table-cell office:value-type="float" office:value="4151426.0"/>
          <table:table-cell table:style-name="cellWorst" office:value-type="float" office:value="10733.0"/>
          <table:table-cell office:value-type="float" office:value="345916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3];[.$L73];[.$V73];[.$AF73];[.$AP73];[.$AZ73];[.$BJ73];[.$BT73];[.$CD73];[.$CN73];[.$CX73])" office:value-type="float"/>
          <table:table-cell table:formula="of:=MIN([.$C73];[.$M73];[.$W73];[.$AG73];[.$AQ73];[.$BA73];[.$BK73];[.$BU73];[.$CE73];[.$CO73];[.$CY73])" office:value-type="float"/>
          <table:table-cell table:formula="of:=MIN([.$D73];[.$N73];[.$X73];[.$AH73];[.$AR73];[.$BB73];[.$BL73];[.$BV73];[.$CF73];[.$CP73];[.$CZ73])" office:value-type="float"/>
          <table:table-cell table:formula="of:=MIN([.$E73];[.$O73];[.$Y73];[.$AI73];[.$AS73];[.$BC73];[.$BM73];[.$BW73];[.$CG73];[.$CQ73];[.$DA73])" office:value-type="float"/>
          <table:table-cell table:formula="of:=MIN([.$F73];[.$P73];[.$Z73];[.$AJ73];[.$AT73];[.$BD73];[.$BN73];[.$BX73];[.$CH73];[.$CR73];[.$DB73])" office:value-type="float"/>
          <table:table-cell table:formula="of:=MIN([.$G73];[.$Q73];[.$AA73];[.$AK73];[.$AU73];[.$BE73];[.$BO73];[.$BY73];[.$CI73];[.$CS73];[.$DC73])" office:value-type="float"/>
          <table:table-cell table:formula="of:=MIN([.$H73];[.$R73];[.$AB73];[.$AL73];[.$AV73];[.$BF73];[.$BP73];[.$BZ73];[.$CJ73];[.$CT73];[.$DD73])" office:value-type="float"/>
          <table:table-cell table:formula="of:=MIN([.$I73];[.$S73];[.$AC73];[.$AM73];[.$AW73];[.$BG73];[.$BQ73];[.$CA73];[.$CK73];[.$CU73];[.$DE73])" office:value-type="float"/>
          <table:table-cell table:formula="of:=MIN([.$J73];[.$T73];[.$AD73];[.$AN73];[.$AX73];[.$BH73];[.$BR73];[.$CB73];[.$CL73];[.$CV73];[.$DF73])" office:value-type="float"/>
          <table:table-cell table:formula="of:=MIN([.$K73];[.$U73];[.$AE73];[.$AO73];[.$AY73];[.$BI73];[.$BS73];[.$CC73];[.$CM73];[.$CW73];[.$DG73])" office:value-type="float"/>
          <table:table-cell table:formula="of:=MEDIAN([.$B73];[.$L73];[.$V73];[.$AF73];[.$AP73];[.$AZ73];[.$BJ73];[.$BT73];[.$CD73];[.$CN73];[.$CX73])" office:value-type="float"/>
          <table:table-cell table:formula="of:=MEDIAN([.$C73];[.$M73];[.$W73];[.$AG73];[.$AQ73];[.$BA73];[.$BK73];[.$BU73];[.$CE73];[.$CO73];[.$CY73])" office:value-type="float"/>
          <table:table-cell table:formula="of:=MEDIAN([.$D73];[.$N73];[.$X73];[.$AH73];[.$AR73];[.$BB73];[.$BL73];[.$BV73];[.$CF73];[.$CP73];[.$CZ73])" office:value-type="float"/>
          <table:table-cell table:formula="of:=MEDIAN([.$E73];[.$O73];[.$Y73];[.$AI73];[.$AS73];[.$BC73];[.$BM73];[.$BW73];[.$CG73];[.$CQ73];[.$DA73])" office:value-type="float"/>
          <table:table-cell table:formula="of:=MEDIAN([.$F73];[.$P73];[.$Z73];[.$AJ73];[.$AT73];[.$BD73];[.$BN73];[.$BX73];[.$CH73];[.$CR73];[.$DB73])" office:value-type="float"/>
          <table:table-cell table:formula="of:=MEDIAN([.$G73];[.$Q73];[.$AA73];[.$AK73];[.$AU73];[.$BE73];[.$BO73];[.$BY73];[.$CI73];[.$CS73];[.$DC73])" office:value-type="float"/>
          <table:table-cell table:formula="of:=MEDIAN([.$H73];[.$R73];[.$AB73];[.$AL73];[.$AV73];[.$BF73];[.$BP73];[.$BZ73];[.$CJ73];[.$CT73];[.$DD73])" office:value-type="float"/>
          <table:table-cell table:formula="of:=MEDIAN([.$I73];[.$S73];[.$AC73];[.$AM73];[.$AW73];[.$BG73];[.$BQ73];[.$CA73];[.$CK73];[.$CU73];[.$DE73])" office:value-type="float"/>
          <table:table-cell table:formula="of:=MEDIAN([.$J73];[.$T73];[.$AD73];[.$AN73];[.$AX73];[.$BH73];[.$BR73];[.$CB73];[.$CL73];[.$CV73];[.$DF73])" office:value-type="float"/>
          <table:table-cell table:formula="of:=MEDIAN([.$K73];[.$U73];[.$AE73];[.$AO73];[.$AY73];[.$BI73];[.$BS73];[.$CC73];[.$CM73];[.$CW73];[.$DG73])" office:value-type="float"/>
          <table:table-cell table:formula="of:=MAX([.$B73];[.$L73];[.$V73];[.$AF73];[.$AP73];[.$AZ73];[.$BJ73];[.$BT73];[.$CD73];[.$CN73];[.$CX73])" office:value-type="float"/>
          <table:table-cell table:formula="of:=MAX([.$C73];[.$M73];[.$W73];[.$AG73];[.$AQ73];[.$BA73];[.$BK73];[.$BU73];[.$CE73];[.$CO73];[.$CY73])" office:value-type="float"/>
          <table:table-cell table:formula="of:=MAX([.$D73];[.$N73];[.$X73];[.$AH73];[.$AR73];[.$BB73];[.$BL73];[.$BV73];[.$CF73];[.$CP73];[.$CZ73])" office:value-type="float"/>
          <table:table-cell table:formula="of:=MAX([.$E73];[.$O73];[.$Y73];[.$AI73];[.$AS73];[.$BC73];[.$BM73];[.$BW73];[.$CG73];[.$CQ73];[.$DA73])" office:value-type="float"/>
          <table:table-cell table:formula="of:=MAX([.$F73];[.$P73];[.$Z73];[.$AJ73];[.$AT73];[.$BD73];[.$BN73];[.$BX73];[.$CH73];[.$CR73];[.$DB73])" office:value-type="float"/>
          <table:table-cell table:formula="of:=MAX([.$G73];[.$Q73];[.$AA73];[.$AK73];[.$AU73];[.$BE73];[.$BO73];[.$BY73];[.$CI73];[.$CS73];[.$DC73])" office:value-type="float"/>
          <table:table-cell table:formula="of:=MAX([.$H73];[.$R73];[.$AB73];[.$AL73];[.$AV73];[.$BF73];[.$BP73];[.$BZ73];[.$CJ73];[.$CT73];[.$DD73])" office:value-type="float"/>
          <table:table-cell table:formula="of:=MAX([.$I73];[.$S73];[.$AC73];[.$AM73];[.$AW73];[.$BG73];[.$BQ73];[.$CA73];[.$CK73];[.$CU73];[.$DE73])" office:value-type="float"/>
          <table:table-cell table:formula="of:=MAX([.$J73];[.$T73];[.$AD73];[.$AN73];[.$AX73];[.$BH73];[.$BR73];[.$CB73];[.$CL73];[.$CV73];[.$DF73])" office:value-type="float"/>
          <table:table-cell table:formula="of:=MAX([.$K73];[.$U73];[.$AE73];[.$AO73];[.$AY73];[.$BI73];[.$BS73];[.$CC73];[.$CM73];[.$CW73];[.$DG73])" office:value-type="float"/>
        </table:table-row>
        <table:table-row table:style-name="ro1">
          <table:table-cell office:value-type="string">
            <text:p>bio-expansion/instances/9000/ins_9000_9_0464</text:p>
          </table:table-cell>
          <table:table-cell office:value-type="float" office:value="170.037"/>
          <table:table-cell office:value-type="float" office:value="0.0"/>
          <table:table-cell office:value-type="float" office:value="0.0536264914868"/>
          <table:table-cell office:value-type="float" office:value="0.00102784108683"/>
          <table:table-cell office:value-type="float" office:value="0.0"/>
          <table:table-cell office:value-type="float" office:value="904952.0"/>
          <table:table-cell table:style-name="cellBest" office:value-type="float" office:value="0.0"/>
          <table:table-cell office:value-type="float" office:value="709965.0"/>
          <table:table-cell office:value-type="float" office:value="4.0"/>
          <table:table-cell table:style-name="cellBest" office:value-type="float" office:value="134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11.741"/>
          <table:table-cell office:value-type="float" office:value="0.0"/>
          <table:table-cell office:value-type="float" office:value="0.0402198686151"/>
          <table:table-cell office:value-type="float" office:value="0.00143003977298"/>
          <table:table-cell office:value-type="float" office:value="0.0"/>
          <table:table-cell table:style-name="cellWorst" office:value-type="float" office:value="6415027.0"/>
          <table:table-cell table:style-name="cellBest" office:value-type="float" office:value="0.0"/>
          <table:table-cell table:style-name="cellWorst" office:value-type="float" office:value="5817556.0"/>
          <table:table-cell office:value-type="float" office:value="4.0"/>
          <table:table-cell table:style-name="cellWorst" office:value-type="float" office:value="468.0"/>
          <table:table-cell office:value-type="float" office:value="139.955"/>
          <table:table-cell office:value-type="float" office:value="0.0"/>
          <table:table-cell office:value-type="float" office:value="0.0670331143585"/>
          <table:table-cell office:value-type="float" office:value="0.00151941725879"/>
          <table:table-cell office:value-type="float" office:value="0.0"/>
          <table:table-cell office:value-type="float" office:value="1447966.0"/>
          <table:table-cell office:value-type="float" office:value="320.0"/>
          <table:table-cell office:value-type="float" office:value="1177991.0"/>
          <table:table-cell office:value-type="float" office:value="4.0"/>
          <table:table-cell office:value-type="float" office:value="143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27.143"/>
          <table:table-cell office:value-type="float" office:value="0.0"/>
          <table:table-cell office:value-type="float" office:value="0.0402198686151"/>
          <table:table-cell office:value-type="float" office:value="0.00147472851589"/>
          <table:table-cell office:value-type="float" office:value="0.0"/>
          <table:table-cell office:value-type="float" office:value="1447955.0"/>
          <table:table-cell office:value-type="float" office:value="6186.0"/>
          <table:table-cell office:value-type="float" office:value="1178048.0"/>
          <table:table-cell office:value-type="float" office:value="4.0"/>
          <table:table-cell office:value-type="float" office:value="135.0"/>
          <table:table-cell office:value-type="float" office:value="137.993"/>
          <table:table-cell office:value-type="float" office:value="0.0"/>
          <table:table-cell office:value-type="float" office:value="0.0402198686151"/>
          <table:table-cell office:value-type="float" office:value="0.00147472851589"/>
          <table:table-cell office:value-type="float" office:value="0.0"/>
          <table:table-cell office:value-type="float" office:value="1447955.0"/>
          <table:table-cell office:value-type="float" office:value="6186.0"/>
          <table:table-cell office:value-type="float" office:value="1178048.0"/>
          <table:table-cell office:value-type="float" office:value="4.0"/>
          <table:table-cell office:value-type="float" office:value="135.0"/>
          <table:table-cell office:value-type="float" office:value="600.02"/>
          <table:table-cell office:value-type="float" office:value="1.0"/>
          <table:table-cell office:value-type="float" office:value="0.107252982974"/>
          <table:table-cell office:value-type="float" office:value="0.00134066228717"/>
          <table:table-cell office:value-type="float" office:value="0.0"/>
          <table:table-cell office:value-type="float" office:value="3623097.0"/>
          <table:table-cell table:style-name="cellWorst" office:value-type="float" office:value="39465.0"/>
          <table:table-cell office:value-type="float" office:value="291434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536264914868"/>
          <table:table-cell office:value-type="float" office:value="0.000536264914868"/>
          <table:table-cell office:value-type="float" office:value="0.0"/>
          <table:table-cell office:value-type="float" office:value="3036659.0"/>
          <table:table-cell office:value-type="float" office:value="5725.0"/>
          <table:table-cell office:value-type="float" office:value="246639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4];[.$L74];[.$V74];[.$AF74];[.$AP74];[.$AZ74];[.$BJ74];[.$BT74];[.$CD74];[.$CN74];[.$CX74])" office:value-type="float"/>
          <table:table-cell table:formula="of:=MIN([.$C74];[.$M74];[.$W74];[.$AG74];[.$AQ74];[.$BA74];[.$BK74];[.$BU74];[.$CE74];[.$CO74];[.$CY74])" office:value-type="float"/>
          <table:table-cell table:formula="of:=MIN([.$D74];[.$N74];[.$X74];[.$AH74];[.$AR74];[.$BB74];[.$BL74];[.$BV74];[.$CF74];[.$CP74];[.$CZ74])" office:value-type="float"/>
          <table:table-cell table:formula="of:=MIN([.$E74];[.$O74];[.$Y74];[.$AI74];[.$AS74];[.$BC74];[.$BM74];[.$BW74];[.$CG74];[.$CQ74];[.$DA74])" office:value-type="float"/>
          <table:table-cell table:formula="of:=MIN([.$F74];[.$P74];[.$Z74];[.$AJ74];[.$AT74];[.$BD74];[.$BN74];[.$BX74];[.$CH74];[.$CR74];[.$DB74])" office:value-type="float"/>
          <table:table-cell table:formula="of:=MIN([.$G74];[.$Q74];[.$AA74];[.$AK74];[.$AU74];[.$BE74];[.$BO74];[.$BY74];[.$CI74];[.$CS74];[.$DC74])" office:value-type="float"/>
          <table:table-cell table:formula="of:=MIN([.$H74];[.$R74];[.$AB74];[.$AL74];[.$AV74];[.$BF74];[.$BP74];[.$BZ74];[.$CJ74];[.$CT74];[.$DD74])" office:value-type="float"/>
          <table:table-cell table:formula="of:=MIN([.$I74];[.$S74];[.$AC74];[.$AM74];[.$AW74];[.$BG74];[.$BQ74];[.$CA74];[.$CK74];[.$CU74];[.$DE74])" office:value-type="float"/>
          <table:table-cell table:formula="of:=MIN([.$J74];[.$T74];[.$AD74];[.$AN74];[.$AX74];[.$BH74];[.$BR74];[.$CB74];[.$CL74];[.$CV74];[.$DF74])" office:value-type="float"/>
          <table:table-cell table:formula="of:=MIN([.$K74];[.$U74];[.$AE74];[.$AO74];[.$AY74];[.$BI74];[.$BS74];[.$CC74];[.$CM74];[.$CW74];[.$DG74])" office:value-type="float"/>
          <table:table-cell table:formula="of:=MEDIAN([.$B74];[.$L74];[.$V74];[.$AF74];[.$AP74];[.$AZ74];[.$BJ74];[.$BT74];[.$CD74];[.$CN74];[.$CX74])" office:value-type="float"/>
          <table:table-cell table:formula="of:=MEDIAN([.$C74];[.$M74];[.$W74];[.$AG74];[.$AQ74];[.$BA74];[.$BK74];[.$BU74];[.$CE74];[.$CO74];[.$CY74])" office:value-type="float"/>
          <table:table-cell table:formula="of:=MEDIAN([.$D74];[.$N74];[.$X74];[.$AH74];[.$AR74];[.$BB74];[.$BL74];[.$BV74];[.$CF74];[.$CP74];[.$CZ74])" office:value-type="float"/>
          <table:table-cell table:formula="of:=MEDIAN([.$E74];[.$O74];[.$Y74];[.$AI74];[.$AS74];[.$BC74];[.$BM74];[.$BW74];[.$CG74];[.$CQ74];[.$DA74])" office:value-type="float"/>
          <table:table-cell table:formula="of:=MEDIAN([.$F74];[.$P74];[.$Z74];[.$AJ74];[.$AT74];[.$BD74];[.$BN74];[.$BX74];[.$CH74];[.$CR74];[.$DB74])" office:value-type="float"/>
          <table:table-cell table:formula="of:=MEDIAN([.$G74];[.$Q74];[.$AA74];[.$AK74];[.$AU74];[.$BE74];[.$BO74];[.$BY74];[.$CI74];[.$CS74];[.$DC74])" office:value-type="float"/>
          <table:table-cell table:formula="of:=MEDIAN([.$H74];[.$R74];[.$AB74];[.$AL74];[.$AV74];[.$BF74];[.$BP74];[.$BZ74];[.$CJ74];[.$CT74];[.$DD74])" office:value-type="float"/>
          <table:table-cell table:formula="of:=MEDIAN([.$I74];[.$S74];[.$AC74];[.$AM74];[.$AW74];[.$BG74];[.$BQ74];[.$CA74];[.$CK74];[.$CU74];[.$DE74])" office:value-type="float"/>
          <table:table-cell table:formula="of:=MEDIAN([.$J74];[.$T74];[.$AD74];[.$AN74];[.$AX74];[.$BH74];[.$BR74];[.$CB74];[.$CL74];[.$CV74];[.$DF74])" office:value-type="float"/>
          <table:table-cell table:formula="of:=MEDIAN([.$K74];[.$U74];[.$AE74];[.$AO74];[.$AY74];[.$BI74];[.$BS74];[.$CC74];[.$CM74];[.$CW74];[.$DG74])" office:value-type="float"/>
          <table:table-cell table:formula="of:=MAX([.$B74];[.$L74];[.$V74];[.$AF74];[.$AP74];[.$AZ74];[.$BJ74];[.$BT74];[.$CD74];[.$CN74];[.$CX74])" office:value-type="float"/>
          <table:table-cell table:formula="of:=MAX([.$C74];[.$M74];[.$W74];[.$AG74];[.$AQ74];[.$BA74];[.$BK74];[.$BU74];[.$CE74];[.$CO74];[.$CY74])" office:value-type="float"/>
          <table:table-cell table:formula="of:=MAX([.$D74];[.$N74];[.$X74];[.$AH74];[.$AR74];[.$BB74];[.$BL74];[.$BV74];[.$CF74];[.$CP74];[.$CZ74])" office:value-type="float"/>
          <table:table-cell table:formula="of:=MAX([.$E74];[.$O74];[.$Y74];[.$AI74];[.$AS74];[.$BC74];[.$BM74];[.$BW74];[.$CG74];[.$CQ74];[.$DA74])" office:value-type="float"/>
          <table:table-cell table:formula="of:=MAX([.$F74];[.$P74];[.$Z74];[.$AJ74];[.$AT74];[.$BD74];[.$BN74];[.$BX74];[.$CH74];[.$CR74];[.$DB74])" office:value-type="float"/>
          <table:table-cell table:formula="of:=MAX([.$G74];[.$Q74];[.$AA74];[.$AK74];[.$AU74];[.$BE74];[.$BO74];[.$BY74];[.$CI74];[.$CS74];[.$DC74])" office:value-type="float"/>
          <table:table-cell table:formula="of:=MAX([.$H74];[.$R74];[.$AB74];[.$AL74];[.$AV74];[.$BF74];[.$BP74];[.$BZ74];[.$CJ74];[.$CT74];[.$DD74])" office:value-type="float"/>
          <table:table-cell table:formula="of:=MAX([.$I74];[.$S74];[.$AC74];[.$AM74];[.$AW74];[.$BG74];[.$BQ74];[.$CA74];[.$CK74];[.$CU74];[.$DE74])" office:value-type="float"/>
          <table:table-cell table:formula="of:=MAX([.$J74];[.$T74];[.$AD74];[.$AN74];[.$AX74];[.$BH74];[.$BR74];[.$CB74];[.$CL74];[.$CV74];[.$DF74])" office:value-type="float"/>
          <table:table-cell table:formula="of:=MAX([.$K74];[.$U74];[.$AE74];[.$AO74];[.$AY74];[.$BI74];[.$BS74];[.$CC74];[.$CM74];[.$CW74];[.$DG74])" office:value-type="float"/>
        </table:table-row>
        <table:table-row table:style-name="ro1">
          <table:table-cell office:value-type="string">
            <text:p>bio-expansion/instances/9000/ins_9000_9_0474</text:p>
          </table:table-cell>
          <table:table-cell table:style-name="cellBest" office:value-type="float" office:value="84.0847"/>
          <table:table-cell office:value-type="float" office:value="0.0"/>
          <table:table-cell office:value-type="float" office:value="0.10530472555"/>
          <table:table-cell office:value-type="float" office:value="0.00179895572814"/>
          <table:table-cell office:value-type="float" office:value="0.0"/>
          <table:table-cell office:value-type="float" office:value="814980.0"/>
          <table:table-cell table:style-name="cellBest" office:value-type="float" office:value="0.0"/>
          <table:table-cell office:value-type="float" office:value="624625.0"/>
          <table:table-cell office:value-type="float" office:value="4.0"/>
          <table:table-cell table:style-name="cellBest" office:value-type="float" office:value="136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57957088324"/>
          <table:table-cell office:value-type="float" office:value="0.00201834057303"/>
          <table:table-cell office:value-type="float" office:value="0.0"/>
          <table:table-cell office:value-type="float" office:value="2084766.0"/>
          <table:table-cell table:style-name="cellBest" office:value-type="float" office:value="0.0"/>
          <table:table-cell office:value-type="float" office:value="159551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2.8977"/>
          <table:table-cell office:value-type="float" office:value="0.0"/>
          <table:table-cell office:value-type="float" office:value="0.144793997631"/>
          <table:table-cell office:value-type="float" office:value="0.00276424904568"/>
          <table:table-cell office:value-type="float" office:value="0.0"/>
          <table:table-cell office:value-type="float" office:value="890775.0"/>
          <table:table-cell office:value-type="float" office:value="800.0"/>
          <table:table-cell office:value-type="float" office:value="669677.0"/>
          <table:table-cell office:value-type="float" office:value="4.0"/>
          <table:table-cell office:value-type="float" office:value="14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6.8545"/>
          <table:table-cell office:value-type="float" office:value="0.0"/>
          <table:table-cell office:value-type="float" office:value="0.10530472555"/>
          <table:table-cell office:value-type="float" office:value="0.00267649510772"/>
          <table:table-cell office:value-type="float" office:value="0.0"/>
          <table:table-cell office:value-type="float" office:value="891576.0"/>
          <table:table-cell office:value-type="float" office:value="4477.0"/>
          <table:table-cell office:value-type="float" office:value="667422.0"/>
          <table:table-cell office:value-type="float" office:value="4.0"/>
          <table:table-cell table:style-name="cellWorst" office:value-type="float" office:value="158.0"/>
          <table:table-cell office:value-type="float" office:value="104.548"/>
          <table:table-cell office:value-type="float" office:value="0.0"/>
          <table:table-cell office:value-type="float" office:value="0.10530472555"/>
          <table:table-cell office:value-type="float" office:value="0.00267649510772"/>
          <table:table-cell office:value-type="float" office:value="0.0"/>
          <table:table-cell office:value-type="float" office:value="891576.0"/>
          <table:table-cell office:value-type="float" office:value="4477.0"/>
          <table:table-cell office:value-type="float" office:value="667422.0"/>
          <table:table-cell office:value-type="float" office:value="4.0"/>
          <table:table-cell table:style-name="cellWorst" office:value-type="float" office:value="158.0"/>
          <table:table-cell office:value-type="float" office:value="600.018"/>
          <table:table-cell office:value-type="float" office:value="1.0"/>
          <table:table-cell office:value-type="float" office:value="0.0526523627748"/>
          <table:table-cell office:value-type="float" office:value="0.000789785441622"/>
          <table:table-cell office:value-type="float" office:value="0.0"/>
          <table:table-cell office:value-type="float" office:value="2524426.0"/>
          <table:table-cell office:value-type="float" office:value="7657.0"/>
          <table:table-cell office:value-type="float" office:value="199410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144793997631"/>
          <table:table-cell office:value-type="float" office:value="0.00144793997631"/>
          <table:table-cell office:value-type="float" office:value="0.0"/>
          <table:table-cell table:style-name="cellWorst" office:value-type="float" office:value="4208616.0"/>
          <table:table-cell table:style-name="cellWorst" office:value-type="float" office:value="12991.0"/>
          <table:table-cell table:style-name="cellWorst" office:value-type="float" office:value="340944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5];[.$L75];[.$V75];[.$AF75];[.$AP75];[.$AZ75];[.$BJ75];[.$BT75];[.$CD75];[.$CN75];[.$CX75])" office:value-type="float"/>
          <table:table-cell table:formula="of:=MIN([.$C75];[.$M75];[.$W75];[.$AG75];[.$AQ75];[.$BA75];[.$BK75];[.$BU75];[.$CE75];[.$CO75];[.$CY75])" office:value-type="float"/>
          <table:table-cell table:formula="of:=MIN([.$D75];[.$N75];[.$X75];[.$AH75];[.$AR75];[.$BB75];[.$BL75];[.$BV75];[.$CF75];[.$CP75];[.$CZ75])" office:value-type="float"/>
          <table:table-cell table:formula="of:=MIN([.$E75];[.$O75];[.$Y75];[.$AI75];[.$AS75];[.$BC75];[.$BM75];[.$BW75];[.$CG75];[.$CQ75];[.$DA75])" office:value-type="float"/>
          <table:table-cell table:formula="of:=MIN([.$F75];[.$P75];[.$Z75];[.$AJ75];[.$AT75];[.$BD75];[.$BN75];[.$BX75];[.$CH75];[.$CR75];[.$DB75])" office:value-type="float"/>
          <table:table-cell table:formula="of:=MIN([.$G75];[.$Q75];[.$AA75];[.$AK75];[.$AU75];[.$BE75];[.$BO75];[.$BY75];[.$CI75];[.$CS75];[.$DC75])" office:value-type="float"/>
          <table:table-cell table:formula="of:=MIN([.$H75];[.$R75];[.$AB75];[.$AL75];[.$AV75];[.$BF75];[.$BP75];[.$BZ75];[.$CJ75];[.$CT75];[.$DD75])" office:value-type="float"/>
          <table:table-cell table:formula="of:=MIN([.$I75];[.$S75];[.$AC75];[.$AM75];[.$AW75];[.$BG75];[.$BQ75];[.$CA75];[.$CK75];[.$CU75];[.$DE75])" office:value-type="float"/>
          <table:table-cell table:formula="of:=MIN([.$J75];[.$T75];[.$AD75];[.$AN75];[.$AX75];[.$BH75];[.$BR75];[.$CB75];[.$CL75];[.$CV75];[.$DF75])" office:value-type="float"/>
          <table:table-cell table:formula="of:=MIN([.$K75];[.$U75];[.$AE75];[.$AO75];[.$AY75];[.$BI75];[.$BS75];[.$CC75];[.$CM75];[.$CW75];[.$DG75])" office:value-type="float"/>
          <table:table-cell table:formula="of:=MEDIAN([.$B75];[.$L75];[.$V75];[.$AF75];[.$AP75];[.$AZ75];[.$BJ75];[.$BT75];[.$CD75];[.$CN75];[.$CX75])" office:value-type="float"/>
          <table:table-cell table:formula="of:=MEDIAN([.$C75];[.$M75];[.$W75];[.$AG75];[.$AQ75];[.$BA75];[.$BK75];[.$BU75];[.$CE75];[.$CO75];[.$CY75])" office:value-type="float"/>
          <table:table-cell table:formula="of:=MEDIAN([.$D75];[.$N75];[.$X75];[.$AH75];[.$AR75];[.$BB75];[.$BL75];[.$BV75];[.$CF75];[.$CP75];[.$CZ75])" office:value-type="float"/>
          <table:table-cell table:formula="of:=MEDIAN([.$E75];[.$O75];[.$Y75];[.$AI75];[.$AS75];[.$BC75];[.$BM75];[.$BW75];[.$CG75];[.$CQ75];[.$DA75])" office:value-type="float"/>
          <table:table-cell table:formula="of:=MEDIAN([.$F75];[.$P75];[.$Z75];[.$AJ75];[.$AT75];[.$BD75];[.$BN75];[.$BX75];[.$CH75];[.$CR75];[.$DB75])" office:value-type="float"/>
          <table:table-cell table:formula="of:=MEDIAN([.$G75];[.$Q75];[.$AA75];[.$AK75];[.$AU75];[.$BE75];[.$BO75];[.$BY75];[.$CI75];[.$CS75];[.$DC75])" office:value-type="float"/>
          <table:table-cell table:formula="of:=MEDIAN([.$H75];[.$R75];[.$AB75];[.$AL75];[.$AV75];[.$BF75];[.$BP75];[.$BZ75];[.$CJ75];[.$CT75];[.$DD75])" office:value-type="float"/>
          <table:table-cell table:formula="of:=MEDIAN([.$I75];[.$S75];[.$AC75];[.$AM75];[.$AW75];[.$BG75];[.$BQ75];[.$CA75];[.$CK75];[.$CU75];[.$DE75])" office:value-type="float"/>
          <table:table-cell table:formula="of:=MEDIAN([.$J75];[.$T75];[.$AD75];[.$AN75];[.$AX75];[.$BH75];[.$BR75];[.$CB75];[.$CL75];[.$CV75];[.$DF75])" office:value-type="float"/>
          <table:table-cell table:formula="of:=MEDIAN([.$K75];[.$U75];[.$AE75];[.$AO75];[.$AY75];[.$BI75];[.$BS75];[.$CC75];[.$CM75];[.$CW75];[.$DG75])" office:value-type="float"/>
          <table:table-cell table:formula="of:=MAX([.$B75];[.$L75];[.$V75];[.$AF75];[.$AP75];[.$AZ75];[.$BJ75];[.$BT75];[.$CD75];[.$CN75];[.$CX75])" office:value-type="float"/>
          <table:table-cell table:formula="of:=MAX([.$C75];[.$M75];[.$W75];[.$AG75];[.$AQ75];[.$BA75];[.$BK75];[.$BU75];[.$CE75];[.$CO75];[.$CY75])" office:value-type="float"/>
          <table:table-cell table:formula="of:=MAX([.$D75];[.$N75];[.$X75];[.$AH75];[.$AR75];[.$BB75];[.$BL75];[.$BV75];[.$CF75];[.$CP75];[.$CZ75])" office:value-type="float"/>
          <table:table-cell table:formula="of:=MAX([.$E75];[.$O75];[.$Y75];[.$AI75];[.$AS75];[.$BC75];[.$BM75];[.$BW75];[.$CG75];[.$CQ75];[.$DA75])" office:value-type="float"/>
          <table:table-cell table:formula="of:=MAX([.$F75];[.$P75];[.$Z75];[.$AJ75];[.$AT75];[.$BD75];[.$BN75];[.$BX75];[.$CH75];[.$CR75];[.$DB75])" office:value-type="float"/>
          <table:table-cell table:formula="of:=MAX([.$G75];[.$Q75];[.$AA75];[.$AK75];[.$AU75];[.$BE75];[.$BO75];[.$BY75];[.$CI75];[.$CS75];[.$DC75])" office:value-type="float"/>
          <table:table-cell table:formula="of:=MAX([.$H75];[.$R75];[.$AB75];[.$AL75];[.$AV75];[.$BF75];[.$BP75];[.$BZ75];[.$CJ75];[.$CT75];[.$DD75])" office:value-type="float"/>
          <table:table-cell table:formula="of:=MAX([.$I75];[.$S75];[.$AC75];[.$AM75];[.$AW75];[.$BG75];[.$BQ75];[.$CA75];[.$CK75];[.$CU75];[.$DE75])" office:value-type="float"/>
          <table:table-cell table:formula="of:=MAX([.$J75];[.$T75];[.$AD75];[.$AN75];[.$AX75];[.$BH75];[.$BR75];[.$CB75];[.$CL75];[.$CV75];[.$DF75])" office:value-type="float"/>
          <table:table-cell table:formula="of:=MAX([.$K75];[.$U75];[.$AE75];[.$AO75];[.$AY75];[.$BI75];[.$BS75];[.$CC75];[.$CM75];[.$CW75];[.$DG75])" office:value-type="float"/>
        </table:table-row>
        <table:table-row table:style-name="ro1">
          <table:table-cell office:value-type="string">
            <text:p>bio-repair/instances/Stat_vs_Exp/15/Stat_vs_Exp_103_15.lp</text:p>
          </table:table-cell>
          <table:table-cell office:value-type="float" office:value="17.4056"/>
          <table:table-cell office:value-type="float" office:value="0.0"/>
          <table:table-cell office:value-type="float" office:value="0.0296208530806"/>
          <table:table-cell office:value-type="float" office:value="0.000493680884676"/>
          <table:table-cell office:value-type="float" office:value="0.0"/>
          <table:table-cell office:value-type="float" office:value="201922.0"/>
          <table:table-cell office:value-type="float" office:value="0.0"/>
          <table:table-cell office:value-type="float" office:value="29942.0"/>
          <table:table-cell office:value-type="float" office:value="4.0"/>
          <table:table-cell table:style-name="cellBest" office:value-type="float" office:value="24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20.96"/>
          <table:table-cell office:value-type="float" office:value="0.0"/>
          <table:table-cell office:value-type="float" office:value="0.118483412322"/>
          <table:table-cell office:value-type="float" office:value="0.00170319905213"/>
          <table:table-cell office:value-type="float" office:value="0.0"/>
          <table:table-cell office:value-type="float" office:value="636857.0"/>
          <table:table-cell office:value-type="float" office:value="0.0"/>
          <table:table-cell office:value-type="float" office:value="4885.0"/>
          <table:table-cell office:value-type="float" office:value="4.0"/>
          <table:table-cell table:style-name="cellWorst" office:value-type="float" office:value="273.0"/>
          <table:table-cell office:value-type="float" office:value="70.0969"/>
          <table:table-cell office:value-type="float" office:value="0.0"/>
          <table:table-cell office:value-type="float" office:value="0.192535545024"/>
          <table:table-cell office:value-type="float" office:value="0.00199940758294"/>
          <table:table-cell office:value-type="float" office:value="0.0"/>
          <table:table-cell table:style-name="cellWorst" office:value-type="float" office:value="727785.0"/>
          <table:table-cell office:value-type="float" office:value="7536.0"/>
          <table:table-cell table:style-name="cellWorst" office:value-type="float" office:value="181936.0"/>
          <table:table-cell office:value-type="float" office:value="4.0"/>
          <table:table-cell office:value-type="float" office:value="5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4.1669"/>
          <table:table-cell office:value-type="float" office:value="0.0"/>
          <table:table-cell office:value-type="float" office:value="0.192535545024"/>
          <table:table-cell office:value-type="float" office:value="0.00199940758294"/>
          <table:table-cell office:value-type="float" office:value="0.0"/>
          <table:table-cell office:value-type="float" office:value="95868.0"/>
          <table:table-cell table:style-name="cellWorst" office:value-type="float" office:value="35491.0"/>
          <table:table-cell office:value-type="float" office:value="599.0"/>
          <table:table-cell office:value-type="float" office:value="4.0"/>
          <table:table-cell office:value-type="float" office:value="27.0"/>
          <table:table-cell office:value-type="float" office:value="14.6998"/>
          <table:table-cell office:value-type="float" office:value="0.0"/>
          <table:table-cell office:value-type="float" office:value="0.192535545024"/>
          <table:table-cell office:value-type="float" office:value="0.00199940758294"/>
          <table:table-cell office:value-type="float" office:value="0.0"/>
          <table:table-cell office:value-type="float" office:value="95868.0"/>
          <table:table-cell table:style-name="cellWorst" office:value-type="float" office:value="35491.0"/>
          <table:table-cell office:value-type="float" office:value="599.0"/>
          <table:table-cell office:value-type="float" office:value="4.0"/>
          <table:table-cell office:value-type="float" office:value="27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6];[.$L76];[.$V76];[.$AF76];[.$AP76];[.$AZ76];[.$BJ76];[.$BT76];[.$CD76];[.$CN76];[.$CX76])" office:value-type="float"/>
          <table:table-cell table:formula="of:=MIN([.$C76];[.$M76];[.$W76];[.$AG76];[.$AQ76];[.$BA76];[.$BK76];[.$BU76];[.$CE76];[.$CO76];[.$CY76])" office:value-type="float"/>
          <table:table-cell table:formula="of:=MIN([.$D76];[.$N76];[.$X76];[.$AH76];[.$AR76];[.$BB76];[.$BL76];[.$BV76];[.$CF76];[.$CP76];[.$CZ76])" office:value-type="float"/>
          <table:table-cell table:formula="of:=MIN([.$E76];[.$O76];[.$Y76];[.$AI76];[.$AS76];[.$BC76];[.$BM76];[.$BW76];[.$CG76];[.$CQ76];[.$DA76])" office:value-type="float"/>
          <table:table-cell table:formula="of:=MIN([.$F76];[.$P76];[.$Z76];[.$AJ76];[.$AT76];[.$BD76];[.$BN76];[.$BX76];[.$CH76];[.$CR76];[.$DB76])" office:value-type="float"/>
          <table:table-cell table:formula="of:=MIN([.$G76];[.$Q76];[.$AA76];[.$AK76];[.$AU76];[.$BE76];[.$BO76];[.$BY76];[.$CI76];[.$CS76];[.$DC76])" office:value-type="float"/>
          <table:table-cell table:formula="of:=MIN([.$H76];[.$R76];[.$AB76];[.$AL76];[.$AV76];[.$BF76];[.$BP76];[.$BZ76];[.$CJ76];[.$CT76];[.$DD76])" office:value-type="float"/>
          <table:table-cell table:formula="of:=MIN([.$I76];[.$S76];[.$AC76];[.$AM76];[.$AW76];[.$BG76];[.$BQ76];[.$CA76];[.$CK76];[.$CU76];[.$DE76])" office:value-type="float"/>
          <table:table-cell table:formula="of:=MIN([.$J76];[.$T76];[.$AD76];[.$AN76];[.$AX76];[.$BH76];[.$BR76];[.$CB76];[.$CL76];[.$CV76];[.$DF76])" office:value-type="float"/>
          <table:table-cell table:formula="of:=MIN([.$K76];[.$U76];[.$AE76];[.$AO76];[.$AY76];[.$BI76];[.$BS76];[.$CC76];[.$CM76];[.$CW76];[.$DG76])" office:value-type="float"/>
          <table:table-cell table:formula="of:=MEDIAN([.$B76];[.$L76];[.$V76];[.$AF76];[.$AP76];[.$AZ76];[.$BJ76];[.$BT76];[.$CD76];[.$CN76];[.$CX76])" office:value-type="float"/>
          <table:table-cell table:formula="of:=MEDIAN([.$C76];[.$M76];[.$W76];[.$AG76];[.$AQ76];[.$BA76];[.$BK76];[.$BU76];[.$CE76];[.$CO76];[.$CY76])" office:value-type="float"/>
          <table:table-cell table:formula="of:=MEDIAN([.$D76];[.$N76];[.$X76];[.$AH76];[.$AR76];[.$BB76];[.$BL76];[.$BV76];[.$CF76];[.$CP76];[.$CZ76])" office:value-type="float"/>
          <table:table-cell table:formula="of:=MEDIAN([.$E76];[.$O76];[.$Y76];[.$AI76];[.$AS76];[.$BC76];[.$BM76];[.$BW76];[.$CG76];[.$CQ76];[.$DA76])" office:value-type="float"/>
          <table:table-cell table:formula="of:=MEDIAN([.$F76];[.$P76];[.$Z76];[.$AJ76];[.$AT76];[.$BD76];[.$BN76];[.$BX76];[.$CH76];[.$CR76];[.$DB76])" office:value-type="float"/>
          <table:table-cell table:formula="of:=MEDIAN([.$G76];[.$Q76];[.$AA76];[.$AK76];[.$AU76];[.$BE76];[.$BO76];[.$BY76];[.$CI76];[.$CS76];[.$DC76])" office:value-type="float"/>
          <table:table-cell table:formula="of:=MEDIAN([.$H76];[.$R76];[.$AB76];[.$AL76];[.$AV76];[.$BF76];[.$BP76];[.$BZ76];[.$CJ76];[.$CT76];[.$DD76])" office:value-type="float"/>
          <table:table-cell table:formula="of:=MEDIAN([.$I76];[.$S76];[.$AC76];[.$AM76];[.$AW76];[.$BG76];[.$BQ76];[.$CA76];[.$CK76];[.$CU76];[.$DE76])" office:value-type="float"/>
          <table:table-cell table:formula="of:=MEDIAN([.$J76];[.$T76];[.$AD76];[.$AN76];[.$AX76];[.$BH76];[.$BR76];[.$CB76];[.$CL76];[.$CV76];[.$DF76])" office:value-type="float"/>
          <table:table-cell table:formula="of:=MEDIAN([.$K76];[.$U76];[.$AE76];[.$AO76];[.$AY76];[.$BI76];[.$BS76];[.$CC76];[.$CM76];[.$CW76];[.$DG76])" office:value-type="float"/>
          <table:table-cell table:formula="of:=MAX([.$B76];[.$L76];[.$V76];[.$AF76];[.$AP76];[.$AZ76];[.$BJ76];[.$BT76];[.$CD76];[.$CN76];[.$CX76])" office:value-type="float"/>
          <table:table-cell table:formula="of:=MAX([.$C76];[.$M76];[.$W76];[.$AG76];[.$AQ76];[.$BA76];[.$BK76];[.$BU76];[.$CE76];[.$CO76];[.$CY76])" office:value-type="float"/>
          <table:table-cell table:formula="of:=MAX([.$D76];[.$N76];[.$X76];[.$AH76];[.$AR76];[.$BB76];[.$BL76];[.$BV76];[.$CF76];[.$CP76];[.$CZ76])" office:value-type="float"/>
          <table:table-cell table:formula="of:=MAX([.$E76];[.$O76];[.$Y76];[.$AI76];[.$AS76];[.$BC76];[.$BM76];[.$BW76];[.$CG76];[.$CQ76];[.$DA76])" office:value-type="float"/>
          <table:table-cell table:formula="of:=MAX([.$F76];[.$P76];[.$Z76];[.$AJ76];[.$AT76];[.$BD76];[.$BN76];[.$BX76];[.$CH76];[.$CR76];[.$DB76])" office:value-type="float"/>
          <table:table-cell table:formula="of:=MAX([.$G76];[.$Q76];[.$AA76];[.$AK76];[.$AU76];[.$BE76];[.$BO76];[.$BY76];[.$CI76];[.$CS76];[.$DC76])" office:value-type="float"/>
          <table:table-cell table:formula="of:=MAX([.$H76];[.$R76];[.$AB76];[.$AL76];[.$AV76];[.$BF76];[.$BP76];[.$BZ76];[.$CJ76];[.$CT76];[.$DD76])" office:value-type="float"/>
          <table:table-cell table:formula="of:=MAX([.$I76];[.$S76];[.$AC76];[.$AM76];[.$AW76];[.$BG76];[.$BQ76];[.$CA76];[.$CK76];[.$CU76];[.$DE76])" office:value-type="float"/>
          <table:table-cell table:formula="of:=MAX([.$J76];[.$T76];[.$AD76];[.$AN76];[.$AX76];[.$BH76];[.$BR76];[.$CB76];[.$CL76];[.$CV76];[.$DF76])" office:value-type="float"/>
          <table:table-cell table:formula="of:=MAX([.$K76];[.$U76];[.$AE76];[.$AO76];[.$AY76];[.$BI76];[.$BS76];[.$CC76];[.$CM76];[.$CW76];[.$DG76])" office:value-type="float"/>
        </table:table-row>
        <table:table-row table:style-name="ro1">
          <table:table-cell office:value-type="string">
            <text:p>bio-repair/instances/Stat_vs_Exp/15/Stat_vs_Exp_105_15.lp</text:p>
          </table:table-cell>
          <table:table-cell table:style-name="cellBest" office:value-type="float" office:value="32.2589"/>
          <table:table-cell office:value-type="float" office:value="0.0"/>
          <table:table-cell office:value-type="float" office:value="0.0296164667555"/>
          <table:table-cell office:value-type="float" office:value="0.000394886223407"/>
          <table:table-cell office:value-type="float" office:value="0.0"/>
          <table:table-cell office:value-type="float" office:value="618792.0"/>
          <table:table-cell office:value-type="float" office:value="0.0"/>
          <table:table-cell office:value-type="float" office:value="117313.0"/>
          <table:table-cell office:value-type="float" office:value="4.0"/>
          <table:table-cell table:style-name="cellBest" office:value-type="float" office:value="35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296164667555"/>
          <table:table-cell office:value-type="float" office:value="0.000888494002665"/>
          <table:table-cell office:value-type="float" office:value="0.0"/>
          <table:table-cell office:value-type="float" office:value="611282.0"/>
          <table:table-cell office:value-type="float" office:value="0.0"/>
          <table:table-cell office:value-type="float" office:value="2012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17.19"/>
          <table:table-cell office:value-type="float" office:value="0.0"/>
          <table:table-cell office:value-type="float" office:value="0.0888494002665"/>
          <table:table-cell office:value-type="float" office:value="0.00143146255985"/>
          <table:table-cell office:value-type="float" office:value="0.0"/>
          <table:table-cell table:style-name="cellWorst" office:value-type="float" office:value="3137104.0"/>
          <table:table-cell table:style-name="cellWorst" office:value-type="float" office:value="7187.0"/>
          <table:table-cell table:style-name="cellWorst" office:value-type="float" office:value="960945.0"/>
          <table:table-cell office:value-type="float" office:value="4.0"/>
          <table:table-cell table:style-name="cellWorst" office:value-type="float" office:value="325.0"/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7];[.$L77];[.$V77];[.$AF77];[.$AP77];[.$AZ77];[.$BJ77];[.$BT77];[.$CD77];[.$CN77];[.$CX77])" office:value-type="float"/>
          <table:table-cell table:formula="of:=MIN([.$C77];[.$M77];[.$W77];[.$AG77];[.$AQ77];[.$BA77];[.$BK77];[.$BU77];[.$CE77];[.$CO77];[.$CY77])" office:value-type="float"/>
          <table:table-cell table:formula="of:=MIN([.$D77];[.$N77];[.$X77];[.$AH77];[.$AR77];[.$BB77];[.$BL77];[.$BV77];[.$CF77];[.$CP77];[.$CZ77])" office:value-type="float"/>
          <table:table-cell table:formula="of:=MIN([.$E77];[.$O77];[.$Y77];[.$AI77];[.$AS77];[.$BC77];[.$BM77];[.$BW77];[.$CG77];[.$CQ77];[.$DA77])" office:value-type="float"/>
          <table:table-cell table:formula="of:=MIN([.$F77];[.$P77];[.$Z77];[.$AJ77];[.$AT77];[.$BD77];[.$BN77];[.$BX77];[.$CH77];[.$CR77];[.$DB77])" office:value-type="float"/>
          <table:table-cell table:formula="of:=MIN([.$G77];[.$Q77];[.$AA77];[.$AK77];[.$AU77];[.$BE77];[.$BO77];[.$BY77];[.$CI77];[.$CS77];[.$DC77])" office:value-type="float"/>
          <table:table-cell table:formula="of:=MIN([.$H77];[.$R77];[.$AB77];[.$AL77];[.$AV77];[.$BF77];[.$BP77];[.$BZ77];[.$CJ77];[.$CT77];[.$DD77])" office:value-type="float"/>
          <table:table-cell table:formula="of:=MIN([.$I77];[.$S77];[.$AC77];[.$AM77];[.$AW77];[.$BG77];[.$BQ77];[.$CA77];[.$CK77];[.$CU77];[.$DE77])" office:value-type="float"/>
          <table:table-cell table:formula="of:=MIN([.$J77];[.$T77];[.$AD77];[.$AN77];[.$AX77];[.$BH77];[.$BR77];[.$CB77];[.$CL77];[.$CV77];[.$DF77])" office:value-type="float"/>
          <table:table-cell table:formula="of:=MIN([.$K77];[.$U77];[.$AE77];[.$AO77];[.$AY77];[.$BI77];[.$BS77];[.$CC77];[.$CM77];[.$CW77];[.$DG77])" office:value-type="float"/>
          <table:table-cell table:formula="of:=MEDIAN([.$B77];[.$L77];[.$V77];[.$AF77];[.$AP77];[.$AZ77];[.$BJ77];[.$BT77];[.$CD77];[.$CN77];[.$CX77])" office:value-type="float"/>
          <table:table-cell table:formula="of:=MEDIAN([.$C77];[.$M77];[.$W77];[.$AG77];[.$AQ77];[.$BA77];[.$BK77];[.$BU77];[.$CE77];[.$CO77];[.$CY77])" office:value-type="float"/>
          <table:table-cell table:formula="of:=MEDIAN([.$D77];[.$N77];[.$X77];[.$AH77];[.$AR77];[.$BB77];[.$BL77];[.$BV77];[.$CF77];[.$CP77];[.$CZ77])" office:value-type="float"/>
          <table:table-cell table:formula="of:=MEDIAN([.$E77];[.$O77];[.$Y77];[.$AI77];[.$AS77];[.$BC77];[.$BM77];[.$BW77];[.$CG77];[.$CQ77];[.$DA77])" office:value-type="float"/>
          <table:table-cell table:formula="of:=MEDIAN([.$F77];[.$P77];[.$Z77];[.$AJ77];[.$AT77];[.$BD77];[.$BN77];[.$BX77];[.$CH77];[.$CR77];[.$DB77])" office:value-type="float"/>
          <table:table-cell table:formula="of:=MEDIAN([.$G77];[.$Q77];[.$AA77];[.$AK77];[.$AU77];[.$BE77];[.$BO77];[.$BY77];[.$CI77];[.$CS77];[.$DC77])" office:value-type="float"/>
          <table:table-cell table:formula="of:=MEDIAN([.$H77];[.$R77];[.$AB77];[.$AL77];[.$AV77];[.$BF77];[.$BP77];[.$BZ77];[.$CJ77];[.$CT77];[.$DD77])" office:value-type="float"/>
          <table:table-cell table:formula="of:=MEDIAN([.$I77];[.$S77];[.$AC77];[.$AM77];[.$AW77];[.$BG77];[.$BQ77];[.$CA77];[.$CK77];[.$CU77];[.$DE77])" office:value-type="float"/>
          <table:table-cell table:formula="of:=MEDIAN([.$J77];[.$T77];[.$AD77];[.$AN77];[.$AX77];[.$BH77];[.$BR77];[.$CB77];[.$CL77];[.$CV77];[.$DF77])" office:value-type="float"/>
          <table:table-cell table:formula="of:=MEDIAN([.$K77];[.$U77];[.$AE77];[.$AO77];[.$AY77];[.$BI77];[.$BS77];[.$CC77];[.$CM77];[.$CW77];[.$DG77])" office:value-type="float"/>
          <table:table-cell table:formula="of:=MAX([.$B77];[.$L77];[.$V77];[.$AF77];[.$AP77];[.$AZ77];[.$BJ77];[.$BT77];[.$CD77];[.$CN77];[.$CX77])" office:value-type="float"/>
          <table:table-cell table:formula="of:=MAX([.$C77];[.$M77];[.$W77];[.$AG77];[.$AQ77];[.$BA77];[.$BK77];[.$BU77];[.$CE77];[.$CO77];[.$CY77])" office:value-type="float"/>
          <table:table-cell table:formula="of:=MAX([.$D77];[.$N77];[.$X77];[.$AH77];[.$AR77];[.$BB77];[.$BL77];[.$BV77];[.$CF77];[.$CP77];[.$CZ77])" office:value-type="float"/>
          <table:table-cell table:formula="of:=MAX([.$E77];[.$O77];[.$Y77];[.$AI77];[.$AS77];[.$BC77];[.$BM77];[.$BW77];[.$CG77];[.$CQ77];[.$DA77])" office:value-type="float"/>
          <table:table-cell table:formula="of:=MAX([.$F77];[.$P77];[.$Z77];[.$AJ77];[.$AT77];[.$BD77];[.$BN77];[.$BX77];[.$CH77];[.$CR77];[.$DB77])" office:value-type="float"/>
          <table:table-cell table:formula="of:=MAX([.$G77];[.$Q77];[.$AA77];[.$AK77];[.$AU77];[.$BE77];[.$BO77];[.$BY77];[.$CI77];[.$CS77];[.$DC77])" office:value-type="float"/>
          <table:table-cell table:formula="of:=MAX([.$H77];[.$R77];[.$AB77];[.$AL77];[.$AV77];[.$BF77];[.$BP77];[.$BZ77];[.$CJ77];[.$CT77];[.$DD77])" office:value-type="float"/>
          <table:table-cell table:formula="of:=MAX([.$I77];[.$S77];[.$AC77];[.$AM77];[.$AW77];[.$BG77];[.$BQ77];[.$CA77];[.$CK77];[.$CU77];[.$DE77])" office:value-type="float"/>
          <table:table-cell table:formula="of:=MAX([.$J77];[.$T77];[.$AD77];[.$AN77];[.$AX77];[.$BH77];[.$BR77];[.$CB77];[.$CL77];[.$CV77];[.$DF77])" office:value-type="float"/>
          <table:table-cell table:formula="of:=MAX([.$K77];[.$U77];[.$AE77];[.$AO77];[.$AY77];[.$BI77];[.$BS77];[.$CC77];[.$CM77];[.$CW77];[.$DG77])" office:value-type="float"/>
        </table:table-row>
        <table:table-row table:style-name="ro1">
          <table:table-cell office:value-type="string">
            <text:p>bio-repair/instances/Stat_vs_Exp/15/Stat_vs_Exp_108_15.lp</text:p>
          </table:table-cell>
          <table:table-cell table:style-name="cellBest" office:value-type="float" office:value="16.5247"/>
          <table:table-cell office:value-type="float" office:value="0.0"/>
          <table:table-cell office:value-type="float" office:value="0.0295814228664"/>
          <table:table-cell office:value-type="float" office:value="0.000295814228664"/>
          <table:table-cell office:value-type="float" office:value="0.0"/>
          <table:table-cell office:value-type="float" office:value="231839.0"/>
          <table:table-cell office:value-type="float" office:value="0.0"/>
          <table:table-cell office:value-type="float" office:value="2796.0"/>
          <table:table-cell office:value-type="float" office:value="4.0"/>
          <table:table-cell table:style-name="cellBest" office:value-type="float" office:value="30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90.043"/>
          <table:table-cell office:value-type="float" office:value="0.0"/>
          <table:table-cell office:value-type="float" office:value="0.177488537199"/>
          <table:table-cell office:value-type="float" office:value="0.00234186264359"/>
          <table:table-cell office:value-type="float" office:value="0.0"/>
          <table:table-cell table:style-name="cellWorst" office:value-type="float" office:value="2206682.0"/>
          <table:table-cell table:style-name="cellWorst" office:value-type="float" office:value="12944.0"/>
          <table:table-cell table:style-name="cellWorst" office:value-type="float" office:value="469113.0"/>
          <table:table-cell office:value-type="float" office:value="4.0"/>
          <table:table-cell table:style-name="cellWorst" office:value-type="float" office:value="304.0"/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8];[.$L78];[.$V78];[.$AF78];[.$AP78];[.$AZ78];[.$BJ78];[.$BT78];[.$CD78];[.$CN78];[.$CX78])" office:value-type="float"/>
          <table:table-cell table:formula="of:=MIN([.$C78];[.$M78];[.$W78];[.$AG78];[.$AQ78];[.$BA78];[.$BK78];[.$BU78];[.$CE78];[.$CO78];[.$CY78])" office:value-type="float"/>
          <table:table-cell table:formula="of:=MIN([.$D78];[.$N78];[.$X78];[.$AH78];[.$AR78];[.$BB78];[.$BL78];[.$BV78];[.$CF78];[.$CP78];[.$CZ78])" office:value-type="float"/>
          <table:table-cell table:formula="of:=MIN([.$E78];[.$O78];[.$Y78];[.$AI78];[.$AS78];[.$BC78];[.$BM78];[.$BW78];[.$CG78];[.$CQ78];[.$DA78])" office:value-type="float"/>
          <table:table-cell table:formula="of:=MIN([.$F78];[.$P78];[.$Z78];[.$AJ78];[.$AT78];[.$BD78];[.$BN78];[.$BX78];[.$CH78];[.$CR78];[.$DB78])" office:value-type="float"/>
          <table:table-cell table:formula="of:=MIN([.$G78];[.$Q78];[.$AA78];[.$AK78];[.$AU78];[.$BE78];[.$BO78];[.$BY78];[.$CI78];[.$CS78];[.$DC78])" office:value-type="float"/>
          <table:table-cell table:formula="of:=MIN([.$H78];[.$R78];[.$AB78];[.$AL78];[.$AV78];[.$BF78];[.$BP78];[.$BZ78];[.$CJ78];[.$CT78];[.$DD78])" office:value-type="float"/>
          <table:table-cell table:formula="of:=MIN([.$I78];[.$S78];[.$AC78];[.$AM78];[.$AW78];[.$BG78];[.$BQ78];[.$CA78];[.$CK78];[.$CU78];[.$DE78])" office:value-type="float"/>
          <table:table-cell table:formula="of:=MIN([.$J78];[.$T78];[.$AD78];[.$AN78];[.$AX78];[.$BH78];[.$BR78];[.$CB78];[.$CL78];[.$CV78];[.$DF78])" office:value-type="float"/>
          <table:table-cell table:formula="of:=MIN([.$K78];[.$U78];[.$AE78];[.$AO78];[.$AY78];[.$BI78];[.$BS78];[.$CC78];[.$CM78];[.$CW78];[.$DG78])" office:value-type="float"/>
          <table:table-cell table:formula="of:=MEDIAN([.$B78];[.$L78];[.$V78];[.$AF78];[.$AP78];[.$AZ78];[.$BJ78];[.$BT78];[.$CD78];[.$CN78];[.$CX78])" office:value-type="float"/>
          <table:table-cell table:formula="of:=MEDIAN([.$C78];[.$M78];[.$W78];[.$AG78];[.$AQ78];[.$BA78];[.$BK78];[.$BU78];[.$CE78];[.$CO78];[.$CY78])" office:value-type="float"/>
          <table:table-cell table:formula="of:=MEDIAN([.$D78];[.$N78];[.$X78];[.$AH78];[.$AR78];[.$BB78];[.$BL78];[.$BV78];[.$CF78];[.$CP78];[.$CZ78])" office:value-type="float"/>
          <table:table-cell table:formula="of:=MEDIAN([.$E78];[.$O78];[.$Y78];[.$AI78];[.$AS78];[.$BC78];[.$BM78];[.$BW78];[.$CG78];[.$CQ78];[.$DA78])" office:value-type="float"/>
          <table:table-cell table:formula="of:=MEDIAN([.$F78];[.$P78];[.$Z78];[.$AJ78];[.$AT78];[.$BD78];[.$BN78];[.$BX78];[.$CH78];[.$CR78];[.$DB78])" office:value-type="float"/>
          <table:table-cell table:formula="of:=MEDIAN([.$G78];[.$Q78];[.$AA78];[.$AK78];[.$AU78];[.$BE78];[.$BO78];[.$BY78];[.$CI78];[.$CS78];[.$DC78])" office:value-type="float"/>
          <table:table-cell table:formula="of:=MEDIAN([.$H78];[.$R78];[.$AB78];[.$AL78];[.$AV78];[.$BF78];[.$BP78];[.$BZ78];[.$CJ78];[.$CT78];[.$DD78])" office:value-type="float"/>
          <table:table-cell table:formula="of:=MEDIAN([.$I78];[.$S78];[.$AC78];[.$AM78];[.$AW78];[.$BG78];[.$BQ78];[.$CA78];[.$CK78];[.$CU78];[.$DE78])" office:value-type="float"/>
          <table:table-cell table:formula="of:=MEDIAN([.$J78];[.$T78];[.$AD78];[.$AN78];[.$AX78];[.$BH78];[.$BR78];[.$CB78];[.$CL78];[.$CV78];[.$DF78])" office:value-type="float"/>
          <table:table-cell table:formula="of:=MEDIAN([.$K78];[.$U78];[.$AE78];[.$AO78];[.$AY78];[.$BI78];[.$BS78];[.$CC78];[.$CM78];[.$CW78];[.$DG78])" office:value-type="float"/>
          <table:table-cell table:formula="of:=MAX([.$B78];[.$L78];[.$V78];[.$AF78];[.$AP78];[.$AZ78];[.$BJ78];[.$BT78];[.$CD78];[.$CN78];[.$CX78])" office:value-type="float"/>
          <table:table-cell table:formula="of:=MAX([.$C78];[.$M78];[.$W78];[.$AG78];[.$AQ78];[.$BA78];[.$BK78];[.$BU78];[.$CE78];[.$CO78];[.$CY78])" office:value-type="float"/>
          <table:table-cell table:formula="of:=MAX([.$D78];[.$N78];[.$X78];[.$AH78];[.$AR78];[.$BB78];[.$BL78];[.$BV78];[.$CF78];[.$CP78];[.$CZ78])" office:value-type="float"/>
          <table:table-cell table:formula="of:=MAX([.$E78];[.$O78];[.$Y78];[.$AI78];[.$AS78];[.$BC78];[.$BM78];[.$BW78];[.$CG78];[.$CQ78];[.$DA78])" office:value-type="float"/>
          <table:table-cell table:formula="of:=MAX([.$F78];[.$P78];[.$Z78];[.$AJ78];[.$AT78];[.$BD78];[.$BN78];[.$BX78];[.$CH78];[.$CR78];[.$DB78])" office:value-type="float"/>
          <table:table-cell table:formula="of:=MAX([.$G78];[.$Q78];[.$AA78];[.$AK78];[.$AU78];[.$BE78];[.$BO78];[.$BY78];[.$CI78];[.$CS78];[.$DC78])" office:value-type="float"/>
          <table:table-cell table:formula="of:=MAX([.$H78];[.$R78];[.$AB78];[.$AL78];[.$AV78];[.$BF78];[.$BP78];[.$BZ78];[.$CJ78];[.$CT78];[.$DD78])" office:value-type="float"/>
          <table:table-cell table:formula="of:=MAX([.$I78];[.$S78];[.$AC78];[.$AM78];[.$AW78];[.$BG78];[.$BQ78];[.$CA78];[.$CK78];[.$CU78];[.$DE78])" office:value-type="float"/>
          <table:table-cell table:formula="of:=MAX([.$J78];[.$T78];[.$AD78];[.$AN78];[.$AX78];[.$BH78];[.$BR78];[.$CB78];[.$CL78];[.$CV78];[.$DF78])" office:value-type="float"/>
          <table:table-cell table:formula="of:=MAX([.$K78];[.$U78];[.$AE78];[.$AO78];[.$AY78];[.$BI78];[.$BS78];[.$CC78];[.$CM78];[.$CW78];[.$DG78])" office:value-type="float"/>
        </table:table-row>
        <table:table-row table:style-name="ro1">
          <table:table-cell office:value-type="string">
            <text:p>bio-repair/instances/Stat_vs_Exp/15/Stat_vs_Exp_110_15.lp</text:p>
          </table:table-cell>
          <table:table-cell table:style-name="cellBest" office:value-type="float" office:value="14.1785"/>
          <table:table-cell office:value-type="float" office:value="0.0"/>
          <table:table-cell office:value-type="float" office:value="0.0296428042093"/>
          <table:table-cell office:value-type="float" office:value="0.000494046736821"/>
          <table:table-cell office:value-type="float" office:value="0.0"/>
          <table:table-cell office:value-type="float" office:value="168216.0"/>
          <table:table-cell office:value-type="float" office:value="0.0"/>
          <table:table-cell office:value-type="float" office:value="5182.0"/>
          <table:table-cell office:value-type="float" office:value="4.0"/>
          <table:table-cell table:style-name="cellBest" office:value-type="float" office:value="23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592856084186"/>
          <table:table-cell office:value-type="float" office:value="0.000889284126278"/>
          <table:table-cell office:value-type="float" office:value="0.0"/>
          <table:table-cell office:value-type="float" office:value="710890.0"/>
          <table:table-cell office:value-type="float" office:value="0.0"/>
          <table:table-cell office:value-type="float" office:value="3129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3.9237"/>
          <table:table-cell office:value-type="float" office:value="0.0"/>
          <table:table-cell office:value-type="float" office:value="0.118571216837"/>
          <table:table-cell office:value-type="float" office:value="0.00165505656835"/>
          <table:table-cell office:value-type="float" office:value="0.0"/>
          <table:table-cell table:style-name="cellWorst" office:value-type="float" office:value="963411.0"/>
          <table:table-cell office:value-type="float" office:value="5583.0"/>
          <table:table-cell table:style-name="cellWorst" office:value-type="float" office:value="290083.0"/>
          <table:table-cell office:value-type="float" office:value="4.0"/>
          <table:table-cell table:style-name="cellWorst" office:value-type="float" office:value="5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.6251"/>
          <table:table-cell office:value-type="float" office:value="0.0"/>
          <table:table-cell office:value-type="float" office:value="0.0296428042093"/>
          <table:table-cell office:value-type="float" office:value="0.000988093473643"/>
          <table:table-cell office:value-type="float" office:value="0.0"/>
          <table:table-cell office:value-type="float" office:value="180382.0"/>
          <table:table-cell table:style-name="cellWorst" office:value-type="float" office:value="25779.0"/>
          <table:table-cell office:value-type="float" office:value="8446.0"/>
          <table:table-cell office:value-type="float" office:value="4.0"/>
          <table:table-cell office:value-type="float" office:value="35.0"/>
          <table:table-cell office:value-type="float" office:value="18.616"/>
          <table:table-cell office:value-type="float" office:value="0.0"/>
          <table:table-cell office:value-type="float" office:value="0.0296428042093"/>
          <table:table-cell office:value-type="float" office:value="0.000988093473643"/>
          <table:table-cell office:value-type="float" office:value="0.0"/>
          <table:table-cell office:value-type="float" office:value="180382.0"/>
          <table:table-cell table:style-name="cellWorst" office:value-type="float" office:value="25779.0"/>
          <table:table-cell office:value-type="float" office:value="8446.0"/>
          <table:table-cell office:value-type="float" office:value="4.0"/>
          <table:table-cell office:value-type="float" office:value="35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9];[.$L79];[.$V79];[.$AF79];[.$AP79];[.$AZ79];[.$BJ79];[.$BT79];[.$CD79];[.$CN79];[.$CX79])" office:value-type="float"/>
          <table:table-cell table:formula="of:=MIN([.$C79];[.$M79];[.$W79];[.$AG79];[.$AQ79];[.$BA79];[.$BK79];[.$BU79];[.$CE79];[.$CO79];[.$CY79])" office:value-type="float"/>
          <table:table-cell table:formula="of:=MIN([.$D79];[.$N79];[.$X79];[.$AH79];[.$AR79];[.$BB79];[.$BL79];[.$BV79];[.$CF79];[.$CP79];[.$CZ79])" office:value-type="float"/>
          <table:table-cell table:formula="of:=MIN([.$E79];[.$O79];[.$Y79];[.$AI79];[.$AS79];[.$BC79];[.$BM79];[.$BW79];[.$CG79];[.$CQ79];[.$DA79])" office:value-type="float"/>
          <table:table-cell table:formula="of:=MIN([.$F79];[.$P79];[.$Z79];[.$AJ79];[.$AT79];[.$BD79];[.$BN79];[.$BX79];[.$CH79];[.$CR79];[.$DB79])" office:value-type="float"/>
          <table:table-cell table:formula="of:=MIN([.$G79];[.$Q79];[.$AA79];[.$AK79];[.$AU79];[.$BE79];[.$BO79];[.$BY79];[.$CI79];[.$CS79];[.$DC79])" office:value-type="float"/>
          <table:table-cell table:formula="of:=MIN([.$H79];[.$R79];[.$AB79];[.$AL79];[.$AV79];[.$BF79];[.$BP79];[.$BZ79];[.$CJ79];[.$CT79];[.$DD79])" office:value-type="float"/>
          <table:table-cell table:formula="of:=MIN([.$I79];[.$S79];[.$AC79];[.$AM79];[.$AW79];[.$BG79];[.$BQ79];[.$CA79];[.$CK79];[.$CU79];[.$DE79])" office:value-type="float"/>
          <table:table-cell table:formula="of:=MIN([.$J79];[.$T79];[.$AD79];[.$AN79];[.$AX79];[.$BH79];[.$BR79];[.$CB79];[.$CL79];[.$CV79];[.$DF79])" office:value-type="float"/>
          <table:table-cell table:formula="of:=MIN([.$K79];[.$U79];[.$AE79];[.$AO79];[.$AY79];[.$BI79];[.$BS79];[.$CC79];[.$CM79];[.$CW79];[.$DG79])" office:value-type="float"/>
          <table:table-cell table:formula="of:=MEDIAN([.$B79];[.$L79];[.$V79];[.$AF79];[.$AP79];[.$AZ79];[.$BJ79];[.$BT79];[.$CD79];[.$CN79];[.$CX79])" office:value-type="float"/>
          <table:table-cell table:formula="of:=MEDIAN([.$C79];[.$M79];[.$W79];[.$AG79];[.$AQ79];[.$BA79];[.$BK79];[.$BU79];[.$CE79];[.$CO79];[.$CY79])" office:value-type="float"/>
          <table:table-cell table:formula="of:=MEDIAN([.$D79];[.$N79];[.$X79];[.$AH79];[.$AR79];[.$BB79];[.$BL79];[.$BV79];[.$CF79];[.$CP79];[.$CZ79])" office:value-type="float"/>
          <table:table-cell table:formula="of:=MEDIAN([.$E79];[.$O79];[.$Y79];[.$AI79];[.$AS79];[.$BC79];[.$BM79];[.$BW79];[.$CG79];[.$CQ79];[.$DA79])" office:value-type="float"/>
          <table:table-cell table:formula="of:=MEDIAN([.$F79];[.$P79];[.$Z79];[.$AJ79];[.$AT79];[.$BD79];[.$BN79];[.$BX79];[.$CH79];[.$CR79];[.$DB79])" office:value-type="float"/>
          <table:table-cell table:formula="of:=MEDIAN([.$G79];[.$Q79];[.$AA79];[.$AK79];[.$AU79];[.$BE79];[.$BO79];[.$BY79];[.$CI79];[.$CS79];[.$DC79])" office:value-type="float"/>
          <table:table-cell table:formula="of:=MEDIAN([.$H79];[.$R79];[.$AB79];[.$AL79];[.$AV79];[.$BF79];[.$BP79];[.$BZ79];[.$CJ79];[.$CT79];[.$DD79])" office:value-type="float"/>
          <table:table-cell table:formula="of:=MEDIAN([.$I79];[.$S79];[.$AC79];[.$AM79];[.$AW79];[.$BG79];[.$BQ79];[.$CA79];[.$CK79];[.$CU79];[.$DE79])" office:value-type="float"/>
          <table:table-cell table:formula="of:=MEDIAN([.$J79];[.$T79];[.$AD79];[.$AN79];[.$AX79];[.$BH79];[.$BR79];[.$CB79];[.$CL79];[.$CV79];[.$DF79])" office:value-type="float"/>
          <table:table-cell table:formula="of:=MEDIAN([.$K79];[.$U79];[.$AE79];[.$AO79];[.$AY79];[.$BI79];[.$BS79];[.$CC79];[.$CM79];[.$CW79];[.$DG79])" office:value-type="float"/>
          <table:table-cell table:formula="of:=MAX([.$B79];[.$L79];[.$V79];[.$AF79];[.$AP79];[.$AZ79];[.$BJ79];[.$BT79];[.$CD79];[.$CN79];[.$CX79])" office:value-type="float"/>
          <table:table-cell table:formula="of:=MAX([.$C79];[.$M79];[.$W79];[.$AG79];[.$AQ79];[.$BA79];[.$BK79];[.$BU79];[.$CE79];[.$CO79];[.$CY79])" office:value-type="float"/>
          <table:table-cell table:formula="of:=MAX([.$D79];[.$N79];[.$X79];[.$AH79];[.$AR79];[.$BB79];[.$BL79];[.$BV79];[.$CF79];[.$CP79];[.$CZ79])" office:value-type="float"/>
          <table:table-cell table:formula="of:=MAX([.$E79];[.$O79];[.$Y79];[.$AI79];[.$AS79];[.$BC79];[.$BM79];[.$BW79];[.$CG79];[.$CQ79];[.$DA79])" office:value-type="float"/>
          <table:table-cell table:formula="of:=MAX([.$F79];[.$P79];[.$Z79];[.$AJ79];[.$AT79];[.$BD79];[.$BN79];[.$BX79];[.$CH79];[.$CR79];[.$DB79])" office:value-type="float"/>
          <table:table-cell table:formula="of:=MAX([.$G79];[.$Q79];[.$AA79];[.$AK79];[.$AU79];[.$BE79];[.$BO79];[.$BY79];[.$CI79];[.$CS79];[.$DC79])" office:value-type="float"/>
          <table:table-cell table:formula="of:=MAX([.$H79];[.$R79];[.$AB79];[.$AL79];[.$AV79];[.$BF79];[.$BP79];[.$BZ79];[.$CJ79];[.$CT79];[.$DD79])" office:value-type="float"/>
          <table:table-cell table:formula="of:=MAX([.$I79];[.$S79];[.$AC79];[.$AM79];[.$AW79];[.$BG79];[.$BQ79];[.$CA79];[.$CK79];[.$CU79];[.$DE79])" office:value-type="float"/>
          <table:table-cell table:formula="of:=MAX([.$J79];[.$T79];[.$AD79];[.$AN79];[.$AX79];[.$BH79];[.$BR79];[.$CB79];[.$CL79];[.$CV79];[.$DF79])" office:value-type="float"/>
          <table:table-cell table:formula="of:=MAX([.$K79];[.$U79];[.$AE79];[.$AO79];[.$AY79];[.$BI79];[.$BS79];[.$CC79];[.$CM79];[.$CW79];[.$DG79])" office:value-type="float"/>
        </table:table-row>
        <table:table-row table:style-name="ro1">
          <table:table-cell office:value-type="string">
            <text:p>bio-repair/instances/Stat_vs_Exp/15/Stat_vs_Exp_116_15.lp</text:p>
          </table:table-cell>
          <table:table-cell table:style-name="cellBest" office:value-type="float" office:value="12.7083"/>
          <table:table-cell office:value-type="float" office:value="0.0"/>
          <table:table-cell office:value-type="float" office:value="0.0296471983398"/>
          <table:table-cell office:value-type="float" office:value="0.00103765194189"/>
          <table:table-cell office:value-type="float" office:value="0.0"/>
          <table:table-cell office:value-type="float" office:value="223635.0"/>
          <table:table-cell office:value-type="float" office:value="0.0"/>
          <table:table-cell office:value-type="float" office:value="1401.0"/>
          <table:table-cell office:value-type="float" office:value="4.0"/>
          <table:table-cell table:style-name="cellBest" office:value-type="float" office:value="21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18588793359"/>
          <table:table-cell office:value-type="float" office:value="0.00177883190039"/>
          <table:table-cell office:value-type="float" office:value="0.0"/>
          <table:table-cell office:value-type="float" office:value="531360.0"/>
          <table:table-cell office:value-type="float" office:value="0.0"/>
          <table:table-cell office:value-type="float" office:value="1606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2.7522"/>
          <table:table-cell office:value-type="float" office:value="0.0"/>
          <table:table-cell office:value-type="float" office:value="0.163059590869"/>
          <table:table-cell office:value-type="float" office:value="0.00229765787133"/>
          <table:table-cell office:value-type="float" office:value="0.0"/>
          <table:table-cell table:style-name="cellWorst" office:value-type="float" office:value="702485.0"/>
          <table:table-cell office:value-type="float" office:value="2164.0"/>
          <table:table-cell table:style-name="cellWorst" office:value-type="float" office:value="167343.0"/>
          <table:table-cell office:value-type="float" office:value="4.0"/>
          <table:table-cell office:value-type="float" office:value="67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7.9464"/>
          <table:table-cell office:value-type="float" office:value="0.0"/>
          <table:table-cell office:value-type="float" office:value="0.133412392529"/>
          <table:table-cell office:value-type="float" office:value="0.00145765391837"/>
          <table:table-cell office:value-type="float" office:value="0.0"/>
          <table:table-cell office:value-type="float" office:value="330471.0"/>
          <table:table-cell table:style-name="cellWorst" office:value-type="float" office:value="71154.0"/>
          <table:table-cell office:value-type="float" office:value="15384.0"/>
          <table:table-cell office:value-type="float" office:value="4.0"/>
          <table:table-cell office:value-type="float" office:value="65.0"/>
          <table:table-cell office:value-type="float" office:value="38.4699"/>
          <table:table-cell office:value-type="float" office:value="0.0"/>
          <table:table-cell office:value-type="float" office:value="0.133412392529"/>
          <table:table-cell office:value-type="float" office:value="0.00145765391837"/>
          <table:table-cell office:value-type="float" office:value="0.0"/>
          <table:table-cell office:value-type="float" office:value="330471.0"/>
          <table:table-cell table:style-name="cellWorst" office:value-type="float" office:value="71154.0"/>
          <table:table-cell office:value-type="float" office:value="15384.0"/>
          <table:table-cell office:value-type="float" office:value="4.0"/>
          <table:table-cell office:value-type="float" office:value="65.0"/>
          <table:table-cell office:value-type="float" office:value="600.02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0];[.$L80];[.$V80];[.$AF80];[.$AP80];[.$AZ80];[.$BJ80];[.$BT80];[.$CD80];[.$CN80];[.$CX80])" office:value-type="float"/>
          <table:table-cell table:formula="of:=MIN([.$C80];[.$M80];[.$W80];[.$AG80];[.$AQ80];[.$BA80];[.$BK80];[.$BU80];[.$CE80];[.$CO80];[.$CY80])" office:value-type="float"/>
          <table:table-cell table:formula="of:=MIN([.$D80];[.$N80];[.$X80];[.$AH80];[.$AR80];[.$BB80];[.$BL80];[.$BV80];[.$CF80];[.$CP80];[.$CZ80])" office:value-type="float"/>
          <table:table-cell table:formula="of:=MIN([.$E80];[.$O80];[.$Y80];[.$AI80];[.$AS80];[.$BC80];[.$BM80];[.$BW80];[.$CG80];[.$CQ80];[.$DA80])" office:value-type="float"/>
          <table:table-cell table:formula="of:=MIN([.$F80];[.$P80];[.$Z80];[.$AJ80];[.$AT80];[.$BD80];[.$BN80];[.$BX80];[.$CH80];[.$CR80];[.$DB80])" office:value-type="float"/>
          <table:table-cell table:formula="of:=MIN([.$G80];[.$Q80];[.$AA80];[.$AK80];[.$AU80];[.$BE80];[.$BO80];[.$BY80];[.$CI80];[.$CS80];[.$DC80])" office:value-type="float"/>
          <table:table-cell table:formula="of:=MIN([.$H80];[.$R80];[.$AB80];[.$AL80];[.$AV80];[.$BF80];[.$BP80];[.$BZ80];[.$CJ80];[.$CT80];[.$DD80])" office:value-type="float"/>
          <table:table-cell table:formula="of:=MIN([.$I80];[.$S80];[.$AC80];[.$AM80];[.$AW80];[.$BG80];[.$BQ80];[.$CA80];[.$CK80];[.$CU80];[.$DE80])" office:value-type="float"/>
          <table:table-cell table:formula="of:=MIN([.$J80];[.$T80];[.$AD80];[.$AN80];[.$AX80];[.$BH80];[.$BR80];[.$CB80];[.$CL80];[.$CV80];[.$DF80])" office:value-type="float"/>
          <table:table-cell table:formula="of:=MIN([.$K80];[.$U80];[.$AE80];[.$AO80];[.$AY80];[.$BI80];[.$BS80];[.$CC80];[.$CM80];[.$CW80];[.$DG80])" office:value-type="float"/>
          <table:table-cell table:formula="of:=MEDIAN([.$B80];[.$L80];[.$V80];[.$AF80];[.$AP80];[.$AZ80];[.$BJ80];[.$BT80];[.$CD80];[.$CN80];[.$CX80])" office:value-type="float"/>
          <table:table-cell table:formula="of:=MEDIAN([.$C80];[.$M80];[.$W80];[.$AG80];[.$AQ80];[.$BA80];[.$BK80];[.$BU80];[.$CE80];[.$CO80];[.$CY80])" office:value-type="float"/>
          <table:table-cell table:formula="of:=MEDIAN([.$D80];[.$N80];[.$X80];[.$AH80];[.$AR80];[.$BB80];[.$BL80];[.$BV80];[.$CF80];[.$CP80];[.$CZ80])" office:value-type="float"/>
          <table:table-cell table:formula="of:=MEDIAN([.$E80];[.$O80];[.$Y80];[.$AI80];[.$AS80];[.$BC80];[.$BM80];[.$BW80];[.$CG80];[.$CQ80];[.$DA80])" office:value-type="float"/>
          <table:table-cell table:formula="of:=MEDIAN([.$F80];[.$P80];[.$Z80];[.$AJ80];[.$AT80];[.$BD80];[.$BN80];[.$BX80];[.$CH80];[.$CR80];[.$DB80])" office:value-type="float"/>
          <table:table-cell table:formula="of:=MEDIAN([.$G80];[.$Q80];[.$AA80];[.$AK80];[.$AU80];[.$BE80];[.$BO80];[.$BY80];[.$CI80];[.$CS80];[.$DC80])" office:value-type="float"/>
          <table:table-cell table:formula="of:=MEDIAN([.$H80];[.$R80];[.$AB80];[.$AL80];[.$AV80];[.$BF80];[.$BP80];[.$BZ80];[.$CJ80];[.$CT80];[.$DD80])" office:value-type="float"/>
          <table:table-cell table:formula="of:=MEDIAN([.$I80];[.$S80];[.$AC80];[.$AM80];[.$AW80];[.$BG80];[.$BQ80];[.$CA80];[.$CK80];[.$CU80];[.$DE80])" office:value-type="float"/>
          <table:table-cell table:formula="of:=MEDIAN([.$J80];[.$T80];[.$AD80];[.$AN80];[.$AX80];[.$BH80];[.$BR80];[.$CB80];[.$CL80];[.$CV80];[.$DF80])" office:value-type="float"/>
          <table:table-cell table:formula="of:=MEDIAN([.$K80];[.$U80];[.$AE80];[.$AO80];[.$AY80];[.$BI80];[.$BS80];[.$CC80];[.$CM80];[.$CW80];[.$DG80])" office:value-type="float"/>
          <table:table-cell table:formula="of:=MAX([.$B80];[.$L80];[.$V80];[.$AF80];[.$AP80];[.$AZ80];[.$BJ80];[.$BT80];[.$CD80];[.$CN80];[.$CX80])" office:value-type="float"/>
          <table:table-cell table:formula="of:=MAX([.$C80];[.$M80];[.$W80];[.$AG80];[.$AQ80];[.$BA80];[.$BK80];[.$BU80];[.$CE80];[.$CO80];[.$CY80])" office:value-type="float"/>
          <table:table-cell table:formula="of:=MAX([.$D80];[.$N80];[.$X80];[.$AH80];[.$AR80];[.$BB80];[.$BL80];[.$BV80];[.$CF80];[.$CP80];[.$CZ80])" office:value-type="float"/>
          <table:table-cell table:formula="of:=MAX([.$E80];[.$O80];[.$Y80];[.$AI80];[.$AS80];[.$BC80];[.$BM80];[.$BW80];[.$CG80];[.$CQ80];[.$DA80])" office:value-type="float"/>
          <table:table-cell table:formula="of:=MAX([.$F80];[.$P80];[.$Z80];[.$AJ80];[.$AT80];[.$BD80];[.$BN80];[.$BX80];[.$CH80];[.$CR80];[.$DB80])" office:value-type="float"/>
          <table:table-cell table:formula="of:=MAX([.$G80];[.$Q80];[.$AA80];[.$AK80];[.$AU80];[.$BE80];[.$BO80];[.$BY80];[.$CI80];[.$CS80];[.$DC80])" office:value-type="float"/>
          <table:table-cell table:formula="of:=MAX([.$H80];[.$R80];[.$AB80];[.$AL80];[.$AV80];[.$BF80];[.$BP80];[.$BZ80];[.$CJ80];[.$CT80];[.$DD80])" office:value-type="float"/>
          <table:table-cell table:formula="of:=MAX([.$I80];[.$S80];[.$AC80];[.$AM80];[.$AW80];[.$BG80];[.$BQ80];[.$CA80];[.$CK80];[.$CU80];[.$DE80])" office:value-type="float"/>
          <table:table-cell table:formula="of:=MAX([.$J80];[.$T80];[.$AD80];[.$AN80];[.$AX80];[.$BH80];[.$BR80];[.$CB80];[.$CL80];[.$CV80];[.$DF80])" office:value-type="float"/>
          <table:table-cell table:formula="of:=MAX([.$K80];[.$U80];[.$AE80];[.$AO80];[.$AY80];[.$BI80];[.$BS80];[.$CC80];[.$CM80];[.$CW80];[.$DG80])" office:value-type="float"/>
        </table:table-row>
        <table:table-row table:style-name="ro1">
          <table:table-cell office:value-type="string">
            <text:p>bio-repair/instances/Stat_vs_Exp/15/Stat_vs_Exp_119_15.lp</text:p>
          </table:table-cell>
          <table:table-cell table:style-name="cellBest" office:value-type="float" office:value="13.1936"/>
          <table:table-cell office:value-type="float" office:value="0.0"/>
          <table:table-cell office:value-type="float" office:value="0.0296296296296"/>
          <table:table-cell office:value-type="float" office:value="0.000641975308642"/>
          <table:table-cell office:value-type="float" office:value="0.0"/>
          <table:table-cell office:value-type="float" office:value="165362.0"/>
          <table:table-cell office:value-type="float" office:value="0.0"/>
          <table:table-cell office:value-type="float" office:value="2436.0"/>
          <table:table-cell office:value-type="float" office:value="4.0"/>
          <table:table-cell table:style-name="cellBest" office:value-type="float" office:value="23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19.127"/>
          <table:table-cell office:value-type="float" office:value="0.0"/>
          <table:table-cell office:value-type="float" office:value="0.0888888888889"/>
          <table:table-cell office:value-type="float" office:value="0.000938271604938"/>
          <table:table-cell office:value-type="float" office:value="0.0"/>
          <table:table-cell office:value-type="float" office:value="858753.0"/>
          <table:table-cell office:value-type="float" office:value="0.0"/>
          <table:table-cell office:value-type="float" office:value="13560.0"/>
          <table:table-cell office:value-type="float" office:value="4.0"/>
          <table:table-cell table:style-name="cellWorst" office:value-type="float" office:value="317.0"/>
          <table:table-cell office:value-type="float" office:value="130.982"/>
          <table:table-cell office:value-type="float" office:value="0.0"/>
          <table:table-cell office:value-type="float" office:value="0.0888888888889"/>
          <table:table-cell office:value-type="float" office:value="0.00108641975309"/>
          <table:table-cell office:value-type="float" office:value="0.0"/>
          <table:table-cell table:style-name="cellWorst" office:value-type="float" office:value="1117716.0"/>
          <table:table-cell office:value-type="float" office:value="3928.0"/>
          <table:table-cell table:style-name="cellWorst" office:value-type="float" office:value="331968.0"/>
          <table:table-cell office:value-type="float" office:value="4.0"/>
          <table:table-cell office:value-type="float" office:value="104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5.7578"/>
          <table:table-cell office:value-type="float" office:value="0.0"/>
          <table:table-cell office:value-type="float" office:value="0.0888888888889"/>
          <table:table-cell office:value-type="float" office:value="0.00103703703704"/>
          <table:table-cell office:value-type="float" office:value="0.0"/>
          <table:table-cell office:value-type="float" office:value="275088.0"/>
          <table:table-cell table:style-name="cellWorst" office:value-type="float" office:value="47829.0"/>
          <table:table-cell office:value-type="float" office:value="18775.0"/>
          <table:table-cell office:value-type="float" office:value="4.0"/>
          <table:table-cell office:value-type="float" office:value="64.0"/>
          <table:table-cell office:value-type="float" office:value="33.763"/>
          <table:table-cell office:value-type="float" office:value="0.0"/>
          <table:table-cell office:value-type="float" office:value="0.0888888888889"/>
          <table:table-cell office:value-type="float" office:value="0.00103703703704"/>
          <table:table-cell office:value-type="float" office:value="0.0"/>
          <table:table-cell office:value-type="float" office:value="275088.0"/>
          <table:table-cell table:style-name="cellWorst" office:value-type="float" office:value="47829.0"/>
          <table:table-cell office:value-type="float" office:value="18775.0"/>
          <table:table-cell office:value-type="float" office:value="4.0"/>
          <table:table-cell office:value-type="float" office:value="64.0"/>
          <table:table-cell office:value-type="float" office:value="600.03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1];[.$L81];[.$V81];[.$AF81];[.$AP81];[.$AZ81];[.$BJ81];[.$BT81];[.$CD81];[.$CN81];[.$CX81])" office:value-type="float"/>
          <table:table-cell table:formula="of:=MIN([.$C81];[.$M81];[.$W81];[.$AG81];[.$AQ81];[.$BA81];[.$BK81];[.$BU81];[.$CE81];[.$CO81];[.$CY81])" office:value-type="float"/>
          <table:table-cell table:formula="of:=MIN([.$D81];[.$N81];[.$X81];[.$AH81];[.$AR81];[.$BB81];[.$BL81];[.$BV81];[.$CF81];[.$CP81];[.$CZ81])" office:value-type="float"/>
          <table:table-cell table:formula="of:=MIN([.$E81];[.$O81];[.$Y81];[.$AI81];[.$AS81];[.$BC81];[.$BM81];[.$BW81];[.$CG81];[.$CQ81];[.$DA81])" office:value-type="float"/>
          <table:table-cell table:formula="of:=MIN([.$F81];[.$P81];[.$Z81];[.$AJ81];[.$AT81];[.$BD81];[.$BN81];[.$BX81];[.$CH81];[.$CR81];[.$DB81])" office:value-type="float"/>
          <table:table-cell table:formula="of:=MIN([.$G81];[.$Q81];[.$AA81];[.$AK81];[.$AU81];[.$BE81];[.$BO81];[.$BY81];[.$CI81];[.$CS81];[.$DC81])" office:value-type="float"/>
          <table:table-cell table:formula="of:=MIN([.$H81];[.$R81];[.$AB81];[.$AL81];[.$AV81];[.$BF81];[.$BP81];[.$BZ81];[.$CJ81];[.$CT81];[.$DD81])" office:value-type="float"/>
          <table:table-cell table:formula="of:=MIN([.$I81];[.$S81];[.$AC81];[.$AM81];[.$AW81];[.$BG81];[.$BQ81];[.$CA81];[.$CK81];[.$CU81];[.$DE81])" office:value-type="float"/>
          <table:table-cell table:formula="of:=MIN([.$J81];[.$T81];[.$AD81];[.$AN81];[.$AX81];[.$BH81];[.$BR81];[.$CB81];[.$CL81];[.$CV81];[.$DF81])" office:value-type="float"/>
          <table:table-cell table:formula="of:=MIN([.$K81];[.$U81];[.$AE81];[.$AO81];[.$AY81];[.$BI81];[.$BS81];[.$CC81];[.$CM81];[.$CW81];[.$DG81])" office:value-type="float"/>
          <table:table-cell table:formula="of:=MEDIAN([.$B81];[.$L81];[.$V81];[.$AF81];[.$AP81];[.$AZ81];[.$BJ81];[.$BT81];[.$CD81];[.$CN81];[.$CX81])" office:value-type="float"/>
          <table:table-cell table:formula="of:=MEDIAN([.$C81];[.$M81];[.$W81];[.$AG81];[.$AQ81];[.$BA81];[.$BK81];[.$BU81];[.$CE81];[.$CO81];[.$CY81])" office:value-type="float"/>
          <table:table-cell table:formula="of:=MEDIAN([.$D81];[.$N81];[.$X81];[.$AH81];[.$AR81];[.$BB81];[.$BL81];[.$BV81];[.$CF81];[.$CP81];[.$CZ81])" office:value-type="float"/>
          <table:table-cell table:formula="of:=MEDIAN([.$E81];[.$O81];[.$Y81];[.$AI81];[.$AS81];[.$BC81];[.$BM81];[.$BW81];[.$CG81];[.$CQ81];[.$DA81])" office:value-type="float"/>
          <table:table-cell table:formula="of:=MEDIAN([.$F81];[.$P81];[.$Z81];[.$AJ81];[.$AT81];[.$BD81];[.$BN81];[.$BX81];[.$CH81];[.$CR81];[.$DB81])" office:value-type="float"/>
          <table:table-cell table:formula="of:=MEDIAN([.$G81];[.$Q81];[.$AA81];[.$AK81];[.$AU81];[.$BE81];[.$BO81];[.$BY81];[.$CI81];[.$CS81];[.$DC81])" office:value-type="float"/>
          <table:table-cell table:formula="of:=MEDIAN([.$H81];[.$R81];[.$AB81];[.$AL81];[.$AV81];[.$BF81];[.$BP81];[.$BZ81];[.$CJ81];[.$CT81];[.$DD81])" office:value-type="float"/>
          <table:table-cell table:formula="of:=MEDIAN([.$I81];[.$S81];[.$AC81];[.$AM81];[.$AW81];[.$BG81];[.$BQ81];[.$CA81];[.$CK81];[.$CU81];[.$DE81])" office:value-type="float"/>
          <table:table-cell table:formula="of:=MEDIAN([.$J81];[.$T81];[.$AD81];[.$AN81];[.$AX81];[.$BH81];[.$BR81];[.$CB81];[.$CL81];[.$CV81];[.$DF81])" office:value-type="float"/>
          <table:table-cell table:formula="of:=MEDIAN([.$K81];[.$U81];[.$AE81];[.$AO81];[.$AY81];[.$BI81];[.$BS81];[.$CC81];[.$CM81];[.$CW81];[.$DG81])" office:value-type="float"/>
          <table:table-cell table:formula="of:=MAX([.$B81];[.$L81];[.$V81];[.$AF81];[.$AP81];[.$AZ81];[.$BJ81];[.$BT81];[.$CD81];[.$CN81];[.$CX81])" office:value-type="float"/>
          <table:table-cell table:formula="of:=MAX([.$C81];[.$M81];[.$W81];[.$AG81];[.$AQ81];[.$BA81];[.$BK81];[.$BU81];[.$CE81];[.$CO81];[.$CY81])" office:value-type="float"/>
          <table:table-cell table:formula="of:=MAX([.$D81];[.$N81];[.$X81];[.$AH81];[.$AR81];[.$BB81];[.$BL81];[.$BV81];[.$CF81];[.$CP81];[.$CZ81])" office:value-type="float"/>
          <table:table-cell table:formula="of:=MAX([.$E81];[.$O81];[.$Y81];[.$AI81];[.$AS81];[.$BC81];[.$BM81];[.$BW81];[.$CG81];[.$CQ81];[.$DA81])" office:value-type="float"/>
          <table:table-cell table:formula="of:=MAX([.$F81];[.$P81];[.$Z81];[.$AJ81];[.$AT81];[.$BD81];[.$BN81];[.$BX81];[.$CH81];[.$CR81];[.$DB81])" office:value-type="float"/>
          <table:table-cell table:formula="of:=MAX([.$G81];[.$Q81];[.$AA81];[.$AK81];[.$AU81];[.$BE81];[.$BO81];[.$BY81];[.$CI81];[.$CS81];[.$DC81])" office:value-type="float"/>
          <table:table-cell table:formula="of:=MAX([.$H81];[.$R81];[.$AB81];[.$AL81];[.$AV81];[.$BF81];[.$BP81];[.$BZ81];[.$CJ81];[.$CT81];[.$DD81])" office:value-type="float"/>
          <table:table-cell table:formula="of:=MAX([.$I81];[.$S81];[.$AC81];[.$AM81];[.$AW81];[.$BG81];[.$BQ81];[.$CA81];[.$CK81];[.$CU81];[.$DE81])" office:value-type="float"/>
          <table:table-cell table:formula="of:=MAX([.$J81];[.$T81];[.$AD81];[.$AN81];[.$AX81];[.$BH81];[.$BR81];[.$CB81];[.$CL81];[.$CV81];[.$DF81])" office:value-type="float"/>
          <table:table-cell table:formula="of:=MAX([.$K81];[.$U81];[.$AE81];[.$AO81];[.$AY81];[.$BI81];[.$BS81];[.$CC81];[.$CM81];[.$CW81];[.$DG81])" office:value-type="float"/>
        </table:table-row>
        <table:table-row table:style-name="ro1">
          <table:table-cell office:value-type="string">
            <text:p>bio-repair/instances/Stat_vs_Exp/15/Stat_vs_Exp_12_15.lp</text:p>
          </table:table-cell>
          <table:table-cell table:style-name="cellBest" office:value-type="float" office:value="11.7409"/>
          <table:table-cell office:value-type="float" office:value="0.0"/>
          <table:table-cell office:value-type="float" office:value="0.0296384113811"/>
          <table:table-cell office:value-type="float" office:value="0.000395178818415"/>
          <table:table-cell office:value-type="float" office:value="0.0"/>
          <table:table-cell office:value-type="float" office:value="94591.0"/>
          <table:table-cell office:value-type="float" office:value="0.0"/>
          <table:table-cell office:value-type="float" office:value="1936.0"/>
          <table:table-cell office:value-type="float" office:value="4.0"/>
          <table:table-cell table:style-name="cellBest" office:value-type="float" office:value="18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296384113811"/>
          <table:table-cell office:value-type="float" office:value="0.00128433115985"/>
          <table:table-cell office:value-type="float" office:value="0.0"/>
          <table:table-cell office:value-type="float" office:value="457004.0"/>
          <table:table-cell office:value-type="float" office:value="0.0"/>
          <table:table-cell office:value-type="float" office:value="1286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4.5786"/>
          <table:table-cell office:value-type="float" office:value="0.0"/>
          <table:table-cell office:value-type="float" office:value="0.0889152341434"/>
          <table:table-cell office:value-type="float" office:value="0.00133372851215"/>
          <table:table-cell office:value-type="float" office:value="0.0"/>
          <table:table-cell table:style-name="cellWorst" office:value-type="float" office:value="1006254.0"/>
          <table:table-cell office:value-type="float" office:value="2840.0"/>
          <table:table-cell table:style-name="cellWorst" office:value-type="float" office:value="290346.0"/>
          <table:table-cell office:value-type="float" office:value="4.0"/>
          <table:table-cell table:style-name="cellWorst" office:value-type="float" office:value="9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.7747"/>
          <table:table-cell office:value-type="float" office:value="0.0"/>
          <table:table-cell office:value-type="float" office:value="0.0444576170717"/>
          <table:table-cell office:value-type="float" office:value="0.000815056312982"/>
          <table:table-cell office:value-type="float" office:value="0.0"/>
          <table:table-cell office:value-type="float" office:value="73967.0"/>
          <table:table-cell table:style-name="cellWorst" office:value-type="float" office:value="19614.0"/>
          <table:table-cell office:value-type="float" office:value="91.0"/>
          <table:table-cell office:value-type="float" office:value="4.0"/>
          <table:table-cell office:value-type="float" office:value="22.0"/>
          <table:table-cell office:value-type="float" office:value="12.6911"/>
          <table:table-cell office:value-type="float" office:value="0.0"/>
          <table:table-cell office:value-type="float" office:value="0.0444576170717"/>
          <table:table-cell office:value-type="float" office:value="0.000815056312982"/>
          <table:table-cell office:value-type="float" office:value="0.0"/>
          <table:table-cell office:value-type="float" office:value="73967.0"/>
          <table:table-cell table:style-name="cellWorst" office:value-type="float" office:value="19614.0"/>
          <table:table-cell office:value-type="float" office:value="91.0"/>
          <table:table-cell office:value-type="float" office:value="4.0"/>
          <table:table-cell office:value-type="float" office:value="22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2];[.$L82];[.$V82];[.$AF82];[.$AP82];[.$AZ82];[.$BJ82];[.$BT82];[.$CD82];[.$CN82];[.$CX82])" office:value-type="float"/>
          <table:table-cell table:formula="of:=MIN([.$C82];[.$M82];[.$W82];[.$AG82];[.$AQ82];[.$BA82];[.$BK82];[.$BU82];[.$CE82];[.$CO82];[.$CY82])" office:value-type="float"/>
          <table:table-cell table:formula="of:=MIN([.$D82];[.$N82];[.$X82];[.$AH82];[.$AR82];[.$BB82];[.$BL82];[.$BV82];[.$CF82];[.$CP82];[.$CZ82])" office:value-type="float"/>
          <table:table-cell table:formula="of:=MIN([.$E82];[.$O82];[.$Y82];[.$AI82];[.$AS82];[.$BC82];[.$BM82];[.$BW82];[.$CG82];[.$CQ82];[.$DA82])" office:value-type="float"/>
          <table:table-cell table:formula="of:=MIN([.$F82];[.$P82];[.$Z82];[.$AJ82];[.$AT82];[.$BD82];[.$BN82];[.$BX82];[.$CH82];[.$CR82];[.$DB82])" office:value-type="float"/>
          <table:table-cell table:formula="of:=MIN([.$G82];[.$Q82];[.$AA82];[.$AK82];[.$AU82];[.$BE82];[.$BO82];[.$BY82];[.$CI82];[.$CS82];[.$DC82])" office:value-type="float"/>
          <table:table-cell table:formula="of:=MIN([.$H82];[.$R82];[.$AB82];[.$AL82];[.$AV82];[.$BF82];[.$BP82];[.$BZ82];[.$CJ82];[.$CT82];[.$DD82])" office:value-type="float"/>
          <table:table-cell table:formula="of:=MIN([.$I82];[.$S82];[.$AC82];[.$AM82];[.$AW82];[.$BG82];[.$BQ82];[.$CA82];[.$CK82];[.$CU82];[.$DE82])" office:value-type="float"/>
          <table:table-cell table:formula="of:=MIN([.$J82];[.$T82];[.$AD82];[.$AN82];[.$AX82];[.$BH82];[.$BR82];[.$CB82];[.$CL82];[.$CV82];[.$DF82])" office:value-type="float"/>
          <table:table-cell table:formula="of:=MIN([.$K82];[.$U82];[.$AE82];[.$AO82];[.$AY82];[.$BI82];[.$BS82];[.$CC82];[.$CM82];[.$CW82];[.$DG82])" office:value-type="float"/>
          <table:table-cell table:formula="of:=MEDIAN([.$B82];[.$L82];[.$V82];[.$AF82];[.$AP82];[.$AZ82];[.$BJ82];[.$BT82];[.$CD82];[.$CN82];[.$CX82])" office:value-type="float"/>
          <table:table-cell table:formula="of:=MEDIAN([.$C82];[.$M82];[.$W82];[.$AG82];[.$AQ82];[.$BA82];[.$BK82];[.$BU82];[.$CE82];[.$CO82];[.$CY82])" office:value-type="float"/>
          <table:table-cell table:formula="of:=MEDIAN([.$D82];[.$N82];[.$X82];[.$AH82];[.$AR82];[.$BB82];[.$BL82];[.$BV82];[.$CF82];[.$CP82];[.$CZ82])" office:value-type="float"/>
          <table:table-cell table:formula="of:=MEDIAN([.$E82];[.$O82];[.$Y82];[.$AI82];[.$AS82];[.$BC82];[.$BM82];[.$BW82];[.$CG82];[.$CQ82];[.$DA82])" office:value-type="float"/>
          <table:table-cell table:formula="of:=MEDIAN([.$F82];[.$P82];[.$Z82];[.$AJ82];[.$AT82];[.$BD82];[.$BN82];[.$BX82];[.$CH82];[.$CR82];[.$DB82])" office:value-type="float"/>
          <table:table-cell table:formula="of:=MEDIAN([.$G82];[.$Q82];[.$AA82];[.$AK82];[.$AU82];[.$BE82];[.$BO82];[.$BY82];[.$CI82];[.$CS82];[.$DC82])" office:value-type="float"/>
          <table:table-cell table:formula="of:=MEDIAN([.$H82];[.$R82];[.$AB82];[.$AL82];[.$AV82];[.$BF82];[.$BP82];[.$BZ82];[.$CJ82];[.$CT82];[.$DD82])" office:value-type="float"/>
          <table:table-cell table:formula="of:=MEDIAN([.$I82];[.$S82];[.$AC82];[.$AM82];[.$AW82];[.$BG82];[.$BQ82];[.$CA82];[.$CK82];[.$CU82];[.$DE82])" office:value-type="float"/>
          <table:table-cell table:formula="of:=MEDIAN([.$J82];[.$T82];[.$AD82];[.$AN82];[.$AX82];[.$BH82];[.$BR82];[.$CB82];[.$CL82];[.$CV82];[.$DF82])" office:value-type="float"/>
          <table:table-cell table:formula="of:=MEDIAN([.$K82];[.$U82];[.$AE82];[.$AO82];[.$AY82];[.$BI82];[.$BS82];[.$CC82];[.$CM82];[.$CW82];[.$DG82])" office:value-type="float"/>
          <table:table-cell table:formula="of:=MAX([.$B82];[.$L82];[.$V82];[.$AF82];[.$AP82];[.$AZ82];[.$BJ82];[.$BT82];[.$CD82];[.$CN82];[.$CX82])" office:value-type="float"/>
          <table:table-cell table:formula="of:=MAX([.$C82];[.$M82];[.$W82];[.$AG82];[.$AQ82];[.$BA82];[.$BK82];[.$BU82];[.$CE82];[.$CO82];[.$CY82])" office:value-type="float"/>
          <table:table-cell table:formula="of:=MAX([.$D82];[.$N82];[.$X82];[.$AH82];[.$AR82];[.$BB82];[.$BL82];[.$BV82];[.$CF82];[.$CP82];[.$CZ82])" office:value-type="float"/>
          <table:table-cell table:formula="of:=MAX([.$E82];[.$O82];[.$Y82];[.$AI82];[.$AS82];[.$BC82];[.$BM82];[.$BW82];[.$CG82];[.$CQ82];[.$DA82])" office:value-type="float"/>
          <table:table-cell table:formula="of:=MAX([.$F82];[.$P82];[.$Z82];[.$AJ82];[.$AT82];[.$BD82];[.$BN82];[.$BX82];[.$CH82];[.$CR82];[.$DB82])" office:value-type="float"/>
          <table:table-cell table:formula="of:=MAX([.$G82];[.$Q82];[.$AA82];[.$AK82];[.$AU82];[.$BE82];[.$BO82];[.$BY82];[.$CI82];[.$CS82];[.$DC82])" office:value-type="float"/>
          <table:table-cell table:formula="of:=MAX([.$H82];[.$R82];[.$AB82];[.$AL82];[.$AV82];[.$BF82];[.$BP82];[.$BZ82];[.$CJ82];[.$CT82];[.$DD82])" office:value-type="float"/>
          <table:table-cell table:formula="of:=MAX([.$I82];[.$S82];[.$AC82];[.$AM82];[.$AW82];[.$BG82];[.$BQ82];[.$CA82];[.$CK82];[.$CU82];[.$DE82])" office:value-type="float"/>
          <table:table-cell table:formula="of:=MAX([.$J82];[.$T82];[.$AD82];[.$AN82];[.$AX82];[.$BH82];[.$BR82];[.$CB82];[.$CL82];[.$CV82];[.$DF82])" office:value-type="float"/>
          <table:table-cell table:formula="of:=MAX([.$K82];[.$U82];[.$AE82];[.$AO82];[.$AY82];[.$BI82];[.$BS82];[.$CC82];[.$CM82];[.$CW82];[.$DG82])" office:value-type="float"/>
        </table:table-row>
        <table:table-row table:style-name="ro1">
          <table:table-cell office:value-type="string">
            <text:p>bio-repair/instances/Stat_vs_Exp/15/Stat_vs_Exp_133_15.lp</text:p>
          </table:table-cell>
          <table:table-cell table:style-name="cellBest" office:value-type="float" office:value="13.1183"/>
          <table:table-cell office:value-type="float" office:value="0.0"/>
          <table:table-cell office:value-type="float" office:value="0.0296779937676"/>
          <table:table-cell office:value-type="float" office:value="0.000469901567987"/>
          <table:table-cell office:value-type="float" office:value="0.0"/>
          <table:table-cell office:value-type="float" office:value="237339.0"/>
          <table:table-cell office:value-type="float" office:value="0.0"/>
          <table:table-cell office:value-type="float" office:value="1270.0"/>
          <table:table-cell office:value-type="float" office:value="4.0"/>
          <table:table-cell table:style-name="cellBest" office:value-type="float" office:value="21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890339813029"/>
          <table:table-cell office:value-type="float" office:value="0.0012860463966"/>
          <table:table-cell office:value-type="float" office:value="0.0"/>
          <table:table-cell table:style-name="cellWorst" office:value-type="float" office:value="613194.0"/>
          <table:table-cell office:value-type="float" office:value="0.0"/>
          <table:table-cell office:value-type="float" office:value="2614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2.6083"/>
          <table:table-cell office:value-type="float" office:value="0.0"/>
          <table:table-cell office:value-type="float" office:value="0.148389968838"/>
          <table:table-cell office:value-type="float" office:value="0.0015580946728"/>
          <table:table-cell office:value-type="float" office:value="0.0"/>
          <table:table-cell office:value-type="float" office:value="296118.0"/>
          <table:table-cell office:value-type="float" office:value="646.0"/>
          <table:table-cell office:value-type="float" office:value="13789.0"/>
          <table:table-cell office:value-type="float" office:value="4.0"/>
          <table:table-cell office:value-type="float" office:value="43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2.6918"/>
          <table:table-cell office:value-type="float" office:value="0.0"/>
          <table:table-cell office:value-type="float" office:value="0.0890339813029"/>
          <table:table-cell office:value-type="float" office:value="0.00158282633427"/>
          <table:table-cell office:value-type="float" office:value="0.0"/>
          <table:table-cell office:value-type="float" office:value="534343.0"/>
          <table:table-cell table:style-name="cellWorst" office:value-type="float" office:value="90783.0"/>
          <table:table-cell table:style-name="cellWorst" office:value-type="float" office:value="28156.0"/>
          <table:table-cell office:value-type="float" office:value="4.0"/>
          <table:table-cell table:style-name="cellWorst" office:value-type="float" office:value="98.0"/>
          <table:table-cell office:value-type="float" office:value="53.2355"/>
          <table:table-cell office:value-type="float" office:value="0.0"/>
          <table:table-cell office:value-type="float" office:value="0.0890339813029"/>
          <table:table-cell office:value-type="float" office:value="0.00158282633427"/>
          <table:table-cell office:value-type="float" office:value="0.0"/>
          <table:table-cell office:value-type="float" office:value="534343.0"/>
          <table:table-cell table:style-name="cellWorst" office:value-type="float" office:value="90783.0"/>
          <table:table-cell table:style-name="cellWorst" office:value-type="float" office:value="28156.0"/>
          <table:table-cell office:value-type="float" office:value="4.0"/>
          <table:table-cell table:style-name="cellWorst" office:value-type="float" office:value="9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3];[.$L83];[.$V83];[.$AF83];[.$AP83];[.$AZ83];[.$BJ83];[.$BT83];[.$CD83];[.$CN83];[.$CX83])" office:value-type="float"/>
          <table:table-cell table:formula="of:=MIN([.$C83];[.$M83];[.$W83];[.$AG83];[.$AQ83];[.$BA83];[.$BK83];[.$BU83];[.$CE83];[.$CO83];[.$CY83])" office:value-type="float"/>
          <table:table-cell table:formula="of:=MIN([.$D83];[.$N83];[.$X83];[.$AH83];[.$AR83];[.$BB83];[.$BL83];[.$BV83];[.$CF83];[.$CP83];[.$CZ83])" office:value-type="float"/>
          <table:table-cell table:formula="of:=MIN([.$E83];[.$O83];[.$Y83];[.$AI83];[.$AS83];[.$BC83];[.$BM83];[.$BW83];[.$CG83];[.$CQ83];[.$DA83])" office:value-type="float"/>
          <table:table-cell table:formula="of:=MIN([.$F83];[.$P83];[.$Z83];[.$AJ83];[.$AT83];[.$BD83];[.$BN83];[.$BX83];[.$CH83];[.$CR83];[.$DB83])" office:value-type="float"/>
          <table:table-cell table:formula="of:=MIN([.$G83];[.$Q83];[.$AA83];[.$AK83];[.$AU83];[.$BE83];[.$BO83];[.$BY83];[.$CI83];[.$CS83];[.$DC83])" office:value-type="float"/>
          <table:table-cell table:formula="of:=MIN([.$H83];[.$R83];[.$AB83];[.$AL83];[.$AV83];[.$BF83];[.$BP83];[.$BZ83];[.$CJ83];[.$CT83];[.$DD83])" office:value-type="float"/>
          <table:table-cell table:formula="of:=MIN([.$I83];[.$S83];[.$AC83];[.$AM83];[.$AW83];[.$BG83];[.$BQ83];[.$CA83];[.$CK83];[.$CU83];[.$DE83])" office:value-type="float"/>
          <table:table-cell table:formula="of:=MIN([.$J83];[.$T83];[.$AD83];[.$AN83];[.$AX83];[.$BH83];[.$BR83];[.$CB83];[.$CL83];[.$CV83];[.$DF83])" office:value-type="float"/>
          <table:table-cell table:formula="of:=MIN([.$K83];[.$U83];[.$AE83];[.$AO83];[.$AY83];[.$BI83];[.$BS83];[.$CC83];[.$CM83];[.$CW83];[.$DG83])" office:value-type="float"/>
          <table:table-cell table:formula="of:=MEDIAN([.$B83];[.$L83];[.$V83];[.$AF83];[.$AP83];[.$AZ83];[.$BJ83];[.$BT83];[.$CD83];[.$CN83];[.$CX83])" office:value-type="float"/>
          <table:table-cell table:formula="of:=MEDIAN([.$C83];[.$M83];[.$W83];[.$AG83];[.$AQ83];[.$BA83];[.$BK83];[.$BU83];[.$CE83];[.$CO83];[.$CY83])" office:value-type="float"/>
          <table:table-cell table:formula="of:=MEDIAN([.$D83];[.$N83];[.$X83];[.$AH83];[.$AR83];[.$BB83];[.$BL83];[.$BV83];[.$CF83];[.$CP83];[.$CZ83])" office:value-type="float"/>
          <table:table-cell table:formula="of:=MEDIAN([.$E83];[.$O83];[.$Y83];[.$AI83];[.$AS83];[.$BC83];[.$BM83];[.$BW83];[.$CG83];[.$CQ83];[.$DA83])" office:value-type="float"/>
          <table:table-cell table:formula="of:=MEDIAN([.$F83];[.$P83];[.$Z83];[.$AJ83];[.$AT83];[.$BD83];[.$BN83];[.$BX83];[.$CH83];[.$CR83];[.$DB83])" office:value-type="float"/>
          <table:table-cell table:formula="of:=MEDIAN([.$G83];[.$Q83];[.$AA83];[.$AK83];[.$AU83];[.$BE83];[.$BO83];[.$BY83];[.$CI83];[.$CS83];[.$DC83])" office:value-type="float"/>
          <table:table-cell table:formula="of:=MEDIAN([.$H83];[.$R83];[.$AB83];[.$AL83];[.$AV83];[.$BF83];[.$BP83];[.$BZ83];[.$CJ83];[.$CT83];[.$DD83])" office:value-type="float"/>
          <table:table-cell table:formula="of:=MEDIAN([.$I83];[.$S83];[.$AC83];[.$AM83];[.$AW83];[.$BG83];[.$BQ83];[.$CA83];[.$CK83];[.$CU83];[.$DE83])" office:value-type="float"/>
          <table:table-cell table:formula="of:=MEDIAN([.$J83];[.$T83];[.$AD83];[.$AN83];[.$AX83];[.$BH83];[.$BR83];[.$CB83];[.$CL83];[.$CV83];[.$DF83])" office:value-type="float"/>
          <table:table-cell table:formula="of:=MEDIAN([.$K83];[.$U83];[.$AE83];[.$AO83];[.$AY83];[.$BI83];[.$BS83];[.$CC83];[.$CM83];[.$CW83];[.$DG83])" office:value-type="float"/>
          <table:table-cell table:formula="of:=MAX([.$B83];[.$L83];[.$V83];[.$AF83];[.$AP83];[.$AZ83];[.$BJ83];[.$BT83];[.$CD83];[.$CN83];[.$CX83])" office:value-type="float"/>
          <table:table-cell table:formula="of:=MAX([.$C83];[.$M83];[.$W83];[.$AG83];[.$AQ83];[.$BA83];[.$BK83];[.$BU83];[.$CE83];[.$CO83];[.$CY83])" office:value-type="float"/>
          <table:table-cell table:formula="of:=MAX([.$D83];[.$N83];[.$X83];[.$AH83];[.$AR83];[.$BB83];[.$BL83];[.$BV83];[.$CF83];[.$CP83];[.$CZ83])" office:value-type="float"/>
          <table:table-cell table:formula="of:=MAX([.$E83];[.$O83];[.$Y83];[.$AI83];[.$AS83];[.$BC83];[.$BM83];[.$BW83];[.$CG83];[.$CQ83];[.$DA83])" office:value-type="float"/>
          <table:table-cell table:formula="of:=MAX([.$F83];[.$P83];[.$Z83];[.$AJ83];[.$AT83];[.$BD83];[.$BN83];[.$BX83];[.$CH83];[.$CR83];[.$DB83])" office:value-type="float"/>
          <table:table-cell table:formula="of:=MAX([.$G83];[.$Q83];[.$AA83];[.$AK83];[.$AU83];[.$BE83];[.$BO83];[.$BY83];[.$CI83];[.$CS83];[.$DC83])" office:value-type="float"/>
          <table:table-cell table:formula="of:=MAX([.$H83];[.$R83];[.$AB83];[.$AL83];[.$AV83];[.$BF83];[.$BP83];[.$BZ83];[.$CJ83];[.$CT83];[.$DD83])" office:value-type="float"/>
          <table:table-cell table:formula="of:=MAX([.$I83];[.$S83];[.$AC83];[.$AM83];[.$AW83];[.$BG83];[.$BQ83];[.$CA83];[.$CK83];[.$CU83];[.$DE83])" office:value-type="float"/>
          <table:table-cell table:formula="of:=MAX([.$J83];[.$T83];[.$AD83];[.$AN83];[.$AX83];[.$BH83];[.$BR83];[.$CB83];[.$CL83];[.$CV83];[.$DF83])" office:value-type="float"/>
          <table:table-cell table:formula="of:=MAX([.$K83];[.$U83];[.$AE83];[.$AO83];[.$AY83];[.$BI83];[.$BS83];[.$CC83];[.$CM83];[.$CW83];[.$DG83])" office:value-type="float"/>
        </table:table-row>
        <table:table-row table:style-name="ro1">
          <table:table-cell office:value-type="string">
            <text:p>bio-repair/instances/Stat_vs_Exp/15/Stat_vs_Exp_137_15.lp</text:p>
          </table:table-cell>
          <table:table-cell table:style-name="cellBest" office:value-type="float" office:value="14.9791"/>
          <table:table-cell office:value-type="float" office:value="0.0"/>
          <table:table-cell office:value-type="float" office:value="0.0296471983398"/>
          <table:table-cell office:value-type="float" office:value="0.00108706393912"/>
          <table:table-cell office:value-type="float" office:value="0.0"/>
          <table:table-cell office:value-type="float" office:value="285880.0"/>
          <table:table-cell office:value-type="float" office:value="0.0"/>
          <table:table-cell office:value-type="float" office:value="9372.0"/>
          <table:table-cell office:value-type="float" office:value="4.0"/>
          <table:table-cell table:style-name="cellBest" office:value-type="float" office:value="25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889415950193"/>
          <table:table-cell office:value-type="float" office:value="0.00128471192806"/>
          <table:table-cell office:value-type="float" office:value="0.0"/>
          <table:table-cell office:value-type="float" office:value="775665.0"/>
          <table:table-cell office:value-type="float" office:value="0.0"/>
          <table:table-cell office:value-type="float" office:value="1208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85.615"/>
          <table:table-cell office:value-type="float" office:value="0.0"/>
          <table:table-cell office:value-type="float" office:value="0.148235991699"/>
          <table:table-cell office:value-type="float" office:value="0.00148235991699"/>
          <table:table-cell office:value-type="float" office:value="0.0"/>
          <table:table-cell table:style-name="cellWorst" office:value-type="float" office:value="2855057.0"/>
          <table:table-cell office:value-type="float" office:value="32462.0"/>
          <table:table-cell table:style-name="cellWorst" office:value-type="float" office:value="1030150.0"/>
          <table:table-cell office:value-type="float" office:value="4.0"/>
          <table:table-cell table:style-name="cellWorst" office:value-type="float" office:value="151.0"/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9.3275"/>
          <table:table-cell office:value-type="float" office:value="0.0"/>
          <table:table-cell office:value-type="float" office:value="0.0889415950193"/>
          <table:table-cell office:value-type="float" office:value="0.00138353592252"/>
          <table:table-cell office:value-type="float" office:value="0.0"/>
          <table:table-cell office:value-type="float" office:value="550980.0"/>
          <table:table-cell table:style-name="cellWorst" office:value-type="float" office:value="49197.0"/>
          <table:table-cell office:value-type="float" office:value="70666.0"/>
          <table:table-cell office:value-type="float" office:value="4.0"/>
          <table:table-cell office:value-type="float" office:value="69.0"/>
          <table:table-cell office:value-type="float" office:value="42.9239"/>
          <table:table-cell office:value-type="float" office:value="0.0"/>
          <table:table-cell office:value-type="float" office:value="0.0889415950193"/>
          <table:table-cell office:value-type="float" office:value="0.00138353592252"/>
          <table:table-cell office:value-type="float" office:value="0.0"/>
          <table:table-cell office:value-type="float" office:value="550980.0"/>
          <table:table-cell table:style-name="cellWorst" office:value-type="float" office:value="49197.0"/>
          <table:table-cell office:value-type="float" office:value="70666.0"/>
          <table:table-cell office:value-type="float" office:value="4.0"/>
          <table:table-cell office:value-type="float" office:value="69.0"/>
          <table:table-cell office:value-type="float" office:value="600.02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4];[.$L84];[.$V84];[.$AF84];[.$AP84];[.$AZ84];[.$BJ84];[.$BT84];[.$CD84];[.$CN84];[.$CX84])" office:value-type="float"/>
          <table:table-cell table:formula="of:=MIN([.$C84];[.$M84];[.$W84];[.$AG84];[.$AQ84];[.$BA84];[.$BK84];[.$BU84];[.$CE84];[.$CO84];[.$CY84])" office:value-type="float"/>
          <table:table-cell table:formula="of:=MIN([.$D84];[.$N84];[.$X84];[.$AH84];[.$AR84];[.$BB84];[.$BL84];[.$BV84];[.$CF84];[.$CP84];[.$CZ84])" office:value-type="float"/>
          <table:table-cell table:formula="of:=MIN([.$E84];[.$O84];[.$Y84];[.$AI84];[.$AS84];[.$BC84];[.$BM84];[.$BW84];[.$CG84];[.$CQ84];[.$DA84])" office:value-type="float"/>
          <table:table-cell table:formula="of:=MIN([.$F84];[.$P84];[.$Z84];[.$AJ84];[.$AT84];[.$BD84];[.$BN84];[.$BX84];[.$CH84];[.$CR84];[.$DB84])" office:value-type="float"/>
          <table:table-cell table:formula="of:=MIN([.$G84];[.$Q84];[.$AA84];[.$AK84];[.$AU84];[.$BE84];[.$BO84];[.$BY84];[.$CI84];[.$CS84];[.$DC84])" office:value-type="float"/>
          <table:table-cell table:formula="of:=MIN([.$H84];[.$R84];[.$AB84];[.$AL84];[.$AV84];[.$BF84];[.$BP84];[.$BZ84];[.$CJ84];[.$CT84];[.$DD84])" office:value-type="float"/>
          <table:table-cell table:formula="of:=MIN([.$I84];[.$S84];[.$AC84];[.$AM84];[.$AW84];[.$BG84];[.$BQ84];[.$CA84];[.$CK84];[.$CU84];[.$DE84])" office:value-type="float"/>
          <table:table-cell table:formula="of:=MIN([.$J84];[.$T84];[.$AD84];[.$AN84];[.$AX84];[.$BH84];[.$BR84];[.$CB84];[.$CL84];[.$CV84];[.$DF84])" office:value-type="float"/>
          <table:table-cell table:formula="of:=MIN([.$K84];[.$U84];[.$AE84];[.$AO84];[.$AY84];[.$BI84];[.$BS84];[.$CC84];[.$CM84];[.$CW84];[.$DG84])" office:value-type="float"/>
          <table:table-cell table:formula="of:=MEDIAN([.$B84];[.$L84];[.$V84];[.$AF84];[.$AP84];[.$AZ84];[.$BJ84];[.$BT84];[.$CD84];[.$CN84];[.$CX84])" office:value-type="float"/>
          <table:table-cell table:formula="of:=MEDIAN([.$C84];[.$M84];[.$W84];[.$AG84];[.$AQ84];[.$BA84];[.$BK84];[.$BU84];[.$CE84];[.$CO84];[.$CY84])" office:value-type="float"/>
          <table:table-cell table:formula="of:=MEDIAN([.$D84];[.$N84];[.$X84];[.$AH84];[.$AR84];[.$BB84];[.$BL84];[.$BV84];[.$CF84];[.$CP84];[.$CZ84])" office:value-type="float"/>
          <table:table-cell table:formula="of:=MEDIAN([.$E84];[.$O84];[.$Y84];[.$AI84];[.$AS84];[.$BC84];[.$BM84];[.$BW84];[.$CG84];[.$CQ84];[.$DA84])" office:value-type="float"/>
          <table:table-cell table:formula="of:=MEDIAN([.$F84];[.$P84];[.$Z84];[.$AJ84];[.$AT84];[.$BD84];[.$BN84];[.$BX84];[.$CH84];[.$CR84];[.$DB84])" office:value-type="float"/>
          <table:table-cell table:formula="of:=MEDIAN([.$G84];[.$Q84];[.$AA84];[.$AK84];[.$AU84];[.$BE84];[.$BO84];[.$BY84];[.$CI84];[.$CS84];[.$DC84])" office:value-type="float"/>
          <table:table-cell table:formula="of:=MEDIAN([.$H84];[.$R84];[.$AB84];[.$AL84];[.$AV84];[.$BF84];[.$BP84];[.$BZ84];[.$CJ84];[.$CT84];[.$DD84])" office:value-type="float"/>
          <table:table-cell table:formula="of:=MEDIAN([.$I84];[.$S84];[.$AC84];[.$AM84];[.$AW84];[.$BG84];[.$BQ84];[.$CA84];[.$CK84];[.$CU84];[.$DE84])" office:value-type="float"/>
          <table:table-cell table:formula="of:=MEDIAN([.$J84];[.$T84];[.$AD84];[.$AN84];[.$AX84];[.$BH84];[.$BR84];[.$CB84];[.$CL84];[.$CV84];[.$DF84])" office:value-type="float"/>
          <table:table-cell table:formula="of:=MEDIAN([.$K84];[.$U84];[.$AE84];[.$AO84];[.$AY84];[.$BI84];[.$BS84];[.$CC84];[.$CM84];[.$CW84];[.$DG84])" office:value-type="float"/>
          <table:table-cell table:formula="of:=MAX([.$B84];[.$L84];[.$V84];[.$AF84];[.$AP84];[.$AZ84];[.$BJ84];[.$BT84];[.$CD84];[.$CN84];[.$CX84])" office:value-type="float"/>
          <table:table-cell table:formula="of:=MAX([.$C84];[.$M84];[.$W84];[.$AG84];[.$AQ84];[.$BA84];[.$BK84];[.$BU84];[.$CE84];[.$CO84];[.$CY84])" office:value-type="float"/>
          <table:table-cell table:formula="of:=MAX([.$D84];[.$N84];[.$X84];[.$AH84];[.$AR84];[.$BB84];[.$BL84];[.$BV84];[.$CF84];[.$CP84];[.$CZ84])" office:value-type="float"/>
          <table:table-cell table:formula="of:=MAX([.$E84];[.$O84];[.$Y84];[.$AI84];[.$AS84];[.$BC84];[.$BM84];[.$BW84];[.$CG84];[.$CQ84];[.$DA84])" office:value-type="float"/>
          <table:table-cell table:formula="of:=MAX([.$F84];[.$P84];[.$Z84];[.$AJ84];[.$AT84];[.$BD84];[.$BN84];[.$BX84];[.$CH84];[.$CR84];[.$DB84])" office:value-type="float"/>
          <table:table-cell table:formula="of:=MAX([.$G84];[.$Q84];[.$AA84];[.$AK84];[.$AU84];[.$BE84];[.$BO84];[.$BY84];[.$CI84];[.$CS84];[.$DC84])" office:value-type="float"/>
          <table:table-cell table:formula="of:=MAX([.$H84];[.$R84];[.$AB84];[.$AL84];[.$AV84];[.$BF84];[.$BP84];[.$BZ84];[.$CJ84];[.$CT84];[.$DD84])" office:value-type="float"/>
          <table:table-cell table:formula="of:=MAX([.$I84];[.$S84];[.$AC84];[.$AM84];[.$AW84];[.$BG84];[.$BQ84];[.$CA84];[.$CK84];[.$CU84];[.$DE84])" office:value-type="float"/>
          <table:table-cell table:formula="of:=MAX([.$J84];[.$T84];[.$AD84];[.$AN84];[.$AX84];[.$BH84];[.$BR84];[.$CB84];[.$CL84];[.$CV84];[.$DF84])" office:value-type="float"/>
          <table:table-cell table:formula="of:=MAX([.$K84];[.$U84];[.$AE84];[.$AO84];[.$AY84];[.$BI84];[.$BS84];[.$CC84];[.$CM84];[.$CW84];[.$DG84])" office:value-type="float"/>
        </table:table-row>
        <table:table-row table:style-name="ro1">
          <table:table-cell office:value-type="string">
            <text:p>bio-repair/instances/Stat_vs_Exp/15/Stat_vs_Exp_140_15.lp</text:p>
          </table:table-cell>
          <table:table-cell table:style-name="cellBest" office:value-type="float" office:value="13.122"/>
          <table:table-cell office:value-type="float" office:value="0.0"/>
          <table:table-cell office:value-type="float" office:value="0.0296340198548"/>
          <table:table-cell office:value-type="float" office:value="0.000493900330913"/>
          <table:table-cell office:value-type="float" office:value="0.0"/>
          <table:table-cell office:value-type="float" office:value="129832.0"/>
          <table:table-cell office:value-type="float" office:value="0.0"/>
          <table:table-cell office:value-type="float" office:value="1260.0"/>
          <table:table-cell office:value-type="float" office:value="4.0"/>
          <table:table-cell table:style-name="cellBest" office:value-type="float" office:value="20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889020595644"/>
          <table:table-cell office:value-type="float" office:value="0.000889020595644"/>
          <table:table-cell office:value-type="float" office:value="0.0"/>
          <table:table-cell office:value-type="float" office:value="537658.0"/>
          <table:table-cell office:value-type="float" office:value="0.0"/>
          <table:table-cell office:value-type="float" office:value="2132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2.275"/>
          <table:table-cell office:value-type="float" office:value="0.0"/>
          <table:table-cell office:value-type="float" office:value="0.118536079419"/>
          <table:table-cell office:value-type="float" office:value="0.00162987109201"/>
          <table:table-cell office:value-type="float" office:value="0.0"/>
          <table:table-cell office:value-type="float" office:value="1173666.0"/>
          <table:table-cell office:value-type="float" office:value="3200.0"/>
          <table:table-cell office:value-type="float" office:value="210482.0"/>
          <table:table-cell office:value-type="float" office:value="4.0"/>
          <table:table-cell office:value-type="float" office:value="129.0"/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31.435"/>
          <table:table-cell office:value-type="float" office:value="0.0"/>
          <table:table-cell office:value-type="float" office:value="0.0889020595644"/>
          <table:table-cell office:value-type="float" office:value="0.00160517607547"/>
          <table:table-cell office:value-type="float" office:value="0.0"/>
          <table:table-cell table:style-name="cellWorst" office:value-type="float" office:value="7544706.0"/>
          <table:table-cell table:style-name="cellWorst" office:value-type="float" office:value="124326.0"/>
          <table:table-cell table:style-name="cellWorst" office:value-type="float" office:value="3064138.0"/>
          <table:table-cell office:value-type="float" office:value="4.0"/>
          <table:table-cell table:style-name="cellWorst" office:value-type="float" office:value="222.0"/>
          <table:table-cell office:value-type="float" office:value="600.02"/>
          <table:table-cell office:value-type="float" office:value="1.0"/>
          <table:table-cell office:value-type="float" office:value="0.0889020595644"/>
          <table:table-cell office:value-type="float" office:value="0.00108658072801"/>
          <table:table-cell office:value-type="float" office:value="0.0"/>
          <table:table-cell office:value-type="float" office:value="2283127.0"/>
          <table:table-cell office:value-type="float" office:value="95137.0"/>
          <table:table-cell office:value-type="float" office:value="78831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5];[.$L85];[.$V85];[.$AF85];[.$AP85];[.$AZ85];[.$BJ85];[.$BT85];[.$CD85];[.$CN85];[.$CX85])" office:value-type="float"/>
          <table:table-cell table:formula="of:=MIN([.$C85];[.$M85];[.$W85];[.$AG85];[.$AQ85];[.$BA85];[.$BK85];[.$BU85];[.$CE85];[.$CO85];[.$CY85])" office:value-type="float"/>
          <table:table-cell table:formula="of:=MIN([.$D85];[.$N85];[.$X85];[.$AH85];[.$AR85];[.$BB85];[.$BL85];[.$BV85];[.$CF85];[.$CP85];[.$CZ85])" office:value-type="float"/>
          <table:table-cell table:formula="of:=MIN([.$E85];[.$O85];[.$Y85];[.$AI85];[.$AS85];[.$BC85];[.$BM85];[.$BW85];[.$CG85];[.$CQ85];[.$DA85])" office:value-type="float"/>
          <table:table-cell table:formula="of:=MIN([.$F85];[.$P85];[.$Z85];[.$AJ85];[.$AT85];[.$BD85];[.$BN85];[.$BX85];[.$CH85];[.$CR85];[.$DB85])" office:value-type="float"/>
          <table:table-cell table:formula="of:=MIN([.$G85];[.$Q85];[.$AA85];[.$AK85];[.$AU85];[.$BE85];[.$BO85];[.$BY85];[.$CI85];[.$CS85];[.$DC85])" office:value-type="float"/>
          <table:table-cell table:formula="of:=MIN([.$H85];[.$R85];[.$AB85];[.$AL85];[.$AV85];[.$BF85];[.$BP85];[.$BZ85];[.$CJ85];[.$CT85];[.$DD85])" office:value-type="float"/>
          <table:table-cell table:formula="of:=MIN([.$I85];[.$S85];[.$AC85];[.$AM85];[.$AW85];[.$BG85];[.$BQ85];[.$CA85];[.$CK85];[.$CU85];[.$DE85])" office:value-type="float"/>
          <table:table-cell table:formula="of:=MIN([.$J85];[.$T85];[.$AD85];[.$AN85];[.$AX85];[.$BH85];[.$BR85];[.$CB85];[.$CL85];[.$CV85];[.$DF85])" office:value-type="float"/>
          <table:table-cell table:formula="of:=MIN([.$K85];[.$U85];[.$AE85];[.$AO85];[.$AY85];[.$BI85];[.$BS85];[.$CC85];[.$CM85];[.$CW85];[.$DG85])" office:value-type="float"/>
          <table:table-cell table:formula="of:=MEDIAN([.$B85];[.$L85];[.$V85];[.$AF85];[.$AP85];[.$AZ85];[.$BJ85];[.$BT85];[.$CD85];[.$CN85];[.$CX85])" office:value-type="float"/>
          <table:table-cell table:formula="of:=MEDIAN([.$C85];[.$M85];[.$W85];[.$AG85];[.$AQ85];[.$BA85];[.$BK85];[.$BU85];[.$CE85];[.$CO85];[.$CY85])" office:value-type="float"/>
          <table:table-cell table:formula="of:=MEDIAN([.$D85];[.$N85];[.$X85];[.$AH85];[.$AR85];[.$BB85];[.$BL85];[.$BV85];[.$CF85];[.$CP85];[.$CZ85])" office:value-type="float"/>
          <table:table-cell table:formula="of:=MEDIAN([.$E85];[.$O85];[.$Y85];[.$AI85];[.$AS85];[.$BC85];[.$BM85];[.$BW85];[.$CG85];[.$CQ85];[.$DA85])" office:value-type="float"/>
          <table:table-cell table:formula="of:=MEDIAN([.$F85];[.$P85];[.$Z85];[.$AJ85];[.$AT85];[.$BD85];[.$BN85];[.$BX85];[.$CH85];[.$CR85];[.$DB85])" office:value-type="float"/>
          <table:table-cell table:formula="of:=MEDIAN([.$G85];[.$Q85];[.$AA85];[.$AK85];[.$AU85];[.$BE85];[.$BO85];[.$BY85];[.$CI85];[.$CS85];[.$DC85])" office:value-type="float"/>
          <table:table-cell table:formula="of:=MEDIAN([.$H85];[.$R85];[.$AB85];[.$AL85];[.$AV85];[.$BF85];[.$BP85];[.$BZ85];[.$CJ85];[.$CT85];[.$DD85])" office:value-type="float"/>
          <table:table-cell table:formula="of:=MEDIAN([.$I85];[.$S85];[.$AC85];[.$AM85];[.$AW85];[.$BG85];[.$BQ85];[.$CA85];[.$CK85];[.$CU85];[.$DE85])" office:value-type="float"/>
          <table:table-cell table:formula="of:=MEDIAN([.$J85];[.$T85];[.$AD85];[.$AN85];[.$AX85];[.$BH85];[.$BR85];[.$CB85];[.$CL85];[.$CV85];[.$DF85])" office:value-type="float"/>
          <table:table-cell table:formula="of:=MEDIAN([.$K85];[.$U85];[.$AE85];[.$AO85];[.$AY85];[.$BI85];[.$BS85];[.$CC85];[.$CM85];[.$CW85];[.$DG85])" office:value-type="float"/>
          <table:table-cell table:formula="of:=MAX([.$B85];[.$L85];[.$V85];[.$AF85];[.$AP85];[.$AZ85];[.$BJ85];[.$BT85];[.$CD85];[.$CN85];[.$CX85])" office:value-type="float"/>
          <table:table-cell table:formula="of:=MAX([.$C85];[.$M85];[.$W85];[.$AG85];[.$AQ85];[.$BA85];[.$BK85];[.$BU85];[.$CE85];[.$CO85];[.$CY85])" office:value-type="float"/>
          <table:table-cell table:formula="of:=MAX([.$D85];[.$N85];[.$X85];[.$AH85];[.$AR85];[.$BB85];[.$BL85];[.$BV85];[.$CF85];[.$CP85];[.$CZ85])" office:value-type="float"/>
          <table:table-cell table:formula="of:=MAX([.$E85];[.$O85];[.$Y85];[.$AI85];[.$AS85];[.$BC85];[.$BM85];[.$BW85];[.$CG85];[.$CQ85];[.$DA85])" office:value-type="float"/>
          <table:table-cell table:formula="of:=MAX([.$F85];[.$P85];[.$Z85];[.$AJ85];[.$AT85];[.$BD85];[.$BN85];[.$BX85];[.$CH85];[.$CR85];[.$DB85])" office:value-type="float"/>
          <table:table-cell table:formula="of:=MAX([.$G85];[.$Q85];[.$AA85];[.$AK85];[.$AU85];[.$BE85];[.$BO85];[.$BY85];[.$CI85];[.$CS85];[.$DC85])" office:value-type="float"/>
          <table:table-cell table:formula="of:=MAX([.$H85];[.$R85];[.$AB85];[.$AL85];[.$AV85];[.$BF85];[.$BP85];[.$BZ85];[.$CJ85];[.$CT85];[.$DD85])" office:value-type="float"/>
          <table:table-cell table:formula="of:=MAX([.$I85];[.$S85];[.$AC85];[.$AM85];[.$AW85];[.$BG85];[.$BQ85];[.$CA85];[.$CK85];[.$CU85];[.$DE85])" office:value-type="float"/>
          <table:table-cell table:formula="of:=MAX([.$J85];[.$T85];[.$AD85];[.$AN85];[.$AX85];[.$BH85];[.$BR85];[.$CB85];[.$CL85];[.$CV85];[.$DF85])" office:value-type="float"/>
          <table:table-cell table:formula="of:=MAX([.$K85];[.$U85];[.$AE85];[.$AO85];[.$AY85];[.$BI85];[.$BS85];[.$CC85];[.$CM85];[.$CW85];[.$DG85])" office:value-type="float"/>
        </table:table-row>
        <table:table-row table:style-name="ro1">
          <table:table-cell office:value-type="string">
            <text:p>bio-repair/instances/Stat_vs_Exp/15/Stat_vs_Exp_146_15.lp</text:p>
          </table:table-cell>
          <table:table-cell table:style-name="cellBest" office:value-type="float" office:value="15.6123"/>
          <table:table-cell office:value-type="float" office:value="0.0"/>
          <table:table-cell office:value-type="float" office:value="0.0296428042093"/>
          <table:table-cell office:value-type="float" office:value="0.000592856084186"/>
          <table:table-cell office:value-type="float" office:value="0.0"/>
          <table:table-cell office:value-type="float" office:value="174019.0"/>
          <table:table-cell office:value-type="float" office:value="0.0"/>
          <table:table-cell office:value-type="float" office:value="6714.0"/>
          <table:table-cell office:value-type="float" office:value="4.0"/>
          <table:table-cell table:style-name="cellBest" office:value-type="float" office:value="24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77856825256"/>
          <table:table-cell office:value-type="float" office:value="0.00177856825256"/>
          <table:table-cell office:value-type="float" office:value="0.0"/>
          <table:table-cell office:value-type="float" office:value="244442.0"/>
          <table:table-cell office:value-type="float" office:value="0.0"/>
          <table:table-cell office:value-type="float" office:value="497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17.795"/>
          <table:table-cell office:value-type="float" office:value="0.0"/>
          <table:table-cell office:value-type="float" office:value="0.0889284126278"/>
          <table:table-cell office:value-type="float" office:value="0.00163035423151"/>
          <table:table-cell office:value-type="float" office:value="0.0"/>
          <table:table-cell table:style-name="cellWorst" office:value-type="float" office:value="3353020.0"/>
          <table:table-cell table:style-name="cellWorst" office:value-type="float" office:value="190876.0"/>
          <table:table-cell table:style-name="cellWorst" office:value-type="float" office:value="1220202.0"/>
          <table:table-cell office:value-type="float" office:value="4.0"/>
          <table:table-cell office:value-type="float" office:value="177.0"/>
          <table:table-cell office:value-type="float" office:value="331.811"/>
          <table:table-cell office:value-type="float" office:value="0.0"/>
          <table:table-cell office:value-type="float" office:value="0.0889284126278"/>
          <table:table-cell office:value-type="float" office:value="0.00163035423151"/>
          <table:table-cell office:value-type="float" office:value="0.0"/>
          <table:table-cell table:style-name="cellWorst" office:value-type="float" office:value="3353020.0"/>
          <table:table-cell table:style-name="cellWorst" office:value-type="float" office:value="190876.0"/>
          <table:table-cell table:style-name="cellWorst" office:value-type="float" office:value="1220202.0"/>
          <table:table-cell office:value-type="float" office:value="4.0"/>
          <table:table-cell office:value-type="float" office:value="177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6];[.$L86];[.$V86];[.$AF86];[.$AP86];[.$AZ86];[.$BJ86];[.$BT86];[.$CD86];[.$CN86];[.$CX86])" office:value-type="float"/>
          <table:table-cell table:formula="of:=MIN([.$C86];[.$M86];[.$W86];[.$AG86];[.$AQ86];[.$BA86];[.$BK86];[.$BU86];[.$CE86];[.$CO86];[.$CY86])" office:value-type="float"/>
          <table:table-cell table:formula="of:=MIN([.$D86];[.$N86];[.$X86];[.$AH86];[.$AR86];[.$BB86];[.$BL86];[.$BV86];[.$CF86];[.$CP86];[.$CZ86])" office:value-type="float"/>
          <table:table-cell table:formula="of:=MIN([.$E86];[.$O86];[.$Y86];[.$AI86];[.$AS86];[.$BC86];[.$BM86];[.$BW86];[.$CG86];[.$CQ86];[.$DA86])" office:value-type="float"/>
          <table:table-cell table:formula="of:=MIN([.$F86];[.$P86];[.$Z86];[.$AJ86];[.$AT86];[.$BD86];[.$BN86];[.$BX86];[.$CH86];[.$CR86];[.$DB86])" office:value-type="float"/>
          <table:table-cell table:formula="of:=MIN([.$G86];[.$Q86];[.$AA86];[.$AK86];[.$AU86];[.$BE86];[.$BO86];[.$BY86];[.$CI86];[.$CS86];[.$DC86])" office:value-type="float"/>
          <table:table-cell table:formula="of:=MIN([.$H86];[.$R86];[.$AB86];[.$AL86];[.$AV86];[.$BF86];[.$BP86];[.$BZ86];[.$CJ86];[.$CT86];[.$DD86])" office:value-type="float"/>
          <table:table-cell table:formula="of:=MIN([.$I86];[.$S86];[.$AC86];[.$AM86];[.$AW86];[.$BG86];[.$BQ86];[.$CA86];[.$CK86];[.$CU86];[.$DE86])" office:value-type="float"/>
          <table:table-cell table:formula="of:=MIN([.$J86];[.$T86];[.$AD86];[.$AN86];[.$AX86];[.$BH86];[.$BR86];[.$CB86];[.$CL86];[.$CV86];[.$DF86])" office:value-type="float"/>
          <table:table-cell table:formula="of:=MIN([.$K86];[.$U86];[.$AE86];[.$AO86];[.$AY86];[.$BI86];[.$BS86];[.$CC86];[.$CM86];[.$CW86];[.$DG86])" office:value-type="float"/>
          <table:table-cell table:formula="of:=MEDIAN([.$B86];[.$L86];[.$V86];[.$AF86];[.$AP86];[.$AZ86];[.$BJ86];[.$BT86];[.$CD86];[.$CN86];[.$CX86])" office:value-type="float"/>
          <table:table-cell table:formula="of:=MEDIAN([.$C86];[.$M86];[.$W86];[.$AG86];[.$AQ86];[.$BA86];[.$BK86];[.$BU86];[.$CE86];[.$CO86];[.$CY86])" office:value-type="float"/>
          <table:table-cell table:formula="of:=MEDIAN([.$D86];[.$N86];[.$X86];[.$AH86];[.$AR86];[.$BB86];[.$BL86];[.$BV86];[.$CF86];[.$CP86];[.$CZ86])" office:value-type="float"/>
          <table:table-cell table:formula="of:=MEDIAN([.$E86];[.$O86];[.$Y86];[.$AI86];[.$AS86];[.$BC86];[.$BM86];[.$BW86];[.$CG86];[.$CQ86];[.$DA86])" office:value-type="float"/>
          <table:table-cell table:formula="of:=MEDIAN([.$F86];[.$P86];[.$Z86];[.$AJ86];[.$AT86];[.$BD86];[.$BN86];[.$BX86];[.$CH86];[.$CR86];[.$DB86])" office:value-type="float"/>
          <table:table-cell table:formula="of:=MEDIAN([.$G86];[.$Q86];[.$AA86];[.$AK86];[.$AU86];[.$BE86];[.$BO86];[.$BY86];[.$CI86];[.$CS86];[.$DC86])" office:value-type="float"/>
          <table:table-cell table:formula="of:=MEDIAN([.$H86];[.$R86];[.$AB86];[.$AL86];[.$AV86];[.$BF86];[.$BP86];[.$BZ86];[.$CJ86];[.$CT86];[.$DD86])" office:value-type="float"/>
          <table:table-cell table:formula="of:=MEDIAN([.$I86];[.$S86];[.$AC86];[.$AM86];[.$AW86];[.$BG86];[.$BQ86];[.$CA86];[.$CK86];[.$CU86];[.$DE86])" office:value-type="float"/>
          <table:table-cell table:formula="of:=MEDIAN([.$J86];[.$T86];[.$AD86];[.$AN86];[.$AX86];[.$BH86];[.$BR86];[.$CB86];[.$CL86];[.$CV86];[.$DF86])" office:value-type="float"/>
          <table:table-cell table:formula="of:=MEDIAN([.$K86];[.$U86];[.$AE86];[.$AO86];[.$AY86];[.$BI86];[.$BS86];[.$CC86];[.$CM86];[.$CW86];[.$DG86])" office:value-type="float"/>
          <table:table-cell table:formula="of:=MAX([.$B86];[.$L86];[.$V86];[.$AF86];[.$AP86];[.$AZ86];[.$BJ86];[.$BT86];[.$CD86];[.$CN86];[.$CX86])" office:value-type="float"/>
          <table:table-cell table:formula="of:=MAX([.$C86];[.$M86];[.$W86];[.$AG86];[.$AQ86];[.$BA86];[.$BK86];[.$BU86];[.$CE86];[.$CO86];[.$CY86])" office:value-type="float"/>
          <table:table-cell table:formula="of:=MAX([.$D86];[.$N86];[.$X86];[.$AH86];[.$AR86];[.$BB86];[.$BL86];[.$BV86];[.$CF86];[.$CP86];[.$CZ86])" office:value-type="float"/>
          <table:table-cell table:formula="of:=MAX([.$E86];[.$O86];[.$Y86];[.$AI86];[.$AS86];[.$BC86];[.$BM86];[.$BW86];[.$CG86];[.$CQ86];[.$DA86])" office:value-type="float"/>
          <table:table-cell table:formula="of:=MAX([.$F86];[.$P86];[.$Z86];[.$AJ86];[.$AT86];[.$BD86];[.$BN86];[.$BX86];[.$CH86];[.$CR86];[.$DB86])" office:value-type="float"/>
          <table:table-cell table:formula="of:=MAX([.$G86];[.$Q86];[.$AA86];[.$AK86];[.$AU86];[.$BE86];[.$BO86];[.$BY86];[.$CI86];[.$CS86];[.$DC86])" office:value-type="float"/>
          <table:table-cell table:formula="of:=MAX([.$H86];[.$R86];[.$AB86];[.$AL86];[.$AV86];[.$BF86];[.$BP86];[.$BZ86];[.$CJ86];[.$CT86];[.$DD86])" office:value-type="float"/>
          <table:table-cell table:formula="of:=MAX([.$I86];[.$S86];[.$AC86];[.$AM86];[.$AW86];[.$BG86];[.$BQ86];[.$CA86];[.$CK86];[.$CU86];[.$DE86])" office:value-type="float"/>
          <table:table-cell table:formula="of:=MAX([.$J86];[.$T86];[.$AD86];[.$AN86];[.$AX86];[.$BH86];[.$BR86];[.$CB86];[.$CL86];[.$CV86];[.$DF86])" office:value-type="float"/>
          <table:table-cell table:formula="of:=MAX([.$K86];[.$U86];[.$AE86];[.$AO86];[.$AY86];[.$BI86];[.$BS86];[.$CC86];[.$CM86];[.$CW86];[.$DG86])" office:value-type="float"/>
        </table:table-row>
        <table:table-row table:style-name="ro1">
          <table:table-cell office:value-type="string">
            <text:p>bio-repair/instances/Stat_vs_Exp/15/Stat_vs_Exp_147_15.lp</text:p>
          </table:table-cell>
          <table:table-cell table:style-name="cellBest" office:value-type="float" office:value="13.8643"/>
          <table:table-cell office:value-type="float" office:value="0.0"/>
          <table:table-cell office:value-type="float" office:value="0.0296208530806"/>
          <table:table-cell office:value-type="float" office:value="0.00113546603476"/>
          <table:table-cell office:value-type="float" office:value="0.0"/>
          <table:table-cell office:value-type="float" office:value="161368.0"/>
          <table:table-cell office:value-type="float" office:value="0.0"/>
          <table:table-cell office:value-type="float" office:value="4060.0"/>
          <table:table-cell office:value-type="float" office:value="4.0"/>
          <table:table-cell table:style-name="cellBest" office:value-type="float" office:value="23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76.323"/>
          <table:table-cell office:value-type="float" office:value="0.0"/>
          <table:table-cell office:value-type="float" office:value="0.118483412322"/>
          <table:table-cell office:value-type="float" office:value="0.00165383096367"/>
          <table:table-cell office:value-type="float" office:value="0.0"/>
          <table:table-cell office:value-type="float" office:value="1043708.0"/>
          <table:table-cell office:value-type="float" office:value="0.0"/>
          <table:table-cell office:value-type="float" office:value="28388.0"/>
          <table:table-cell office:value-type="float" office:value="4.0"/>
          <table:table-cell table:style-name="cellWorst" office:value-type="float" office:value="383.0"/>
          <table:table-cell office:value-type="float" office:value="44.914"/>
          <table:table-cell office:value-type="float" office:value="0.0"/>
          <table:table-cell office:value-type="float" office:value="0.177725118483"/>
          <table:table-cell office:value-type="float" office:value="0.00219687993681"/>
          <table:table-cell office:value-type="float" office:value="0.0"/>
          <table:table-cell office:value-type="float" office:value="295341.0"/>
          <table:table-cell office:value-type="float" office:value="633.0"/>
          <table:table-cell office:value-type="float" office:value="22843.0"/>
          <table:table-cell office:value-type="float" office:value="4.0"/>
          <table:table-cell office:value-type="float" office:value="6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89.063"/>
          <table:table-cell office:value-type="float" office:value="0.0"/>
          <table:table-cell office:value-type="float" office:value="0.177725118483"/>
          <table:table-cell office:value-type="float" office:value="0.00214751184834"/>
          <table:table-cell office:value-type="float" office:value="0.0"/>
          <table:table-cell table:style-name="cellWorst" office:value-type="float" office:value="5146614.0"/>
          <table:table-cell table:style-name="cellWorst" office:value-type="float" office:value="98710.0"/>
          <table:table-cell table:style-name="cellWorst" office:value-type="float" office:value="2336668.0"/>
          <table:table-cell office:value-type="float" office:value="4.0"/>
          <table:table-cell office:value-type="float" office:value="129.0"/>
          <table:table-cell office:value-type="float" office:value="588.044"/>
          <table:table-cell office:value-type="float" office:value="0.0"/>
          <table:table-cell office:value-type="float" office:value="0.177725118483"/>
          <table:table-cell office:value-type="float" office:value="0.00214751184834"/>
          <table:table-cell office:value-type="float" office:value="0.0"/>
          <table:table-cell table:style-name="cellWorst" office:value-type="float" office:value="5146614.0"/>
          <table:table-cell table:style-name="cellWorst" office:value-type="float" office:value="98710.0"/>
          <table:table-cell table:style-name="cellWorst" office:value-type="float" office:value="2336668.0"/>
          <table:table-cell office:value-type="float" office:value="4.0"/>
          <table:table-cell office:value-type="float" office:value="129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7];[.$L87];[.$V87];[.$AF87];[.$AP87];[.$AZ87];[.$BJ87];[.$BT87];[.$CD87];[.$CN87];[.$CX87])" office:value-type="float"/>
          <table:table-cell table:formula="of:=MIN([.$C87];[.$M87];[.$W87];[.$AG87];[.$AQ87];[.$BA87];[.$BK87];[.$BU87];[.$CE87];[.$CO87];[.$CY87])" office:value-type="float"/>
          <table:table-cell table:formula="of:=MIN([.$D87];[.$N87];[.$X87];[.$AH87];[.$AR87];[.$BB87];[.$BL87];[.$BV87];[.$CF87];[.$CP87];[.$CZ87])" office:value-type="float"/>
          <table:table-cell table:formula="of:=MIN([.$E87];[.$O87];[.$Y87];[.$AI87];[.$AS87];[.$BC87];[.$BM87];[.$BW87];[.$CG87];[.$CQ87];[.$DA87])" office:value-type="float"/>
          <table:table-cell table:formula="of:=MIN([.$F87];[.$P87];[.$Z87];[.$AJ87];[.$AT87];[.$BD87];[.$BN87];[.$BX87];[.$CH87];[.$CR87];[.$DB87])" office:value-type="float"/>
          <table:table-cell table:formula="of:=MIN([.$G87];[.$Q87];[.$AA87];[.$AK87];[.$AU87];[.$BE87];[.$BO87];[.$BY87];[.$CI87];[.$CS87];[.$DC87])" office:value-type="float"/>
          <table:table-cell table:formula="of:=MIN([.$H87];[.$R87];[.$AB87];[.$AL87];[.$AV87];[.$BF87];[.$BP87];[.$BZ87];[.$CJ87];[.$CT87];[.$DD87])" office:value-type="float"/>
          <table:table-cell table:formula="of:=MIN([.$I87];[.$S87];[.$AC87];[.$AM87];[.$AW87];[.$BG87];[.$BQ87];[.$CA87];[.$CK87];[.$CU87];[.$DE87])" office:value-type="float"/>
          <table:table-cell table:formula="of:=MIN([.$J87];[.$T87];[.$AD87];[.$AN87];[.$AX87];[.$BH87];[.$BR87];[.$CB87];[.$CL87];[.$CV87];[.$DF87])" office:value-type="float"/>
          <table:table-cell table:formula="of:=MIN([.$K87];[.$U87];[.$AE87];[.$AO87];[.$AY87];[.$BI87];[.$BS87];[.$CC87];[.$CM87];[.$CW87];[.$DG87])" office:value-type="float"/>
          <table:table-cell table:formula="of:=MEDIAN([.$B87];[.$L87];[.$V87];[.$AF87];[.$AP87];[.$AZ87];[.$BJ87];[.$BT87];[.$CD87];[.$CN87];[.$CX87])" office:value-type="float"/>
          <table:table-cell table:formula="of:=MEDIAN([.$C87];[.$M87];[.$W87];[.$AG87];[.$AQ87];[.$BA87];[.$BK87];[.$BU87];[.$CE87];[.$CO87];[.$CY87])" office:value-type="float"/>
          <table:table-cell table:formula="of:=MEDIAN([.$D87];[.$N87];[.$X87];[.$AH87];[.$AR87];[.$BB87];[.$BL87];[.$BV87];[.$CF87];[.$CP87];[.$CZ87])" office:value-type="float"/>
          <table:table-cell table:formula="of:=MEDIAN([.$E87];[.$O87];[.$Y87];[.$AI87];[.$AS87];[.$BC87];[.$BM87];[.$BW87];[.$CG87];[.$CQ87];[.$DA87])" office:value-type="float"/>
          <table:table-cell table:formula="of:=MEDIAN([.$F87];[.$P87];[.$Z87];[.$AJ87];[.$AT87];[.$BD87];[.$BN87];[.$BX87];[.$CH87];[.$CR87];[.$DB87])" office:value-type="float"/>
          <table:table-cell table:formula="of:=MEDIAN([.$G87];[.$Q87];[.$AA87];[.$AK87];[.$AU87];[.$BE87];[.$BO87];[.$BY87];[.$CI87];[.$CS87];[.$DC87])" office:value-type="float"/>
          <table:table-cell table:formula="of:=MEDIAN([.$H87];[.$R87];[.$AB87];[.$AL87];[.$AV87];[.$BF87];[.$BP87];[.$BZ87];[.$CJ87];[.$CT87];[.$DD87])" office:value-type="float"/>
          <table:table-cell table:formula="of:=MEDIAN([.$I87];[.$S87];[.$AC87];[.$AM87];[.$AW87];[.$BG87];[.$BQ87];[.$CA87];[.$CK87];[.$CU87];[.$DE87])" office:value-type="float"/>
          <table:table-cell table:formula="of:=MEDIAN([.$J87];[.$T87];[.$AD87];[.$AN87];[.$AX87];[.$BH87];[.$BR87];[.$CB87];[.$CL87];[.$CV87];[.$DF87])" office:value-type="float"/>
          <table:table-cell table:formula="of:=MEDIAN([.$K87];[.$U87];[.$AE87];[.$AO87];[.$AY87];[.$BI87];[.$BS87];[.$CC87];[.$CM87];[.$CW87];[.$DG87])" office:value-type="float"/>
          <table:table-cell table:formula="of:=MAX([.$B87];[.$L87];[.$V87];[.$AF87];[.$AP87];[.$AZ87];[.$BJ87];[.$BT87];[.$CD87];[.$CN87];[.$CX87])" office:value-type="float"/>
          <table:table-cell table:formula="of:=MAX([.$C87];[.$M87];[.$W87];[.$AG87];[.$AQ87];[.$BA87];[.$BK87];[.$BU87];[.$CE87];[.$CO87];[.$CY87])" office:value-type="float"/>
          <table:table-cell table:formula="of:=MAX([.$D87];[.$N87];[.$X87];[.$AH87];[.$AR87];[.$BB87];[.$BL87];[.$BV87];[.$CF87];[.$CP87];[.$CZ87])" office:value-type="float"/>
          <table:table-cell table:formula="of:=MAX([.$E87];[.$O87];[.$Y87];[.$AI87];[.$AS87];[.$BC87];[.$BM87];[.$BW87];[.$CG87];[.$CQ87];[.$DA87])" office:value-type="float"/>
          <table:table-cell table:formula="of:=MAX([.$F87];[.$P87];[.$Z87];[.$AJ87];[.$AT87];[.$BD87];[.$BN87];[.$BX87];[.$CH87];[.$CR87];[.$DB87])" office:value-type="float"/>
          <table:table-cell table:formula="of:=MAX([.$G87];[.$Q87];[.$AA87];[.$AK87];[.$AU87];[.$BE87];[.$BO87];[.$BY87];[.$CI87];[.$CS87];[.$DC87])" office:value-type="float"/>
          <table:table-cell table:formula="of:=MAX([.$H87];[.$R87];[.$AB87];[.$AL87];[.$AV87];[.$BF87];[.$BP87];[.$BZ87];[.$CJ87];[.$CT87];[.$DD87])" office:value-type="float"/>
          <table:table-cell table:formula="of:=MAX([.$I87];[.$S87];[.$AC87];[.$AM87];[.$AW87];[.$BG87];[.$BQ87];[.$CA87];[.$CK87];[.$CU87];[.$DE87])" office:value-type="float"/>
          <table:table-cell table:formula="of:=MAX([.$J87];[.$T87];[.$AD87];[.$AN87];[.$AX87];[.$BH87];[.$BR87];[.$CB87];[.$CL87];[.$CV87];[.$DF87])" office:value-type="float"/>
          <table:table-cell table:formula="of:=MAX([.$K87];[.$U87];[.$AE87];[.$AO87];[.$AY87];[.$BI87];[.$BS87];[.$CC87];[.$CM87];[.$CW87];[.$DG87])" office:value-type="float"/>
        </table:table-row>
        <table:table-row table:style-name="ro1">
          <table:table-cell office:value-type="string">
            <text:p>bio-repair/instances/Stat_vs_Exp/15/Stat_vs_Exp_151_15.lp</text:p>
          </table:table-cell>
          <table:table-cell table:style-name="cellBest" office:value-type="float" office:value="14.7607"/>
          <table:table-cell office:value-type="float" office:value="0.0"/>
          <table:table-cell office:value-type="float" office:value="0.0296033155713"/>
          <table:table-cell office:value-type="float" office:value="0.000493388592856"/>
          <table:table-cell office:value-type="float" office:value="0.0"/>
          <table:table-cell office:value-type="float" office:value="156288.0"/>
          <table:table-cell office:value-type="float" office:value="0.0"/>
          <table:table-cell office:value-type="float" office:value="3975.0"/>
          <table:table-cell office:value-type="float" office:value="4.0"/>
          <table:table-cell table:style-name="cellBest" office:value-type="float" office:value="23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48016577857"/>
          <table:table-cell office:value-type="float" office:value="0.00148016577857"/>
          <table:table-cell office:value-type="float" office:value="0.0"/>
          <table:table-cell office:value-type="float" office:value="266404.0"/>
          <table:table-cell office:value-type="float" office:value="0.0"/>
          <table:table-cell office:value-type="float" office:value="396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29.072"/>
          <table:table-cell office:value-type="float" office:value="0.0"/>
          <table:table-cell office:value-type="float" office:value="0.148016577857"/>
          <table:table-cell office:value-type="float" office:value="0.00180086836392"/>
          <table:table-cell office:value-type="float" office:value="0.0"/>
          <table:table-cell table:style-name="cellWorst" office:value-type="float" office:value="2029780.0"/>
          <table:table-cell office:value-type="float" office:value="11200.0"/>
          <table:table-cell table:style-name="cellWorst" office:value-type="float" office:value="667378.0"/>
          <table:table-cell office:value-type="float" office:value="4.0"/>
          <table:table-cell table:style-name="cellWorst" office:value-type="float" office:value="154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7.8127"/>
          <table:table-cell office:value-type="float" office:value="0.0"/>
          <table:table-cell office:value-type="float" office:value="0.162818235642"/>
          <table:table-cell office:value-type="float" office:value="0.00194888494178"/>
          <table:table-cell office:value-type="float" office:value="0.0"/>
          <table:table-cell office:value-type="float" office:value="1200102.0"/>
          <table:table-cell table:style-name="cellWorst" office:value-type="float" office:value="76569.0"/>
          <table:table-cell office:value-type="float" office:value="375716.0"/>
          <table:table-cell office:value-type="float" office:value="4.0"/>
          <table:table-cell office:value-type="float" office:value="81.0"/>
          <table:table-cell office:value-type="float" office:value="105.091"/>
          <table:table-cell office:value-type="float" office:value="0.0"/>
          <table:table-cell office:value-type="float" office:value="0.162818235642"/>
          <table:table-cell office:value-type="float" office:value="0.00194888494178"/>
          <table:table-cell office:value-type="float" office:value="0.0"/>
          <table:table-cell office:value-type="float" office:value="1200102.0"/>
          <table:table-cell table:style-name="cellWorst" office:value-type="float" office:value="76569.0"/>
          <table:table-cell office:value-type="float" office:value="375716.0"/>
          <table:table-cell office:value-type="float" office:value="4.0"/>
          <table:table-cell office:value-type="float" office:value="81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8];[.$L88];[.$V88];[.$AF88];[.$AP88];[.$AZ88];[.$BJ88];[.$BT88];[.$CD88];[.$CN88];[.$CX88])" office:value-type="float"/>
          <table:table-cell table:formula="of:=MIN([.$C88];[.$M88];[.$W88];[.$AG88];[.$AQ88];[.$BA88];[.$BK88];[.$BU88];[.$CE88];[.$CO88];[.$CY88])" office:value-type="float"/>
          <table:table-cell table:formula="of:=MIN([.$D88];[.$N88];[.$X88];[.$AH88];[.$AR88];[.$BB88];[.$BL88];[.$BV88];[.$CF88];[.$CP88];[.$CZ88])" office:value-type="float"/>
          <table:table-cell table:formula="of:=MIN([.$E88];[.$O88];[.$Y88];[.$AI88];[.$AS88];[.$BC88];[.$BM88];[.$BW88];[.$CG88];[.$CQ88];[.$DA88])" office:value-type="float"/>
          <table:table-cell table:formula="of:=MIN([.$F88];[.$P88];[.$Z88];[.$AJ88];[.$AT88];[.$BD88];[.$BN88];[.$BX88];[.$CH88];[.$CR88];[.$DB88])" office:value-type="float"/>
          <table:table-cell table:formula="of:=MIN([.$G88];[.$Q88];[.$AA88];[.$AK88];[.$AU88];[.$BE88];[.$BO88];[.$BY88];[.$CI88];[.$CS88];[.$DC88])" office:value-type="float"/>
          <table:table-cell table:formula="of:=MIN([.$H88];[.$R88];[.$AB88];[.$AL88];[.$AV88];[.$BF88];[.$BP88];[.$BZ88];[.$CJ88];[.$CT88];[.$DD88])" office:value-type="float"/>
          <table:table-cell table:formula="of:=MIN([.$I88];[.$S88];[.$AC88];[.$AM88];[.$AW88];[.$BG88];[.$BQ88];[.$CA88];[.$CK88];[.$CU88];[.$DE88])" office:value-type="float"/>
          <table:table-cell table:formula="of:=MIN([.$J88];[.$T88];[.$AD88];[.$AN88];[.$AX88];[.$BH88];[.$BR88];[.$CB88];[.$CL88];[.$CV88];[.$DF88])" office:value-type="float"/>
          <table:table-cell table:formula="of:=MIN([.$K88];[.$U88];[.$AE88];[.$AO88];[.$AY88];[.$BI88];[.$BS88];[.$CC88];[.$CM88];[.$CW88];[.$DG88])" office:value-type="float"/>
          <table:table-cell table:formula="of:=MEDIAN([.$B88];[.$L88];[.$V88];[.$AF88];[.$AP88];[.$AZ88];[.$BJ88];[.$BT88];[.$CD88];[.$CN88];[.$CX88])" office:value-type="float"/>
          <table:table-cell table:formula="of:=MEDIAN([.$C88];[.$M88];[.$W88];[.$AG88];[.$AQ88];[.$BA88];[.$BK88];[.$BU88];[.$CE88];[.$CO88];[.$CY88])" office:value-type="float"/>
          <table:table-cell table:formula="of:=MEDIAN([.$D88];[.$N88];[.$X88];[.$AH88];[.$AR88];[.$BB88];[.$BL88];[.$BV88];[.$CF88];[.$CP88];[.$CZ88])" office:value-type="float"/>
          <table:table-cell table:formula="of:=MEDIAN([.$E88];[.$O88];[.$Y88];[.$AI88];[.$AS88];[.$BC88];[.$BM88];[.$BW88];[.$CG88];[.$CQ88];[.$DA88])" office:value-type="float"/>
          <table:table-cell table:formula="of:=MEDIAN([.$F88];[.$P88];[.$Z88];[.$AJ88];[.$AT88];[.$BD88];[.$BN88];[.$BX88];[.$CH88];[.$CR88];[.$DB88])" office:value-type="float"/>
          <table:table-cell table:formula="of:=MEDIAN([.$G88];[.$Q88];[.$AA88];[.$AK88];[.$AU88];[.$BE88];[.$BO88];[.$BY88];[.$CI88];[.$CS88];[.$DC88])" office:value-type="float"/>
          <table:table-cell table:formula="of:=MEDIAN([.$H88];[.$R88];[.$AB88];[.$AL88];[.$AV88];[.$BF88];[.$BP88];[.$BZ88];[.$CJ88];[.$CT88];[.$DD88])" office:value-type="float"/>
          <table:table-cell table:formula="of:=MEDIAN([.$I88];[.$S88];[.$AC88];[.$AM88];[.$AW88];[.$BG88];[.$BQ88];[.$CA88];[.$CK88];[.$CU88];[.$DE88])" office:value-type="float"/>
          <table:table-cell table:formula="of:=MEDIAN([.$J88];[.$T88];[.$AD88];[.$AN88];[.$AX88];[.$BH88];[.$BR88];[.$CB88];[.$CL88];[.$CV88];[.$DF88])" office:value-type="float"/>
          <table:table-cell table:formula="of:=MEDIAN([.$K88];[.$U88];[.$AE88];[.$AO88];[.$AY88];[.$BI88];[.$BS88];[.$CC88];[.$CM88];[.$CW88];[.$DG88])" office:value-type="float"/>
          <table:table-cell table:formula="of:=MAX([.$B88];[.$L88];[.$V88];[.$AF88];[.$AP88];[.$AZ88];[.$BJ88];[.$BT88];[.$CD88];[.$CN88];[.$CX88])" office:value-type="float"/>
          <table:table-cell table:formula="of:=MAX([.$C88];[.$M88];[.$W88];[.$AG88];[.$AQ88];[.$BA88];[.$BK88];[.$BU88];[.$CE88];[.$CO88];[.$CY88])" office:value-type="float"/>
          <table:table-cell table:formula="of:=MAX([.$D88];[.$N88];[.$X88];[.$AH88];[.$AR88];[.$BB88];[.$BL88];[.$BV88];[.$CF88];[.$CP88];[.$CZ88])" office:value-type="float"/>
          <table:table-cell table:formula="of:=MAX([.$E88];[.$O88];[.$Y88];[.$AI88];[.$AS88];[.$BC88];[.$BM88];[.$BW88];[.$CG88];[.$CQ88];[.$DA88])" office:value-type="float"/>
          <table:table-cell table:formula="of:=MAX([.$F88];[.$P88];[.$Z88];[.$AJ88];[.$AT88];[.$BD88];[.$BN88];[.$BX88];[.$CH88];[.$CR88];[.$DB88])" office:value-type="float"/>
          <table:table-cell table:formula="of:=MAX([.$G88];[.$Q88];[.$AA88];[.$AK88];[.$AU88];[.$BE88];[.$BO88];[.$BY88];[.$CI88];[.$CS88];[.$DC88])" office:value-type="float"/>
          <table:table-cell table:formula="of:=MAX([.$H88];[.$R88];[.$AB88];[.$AL88];[.$AV88];[.$BF88];[.$BP88];[.$BZ88];[.$CJ88];[.$CT88];[.$DD88])" office:value-type="float"/>
          <table:table-cell table:formula="of:=MAX([.$I88];[.$S88];[.$AC88];[.$AM88];[.$AW88];[.$BG88];[.$BQ88];[.$CA88];[.$CK88];[.$CU88];[.$DE88])" office:value-type="float"/>
          <table:table-cell table:formula="of:=MAX([.$J88];[.$T88];[.$AD88];[.$AN88];[.$AX88];[.$BH88];[.$BR88];[.$CB88];[.$CL88];[.$CV88];[.$DF88])" office:value-type="float"/>
          <table:table-cell table:formula="of:=MAX([.$K88];[.$U88];[.$AE88];[.$AO88];[.$AY88];[.$BI88];[.$BS88];[.$CC88];[.$CM88];[.$CW88];[.$DG88])" office:value-type="float"/>
        </table:table-row>
        <table:table-row table:style-name="ro1">
          <table:table-cell office:value-type="string">
            <text:p>bio-repair/instances/Stat_vs_Exp/15/Stat_vs_Exp_157_15.lp</text:p>
          </table:table-cell>
          <table:table-cell table:style-name="cellBest" office:value-type="float" office:value="16.6464"/>
          <table:table-cell office:value-type="float" office:value="0.0"/>
          <table:table-cell office:value-type="float" office:value="0.0296296296296"/>
          <table:table-cell office:value-type="float" office:value="0.000493827160494"/>
          <table:table-cell office:value-type="float" office:value="0.0"/>
          <table:table-cell office:value-type="float" office:value="170900.0"/>
          <table:table-cell office:value-type="float" office:value="0.0"/>
          <table:table-cell office:value-type="float" office:value="6666.0"/>
          <table:table-cell office:value-type="float" office:value="4.0"/>
          <table:table-cell table:style-name="cellBest" office:value-type="float" office:value="27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592592592593"/>
          <table:table-cell office:value-type="float" office:value="0.00148148148148"/>
          <table:table-cell office:value-type="float" office:value="0.0"/>
          <table:table-cell table:style-name="cellWorst" office:value-type="float" office:value="801898.0"/>
          <table:table-cell office:value-type="float" office:value="0.0"/>
          <table:table-cell table:style-name="cellWorst" office:value-type="float" office:value="3339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8.2509"/>
          <table:table-cell office:value-type="float" office:value="0.0"/>
          <table:table-cell office:value-type="float" office:value="0.148148148148"/>
          <table:table-cell office:value-type="float" office:value="0.00175308641975"/>
          <table:table-cell office:value-type="float" office:value="0.0"/>
          <table:table-cell office:value-type="float" office:value="228946.0"/>
          <table:table-cell office:value-type="float" office:value="233.0"/>
          <table:table-cell office:value-type="float" office:value="3633.0"/>
          <table:table-cell office:value-type="float" office:value="4.0"/>
          <table:table-cell table:style-name="cellWorst" office:value-type="float" office:value="53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.323"/>
          <table:table-cell office:value-type="float" office:value="0.0"/>
          <table:table-cell office:value-type="float" office:value="0.0296296296296"/>
          <table:table-cell office:value-type="float" office:value="0.00143209876543"/>
          <table:table-cell office:value-type="float" office:value="0.0"/>
          <table:table-cell office:value-type="float" office:value="146030.0"/>
          <table:table-cell table:style-name="cellWorst" office:value-type="float" office:value="35811.0"/>
          <table:table-cell office:value-type="float" office:value="2445.0"/>
          <table:table-cell office:value-type="float" office:value="4.0"/>
          <table:table-cell office:value-type="float" office:value="33.0"/>
          <table:table-cell office:value-type="float" office:value="18.7959"/>
          <table:table-cell office:value-type="float" office:value="0.0"/>
          <table:table-cell office:value-type="float" office:value="0.0296296296296"/>
          <table:table-cell office:value-type="float" office:value="0.00143209876543"/>
          <table:table-cell office:value-type="float" office:value="0.0"/>
          <table:table-cell office:value-type="float" office:value="146030.0"/>
          <table:table-cell table:style-name="cellWorst" office:value-type="float" office:value="35811.0"/>
          <table:table-cell office:value-type="float" office:value="2445.0"/>
          <table:table-cell office:value-type="float" office:value="4.0"/>
          <table:table-cell office:value-type="float" office:value="33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9];[.$L89];[.$V89];[.$AF89];[.$AP89];[.$AZ89];[.$BJ89];[.$BT89];[.$CD89];[.$CN89];[.$CX89])" office:value-type="float"/>
          <table:table-cell table:formula="of:=MIN([.$C89];[.$M89];[.$W89];[.$AG89];[.$AQ89];[.$BA89];[.$BK89];[.$BU89];[.$CE89];[.$CO89];[.$CY89])" office:value-type="float"/>
          <table:table-cell table:formula="of:=MIN([.$D89];[.$N89];[.$X89];[.$AH89];[.$AR89];[.$BB89];[.$BL89];[.$BV89];[.$CF89];[.$CP89];[.$CZ89])" office:value-type="float"/>
          <table:table-cell table:formula="of:=MIN([.$E89];[.$O89];[.$Y89];[.$AI89];[.$AS89];[.$BC89];[.$BM89];[.$BW89];[.$CG89];[.$CQ89];[.$DA89])" office:value-type="float"/>
          <table:table-cell table:formula="of:=MIN([.$F89];[.$P89];[.$Z89];[.$AJ89];[.$AT89];[.$BD89];[.$BN89];[.$BX89];[.$CH89];[.$CR89];[.$DB89])" office:value-type="float"/>
          <table:table-cell table:formula="of:=MIN([.$G89];[.$Q89];[.$AA89];[.$AK89];[.$AU89];[.$BE89];[.$BO89];[.$BY89];[.$CI89];[.$CS89];[.$DC89])" office:value-type="float"/>
          <table:table-cell table:formula="of:=MIN([.$H89];[.$R89];[.$AB89];[.$AL89];[.$AV89];[.$BF89];[.$BP89];[.$BZ89];[.$CJ89];[.$CT89];[.$DD89])" office:value-type="float"/>
          <table:table-cell table:formula="of:=MIN([.$I89];[.$S89];[.$AC89];[.$AM89];[.$AW89];[.$BG89];[.$BQ89];[.$CA89];[.$CK89];[.$CU89];[.$DE89])" office:value-type="float"/>
          <table:table-cell table:formula="of:=MIN([.$J89];[.$T89];[.$AD89];[.$AN89];[.$AX89];[.$BH89];[.$BR89];[.$CB89];[.$CL89];[.$CV89];[.$DF89])" office:value-type="float"/>
          <table:table-cell table:formula="of:=MIN([.$K89];[.$U89];[.$AE89];[.$AO89];[.$AY89];[.$BI89];[.$BS89];[.$CC89];[.$CM89];[.$CW89];[.$DG89])" office:value-type="float"/>
          <table:table-cell table:formula="of:=MEDIAN([.$B89];[.$L89];[.$V89];[.$AF89];[.$AP89];[.$AZ89];[.$BJ89];[.$BT89];[.$CD89];[.$CN89];[.$CX89])" office:value-type="float"/>
          <table:table-cell table:formula="of:=MEDIAN([.$C89];[.$M89];[.$W89];[.$AG89];[.$AQ89];[.$BA89];[.$BK89];[.$BU89];[.$CE89];[.$CO89];[.$CY89])" office:value-type="float"/>
          <table:table-cell table:formula="of:=MEDIAN([.$D89];[.$N89];[.$X89];[.$AH89];[.$AR89];[.$BB89];[.$BL89];[.$BV89];[.$CF89];[.$CP89];[.$CZ89])" office:value-type="float"/>
          <table:table-cell table:formula="of:=MEDIAN([.$E89];[.$O89];[.$Y89];[.$AI89];[.$AS89];[.$BC89];[.$BM89];[.$BW89];[.$CG89];[.$CQ89];[.$DA89])" office:value-type="float"/>
          <table:table-cell table:formula="of:=MEDIAN([.$F89];[.$P89];[.$Z89];[.$AJ89];[.$AT89];[.$BD89];[.$BN89];[.$BX89];[.$CH89];[.$CR89];[.$DB89])" office:value-type="float"/>
          <table:table-cell table:formula="of:=MEDIAN([.$G89];[.$Q89];[.$AA89];[.$AK89];[.$AU89];[.$BE89];[.$BO89];[.$BY89];[.$CI89];[.$CS89];[.$DC89])" office:value-type="float"/>
          <table:table-cell table:formula="of:=MEDIAN([.$H89];[.$R89];[.$AB89];[.$AL89];[.$AV89];[.$BF89];[.$BP89];[.$BZ89];[.$CJ89];[.$CT89];[.$DD89])" office:value-type="float"/>
          <table:table-cell table:formula="of:=MEDIAN([.$I89];[.$S89];[.$AC89];[.$AM89];[.$AW89];[.$BG89];[.$BQ89];[.$CA89];[.$CK89];[.$CU89];[.$DE89])" office:value-type="float"/>
          <table:table-cell table:formula="of:=MEDIAN([.$J89];[.$T89];[.$AD89];[.$AN89];[.$AX89];[.$BH89];[.$BR89];[.$CB89];[.$CL89];[.$CV89];[.$DF89])" office:value-type="float"/>
          <table:table-cell table:formula="of:=MEDIAN([.$K89];[.$U89];[.$AE89];[.$AO89];[.$AY89];[.$BI89];[.$BS89];[.$CC89];[.$CM89];[.$CW89];[.$DG89])" office:value-type="float"/>
          <table:table-cell table:formula="of:=MAX([.$B89];[.$L89];[.$V89];[.$AF89];[.$AP89];[.$AZ89];[.$BJ89];[.$BT89];[.$CD89];[.$CN89];[.$CX89])" office:value-type="float"/>
          <table:table-cell table:formula="of:=MAX([.$C89];[.$M89];[.$W89];[.$AG89];[.$AQ89];[.$BA89];[.$BK89];[.$BU89];[.$CE89];[.$CO89];[.$CY89])" office:value-type="float"/>
          <table:table-cell table:formula="of:=MAX([.$D89];[.$N89];[.$X89];[.$AH89];[.$AR89];[.$BB89];[.$BL89];[.$BV89];[.$CF89];[.$CP89];[.$CZ89])" office:value-type="float"/>
          <table:table-cell table:formula="of:=MAX([.$E89];[.$O89];[.$Y89];[.$AI89];[.$AS89];[.$BC89];[.$BM89];[.$BW89];[.$CG89];[.$CQ89];[.$DA89])" office:value-type="float"/>
          <table:table-cell table:formula="of:=MAX([.$F89];[.$P89];[.$Z89];[.$AJ89];[.$AT89];[.$BD89];[.$BN89];[.$BX89];[.$CH89];[.$CR89];[.$DB89])" office:value-type="float"/>
          <table:table-cell table:formula="of:=MAX([.$G89];[.$Q89];[.$AA89];[.$AK89];[.$AU89];[.$BE89];[.$BO89];[.$BY89];[.$CI89];[.$CS89];[.$DC89])" office:value-type="float"/>
          <table:table-cell table:formula="of:=MAX([.$H89];[.$R89];[.$AB89];[.$AL89];[.$AV89];[.$BF89];[.$BP89];[.$BZ89];[.$CJ89];[.$CT89];[.$DD89])" office:value-type="float"/>
          <table:table-cell table:formula="of:=MAX([.$I89];[.$S89];[.$AC89];[.$AM89];[.$AW89];[.$BG89];[.$BQ89];[.$CA89];[.$CK89];[.$CU89];[.$DE89])" office:value-type="float"/>
          <table:table-cell table:formula="of:=MAX([.$J89];[.$T89];[.$AD89];[.$AN89];[.$AX89];[.$BH89];[.$BR89];[.$CB89];[.$CL89];[.$CV89];[.$DF89])" office:value-type="float"/>
          <table:table-cell table:formula="of:=MAX([.$K89];[.$U89];[.$AE89];[.$AO89];[.$AY89];[.$BI89];[.$BS89];[.$CC89];[.$CM89];[.$CW89];[.$DG89])" office:value-type="float"/>
        </table:table-row>
        <table:table-row table:style-name="ro1">
          <table:table-cell office:value-type="string">
            <text:p>bio-repair/instances/Stat_vs_Exp/15/Stat_vs_Exp_171_15.lp</text:p>
          </table:table-cell>
          <table:table-cell table:style-name="cellBest" office:value-type="float" office:value="14.932"/>
          <table:table-cell office:value-type="float" office:value="0.0"/>
          <table:table-cell office:value-type="float" office:value="0.0296515937732"/>
          <table:table-cell office:value-type="float" office:value="0.000790709167284"/>
          <table:table-cell office:value-type="float" office:value="0.0"/>
          <table:table-cell office:value-type="float" office:value="201177.0"/>
          <table:table-cell office:value-type="float" office:value="0.0"/>
          <table:table-cell office:value-type="float" office:value="2745.0"/>
          <table:table-cell office:value-type="float" office:value="4.0"/>
          <table:table-cell table:style-name="cellBest" office:value-type="float" office:value="26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237212750185"/>
          <table:table-cell office:value-type="float" office:value="0.00237212750185"/>
          <table:table-cell office:value-type="float" office:value="0.0"/>
          <table:table-cell office:value-type="float" office:value="254401.0"/>
          <table:table-cell office:value-type="float" office:value="0.0"/>
          <table:table-cell office:value-type="float" office:value="623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2.9543"/>
          <table:table-cell office:value-type="float" office:value="0.0"/>
          <table:table-cell office:value-type="float" office:value="0.0593031875463"/>
          <table:table-cell office:value-type="float" office:value="0.00108722510502"/>
          <table:table-cell office:value-type="float" office:value="0.0"/>
          <table:table-cell table:style-name="cellWorst" office:value-type="float" office:value="1094732.0"/>
          <table:table-cell office:value-type="float" office:value="5355.0"/>
          <table:table-cell table:style-name="cellWorst" office:value-type="float" office:value="329329.0"/>
          <table:table-cell office:value-type="float" office:value="4.0"/>
          <table:table-cell table:style-name="cellWorst" office:value-type="float" office:value="84.0"/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8.2242"/>
          <table:table-cell office:value-type="float" office:value="0.0"/>
          <table:table-cell office:value-type="float" office:value="0.0296515937732"/>
          <table:table-cell office:value-type="float" office:value="0.00093896713615"/>
          <table:table-cell office:value-type="float" office:value="0.0"/>
          <table:table-cell office:value-type="float" office:value="187650.0"/>
          <table:table-cell table:style-name="cellWorst" office:value-type="float" office:value="44650.0"/>
          <table:table-cell office:value-type="float" office:value="3604.0"/>
          <table:table-cell office:value-type="float" office:value="4.0"/>
          <table:table-cell office:value-type="float" office:value="34.0"/>
          <table:table-cell office:value-type="float" office:value="18.557"/>
          <table:table-cell office:value-type="float" office:value="0.0"/>
          <table:table-cell office:value-type="float" office:value="0.0296515937732"/>
          <table:table-cell office:value-type="float" office:value="0.00093896713615"/>
          <table:table-cell office:value-type="float" office:value="0.0"/>
          <table:table-cell office:value-type="float" office:value="187650.0"/>
          <table:table-cell table:style-name="cellWorst" office:value-type="float" office:value="44650.0"/>
          <table:table-cell office:value-type="float" office:value="3604.0"/>
          <table:table-cell office:value-type="float" office:value="4.0"/>
          <table:table-cell office:value-type="float" office:value="34.0"/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0];[.$L90];[.$V90];[.$AF90];[.$AP90];[.$AZ90];[.$BJ90];[.$BT90];[.$CD90];[.$CN90];[.$CX90])" office:value-type="float"/>
          <table:table-cell table:formula="of:=MIN([.$C90];[.$M90];[.$W90];[.$AG90];[.$AQ90];[.$BA90];[.$BK90];[.$BU90];[.$CE90];[.$CO90];[.$CY90])" office:value-type="float"/>
          <table:table-cell table:formula="of:=MIN([.$D90];[.$N90];[.$X90];[.$AH90];[.$AR90];[.$BB90];[.$BL90];[.$BV90];[.$CF90];[.$CP90];[.$CZ90])" office:value-type="float"/>
          <table:table-cell table:formula="of:=MIN([.$E90];[.$O90];[.$Y90];[.$AI90];[.$AS90];[.$BC90];[.$BM90];[.$BW90];[.$CG90];[.$CQ90];[.$DA90])" office:value-type="float"/>
          <table:table-cell table:formula="of:=MIN([.$F90];[.$P90];[.$Z90];[.$AJ90];[.$AT90];[.$BD90];[.$BN90];[.$BX90];[.$CH90];[.$CR90];[.$DB90])" office:value-type="float"/>
          <table:table-cell table:formula="of:=MIN([.$G90];[.$Q90];[.$AA90];[.$AK90];[.$AU90];[.$BE90];[.$BO90];[.$BY90];[.$CI90];[.$CS90];[.$DC90])" office:value-type="float"/>
          <table:table-cell table:formula="of:=MIN([.$H90];[.$R90];[.$AB90];[.$AL90];[.$AV90];[.$BF90];[.$BP90];[.$BZ90];[.$CJ90];[.$CT90];[.$DD90])" office:value-type="float"/>
          <table:table-cell table:formula="of:=MIN([.$I90];[.$S90];[.$AC90];[.$AM90];[.$AW90];[.$BG90];[.$BQ90];[.$CA90];[.$CK90];[.$CU90];[.$DE90])" office:value-type="float"/>
          <table:table-cell table:formula="of:=MIN([.$J90];[.$T90];[.$AD90];[.$AN90];[.$AX90];[.$BH90];[.$BR90];[.$CB90];[.$CL90];[.$CV90];[.$DF90])" office:value-type="float"/>
          <table:table-cell table:formula="of:=MIN([.$K90];[.$U90];[.$AE90];[.$AO90];[.$AY90];[.$BI90];[.$BS90];[.$CC90];[.$CM90];[.$CW90];[.$DG90])" office:value-type="float"/>
          <table:table-cell table:formula="of:=MEDIAN([.$B90];[.$L90];[.$V90];[.$AF90];[.$AP90];[.$AZ90];[.$BJ90];[.$BT90];[.$CD90];[.$CN90];[.$CX90])" office:value-type="float"/>
          <table:table-cell table:formula="of:=MEDIAN([.$C90];[.$M90];[.$W90];[.$AG90];[.$AQ90];[.$BA90];[.$BK90];[.$BU90];[.$CE90];[.$CO90];[.$CY90])" office:value-type="float"/>
          <table:table-cell table:formula="of:=MEDIAN([.$D90];[.$N90];[.$X90];[.$AH90];[.$AR90];[.$BB90];[.$BL90];[.$BV90];[.$CF90];[.$CP90];[.$CZ90])" office:value-type="float"/>
          <table:table-cell table:formula="of:=MEDIAN([.$E90];[.$O90];[.$Y90];[.$AI90];[.$AS90];[.$BC90];[.$BM90];[.$BW90];[.$CG90];[.$CQ90];[.$DA90])" office:value-type="float"/>
          <table:table-cell table:formula="of:=MEDIAN([.$F90];[.$P90];[.$Z90];[.$AJ90];[.$AT90];[.$BD90];[.$BN90];[.$BX90];[.$CH90];[.$CR90];[.$DB90])" office:value-type="float"/>
          <table:table-cell table:formula="of:=MEDIAN([.$G90];[.$Q90];[.$AA90];[.$AK90];[.$AU90];[.$BE90];[.$BO90];[.$BY90];[.$CI90];[.$CS90];[.$DC90])" office:value-type="float"/>
          <table:table-cell table:formula="of:=MEDIAN([.$H90];[.$R90];[.$AB90];[.$AL90];[.$AV90];[.$BF90];[.$BP90];[.$BZ90];[.$CJ90];[.$CT90];[.$DD90])" office:value-type="float"/>
          <table:table-cell table:formula="of:=MEDIAN([.$I90];[.$S90];[.$AC90];[.$AM90];[.$AW90];[.$BG90];[.$BQ90];[.$CA90];[.$CK90];[.$CU90];[.$DE90])" office:value-type="float"/>
          <table:table-cell table:formula="of:=MEDIAN([.$J90];[.$T90];[.$AD90];[.$AN90];[.$AX90];[.$BH90];[.$BR90];[.$CB90];[.$CL90];[.$CV90];[.$DF90])" office:value-type="float"/>
          <table:table-cell table:formula="of:=MEDIAN([.$K90];[.$U90];[.$AE90];[.$AO90];[.$AY90];[.$BI90];[.$BS90];[.$CC90];[.$CM90];[.$CW90];[.$DG90])" office:value-type="float"/>
          <table:table-cell table:formula="of:=MAX([.$B90];[.$L90];[.$V90];[.$AF90];[.$AP90];[.$AZ90];[.$BJ90];[.$BT90];[.$CD90];[.$CN90];[.$CX90])" office:value-type="float"/>
          <table:table-cell table:formula="of:=MAX([.$C90];[.$M90];[.$W90];[.$AG90];[.$AQ90];[.$BA90];[.$BK90];[.$BU90];[.$CE90];[.$CO90];[.$CY90])" office:value-type="float"/>
          <table:table-cell table:formula="of:=MAX([.$D90];[.$N90];[.$X90];[.$AH90];[.$AR90];[.$BB90];[.$BL90];[.$BV90];[.$CF90];[.$CP90];[.$CZ90])" office:value-type="float"/>
          <table:table-cell table:formula="of:=MAX([.$E90];[.$O90];[.$Y90];[.$AI90];[.$AS90];[.$BC90];[.$BM90];[.$BW90];[.$CG90];[.$CQ90];[.$DA90])" office:value-type="float"/>
          <table:table-cell table:formula="of:=MAX([.$F90];[.$P90];[.$Z90];[.$AJ90];[.$AT90];[.$BD90];[.$BN90];[.$BX90];[.$CH90];[.$CR90];[.$DB90])" office:value-type="float"/>
          <table:table-cell table:formula="of:=MAX([.$G90];[.$Q90];[.$AA90];[.$AK90];[.$AU90];[.$BE90];[.$BO90];[.$BY90];[.$CI90];[.$CS90];[.$DC90])" office:value-type="float"/>
          <table:table-cell table:formula="of:=MAX([.$H90];[.$R90];[.$AB90];[.$AL90];[.$AV90];[.$BF90];[.$BP90];[.$BZ90];[.$CJ90];[.$CT90];[.$DD90])" office:value-type="float"/>
          <table:table-cell table:formula="of:=MAX([.$I90];[.$S90];[.$AC90];[.$AM90];[.$AW90];[.$BG90];[.$BQ90];[.$CA90];[.$CK90];[.$CU90];[.$DE90])" office:value-type="float"/>
          <table:table-cell table:formula="of:=MAX([.$J90];[.$T90];[.$AD90];[.$AN90];[.$AX90];[.$BH90];[.$BR90];[.$CB90];[.$CL90];[.$CV90];[.$DF90])" office:value-type="float"/>
          <table:table-cell table:formula="of:=MAX([.$K90];[.$U90];[.$AE90];[.$AO90];[.$AY90];[.$BI90];[.$BS90];[.$CC90];[.$CM90];[.$CW90];[.$DG90])" office:value-type="float"/>
        </table:table-row>
        <table:table-row table:style-name="ro1">
          <table:table-cell office:value-type="string">
            <text:p>bio-repair/instances/Stat_vs_Exp/15/Stat_vs_Exp_173_15.lp</text:p>
          </table:table-cell>
          <table:table-cell table:style-name="cellBest" office:value-type="float" office:value="20.9962"/>
          <table:table-cell office:value-type="float" office:value="0.0"/>
          <table:table-cell office:value-type="float" office:value="0.0296076980015"/>
          <table:table-cell office:value-type="float" office:value="0.000641500123365"/>
          <table:table-cell office:value-type="float" office:value="0.0"/>
          <table:table-cell office:value-type="float" office:value="494897.0"/>
          <table:table-cell office:value-type="float" office:value="0.0"/>
          <table:table-cell office:value-type="float" office:value="36713.0"/>
          <table:table-cell office:value-type="float" office:value="4.0"/>
          <table:table-cell table:style-name="cellBest" office:value-type="float" office:value="33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888230940044"/>
          <table:table-cell office:value-type="float" office:value="0.00118430792006"/>
          <table:table-cell office:value-type="float" office:value="0.0"/>
          <table:table-cell office:value-type="float" office:value="799931.0"/>
          <table:table-cell office:value-type="float" office:value="0.0"/>
          <table:table-cell office:value-type="float" office:value="1278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8.195"/>
          <table:table-cell office:value-type="float" office:value="0.0"/>
          <table:table-cell office:value-type="float" office:value="0.118430792006"/>
          <table:table-cell office:value-type="float" office:value="0.00152973106341"/>
          <table:table-cell office:value-type="float" office:value="0.0"/>
          <table:table-cell office:value-type="float" office:value="1140868.0"/>
          <table:table-cell office:value-type="float" office:value="3609.0"/>
          <table:table-cell office:value-type="float" office:value="130844.0"/>
          <table:table-cell office:value-type="float" office:value="4.0"/>
          <table:table-cell table:style-name="cellWorst" office:value-type="float" office:value="155.0"/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6.92"/>
          <table:table-cell office:value-type="float" office:value="0.0"/>
          <table:table-cell office:value-type="float" office:value="0.059215396003"/>
          <table:table-cell office:value-type="float" office:value="0.00113496175672"/>
          <table:table-cell office:value-type="float" office:value="0.0"/>
          <table:table-cell table:style-name="cellWorst" office:value-type="float" office:value="1271981.0"/>
          <table:table-cell table:style-name="cellWorst" office:value-type="float" office:value="161200.0"/>
          <table:table-cell table:style-name="cellWorst" office:value-type="float" office:value="227221.0"/>
          <table:table-cell office:value-type="float" office:value="4.0"/>
          <table:table-cell office:value-type="float" office:value="95.0"/>
          <table:table-cell office:value-type="float" office:value="185.286"/>
          <table:table-cell office:value-type="float" office:value="0.0"/>
          <table:table-cell office:value-type="float" office:value="0.059215396003"/>
          <table:table-cell office:value-type="float" office:value="0.00113496175672"/>
          <table:table-cell office:value-type="float" office:value="0.0"/>
          <table:table-cell table:style-name="cellWorst" office:value-type="float" office:value="1271981.0"/>
          <table:table-cell table:style-name="cellWorst" office:value-type="float" office:value="161200.0"/>
          <table:table-cell table:style-name="cellWorst" office:value-type="float" office:value="227221.0"/>
          <table:table-cell office:value-type="float" office:value="4.0"/>
          <table:table-cell office:value-type="float" office:value="95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1];[.$L91];[.$V91];[.$AF91];[.$AP91];[.$AZ91];[.$BJ91];[.$BT91];[.$CD91];[.$CN91];[.$CX91])" office:value-type="float"/>
          <table:table-cell table:formula="of:=MIN([.$C91];[.$M91];[.$W91];[.$AG91];[.$AQ91];[.$BA91];[.$BK91];[.$BU91];[.$CE91];[.$CO91];[.$CY91])" office:value-type="float"/>
          <table:table-cell table:formula="of:=MIN([.$D91];[.$N91];[.$X91];[.$AH91];[.$AR91];[.$BB91];[.$BL91];[.$BV91];[.$CF91];[.$CP91];[.$CZ91])" office:value-type="float"/>
          <table:table-cell table:formula="of:=MIN([.$E91];[.$O91];[.$Y91];[.$AI91];[.$AS91];[.$BC91];[.$BM91];[.$BW91];[.$CG91];[.$CQ91];[.$DA91])" office:value-type="float"/>
          <table:table-cell table:formula="of:=MIN([.$F91];[.$P91];[.$Z91];[.$AJ91];[.$AT91];[.$BD91];[.$BN91];[.$BX91];[.$CH91];[.$CR91];[.$DB91])" office:value-type="float"/>
          <table:table-cell table:formula="of:=MIN([.$G91];[.$Q91];[.$AA91];[.$AK91];[.$AU91];[.$BE91];[.$BO91];[.$BY91];[.$CI91];[.$CS91];[.$DC91])" office:value-type="float"/>
          <table:table-cell table:formula="of:=MIN([.$H91];[.$R91];[.$AB91];[.$AL91];[.$AV91];[.$BF91];[.$BP91];[.$BZ91];[.$CJ91];[.$CT91];[.$DD91])" office:value-type="float"/>
          <table:table-cell table:formula="of:=MIN([.$I91];[.$S91];[.$AC91];[.$AM91];[.$AW91];[.$BG91];[.$BQ91];[.$CA91];[.$CK91];[.$CU91];[.$DE91])" office:value-type="float"/>
          <table:table-cell table:formula="of:=MIN([.$J91];[.$T91];[.$AD91];[.$AN91];[.$AX91];[.$BH91];[.$BR91];[.$CB91];[.$CL91];[.$CV91];[.$DF91])" office:value-type="float"/>
          <table:table-cell table:formula="of:=MIN([.$K91];[.$U91];[.$AE91];[.$AO91];[.$AY91];[.$BI91];[.$BS91];[.$CC91];[.$CM91];[.$CW91];[.$DG91])" office:value-type="float"/>
          <table:table-cell table:formula="of:=MEDIAN([.$B91];[.$L91];[.$V91];[.$AF91];[.$AP91];[.$AZ91];[.$BJ91];[.$BT91];[.$CD91];[.$CN91];[.$CX91])" office:value-type="float"/>
          <table:table-cell table:formula="of:=MEDIAN([.$C91];[.$M91];[.$W91];[.$AG91];[.$AQ91];[.$BA91];[.$BK91];[.$BU91];[.$CE91];[.$CO91];[.$CY91])" office:value-type="float"/>
          <table:table-cell table:formula="of:=MEDIAN([.$D91];[.$N91];[.$X91];[.$AH91];[.$AR91];[.$BB91];[.$BL91];[.$BV91];[.$CF91];[.$CP91];[.$CZ91])" office:value-type="float"/>
          <table:table-cell table:formula="of:=MEDIAN([.$E91];[.$O91];[.$Y91];[.$AI91];[.$AS91];[.$BC91];[.$BM91];[.$BW91];[.$CG91];[.$CQ91];[.$DA91])" office:value-type="float"/>
          <table:table-cell table:formula="of:=MEDIAN([.$F91];[.$P91];[.$Z91];[.$AJ91];[.$AT91];[.$BD91];[.$BN91];[.$BX91];[.$CH91];[.$CR91];[.$DB91])" office:value-type="float"/>
          <table:table-cell table:formula="of:=MEDIAN([.$G91];[.$Q91];[.$AA91];[.$AK91];[.$AU91];[.$BE91];[.$BO91];[.$BY91];[.$CI91];[.$CS91];[.$DC91])" office:value-type="float"/>
          <table:table-cell table:formula="of:=MEDIAN([.$H91];[.$R91];[.$AB91];[.$AL91];[.$AV91];[.$BF91];[.$BP91];[.$BZ91];[.$CJ91];[.$CT91];[.$DD91])" office:value-type="float"/>
          <table:table-cell table:formula="of:=MEDIAN([.$I91];[.$S91];[.$AC91];[.$AM91];[.$AW91];[.$BG91];[.$BQ91];[.$CA91];[.$CK91];[.$CU91];[.$DE91])" office:value-type="float"/>
          <table:table-cell table:formula="of:=MEDIAN([.$J91];[.$T91];[.$AD91];[.$AN91];[.$AX91];[.$BH91];[.$BR91];[.$CB91];[.$CL91];[.$CV91];[.$DF91])" office:value-type="float"/>
          <table:table-cell table:formula="of:=MEDIAN([.$K91];[.$U91];[.$AE91];[.$AO91];[.$AY91];[.$BI91];[.$BS91];[.$CC91];[.$CM91];[.$CW91];[.$DG91])" office:value-type="float"/>
          <table:table-cell table:formula="of:=MAX([.$B91];[.$L91];[.$V91];[.$AF91];[.$AP91];[.$AZ91];[.$BJ91];[.$BT91];[.$CD91];[.$CN91];[.$CX91])" office:value-type="float"/>
          <table:table-cell table:formula="of:=MAX([.$C91];[.$M91];[.$W91];[.$AG91];[.$AQ91];[.$BA91];[.$BK91];[.$BU91];[.$CE91];[.$CO91];[.$CY91])" office:value-type="float"/>
          <table:table-cell table:formula="of:=MAX([.$D91];[.$N91];[.$X91];[.$AH91];[.$AR91];[.$BB91];[.$BL91];[.$BV91];[.$CF91];[.$CP91];[.$CZ91])" office:value-type="float"/>
          <table:table-cell table:formula="of:=MAX([.$E91];[.$O91];[.$Y91];[.$AI91];[.$AS91];[.$BC91];[.$BM91];[.$BW91];[.$CG91];[.$CQ91];[.$DA91])" office:value-type="float"/>
          <table:table-cell table:formula="of:=MAX([.$F91];[.$P91];[.$Z91];[.$AJ91];[.$AT91];[.$BD91];[.$BN91];[.$BX91];[.$CH91];[.$CR91];[.$DB91])" office:value-type="float"/>
          <table:table-cell table:formula="of:=MAX([.$G91];[.$Q91];[.$AA91];[.$AK91];[.$AU91];[.$BE91];[.$BO91];[.$BY91];[.$CI91];[.$CS91];[.$DC91])" office:value-type="float"/>
          <table:table-cell table:formula="of:=MAX([.$H91];[.$R91];[.$AB91];[.$AL91];[.$AV91];[.$BF91];[.$BP91];[.$BZ91];[.$CJ91];[.$CT91];[.$DD91])" office:value-type="float"/>
          <table:table-cell table:formula="of:=MAX([.$I91];[.$S91];[.$AC91];[.$AM91];[.$AW91];[.$BG91];[.$BQ91];[.$CA91];[.$CK91];[.$CU91];[.$DE91])" office:value-type="float"/>
          <table:table-cell table:formula="of:=MAX([.$J91];[.$T91];[.$AD91];[.$AN91];[.$AX91];[.$BH91];[.$BR91];[.$CB91];[.$CL91];[.$CV91];[.$DF91])" office:value-type="float"/>
          <table:table-cell table:formula="of:=MAX([.$K91];[.$U91];[.$AE91];[.$AO91];[.$AY91];[.$BI91];[.$BS91];[.$CC91];[.$CM91];[.$CW91];[.$DG91])" office:value-type="float"/>
        </table:table-row>
        <table:table-row table:style-name="ro1">
          <table:table-cell office:value-type="string">
            <text:p>bio-repair/instances/Stat_vs_Exp/15/Stat_vs_Exp_17_15.lp</text:p>
          </table:table-cell>
          <table:table-cell table:style-name="cellBest" office:value-type="float" office:value="18.1014"/>
          <table:table-cell office:value-type="float" office:value="0.0"/>
          <table:table-cell office:value-type="float" office:value="0.0296033155713"/>
          <table:table-cell office:value-type="float" office:value="0.000394710874285"/>
          <table:table-cell office:value-type="float" office:value="0.0"/>
          <table:table-cell office:value-type="float" office:value="292983.0"/>
          <table:table-cell office:value-type="float" office:value="0.0"/>
          <table:table-cell office:value-type="float" office:value="4162.0"/>
          <table:table-cell office:value-type="float" office:value="4.0"/>
          <table:table-cell table:style-name="cellBest" office:value-type="float" office:value="32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740082889284"/>
          <table:table-cell office:value-type="float" office:value="0.000740082889284"/>
          <table:table-cell office:value-type="float" office:value="0.0"/>
          <table:table-cell office:value-type="float" office:value="261344.0"/>
          <table:table-cell office:value-type="float" office:value="0.0"/>
          <table:table-cell office:value-type="float" office:value="371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7.2227"/>
          <table:table-cell office:value-type="float" office:value="0.0"/>
          <table:table-cell office:value-type="float" office:value="0.0296033155713"/>
          <table:table-cell office:value-type="float" office:value="0.000863430037498"/>
          <table:table-cell office:value-type="float" office:value="0.0"/>
          <table:table-cell office:value-type="float" office:value="451971.0"/>
          <table:table-cell office:value-type="float" office:value="1638.0"/>
          <table:table-cell office:value-type="float" office:value="26116.0"/>
          <table:table-cell office:value-type="float" office:value="4.0"/>
          <table:table-cell office:value-type="float" office:value="87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2.024"/>
          <table:table-cell office:value-type="float" office:value="0.0"/>
          <table:table-cell office:value-type="float" office:value="0.0592066311427"/>
          <table:table-cell office:value-type="float" office:value="0.00143082691928"/>
          <table:table-cell office:value-type="float" office:value="0.0"/>
          <table:table-cell table:style-name="cellWorst" office:value-type="float" office:value="1008469.0"/>
          <table:table-cell table:style-name="cellWorst" office:value-type="float" office:value="78062.0"/>
          <table:table-cell table:style-name="cellWorst" office:value-type="float" office:value="273980.0"/>
          <table:table-cell office:value-type="float" office:value="4.0"/>
          <table:table-cell office:value-type="float" office:value="90.0"/>
          <table:table-cell office:value-type="float" office:value="94.9204"/>
          <table:table-cell office:value-type="float" office:value="0.0"/>
          <table:table-cell office:value-type="float" office:value="0.0592066311427"/>
          <table:table-cell office:value-type="float" office:value="0.00143082691928"/>
          <table:table-cell office:value-type="float" office:value="0.0"/>
          <table:table-cell table:style-name="cellWorst" office:value-type="float" office:value="1008469.0"/>
          <table:table-cell table:style-name="cellWorst" office:value-type="float" office:value="78062.0"/>
          <table:table-cell table:style-name="cellWorst" office:value-type="float" office:value="273980.0"/>
          <table:table-cell office:value-type="float" office:value="4.0"/>
          <table:table-cell office:value-type="float" office:value="90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2];[.$L92];[.$V92];[.$AF92];[.$AP92];[.$AZ92];[.$BJ92];[.$BT92];[.$CD92];[.$CN92];[.$CX92])" office:value-type="float"/>
          <table:table-cell table:formula="of:=MIN([.$C92];[.$M92];[.$W92];[.$AG92];[.$AQ92];[.$BA92];[.$BK92];[.$BU92];[.$CE92];[.$CO92];[.$CY92])" office:value-type="float"/>
          <table:table-cell table:formula="of:=MIN([.$D92];[.$N92];[.$X92];[.$AH92];[.$AR92];[.$BB92];[.$BL92];[.$BV92];[.$CF92];[.$CP92];[.$CZ92])" office:value-type="float"/>
          <table:table-cell table:formula="of:=MIN([.$E92];[.$O92];[.$Y92];[.$AI92];[.$AS92];[.$BC92];[.$BM92];[.$BW92];[.$CG92];[.$CQ92];[.$DA92])" office:value-type="float"/>
          <table:table-cell table:formula="of:=MIN([.$F92];[.$P92];[.$Z92];[.$AJ92];[.$AT92];[.$BD92];[.$BN92];[.$BX92];[.$CH92];[.$CR92];[.$DB92])" office:value-type="float"/>
          <table:table-cell table:formula="of:=MIN([.$G92];[.$Q92];[.$AA92];[.$AK92];[.$AU92];[.$BE92];[.$BO92];[.$BY92];[.$CI92];[.$CS92];[.$DC92])" office:value-type="float"/>
          <table:table-cell table:formula="of:=MIN([.$H92];[.$R92];[.$AB92];[.$AL92];[.$AV92];[.$BF92];[.$BP92];[.$BZ92];[.$CJ92];[.$CT92];[.$DD92])" office:value-type="float"/>
          <table:table-cell table:formula="of:=MIN([.$I92];[.$S92];[.$AC92];[.$AM92];[.$AW92];[.$BG92];[.$BQ92];[.$CA92];[.$CK92];[.$CU92];[.$DE92])" office:value-type="float"/>
          <table:table-cell table:formula="of:=MIN([.$J92];[.$T92];[.$AD92];[.$AN92];[.$AX92];[.$BH92];[.$BR92];[.$CB92];[.$CL92];[.$CV92];[.$DF92])" office:value-type="float"/>
          <table:table-cell table:formula="of:=MIN([.$K92];[.$U92];[.$AE92];[.$AO92];[.$AY92];[.$BI92];[.$BS92];[.$CC92];[.$CM92];[.$CW92];[.$DG92])" office:value-type="float"/>
          <table:table-cell table:formula="of:=MEDIAN([.$B92];[.$L92];[.$V92];[.$AF92];[.$AP92];[.$AZ92];[.$BJ92];[.$BT92];[.$CD92];[.$CN92];[.$CX92])" office:value-type="float"/>
          <table:table-cell table:formula="of:=MEDIAN([.$C92];[.$M92];[.$W92];[.$AG92];[.$AQ92];[.$BA92];[.$BK92];[.$BU92];[.$CE92];[.$CO92];[.$CY92])" office:value-type="float"/>
          <table:table-cell table:formula="of:=MEDIAN([.$D92];[.$N92];[.$X92];[.$AH92];[.$AR92];[.$BB92];[.$BL92];[.$BV92];[.$CF92];[.$CP92];[.$CZ92])" office:value-type="float"/>
          <table:table-cell table:formula="of:=MEDIAN([.$E92];[.$O92];[.$Y92];[.$AI92];[.$AS92];[.$BC92];[.$BM92];[.$BW92];[.$CG92];[.$CQ92];[.$DA92])" office:value-type="float"/>
          <table:table-cell table:formula="of:=MEDIAN([.$F92];[.$P92];[.$Z92];[.$AJ92];[.$AT92];[.$BD92];[.$BN92];[.$BX92];[.$CH92];[.$CR92];[.$DB92])" office:value-type="float"/>
          <table:table-cell table:formula="of:=MEDIAN([.$G92];[.$Q92];[.$AA92];[.$AK92];[.$AU92];[.$BE92];[.$BO92];[.$BY92];[.$CI92];[.$CS92];[.$DC92])" office:value-type="float"/>
          <table:table-cell table:formula="of:=MEDIAN([.$H92];[.$R92];[.$AB92];[.$AL92];[.$AV92];[.$BF92];[.$BP92];[.$BZ92];[.$CJ92];[.$CT92];[.$DD92])" office:value-type="float"/>
          <table:table-cell table:formula="of:=MEDIAN([.$I92];[.$S92];[.$AC92];[.$AM92];[.$AW92];[.$BG92];[.$BQ92];[.$CA92];[.$CK92];[.$CU92];[.$DE92])" office:value-type="float"/>
          <table:table-cell table:formula="of:=MEDIAN([.$J92];[.$T92];[.$AD92];[.$AN92];[.$AX92];[.$BH92];[.$BR92];[.$CB92];[.$CL92];[.$CV92];[.$DF92])" office:value-type="float"/>
          <table:table-cell table:formula="of:=MEDIAN([.$K92];[.$U92];[.$AE92];[.$AO92];[.$AY92];[.$BI92];[.$BS92];[.$CC92];[.$CM92];[.$CW92];[.$DG92])" office:value-type="float"/>
          <table:table-cell table:formula="of:=MAX([.$B92];[.$L92];[.$V92];[.$AF92];[.$AP92];[.$AZ92];[.$BJ92];[.$BT92];[.$CD92];[.$CN92];[.$CX92])" office:value-type="float"/>
          <table:table-cell table:formula="of:=MAX([.$C92];[.$M92];[.$W92];[.$AG92];[.$AQ92];[.$BA92];[.$BK92];[.$BU92];[.$CE92];[.$CO92];[.$CY92])" office:value-type="float"/>
          <table:table-cell table:formula="of:=MAX([.$D92];[.$N92];[.$X92];[.$AH92];[.$AR92];[.$BB92];[.$BL92];[.$BV92];[.$CF92];[.$CP92];[.$CZ92])" office:value-type="float"/>
          <table:table-cell table:formula="of:=MAX([.$E92];[.$O92];[.$Y92];[.$AI92];[.$AS92];[.$BC92];[.$BM92];[.$BW92];[.$CG92];[.$CQ92];[.$DA92])" office:value-type="float"/>
          <table:table-cell table:formula="of:=MAX([.$F92];[.$P92];[.$Z92];[.$AJ92];[.$AT92];[.$BD92];[.$BN92];[.$BX92];[.$CH92];[.$CR92];[.$DB92])" office:value-type="float"/>
          <table:table-cell table:formula="of:=MAX([.$G92];[.$Q92];[.$AA92];[.$AK92];[.$AU92];[.$BE92];[.$BO92];[.$BY92];[.$CI92];[.$CS92];[.$DC92])" office:value-type="float"/>
          <table:table-cell table:formula="of:=MAX([.$H92];[.$R92];[.$AB92];[.$AL92];[.$AV92];[.$BF92];[.$BP92];[.$BZ92];[.$CJ92];[.$CT92];[.$DD92])" office:value-type="float"/>
          <table:table-cell table:formula="of:=MAX([.$I92];[.$S92];[.$AC92];[.$AM92];[.$AW92];[.$BG92];[.$BQ92];[.$CA92];[.$CK92];[.$CU92];[.$DE92])" office:value-type="float"/>
          <table:table-cell table:formula="of:=MAX([.$J92];[.$T92];[.$AD92];[.$AN92];[.$AX92];[.$BH92];[.$BR92];[.$CB92];[.$CL92];[.$CV92];[.$DF92])" office:value-type="float"/>
          <table:table-cell table:formula="of:=MAX([.$K92];[.$U92];[.$AE92];[.$AO92];[.$AY92];[.$BI92];[.$BS92];[.$CC92];[.$CM92];[.$CW92];[.$DG92])" office:value-type="float"/>
        </table:table-row>
        <table:table-row table:style-name="ro1">
          <table:table-cell office:value-type="string">
            <text:p>bio-repair/instances/Stat_vs_Exp/15/Stat_vs_Exp_190_15.lp</text:p>
          </table:table-cell>
          <table:table-cell office:value-type="float" office:value="16.2259"/>
          <table:table-cell office:value-type="float" office:value="0.0"/>
          <table:table-cell office:value-type="float" office:value="0.0296208530806"/>
          <table:table-cell office:value-type="float" office:value="0.000789889415482"/>
          <table:table-cell office:value-type="float" office:value="0.0"/>
          <table:table-cell office:value-type="float" office:value="171154.0"/>
          <table:table-cell office:value-type="float" office:value="0.0"/>
          <table:table-cell office:value-type="float" office:value="2223.0"/>
          <table:table-cell office:value-type="float" office:value="4.0"/>
          <table:table-cell office:value-type="float" office:value="30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49.108"/>
          <table:table-cell office:value-type="float" office:value="0.0"/>
          <table:table-cell office:value-type="float" office:value="0.0592417061611"/>
          <table:table-cell office:value-type="float" office:value="0.00118483412322"/>
          <table:table-cell office:value-type="float" office:value="0.0"/>
          <table:table-cell table:style-name="cellWorst" office:value-type="float" office:value="770622.0"/>
          <table:table-cell office:value-type="float" office:value="0.0"/>
          <table:table-cell office:value-type="float" office:value="12079.0"/>
          <table:table-cell office:value-type="float" office:value="4.0"/>
          <table:table-cell table:style-name="cellWorst" office:value-type="float" office:value="326.0"/>
          <table:table-cell office:value-type="float" office:value="42.8966"/>
          <table:table-cell office:value-type="float" office:value="0.0"/>
          <table:table-cell office:value-type="float" office:value="0.177725118483"/>
          <table:table-cell office:value-type="float" office:value="0.00199940758294"/>
          <table:table-cell office:value-type="float" office:value="0.0"/>
          <table:table-cell office:value-type="float" office:value="486814.0"/>
          <table:table-cell office:value-type="float" office:value="1287.0"/>
          <table:table-cell table:style-name="cellWorst" office:value-type="float" office:value="99149.0"/>
          <table:table-cell office:value-type="float" office:value="4.0"/>
          <table:table-cell office:value-type="float" office:value="53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4.6189"/>
          <table:table-cell office:value-type="float" office:value="0.0"/>
          <table:table-cell office:value-type="float" office:value="0.0592417061611"/>
          <table:table-cell office:value-type="float" office:value="0.00148104265403"/>
          <table:table-cell office:value-type="float" office:value="0.0"/>
          <table:table-cell office:value-type="float" office:value="164304.0"/>
          <table:table-cell table:style-name="cellWorst" office:value-type="float" office:value="22416.0"/>
          <table:table-cell office:value-type="float" office:value="6379.0"/>
          <table:table-cell office:value-type="float" office:value="4.0"/>
          <table:table-cell table:style-name="cellBest" office:value-type="float" office:value="23.0"/>
          <table:table-cell office:value-type="float" office:value="16.2314"/>
          <table:table-cell office:value-type="float" office:value="0.0"/>
          <table:table-cell office:value-type="float" office:value="0.0592417061611"/>
          <table:table-cell office:value-type="float" office:value="0.00148104265403"/>
          <table:table-cell office:value-type="float" office:value="0.0"/>
          <table:table-cell office:value-type="float" office:value="164304.0"/>
          <table:table-cell table:style-name="cellWorst" office:value-type="float" office:value="22416.0"/>
          <table:table-cell office:value-type="float" office:value="6379.0"/>
          <table:table-cell office:value-type="float" office:value="4.0"/>
          <table:table-cell table:style-name="cellBest" office:value-type="float" office:value="23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3];[.$L93];[.$V93];[.$AF93];[.$AP93];[.$AZ93];[.$BJ93];[.$BT93];[.$CD93];[.$CN93];[.$CX93])" office:value-type="float"/>
          <table:table-cell table:formula="of:=MIN([.$C93];[.$M93];[.$W93];[.$AG93];[.$AQ93];[.$BA93];[.$BK93];[.$BU93];[.$CE93];[.$CO93];[.$CY93])" office:value-type="float"/>
          <table:table-cell table:formula="of:=MIN([.$D93];[.$N93];[.$X93];[.$AH93];[.$AR93];[.$BB93];[.$BL93];[.$BV93];[.$CF93];[.$CP93];[.$CZ93])" office:value-type="float"/>
          <table:table-cell table:formula="of:=MIN([.$E93];[.$O93];[.$Y93];[.$AI93];[.$AS93];[.$BC93];[.$BM93];[.$BW93];[.$CG93];[.$CQ93];[.$DA93])" office:value-type="float"/>
          <table:table-cell table:formula="of:=MIN([.$F93];[.$P93];[.$Z93];[.$AJ93];[.$AT93];[.$BD93];[.$BN93];[.$BX93];[.$CH93];[.$CR93];[.$DB93])" office:value-type="float"/>
          <table:table-cell table:formula="of:=MIN([.$G93];[.$Q93];[.$AA93];[.$AK93];[.$AU93];[.$BE93];[.$BO93];[.$BY93];[.$CI93];[.$CS93];[.$DC93])" office:value-type="float"/>
          <table:table-cell table:formula="of:=MIN([.$H93];[.$R93];[.$AB93];[.$AL93];[.$AV93];[.$BF93];[.$BP93];[.$BZ93];[.$CJ93];[.$CT93];[.$DD93])" office:value-type="float"/>
          <table:table-cell table:formula="of:=MIN([.$I93];[.$S93];[.$AC93];[.$AM93];[.$AW93];[.$BG93];[.$BQ93];[.$CA93];[.$CK93];[.$CU93];[.$DE93])" office:value-type="float"/>
          <table:table-cell table:formula="of:=MIN([.$J93];[.$T93];[.$AD93];[.$AN93];[.$AX93];[.$BH93];[.$BR93];[.$CB93];[.$CL93];[.$CV93];[.$DF93])" office:value-type="float"/>
          <table:table-cell table:formula="of:=MIN([.$K93];[.$U93];[.$AE93];[.$AO93];[.$AY93];[.$BI93];[.$BS93];[.$CC93];[.$CM93];[.$CW93];[.$DG93])" office:value-type="float"/>
          <table:table-cell table:formula="of:=MEDIAN([.$B93];[.$L93];[.$V93];[.$AF93];[.$AP93];[.$AZ93];[.$BJ93];[.$BT93];[.$CD93];[.$CN93];[.$CX93])" office:value-type="float"/>
          <table:table-cell table:formula="of:=MEDIAN([.$C93];[.$M93];[.$W93];[.$AG93];[.$AQ93];[.$BA93];[.$BK93];[.$BU93];[.$CE93];[.$CO93];[.$CY93])" office:value-type="float"/>
          <table:table-cell table:formula="of:=MEDIAN([.$D93];[.$N93];[.$X93];[.$AH93];[.$AR93];[.$BB93];[.$BL93];[.$BV93];[.$CF93];[.$CP93];[.$CZ93])" office:value-type="float"/>
          <table:table-cell table:formula="of:=MEDIAN([.$E93];[.$O93];[.$Y93];[.$AI93];[.$AS93];[.$BC93];[.$BM93];[.$BW93];[.$CG93];[.$CQ93];[.$DA93])" office:value-type="float"/>
          <table:table-cell table:formula="of:=MEDIAN([.$F93];[.$P93];[.$Z93];[.$AJ93];[.$AT93];[.$BD93];[.$BN93];[.$BX93];[.$CH93];[.$CR93];[.$DB93])" office:value-type="float"/>
          <table:table-cell table:formula="of:=MEDIAN([.$G93];[.$Q93];[.$AA93];[.$AK93];[.$AU93];[.$BE93];[.$BO93];[.$BY93];[.$CI93];[.$CS93];[.$DC93])" office:value-type="float"/>
          <table:table-cell table:formula="of:=MEDIAN([.$H93];[.$R93];[.$AB93];[.$AL93];[.$AV93];[.$BF93];[.$BP93];[.$BZ93];[.$CJ93];[.$CT93];[.$DD93])" office:value-type="float"/>
          <table:table-cell table:formula="of:=MEDIAN([.$I93];[.$S93];[.$AC93];[.$AM93];[.$AW93];[.$BG93];[.$BQ93];[.$CA93];[.$CK93];[.$CU93];[.$DE93])" office:value-type="float"/>
          <table:table-cell table:formula="of:=MEDIAN([.$J93];[.$T93];[.$AD93];[.$AN93];[.$AX93];[.$BH93];[.$BR93];[.$CB93];[.$CL93];[.$CV93];[.$DF93])" office:value-type="float"/>
          <table:table-cell table:formula="of:=MEDIAN([.$K93];[.$U93];[.$AE93];[.$AO93];[.$AY93];[.$BI93];[.$BS93];[.$CC93];[.$CM93];[.$CW93];[.$DG93])" office:value-type="float"/>
          <table:table-cell table:formula="of:=MAX([.$B93];[.$L93];[.$V93];[.$AF93];[.$AP93];[.$AZ93];[.$BJ93];[.$BT93];[.$CD93];[.$CN93];[.$CX93])" office:value-type="float"/>
          <table:table-cell table:formula="of:=MAX([.$C93];[.$M93];[.$W93];[.$AG93];[.$AQ93];[.$BA93];[.$BK93];[.$BU93];[.$CE93];[.$CO93];[.$CY93])" office:value-type="float"/>
          <table:table-cell table:formula="of:=MAX([.$D93];[.$N93];[.$X93];[.$AH93];[.$AR93];[.$BB93];[.$BL93];[.$BV93];[.$CF93];[.$CP93];[.$CZ93])" office:value-type="float"/>
          <table:table-cell table:formula="of:=MAX([.$E93];[.$O93];[.$Y93];[.$AI93];[.$AS93];[.$BC93];[.$BM93];[.$BW93];[.$CG93];[.$CQ93];[.$DA93])" office:value-type="float"/>
          <table:table-cell table:formula="of:=MAX([.$F93];[.$P93];[.$Z93];[.$AJ93];[.$AT93];[.$BD93];[.$BN93];[.$BX93];[.$CH93];[.$CR93];[.$DB93])" office:value-type="float"/>
          <table:table-cell table:formula="of:=MAX([.$G93];[.$Q93];[.$AA93];[.$AK93];[.$AU93];[.$BE93];[.$BO93];[.$BY93];[.$CI93];[.$CS93];[.$DC93])" office:value-type="float"/>
          <table:table-cell table:formula="of:=MAX([.$H93];[.$R93];[.$AB93];[.$AL93];[.$AV93];[.$BF93];[.$BP93];[.$BZ93];[.$CJ93];[.$CT93];[.$DD93])" office:value-type="float"/>
          <table:table-cell table:formula="of:=MAX([.$I93];[.$S93];[.$AC93];[.$AM93];[.$AW93];[.$BG93];[.$BQ93];[.$CA93];[.$CK93];[.$CU93];[.$DE93])" office:value-type="float"/>
          <table:table-cell table:formula="of:=MAX([.$J93];[.$T93];[.$AD93];[.$AN93];[.$AX93];[.$BH93];[.$BR93];[.$CB93];[.$CL93];[.$CV93];[.$DF93])" office:value-type="float"/>
          <table:table-cell table:formula="of:=MAX([.$K93];[.$U93];[.$AE93];[.$AO93];[.$AY93];[.$BI93];[.$BS93];[.$CC93];[.$CM93];[.$CW93];[.$DG93])" office:value-type="float"/>
        </table:table-row>
        <table:table-row table:style-name="ro1">
          <table:table-cell office:value-type="string">
            <text:p>bio-repair/instances/Stat_vs_Exp/15/Stat_vs_Exp_195_15.lp</text:p>
          </table:table-cell>
          <table:table-cell table:style-name="cellBest" office:value-type="float" office:value="13.5713"/>
          <table:table-cell office:value-type="float" office:value="0.0"/>
          <table:table-cell office:value-type="float" office:value="0.0296296296296"/>
          <table:table-cell office:value-type="float" office:value="0.000395061728395"/>
          <table:table-cell office:value-type="float" office:value="0.0"/>
          <table:table-cell office:value-type="float" office:value="210754.0"/>
          <table:table-cell office:value-type="float" office:value="0.0"/>
          <table:table-cell office:value-type="float" office:value="4769.0"/>
          <table:table-cell office:value-type="float" office:value="4.0"/>
          <table:table-cell table:style-name="cellBest" office:value-type="float" office:value="21.0"/>
          <table:table-cell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888888888889"/>
          <table:table-cell office:value-type="float" office:value="0.00138271604938"/>
          <table:table-cell office:value-type="float" office:value="0.0"/>
          <table:table-cell table:style-name="cellWorst" office:value-type="float" office:value="725885.0"/>
          <table:table-cell office:value-type="float" office:value="0.0"/>
          <table:table-cell office:value-type="float" office:value="173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5.7448"/>
          <table:table-cell office:value-type="float" office:value="0.0"/>
          <table:table-cell office:value-type="float" office:value="0.0592592592593"/>
          <table:table-cell office:value-type="float" office:value="0.00103703703704"/>
          <table:table-cell office:value-type="float" office:value="0.0"/>
          <table:table-cell office:value-type="float" office:value="414333.0"/>
          <table:table-cell office:value-type="float" office:value="1144.0"/>
          <table:table-cell table:style-name="cellWorst" office:value-type="float" office:value="38678.0"/>
          <table:table-cell office:value-type="float" office:value="4.0"/>
          <table:table-cell table:style-name="cellWorst" office:value-type="float" office:value="7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8.4241"/>
          <table:table-cell office:value-type="float" office:value="0.0"/>
          <table:table-cell office:value-type="float" office:value="0.0592592592593"/>
          <table:table-cell office:value-type="float" office:value="0.000987654320988"/>
          <table:table-cell office:value-type="float" office:value="0.0"/>
          <table:table-cell office:value-type="float" office:value="204866.0"/>
          <table:table-cell table:style-name="cellWorst" office:value-type="float" office:value="52483.0"/>
          <table:table-cell office:value-type="float" office:value="6469.0"/>
          <table:table-cell office:value-type="float" office:value="4.0"/>
          <table:table-cell office:value-type="float" office:value="31.0"/>
          <table:table-cell office:value-type="float" office:value="17.9299"/>
          <table:table-cell office:value-type="float" office:value="0.0"/>
          <table:table-cell office:value-type="float" office:value="0.0592592592593"/>
          <table:table-cell office:value-type="float" office:value="0.000987654320988"/>
          <table:table-cell office:value-type="float" office:value="0.0"/>
          <table:table-cell office:value-type="float" office:value="204866.0"/>
          <table:table-cell table:style-name="cellWorst" office:value-type="float" office:value="52483.0"/>
          <table:table-cell office:value-type="float" office:value="6469.0"/>
          <table:table-cell office:value-type="float" office:value="4.0"/>
          <table:table-cell office:value-type="float" office:value="31.0"/>
          <table:table-cell office:value-type="float" office:value="600.02"/>
          <table:table-cell office:value-type="float" office:value="1.0"/>
          <table:table-cell office:value-type="float" office:value="0.0296296296296"/>
          <table:table-cell office:value-type="float" office:value="0.000296296296296"/>
          <table:table-cell office:value-type="float" office:value="0.0"/>
          <table:table-cell office:value-type="float" office:value="133715.0"/>
          <table:table-cell office:value-type="float" office:value="1064.0"/>
          <table:table-cell office:value-type="float" office:value="323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4];[.$L94];[.$V94];[.$AF94];[.$AP94];[.$AZ94];[.$BJ94];[.$BT94];[.$CD94];[.$CN94];[.$CX94])" office:value-type="float"/>
          <table:table-cell table:formula="of:=MIN([.$C94];[.$M94];[.$W94];[.$AG94];[.$AQ94];[.$BA94];[.$BK94];[.$BU94];[.$CE94];[.$CO94];[.$CY94])" office:value-type="float"/>
          <table:table-cell table:formula="of:=MIN([.$D94];[.$N94];[.$X94];[.$AH94];[.$AR94];[.$BB94];[.$BL94];[.$BV94];[.$CF94];[.$CP94];[.$CZ94])" office:value-type="float"/>
          <table:table-cell table:formula="of:=MIN([.$E94];[.$O94];[.$Y94];[.$AI94];[.$AS94];[.$BC94];[.$BM94];[.$BW94];[.$CG94];[.$CQ94];[.$DA94])" office:value-type="float"/>
          <table:table-cell table:formula="of:=MIN([.$F94];[.$P94];[.$Z94];[.$AJ94];[.$AT94];[.$BD94];[.$BN94];[.$BX94];[.$CH94];[.$CR94];[.$DB94])" office:value-type="float"/>
          <table:table-cell table:formula="of:=MIN([.$G94];[.$Q94];[.$AA94];[.$AK94];[.$AU94];[.$BE94];[.$BO94];[.$BY94];[.$CI94];[.$CS94];[.$DC94])" office:value-type="float"/>
          <table:table-cell table:formula="of:=MIN([.$H94];[.$R94];[.$AB94];[.$AL94];[.$AV94];[.$BF94];[.$BP94];[.$BZ94];[.$CJ94];[.$CT94];[.$DD94])" office:value-type="float"/>
          <table:table-cell table:formula="of:=MIN([.$I94];[.$S94];[.$AC94];[.$AM94];[.$AW94];[.$BG94];[.$BQ94];[.$CA94];[.$CK94];[.$CU94];[.$DE94])" office:value-type="float"/>
          <table:table-cell table:formula="of:=MIN([.$J94];[.$T94];[.$AD94];[.$AN94];[.$AX94];[.$BH94];[.$BR94];[.$CB94];[.$CL94];[.$CV94];[.$DF94])" office:value-type="float"/>
          <table:table-cell table:formula="of:=MIN([.$K94];[.$U94];[.$AE94];[.$AO94];[.$AY94];[.$BI94];[.$BS94];[.$CC94];[.$CM94];[.$CW94];[.$DG94])" office:value-type="float"/>
          <table:table-cell table:formula="of:=MEDIAN([.$B94];[.$L94];[.$V94];[.$AF94];[.$AP94];[.$AZ94];[.$BJ94];[.$BT94];[.$CD94];[.$CN94];[.$CX94])" office:value-type="float"/>
          <table:table-cell table:formula="of:=MEDIAN([.$C94];[.$M94];[.$W94];[.$AG94];[.$AQ94];[.$BA94];[.$BK94];[.$BU94];[.$CE94];[.$CO94];[.$CY94])" office:value-type="float"/>
          <table:table-cell table:formula="of:=MEDIAN([.$D94];[.$N94];[.$X94];[.$AH94];[.$AR94];[.$BB94];[.$BL94];[.$BV94];[.$CF94];[.$CP94];[.$CZ94])" office:value-type="float"/>
          <table:table-cell table:formula="of:=MEDIAN([.$E94];[.$O94];[.$Y94];[.$AI94];[.$AS94];[.$BC94];[.$BM94];[.$BW94];[.$CG94];[.$CQ94];[.$DA94])" office:value-type="float"/>
          <table:table-cell table:formula="of:=MEDIAN([.$F94];[.$P94];[.$Z94];[.$AJ94];[.$AT94];[.$BD94];[.$BN94];[.$BX94];[.$CH94];[.$CR94];[.$DB94])" office:value-type="float"/>
          <table:table-cell table:formula="of:=MEDIAN([.$G94];[.$Q94];[.$AA94];[.$AK94];[.$AU94];[.$BE94];[.$BO94];[.$BY94];[.$CI94];[.$CS94];[.$DC94])" office:value-type="float"/>
          <table:table-cell table:formula="of:=MEDIAN([.$H94];[.$R94];[.$AB94];[.$AL94];[.$AV94];[.$BF94];[.$BP94];[.$BZ94];[.$CJ94];[.$CT94];[.$DD94])" office:value-type="float"/>
          <table:table-cell table:formula="of:=MEDIAN([.$I94];[.$S94];[.$AC94];[.$AM94];[.$AW94];[.$BG94];[.$BQ94];[.$CA94];[.$CK94];[.$CU94];[.$DE94])" office:value-type="float"/>
          <table:table-cell table:formula="of:=MEDIAN([.$J94];[.$T94];[.$AD94];[.$AN94];[.$AX94];[.$BH94];[.$BR94];[.$CB94];[.$CL94];[.$CV94];[.$DF94])" office:value-type="float"/>
          <table:table-cell table:formula="of:=MEDIAN([.$K94];[.$U94];[.$AE94];[.$AO94];[.$AY94];[.$BI94];[.$BS94];[.$CC94];[.$CM94];[.$CW94];[.$DG94])" office:value-type="float"/>
          <table:table-cell table:formula="of:=MAX([.$B94];[.$L94];[.$V94];[.$AF94];[.$AP94];[.$AZ94];[.$BJ94];[.$BT94];[.$CD94];[.$CN94];[.$CX94])" office:value-type="float"/>
          <table:table-cell table:formula="of:=MAX([.$C94];[.$M94];[.$W94];[.$AG94];[.$AQ94];[.$BA94];[.$BK94];[.$BU94];[.$CE94];[.$CO94];[.$CY94])" office:value-type="float"/>
          <table:table-cell table:formula="of:=MAX([.$D94];[.$N94];[.$X94];[.$AH94];[.$AR94];[.$BB94];[.$BL94];[.$BV94];[.$CF94];[.$CP94];[.$CZ94])" office:value-type="float"/>
          <table:table-cell table:formula="of:=MAX([.$E94];[.$O94];[.$Y94];[.$AI94];[.$AS94];[.$BC94];[.$BM94];[.$BW94];[.$CG94];[.$CQ94];[.$DA94])" office:value-type="float"/>
          <table:table-cell table:formula="of:=MAX([.$F94];[.$P94];[.$Z94];[.$AJ94];[.$AT94];[.$BD94];[.$BN94];[.$BX94];[.$CH94];[.$CR94];[.$DB94])" office:value-type="float"/>
          <table:table-cell table:formula="of:=MAX([.$G94];[.$Q94];[.$AA94];[.$AK94];[.$AU94];[.$BE94];[.$BO94];[.$BY94];[.$CI94];[.$CS94];[.$DC94])" office:value-type="float"/>
          <table:table-cell table:formula="of:=MAX([.$H94];[.$R94];[.$AB94];[.$AL94];[.$AV94];[.$BF94];[.$BP94];[.$BZ94];[.$CJ94];[.$CT94];[.$DD94])" office:value-type="float"/>
          <table:table-cell table:formula="of:=MAX([.$I94];[.$S94];[.$AC94];[.$AM94];[.$AW94];[.$BG94];[.$BQ94];[.$CA94];[.$CK94];[.$CU94];[.$DE94])" office:value-type="float"/>
          <table:table-cell table:formula="of:=MAX([.$J94];[.$T94];[.$AD94];[.$AN94];[.$AX94];[.$BH94];[.$BR94];[.$CB94];[.$CL94];[.$CV94];[.$DF94])" office:value-type="float"/>
          <table:table-cell table:formula="of:=MAX([.$K94];[.$U94];[.$AE94];[.$AO94];[.$AY94];[.$BI94];[.$BS94];[.$CC94];[.$CM94];[.$CW94];[.$DG94])" office:value-type="float"/>
        </table:table-row>
        <table:table-row table:style-name="ro1">
          <table:table-cell office:value-type="string">
            <text:p>bio-repair/instances/Stat_vs_Exp/15/Stat_vs_Exp_1_15.lp</text:p>
          </table:table-cell>
          <table:table-cell table:style-name="cellBest" office:value-type="float" office:value="13.2643"/>
          <table:table-cell office:value-type="float" office:value="0.0"/>
          <table:table-cell office:value-type="float" office:value="0.0296076980015"/>
          <table:table-cell office:value-type="float" office:value="0.00046878855169"/>
          <table:table-cell office:value-type="float" office:value="0.0"/>
          <table:table-cell office:value-type="float" office:value="184853.0"/>
          <table:table-cell office:value-type="float" office:value="0.0"/>
          <table:table-cell office:value-type="float" office:value="15838.0"/>
          <table:table-cell office:value-type="float" office:value="4.0"/>
          <table:table-cell table:style-name="cellBest" office:value-type="float" office:value="19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13.266"/>
          <table:table-cell office:value-type="float" office:value="0.0"/>
          <table:table-cell office:value-type="float" office:value="0.133234641007"/>
          <table:table-cell office:value-type="float" office:value="0.00162842339008"/>
          <table:table-cell office:value-type="float" office:value="0.0"/>
          <table:table-cell office:value-type="float" office:value="921577.0"/>
          <table:table-cell office:value-type="float" office:value="0.0"/>
          <table:table-cell office:value-type="float" office:value="24399.0"/>
          <table:table-cell office:value-type="float" office:value="4.0"/>
          <table:table-cell table:style-name="cellWorst" office:value-type="float" office:value="336.0"/>
          <table:table-cell office:value-type="float" office:value="562.389"/>
          <table:table-cell office:value-type="float" office:value="0.0"/>
          <table:table-cell office:value-type="float" office:value="0.118430792006"/>
          <table:table-cell office:value-type="float" office:value="0.00239328892179"/>
          <table:table-cell office:value-type="float" office:value="0.0"/>
          <table:table-cell table:style-name="cellWorst" office:value-type="float" office:value="3353067.0"/>
          <table:table-cell office:value-type="float" office:value="18748.0"/>
          <table:table-cell table:style-name="cellWorst" office:value-type="float" office:value="1330731.0"/>
          <table:table-cell office:value-type="float" office:value="4.0"/>
          <table:table-cell office:value-type="float" office:value="164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03.066"/>
          <table:table-cell office:value-type="float" office:value="0.0"/>
          <table:table-cell office:value-type="float" office:value="0.20725388601"/>
          <table:table-cell office:value-type="float" office:value="0.00305946212682"/>
          <table:table-cell office:value-type="float" office:value="0.0"/>
          <table:table-cell office:value-type="float" office:value="1997348.0"/>
          <table:table-cell table:style-name="cellWorst" office:value-type="float" office:value="91589.0"/>
          <table:table-cell office:value-type="float" office:value="564181.0"/>
          <table:table-cell office:value-type="float" office:value="4.0"/>
          <table:table-cell office:value-type="float" office:value="165.0"/>
          <table:table-cell office:value-type="float" office:value="231.114"/>
          <table:table-cell office:value-type="float" office:value="0.0"/>
          <table:table-cell office:value-type="float" office:value="0.20725388601"/>
          <table:table-cell office:value-type="float" office:value="0.00305946212682"/>
          <table:table-cell office:value-type="float" office:value="0.0"/>
          <table:table-cell office:value-type="float" office:value="1997348.0"/>
          <table:table-cell table:style-name="cellWorst" office:value-type="float" office:value="91589.0"/>
          <table:table-cell office:value-type="float" office:value="564181.0"/>
          <table:table-cell office:value-type="float" office:value="4.0"/>
          <table:table-cell office:value-type="float" office:value="165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5];[.$L95];[.$V95];[.$AF95];[.$AP95];[.$AZ95];[.$BJ95];[.$BT95];[.$CD95];[.$CN95];[.$CX95])" office:value-type="float"/>
          <table:table-cell table:formula="of:=MIN([.$C95];[.$M95];[.$W95];[.$AG95];[.$AQ95];[.$BA95];[.$BK95];[.$BU95];[.$CE95];[.$CO95];[.$CY95])" office:value-type="float"/>
          <table:table-cell table:formula="of:=MIN([.$D95];[.$N95];[.$X95];[.$AH95];[.$AR95];[.$BB95];[.$BL95];[.$BV95];[.$CF95];[.$CP95];[.$CZ95])" office:value-type="float"/>
          <table:table-cell table:formula="of:=MIN([.$E95];[.$O95];[.$Y95];[.$AI95];[.$AS95];[.$BC95];[.$BM95];[.$BW95];[.$CG95];[.$CQ95];[.$DA95])" office:value-type="float"/>
          <table:table-cell table:formula="of:=MIN([.$F95];[.$P95];[.$Z95];[.$AJ95];[.$AT95];[.$BD95];[.$BN95];[.$BX95];[.$CH95];[.$CR95];[.$DB95])" office:value-type="float"/>
          <table:table-cell table:formula="of:=MIN([.$G95];[.$Q95];[.$AA95];[.$AK95];[.$AU95];[.$BE95];[.$BO95];[.$BY95];[.$CI95];[.$CS95];[.$DC95])" office:value-type="float"/>
          <table:table-cell table:formula="of:=MIN([.$H95];[.$R95];[.$AB95];[.$AL95];[.$AV95];[.$BF95];[.$BP95];[.$BZ95];[.$CJ95];[.$CT95];[.$DD95])" office:value-type="float"/>
          <table:table-cell table:formula="of:=MIN([.$I95];[.$S95];[.$AC95];[.$AM95];[.$AW95];[.$BG95];[.$BQ95];[.$CA95];[.$CK95];[.$CU95];[.$DE95])" office:value-type="float"/>
          <table:table-cell table:formula="of:=MIN([.$J95];[.$T95];[.$AD95];[.$AN95];[.$AX95];[.$BH95];[.$BR95];[.$CB95];[.$CL95];[.$CV95];[.$DF95])" office:value-type="float"/>
          <table:table-cell table:formula="of:=MIN([.$K95];[.$U95];[.$AE95];[.$AO95];[.$AY95];[.$BI95];[.$BS95];[.$CC95];[.$CM95];[.$CW95];[.$DG95])" office:value-type="float"/>
          <table:table-cell table:formula="of:=MEDIAN([.$B95];[.$L95];[.$V95];[.$AF95];[.$AP95];[.$AZ95];[.$BJ95];[.$BT95];[.$CD95];[.$CN95];[.$CX95])" office:value-type="float"/>
          <table:table-cell table:formula="of:=MEDIAN([.$C95];[.$M95];[.$W95];[.$AG95];[.$AQ95];[.$BA95];[.$BK95];[.$BU95];[.$CE95];[.$CO95];[.$CY95])" office:value-type="float"/>
          <table:table-cell table:formula="of:=MEDIAN([.$D95];[.$N95];[.$X95];[.$AH95];[.$AR95];[.$BB95];[.$BL95];[.$BV95];[.$CF95];[.$CP95];[.$CZ95])" office:value-type="float"/>
          <table:table-cell table:formula="of:=MEDIAN([.$E95];[.$O95];[.$Y95];[.$AI95];[.$AS95];[.$BC95];[.$BM95];[.$BW95];[.$CG95];[.$CQ95];[.$DA95])" office:value-type="float"/>
          <table:table-cell table:formula="of:=MEDIAN([.$F95];[.$P95];[.$Z95];[.$AJ95];[.$AT95];[.$BD95];[.$BN95];[.$BX95];[.$CH95];[.$CR95];[.$DB95])" office:value-type="float"/>
          <table:table-cell table:formula="of:=MEDIAN([.$G95];[.$Q95];[.$AA95];[.$AK95];[.$AU95];[.$BE95];[.$BO95];[.$BY95];[.$CI95];[.$CS95];[.$DC95])" office:value-type="float"/>
          <table:table-cell table:formula="of:=MEDIAN([.$H95];[.$R95];[.$AB95];[.$AL95];[.$AV95];[.$BF95];[.$BP95];[.$BZ95];[.$CJ95];[.$CT95];[.$DD95])" office:value-type="float"/>
          <table:table-cell table:formula="of:=MEDIAN([.$I95];[.$S95];[.$AC95];[.$AM95];[.$AW95];[.$BG95];[.$BQ95];[.$CA95];[.$CK95];[.$CU95];[.$DE95])" office:value-type="float"/>
          <table:table-cell table:formula="of:=MEDIAN([.$J95];[.$T95];[.$AD95];[.$AN95];[.$AX95];[.$BH95];[.$BR95];[.$CB95];[.$CL95];[.$CV95];[.$DF95])" office:value-type="float"/>
          <table:table-cell table:formula="of:=MEDIAN([.$K95];[.$U95];[.$AE95];[.$AO95];[.$AY95];[.$BI95];[.$BS95];[.$CC95];[.$CM95];[.$CW95];[.$DG95])" office:value-type="float"/>
          <table:table-cell table:formula="of:=MAX([.$B95];[.$L95];[.$V95];[.$AF95];[.$AP95];[.$AZ95];[.$BJ95];[.$BT95];[.$CD95];[.$CN95];[.$CX95])" office:value-type="float"/>
          <table:table-cell table:formula="of:=MAX([.$C95];[.$M95];[.$W95];[.$AG95];[.$AQ95];[.$BA95];[.$BK95];[.$BU95];[.$CE95];[.$CO95];[.$CY95])" office:value-type="float"/>
          <table:table-cell table:formula="of:=MAX([.$D95];[.$N95];[.$X95];[.$AH95];[.$AR95];[.$BB95];[.$BL95];[.$BV95];[.$CF95];[.$CP95];[.$CZ95])" office:value-type="float"/>
          <table:table-cell table:formula="of:=MAX([.$E95];[.$O95];[.$Y95];[.$AI95];[.$AS95];[.$BC95];[.$BM95];[.$BW95];[.$CG95];[.$CQ95];[.$DA95])" office:value-type="float"/>
          <table:table-cell table:formula="of:=MAX([.$F95];[.$P95];[.$Z95];[.$AJ95];[.$AT95];[.$BD95];[.$BN95];[.$BX95];[.$CH95];[.$CR95];[.$DB95])" office:value-type="float"/>
          <table:table-cell table:formula="of:=MAX([.$G95];[.$Q95];[.$AA95];[.$AK95];[.$AU95];[.$BE95];[.$BO95];[.$BY95];[.$CI95];[.$CS95];[.$DC95])" office:value-type="float"/>
          <table:table-cell table:formula="of:=MAX([.$H95];[.$R95];[.$AB95];[.$AL95];[.$AV95];[.$BF95];[.$BP95];[.$BZ95];[.$CJ95];[.$CT95];[.$DD95])" office:value-type="float"/>
          <table:table-cell table:formula="of:=MAX([.$I95];[.$S95];[.$AC95];[.$AM95];[.$AW95];[.$BG95];[.$BQ95];[.$CA95];[.$CK95];[.$CU95];[.$DE95])" office:value-type="float"/>
          <table:table-cell table:formula="of:=MAX([.$J95];[.$T95];[.$AD95];[.$AN95];[.$AX95];[.$BH95];[.$BR95];[.$CB95];[.$CL95];[.$CV95];[.$DF95])" office:value-type="float"/>
          <table:table-cell table:formula="of:=MAX([.$K95];[.$U95];[.$AE95];[.$AO95];[.$AY95];[.$BI95];[.$BS95];[.$CC95];[.$CM95];[.$CW95];[.$DG95])" office:value-type="float"/>
        </table:table-row>
        <table:table-row table:style-name="ro1">
          <table:table-cell office:value-type="string">
            <text:p>bio-repair/instances/Stat_vs_Exp/15/Stat_vs_Exp_30_15.lp</text:p>
          </table:table-cell>
          <table:table-cell office:value-type="float" office:value="14.9131"/>
          <table:table-cell office:value-type="float" office:value="0.0"/>
          <table:table-cell office:value-type="float" office:value="0.0296252407051"/>
          <table:table-cell office:value-type="float" office:value="0.000395003209401"/>
          <table:table-cell office:value-type="float" office:value="0.0"/>
          <table:table-cell office:value-type="float" office:value="240998.0"/>
          <table:table-cell office:value-type="float" office:value="0.0"/>
          <table:table-cell office:value-type="float" office:value="2105.0"/>
          <table:table-cell office:value-type="float" office:value="4.0"/>
          <table:table-cell table:style-name="cellBest" office:value-type="float" office:value="26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57.156"/>
          <table:table-cell office:value-type="float" office:value="0.0"/>
          <table:table-cell office:value-type="float" office:value="0.0296252407051"/>
          <table:table-cell office:value-type="float" office:value="0.000493754011751"/>
          <table:table-cell office:value-type="float" office:value="0.0"/>
          <table:table-cell table:style-name="cellWorst" office:value-type="float" office:value="1144825.0"/>
          <table:table-cell office:value-type="float" office:value="0.0"/>
          <table:table-cell table:style-name="cellWorst" office:value-type="float" office:value="10822.0"/>
          <table:table-cell office:value-type="float" office:value="4.0"/>
          <table:table-cell table:style-name="cellWorst" office:value-type="float" office:value="417.0"/>
          <table:table-cell office:value-type="float" office:value="17.9084"/>
          <table:table-cell office:value-type="float" office:value="0.0"/>
          <table:table-cell office:value-type="float" office:value="0.0296252407051"/>
          <table:table-cell office:value-type="float" office:value="0.000543129412926"/>
          <table:table-cell office:value-type="float" office:value="0.0"/>
          <table:table-cell office:value-type="float" office:value="290123.0"/>
          <table:table-cell office:value-type="float" office:value="66.0"/>
          <table:table-cell office:value-type="float" office:value="2866.0"/>
          <table:table-cell office:value-type="float" office:value="4.0"/>
          <table:table-cell office:value-type="float" office:value="31.0"/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4.8075"/>
          <table:table-cell office:value-type="float" office:value="0.0"/>
          <table:table-cell office:value-type="float" office:value="0.0296252407051"/>
          <table:table-cell office:value-type="float" office:value="0.000493754011751"/>
          <table:table-cell office:value-type="float" office:value="0.0"/>
          <table:table-cell office:value-type="float" office:value="230125.0"/>
          <table:table-cell table:style-name="cellWorst" office:value-type="float" office:value="37357.0"/>
          <table:table-cell office:value-type="float" office:value="2199.0"/>
          <table:table-cell office:value-type="float" office:value="4.0"/>
          <table:table-cell office:value-type="float" office:value="28.0"/>
          <table:table-cell office:value-type="float" office:value="15.5357"/>
          <table:table-cell office:value-type="float" office:value="0.0"/>
          <table:table-cell office:value-type="float" office:value="0.0296252407051"/>
          <table:table-cell office:value-type="float" office:value="0.000493754011751"/>
          <table:table-cell office:value-type="float" office:value="0.0"/>
          <table:table-cell office:value-type="float" office:value="230125.0"/>
          <table:table-cell table:style-name="cellWorst" office:value-type="float" office:value="37357.0"/>
          <table:table-cell office:value-type="float" office:value="2199.0"/>
          <table:table-cell office:value-type="float" office:value="4.0"/>
          <table:table-cell office:value-type="float" office:value="2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6];[.$L96];[.$V96];[.$AF96];[.$AP96];[.$AZ96];[.$BJ96];[.$BT96];[.$CD96];[.$CN96];[.$CX96])" office:value-type="float"/>
          <table:table-cell table:formula="of:=MIN([.$C96];[.$M96];[.$W96];[.$AG96];[.$AQ96];[.$BA96];[.$BK96];[.$BU96];[.$CE96];[.$CO96];[.$CY96])" office:value-type="float"/>
          <table:table-cell table:formula="of:=MIN([.$D96];[.$N96];[.$X96];[.$AH96];[.$AR96];[.$BB96];[.$BL96];[.$BV96];[.$CF96];[.$CP96];[.$CZ96])" office:value-type="float"/>
          <table:table-cell table:formula="of:=MIN([.$E96];[.$O96];[.$Y96];[.$AI96];[.$AS96];[.$BC96];[.$BM96];[.$BW96];[.$CG96];[.$CQ96];[.$DA96])" office:value-type="float"/>
          <table:table-cell table:formula="of:=MIN([.$F96];[.$P96];[.$Z96];[.$AJ96];[.$AT96];[.$BD96];[.$BN96];[.$BX96];[.$CH96];[.$CR96];[.$DB96])" office:value-type="float"/>
          <table:table-cell table:formula="of:=MIN([.$G96];[.$Q96];[.$AA96];[.$AK96];[.$AU96];[.$BE96];[.$BO96];[.$BY96];[.$CI96];[.$CS96];[.$DC96])" office:value-type="float"/>
          <table:table-cell table:formula="of:=MIN([.$H96];[.$R96];[.$AB96];[.$AL96];[.$AV96];[.$BF96];[.$BP96];[.$BZ96];[.$CJ96];[.$CT96];[.$DD96])" office:value-type="float"/>
          <table:table-cell table:formula="of:=MIN([.$I96];[.$S96];[.$AC96];[.$AM96];[.$AW96];[.$BG96];[.$BQ96];[.$CA96];[.$CK96];[.$CU96];[.$DE96])" office:value-type="float"/>
          <table:table-cell table:formula="of:=MIN([.$J96];[.$T96];[.$AD96];[.$AN96];[.$AX96];[.$BH96];[.$BR96];[.$CB96];[.$CL96];[.$CV96];[.$DF96])" office:value-type="float"/>
          <table:table-cell table:formula="of:=MIN([.$K96];[.$U96];[.$AE96];[.$AO96];[.$AY96];[.$BI96];[.$BS96];[.$CC96];[.$CM96];[.$CW96];[.$DG96])" office:value-type="float"/>
          <table:table-cell table:formula="of:=MEDIAN([.$B96];[.$L96];[.$V96];[.$AF96];[.$AP96];[.$AZ96];[.$BJ96];[.$BT96];[.$CD96];[.$CN96];[.$CX96])" office:value-type="float"/>
          <table:table-cell table:formula="of:=MEDIAN([.$C96];[.$M96];[.$W96];[.$AG96];[.$AQ96];[.$BA96];[.$BK96];[.$BU96];[.$CE96];[.$CO96];[.$CY96])" office:value-type="float"/>
          <table:table-cell table:formula="of:=MEDIAN([.$D96];[.$N96];[.$X96];[.$AH96];[.$AR96];[.$BB96];[.$BL96];[.$BV96];[.$CF96];[.$CP96];[.$CZ96])" office:value-type="float"/>
          <table:table-cell table:formula="of:=MEDIAN([.$E96];[.$O96];[.$Y96];[.$AI96];[.$AS96];[.$BC96];[.$BM96];[.$BW96];[.$CG96];[.$CQ96];[.$DA96])" office:value-type="float"/>
          <table:table-cell table:formula="of:=MEDIAN([.$F96];[.$P96];[.$Z96];[.$AJ96];[.$AT96];[.$BD96];[.$BN96];[.$BX96];[.$CH96];[.$CR96];[.$DB96])" office:value-type="float"/>
          <table:table-cell table:formula="of:=MEDIAN([.$G96];[.$Q96];[.$AA96];[.$AK96];[.$AU96];[.$BE96];[.$BO96];[.$BY96];[.$CI96];[.$CS96];[.$DC96])" office:value-type="float"/>
          <table:table-cell table:formula="of:=MEDIAN([.$H96];[.$R96];[.$AB96];[.$AL96];[.$AV96];[.$BF96];[.$BP96];[.$BZ96];[.$CJ96];[.$CT96];[.$DD96])" office:value-type="float"/>
          <table:table-cell table:formula="of:=MEDIAN([.$I96];[.$S96];[.$AC96];[.$AM96];[.$AW96];[.$BG96];[.$BQ96];[.$CA96];[.$CK96];[.$CU96];[.$DE96])" office:value-type="float"/>
          <table:table-cell table:formula="of:=MEDIAN([.$J96];[.$T96];[.$AD96];[.$AN96];[.$AX96];[.$BH96];[.$BR96];[.$CB96];[.$CL96];[.$CV96];[.$DF96])" office:value-type="float"/>
          <table:table-cell table:formula="of:=MEDIAN([.$K96];[.$U96];[.$AE96];[.$AO96];[.$AY96];[.$BI96];[.$BS96];[.$CC96];[.$CM96];[.$CW96];[.$DG96])" office:value-type="float"/>
          <table:table-cell table:formula="of:=MAX([.$B96];[.$L96];[.$V96];[.$AF96];[.$AP96];[.$AZ96];[.$BJ96];[.$BT96];[.$CD96];[.$CN96];[.$CX96])" office:value-type="float"/>
          <table:table-cell table:formula="of:=MAX([.$C96];[.$M96];[.$W96];[.$AG96];[.$AQ96];[.$BA96];[.$BK96];[.$BU96];[.$CE96];[.$CO96];[.$CY96])" office:value-type="float"/>
          <table:table-cell table:formula="of:=MAX([.$D96];[.$N96];[.$X96];[.$AH96];[.$AR96];[.$BB96];[.$BL96];[.$BV96];[.$CF96];[.$CP96];[.$CZ96])" office:value-type="float"/>
          <table:table-cell table:formula="of:=MAX([.$E96];[.$O96];[.$Y96];[.$AI96];[.$AS96];[.$BC96];[.$BM96];[.$BW96];[.$CG96];[.$CQ96];[.$DA96])" office:value-type="float"/>
          <table:table-cell table:formula="of:=MAX([.$F96];[.$P96];[.$Z96];[.$AJ96];[.$AT96];[.$BD96];[.$BN96];[.$BX96];[.$CH96];[.$CR96];[.$DB96])" office:value-type="float"/>
          <table:table-cell table:formula="of:=MAX([.$G96];[.$Q96];[.$AA96];[.$AK96];[.$AU96];[.$BE96];[.$BO96];[.$BY96];[.$CI96];[.$CS96];[.$DC96])" office:value-type="float"/>
          <table:table-cell table:formula="of:=MAX([.$H96];[.$R96];[.$AB96];[.$AL96];[.$AV96];[.$BF96];[.$BP96];[.$BZ96];[.$CJ96];[.$CT96];[.$DD96])" office:value-type="float"/>
          <table:table-cell table:formula="of:=MAX([.$I96];[.$S96];[.$AC96];[.$AM96];[.$AW96];[.$BG96];[.$BQ96];[.$CA96];[.$CK96];[.$CU96];[.$DE96])" office:value-type="float"/>
          <table:table-cell table:formula="of:=MAX([.$J96];[.$T96];[.$AD96];[.$AN96];[.$AX96];[.$BH96];[.$BR96];[.$CB96];[.$CL96];[.$CV96];[.$DF96])" office:value-type="float"/>
          <table:table-cell table:formula="of:=MAX([.$K96];[.$U96];[.$AE96];[.$AO96];[.$AY96];[.$BI96];[.$BS96];[.$CC96];[.$CM96];[.$CW96];[.$DG96])" office:value-type="float"/>
        </table:table-row>
        <table:table-row table:style-name="ro1">
          <table:table-cell office:value-type="string">
            <text:p>bio-repair/instances/Stat_vs_Exp/15/Stat_vs_Exp_3_15.lp</text:p>
          </table:table-cell>
          <table:table-cell table:style-name="cellBest" office:value-type="float" office:value="14.3168"/>
          <table:table-cell office:value-type="float" office:value="0.0"/>
          <table:table-cell office:value-type="float" office:value="0.0296296296296"/>
          <table:table-cell office:value-type="float" office:value="0.000395061728395"/>
          <table:table-cell office:value-type="float" office:value="0.0"/>
          <table:table-cell office:value-type="float" office:value="176943.0"/>
          <table:table-cell office:value-type="float" office:value="0.0"/>
          <table:table-cell office:value-type="float" office:value="2152.0"/>
          <table:table-cell office:value-type="float" office:value="4.0"/>
          <table:table-cell table:style-name="cellBest" office:value-type="float" office:value="24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118518518519"/>
          <table:table-cell office:value-type="float" office:value="0.00177777777778"/>
          <table:table-cell office:value-type="float" office:value="0.0"/>
          <table:table-cell office:value-type="float" office:value="1024375.0"/>
          <table:table-cell office:value-type="float" office:value="0.0"/>
          <table:table-cell office:value-type="float" office:value="776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31.221"/>
          <table:table-cell office:value-type="float" office:value="0.0"/>
          <table:table-cell office:value-type="float" office:value="0.148148148148"/>
          <table:table-cell office:value-type="float" office:value="0.00259259259259"/>
          <table:table-cell office:value-type="float" office:value="0.0"/>
          <table:table-cell table:style-name="cellWorst" office:value-type="float" office:value="6605961.0"/>
          <table:table-cell office:value-type="float" office:value="95264.0"/>
          <table:table-cell table:style-name="cellWorst" office:value-type="float" office:value="2556856.0"/>
          <table:table-cell office:value-type="float" office:value="4.0"/>
          <table:table-cell table:style-name="cellWorst" office:value-type="float" office:value="191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1.5086"/>
          <table:table-cell office:value-type="float" office:value="0.0"/>
          <table:table-cell office:value-type="float" office:value="0.148148148148"/>
          <table:table-cell office:value-type="float" office:value="0.00246913580247"/>
          <table:table-cell office:value-type="float" office:value="0.0"/>
          <table:table-cell office:value-type="float" office:value="550216.0"/>
          <table:table-cell table:style-name="cellWorst" office:value-type="float" office:value="111079.0"/>
          <table:table-cell office:value-type="float" office:value="25279.0"/>
          <table:table-cell office:value-type="float" office:value="4.0"/>
          <table:table-cell office:value-type="float" office:value="117.0"/>
          <table:table-cell office:value-type="float" office:value="68.5143"/>
          <table:table-cell office:value-type="float" office:value="0.0"/>
          <table:table-cell office:value-type="float" office:value="0.148148148148"/>
          <table:table-cell office:value-type="float" office:value="0.00246913580247"/>
          <table:table-cell office:value-type="float" office:value="0.0"/>
          <table:table-cell office:value-type="float" office:value="550216.0"/>
          <table:table-cell table:style-name="cellWorst" office:value-type="float" office:value="111079.0"/>
          <table:table-cell office:value-type="float" office:value="25279.0"/>
          <table:table-cell office:value-type="float" office:value="4.0"/>
          <table:table-cell office:value-type="float" office:value="117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7];[.$L97];[.$V97];[.$AF97];[.$AP97];[.$AZ97];[.$BJ97];[.$BT97];[.$CD97];[.$CN97];[.$CX97])" office:value-type="float"/>
          <table:table-cell table:formula="of:=MIN([.$C97];[.$M97];[.$W97];[.$AG97];[.$AQ97];[.$BA97];[.$BK97];[.$BU97];[.$CE97];[.$CO97];[.$CY97])" office:value-type="float"/>
          <table:table-cell table:formula="of:=MIN([.$D97];[.$N97];[.$X97];[.$AH97];[.$AR97];[.$BB97];[.$BL97];[.$BV97];[.$CF97];[.$CP97];[.$CZ97])" office:value-type="float"/>
          <table:table-cell table:formula="of:=MIN([.$E97];[.$O97];[.$Y97];[.$AI97];[.$AS97];[.$BC97];[.$BM97];[.$BW97];[.$CG97];[.$CQ97];[.$DA97])" office:value-type="float"/>
          <table:table-cell table:formula="of:=MIN([.$F97];[.$P97];[.$Z97];[.$AJ97];[.$AT97];[.$BD97];[.$BN97];[.$BX97];[.$CH97];[.$CR97];[.$DB97])" office:value-type="float"/>
          <table:table-cell table:formula="of:=MIN([.$G97];[.$Q97];[.$AA97];[.$AK97];[.$AU97];[.$BE97];[.$BO97];[.$BY97];[.$CI97];[.$CS97];[.$DC97])" office:value-type="float"/>
          <table:table-cell table:formula="of:=MIN([.$H97];[.$R97];[.$AB97];[.$AL97];[.$AV97];[.$BF97];[.$BP97];[.$BZ97];[.$CJ97];[.$CT97];[.$DD97])" office:value-type="float"/>
          <table:table-cell table:formula="of:=MIN([.$I97];[.$S97];[.$AC97];[.$AM97];[.$AW97];[.$BG97];[.$BQ97];[.$CA97];[.$CK97];[.$CU97];[.$DE97])" office:value-type="float"/>
          <table:table-cell table:formula="of:=MIN([.$J97];[.$T97];[.$AD97];[.$AN97];[.$AX97];[.$BH97];[.$BR97];[.$CB97];[.$CL97];[.$CV97];[.$DF97])" office:value-type="float"/>
          <table:table-cell table:formula="of:=MIN([.$K97];[.$U97];[.$AE97];[.$AO97];[.$AY97];[.$BI97];[.$BS97];[.$CC97];[.$CM97];[.$CW97];[.$DG97])" office:value-type="float"/>
          <table:table-cell table:formula="of:=MEDIAN([.$B97];[.$L97];[.$V97];[.$AF97];[.$AP97];[.$AZ97];[.$BJ97];[.$BT97];[.$CD97];[.$CN97];[.$CX97])" office:value-type="float"/>
          <table:table-cell table:formula="of:=MEDIAN([.$C97];[.$M97];[.$W97];[.$AG97];[.$AQ97];[.$BA97];[.$BK97];[.$BU97];[.$CE97];[.$CO97];[.$CY97])" office:value-type="float"/>
          <table:table-cell table:formula="of:=MEDIAN([.$D97];[.$N97];[.$X97];[.$AH97];[.$AR97];[.$BB97];[.$BL97];[.$BV97];[.$CF97];[.$CP97];[.$CZ97])" office:value-type="float"/>
          <table:table-cell table:formula="of:=MEDIAN([.$E97];[.$O97];[.$Y97];[.$AI97];[.$AS97];[.$BC97];[.$BM97];[.$BW97];[.$CG97];[.$CQ97];[.$DA97])" office:value-type="float"/>
          <table:table-cell table:formula="of:=MEDIAN([.$F97];[.$P97];[.$Z97];[.$AJ97];[.$AT97];[.$BD97];[.$BN97];[.$BX97];[.$CH97];[.$CR97];[.$DB97])" office:value-type="float"/>
          <table:table-cell table:formula="of:=MEDIAN([.$G97];[.$Q97];[.$AA97];[.$AK97];[.$AU97];[.$BE97];[.$BO97];[.$BY97];[.$CI97];[.$CS97];[.$DC97])" office:value-type="float"/>
          <table:table-cell table:formula="of:=MEDIAN([.$H97];[.$R97];[.$AB97];[.$AL97];[.$AV97];[.$BF97];[.$BP97];[.$BZ97];[.$CJ97];[.$CT97];[.$DD97])" office:value-type="float"/>
          <table:table-cell table:formula="of:=MEDIAN([.$I97];[.$S97];[.$AC97];[.$AM97];[.$AW97];[.$BG97];[.$BQ97];[.$CA97];[.$CK97];[.$CU97];[.$DE97])" office:value-type="float"/>
          <table:table-cell table:formula="of:=MEDIAN([.$J97];[.$T97];[.$AD97];[.$AN97];[.$AX97];[.$BH97];[.$BR97];[.$CB97];[.$CL97];[.$CV97];[.$DF97])" office:value-type="float"/>
          <table:table-cell table:formula="of:=MEDIAN([.$K97];[.$U97];[.$AE97];[.$AO97];[.$AY97];[.$BI97];[.$BS97];[.$CC97];[.$CM97];[.$CW97];[.$DG97])" office:value-type="float"/>
          <table:table-cell table:formula="of:=MAX([.$B97];[.$L97];[.$V97];[.$AF97];[.$AP97];[.$AZ97];[.$BJ97];[.$BT97];[.$CD97];[.$CN97];[.$CX97])" office:value-type="float"/>
          <table:table-cell table:formula="of:=MAX([.$C97];[.$M97];[.$W97];[.$AG97];[.$AQ97];[.$BA97];[.$BK97];[.$BU97];[.$CE97];[.$CO97];[.$CY97])" office:value-type="float"/>
          <table:table-cell table:formula="of:=MAX([.$D97];[.$N97];[.$X97];[.$AH97];[.$AR97];[.$BB97];[.$BL97];[.$BV97];[.$CF97];[.$CP97];[.$CZ97])" office:value-type="float"/>
          <table:table-cell table:formula="of:=MAX([.$E97];[.$O97];[.$Y97];[.$AI97];[.$AS97];[.$BC97];[.$BM97];[.$BW97];[.$CG97];[.$CQ97];[.$DA97])" office:value-type="float"/>
          <table:table-cell table:formula="of:=MAX([.$F97];[.$P97];[.$Z97];[.$AJ97];[.$AT97];[.$BD97];[.$BN97];[.$BX97];[.$CH97];[.$CR97];[.$DB97])" office:value-type="float"/>
          <table:table-cell table:formula="of:=MAX([.$G97];[.$Q97];[.$AA97];[.$AK97];[.$AU97];[.$BE97];[.$BO97];[.$BY97];[.$CI97];[.$CS97];[.$DC97])" office:value-type="float"/>
          <table:table-cell table:formula="of:=MAX([.$H97];[.$R97];[.$AB97];[.$AL97];[.$AV97];[.$BF97];[.$BP97];[.$BZ97];[.$CJ97];[.$CT97];[.$DD97])" office:value-type="float"/>
          <table:table-cell table:formula="of:=MAX([.$I97];[.$S97];[.$AC97];[.$AM97];[.$AW97];[.$BG97];[.$BQ97];[.$CA97];[.$CK97];[.$CU97];[.$DE97])" office:value-type="float"/>
          <table:table-cell table:formula="of:=MAX([.$J97];[.$T97];[.$AD97];[.$AN97];[.$AX97];[.$BH97];[.$BR97];[.$CB97];[.$CL97];[.$CV97];[.$DF97])" office:value-type="float"/>
          <table:table-cell table:formula="of:=MAX([.$K97];[.$U97];[.$AE97];[.$AO97];[.$AY97];[.$BI97];[.$BS97];[.$CC97];[.$CM97];[.$CW97];[.$DG97])" office:value-type="float"/>
        </table:table-row>
        <table:table-row table:style-name="ro1">
          <table:table-cell office:value-type="string">
            <text:p>bio-repair/instances/Stat_vs_Exp/15/Stat_vs_Exp_44_15.lp</text:p>
          </table:table-cell>
          <table:table-cell office:value-type="float" office:value="18.9659"/>
          <table:table-cell office:value-type="float" office:value="0.0"/>
          <table:table-cell office:value-type="float" office:value="0.0296033155713"/>
          <table:table-cell office:value-type="float" office:value="0.000394710874285"/>
          <table:table-cell office:value-type="float" office:value="0.0"/>
          <table:table-cell office:value-type="float" office:value="306128.0"/>
          <table:table-cell office:value-type="float" office:value="0.0"/>
          <table:table-cell table:style-name="cellWorst" office:value-type="float" office:value="31701.0"/>
          <table:table-cell office:value-type="float" office:value="4.0"/>
          <table:table-cell office:value-type="float" office:value="28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79.934"/>
          <table:table-cell office:value-type="float" office:value="0.0"/>
          <table:table-cell office:value-type="float" office:value="0.0296033155713"/>
          <table:table-cell office:value-type="float" office:value="0.00133214920071"/>
          <table:table-cell office:value-type="float" office:value="0.0"/>
          <table:table-cell table:style-name="cellWorst" office:value-type="float" office:value="1001535.0"/>
          <table:table-cell office:value-type="float" office:value="0.0"/>
          <table:table-cell office:value-type="float" office:value="14627.0"/>
          <table:table-cell office:value-type="float" office:value="4.0"/>
          <table:table-cell table:style-name="cellWorst" office:value-type="float" office:value="390.0"/>
          <table:table-cell office:value-type="float" office:value="28.0572"/>
          <table:table-cell office:value-type="float" office:value="0.0"/>
          <table:table-cell office:value-type="float" office:value="0.0296033155713"/>
          <table:table-cell office:value-type="float" office:value="0.000567396881784"/>
          <table:table-cell office:value-type="float" office:value="0.0"/>
          <table:table-cell office:value-type="float" office:value="301671.0"/>
          <table:table-cell office:value-type="float" office:value="118.0"/>
          <table:table-cell office:value-type="float" office:value="16860.0"/>
          <table:table-cell office:value-type="float" office:value="4.0"/>
          <table:table-cell office:value-type="float" office:value="49.0"/>
          <table:table-cell office:value-type="float" office:value="600.02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6.4795"/>
          <table:table-cell office:value-type="float" office:value="0.0"/>
          <table:table-cell office:value-type="float" office:value="0.0296033155713"/>
          <table:table-cell office:value-type="float" office:value="0.000493388592856"/>
          <table:table-cell office:value-type="float" office:value="0.0"/>
          <table:table-cell office:value-type="float" office:value="191687.0"/>
          <table:table-cell table:style-name="cellWorst" office:value-type="float" office:value="12583.0"/>
          <table:table-cell office:value-type="float" office:value="15002.0"/>
          <table:table-cell office:value-type="float" office:value="4.0"/>
          <table:table-cell table:style-name="cellBest" office:value-type="float" office:value="25.0"/>
          <table:table-cell office:value-type="float" office:value="16.8482"/>
          <table:table-cell office:value-type="float" office:value="0.0"/>
          <table:table-cell office:value-type="float" office:value="0.0296033155713"/>
          <table:table-cell office:value-type="float" office:value="0.000493388592856"/>
          <table:table-cell office:value-type="float" office:value="0.0"/>
          <table:table-cell office:value-type="float" office:value="191687.0"/>
          <table:table-cell table:style-name="cellWorst" office:value-type="float" office:value="12583.0"/>
          <table:table-cell office:value-type="float" office:value="15002.0"/>
          <table:table-cell office:value-type="float" office:value="4.0"/>
          <table:table-cell table:style-name="cellBest" office:value-type="float" office:value="25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8];[.$L98];[.$V98];[.$AF98];[.$AP98];[.$AZ98];[.$BJ98];[.$BT98];[.$CD98];[.$CN98];[.$CX98])" office:value-type="float"/>
          <table:table-cell table:formula="of:=MIN([.$C98];[.$M98];[.$W98];[.$AG98];[.$AQ98];[.$BA98];[.$BK98];[.$BU98];[.$CE98];[.$CO98];[.$CY98])" office:value-type="float"/>
          <table:table-cell table:formula="of:=MIN([.$D98];[.$N98];[.$X98];[.$AH98];[.$AR98];[.$BB98];[.$BL98];[.$BV98];[.$CF98];[.$CP98];[.$CZ98])" office:value-type="float"/>
          <table:table-cell table:formula="of:=MIN([.$E98];[.$O98];[.$Y98];[.$AI98];[.$AS98];[.$BC98];[.$BM98];[.$BW98];[.$CG98];[.$CQ98];[.$DA98])" office:value-type="float"/>
          <table:table-cell table:formula="of:=MIN([.$F98];[.$P98];[.$Z98];[.$AJ98];[.$AT98];[.$BD98];[.$BN98];[.$BX98];[.$CH98];[.$CR98];[.$DB98])" office:value-type="float"/>
          <table:table-cell table:formula="of:=MIN([.$G98];[.$Q98];[.$AA98];[.$AK98];[.$AU98];[.$BE98];[.$BO98];[.$BY98];[.$CI98];[.$CS98];[.$DC98])" office:value-type="float"/>
          <table:table-cell table:formula="of:=MIN([.$H98];[.$R98];[.$AB98];[.$AL98];[.$AV98];[.$BF98];[.$BP98];[.$BZ98];[.$CJ98];[.$CT98];[.$DD98])" office:value-type="float"/>
          <table:table-cell table:formula="of:=MIN([.$I98];[.$S98];[.$AC98];[.$AM98];[.$AW98];[.$BG98];[.$BQ98];[.$CA98];[.$CK98];[.$CU98];[.$DE98])" office:value-type="float"/>
          <table:table-cell table:formula="of:=MIN([.$J98];[.$T98];[.$AD98];[.$AN98];[.$AX98];[.$BH98];[.$BR98];[.$CB98];[.$CL98];[.$CV98];[.$DF98])" office:value-type="float"/>
          <table:table-cell table:formula="of:=MIN([.$K98];[.$U98];[.$AE98];[.$AO98];[.$AY98];[.$BI98];[.$BS98];[.$CC98];[.$CM98];[.$CW98];[.$DG98])" office:value-type="float"/>
          <table:table-cell table:formula="of:=MEDIAN([.$B98];[.$L98];[.$V98];[.$AF98];[.$AP98];[.$AZ98];[.$BJ98];[.$BT98];[.$CD98];[.$CN98];[.$CX98])" office:value-type="float"/>
          <table:table-cell table:formula="of:=MEDIAN([.$C98];[.$M98];[.$W98];[.$AG98];[.$AQ98];[.$BA98];[.$BK98];[.$BU98];[.$CE98];[.$CO98];[.$CY98])" office:value-type="float"/>
          <table:table-cell table:formula="of:=MEDIAN([.$D98];[.$N98];[.$X98];[.$AH98];[.$AR98];[.$BB98];[.$BL98];[.$BV98];[.$CF98];[.$CP98];[.$CZ98])" office:value-type="float"/>
          <table:table-cell table:formula="of:=MEDIAN([.$E98];[.$O98];[.$Y98];[.$AI98];[.$AS98];[.$BC98];[.$BM98];[.$BW98];[.$CG98];[.$CQ98];[.$DA98])" office:value-type="float"/>
          <table:table-cell table:formula="of:=MEDIAN([.$F98];[.$P98];[.$Z98];[.$AJ98];[.$AT98];[.$BD98];[.$BN98];[.$BX98];[.$CH98];[.$CR98];[.$DB98])" office:value-type="float"/>
          <table:table-cell table:formula="of:=MEDIAN([.$G98];[.$Q98];[.$AA98];[.$AK98];[.$AU98];[.$BE98];[.$BO98];[.$BY98];[.$CI98];[.$CS98];[.$DC98])" office:value-type="float"/>
          <table:table-cell table:formula="of:=MEDIAN([.$H98];[.$R98];[.$AB98];[.$AL98];[.$AV98];[.$BF98];[.$BP98];[.$BZ98];[.$CJ98];[.$CT98];[.$DD98])" office:value-type="float"/>
          <table:table-cell table:formula="of:=MEDIAN([.$I98];[.$S98];[.$AC98];[.$AM98];[.$AW98];[.$BG98];[.$BQ98];[.$CA98];[.$CK98];[.$CU98];[.$DE98])" office:value-type="float"/>
          <table:table-cell table:formula="of:=MEDIAN([.$J98];[.$T98];[.$AD98];[.$AN98];[.$AX98];[.$BH98];[.$BR98];[.$CB98];[.$CL98];[.$CV98];[.$DF98])" office:value-type="float"/>
          <table:table-cell table:formula="of:=MEDIAN([.$K98];[.$U98];[.$AE98];[.$AO98];[.$AY98];[.$BI98];[.$BS98];[.$CC98];[.$CM98];[.$CW98];[.$DG98])" office:value-type="float"/>
          <table:table-cell table:formula="of:=MAX([.$B98];[.$L98];[.$V98];[.$AF98];[.$AP98];[.$AZ98];[.$BJ98];[.$BT98];[.$CD98];[.$CN98];[.$CX98])" office:value-type="float"/>
          <table:table-cell table:formula="of:=MAX([.$C98];[.$M98];[.$W98];[.$AG98];[.$AQ98];[.$BA98];[.$BK98];[.$BU98];[.$CE98];[.$CO98];[.$CY98])" office:value-type="float"/>
          <table:table-cell table:formula="of:=MAX([.$D98];[.$N98];[.$X98];[.$AH98];[.$AR98];[.$BB98];[.$BL98];[.$BV98];[.$CF98];[.$CP98];[.$CZ98])" office:value-type="float"/>
          <table:table-cell table:formula="of:=MAX([.$E98];[.$O98];[.$Y98];[.$AI98];[.$AS98];[.$BC98];[.$BM98];[.$BW98];[.$CG98];[.$CQ98];[.$DA98])" office:value-type="float"/>
          <table:table-cell table:formula="of:=MAX([.$F98];[.$P98];[.$Z98];[.$AJ98];[.$AT98];[.$BD98];[.$BN98];[.$BX98];[.$CH98];[.$CR98];[.$DB98])" office:value-type="float"/>
          <table:table-cell table:formula="of:=MAX([.$G98];[.$Q98];[.$AA98];[.$AK98];[.$AU98];[.$BE98];[.$BO98];[.$BY98];[.$CI98];[.$CS98];[.$DC98])" office:value-type="float"/>
          <table:table-cell table:formula="of:=MAX([.$H98];[.$R98];[.$AB98];[.$AL98];[.$AV98];[.$BF98];[.$BP98];[.$BZ98];[.$CJ98];[.$CT98];[.$DD98])" office:value-type="float"/>
          <table:table-cell table:formula="of:=MAX([.$I98];[.$S98];[.$AC98];[.$AM98];[.$AW98];[.$BG98];[.$BQ98];[.$CA98];[.$CK98];[.$CU98];[.$DE98])" office:value-type="float"/>
          <table:table-cell table:formula="of:=MAX([.$J98];[.$T98];[.$AD98];[.$AN98];[.$AX98];[.$BH98];[.$BR98];[.$CB98];[.$CL98];[.$CV98];[.$DF98])" office:value-type="float"/>
          <table:table-cell table:formula="of:=MAX([.$K98];[.$U98];[.$AE98];[.$AO98];[.$AY98];[.$BI98];[.$BS98];[.$CC98];[.$CM98];[.$CW98];[.$DG98])" office:value-type="float"/>
        </table:table-row>
        <table:table-row table:style-name="ro1">
          <table:table-cell office:value-type="string">
            <text:p>bio-repair/instances/Stat_vs_Exp/15/Stat_vs_Exp_46_15.lp</text:p>
          </table:table-cell>
          <table:table-cell table:style-name="cellBest" office:value-type="float" office:value="14.2091"/>
          <table:table-cell office:value-type="float" office:value="0.0"/>
          <table:table-cell office:value-type="float" office:value="0.0296384113811"/>
          <table:table-cell office:value-type="float" office:value="0.000543370875321"/>
          <table:table-cell office:value-type="float" office:value="0.0"/>
          <table:table-cell office:value-type="float" office:value="213938.0"/>
          <table:table-cell office:value-type="float" office:value="0.0"/>
          <table:table-cell office:value-type="float" office:value="5169.0"/>
          <table:table-cell office:value-type="float" office:value="4.0"/>
          <table:table-cell table:style-name="cellBest" office:value-type="float" office:value="22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49.974"/>
          <table:table-cell office:value-type="float" office:value="0.0"/>
          <table:table-cell office:value-type="float" office:value="0.118553645525"/>
          <table:table-cell office:value-type="float" office:value="0.00177830468287"/>
          <table:table-cell office:value-type="float" office:value="0.0"/>
          <table:table-cell table:style-name="cellWorst" office:value-type="float" office:value="779009.0"/>
          <table:table-cell office:value-type="float" office:value="0.0"/>
          <table:table-cell table:style-name="cellWorst" office:value-type="float" office:value="14708.0"/>
          <table:table-cell office:value-type="float" office:value="4.0"/>
          <table:table-cell table:style-name="cellWorst" office:value-type="float" office:value="349.0"/>
          <table:table-cell office:value-type="float" office:value="21.0811"/>
          <table:table-cell office:value-type="float" office:value="0.0"/>
          <table:table-cell office:value-type="float" office:value="0.177830468287"/>
          <table:table-cell office:value-type="float" office:value="0.00192649673977"/>
          <table:table-cell office:value-type="float" office:value="0.0"/>
          <table:table-cell office:value-type="float" office:value="268162.0"/>
          <table:table-cell office:value-type="float" office:value="372.0"/>
          <table:table-cell office:value-type="float" office:value="3269.0"/>
          <table:table-cell office:value-type="float" office:value="4.0"/>
          <table:table-cell office:value-type="float" office:value="4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5.213"/>
          <table:table-cell office:value-type="float" office:value="0.0"/>
          <table:table-cell office:value-type="float" office:value="0.118553645525"/>
          <table:table-cell office:value-type="float" office:value="0.00153131792136"/>
          <table:table-cell office:value-type="float" office:value="0.0"/>
          <table:table-cell office:value-type="float" office:value="137938.0"/>
          <table:table-cell table:style-name="cellWorst" office:value-type="float" office:value="36994.0"/>
          <table:table-cell office:value-type="float" office:value="1317.0"/>
          <table:table-cell office:value-type="float" office:value="4.0"/>
          <table:table-cell office:value-type="float" office:value="29.0"/>
          <table:table-cell office:value-type="float" office:value="15.4538"/>
          <table:table-cell office:value-type="float" office:value="0.0"/>
          <table:table-cell office:value-type="float" office:value="0.118553645525"/>
          <table:table-cell office:value-type="float" office:value="0.00153131792136"/>
          <table:table-cell office:value-type="float" office:value="0.0"/>
          <table:table-cell office:value-type="float" office:value="137938.0"/>
          <table:table-cell table:style-name="cellWorst" office:value-type="float" office:value="36994.0"/>
          <table:table-cell office:value-type="float" office:value="1317.0"/>
          <table:table-cell office:value-type="float" office:value="4.0"/>
          <table:table-cell office:value-type="float" office:value="29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9];[.$L99];[.$V99];[.$AF99];[.$AP99];[.$AZ99];[.$BJ99];[.$BT99];[.$CD99];[.$CN99];[.$CX99])" office:value-type="float"/>
          <table:table-cell table:formula="of:=MIN([.$C99];[.$M99];[.$W99];[.$AG99];[.$AQ99];[.$BA99];[.$BK99];[.$BU99];[.$CE99];[.$CO99];[.$CY99])" office:value-type="float"/>
          <table:table-cell table:formula="of:=MIN([.$D99];[.$N99];[.$X99];[.$AH99];[.$AR99];[.$BB99];[.$BL99];[.$BV99];[.$CF99];[.$CP99];[.$CZ99])" office:value-type="float"/>
          <table:table-cell table:formula="of:=MIN([.$E99];[.$O99];[.$Y99];[.$AI99];[.$AS99];[.$BC99];[.$BM99];[.$BW99];[.$CG99];[.$CQ99];[.$DA99])" office:value-type="float"/>
          <table:table-cell table:formula="of:=MIN([.$F99];[.$P99];[.$Z99];[.$AJ99];[.$AT99];[.$BD99];[.$BN99];[.$BX99];[.$CH99];[.$CR99];[.$DB99])" office:value-type="float"/>
          <table:table-cell table:formula="of:=MIN([.$G99];[.$Q99];[.$AA99];[.$AK99];[.$AU99];[.$BE99];[.$BO99];[.$BY99];[.$CI99];[.$CS99];[.$DC99])" office:value-type="float"/>
          <table:table-cell table:formula="of:=MIN([.$H99];[.$R99];[.$AB99];[.$AL99];[.$AV99];[.$BF99];[.$BP99];[.$BZ99];[.$CJ99];[.$CT99];[.$DD99])" office:value-type="float"/>
          <table:table-cell table:formula="of:=MIN([.$I99];[.$S99];[.$AC99];[.$AM99];[.$AW99];[.$BG99];[.$BQ99];[.$CA99];[.$CK99];[.$CU99];[.$DE99])" office:value-type="float"/>
          <table:table-cell table:formula="of:=MIN([.$J99];[.$T99];[.$AD99];[.$AN99];[.$AX99];[.$BH99];[.$BR99];[.$CB99];[.$CL99];[.$CV99];[.$DF99])" office:value-type="float"/>
          <table:table-cell table:formula="of:=MIN([.$K99];[.$U99];[.$AE99];[.$AO99];[.$AY99];[.$BI99];[.$BS99];[.$CC99];[.$CM99];[.$CW99];[.$DG99])" office:value-type="float"/>
          <table:table-cell table:formula="of:=MEDIAN([.$B99];[.$L99];[.$V99];[.$AF99];[.$AP99];[.$AZ99];[.$BJ99];[.$BT99];[.$CD99];[.$CN99];[.$CX99])" office:value-type="float"/>
          <table:table-cell table:formula="of:=MEDIAN([.$C99];[.$M99];[.$W99];[.$AG99];[.$AQ99];[.$BA99];[.$BK99];[.$BU99];[.$CE99];[.$CO99];[.$CY99])" office:value-type="float"/>
          <table:table-cell table:formula="of:=MEDIAN([.$D99];[.$N99];[.$X99];[.$AH99];[.$AR99];[.$BB99];[.$BL99];[.$BV99];[.$CF99];[.$CP99];[.$CZ99])" office:value-type="float"/>
          <table:table-cell table:formula="of:=MEDIAN([.$E99];[.$O99];[.$Y99];[.$AI99];[.$AS99];[.$BC99];[.$BM99];[.$BW99];[.$CG99];[.$CQ99];[.$DA99])" office:value-type="float"/>
          <table:table-cell table:formula="of:=MEDIAN([.$F99];[.$P99];[.$Z99];[.$AJ99];[.$AT99];[.$BD99];[.$BN99];[.$BX99];[.$CH99];[.$CR99];[.$DB99])" office:value-type="float"/>
          <table:table-cell table:formula="of:=MEDIAN([.$G99];[.$Q99];[.$AA99];[.$AK99];[.$AU99];[.$BE99];[.$BO99];[.$BY99];[.$CI99];[.$CS99];[.$DC99])" office:value-type="float"/>
          <table:table-cell table:formula="of:=MEDIAN([.$H99];[.$R99];[.$AB99];[.$AL99];[.$AV99];[.$BF99];[.$BP99];[.$BZ99];[.$CJ99];[.$CT99];[.$DD99])" office:value-type="float"/>
          <table:table-cell table:formula="of:=MEDIAN([.$I99];[.$S99];[.$AC99];[.$AM99];[.$AW99];[.$BG99];[.$BQ99];[.$CA99];[.$CK99];[.$CU99];[.$DE99])" office:value-type="float"/>
          <table:table-cell table:formula="of:=MEDIAN([.$J99];[.$T99];[.$AD99];[.$AN99];[.$AX99];[.$BH99];[.$BR99];[.$CB99];[.$CL99];[.$CV99];[.$DF99])" office:value-type="float"/>
          <table:table-cell table:formula="of:=MEDIAN([.$K99];[.$U99];[.$AE99];[.$AO99];[.$AY99];[.$BI99];[.$BS99];[.$CC99];[.$CM99];[.$CW99];[.$DG99])" office:value-type="float"/>
          <table:table-cell table:formula="of:=MAX([.$B99];[.$L99];[.$V99];[.$AF99];[.$AP99];[.$AZ99];[.$BJ99];[.$BT99];[.$CD99];[.$CN99];[.$CX99])" office:value-type="float"/>
          <table:table-cell table:formula="of:=MAX([.$C99];[.$M99];[.$W99];[.$AG99];[.$AQ99];[.$BA99];[.$BK99];[.$BU99];[.$CE99];[.$CO99];[.$CY99])" office:value-type="float"/>
          <table:table-cell table:formula="of:=MAX([.$D99];[.$N99];[.$X99];[.$AH99];[.$AR99];[.$BB99];[.$BL99];[.$BV99];[.$CF99];[.$CP99];[.$CZ99])" office:value-type="float"/>
          <table:table-cell table:formula="of:=MAX([.$E99];[.$O99];[.$Y99];[.$AI99];[.$AS99];[.$BC99];[.$BM99];[.$BW99];[.$CG99];[.$CQ99];[.$DA99])" office:value-type="float"/>
          <table:table-cell table:formula="of:=MAX([.$F99];[.$P99];[.$Z99];[.$AJ99];[.$AT99];[.$BD99];[.$BN99];[.$BX99];[.$CH99];[.$CR99];[.$DB99])" office:value-type="float"/>
          <table:table-cell table:formula="of:=MAX([.$G99];[.$Q99];[.$AA99];[.$AK99];[.$AU99];[.$BE99];[.$BO99];[.$BY99];[.$CI99];[.$CS99];[.$DC99])" office:value-type="float"/>
          <table:table-cell table:formula="of:=MAX([.$H99];[.$R99];[.$AB99];[.$AL99];[.$AV99];[.$BF99];[.$BP99];[.$BZ99];[.$CJ99];[.$CT99];[.$DD99])" office:value-type="float"/>
          <table:table-cell table:formula="of:=MAX([.$I99];[.$S99];[.$AC99];[.$AM99];[.$AW99];[.$BG99];[.$BQ99];[.$CA99];[.$CK99];[.$CU99];[.$DE99])" office:value-type="float"/>
          <table:table-cell table:formula="of:=MAX([.$J99];[.$T99];[.$AD99];[.$AN99];[.$AX99];[.$BH99];[.$BR99];[.$CB99];[.$CL99];[.$CV99];[.$DF99])" office:value-type="float"/>
          <table:table-cell table:formula="of:=MAX([.$K99];[.$U99];[.$AE99];[.$AO99];[.$AY99];[.$BI99];[.$BS99];[.$CC99];[.$CM99];[.$CW99];[.$DG99])" office:value-type="float"/>
        </table:table-row>
        <table:table-row table:style-name="ro1">
          <table:table-cell office:value-type="string">
            <text:p>bio-repair/instances/Stat_vs_Exp/15/Stat_vs_Exp_54_15.lp</text:p>
          </table:table-cell>
          <table:table-cell table:style-name="cellBest" office:value-type="float" office:value="15.056"/>
          <table:table-cell office:value-type="float" office:value="0.0"/>
          <table:table-cell office:value-type="float" office:value="0.0593031875463"/>
          <table:table-cell office:value-type="float" office:value="0.000963676797628"/>
          <table:table-cell office:value-type="float" office:value="0.0"/>
          <table:table-cell office:value-type="float" office:value="206718.0"/>
          <table:table-cell office:value-type="float" office:value="0.0"/>
          <table:table-cell office:value-type="float" office:value="3718.0"/>
          <table:table-cell office:value-type="float" office:value="4.0"/>
          <table:table-cell table:style-name="cellBest" office:value-type="float" office:value="27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77909562639"/>
          <table:table-cell office:value-type="float" office:value="0.00177909562639"/>
          <table:table-cell office:value-type="float" office:value="0.0"/>
          <table:table-cell office:value-type="float" office:value="87874.0"/>
          <table:table-cell office:value-type="float" office:value="0.0"/>
          <table:table-cell office:value-type="float" office:value="28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4.6249"/>
          <table:table-cell office:value-type="float" office:value="0.0"/>
          <table:table-cell office:value-type="float" office:value="0.133432171979"/>
          <table:table-cell office:value-type="float" office:value="0.00180380528787"/>
          <table:table-cell office:value-type="float" office:value="0.0"/>
          <table:table-cell table:style-name="cellWorst" office:value-type="float" office:value="554524.0"/>
          <table:table-cell office:value-type="float" office:value="3305.0"/>
          <table:table-cell table:style-name="cellWorst" office:value-type="float" office:value="108546.0"/>
          <table:table-cell office:value-type="float" office:value="4.0"/>
          <table:table-cell table:style-name="cellWorst" office:value-type="float" office:value="66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4.2696"/>
          <table:table-cell office:value-type="float" office:value="0.0"/>
          <table:table-cell office:value-type="float" office:value="0.133432171979"/>
          <table:table-cell office:value-type="float" office:value="0.00170496664196"/>
          <table:table-cell office:value-type="float" office:value="0.0"/>
          <table:table-cell office:value-type="float" office:value="454080.0"/>
          <table:table-cell table:style-name="cellWorst" office:value-type="float" office:value="78747.0"/>
          <table:table-cell office:value-type="float" office:value="69970.0"/>
          <table:table-cell office:value-type="float" office:value="4.0"/>
          <table:table-cell office:value-type="float" office:value="62.0"/>
          <table:table-cell office:value-type="float" office:value="47.771"/>
          <table:table-cell office:value-type="float" office:value="0.0"/>
          <table:table-cell office:value-type="float" office:value="0.133432171979"/>
          <table:table-cell office:value-type="float" office:value="0.00170496664196"/>
          <table:table-cell office:value-type="float" office:value="0.0"/>
          <table:table-cell office:value-type="float" office:value="454080.0"/>
          <table:table-cell table:style-name="cellWorst" office:value-type="float" office:value="78747.0"/>
          <table:table-cell office:value-type="float" office:value="69970.0"/>
          <table:table-cell office:value-type="float" office:value="4.0"/>
          <table:table-cell office:value-type="float" office:value="62.0"/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0];[.$L100];[.$V100];[.$AF100];[.$AP100];[.$AZ100];[.$BJ100];[.$BT100];[.$CD100];[.$CN100];[.$CX100])" office:value-type="float"/>
          <table:table-cell table:formula="of:=MIN([.$C100];[.$M100];[.$W100];[.$AG100];[.$AQ100];[.$BA100];[.$BK100];[.$BU100];[.$CE100];[.$CO100];[.$CY100])" office:value-type="float"/>
          <table:table-cell table:formula="of:=MIN([.$D100];[.$N100];[.$X100];[.$AH100];[.$AR100];[.$BB100];[.$BL100];[.$BV100];[.$CF100];[.$CP100];[.$CZ100])" office:value-type="float"/>
          <table:table-cell table:formula="of:=MIN([.$E100];[.$O100];[.$Y100];[.$AI100];[.$AS100];[.$BC100];[.$BM100];[.$BW100];[.$CG100];[.$CQ100];[.$DA100])" office:value-type="float"/>
          <table:table-cell table:formula="of:=MIN([.$F100];[.$P100];[.$Z100];[.$AJ100];[.$AT100];[.$BD100];[.$BN100];[.$BX100];[.$CH100];[.$CR100];[.$DB100])" office:value-type="float"/>
          <table:table-cell table:formula="of:=MIN([.$G100];[.$Q100];[.$AA100];[.$AK100];[.$AU100];[.$BE100];[.$BO100];[.$BY100];[.$CI100];[.$CS100];[.$DC100])" office:value-type="float"/>
          <table:table-cell table:formula="of:=MIN([.$H100];[.$R100];[.$AB100];[.$AL100];[.$AV100];[.$BF100];[.$BP100];[.$BZ100];[.$CJ100];[.$CT100];[.$DD100])" office:value-type="float"/>
          <table:table-cell table:formula="of:=MIN([.$I100];[.$S100];[.$AC100];[.$AM100];[.$AW100];[.$BG100];[.$BQ100];[.$CA100];[.$CK100];[.$CU100];[.$DE100])" office:value-type="float"/>
          <table:table-cell table:formula="of:=MIN([.$J100];[.$T100];[.$AD100];[.$AN100];[.$AX100];[.$BH100];[.$BR100];[.$CB100];[.$CL100];[.$CV100];[.$DF100])" office:value-type="float"/>
          <table:table-cell table:formula="of:=MIN([.$K100];[.$U100];[.$AE100];[.$AO100];[.$AY100];[.$BI100];[.$BS100];[.$CC100];[.$CM100];[.$CW100];[.$DG100])" office:value-type="float"/>
          <table:table-cell table:formula="of:=MEDIAN([.$B100];[.$L100];[.$V100];[.$AF100];[.$AP100];[.$AZ100];[.$BJ100];[.$BT100];[.$CD100];[.$CN100];[.$CX100])" office:value-type="float"/>
          <table:table-cell table:formula="of:=MEDIAN([.$C100];[.$M100];[.$W100];[.$AG100];[.$AQ100];[.$BA100];[.$BK100];[.$BU100];[.$CE100];[.$CO100];[.$CY100])" office:value-type="float"/>
          <table:table-cell table:formula="of:=MEDIAN([.$D100];[.$N100];[.$X100];[.$AH100];[.$AR100];[.$BB100];[.$BL100];[.$BV100];[.$CF100];[.$CP100];[.$CZ100])" office:value-type="float"/>
          <table:table-cell table:formula="of:=MEDIAN([.$E100];[.$O100];[.$Y100];[.$AI100];[.$AS100];[.$BC100];[.$BM100];[.$BW100];[.$CG100];[.$CQ100];[.$DA100])" office:value-type="float"/>
          <table:table-cell table:formula="of:=MEDIAN([.$F100];[.$P100];[.$Z100];[.$AJ100];[.$AT100];[.$BD100];[.$BN100];[.$BX100];[.$CH100];[.$CR100];[.$DB100])" office:value-type="float"/>
          <table:table-cell table:formula="of:=MEDIAN([.$G100];[.$Q100];[.$AA100];[.$AK100];[.$AU100];[.$BE100];[.$BO100];[.$BY100];[.$CI100];[.$CS100];[.$DC100])" office:value-type="float"/>
          <table:table-cell table:formula="of:=MEDIAN([.$H100];[.$R100];[.$AB100];[.$AL100];[.$AV100];[.$BF100];[.$BP100];[.$BZ100];[.$CJ100];[.$CT100];[.$DD100])" office:value-type="float"/>
          <table:table-cell table:formula="of:=MEDIAN([.$I100];[.$S100];[.$AC100];[.$AM100];[.$AW100];[.$BG100];[.$BQ100];[.$CA100];[.$CK100];[.$CU100];[.$DE100])" office:value-type="float"/>
          <table:table-cell table:formula="of:=MEDIAN([.$J100];[.$T100];[.$AD100];[.$AN100];[.$AX100];[.$BH100];[.$BR100];[.$CB100];[.$CL100];[.$CV100];[.$DF100])" office:value-type="float"/>
          <table:table-cell table:formula="of:=MEDIAN([.$K100];[.$U100];[.$AE100];[.$AO100];[.$AY100];[.$BI100];[.$BS100];[.$CC100];[.$CM100];[.$CW100];[.$DG100])" office:value-type="float"/>
          <table:table-cell table:formula="of:=MAX([.$B100];[.$L100];[.$V100];[.$AF100];[.$AP100];[.$AZ100];[.$BJ100];[.$BT100];[.$CD100];[.$CN100];[.$CX100])" office:value-type="float"/>
          <table:table-cell table:formula="of:=MAX([.$C100];[.$M100];[.$W100];[.$AG100];[.$AQ100];[.$BA100];[.$BK100];[.$BU100];[.$CE100];[.$CO100];[.$CY100])" office:value-type="float"/>
          <table:table-cell table:formula="of:=MAX([.$D100];[.$N100];[.$X100];[.$AH100];[.$AR100];[.$BB100];[.$BL100];[.$BV100];[.$CF100];[.$CP100];[.$CZ100])" office:value-type="float"/>
          <table:table-cell table:formula="of:=MAX([.$E100];[.$O100];[.$Y100];[.$AI100];[.$AS100];[.$BC100];[.$BM100];[.$BW100];[.$CG100];[.$CQ100];[.$DA100])" office:value-type="float"/>
          <table:table-cell table:formula="of:=MAX([.$F100];[.$P100];[.$Z100];[.$AJ100];[.$AT100];[.$BD100];[.$BN100];[.$BX100];[.$CH100];[.$CR100];[.$DB100])" office:value-type="float"/>
          <table:table-cell table:formula="of:=MAX([.$G100];[.$Q100];[.$AA100];[.$AK100];[.$AU100];[.$BE100];[.$BO100];[.$BY100];[.$CI100];[.$CS100];[.$DC100])" office:value-type="float"/>
          <table:table-cell table:formula="of:=MAX([.$H100];[.$R100];[.$AB100];[.$AL100];[.$AV100];[.$BF100];[.$BP100];[.$BZ100];[.$CJ100];[.$CT100];[.$DD100])" office:value-type="float"/>
          <table:table-cell table:formula="of:=MAX([.$I100];[.$S100];[.$AC100];[.$AM100];[.$AW100];[.$BG100];[.$BQ100];[.$CA100];[.$CK100];[.$CU100];[.$DE100])" office:value-type="float"/>
          <table:table-cell table:formula="of:=MAX([.$J100];[.$T100];[.$AD100];[.$AN100];[.$AX100];[.$BH100];[.$BR100];[.$CB100];[.$CL100];[.$CV100];[.$DF100])" office:value-type="float"/>
          <table:table-cell table:formula="of:=MAX([.$K100];[.$U100];[.$AE100];[.$AO100];[.$AY100];[.$BI100];[.$BS100];[.$CC100];[.$CM100];[.$CW100];[.$DG100])" office:value-type="float"/>
        </table:table-row>
        <table:table-row table:style-name="ro1">
          <table:table-cell office:value-type="string">
            <text:p>bio-repair/instances/Stat_vs_Exp/15/Stat_vs_Exp_56_15.lp</text:p>
          </table:table-cell>
          <table:table-cell table:style-name="cellBest" office:value-type="float" office:value="11.9612"/>
          <table:table-cell office:value-type="float" office:value="0.0"/>
          <table:table-cell office:value-type="float" office:value="0.0296164667555"/>
          <table:table-cell office:value-type="float" office:value="0.000493607779259"/>
          <table:table-cell office:value-type="float" office:value="0.0"/>
          <table:table-cell office:value-type="float" office:value="113961.0"/>
          <table:table-cell office:value-type="float" office:value="0.0"/>
          <table:table-cell office:value-type="float" office:value="2483.0"/>
          <table:table-cell office:value-type="float" office:value="4.0"/>
          <table:table-cell table:style-name="cellBest" office:value-type="float" office:value="18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888494002665"/>
          <table:table-cell office:value-type="float" office:value="0.00108593711437"/>
          <table:table-cell office:value-type="float" office:value="0.0"/>
          <table:table-cell table:style-name="cellWorst" office:value-type="float" office:value="819139.0"/>
          <table:table-cell office:value-type="float" office:value="0.0"/>
          <table:table-cell office:value-type="float" office:value="2135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5.704"/>
          <table:table-cell office:value-type="float" office:value="0.0"/>
          <table:table-cell office:value-type="float" office:value="0.0740411668888"/>
          <table:table-cell office:value-type="float" office:value="0.00111061750333"/>
          <table:table-cell office:value-type="float" office:value="0.0"/>
          <table:table-cell office:value-type="float" office:value="733205.0"/>
          <table:table-cell office:value-type="float" office:value="6122.0"/>
          <table:table-cell table:style-name="cellWorst" office:value-type="float" office:value="203683.0"/>
          <table:table-cell office:value-type="float" office:value="4.0"/>
          <table:table-cell table:style-name="cellWorst" office:value-type="float" office:value="60.0"/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.1364"/>
          <table:table-cell office:value-type="float" office:value="0.0"/>
          <table:table-cell office:value-type="float" office:value="0.059232933511"/>
          <table:table-cell office:value-type="float" office:value="0.00106125672541"/>
          <table:table-cell office:value-type="float" office:value="0.0"/>
          <table:table-cell office:value-type="float" office:value="143227.0"/>
          <table:table-cell table:style-name="cellWorst" office:value-type="float" office:value="77559.0"/>
          <table:table-cell office:value-type="float" office:value="3342.0"/>
          <table:table-cell office:value-type="float" office:value="4.0"/>
          <table:table-cell office:value-type="float" office:value="23.0"/>
          <table:table-cell office:value-type="float" office:value="14.0614"/>
          <table:table-cell office:value-type="float" office:value="0.0"/>
          <table:table-cell office:value-type="float" office:value="0.059232933511"/>
          <table:table-cell office:value-type="float" office:value="0.00106125672541"/>
          <table:table-cell office:value-type="float" office:value="0.0"/>
          <table:table-cell office:value-type="float" office:value="143227.0"/>
          <table:table-cell table:style-name="cellWorst" office:value-type="float" office:value="77559.0"/>
          <table:table-cell office:value-type="float" office:value="3342.0"/>
          <table:table-cell office:value-type="float" office:value="4.0"/>
          <table:table-cell office:value-type="float" office:value="23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1];[.$L101];[.$V101];[.$AF101];[.$AP101];[.$AZ101];[.$BJ101];[.$BT101];[.$CD101];[.$CN101];[.$CX101])" office:value-type="float"/>
          <table:table-cell table:formula="of:=MIN([.$C101];[.$M101];[.$W101];[.$AG101];[.$AQ101];[.$BA101];[.$BK101];[.$BU101];[.$CE101];[.$CO101];[.$CY101])" office:value-type="float"/>
          <table:table-cell table:formula="of:=MIN([.$D101];[.$N101];[.$X101];[.$AH101];[.$AR101];[.$BB101];[.$BL101];[.$BV101];[.$CF101];[.$CP101];[.$CZ101])" office:value-type="float"/>
          <table:table-cell table:formula="of:=MIN([.$E101];[.$O101];[.$Y101];[.$AI101];[.$AS101];[.$BC101];[.$BM101];[.$BW101];[.$CG101];[.$CQ101];[.$DA101])" office:value-type="float"/>
          <table:table-cell table:formula="of:=MIN([.$F101];[.$P101];[.$Z101];[.$AJ101];[.$AT101];[.$BD101];[.$BN101];[.$BX101];[.$CH101];[.$CR101];[.$DB101])" office:value-type="float"/>
          <table:table-cell table:formula="of:=MIN([.$G101];[.$Q101];[.$AA101];[.$AK101];[.$AU101];[.$BE101];[.$BO101];[.$BY101];[.$CI101];[.$CS101];[.$DC101])" office:value-type="float"/>
          <table:table-cell table:formula="of:=MIN([.$H101];[.$R101];[.$AB101];[.$AL101];[.$AV101];[.$BF101];[.$BP101];[.$BZ101];[.$CJ101];[.$CT101];[.$DD101])" office:value-type="float"/>
          <table:table-cell table:formula="of:=MIN([.$I101];[.$S101];[.$AC101];[.$AM101];[.$AW101];[.$BG101];[.$BQ101];[.$CA101];[.$CK101];[.$CU101];[.$DE101])" office:value-type="float"/>
          <table:table-cell table:formula="of:=MIN([.$J101];[.$T101];[.$AD101];[.$AN101];[.$AX101];[.$BH101];[.$BR101];[.$CB101];[.$CL101];[.$CV101];[.$DF101])" office:value-type="float"/>
          <table:table-cell table:formula="of:=MIN([.$K101];[.$U101];[.$AE101];[.$AO101];[.$AY101];[.$BI101];[.$BS101];[.$CC101];[.$CM101];[.$CW101];[.$DG101])" office:value-type="float"/>
          <table:table-cell table:formula="of:=MEDIAN([.$B101];[.$L101];[.$V101];[.$AF101];[.$AP101];[.$AZ101];[.$BJ101];[.$BT101];[.$CD101];[.$CN101];[.$CX101])" office:value-type="float"/>
          <table:table-cell table:formula="of:=MEDIAN([.$C101];[.$M101];[.$W101];[.$AG101];[.$AQ101];[.$BA101];[.$BK101];[.$BU101];[.$CE101];[.$CO101];[.$CY101])" office:value-type="float"/>
          <table:table-cell table:formula="of:=MEDIAN([.$D101];[.$N101];[.$X101];[.$AH101];[.$AR101];[.$BB101];[.$BL101];[.$BV101];[.$CF101];[.$CP101];[.$CZ101])" office:value-type="float"/>
          <table:table-cell table:formula="of:=MEDIAN([.$E101];[.$O101];[.$Y101];[.$AI101];[.$AS101];[.$BC101];[.$BM101];[.$BW101];[.$CG101];[.$CQ101];[.$DA101])" office:value-type="float"/>
          <table:table-cell table:formula="of:=MEDIAN([.$F101];[.$P101];[.$Z101];[.$AJ101];[.$AT101];[.$BD101];[.$BN101];[.$BX101];[.$CH101];[.$CR101];[.$DB101])" office:value-type="float"/>
          <table:table-cell table:formula="of:=MEDIAN([.$G101];[.$Q101];[.$AA101];[.$AK101];[.$AU101];[.$BE101];[.$BO101];[.$BY101];[.$CI101];[.$CS101];[.$DC101])" office:value-type="float"/>
          <table:table-cell table:formula="of:=MEDIAN([.$H101];[.$R101];[.$AB101];[.$AL101];[.$AV101];[.$BF101];[.$BP101];[.$BZ101];[.$CJ101];[.$CT101];[.$DD101])" office:value-type="float"/>
          <table:table-cell table:formula="of:=MEDIAN([.$I101];[.$S101];[.$AC101];[.$AM101];[.$AW101];[.$BG101];[.$BQ101];[.$CA101];[.$CK101];[.$CU101];[.$DE101])" office:value-type="float"/>
          <table:table-cell table:formula="of:=MEDIAN([.$J101];[.$T101];[.$AD101];[.$AN101];[.$AX101];[.$BH101];[.$BR101];[.$CB101];[.$CL101];[.$CV101];[.$DF101])" office:value-type="float"/>
          <table:table-cell table:formula="of:=MEDIAN([.$K101];[.$U101];[.$AE101];[.$AO101];[.$AY101];[.$BI101];[.$BS101];[.$CC101];[.$CM101];[.$CW101];[.$DG101])" office:value-type="float"/>
          <table:table-cell table:formula="of:=MAX([.$B101];[.$L101];[.$V101];[.$AF101];[.$AP101];[.$AZ101];[.$BJ101];[.$BT101];[.$CD101];[.$CN101];[.$CX101])" office:value-type="float"/>
          <table:table-cell table:formula="of:=MAX([.$C101];[.$M101];[.$W101];[.$AG101];[.$AQ101];[.$BA101];[.$BK101];[.$BU101];[.$CE101];[.$CO101];[.$CY101])" office:value-type="float"/>
          <table:table-cell table:formula="of:=MAX([.$D101];[.$N101];[.$X101];[.$AH101];[.$AR101];[.$BB101];[.$BL101];[.$BV101];[.$CF101];[.$CP101];[.$CZ101])" office:value-type="float"/>
          <table:table-cell table:formula="of:=MAX([.$E101];[.$O101];[.$Y101];[.$AI101];[.$AS101];[.$BC101];[.$BM101];[.$BW101];[.$CG101];[.$CQ101];[.$DA101])" office:value-type="float"/>
          <table:table-cell table:formula="of:=MAX([.$F101];[.$P101];[.$Z101];[.$AJ101];[.$AT101];[.$BD101];[.$BN101];[.$BX101];[.$CH101];[.$CR101];[.$DB101])" office:value-type="float"/>
          <table:table-cell table:formula="of:=MAX([.$G101];[.$Q101];[.$AA101];[.$AK101];[.$AU101];[.$BE101];[.$BO101];[.$BY101];[.$CI101];[.$CS101];[.$DC101])" office:value-type="float"/>
          <table:table-cell table:formula="of:=MAX([.$H101];[.$R101];[.$AB101];[.$AL101];[.$AV101];[.$BF101];[.$BP101];[.$BZ101];[.$CJ101];[.$CT101];[.$DD101])" office:value-type="float"/>
          <table:table-cell table:formula="of:=MAX([.$I101];[.$S101];[.$AC101];[.$AM101];[.$AW101];[.$BG101];[.$BQ101];[.$CA101];[.$CK101];[.$CU101];[.$DE101])" office:value-type="float"/>
          <table:table-cell table:formula="of:=MAX([.$J101];[.$T101];[.$AD101];[.$AN101];[.$AX101];[.$BH101];[.$BR101];[.$CB101];[.$CL101];[.$CV101];[.$DF101])" office:value-type="float"/>
          <table:table-cell table:formula="of:=MAX([.$K101];[.$U101];[.$AE101];[.$AO101];[.$AY101];[.$BI101];[.$BS101];[.$CC101];[.$CM101];[.$CW101];[.$DG101])" office:value-type="float"/>
        </table:table-row>
        <table:table-row table:style-name="ro1">
          <table:table-cell office:value-type="string">
            <text:p>bio-repair/instances/Stat_vs_Exp/15/Stat_vs_Exp_57_15.lp</text:p>
          </table:table-cell>
          <table:table-cell table:style-name="cellBest" office:value-type="float" office:value="21.109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407442.0"/>
          <table:table-cell office:value-type="float" office:value="0.0"/>
          <table:table-cell office:value-type="float" office:value="55359.0"/>
          <table:table-cell office:value-type="float" office:value="4.0"/>
          <table:table-cell office:value-type="float" office:value="29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59.145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table:style-name="cellWorst" office:value-type="float" office:value="856748.0"/>
          <table:table-cell office:value-type="float" office:value="0.0"/>
          <table:table-cell office:value-type="float" office:value="9891.0"/>
          <table:table-cell office:value-type="float" office:value="4.0"/>
          <table:table-cell table:style-name="cellWorst" office:value-type="float" office:value="289.0"/>
          <table:table-cell office:value-type="float" office:value="48.3572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728571.0"/>
          <table:table-cell office:value-type="float" office:value="450.0"/>
          <table:table-cell table:style-name="cellWorst" office:value-type="float" office:value="153498.0"/>
          <table:table-cell office:value-type="float" office:value="4.0"/>
          <table:table-cell office:value-type="float" office:value="60.0"/>
          <table:table-cell office:value-type="float" office:value="600.02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7.7248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483355.0"/>
          <table:table-cell table:style-name="cellWorst" office:value-type="float" office:value="14448.0"/>
          <table:table-cell office:value-type="float" office:value="121989.0"/>
          <table:table-cell office:value-type="float" office:value="4.0"/>
          <table:table-cell table:style-name="cellBest" office:value-type="float" office:value="22.0"/>
          <table:table-cell office:value-type="float" office:value="31.8888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483355.0"/>
          <table:table-cell table:style-name="cellWorst" office:value-type="float" office:value="14448.0"/>
          <table:table-cell office:value-type="float" office:value="121989.0"/>
          <table:table-cell office:value-type="float" office:value="4.0"/>
          <table:table-cell table:style-name="cellBest" office:value-type="float" office:value="22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2];[.$L102];[.$V102];[.$AF102];[.$AP102];[.$AZ102];[.$BJ102];[.$BT102];[.$CD102];[.$CN102];[.$CX102])" office:value-type="float"/>
          <table:table-cell table:formula="of:=MIN([.$C102];[.$M102];[.$W102];[.$AG102];[.$AQ102];[.$BA102];[.$BK102];[.$BU102];[.$CE102];[.$CO102];[.$CY102])" office:value-type="float"/>
          <table:table-cell table:formula="of:=MIN([.$D102];[.$N102];[.$X102];[.$AH102];[.$AR102];[.$BB102];[.$BL102];[.$BV102];[.$CF102];[.$CP102];[.$CZ102])" office:value-type="float"/>
          <table:table-cell table:formula="of:=MIN([.$E102];[.$O102];[.$Y102];[.$AI102];[.$AS102];[.$BC102];[.$BM102];[.$BW102];[.$CG102];[.$CQ102];[.$DA102])" office:value-type="float"/>
          <table:table-cell table:formula="of:=MIN([.$F102];[.$P102];[.$Z102];[.$AJ102];[.$AT102];[.$BD102];[.$BN102];[.$BX102];[.$CH102];[.$CR102];[.$DB102])" office:value-type="float"/>
          <table:table-cell table:formula="of:=MIN([.$G102];[.$Q102];[.$AA102];[.$AK102];[.$AU102];[.$BE102];[.$BO102];[.$BY102];[.$CI102];[.$CS102];[.$DC102])" office:value-type="float"/>
          <table:table-cell table:formula="of:=MIN([.$H102];[.$R102];[.$AB102];[.$AL102];[.$AV102];[.$BF102];[.$BP102];[.$BZ102];[.$CJ102];[.$CT102];[.$DD102])" office:value-type="float"/>
          <table:table-cell table:formula="of:=MIN([.$I102];[.$S102];[.$AC102];[.$AM102];[.$AW102];[.$BG102];[.$BQ102];[.$CA102];[.$CK102];[.$CU102];[.$DE102])" office:value-type="float"/>
          <table:table-cell table:formula="of:=MIN([.$J102];[.$T102];[.$AD102];[.$AN102];[.$AX102];[.$BH102];[.$BR102];[.$CB102];[.$CL102];[.$CV102];[.$DF102])" office:value-type="float"/>
          <table:table-cell table:formula="of:=MIN([.$K102];[.$U102];[.$AE102];[.$AO102];[.$AY102];[.$BI102];[.$BS102];[.$CC102];[.$CM102];[.$CW102];[.$DG102])" office:value-type="float"/>
          <table:table-cell table:formula="of:=MEDIAN([.$B102];[.$L102];[.$V102];[.$AF102];[.$AP102];[.$AZ102];[.$BJ102];[.$BT102];[.$CD102];[.$CN102];[.$CX102])" office:value-type="float"/>
          <table:table-cell table:formula="of:=MEDIAN([.$C102];[.$M102];[.$W102];[.$AG102];[.$AQ102];[.$BA102];[.$BK102];[.$BU102];[.$CE102];[.$CO102];[.$CY102])" office:value-type="float"/>
          <table:table-cell table:formula="of:=MEDIAN([.$D102];[.$N102];[.$X102];[.$AH102];[.$AR102];[.$BB102];[.$BL102];[.$BV102];[.$CF102];[.$CP102];[.$CZ102])" office:value-type="float"/>
          <table:table-cell table:formula="of:=MEDIAN([.$E102];[.$O102];[.$Y102];[.$AI102];[.$AS102];[.$BC102];[.$BM102];[.$BW102];[.$CG102];[.$CQ102];[.$DA102])" office:value-type="float"/>
          <table:table-cell table:formula="of:=MEDIAN([.$F102];[.$P102];[.$Z102];[.$AJ102];[.$AT102];[.$BD102];[.$BN102];[.$BX102];[.$CH102];[.$CR102];[.$DB102])" office:value-type="float"/>
          <table:table-cell table:formula="of:=MEDIAN([.$G102];[.$Q102];[.$AA102];[.$AK102];[.$AU102];[.$BE102];[.$BO102];[.$BY102];[.$CI102];[.$CS102];[.$DC102])" office:value-type="float"/>
          <table:table-cell table:formula="of:=MEDIAN([.$H102];[.$R102];[.$AB102];[.$AL102];[.$AV102];[.$BF102];[.$BP102];[.$BZ102];[.$CJ102];[.$CT102];[.$DD102])" office:value-type="float"/>
          <table:table-cell table:formula="of:=MEDIAN([.$I102];[.$S102];[.$AC102];[.$AM102];[.$AW102];[.$BG102];[.$BQ102];[.$CA102];[.$CK102];[.$CU102];[.$DE102])" office:value-type="float"/>
          <table:table-cell table:formula="of:=MEDIAN([.$J102];[.$T102];[.$AD102];[.$AN102];[.$AX102];[.$BH102];[.$BR102];[.$CB102];[.$CL102];[.$CV102];[.$DF102])" office:value-type="float"/>
          <table:table-cell table:formula="of:=MEDIAN([.$K102];[.$U102];[.$AE102];[.$AO102];[.$AY102];[.$BI102];[.$BS102];[.$CC102];[.$CM102];[.$CW102];[.$DG102])" office:value-type="float"/>
          <table:table-cell table:formula="of:=MAX([.$B102];[.$L102];[.$V102];[.$AF102];[.$AP102];[.$AZ102];[.$BJ102];[.$BT102];[.$CD102];[.$CN102];[.$CX102])" office:value-type="float"/>
          <table:table-cell table:formula="of:=MAX([.$C102];[.$M102];[.$W102];[.$AG102];[.$AQ102];[.$BA102];[.$BK102];[.$BU102];[.$CE102];[.$CO102];[.$CY102])" office:value-type="float"/>
          <table:table-cell table:formula="of:=MAX([.$D102];[.$N102];[.$X102];[.$AH102];[.$AR102];[.$BB102];[.$BL102];[.$BV102];[.$CF102];[.$CP102];[.$CZ102])" office:value-type="float"/>
          <table:table-cell table:formula="of:=MAX([.$E102];[.$O102];[.$Y102];[.$AI102];[.$AS102];[.$BC102];[.$BM102];[.$BW102];[.$CG102];[.$CQ102];[.$DA102])" office:value-type="float"/>
          <table:table-cell table:formula="of:=MAX([.$F102];[.$P102];[.$Z102];[.$AJ102];[.$AT102];[.$BD102];[.$BN102];[.$BX102];[.$CH102];[.$CR102];[.$DB102])" office:value-type="float"/>
          <table:table-cell table:formula="of:=MAX([.$G102];[.$Q102];[.$AA102];[.$AK102];[.$AU102];[.$BE102];[.$BO102];[.$BY102];[.$CI102];[.$CS102];[.$DC102])" office:value-type="float"/>
          <table:table-cell table:formula="of:=MAX([.$H102];[.$R102];[.$AB102];[.$AL102];[.$AV102];[.$BF102];[.$BP102];[.$BZ102];[.$CJ102];[.$CT102];[.$DD102])" office:value-type="float"/>
          <table:table-cell table:formula="of:=MAX([.$I102];[.$S102];[.$AC102];[.$AM102];[.$AW102];[.$BG102];[.$BQ102];[.$CA102];[.$CK102];[.$CU102];[.$DE102])" office:value-type="float"/>
          <table:table-cell table:formula="of:=MAX([.$J102];[.$T102];[.$AD102];[.$AN102];[.$AX102];[.$BH102];[.$BR102];[.$CB102];[.$CL102];[.$CV102];[.$DF102])" office:value-type="float"/>
          <table:table-cell table:formula="of:=MAX([.$K102];[.$U102];[.$AE102];[.$AO102];[.$AY102];[.$BI102];[.$BS102];[.$CC102];[.$CM102];[.$CW102];[.$DG102])" office:value-type="float"/>
        </table:table-row>
        <table:table-row table:style-name="ro1">
          <table:table-cell office:value-type="string">
            <text:p>bio-repair/instances/Stat_vs_Exp/15/Stat_vs_Exp_63_15.lp</text:p>
          </table:table-cell>
          <table:table-cell table:style-name="cellBest" office:value-type="float" office:value="16.4557"/>
          <table:table-cell office:value-type="float" office:value="0.0"/>
          <table:table-cell office:value-type="float" office:value="0.0295857988166"/>
          <table:table-cell office:value-type="float" office:value="0.000493096646943"/>
          <table:table-cell office:value-type="float" office:value="0.0"/>
          <table:table-cell office:value-type="float" office:value="247157.0"/>
          <table:table-cell office:value-type="float" office:value="0.0"/>
          <table:table-cell office:value-type="float" office:value="5264.0"/>
          <table:table-cell office:value-type="float" office:value="4.0"/>
          <table:table-cell table:style-name="cellBest" office:value-type="float" office:value="27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591715976331"/>
          <table:table-cell office:value-type="float" office:value="0.000591715976331"/>
          <table:table-cell office:value-type="float" office:value="0.0"/>
          <table:table-cell office:value-type="float" office:value="524789.0"/>
          <table:table-cell office:value-type="float" office:value="0.0"/>
          <table:table-cell office:value-type="float" office:value="1405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33136094675"/>
          <table:table-cell office:value-type="float" office:value="0.00157790927022"/>
          <table:table-cell office:value-type="float" office:value="0.0"/>
          <table:table-cell table:style-name="cellWorst" office:value-type="float" office:value="1541353.0"/>
          <table:table-cell office:value-type="float" office:value="7887.0"/>
          <table:table-cell table:style-name="cellWorst" office:value-type="float" office:value="52935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0.8308"/>
          <table:table-cell office:value-type="float" office:value="0.0"/>
          <table:table-cell office:value-type="float" office:value="0.0739644970414"/>
          <table:table-cell office:value-type="float" office:value="0.00135601577909"/>
          <table:table-cell office:value-type="float" office:value="0.0"/>
          <table:table-cell office:value-type="float" office:value="279140.0"/>
          <table:table-cell table:style-name="cellWorst" office:value-type="float" office:value="42368.0"/>
          <table:table-cell office:value-type="float" office:value="8171.0"/>
          <table:table-cell office:value-type="float" office:value="4.0"/>
          <table:table-cell office:value-type="float" office:value="39.0"/>
          <table:table-cell office:value-type="float" office:value="22.0102"/>
          <table:table-cell office:value-type="float" office:value="0.0"/>
          <table:table-cell office:value-type="float" office:value="0.0739644970414"/>
          <table:table-cell office:value-type="float" office:value="0.00135601577909"/>
          <table:table-cell office:value-type="float" office:value="0.0"/>
          <table:table-cell office:value-type="float" office:value="279140.0"/>
          <table:table-cell table:style-name="cellWorst" office:value-type="float" office:value="42368.0"/>
          <table:table-cell office:value-type="float" office:value="8171.0"/>
          <table:table-cell office:value-type="float" office:value="4.0"/>
          <table:table-cell office:value-type="float" office:value="39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3];[.$L103];[.$V103];[.$AF103];[.$AP103];[.$AZ103];[.$BJ103];[.$BT103];[.$CD103];[.$CN103];[.$CX103])" office:value-type="float"/>
          <table:table-cell table:formula="of:=MIN([.$C103];[.$M103];[.$W103];[.$AG103];[.$AQ103];[.$BA103];[.$BK103];[.$BU103];[.$CE103];[.$CO103];[.$CY103])" office:value-type="float"/>
          <table:table-cell table:formula="of:=MIN([.$D103];[.$N103];[.$X103];[.$AH103];[.$AR103];[.$BB103];[.$BL103];[.$BV103];[.$CF103];[.$CP103];[.$CZ103])" office:value-type="float"/>
          <table:table-cell table:formula="of:=MIN([.$E103];[.$O103];[.$Y103];[.$AI103];[.$AS103];[.$BC103];[.$BM103];[.$BW103];[.$CG103];[.$CQ103];[.$DA103])" office:value-type="float"/>
          <table:table-cell table:formula="of:=MIN([.$F103];[.$P103];[.$Z103];[.$AJ103];[.$AT103];[.$BD103];[.$BN103];[.$BX103];[.$CH103];[.$CR103];[.$DB103])" office:value-type="float"/>
          <table:table-cell table:formula="of:=MIN([.$G103];[.$Q103];[.$AA103];[.$AK103];[.$AU103];[.$BE103];[.$BO103];[.$BY103];[.$CI103];[.$CS103];[.$DC103])" office:value-type="float"/>
          <table:table-cell table:formula="of:=MIN([.$H103];[.$R103];[.$AB103];[.$AL103];[.$AV103];[.$BF103];[.$BP103];[.$BZ103];[.$CJ103];[.$CT103];[.$DD103])" office:value-type="float"/>
          <table:table-cell table:formula="of:=MIN([.$I103];[.$S103];[.$AC103];[.$AM103];[.$AW103];[.$BG103];[.$BQ103];[.$CA103];[.$CK103];[.$CU103];[.$DE103])" office:value-type="float"/>
          <table:table-cell table:formula="of:=MIN([.$J103];[.$T103];[.$AD103];[.$AN103];[.$AX103];[.$BH103];[.$BR103];[.$CB103];[.$CL103];[.$CV103];[.$DF103])" office:value-type="float"/>
          <table:table-cell table:formula="of:=MIN([.$K103];[.$U103];[.$AE103];[.$AO103];[.$AY103];[.$BI103];[.$BS103];[.$CC103];[.$CM103];[.$CW103];[.$DG103])" office:value-type="float"/>
          <table:table-cell table:formula="of:=MEDIAN([.$B103];[.$L103];[.$V103];[.$AF103];[.$AP103];[.$AZ103];[.$BJ103];[.$BT103];[.$CD103];[.$CN103];[.$CX103])" office:value-type="float"/>
          <table:table-cell table:formula="of:=MEDIAN([.$C103];[.$M103];[.$W103];[.$AG103];[.$AQ103];[.$BA103];[.$BK103];[.$BU103];[.$CE103];[.$CO103];[.$CY103])" office:value-type="float"/>
          <table:table-cell table:formula="of:=MEDIAN([.$D103];[.$N103];[.$X103];[.$AH103];[.$AR103];[.$BB103];[.$BL103];[.$BV103];[.$CF103];[.$CP103];[.$CZ103])" office:value-type="float"/>
          <table:table-cell table:formula="of:=MEDIAN([.$E103];[.$O103];[.$Y103];[.$AI103];[.$AS103];[.$BC103];[.$BM103];[.$BW103];[.$CG103];[.$CQ103];[.$DA103])" office:value-type="float"/>
          <table:table-cell table:formula="of:=MEDIAN([.$F103];[.$P103];[.$Z103];[.$AJ103];[.$AT103];[.$BD103];[.$BN103];[.$BX103];[.$CH103];[.$CR103];[.$DB103])" office:value-type="float"/>
          <table:table-cell table:formula="of:=MEDIAN([.$G103];[.$Q103];[.$AA103];[.$AK103];[.$AU103];[.$BE103];[.$BO103];[.$BY103];[.$CI103];[.$CS103];[.$DC103])" office:value-type="float"/>
          <table:table-cell table:formula="of:=MEDIAN([.$H103];[.$R103];[.$AB103];[.$AL103];[.$AV103];[.$BF103];[.$BP103];[.$BZ103];[.$CJ103];[.$CT103];[.$DD103])" office:value-type="float"/>
          <table:table-cell table:formula="of:=MEDIAN([.$I103];[.$S103];[.$AC103];[.$AM103];[.$AW103];[.$BG103];[.$BQ103];[.$CA103];[.$CK103];[.$CU103];[.$DE103])" office:value-type="float"/>
          <table:table-cell table:formula="of:=MEDIAN([.$J103];[.$T103];[.$AD103];[.$AN103];[.$AX103];[.$BH103];[.$BR103];[.$CB103];[.$CL103];[.$CV103];[.$DF103])" office:value-type="float"/>
          <table:table-cell table:formula="of:=MEDIAN([.$K103];[.$U103];[.$AE103];[.$AO103];[.$AY103];[.$BI103];[.$BS103];[.$CC103];[.$CM103];[.$CW103];[.$DG103])" office:value-type="float"/>
          <table:table-cell table:formula="of:=MAX([.$B103];[.$L103];[.$V103];[.$AF103];[.$AP103];[.$AZ103];[.$BJ103];[.$BT103];[.$CD103];[.$CN103];[.$CX103])" office:value-type="float"/>
          <table:table-cell table:formula="of:=MAX([.$C103];[.$M103];[.$W103];[.$AG103];[.$AQ103];[.$BA103];[.$BK103];[.$BU103];[.$CE103];[.$CO103];[.$CY103])" office:value-type="float"/>
          <table:table-cell table:formula="of:=MAX([.$D103];[.$N103];[.$X103];[.$AH103];[.$AR103];[.$BB103];[.$BL103];[.$BV103];[.$CF103];[.$CP103];[.$CZ103])" office:value-type="float"/>
          <table:table-cell table:formula="of:=MAX([.$E103];[.$O103];[.$Y103];[.$AI103];[.$AS103];[.$BC103];[.$BM103];[.$BW103];[.$CG103];[.$CQ103];[.$DA103])" office:value-type="float"/>
          <table:table-cell table:formula="of:=MAX([.$F103];[.$P103];[.$Z103];[.$AJ103];[.$AT103];[.$BD103];[.$BN103];[.$BX103];[.$CH103];[.$CR103];[.$DB103])" office:value-type="float"/>
          <table:table-cell table:formula="of:=MAX([.$G103];[.$Q103];[.$AA103];[.$AK103];[.$AU103];[.$BE103];[.$BO103];[.$BY103];[.$CI103];[.$CS103];[.$DC103])" office:value-type="float"/>
          <table:table-cell table:formula="of:=MAX([.$H103];[.$R103];[.$AB103];[.$AL103];[.$AV103];[.$BF103];[.$BP103];[.$BZ103];[.$CJ103];[.$CT103];[.$DD103])" office:value-type="float"/>
          <table:table-cell table:formula="of:=MAX([.$I103];[.$S103];[.$AC103];[.$AM103];[.$AW103];[.$BG103];[.$BQ103];[.$CA103];[.$CK103];[.$CU103];[.$DE103])" office:value-type="float"/>
          <table:table-cell table:formula="of:=MAX([.$J103];[.$T103];[.$AD103];[.$AN103];[.$AX103];[.$BH103];[.$BR103];[.$CB103];[.$CL103];[.$CV103];[.$DF103])" office:value-type="float"/>
          <table:table-cell table:formula="of:=MAX([.$K103];[.$U103];[.$AE103];[.$AO103];[.$AY103];[.$BI103];[.$BS103];[.$CC103];[.$CM103];[.$CW103];[.$DG103])" office:value-type="float"/>
        </table:table-row>
        <table:table-row table:style-name="ro1">
          <table:table-cell office:value-type="string">
            <text:p>bio-repair/instances/Stat_vs_Exp/15/Stat_vs_Exp_67_15.lp</text:p>
          </table:table-cell>
          <table:table-cell table:style-name="cellBest" office:value-type="float" office:value="16.0155"/>
          <table:table-cell office:value-type="float" office:value="0.0"/>
          <table:table-cell office:value-type="float" office:value="0.0296471983398"/>
          <table:table-cell office:value-type="float" office:value="0.000938827947426"/>
          <table:table-cell office:value-type="float" office:value="0.0"/>
          <table:table-cell office:value-type="float" office:value="196212.0"/>
          <table:table-cell office:value-type="float" office:value="0.0"/>
          <table:table-cell office:value-type="float" office:value="4384.0"/>
          <table:table-cell office:value-type="float" office:value="4.0"/>
          <table:table-cell table:style-name="cellBest" office:value-type="float" office:value="27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9.241"/>
          <table:table-cell office:value-type="float" office:value="0.0"/>
          <table:table-cell office:value-type="float" office:value="0.0296471983398"/>
          <table:table-cell office:value-type="float" office:value="0.000889415950193"/>
          <table:table-cell office:value-type="float" office:value="0.0"/>
          <table:table-cell office:value-type="float" office:value="616287.0"/>
          <table:table-cell office:value-type="float" office:value="0.0"/>
          <table:table-cell office:value-type="float" office:value="5614.0"/>
          <table:table-cell office:value-type="float" office:value="4.0"/>
          <table:table-cell table:style-name="cellWorst" office:value-type="float" office:value="214.0"/>
          <table:table-cell office:value-type="float" office:value="48.6677"/>
          <table:table-cell office:value-type="float" office:value="0.0"/>
          <table:table-cell office:value-type="float" office:value="0.0296471983398"/>
          <table:table-cell office:value-type="float" office:value="0.000889415950193"/>
          <table:table-cell office:value-type="float" office:value="0.0"/>
          <table:table-cell office:value-type="float" office:value="533411.0"/>
          <table:table-cell office:value-type="float" office:value="548.0"/>
          <table:table-cell office:value-type="float" office:value="50854.0"/>
          <table:table-cell office:value-type="float" office:value="4.0"/>
          <table:table-cell office:value-type="float" office:value="94.0"/>
          <table:table-cell office:value-type="float" office:value="600.02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1.3821"/>
          <table:table-cell office:value-type="float" office:value="0.0"/>
          <table:table-cell office:value-type="float" office:value="0.0296471983398"/>
          <table:table-cell office:value-type="float" office:value="0.000889415950193"/>
          <table:table-cell office:value-type="float" office:value="0.0"/>
          <table:table-cell table:style-name="cellWorst" office:value-type="float" office:value="813781.0"/>
          <table:table-cell table:style-name="cellWorst" office:value-type="float" office:value="94765.0"/>
          <table:table-cell table:style-name="cellWorst" office:value-type="float" office:value="227155.0"/>
          <table:table-cell office:value-type="float" office:value="4.0"/>
          <table:table-cell office:value-type="float" office:value="63.0"/>
          <table:table-cell office:value-type="float" office:value="51.757"/>
          <table:table-cell office:value-type="float" office:value="0.0"/>
          <table:table-cell office:value-type="float" office:value="0.0296471983398"/>
          <table:table-cell office:value-type="float" office:value="0.000889415950193"/>
          <table:table-cell office:value-type="float" office:value="0.0"/>
          <table:table-cell table:style-name="cellWorst" office:value-type="float" office:value="813781.0"/>
          <table:table-cell table:style-name="cellWorst" office:value-type="float" office:value="94765.0"/>
          <table:table-cell table:style-name="cellWorst" office:value-type="float" office:value="227155.0"/>
          <table:table-cell office:value-type="float" office:value="4.0"/>
          <table:table-cell office:value-type="float" office:value="63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4];[.$L104];[.$V104];[.$AF104];[.$AP104];[.$AZ104];[.$BJ104];[.$BT104];[.$CD104];[.$CN104];[.$CX104])" office:value-type="float"/>
          <table:table-cell table:formula="of:=MIN([.$C104];[.$M104];[.$W104];[.$AG104];[.$AQ104];[.$BA104];[.$BK104];[.$BU104];[.$CE104];[.$CO104];[.$CY104])" office:value-type="float"/>
          <table:table-cell table:formula="of:=MIN([.$D104];[.$N104];[.$X104];[.$AH104];[.$AR104];[.$BB104];[.$BL104];[.$BV104];[.$CF104];[.$CP104];[.$CZ104])" office:value-type="float"/>
          <table:table-cell table:formula="of:=MIN([.$E104];[.$O104];[.$Y104];[.$AI104];[.$AS104];[.$BC104];[.$BM104];[.$BW104];[.$CG104];[.$CQ104];[.$DA104])" office:value-type="float"/>
          <table:table-cell table:formula="of:=MIN([.$F104];[.$P104];[.$Z104];[.$AJ104];[.$AT104];[.$BD104];[.$BN104];[.$BX104];[.$CH104];[.$CR104];[.$DB104])" office:value-type="float"/>
          <table:table-cell table:formula="of:=MIN([.$G104];[.$Q104];[.$AA104];[.$AK104];[.$AU104];[.$BE104];[.$BO104];[.$BY104];[.$CI104];[.$CS104];[.$DC104])" office:value-type="float"/>
          <table:table-cell table:formula="of:=MIN([.$H104];[.$R104];[.$AB104];[.$AL104];[.$AV104];[.$BF104];[.$BP104];[.$BZ104];[.$CJ104];[.$CT104];[.$DD104])" office:value-type="float"/>
          <table:table-cell table:formula="of:=MIN([.$I104];[.$S104];[.$AC104];[.$AM104];[.$AW104];[.$BG104];[.$BQ104];[.$CA104];[.$CK104];[.$CU104];[.$DE104])" office:value-type="float"/>
          <table:table-cell table:formula="of:=MIN([.$J104];[.$T104];[.$AD104];[.$AN104];[.$AX104];[.$BH104];[.$BR104];[.$CB104];[.$CL104];[.$CV104];[.$DF104])" office:value-type="float"/>
          <table:table-cell table:formula="of:=MIN([.$K104];[.$U104];[.$AE104];[.$AO104];[.$AY104];[.$BI104];[.$BS104];[.$CC104];[.$CM104];[.$CW104];[.$DG104])" office:value-type="float"/>
          <table:table-cell table:formula="of:=MEDIAN([.$B104];[.$L104];[.$V104];[.$AF104];[.$AP104];[.$AZ104];[.$BJ104];[.$BT104];[.$CD104];[.$CN104];[.$CX104])" office:value-type="float"/>
          <table:table-cell table:formula="of:=MEDIAN([.$C104];[.$M104];[.$W104];[.$AG104];[.$AQ104];[.$BA104];[.$BK104];[.$BU104];[.$CE104];[.$CO104];[.$CY104])" office:value-type="float"/>
          <table:table-cell table:formula="of:=MEDIAN([.$D104];[.$N104];[.$X104];[.$AH104];[.$AR104];[.$BB104];[.$BL104];[.$BV104];[.$CF104];[.$CP104];[.$CZ104])" office:value-type="float"/>
          <table:table-cell table:formula="of:=MEDIAN([.$E104];[.$O104];[.$Y104];[.$AI104];[.$AS104];[.$BC104];[.$BM104];[.$BW104];[.$CG104];[.$CQ104];[.$DA104])" office:value-type="float"/>
          <table:table-cell table:formula="of:=MEDIAN([.$F104];[.$P104];[.$Z104];[.$AJ104];[.$AT104];[.$BD104];[.$BN104];[.$BX104];[.$CH104];[.$CR104];[.$DB104])" office:value-type="float"/>
          <table:table-cell table:formula="of:=MEDIAN([.$G104];[.$Q104];[.$AA104];[.$AK104];[.$AU104];[.$BE104];[.$BO104];[.$BY104];[.$CI104];[.$CS104];[.$DC104])" office:value-type="float"/>
          <table:table-cell table:formula="of:=MEDIAN([.$H104];[.$R104];[.$AB104];[.$AL104];[.$AV104];[.$BF104];[.$BP104];[.$BZ104];[.$CJ104];[.$CT104];[.$DD104])" office:value-type="float"/>
          <table:table-cell table:formula="of:=MEDIAN([.$I104];[.$S104];[.$AC104];[.$AM104];[.$AW104];[.$BG104];[.$BQ104];[.$CA104];[.$CK104];[.$CU104];[.$DE104])" office:value-type="float"/>
          <table:table-cell table:formula="of:=MEDIAN([.$J104];[.$T104];[.$AD104];[.$AN104];[.$AX104];[.$BH104];[.$BR104];[.$CB104];[.$CL104];[.$CV104];[.$DF104])" office:value-type="float"/>
          <table:table-cell table:formula="of:=MEDIAN([.$K104];[.$U104];[.$AE104];[.$AO104];[.$AY104];[.$BI104];[.$BS104];[.$CC104];[.$CM104];[.$CW104];[.$DG104])" office:value-type="float"/>
          <table:table-cell table:formula="of:=MAX([.$B104];[.$L104];[.$V104];[.$AF104];[.$AP104];[.$AZ104];[.$BJ104];[.$BT104];[.$CD104];[.$CN104];[.$CX104])" office:value-type="float"/>
          <table:table-cell table:formula="of:=MAX([.$C104];[.$M104];[.$W104];[.$AG104];[.$AQ104];[.$BA104];[.$BK104];[.$BU104];[.$CE104];[.$CO104];[.$CY104])" office:value-type="float"/>
          <table:table-cell table:formula="of:=MAX([.$D104];[.$N104];[.$X104];[.$AH104];[.$AR104];[.$BB104];[.$BL104];[.$BV104];[.$CF104];[.$CP104];[.$CZ104])" office:value-type="float"/>
          <table:table-cell table:formula="of:=MAX([.$E104];[.$O104];[.$Y104];[.$AI104];[.$AS104];[.$BC104];[.$BM104];[.$BW104];[.$CG104];[.$CQ104];[.$DA104])" office:value-type="float"/>
          <table:table-cell table:formula="of:=MAX([.$F104];[.$P104];[.$Z104];[.$AJ104];[.$AT104];[.$BD104];[.$BN104];[.$BX104];[.$CH104];[.$CR104];[.$DB104])" office:value-type="float"/>
          <table:table-cell table:formula="of:=MAX([.$G104];[.$Q104];[.$AA104];[.$AK104];[.$AU104];[.$BE104];[.$BO104];[.$BY104];[.$CI104];[.$CS104];[.$DC104])" office:value-type="float"/>
          <table:table-cell table:formula="of:=MAX([.$H104];[.$R104];[.$AB104];[.$AL104];[.$AV104];[.$BF104];[.$BP104];[.$BZ104];[.$CJ104];[.$CT104];[.$DD104])" office:value-type="float"/>
          <table:table-cell table:formula="of:=MAX([.$I104];[.$S104];[.$AC104];[.$AM104];[.$AW104];[.$BG104];[.$BQ104];[.$CA104];[.$CK104];[.$CU104];[.$DE104])" office:value-type="float"/>
          <table:table-cell table:formula="of:=MAX([.$J104];[.$T104];[.$AD104];[.$AN104];[.$AX104];[.$BH104];[.$BR104];[.$CB104];[.$CL104];[.$CV104];[.$DF104])" office:value-type="float"/>
          <table:table-cell table:formula="of:=MAX([.$K104];[.$U104];[.$AE104];[.$AO104];[.$AY104];[.$BI104];[.$BS104];[.$CC104];[.$CM104];[.$CW104];[.$DG104])" office:value-type="float"/>
        </table:table-row>
        <table:table-row table:style-name="ro1">
          <table:table-cell office:value-type="string">
            <text:p>bio-repair/instances/Stat_vs_Exp/15/Stat_vs_Exp_69_15.lp</text:p>
          </table:table-cell>
          <table:table-cell table:style-name="cellBest" office:value-type="float" office:value="23.8123"/>
          <table:table-cell office:value-type="float" office:value="0.0"/>
          <table:table-cell office:value-type="float" office:value="0.0296296296296"/>
          <table:table-cell office:value-type="float" office:value="0.000888888888889"/>
          <table:table-cell office:value-type="float" office:value="0.0"/>
          <table:table-cell office:value-type="float" office:value="301806.0"/>
          <table:table-cell office:value-type="float" office:value="0.0"/>
          <table:table-cell office:value-type="float" office:value="30011.0"/>
          <table:table-cell office:value-type="float" office:value="4.0"/>
          <table:table-cell table:style-name="cellBest" office:value-type="float" office:value="31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48148148148"/>
          <table:table-cell office:value-type="float" office:value="0.00197530864198"/>
          <table:table-cell office:value-type="float" office:value="0.0"/>
          <table:table-cell office:value-type="float" office:value="884670.0"/>
          <table:table-cell office:value-type="float" office:value="0.0"/>
          <table:table-cell office:value-type="float" office:value="4808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8.982"/>
          <table:table-cell office:value-type="float" office:value="0.0"/>
          <table:table-cell office:value-type="float" office:value="0.222222222222"/>
          <table:table-cell office:value-type="float" office:value="0.0022962962963"/>
          <table:table-cell office:value-type="float" office:value="0.0"/>
          <table:table-cell office:value-type="float" office:value="580262.0"/>
          <table:table-cell office:value-type="float" office:value="3266.0"/>
          <table:table-cell office:value-type="float" office:value="110213.0"/>
          <table:table-cell office:value-type="float" office:value="4.0"/>
          <table:table-cell office:value-type="float" office:value="7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3.1501"/>
          <table:table-cell office:value-type="float" office:value="0.0"/>
          <table:table-cell office:value-type="float" office:value="0.192592592593"/>
          <table:table-cell office:value-type="float" office:value="0.00222222222222"/>
          <table:table-cell office:value-type="float" office:value="0.0"/>
          <table:table-cell table:style-name="cellWorst" office:value-type="float" office:value="1038112.0"/>
          <table:table-cell table:style-name="cellWorst" office:value-type="float" office:value="64268.0"/>
          <table:table-cell table:style-name="cellWorst" office:value-type="float" office:value="302900.0"/>
          <table:table-cell office:value-type="float" office:value="4.0"/>
          <table:table-cell table:style-name="cellWorst" office:value-type="float" office:value="85.0"/>
          <table:table-cell office:value-type="float" office:value="94.5586"/>
          <table:table-cell office:value-type="float" office:value="0.0"/>
          <table:table-cell office:value-type="float" office:value="0.192592592593"/>
          <table:table-cell office:value-type="float" office:value="0.00222222222222"/>
          <table:table-cell office:value-type="float" office:value="0.0"/>
          <table:table-cell table:style-name="cellWorst" office:value-type="float" office:value="1038112.0"/>
          <table:table-cell table:style-name="cellWorst" office:value-type="float" office:value="64268.0"/>
          <table:table-cell table:style-name="cellWorst" office:value-type="float" office:value="302900.0"/>
          <table:table-cell office:value-type="float" office:value="4.0"/>
          <table:table-cell table:style-name="cellWorst" office:value-type="float" office:value="8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5];[.$L105];[.$V105];[.$AF105];[.$AP105];[.$AZ105];[.$BJ105];[.$BT105];[.$CD105];[.$CN105];[.$CX105])" office:value-type="float"/>
          <table:table-cell table:formula="of:=MIN([.$C105];[.$M105];[.$W105];[.$AG105];[.$AQ105];[.$BA105];[.$BK105];[.$BU105];[.$CE105];[.$CO105];[.$CY105])" office:value-type="float"/>
          <table:table-cell table:formula="of:=MIN([.$D105];[.$N105];[.$X105];[.$AH105];[.$AR105];[.$BB105];[.$BL105];[.$BV105];[.$CF105];[.$CP105];[.$CZ105])" office:value-type="float"/>
          <table:table-cell table:formula="of:=MIN([.$E105];[.$O105];[.$Y105];[.$AI105];[.$AS105];[.$BC105];[.$BM105];[.$BW105];[.$CG105];[.$CQ105];[.$DA105])" office:value-type="float"/>
          <table:table-cell table:formula="of:=MIN([.$F105];[.$P105];[.$Z105];[.$AJ105];[.$AT105];[.$BD105];[.$BN105];[.$BX105];[.$CH105];[.$CR105];[.$DB105])" office:value-type="float"/>
          <table:table-cell table:formula="of:=MIN([.$G105];[.$Q105];[.$AA105];[.$AK105];[.$AU105];[.$BE105];[.$BO105];[.$BY105];[.$CI105];[.$CS105];[.$DC105])" office:value-type="float"/>
          <table:table-cell table:formula="of:=MIN([.$H105];[.$R105];[.$AB105];[.$AL105];[.$AV105];[.$BF105];[.$BP105];[.$BZ105];[.$CJ105];[.$CT105];[.$DD105])" office:value-type="float"/>
          <table:table-cell table:formula="of:=MIN([.$I105];[.$S105];[.$AC105];[.$AM105];[.$AW105];[.$BG105];[.$BQ105];[.$CA105];[.$CK105];[.$CU105];[.$DE105])" office:value-type="float"/>
          <table:table-cell table:formula="of:=MIN([.$J105];[.$T105];[.$AD105];[.$AN105];[.$AX105];[.$BH105];[.$BR105];[.$CB105];[.$CL105];[.$CV105];[.$DF105])" office:value-type="float"/>
          <table:table-cell table:formula="of:=MIN([.$K105];[.$U105];[.$AE105];[.$AO105];[.$AY105];[.$BI105];[.$BS105];[.$CC105];[.$CM105];[.$CW105];[.$DG105])" office:value-type="float"/>
          <table:table-cell table:formula="of:=MEDIAN([.$B105];[.$L105];[.$V105];[.$AF105];[.$AP105];[.$AZ105];[.$BJ105];[.$BT105];[.$CD105];[.$CN105];[.$CX105])" office:value-type="float"/>
          <table:table-cell table:formula="of:=MEDIAN([.$C105];[.$M105];[.$W105];[.$AG105];[.$AQ105];[.$BA105];[.$BK105];[.$BU105];[.$CE105];[.$CO105];[.$CY105])" office:value-type="float"/>
          <table:table-cell table:formula="of:=MEDIAN([.$D105];[.$N105];[.$X105];[.$AH105];[.$AR105];[.$BB105];[.$BL105];[.$BV105];[.$CF105];[.$CP105];[.$CZ105])" office:value-type="float"/>
          <table:table-cell table:formula="of:=MEDIAN([.$E105];[.$O105];[.$Y105];[.$AI105];[.$AS105];[.$BC105];[.$BM105];[.$BW105];[.$CG105];[.$CQ105];[.$DA105])" office:value-type="float"/>
          <table:table-cell table:formula="of:=MEDIAN([.$F105];[.$P105];[.$Z105];[.$AJ105];[.$AT105];[.$BD105];[.$BN105];[.$BX105];[.$CH105];[.$CR105];[.$DB105])" office:value-type="float"/>
          <table:table-cell table:formula="of:=MEDIAN([.$G105];[.$Q105];[.$AA105];[.$AK105];[.$AU105];[.$BE105];[.$BO105];[.$BY105];[.$CI105];[.$CS105];[.$DC105])" office:value-type="float"/>
          <table:table-cell table:formula="of:=MEDIAN([.$H105];[.$R105];[.$AB105];[.$AL105];[.$AV105];[.$BF105];[.$BP105];[.$BZ105];[.$CJ105];[.$CT105];[.$DD105])" office:value-type="float"/>
          <table:table-cell table:formula="of:=MEDIAN([.$I105];[.$S105];[.$AC105];[.$AM105];[.$AW105];[.$BG105];[.$BQ105];[.$CA105];[.$CK105];[.$CU105];[.$DE105])" office:value-type="float"/>
          <table:table-cell table:formula="of:=MEDIAN([.$J105];[.$T105];[.$AD105];[.$AN105];[.$AX105];[.$BH105];[.$BR105];[.$CB105];[.$CL105];[.$CV105];[.$DF105])" office:value-type="float"/>
          <table:table-cell table:formula="of:=MEDIAN([.$K105];[.$U105];[.$AE105];[.$AO105];[.$AY105];[.$BI105];[.$BS105];[.$CC105];[.$CM105];[.$CW105];[.$DG105])" office:value-type="float"/>
          <table:table-cell table:formula="of:=MAX([.$B105];[.$L105];[.$V105];[.$AF105];[.$AP105];[.$AZ105];[.$BJ105];[.$BT105];[.$CD105];[.$CN105];[.$CX105])" office:value-type="float"/>
          <table:table-cell table:formula="of:=MAX([.$C105];[.$M105];[.$W105];[.$AG105];[.$AQ105];[.$BA105];[.$BK105];[.$BU105];[.$CE105];[.$CO105];[.$CY105])" office:value-type="float"/>
          <table:table-cell table:formula="of:=MAX([.$D105];[.$N105];[.$X105];[.$AH105];[.$AR105];[.$BB105];[.$BL105];[.$BV105];[.$CF105];[.$CP105];[.$CZ105])" office:value-type="float"/>
          <table:table-cell table:formula="of:=MAX([.$E105];[.$O105];[.$Y105];[.$AI105];[.$AS105];[.$BC105];[.$BM105];[.$BW105];[.$CG105];[.$CQ105];[.$DA105])" office:value-type="float"/>
          <table:table-cell table:formula="of:=MAX([.$F105];[.$P105];[.$Z105];[.$AJ105];[.$AT105];[.$BD105];[.$BN105];[.$BX105];[.$CH105];[.$CR105];[.$DB105])" office:value-type="float"/>
          <table:table-cell table:formula="of:=MAX([.$G105];[.$Q105];[.$AA105];[.$AK105];[.$AU105];[.$BE105];[.$BO105];[.$BY105];[.$CI105];[.$CS105];[.$DC105])" office:value-type="float"/>
          <table:table-cell table:formula="of:=MAX([.$H105];[.$R105];[.$AB105];[.$AL105];[.$AV105];[.$BF105];[.$BP105];[.$BZ105];[.$CJ105];[.$CT105];[.$DD105])" office:value-type="float"/>
          <table:table-cell table:formula="of:=MAX([.$I105];[.$S105];[.$AC105];[.$AM105];[.$AW105];[.$BG105];[.$BQ105];[.$CA105];[.$CK105];[.$CU105];[.$DE105])" office:value-type="float"/>
          <table:table-cell table:formula="of:=MAX([.$J105];[.$T105];[.$AD105];[.$AN105];[.$AX105];[.$BH105];[.$BR105];[.$CB105];[.$CL105];[.$CV105];[.$DF105])" office:value-type="float"/>
          <table:table-cell table:formula="of:=MAX([.$K105];[.$U105];[.$AE105];[.$AO105];[.$AY105];[.$BI105];[.$BS105];[.$CC105];[.$CM105];[.$CW105];[.$DG105])" office:value-type="float"/>
        </table:table-row>
        <table:table-row table:style-name="ro1">
          <table:table-cell office:value-type="string">
            <text:p>iscas85/instances/c3540/c3540.lp.1.3</text:p>
          </table:table-cell>
          <table:table-cell table:style-name="cellBest" office:value-type="float" office:value="156.321"/>
          <table:table-cell office:value-type="float" office:value="0.0"/>
          <table:table-cell office:value-type="float" office:value="0.119832234871"/>
          <table:table-cell office:value-type="float" office:value="0.00159776313162"/>
          <table:table-cell office:value-type="float" office:value="0.0"/>
          <table:table-cell office:value-type="float" office:value="2547464.0"/>
          <table:table-cell office:value-type="float" office:value="0.0"/>
          <table:table-cell office:value-type="float" office:value="1885655.0"/>
          <table:table-cell office:value-type="float" office:value="4.0"/>
          <table:table-cell table:style-name="cellWorst" office:value-type="float" office:value="154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8"/>
          <table:table-cell office:value-type="float" office:value="1.0"/>
          <table:table-cell office:value-type="float" office:value="0.359496704614"/>
          <table:table-cell office:value-type="float" office:value="0.00359496704614"/>
          <table:table-cell office:value-type="float" office:value="0.0"/>
          <table:table-cell office:value-type="float" office:value="4016406.0"/>
          <table:table-cell office:value-type="float" office:value="0.0"/>
          <table:table-cell office:value-type="float" office:value="313318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01.959"/>
          <table:table-cell office:value-type="float" office:value="0.0"/>
          <table:table-cell office:value-type="float" office:value="0.239664469742"/>
          <table:table-cell office:value-type="float" office:value="0.00339524665468"/>
          <table:table-cell office:value-type="float" office:value="0.0"/>
          <table:table-cell office:value-type="float" office:value="5096874.0"/>
          <table:table-cell office:value-type="float" office:value="111.0"/>
          <table:table-cell office:value-type="float" office:value="4022388.0"/>
          <table:table-cell office:value-type="float" office:value="4.0"/>
          <table:table-cell table:style-name="cellBest" office:value-type="float" office:value="116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88.938"/>
          <table:table-cell office:value-type="float" office:value="0.0"/>
          <table:table-cell office:value-type="float" office:value="0.299580587178"/>
          <table:table-cell office:value-type="float" office:value="0.00329538645896"/>
          <table:table-cell office:value-type="float" office:value="0.0"/>
          <table:table-cell office:value-type="float" office:value="5097224.0"/>
          <table:table-cell table:style-name="cellWorst" office:value-type="float" office:value="3121.0"/>
          <table:table-cell office:value-type="float" office:value="4022228.0"/>
          <table:table-cell office:value-type="float" office:value="4.0"/>
          <table:table-cell office:value-type="float" office:value="119.0"/>
          <table:table-cell office:value-type="float" office:value="302.197"/>
          <table:table-cell office:value-type="float" office:value="0.0"/>
          <table:table-cell office:value-type="float" office:value="0.299580587178"/>
          <table:table-cell office:value-type="float" office:value="0.00329538645896"/>
          <table:table-cell office:value-type="float" office:value="0.0"/>
          <table:table-cell office:value-type="float" office:value="5097224.0"/>
          <table:table-cell table:style-name="cellWorst" office:value-type="float" office:value="3121.0"/>
          <table:table-cell office:value-type="float" office:value="4022228.0"/>
          <table:table-cell office:value-type="float" office:value="4.0"/>
          <table:table-cell office:value-type="float" office:value="11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299580587178"/>
          <table:table-cell office:value-type="float" office:value="0.00299580587178"/>
          <table:table-cell office:value-type="float" office:value="0.0"/>
          <table:table-cell table:style-name="cellWorst" office:value-type="float" office:value="8616984.0"/>
          <table:table-cell office:value-type="float" office:value="2608.0"/>
          <table:table-cell table:style-name="cellWorst" office:value-type="float" office:value="679553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6];[.$L106];[.$V106];[.$AF106];[.$AP106];[.$AZ106];[.$BJ106];[.$BT106];[.$CD106];[.$CN106];[.$CX106])" office:value-type="float"/>
          <table:table-cell table:formula="of:=MIN([.$C106];[.$M106];[.$W106];[.$AG106];[.$AQ106];[.$BA106];[.$BK106];[.$BU106];[.$CE106];[.$CO106];[.$CY106])" office:value-type="float"/>
          <table:table-cell table:formula="of:=MIN([.$D106];[.$N106];[.$X106];[.$AH106];[.$AR106];[.$BB106];[.$BL106];[.$BV106];[.$CF106];[.$CP106];[.$CZ106])" office:value-type="float"/>
          <table:table-cell table:formula="of:=MIN([.$E106];[.$O106];[.$Y106];[.$AI106];[.$AS106];[.$BC106];[.$BM106];[.$BW106];[.$CG106];[.$CQ106];[.$DA106])" office:value-type="float"/>
          <table:table-cell table:formula="of:=MIN([.$F106];[.$P106];[.$Z106];[.$AJ106];[.$AT106];[.$BD106];[.$BN106];[.$BX106];[.$CH106];[.$CR106];[.$DB106])" office:value-type="float"/>
          <table:table-cell table:formula="of:=MIN([.$G106];[.$Q106];[.$AA106];[.$AK106];[.$AU106];[.$BE106];[.$BO106];[.$BY106];[.$CI106];[.$CS106];[.$DC106])" office:value-type="float"/>
          <table:table-cell table:formula="of:=MIN([.$H106];[.$R106];[.$AB106];[.$AL106];[.$AV106];[.$BF106];[.$BP106];[.$BZ106];[.$CJ106];[.$CT106];[.$DD106])" office:value-type="float"/>
          <table:table-cell table:formula="of:=MIN([.$I106];[.$S106];[.$AC106];[.$AM106];[.$AW106];[.$BG106];[.$BQ106];[.$CA106];[.$CK106];[.$CU106];[.$DE106])" office:value-type="float"/>
          <table:table-cell table:formula="of:=MIN([.$J106];[.$T106];[.$AD106];[.$AN106];[.$AX106];[.$BH106];[.$BR106];[.$CB106];[.$CL106];[.$CV106];[.$DF106])" office:value-type="float"/>
          <table:table-cell table:formula="of:=MIN([.$K106];[.$U106];[.$AE106];[.$AO106];[.$AY106];[.$BI106];[.$BS106];[.$CC106];[.$CM106];[.$CW106];[.$DG106])" office:value-type="float"/>
          <table:table-cell table:formula="of:=MEDIAN([.$B106];[.$L106];[.$V106];[.$AF106];[.$AP106];[.$AZ106];[.$BJ106];[.$BT106];[.$CD106];[.$CN106];[.$CX106])" office:value-type="float"/>
          <table:table-cell table:formula="of:=MEDIAN([.$C106];[.$M106];[.$W106];[.$AG106];[.$AQ106];[.$BA106];[.$BK106];[.$BU106];[.$CE106];[.$CO106];[.$CY106])" office:value-type="float"/>
          <table:table-cell table:formula="of:=MEDIAN([.$D106];[.$N106];[.$X106];[.$AH106];[.$AR106];[.$BB106];[.$BL106];[.$BV106];[.$CF106];[.$CP106];[.$CZ106])" office:value-type="float"/>
          <table:table-cell table:formula="of:=MEDIAN([.$E106];[.$O106];[.$Y106];[.$AI106];[.$AS106];[.$BC106];[.$BM106];[.$BW106];[.$CG106];[.$CQ106];[.$DA106])" office:value-type="float"/>
          <table:table-cell table:formula="of:=MEDIAN([.$F106];[.$P106];[.$Z106];[.$AJ106];[.$AT106];[.$BD106];[.$BN106];[.$BX106];[.$CH106];[.$CR106];[.$DB106])" office:value-type="float"/>
          <table:table-cell table:formula="of:=MEDIAN([.$G106];[.$Q106];[.$AA106];[.$AK106];[.$AU106];[.$BE106];[.$BO106];[.$BY106];[.$CI106];[.$CS106];[.$DC106])" office:value-type="float"/>
          <table:table-cell table:formula="of:=MEDIAN([.$H106];[.$R106];[.$AB106];[.$AL106];[.$AV106];[.$BF106];[.$BP106];[.$BZ106];[.$CJ106];[.$CT106];[.$DD106])" office:value-type="float"/>
          <table:table-cell table:formula="of:=MEDIAN([.$I106];[.$S106];[.$AC106];[.$AM106];[.$AW106];[.$BG106];[.$BQ106];[.$CA106];[.$CK106];[.$CU106];[.$DE106])" office:value-type="float"/>
          <table:table-cell table:formula="of:=MEDIAN([.$J106];[.$T106];[.$AD106];[.$AN106];[.$AX106];[.$BH106];[.$BR106];[.$CB106];[.$CL106];[.$CV106];[.$DF106])" office:value-type="float"/>
          <table:table-cell table:formula="of:=MEDIAN([.$K106];[.$U106];[.$AE106];[.$AO106];[.$AY106];[.$BI106];[.$BS106];[.$CC106];[.$CM106];[.$CW106];[.$DG106])" office:value-type="float"/>
          <table:table-cell table:formula="of:=MAX([.$B106];[.$L106];[.$V106];[.$AF106];[.$AP106];[.$AZ106];[.$BJ106];[.$BT106];[.$CD106];[.$CN106];[.$CX106])" office:value-type="float"/>
          <table:table-cell table:formula="of:=MAX([.$C106];[.$M106];[.$W106];[.$AG106];[.$AQ106];[.$BA106];[.$BK106];[.$BU106];[.$CE106];[.$CO106];[.$CY106])" office:value-type="float"/>
          <table:table-cell table:formula="of:=MAX([.$D106];[.$N106];[.$X106];[.$AH106];[.$AR106];[.$BB106];[.$BL106];[.$BV106];[.$CF106];[.$CP106];[.$CZ106])" office:value-type="float"/>
          <table:table-cell table:formula="of:=MAX([.$E106];[.$O106];[.$Y106];[.$AI106];[.$AS106];[.$BC106];[.$BM106];[.$BW106];[.$CG106];[.$CQ106];[.$DA106])" office:value-type="float"/>
          <table:table-cell table:formula="of:=MAX([.$F106];[.$P106];[.$Z106];[.$AJ106];[.$AT106];[.$BD106];[.$BN106];[.$BX106];[.$CH106];[.$CR106];[.$DB106])" office:value-type="float"/>
          <table:table-cell table:formula="of:=MAX([.$G106];[.$Q106];[.$AA106];[.$AK106];[.$AU106];[.$BE106];[.$BO106];[.$BY106];[.$CI106];[.$CS106];[.$DC106])" office:value-type="float"/>
          <table:table-cell table:formula="of:=MAX([.$H106];[.$R106];[.$AB106];[.$AL106];[.$AV106];[.$BF106];[.$BP106];[.$BZ106];[.$CJ106];[.$CT106];[.$DD106])" office:value-type="float"/>
          <table:table-cell table:formula="of:=MAX([.$I106];[.$S106];[.$AC106];[.$AM106];[.$AW106];[.$BG106];[.$BQ106];[.$CA106];[.$CK106];[.$CU106];[.$DE106])" office:value-type="float"/>
          <table:table-cell table:formula="of:=MAX([.$J106];[.$T106];[.$AD106];[.$AN106];[.$AX106];[.$BH106];[.$BR106];[.$CB106];[.$CL106];[.$CV106];[.$DF106])" office:value-type="float"/>
          <table:table-cell table:formula="of:=MAX([.$K106];[.$U106];[.$AE106];[.$AO106];[.$AY106];[.$BI106];[.$BS106];[.$CC106];[.$CM106];[.$CW106];[.$DG106])" office:value-type="float"/>
        </table:table-row>
        <table:table-row table:style-name="ro1">
          <table:table-cell office:value-type="string">
            <text:p>iscas85/instances/c3540/c3540.lp.1.4</text:p>
          </table:table-cell>
          <table:table-cell table:style-name="cellBest" office:value-type="float" office:value="151.013"/>
          <table:table-cell office:value-type="float" office:value="0.0"/>
          <table:table-cell office:value-type="float" office:value="0.119832234871"/>
          <table:table-cell office:value-type="float" office:value="0.00239664469742"/>
          <table:table-cell office:value-type="float" office:value="0.0"/>
          <table:table-cell office:value-type="float" office:value="2018989.0"/>
          <table:table-cell office:value-type="float" office:value="0.0"/>
          <table:table-cell office:value-type="float" office:value="1430678.0"/>
          <table:table-cell office:value-type="float" office:value="4.0"/>
          <table:table-cell table:style-name="cellWorst" office:value-type="float" office:value="153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95.249"/>
          <table:table-cell office:value-type="float" office:value="0.0"/>
          <table:table-cell office:value-type="float" office:value="0.299580587178"/>
          <table:table-cell office:value-type="float" office:value="0.00429398841622"/>
          <table:table-cell office:value-type="float" office:value="0.0"/>
          <table:table-cell office:value-type="float" office:value="4590852.0"/>
          <table:table-cell office:value-type="float" office:value="386.0"/>
          <table:table-cell office:value-type="float" office:value="3581643.0"/>
          <table:table-cell office:value-type="float" office:value="4.0"/>
          <table:table-cell office:value-type="float" office:value="151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14.896"/>
          <table:table-cell office:value-type="float" office:value="0.0"/>
          <table:table-cell office:value-type="float" office:value="0.299580587178"/>
          <table:table-cell office:value-type="float" office:value="0.00399440782904"/>
          <table:table-cell office:value-type="float" office:value="0.0"/>
          <table:table-cell office:value-type="float" office:value="4572016.0"/>
          <table:table-cell table:style-name="cellWorst" office:value-type="float" office:value="2374.0"/>
          <table:table-cell office:value-type="float" office:value="3580624.0"/>
          <table:table-cell office:value-type="float" office:value="4.0"/>
          <table:table-cell table:style-name="cellBest" office:value-type="float" office:value="136.0"/>
          <table:table-cell office:value-type="float" office:value="408.386"/>
          <table:table-cell office:value-type="float" office:value="0.0"/>
          <table:table-cell office:value-type="float" office:value="0.299580587178"/>
          <table:table-cell office:value-type="float" office:value="0.00399440782904"/>
          <table:table-cell office:value-type="float" office:value="0.0"/>
          <table:table-cell office:value-type="float" office:value="4572016.0"/>
          <table:table-cell table:style-name="cellWorst" office:value-type="float" office:value="2374.0"/>
          <table:table-cell office:value-type="float" office:value="3580624.0"/>
          <table:table-cell office:value-type="float" office:value="4.0"/>
          <table:table-cell table:style-name="cellBest" office:value-type="float" office:value="136.0"/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53924505692"/>
          <table:table-cell office:value-type="float" office:value="0.0053924505692"/>
          <table:table-cell office:value-type="float" office:value="0.0"/>
          <table:table-cell table:style-name="cellWorst" office:value-type="float" office:value="5272339.0"/>
          <table:table-cell office:value-type="float" office:value="1926.0"/>
          <table:table-cell table:style-name="cellWorst" office:value-type="float" office:value="410454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7];[.$L107];[.$V107];[.$AF107];[.$AP107];[.$AZ107];[.$BJ107];[.$BT107];[.$CD107];[.$CN107];[.$CX107])" office:value-type="float"/>
          <table:table-cell table:formula="of:=MIN([.$C107];[.$M107];[.$W107];[.$AG107];[.$AQ107];[.$BA107];[.$BK107];[.$BU107];[.$CE107];[.$CO107];[.$CY107])" office:value-type="float"/>
          <table:table-cell table:formula="of:=MIN([.$D107];[.$N107];[.$X107];[.$AH107];[.$AR107];[.$BB107];[.$BL107];[.$BV107];[.$CF107];[.$CP107];[.$CZ107])" office:value-type="float"/>
          <table:table-cell table:formula="of:=MIN([.$E107];[.$O107];[.$Y107];[.$AI107];[.$AS107];[.$BC107];[.$BM107];[.$BW107];[.$CG107];[.$CQ107];[.$DA107])" office:value-type="float"/>
          <table:table-cell table:formula="of:=MIN([.$F107];[.$P107];[.$Z107];[.$AJ107];[.$AT107];[.$BD107];[.$BN107];[.$BX107];[.$CH107];[.$CR107];[.$DB107])" office:value-type="float"/>
          <table:table-cell table:formula="of:=MIN([.$G107];[.$Q107];[.$AA107];[.$AK107];[.$AU107];[.$BE107];[.$BO107];[.$BY107];[.$CI107];[.$CS107];[.$DC107])" office:value-type="float"/>
          <table:table-cell table:formula="of:=MIN([.$H107];[.$R107];[.$AB107];[.$AL107];[.$AV107];[.$BF107];[.$BP107];[.$BZ107];[.$CJ107];[.$CT107];[.$DD107])" office:value-type="float"/>
          <table:table-cell table:formula="of:=MIN([.$I107];[.$S107];[.$AC107];[.$AM107];[.$AW107];[.$BG107];[.$BQ107];[.$CA107];[.$CK107];[.$CU107];[.$DE107])" office:value-type="float"/>
          <table:table-cell table:formula="of:=MIN([.$J107];[.$T107];[.$AD107];[.$AN107];[.$AX107];[.$BH107];[.$BR107];[.$CB107];[.$CL107];[.$CV107];[.$DF107])" office:value-type="float"/>
          <table:table-cell table:formula="of:=MIN([.$K107];[.$U107];[.$AE107];[.$AO107];[.$AY107];[.$BI107];[.$BS107];[.$CC107];[.$CM107];[.$CW107];[.$DG107])" office:value-type="float"/>
          <table:table-cell table:formula="of:=MEDIAN([.$B107];[.$L107];[.$V107];[.$AF107];[.$AP107];[.$AZ107];[.$BJ107];[.$BT107];[.$CD107];[.$CN107];[.$CX107])" office:value-type="float"/>
          <table:table-cell table:formula="of:=MEDIAN([.$C107];[.$M107];[.$W107];[.$AG107];[.$AQ107];[.$BA107];[.$BK107];[.$BU107];[.$CE107];[.$CO107];[.$CY107])" office:value-type="float"/>
          <table:table-cell table:formula="of:=MEDIAN([.$D107];[.$N107];[.$X107];[.$AH107];[.$AR107];[.$BB107];[.$BL107];[.$BV107];[.$CF107];[.$CP107];[.$CZ107])" office:value-type="float"/>
          <table:table-cell table:formula="of:=MEDIAN([.$E107];[.$O107];[.$Y107];[.$AI107];[.$AS107];[.$BC107];[.$BM107];[.$BW107];[.$CG107];[.$CQ107];[.$DA107])" office:value-type="float"/>
          <table:table-cell table:formula="of:=MEDIAN([.$F107];[.$P107];[.$Z107];[.$AJ107];[.$AT107];[.$BD107];[.$BN107];[.$BX107];[.$CH107];[.$CR107];[.$DB107])" office:value-type="float"/>
          <table:table-cell table:formula="of:=MEDIAN([.$G107];[.$Q107];[.$AA107];[.$AK107];[.$AU107];[.$BE107];[.$BO107];[.$BY107];[.$CI107];[.$CS107];[.$DC107])" office:value-type="float"/>
          <table:table-cell table:formula="of:=MEDIAN([.$H107];[.$R107];[.$AB107];[.$AL107];[.$AV107];[.$BF107];[.$BP107];[.$BZ107];[.$CJ107];[.$CT107];[.$DD107])" office:value-type="float"/>
          <table:table-cell table:formula="of:=MEDIAN([.$I107];[.$S107];[.$AC107];[.$AM107];[.$AW107];[.$BG107];[.$BQ107];[.$CA107];[.$CK107];[.$CU107];[.$DE107])" office:value-type="float"/>
          <table:table-cell table:formula="of:=MEDIAN([.$J107];[.$T107];[.$AD107];[.$AN107];[.$AX107];[.$BH107];[.$BR107];[.$CB107];[.$CL107];[.$CV107];[.$DF107])" office:value-type="float"/>
          <table:table-cell table:formula="of:=MEDIAN([.$K107];[.$U107];[.$AE107];[.$AO107];[.$AY107];[.$BI107];[.$BS107];[.$CC107];[.$CM107];[.$CW107];[.$DG107])" office:value-type="float"/>
          <table:table-cell table:formula="of:=MAX([.$B107];[.$L107];[.$V107];[.$AF107];[.$AP107];[.$AZ107];[.$BJ107];[.$BT107];[.$CD107];[.$CN107];[.$CX107])" office:value-type="float"/>
          <table:table-cell table:formula="of:=MAX([.$C107];[.$M107];[.$W107];[.$AG107];[.$AQ107];[.$BA107];[.$BK107];[.$BU107];[.$CE107];[.$CO107];[.$CY107])" office:value-type="float"/>
          <table:table-cell table:formula="of:=MAX([.$D107];[.$N107];[.$X107];[.$AH107];[.$AR107];[.$BB107];[.$BL107];[.$BV107];[.$CF107];[.$CP107];[.$CZ107])" office:value-type="float"/>
          <table:table-cell table:formula="of:=MAX([.$E107];[.$O107];[.$Y107];[.$AI107];[.$AS107];[.$BC107];[.$BM107];[.$BW107];[.$CG107];[.$CQ107];[.$DA107])" office:value-type="float"/>
          <table:table-cell table:formula="of:=MAX([.$F107];[.$P107];[.$Z107];[.$AJ107];[.$AT107];[.$BD107];[.$BN107];[.$BX107];[.$CH107];[.$CR107];[.$DB107])" office:value-type="float"/>
          <table:table-cell table:formula="of:=MAX([.$G107];[.$Q107];[.$AA107];[.$AK107];[.$AU107];[.$BE107];[.$BO107];[.$BY107];[.$CI107];[.$CS107];[.$DC107])" office:value-type="float"/>
          <table:table-cell table:formula="of:=MAX([.$H107];[.$R107];[.$AB107];[.$AL107];[.$AV107];[.$BF107];[.$BP107];[.$BZ107];[.$CJ107];[.$CT107];[.$DD107])" office:value-type="float"/>
          <table:table-cell table:formula="of:=MAX([.$I107];[.$S107];[.$AC107];[.$AM107];[.$AW107];[.$BG107];[.$BQ107];[.$CA107];[.$CK107];[.$CU107];[.$DE107])" office:value-type="float"/>
          <table:table-cell table:formula="of:=MAX([.$J107];[.$T107];[.$AD107];[.$AN107];[.$AX107];[.$BH107];[.$BR107];[.$CB107];[.$CL107];[.$CV107];[.$DF107])" office:value-type="float"/>
          <table:table-cell table:formula="of:=MAX([.$K107];[.$U107];[.$AE107];[.$AO107];[.$AY107];[.$BI107];[.$BS107];[.$CC107];[.$CM107];[.$CW107];[.$DG107])" office:value-type="float"/>
        </table:table-row>
        <table:table-row table:style-name="ro1">
          <table:table-cell office:value-type="string">
            <text:p>iscas85/instances/c3540/c3540.lp.1.5</text:p>
          </table:table-cell>
          <table:table-cell table:style-name="cellBest" office:value-type="float" office:value="371.397"/>
          <table:table-cell office:value-type="float" office:value="0.0"/>
          <table:table-cell office:value-type="float" office:value="0.119832234871"/>
          <table:table-cell office:value-type="float" office:value="0.0022967845017"/>
          <table:table-cell office:value-type="float" office:value="0.0"/>
          <table:table-cell office:value-type="float" office:value="4010123.0"/>
          <table:table-cell office:value-type="float" office:value="0.0"/>
          <table:table-cell table:style-name="cellWorst" office:value-type="float" office:value="3061282.0"/>
          <table:table-cell office:value-type="float" office:value="4.0"/>
          <table:table-cell office:value-type="float" office:value="140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8];[.$L108];[.$V108];[.$AF108];[.$AP108];[.$AZ108];[.$BJ108];[.$BT108];[.$CD108];[.$CN108];[.$CX108])" office:value-type="float"/>
          <table:table-cell table:formula="of:=MIN([.$C108];[.$M108];[.$W108];[.$AG108];[.$AQ108];[.$BA108];[.$BK108];[.$BU108];[.$CE108];[.$CO108];[.$CY108])" office:value-type="float"/>
          <table:table-cell table:formula="of:=MIN([.$D108];[.$N108];[.$X108];[.$AH108];[.$AR108];[.$BB108];[.$BL108];[.$BV108];[.$CF108];[.$CP108];[.$CZ108])" office:value-type="float"/>
          <table:table-cell table:formula="of:=MIN([.$E108];[.$O108];[.$Y108];[.$AI108];[.$AS108];[.$BC108];[.$BM108];[.$BW108];[.$CG108];[.$CQ108];[.$DA108])" office:value-type="float"/>
          <table:table-cell table:formula="of:=MIN([.$F108];[.$P108];[.$Z108];[.$AJ108];[.$AT108];[.$BD108];[.$BN108];[.$BX108];[.$CH108];[.$CR108];[.$DB108])" office:value-type="float"/>
          <table:table-cell table:formula="of:=MIN([.$G108];[.$Q108];[.$AA108];[.$AK108];[.$AU108];[.$BE108];[.$BO108];[.$BY108];[.$CI108];[.$CS108];[.$DC108])" office:value-type="float"/>
          <table:table-cell table:formula="of:=MIN([.$H108];[.$R108];[.$AB108];[.$AL108];[.$AV108];[.$BF108];[.$BP108];[.$BZ108];[.$CJ108];[.$CT108];[.$DD108])" office:value-type="float"/>
          <table:table-cell table:formula="of:=MIN([.$I108];[.$S108];[.$AC108];[.$AM108];[.$AW108];[.$BG108];[.$BQ108];[.$CA108];[.$CK108];[.$CU108];[.$DE108])" office:value-type="float"/>
          <table:table-cell table:formula="of:=MIN([.$J108];[.$T108];[.$AD108];[.$AN108];[.$AX108];[.$BH108];[.$BR108];[.$CB108];[.$CL108];[.$CV108];[.$DF108])" office:value-type="float"/>
          <table:table-cell table:formula="of:=MIN([.$K108];[.$U108];[.$AE108];[.$AO108];[.$AY108];[.$BI108];[.$BS108];[.$CC108];[.$CM108];[.$CW108];[.$DG108])" office:value-type="float"/>
          <table:table-cell table:formula="of:=MEDIAN([.$B108];[.$L108];[.$V108];[.$AF108];[.$AP108];[.$AZ108];[.$BJ108];[.$BT108];[.$CD108];[.$CN108];[.$CX108])" office:value-type="float"/>
          <table:table-cell table:formula="of:=MEDIAN([.$C108];[.$M108];[.$W108];[.$AG108];[.$AQ108];[.$BA108];[.$BK108];[.$BU108];[.$CE108];[.$CO108];[.$CY108])" office:value-type="float"/>
          <table:table-cell table:formula="of:=MEDIAN([.$D108];[.$N108];[.$X108];[.$AH108];[.$AR108];[.$BB108];[.$BL108];[.$BV108];[.$CF108];[.$CP108];[.$CZ108])" office:value-type="float"/>
          <table:table-cell table:formula="of:=MEDIAN([.$E108];[.$O108];[.$Y108];[.$AI108];[.$AS108];[.$BC108];[.$BM108];[.$BW108];[.$CG108];[.$CQ108];[.$DA108])" office:value-type="float"/>
          <table:table-cell table:formula="of:=MEDIAN([.$F108];[.$P108];[.$Z108];[.$AJ108];[.$AT108];[.$BD108];[.$BN108];[.$BX108];[.$CH108];[.$CR108];[.$DB108])" office:value-type="float"/>
          <table:table-cell table:formula="of:=MEDIAN([.$G108];[.$Q108];[.$AA108];[.$AK108];[.$AU108];[.$BE108];[.$BO108];[.$BY108];[.$CI108];[.$CS108];[.$DC108])" office:value-type="float"/>
          <table:table-cell table:formula="of:=MEDIAN([.$H108];[.$R108];[.$AB108];[.$AL108];[.$AV108];[.$BF108];[.$BP108];[.$BZ108];[.$CJ108];[.$CT108];[.$DD108])" office:value-type="float"/>
          <table:table-cell table:formula="of:=MEDIAN([.$I108];[.$S108];[.$AC108];[.$AM108];[.$AW108];[.$BG108];[.$BQ108];[.$CA108];[.$CK108];[.$CU108];[.$DE108])" office:value-type="float"/>
          <table:table-cell table:formula="of:=MEDIAN([.$J108];[.$T108];[.$AD108];[.$AN108];[.$AX108];[.$BH108];[.$BR108];[.$CB108];[.$CL108];[.$CV108];[.$DF108])" office:value-type="float"/>
          <table:table-cell table:formula="of:=MEDIAN([.$K108];[.$U108];[.$AE108];[.$AO108];[.$AY108];[.$BI108];[.$BS108];[.$CC108];[.$CM108];[.$CW108];[.$DG108])" office:value-type="float"/>
          <table:table-cell table:formula="of:=MAX([.$B108];[.$L108];[.$V108];[.$AF108];[.$AP108];[.$AZ108];[.$BJ108];[.$BT108];[.$CD108];[.$CN108];[.$CX108])" office:value-type="float"/>
          <table:table-cell table:formula="of:=MAX([.$C108];[.$M108];[.$W108];[.$AG108];[.$AQ108];[.$BA108];[.$BK108];[.$BU108];[.$CE108];[.$CO108];[.$CY108])" office:value-type="float"/>
          <table:table-cell table:formula="of:=MAX([.$D108];[.$N108];[.$X108];[.$AH108];[.$AR108];[.$BB108];[.$BL108];[.$BV108];[.$CF108];[.$CP108];[.$CZ108])" office:value-type="float"/>
          <table:table-cell table:formula="of:=MAX([.$E108];[.$O108];[.$Y108];[.$AI108];[.$AS108];[.$BC108];[.$BM108];[.$BW108];[.$CG108];[.$CQ108];[.$DA108])" office:value-type="float"/>
          <table:table-cell table:formula="of:=MAX([.$F108];[.$P108];[.$Z108];[.$AJ108];[.$AT108];[.$BD108];[.$BN108];[.$BX108];[.$CH108];[.$CR108];[.$DB108])" office:value-type="float"/>
          <table:table-cell table:formula="of:=MAX([.$G108];[.$Q108];[.$AA108];[.$AK108];[.$AU108];[.$BE108];[.$BO108];[.$BY108];[.$CI108];[.$CS108];[.$DC108])" office:value-type="float"/>
          <table:table-cell table:formula="of:=MAX([.$H108];[.$R108];[.$AB108];[.$AL108];[.$AV108];[.$BF108];[.$BP108];[.$BZ108];[.$CJ108];[.$CT108];[.$DD108])" office:value-type="float"/>
          <table:table-cell table:formula="of:=MAX([.$I108];[.$S108];[.$AC108];[.$AM108];[.$AW108];[.$BG108];[.$BQ108];[.$CA108];[.$CK108];[.$CU108];[.$DE108])" office:value-type="float"/>
          <table:table-cell table:formula="of:=MAX([.$J108];[.$T108];[.$AD108];[.$AN108];[.$AX108];[.$BH108];[.$BR108];[.$CB108];[.$CL108];[.$CV108];[.$DF108])" office:value-type="float"/>
          <table:table-cell table:formula="of:=MAX([.$K108];[.$U108];[.$AE108];[.$AO108];[.$AY108];[.$BI108];[.$BS108];[.$CC108];[.$CM108];[.$CW108];[.$DG108])" office:value-type="float"/>
        </table:table-row>
        <table:table-row table:style-name="ro1">
          <table:table-cell office:value-type="string">
            <text:p>iscas85/instances/c3540/c3540.lp.1.6</text:p>
          </table:table-cell>
          <table:table-cell table:style-name="cellBest" office:value-type="float" office:value="109.435"/>
          <table:table-cell office:value-type="float" office:value="0.0"/>
          <table:table-cell office:value-type="float" office:value="0.119832234871"/>
          <table:table-cell office:value-type="float" office:value="0.00329538645896"/>
          <table:table-cell office:value-type="float" office:value="0.0"/>
          <table:table-cell office:value-type="float" office:value="2217467.0"/>
          <table:table-cell office:value-type="float" office:value="0.0"/>
          <table:table-cell office:value-type="float" office:value="1617286.0"/>
          <table:table-cell office:value-type="float" office:value="4.0"/>
          <table:table-cell table:style-name="cellBest" office:value-type="float" office:value="129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86.377"/>
          <table:table-cell office:value-type="float" office:value="0.0"/>
          <table:table-cell office:value-type="float" office:value="0.53924505692"/>
          <table:table-cell office:value-type="float" office:value="0.007289794288"/>
          <table:table-cell office:value-type="float" office:value="0.0"/>
          <table:table-cell office:value-type="float" office:value="4851186.0"/>
          <table:table-cell office:value-type="float" office:value="1592.0"/>
          <table:table-cell office:value-type="float" office:value="3756326.0"/>
          <table:table-cell office:value-type="float" office:value="4.0"/>
          <table:table-cell table:style-name="cellWorst" office:value-type="float" office:value="157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81.21"/>
          <table:table-cell office:value-type="float" office:value="0.0"/>
          <table:table-cell office:value-type="float" office:value="0.599161174356"/>
          <table:table-cell office:value-type="float" office:value="0.00778909526663"/>
          <table:table-cell office:value-type="float" office:value="0.0"/>
          <table:table-cell office:value-type="float" office:value="4796260.0"/>
          <table:table-cell table:style-name="cellWorst" office:value-type="float" office:value="5725.0"/>
          <table:table-cell office:value-type="float" office:value="3717669.0"/>
          <table:table-cell office:value-type="float" office:value="4.0"/>
          <table:table-cell office:value-type="float" office:value="149.0"/>
          <table:table-cell office:value-type="float" office:value="337.885"/>
          <table:table-cell office:value-type="float" office:value="0.0"/>
          <table:table-cell office:value-type="float" office:value="0.599161174356"/>
          <table:table-cell office:value-type="float" office:value="0.00778909526663"/>
          <table:table-cell office:value-type="float" office:value="0.0"/>
          <table:table-cell office:value-type="float" office:value="4796260.0"/>
          <table:table-cell table:style-name="cellWorst" office:value-type="float" office:value="5725.0"/>
          <table:table-cell office:value-type="float" office:value="3717669.0"/>
          <table:table-cell office:value-type="float" office:value="4.0"/>
          <table:table-cell office:value-type="float" office:value="149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718993409227"/>
          <table:table-cell office:value-type="float" office:value="0.00718993409227"/>
          <table:table-cell office:value-type="float" office:value="0.0"/>
          <table:table-cell table:style-name="cellWorst" office:value-type="float" office:value="6843698.0"/>
          <table:table-cell office:value-type="float" office:value="2218.0"/>
          <table:table-cell table:style-name="cellWorst" office:value-type="float" office:value="529326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9];[.$L109];[.$V109];[.$AF109];[.$AP109];[.$AZ109];[.$BJ109];[.$BT109];[.$CD109];[.$CN109];[.$CX109])" office:value-type="float"/>
          <table:table-cell table:formula="of:=MIN([.$C109];[.$M109];[.$W109];[.$AG109];[.$AQ109];[.$BA109];[.$BK109];[.$BU109];[.$CE109];[.$CO109];[.$CY109])" office:value-type="float"/>
          <table:table-cell table:formula="of:=MIN([.$D109];[.$N109];[.$X109];[.$AH109];[.$AR109];[.$BB109];[.$BL109];[.$BV109];[.$CF109];[.$CP109];[.$CZ109])" office:value-type="float"/>
          <table:table-cell table:formula="of:=MIN([.$E109];[.$O109];[.$Y109];[.$AI109];[.$AS109];[.$BC109];[.$BM109];[.$BW109];[.$CG109];[.$CQ109];[.$DA109])" office:value-type="float"/>
          <table:table-cell table:formula="of:=MIN([.$F109];[.$P109];[.$Z109];[.$AJ109];[.$AT109];[.$BD109];[.$BN109];[.$BX109];[.$CH109];[.$CR109];[.$DB109])" office:value-type="float"/>
          <table:table-cell table:formula="of:=MIN([.$G109];[.$Q109];[.$AA109];[.$AK109];[.$AU109];[.$BE109];[.$BO109];[.$BY109];[.$CI109];[.$CS109];[.$DC109])" office:value-type="float"/>
          <table:table-cell table:formula="of:=MIN([.$H109];[.$R109];[.$AB109];[.$AL109];[.$AV109];[.$BF109];[.$BP109];[.$BZ109];[.$CJ109];[.$CT109];[.$DD109])" office:value-type="float"/>
          <table:table-cell table:formula="of:=MIN([.$I109];[.$S109];[.$AC109];[.$AM109];[.$AW109];[.$BG109];[.$BQ109];[.$CA109];[.$CK109];[.$CU109];[.$DE109])" office:value-type="float"/>
          <table:table-cell table:formula="of:=MIN([.$J109];[.$T109];[.$AD109];[.$AN109];[.$AX109];[.$BH109];[.$BR109];[.$CB109];[.$CL109];[.$CV109];[.$DF109])" office:value-type="float"/>
          <table:table-cell table:formula="of:=MIN([.$K109];[.$U109];[.$AE109];[.$AO109];[.$AY109];[.$BI109];[.$BS109];[.$CC109];[.$CM109];[.$CW109];[.$DG109])" office:value-type="float"/>
          <table:table-cell table:formula="of:=MEDIAN([.$B109];[.$L109];[.$V109];[.$AF109];[.$AP109];[.$AZ109];[.$BJ109];[.$BT109];[.$CD109];[.$CN109];[.$CX109])" office:value-type="float"/>
          <table:table-cell table:formula="of:=MEDIAN([.$C109];[.$M109];[.$W109];[.$AG109];[.$AQ109];[.$BA109];[.$BK109];[.$BU109];[.$CE109];[.$CO109];[.$CY109])" office:value-type="float"/>
          <table:table-cell table:formula="of:=MEDIAN([.$D109];[.$N109];[.$X109];[.$AH109];[.$AR109];[.$BB109];[.$BL109];[.$BV109];[.$CF109];[.$CP109];[.$CZ109])" office:value-type="float"/>
          <table:table-cell table:formula="of:=MEDIAN([.$E109];[.$O109];[.$Y109];[.$AI109];[.$AS109];[.$BC109];[.$BM109];[.$BW109];[.$CG109];[.$CQ109];[.$DA109])" office:value-type="float"/>
          <table:table-cell table:formula="of:=MEDIAN([.$F109];[.$P109];[.$Z109];[.$AJ109];[.$AT109];[.$BD109];[.$BN109];[.$BX109];[.$CH109];[.$CR109];[.$DB109])" office:value-type="float"/>
          <table:table-cell table:formula="of:=MEDIAN([.$G109];[.$Q109];[.$AA109];[.$AK109];[.$AU109];[.$BE109];[.$BO109];[.$BY109];[.$CI109];[.$CS109];[.$DC109])" office:value-type="float"/>
          <table:table-cell table:formula="of:=MEDIAN([.$H109];[.$R109];[.$AB109];[.$AL109];[.$AV109];[.$BF109];[.$BP109];[.$BZ109];[.$CJ109];[.$CT109];[.$DD109])" office:value-type="float"/>
          <table:table-cell table:formula="of:=MEDIAN([.$I109];[.$S109];[.$AC109];[.$AM109];[.$AW109];[.$BG109];[.$BQ109];[.$CA109];[.$CK109];[.$CU109];[.$DE109])" office:value-type="float"/>
          <table:table-cell table:formula="of:=MEDIAN([.$J109];[.$T109];[.$AD109];[.$AN109];[.$AX109];[.$BH109];[.$BR109];[.$CB109];[.$CL109];[.$CV109];[.$DF109])" office:value-type="float"/>
          <table:table-cell table:formula="of:=MEDIAN([.$K109];[.$U109];[.$AE109];[.$AO109];[.$AY109];[.$BI109];[.$BS109];[.$CC109];[.$CM109];[.$CW109];[.$DG109])" office:value-type="float"/>
          <table:table-cell table:formula="of:=MAX([.$B109];[.$L109];[.$V109];[.$AF109];[.$AP109];[.$AZ109];[.$BJ109];[.$BT109];[.$CD109];[.$CN109];[.$CX109])" office:value-type="float"/>
          <table:table-cell table:formula="of:=MAX([.$C109];[.$M109];[.$W109];[.$AG109];[.$AQ109];[.$BA109];[.$BK109];[.$BU109];[.$CE109];[.$CO109];[.$CY109])" office:value-type="float"/>
          <table:table-cell table:formula="of:=MAX([.$D109];[.$N109];[.$X109];[.$AH109];[.$AR109];[.$BB109];[.$BL109];[.$BV109];[.$CF109];[.$CP109];[.$CZ109])" office:value-type="float"/>
          <table:table-cell table:formula="of:=MAX([.$E109];[.$O109];[.$Y109];[.$AI109];[.$AS109];[.$BC109];[.$BM109];[.$BW109];[.$CG109];[.$CQ109];[.$DA109])" office:value-type="float"/>
          <table:table-cell table:formula="of:=MAX([.$F109];[.$P109];[.$Z109];[.$AJ109];[.$AT109];[.$BD109];[.$BN109];[.$BX109];[.$CH109];[.$CR109];[.$DB109])" office:value-type="float"/>
          <table:table-cell table:formula="of:=MAX([.$G109];[.$Q109];[.$AA109];[.$AK109];[.$AU109];[.$BE109];[.$BO109];[.$BY109];[.$CI109];[.$CS109];[.$DC109])" office:value-type="float"/>
          <table:table-cell table:formula="of:=MAX([.$H109];[.$R109];[.$AB109];[.$AL109];[.$AV109];[.$BF109];[.$BP109];[.$BZ109];[.$CJ109];[.$CT109];[.$DD109])" office:value-type="float"/>
          <table:table-cell table:formula="of:=MAX([.$I109];[.$S109];[.$AC109];[.$AM109];[.$AW109];[.$BG109];[.$BQ109];[.$CA109];[.$CK109];[.$CU109];[.$DE109])" office:value-type="float"/>
          <table:table-cell table:formula="of:=MAX([.$J109];[.$T109];[.$AD109];[.$AN109];[.$AX109];[.$BH109];[.$BR109];[.$CB109];[.$CL109];[.$CV109];[.$DF109])" office:value-type="float"/>
          <table:table-cell table:formula="of:=MAX([.$K109];[.$U109];[.$AE109];[.$AO109];[.$AY109];[.$BI109];[.$BS109];[.$CC109];[.$CM109];[.$CW109];[.$DG109])" office:value-type="float"/>
        </table:table-row>
        <table:table-row table:style-name="ro1">
          <table:table-cell office:value-type="string">
            <text:p>iscas85/instances/c3540/c3540.lp.1.7</text:p>
          </table:table-cell>
          <table:table-cell table:style-name="cellBest" office:value-type="float" office:value="154.298"/>
          <table:table-cell office:value-type="float" office:value="0.0"/>
          <table:table-cell office:value-type="float" office:value="0.119832234871"/>
          <table:table-cell office:value-type="float" office:value="0.00399440782904"/>
          <table:table-cell office:value-type="float" office:value="0.0"/>
          <table:table-cell office:value-type="float" office:value="2025692.0"/>
          <table:table-cell office:value-type="float" office:value="0.0"/>
          <table:table-cell office:value-type="float" office:value="1469095.0"/>
          <table:table-cell office:value-type="float" office:value="4.0"/>
          <table:table-cell table:style-name="cellWorst" office:value-type="float" office:value="168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04.991"/>
          <table:table-cell office:value-type="float" office:value="0.0"/>
          <table:table-cell office:value-type="float" office:value="0.659077291791"/>
          <table:table-cell office:value-type="float" office:value="0.00718993409227"/>
          <table:table-cell office:value-type="float" office:value="0.0"/>
          <table:table-cell table:style-name="cellWorst" office:value-type="float" office:value="2136045.0"/>
          <table:table-cell office:value-type="float" office:value="650.0"/>
          <table:table-cell table:style-name="cellWorst" office:value-type="float" office:value="1568133.0"/>
          <table:table-cell office:value-type="float" office:value="4.0"/>
          <table:table-cell office:value-type="float" office:value="164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04.767"/>
          <table:table-cell office:value-type="float" office:value="0.0"/>
          <table:table-cell office:value-type="float" office:value="0.53924505692"/>
          <table:table-cell office:value-type="float" office:value="0.00679049330937"/>
          <table:table-cell office:value-type="float" office:value="0.0"/>
          <table:table-cell office:value-type="float" office:value="2131015.0"/>
          <table:table-cell table:style-name="cellWorst" office:value-type="float" office:value="8823.0"/>
          <table:table-cell office:value-type="float" office:value="1564145.0"/>
          <table:table-cell office:value-type="float" office:value="4.0"/>
          <table:table-cell table:style-name="cellBest" office:value-type="float" office:value="158.0"/>
          <table:table-cell office:value-type="float" office:value="204.43"/>
          <table:table-cell office:value-type="float" office:value="0.0"/>
          <table:table-cell office:value-type="float" office:value="0.53924505692"/>
          <table:table-cell office:value-type="float" office:value="0.00679049330937"/>
          <table:table-cell office:value-type="float" office:value="0.0"/>
          <table:table-cell office:value-type="float" office:value="2131015.0"/>
          <table:table-cell table:style-name="cellWorst" office:value-type="float" office:value="8823.0"/>
          <table:table-cell office:value-type="float" office:value="1564145.0"/>
          <table:table-cell office:value-type="float" office:value="4.0"/>
          <table:table-cell table:style-name="cellBest" office:value-type="float" office:value="158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10];[.$L110];[.$V110];[.$AF110];[.$AP110];[.$AZ110];[.$BJ110];[.$BT110];[.$CD110];[.$CN110];[.$CX110])" office:value-type="float"/>
          <table:table-cell table:formula="of:=MIN([.$C110];[.$M110];[.$W110];[.$AG110];[.$AQ110];[.$BA110];[.$BK110];[.$BU110];[.$CE110];[.$CO110];[.$CY110])" office:value-type="float"/>
          <table:table-cell table:formula="of:=MIN([.$D110];[.$N110];[.$X110];[.$AH110];[.$AR110];[.$BB110];[.$BL110];[.$BV110];[.$CF110];[.$CP110];[.$CZ110])" office:value-type="float"/>
          <table:table-cell table:formula="of:=MIN([.$E110];[.$O110];[.$Y110];[.$AI110];[.$AS110];[.$BC110];[.$BM110];[.$BW110];[.$CG110];[.$CQ110];[.$DA110])" office:value-type="float"/>
          <table:table-cell table:formula="of:=MIN([.$F110];[.$P110];[.$Z110];[.$AJ110];[.$AT110];[.$BD110];[.$BN110];[.$BX110];[.$CH110];[.$CR110];[.$DB110])" office:value-type="float"/>
          <table:table-cell table:formula="of:=MIN([.$G110];[.$Q110];[.$AA110];[.$AK110];[.$AU110];[.$BE110];[.$BO110];[.$BY110];[.$CI110];[.$CS110];[.$DC110])" office:value-type="float"/>
          <table:table-cell table:formula="of:=MIN([.$H110];[.$R110];[.$AB110];[.$AL110];[.$AV110];[.$BF110];[.$BP110];[.$BZ110];[.$CJ110];[.$CT110];[.$DD110])" office:value-type="float"/>
          <table:table-cell table:formula="of:=MIN([.$I110];[.$S110];[.$AC110];[.$AM110];[.$AW110];[.$BG110];[.$BQ110];[.$CA110];[.$CK110];[.$CU110];[.$DE110])" office:value-type="float"/>
          <table:table-cell table:formula="of:=MIN([.$J110];[.$T110];[.$AD110];[.$AN110];[.$AX110];[.$BH110];[.$BR110];[.$CB110];[.$CL110];[.$CV110];[.$DF110])" office:value-type="float"/>
          <table:table-cell table:formula="of:=MIN([.$K110];[.$U110];[.$AE110];[.$AO110];[.$AY110];[.$BI110];[.$BS110];[.$CC110];[.$CM110];[.$CW110];[.$DG110])" office:value-type="float"/>
          <table:table-cell table:formula="of:=MEDIAN([.$B110];[.$L110];[.$V110];[.$AF110];[.$AP110];[.$AZ110];[.$BJ110];[.$BT110];[.$CD110];[.$CN110];[.$CX110])" office:value-type="float"/>
          <table:table-cell table:formula="of:=MEDIAN([.$C110];[.$M110];[.$W110];[.$AG110];[.$AQ110];[.$BA110];[.$BK110];[.$BU110];[.$CE110];[.$CO110];[.$CY110])" office:value-type="float"/>
          <table:table-cell table:formula="of:=MEDIAN([.$D110];[.$N110];[.$X110];[.$AH110];[.$AR110];[.$BB110];[.$BL110];[.$BV110];[.$CF110];[.$CP110];[.$CZ110])" office:value-type="float"/>
          <table:table-cell table:formula="of:=MEDIAN([.$E110];[.$O110];[.$Y110];[.$AI110];[.$AS110];[.$BC110];[.$BM110];[.$BW110];[.$CG110];[.$CQ110];[.$DA110])" office:value-type="float"/>
          <table:table-cell table:formula="of:=MEDIAN([.$F110];[.$P110];[.$Z110];[.$AJ110];[.$AT110];[.$BD110];[.$BN110];[.$BX110];[.$CH110];[.$CR110];[.$DB110])" office:value-type="float"/>
          <table:table-cell table:formula="of:=MEDIAN([.$G110];[.$Q110];[.$AA110];[.$AK110];[.$AU110];[.$BE110];[.$BO110];[.$BY110];[.$CI110];[.$CS110];[.$DC110])" office:value-type="float"/>
          <table:table-cell table:formula="of:=MEDIAN([.$H110];[.$R110];[.$AB110];[.$AL110];[.$AV110];[.$BF110];[.$BP110];[.$BZ110];[.$CJ110];[.$CT110];[.$DD110])" office:value-type="float"/>
          <table:table-cell table:formula="of:=MEDIAN([.$I110];[.$S110];[.$AC110];[.$AM110];[.$AW110];[.$BG110];[.$BQ110];[.$CA110];[.$CK110];[.$CU110];[.$DE110])" office:value-type="float"/>
          <table:table-cell table:formula="of:=MEDIAN([.$J110];[.$T110];[.$AD110];[.$AN110];[.$AX110];[.$BH110];[.$BR110];[.$CB110];[.$CL110];[.$CV110];[.$DF110])" office:value-type="float"/>
          <table:table-cell table:formula="of:=MEDIAN([.$K110];[.$U110];[.$AE110];[.$AO110];[.$AY110];[.$BI110];[.$BS110];[.$CC110];[.$CM110];[.$CW110];[.$DG110])" office:value-type="float"/>
          <table:table-cell table:formula="of:=MAX([.$B110];[.$L110];[.$V110];[.$AF110];[.$AP110];[.$AZ110];[.$BJ110];[.$BT110];[.$CD110];[.$CN110];[.$CX110])" office:value-type="float"/>
          <table:table-cell table:formula="of:=MAX([.$C110];[.$M110];[.$W110];[.$AG110];[.$AQ110];[.$BA110];[.$BK110];[.$BU110];[.$CE110];[.$CO110];[.$CY110])" office:value-type="float"/>
          <table:table-cell table:formula="of:=MAX([.$D110];[.$N110];[.$X110];[.$AH110];[.$AR110];[.$BB110];[.$BL110];[.$BV110];[.$CF110];[.$CP110];[.$CZ110])" office:value-type="float"/>
          <table:table-cell table:formula="of:=MAX([.$E110];[.$O110];[.$Y110];[.$AI110];[.$AS110];[.$BC110];[.$BM110];[.$BW110];[.$CG110];[.$CQ110];[.$DA110])" office:value-type="float"/>
          <table:table-cell table:formula="of:=MAX([.$F110];[.$P110];[.$Z110];[.$AJ110];[.$AT110];[.$BD110];[.$BN110];[.$BX110];[.$CH110];[.$CR110];[.$DB110])" office:value-type="float"/>
          <table:table-cell table:formula="of:=MAX([.$G110];[.$Q110];[.$AA110];[.$AK110];[.$AU110];[.$BE110];[.$BO110];[.$BY110];[.$CI110];[.$CS110];[.$DC110])" office:value-type="float"/>
          <table:table-cell table:formula="of:=MAX([.$H110];[.$R110];[.$AB110];[.$AL110];[.$AV110];[.$BF110];[.$BP110];[.$BZ110];[.$CJ110];[.$CT110];[.$DD110])" office:value-type="float"/>
          <table:table-cell table:formula="of:=MAX([.$I110];[.$S110];[.$AC110];[.$AM110];[.$AW110];[.$BG110];[.$BQ110];[.$CA110];[.$CK110];[.$CU110];[.$DE110])" office:value-type="float"/>
          <table:table-cell table:formula="of:=MAX([.$J110];[.$T110];[.$AD110];[.$AN110];[.$AX110];[.$BH110];[.$BR110];[.$CB110];[.$CL110];[.$CV110];[.$DF110])" office:value-type="float"/>
          <table:table-cell table:formula="of:=MAX([.$K110];[.$U110];[.$AE110];[.$AO110];[.$AY110];[.$BI110];[.$BS110];[.$CC110];[.$CM110];[.$CW110];[.$DG110])" office:value-type="float"/>
        </table:table-row>
        <table:table-row table:style-name="ro1">
          <table:table-cell office:value-type="string">
            <text:p>iscas85/instances/c3540/c3540.lp.1.8</text:p>
          </table:table-cell>
          <table:table-cell table:style-name="cellBest" office:value-type="float" office:value="181.621"/>
          <table:table-cell office:value-type="float" office:value="0.0"/>
          <table:table-cell office:value-type="float" office:value="0.119832234871"/>
          <table:table-cell office:value-type="float" office:value="0.00329538645896"/>
          <table:table-cell office:value-type="float" office:value="0.0"/>
          <table:table-cell office:value-type="float" office:value="3151800.0"/>
          <table:table-cell office:value-type="float" office:value="0.0"/>
          <table:table-cell office:value-type="float" office:value="2334751.0"/>
          <table:table-cell office:value-type="float" office:value="4.0"/>
          <table:table-cell table:style-name="cellWorst" office:value-type="float" office:value="168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82.2"/>
          <table:table-cell office:value-type="float" office:value="0.0"/>
          <table:table-cell office:value-type="float" office:value="0.53924505692"/>
          <table:table-cell office:value-type="float" office:value="0.00599161174356"/>
          <table:table-cell office:value-type="float" office:value="0.0"/>
          <table:table-cell office:value-type="float" office:value="2751537.0"/>
          <table:table-cell office:value-type="float" office:value="1296.0"/>
          <table:table-cell office:value-type="float" office:value="2023905.0"/>
          <table:table-cell office:value-type="float" office:value="4.0"/>
          <table:table-cell office:value-type="float" office:value="140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85.091"/>
          <table:table-cell office:value-type="float" office:value="0.0"/>
          <table:table-cell office:value-type="float" office:value="0.599161174356"/>
          <table:table-cell office:value-type="float" office:value="0.00669063311364"/>
          <table:table-cell office:value-type="float" office:value="0.0"/>
          <table:table-cell office:value-type="float" office:value="2745330.0"/>
          <table:table-cell office:value-type="float" office:value="8808.0"/>
          <table:table-cell office:value-type="float" office:value="2021818.0"/>
          <table:table-cell office:value-type="float" office:value="4.0"/>
          <table:table-cell table:style-name="cellBest" office:value-type="float" office:value="135.0"/>
          <table:table-cell office:value-type="float" office:value="191.439"/>
          <table:table-cell office:value-type="float" office:value="0.0"/>
          <table:table-cell office:value-type="float" office:value="0.599161174356"/>
          <table:table-cell office:value-type="float" office:value="0.00669063311364"/>
          <table:table-cell office:value-type="float" office:value="0.0"/>
          <table:table-cell office:value-type="float" office:value="2745330.0"/>
          <table:table-cell office:value-type="float" office:value="8808.0"/>
          <table:table-cell office:value-type="float" office:value="2021818.0"/>
          <table:table-cell office:value-type="float" office:value="4.0"/>
          <table:table-cell table:style-name="cellBest" office:value-type="float" office:value="13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838825644098"/>
          <table:table-cell office:value-type="float" office:value="0.00838825644098"/>
          <table:table-cell office:value-type="float" office:value="0.0"/>
          <table:table-cell table:style-name="cellWorst" office:value-type="float" office:value="4215723.0"/>
          <table:table-cell table:style-name="cellWorst" office:value-type="float" office:value="19924.0"/>
          <table:table-cell table:style-name="cellWorst" office:value-type="float" office:value="31106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11];[.$L111];[.$V111];[.$AF111];[.$AP111];[.$AZ111];[.$BJ111];[.$BT111];[.$CD111];[.$CN111];[.$CX111])" office:value-type="float"/>
          <table:table-cell table:formula="of:=MIN([.$C111];[.$M111];[.$W111];[.$AG111];[.$AQ111];[.$BA111];[.$BK111];[.$BU111];[.$CE111];[.$CO111];[.$CY111])" office:value-type="float"/>
          <table:table-cell table:formula="of:=MIN([.$D111];[.$N111];[.$X111];[.$AH111];[.$AR111];[.$BB111];[.$BL111];[.$BV111];[.$CF111];[.$CP111];[.$CZ111])" office:value-type="float"/>
          <table:table-cell table:formula="of:=MIN([.$E111];[.$O111];[.$Y111];[.$AI111];[.$AS111];[.$BC111];[.$BM111];[.$BW111];[.$CG111];[.$CQ111];[.$DA111])" office:value-type="float"/>
          <table:table-cell table:formula="of:=MIN([.$F111];[.$P111];[.$Z111];[.$AJ111];[.$AT111];[.$BD111];[.$BN111];[.$BX111];[.$CH111];[.$CR111];[.$DB111])" office:value-type="float"/>
          <table:table-cell table:formula="of:=MIN([.$G111];[.$Q111];[.$AA111];[.$AK111];[.$AU111];[.$BE111];[.$BO111];[.$BY111];[.$CI111];[.$CS111];[.$DC111])" office:value-type="float"/>
          <table:table-cell table:formula="of:=MIN([.$H111];[.$R111];[.$AB111];[.$AL111];[.$AV111];[.$BF111];[.$BP111];[.$BZ111];[.$CJ111];[.$CT111];[.$DD111])" office:value-type="float"/>
          <table:table-cell table:formula="of:=MIN([.$I111];[.$S111];[.$AC111];[.$AM111];[.$AW111];[.$BG111];[.$BQ111];[.$CA111];[.$CK111];[.$CU111];[.$DE111])" office:value-type="float"/>
          <table:table-cell table:formula="of:=MIN([.$J111];[.$T111];[.$AD111];[.$AN111];[.$AX111];[.$BH111];[.$BR111];[.$CB111];[.$CL111];[.$CV111];[.$DF111])" office:value-type="float"/>
          <table:table-cell table:formula="of:=MIN([.$K111];[.$U111];[.$AE111];[.$AO111];[.$AY111];[.$BI111];[.$BS111];[.$CC111];[.$CM111];[.$CW111];[.$DG111])" office:value-type="float"/>
          <table:table-cell table:formula="of:=MEDIAN([.$B111];[.$L111];[.$V111];[.$AF111];[.$AP111];[.$AZ111];[.$BJ111];[.$BT111];[.$CD111];[.$CN111];[.$CX111])" office:value-type="float"/>
          <table:table-cell table:formula="of:=MEDIAN([.$C111];[.$M111];[.$W111];[.$AG111];[.$AQ111];[.$BA111];[.$BK111];[.$BU111];[.$CE111];[.$CO111];[.$CY111])" office:value-type="float"/>
          <table:table-cell table:formula="of:=MEDIAN([.$D111];[.$N111];[.$X111];[.$AH111];[.$AR111];[.$BB111];[.$BL111];[.$BV111];[.$CF111];[.$CP111];[.$CZ111])" office:value-type="float"/>
          <table:table-cell table:formula="of:=MEDIAN([.$E111];[.$O111];[.$Y111];[.$AI111];[.$AS111];[.$BC111];[.$BM111];[.$BW111];[.$CG111];[.$CQ111];[.$DA111])" office:value-type="float"/>
          <table:table-cell table:formula="of:=MEDIAN([.$F111];[.$P111];[.$Z111];[.$AJ111];[.$AT111];[.$BD111];[.$BN111];[.$BX111];[.$CH111];[.$CR111];[.$DB111])" office:value-type="float"/>
          <table:table-cell table:formula="of:=MEDIAN([.$G111];[.$Q111];[.$AA111];[.$AK111];[.$AU111];[.$BE111];[.$BO111];[.$BY111];[.$CI111];[.$CS111];[.$DC111])" office:value-type="float"/>
          <table:table-cell table:formula="of:=MEDIAN([.$H111];[.$R111];[.$AB111];[.$AL111];[.$AV111];[.$BF111];[.$BP111];[.$BZ111];[.$CJ111];[.$CT111];[.$DD111])" office:value-type="float"/>
          <table:table-cell table:formula="of:=MEDIAN([.$I111];[.$S111];[.$AC111];[.$AM111];[.$AW111];[.$BG111];[.$BQ111];[.$CA111];[.$CK111];[.$CU111];[.$DE111])" office:value-type="float"/>
          <table:table-cell table:formula="of:=MEDIAN([.$J111];[.$T111];[.$AD111];[.$AN111];[.$AX111];[.$BH111];[.$BR111];[.$CB111];[.$CL111];[.$CV111];[.$DF111])" office:value-type="float"/>
          <table:table-cell table:formula="of:=MEDIAN([.$K111];[.$U111];[.$AE111];[.$AO111];[.$AY111];[.$BI111];[.$BS111];[.$CC111];[.$CM111];[.$CW111];[.$DG111])" office:value-type="float"/>
          <table:table-cell table:formula="of:=MAX([.$B111];[.$L111];[.$V111];[.$AF111];[.$AP111];[.$AZ111];[.$BJ111];[.$BT111];[.$CD111];[.$CN111];[.$CX111])" office:value-type="float"/>
          <table:table-cell table:formula="of:=MAX([.$C111];[.$M111];[.$W111];[.$AG111];[.$AQ111];[.$BA111];[.$BK111];[.$BU111];[.$CE111];[.$CO111];[.$CY111])" office:value-type="float"/>
          <table:table-cell table:formula="of:=MAX([.$D111];[.$N111];[.$X111];[.$AH111];[.$AR111];[.$BB111];[.$BL111];[.$BV111];[.$CF111];[.$CP111];[.$CZ111])" office:value-type="float"/>
          <table:table-cell table:formula="of:=MAX([.$E111];[.$O111];[.$Y111];[.$AI111];[.$AS111];[.$BC111];[.$BM111];[.$BW111];[.$CG111];[.$CQ111];[.$DA111])" office:value-type="float"/>
          <table:table-cell table:formula="of:=MAX([.$F111];[.$P111];[.$Z111];[.$AJ111];[.$AT111];[.$BD111];[.$BN111];[.$BX111];[.$CH111];[.$CR111];[.$DB111])" office:value-type="float"/>
          <table:table-cell table:formula="of:=MAX([.$G111];[.$Q111];[.$AA111];[.$AK111];[.$AU111];[.$BE111];[.$BO111];[.$BY111];[.$CI111];[.$CS111];[.$DC111])" office:value-type="float"/>
          <table:table-cell table:formula="of:=MAX([.$H111];[.$R111];[.$AB111];[.$AL111];[.$AV111];[.$BF111];[.$BP111];[.$BZ111];[.$CJ111];[.$CT111];[.$DD111])" office:value-type="float"/>
          <table:table-cell table:formula="of:=MAX([.$I111];[.$S111];[.$AC111];[.$AM111];[.$AW111];[.$BG111];[.$BQ111];[.$CA111];[.$CK111];[.$CU111];[.$DE111])" office:value-type="float"/>
          <table:table-cell table:formula="of:=MAX([.$J111];[.$T111];[.$AD111];[.$AN111];[.$AX111];[.$BH111];[.$BR111];[.$CB111];[.$CL111];[.$CV111];[.$DF111])" office:value-type="float"/>
          <table:table-cell table:formula="of:=MAX([.$K111];[.$U111];[.$AE111];[.$AO111];[.$AY111];[.$BI111];[.$BS111];[.$CC111];[.$CM111];[.$CW111];[.$DG111])" office:value-type="float"/>
        </table:table-row>
        <table:table-row table:style-name="ro1">
          <table:table-cell office:value-type="string">
            <text:p>iscas85/instances/c3540/c3540.lp.10.4</text:p>
          </table:table-cell>
          <table:table-cell office:value-type="float" office:value="273.839"/>
          <table:table-cell office:value-type="float" office:value="0.0"/>
          <table:table-cell office:value-type="float" office:value="0.119832234871"/>
          <table:table-cell office:value-type="float" office:value="0.00179748352307"/>
          <table:table-cell office:value-type="float" office:value="0.0"/>
          <table:table-cell table:style-name="cellWorst" office:value-type="float" office:value="4393532.0"/>
          <table:table-cell office:value-type="float" office:value="0.0"/>
          <table:table-cell table:style-name="cellWorst" office:value-type="float" office:value="3424747.0"/>
          <table:table-cell office:value-type="float" office:value="4.0"/>
          <table:table-cell office:value-type="float" office:value="139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2.27"/>
          <table:table-cell office:value-type="float" office:value="0.0"/>
          <table:table-cell office:value-type="float" office:value="0.359496704614"/>
          <table:table-cell office:value-type="float" office:value="0.00359496704614"/>
          <table:table-cell office:value-type="float" office:value="0.0"/>
          <table:table-cell office:value-type="float" office:value="2320005.0"/>
          <table:table-cell office:value-type="float" office:value="167.0"/>
          <table:table-cell office:value-type="float" office:value="1735091.0"/>
          <table:table-cell office:value-type="float" office:value="4.0"/>
          <table:table-cell table:style-name="cellWorst" office:value-type="float" office:value="143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3.008"/>
          <table:table-cell office:value-type="float" office:value="0.0"/>
          <table:table-cell office:value-type="float" office:value="0.359496704614"/>
          <table:table-cell office:value-type="float" office:value="0.00359496704614"/>
          <table:table-cell office:value-type="float" office:value="0.0"/>
          <table:table-cell office:value-type="float" office:value="2298757.0"/>
          <table:table-cell table:style-name="cellWorst" office:value-type="float" office:value="2595.0"/>
          <table:table-cell office:value-type="float" office:value="1734048.0"/>
          <table:table-cell office:value-type="float" office:value="4.0"/>
          <table:table-cell table:style-name="cellBest" office:value-type="float" office:value="136.0"/>
          <table:table-cell table:style-name="cellBest" office:value-type="float" office:value="135.019"/>
          <table:table-cell office:value-type="float" office:value="0.0"/>
          <table:table-cell office:value-type="float" office:value="0.359496704614"/>
          <table:table-cell office:value-type="float" office:value="0.00359496704614"/>
          <table:table-cell office:value-type="float" office:value="0.0"/>
          <table:table-cell office:value-type="float" office:value="2298757.0"/>
          <table:table-cell table:style-name="cellWorst" office:value-type="float" office:value="2595.0"/>
          <table:table-cell office:value-type="float" office:value="1734048.0"/>
          <table:table-cell office:value-type="float" office:value="4.0"/>
          <table:table-cell table:style-name="cellBest" office:value-type="float" office:value="136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12];[.$L112];[.$V112];[.$AF112];[.$AP112];[.$AZ112];[.$BJ112];[.$BT112];[.$CD112];[.$CN112];[.$CX112])" office:value-type="float"/>
          <table:table-cell table:formula="of:=MIN([.$C112];[.$M112];[.$W112];[.$AG112];[.$AQ112];[.$BA112];[.$BK112];[.$BU112];[.$CE112];[.$CO112];[.$CY112])" office:value-type="float"/>
          <table:table-cell table:formula="of:=MIN([.$D112];[.$N112];[.$X112];[.$AH112];[.$AR112];[.$BB112];[.$BL112];[.$BV112];[.$CF112];[.$CP112];[.$CZ112])" office:value-type="float"/>
          <table:table-cell table:formula="of:=MIN([.$E112];[.$O112];[.$Y112];[.$AI112];[.$AS112];[.$BC112];[.$BM112];[.$BW112];[.$CG112];[.$CQ112];[.$DA112])" office:value-type="float"/>
          <table:table-cell table:formula="of:=MIN([.$F112];[.$P112];[.$Z112];[.$AJ112];[.$AT112];[.$BD112];[.$BN112];[.$BX112];[.$CH112];[.$CR112];[.$DB112])" office:value-type="float"/>
          <table:table-cell table:formula="of:=MIN([.$G112];[.$Q112];[.$AA112];[.$AK112];[.$AU112];[.$BE112];[.$BO112];[.$BY112];[.$CI112];[.$CS112];[.$DC112])" office:value-type="float"/>
          <table:table-cell table:formula="of:=MIN([.$H112];[.$R112];[.$AB112];[.$AL112];[.$AV112];[.$BF112];[.$BP112];[.$BZ112];[.$CJ112];[.$CT112];[.$DD112])" office:value-type="float"/>
          <table:table-cell table:formula="of:=MIN([.$I112];[.$S112];[.$AC112];[.$AM112];[.$AW112];[.$BG112];[.$BQ112];[.$CA112];[.$CK112];[.$CU112];[.$DE112])" office:value-type="float"/>
          <table:table-cell table:formula="of:=MIN([.$J112];[.$T112];[.$AD112];[.$AN112];[.$AX112];[.$BH112];[.$BR112];[.$CB112];[.$CL112];[.$CV112];[.$DF112])" office:value-type="float"/>
          <table:table-cell table:formula="of:=MIN([.$K112];[.$U112];[.$AE112];[.$AO112];[.$AY112];[.$BI112];[.$BS112];[.$CC112];[.$CM112];[.$CW112];[.$DG112])" office:value-type="float"/>
          <table:table-cell table:formula="of:=MEDIAN([.$B112];[.$L112];[.$V112];[.$AF112];[.$AP112];[.$AZ112];[.$BJ112];[.$BT112];[.$CD112];[.$CN112];[.$CX112])" office:value-type="float"/>
          <table:table-cell table:formula="of:=MEDIAN([.$C112];[.$M112];[.$W112];[.$AG112];[.$AQ112];[.$BA112];[.$BK112];[.$BU112];[.$CE112];[.$CO112];[.$CY112])" office:value-type="float"/>
          <table:table-cell table:formula="of:=MEDIAN([.$D112];[.$N112];[.$X112];[.$AH112];[.$AR112];[.$BB112];[.$BL112];[.$BV112];[.$CF112];[.$CP112];[.$CZ112])" office:value-type="float"/>
          <table:table-cell table:formula="of:=MEDIAN([.$E112];[.$O112];[.$Y112];[.$AI112];[.$AS112];[.$BC112];[.$BM112];[.$BW112];[.$CG112];[.$CQ112];[.$DA112])" office:value-type="float"/>
          <table:table-cell table:formula="of:=MEDIAN([.$F112];[.$P112];[.$Z112];[.$AJ112];[.$AT112];[.$BD112];[.$BN112];[.$BX112];[.$CH112];[.$CR112];[.$DB112])" office:value-type="float"/>
          <table:table-cell table:formula="of:=MEDIAN([.$G112];[.$Q112];[.$AA112];[.$AK112];[.$AU112];[.$BE112];[.$BO112];[.$BY112];[.$CI112];[.$CS112];[.$DC112])" office:value-type="float"/>
          <table:table-cell table:formula="of:=MEDIAN([.$H112];[.$R112];[.$AB112];[.$AL112];[.$AV112];[.$BF112];[.$BP112];[.$BZ112];[.$CJ112];[.$CT112];[.$DD112])" office:value-type="float"/>
          <table:table-cell table:formula="of:=MEDIAN([.$I112];[.$S112];[.$AC112];[.$AM112];[.$AW112];[.$BG112];[.$BQ112];[.$CA112];[.$CK112];[.$CU112];[.$DE112])" office:value-type="float"/>
          <table:table-cell table:formula="of:=MEDIAN([.$J112];[.$T112];[.$AD112];[.$AN112];[.$AX112];[.$BH112];[.$BR112];[.$CB112];[.$CL112];[.$CV112];[.$DF112])" office:value-type="float"/>
          <table:table-cell table:formula="of:=MEDIAN([.$K112];[.$U112];[.$AE112];[.$AO112];[.$AY112];[.$BI112];[.$BS112];[.$CC112];[.$CM112];[.$CW112];[.$DG112])" office:value-type="float"/>
          <table:table-cell table:formula="of:=MAX([.$B112];[.$L112];[.$V112];[.$AF112];[.$AP112];[.$AZ112];[.$BJ112];[.$BT112];[.$CD112];[.$CN112];[.$CX112])" office:value-type="float"/>
          <table:table-cell table:formula="of:=MAX([.$C112];[.$M112];[.$W112];[.$AG112];[.$AQ112];[.$BA112];[.$BK112];[.$BU112];[.$CE112];[.$CO112];[.$CY112])" office:value-type="float"/>
          <table:table-cell table:formula="of:=MAX([.$D112];[.$N112];[.$X112];[.$AH112];[.$AR112];[.$BB112];[.$BL112];[.$BV112];[.$CF112];[.$CP112];[.$CZ112])" office:value-type="float"/>
          <table:table-cell table:formula="of:=MAX([.$E112];[.$O112];[.$Y112];[.$AI112];[.$AS112];[.$BC112];[.$BM112];[.$BW112];[.$CG112];[.$CQ112];[.$DA112])" office:value-type="float"/>
          <table:table-cell table:formula="of:=MAX([.$F112];[.$P112];[.$Z112];[.$AJ112];[.$AT112];[.$BD112];[.$BN112];[.$BX112];[.$CH112];[.$CR112];[.$DB112])" office:value-type="float"/>
          <table:table-cell table:formula="of:=MAX([.$G112];[.$Q112];[.$AA112];[.$AK112];[.$AU112];[.$BE112];[.$BO112];[.$BY112];[.$CI112];[.$CS112];[.$DC112])" office:value-type="float"/>
          <table:table-cell table:formula="of:=MAX([.$H112];[.$R112];[.$AB112];[.$AL112];[.$AV112];[.$BF112];[.$BP112];[.$BZ112];[.$CJ112];[.$CT112];[.$DD112])" office:value-type="float"/>
          <table:table-cell table:formula="of:=MAX([.$I112];[.$S112];[.$AC112];[.$AM112];[.$AW112];[.$BG112];[.$BQ112];[.$CA112];[.$CK112];[.$CU112];[.$DE112])" office:value-type="float"/>
          <table:table-cell table:formula="of:=MAX([.$J112];[.$T112];[.$AD112];[.$AN112];[.$AX112];[.$BH112];[.$BR112];[.$CB112];[.$CL112];[.$CV112];[.$DF112])" office:value-type="float"/>
          <table:table-cell table:formula="of:=MAX([.$K112];[.$U112];[.$AE112];[.$AO112];[.$AY112];[.$BI112];[.$BS112];[.$CC112];[.$CM112];[.$CW112];[.$DG112])" office:value-type="float"/>
        </table:table-row>
        <table:table-row table:style-name="ro1">
          <table:table-cell office:value-type="string">
            <text:p>iscas85/instances/c3540/c3540.lp.10.5</text:p>
          </table:table-cell>
          <table:table-cell table:style-name="cellBest" office:value-type="float" office:value="123.34"/>
          <table:table-cell office:value-type="float" office:value="0.0"/>
          <table:table-cell office:value-type="float" office:value="0.119832234871"/>
          <table:table-cell office:value-type="float" office:value="0.00179748352307"/>
          <table:table-cell office:value-type="float" office:value="0.0"/>
          <table:table-cell office:value-type="float" office:value="2125026.0"/>
          <table:table-cell office:value-type="float" office:value="0.0"/>
          <table:table-cell office:value-type="float" office:value="1573405.0"/>
          <table:table-cell office:value-type="float" office:value="4.0"/>
          <table:table-cell table:style-name="cellBest" office:value-type="float" office:value="132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50.538"/>
          <table:table-cell office:value-type="float" office:value="0.0"/>
          <table:table-cell office:value-type="float" office:value="0.359496704614"/>
          <table:table-cell office:value-type="float" office:value="0.00359496704614"/>
          <table:table-cell office:value-type="float" office:value="0.0"/>
          <table:table-cell office:value-type="float" office:value="2253107.0"/>
          <table:table-cell office:value-type="float" office:value="140.0"/>
          <table:table-cell office:value-type="float" office:value="1689068.0"/>
          <table:table-cell office:value-type="float" office:value="4.0"/>
          <table:table-cell office:value-type="float" office:value="148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26.101"/>
          <table:table-cell office:value-type="float" office:value="0.0"/>
          <table:table-cell office:value-type="float" office:value="0.299580587178"/>
          <table:table-cell office:value-type="float" office:value="0.00329538645896"/>
          <table:table-cell office:value-type="float" office:value="0.0"/>
          <table:table-cell table:style-name="cellWorst" office:value-type="float" office:value="2258667.0"/>
          <table:table-cell table:style-name="cellWorst" office:value-type="float" office:value="2088.0"/>
          <table:table-cell table:style-name="cellWorst" office:value-type="float" office:value="1704164.0"/>
          <table:table-cell office:value-type="float" office:value="4.0"/>
          <table:table-cell office:value-type="float" office:value="148.0"/>
          <table:table-cell office:value-type="float" office:value="365.005"/>
          <table:table-cell office:value-type="float" office:value="0.0"/>
          <table:table-cell office:value-type="float" office:value="0.299580587178"/>
          <table:table-cell office:value-type="float" office:value="0.00329538645896"/>
          <table:table-cell office:value-type="float" office:value="0.0"/>
          <table:table-cell table:style-name="cellWorst" office:value-type="float" office:value="2258667.0"/>
          <table:table-cell table:style-name="cellWorst" office:value-type="float" office:value="2088.0"/>
          <table:table-cell table:style-name="cellWorst" office:value-type="float" office:value="1704164.0"/>
          <table:table-cell office:value-type="float" office:value="4.0"/>
          <table:table-cell office:value-type="float" office:value="14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13];[.$L113];[.$V113];[.$AF113];[.$AP113];[.$AZ113];[.$BJ113];[.$BT113];[.$CD113];[.$CN113];[.$CX113])" office:value-type="float"/>
          <table:table-cell table:formula="of:=MIN([.$C113];[.$M113];[.$W113];[.$AG113];[.$AQ113];[.$BA113];[.$BK113];[.$BU113];[.$CE113];[.$CO113];[.$CY113])" office:value-type="float"/>
          <table:table-cell table:formula="of:=MIN([.$D113];[.$N113];[.$X113];[.$AH113];[.$AR113];[.$BB113];[.$BL113];[.$BV113];[.$CF113];[.$CP113];[.$CZ113])" office:value-type="float"/>
          <table:table-cell table:formula="of:=MIN([.$E113];[.$O113];[.$Y113];[.$AI113];[.$AS113];[.$BC113];[.$BM113];[.$BW113];[.$CG113];[.$CQ113];[.$DA113])" office:value-type="float"/>
          <table:table-cell table:formula="of:=MIN([.$F113];[.$P113];[.$Z113];[.$AJ113];[.$AT113];[.$BD113];[.$BN113];[.$BX113];[.$CH113];[.$CR113];[.$DB113])" office:value-type="float"/>
          <table:table-cell table:formula="of:=MIN([.$G113];[.$Q113];[.$AA113];[.$AK113];[.$AU113];[.$BE113];[.$BO113];[.$BY113];[.$CI113];[.$CS113];[.$DC113])" office:value-type="float"/>
          <table:table-cell table:formula="of:=MIN([.$H113];[.$R113];[.$AB113];[.$AL113];[.$AV113];[.$BF113];[.$BP113];[.$BZ113];[.$CJ113];[.$CT113];[.$DD113])" office:value-type="float"/>
          <table:table-cell table:formula="of:=MIN([.$I113];[.$S113];[.$AC113];[.$AM113];[.$AW113];[.$BG113];[.$BQ113];[.$CA113];[.$CK113];[.$CU113];[.$DE113])" office:value-type="float"/>
          <table:table-cell table:formula="of:=MIN([.$J113];[.$T113];[.$AD113];[.$AN113];[.$AX113];[.$BH113];[.$BR113];[.$CB113];[.$CL113];[.$CV113];[.$DF113])" office:value-type="float"/>
          <table:table-cell table:formula="of:=MIN([.$K113];[.$U113];[.$AE113];[.$AO113];[.$AY113];[.$BI113];[.$BS113];[.$CC113];[.$CM113];[.$CW113];[.$DG113])" office:value-type="float"/>
          <table:table-cell table:formula="of:=MEDIAN([.$B113];[.$L113];[.$V113];[.$AF113];[.$AP113];[.$AZ113];[.$BJ113];[.$BT113];[.$CD113];[.$CN113];[.$CX113])" office:value-type="float"/>
          <table:table-cell table:formula="of:=MEDIAN([.$C113];[.$M113];[.$W113];[.$AG113];[.$AQ113];[.$BA113];[.$BK113];[.$BU113];[.$CE113];[.$CO113];[.$CY113])" office:value-type="float"/>
          <table:table-cell table:formula="of:=MEDIAN([.$D113];[.$N113];[.$X113];[.$AH113];[.$AR113];[.$BB113];[.$BL113];[.$BV113];[.$CF113];[.$CP113];[.$CZ113])" office:value-type="float"/>
          <table:table-cell table:formula="of:=MEDIAN([.$E113];[.$O113];[.$Y113];[.$AI113];[.$AS113];[.$BC113];[.$BM113];[.$BW113];[.$CG113];[.$CQ113];[.$DA113])" office:value-type="float"/>
          <table:table-cell table:formula="of:=MEDIAN([.$F113];[.$P113];[.$Z113];[.$AJ113];[.$AT113];[.$BD113];[.$BN113];[.$BX113];[.$CH113];[.$CR113];[.$DB113])" office:value-type="float"/>
          <table:table-cell table:formula="of:=MEDIAN([.$G113];[.$Q113];[.$AA113];[.$AK113];[.$AU113];[.$BE113];[.$BO113];[.$BY113];[.$CI113];[.$CS113];[.$DC113])" office:value-type="float"/>
          <table:table-cell table:formula="of:=MEDIAN([.$H113];[.$R113];[.$AB113];[.$AL113];[.$AV113];[.$BF113];[.$BP113];[.$BZ113];[.$CJ113];[.$CT113];[.$DD113])" office:value-type="float"/>
          <table:table-cell table:formula="of:=MEDIAN([.$I113];[.$S113];[.$AC113];[.$AM113];[.$AW113];[.$BG113];[.$BQ113];[.$CA113];[.$CK113];[.$CU113];[.$DE113])" office:value-type="float"/>
          <table:table-cell table:formula="of:=MEDIAN([.$J113];[.$T113];[.$AD113];[.$AN113];[.$AX113];[.$BH113];[.$BR113];[.$CB113];[.$CL113];[.$CV113];[.$DF113])" office:value-type="float"/>
          <table:table-cell table:formula="of:=MEDIAN([.$K113];[.$U113];[.$AE113];[.$AO113];[.$AY113];[.$BI113];[.$BS113];[.$CC113];[.$CM113];[.$CW113];[.$DG113])" office:value-type="float"/>
          <table:table-cell table:formula="of:=MAX([.$B113];[.$L113];[.$V113];[.$AF113];[.$AP113];[.$AZ113];[.$BJ113];[.$BT113];[.$CD113];[.$CN113];[.$CX113])" office:value-type="float"/>
          <table:table-cell table:formula="of:=MAX([.$C113];[.$M113];[.$W113];[.$AG113];[.$AQ113];[.$BA113];[.$BK113];[.$BU113];[.$CE113];[.$CO113];[.$CY113])" office:value-type="float"/>
          <table:table-cell table:formula="of:=MAX([.$D113];[.$N113];[.$X113];[.$AH113];[.$AR113];[.$BB113];[.$BL113];[.$BV113];[.$CF113];[.$CP113];[.$CZ113])" office:value-type="float"/>
          <table:table-cell table:formula="of:=MAX([.$E113];[.$O113];[.$Y113];[.$AI113];[.$AS113];[.$BC113];[.$BM113];[.$BW113];[.$CG113];[.$CQ113];[.$DA113])" office:value-type="float"/>
          <table:table-cell table:formula="of:=MAX([.$F113];[.$P113];[.$Z113];[.$AJ113];[.$AT113];[.$BD113];[.$BN113];[.$BX113];[.$CH113];[.$CR113];[.$DB113])" office:value-type="float"/>
          <table:table-cell table:formula="of:=MAX([.$G113];[.$Q113];[.$AA113];[.$AK113];[.$AU113];[.$BE113];[.$BO113];[.$BY113];[.$CI113];[.$CS113];[.$DC113])" office:value-type="float"/>
          <table:table-cell table:formula="of:=MAX([.$H113];[.$R113];[.$AB113];[.$AL113];[.$AV113];[.$BF113];[.$BP113];[.$BZ113];[.$CJ113];[.$CT113];[.$DD113])" office:value-type="float"/>
          <table:table-cell table:formula="of:=MAX([.$I113];[.$S113];[.$AC113];[.$AM113];[.$AW113];[.$BG113];[.$BQ113];[.$CA113];[.$CK113];[.$CU113];[.$DE113])" office:value-type="float"/>
          <table:table-cell table:formula="of:=MAX([.$J113];[.$T113];[.$AD113];[.$AN113];[.$AX113];[.$BH113];[.$BR113];[.$CB113];[.$CL113];[.$CV113];[.$DF113])" office:value-type="float"/>
          <table:table-cell table:formula="of:=MAX([.$K113];[.$U113];[.$AE113];[.$AO113];[.$AY113];[.$BI113];[.$BS113];[.$CC113];[.$CM113];[.$CW113];[.$DG113])" office:value-type="float"/>
        </table:table-row>
        <table:table-row table:style-name="ro1">
          <table:table-cell office:value-type="string">
            <text:p>iscas85/instances/c3540/c3540.lp.10.7</text:p>
          </table:table-cell>
          <table:table-cell table:style-name="cellBest" office:value-type="float" office:value="119.857"/>
          <table:table-cell office:value-type="float" office:value="0.0"/>
          <table:table-cell office:value-type="float" office:value="0.119832234871"/>
          <table:table-cell office:value-type="float" office:value="0.00239664469742"/>
          <table:table-cell office:value-type="float" office:value="0.0"/>
          <table:table-cell office:value-type="float" office:value="2203410.0"/>
          <table:table-cell office:value-type="float" office:value="0.0"/>
          <table:table-cell office:value-type="float" office:value="1618056.0"/>
          <table:table-cell office:value-type="float" office:value="4.0"/>
          <table:table-cell table:style-name="cellBest" office:value-type="float" office:value="140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45.375"/>
          <table:table-cell office:value-type="float" office:value="0.0"/>
          <table:table-cell office:value-type="float" office:value="0.479328939485"/>
          <table:table-cell office:value-type="float" office:value="0.00669063311364"/>
          <table:table-cell office:value-type="float" office:value="0.0"/>
          <table:table-cell table:style-name="cellWorst" office:value-type="float" office:value="8989893.0"/>
          <table:table-cell office:value-type="float" office:value="600.0"/>
          <table:table-cell table:style-name="cellWorst" office:value-type="float" office:value="7148337.0"/>
          <table:table-cell office:value-type="float" office:value="4.0"/>
          <table:table-cell office:value-type="float" office:value="186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96.921"/>
          <table:table-cell office:value-type="float" office:value="0.0"/>
          <table:table-cell office:value-type="float" office:value="0.479328939485"/>
          <table:table-cell office:value-type="float" office:value="0.00679049330937"/>
          <table:table-cell office:value-type="float" office:value="0.0"/>
          <table:table-cell office:value-type="float" office:value="8988088.0"/>
          <table:table-cell table:style-name="cellWorst" office:value-type="float" office:value="9998.0"/>
          <table:table-cell office:value-type="float" office:value="7147782.0"/>
          <table:table-cell office:value-type="float" office:value="4.0"/>
          <table:table-cell table:style-name="cellWorst" office:value-type="float" office:value="198.0"/>
          <table:table-cell office:value-type="float" office:value="512.169"/>
          <table:table-cell office:value-type="float" office:value="0.0"/>
          <table:table-cell office:value-type="float" office:value="0.479328939485"/>
          <table:table-cell office:value-type="float" office:value="0.00679049330937"/>
          <table:table-cell office:value-type="float" office:value="0.0"/>
          <table:table-cell office:value-type="float" office:value="8988088.0"/>
          <table:table-cell table:style-name="cellWorst" office:value-type="float" office:value="9998.0"/>
          <table:table-cell office:value-type="float" office:value="7147782.0"/>
          <table:table-cell office:value-type="float" office:value="4.0"/>
          <table:table-cell table:style-name="cellWorst" office:value-type="float" office:value="198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14];[.$L114];[.$V114];[.$AF114];[.$AP114];[.$AZ114];[.$BJ114];[.$BT114];[.$CD114];[.$CN114];[.$CX114])" office:value-type="float"/>
          <table:table-cell table:formula="of:=MIN([.$C114];[.$M114];[.$W114];[.$AG114];[.$AQ114];[.$BA114];[.$BK114];[.$BU114];[.$CE114];[.$CO114];[.$CY114])" office:value-type="float"/>
          <table:table-cell table:formula="of:=MIN([.$D114];[.$N114];[.$X114];[.$AH114];[.$AR114];[.$BB114];[.$BL114];[.$BV114];[.$CF114];[.$CP114];[.$CZ114])" office:value-type="float"/>
          <table:table-cell table:formula="of:=MIN([.$E114];[.$O114];[.$Y114];[.$AI114];[.$AS114];[.$BC114];[.$BM114];[.$BW114];[.$CG114];[.$CQ114];[.$DA114])" office:value-type="float"/>
          <table:table-cell table:formula="of:=MIN([.$F114];[.$P114];[.$Z114];[.$AJ114];[.$AT114];[.$BD114];[.$BN114];[.$BX114];[.$CH114];[.$CR114];[.$DB114])" office:value-type="float"/>
          <table:table-cell table:formula="of:=MIN([.$G114];[.$Q114];[.$AA114];[.$AK114];[.$AU114];[.$BE114];[.$BO114];[.$BY114];[.$CI114];[.$CS114];[.$DC114])" office:value-type="float"/>
          <table:table-cell table:formula="of:=MIN([.$H114];[.$R114];[.$AB114];[.$AL114];[.$AV114];[.$BF114];[.$BP114];[.$BZ114];[.$CJ114];[.$CT114];[.$DD114])" office:value-type="float"/>
          <table:table-cell table:formula="of:=MIN([.$I114];[.$S114];[.$AC114];[.$AM114];[.$AW114];[.$BG114];[.$BQ114];[.$CA114];[.$CK114];[.$CU114];[.$DE114])" office:value-type="float"/>
          <table:table-cell table:formula="of:=MIN([.$J114];[.$T114];[.$AD114];[.$AN114];[.$AX114];[.$BH114];[.$BR114];[.$CB114];[.$CL114];[.$CV114];[.$DF114])" office:value-type="float"/>
          <table:table-cell table:formula="of:=MIN([.$K114];[.$U114];[.$AE114];[.$AO114];[.$AY114];[.$BI114];[.$BS114];[.$CC114];[.$CM114];[.$CW114];[.$DG114])" office:value-type="float"/>
          <table:table-cell table:formula="of:=MEDIAN([.$B114];[.$L114];[.$V114];[.$AF114];[.$AP114];[.$AZ114];[.$BJ114];[.$BT114];[.$CD114];[.$CN114];[.$CX114])" office:value-type="float"/>
          <table:table-cell table:formula="of:=MEDIAN([.$C114];[.$M114];[.$W114];[.$AG114];[.$AQ114];[.$BA114];[.$BK114];[.$BU114];[.$CE114];[.$CO114];[.$CY114])" office:value-type="float"/>
          <table:table-cell table:formula="of:=MEDIAN([.$D114];[.$N114];[.$X114];[.$AH114];[.$AR114];[.$BB114];[.$BL114];[.$BV114];[.$CF114];[.$CP114];[.$CZ114])" office:value-type="float"/>
          <table:table-cell table:formula="of:=MEDIAN([.$E114];[.$O114];[.$Y114];[.$AI114];[.$AS114];[.$BC114];[.$BM114];[.$BW114];[.$CG114];[.$CQ114];[.$DA114])" office:value-type="float"/>
          <table:table-cell table:formula="of:=MEDIAN([.$F114];[.$P114];[.$Z114];[.$AJ114];[.$AT114];[.$BD114];[.$BN114];[.$BX114];[.$CH114];[.$CR114];[.$DB114])" office:value-type="float"/>
          <table:table-cell table:formula="of:=MEDIAN([.$G114];[.$Q114];[.$AA114];[.$AK114];[.$AU114];[.$BE114];[.$BO114];[.$BY114];[.$CI114];[.$CS114];[.$DC114])" office:value-type="float"/>
          <table:table-cell table:formula="of:=MEDIAN([.$H114];[.$R114];[.$AB114];[.$AL114];[.$AV114];[.$BF114];[.$BP114];[.$BZ114];[.$CJ114];[.$CT114];[.$DD114])" office:value-type="float"/>
          <table:table-cell table:formula="of:=MEDIAN([.$I114];[.$S114];[.$AC114];[.$AM114];[.$AW114];[.$BG114];[.$BQ114];[.$CA114];[.$CK114];[.$CU114];[.$DE114])" office:value-type="float"/>
          <table:table-cell table:formula="of:=MEDIAN([.$J114];[.$T114];[.$AD114];[.$AN114];[.$AX114];[.$BH114];[.$BR114];[.$CB114];[.$CL114];[.$CV114];[.$DF114])" office:value-type="float"/>
          <table:table-cell table:formula="of:=MEDIAN([.$K114];[.$U114];[.$AE114];[.$AO114];[.$AY114];[.$BI114];[.$BS114];[.$CC114];[.$CM114];[.$CW114];[.$DG114])" office:value-type="float"/>
          <table:table-cell table:formula="of:=MAX([.$B114];[.$L114];[.$V114];[.$AF114];[.$AP114];[.$AZ114];[.$BJ114];[.$BT114];[.$CD114];[.$CN114];[.$CX114])" office:value-type="float"/>
          <table:table-cell table:formula="of:=MAX([.$C114];[.$M114];[.$W114];[.$AG114];[.$AQ114];[.$BA114];[.$BK114];[.$BU114];[.$CE114];[.$CO114];[.$CY114])" office:value-type="float"/>
          <table:table-cell table:formula="of:=MAX([.$D114];[.$N114];[.$X114];[.$AH114];[.$AR114];[.$BB114];[.$BL114];[.$BV114];[.$CF114];[.$CP114];[.$CZ114])" office:value-type="float"/>
          <table:table-cell table:formula="of:=MAX([.$E114];[.$O114];[.$Y114];[.$AI114];[.$AS114];[.$BC114];[.$BM114];[.$BW114];[.$CG114];[.$CQ114];[.$DA114])" office:value-type="float"/>
          <table:table-cell table:formula="of:=MAX([.$F114];[.$P114];[.$Z114];[.$AJ114];[.$AT114];[.$BD114];[.$BN114];[.$BX114];[.$CH114];[.$CR114];[.$DB114])" office:value-type="float"/>
          <table:table-cell table:formula="of:=MAX([.$G114];[.$Q114];[.$AA114];[.$AK114];[.$AU114];[.$BE114];[.$BO114];[.$BY114];[.$CI114];[.$CS114];[.$DC114])" office:value-type="float"/>
          <table:table-cell table:formula="of:=MAX([.$H114];[.$R114];[.$AB114];[.$AL114];[.$AV114];[.$BF114];[.$BP114];[.$BZ114];[.$CJ114];[.$CT114];[.$DD114])" office:value-type="float"/>
          <table:table-cell table:formula="of:=MAX([.$I114];[.$S114];[.$AC114];[.$AM114];[.$AW114];[.$BG114];[.$BQ114];[.$CA114];[.$CK114];[.$CU114];[.$DE114])" office:value-type="float"/>
          <table:table-cell table:formula="of:=MAX([.$J114];[.$T114];[.$AD114];[.$AN114];[.$AX114];[.$BH114];[.$BR114];[.$CB114];[.$CL114];[.$CV114];[.$DF114])" office:value-type="float"/>
          <table:table-cell table:formula="of:=MAX([.$K114];[.$U114];[.$AE114];[.$AO114];[.$AY114];[.$BI114];[.$BS114];[.$CC114];[.$CM114];[.$CW114];[.$DG114])" office:value-type="float"/>
        </table:table-row>
        <table:table-row table:style-name="ro1">
          <table:table-cell office:value-type="string">
            <text:p>iscas85/instances/c3540/c3540.lp.10.8</text:p>
          </table:table-cell>
          <table:table-cell table:style-name="cellBest" office:value-type="float" office:value="187.657"/>
          <table:table-cell office:value-type="float" office:value="0.0"/>
          <table:table-cell office:value-type="float" office:value="0.599161174356"/>
          <table:table-cell office:value-type="float" office:value="0.00659077291791"/>
          <table:table-cell office:value-type="float" office:value="0.0"/>
          <table:table-cell office:value-type="float" office:value="2647458.0"/>
          <table:table-cell office:value-type="float" office:value="0.0"/>
          <table:table-cell office:value-type="float" office:value="2003986.0"/>
          <table:table-cell office:value-type="float" office:value="4.0"/>
          <table:table-cell table:style-name="cellWorst" office:value-type="float" office:value="156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99.098"/>
          <table:table-cell office:value-type="float" office:value="0.0"/>
          <table:table-cell office:value-type="float" office:value="0.479328939485"/>
          <table:table-cell office:value-type="float" office:value="0.00679049330937"/>
          <table:table-cell office:value-type="float" office:value="0.0"/>
          <table:table-cell table:style-name="cellWorst" office:value-type="float" office:value="4740431.0"/>
          <table:table-cell office:value-type="float" office:value="1544.0"/>
          <table:table-cell table:style-name="cellWorst" office:value-type="float" office:value="3634464.0"/>
          <table:table-cell office:value-type="float" office:value="4.0"/>
          <table:table-cell office:value-type="float" office:value="149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74.629"/>
          <table:table-cell office:value-type="float" office:value="0.0"/>
          <table:table-cell office:value-type="float" office:value="0.599161174356"/>
          <table:table-cell office:value-type="float" office:value="0.00689035350509"/>
          <table:table-cell office:value-type="float" office:value="0.0"/>
          <table:table-cell office:value-type="float" office:value="4710178.0"/>
          <table:table-cell table:style-name="cellWorst" office:value-type="float" office:value="6462.0"/>
          <table:table-cell office:value-type="float" office:value="3613697.0"/>
          <table:table-cell office:value-type="float" office:value="4.0"/>
          <table:table-cell table:style-name="cellBest" office:value-type="float" office:value="126.0"/>
          <table:table-cell office:value-type="float" office:value="320.651"/>
          <table:table-cell office:value-type="float" office:value="0.0"/>
          <table:table-cell office:value-type="float" office:value="0.599161174356"/>
          <table:table-cell office:value-type="float" office:value="0.00689035350509"/>
          <table:table-cell office:value-type="float" office:value="0.0"/>
          <table:table-cell office:value-type="float" office:value="4710178.0"/>
          <table:table-cell table:style-name="cellWorst" office:value-type="float" office:value="6462.0"/>
          <table:table-cell office:value-type="float" office:value="3613697.0"/>
          <table:table-cell office:value-type="float" office:value="4.0"/>
          <table:table-cell table:style-name="cellBest" office:value-type="float" office:value="126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15];[.$L115];[.$V115];[.$AF115];[.$AP115];[.$AZ115];[.$BJ115];[.$BT115];[.$CD115];[.$CN115];[.$CX115])" office:value-type="float"/>
          <table:table-cell table:formula="of:=MIN([.$C115];[.$M115];[.$W115];[.$AG115];[.$AQ115];[.$BA115];[.$BK115];[.$BU115];[.$CE115];[.$CO115];[.$CY115])" office:value-type="float"/>
          <table:table-cell table:formula="of:=MIN([.$D115];[.$N115];[.$X115];[.$AH115];[.$AR115];[.$BB115];[.$BL115];[.$BV115];[.$CF115];[.$CP115];[.$CZ115])" office:value-type="float"/>
          <table:table-cell table:formula="of:=MIN([.$E115];[.$O115];[.$Y115];[.$AI115];[.$AS115];[.$BC115];[.$BM115];[.$BW115];[.$CG115];[.$CQ115];[.$DA115])" office:value-type="float"/>
          <table:table-cell table:formula="of:=MIN([.$F115];[.$P115];[.$Z115];[.$AJ115];[.$AT115];[.$BD115];[.$BN115];[.$BX115];[.$CH115];[.$CR115];[.$DB115])" office:value-type="float"/>
          <table:table-cell table:formula="of:=MIN([.$G115];[.$Q115];[.$AA115];[.$AK115];[.$AU115];[.$BE115];[.$BO115];[.$BY115];[.$CI115];[.$CS115];[.$DC115])" office:value-type="float"/>
          <table:table-cell table:formula="of:=MIN([.$H115];[.$R115];[.$AB115];[.$AL115];[.$AV115];[.$BF115];[.$BP115];[.$BZ115];[.$CJ115];[.$CT115];[.$DD115])" office:value-type="float"/>
          <table:table-cell table:formula="of:=MIN([.$I115];[.$S115];[.$AC115];[.$AM115];[.$AW115];[.$BG115];[.$BQ115];[.$CA115];[.$CK115];[.$CU115];[.$DE115])" office:value-type="float"/>
          <table:table-cell table:formula="of:=MIN([.$J115];[.$T115];[.$AD115];[.$AN115];[.$AX115];[.$BH115];[.$BR115];[.$CB115];[.$CL115];[.$CV115];[.$DF115])" office:value-type="float"/>
          <table:table-cell table:formula="of:=MIN([.$K115];[.$U115];[.$AE115];[.$AO115];[.$AY115];[.$BI115];[.$BS115];[.$CC115];[.$CM115];[.$CW115];[.$DG115])" office:value-type="float"/>
          <table:table-cell table:formula="of:=MEDIAN([.$B115];[.$L115];[.$V115];[.$AF115];[.$AP115];[.$AZ115];[.$BJ115];[.$BT115];[.$CD115];[.$CN115];[.$CX115])" office:value-type="float"/>
          <table:table-cell table:formula="of:=MEDIAN([.$C115];[.$M115];[.$W115];[.$AG115];[.$AQ115];[.$BA115];[.$BK115];[.$BU115];[.$CE115];[.$CO115];[.$CY115])" office:value-type="float"/>
          <table:table-cell table:formula="of:=MEDIAN([.$D115];[.$N115];[.$X115];[.$AH115];[.$AR115];[.$BB115];[.$BL115];[.$BV115];[.$CF115];[.$CP115];[.$CZ115])" office:value-type="float"/>
          <table:table-cell table:formula="of:=MEDIAN([.$E115];[.$O115];[.$Y115];[.$AI115];[.$AS115];[.$BC115];[.$BM115];[.$BW115];[.$CG115];[.$CQ115];[.$DA115])" office:value-type="float"/>
          <table:table-cell table:formula="of:=MEDIAN([.$F115];[.$P115];[.$Z115];[.$AJ115];[.$AT115];[.$BD115];[.$BN115];[.$BX115];[.$CH115];[.$CR115];[.$DB115])" office:value-type="float"/>
          <table:table-cell table:formula="of:=MEDIAN([.$G115];[.$Q115];[.$AA115];[.$AK115];[.$AU115];[.$BE115];[.$BO115];[.$BY115];[.$CI115];[.$CS115];[.$DC115])" office:value-type="float"/>
          <table:table-cell table:formula="of:=MEDIAN([.$H115];[.$R115];[.$AB115];[.$AL115];[.$AV115];[.$BF115];[.$BP115];[.$BZ115];[.$CJ115];[.$CT115];[.$DD115])" office:value-type="float"/>
          <table:table-cell table:formula="of:=MEDIAN([.$I115];[.$S115];[.$AC115];[.$AM115];[.$AW115];[.$BG115];[.$BQ115];[.$CA115];[.$CK115];[.$CU115];[.$DE115])" office:value-type="float"/>
          <table:table-cell table:formula="of:=MEDIAN([.$J115];[.$T115];[.$AD115];[.$AN115];[.$AX115];[.$BH115];[.$BR115];[.$CB115];[.$CL115];[.$CV115];[.$DF115])" office:value-type="float"/>
          <table:table-cell table:formula="of:=MEDIAN([.$K115];[.$U115];[.$AE115];[.$AO115];[.$AY115];[.$BI115];[.$BS115];[.$CC115];[.$CM115];[.$CW115];[.$DG115])" office:value-type="float"/>
          <table:table-cell table:formula="of:=MAX([.$B115];[.$L115];[.$V115];[.$AF115];[.$AP115];[.$AZ115];[.$BJ115];[.$BT115];[.$CD115];[.$CN115];[.$CX115])" office:value-type="float"/>
          <table:table-cell table:formula="of:=MAX([.$C115];[.$M115];[.$W115];[.$AG115];[.$AQ115];[.$BA115];[.$BK115];[.$BU115];[.$CE115];[.$CO115];[.$CY115])" office:value-type="float"/>
          <table:table-cell table:formula="of:=MAX([.$D115];[.$N115];[.$X115];[.$AH115];[.$AR115];[.$BB115];[.$BL115];[.$BV115];[.$CF115];[.$CP115];[.$CZ115])" office:value-type="float"/>
          <table:table-cell table:formula="of:=MAX([.$E115];[.$O115];[.$Y115];[.$AI115];[.$AS115];[.$BC115];[.$BM115];[.$BW115];[.$CG115];[.$CQ115];[.$DA115])" office:value-type="float"/>
          <table:table-cell table:formula="of:=MAX([.$F115];[.$P115];[.$Z115];[.$AJ115];[.$AT115];[.$BD115];[.$BN115];[.$BX115];[.$CH115];[.$CR115];[.$DB115])" office:value-type="float"/>
          <table:table-cell table:formula="of:=MAX([.$G115];[.$Q115];[.$AA115];[.$AK115];[.$AU115];[.$BE115];[.$BO115];[.$BY115];[.$CI115];[.$CS115];[.$DC115])" office:value-type="float"/>
          <table:table-cell table:formula="of:=MAX([.$H115];[.$R115];[.$AB115];[.$AL115];[.$AV115];[.$BF115];[.$BP115];[.$BZ115];[.$CJ115];[.$CT115];[.$DD115])" office:value-type="float"/>
          <table:table-cell table:formula="of:=MAX([.$I115];[.$S115];[.$AC115];[.$AM115];[.$AW115];[.$BG115];[.$BQ115];[.$CA115];[.$CK115];[.$CU115];[.$DE115])" office:value-type="float"/>
          <table:table-cell table:formula="of:=MAX([.$J115];[.$T115];[.$AD115];[.$AN115];[.$AX115];[.$BH115];[.$BR115];[.$CB115];[.$CL115];[.$CV115];[.$DF115])" office:value-type="float"/>
          <table:table-cell table:formula="of:=MAX([.$K115];[.$U115];[.$AE115];[.$AO115];[.$AY115];[.$BI115];[.$BS115];[.$CC115];[.$CM115];[.$CW115];[.$DG115])" office:value-type="float"/>
        </table:table-row>
        <table:table-row table:style-name="ro1">
          <table:table-cell office:value-type="string">
            <text:p>iscas85/instances/c3540/c3540.lp.2.3</text:p>
          </table:table-cell>
          <table:table-cell table:style-name="cellBest" office:value-type="float" office:value="115.045"/>
          <table:table-cell office:value-type="float" office:value="0.0"/>
          <table:table-cell office:value-type="float" office:value="0.119832234871"/>
          <table:table-cell office:value-type="float" office:value="0.00419412822049"/>
          <table:table-cell office:value-type="float" office:value="0.0"/>
          <table:table-cell office:value-type="float" office:value="2123459.0"/>
          <table:table-cell office:value-type="float" office:value="0.0"/>
          <table:table-cell office:value-type="float" office:value="1587632.0"/>
          <table:table-cell office:value-type="float" office:value="4.0"/>
          <table:table-cell table:style-name="cellWorst" office:value-type="float" office:value="165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00.454"/>
          <table:table-cell office:value-type="float" office:value="0.0"/>
          <table:table-cell office:value-type="float" office:value="0.419412822049"/>
          <table:table-cell office:value-type="float" office:value="0.00549231076493"/>
          <table:table-cell office:value-type="float" office:value="0.0"/>
          <table:table-cell table:style-name="cellWorst" office:value-type="float" office:value="4135090.0"/>
          <table:table-cell office:value-type="float" office:value="6789.0"/>
          <table:table-cell table:style-name="cellWorst" office:value-type="float" office:value="3174817.0"/>
          <table:table-cell office:value-type="float" office:value="4.0"/>
          <table:table-cell office:value-type="float" office:value="14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80.691"/>
          <table:table-cell office:value-type="float" office:value="0.0"/>
          <table:table-cell office:value-type="float" office:value="0.359496704614"/>
          <table:table-cell office:value-type="float" office:value="0.00549231076493"/>
          <table:table-cell office:value-type="float" office:value="0.0"/>
          <table:table-cell office:value-type="float" office:value="3921061.0"/>
          <table:table-cell office:value-type="float" office:value="6012.0"/>
          <table:table-cell office:value-type="float" office:value="3033603.0"/>
          <table:table-cell office:value-type="float" office:value="4.0"/>
          <table:table-cell table:style-name="cellBest" office:value-type="float" office:value="127.0"/>
          <table:table-cell office:value-type="float" office:value="290.55"/>
          <table:table-cell office:value-type="float" office:value="0.0"/>
          <table:table-cell office:value-type="float" office:value="0.359496704614"/>
          <table:table-cell office:value-type="float" office:value="0.00549231076493"/>
          <table:table-cell office:value-type="float" office:value="0.0"/>
          <table:table-cell office:value-type="float" office:value="3921061.0"/>
          <table:table-cell office:value-type="float" office:value="6012.0"/>
          <table:table-cell office:value-type="float" office:value="3033603.0"/>
          <table:table-cell office:value-type="float" office:value="4.0"/>
          <table:table-cell table:style-name="cellBest" office:value-type="float" office:value="127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599161174356"/>
          <table:table-cell office:value-type="float" office:value="0.00599161174356"/>
          <table:table-cell office:value-type="float" office:value="0.0"/>
          <table:table-cell office:value-type="float" office:value="4026979.0"/>
          <table:table-cell table:style-name="cellWorst" office:value-type="float" office:value="57810.0"/>
          <table:table-cell office:value-type="float" office:value="303211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16];[.$L116];[.$V116];[.$AF116];[.$AP116];[.$AZ116];[.$BJ116];[.$BT116];[.$CD116];[.$CN116];[.$CX116])" office:value-type="float"/>
          <table:table-cell table:formula="of:=MIN([.$C116];[.$M116];[.$W116];[.$AG116];[.$AQ116];[.$BA116];[.$BK116];[.$BU116];[.$CE116];[.$CO116];[.$CY116])" office:value-type="float"/>
          <table:table-cell table:formula="of:=MIN([.$D116];[.$N116];[.$X116];[.$AH116];[.$AR116];[.$BB116];[.$BL116];[.$BV116];[.$CF116];[.$CP116];[.$CZ116])" office:value-type="float"/>
          <table:table-cell table:formula="of:=MIN([.$E116];[.$O116];[.$Y116];[.$AI116];[.$AS116];[.$BC116];[.$BM116];[.$BW116];[.$CG116];[.$CQ116];[.$DA116])" office:value-type="float"/>
          <table:table-cell table:formula="of:=MIN([.$F116];[.$P116];[.$Z116];[.$AJ116];[.$AT116];[.$BD116];[.$BN116];[.$BX116];[.$CH116];[.$CR116];[.$DB116])" office:value-type="float"/>
          <table:table-cell table:formula="of:=MIN([.$G116];[.$Q116];[.$AA116];[.$AK116];[.$AU116];[.$BE116];[.$BO116];[.$BY116];[.$CI116];[.$CS116];[.$DC116])" office:value-type="float"/>
          <table:table-cell table:formula="of:=MIN([.$H116];[.$R116];[.$AB116];[.$AL116];[.$AV116];[.$BF116];[.$BP116];[.$BZ116];[.$CJ116];[.$CT116];[.$DD116])" office:value-type="float"/>
          <table:table-cell table:formula="of:=MIN([.$I116];[.$S116];[.$AC116];[.$AM116];[.$AW116];[.$BG116];[.$BQ116];[.$CA116];[.$CK116];[.$CU116];[.$DE116])" office:value-type="float"/>
          <table:table-cell table:formula="of:=MIN([.$J116];[.$T116];[.$AD116];[.$AN116];[.$AX116];[.$BH116];[.$BR116];[.$CB116];[.$CL116];[.$CV116];[.$DF116])" office:value-type="float"/>
          <table:table-cell table:formula="of:=MIN([.$K116];[.$U116];[.$AE116];[.$AO116];[.$AY116];[.$BI116];[.$BS116];[.$CC116];[.$CM116];[.$CW116];[.$DG116])" office:value-type="float"/>
          <table:table-cell table:formula="of:=MEDIAN([.$B116];[.$L116];[.$V116];[.$AF116];[.$AP116];[.$AZ116];[.$BJ116];[.$BT116];[.$CD116];[.$CN116];[.$CX116])" office:value-type="float"/>
          <table:table-cell table:formula="of:=MEDIAN([.$C116];[.$M116];[.$W116];[.$AG116];[.$AQ116];[.$BA116];[.$BK116];[.$BU116];[.$CE116];[.$CO116];[.$CY116])" office:value-type="float"/>
          <table:table-cell table:formula="of:=MEDIAN([.$D116];[.$N116];[.$X116];[.$AH116];[.$AR116];[.$BB116];[.$BL116];[.$BV116];[.$CF116];[.$CP116];[.$CZ116])" office:value-type="float"/>
          <table:table-cell table:formula="of:=MEDIAN([.$E116];[.$O116];[.$Y116];[.$AI116];[.$AS116];[.$BC116];[.$BM116];[.$BW116];[.$CG116];[.$CQ116];[.$DA116])" office:value-type="float"/>
          <table:table-cell table:formula="of:=MEDIAN([.$F116];[.$P116];[.$Z116];[.$AJ116];[.$AT116];[.$BD116];[.$BN116];[.$BX116];[.$CH116];[.$CR116];[.$DB116])" office:value-type="float"/>
          <table:table-cell table:formula="of:=MEDIAN([.$G116];[.$Q116];[.$AA116];[.$AK116];[.$AU116];[.$BE116];[.$BO116];[.$BY116];[.$CI116];[.$CS116];[.$DC116])" office:value-type="float"/>
          <table:table-cell table:formula="of:=MEDIAN([.$H116];[.$R116];[.$AB116];[.$AL116];[.$AV116];[.$BF116];[.$BP116];[.$BZ116];[.$CJ116];[.$CT116];[.$DD116])" office:value-type="float"/>
          <table:table-cell table:formula="of:=MEDIAN([.$I116];[.$S116];[.$AC116];[.$AM116];[.$AW116];[.$BG116];[.$BQ116];[.$CA116];[.$CK116];[.$CU116];[.$DE116])" office:value-type="float"/>
          <table:table-cell table:formula="of:=MEDIAN([.$J116];[.$T116];[.$AD116];[.$AN116];[.$AX116];[.$BH116];[.$BR116];[.$CB116];[.$CL116];[.$CV116];[.$DF116])" office:value-type="float"/>
          <table:table-cell table:formula="of:=MEDIAN([.$K116];[.$U116];[.$AE116];[.$AO116];[.$AY116];[.$BI116];[.$BS116];[.$CC116];[.$CM116];[.$CW116];[.$DG116])" office:value-type="float"/>
          <table:table-cell table:formula="of:=MAX([.$B116];[.$L116];[.$V116];[.$AF116];[.$AP116];[.$AZ116];[.$BJ116];[.$BT116];[.$CD116];[.$CN116];[.$CX116])" office:value-type="float"/>
          <table:table-cell table:formula="of:=MAX([.$C116];[.$M116];[.$W116];[.$AG116];[.$AQ116];[.$BA116];[.$BK116];[.$BU116];[.$CE116];[.$CO116];[.$CY116])" office:value-type="float"/>
          <table:table-cell table:formula="of:=MAX([.$D116];[.$N116];[.$X116];[.$AH116];[.$AR116];[.$BB116];[.$BL116];[.$BV116];[.$CF116];[.$CP116];[.$CZ116])" office:value-type="float"/>
          <table:table-cell table:formula="of:=MAX([.$E116];[.$O116];[.$Y116];[.$AI116];[.$AS116];[.$BC116];[.$BM116];[.$BW116];[.$CG116];[.$CQ116];[.$DA116])" office:value-type="float"/>
          <table:table-cell table:formula="of:=MAX([.$F116];[.$P116];[.$Z116];[.$AJ116];[.$AT116];[.$BD116];[.$BN116];[.$BX116];[.$CH116];[.$CR116];[.$DB116])" office:value-type="float"/>
          <table:table-cell table:formula="of:=MAX([.$G116];[.$Q116];[.$AA116];[.$AK116];[.$AU116];[.$BE116];[.$BO116];[.$BY116];[.$CI116];[.$CS116];[.$DC116])" office:value-type="float"/>
          <table:table-cell table:formula="of:=MAX([.$H116];[.$R116];[.$AB116];[.$AL116];[.$AV116];[.$BF116];[.$BP116];[.$BZ116];[.$CJ116];[.$CT116];[.$DD116])" office:value-type="float"/>
          <table:table-cell table:formula="of:=MAX([.$I116];[.$S116];[.$AC116];[.$AM116];[.$AW116];[.$BG116];[.$BQ116];[.$CA116];[.$CK116];[.$CU116];[.$DE116])" office:value-type="float"/>
          <table:table-cell table:formula="of:=MAX([.$J116];[.$T116];[.$AD116];[.$AN116];[.$AX116];[.$BH116];[.$BR116];[.$CB116];[.$CL116];[.$CV116];[.$DF116])" office:value-type="float"/>
          <table:table-cell table:formula="of:=MAX([.$K116];[.$U116];[.$AE116];[.$AO116];[.$AY116];[.$BI116];[.$BS116];[.$CC116];[.$CM116];[.$CW116];[.$DG116])" office:value-type="float"/>
        </table:table-row>
        <table:table-row table:style-name="ro1">
          <table:table-cell office:value-type="string">
            <text:p>iscas85/instances/c3540/c3540.lp.2.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89.239"/>
          <table:table-cell office:value-type="float" office:value="0.0"/>
          <table:table-cell office:value-type="float" office:value="0.479328939485"/>
          <table:table-cell office:value-type="float" office:value="0.00509286998203"/>
          <table:table-cell office:value-type="float" office:value="0.0"/>
          <table:table-cell table:style-name="cellWorst" office:value-type="float" office:value="3006135.0"/>
          <table:table-cell office:value-type="float" office:value="133.0"/>
          <table:table-cell table:style-name="cellWorst" office:value-type="float" office:value="2308269.0"/>
          <table:table-cell office:value-type="float" office:value="4.0"/>
          <table:table-cell office:value-type="float" office:value="128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74.033"/>
          <table:table-cell office:value-type="float" office:value="0.0"/>
          <table:table-cell office:value-type="float" office:value="0.479328939485"/>
          <table:table-cell office:value-type="float" office:value="0.00509286998203"/>
          <table:table-cell office:value-type="float" office:value="0.0"/>
          <table:table-cell office:value-type="float" office:value="3001953.0"/>
          <table:table-cell table:style-name="cellWorst" office:value-type="float" office:value="4356.0"/>
          <table:table-cell office:value-type="float" office:value="2308013.0"/>
          <table:table-cell office:value-type="float" office:value="4.0"/>
          <table:table-cell office:value-type="float" office:value="128.0"/>
          <table:table-cell office:value-type="float" office:value="179.537"/>
          <table:table-cell office:value-type="float" office:value="0.0"/>
          <table:table-cell office:value-type="float" office:value="0.479328939485"/>
          <table:table-cell office:value-type="float" office:value="0.00509286998203"/>
          <table:table-cell office:value-type="float" office:value="0.0"/>
          <table:table-cell office:value-type="float" office:value="3001953.0"/>
          <table:table-cell table:style-name="cellWorst" office:value-type="float" office:value="4356.0"/>
          <table:table-cell office:value-type="float" office:value="2308013.0"/>
          <table:table-cell office:value-type="float" office:value="4.0"/>
          <table:table-cell office:value-type="float" office:value="12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17];[.$L117];[.$V117];[.$AF117];[.$AP117];[.$AZ117];[.$BJ117];[.$BT117];[.$CD117];[.$CN117];[.$CX117])" office:value-type="float"/>
          <table:table-cell table:formula="of:=MIN([.$C117];[.$M117];[.$W117];[.$AG117];[.$AQ117];[.$BA117];[.$BK117];[.$BU117];[.$CE117];[.$CO117];[.$CY117])" office:value-type="float"/>
          <table:table-cell table:formula="of:=MIN([.$D117];[.$N117];[.$X117];[.$AH117];[.$AR117];[.$BB117];[.$BL117];[.$BV117];[.$CF117];[.$CP117];[.$CZ117])" office:value-type="float"/>
          <table:table-cell table:formula="of:=MIN([.$E117];[.$O117];[.$Y117];[.$AI117];[.$AS117];[.$BC117];[.$BM117];[.$BW117];[.$CG117];[.$CQ117];[.$DA117])" office:value-type="float"/>
          <table:table-cell table:formula="of:=MIN([.$F117];[.$P117];[.$Z117];[.$AJ117];[.$AT117];[.$BD117];[.$BN117];[.$BX117];[.$CH117];[.$CR117];[.$DB117])" office:value-type="float"/>
          <table:table-cell table:formula="of:=MIN([.$G117];[.$Q117];[.$AA117];[.$AK117];[.$AU117];[.$BE117];[.$BO117];[.$BY117];[.$CI117];[.$CS117];[.$DC117])" office:value-type="float"/>
          <table:table-cell table:formula="of:=MIN([.$H117];[.$R117];[.$AB117];[.$AL117];[.$AV117];[.$BF117];[.$BP117];[.$BZ117];[.$CJ117];[.$CT117];[.$DD117])" office:value-type="float"/>
          <table:table-cell table:formula="of:=MIN([.$I117];[.$S117];[.$AC117];[.$AM117];[.$AW117];[.$BG117];[.$BQ117];[.$CA117];[.$CK117];[.$CU117];[.$DE117])" office:value-type="float"/>
          <table:table-cell table:formula="of:=MIN([.$J117];[.$T117];[.$AD117];[.$AN117];[.$AX117];[.$BH117];[.$BR117];[.$CB117];[.$CL117];[.$CV117];[.$DF117])" office:value-type="float"/>
          <table:table-cell table:formula="of:=MIN([.$K117];[.$U117];[.$AE117];[.$AO117];[.$AY117];[.$BI117];[.$BS117];[.$CC117];[.$CM117];[.$CW117];[.$DG117])" office:value-type="float"/>
          <table:table-cell table:formula="of:=MEDIAN([.$B117];[.$L117];[.$V117];[.$AF117];[.$AP117];[.$AZ117];[.$BJ117];[.$BT117];[.$CD117];[.$CN117];[.$CX117])" office:value-type="float"/>
          <table:table-cell table:formula="of:=MEDIAN([.$C117];[.$M117];[.$W117];[.$AG117];[.$AQ117];[.$BA117];[.$BK117];[.$BU117];[.$CE117];[.$CO117];[.$CY117])" office:value-type="float"/>
          <table:table-cell table:formula="of:=MEDIAN([.$D117];[.$N117];[.$X117];[.$AH117];[.$AR117];[.$BB117];[.$BL117];[.$BV117];[.$CF117];[.$CP117];[.$CZ117])" office:value-type="float"/>
          <table:table-cell table:formula="of:=MEDIAN([.$E117];[.$O117];[.$Y117];[.$AI117];[.$AS117];[.$BC117];[.$BM117];[.$BW117];[.$CG117];[.$CQ117];[.$DA117])" office:value-type="float"/>
          <table:table-cell table:formula="of:=MEDIAN([.$F117];[.$P117];[.$Z117];[.$AJ117];[.$AT117];[.$BD117];[.$BN117];[.$BX117];[.$CH117];[.$CR117];[.$DB117])" office:value-type="float"/>
          <table:table-cell table:formula="of:=MEDIAN([.$G117];[.$Q117];[.$AA117];[.$AK117];[.$AU117];[.$BE117];[.$BO117];[.$BY117];[.$CI117];[.$CS117];[.$DC117])" office:value-type="float"/>
          <table:table-cell table:formula="of:=MEDIAN([.$H117];[.$R117];[.$AB117];[.$AL117];[.$AV117];[.$BF117];[.$BP117];[.$BZ117];[.$CJ117];[.$CT117];[.$DD117])" office:value-type="float"/>
          <table:table-cell table:formula="of:=MEDIAN([.$I117];[.$S117];[.$AC117];[.$AM117];[.$AW117];[.$BG117];[.$BQ117];[.$CA117];[.$CK117];[.$CU117];[.$DE117])" office:value-type="float"/>
          <table:table-cell table:formula="of:=MEDIAN([.$J117];[.$T117];[.$AD117];[.$AN117];[.$AX117];[.$BH117];[.$BR117];[.$CB117];[.$CL117];[.$CV117];[.$DF117])" office:value-type="float"/>
          <table:table-cell table:formula="of:=MEDIAN([.$K117];[.$U117];[.$AE117];[.$AO117];[.$AY117];[.$BI117];[.$BS117];[.$CC117];[.$CM117];[.$CW117];[.$DG117])" office:value-type="float"/>
          <table:table-cell table:formula="of:=MAX([.$B117];[.$L117];[.$V117];[.$AF117];[.$AP117];[.$AZ117];[.$BJ117];[.$BT117];[.$CD117];[.$CN117];[.$CX117])" office:value-type="float"/>
          <table:table-cell table:formula="of:=MAX([.$C117];[.$M117];[.$W117];[.$AG117];[.$AQ117];[.$BA117];[.$BK117];[.$BU117];[.$CE117];[.$CO117];[.$CY117])" office:value-type="float"/>
          <table:table-cell table:formula="of:=MAX([.$D117];[.$N117];[.$X117];[.$AH117];[.$AR117];[.$BB117];[.$BL117];[.$BV117];[.$CF117];[.$CP117];[.$CZ117])" office:value-type="float"/>
          <table:table-cell table:formula="of:=MAX([.$E117];[.$O117];[.$Y117];[.$AI117];[.$AS117];[.$BC117];[.$BM117];[.$BW117];[.$CG117];[.$CQ117];[.$DA117])" office:value-type="float"/>
          <table:table-cell table:formula="of:=MAX([.$F117];[.$P117];[.$Z117];[.$AJ117];[.$AT117];[.$BD117];[.$BN117];[.$BX117];[.$CH117];[.$CR117];[.$DB117])" office:value-type="float"/>
          <table:table-cell table:formula="of:=MAX([.$G117];[.$Q117];[.$AA117];[.$AK117];[.$AU117];[.$BE117];[.$BO117];[.$BY117];[.$CI117];[.$CS117];[.$DC117])" office:value-type="float"/>
          <table:table-cell table:formula="of:=MAX([.$H117];[.$R117];[.$AB117];[.$AL117];[.$AV117];[.$BF117];[.$BP117];[.$BZ117];[.$CJ117];[.$CT117];[.$DD117])" office:value-type="float"/>
          <table:table-cell table:formula="of:=MAX([.$I117];[.$S117];[.$AC117];[.$AM117];[.$AW117];[.$BG117];[.$BQ117];[.$CA117];[.$CK117];[.$CU117];[.$DE117])" office:value-type="float"/>
          <table:table-cell table:formula="of:=MAX([.$J117];[.$T117];[.$AD117];[.$AN117];[.$AX117];[.$BH117];[.$BR117];[.$CB117];[.$CL117];[.$CV117];[.$DF117])" office:value-type="float"/>
          <table:table-cell table:formula="of:=MAX([.$K117];[.$U117];[.$AE117];[.$AO117];[.$AY117];[.$BI117];[.$BS117];[.$CC117];[.$CM117];[.$CW117];[.$DG117])" office:value-type="float"/>
        </table:table-row>
        <table:table-row table:style-name="ro1">
          <table:table-cell office:value-type="string">
            <text:p>iscas85/instances/c3540/c3540.lp.3.3</text:p>
          </table:table-cell>
          <table:table-cell table:style-name="cellBest" office:value-type="float" office:value="216.718"/>
          <table:table-cell office:value-type="float" office:value="0.0"/>
          <table:table-cell office:value-type="float" office:value="0.119832234871"/>
          <table:table-cell office:value-type="float" office:value="0.00199720391452"/>
          <table:table-cell office:value-type="float" office:value="0.0"/>
          <table:table-cell office:value-type="float" office:value="2693355.0"/>
          <table:table-cell office:value-type="float" office:value="0.0"/>
          <table:table-cell office:value-type="float" office:value="2020178.0"/>
          <table:table-cell office:value-type="float" office:value="4.0"/>
          <table:table-cell office:value-type="float" office:value="128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74.603"/>
          <table:table-cell office:value-type="float" office:value="0.0"/>
          <table:table-cell office:value-type="float" office:value="0.359496704614"/>
          <table:table-cell office:value-type="float" office:value="0.00389454763331"/>
          <table:table-cell office:value-type="float" office:value="0.0"/>
          <table:table-cell table:style-name="cellWorst" office:value-type="float" office:value="6051669.0"/>
          <table:table-cell office:value-type="float" office:value="891.0"/>
          <table:table-cell table:style-name="cellWorst" office:value-type="float" office:value="4748688.0"/>
          <table:table-cell office:value-type="float" office:value="4.0"/>
          <table:table-cell table:style-name="cellWorst" office:value-type="float" office:value="130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68.715"/>
          <table:table-cell office:value-type="float" office:value="0.0"/>
          <table:table-cell office:value-type="float" office:value="0.239664469742"/>
          <table:table-cell office:value-type="float" office:value="0.00369482724186"/>
          <table:table-cell office:value-type="float" office:value="0.0"/>
          <table:table-cell office:value-type="float" office:value="6000971.0"/>
          <table:table-cell table:style-name="cellWorst" office:value-type="float" office:value="3689.0"/>
          <table:table-cell office:value-type="float" office:value="4728793.0"/>
          <table:table-cell office:value-type="float" office:value="4.0"/>
          <table:table-cell table:style-name="cellBest" office:value-type="float" office:value="117.0"/>
          <table:table-cell office:value-type="float" office:value="269.846"/>
          <table:table-cell office:value-type="float" office:value="0.0"/>
          <table:table-cell office:value-type="float" office:value="0.239664469742"/>
          <table:table-cell office:value-type="float" office:value="0.00369482724186"/>
          <table:table-cell office:value-type="float" office:value="0.0"/>
          <table:table-cell office:value-type="float" office:value="6000971.0"/>
          <table:table-cell table:style-name="cellWorst" office:value-type="float" office:value="3689.0"/>
          <table:table-cell office:value-type="float" office:value="4728793.0"/>
          <table:table-cell office:value-type="float" office:value="4.0"/>
          <table:table-cell table:style-name="cellBest" office:value-type="float" office:value="117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18];[.$L118];[.$V118];[.$AF118];[.$AP118];[.$AZ118];[.$BJ118];[.$BT118];[.$CD118];[.$CN118];[.$CX118])" office:value-type="float"/>
          <table:table-cell table:formula="of:=MIN([.$C118];[.$M118];[.$W118];[.$AG118];[.$AQ118];[.$BA118];[.$BK118];[.$BU118];[.$CE118];[.$CO118];[.$CY118])" office:value-type="float"/>
          <table:table-cell table:formula="of:=MIN([.$D118];[.$N118];[.$X118];[.$AH118];[.$AR118];[.$BB118];[.$BL118];[.$BV118];[.$CF118];[.$CP118];[.$CZ118])" office:value-type="float"/>
          <table:table-cell table:formula="of:=MIN([.$E118];[.$O118];[.$Y118];[.$AI118];[.$AS118];[.$BC118];[.$BM118];[.$BW118];[.$CG118];[.$CQ118];[.$DA118])" office:value-type="float"/>
          <table:table-cell table:formula="of:=MIN([.$F118];[.$P118];[.$Z118];[.$AJ118];[.$AT118];[.$BD118];[.$BN118];[.$BX118];[.$CH118];[.$CR118];[.$DB118])" office:value-type="float"/>
          <table:table-cell table:formula="of:=MIN([.$G118];[.$Q118];[.$AA118];[.$AK118];[.$AU118];[.$BE118];[.$BO118];[.$BY118];[.$CI118];[.$CS118];[.$DC118])" office:value-type="float"/>
          <table:table-cell table:formula="of:=MIN([.$H118];[.$R118];[.$AB118];[.$AL118];[.$AV118];[.$BF118];[.$BP118];[.$BZ118];[.$CJ118];[.$CT118];[.$DD118])" office:value-type="float"/>
          <table:table-cell table:formula="of:=MIN([.$I118];[.$S118];[.$AC118];[.$AM118];[.$AW118];[.$BG118];[.$BQ118];[.$CA118];[.$CK118];[.$CU118];[.$DE118])" office:value-type="float"/>
          <table:table-cell table:formula="of:=MIN([.$J118];[.$T118];[.$AD118];[.$AN118];[.$AX118];[.$BH118];[.$BR118];[.$CB118];[.$CL118];[.$CV118];[.$DF118])" office:value-type="float"/>
          <table:table-cell table:formula="of:=MIN([.$K118];[.$U118];[.$AE118];[.$AO118];[.$AY118];[.$BI118];[.$BS118];[.$CC118];[.$CM118];[.$CW118];[.$DG118])" office:value-type="float"/>
          <table:table-cell table:formula="of:=MEDIAN([.$B118];[.$L118];[.$V118];[.$AF118];[.$AP118];[.$AZ118];[.$BJ118];[.$BT118];[.$CD118];[.$CN118];[.$CX118])" office:value-type="float"/>
          <table:table-cell table:formula="of:=MEDIAN([.$C118];[.$M118];[.$W118];[.$AG118];[.$AQ118];[.$BA118];[.$BK118];[.$BU118];[.$CE118];[.$CO118];[.$CY118])" office:value-type="float"/>
          <table:table-cell table:formula="of:=MEDIAN([.$D118];[.$N118];[.$X118];[.$AH118];[.$AR118];[.$BB118];[.$BL118];[.$BV118];[.$CF118];[.$CP118];[.$CZ118])" office:value-type="float"/>
          <table:table-cell table:formula="of:=MEDIAN([.$E118];[.$O118];[.$Y118];[.$AI118];[.$AS118];[.$BC118];[.$BM118];[.$BW118];[.$CG118];[.$CQ118];[.$DA118])" office:value-type="float"/>
          <table:table-cell table:formula="of:=MEDIAN([.$F118];[.$P118];[.$Z118];[.$AJ118];[.$AT118];[.$BD118];[.$BN118];[.$BX118];[.$CH118];[.$CR118];[.$DB118])" office:value-type="float"/>
          <table:table-cell table:formula="of:=MEDIAN([.$G118];[.$Q118];[.$AA118];[.$AK118];[.$AU118];[.$BE118];[.$BO118];[.$BY118];[.$CI118];[.$CS118];[.$DC118])" office:value-type="float"/>
          <table:table-cell table:formula="of:=MEDIAN([.$H118];[.$R118];[.$AB118];[.$AL118];[.$AV118];[.$BF118];[.$BP118];[.$BZ118];[.$CJ118];[.$CT118];[.$DD118])" office:value-type="float"/>
          <table:table-cell table:formula="of:=MEDIAN([.$I118];[.$S118];[.$AC118];[.$AM118];[.$AW118];[.$BG118];[.$BQ118];[.$CA118];[.$CK118];[.$CU118];[.$DE118])" office:value-type="float"/>
          <table:table-cell table:formula="of:=MEDIAN([.$J118];[.$T118];[.$AD118];[.$AN118];[.$AX118];[.$BH118];[.$BR118];[.$CB118];[.$CL118];[.$CV118];[.$DF118])" office:value-type="float"/>
          <table:table-cell table:formula="of:=MEDIAN([.$K118];[.$U118];[.$AE118];[.$AO118];[.$AY118];[.$BI118];[.$BS118];[.$CC118];[.$CM118];[.$CW118];[.$DG118])" office:value-type="float"/>
          <table:table-cell table:formula="of:=MAX([.$B118];[.$L118];[.$V118];[.$AF118];[.$AP118];[.$AZ118];[.$BJ118];[.$BT118];[.$CD118];[.$CN118];[.$CX118])" office:value-type="float"/>
          <table:table-cell table:formula="of:=MAX([.$C118];[.$M118];[.$W118];[.$AG118];[.$AQ118];[.$BA118];[.$BK118];[.$BU118];[.$CE118];[.$CO118];[.$CY118])" office:value-type="float"/>
          <table:table-cell table:formula="of:=MAX([.$D118];[.$N118];[.$X118];[.$AH118];[.$AR118];[.$BB118];[.$BL118];[.$BV118];[.$CF118];[.$CP118];[.$CZ118])" office:value-type="float"/>
          <table:table-cell table:formula="of:=MAX([.$E118];[.$O118];[.$Y118];[.$AI118];[.$AS118];[.$BC118];[.$BM118];[.$BW118];[.$CG118];[.$CQ118];[.$DA118])" office:value-type="float"/>
          <table:table-cell table:formula="of:=MAX([.$F118];[.$P118];[.$Z118];[.$AJ118];[.$AT118];[.$BD118];[.$BN118];[.$BX118];[.$CH118];[.$CR118];[.$DB118])" office:value-type="float"/>
          <table:table-cell table:formula="of:=MAX([.$G118];[.$Q118];[.$AA118];[.$AK118];[.$AU118];[.$BE118];[.$BO118];[.$BY118];[.$CI118];[.$CS118];[.$DC118])" office:value-type="float"/>
          <table:table-cell table:formula="of:=MAX([.$H118];[.$R118];[.$AB118];[.$AL118];[.$AV118];[.$BF118];[.$BP118];[.$BZ118];[.$CJ118];[.$CT118];[.$DD118])" office:value-type="float"/>
          <table:table-cell table:formula="of:=MAX([.$I118];[.$S118];[.$AC118];[.$AM118];[.$AW118];[.$BG118];[.$BQ118];[.$CA118];[.$CK118];[.$CU118];[.$DE118])" office:value-type="float"/>
          <table:table-cell table:formula="of:=MAX([.$J118];[.$T118];[.$AD118];[.$AN118];[.$AX118];[.$BH118];[.$BR118];[.$CB118];[.$CL118];[.$CV118];[.$DF118])" office:value-type="float"/>
          <table:table-cell table:formula="of:=MAX([.$K118];[.$U118];[.$AE118];[.$AO118];[.$AY118];[.$BI118];[.$BS118];[.$CC118];[.$CM118];[.$CW118];[.$DG118])" office:value-type="float"/>
        </table:table-row>
        <table:table-row table:style-name="ro1">
          <table:table-cell office:value-type="string">
            <text:p>iscas85/instances/c3540/c3540.lp.3.4</text:p>
          </table:table-cell>
          <table:table-cell table:style-name="cellBest" office:value-type="float" office:value="121.99"/>
          <table:table-cell office:value-type="float" office:value="0.0"/>
          <table:table-cell office:value-type="float" office:value="0.119832234871"/>
          <table:table-cell office:value-type="float" office:value="0.00199720391452"/>
          <table:table-cell office:value-type="float" office:value="0.0"/>
          <table:table-cell office:value-type="float" office:value="1835563.0"/>
          <table:table-cell office:value-type="float" office:value="0.0"/>
          <table:table-cell office:value-type="float" office:value="1310762.0"/>
          <table:table-cell office:value-type="float" office:value="4.0"/>
          <table:table-cell table:style-name="cellWorst" office:value-type="float" office:value="167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42.362"/>
          <table:table-cell office:value-type="float" office:value="0.0"/>
          <table:table-cell office:value-type="float" office:value="0.359496704614"/>
          <table:table-cell office:value-type="float" office:value="0.0045935690034"/>
          <table:table-cell office:value-type="float" office:value="0.0"/>
          <table:table-cell table:style-name="cellWorst" office:value-type="float" office:value="3668089.0"/>
          <table:table-cell office:value-type="float" office:value="346.0"/>
          <table:table-cell table:style-name="cellWorst" office:value-type="float" office:value="2887853.0"/>
          <table:table-cell office:value-type="float" office:value="4.0"/>
          <table:table-cell table:style-name="cellBest" office:value-type="float" office:value="112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59.183"/>
          <table:table-cell office:value-type="float" office:value="0.0"/>
          <table:table-cell office:value-type="float" office:value="0.479328939485"/>
          <table:table-cell office:value-type="float" office:value="0.00479328939485"/>
          <table:table-cell office:value-type="float" office:value="0.0"/>
          <table:table-cell office:value-type="float" office:value="3651767.0"/>
          <table:table-cell table:style-name="cellWorst" office:value-type="float" office:value="8606.0"/>
          <table:table-cell office:value-type="float" office:value="2884393.0"/>
          <table:table-cell office:value-type="float" office:value="4.0"/>
          <table:table-cell office:value-type="float" office:value="123.0"/>
          <table:table-cell office:value-type="float" office:value="487.406"/>
          <table:table-cell office:value-type="float" office:value="0.0"/>
          <table:table-cell office:value-type="float" office:value="0.479328939485"/>
          <table:table-cell office:value-type="float" office:value="0.00479328939485"/>
          <table:table-cell office:value-type="float" office:value="0.0"/>
          <table:table-cell office:value-type="float" office:value="3651767.0"/>
          <table:table-cell table:style-name="cellWorst" office:value-type="float" office:value="8606.0"/>
          <table:table-cell office:value-type="float" office:value="2884393.0"/>
          <table:table-cell office:value-type="float" office:value="4.0"/>
          <table:table-cell office:value-type="float" office:value="123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19];[.$L119];[.$V119];[.$AF119];[.$AP119];[.$AZ119];[.$BJ119];[.$BT119];[.$CD119];[.$CN119];[.$CX119])" office:value-type="float"/>
          <table:table-cell table:formula="of:=MIN([.$C119];[.$M119];[.$W119];[.$AG119];[.$AQ119];[.$BA119];[.$BK119];[.$BU119];[.$CE119];[.$CO119];[.$CY119])" office:value-type="float"/>
          <table:table-cell table:formula="of:=MIN([.$D119];[.$N119];[.$X119];[.$AH119];[.$AR119];[.$BB119];[.$BL119];[.$BV119];[.$CF119];[.$CP119];[.$CZ119])" office:value-type="float"/>
          <table:table-cell table:formula="of:=MIN([.$E119];[.$O119];[.$Y119];[.$AI119];[.$AS119];[.$BC119];[.$BM119];[.$BW119];[.$CG119];[.$CQ119];[.$DA119])" office:value-type="float"/>
          <table:table-cell table:formula="of:=MIN([.$F119];[.$P119];[.$Z119];[.$AJ119];[.$AT119];[.$BD119];[.$BN119];[.$BX119];[.$CH119];[.$CR119];[.$DB119])" office:value-type="float"/>
          <table:table-cell table:formula="of:=MIN([.$G119];[.$Q119];[.$AA119];[.$AK119];[.$AU119];[.$BE119];[.$BO119];[.$BY119];[.$CI119];[.$CS119];[.$DC119])" office:value-type="float"/>
          <table:table-cell table:formula="of:=MIN([.$H119];[.$R119];[.$AB119];[.$AL119];[.$AV119];[.$BF119];[.$BP119];[.$BZ119];[.$CJ119];[.$CT119];[.$DD119])" office:value-type="float"/>
          <table:table-cell table:formula="of:=MIN([.$I119];[.$S119];[.$AC119];[.$AM119];[.$AW119];[.$BG119];[.$BQ119];[.$CA119];[.$CK119];[.$CU119];[.$DE119])" office:value-type="float"/>
          <table:table-cell table:formula="of:=MIN([.$J119];[.$T119];[.$AD119];[.$AN119];[.$AX119];[.$BH119];[.$BR119];[.$CB119];[.$CL119];[.$CV119];[.$DF119])" office:value-type="float"/>
          <table:table-cell table:formula="of:=MIN([.$K119];[.$U119];[.$AE119];[.$AO119];[.$AY119];[.$BI119];[.$BS119];[.$CC119];[.$CM119];[.$CW119];[.$DG119])" office:value-type="float"/>
          <table:table-cell table:formula="of:=MEDIAN([.$B119];[.$L119];[.$V119];[.$AF119];[.$AP119];[.$AZ119];[.$BJ119];[.$BT119];[.$CD119];[.$CN119];[.$CX119])" office:value-type="float"/>
          <table:table-cell table:formula="of:=MEDIAN([.$C119];[.$M119];[.$W119];[.$AG119];[.$AQ119];[.$BA119];[.$BK119];[.$BU119];[.$CE119];[.$CO119];[.$CY119])" office:value-type="float"/>
          <table:table-cell table:formula="of:=MEDIAN([.$D119];[.$N119];[.$X119];[.$AH119];[.$AR119];[.$BB119];[.$BL119];[.$BV119];[.$CF119];[.$CP119];[.$CZ119])" office:value-type="float"/>
          <table:table-cell table:formula="of:=MEDIAN([.$E119];[.$O119];[.$Y119];[.$AI119];[.$AS119];[.$BC119];[.$BM119];[.$BW119];[.$CG119];[.$CQ119];[.$DA119])" office:value-type="float"/>
          <table:table-cell table:formula="of:=MEDIAN([.$F119];[.$P119];[.$Z119];[.$AJ119];[.$AT119];[.$BD119];[.$BN119];[.$BX119];[.$CH119];[.$CR119];[.$DB119])" office:value-type="float"/>
          <table:table-cell table:formula="of:=MEDIAN([.$G119];[.$Q119];[.$AA119];[.$AK119];[.$AU119];[.$BE119];[.$BO119];[.$BY119];[.$CI119];[.$CS119];[.$DC119])" office:value-type="float"/>
          <table:table-cell table:formula="of:=MEDIAN([.$H119];[.$R119];[.$AB119];[.$AL119];[.$AV119];[.$BF119];[.$BP119];[.$BZ119];[.$CJ119];[.$CT119];[.$DD119])" office:value-type="float"/>
          <table:table-cell table:formula="of:=MEDIAN([.$I119];[.$S119];[.$AC119];[.$AM119];[.$AW119];[.$BG119];[.$BQ119];[.$CA119];[.$CK119];[.$CU119];[.$DE119])" office:value-type="float"/>
          <table:table-cell table:formula="of:=MEDIAN([.$J119];[.$T119];[.$AD119];[.$AN119];[.$AX119];[.$BH119];[.$BR119];[.$CB119];[.$CL119];[.$CV119];[.$DF119])" office:value-type="float"/>
          <table:table-cell table:formula="of:=MEDIAN([.$K119];[.$U119];[.$AE119];[.$AO119];[.$AY119];[.$BI119];[.$BS119];[.$CC119];[.$CM119];[.$CW119];[.$DG119])" office:value-type="float"/>
          <table:table-cell table:formula="of:=MAX([.$B119];[.$L119];[.$V119];[.$AF119];[.$AP119];[.$AZ119];[.$BJ119];[.$BT119];[.$CD119];[.$CN119];[.$CX119])" office:value-type="float"/>
          <table:table-cell table:formula="of:=MAX([.$C119];[.$M119];[.$W119];[.$AG119];[.$AQ119];[.$BA119];[.$BK119];[.$BU119];[.$CE119];[.$CO119];[.$CY119])" office:value-type="float"/>
          <table:table-cell table:formula="of:=MAX([.$D119];[.$N119];[.$X119];[.$AH119];[.$AR119];[.$BB119];[.$BL119];[.$BV119];[.$CF119];[.$CP119];[.$CZ119])" office:value-type="float"/>
          <table:table-cell table:formula="of:=MAX([.$E119];[.$O119];[.$Y119];[.$AI119];[.$AS119];[.$BC119];[.$BM119];[.$BW119];[.$CG119];[.$CQ119];[.$DA119])" office:value-type="float"/>
          <table:table-cell table:formula="of:=MAX([.$F119];[.$P119];[.$Z119];[.$AJ119];[.$AT119];[.$BD119];[.$BN119];[.$BX119];[.$CH119];[.$CR119];[.$DB119])" office:value-type="float"/>
          <table:table-cell table:formula="of:=MAX([.$G119];[.$Q119];[.$AA119];[.$AK119];[.$AU119];[.$BE119];[.$BO119];[.$BY119];[.$CI119];[.$CS119];[.$DC119])" office:value-type="float"/>
          <table:table-cell table:formula="of:=MAX([.$H119];[.$R119];[.$AB119];[.$AL119];[.$AV119];[.$BF119];[.$BP119];[.$BZ119];[.$CJ119];[.$CT119];[.$DD119])" office:value-type="float"/>
          <table:table-cell table:formula="of:=MAX([.$I119];[.$S119];[.$AC119];[.$AM119];[.$AW119];[.$BG119];[.$BQ119];[.$CA119];[.$CK119];[.$CU119];[.$DE119])" office:value-type="float"/>
          <table:table-cell table:formula="of:=MAX([.$J119];[.$T119];[.$AD119];[.$AN119];[.$AX119];[.$BH119];[.$BR119];[.$CB119];[.$CL119];[.$CV119];[.$DF119])" office:value-type="float"/>
          <table:table-cell table:formula="of:=MAX([.$K119];[.$U119];[.$AE119];[.$AO119];[.$AY119];[.$BI119];[.$BS119];[.$CC119];[.$CM119];[.$CW119];[.$DG119])" office:value-type="float"/>
        </table:table-row>
        <table:table-row table:style-name="ro1">
          <table:table-cell office:value-type="string">
            <text:p>iscas85/instances/c3540/c3540.lp.4.2</text:p>
          </table:table-cell>
          <table:table-cell table:style-name="cellBest" office:value-type="float" office:value="134.543"/>
          <table:table-cell office:value-type="float" office:value="0.0"/>
          <table:table-cell office:value-type="float" office:value="0.119832234871"/>
          <table:table-cell office:value-type="float" office:value="0.00159776313162"/>
          <table:table-cell office:value-type="float" office:value="0.0"/>
          <table:table-cell office:value-type="float" office:value="2535491.0"/>
          <table:table-cell office:value-type="float" office:value="0.0"/>
          <table:table-cell office:value-type="float" office:value="1906727.0"/>
          <table:table-cell office:value-type="float" office:value="4.0"/>
          <table:table-cell table:style-name="cellWorst" office:value-type="float" office:value="144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16.336"/>
          <table:table-cell office:value-type="float" office:value="0.0"/>
          <table:table-cell office:value-type="float" office:value="0.359496704614"/>
          <table:table-cell office:value-type="float" office:value="0.00419412822049"/>
          <table:table-cell office:value-type="float" office:value="0.0"/>
          <table:table-cell office:value-type="float" office:value="2973982.0"/>
          <table:table-cell office:value-type="float" office:value="554.0"/>
          <table:table-cell office:value-type="float" office:value="2233053.0"/>
          <table:table-cell office:value-type="float" office:value="4.0"/>
          <table:table-cell office:value-type="float" office:value="143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16.964"/>
          <table:table-cell office:value-type="float" office:value="0.0"/>
          <table:table-cell office:value-type="float" office:value="0.239664469742"/>
          <table:table-cell office:value-type="float" office:value="0.00399440782904"/>
          <table:table-cell office:value-type="float" office:value="0.0"/>
          <table:table-cell table:style-name="cellWorst" office:value-type="float" office:value="3067169.0"/>
          <table:table-cell table:style-name="cellWorst" office:value-type="float" office:value="9515.0"/>
          <table:table-cell table:style-name="cellWorst" office:value-type="float" office:value="2308071.0"/>
          <table:table-cell office:value-type="float" office:value="4.0"/>
          <table:table-cell table:style-name="cellBest" office:value-type="float" office:value="132.0"/>
          <table:table-cell office:value-type="float" office:value="254.993"/>
          <table:table-cell office:value-type="float" office:value="0.0"/>
          <table:table-cell office:value-type="float" office:value="0.239664469742"/>
          <table:table-cell office:value-type="float" office:value="0.00399440782904"/>
          <table:table-cell office:value-type="float" office:value="0.0"/>
          <table:table-cell table:style-name="cellWorst" office:value-type="float" office:value="3067169.0"/>
          <table:table-cell table:style-name="cellWorst" office:value-type="float" office:value="9515.0"/>
          <table:table-cell table:style-name="cellWorst" office:value-type="float" office:value="2308071.0"/>
          <table:table-cell office:value-type="float" office:value="4.0"/>
          <table:table-cell table:style-name="cellBest" office:value-type="float" office:value="132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20];[.$L120];[.$V120];[.$AF120];[.$AP120];[.$AZ120];[.$BJ120];[.$BT120];[.$CD120];[.$CN120];[.$CX120])" office:value-type="float"/>
          <table:table-cell table:formula="of:=MIN([.$C120];[.$M120];[.$W120];[.$AG120];[.$AQ120];[.$BA120];[.$BK120];[.$BU120];[.$CE120];[.$CO120];[.$CY120])" office:value-type="float"/>
          <table:table-cell table:formula="of:=MIN([.$D120];[.$N120];[.$X120];[.$AH120];[.$AR120];[.$BB120];[.$BL120];[.$BV120];[.$CF120];[.$CP120];[.$CZ120])" office:value-type="float"/>
          <table:table-cell table:formula="of:=MIN([.$E120];[.$O120];[.$Y120];[.$AI120];[.$AS120];[.$BC120];[.$BM120];[.$BW120];[.$CG120];[.$CQ120];[.$DA120])" office:value-type="float"/>
          <table:table-cell table:formula="of:=MIN([.$F120];[.$P120];[.$Z120];[.$AJ120];[.$AT120];[.$BD120];[.$BN120];[.$BX120];[.$CH120];[.$CR120];[.$DB120])" office:value-type="float"/>
          <table:table-cell table:formula="of:=MIN([.$G120];[.$Q120];[.$AA120];[.$AK120];[.$AU120];[.$BE120];[.$BO120];[.$BY120];[.$CI120];[.$CS120];[.$DC120])" office:value-type="float"/>
          <table:table-cell table:formula="of:=MIN([.$H120];[.$R120];[.$AB120];[.$AL120];[.$AV120];[.$BF120];[.$BP120];[.$BZ120];[.$CJ120];[.$CT120];[.$DD120])" office:value-type="float"/>
          <table:table-cell table:formula="of:=MIN([.$I120];[.$S120];[.$AC120];[.$AM120];[.$AW120];[.$BG120];[.$BQ120];[.$CA120];[.$CK120];[.$CU120];[.$DE120])" office:value-type="float"/>
          <table:table-cell table:formula="of:=MIN([.$J120];[.$T120];[.$AD120];[.$AN120];[.$AX120];[.$BH120];[.$BR120];[.$CB120];[.$CL120];[.$CV120];[.$DF120])" office:value-type="float"/>
          <table:table-cell table:formula="of:=MIN([.$K120];[.$U120];[.$AE120];[.$AO120];[.$AY120];[.$BI120];[.$BS120];[.$CC120];[.$CM120];[.$CW120];[.$DG120])" office:value-type="float"/>
          <table:table-cell table:formula="of:=MEDIAN([.$B120];[.$L120];[.$V120];[.$AF120];[.$AP120];[.$AZ120];[.$BJ120];[.$BT120];[.$CD120];[.$CN120];[.$CX120])" office:value-type="float"/>
          <table:table-cell table:formula="of:=MEDIAN([.$C120];[.$M120];[.$W120];[.$AG120];[.$AQ120];[.$BA120];[.$BK120];[.$BU120];[.$CE120];[.$CO120];[.$CY120])" office:value-type="float"/>
          <table:table-cell table:formula="of:=MEDIAN([.$D120];[.$N120];[.$X120];[.$AH120];[.$AR120];[.$BB120];[.$BL120];[.$BV120];[.$CF120];[.$CP120];[.$CZ120])" office:value-type="float"/>
          <table:table-cell table:formula="of:=MEDIAN([.$E120];[.$O120];[.$Y120];[.$AI120];[.$AS120];[.$BC120];[.$BM120];[.$BW120];[.$CG120];[.$CQ120];[.$DA120])" office:value-type="float"/>
          <table:table-cell table:formula="of:=MEDIAN([.$F120];[.$P120];[.$Z120];[.$AJ120];[.$AT120];[.$BD120];[.$BN120];[.$BX120];[.$CH120];[.$CR120];[.$DB120])" office:value-type="float"/>
          <table:table-cell table:formula="of:=MEDIAN([.$G120];[.$Q120];[.$AA120];[.$AK120];[.$AU120];[.$BE120];[.$BO120];[.$BY120];[.$CI120];[.$CS120];[.$DC120])" office:value-type="float"/>
          <table:table-cell table:formula="of:=MEDIAN([.$H120];[.$R120];[.$AB120];[.$AL120];[.$AV120];[.$BF120];[.$BP120];[.$BZ120];[.$CJ120];[.$CT120];[.$DD120])" office:value-type="float"/>
          <table:table-cell table:formula="of:=MEDIAN([.$I120];[.$S120];[.$AC120];[.$AM120];[.$AW120];[.$BG120];[.$BQ120];[.$CA120];[.$CK120];[.$CU120];[.$DE120])" office:value-type="float"/>
          <table:table-cell table:formula="of:=MEDIAN([.$J120];[.$T120];[.$AD120];[.$AN120];[.$AX120];[.$BH120];[.$BR120];[.$CB120];[.$CL120];[.$CV120];[.$DF120])" office:value-type="float"/>
          <table:table-cell table:formula="of:=MEDIAN([.$K120];[.$U120];[.$AE120];[.$AO120];[.$AY120];[.$BI120];[.$BS120];[.$CC120];[.$CM120];[.$CW120];[.$DG120])" office:value-type="float"/>
          <table:table-cell table:formula="of:=MAX([.$B120];[.$L120];[.$V120];[.$AF120];[.$AP120];[.$AZ120];[.$BJ120];[.$BT120];[.$CD120];[.$CN120];[.$CX120])" office:value-type="float"/>
          <table:table-cell table:formula="of:=MAX([.$C120];[.$M120];[.$W120];[.$AG120];[.$AQ120];[.$BA120];[.$BK120];[.$BU120];[.$CE120];[.$CO120];[.$CY120])" office:value-type="float"/>
          <table:table-cell table:formula="of:=MAX([.$D120];[.$N120];[.$X120];[.$AH120];[.$AR120];[.$BB120];[.$BL120];[.$BV120];[.$CF120];[.$CP120];[.$CZ120])" office:value-type="float"/>
          <table:table-cell table:formula="of:=MAX([.$E120];[.$O120];[.$Y120];[.$AI120];[.$AS120];[.$BC120];[.$BM120];[.$BW120];[.$CG120];[.$CQ120];[.$DA120])" office:value-type="float"/>
          <table:table-cell table:formula="of:=MAX([.$F120];[.$P120];[.$Z120];[.$AJ120];[.$AT120];[.$BD120];[.$BN120];[.$BX120];[.$CH120];[.$CR120];[.$DB120])" office:value-type="float"/>
          <table:table-cell table:formula="of:=MAX([.$G120];[.$Q120];[.$AA120];[.$AK120];[.$AU120];[.$BE120];[.$BO120];[.$BY120];[.$CI120];[.$CS120];[.$DC120])" office:value-type="float"/>
          <table:table-cell table:formula="of:=MAX([.$H120];[.$R120];[.$AB120];[.$AL120];[.$AV120];[.$BF120];[.$BP120];[.$BZ120];[.$CJ120];[.$CT120];[.$DD120])" office:value-type="float"/>
          <table:table-cell table:formula="of:=MAX([.$I120];[.$S120];[.$AC120];[.$AM120];[.$AW120];[.$BG120];[.$BQ120];[.$CA120];[.$CK120];[.$CU120];[.$DE120])" office:value-type="float"/>
          <table:table-cell table:formula="of:=MAX([.$J120];[.$T120];[.$AD120];[.$AN120];[.$AX120];[.$BH120];[.$BR120];[.$CB120];[.$CL120];[.$CV120];[.$DF120])" office:value-type="float"/>
          <table:table-cell table:formula="of:=MAX([.$K120];[.$U120];[.$AE120];[.$AO120];[.$AY120];[.$BI120];[.$BS120];[.$CC120];[.$CM120];[.$CW120];[.$DG120])" office:value-type="float"/>
        </table:table-row>
        <table:table-row table:style-name="ro1">
          <table:table-cell office:value-type="string">
            <text:p>iscas85/instances/c3540/c3540.lp.4.4</text:p>
          </table:table-cell>
          <table:table-cell table:style-name="cellBest" office:value-type="float" office:value="76.8775"/>
          <table:table-cell office:value-type="float" office:value="0.0"/>
          <table:table-cell office:value-type="float" office:value="0.119832234871"/>
          <table:table-cell office:value-type="float" office:value="0.00319552626323"/>
          <table:table-cell office:value-type="float" office:value="0.0"/>
          <table:table-cell office:value-type="float" office:value="1597162.0"/>
          <table:table-cell office:value-type="float" office:value="0.0"/>
          <table:table-cell office:value-type="float" office:value="1183536.0"/>
          <table:table-cell office:value-type="float" office:value="4.0"/>
          <table:table-cell table:style-name="cellBest" office:value-type="float" office:value="117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52.696"/>
          <table:table-cell office:value-type="float" office:value="0.0"/>
          <table:table-cell office:value-type="float" office:value="0.419412822049"/>
          <table:table-cell office:value-type="float" office:value="0.00489314959057"/>
          <table:table-cell office:value-type="float" office:value="0.0"/>
          <table:table-cell table:style-name="cellWorst" office:value-type="float" office:value="2930447.0"/>
          <table:table-cell office:value-type="float" office:value="212.0"/>
          <table:table-cell table:style-name="cellWorst" office:value-type="float" office:value="2262499.0"/>
          <table:table-cell office:value-type="float" office:value="4.0"/>
          <table:table-cell table:style-name="cellWorst" office:value-type="float" office:value="127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3.712"/>
          <table:table-cell office:value-type="float" office:value="0.0"/>
          <table:table-cell office:value-type="float" office:value="0.359496704614"/>
          <table:table-cell office:value-type="float" office:value="0.00439384861194"/>
          <table:table-cell office:value-type="float" office:value="0.0"/>
          <table:table-cell office:value-type="float" office:value="2929740.0"/>
          <table:table-cell table:style-name="cellWorst" office:value-type="float" office:value="3562.0"/>
          <table:table-cell office:value-type="float" office:value="2262355.0"/>
          <table:table-cell office:value-type="float" office:value="4.0"/>
          <table:table-cell office:value-type="float" office:value="123.0"/>
          <table:table-cell office:value-type="float" office:value="148.153"/>
          <table:table-cell office:value-type="float" office:value="0.0"/>
          <table:table-cell office:value-type="float" office:value="0.359496704614"/>
          <table:table-cell office:value-type="float" office:value="0.00439384861194"/>
          <table:table-cell office:value-type="float" office:value="0.0"/>
          <table:table-cell office:value-type="float" office:value="2929740.0"/>
          <table:table-cell table:style-name="cellWorst" office:value-type="float" office:value="3562.0"/>
          <table:table-cell office:value-type="float" office:value="2262355.0"/>
          <table:table-cell office:value-type="float" office:value="4.0"/>
          <table:table-cell office:value-type="float" office:value="123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21];[.$L121];[.$V121];[.$AF121];[.$AP121];[.$AZ121];[.$BJ121];[.$BT121];[.$CD121];[.$CN121];[.$CX121])" office:value-type="float"/>
          <table:table-cell table:formula="of:=MIN([.$C121];[.$M121];[.$W121];[.$AG121];[.$AQ121];[.$BA121];[.$BK121];[.$BU121];[.$CE121];[.$CO121];[.$CY121])" office:value-type="float"/>
          <table:table-cell table:formula="of:=MIN([.$D121];[.$N121];[.$X121];[.$AH121];[.$AR121];[.$BB121];[.$BL121];[.$BV121];[.$CF121];[.$CP121];[.$CZ121])" office:value-type="float"/>
          <table:table-cell table:formula="of:=MIN([.$E121];[.$O121];[.$Y121];[.$AI121];[.$AS121];[.$BC121];[.$BM121];[.$BW121];[.$CG121];[.$CQ121];[.$DA121])" office:value-type="float"/>
          <table:table-cell table:formula="of:=MIN([.$F121];[.$P121];[.$Z121];[.$AJ121];[.$AT121];[.$BD121];[.$BN121];[.$BX121];[.$CH121];[.$CR121];[.$DB121])" office:value-type="float"/>
          <table:table-cell table:formula="of:=MIN([.$G121];[.$Q121];[.$AA121];[.$AK121];[.$AU121];[.$BE121];[.$BO121];[.$BY121];[.$CI121];[.$CS121];[.$DC121])" office:value-type="float"/>
          <table:table-cell table:formula="of:=MIN([.$H121];[.$R121];[.$AB121];[.$AL121];[.$AV121];[.$BF121];[.$BP121];[.$BZ121];[.$CJ121];[.$CT121];[.$DD121])" office:value-type="float"/>
          <table:table-cell table:formula="of:=MIN([.$I121];[.$S121];[.$AC121];[.$AM121];[.$AW121];[.$BG121];[.$BQ121];[.$CA121];[.$CK121];[.$CU121];[.$DE121])" office:value-type="float"/>
          <table:table-cell table:formula="of:=MIN([.$J121];[.$T121];[.$AD121];[.$AN121];[.$AX121];[.$BH121];[.$BR121];[.$CB121];[.$CL121];[.$CV121];[.$DF121])" office:value-type="float"/>
          <table:table-cell table:formula="of:=MIN([.$K121];[.$U121];[.$AE121];[.$AO121];[.$AY121];[.$BI121];[.$BS121];[.$CC121];[.$CM121];[.$CW121];[.$DG121])" office:value-type="float"/>
          <table:table-cell table:formula="of:=MEDIAN([.$B121];[.$L121];[.$V121];[.$AF121];[.$AP121];[.$AZ121];[.$BJ121];[.$BT121];[.$CD121];[.$CN121];[.$CX121])" office:value-type="float"/>
          <table:table-cell table:formula="of:=MEDIAN([.$C121];[.$M121];[.$W121];[.$AG121];[.$AQ121];[.$BA121];[.$BK121];[.$BU121];[.$CE121];[.$CO121];[.$CY121])" office:value-type="float"/>
          <table:table-cell table:formula="of:=MEDIAN([.$D121];[.$N121];[.$X121];[.$AH121];[.$AR121];[.$BB121];[.$BL121];[.$BV121];[.$CF121];[.$CP121];[.$CZ121])" office:value-type="float"/>
          <table:table-cell table:formula="of:=MEDIAN([.$E121];[.$O121];[.$Y121];[.$AI121];[.$AS121];[.$BC121];[.$BM121];[.$BW121];[.$CG121];[.$CQ121];[.$DA121])" office:value-type="float"/>
          <table:table-cell table:formula="of:=MEDIAN([.$F121];[.$P121];[.$Z121];[.$AJ121];[.$AT121];[.$BD121];[.$BN121];[.$BX121];[.$CH121];[.$CR121];[.$DB121])" office:value-type="float"/>
          <table:table-cell table:formula="of:=MEDIAN([.$G121];[.$Q121];[.$AA121];[.$AK121];[.$AU121];[.$BE121];[.$BO121];[.$BY121];[.$CI121];[.$CS121];[.$DC121])" office:value-type="float"/>
          <table:table-cell table:formula="of:=MEDIAN([.$H121];[.$R121];[.$AB121];[.$AL121];[.$AV121];[.$BF121];[.$BP121];[.$BZ121];[.$CJ121];[.$CT121];[.$DD121])" office:value-type="float"/>
          <table:table-cell table:formula="of:=MEDIAN([.$I121];[.$S121];[.$AC121];[.$AM121];[.$AW121];[.$BG121];[.$BQ121];[.$CA121];[.$CK121];[.$CU121];[.$DE121])" office:value-type="float"/>
          <table:table-cell table:formula="of:=MEDIAN([.$J121];[.$T121];[.$AD121];[.$AN121];[.$AX121];[.$BH121];[.$BR121];[.$CB121];[.$CL121];[.$CV121];[.$DF121])" office:value-type="float"/>
          <table:table-cell table:formula="of:=MEDIAN([.$K121];[.$U121];[.$AE121];[.$AO121];[.$AY121];[.$BI121];[.$BS121];[.$CC121];[.$CM121];[.$CW121];[.$DG121])" office:value-type="float"/>
          <table:table-cell table:formula="of:=MAX([.$B121];[.$L121];[.$V121];[.$AF121];[.$AP121];[.$AZ121];[.$BJ121];[.$BT121];[.$CD121];[.$CN121];[.$CX121])" office:value-type="float"/>
          <table:table-cell table:formula="of:=MAX([.$C121];[.$M121];[.$W121];[.$AG121];[.$AQ121];[.$BA121];[.$BK121];[.$BU121];[.$CE121];[.$CO121];[.$CY121])" office:value-type="float"/>
          <table:table-cell table:formula="of:=MAX([.$D121];[.$N121];[.$X121];[.$AH121];[.$AR121];[.$BB121];[.$BL121];[.$BV121];[.$CF121];[.$CP121];[.$CZ121])" office:value-type="float"/>
          <table:table-cell table:formula="of:=MAX([.$E121];[.$O121];[.$Y121];[.$AI121];[.$AS121];[.$BC121];[.$BM121];[.$BW121];[.$CG121];[.$CQ121];[.$DA121])" office:value-type="float"/>
          <table:table-cell table:formula="of:=MAX([.$F121];[.$P121];[.$Z121];[.$AJ121];[.$AT121];[.$BD121];[.$BN121];[.$BX121];[.$CH121];[.$CR121];[.$DB121])" office:value-type="float"/>
          <table:table-cell table:formula="of:=MAX([.$G121];[.$Q121];[.$AA121];[.$AK121];[.$AU121];[.$BE121];[.$BO121];[.$BY121];[.$CI121];[.$CS121];[.$DC121])" office:value-type="float"/>
          <table:table-cell table:formula="of:=MAX([.$H121];[.$R121];[.$AB121];[.$AL121];[.$AV121];[.$BF121];[.$BP121];[.$BZ121];[.$CJ121];[.$CT121];[.$DD121])" office:value-type="float"/>
          <table:table-cell table:formula="of:=MAX([.$I121];[.$S121];[.$AC121];[.$AM121];[.$AW121];[.$BG121];[.$BQ121];[.$CA121];[.$CK121];[.$CU121];[.$DE121])" office:value-type="float"/>
          <table:table-cell table:formula="of:=MAX([.$J121];[.$T121];[.$AD121];[.$AN121];[.$AX121];[.$BH121];[.$BR121];[.$CB121];[.$CL121];[.$CV121];[.$DF121])" office:value-type="float"/>
          <table:table-cell table:formula="of:=MAX([.$K121];[.$U121];[.$AE121];[.$AO121];[.$AY121];[.$BI121];[.$BS121];[.$CC121];[.$CM121];[.$CW121];[.$DG121])" office:value-type="float"/>
        </table:table-row>
        <table:table-row table:style-name="ro1">
          <table:table-cell office:value-type="string">
            <text:p>iscas85/instances/c3540/c3540.lp.4.6</text:p>
          </table:table-cell>
          <table:table-cell office:value-type="float" office:value="199.474"/>
          <table:table-cell office:value-type="float" office:value="0.0"/>
          <table:table-cell office:value-type="float" office:value="0.359496704614"/>
          <table:table-cell office:value-type="float" office:value="0.00549231076493"/>
          <table:table-cell office:value-type="float" office:value="0.0"/>
          <table:table-cell office:value-type="float" office:value="2445440.0"/>
          <table:table-cell office:value-type="float" office:value="0.0"/>
          <table:table-cell office:value-type="float" office:value="1838944.0"/>
          <table:table-cell office:value-type="float" office:value="4.0"/>
          <table:table-cell table:style-name="cellBest" office:value-type="float" office:value="126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6.778"/>
          <table:table-cell office:value-type="float" office:value="0.0"/>
          <table:table-cell office:value-type="float" office:value="0.599161174356"/>
          <table:table-cell office:value-type="float" office:value="0.007289794288"/>
          <table:table-cell office:value-type="float" office:value="0.0"/>
          <table:table-cell table:style-name="cellWorst" office:value-type="float" office:value="2779706.0"/>
          <table:table-cell office:value-type="float" office:value="9084.0"/>
          <table:table-cell table:style-name="cellWorst" office:value-type="float" office:value="2107561.0"/>
          <table:table-cell office:value-type="float" office:value="4.0"/>
          <table:table-cell table:style-name="cellWorst" office:value-type="float" office:value="173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2.255"/>
          <table:table-cell office:value-type="float" office:value="0.0"/>
          <table:table-cell office:value-type="float" office:value="0.479328939485"/>
          <table:table-cell office:value-type="float" office:value="0.00699021370082"/>
          <table:table-cell office:value-type="float" office:value="0.0"/>
          <table:table-cell office:value-type="float" office:value="2487393.0"/>
          <table:table-cell table:style-name="cellWorst" office:value-type="float" office:value="121536.0"/>
          <table:table-cell office:value-type="float" office:value="1881968.0"/>
          <table:table-cell office:value-type="float" office:value="4.0"/>
          <table:table-cell office:value-type="float" office:value="164.0"/>
          <table:table-cell table:style-name="cellBest" office:value-type="float" office:value="136.315"/>
          <table:table-cell office:value-type="float" office:value="0.0"/>
          <table:table-cell office:value-type="float" office:value="0.479328939485"/>
          <table:table-cell office:value-type="float" office:value="0.00699021370082"/>
          <table:table-cell office:value-type="float" office:value="0.0"/>
          <table:table-cell office:value-type="float" office:value="2487393.0"/>
          <table:table-cell table:style-name="cellWorst" office:value-type="float" office:value="121536.0"/>
          <table:table-cell office:value-type="float" office:value="1881968.0"/>
          <table:table-cell office:value-type="float" office:value="4.0"/>
          <table:table-cell office:value-type="float" office:value="164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778909526663"/>
          <table:table-cell office:value-type="float" office:value="0.00778909526663"/>
          <table:table-cell office:value-type="float" office:value="0.0"/>
          <table:table-cell office:value-type="float" office:value="2314781.0"/>
          <table:table-cell office:value-type="float" office:value="14496.0"/>
          <table:table-cell office:value-type="float" office:value="173983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22];[.$L122];[.$V122];[.$AF122];[.$AP122];[.$AZ122];[.$BJ122];[.$BT122];[.$CD122];[.$CN122];[.$CX122])" office:value-type="float"/>
          <table:table-cell table:formula="of:=MIN([.$C122];[.$M122];[.$W122];[.$AG122];[.$AQ122];[.$BA122];[.$BK122];[.$BU122];[.$CE122];[.$CO122];[.$CY122])" office:value-type="float"/>
          <table:table-cell table:formula="of:=MIN([.$D122];[.$N122];[.$X122];[.$AH122];[.$AR122];[.$BB122];[.$BL122];[.$BV122];[.$CF122];[.$CP122];[.$CZ122])" office:value-type="float"/>
          <table:table-cell table:formula="of:=MIN([.$E122];[.$O122];[.$Y122];[.$AI122];[.$AS122];[.$BC122];[.$BM122];[.$BW122];[.$CG122];[.$CQ122];[.$DA122])" office:value-type="float"/>
          <table:table-cell table:formula="of:=MIN([.$F122];[.$P122];[.$Z122];[.$AJ122];[.$AT122];[.$BD122];[.$BN122];[.$BX122];[.$CH122];[.$CR122];[.$DB122])" office:value-type="float"/>
          <table:table-cell table:formula="of:=MIN([.$G122];[.$Q122];[.$AA122];[.$AK122];[.$AU122];[.$BE122];[.$BO122];[.$BY122];[.$CI122];[.$CS122];[.$DC122])" office:value-type="float"/>
          <table:table-cell table:formula="of:=MIN([.$H122];[.$R122];[.$AB122];[.$AL122];[.$AV122];[.$BF122];[.$BP122];[.$BZ122];[.$CJ122];[.$CT122];[.$DD122])" office:value-type="float"/>
          <table:table-cell table:formula="of:=MIN([.$I122];[.$S122];[.$AC122];[.$AM122];[.$AW122];[.$BG122];[.$BQ122];[.$CA122];[.$CK122];[.$CU122];[.$DE122])" office:value-type="float"/>
          <table:table-cell table:formula="of:=MIN([.$J122];[.$T122];[.$AD122];[.$AN122];[.$AX122];[.$BH122];[.$BR122];[.$CB122];[.$CL122];[.$CV122];[.$DF122])" office:value-type="float"/>
          <table:table-cell table:formula="of:=MIN([.$K122];[.$U122];[.$AE122];[.$AO122];[.$AY122];[.$BI122];[.$BS122];[.$CC122];[.$CM122];[.$CW122];[.$DG122])" office:value-type="float"/>
          <table:table-cell table:formula="of:=MEDIAN([.$B122];[.$L122];[.$V122];[.$AF122];[.$AP122];[.$AZ122];[.$BJ122];[.$BT122];[.$CD122];[.$CN122];[.$CX122])" office:value-type="float"/>
          <table:table-cell table:formula="of:=MEDIAN([.$C122];[.$M122];[.$W122];[.$AG122];[.$AQ122];[.$BA122];[.$BK122];[.$BU122];[.$CE122];[.$CO122];[.$CY122])" office:value-type="float"/>
          <table:table-cell table:formula="of:=MEDIAN([.$D122];[.$N122];[.$X122];[.$AH122];[.$AR122];[.$BB122];[.$BL122];[.$BV122];[.$CF122];[.$CP122];[.$CZ122])" office:value-type="float"/>
          <table:table-cell table:formula="of:=MEDIAN([.$E122];[.$O122];[.$Y122];[.$AI122];[.$AS122];[.$BC122];[.$BM122];[.$BW122];[.$CG122];[.$CQ122];[.$DA122])" office:value-type="float"/>
          <table:table-cell table:formula="of:=MEDIAN([.$F122];[.$P122];[.$Z122];[.$AJ122];[.$AT122];[.$BD122];[.$BN122];[.$BX122];[.$CH122];[.$CR122];[.$DB122])" office:value-type="float"/>
          <table:table-cell table:formula="of:=MEDIAN([.$G122];[.$Q122];[.$AA122];[.$AK122];[.$AU122];[.$BE122];[.$BO122];[.$BY122];[.$CI122];[.$CS122];[.$DC122])" office:value-type="float"/>
          <table:table-cell table:formula="of:=MEDIAN([.$H122];[.$R122];[.$AB122];[.$AL122];[.$AV122];[.$BF122];[.$BP122];[.$BZ122];[.$CJ122];[.$CT122];[.$DD122])" office:value-type="float"/>
          <table:table-cell table:formula="of:=MEDIAN([.$I122];[.$S122];[.$AC122];[.$AM122];[.$AW122];[.$BG122];[.$BQ122];[.$CA122];[.$CK122];[.$CU122];[.$DE122])" office:value-type="float"/>
          <table:table-cell table:formula="of:=MEDIAN([.$J122];[.$T122];[.$AD122];[.$AN122];[.$AX122];[.$BH122];[.$BR122];[.$CB122];[.$CL122];[.$CV122];[.$DF122])" office:value-type="float"/>
          <table:table-cell table:formula="of:=MEDIAN([.$K122];[.$U122];[.$AE122];[.$AO122];[.$AY122];[.$BI122];[.$BS122];[.$CC122];[.$CM122];[.$CW122];[.$DG122])" office:value-type="float"/>
          <table:table-cell table:formula="of:=MAX([.$B122];[.$L122];[.$V122];[.$AF122];[.$AP122];[.$AZ122];[.$BJ122];[.$BT122];[.$CD122];[.$CN122];[.$CX122])" office:value-type="float"/>
          <table:table-cell table:formula="of:=MAX([.$C122];[.$M122];[.$W122];[.$AG122];[.$AQ122];[.$BA122];[.$BK122];[.$BU122];[.$CE122];[.$CO122];[.$CY122])" office:value-type="float"/>
          <table:table-cell table:formula="of:=MAX([.$D122];[.$N122];[.$X122];[.$AH122];[.$AR122];[.$BB122];[.$BL122];[.$BV122];[.$CF122];[.$CP122];[.$CZ122])" office:value-type="float"/>
          <table:table-cell table:formula="of:=MAX([.$E122];[.$O122];[.$Y122];[.$AI122];[.$AS122];[.$BC122];[.$BM122];[.$BW122];[.$CG122];[.$CQ122];[.$DA122])" office:value-type="float"/>
          <table:table-cell table:formula="of:=MAX([.$F122];[.$P122];[.$Z122];[.$AJ122];[.$AT122];[.$BD122];[.$BN122];[.$BX122];[.$CH122];[.$CR122];[.$DB122])" office:value-type="float"/>
          <table:table-cell table:formula="of:=MAX([.$G122];[.$Q122];[.$AA122];[.$AK122];[.$AU122];[.$BE122];[.$BO122];[.$BY122];[.$CI122];[.$CS122];[.$DC122])" office:value-type="float"/>
          <table:table-cell table:formula="of:=MAX([.$H122];[.$R122];[.$AB122];[.$AL122];[.$AV122];[.$BF122];[.$BP122];[.$BZ122];[.$CJ122];[.$CT122];[.$DD122])" office:value-type="float"/>
          <table:table-cell table:formula="of:=MAX([.$I122];[.$S122];[.$AC122];[.$AM122];[.$AW122];[.$BG122];[.$BQ122];[.$CA122];[.$CK122];[.$CU122];[.$DE122])" office:value-type="float"/>
          <table:table-cell table:formula="of:=MAX([.$J122];[.$T122];[.$AD122];[.$AN122];[.$AX122];[.$BH122];[.$BR122];[.$CB122];[.$CL122];[.$CV122];[.$DF122])" office:value-type="float"/>
          <table:table-cell table:formula="of:=MAX([.$K122];[.$U122];[.$AE122];[.$AO122];[.$AY122];[.$BI122];[.$BS122];[.$CC122];[.$CM122];[.$CW122];[.$DG122])" office:value-type="float"/>
        </table:table-row>
        <table:table-row table:style-name="ro1">
          <table:table-cell office:value-type="string">
            <text:p>iscas85/instances/c3540/c3540.lp.4.8</text:p>
          </table:table-cell>
          <table:table-cell office:value-type="float" office:value="211.174"/>
          <table:table-cell office:value-type="float" office:value="0.0"/>
          <table:table-cell office:value-type="float" office:value="0.119832234871"/>
          <table:table-cell office:value-type="float" office:value="0.00159776313162"/>
          <table:table-cell office:value-type="float" office:value="0.0"/>
          <table:table-cell office:value-type="float" office:value="3887088.0"/>
          <table:table-cell office:value-type="float" office:value="0.0"/>
          <table:table-cell office:value-type="float" office:value="3000466.0"/>
          <table:table-cell office:value-type="float" office:value="4.0"/>
          <table:table-cell table:style-name="cellBest" office:value-type="float" office:value="105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8.359"/>
          <table:table-cell office:value-type="float" office:value="0.0"/>
          <table:table-cell office:value-type="float" office:value="0.479328939485"/>
          <table:table-cell office:value-type="float" office:value="0.00529259037348"/>
          <table:table-cell office:value-type="float" office:value="0.0"/>
          <table:table-cell office:value-type="float" office:value="2022165.0"/>
          <table:table-cell office:value-type="float" office:value="229.0"/>
          <table:table-cell office:value-type="float" office:value="1489423.0"/>
          <table:table-cell office:value-type="float" office:value="4.0"/>
          <table:table-cell office:value-type="float" office:value="11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2.653"/>
          <table:table-cell office:value-type="float" office:value="0.0"/>
          <table:table-cell office:value-type="float" office:value="0.359496704614"/>
          <table:table-cell office:value-type="float" office:value="0.00569203115638"/>
          <table:table-cell office:value-type="float" office:value="0.0"/>
          <table:table-cell office:value-type="float" office:value="2023555.0"/>
          <table:table-cell office:value-type="float" office:value="5336.0"/>
          <table:table-cell office:value-type="float" office:value="1490071.0"/>
          <table:table-cell office:value-type="float" office:value="4.0"/>
          <table:table-cell office:value-type="float" office:value="118.0"/>
          <table:table-cell table:style-name="cellBest" office:value-type="float" office:value="126.727"/>
          <table:table-cell office:value-type="float" office:value="0.0"/>
          <table:table-cell office:value-type="float" office:value="0.359496704614"/>
          <table:table-cell office:value-type="float" office:value="0.00569203115638"/>
          <table:table-cell office:value-type="float" office:value="0.0"/>
          <table:table-cell office:value-type="float" office:value="2023555.0"/>
          <table:table-cell office:value-type="float" office:value="5336.0"/>
          <table:table-cell office:value-type="float" office:value="1490071.0"/>
          <table:table-cell office:value-type="float" office:value="4.0"/>
          <table:table-cell office:value-type="float" office:value="118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778909526663"/>
          <table:table-cell office:value-type="float" office:value="0.00778909526663"/>
          <table:table-cell office:value-type="float" office:value="0.0"/>
          <table:table-cell table:style-name="cellWorst" office:value-type="float" office:value="5115201.0"/>
          <table:table-cell table:style-name="cellWorst" office:value-type="float" office:value="25242.0"/>
          <table:table-cell table:style-name="cellWorst" office:value-type="float" office:value="386340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23];[.$L123];[.$V123];[.$AF123];[.$AP123];[.$AZ123];[.$BJ123];[.$BT123];[.$CD123];[.$CN123];[.$CX123])" office:value-type="float"/>
          <table:table-cell table:formula="of:=MIN([.$C123];[.$M123];[.$W123];[.$AG123];[.$AQ123];[.$BA123];[.$BK123];[.$BU123];[.$CE123];[.$CO123];[.$CY123])" office:value-type="float"/>
          <table:table-cell table:formula="of:=MIN([.$D123];[.$N123];[.$X123];[.$AH123];[.$AR123];[.$BB123];[.$BL123];[.$BV123];[.$CF123];[.$CP123];[.$CZ123])" office:value-type="float"/>
          <table:table-cell table:formula="of:=MIN([.$E123];[.$O123];[.$Y123];[.$AI123];[.$AS123];[.$BC123];[.$BM123];[.$BW123];[.$CG123];[.$CQ123];[.$DA123])" office:value-type="float"/>
          <table:table-cell table:formula="of:=MIN([.$F123];[.$P123];[.$Z123];[.$AJ123];[.$AT123];[.$BD123];[.$BN123];[.$BX123];[.$CH123];[.$CR123];[.$DB123])" office:value-type="float"/>
          <table:table-cell table:formula="of:=MIN([.$G123];[.$Q123];[.$AA123];[.$AK123];[.$AU123];[.$BE123];[.$BO123];[.$BY123];[.$CI123];[.$CS123];[.$DC123])" office:value-type="float"/>
          <table:table-cell table:formula="of:=MIN([.$H123];[.$R123];[.$AB123];[.$AL123];[.$AV123];[.$BF123];[.$BP123];[.$BZ123];[.$CJ123];[.$CT123];[.$DD123])" office:value-type="float"/>
          <table:table-cell table:formula="of:=MIN([.$I123];[.$S123];[.$AC123];[.$AM123];[.$AW123];[.$BG123];[.$BQ123];[.$CA123];[.$CK123];[.$CU123];[.$DE123])" office:value-type="float"/>
          <table:table-cell table:formula="of:=MIN([.$J123];[.$T123];[.$AD123];[.$AN123];[.$AX123];[.$BH123];[.$BR123];[.$CB123];[.$CL123];[.$CV123];[.$DF123])" office:value-type="float"/>
          <table:table-cell table:formula="of:=MIN([.$K123];[.$U123];[.$AE123];[.$AO123];[.$AY123];[.$BI123];[.$BS123];[.$CC123];[.$CM123];[.$CW123];[.$DG123])" office:value-type="float"/>
          <table:table-cell table:formula="of:=MEDIAN([.$B123];[.$L123];[.$V123];[.$AF123];[.$AP123];[.$AZ123];[.$BJ123];[.$BT123];[.$CD123];[.$CN123];[.$CX123])" office:value-type="float"/>
          <table:table-cell table:formula="of:=MEDIAN([.$C123];[.$M123];[.$W123];[.$AG123];[.$AQ123];[.$BA123];[.$BK123];[.$BU123];[.$CE123];[.$CO123];[.$CY123])" office:value-type="float"/>
          <table:table-cell table:formula="of:=MEDIAN([.$D123];[.$N123];[.$X123];[.$AH123];[.$AR123];[.$BB123];[.$BL123];[.$BV123];[.$CF123];[.$CP123];[.$CZ123])" office:value-type="float"/>
          <table:table-cell table:formula="of:=MEDIAN([.$E123];[.$O123];[.$Y123];[.$AI123];[.$AS123];[.$BC123];[.$BM123];[.$BW123];[.$CG123];[.$CQ123];[.$DA123])" office:value-type="float"/>
          <table:table-cell table:formula="of:=MEDIAN([.$F123];[.$P123];[.$Z123];[.$AJ123];[.$AT123];[.$BD123];[.$BN123];[.$BX123];[.$CH123];[.$CR123];[.$DB123])" office:value-type="float"/>
          <table:table-cell table:formula="of:=MEDIAN([.$G123];[.$Q123];[.$AA123];[.$AK123];[.$AU123];[.$BE123];[.$BO123];[.$BY123];[.$CI123];[.$CS123];[.$DC123])" office:value-type="float"/>
          <table:table-cell table:formula="of:=MEDIAN([.$H123];[.$R123];[.$AB123];[.$AL123];[.$AV123];[.$BF123];[.$BP123];[.$BZ123];[.$CJ123];[.$CT123];[.$DD123])" office:value-type="float"/>
          <table:table-cell table:formula="of:=MEDIAN([.$I123];[.$S123];[.$AC123];[.$AM123];[.$AW123];[.$BG123];[.$BQ123];[.$CA123];[.$CK123];[.$CU123];[.$DE123])" office:value-type="float"/>
          <table:table-cell table:formula="of:=MEDIAN([.$J123];[.$T123];[.$AD123];[.$AN123];[.$AX123];[.$BH123];[.$BR123];[.$CB123];[.$CL123];[.$CV123];[.$DF123])" office:value-type="float"/>
          <table:table-cell table:formula="of:=MEDIAN([.$K123];[.$U123];[.$AE123];[.$AO123];[.$AY123];[.$BI123];[.$BS123];[.$CC123];[.$CM123];[.$CW123];[.$DG123])" office:value-type="float"/>
          <table:table-cell table:formula="of:=MAX([.$B123];[.$L123];[.$V123];[.$AF123];[.$AP123];[.$AZ123];[.$BJ123];[.$BT123];[.$CD123];[.$CN123];[.$CX123])" office:value-type="float"/>
          <table:table-cell table:formula="of:=MAX([.$C123];[.$M123];[.$W123];[.$AG123];[.$AQ123];[.$BA123];[.$BK123];[.$BU123];[.$CE123];[.$CO123];[.$CY123])" office:value-type="float"/>
          <table:table-cell table:formula="of:=MAX([.$D123];[.$N123];[.$X123];[.$AH123];[.$AR123];[.$BB123];[.$BL123];[.$BV123];[.$CF123];[.$CP123];[.$CZ123])" office:value-type="float"/>
          <table:table-cell table:formula="of:=MAX([.$E123];[.$O123];[.$Y123];[.$AI123];[.$AS123];[.$BC123];[.$BM123];[.$BW123];[.$CG123];[.$CQ123];[.$DA123])" office:value-type="float"/>
          <table:table-cell table:formula="of:=MAX([.$F123];[.$P123];[.$Z123];[.$AJ123];[.$AT123];[.$BD123];[.$BN123];[.$BX123];[.$CH123];[.$CR123];[.$DB123])" office:value-type="float"/>
          <table:table-cell table:formula="of:=MAX([.$G123];[.$Q123];[.$AA123];[.$AK123];[.$AU123];[.$BE123];[.$BO123];[.$BY123];[.$CI123];[.$CS123];[.$DC123])" office:value-type="float"/>
          <table:table-cell table:formula="of:=MAX([.$H123];[.$R123];[.$AB123];[.$AL123];[.$AV123];[.$BF123];[.$BP123];[.$BZ123];[.$CJ123];[.$CT123];[.$DD123])" office:value-type="float"/>
          <table:table-cell table:formula="of:=MAX([.$I123];[.$S123];[.$AC123];[.$AM123];[.$AW123];[.$BG123];[.$BQ123];[.$CA123];[.$CK123];[.$CU123];[.$DE123])" office:value-type="float"/>
          <table:table-cell table:formula="of:=MAX([.$J123];[.$T123];[.$AD123];[.$AN123];[.$AX123];[.$BH123];[.$BR123];[.$CB123];[.$CL123];[.$CV123];[.$DF123])" office:value-type="float"/>
          <table:table-cell table:formula="of:=MAX([.$K123];[.$U123];[.$AE123];[.$AO123];[.$AY123];[.$BI123];[.$BS123];[.$CC123];[.$CM123];[.$CW123];[.$DG123])" office:value-type="float"/>
        </table:table-row>
        <table:table-row table:style-name="ro1">
          <table:table-cell office:value-type="string">
            <text:p>iscas85/instances/c3540/c3540.lp.5.3</text:p>
          </table:table-cell>
          <table:table-cell office:value-type="float" office:value="159.923"/>
          <table:table-cell office:value-type="float" office:value="0.0"/>
          <table:table-cell office:value-type="float" office:value="0.119832234871"/>
          <table:table-cell office:value-type="float" office:value="0.00189734371879"/>
          <table:table-cell office:value-type="float" office:value="0.0"/>
          <table:table-cell office:value-type="float" office:value="2766877.0"/>
          <table:table-cell office:value-type="float" office:value="0.0"/>
          <table:table-cell office:value-type="float" office:value="2085770.0"/>
          <table:table-cell office:value-type="float" office:value="4.0"/>
          <table:table-cell table:style-name="cellBest" office:value-type="float" office:value="118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4.346"/>
          <table:table-cell office:value-type="float" office:value="0.0"/>
          <table:table-cell office:value-type="float" office:value="0.239664469742"/>
          <table:table-cell office:value-type="float" office:value="0.00299580587178"/>
          <table:table-cell office:value-type="float" office:value="0.0"/>
          <table:table-cell office:value-type="float" office:value="3099429.0"/>
          <table:table-cell office:value-type="float" office:value="89.0"/>
          <table:table-cell office:value-type="float" office:value="2394850.0"/>
          <table:table-cell office:value-type="float" office:value="4.0"/>
          <table:table-cell office:value-type="float" office:value="128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27.744"/>
          <table:table-cell office:value-type="float" office:value="0.0"/>
          <table:table-cell office:value-type="float" office:value="0.239664469742"/>
          <table:table-cell office:value-type="float" office:value="0.00339524665468"/>
          <table:table-cell office:value-type="float" office:value="0.0"/>
          <table:table-cell office:value-type="float" office:value="3092964.0"/>
          <table:table-cell office:value-type="float" office:value="3592.0"/>
          <table:table-cell office:value-type="float" office:value="2394859.0"/>
          <table:table-cell office:value-type="float" office:value="4.0"/>
          <table:table-cell office:value-type="float" office:value="127.0"/>
          <table:table-cell office:value-type="float" office:value="132.764"/>
          <table:table-cell office:value-type="float" office:value="0.0"/>
          <table:table-cell office:value-type="float" office:value="0.239664469742"/>
          <table:table-cell office:value-type="float" office:value="0.00339524665468"/>
          <table:table-cell office:value-type="float" office:value="0.0"/>
          <table:table-cell office:value-type="float" office:value="3092964.0"/>
          <table:table-cell office:value-type="float" office:value="3592.0"/>
          <table:table-cell office:value-type="float" office:value="2394859.0"/>
          <table:table-cell office:value-type="float" office:value="4.0"/>
          <table:table-cell office:value-type="float" office:value="127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239664469742"/>
          <table:table-cell office:value-type="float" office:value="0.00319552626323"/>
          <table:table-cell office:value-type="float" office:value="0.0"/>
          <table:table-cell table:style-name="cellWorst" office:value-type="float" office:value="4175112.0"/>
          <table:table-cell table:style-name="cellWorst" office:value-type="float" office:value="51668.0"/>
          <table:table-cell table:style-name="cellWorst" office:value-type="float" office:value="313379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24];[.$L124];[.$V124];[.$AF124];[.$AP124];[.$AZ124];[.$BJ124];[.$BT124];[.$CD124];[.$CN124];[.$CX124])" office:value-type="float"/>
          <table:table-cell table:formula="of:=MIN([.$C124];[.$M124];[.$W124];[.$AG124];[.$AQ124];[.$BA124];[.$BK124];[.$BU124];[.$CE124];[.$CO124];[.$CY124])" office:value-type="float"/>
          <table:table-cell table:formula="of:=MIN([.$D124];[.$N124];[.$X124];[.$AH124];[.$AR124];[.$BB124];[.$BL124];[.$BV124];[.$CF124];[.$CP124];[.$CZ124])" office:value-type="float"/>
          <table:table-cell table:formula="of:=MIN([.$E124];[.$O124];[.$Y124];[.$AI124];[.$AS124];[.$BC124];[.$BM124];[.$BW124];[.$CG124];[.$CQ124];[.$DA124])" office:value-type="float"/>
          <table:table-cell table:formula="of:=MIN([.$F124];[.$P124];[.$Z124];[.$AJ124];[.$AT124];[.$BD124];[.$BN124];[.$BX124];[.$CH124];[.$CR124];[.$DB124])" office:value-type="float"/>
          <table:table-cell table:formula="of:=MIN([.$G124];[.$Q124];[.$AA124];[.$AK124];[.$AU124];[.$BE124];[.$BO124];[.$BY124];[.$CI124];[.$CS124];[.$DC124])" office:value-type="float"/>
          <table:table-cell table:formula="of:=MIN([.$H124];[.$R124];[.$AB124];[.$AL124];[.$AV124];[.$BF124];[.$BP124];[.$BZ124];[.$CJ124];[.$CT124];[.$DD124])" office:value-type="float"/>
          <table:table-cell table:formula="of:=MIN([.$I124];[.$S124];[.$AC124];[.$AM124];[.$AW124];[.$BG124];[.$BQ124];[.$CA124];[.$CK124];[.$CU124];[.$DE124])" office:value-type="float"/>
          <table:table-cell table:formula="of:=MIN([.$J124];[.$T124];[.$AD124];[.$AN124];[.$AX124];[.$BH124];[.$BR124];[.$CB124];[.$CL124];[.$CV124];[.$DF124])" office:value-type="float"/>
          <table:table-cell table:formula="of:=MIN([.$K124];[.$U124];[.$AE124];[.$AO124];[.$AY124];[.$BI124];[.$BS124];[.$CC124];[.$CM124];[.$CW124];[.$DG124])" office:value-type="float"/>
          <table:table-cell table:formula="of:=MEDIAN([.$B124];[.$L124];[.$V124];[.$AF124];[.$AP124];[.$AZ124];[.$BJ124];[.$BT124];[.$CD124];[.$CN124];[.$CX124])" office:value-type="float"/>
          <table:table-cell table:formula="of:=MEDIAN([.$C124];[.$M124];[.$W124];[.$AG124];[.$AQ124];[.$BA124];[.$BK124];[.$BU124];[.$CE124];[.$CO124];[.$CY124])" office:value-type="float"/>
          <table:table-cell table:formula="of:=MEDIAN([.$D124];[.$N124];[.$X124];[.$AH124];[.$AR124];[.$BB124];[.$BL124];[.$BV124];[.$CF124];[.$CP124];[.$CZ124])" office:value-type="float"/>
          <table:table-cell table:formula="of:=MEDIAN([.$E124];[.$O124];[.$Y124];[.$AI124];[.$AS124];[.$BC124];[.$BM124];[.$BW124];[.$CG124];[.$CQ124];[.$DA124])" office:value-type="float"/>
          <table:table-cell table:formula="of:=MEDIAN([.$F124];[.$P124];[.$Z124];[.$AJ124];[.$AT124];[.$BD124];[.$BN124];[.$BX124];[.$CH124];[.$CR124];[.$DB124])" office:value-type="float"/>
          <table:table-cell table:formula="of:=MEDIAN([.$G124];[.$Q124];[.$AA124];[.$AK124];[.$AU124];[.$BE124];[.$BO124];[.$BY124];[.$CI124];[.$CS124];[.$DC124])" office:value-type="float"/>
          <table:table-cell table:formula="of:=MEDIAN([.$H124];[.$R124];[.$AB124];[.$AL124];[.$AV124];[.$BF124];[.$BP124];[.$BZ124];[.$CJ124];[.$CT124];[.$DD124])" office:value-type="float"/>
          <table:table-cell table:formula="of:=MEDIAN([.$I124];[.$S124];[.$AC124];[.$AM124];[.$AW124];[.$BG124];[.$BQ124];[.$CA124];[.$CK124];[.$CU124];[.$DE124])" office:value-type="float"/>
          <table:table-cell table:formula="of:=MEDIAN([.$J124];[.$T124];[.$AD124];[.$AN124];[.$AX124];[.$BH124];[.$BR124];[.$CB124];[.$CL124];[.$CV124];[.$DF124])" office:value-type="float"/>
          <table:table-cell table:formula="of:=MEDIAN([.$K124];[.$U124];[.$AE124];[.$AO124];[.$AY124];[.$BI124];[.$BS124];[.$CC124];[.$CM124];[.$CW124];[.$DG124])" office:value-type="float"/>
          <table:table-cell table:formula="of:=MAX([.$B124];[.$L124];[.$V124];[.$AF124];[.$AP124];[.$AZ124];[.$BJ124];[.$BT124];[.$CD124];[.$CN124];[.$CX124])" office:value-type="float"/>
          <table:table-cell table:formula="of:=MAX([.$C124];[.$M124];[.$W124];[.$AG124];[.$AQ124];[.$BA124];[.$BK124];[.$BU124];[.$CE124];[.$CO124];[.$CY124])" office:value-type="float"/>
          <table:table-cell table:formula="of:=MAX([.$D124];[.$N124];[.$X124];[.$AH124];[.$AR124];[.$BB124];[.$BL124];[.$BV124];[.$CF124];[.$CP124];[.$CZ124])" office:value-type="float"/>
          <table:table-cell table:formula="of:=MAX([.$E124];[.$O124];[.$Y124];[.$AI124];[.$AS124];[.$BC124];[.$BM124];[.$BW124];[.$CG124];[.$CQ124];[.$DA124])" office:value-type="float"/>
          <table:table-cell table:formula="of:=MAX([.$F124];[.$P124];[.$Z124];[.$AJ124];[.$AT124];[.$BD124];[.$BN124];[.$BX124];[.$CH124];[.$CR124];[.$DB124])" office:value-type="float"/>
          <table:table-cell table:formula="of:=MAX([.$G124];[.$Q124];[.$AA124];[.$AK124];[.$AU124];[.$BE124];[.$BO124];[.$BY124];[.$CI124];[.$CS124];[.$DC124])" office:value-type="float"/>
          <table:table-cell table:formula="of:=MAX([.$H124];[.$R124];[.$AB124];[.$AL124];[.$AV124];[.$BF124];[.$BP124];[.$BZ124];[.$CJ124];[.$CT124];[.$DD124])" office:value-type="float"/>
          <table:table-cell table:formula="of:=MAX([.$I124];[.$S124];[.$AC124];[.$AM124];[.$AW124];[.$BG124];[.$BQ124];[.$CA124];[.$CK124];[.$CU124];[.$DE124])" office:value-type="float"/>
          <table:table-cell table:formula="of:=MAX([.$J124];[.$T124];[.$AD124];[.$AN124];[.$AX124];[.$BH124];[.$BR124];[.$CB124];[.$CL124];[.$CV124];[.$DF124])" office:value-type="float"/>
          <table:table-cell table:formula="of:=MAX([.$K124];[.$U124];[.$AE124];[.$AO124];[.$AY124];[.$BI124];[.$BS124];[.$CC124];[.$CM124];[.$CW124];[.$DG124])" office:value-type="float"/>
        </table:table-row>
        <table:table-row table:style-name="ro1">
          <table:table-cell office:value-type="string">
            <text:p>iscas85/instances/c3540/c3540.lp.5.4</text:p>
          </table:table-cell>
          <table:table-cell office:value-type="float" office:value="276.779"/>
          <table:table-cell office:value-type="float" office:value="0.0"/>
          <table:table-cell office:value-type="float" office:value="0.239664469742"/>
          <table:table-cell office:value-type="float" office:value="0.00359496704614"/>
          <table:table-cell office:value-type="float" office:value="0.0"/>
          <table:table-cell table:style-name="cellWorst" office:value-type="float" office:value="4489485.0"/>
          <table:table-cell office:value-type="float" office:value="0.0"/>
          <table:table-cell table:style-name="cellWorst" office:value-type="float" office:value="3466601.0"/>
          <table:table-cell office:value-type="float" office:value="4.0"/>
          <table:table-cell table:style-name="cellBest" office:value-type="float" office:value="136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63.508"/>
          <table:table-cell office:value-type="float" office:value="0.0"/>
          <table:table-cell office:value-type="float" office:value="0.359496704614"/>
          <table:table-cell office:value-type="float" office:value="0.00469342919912"/>
          <table:table-cell office:value-type="float" office:value="0.0"/>
          <table:table-cell office:value-type="float" office:value="2921036.0"/>
          <table:table-cell office:value-type="float" office:value="444.0"/>
          <table:table-cell office:value-type="float" office:value="2244297.0"/>
          <table:table-cell office:value-type="float" office:value="4.0"/>
          <table:table-cell table:style-name="cellWorst" office:value-type="float" office:value="177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52.326"/>
          <table:table-cell office:value-type="float" office:value="0.0"/>
          <table:table-cell office:value-type="float" office:value="0.419412822049"/>
          <table:table-cell office:value-type="float" office:value="0.00519273017775"/>
          <table:table-cell office:value-type="float" office:value="0.0"/>
          <table:table-cell office:value-type="float" office:value="2911345.0"/>
          <table:table-cell table:style-name="cellWorst" office:value-type="float" office:value="7703.0"/>
          <table:table-cell office:value-type="float" office:value="2242097.0"/>
          <table:table-cell office:value-type="float" office:value="4.0"/>
          <table:table-cell office:value-type="float" office:value="155.0"/>
          <table:table-cell office:value-type="float" office:value="171.866"/>
          <table:table-cell office:value-type="float" office:value="0.0"/>
          <table:table-cell office:value-type="float" office:value="0.419412822049"/>
          <table:table-cell office:value-type="float" office:value="0.00519273017775"/>
          <table:table-cell office:value-type="float" office:value="0.0"/>
          <table:table-cell office:value-type="float" office:value="2911345.0"/>
          <table:table-cell table:style-name="cellWorst" office:value-type="float" office:value="7703.0"/>
          <table:table-cell office:value-type="float" office:value="2242097.0"/>
          <table:table-cell office:value-type="float" office:value="4.0"/>
          <table:table-cell office:value-type="float" office:value="155.0"/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419412822049"/>
          <table:table-cell office:value-type="float" office:value="0.00419412822049"/>
          <table:table-cell office:value-type="float" office:value="0.0"/>
          <table:table-cell office:value-type="float" office:value="4072275.0"/>
          <table:table-cell office:value-type="float" office:value="2551.0"/>
          <table:table-cell office:value-type="float" office:value="315536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25];[.$L125];[.$V125];[.$AF125];[.$AP125];[.$AZ125];[.$BJ125];[.$BT125];[.$CD125];[.$CN125];[.$CX125])" office:value-type="float"/>
          <table:table-cell table:formula="of:=MIN([.$C125];[.$M125];[.$W125];[.$AG125];[.$AQ125];[.$BA125];[.$BK125];[.$BU125];[.$CE125];[.$CO125];[.$CY125])" office:value-type="float"/>
          <table:table-cell table:formula="of:=MIN([.$D125];[.$N125];[.$X125];[.$AH125];[.$AR125];[.$BB125];[.$BL125];[.$BV125];[.$CF125];[.$CP125];[.$CZ125])" office:value-type="float"/>
          <table:table-cell table:formula="of:=MIN([.$E125];[.$O125];[.$Y125];[.$AI125];[.$AS125];[.$BC125];[.$BM125];[.$BW125];[.$CG125];[.$CQ125];[.$DA125])" office:value-type="float"/>
          <table:table-cell table:formula="of:=MIN([.$F125];[.$P125];[.$Z125];[.$AJ125];[.$AT125];[.$BD125];[.$BN125];[.$BX125];[.$CH125];[.$CR125];[.$DB125])" office:value-type="float"/>
          <table:table-cell table:formula="of:=MIN([.$G125];[.$Q125];[.$AA125];[.$AK125];[.$AU125];[.$BE125];[.$BO125];[.$BY125];[.$CI125];[.$CS125];[.$DC125])" office:value-type="float"/>
          <table:table-cell table:formula="of:=MIN([.$H125];[.$R125];[.$AB125];[.$AL125];[.$AV125];[.$BF125];[.$BP125];[.$BZ125];[.$CJ125];[.$CT125];[.$DD125])" office:value-type="float"/>
          <table:table-cell table:formula="of:=MIN([.$I125];[.$S125];[.$AC125];[.$AM125];[.$AW125];[.$BG125];[.$BQ125];[.$CA125];[.$CK125];[.$CU125];[.$DE125])" office:value-type="float"/>
          <table:table-cell table:formula="of:=MIN([.$J125];[.$T125];[.$AD125];[.$AN125];[.$AX125];[.$BH125];[.$BR125];[.$CB125];[.$CL125];[.$CV125];[.$DF125])" office:value-type="float"/>
          <table:table-cell table:formula="of:=MIN([.$K125];[.$U125];[.$AE125];[.$AO125];[.$AY125];[.$BI125];[.$BS125];[.$CC125];[.$CM125];[.$CW125];[.$DG125])" office:value-type="float"/>
          <table:table-cell table:formula="of:=MEDIAN([.$B125];[.$L125];[.$V125];[.$AF125];[.$AP125];[.$AZ125];[.$BJ125];[.$BT125];[.$CD125];[.$CN125];[.$CX125])" office:value-type="float"/>
          <table:table-cell table:formula="of:=MEDIAN([.$C125];[.$M125];[.$W125];[.$AG125];[.$AQ125];[.$BA125];[.$BK125];[.$BU125];[.$CE125];[.$CO125];[.$CY125])" office:value-type="float"/>
          <table:table-cell table:formula="of:=MEDIAN([.$D125];[.$N125];[.$X125];[.$AH125];[.$AR125];[.$BB125];[.$BL125];[.$BV125];[.$CF125];[.$CP125];[.$CZ125])" office:value-type="float"/>
          <table:table-cell table:formula="of:=MEDIAN([.$E125];[.$O125];[.$Y125];[.$AI125];[.$AS125];[.$BC125];[.$BM125];[.$BW125];[.$CG125];[.$CQ125];[.$DA125])" office:value-type="float"/>
          <table:table-cell table:formula="of:=MEDIAN([.$F125];[.$P125];[.$Z125];[.$AJ125];[.$AT125];[.$BD125];[.$BN125];[.$BX125];[.$CH125];[.$CR125];[.$DB125])" office:value-type="float"/>
          <table:table-cell table:formula="of:=MEDIAN([.$G125];[.$Q125];[.$AA125];[.$AK125];[.$AU125];[.$BE125];[.$BO125];[.$BY125];[.$CI125];[.$CS125];[.$DC125])" office:value-type="float"/>
          <table:table-cell table:formula="of:=MEDIAN([.$H125];[.$R125];[.$AB125];[.$AL125];[.$AV125];[.$BF125];[.$BP125];[.$BZ125];[.$CJ125];[.$CT125];[.$DD125])" office:value-type="float"/>
          <table:table-cell table:formula="of:=MEDIAN([.$I125];[.$S125];[.$AC125];[.$AM125];[.$AW125];[.$BG125];[.$BQ125];[.$CA125];[.$CK125];[.$CU125];[.$DE125])" office:value-type="float"/>
          <table:table-cell table:formula="of:=MEDIAN([.$J125];[.$T125];[.$AD125];[.$AN125];[.$AX125];[.$BH125];[.$BR125];[.$CB125];[.$CL125];[.$CV125];[.$DF125])" office:value-type="float"/>
          <table:table-cell table:formula="of:=MEDIAN([.$K125];[.$U125];[.$AE125];[.$AO125];[.$AY125];[.$BI125];[.$BS125];[.$CC125];[.$CM125];[.$CW125];[.$DG125])" office:value-type="float"/>
          <table:table-cell table:formula="of:=MAX([.$B125];[.$L125];[.$V125];[.$AF125];[.$AP125];[.$AZ125];[.$BJ125];[.$BT125];[.$CD125];[.$CN125];[.$CX125])" office:value-type="float"/>
          <table:table-cell table:formula="of:=MAX([.$C125];[.$M125];[.$W125];[.$AG125];[.$AQ125];[.$BA125];[.$BK125];[.$BU125];[.$CE125];[.$CO125];[.$CY125])" office:value-type="float"/>
          <table:table-cell table:formula="of:=MAX([.$D125];[.$N125];[.$X125];[.$AH125];[.$AR125];[.$BB125];[.$BL125];[.$BV125];[.$CF125];[.$CP125];[.$CZ125])" office:value-type="float"/>
          <table:table-cell table:formula="of:=MAX([.$E125];[.$O125];[.$Y125];[.$AI125];[.$AS125];[.$BC125];[.$BM125];[.$BW125];[.$CG125];[.$CQ125];[.$DA125])" office:value-type="float"/>
          <table:table-cell table:formula="of:=MAX([.$F125];[.$P125];[.$Z125];[.$AJ125];[.$AT125];[.$BD125];[.$BN125];[.$BX125];[.$CH125];[.$CR125];[.$DB125])" office:value-type="float"/>
          <table:table-cell table:formula="of:=MAX([.$G125];[.$Q125];[.$AA125];[.$AK125];[.$AU125];[.$BE125];[.$BO125];[.$BY125];[.$CI125];[.$CS125];[.$DC125])" office:value-type="float"/>
          <table:table-cell table:formula="of:=MAX([.$H125];[.$R125];[.$AB125];[.$AL125];[.$AV125];[.$BF125];[.$BP125];[.$BZ125];[.$CJ125];[.$CT125];[.$DD125])" office:value-type="float"/>
          <table:table-cell table:formula="of:=MAX([.$I125];[.$S125];[.$AC125];[.$AM125];[.$AW125];[.$BG125];[.$BQ125];[.$CA125];[.$CK125];[.$CU125];[.$DE125])" office:value-type="float"/>
          <table:table-cell table:formula="of:=MAX([.$J125];[.$T125];[.$AD125];[.$AN125];[.$AX125];[.$BH125];[.$BR125];[.$CB125];[.$CL125];[.$CV125];[.$DF125])" office:value-type="float"/>
          <table:table-cell table:formula="of:=MAX([.$K125];[.$U125];[.$AE125];[.$AO125];[.$AY125];[.$BI125];[.$BS125];[.$CC125];[.$CM125];[.$CW125];[.$DG125])" office:value-type="float"/>
        </table:table-row>
        <table:table-row table:style-name="ro1">
          <table:table-cell office:value-type="string">
            <text:p>iscas85/instances/c3540/c3540.lp.5.5</text:p>
          </table:table-cell>
          <table:table-cell table:style-name="cellBest" office:value-type="float" office:value="227.713"/>
          <table:table-cell office:value-type="float" office:value="0.0"/>
          <table:table-cell office:value-type="float" office:value="0.119832234871"/>
          <table:table-cell office:value-type="float" office:value="0.00159776313162"/>
          <table:table-cell office:value-type="float" office:value="0.0"/>
          <table:table-cell office:value-type="float" office:value="2168302.0"/>
          <table:table-cell office:value-type="float" office:value="0.0"/>
          <table:table-cell office:value-type="float" office:value="1594876.0"/>
          <table:table-cell office:value-type="float" office:value="4.0"/>
          <table:table-cell table:style-name="cellWorst" office:value-type="float" office:value="138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84.809"/>
          <table:table-cell office:value-type="float" office:value="0.0"/>
          <table:table-cell office:value-type="float" office:value="0.419412822049"/>
          <table:table-cell office:value-type="float" office:value="0.00489314959057"/>
          <table:table-cell office:value-type="float" office:value="0.0"/>
          <table:table-cell office:value-type="float" office:value="4992987.0"/>
          <table:table-cell office:value-type="float" office:value="602.0"/>
          <table:table-cell office:value-type="float" office:value="3916452.0"/>
          <table:table-cell office:value-type="float" office:value="4.0"/>
          <table:table-cell office:value-type="float" office:value="135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60.417"/>
          <table:table-cell office:value-type="float" office:value="0.0"/>
          <table:table-cell office:value-type="float" office:value="0.479328939485"/>
          <table:table-cell office:value-type="float" office:value="0.00509286998203"/>
          <table:table-cell office:value-type="float" office:value="0.0"/>
          <table:table-cell office:value-type="float" office:value="4976060.0"/>
          <table:table-cell table:style-name="cellWorst" office:value-type="float" office:value="6352.0"/>
          <table:table-cell office:value-type="float" office:value="3899408.0"/>
          <table:table-cell office:value-type="float" office:value="4.0"/>
          <table:table-cell table:style-name="cellBest" office:value-type="float" office:value="129.0"/>
          <table:table-cell office:value-type="float" office:value="265.94"/>
          <table:table-cell office:value-type="float" office:value="0.0"/>
          <table:table-cell office:value-type="float" office:value="0.479328939485"/>
          <table:table-cell office:value-type="float" office:value="0.00509286998203"/>
          <table:table-cell office:value-type="float" office:value="0.0"/>
          <table:table-cell office:value-type="float" office:value="4976060.0"/>
          <table:table-cell table:style-name="cellWorst" office:value-type="float" office:value="6352.0"/>
          <table:table-cell office:value-type="float" office:value="3899408.0"/>
          <table:table-cell office:value-type="float" office:value="4.0"/>
          <table:table-cell table:style-name="cellBest" office:value-type="float" office:value="12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359496704614"/>
          <table:table-cell office:value-type="float" office:value="0.00359496704614"/>
          <table:table-cell office:value-type="float" office:value="0.0"/>
          <table:table-cell table:style-name="cellWorst" office:value-type="float" office:value="8015007.0"/>
          <table:table-cell office:value-type="float" office:value="4402.0"/>
          <table:table-cell table:style-name="cellWorst" office:value-type="float" office:value="629086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26];[.$L126];[.$V126];[.$AF126];[.$AP126];[.$AZ126];[.$BJ126];[.$BT126];[.$CD126];[.$CN126];[.$CX126])" office:value-type="float"/>
          <table:table-cell table:formula="of:=MIN([.$C126];[.$M126];[.$W126];[.$AG126];[.$AQ126];[.$BA126];[.$BK126];[.$BU126];[.$CE126];[.$CO126];[.$CY126])" office:value-type="float"/>
          <table:table-cell table:formula="of:=MIN([.$D126];[.$N126];[.$X126];[.$AH126];[.$AR126];[.$BB126];[.$BL126];[.$BV126];[.$CF126];[.$CP126];[.$CZ126])" office:value-type="float"/>
          <table:table-cell table:formula="of:=MIN([.$E126];[.$O126];[.$Y126];[.$AI126];[.$AS126];[.$BC126];[.$BM126];[.$BW126];[.$CG126];[.$CQ126];[.$DA126])" office:value-type="float"/>
          <table:table-cell table:formula="of:=MIN([.$F126];[.$P126];[.$Z126];[.$AJ126];[.$AT126];[.$BD126];[.$BN126];[.$BX126];[.$CH126];[.$CR126];[.$DB126])" office:value-type="float"/>
          <table:table-cell table:formula="of:=MIN([.$G126];[.$Q126];[.$AA126];[.$AK126];[.$AU126];[.$BE126];[.$BO126];[.$BY126];[.$CI126];[.$CS126];[.$DC126])" office:value-type="float"/>
          <table:table-cell table:formula="of:=MIN([.$H126];[.$R126];[.$AB126];[.$AL126];[.$AV126];[.$BF126];[.$BP126];[.$BZ126];[.$CJ126];[.$CT126];[.$DD126])" office:value-type="float"/>
          <table:table-cell table:formula="of:=MIN([.$I126];[.$S126];[.$AC126];[.$AM126];[.$AW126];[.$BG126];[.$BQ126];[.$CA126];[.$CK126];[.$CU126];[.$DE126])" office:value-type="float"/>
          <table:table-cell table:formula="of:=MIN([.$J126];[.$T126];[.$AD126];[.$AN126];[.$AX126];[.$BH126];[.$BR126];[.$CB126];[.$CL126];[.$CV126];[.$DF126])" office:value-type="float"/>
          <table:table-cell table:formula="of:=MIN([.$K126];[.$U126];[.$AE126];[.$AO126];[.$AY126];[.$BI126];[.$BS126];[.$CC126];[.$CM126];[.$CW126];[.$DG126])" office:value-type="float"/>
          <table:table-cell table:formula="of:=MEDIAN([.$B126];[.$L126];[.$V126];[.$AF126];[.$AP126];[.$AZ126];[.$BJ126];[.$BT126];[.$CD126];[.$CN126];[.$CX126])" office:value-type="float"/>
          <table:table-cell table:formula="of:=MEDIAN([.$C126];[.$M126];[.$W126];[.$AG126];[.$AQ126];[.$BA126];[.$BK126];[.$BU126];[.$CE126];[.$CO126];[.$CY126])" office:value-type="float"/>
          <table:table-cell table:formula="of:=MEDIAN([.$D126];[.$N126];[.$X126];[.$AH126];[.$AR126];[.$BB126];[.$BL126];[.$BV126];[.$CF126];[.$CP126];[.$CZ126])" office:value-type="float"/>
          <table:table-cell table:formula="of:=MEDIAN([.$E126];[.$O126];[.$Y126];[.$AI126];[.$AS126];[.$BC126];[.$BM126];[.$BW126];[.$CG126];[.$CQ126];[.$DA126])" office:value-type="float"/>
          <table:table-cell table:formula="of:=MEDIAN([.$F126];[.$P126];[.$Z126];[.$AJ126];[.$AT126];[.$BD126];[.$BN126];[.$BX126];[.$CH126];[.$CR126];[.$DB126])" office:value-type="float"/>
          <table:table-cell table:formula="of:=MEDIAN([.$G126];[.$Q126];[.$AA126];[.$AK126];[.$AU126];[.$BE126];[.$BO126];[.$BY126];[.$CI126];[.$CS126];[.$DC126])" office:value-type="float"/>
          <table:table-cell table:formula="of:=MEDIAN([.$H126];[.$R126];[.$AB126];[.$AL126];[.$AV126];[.$BF126];[.$BP126];[.$BZ126];[.$CJ126];[.$CT126];[.$DD126])" office:value-type="float"/>
          <table:table-cell table:formula="of:=MEDIAN([.$I126];[.$S126];[.$AC126];[.$AM126];[.$AW126];[.$BG126];[.$BQ126];[.$CA126];[.$CK126];[.$CU126];[.$DE126])" office:value-type="float"/>
          <table:table-cell table:formula="of:=MEDIAN([.$J126];[.$T126];[.$AD126];[.$AN126];[.$AX126];[.$BH126];[.$BR126];[.$CB126];[.$CL126];[.$CV126];[.$DF126])" office:value-type="float"/>
          <table:table-cell table:formula="of:=MEDIAN([.$K126];[.$U126];[.$AE126];[.$AO126];[.$AY126];[.$BI126];[.$BS126];[.$CC126];[.$CM126];[.$CW126];[.$DG126])" office:value-type="float"/>
          <table:table-cell table:formula="of:=MAX([.$B126];[.$L126];[.$V126];[.$AF126];[.$AP126];[.$AZ126];[.$BJ126];[.$BT126];[.$CD126];[.$CN126];[.$CX126])" office:value-type="float"/>
          <table:table-cell table:formula="of:=MAX([.$C126];[.$M126];[.$W126];[.$AG126];[.$AQ126];[.$BA126];[.$BK126];[.$BU126];[.$CE126];[.$CO126];[.$CY126])" office:value-type="float"/>
          <table:table-cell table:formula="of:=MAX([.$D126];[.$N126];[.$X126];[.$AH126];[.$AR126];[.$BB126];[.$BL126];[.$BV126];[.$CF126];[.$CP126];[.$CZ126])" office:value-type="float"/>
          <table:table-cell table:formula="of:=MAX([.$E126];[.$O126];[.$Y126];[.$AI126];[.$AS126];[.$BC126];[.$BM126];[.$BW126];[.$CG126];[.$CQ126];[.$DA126])" office:value-type="float"/>
          <table:table-cell table:formula="of:=MAX([.$F126];[.$P126];[.$Z126];[.$AJ126];[.$AT126];[.$BD126];[.$BN126];[.$BX126];[.$CH126];[.$CR126];[.$DB126])" office:value-type="float"/>
          <table:table-cell table:formula="of:=MAX([.$G126];[.$Q126];[.$AA126];[.$AK126];[.$AU126];[.$BE126];[.$BO126];[.$BY126];[.$CI126];[.$CS126];[.$DC126])" office:value-type="float"/>
          <table:table-cell table:formula="of:=MAX([.$H126];[.$R126];[.$AB126];[.$AL126];[.$AV126];[.$BF126];[.$BP126];[.$BZ126];[.$CJ126];[.$CT126];[.$DD126])" office:value-type="float"/>
          <table:table-cell table:formula="of:=MAX([.$I126];[.$S126];[.$AC126];[.$AM126];[.$AW126];[.$BG126];[.$BQ126];[.$CA126];[.$CK126];[.$CU126];[.$DE126])" office:value-type="float"/>
          <table:table-cell table:formula="of:=MAX([.$J126];[.$T126];[.$AD126];[.$AN126];[.$AX126];[.$BH126];[.$BR126];[.$CB126];[.$CL126];[.$CV126];[.$DF126])" office:value-type="float"/>
          <table:table-cell table:formula="of:=MAX([.$K126];[.$U126];[.$AE126];[.$AO126];[.$AY126];[.$BI126];[.$BS126];[.$CC126];[.$CM126];[.$CW126];[.$DG126])" office:value-type="float"/>
        </table:table-row>
        <table:table-row table:style-name="ro1">
          <table:table-cell office:value-type="string">
            <text:p>iscas85/instances/c3540/c3540.lp.5.6</text:p>
          </table:table-cell>
          <table:table-cell table:style-name="cellBest" office:value-type="float" office:value="128.737"/>
          <table:table-cell office:value-type="float" office:value="0.0"/>
          <table:table-cell office:value-type="float" office:value="0.119832234871"/>
          <table:table-cell office:value-type="float" office:value="0.00199720391452"/>
          <table:table-cell office:value-type="float" office:value="0.0"/>
          <table:table-cell office:value-type="float" office:value="2418257.0"/>
          <table:table-cell table:style-name="cellBest" office:value-type="float" office:value="0.0"/>
          <table:table-cell office:value-type="float" office:value="1798233.0"/>
          <table:table-cell office:value-type="float" office:value="4.0"/>
          <table:table-cell office:value-type="float" office:value="140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06.733"/>
          <table:table-cell office:value-type="float" office:value="0.0"/>
          <table:table-cell office:value-type="float" office:value="0.53924505692"/>
          <table:table-cell office:value-type="float" office:value="0.00599161174356"/>
          <table:table-cell office:value-type="float" office:value="0.0"/>
          <table:table-cell office:value-type="float" office:value="3170393.0"/>
          <table:table-cell office:value-type="float" office:value="824.0"/>
          <table:table-cell office:value-type="float" office:value="2425191.0"/>
          <table:table-cell office:value-type="float" office:value="4.0"/>
          <table:table-cell office:value-type="float" office:value="134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20.95"/>
          <table:table-cell office:value-type="float" office:value="0.0"/>
          <table:table-cell office:value-type="float" office:value="0.359496704614"/>
          <table:table-cell office:value-type="float" office:value="0.00559217096066"/>
          <table:table-cell office:value-type="float" office:value="0.0"/>
          <table:table-cell office:value-type="float" office:value="3162687.0"/>
          <table:table-cell office:value-type="float" office:value="10676.0"/>
          <table:table-cell office:value-type="float" office:value="2421954.0"/>
          <table:table-cell office:value-type="float" office:value="4.0"/>
          <table:table-cell table:style-name="cellBest" office:value-type="float" office:value="113.0"/>
          <table:table-cell office:value-type="float" office:value="204.804"/>
          <table:table-cell office:value-type="float" office:value="0.0"/>
          <table:table-cell office:value-type="float" office:value="0.359496704614"/>
          <table:table-cell office:value-type="float" office:value="0.00559217096066"/>
          <table:table-cell office:value-type="float" office:value="0.0"/>
          <table:table-cell office:value-type="float" office:value="3162687.0"/>
          <table:table-cell office:value-type="float" office:value="10676.0"/>
          <table:table-cell office:value-type="float" office:value="2421954.0"/>
          <table:table-cell office:value-type="float" office:value="4.0"/>
          <table:table-cell table:style-name="cellBest" office:value-type="float" office:value="113.0"/>
          <table:table-cell office:value-type="float" office:value="600.019"/>
          <table:table-cell office:value-type="float" office:value="1.0"/>
          <table:table-cell office:value-type="float" office:value="0.239664469742"/>
          <table:table-cell office:value-type="float" office:value="0.00239664469742"/>
          <table:table-cell office:value-type="float" office:value="0.0"/>
          <table:table-cell office:value-type="float" office:value="3152558.0"/>
          <table:table-cell office:value-type="float" office:value="4855.0"/>
          <table:table-cell office:value-type="float" office:value="241499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89.176"/>
          <table:table-cell office:value-type="float" office:value="0.0"/>
          <table:table-cell office:value-type="float" office:value="0.359496704614"/>
          <table:table-cell office:value-type="float" office:value="0.00589175154783"/>
          <table:table-cell office:value-type="float" office:value="0.0"/>
          <table:table-cell table:style-name="cellWorst" office:value-type="float" office:value="5224620.0"/>
          <table:table-cell table:style-name="cellWorst" office:value-type="float" office:value="29322.0"/>
          <table:table-cell table:style-name="cellWorst" office:value-type="float" office:value="3952660.0"/>
          <table:table-cell office:value-type="float" office:value="4.0"/>
          <table:table-cell table:style-name="cellWorst" office:value-type="float" office:value="412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27];[.$L127];[.$V127];[.$AF127];[.$AP127];[.$AZ127];[.$BJ127];[.$BT127];[.$CD127];[.$CN127];[.$CX127])" office:value-type="float"/>
          <table:table-cell table:formula="of:=MIN([.$C127];[.$M127];[.$W127];[.$AG127];[.$AQ127];[.$BA127];[.$BK127];[.$BU127];[.$CE127];[.$CO127];[.$CY127])" office:value-type="float"/>
          <table:table-cell table:formula="of:=MIN([.$D127];[.$N127];[.$X127];[.$AH127];[.$AR127];[.$BB127];[.$BL127];[.$BV127];[.$CF127];[.$CP127];[.$CZ127])" office:value-type="float"/>
          <table:table-cell table:formula="of:=MIN([.$E127];[.$O127];[.$Y127];[.$AI127];[.$AS127];[.$BC127];[.$BM127];[.$BW127];[.$CG127];[.$CQ127];[.$DA127])" office:value-type="float"/>
          <table:table-cell table:formula="of:=MIN([.$F127];[.$P127];[.$Z127];[.$AJ127];[.$AT127];[.$BD127];[.$BN127];[.$BX127];[.$CH127];[.$CR127];[.$DB127])" office:value-type="float"/>
          <table:table-cell table:formula="of:=MIN([.$G127];[.$Q127];[.$AA127];[.$AK127];[.$AU127];[.$BE127];[.$BO127];[.$BY127];[.$CI127];[.$CS127];[.$DC127])" office:value-type="float"/>
          <table:table-cell table:formula="of:=MIN([.$H127];[.$R127];[.$AB127];[.$AL127];[.$AV127];[.$BF127];[.$BP127];[.$BZ127];[.$CJ127];[.$CT127];[.$DD127])" office:value-type="float"/>
          <table:table-cell table:formula="of:=MIN([.$I127];[.$S127];[.$AC127];[.$AM127];[.$AW127];[.$BG127];[.$BQ127];[.$CA127];[.$CK127];[.$CU127];[.$DE127])" office:value-type="float"/>
          <table:table-cell table:formula="of:=MIN([.$J127];[.$T127];[.$AD127];[.$AN127];[.$AX127];[.$BH127];[.$BR127];[.$CB127];[.$CL127];[.$CV127];[.$DF127])" office:value-type="float"/>
          <table:table-cell table:formula="of:=MIN([.$K127];[.$U127];[.$AE127];[.$AO127];[.$AY127];[.$BI127];[.$BS127];[.$CC127];[.$CM127];[.$CW127];[.$DG127])" office:value-type="float"/>
          <table:table-cell table:formula="of:=MEDIAN([.$B127];[.$L127];[.$V127];[.$AF127];[.$AP127];[.$AZ127];[.$BJ127];[.$BT127];[.$CD127];[.$CN127];[.$CX127])" office:value-type="float"/>
          <table:table-cell table:formula="of:=MEDIAN([.$C127];[.$M127];[.$W127];[.$AG127];[.$AQ127];[.$BA127];[.$BK127];[.$BU127];[.$CE127];[.$CO127];[.$CY127])" office:value-type="float"/>
          <table:table-cell table:formula="of:=MEDIAN([.$D127];[.$N127];[.$X127];[.$AH127];[.$AR127];[.$BB127];[.$BL127];[.$BV127];[.$CF127];[.$CP127];[.$CZ127])" office:value-type="float"/>
          <table:table-cell table:formula="of:=MEDIAN([.$E127];[.$O127];[.$Y127];[.$AI127];[.$AS127];[.$BC127];[.$BM127];[.$BW127];[.$CG127];[.$CQ127];[.$DA127])" office:value-type="float"/>
          <table:table-cell table:formula="of:=MEDIAN([.$F127];[.$P127];[.$Z127];[.$AJ127];[.$AT127];[.$BD127];[.$BN127];[.$BX127];[.$CH127];[.$CR127];[.$DB127])" office:value-type="float"/>
          <table:table-cell table:formula="of:=MEDIAN([.$G127];[.$Q127];[.$AA127];[.$AK127];[.$AU127];[.$BE127];[.$BO127];[.$BY127];[.$CI127];[.$CS127];[.$DC127])" office:value-type="float"/>
          <table:table-cell table:formula="of:=MEDIAN([.$H127];[.$R127];[.$AB127];[.$AL127];[.$AV127];[.$BF127];[.$BP127];[.$BZ127];[.$CJ127];[.$CT127];[.$DD127])" office:value-type="float"/>
          <table:table-cell table:formula="of:=MEDIAN([.$I127];[.$S127];[.$AC127];[.$AM127];[.$AW127];[.$BG127];[.$BQ127];[.$CA127];[.$CK127];[.$CU127];[.$DE127])" office:value-type="float"/>
          <table:table-cell table:formula="of:=MEDIAN([.$J127];[.$T127];[.$AD127];[.$AN127];[.$AX127];[.$BH127];[.$BR127];[.$CB127];[.$CL127];[.$CV127];[.$DF127])" office:value-type="float"/>
          <table:table-cell table:formula="of:=MEDIAN([.$K127];[.$U127];[.$AE127];[.$AO127];[.$AY127];[.$BI127];[.$BS127];[.$CC127];[.$CM127];[.$CW127];[.$DG127])" office:value-type="float"/>
          <table:table-cell table:formula="of:=MAX([.$B127];[.$L127];[.$V127];[.$AF127];[.$AP127];[.$AZ127];[.$BJ127];[.$BT127];[.$CD127];[.$CN127];[.$CX127])" office:value-type="float"/>
          <table:table-cell table:formula="of:=MAX([.$C127];[.$M127];[.$W127];[.$AG127];[.$AQ127];[.$BA127];[.$BK127];[.$BU127];[.$CE127];[.$CO127];[.$CY127])" office:value-type="float"/>
          <table:table-cell table:formula="of:=MAX([.$D127];[.$N127];[.$X127];[.$AH127];[.$AR127];[.$BB127];[.$BL127];[.$BV127];[.$CF127];[.$CP127];[.$CZ127])" office:value-type="float"/>
          <table:table-cell table:formula="of:=MAX([.$E127];[.$O127];[.$Y127];[.$AI127];[.$AS127];[.$BC127];[.$BM127];[.$BW127];[.$CG127];[.$CQ127];[.$DA127])" office:value-type="float"/>
          <table:table-cell table:formula="of:=MAX([.$F127];[.$P127];[.$Z127];[.$AJ127];[.$AT127];[.$BD127];[.$BN127];[.$BX127];[.$CH127];[.$CR127];[.$DB127])" office:value-type="float"/>
          <table:table-cell table:formula="of:=MAX([.$G127];[.$Q127];[.$AA127];[.$AK127];[.$AU127];[.$BE127];[.$BO127];[.$BY127];[.$CI127];[.$CS127];[.$DC127])" office:value-type="float"/>
          <table:table-cell table:formula="of:=MAX([.$H127];[.$R127];[.$AB127];[.$AL127];[.$AV127];[.$BF127];[.$BP127];[.$BZ127];[.$CJ127];[.$CT127];[.$DD127])" office:value-type="float"/>
          <table:table-cell table:formula="of:=MAX([.$I127];[.$S127];[.$AC127];[.$AM127];[.$AW127];[.$BG127];[.$BQ127];[.$CA127];[.$CK127];[.$CU127];[.$DE127])" office:value-type="float"/>
          <table:table-cell table:formula="of:=MAX([.$J127];[.$T127];[.$AD127];[.$AN127];[.$AX127];[.$BH127];[.$BR127];[.$CB127];[.$CL127];[.$CV127];[.$DF127])" office:value-type="float"/>
          <table:table-cell table:formula="of:=MAX([.$K127];[.$U127];[.$AE127];[.$AO127];[.$AY127];[.$BI127];[.$BS127];[.$CC127];[.$CM127];[.$CW127];[.$DG127])" office:value-type="float"/>
        </table:table-row>
        <table:table-row table:style-name="ro1">
          <table:table-cell office:value-type="string">
            <text:p>iscas85/instances/c3540/c3540.lp.6.4</text:p>
          </table:table-cell>
          <table:table-cell table:style-name="cellBest" office:value-type="float" office:value="176.942"/>
          <table:table-cell office:value-type="float" office:value="0.0"/>
          <table:table-cell office:value-type="float" office:value="0.179748352307"/>
          <table:table-cell office:value-type="float" office:value="0.00589175154783"/>
          <table:table-cell office:value-type="float" office:value="0.0"/>
          <table:table-cell office:value-type="float" office:value="2936493.0"/>
          <table:table-cell office:value-type="float" office:value="0.0"/>
          <table:table-cell office:value-type="float" office:value="2194026.0"/>
          <table:table-cell office:value-type="float" office:value="4.0"/>
          <table:table-cell table:style-name="cellBest" office:value-type="float" office:value="137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45.103"/>
          <table:table-cell office:value-type="float" office:value="0.0"/>
          <table:table-cell office:value-type="float" office:value="0.419412822049"/>
          <table:table-cell office:value-type="float" office:value="0.00519273017775"/>
          <table:table-cell office:value-type="float" office:value="0.0"/>
          <table:table-cell table:style-name="cellWorst" office:value-type="float" office:value="5483315.0"/>
          <table:table-cell office:value-type="float" office:value="250.0"/>
          <table:table-cell office:value-type="float" office:value="4383475.0"/>
          <table:table-cell office:value-type="float" office:value="4.0"/>
          <table:table-cell table:style-name="cellWorst" office:value-type="float" office:value="153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42.133"/>
          <table:table-cell office:value-type="float" office:value="0.0"/>
          <table:table-cell office:value-type="float" office:value="0.359496704614"/>
          <table:table-cell office:value-type="float" office:value="0.00529259037348"/>
          <table:table-cell office:value-type="float" office:value="0.0"/>
          <table:table-cell office:value-type="float" office:value="5474598.0"/>
          <table:table-cell table:style-name="cellWorst" office:value-type="float" office:value="3718.0"/>
          <table:table-cell table:style-name="cellWorst" office:value-type="float" office:value="4384112.0"/>
          <table:table-cell office:value-type="float" office:value="4.0"/>
          <table:table-cell office:value-type="float" office:value="144.0"/>
          <table:table-cell office:value-type="float" office:value="557.52"/>
          <table:table-cell office:value-type="float" office:value="0.0"/>
          <table:table-cell office:value-type="float" office:value="0.359496704614"/>
          <table:table-cell office:value-type="float" office:value="0.00529259037348"/>
          <table:table-cell office:value-type="float" office:value="0.0"/>
          <table:table-cell office:value-type="float" office:value="5474598.0"/>
          <table:table-cell table:style-name="cellWorst" office:value-type="float" office:value="3718.0"/>
          <table:table-cell table:style-name="cellWorst" office:value-type="float" office:value="4384112.0"/>
          <table:table-cell office:value-type="float" office:value="4.0"/>
          <table:table-cell office:value-type="float" office:value="144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28];[.$L128];[.$V128];[.$AF128];[.$AP128];[.$AZ128];[.$BJ128];[.$BT128];[.$CD128];[.$CN128];[.$CX128])" office:value-type="float"/>
          <table:table-cell table:formula="of:=MIN([.$C128];[.$M128];[.$W128];[.$AG128];[.$AQ128];[.$BA128];[.$BK128];[.$BU128];[.$CE128];[.$CO128];[.$CY128])" office:value-type="float"/>
          <table:table-cell table:formula="of:=MIN([.$D128];[.$N128];[.$X128];[.$AH128];[.$AR128];[.$BB128];[.$BL128];[.$BV128];[.$CF128];[.$CP128];[.$CZ128])" office:value-type="float"/>
          <table:table-cell table:formula="of:=MIN([.$E128];[.$O128];[.$Y128];[.$AI128];[.$AS128];[.$BC128];[.$BM128];[.$BW128];[.$CG128];[.$CQ128];[.$DA128])" office:value-type="float"/>
          <table:table-cell table:formula="of:=MIN([.$F128];[.$P128];[.$Z128];[.$AJ128];[.$AT128];[.$BD128];[.$BN128];[.$BX128];[.$CH128];[.$CR128];[.$DB128])" office:value-type="float"/>
          <table:table-cell table:formula="of:=MIN([.$G128];[.$Q128];[.$AA128];[.$AK128];[.$AU128];[.$BE128];[.$BO128];[.$BY128];[.$CI128];[.$CS128];[.$DC128])" office:value-type="float"/>
          <table:table-cell table:formula="of:=MIN([.$H128];[.$R128];[.$AB128];[.$AL128];[.$AV128];[.$BF128];[.$BP128];[.$BZ128];[.$CJ128];[.$CT128];[.$DD128])" office:value-type="float"/>
          <table:table-cell table:formula="of:=MIN([.$I128];[.$S128];[.$AC128];[.$AM128];[.$AW128];[.$BG128];[.$BQ128];[.$CA128];[.$CK128];[.$CU128];[.$DE128])" office:value-type="float"/>
          <table:table-cell table:formula="of:=MIN([.$J128];[.$T128];[.$AD128];[.$AN128];[.$AX128];[.$BH128];[.$BR128];[.$CB128];[.$CL128];[.$CV128];[.$DF128])" office:value-type="float"/>
          <table:table-cell table:formula="of:=MIN([.$K128];[.$U128];[.$AE128];[.$AO128];[.$AY128];[.$BI128];[.$BS128];[.$CC128];[.$CM128];[.$CW128];[.$DG128])" office:value-type="float"/>
          <table:table-cell table:formula="of:=MEDIAN([.$B128];[.$L128];[.$V128];[.$AF128];[.$AP128];[.$AZ128];[.$BJ128];[.$BT128];[.$CD128];[.$CN128];[.$CX128])" office:value-type="float"/>
          <table:table-cell table:formula="of:=MEDIAN([.$C128];[.$M128];[.$W128];[.$AG128];[.$AQ128];[.$BA128];[.$BK128];[.$BU128];[.$CE128];[.$CO128];[.$CY128])" office:value-type="float"/>
          <table:table-cell table:formula="of:=MEDIAN([.$D128];[.$N128];[.$X128];[.$AH128];[.$AR128];[.$BB128];[.$BL128];[.$BV128];[.$CF128];[.$CP128];[.$CZ128])" office:value-type="float"/>
          <table:table-cell table:formula="of:=MEDIAN([.$E128];[.$O128];[.$Y128];[.$AI128];[.$AS128];[.$BC128];[.$BM128];[.$BW128];[.$CG128];[.$CQ128];[.$DA128])" office:value-type="float"/>
          <table:table-cell table:formula="of:=MEDIAN([.$F128];[.$P128];[.$Z128];[.$AJ128];[.$AT128];[.$BD128];[.$BN128];[.$BX128];[.$CH128];[.$CR128];[.$DB128])" office:value-type="float"/>
          <table:table-cell table:formula="of:=MEDIAN([.$G128];[.$Q128];[.$AA128];[.$AK128];[.$AU128];[.$BE128];[.$BO128];[.$BY128];[.$CI128];[.$CS128];[.$DC128])" office:value-type="float"/>
          <table:table-cell table:formula="of:=MEDIAN([.$H128];[.$R128];[.$AB128];[.$AL128];[.$AV128];[.$BF128];[.$BP128];[.$BZ128];[.$CJ128];[.$CT128];[.$DD128])" office:value-type="float"/>
          <table:table-cell table:formula="of:=MEDIAN([.$I128];[.$S128];[.$AC128];[.$AM128];[.$AW128];[.$BG128];[.$BQ128];[.$CA128];[.$CK128];[.$CU128];[.$DE128])" office:value-type="float"/>
          <table:table-cell table:formula="of:=MEDIAN([.$J128];[.$T128];[.$AD128];[.$AN128];[.$AX128];[.$BH128];[.$BR128];[.$CB128];[.$CL128];[.$CV128];[.$DF128])" office:value-type="float"/>
          <table:table-cell table:formula="of:=MEDIAN([.$K128];[.$U128];[.$AE128];[.$AO128];[.$AY128];[.$BI128];[.$BS128];[.$CC128];[.$CM128];[.$CW128];[.$DG128])" office:value-type="float"/>
          <table:table-cell table:formula="of:=MAX([.$B128];[.$L128];[.$V128];[.$AF128];[.$AP128];[.$AZ128];[.$BJ128];[.$BT128];[.$CD128];[.$CN128];[.$CX128])" office:value-type="float"/>
          <table:table-cell table:formula="of:=MAX([.$C128];[.$M128];[.$W128];[.$AG128];[.$AQ128];[.$BA128];[.$BK128];[.$BU128];[.$CE128];[.$CO128];[.$CY128])" office:value-type="float"/>
          <table:table-cell table:formula="of:=MAX([.$D128];[.$N128];[.$X128];[.$AH128];[.$AR128];[.$BB128];[.$BL128];[.$BV128];[.$CF128];[.$CP128];[.$CZ128])" office:value-type="float"/>
          <table:table-cell table:formula="of:=MAX([.$E128];[.$O128];[.$Y128];[.$AI128];[.$AS128];[.$BC128];[.$BM128];[.$BW128];[.$CG128];[.$CQ128];[.$DA128])" office:value-type="float"/>
          <table:table-cell table:formula="of:=MAX([.$F128];[.$P128];[.$Z128];[.$AJ128];[.$AT128];[.$BD128];[.$BN128];[.$BX128];[.$CH128];[.$CR128];[.$DB128])" office:value-type="float"/>
          <table:table-cell table:formula="of:=MAX([.$G128];[.$Q128];[.$AA128];[.$AK128];[.$AU128];[.$BE128];[.$BO128];[.$BY128];[.$CI128];[.$CS128];[.$DC128])" office:value-type="float"/>
          <table:table-cell table:formula="of:=MAX([.$H128];[.$R128];[.$AB128];[.$AL128];[.$AV128];[.$BF128];[.$BP128];[.$BZ128];[.$CJ128];[.$CT128];[.$DD128])" office:value-type="float"/>
          <table:table-cell table:formula="of:=MAX([.$I128];[.$S128];[.$AC128];[.$AM128];[.$AW128];[.$BG128];[.$BQ128];[.$CA128];[.$CK128];[.$CU128];[.$DE128])" office:value-type="float"/>
          <table:table-cell table:formula="of:=MAX([.$J128];[.$T128];[.$AD128];[.$AN128];[.$AX128];[.$BH128];[.$BR128];[.$CB128];[.$CL128];[.$CV128];[.$DF128])" office:value-type="float"/>
          <table:table-cell table:formula="of:=MAX([.$K128];[.$U128];[.$AE128];[.$AO128];[.$AY128];[.$BI128];[.$BS128];[.$CC128];[.$CM128];[.$CW128];[.$DG128])" office:value-type="float"/>
        </table:table-row>
        <table:table-row table:style-name="ro1">
          <table:table-cell office:value-type="string">
            <text:p>iscas85/instances/c3540/c3540.lp.7.3</text:p>
          </table:table-cell>
          <table:table-cell table:style-name="cellBest" office:value-type="float" office:value="111.755"/>
          <table:table-cell office:value-type="float" office:value="0.0"/>
          <table:table-cell office:value-type="float" office:value="0.119832234871"/>
          <table:table-cell office:value-type="float" office:value="0.00289594567605"/>
          <table:table-cell office:value-type="float" office:value="0.0"/>
          <table:table-cell office:value-type="float" office:value="1194407.0"/>
          <table:table-cell office:value-type="float" office:value="0.0"/>
          <table:table-cell office:value-type="float" office:value="816473.0"/>
          <table:table-cell office:value-type="float" office:value="4.0"/>
          <table:table-cell office:value-type="float" office:value="164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12.123"/>
          <table:table-cell office:value-type="float" office:value="0.0"/>
          <table:table-cell office:value-type="float" office:value="0.359496704614"/>
          <table:table-cell office:value-type="float" office:value="0.0049930097863"/>
          <table:table-cell office:value-type="float" office:value="0.0"/>
          <table:table-cell table:style-name="cellWorst" office:value-type="float" office:value="3670170.0"/>
          <table:table-cell office:value-type="float" office:value="544.0"/>
          <table:table-cell table:style-name="cellWorst" office:value-type="float" office:value="2754760.0"/>
          <table:table-cell office:value-type="float" office:value="4.0"/>
          <table:table-cell table:style-name="cellWorst" office:value-type="float" office:value="172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00.301"/>
          <table:table-cell office:value-type="float" office:value="0.0"/>
          <table:table-cell office:value-type="float" office:value="0.359496704614"/>
          <table:table-cell office:value-type="float" office:value="0.00469342919912"/>
          <table:table-cell office:value-type="float" office:value="0.0"/>
          <table:table-cell office:value-type="float" office:value="3657365.0"/>
          <table:table-cell table:style-name="cellWorst" office:value-type="float" office:value="5529.0"/>
          <table:table-cell office:value-type="float" office:value="2752083.0"/>
          <table:table-cell office:value-type="float" office:value="4.0"/>
          <table:table-cell table:style-name="cellBest" office:value-type="float" office:value="160.0"/>
          <table:table-cell office:value-type="float" office:value="320.86"/>
          <table:table-cell office:value-type="float" office:value="0.0"/>
          <table:table-cell office:value-type="float" office:value="0.359496704614"/>
          <table:table-cell office:value-type="float" office:value="0.00469342919912"/>
          <table:table-cell office:value-type="float" office:value="0.0"/>
          <table:table-cell office:value-type="float" office:value="3657365.0"/>
          <table:table-cell table:style-name="cellWorst" office:value-type="float" office:value="5529.0"/>
          <table:table-cell office:value-type="float" office:value="2752083.0"/>
          <table:table-cell office:value-type="float" office:value="4.0"/>
          <table:table-cell table:style-name="cellBest" office:value-type="float" office:value="160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29];[.$L129];[.$V129];[.$AF129];[.$AP129];[.$AZ129];[.$BJ129];[.$BT129];[.$CD129];[.$CN129];[.$CX129])" office:value-type="float"/>
          <table:table-cell table:formula="of:=MIN([.$C129];[.$M129];[.$W129];[.$AG129];[.$AQ129];[.$BA129];[.$BK129];[.$BU129];[.$CE129];[.$CO129];[.$CY129])" office:value-type="float"/>
          <table:table-cell table:formula="of:=MIN([.$D129];[.$N129];[.$X129];[.$AH129];[.$AR129];[.$BB129];[.$BL129];[.$BV129];[.$CF129];[.$CP129];[.$CZ129])" office:value-type="float"/>
          <table:table-cell table:formula="of:=MIN([.$E129];[.$O129];[.$Y129];[.$AI129];[.$AS129];[.$BC129];[.$BM129];[.$BW129];[.$CG129];[.$CQ129];[.$DA129])" office:value-type="float"/>
          <table:table-cell table:formula="of:=MIN([.$F129];[.$P129];[.$Z129];[.$AJ129];[.$AT129];[.$BD129];[.$BN129];[.$BX129];[.$CH129];[.$CR129];[.$DB129])" office:value-type="float"/>
          <table:table-cell table:formula="of:=MIN([.$G129];[.$Q129];[.$AA129];[.$AK129];[.$AU129];[.$BE129];[.$BO129];[.$BY129];[.$CI129];[.$CS129];[.$DC129])" office:value-type="float"/>
          <table:table-cell table:formula="of:=MIN([.$H129];[.$R129];[.$AB129];[.$AL129];[.$AV129];[.$BF129];[.$BP129];[.$BZ129];[.$CJ129];[.$CT129];[.$DD129])" office:value-type="float"/>
          <table:table-cell table:formula="of:=MIN([.$I129];[.$S129];[.$AC129];[.$AM129];[.$AW129];[.$BG129];[.$BQ129];[.$CA129];[.$CK129];[.$CU129];[.$DE129])" office:value-type="float"/>
          <table:table-cell table:formula="of:=MIN([.$J129];[.$T129];[.$AD129];[.$AN129];[.$AX129];[.$BH129];[.$BR129];[.$CB129];[.$CL129];[.$CV129];[.$DF129])" office:value-type="float"/>
          <table:table-cell table:formula="of:=MIN([.$K129];[.$U129];[.$AE129];[.$AO129];[.$AY129];[.$BI129];[.$BS129];[.$CC129];[.$CM129];[.$CW129];[.$DG129])" office:value-type="float"/>
          <table:table-cell table:formula="of:=MEDIAN([.$B129];[.$L129];[.$V129];[.$AF129];[.$AP129];[.$AZ129];[.$BJ129];[.$BT129];[.$CD129];[.$CN129];[.$CX129])" office:value-type="float"/>
          <table:table-cell table:formula="of:=MEDIAN([.$C129];[.$M129];[.$W129];[.$AG129];[.$AQ129];[.$BA129];[.$BK129];[.$BU129];[.$CE129];[.$CO129];[.$CY129])" office:value-type="float"/>
          <table:table-cell table:formula="of:=MEDIAN([.$D129];[.$N129];[.$X129];[.$AH129];[.$AR129];[.$BB129];[.$BL129];[.$BV129];[.$CF129];[.$CP129];[.$CZ129])" office:value-type="float"/>
          <table:table-cell table:formula="of:=MEDIAN([.$E129];[.$O129];[.$Y129];[.$AI129];[.$AS129];[.$BC129];[.$BM129];[.$BW129];[.$CG129];[.$CQ129];[.$DA129])" office:value-type="float"/>
          <table:table-cell table:formula="of:=MEDIAN([.$F129];[.$P129];[.$Z129];[.$AJ129];[.$AT129];[.$BD129];[.$BN129];[.$BX129];[.$CH129];[.$CR129];[.$DB129])" office:value-type="float"/>
          <table:table-cell table:formula="of:=MEDIAN([.$G129];[.$Q129];[.$AA129];[.$AK129];[.$AU129];[.$BE129];[.$BO129];[.$BY129];[.$CI129];[.$CS129];[.$DC129])" office:value-type="float"/>
          <table:table-cell table:formula="of:=MEDIAN([.$H129];[.$R129];[.$AB129];[.$AL129];[.$AV129];[.$BF129];[.$BP129];[.$BZ129];[.$CJ129];[.$CT129];[.$DD129])" office:value-type="float"/>
          <table:table-cell table:formula="of:=MEDIAN([.$I129];[.$S129];[.$AC129];[.$AM129];[.$AW129];[.$BG129];[.$BQ129];[.$CA129];[.$CK129];[.$CU129];[.$DE129])" office:value-type="float"/>
          <table:table-cell table:formula="of:=MEDIAN([.$J129];[.$T129];[.$AD129];[.$AN129];[.$AX129];[.$BH129];[.$BR129];[.$CB129];[.$CL129];[.$CV129];[.$DF129])" office:value-type="float"/>
          <table:table-cell table:formula="of:=MEDIAN([.$K129];[.$U129];[.$AE129];[.$AO129];[.$AY129];[.$BI129];[.$BS129];[.$CC129];[.$CM129];[.$CW129];[.$DG129])" office:value-type="float"/>
          <table:table-cell table:formula="of:=MAX([.$B129];[.$L129];[.$V129];[.$AF129];[.$AP129];[.$AZ129];[.$BJ129];[.$BT129];[.$CD129];[.$CN129];[.$CX129])" office:value-type="float"/>
          <table:table-cell table:formula="of:=MAX([.$C129];[.$M129];[.$W129];[.$AG129];[.$AQ129];[.$BA129];[.$BK129];[.$BU129];[.$CE129];[.$CO129];[.$CY129])" office:value-type="float"/>
          <table:table-cell table:formula="of:=MAX([.$D129];[.$N129];[.$X129];[.$AH129];[.$AR129];[.$BB129];[.$BL129];[.$BV129];[.$CF129];[.$CP129];[.$CZ129])" office:value-type="float"/>
          <table:table-cell table:formula="of:=MAX([.$E129];[.$O129];[.$Y129];[.$AI129];[.$AS129];[.$BC129];[.$BM129];[.$BW129];[.$CG129];[.$CQ129];[.$DA129])" office:value-type="float"/>
          <table:table-cell table:formula="of:=MAX([.$F129];[.$P129];[.$Z129];[.$AJ129];[.$AT129];[.$BD129];[.$BN129];[.$BX129];[.$CH129];[.$CR129];[.$DB129])" office:value-type="float"/>
          <table:table-cell table:formula="of:=MAX([.$G129];[.$Q129];[.$AA129];[.$AK129];[.$AU129];[.$BE129];[.$BO129];[.$BY129];[.$CI129];[.$CS129];[.$DC129])" office:value-type="float"/>
          <table:table-cell table:formula="of:=MAX([.$H129];[.$R129];[.$AB129];[.$AL129];[.$AV129];[.$BF129];[.$BP129];[.$BZ129];[.$CJ129];[.$CT129];[.$DD129])" office:value-type="float"/>
          <table:table-cell table:formula="of:=MAX([.$I129];[.$S129];[.$AC129];[.$AM129];[.$AW129];[.$BG129];[.$BQ129];[.$CA129];[.$CK129];[.$CU129];[.$DE129])" office:value-type="float"/>
          <table:table-cell table:formula="of:=MAX([.$J129];[.$T129];[.$AD129];[.$AN129];[.$AX129];[.$BH129];[.$BR129];[.$CB129];[.$CL129];[.$CV129];[.$DF129])" office:value-type="float"/>
          <table:table-cell table:formula="of:=MAX([.$K129];[.$U129];[.$AE129];[.$AO129];[.$AY129];[.$BI129];[.$BS129];[.$CC129];[.$CM129];[.$CW129];[.$DG129])" office:value-type="float"/>
        </table:table-row>
        <table:table-row table:style-name="ro1">
          <table:table-cell office:value-type="string">
            <text:p>iscas85/instances/c3540/c3540.lp.8.3</text:p>
          </table:table-cell>
          <table:table-cell table:style-name="cellBest" office:value-type="float" office:value="250.426"/>
          <table:table-cell office:value-type="float" office:value="0.0"/>
          <table:table-cell office:value-type="float" office:value="0.239664469742"/>
          <table:table-cell office:value-type="float" office:value="0.00419412822049"/>
          <table:table-cell office:value-type="float" office:value="0.0"/>
          <table:table-cell office:value-type="float" office:value="3904569.0"/>
          <table:table-cell office:value-type="float" office:value="0.0"/>
          <table:table-cell office:value-type="float" office:value="3058271.0"/>
          <table:table-cell office:value-type="float" office:value="4.0"/>
          <table:table-cell table:style-name="cellBest" office:value-type="float" office:value="112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82.826"/>
          <table:table-cell office:value-type="float" office:value="0.0"/>
          <table:table-cell office:value-type="float" office:value="0.479328939485"/>
          <table:table-cell office:value-type="float" office:value="0.00479328939485"/>
          <table:table-cell office:value-type="float" office:value="0.0"/>
          <table:table-cell table:style-name="cellWorst" office:value-type="float" office:value="4576043.0"/>
          <table:table-cell office:value-type="float" office:value="411.0"/>
          <table:table-cell table:style-name="cellWorst" office:value-type="float" office:value="3562446.0"/>
          <table:table-cell office:value-type="float" office:value="4.0"/>
          <table:table-cell table:style-name="cellWorst" office:value-type="float" office:value="123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71.873"/>
          <table:table-cell office:value-type="float" office:value="0.0"/>
          <table:table-cell office:value-type="float" office:value="0.359496704614"/>
          <table:table-cell office:value-type="float" office:value="0.0045935690034"/>
          <table:table-cell office:value-type="float" office:value="0.0"/>
          <table:table-cell office:value-type="float" office:value="4569321.0"/>
          <table:table-cell table:style-name="cellWorst" office:value-type="float" office:value="7576.0"/>
          <table:table-cell office:value-type="float" office:value="3559296.0"/>
          <table:table-cell office:value-type="float" office:value="4.0"/>
          <table:table-cell office:value-type="float" office:value="115.0"/>
          <table:table-cell office:value-type="float" office:value="279.83"/>
          <table:table-cell office:value-type="float" office:value="0.0"/>
          <table:table-cell office:value-type="float" office:value="0.359496704614"/>
          <table:table-cell office:value-type="float" office:value="0.0045935690034"/>
          <table:table-cell office:value-type="float" office:value="0.0"/>
          <table:table-cell office:value-type="float" office:value="4569321.0"/>
          <table:table-cell table:style-name="cellWorst" office:value-type="float" office:value="7576.0"/>
          <table:table-cell office:value-type="float" office:value="3559296.0"/>
          <table:table-cell office:value-type="float" office:value="4.0"/>
          <table:table-cell office:value-type="float" office:value="11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30];[.$L130];[.$V130];[.$AF130];[.$AP130];[.$AZ130];[.$BJ130];[.$BT130];[.$CD130];[.$CN130];[.$CX130])" office:value-type="float"/>
          <table:table-cell table:formula="of:=MIN([.$C130];[.$M130];[.$W130];[.$AG130];[.$AQ130];[.$BA130];[.$BK130];[.$BU130];[.$CE130];[.$CO130];[.$CY130])" office:value-type="float"/>
          <table:table-cell table:formula="of:=MIN([.$D130];[.$N130];[.$X130];[.$AH130];[.$AR130];[.$BB130];[.$BL130];[.$BV130];[.$CF130];[.$CP130];[.$CZ130])" office:value-type="float"/>
          <table:table-cell table:formula="of:=MIN([.$E130];[.$O130];[.$Y130];[.$AI130];[.$AS130];[.$BC130];[.$BM130];[.$BW130];[.$CG130];[.$CQ130];[.$DA130])" office:value-type="float"/>
          <table:table-cell table:formula="of:=MIN([.$F130];[.$P130];[.$Z130];[.$AJ130];[.$AT130];[.$BD130];[.$BN130];[.$BX130];[.$CH130];[.$CR130];[.$DB130])" office:value-type="float"/>
          <table:table-cell table:formula="of:=MIN([.$G130];[.$Q130];[.$AA130];[.$AK130];[.$AU130];[.$BE130];[.$BO130];[.$BY130];[.$CI130];[.$CS130];[.$DC130])" office:value-type="float"/>
          <table:table-cell table:formula="of:=MIN([.$H130];[.$R130];[.$AB130];[.$AL130];[.$AV130];[.$BF130];[.$BP130];[.$BZ130];[.$CJ130];[.$CT130];[.$DD130])" office:value-type="float"/>
          <table:table-cell table:formula="of:=MIN([.$I130];[.$S130];[.$AC130];[.$AM130];[.$AW130];[.$BG130];[.$BQ130];[.$CA130];[.$CK130];[.$CU130];[.$DE130])" office:value-type="float"/>
          <table:table-cell table:formula="of:=MIN([.$J130];[.$T130];[.$AD130];[.$AN130];[.$AX130];[.$BH130];[.$BR130];[.$CB130];[.$CL130];[.$CV130];[.$DF130])" office:value-type="float"/>
          <table:table-cell table:formula="of:=MIN([.$K130];[.$U130];[.$AE130];[.$AO130];[.$AY130];[.$BI130];[.$BS130];[.$CC130];[.$CM130];[.$CW130];[.$DG130])" office:value-type="float"/>
          <table:table-cell table:formula="of:=MEDIAN([.$B130];[.$L130];[.$V130];[.$AF130];[.$AP130];[.$AZ130];[.$BJ130];[.$BT130];[.$CD130];[.$CN130];[.$CX130])" office:value-type="float"/>
          <table:table-cell table:formula="of:=MEDIAN([.$C130];[.$M130];[.$W130];[.$AG130];[.$AQ130];[.$BA130];[.$BK130];[.$BU130];[.$CE130];[.$CO130];[.$CY130])" office:value-type="float"/>
          <table:table-cell table:formula="of:=MEDIAN([.$D130];[.$N130];[.$X130];[.$AH130];[.$AR130];[.$BB130];[.$BL130];[.$BV130];[.$CF130];[.$CP130];[.$CZ130])" office:value-type="float"/>
          <table:table-cell table:formula="of:=MEDIAN([.$E130];[.$O130];[.$Y130];[.$AI130];[.$AS130];[.$BC130];[.$BM130];[.$BW130];[.$CG130];[.$CQ130];[.$DA130])" office:value-type="float"/>
          <table:table-cell table:formula="of:=MEDIAN([.$F130];[.$P130];[.$Z130];[.$AJ130];[.$AT130];[.$BD130];[.$BN130];[.$BX130];[.$CH130];[.$CR130];[.$DB130])" office:value-type="float"/>
          <table:table-cell table:formula="of:=MEDIAN([.$G130];[.$Q130];[.$AA130];[.$AK130];[.$AU130];[.$BE130];[.$BO130];[.$BY130];[.$CI130];[.$CS130];[.$DC130])" office:value-type="float"/>
          <table:table-cell table:formula="of:=MEDIAN([.$H130];[.$R130];[.$AB130];[.$AL130];[.$AV130];[.$BF130];[.$BP130];[.$BZ130];[.$CJ130];[.$CT130];[.$DD130])" office:value-type="float"/>
          <table:table-cell table:formula="of:=MEDIAN([.$I130];[.$S130];[.$AC130];[.$AM130];[.$AW130];[.$BG130];[.$BQ130];[.$CA130];[.$CK130];[.$CU130];[.$DE130])" office:value-type="float"/>
          <table:table-cell table:formula="of:=MEDIAN([.$J130];[.$T130];[.$AD130];[.$AN130];[.$AX130];[.$BH130];[.$BR130];[.$CB130];[.$CL130];[.$CV130];[.$DF130])" office:value-type="float"/>
          <table:table-cell table:formula="of:=MEDIAN([.$K130];[.$U130];[.$AE130];[.$AO130];[.$AY130];[.$BI130];[.$BS130];[.$CC130];[.$CM130];[.$CW130];[.$DG130])" office:value-type="float"/>
          <table:table-cell table:formula="of:=MAX([.$B130];[.$L130];[.$V130];[.$AF130];[.$AP130];[.$AZ130];[.$BJ130];[.$BT130];[.$CD130];[.$CN130];[.$CX130])" office:value-type="float"/>
          <table:table-cell table:formula="of:=MAX([.$C130];[.$M130];[.$W130];[.$AG130];[.$AQ130];[.$BA130];[.$BK130];[.$BU130];[.$CE130];[.$CO130];[.$CY130])" office:value-type="float"/>
          <table:table-cell table:formula="of:=MAX([.$D130];[.$N130];[.$X130];[.$AH130];[.$AR130];[.$BB130];[.$BL130];[.$BV130];[.$CF130];[.$CP130];[.$CZ130])" office:value-type="float"/>
          <table:table-cell table:formula="of:=MAX([.$E130];[.$O130];[.$Y130];[.$AI130];[.$AS130];[.$BC130];[.$BM130];[.$BW130];[.$CG130];[.$CQ130];[.$DA130])" office:value-type="float"/>
          <table:table-cell table:formula="of:=MAX([.$F130];[.$P130];[.$Z130];[.$AJ130];[.$AT130];[.$BD130];[.$BN130];[.$BX130];[.$CH130];[.$CR130];[.$DB130])" office:value-type="float"/>
          <table:table-cell table:formula="of:=MAX([.$G130];[.$Q130];[.$AA130];[.$AK130];[.$AU130];[.$BE130];[.$BO130];[.$BY130];[.$CI130];[.$CS130];[.$DC130])" office:value-type="float"/>
          <table:table-cell table:formula="of:=MAX([.$H130];[.$R130];[.$AB130];[.$AL130];[.$AV130];[.$BF130];[.$BP130];[.$BZ130];[.$CJ130];[.$CT130];[.$DD130])" office:value-type="float"/>
          <table:table-cell table:formula="of:=MAX([.$I130];[.$S130];[.$AC130];[.$AM130];[.$AW130];[.$BG130];[.$BQ130];[.$CA130];[.$CK130];[.$CU130];[.$DE130])" office:value-type="float"/>
          <table:table-cell table:formula="of:=MAX([.$J130];[.$T130];[.$AD130];[.$AN130];[.$AX130];[.$BH130];[.$BR130];[.$CB130];[.$CL130];[.$CV130];[.$DF130])" office:value-type="float"/>
          <table:table-cell table:formula="of:=MAX([.$K130];[.$U130];[.$AE130];[.$AO130];[.$AY130];[.$BI130];[.$BS130];[.$CC130];[.$CM130];[.$CW130];[.$DG130])" office:value-type="float"/>
        </table:table-row>
        <table:table-row table:style-name="ro1">
          <table:table-cell office:value-type="string">
            <text:p>iscas85/instances/c3540/c3540.lp.8.4</text:p>
          </table:table-cell>
          <table:table-cell office:value-type="float" office:value="149.914"/>
          <table:table-cell office:value-type="float" office:value="0.0"/>
          <table:table-cell office:value-type="float" office:value="0.119832234871"/>
          <table:table-cell office:value-type="float" office:value="0.00339524665468"/>
          <table:table-cell office:value-type="float" office:value="0.0"/>
          <table:table-cell office:value-type="float" office:value="2068620.0"/>
          <table:table-cell office:value-type="float" office:value="0.0"/>
          <table:table-cell office:value-type="float" office:value="1501723.0"/>
          <table:table-cell office:value-type="float" office:value="4.0"/>
          <table:table-cell table:style-name="cellBest" office:value-type="float" office:value="111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46.282"/>
          <table:table-cell office:value-type="float" office:value="0.0"/>
          <table:table-cell office:value-type="float" office:value="0.479328939485"/>
          <table:table-cell office:value-type="float" office:value="0.00479328939485"/>
          <table:table-cell office:value-type="float" office:value="0.0"/>
          <table:table-cell table:style-name="cellWorst" office:value-type="float" office:value="3291894.0"/>
          <table:table-cell office:value-type="float" office:value="123.0"/>
          <table:table-cell table:style-name="cellWorst" office:value-type="float" office:value="2535919.0"/>
          <table:table-cell office:value-type="float" office:value="4.0"/>
          <table:table-cell office:value-type="float" office:value="120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59.348"/>
          <table:table-cell office:value-type="float" office:value="0.0"/>
          <table:table-cell office:value-type="float" office:value="0.479328939485"/>
          <table:table-cell office:value-type="float" office:value="0.00479328939485"/>
          <table:table-cell office:value-type="float" office:value="0.0"/>
          <table:table-cell office:value-type="float" office:value="3291311.0"/>
          <table:table-cell table:style-name="cellWorst" office:value-type="float" office:value="5074.0"/>
          <table:table-cell office:value-type="float" office:value="2535797.0"/>
          <table:table-cell office:value-type="float" office:value="4.0"/>
          <table:table-cell office:value-type="float" office:value="120.0"/>
          <table:table-cell office:value-type="float" office:value="163.471"/>
          <table:table-cell office:value-type="float" office:value="0.0"/>
          <table:table-cell office:value-type="float" office:value="0.479328939485"/>
          <table:table-cell office:value-type="float" office:value="0.00479328939485"/>
          <table:table-cell office:value-type="float" office:value="0.0"/>
          <table:table-cell office:value-type="float" office:value="3291311.0"/>
          <table:table-cell table:style-name="cellWorst" office:value-type="float" office:value="5074.0"/>
          <table:table-cell office:value-type="float" office:value="2535797.0"/>
          <table:table-cell office:value-type="float" office:value="4.0"/>
          <table:table-cell office:value-type="float" office:value="120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31];[.$L131];[.$V131];[.$AF131];[.$AP131];[.$AZ131];[.$BJ131];[.$BT131];[.$CD131];[.$CN131];[.$CX131])" office:value-type="float"/>
          <table:table-cell table:formula="of:=MIN([.$C131];[.$M131];[.$W131];[.$AG131];[.$AQ131];[.$BA131];[.$BK131];[.$BU131];[.$CE131];[.$CO131];[.$CY131])" office:value-type="float"/>
          <table:table-cell table:formula="of:=MIN([.$D131];[.$N131];[.$X131];[.$AH131];[.$AR131];[.$BB131];[.$BL131];[.$BV131];[.$CF131];[.$CP131];[.$CZ131])" office:value-type="float"/>
          <table:table-cell table:formula="of:=MIN([.$E131];[.$O131];[.$Y131];[.$AI131];[.$AS131];[.$BC131];[.$BM131];[.$BW131];[.$CG131];[.$CQ131];[.$DA131])" office:value-type="float"/>
          <table:table-cell table:formula="of:=MIN([.$F131];[.$P131];[.$Z131];[.$AJ131];[.$AT131];[.$BD131];[.$BN131];[.$BX131];[.$CH131];[.$CR131];[.$DB131])" office:value-type="float"/>
          <table:table-cell table:formula="of:=MIN([.$G131];[.$Q131];[.$AA131];[.$AK131];[.$AU131];[.$BE131];[.$BO131];[.$BY131];[.$CI131];[.$CS131];[.$DC131])" office:value-type="float"/>
          <table:table-cell table:formula="of:=MIN([.$H131];[.$R131];[.$AB131];[.$AL131];[.$AV131];[.$BF131];[.$BP131];[.$BZ131];[.$CJ131];[.$CT131];[.$DD131])" office:value-type="float"/>
          <table:table-cell table:formula="of:=MIN([.$I131];[.$S131];[.$AC131];[.$AM131];[.$AW131];[.$BG131];[.$BQ131];[.$CA131];[.$CK131];[.$CU131];[.$DE131])" office:value-type="float"/>
          <table:table-cell table:formula="of:=MIN([.$J131];[.$T131];[.$AD131];[.$AN131];[.$AX131];[.$BH131];[.$BR131];[.$CB131];[.$CL131];[.$CV131];[.$DF131])" office:value-type="float"/>
          <table:table-cell table:formula="of:=MIN([.$K131];[.$U131];[.$AE131];[.$AO131];[.$AY131];[.$BI131];[.$BS131];[.$CC131];[.$CM131];[.$CW131];[.$DG131])" office:value-type="float"/>
          <table:table-cell table:formula="of:=MEDIAN([.$B131];[.$L131];[.$V131];[.$AF131];[.$AP131];[.$AZ131];[.$BJ131];[.$BT131];[.$CD131];[.$CN131];[.$CX131])" office:value-type="float"/>
          <table:table-cell table:formula="of:=MEDIAN([.$C131];[.$M131];[.$W131];[.$AG131];[.$AQ131];[.$BA131];[.$BK131];[.$BU131];[.$CE131];[.$CO131];[.$CY131])" office:value-type="float"/>
          <table:table-cell table:formula="of:=MEDIAN([.$D131];[.$N131];[.$X131];[.$AH131];[.$AR131];[.$BB131];[.$BL131];[.$BV131];[.$CF131];[.$CP131];[.$CZ131])" office:value-type="float"/>
          <table:table-cell table:formula="of:=MEDIAN([.$E131];[.$O131];[.$Y131];[.$AI131];[.$AS131];[.$BC131];[.$BM131];[.$BW131];[.$CG131];[.$CQ131];[.$DA131])" office:value-type="float"/>
          <table:table-cell table:formula="of:=MEDIAN([.$F131];[.$P131];[.$Z131];[.$AJ131];[.$AT131];[.$BD131];[.$BN131];[.$BX131];[.$CH131];[.$CR131];[.$DB131])" office:value-type="float"/>
          <table:table-cell table:formula="of:=MEDIAN([.$G131];[.$Q131];[.$AA131];[.$AK131];[.$AU131];[.$BE131];[.$BO131];[.$BY131];[.$CI131];[.$CS131];[.$DC131])" office:value-type="float"/>
          <table:table-cell table:formula="of:=MEDIAN([.$H131];[.$R131];[.$AB131];[.$AL131];[.$AV131];[.$BF131];[.$BP131];[.$BZ131];[.$CJ131];[.$CT131];[.$DD131])" office:value-type="float"/>
          <table:table-cell table:formula="of:=MEDIAN([.$I131];[.$S131];[.$AC131];[.$AM131];[.$AW131];[.$BG131];[.$BQ131];[.$CA131];[.$CK131];[.$CU131];[.$DE131])" office:value-type="float"/>
          <table:table-cell table:formula="of:=MEDIAN([.$J131];[.$T131];[.$AD131];[.$AN131];[.$AX131];[.$BH131];[.$BR131];[.$CB131];[.$CL131];[.$CV131];[.$DF131])" office:value-type="float"/>
          <table:table-cell table:formula="of:=MEDIAN([.$K131];[.$U131];[.$AE131];[.$AO131];[.$AY131];[.$BI131];[.$BS131];[.$CC131];[.$CM131];[.$CW131];[.$DG131])" office:value-type="float"/>
          <table:table-cell table:formula="of:=MAX([.$B131];[.$L131];[.$V131];[.$AF131];[.$AP131];[.$AZ131];[.$BJ131];[.$BT131];[.$CD131];[.$CN131];[.$CX131])" office:value-type="float"/>
          <table:table-cell table:formula="of:=MAX([.$C131];[.$M131];[.$W131];[.$AG131];[.$AQ131];[.$BA131];[.$BK131];[.$BU131];[.$CE131];[.$CO131];[.$CY131])" office:value-type="float"/>
          <table:table-cell table:formula="of:=MAX([.$D131];[.$N131];[.$X131];[.$AH131];[.$AR131];[.$BB131];[.$BL131];[.$BV131];[.$CF131];[.$CP131];[.$CZ131])" office:value-type="float"/>
          <table:table-cell table:formula="of:=MAX([.$E131];[.$O131];[.$Y131];[.$AI131];[.$AS131];[.$BC131];[.$BM131];[.$BW131];[.$CG131];[.$CQ131];[.$DA131])" office:value-type="float"/>
          <table:table-cell table:formula="of:=MAX([.$F131];[.$P131];[.$Z131];[.$AJ131];[.$AT131];[.$BD131];[.$BN131];[.$BX131];[.$CH131];[.$CR131];[.$DB131])" office:value-type="float"/>
          <table:table-cell table:formula="of:=MAX([.$G131];[.$Q131];[.$AA131];[.$AK131];[.$AU131];[.$BE131];[.$BO131];[.$BY131];[.$CI131];[.$CS131];[.$DC131])" office:value-type="float"/>
          <table:table-cell table:formula="of:=MAX([.$H131];[.$R131];[.$AB131];[.$AL131];[.$AV131];[.$BF131];[.$BP131];[.$BZ131];[.$CJ131];[.$CT131];[.$DD131])" office:value-type="float"/>
          <table:table-cell table:formula="of:=MAX([.$I131];[.$S131];[.$AC131];[.$AM131];[.$AW131];[.$BG131];[.$BQ131];[.$CA131];[.$CK131];[.$CU131];[.$DE131])" office:value-type="float"/>
          <table:table-cell table:formula="of:=MAX([.$J131];[.$T131];[.$AD131];[.$AN131];[.$AX131];[.$BH131];[.$BR131];[.$CB131];[.$CL131];[.$CV131];[.$DF131])" office:value-type="float"/>
          <table:table-cell table:formula="of:=MAX([.$K131];[.$U131];[.$AE131];[.$AO131];[.$AY131];[.$BI131];[.$BS131];[.$CC131];[.$CM131];[.$CW131];[.$DG131])" office:value-type="float"/>
        </table:table-row>
        <table:table-row table:style-name="ro1">
          <table:table-cell office:value-type="string">
            <text:p>iscas85/instances/c3540/c3540.lp.9.2</text:p>
          </table:table-cell>
          <table:table-cell table:style-name="cellBest" office:value-type="float" office:value="124.503"/>
          <table:table-cell office:value-type="float" office:value="0.0"/>
          <table:table-cell office:value-type="float" office:value="0.179748352307"/>
          <table:table-cell office:value-type="float" office:value="0.00379468743759"/>
          <table:table-cell office:value-type="float" office:value="0.0"/>
          <table:table-cell office:value-type="float" office:value="2041859.0"/>
          <table:table-cell office:value-type="float" office:value="0.0"/>
          <table:table-cell office:value-type="float" office:value="1487932.0"/>
          <table:table-cell office:value-type="float" office:value="4.0"/>
          <table:table-cell table:style-name="cellBest" office:value-type="float" office:value="135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56.553"/>
          <table:table-cell office:value-type="float" office:value="0.0"/>
          <table:table-cell office:value-type="float" office:value="0.359496704614"/>
          <table:table-cell office:value-type="float" office:value="0.00519273017775"/>
          <table:table-cell office:value-type="float" office:value="0.0"/>
          <table:table-cell office:value-type="float" office:value="5299610.0"/>
          <table:table-cell office:value-type="float" office:value="177.0"/>
          <table:table-cell office:value-type="float" office:value="4228886.0"/>
          <table:table-cell office:value-type="float" office:value="4.0"/>
          <table:table-cell office:value-type="float" office:value="163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45.356"/>
          <table:table-cell office:value-type="float" office:value="0.0"/>
          <table:table-cell office:value-type="float" office:value="0.179748352307"/>
          <table:table-cell office:value-type="float" office:value="0.00399440782904"/>
          <table:table-cell office:value-type="float" office:value="0.0"/>
          <table:table-cell table:style-name="cellWorst" office:value-type="float" office:value="5302422.0"/>
          <table:table-cell table:style-name="cellWorst" office:value-type="float" office:value="3879.0"/>
          <table:table-cell table:style-name="cellWorst" office:value-type="float" office:value="4228961.0"/>
          <table:table-cell office:value-type="float" office:value="4.0"/>
          <table:table-cell table:style-name="cellWorst" office:value-type="float" office:value="172.0"/>
          <table:table-cell office:value-type="float" office:value="508.215"/>
          <table:table-cell office:value-type="float" office:value="0.0"/>
          <table:table-cell office:value-type="float" office:value="0.179748352307"/>
          <table:table-cell office:value-type="float" office:value="0.00399440782904"/>
          <table:table-cell office:value-type="float" office:value="0.0"/>
          <table:table-cell table:style-name="cellWorst" office:value-type="float" office:value="5302422.0"/>
          <table:table-cell table:style-name="cellWorst" office:value-type="float" office:value="3879.0"/>
          <table:table-cell table:style-name="cellWorst" office:value-type="float" office:value="4228961.0"/>
          <table:table-cell office:value-type="float" office:value="4.0"/>
          <table:table-cell table:style-name="cellWorst" office:value-type="float" office:value="172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32];[.$L132];[.$V132];[.$AF132];[.$AP132];[.$AZ132];[.$BJ132];[.$BT132];[.$CD132];[.$CN132];[.$CX132])" office:value-type="float"/>
          <table:table-cell table:formula="of:=MIN([.$C132];[.$M132];[.$W132];[.$AG132];[.$AQ132];[.$BA132];[.$BK132];[.$BU132];[.$CE132];[.$CO132];[.$CY132])" office:value-type="float"/>
          <table:table-cell table:formula="of:=MIN([.$D132];[.$N132];[.$X132];[.$AH132];[.$AR132];[.$BB132];[.$BL132];[.$BV132];[.$CF132];[.$CP132];[.$CZ132])" office:value-type="float"/>
          <table:table-cell table:formula="of:=MIN([.$E132];[.$O132];[.$Y132];[.$AI132];[.$AS132];[.$BC132];[.$BM132];[.$BW132];[.$CG132];[.$CQ132];[.$DA132])" office:value-type="float"/>
          <table:table-cell table:formula="of:=MIN([.$F132];[.$P132];[.$Z132];[.$AJ132];[.$AT132];[.$BD132];[.$BN132];[.$BX132];[.$CH132];[.$CR132];[.$DB132])" office:value-type="float"/>
          <table:table-cell table:formula="of:=MIN([.$G132];[.$Q132];[.$AA132];[.$AK132];[.$AU132];[.$BE132];[.$BO132];[.$BY132];[.$CI132];[.$CS132];[.$DC132])" office:value-type="float"/>
          <table:table-cell table:formula="of:=MIN([.$H132];[.$R132];[.$AB132];[.$AL132];[.$AV132];[.$BF132];[.$BP132];[.$BZ132];[.$CJ132];[.$CT132];[.$DD132])" office:value-type="float"/>
          <table:table-cell table:formula="of:=MIN([.$I132];[.$S132];[.$AC132];[.$AM132];[.$AW132];[.$BG132];[.$BQ132];[.$CA132];[.$CK132];[.$CU132];[.$DE132])" office:value-type="float"/>
          <table:table-cell table:formula="of:=MIN([.$J132];[.$T132];[.$AD132];[.$AN132];[.$AX132];[.$BH132];[.$BR132];[.$CB132];[.$CL132];[.$CV132];[.$DF132])" office:value-type="float"/>
          <table:table-cell table:formula="of:=MIN([.$K132];[.$U132];[.$AE132];[.$AO132];[.$AY132];[.$BI132];[.$BS132];[.$CC132];[.$CM132];[.$CW132];[.$DG132])" office:value-type="float"/>
          <table:table-cell table:formula="of:=MEDIAN([.$B132];[.$L132];[.$V132];[.$AF132];[.$AP132];[.$AZ132];[.$BJ132];[.$BT132];[.$CD132];[.$CN132];[.$CX132])" office:value-type="float"/>
          <table:table-cell table:formula="of:=MEDIAN([.$C132];[.$M132];[.$W132];[.$AG132];[.$AQ132];[.$BA132];[.$BK132];[.$BU132];[.$CE132];[.$CO132];[.$CY132])" office:value-type="float"/>
          <table:table-cell table:formula="of:=MEDIAN([.$D132];[.$N132];[.$X132];[.$AH132];[.$AR132];[.$BB132];[.$BL132];[.$BV132];[.$CF132];[.$CP132];[.$CZ132])" office:value-type="float"/>
          <table:table-cell table:formula="of:=MEDIAN([.$E132];[.$O132];[.$Y132];[.$AI132];[.$AS132];[.$BC132];[.$BM132];[.$BW132];[.$CG132];[.$CQ132];[.$DA132])" office:value-type="float"/>
          <table:table-cell table:formula="of:=MEDIAN([.$F132];[.$P132];[.$Z132];[.$AJ132];[.$AT132];[.$BD132];[.$BN132];[.$BX132];[.$CH132];[.$CR132];[.$DB132])" office:value-type="float"/>
          <table:table-cell table:formula="of:=MEDIAN([.$G132];[.$Q132];[.$AA132];[.$AK132];[.$AU132];[.$BE132];[.$BO132];[.$BY132];[.$CI132];[.$CS132];[.$DC132])" office:value-type="float"/>
          <table:table-cell table:formula="of:=MEDIAN([.$H132];[.$R132];[.$AB132];[.$AL132];[.$AV132];[.$BF132];[.$BP132];[.$BZ132];[.$CJ132];[.$CT132];[.$DD132])" office:value-type="float"/>
          <table:table-cell table:formula="of:=MEDIAN([.$I132];[.$S132];[.$AC132];[.$AM132];[.$AW132];[.$BG132];[.$BQ132];[.$CA132];[.$CK132];[.$CU132];[.$DE132])" office:value-type="float"/>
          <table:table-cell table:formula="of:=MEDIAN([.$J132];[.$T132];[.$AD132];[.$AN132];[.$AX132];[.$BH132];[.$BR132];[.$CB132];[.$CL132];[.$CV132];[.$DF132])" office:value-type="float"/>
          <table:table-cell table:formula="of:=MEDIAN([.$K132];[.$U132];[.$AE132];[.$AO132];[.$AY132];[.$BI132];[.$BS132];[.$CC132];[.$CM132];[.$CW132];[.$DG132])" office:value-type="float"/>
          <table:table-cell table:formula="of:=MAX([.$B132];[.$L132];[.$V132];[.$AF132];[.$AP132];[.$AZ132];[.$BJ132];[.$BT132];[.$CD132];[.$CN132];[.$CX132])" office:value-type="float"/>
          <table:table-cell table:formula="of:=MAX([.$C132];[.$M132];[.$W132];[.$AG132];[.$AQ132];[.$BA132];[.$BK132];[.$BU132];[.$CE132];[.$CO132];[.$CY132])" office:value-type="float"/>
          <table:table-cell table:formula="of:=MAX([.$D132];[.$N132];[.$X132];[.$AH132];[.$AR132];[.$BB132];[.$BL132];[.$BV132];[.$CF132];[.$CP132];[.$CZ132])" office:value-type="float"/>
          <table:table-cell table:formula="of:=MAX([.$E132];[.$O132];[.$Y132];[.$AI132];[.$AS132];[.$BC132];[.$BM132];[.$BW132];[.$CG132];[.$CQ132];[.$DA132])" office:value-type="float"/>
          <table:table-cell table:formula="of:=MAX([.$F132];[.$P132];[.$Z132];[.$AJ132];[.$AT132];[.$BD132];[.$BN132];[.$BX132];[.$CH132];[.$CR132];[.$DB132])" office:value-type="float"/>
          <table:table-cell table:formula="of:=MAX([.$G132];[.$Q132];[.$AA132];[.$AK132];[.$AU132];[.$BE132];[.$BO132];[.$BY132];[.$CI132];[.$CS132];[.$DC132])" office:value-type="float"/>
          <table:table-cell table:formula="of:=MAX([.$H132];[.$R132];[.$AB132];[.$AL132];[.$AV132];[.$BF132];[.$BP132];[.$BZ132];[.$CJ132];[.$CT132];[.$DD132])" office:value-type="float"/>
          <table:table-cell table:formula="of:=MAX([.$I132];[.$S132];[.$AC132];[.$AM132];[.$AW132];[.$BG132];[.$BQ132];[.$CA132];[.$CK132];[.$CU132];[.$DE132])" office:value-type="float"/>
          <table:table-cell table:formula="of:=MAX([.$J132];[.$T132];[.$AD132];[.$AN132];[.$AX132];[.$BH132];[.$BR132];[.$CB132];[.$CL132];[.$CV132];[.$DF132])" office:value-type="float"/>
          <table:table-cell table:formula="of:=MAX([.$K132];[.$U132];[.$AE132];[.$AO132];[.$AY132];[.$BI132];[.$BS132];[.$CC132];[.$CM132];[.$CW132];[.$DG132])" office:value-type="float"/>
        </table:table-row>
        <table:table-row table:style-name="ro1">
          <table:table-cell office:value-type="string">
            <text:p>iscas85/instances/c3540/c3540.lp.9.3</text:p>
          </table:table-cell>
          <table:table-cell office:value-type="float" office:value="219.159"/>
          <table:table-cell office:value-type="float" office:value="0.0"/>
          <table:table-cell office:value-type="float" office:value="0.119832234871"/>
          <table:table-cell office:value-type="float" office:value="0.00289594567605"/>
          <table:table-cell office:value-type="float" office:value="0.0"/>
          <table:table-cell office:value-type="float" office:value="3149717.0"/>
          <table:table-cell office:value-type="float" office:value="0.0"/>
          <table:table-cell office:value-type="float" office:value="2364227.0"/>
          <table:table-cell office:value-type="float" office:value="4.0"/>
          <table:table-cell table:style-name="cellWorst" office:value-type="float" office:value="167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92.211"/>
          <table:table-cell office:value-type="float" office:value="0.0"/>
          <table:table-cell office:value-type="float" office:value="0.53924505692"/>
          <table:table-cell office:value-type="float" office:value="0.00569203115638"/>
          <table:table-cell office:value-type="float" office:value="0.0"/>
          <table:table-cell table:style-name="cellWorst" office:value-type="float" office:value="3784307.0"/>
          <table:table-cell office:value-type="float" office:value="523.0"/>
          <table:table-cell table:style-name="cellWorst" office:value-type="float" office:value="2912359.0"/>
          <table:table-cell office:value-type="float" office:value="4.0"/>
          <table:table-cell office:value-type="float" office:value="164.0"/>
          <table:table-cell office:value-type="float" office:value="600.02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84.538"/>
          <table:table-cell office:value-type="float" office:value="0.0"/>
          <table:table-cell office:value-type="float" office:value="0.53924505692"/>
          <table:table-cell office:value-type="float" office:value="0.00569203115638"/>
          <table:table-cell office:value-type="float" office:value="0.0"/>
          <table:table-cell office:value-type="float" office:value="3770294.0"/>
          <table:table-cell table:style-name="cellWorst" office:value-type="float" office:value="3119.0"/>
          <table:table-cell office:value-type="float" office:value="2909508.0"/>
          <table:table-cell office:value-type="float" office:value="4.0"/>
          <table:table-cell table:style-name="cellBest" office:value-type="float" office:value="153.0"/>
          <table:table-cell office:value-type="float" office:value="214.707"/>
          <table:table-cell office:value-type="float" office:value="0.0"/>
          <table:table-cell office:value-type="float" office:value="0.53924505692"/>
          <table:table-cell office:value-type="float" office:value="0.00569203115638"/>
          <table:table-cell office:value-type="float" office:value="0.0"/>
          <table:table-cell office:value-type="float" office:value="3770294.0"/>
          <table:table-cell table:style-name="cellWorst" office:value-type="float" office:value="3119.0"/>
          <table:table-cell office:value-type="float" office:value="2909508.0"/>
          <table:table-cell office:value-type="float" office:value="4.0"/>
          <table:table-cell table:style-name="cellBest" office:value-type="float" office:value="153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33];[.$L133];[.$V133];[.$AF133];[.$AP133];[.$AZ133];[.$BJ133];[.$BT133];[.$CD133];[.$CN133];[.$CX133])" office:value-type="float"/>
          <table:table-cell table:formula="of:=MIN([.$C133];[.$M133];[.$W133];[.$AG133];[.$AQ133];[.$BA133];[.$BK133];[.$BU133];[.$CE133];[.$CO133];[.$CY133])" office:value-type="float"/>
          <table:table-cell table:formula="of:=MIN([.$D133];[.$N133];[.$X133];[.$AH133];[.$AR133];[.$BB133];[.$BL133];[.$BV133];[.$CF133];[.$CP133];[.$CZ133])" office:value-type="float"/>
          <table:table-cell table:formula="of:=MIN([.$E133];[.$O133];[.$Y133];[.$AI133];[.$AS133];[.$BC133];[.$BM133];[.$BW133];[.$CG133];[.$CQ133];[.$DA133])" office:value-type="float"/>
          <table:table-cell table:formula="of:=MIN([.$F133];[.$P133];[.$Z133];[.$AJ133];[.$AT133];[.$BD133];[.$BN133];[.$BX133];[.$CH133];[.$CR133];[.$DB133])" office:value-type="float"/>
          <table:table-cell table:formula="of:=MIN([.$G133];[.$Q133];[.$AA133];[.$AK133];[.$AU133];[.$BE133];[.$BO133];[.$BY133];[.$CI133];[.$CS133];[.$DC133])" office:value-type="float"/>
          <table:table-cell table:formula="of:=MIN([.$H133];[.$R133];[.$AB133];[.$AL133];[.$AV133];[.$BF133];[.$BP133];[.$BZ133];[.$CJ133];[.$CT133];[.$DD133])" office:value-type="float"/>
          <table:table-cell table:formula="of:=MIN([.$I133];[.$S133];[.$AC133];[.$AM133];[.$AW133];[.$BG133];[.$BQ133];[.$CA133];[.$CK133];[.$CU133];[.$DE133])" office:value-type="float"/>
          <table:table-cell table:formula="of:=MIN([.$J133];[.$T133];[.$AD133];[.$AN133];[.$AX133];[.$BH133];[.$BR133];[.$CB133];[.$CL133];[.$CV133];[.$DF133])" office:value-type="float"/>
          <table:table-cell table:formula="of:=MIN([.$K133];[.$U133];[.$AE133];[.$AO133];[.$AY133];[.$BI133];[.$BS133];[.$CC133];[.$CM133];[.$CW133];[.$DG133])" office:value-type="float"/>
          <table:table-cell table:formula="of:=MEDIAN([.$B133];[.$L133];[.$V133];[.$AF133];[.$AP133];[.$AZ133];[.$BJ133];[.$BT133];[.$CD133];[.$CN133];[.$CX133])" office:value-type="float"/>
          <table:table-cell table:formula="of:=MEDIAN([.$C133];[.$M133];[.$W133];[.$AG133];[.$AQ133];[.$BA133];[.$BK133];[.$BU133];[.$CE133];[.$CO133];[.$CY133])" office:value-type="float"/>
          <table:table-cell table:formula="of:=MEDIAN([.$D133];[.$N133];[.$X133];[.$AH133];[.$AR133];[.$BB133];[.$BL133];[.$BV133];[.$CF133];[.$CP133];[.$CZ133])" office:value-type="float"/>
          <table:table-cell table:formula="of:=MEDIAN([.$E133];[.$O133];[.$Y133];[.$AI133];[.$AS133];[.$BC133];[.$BM133];[.$BW133];[.$CG133];[.$CQ133];[.$DA133])" office:value-type="float"/>
          <table:table-cell table:formula="of:=MEDIAN([.$F133];[.$P133];[.$Z133];[.$AJ133];[.$AT133];[.$BD133];[.$BN133];[.$BX133];[.$CH133];[.$CR133];[.$DB133])" office:value-type="float"/>
          <table:table-cell table:formula="of:=MEDIAN([.$G133];[.$Q133];[.$AA133];[.$AK133];[.$AU133];[.$BE133];[.$BO133];[.$BY133];[.$CI133];[.$CS133];[.$DC133])" office:value-type="float"/>
          <table:table-cell table:formula="of:=MEDIAN([.$H133];[.$R133];[.$AB133];[.$AL133];[.$AV133];[.$BF133];[.$BP133];[.$BZ133];[.$CJ133];[.$CT133];[.$DD133])" office:value-type="float"/>
          <table:table-cell table:formula="of:=MEDIAN([.$I133];[.$S133];[.$AC133];[.$AM133];[.$AW133];[.$BG133];[.$BQ133];[.$CA133];[.$CK133];[.$CU133];[.$DE133])" office:value-type="float"/>
          <table:table-cell table:formula="of:=MEDIAN([.$J133];[.$T133];[.$AD133];[.$AN133];[.$AX133];[.$BH133];[.$BR133];[.$CB133];[.$CL133];[.$CV133];[.$DF133])" office:value-type="float"/>
          <table:table-cell table:formula="of:=MEDIAN([.$K133];[.$U133];[.$AE133];[.$AO133];[.$AY133];[.$BI133];[.$BS133];[.$CC133];[.$CM133];[.$CW133];[.$DG133])" office:value-type="float"/>
          <table:table-cell table:formula="of:=MAX([.$B133];[.$L133];[.$V133];[.$AF133];[.$AP133];[.$AZ133];[.$BJ133];[.$BT133];[.$CD133];[.$CN133];[.$CX133])" office:value-type="float"/>
          <table:table-cell table:formula="of:=MAX([.$C133];[.$M133];[.$W133];[.$AG133];[.$AQ133];[.$BA133];[.$BK133];[.$BU133];[.$CE133];[.$CO133];[.$CY133])" office:value-type="float"/>
          <table:table-cell table:formula="of:=MAX([.$D133];[.$N133];[.$X133];[.$AH133];[.$AR133];[.$BB133];[.$BL133];[.$BV133];[.$CF133];[.$CP133];[.$CZ133])" office:value-type="float"/>
          <table:table-cell table:formula="of:=MAX([.$E133];[.$O133];[.$Y133];[.$AI133];[.$AS133];[.$BC133];[.$BM133];[.$BW133];[.$CG133];[.$CQ133];[.$DA133])" office:value-type="float"/>
          <table:table-cell table:formula="of:=MAX([.$F133];[.$P133];[.$Z133];[.$AJ133];[.$AT133];[.$BD133];[.$BN133];[.$BX133];[.$CH133];[.$CR133];[.$DB133])" office:value-type="float"/>
          <table:table-cell table:formula="of:=MAX([.$G133];[.$Q133];[.$AA133];[.$AK133];[.$AU133];[.$BE133];[.$BO133];[.$BY133];[.$CI133];[.$CS133];[.$DC133])" office:value-type="float"/>
          <table:table-cell table:formula="of:=MAX([.$H133];[.$R133];[.$AB133];[.$AL133];[.$AV133];[.$BF133];[.$BP133];[.$BZ133];[.$CJ133];[.$CT133];[.$DD133])" office:value-type="float"/>
          <table:table-cell table:formula="of:=MAX([.$I133];[.$S133];[.$AC133];[.$AM133];[.$AW133];[.$BG133];[.$BQ133];[.$CA133];[.$CK133];[.$CU133];[.$DE133])" office:value-type="float"/>
          <table:table-cell table:formula="of:=MAX([.$J133];[.$T133];[.$AD133];[.$AN133];[.$AX133];[.$BH133];[.$BR133];[.$CB133];[.$CL133];[.$CV133];[.$DF133])" office:value-type="float"/>
          <table:table-cell table:formula="of:=MAX([.$K133];[.$U133];[.$AE133];[.$AO133];[.$AY133];[.$BI133];[.$BS133];[.$CC133];[.$CM133];[.$CW133];[.$DG133])" office:value-type="float"/>
        </table:table-row>
        <table:table-row table:style-name="ro1">
          <table:table-cell office:value-type="string">
            <text:p>iscas85/instances/c3540/c3540.lp.9.4</text:p>
          </table:table-cell>
          <table:table-cell office:value-type="float" office:value="334.771"/>
          <table:table-cell office:value-type="float" office:value="0.0"/>
          <table:table-cell office:value-type="float" office:value="0.179748352307"/>
          <table:table-cell office:value-type="float" office:value="0.00349510685041"/>
          <table:table-cell office:value-type="float" office:value="0.0"/>
          <table:table-cell office:value-type="float" office:value="3959987.0"/>
          <table:table-cell office:value-type="float" office:value="0.0"/>
          <table:table-cell office:value-type="float" office:value="3059742.0"/>
          <table:table-cell office:value-type="float" office:value="4.0"/>
          <table:table-cell table:style-name="cellBest" office:value-type="float" office:value="126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97.359"/>
          <table:table-cell office:value-type="float" office:value="0.0"/>
          <table:table-cell office:value-type="float" office:value="0.419412822049"/>
          <table:table-cell office:value-type="float" office:value="0.00449370880767"/>
          <table:table-cell office:value-type="float" office:value="0.0"/>
          <table:table-cell office:value-type="float" office:value="2879352.0"/>
          <table:table-cell office:value-type="float" office:value="410.0"/>
          <table:table-cell office:value-type="float" office:value="2181465.0"/>
          <table:table-cell office:value-type="float" office:value="4.0"/>
          <table:table-cell table:style-name="cellWorst" office:value-type="float" office:value="170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82.935"/>
          <table:table-cell office:value-type="float" office:value="0.0"/>
          <table:table-cell office:value-type="float" office:value="0.359496704614"/>
          <table:table-cell office:value-type="float" office:value="0.00429398841622"/>
          <table:table-cell office:value-type="float" office:value="0.0"/>
          <table:table-cell office:value-type="float" office:value="2858556.0"/>
          <table:table-cell table:style-name="cellWorst" office:value-type="float" office:value="5513.0"/>
          <table:table-cell office:value-type="float" office:value="2175027.0"/>
          <table:table-cell office:value-type="float" office:value="4.0"/>
          <table:table-cell office:value-type="float" office:value="157.0"/>
          <table:table-cell office:value-type="float" office:value="199.797"/>
          <table:table-cell office:value-type="float" office:value="0.0"/>
          <table:table-cell office:value-type="float" office:value="0.359496704614"/>
          <table:table-cell office:value-type="float" office:value="0.00429398841622"/>
          <table:table-cell office:value-type="float" office:value="0.0"/>
          <table:table-cell office:value-type="float" office:value="2858556.0"/>
          <table:table-cell table:style-name="cellWorst" office:value-type="float" office:value="5513.0"/>
          <table:table-cell office:value-type="float" office:value="2175027.0"/>
          <table:table-cell office:value-type="float" office:value="4.0"/>
          <table:table-cell office:value-type="float" office:value="157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419412822049"/>
          <table:table-cell office:value-type="float" office:value="0.00419412822049"/>
          <table:table-cell office:value-type="float" office:value="0.0"/>
          <table:table-cell table:style-name="cellWorst" office:value-type="float" office:value="6257414.0"/>
          <table:table-cell office:value-type="float" office:value="3887.0"/>
          <table:table-cell table:style-name="cellWorst" office:value-type="float" office:value="482510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34];[.$L134];[.$V134];[.$AF134];[.$AP134];[.$AZ134];[.$BJ134];[.$BT134];[.$CD134];[.$CN134];[.$CX134])" office:value-type="float"/>
          <table:table-cell table:formula="of:=MIN([.$C134];[.$M134];[.$W134];[.$AG134];[.$AQ134];[.$BA134];[.$BK134];[.$BU134];[.$CE134];[.$CO134];[.$CY134])" office:value-type="float"/>
          <table:table-cell table:formula="of:=MIN([.$D134];[.$N134];[.$X134];[.$AH134];[.$AR134];[.$BB134];[.$BL134];[.$BV134];[.$CF134];[.$CP134];[.$CZ134])" office:value-type="float"/>
          <table:table-cell table:formula="of:=MIN([.$E134];[.$O134];[.$Y134];[.$AI134];[.$AS134];[.$BC134];[.$BM134];[.$BW134];[.$CG134];[.$CQ134];[.$DA134])" office:value-type="float"/>
          <table:table-cell table:formula="of:=MIN([.$F134];[.$P134];[.$Z134];[.$AJ134];[.$AT134];[.$BD134];[.$BN134];[.$BX134];[.$CH134];[.$CR134];[.$DB134])" office:value-type="float"/>
          <table:table-cell table:formula="of:=MIN([.$G134];[.$Q134];[.$AA134];[.$AK134];[.$AU134];[.$BE134];[.$BO134];[.$BY134];[.$CI134];[.$CS134];[.$DC134])" office:value-type="float"/>
          <table:table-cell table:formula="of:=MIN([.$H134];[.$R134];[.$AB134];[.$AL134];[.$AV134];[.$BF134];[.$BP134];[.$BZ134];[.$CJ134];[.$CT134];[.$DD134])" office:value-type="float"/>
          <table:table-cell table:formula="of:=MIN([.$I134];[.$S134];[.$AC134];[.$AM134];[.$AW134];[.$BG134];[.$BQ134];[.$CA134];[.$CK134];[.$CU134];[.$DE134])" office:value-type="float"/>
          <table:table-cell table:formula="of:=MIN([.$J134];[.$T134];[.$AD134];[.$AN134];[.$AX134];[.$BH134];[.$BR134];[.$CB134];[.$CL134];[.$CV134];[.$DF134])" office:value-type="float"/>
          <table:table-cell table:formula="of:=MIN([.$K134];[.$U134];[.$AE134];[.$AO134];[.$AY134];[.$BI134];[.$BS134];[.$CC134];[.$CM134];[.$CW134];[.$DG134])" office:value-type="float"/>
          <table:table-cell table:formula="of:=MEDIAN([.$B134];[.$L134];[.$V134];[.$AF134];[.$AP134];[.$AZ134];[.$BJ134];[.$BT134];[.$CD134];[.$CN134];[.$CX134])" office:value-type="float"/>
          <table:table-cell table:formula="of:=MEDIAN([.$C134];[.$M134];[.$W134];[.$AG134];[.$AQ134];[.$BA134];[.$BK134];[.$BU134];[.$CE134];[.$CO134];[.$CY134])" office:value-type="float"/>
          <table:table-cell table:formula="of:=MEDIAN([.$D134];[.$N134];[.$X134];[.$AH134];[.$AR134];[.$BB134];[.$BL134];[.$BV134];[.$CF134];[.$CP134];[.$CZ134])" office:value-type="float"/>
          <table:table-cell table:formula="of:=MEDIAN([.$E134];[.$O134];[.$Y134];[.$AI134];[.$AS134];[.$BC134];[.$BM134];[.$BW134];[.$CG134];[.$CQ134];[.$DA134])" office:value-type="float"/>
          <table:table-cell table:formula="of:=MEDIAN([.$F134];[.$P134];[.$Z134];[.$AJ134];[.$AT134];[.$BD134];[.$BN134];[.$BX134];[.$CH134];[.$CR134];[.$DB134])" office:value-type="float"/>
          <table:table-cell table:formula="of:=MEDIAN([.$G134];[.$Q134];[.$AA134];[.$AK134];[.$AU134];[.$BE134];[.$BO134];[.$BY134];[.$CI134];[.$CS134];[.$DC134])" office:value-type="float"/>
          <table:table-cell table:formula="of:=MEDIAN([.$H134];[.$R134];[.$AB134];[.$AL134];[.$AV134];[.$BF134];[.$BP134];[.$BZ134];[.$CJ134];[.$CT134];[.$DD134])" office:value-type="float"/>
          <table:table-cell table:formula="of:=MEDIAN([.$I134];[.$S134];[.$AC134];[.$AM134];[.$AW134];[.$BG134];[.$BQ134];[.$CA134];[.$CK134];[.$CU134];[.$DE134])" office:value-type="float"/>
          <table:table-cell table:formula="of:=MEDIAN([.$J134];[.$T134];[.$AD134];[.$AN134];[.$AX134];[.$BH134];[.$BR134];[.$CB134];[.$CL134];[.$CV134];[.$DF134])" office:value-type="float"/>
          <table:table-cell table:formula="of:=MEDIAN([.$K134];[.$U134];[.$AE134];[.$AO134];[.$AY134];[.$BI134];[.$BS134];[.$CC134];[.$CM134];[.$CW134];[.$DG134])" office:value-type="float"/>
          <table:table-cell table:formula="of:=MAX([.$B134];[.$L134];[.$V134];[.$AF134];[.$AP134];[.$AZ134];[.$BJ134];[.$BT134];[.$CD134];[.$CN134];[.$CX134])" office:value-type="float"/>
          <table:table-cell table:formula="of:=MAX([.$C134];[.$M134];[.$W134];[.$AG134];[.$AQ134];[.$BA134];[.$BK134];[.$BU134];[.$CE134];[.$CO134];[.$CY134])" office:value-type="float"/>
          <table:table-cell table:formula="of:=MAX([.$D134];[.$N134];[.$X134];[.$AH134];[.$AR134];[.$BB134];[.$BL134];[.$BV134];[.$CF134];[.$CP134];[.$CZ134])" office:value-type="float"/>
          <table:table-cell table:formula="of:=MAX([.$E134];[.$O134];[.$Y134];[.$AI134];[.$AS134];[.$BC134];[.$BM134];[.$BW134];[.$CG134];[.$CQ134];[.$DA134])" office:value-type="float"/>
          <table:table-cell table:formula="of:=MAX([.$F134];[.$P134];[.$Z134];[.$AJ134];[.$AT134];[.$BD134];[.$BN134];[.$BX134];[.$CH134];[.$CR134];[.$DB134])" office:value-type="float"/>
          <table:table-cell table:formula="of:=MAX([.$G134];[.$Q134];[.$AA134];[.$AK134];[.$AU134];[.$BE134];[.$BO134];[.$BY134];[.$CI134];[.$CS134];[.$DC134])" office:value-type="float"/>
          <table:table-cell table:formula="of:=MAX([.$H134];[.$R134];[.$AB134];[.$AL134];[.$AV134];[.$BF134];[.$BP134];[.$BZ134];[.$CJ134];[.$CT134];[.$DD134])" office:value-type="float"/>
          <table:table-cell table:formula="of:=MAX([.$I134];[.$S134];[.$AC134];[.$AM134];[.$AW134];[.$BG134];[.$BQ134];[.$CA134];[.$CK134];[.$CU134];[.$DE134])" office:value-type="float"/>
          <table:table-cell table:formula="of:=MAX([.$J134];[.$T134];[.$AD134];[.$AN134];[.$AX134];[.$BH134];[.$BR134];[.$CB134];[.$CL134];[.$CV134];[.$DF134])" office:value-type="float"/>
          <table:table-cell table:formula="of:=MAX([.$K134];[.$U134];[.$AE134];[.$AO134];[.$AY134];[.$BI134];[.$BS134];[.$CC134];[.$CM134];[.$CW134];[.$DG134])" office:value-type="float"/>
        </table:table-row>
        <table:table-row table:style-name="ro1">
          <table:table-cell office:value-type="string">
            <text:p>iscas85/instances/c3540/c3540.lp.9.5</text:p>
          </table:table-cell>
          <table:table-cell office:value-type="float" office:value="279.657"/>
          <table:table-cell office:value-type="float" office:value="0.0"/>
          <table:table-cell office:value-type="float" office:value="0.119832234871"/>
          <table:table-cell office:value-type="float" office:value="0.00339524665468"/>
          <table:table-cell office:value-type="float" office:value="0.0"/>
          <table:table-cell office:value-type="float" office:value="2510235.0"/>
          <table:table-cell office:value-type="float" office:value="0.0"/>
          <table:table-cell office:value-type="float" office:value="1894832.0"/>
          <table:table-cell office:value-type="float" office:value="4.0"/>
          <table:table-cell table:style-name="cellBest" office:value-type="float" office:value="145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0.112"/>
          <table:table-cell office:value-type="float" office:value="0.0"/>
          <table:table-cell office:value-type="float" office:value="0.659077291791"/>
          <table:table-cell office:value-type="float" office:value="0.00778909526663"/>
          <table:table-cell office:value-type="float" office:value="0.0"/>
          <table:table-cell office:value-type="float" office:value="2307150.0"/>
          <table:table-cell office:value-type="float" office:value="751.0"/>
          <table:table-cell office:value-type="float" office:value="1722593.0"/>
          <table:table-cell office:value-type="float" office:value="4.0"/>
          <table:table-cell table:style-name="cellWorst" office:value-type="float" office:value="158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25.516"/>
          <table:table-cell office:value-type="float" office:value="0.0"/>
          <table:table-cell office:value-type="float" office:value="0.479328939485"/>
          <table:table-cell office:value-type="float" office:value="0.00699021370082"/>
          <table:table-cell office:value-type="float" office:value="0.0"/>
          <table:table-cell office:value-type="float" office:value="2311979.0"/>
          <table:table-cell table:style-name="cellWorst" office:value-type="float" office:value="11067.0"/>
          <table:table-cell office:value-type="float" office:value="1727785.0"/>
          <table:table-cell office:value-type="float" office:value="4.0"/>
          <table:table-cell office:value-type="float" office:value="148.0"/>
          <table:table-cell office:value-type="float" office:value="130.948"/>
          <table:table-cell office:value-type="float" office:value="0.0"/>
          <table:table-cell office:value-type="float" office:value="0.479328939485"/>
          <table:table-cell office:value-type="float" office:value="0.00699021370082"/>
          <table:table-cell office:value-type="float" office:value="0.0"/>
          <table:table-cell office:value-type="float" office:value="2311979.0"/>
          <table:table-cell table:style-name="cellWorst" office:value-type="float" office:value="11067.0"/>
          <table:table-cell office:value-type="float" office:value="1727785.0"/>
          <table:table-cell office:value-type="float" office:value="4.0"/>
          <table:table-cell office:value-type="float" office:value="148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599161174356"/>
          <table:table-cell office:value-type="float" office:value="0.00758937487517"/>
          <table:table-cell office:value-type="float" office:value="0.0"/>
          <table:table-cell table:style-name="cellWorst" office:value-type="float" office:value="6004247.0"/>
          <table:table-cell office:value-type="float" office:value="8506.0"/>
          <table:table-cell table:style-name="cellWorst" office:value-type="float" office:value="450087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35];[.$L135];[.$V135];[.$AF135];[.$AP135];[.$AZ135];[.$BJ135];[.$BT135];[.$CD135];[.$CN135];[.$CX135])" office:value-type="float"/>
          <table:table-cell table:formula="of:=MIN([.$C135];[.$M135];[.$W135];[.$AG135];[.$AQ135];[.$BA135];[.$BK135];[.$BU135];[.$CE135];[.$CO135];[.$CY135])" office:value-type="float"/>
          <table:table-cell table:formula="of:=MIN([.$D135];[.$N135];[.$X135];[.$AH135];[.$AR135];[.$BB135];[.$BL135];[.$BV135];[.$CF135];[.$CP135];[.$CZ135])" office:value-type="float"/>
          <table:table-cell table:formula="of:=MIN([.$E135];[.$O135];[.$Y135];[.$AI135];[.$AS135];[.$BC135];[.$BM135];[.$BW135];[.$CG135];[.$CQ135];[.$DA135])" office:value-type="float"/>
          <table:table-cell table:formula="of:=MIN([.$F135];[.$P135];[.$Z135];[.$AJ135];[.$AT135];[.$BD135];[.$BN135];[.$BX135];[.$CH135];[.$CR135];[.$DB135])" office:value-type="float"/>
          <table:table-cell table:formula="of:=MIN([.$G135];[.$Q135];[.$AA135];[.$AK135];[.$AU135];[.$BE135];[.$BO135];[.$BY135];[.$CI135];[.$CS135];[.$DC135])" office:value-type="float"/>
          <table:table-cell table:formula="of:=MIN([.$H135];[.$R135];[.$AB135];[.$AL135];[.$AV135];[.$BF135];[.$BP135];[.$BZ135];[.$CJ135];[.$CT135];[.$DD135])" office:value-type="float"/>
          <table:table-cell table:formula="of:=MIN([.$I135];[.$S135];[.$AC135];[.$AM135];[.$AW135];[.$BG135];[.$BQ135];[.$CA135];[.$CK135];[.$CU135];[.$DE135])" office:value-type="float"/>
          <table:table-cell table:formula="of:=MIN([.$J135];[.$T135];[.$AD135];[.$AN135];[.$AX135];[.$BH135];[.$BR135];[.$CB135];[.$CL135];[.$CV135];[.$DF135])" office:value-type="float"/>
          <table:table-cell table:formula="of:=MIN([.$K135];[.$U135];[.$AE135];[.$AO135];[.$AY135];[.$BI135];[.$BS135];[.$CC135];[.$CM135];[.$CW135];[.$DG135])" office:value-type="float"/>
          <table:table-cell table:formula="of:=MEDIAN([.$B135];[.$L135];[.$V135];[.$AF135];[.$AP135];[.$AZ135];[.$BJ135];[.$BT135];[.$CD135];[.$CN135];[.$CX135])" office:value-type="float"/>
          <table:table-cell table:formula="of:=MEDIAN([.$C135];[.$M135];[.$W135];[.$AG135];[.$AQ135];[.$BA135];[.$BK135];[.$BU135];[.$CE135];[.$CO135];[.$CY135])" office:value-type="float"/>
          <table:table-cell table:formula="of:=MEDIAN([.$D135];[.$N135];[.$X135];[.$AH135];[.$AR135];[.$BB135];[.$BL135];[.$BV135];[.$CF135];[.$CP135];[.$CZ135])" office:value-type="float"/>
          <table:table-cell table:formula="of:=MEDIAN([.$E135];[.$O135];[.$Y135];[.$AI135];[.$AS135];[.$BC135];[.$BM135];[.$BW135];[.$CG135];[.$CQ135];[.$DA135])" office:value-type="float"/>
          <table:table-cell table:formula="of:=MEDIAN([.$F135];[.$P135];[.$Z135];[.$AJ135];[.$AT135];[.$BD135];[.$BN135];[.$BX135];[.$CH135];[.$CR135];[.$DB135])" office:value-type="float"/>
          <table:table-cell table:formula="of:=MEDIAN([.$G135];[.$Q135];[.$AA135];[.$AK135];[.$AU135];[.$BE135];[.$BO135];[.$BY135];[.$CI135];[.$CS135];[.$DC135])" office:value-type="float"/>
          <table:table-cell table:formula="of:=MEDIAN([.$H135];[.$R135];[.$AB135];[.$AL135];[.$AV135];[.$BF135];[.$BP135];[.$BZ135];[.$CJ135];[.$CT135];[.$DD135])" office:value-type="float"/>
          <table:table-cell table:formula="of:=MEDIAN([.$I135];[.$S135];[.$AC135];[.$AM135];[.$AW135];[.$BG135];[.$BQ135];[.$CA135];[.$CK135];[.$CU135];[.$DE135])" office:value-type="float"/>
          <table:table-cell table:formula="of:=MEDIAN([.$J135];[.$T135];[.$AD135];[.$AN135];[.$AX135];[.$BH135];[.$BR135];[.$CB135];[.$CL135];[.$CV135];[.$DF135])" office:value-type="float"/>
          <table:table-cell table:formula="of:=MEDIAN([.$K135];[.$U135];[.$AE135];[.$AO135];[.$AY135];[.$BI135];[.$BS135];[.$CC135];[.$CM135];[.$CW135];[.$DG135])" office:value-type="float"/>
          <table:table-cell table:formula="of:=MAX([.$B135];[.$L135];[.$V135];[.$AF135];[.$AP135];[.$AZ135];[.$BJ135];[.$BT135];[.$CD135];[.$CN135];[.$CX135])" office:value-type="float"/>
          <table:table-cell table:formula="of:=MAX([.$C135];[.$M135];[.$W135];[.$AG135];[.$AQ135];[.$BA135];[.$BK135];[.$BU135];[.$CE135];[.$CO135];[.$CY135])" office:value-type="float"/>
          <table:table-cell table:formula="of:=MAX([.$D135];[.$N135];[.$X135];[.$AH135];[.$AR135];[.$BB135];[.$BL135];[.$BV135];[.$CF135];[.$CP135];[.$CZ135])" office:value-type="float"/>
          <table:table-cell table:formula="of:=MAX([.$E135];[.$O135];[.$Y135];[.$AI135];[.$AS135];[.$BC135];[.$BM135];[.$BW135];[.$CG135];[.$CQ135];[.$DA135])" office:value-type="float"/>
          <table:table-cell table:formula="of:=MAX([.$F135];[.$P135];[.$Z135];[.$AJ135];[.$AT135];[.$BD135];[.$BN135];[.$BX135];[.$CH135];[.$CR135];[.$DB135])" office:value-type="float"/>
          <table:table-cell table:formula="of:=MAX([.$G135];[.$Q135];[.$AA135];[.$AK135];[.$AU135];[.$BE135];[.$BO135];[.$BY135];[.$CI135];[.$CS135];[.$DC135])" office:value-type="float"/>
          <table:table-cell table:formula="of:=MAX([.$H135];[.$R135];[.$AB135];[.$AL135];[.$AV135];[.$BF135];[.$BP135];[.$BZ135];[.$CJ135];[.$CT135];[.$DD135])" office:value-type="float"/>
          <table:table-cell table:formula="of:=MAX([.$I135];[.$S135];[.$AC135];[.$AM135];[.$AW135];[.$BG135];[.$BQ135];[.$CA135];[.$CK135];[.$CU135];[.$DE135])" office:value-type="float"/>
          <table:table-cell table:formula="of:=MAX([.$J135];[.$T135];[.$AD135];[.$AN135];[.$AX135];[.$BH135];[.$BR135];[.$CB135];[.$CL135];[.$CV135];[.$DF135])" office:value-type="float"/>
          <table:table-cell table:formula="of:=MAX([.$K135];[.$U135];[.$AE135];[.$AO135];[.$AY135];[.$BI135];[.$BS135];[.$CC135];[.$CM135];[.$CW135];[.$DG135])" office:value-type="float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SUM</text:p>
          </table:table-cell>
          <table:table-cell table:style-name="cellBest" table:formula="of:=SUM([.B3:.B135])" office:value-type="float"/>
          <table:table-cell table:style-name="cellBest" table:formula="of:=SUM([.C3:.C135])" office:value-type="float"/>
          <table:table-cell table:formula="of:=SUM([.D3:.D135])" office:value-type="float"/>
          <table:table-cell table:formula="of:=SUM([.E3:.E135])" office:value-type="float"/>
          <table:table-cell table:formula="of:=SUM([.F3:.F135])" office:value-type="float"/>
          <table:table-cell table:formula="of:=SUM([.G3:.G135])" office:value-type="float"/>
          <table:table-cell table:style-name="cellBest" table:formula="of:=SUM([.H3:.H135])" office:value-type="float"/>
          <table:table-cell table:formula="of:=SUM([.I3:.I135])" office:value-type="float"/>
          <table:table-cell table:style-name="cellWorst" table:formula="of:=SUM([.J3:.J135])" office:value-type="float"/>
          <table:table-cell table:formula="of:=SUM([.K3:.K135])" office:value-type="float"/>
          <table:table-cell table:formula="of:=SUM([.L3:.L135])" office:value-type="float"/>
          <table:table-cell table:formula="of:=SUM([.M3:.M135])" office:value-type="float"/>
          <table:table-cell table:formula="of:=SUM([.N3:.N135])" office:value-type="float"/>
          <table:table-cell table:formula="of:=SUM([.O3:.O135])" office:value-type="float"/>
          <table:table-cell table:formula="of:=SUM([.P3:.P135])" office:value-type="float"/>
          <table:table-cell table:formula="of:=SUM([.Q3:.Q135])" office:value-type="float"/>
          <table:table-cell table:style-name="cellBest" table:formula="of:=SUM([.R3:.R135])" office:value-type="float"/>
          <table:table-cell table:formula="of:=SUM([.S3:.S135])" office:value-type="float"/>
          <table:table-cell table:formula="of:=SUM([.T3:.T135])" office:value-type="float"/>
          <table:table-cell table:formula="of:=SUM([.U3:.U135])" office:value-type="float"/>
          <table:table-cell table:formula="of:=SUM([.V3:.V135])" office:value-type="float"/>
          <table:table-cell table:formula="of:=SUM([.W3:.W135])" office:value-type="float"/>
          <table:table-cell table:formula="of:=SUM([.X3:.X135])" office:value-type="float"/>
          <table:table-cell table:formula="of:=SUM([.Y3:.Y135])" office:value-type="float"/>
          <table:table-cell table:formula="of:=SUM([.Z3:.Z135])" office:value-type="float"/>
          <table:table-cell table:formula="of:=SUM([.AA3:.AA135])" office:value-type="float"/>
          <table:table-cell table:style-name="cellBest" table:formula="of:=SUM([.AB3:.AB135])" office:value-type="float"/>
          <table:table-cell table:formula="of:=SUM([.AC3:.AC135])" office:value-type="float"/>
          <table:table-cell table:formula="of:=SUM([.AD3:.AD135])" office:value-type="float"/>
          <table:table-cell table:formula="of:=SUM([.AE3:.AE135])" office:value-type="float"/>
          <table:table-cell table:formula="of:=SUM([.AF3:.AF135])" office:value-type="float"/>
          <table:table-cell table:formula="of:=SUM([.AG3:.AG135])" office:value-type="float"/>
          <table:table-cell table:formula="of:=SUM([.AH3:.AH135])" office:value-type="float"/>
          <table:table-cell table:formula="of:=SUM([.AI3:.AI135])" office:value-type="float"/>
          <table:table-cell table:formula="of:=SUM([.AJ3:.AJ135])" office:value-type="float"/>
          <table:table-cell table:style-name="cellWorst" table:formula="of:=SUM([.AK3:.AK135])" office:value-type="float"/>
          <table:table-cell table:formula="of:=SUM([.AL3:.AL135])" office:value-type="float"/>
          <table:table-cell table:style-name="cellWorst" table:formula="of:=SUM([.AM3:.AM135])" office:value-type="float"/>
          <table:table-cell table:formula="of:=SUM([.AN3:.AN135])" office:value-type="float"/>
          <table:table-cell table:formula="of:=SUM([.AO3:.AO135])" office:value-type="float"/>
          <table:table-cell table:formula="of:=SUM([.AP3:.AP135])" office:value-type="float"/>
          <table:table-cell table:formula="of:=SUM([.AQ3:.AQ135])" office:value-type="float"/>
          <table:table-cell table:formula="of:=SUM([.AR3:.AR135])" office:value-type="float"/>
          <table:table-cell table:formula="of:=SUM([.AS3:.AS135])" office:value-type="float"/>
          <table:table-cell table:formula="of:=SUM([.AT3:.AT135])" office:value-type="float"/>
          <table:table-cell table:style-name="cellBest" table:formula="of:=SUM([.AU3:.AU135])" office:value-type="float"/>
          <table:table-cell table:formula="of:=SUM([.AV3:.AV135])" office:value-type="float"/>
          <table:table-cell table:style-name="cellBest" table:formula="of:=SUM([.AW3:.AW135])" office:value-type="float"/>
          <table:table-cell table:formula="of:=SUM([.AX3:.AX135])" office:value-type="float"/>
          <table:table-cell table:formula="of:=SUM([.AY3:.AY135])" office:value-type="float"/>
          <table:table-cell table:formula="of:=SUM([.AZ3:.AZ135])" office:value-type="float"/>
          <table:table-cell table:formula="of:=SUM([.BA3:.BA135])" office:value-type="float"/>
          <table:table-cell table:formula="of:=SUM([.BB3:.BB135])" office:value-type="float"/>
          <table:table-cell table:formula="of:=SUM([.BC3:.BC135])" office:value-type="float"/>
          <table:table-cell table:formula="of:=SUM([.BD3:.BD135])" office:value-type="float"/>
          <table:table-cell table:formula="of:=SUM([.BE3:.BE135])" office:value-type="float"/>
          <table:table-cell table:formula="of:=SUM([.BF3:.BF135])" office:value-type="float"/>
          <table:table-cell table:formula="of:=SUM([.BG3:.BG135])" office:value-type="float"/>
          <table:table-cell table:formula="of:=SUM([.BH3:.BH135])" office:value-type="float"/>
          <table:table-cell table:style-name="cellWorst" table:formula="of:=SUM([.BI3:.BI135])" office:value-type="float"/>
          <table:table-cell table:formula="of:=SUM([.BJ3:.BJ135])" office:value-type="float"/>
          <table:table-cell table:formula="of:=SUM([.BK3:.BK135])" office:value-type="float"/>
          <table:table-cell table:formula="of:=SUM([.BL3:.BL135])" office:value-type="float"/>
          <table:table-cell table:formula="of:=SUM([.BM3:.BM135])" office:value-type="float"/>
          <table:table-cell table:formula="of:=SUM([.BN3:.BN135])" office:value-type="float"/>
          <table:table-cell table:formula="of:=SUM([.BO3:.BO135])" office:value-type="float"/>
          <table:table-cell table:formula="of:=SUM([.BP3:.BP135])" office:value-type="float"/>
          <table:table-cell table:formula="of:=SUM([.BQ3:.BQ135])" office:value-type="float"/>
          <table:table-cell table:formula="of:=SUM([.BR3:.BR135])" office:value-type="float"/>
          <table:table-cell table:formula="of:=SUM([.BS3:.BS135])" office:value-type="float"/>
          <table:table-cell table:formula="of:=SUM([.BT3:.BT135])" office:value-type="float"/>
          <table:table-cell table:formula="of:=SUM([.BU3:.BU135])" office:value-type="float"/>
          <table:table-cell table:style-name="cellBest" table:formula="of:=SUM([.BV3:.BV135])" office:value-type="float"/>
          <table:table-cell table:formula="of:=SUM([.BW3:.BW135])" office:value-type="float"/>
          <table:table-cell table:formula="of:=SUM([.BX3:.BX135])" office:value-type="float"/>
          <table:table-cell table:formula="of:=SUM([.BY3:.BY135])" office:value-type="float"/>
          <table:table-cell table:formula="of:=SUM([.BZ3:.BZ135])" office:value-type="float"/>
          <table:table-cell table:formula="of:=SUM([.CA3:.CA135])" office:value-type="float"/>
          <table:table-cell table:formula="of:=SUM([.CB3:.CB135])" office:value-type="float"/>
          <table:table-cell table:formula="of:=SUM([.CC3:.CC135])" office:value-type="float"/>
          <table:table-cell table:formula="of:=SUM([.CD3:.CD135])" office:value-type="float"/>
          <table:table-cell table:formula="of:=SUM([.CE3:.CE135])" office:value-type="float"/>
          <table:table-cell table:formula="of:=SUM([.CF3:.CF135])" office:value-type="float"/>
          <table:table-cell table:formula="of:=SUM([.CG3:.CG135])" office:value-type="float"/>
          <table:table-cell table:formula="of:=SUM([.CH3:.CH135])" office:value-type="float"/>
          <table:table-cell table:formula="of:=SUM([.CI3:.CI135])" office:value-type="float"/>
          <table:table-cell table:formula="of:=SUM([.CJ3:.CJ135])" office:value-type="float"/>
          <table:table-cell table:formula="of:=SUM([.CK3:.CK135])" office:value-type="float"/>
          <table:table-cell table:formula="of:=SUM([.CL3:.CL135])" office:value-type="float"/>
          <table:table-cell table:style-name="cellBest" table:formula="of:=SUM([.CM3:.CM135])" office:value-type="float"/>
          <table:table-cell table:formula="of:=SUM([.CN3:.CN135])" office:value-type="float"/>
          <table:table-cell table:formula="of:=SUM([.CO3:.CO135])" office:value-type="float"/>
          <table:table-cell table:formula="of:=SUM([.CP3:.CP135])" office:value-type="float"/>
          <table:table-cell table:formula="of:=SUM([.CQ3:.CQ135])" office:value-type="float"/>
          <table:table-cell table:formula="of:=SUM([.CR3:.CR135])" office:value-type="float"/>
          <table:table-cell table:formula="of:=SUM([.CS3:.CS135])" office:value-type="float"/>
          <table:table-cell table:formula="of:=SUM([.CT3:.CT135])" office:value-type="float"/>
          <table:table-cell table:formula="of:=SUM([.CU3:.CU135])" office:value-type="float"/>
          <table:table-cell table:formula="of:=SUM([.CV3:.CV135])" office:value-type="float"/>
          <table:table-cell table:formula="of:=SUM([.CW3:.CW135])" office:value-type="float"/>
          <table:table-cell table:style-name="cellWorst" table:formula="of:=SUM([.CX3:.CX135])" office:value-type="float"/>
          <table:table-cell table:style-name="cellWorst" table:formula="of:=SUM([.CY3:.CY135])" office:value-type="float"/>
          <table:table-cell table:style-name="cellWorst" table:formula="of:=SUM([.CZ3:.CZ135])" office:value-type="float"/>
          <table:table-cell table:formula="of:=SUM([.DA3:.DA135])" office:value-type="float"/>
          <table:table-cell table:formula="of:=SUM([.DB3:.DB135])" office:value-type="float"/>
          <table:table-cell table:formula="of:=SUM([.DC3:.DC135])" office:value-type="float"/>
          <table:table-cell table:style-name="cellWorst" table:formula="of:=SUM([.DD3:.DD135])" office:value-type="float"/>
          <table:table-cell table:formula="of:=SUM([.DE3:.DE135])" office:value-type="float"/>
          <table:table-cell table:style-name="cellBest" table:formula="of:=SUM([.DF3:.DF135])" office:value-type="float"/>
          <table:table-cell table:formula="of:=SUM([.DG3:.DG135])" office:value-type="float"/>
          <table:table-cell table:formula="of:=SUM([.DH3:.DH135])" office:value-type="float"/>
          <table:table-cell table:formula="of:=SUM([.DI3:.DI135])" office:value-type="float"/>
          <table:table-cell table:formula="of:=SUM([.DJ3:.DJ135])" office:value-type="float"/>
          <table:table-cell table:formula="of:=SUM([.DK3:.DK135])" office:value-type="float"/>
          <table:table-cell table:formula="of:=SUM([.DL3:.DL135])" office:value-type="float"/>
          <table:table-cell table:formula="of:=SUM([.DM3:.DM135])" office:value-type="float"/>
          <table:table-cell table:formula="of:=SUM([.DN3:.DN135])" office:value-type="float"/>
          <table:table-cell table:formula="of:=SUM([.DO3:.DO135])" office:value-type="float"/>
          <table:table-cell table:formula="of:=SUM([.DP3:.DP135])" office:value-type="float"/>
          <table:table-cell table:formula="of:=SUM([.DQ3:.DQ135])" office:value-type="float"/>
          <table:table-cell table:formula="of:=SUM([.DR3:.DR135])" office:value-type="float"/>
          <table:table-cell table:formula="of:=SUM([.DS3:.DS135])" office:value-type="float"/>
          <table:table-cell table:formula="of:=SUM([.DT3:.DT135])" office:value-type="float"/>
          <table:table-cell table:formula="of:=SUM([.DU3:.DU135])" office:value-type="float"/>
          <table:table-cell table:formula="of:=SUM([.DV3:.DV135])" office:value-type="float"/>
          <table:table-cell table:formula="of:=SUM([.DW3:.DW135])" office:value-type="float"/>
          <table:table-cell table:formula="of:=SUM([.DX3:.DX135])" office:value-type="float"/>
          <table:table-cell table:formula="of:=SUM([.DY3:.DY135])" office:value-type="float"/>
          <table:table-cell table:formula="of:=SUM([.DZ3:.DZ135])" office:value-type="float"/>
          <table:table-cell table:formula="of:=SUM([.EA3:.EA135])" office:value-type="float"/>
          <table:table-cell table:formula="of:=SUM([.EB3:.EB135])" office:value-type="float"/>
          <table:table-cell table:formula="of:=SUM([.EC3:.EC135])" office:value-type="float"/>
          <table:table-cell table:formula="of:=SUM([.ED3:.ED135])" office:value-type="float"/>
          <table:table-cell table:formula="of:=SUM([.EE3:.EE135])" office:value-type="float"/>
          <table:table-cell table:formula="of:=SUM([.EF3:.EF135])" office:value-type="float"/>
          <table:table-cell table:formula="of:=SUM([.EG3:.EG135])" office:value-type="float"/>
          <table:table-cell table:formula="of:=SUM([.EH3:.EH135])" office:value-type="float"/>
          <table:table-cell table:formula="of:=SUM([.EI3:.EI135])" office:value-type="float"/>
          <table:table-cell table:formula="of:=SUM([.EJ3:.EJ135])" office:value-type="float"/>
          <table:table-cell table:formula="of:=SUM([.EK3:.EK135])" office:value-type="float"/>
        </table:table-row>
        <table:table-row table:style-name="ro1">
          <table:table-cell office:value-type="string">
            <text:p>AVG</text:p>
          </table:table-cell>
          <table:table-cell table:style-name="cellBest" table:formula="of:=AVERAGE([.B3:.B135])" office:value-type="float"/>
          <table:table-cell table:formula="of:=AVERAGE([.C3:.C135])" office:value-type="float"/>
          <table:table-cell table:formula="of:=AVERAGE([.D3:.D135])" office:value-type="float"/>
          <table:table-cell table:formula="of:=AVERAGE([.E3:.E135])" office:value-type="float"/>
          <table:table-cell table:formula="of:=AVERAGE([.F3:.F135])" office:value-type="float"/>
          <table:table-cell table:formula="of:=AVERAGE([.G3:.G135])" office:value-type="float"/>
          <table:table-cell table:style-name="cellBest" table:formula="of:=AVERAGE([.H3:.H135])" office:value-type="float"/>
          <table:table-cell table:formula="of:=AVERAGE([.I3:.I135])" office:value-type="float"/>
          <table:table-cell table:formula="of:=AVERAGE([.J3:.J135])" office:value-type="float"/>
          <table:table-cell table:style-name="cellBest" table:formula="of:=AVERAGE([.K3:.K135])" office:value-type="float"/>
          <table:table-cell table:formula="of:=AVERAGE([.L3:.L135])" office:value-type="float"/>
          <table:table-cell table:formula="of:=AVERAGE([.M3:.M135])" office:value-type="float"/>
          <table:table-cell table:style-name="cellWorst" table:formula="of:=AVERAGE([.N3:.N135])" office:value-type="float"/>
          <table:table-cell table:formula="of:=AVERAGE([.O3:.O135])" office:value-type="float"/>
          <table:table-cell table:formula="of:=AVERAGE([.P3:.P135])" office:value-type="float"/>
          <table:table-cell table:style-name="cellWorst" table:formula="of:=AVERAGE([.Q3:.Q135])" office:value-type="float"/>
          <table:table-cell table:style-name="cellBest" table:formula="of:=AVERAGE([.R3:.R135])" office:value-type="float"/>
          <table:table-cell table:formula="of:=AVERAGE([.S3:.S135])" office:value-type="float"/>
          <table:table-cell table:formula="of:=AVERAGE([.T3:.T135])" office:value-type="float"/>
          <table:table-cell table:formula="of:=AVERAGE([.U3:.U135])" office:value-type="float"/>
          <table:table-cell table:formula="of:=AVERAGE([.V3:.V135])" office:value-type="float"/>
          <table:table-cell table:formula="of:=AVERAGE([.W3:.W135])" office:value-type="float"/>
          <table:table-cell table:formula="of:=AVERAGE([.X3:.X135])" office:value-type="float"/>
          <table:table-cell table:formula="of:=AVERAGE([.Y3:.Y135])" office:value-type="float"/>
          <table:table-cell table:formula="of:=AVERAGE([.Z3:.Z135])" office:value-type="float"/>
          <table:table-cell table:formula="of:=AVERAGE([.AA3:.AA135])" office:value-type="float"/>
          <table:table-cell table:style-name="cellBest" table:formula="of:=AVERAGE([.AB3:.AB135])" office:value-type="float"/>
          <table:table-cell table:formula="of:=AVERAGE([.AC3:.AC135])" office:value-type="float"/>
          <table:table-cell table:formula="of:=AVERAGE([.AD3:.AD135])" office:value-type="float"/>
          <table:table-cell table:formula="of:=AVERAGE([.AE3:.AE135])" office:value-type="float"/>
          <table:table-cell table:formula="of:=AVERAGE([.AF3:.AF135])" office:value-type="float"/>
          <table:table-cell table:formula="of:=AVERAGE([.AG3:.AG135])" office:value-type="float"/>
          <table:table-cell table:formula="of:=AVERAGE([.AH3:.AH135])" office:value-type="float"/>
          <table:table-cell table:formula="of:=AVERAGE([.AI3:.AI135])" office:value-type="float"/>
          <table:table-cell table:formula="of:=AVERAGE([.AJ3:.AJ135])" office:value-type="float"/>
          <table:table-cell table:formula="of:=AVERAGE([.AK3:.AK135])" office:value-type="float"/>
          <table:table-cell table:formula="of:=AVERAGE([.AL3:.AL135])" office:value-type="float"/>
          <table:table-cell table:style-name="cellWorst" table:formula="of:=AVERAGE([.AM3:.AM135])" office:value-type="float"/>
          <table:table-cell table:formula="of:=AVERAGE([.AN3:.AN135])" office:value-type="float"/>
          <table:table-cell table:formula="of:=AVERAGE([.AO3:.AO135])" office:value-type="float"/>
          <table:table-cell table:formula="of:=AVERAGE([.AP3:.AP135])" office:value-type="float"/>
          <table:table-cell table:formula="of:=AVERAGE([.AQ3:.AQ135])" office:value-type="float"/>
          <table:table-cell table:formula="of:=AVERAGE([.AR3:.AR135])" office:value-type="float"/>
          <table:table-cell table:formula="of:=AVERAGE([.AS3:.AS135])" office:value-type="float"/>
          <table:table-cell table:formula="of:=AVERAGE([.AT3:.AT135])" office:value-type="float"/>
          <table:table-cell table:style-name="cellBest" table:formula="of:=AVERAGE([.AU3:.AU135])" office:value-type="float"/>
          <table:table-cell table:formula="of:=AVERAGE([.AV3:.AV135])" office:value-type="float"/>
          <table:table-cell table:style-name="cellBest" table:formula="of:=AVERAGE([.AW3:.AW135])" office:value-type="float"/>
          <table:table-cell table:formula="of:=AVERAGE([.AX3:.AX135])" office:value-type="float"/>
          <table:table-cell table:style-name="cellWorst" table:formula="of:=AVERAGE([.AY3:.AY135])" office:value-type="float"/>
          <table:table-cell table:formula="of:=AVERAGE([.AZ3:.AZ135])" office:value-type="float"/>
          <table:table-cell table:formula="of:=AVERAGE([.BA3:.BA135])" office:value-type="float"/>
          <table:table-cell table:formula="of:=AVERAGE([.BB3:.BB135])" office:value-type="float"/>
          <table:table-cell table:formula="of:=AVERAGE([.BC3:.BC135])" office:value-type="float"/>
          <table:table-cell table:formula="of:=AVERAGE([.BD3:.BD135])" office:value-type="float"/>
          <table:table-cell table:formula="of:=AVERAGE([.BE3:.BE135])" office:value-type="float"/>
          <table:table-cell table:formula="of:=AVERAGE([.BF3:.BF135])" office:value-type="float"/>
          <table:table-cell table:formula="of:=AVERAGE([.BG3:.BG135])" office:value-type="float"/>
          <table:table-cell table:formula="of:=AVERAGE([.BH3:.BH135])" office:value-type="float"/>
          <table:table-cell table:formula="of:=AVERAGE([.BI3:.BI135])" office:value-type="float"/>
          <table:table-cell table:formula="of:=AVERAGE([.BJ3:.BJ135])" office:value-type="float"/>
          <table:table-cell table:formula="of:=AVERAGE([.BK3:.BK135])" office:value-type="float"/>
          <table:table-cell table:formula="of:=AVERAGE([.BL3:.BL135])" office:value-type="float"/>
          <table:table-cell table:formula="of:=AVERAGE([.BM3:.BM135])" office:value-type="float"/>
          <table:table-cell table:formula="of:=AVERAGE([.BN3:.BN135])" office:value-type="float"/>
          <table:table-cell table:formula="of:=AVERAGE([.BO3:.BO135])" office:value-type="float"/>
          <table:table-cell table:formula="of:=AVERAGE([.BP3:.BP135])" office:value-type="float"/>
          <table:table-cell table:formula="of:=AVERAGE([.BQ3:.BQ135])" office:value-type="float"/>
          <table:table-cell table:formula="of:=AVERAGE([.BR3:.BR135])" office:value-type="float"/>
          <table:table-cell table:formula="of:=AVERAGE([.BS3:.BS135])" office:value-type="float"/>
          <table:table-cell table:formula="of:=AVERAGE([.BT3:.BT135])" office:value-type="float"/>
          <table:table-cell table:formula="of:=AVERAGE([.BU3:.BU135])" office:value-type="float"/>
          <table:table-cell table:style-name="cellBest" table:formula="of:=AVERAGE([.BV3:.BV135])" office:value-type="float"/>
          <table:table-cell table:formula="of:=AVERAGE([.BW3:.BW135])" office:value-type="float"/>
          <table:table-cell table:formula="of:=AVERAGE([.BX3:.BX135])" office:value-type="float"/>
          <table:table-cell table:formula="of:=AVERAGE([.BY3:.BY135])" office:value-type="float"/>
          <table:table-cell table:formula="of:=AVERAGE([.BZ3:.BZ135])" office:value-type="float"/>
          <table:table-cell table:formula="of:=AVERAGE([.CA3:.CA135])" office:value-type="float"/>
          <table:table-cell table:formula="of:=AVERAGE([.CB3:.CB135])" office:value-type="float"/>
          <table:table-cell table:formula="of:=AVERAGE([.CC3:.CC135])" office:value-type="float"/>
          <table:table-cell table:formula="of:=AVERAGE([.CD3:.CD135])" office:value-type="float"/>
          <table:table-cell table:formula="of:=AVERAGE([.CE3:.CE135])" office:value-type="float"/>
          <table:table-cell table:formula="of:=AVERAGE([.CF3:.CF135])" office:value-type="float"/>
          <table:table-cell table:formula="of:=AVERAGE([.CG3:.CG135])" office:value-type="float"/>
          <table:table-cell table:formula="of:=AVERAGE([.CH3:.CH135])" office:value-type="float"/>
          <table:table-cell table:formula="of:=AVERAGE([.CI3:.CI135])" office:value-type="float"/>
          <table:table-cell table:formula="of:=AVERAGE([.CJ3:.CJ135])" office:value-type="float"/>
          <table:table-cell table:formula="of:=AVERAGE([.CK3:.CK135])" office:value-type="float"/>
          <table:table-cell table:formula="of:=AVERAGE([.CL3:.CL135])" office:value-type="float"/>
          <table:table-cell table:formula="of:=AVERAGE([.CM3:.CM135])" office:value-type="float"/>
          <table:table-cell table:formula="of:=AVERAGE([.CN3:.CN135])" office:value-type="float"/>
          <table:table-cell table:formula="of:=AVERAGE([.CO3:.CO135])" office:value-type="float"/>
          <table:table-cell table:formula="of:=AVERAGE([.CP3:.CP135])" office:value-type="float"/>
          <table:table-cell table:formula="of:=AVERAGE([.CQ3:.CQ135])" office:value-type="float"/>
          <table:table-cell table:formula="of:=AVERAGE([.CR3:.CR135])" office:value-type="float"/>
          <table:table-cell table:formula="of:=AVERAGE([.CS3:.CS135])" office:value-type="float"/>
          <table:table-cell table:style-name="cellWorst" table:formula="of:=AVERAGE([.CT3:.CT135])" office:value-type="float"/>
          <table:table-cell table:formula="of:=AVERAGE([.CU3:.CU135])" office:value-type="float"/>
          <table:table-cell table:formula="of:=AVERAGE([.CV3:.CV135])" office:value-type="float"/>
          <table:table-cell table:formula="of:=AVERAGE([.CW3:.CW135])" office:value-type="float"/>
          <table:table-cell table:style-name="cellWorst" table:formula="of:=AVERAGE([.CX3:.CX135])" office:value-type="float"/>
          <table:table-cell table:formula="of:=AVERAGE([.CY3:.CY135])" office:value-type="float"/>
          <table:table-cell table:formula="of:=AVERAGE([.CZ3:.CZ135])" office:value-type="float"/>
          <table:table-cell table:formula="of:=AVERAGE([.DA3:.DA135])" office:value-type="float"/>
          <table:table-cell table:formula="of:=AVERAGE([.DB3:.DB135])" office:value-type="float"/>
          <table:table-cell table:formula="of:=AVERAGE([.DC3:.DC135])" office:value-type="float"/>
          <table:table-cell table:formula="of:=AVERAGE([.DD3:.DD135])" office:value-type="float"/>
          <table:table-cell table:formula="of:=AVERAGE([.DE3:.DE135])" office:value-type="float"/>
          <table:table-cell table:formula="of:=AVERAGE([.DF3:.DF135])" office:value-type="float"/>
          <table:table-cell table:formula="of:=AVERAGE([.DG3:.DG135])" office:value-type="float"/>
          <table:table-cell table:formula="of:=AVERAGE([.DH3:.DH135])" office:value-type="float"/>
          <table:table-cell table:formula="of:=AVERAGE([.DI3:.DI135])" office:value-type="float"/>
          <table:table-cell table:formula="of:=AVERAGE([.DJ3:.DJ135])" office:value-type="float"/>
          <table:table-cell table:formula="of:=AVERAGE([.DK3:.DK135])" office:value-type="float"/>
          <table:table-cell table:formula="of:=AVERAGE([.DL3:.DL135])" office:value-type="float"/>
          <table:table-cell table:formula="of:=AVERAGE([.DM3:.DM135])" office:value-type="float"/>
          <table:table-cell table:formula="of:=AVERAGE([.DN3:.DN135])" office:value-type="float"/>
          <table:table-cell table:formula="of:=AVERAGE([.DO3:.DO135])" office:value-type="float"/>
          <table:table-cell table:formula="of:=AVERAGE([.DP3:.DP135])" office:value-type="float"/>
          <table:table-cell table:formula="of:=AVERAGE([.DQ3:.DQ135])" office:value-type="float"/>
          <table:table-cell table:formula="of:=AVERAGE([.DR3:.DR135])" office:value-type="float"/>
          <table:table-cell table:formula="of:=AVERAGE([.DS3:.DS135])" office:value-type="float"/>
          <table:table-cell table:formula="of:=AVERAGE([.DT3:.DT135])" office:value-type="float"/>
          <table:table-cell table:formula="of:=AVERAGE([.DU3:.DU135])" office:value-type="float"/>
          <table:table-cell table:formula="of:=AVERAGE([.DV3:.DV135])" office:value-type="float"/>
          <table:table-cell table:formula="of:=AVERAGE([.DW3:.DW135])" office:value-type="float"/>
          <table:table-cell table:formula="of:=AVERAGE([.DX3:.DX135])" office:value-type="float"/>
          <table:table-cell table:formula="of:=AVERAGE([.DY3:.DY135])" office:value-type="float"/>
          <table:table-cell table:formula="of:=AVERAGE([.DZ3:.DZ135])" office:value-type="float"/>
          <table:table-cell table:formula="of:=AVERAGE([.EA3:.EA135])" office:value-type="float"/>
          <table:table-cell table:formula="of:=AVERAGE([.EB3:.EB135])" office:value-type="float"/>
          <table:table-cell table:formula="of:=AVERAGE([.EC3:.EC135])" office:value-type="float"/>
          <table:table-cell table:formula="of:=AVERAGE([.ED3:.ED135])" office:value-type="float"/>
          <table:table-cell table:formula="of:=AVERAGE([.EE3:.EE135])" office:value-type="float"/>
          <table:table-cell table:formula="of:=AVERAGE([.EF3:.EF135])" office:value-type="float"/>
          <table:table-cell table:formula="of:=AVERAGE([.EG3:.EG135])" office:value-type="float"/>
          <table:table-cell table:formula="of:=AVERAGE([.EH3:.EH135])" office:value-type="float"/>
          <table:table-cell table:formula="of:=AVERAGE([.EI3:.EI135])" office:value-type="float"/>
          <table:table-cell table:formula="of:=AVERAGE([.EJ3:.EJ135])" office:value-type="float"/>
          <table:table-cell table:formula="of:=AVERAGE([.EK3:.EK135])" office:value-type="float"/>
        </table:table-row>
        <table:table-row table:style-name="ro1">
          <table:table-cell office:value-type="string">
            <text:p>DEV</text:p>
          </table:table-cell>
          <table:table-cell table:style-name="cellBest" table:formula="of:=STDEV([.B3:.B135])" office:value-type="float"/>
          <table:table-cell table:formula="of:=STDEV([.C3:.C135])" office:value-type="float"/>
          <table:table-cell table:formula="of:=STDEV([.D3:.D135])" office:value-type="float"/>
          <table:table-cell table:formula="of:=STDEV([.E3:.E135])" office:value-type="float"/>
          <table:table-cell table:formula="of:=STDEV([.F3:.F135])" office:value-type="float"/>
          <table:table-cell table:formula="of:=STDEV([.G3:.G135])" office:value-type="float"/>
          <table:table-cell table:style-name="cellBest" table:formula="of:=STDEV([.H3:.H135])" office:value-type="float"/>
          <table:table-cell table:formula="of:=STDEV([.I3:.I135])" office:value-type="float"/>
          <table:table-cell table:formula="of:=STDEV([.J3:.J135])" office:value-type="float"/>
          <table:table-cell table:style-name="cellBest" table:formula="of:=STDEV([.K3:.K135])" office:value-type="float"/>
          <table:table-cell table:formula="of:=STDEV([.L3:.L135])" office:value-type="float"/>
          <table:table-cell table:formula="of:=STDEV([.M3:.M135])" office:value-type="float"/>
          <table:table-cell table:formula="of:=STDEV([.N3:.N135])" office:value-type="float"/>
          <table:table-cell table:formula="of:=STDEV([.O3:.O135])" office:value-type="float"/>
          <table:table-cell table:formula="of:=STDEV([.P3:.P135])" office:value-type="float"/>
          <table:table-cell table:style-name="cellWorst" table:formula="of:=STDEV([.Q3:.Q135])" office:value-type="float"/>
          <table:table-cell table:style-name="cellBest" table:formula="of:=STDEV([.R3:.R135])" office:value-type="float"/>
          <table:table-cell table:formula="of:=STDEV([.S3:.S135])" office:value-type="float"/>
          <table:table-cell table:formula="of:=STDEV([.T3:.T135])" office:value-type="float"/>
          <table:table-cell table:formula="of:=STDEV([.U3:.U135])" office:value-type="float"/>
          <table:table-cell table:formula="of:=STDEV([.V3:.V135])" office:value-type="float"/>
          <table:table-cell table:formula="of:=STDEV([.W3:.W135])" office:value-type="float"/>
          <table:table-cell table:formula="of:=STDEV([.X3:.X135])" office:value-type="float"/>
          <table:table-cell table:formula="of:=STDEV([.Y3:.Y135])" office:value-type="float"/>
          <table:table-cell table:formula="of:=STDEV([.Z3:.Z135])" office:value-type="float"/>
          <table:table-cell table:formula="of:=STDEV([.AA3:.AA135])" office:value-type="float"/>
          <table:table-cell table:style-name="cellBest" table:formula="of:=STDEV([.AB3:.AB135])" office:value-type="float"/>
          <table:table-cell table:formula="of:=STDEV([.AC3:.AC135])" office:value-type="float"/>
          <table:table-cell table:formula="of:=STDEV([.AD3:.AD135])" office:value-type="float"/>
          <table:table-cell table:formula="of:=STDEV([.AE3:.AE135])" office:value-type="float"/>
          <table:table-cell table:formula="of:=STDEV([.AF3:.AF135])" office:value-type="float"/>
          <table:table-cell table:formula="of:=STDEV([.AG3:.AG135])" office:value-type="float"/>
          <table:table-cell table:formula="of:=STDEV([.AH3:.AH135])" office:value-type="float"/>
          <table:table-cell table:formula="of:=STDEV([.AI3:.AI135])" office:value-type="float"/>
          <table:table-cell table:formula="of:=STDEV([.AJ3:.AJ135])" office:value-type="float"/>
          <table:table-cell table:formula="of:=STDEV([.AK3:.AK135])" office:value-type="float"/>
          <table:table-cell table:formula="of:=STDEV([.AL3:.AL135])" office:value-type="float"/>
          <table:table-cell table:formula="of:=STDEV([.AM3:.AM135])" office:value-type="float"/>
          <table:table-cell table:formula="of:=STDEV([.AN3:.AN135])" office:value-type="float"/>
          <table:table-cell table:formula="of:=STDEV([.AO3:.AO135])" office:value-type="float"/>
          <table:table-cell table:formula="of:=STDEV([.AP3:.AP135])" office:value-type="float"/>
          <table:table-cell table:formula="of:=STDEV([.AQ3:.AQ135])" office:value-type="float"/>
          <table:table-cell table:formula="of:=STDEV([.AR3:.AR135])" office:value-type="float"/>
          <table:table-cell table:formula="of:=STDEV([.AS3:.AS135])" office:value-type="float"/>
          <table:table-cell table:formula="of:=STDEV([.AT3:.AT135])" office:value-type="float"/>
          <table:table-cell table:style-name="cellBest" table:formula="of:=STDEV([.AU3:.AU135])" office:value-type="float"/>
          <table:table-cell table:formula="of:=STDEV([.AV3:.AV135])" office:value-type="float"/>
          <table:table-cell table:style-name="cellBest" table:formula="of:=STDEV([.AW3:.AW135])" office:value-type="float"/>
          <table:table-cell table:formula="of:=STDEV([.AX3:.AX135])" office:value-type="float"/>
          <table:table-cell table:style-name="cellWorst" table:formula="of:=STDEV([.AY3:.AY135])" office:value-type="float"/>
          <table:table-cell table:formula="of:=STDEV([.AZ3:.AZ135])" office:value-type="float"/>
          <table:table-cell table:formula="of:=STDEV([.BA3:.BA135])" office:value-type="float"/>
          <table:table-cell table:formula="of:=STDEV([.BB3:.BB135])" office:value-type="float"/>
          <table:table-cell table:formula="of:=STDEV([.BC3:.BC135])" office:value-type="float"/>
          <table:table-cell table:formula="of:=STDEV([.BD3:.BD135])" office:value-type="float"/>
          <table:table-cell table:formula="of:=STDEV([.BE3:.BE135])" office:value-type="float"/>
          <table:table-cell table:formula="of:=STDEV([.BF3:.BF135])" office:value-type="float"/>
          <table:table-cell table:formula="of:=STDEV([.BG3:.BG135])" office:value-type="float"/>
          <table:table-cell table:formula="of:=STDEV([.BH3:.BH135])" office:value-type="float"/>
          <table:table-cell table:formula="of:=STDEV([.BI3:.BI135])" office:value-type="float"/>
          <table:table-cell table:formula="of:=STDEV([.BJ3:.BJ135])" office:value-type="float"/>
          <table:table-cell table:formula="of:=STDEV([.BK3:.BK135])" office:value-type="float"/>
          <table:table-cell table:formula="of:=STDEV([.BL3:.BL135])" office:value-type="float"/>
          <table:table-cell table:formula="of:=STDEV([.BM3:.BM135])" office:value-type="float"/>
          <table:table-cell table:formula="of:=STDEV([.BN3:.BN135])" office:value-type="float"/>
          <table:table-cell table:formula="of:=STDEV([.BO3:.BO135])" office:value-type="float"/>
          <table:table-cell table:formula="of:=STDEV([.BP3:.BP135])" office:value-type="float"/>
          <table:table-cell table:formula="of:=STDEV([.BQ3:.BQ135])" office:value-type="float"/>
          <table:table-cell table:formula="of:=STDEV([.BR3:.BR135])" office:value-type="float"/>
          <table:table-cell table:formula="of:=STDEV([.BS3:.BS135])" office:value-type="float"/>
          <table:table-cell table:style-name="cellWorst" table:formula="of:=STDEV([.BT3:.BT135])" office:value-type="float"/>
          <table:table-cell table:formula="of:=STDEV([.BU3:.BU135])" office:value-type="float"/>
          <table:table-cell table:style-name="cellBest" table:formula="of:=STDEV([.BV3:.BV135])" office:value-type="float"/>
          <table:table-cell table:formula="of:=STDEV([.BW3:.BW135])" office:value-type="float"/>
          <table:table-cell table:formula="of:=STDEV([.BX3:.BX135])" office:value-type="float"/>
          <table:table-cell table:formula="of:=STDEV([.BY3:.BY135])" office:value-type="float"/>
          <table:table-cell table:formula="of:=STDEV([.BZ3:.BZ135])" office:value-type="float"/>
          <table:table-cell table:formula="of:=STDEV([.CA3:.CA135])" office:value-type="float"/>
          <table:table-cell table:formula="of:=STDEV([.CB3:.CB135])" office:value-type="float"/>
          <table:table-cell table:formula="of:=STDEV([.CC3:.CC135])" office:value-type="float"/>
          <table:table-cell table:formula="of:=STDEV([.CD3:.CD135])" office:value-type="float"/>
          <table:table-cell table:formula="of:=STDEV([.CE3:.CE135])" office:value-type="float"/>
          <table:table-cell table:formula="of:=STDEV([.CF3:.CF135])" office:value-type="float"/>
          <table:table-cell table:formula="of:=STDEV([.CG3:.CG135])" office:value-type="float"/>
          <table:table-cell table:formula="of:=STDEV([.CH3:.CH135])" office:value-type="float"/>
          <table:table-cell table:formula="of:=STDEV([.CI3:.CI135])" office:value-type="float"/>
          <table:table-cell table:formula="of:=STDEV([.CJ3:.CJ135])" office:value-type="float"/>
          <table:table-cell table:style-name="cellWorst" table:formula="of:=STDEV([.CK3:.CK135])" office:value-type="float"/>
          <table:table-cell table:formula="of:=STDEV([.CL3:.CL135])" office:value-type="float"/>
          <table:table-cell table:formula="of:=STDEV([.CM3:.CM135])" office:value-type="float"/>
          <table:table-cell table:formula="of:=STDEV([.CN3:.CN135])" office:value-type="float"/>
          <table:table-cell table:formula="of:=STDEV([.CO3:.CO135])" office:value-type="float"/>
          <table:table-cell table:formula="of:=STDEV([.CP3:.CP135])" office:value-type="float"/>
          <table:table-cell table:formula="of:=STDEV([.CQ3:.CQ135])" office:value-type="float"/>
          <table:table-cell table:formula="of:=STDEV([.CR3:.CR135])" office:value-type="float"/>
          <table:table-cell table:formula="of:=STDEV([.CS3:.CS135])" office:value-type="float"/>
          <table:table-cell table:style-name="cellWorst" table:formula="of:=STDEV([.CT3:.CT135])" office:value-type="float"/>
          <table:table-cell table:formula="of:=STDEV([.CU3:.CU135])" office:value-type="float"/>
          <table:table-cell table:formula="of:=STDEV([.CV3:.CV135])" office:value-type="float"/>
          <table:table-cell table:formula="of:=STDEV([.CW3:.CW135])" office:value-type="float"/>
          <table:table-cell table:formula="of:=STDEV([.CX3:.CX135])" office:value-type="float"/>
          <table:table-cell table:formula="of:=STDEV([.CY3:.CY135])" office:value-type="float"/>
          <table:table-cell table:formula="of:=STDEV([.CZ3:.CZ135])" office:value-type="float"/>
          <table:table-cell table:formula="of:=STDEV([.DA3:.DA135])" office:value-type="float"/>
          <table:table-cell table:formula="of:=STDEV([.DB3:.DB135])" office:value-type="float"/>
          <table:table-cell table:formula="of:=STDEV([.DC3:.DC135])" office:value-type="float"/>
          <table:table-cell table:formula="of:=STDEV([.DD3:.DD135])" office:value-type="float"/>
          <table:table-cell table:formula="of:=STDEV([.DE3:.DE135])" office:value-type="float"/>
          <table:table-cell table:formula="of:=STDEV([.DF3:.DF135])" office:value-type="float"/>
          <table:table-cell table:formula="of:=STDEV([.DG3:.DG135])" office:value-type="float"/>
          <table:table-cell table:formula="of:=STDEV([.DH3:.DH135])" office:value-type="float"/>
          <table:table-cell table:formula="of:=STDEV([.DI3:.DI135])" office:value-type="float"/>
          <table:table-cell table:formula="of:=STDEV([.DJ3:.DJ135])" office:value-type="float"/>
          <table:table-cell table:formula="of:=STDEV([.DK3:.DK135])" office:value-type="float"/>
          <table:table-cell table:formula="of:=STDEV([.DL3:.DL135])" office:value-type="float"/>
          <table:table-cell table:formula="of:=STDEV([.DM3:.DM135])" office:value-type="float"/>
          <table:table-cell table:formula="of:=STDEV([.DN3:.DN135])" office:value-type="float"/>
          <table:table-cell table:formula="of:=STDEV([.DO3:.DO135])" office:value-type="float"/>
          <table:table-cell table:formula="of:=STDEV([.DP3:.DP135])" office:value-type="float"/>
          <table:table-cell table:formula="of:=STDEV([.DQ3:.DQ135])" office:value-type="float"/>
          <table:table-cell table:formula="of:=STDEV([.DR3:.DR135])" office:value-type="float"/>
          <table:table-cell table:formula="of:=STDEV([.DS3:.DS135])" office:value-type="float"/>
          <table:table-cell table:formula="of:=STDEV([.DT3:.DT135])" office:value-type="float"/>
          <table:table-cell table:formula="of:=STDEV([.DU3:.DU135])" office:value-type="float"/>
          <table:table-cell table:formula="of:=STDEV([.DV3:.DV135])" office:value-type="float"/>
          <table:table-cell table:formula="of:=STDEV([.DW3:.DW135])" office:value-type="float"/>
          <table:table-cell table:formula="of:=STDEV([.DX3:.DX135])" office:value-type="float"/>
          <table:table-cell table:formula="of:=STDEV([.DY3:.DY135])" office:value-type="float"/>
          <table:table-cell table:formula="of:=STDEV([.DZ3:.DZ135])" office:value-type="float"/>
          <table:table-cell table:formula="of:=STDEV([.EA3:.EA135])" office:value-type="float"/>
          <table:table-cell table:formula="of:=STDEV([.EB3:.EB135])" office:value-type="float"/>
          <table:table-cell table:formula="of:=STDEV([.EC3:.EC135])" office:value-type="float"/>
          <table:table-cell table:formula="of:=STDEV([.ED3:.ED135])" office:value-type="float"/>
          <table:table-cell table:formula="of:=STDEV([.EE3:.EE135])" office:value-type="float"/>
          <table:table-cell table:formula="of:=STDEV([.EF3:.EF135])" office:value-type="float"/>
          <table:table-cell table:formula="of:=STDEV([.EG3:.EG135])" office:value-type="float"/>
          <table:table-cell table:formula="of:=STDEV([.EH3:.EH135])" office:value-type="float"/>
          <table:table-cell table:formula="of:=STDEV([.EI3:.EI135])" office:value-type="float"/>
          <table:table-cell table:formula="of:=STDEV([.EJ3:.EJ135])" office:value-type="float"/>
          <table:table-cell table:formula="of:=STDEV([.EK3:.EK135])" office:value-type="float"/>
        </table:table-row>
        <table:table-row table:style-name="ro1">
          <table:table-cell office:value-type="string">
            <text:p>DST</text:p>
          </table:table-cell>
          <table:table-cell table:style-name="cellBest" table:number-matrix-columns-spanned="1" table:number-matrix-rows-spanned="1" table:formula="of:=SUM(([.B3:.B135]-[.$DH3:.$DH135])^2)^0.5" office:value-type="float"/>
          <table:table-cell table:style-name="cellBest" table:number-matrix-columns-spanned="1" table:number-matrix-rows-spanned="1" table:formula="of:=SUM(([.C3:.C135]-[.$DI3:.$DI135])^2)^0.5" office:value-type="float"/>
          <table:table-cell table:number-matrix-columns-spanned="1" table:number-matrix-rows-spanned="1" table:formula="of:=SUM(([.D3:.D135]-[.$DJ3:.$DJ135])^2)^0.5" office:value-type="float"/>
          <table:table-cell table:number-matrix-columns-spanned="1" table:number-matrix-rows-spanned="1" table:formula="of:=SUM(([.E3:.E135]-[.$DK3:.$DK135])^2)^0.5" office:value-type="float"/>
          <table:table-cell table:number-matrix-columns-spanned="1" table:number-matrix-rows-spanned="1" table:formula="of:=SUM(([.F3:.F135]-[.$DL3:.$DL135])^2)^0.5" office:value-type="float"/>
          <table:table-cell table:number-matrix-columns-spanned="1" table:number-matrix-rows-spanned="1" table:formula="of:=SUM(([.G3:.G135]-[.$DM3:.$DM135])^2)^0.5" office:value-type="float"/>
          <table:table-cell table:style-name="cellBest" table:number-matrix-columns-spanned="1" table:number-matrix-rows-spanned="1" table:formula="of:=SUM(([.H3:.H135]-[.$DN3:.$DN135])^2)^0.5" office:value-type="float"/>
          <table:table-cell table:number-matrix-columns-spanned="1" table:number-matrix-rows-spanned="1" table:formula="of:=SUM(([.I3:.I135]-[.$DO3:.$DO135])^2)^0.5" office:value-type="float"/>
          <table:table-cell table:number-matrix-columns-spanned="1" table:number-matrix-rows-spanned="1" table:formula="of:=SUM(([.J3:.J135]-[.$DP3:.$DP135])^2)^0.5" office:value-type="float"/>
          <table:table-cell table:style-name="cellBest" table:number-matrix-columns-spanned="1" table:number-matrix-rows-spanned="1" table:formula="of:=SUM(([.K3:.K135]-[.$DQ3:.$DQ135])^2)^0.5" office:value-type="float"/>
          <table:table-cell table:number-matrix-columns-spanned="1" table:number-matrix-rows-spanned="1" table:formula="of:=SUM(([.L3:.L135]-[.$DH3:.$DH135])^2)^0.5" office:value-type="float"/>
          <table:table-cell table:number-matrix-columns-spanned="1" table:number-matrix-rows-spanned="1" table:formula="of:=SUM(([.M3:.M135]-[.$DI3:.$DI135])^2)^0.5" office:value-type="float"/>
          <table:table-cell table:number-matrix-columns-spanned="1" table:number-matrix-rows-spanned="1" table:formula="of:=SUM(([.N3:.N135]-[.$DJ3:.$DJ135])^2)^0.5" office:value-type="float"/>
          <table:table-cell table:number-matrix-columns-spanned="1" table:number-matrix-rows-spanned="1" table:formula="of:=SUM(([.O3:.O135]-[.$DK3:.$DK135])^2)^0.5" office:value-type="float"/>
          <table:table-cell table:number-matrix-columns-spanned="1" table:number-matrix-rows-spanned="1" table:formula="of:=SUM(([.P3:.P135]-[.$DL3:.$DL135])^2)^0.5" office:value-type="float"/>
          <table:table-cell table:number-matrix-columns-spanned="1" table:number-matrix-rows-spanned="1" table:formula="of:=SUM(([.Q3:.Q135]-[.$DM3:.$DM135])^2)^0.5" office:value-type="float"/>
          <table:table-cell table:style-name="cellBest" table:number-matrix-columns-spanned="1" table:number-matrix-rows-spanned="1" table:formula="of:=SUM(([.R3:.R135]-[.$DN3:.$DN135])^2)^0.5" office:value-type="float"/>
          <table:table-cell table:number-matrix-columns-spanned="1" table:number-matrix-rows-spanned="1" table:formula="of:=SUM(([.S3:.S135]-[.$DO3:.$DO135])^2)^0.5" office:value-type="float"/>
          <table:table-cell table:number-matrix-columns-spanned="1" table:number-matrix-rows-spanned="1" table:formula="of:=SUM(([.T3:.T135]-[.$DP3:.$DP135])^2)^0.5" office:value-type="float"/>
          <table:table-cell table:number-matrix-columns-spanned="1" table:number-matrix-rows-spanned="1" table:formula="of:=SUM(([.U3:.U135]-[.$DQ3:.$DQ135])^2)^0.5" office:value-type="float"/>
          <table:table-cell table:number-matrix-columns-spanned="1" table:number-matrix-rows-spanned="1" table:formula="of:=SUM(([.V3:.V135]-[.$DH3:.$DH135])^2)^0.5" office:value-type="float"/>
          <table:table-cell table:number-matrix-columns-spanned="1" table:number-matrix-rows-spanned="1" table:formula="of:=SUM(([.W3:.W135]-[.$DI3:.$DI135])^2)^0.5" office:value-type="float"/>
          <table:table-cell table:number-matrix-columns-spanned="1" table:number-matrix-rows-spanned="1" table:formula="of:=SUM(([.X3:.X135]-[.$DJ3:.$DJ135])^2)^0.5" office:value-type="float"/>
          <table:table-cell table:number-matrix-columns-spanned="1" table:number-matrix-rows-spanned="1" table:formula="of:=SUM(([.Y3:.Y135]-[.$DK3:.$DK135])^2)^0.5" office:value-type="float"/>
          <table:table-cell table:number-matrix-columns-spanned="1" table:number-matrix-rows-spanned="1" table:formula="of:=SUM(([.Z3:.Z135]-[.$DL3:.$DL135])^2)^0.5" office:value-type="float"/>
          <table:table-cell table:number-matrix-columns-spanned="1" table:number-matrix-rows-spanned="1" table:formula="of:=SUM(([.AA3:.AA135]-[.$DM3:.$DM135])^2)^0.5" office:value-type="float"/>
          <table:table-cell table:style-name="cellBest" table:number-matrix-columns-spanned="1" table:number-matrix-rows-spanned="1" table:formula="of:=SUM(([.AB3:.AB135]-[.$DN3:.$DN135])^2)^0.5" office:value-type="float"/>
          <table:table-cell table:number-matrix-columns-spanned="1" table:number-matrix-rows-spanned="1" table:formula="of:=SUM(([.AC3:.AC135]-[.$DO3:.$DO135])^2)^0.5" office:value-type="float"/>
          <table:table-cell table:number-matrix-columns-spanned="1" table:number-matrix-rows-spanned="1" table:formula="of:=SUM(([.AD3:.AD135]-[.$DP3:.$DP135])^2)^0.5" office:value-type="float"/>
          <table:table-cell table:style-name="cellWorst" table:number-matrix-columns-spanned="1" table:number-matrix-rows-spanned="1" table:formula="of:=SUM(([.AE3:.AE135]-[.$DQ3:.$DQ135])^2)^0.5" office:value-type="float"/>
          <table:table-cell table:number-matrix-columns-spanned="1" table:number-matrix-rows-spanned="1" table:formula="of:=SUM(([.AF3:.AF135]-[.$DH3:.$DH135])^2)^0.5" office:value-type="float"/>
          <table:table-cell table:number-matrix-columns-spanned="1" table:number-matrix-rows-spanned="1" table:formula="of:=SUM(([.AG3:.AG135]-[.$DI3:.$DI135])^2)^0.5" office:value-type="float"/>
          <table:table-cell table:number-matrix-columns-spanned="1" table:number-matrix-rows-spanned="1" table:formula="of:=SUM(([.AH3:.AH135]-[.$DJ3:.$DJ135])^2)^0.5" office:value-type="float"/>
          <table:table-cell table:number-matrix-columns-spanned="1" table:number-matrix-rows-spanned="1" table:formula="of:=SUM(([.AI3:.AI135]-[.$DK3:.$DK135])^2)^0.5" office:value-type="float"/>
          <table:table-cell table:number-matrix-columns-spanned="1" table:number-matrix-rows-spanned="1" table:formula="of:=SUM(([.AJ3:.AJ135]-[.$DL3:.$DL135])^2)^0.5" office:value-type="float"/>
          <table:table-cell table:number-matrix-columns-spanned="1" table:number-matrix-rows-spanned="1" table:formula="of:=SUM(([.AK3:.AK135]-[.$DM3:.$DM135])^2)^0.5" office:value-type="float"/>
          <table:table-cell table:number-matrix-columns-spanned="1" table:number-matrix-rows-spanned="1" table:formula="of:=SUM(([.AL3:.AL135]-[.$DN3:.$DN135])^2)^0.5" office:value-type="float"/>
          <table:table-cell table:number-matrix-columns-spanned="1" table:number-matrix-rows-spanned="1" table:formula="of:=SUM(([.AM3:.AM135]-[.$DO3:.$DO135])^2)^0.5" office:value-type="float"/>
          <table:table-cell table:number-matrix-columns-spanned="1" table:number-matrix-rows-spanned="1" table:formula="of:=SUM(([.AN3:.AN135]-[.$DP3:.$DP135])^2)^0.5" office:value-type="float"/>
          <table:table-cell table:number-matrix-columns-spanned="1" table:number-matrix-rows-spanned="1" table:formula="of:=SUM(([.AO3:.AO135]-[.$DQ3:.$DQ135])^2)^0.5" office:value-type="float"/>
          <table:table-cell table:number-matrix-columns-spanned="1" table:number-matrix-rows-spanned="1" table:formula="of:=SUM(([.AP3:.AP135]-[.$DH3:.$DH135])^2)^0.5" office:value-type="float"/>
          <table:table-cell table:number-matrix-columns-spanned="1" table:number-matrix-rows-spanned="1" table:formula="of:=SUM(([.AQ3:.AQ135]-[.$DI3:.$DI135])^2)^0.5" office:value-type="float"/>
          <table:table-cell table:number-matrix-columns-spanned="1" table:number-matrix-rows-spanned="1" table:formula="of:=SUM(([.AR3:.AR135]-[.$DJ3:.$DJ135])^2)^0.5" office:value-type="float"/>
          <table:table-cell table:number-matrix-columns-spanned="1" table:number-matrix-rows-spanned="1" table:formula="of:=SUM(([.AS3:.AS135]-[.$DK3:.$DK135])^2)^0.5" office:value-type="float"/>
          <table:table-cell table:number-matrix-columns-spanned="1" table:number-matrix-rows-spanned="1" table:formula="of:=SUM(([.AT3:.AT135]-[.$DL3:.$DL135])^2)^0.5" office:value-type="float"/>
          <table:table-cell table:style-name="cellBest" table:number-matrix-columns-spanned="1" table:number-matrix-rows-spanned="1" table:formula="of:=SUM(([.AU3:.AU135]-[.$DM3:.$DM135])^2)^0.5" office:value-type="float"/>
          <table:table-cell table:number-matrix-columns-spanned="1" table:number-matrix-rows-spanned="1" table:formula="of:=SUM(([.AV3:.AV135]-[.$DN3:.$DN135])^2)^0.5" office:value-type="float"/>
          <table:table-cell table:style-name="cellBest" table:number-matrix-columns-spanned="1" table:number-matrix-rows-spanned="1" table:formula="of:=SUM(([.AW3:.AW135]-[.$DO3:.$DO135])^2)^0.5" office:value-type="float"/>
          <table:table-cell table:number-matrix-columns-spanned="1" table:number-matrix-rows-spanned="1" table:formula="of:=SUM(([.AX3:.AX135]-[.$DP3:.$DP135])^2)^0.5" office:value-type="float"/>
          <table:table-cell table:number-matrix-columns-spanned="1" table:number-matrix-rows-spanned="1" table:formula="of:=SUM(([.AY3:.AY135]-[.$DQ3:.$DQ135])^2)^0.5" office:value-type="float"/>
          <table:table-cell table:number-matrix-columns-spanned="1" table:number-matrix-rows-spanned="1" table:formula="of:=SUM(([.AZ3:.AZ135]-[.$DH3:.$DH135])^2)^0.5" office:value-type="float"/>
          <table:table-cell table:number-matrix-columns-spanned="1" table:number-matrix-rows-spanned="1" table:formula="of:=SUM(([.BA3:.BA135]-[.$DI3:.$DI135])^2)^0.5" office:value-type="float"/>
          <table:table-cell table:number-matrix-columns-spanned="1" table:number-matrix-rows-spanned="1" table:formula="of:=SUM(([.BB3:.BB135]-[.$DJ3:.$DJ135])^2)^0.5" office:value-type="float"/>
          <table:table-cell table:number-matrix-columns-spanned="1" table:number-matrix-rows-spanned="1" table:formula="of:=SUM(([.BC3:.BC135]-[.$DK3:.$DK135])^2)^0.5" office:value-type="float"/>
          <table:table-cell table:number-matrix-columns-spanned="1" table:number-matrix-rows-spanned="1" table:formula="of:=SUM(([.BD3:.BD135]-[.$DL3:.$DL135])^2)^0.5" office:value-type="float"/>
          <table:table-cell table:style-name="cellWorst" table:number-matrix-columns-spanned="1" table:number-matrix-rows-spanned="1" table:formula="of:=SUM(([.BE3:.BE135]-[.$DM3:.$DM135])^2)^0.5" office:value-type="float"/>
          <table:table-cell table:number-matrix-columns-spanned="1" table:number-matrix-rows-spanned="1" table:formula="of:=SUM(([.BF3:.BF135]-[.$DN3:.$DN135])^2)^0.5" office:value-type="float"/>
          <table:table-cell table:number-matrix-columns-spanned="1" table:number-matrix-rows-spanned="1" table:formula="of:=SUM(([.BG3:.BG135]-[.$DO3:.$DO135])^2)^0.5" office:value-type="float"/>
          <table:table-cell table:number-matrix-columns-spanned="1" table:number-matrix-rows-spanned="1" table:formula="of:=SUM(([.BH3:.BH135]-[.$DP3:.$DP135])^2)^0.5" office:value-type="float"/>
          <table:table-cell table:number-matrix-columns-spanned="1" table:number-matrix-rows-spanned="1" table:formula="of:=SUM(([.BI3:.BI135]-[.$DQ3:.$DQ135])^2)^0.5" office:value-type="float"/>
          <table:table-cell table:number-matrix-columns-spanned="1" table:number-matrix-rows-spanned="1" table:formula="of:=SUM(([.BJ3:.BJ135]-[.$DH3:.$DH135])^2)^0.5" office:value-type="float"/>
          <table:table-cell table:number-matrix-columns-spanned="1" table:number-matrix-rows-spanned="1" table:formula="of:=SUM(([.BK3:.BK135]-[.$DI3:.$DI135])^2)^0.5" office:value-type="float"/>
          <table:table-cell table:number-matrix-columns-spanned="1" table:number-matrix-rows-spanned="1" table:formula="of:=SUM(([.BL3:.BL135]-[.$DJ3:.$DJ135])^2)^0.5" office:value-type="float"/>
          <table:table-cell table:number-matrix-columns-spanned="1" table:number-matrix-rows-spanned="1" table:formula="of:=SUM(([.BM3:.BM135]-[.$DK3:.$DK135])^2)^0.5" office:value-type="float"/>
          <table:table-cell table:number-matrix-columns-spanned="1" table:number-matrix-rows-spanned="1" table:formula="of:=SUM(([.BN3:.BN135]-[.$DL3:.$DL135])^2)^0.5" office:value-type="float"/>
          <table:table-cell table:number-matrix-columns-spanned="1" table:number-matrix-rows-spanned="1" table:formula="of:=SUM(([.BO3:.BO135]-[.$DM3:.$DM135])^2)^0.5" office:value-type="float"/>
          <table:table-cell table:number-matrix-columns-spanned="1" table:number-matrix-rows-spanned="1" table:formula="of:=SUM(([.BP3:.BP135]-[.$DN3:.$DN135])^2)^0.5" office:value-type="float"/>
          <table:table-cell table:number-matrix-columns-spanned="1" table:number-matrix-rows-spanned="1" table:formula="of:=SUM(([.BQ3:.BQ135]-[.$DO3:.$DO135])^2)^0.5" office:value-type="float"/>
          <table:table-cell table:number-matrix-columns-spanned="1" table:number-matrix-rows-spanned="1" table:formula="of:=SUM(([.BR3:.BR135]-[.$DP3:.$DP135])^2)^0.5" office:value-type="float"/>
          <table:table-cell table:number-matrix-columns-spanned="1" table:number-matrix-rows-spanned="1" table:formula="of:=SUM(([.BS3:.BS135]-[.$DQ3:.$DQ135])^2)^0.5" office:value-type="float"/>
          <table:table-cell table:number-matrix-columns-spanned="1" table:number-matrix-rows-spanned="1" table:formula="of:=SUM(([.BT3:.BT135]-[.$DH3:.$DH135])^2)^0.5" office:value-type="float"/>
          <table:table-cell table:number-matrix-columns-spanned="1" table:number-matrix-rows-spanned="1" table:formula="of:=SUM(([.BU3:.BU135]-[.$DI3:.$DI135])^2)^0.5" office:value-type="float"/>
          <table:table-cell table:style-name="cellBest" table:number-matrix-columns-spanned="1" table:number-matrix-rows-spanned="1" table:formula="of:=SUM(([.BV3:.BV135]-[.$DJ3:.$DJ135])^2)^0.5" office:value-type="float"/>
          <table:table-cell table:number-matrix-columns-spanned="1" table:number-matrix-rows-spanned="1" table:formula="of:=SUM(([.BW3:.BW135]-[.$DK3:.$DK135])^2)^0.5" office:value-type="float"/>
          <table:table-cell table:number-matrix-columns-spanned="1" table:number-matrix-rows-spanned="1" table:formula="of:=SUM(([.BX3:.BX135]-[.$DL3:.$DL135])^2)^0.5" office:value-type="float"/>
          <table:table-cell table:number-matrix-columns-spanned="1" table:number-matrix-rows-spanned="1" table:formula="of:=SUM(([.BY3:.BY135]-[.$DM3:.$DM135])^2)^0.5" office:value-type="float"/>
          <table:table-cell table:number-matrix-columns-spanned="1" table:number-matrix-rows-spanned="1" table:formula="of:=SUM(([.BZ3:.BZ135]-[.$DN3:.$DN135])^2)^0.5" office:value-type="float"/>
          <table:table-cell table:number-matrix-columns-spanned="1" table:number-matrix-rows-spanned="1" table:formula="of:=SUM(([.CA3:.CA135]-[.$DO3:.$DO135])^2)^0.5" office:value-type="float"/>
          <table:table-cell table:number-matrix-columns-spanned="1" table:number-matrix-rows-spanned="1" table:formula="of:=SUM(([.CB3:.CB135]-[.$DP3:.$DP135])^2)^0.5" office:value-type="float"/>
          <table:table-cell table:number-matrix-columns-spanned="1" table:number-matrix-rows-spanned="1" table:formula="of:=SUM(([.CC3:.CC135]-[.$DQ3:.$DQ135])^2)^0.5" office:value-type="float"/>
          <table:table-cell table:number-matrix-columns-spanned="1" table:number-matrix-rows-spanned="1" table:formula="of:=SUM(([.CD3:.CD135]-[.$DH3:.$DH135])^2)^0.5" office:value-type="float"/>
          <table:table-cell table:number-matrix-columns-spanned="1" table:number-matrix-rows-spanned="1" table:formula="of:=SUM(([.CE3:.CE135]-[.$DI3:.$DI135])^2)^0.5" office:value-type="float"/>
          <table:table-cell table:number-matrix-columns-spanned="1" table:number-matrix-rows-spanned="1" table:formula="of:=SUM(([.CF3:.CF135]-[.$DJ3:.$DJ135])^2)^0.5" office:value-type="float"/>
          <table:table-cell table:number-matrix-columns-spanned="1" table:number-matrix-rows-spanned="1" table:formula="of:=SUM(([.CG3:.CG135]-[.$DK3:.$DK135])^2)^0.5" office:value-type="float"/>
          <table:table-cell table:number-matrix-columns-spanned="1" table:number-matrix-rows-spanned="1" table:formula="of:=SUM(([.CH3:.CH135]-[.$DL3:.$DL135])^2)^0.5" office:value-type="float"/>
          <table:table-cell table:number-matrix-columns-spanned="1" table:number-matrix-rows-spanned="1" table:formula="of:=SUM(([.CI3:.CI135]-[.$DM3:.$DM135])^2)^0.5" office:value-type="float"/>
          <table:table-cell table:number-matrix-columns-spanned="1" table:number-matrix-rows-spanned="1" table:formula="of:=SUM(([.CJ3:.CJ135]-[.$DN3:.$DN135])^2)^0.5" office:value-type="float"/>
          <table:table-cell table:style-name="cellWorst" table:number-matrix-columns-spanned="1" table:number-matrix-rows-spanned="1" table:formula="of:=SUM(([.CK3:.CK135]-[.$DO3:.$DO135])^2)^0.5" office:value-type="float"/>
          <table:table-cell table:number-matrix-columns-spanned="1" table:number-matrix-rows-spanned="1" table:formula="of:=SUM(([.CL3:.CL135]-[.$DP3:.$DP135])^2)^0.5" office:value-type="float"/>
          <table:table-cell table:number-matrix-columns-spanned="1" table:number-matrix-rows-spanned="1" table:formula="of:=SUM(([.CM3:.CM135]-[.$DQ3:.$DQ135])^2)^0.5" office:value-type="float"/>
          <table:table-cell table:number-matrix-columns-spanned="1" table:number-matrix-rows-spanned="1" table:formula="of:=SUM(([.CN3:.CN135]-[.$DH3:.$DH135])^2)^0.5" office:value-type="float"/>
          <table:table-cell table:number-matrix-columns-spanned="1" table:number-matrix-rows-spanned="1" table:formula="of:=SUM(([.CO3:.CO135]-[.$DI3:.$DI135])^2)^0.5" office:value-type="float"/>
          <table:table-cell table:number-matrix-columns-spanned="1" table:number-matrix-rows-spanned="1" table:formula="of:=SUM(([.CP3:.CP135]-[.$DJ3:.$DJ135])^2)^0.5" office:value-type="float"/>
          <table:table-cell table:number-matrix-columns-spanned="1" table:number-matrix-rows-spanned="1" table:formula="of:=SUM(([.CQ3:.CQ135]-[.$DK3:.$DK135])^2)^0.5" office:value-type="float"/>
          <table:table-cell table:number-matrix-columns-spanned="1" table:number-matrix-rows-spanned="1" table:formula="of:=SUM(([.CR3:.CR135]-[.$DL3:.$DL135])^2)^0.5" office:value-type="float"/>
          <table:table-cell table:number-matrix-columns-spanned="1" table:number-matrix-rows-spanned="1" table:formula="of:=SUM(([.CS3:.CS135]-[.$DM3:.$DM135])^2)^0.5" office:value-type="float"/>
          <table:table-cell table:style-name="cellWorst" table:number-matrix-columns-spanned="1" table:number-matrix-rows-spanned="1" table:formula="of:=SUM(([.CT3:.CT135]-[.$DN3:.$DN135])^2)^0.5" office:value-type="float"/>
          <table:table-cell table:number-matrix-columns-spanned="1" table:number-matrix-rows-spanned="1" table:formula="of:=SUM(([.CU3:.CU135]-[.$DO3:.$DO135])^2)^0.5" office:value-type="float"/>
          <table:table-cell table:number-matrix-columns-spanned="1" table:number-matrix-rows-spanned="1" table:formula="of:=SUM(([.CV3:.CV135]-[.$DP3:.$DP135])^2)^0.5" office:value-type="float"/>
          <table:table-cell table:number-matrix-columns-spanned="1" table:number-matrix-rows-spanned="1" table:formula="of:=SUM(([.CW3:.CW135]-[.$DQ3:.$DQ135])^2)^0.5" office:value-type="float"/>
          <table:table-cell table:style-name="cellWorst" table:number-matrix-columns-spanned="1" table:number-matrix-rows-spanned="1" table:formula="of:=SUM(([.CX3:.CX135]-[.$DH3:.$DH135])^2)^0.5" office:value-type="float"/>
          <table:table-cell table:number-matrix-columns-spanned="1" table:number-matrix-rows-spanned="1" table:formula="of:=SUM(([.CY3:.CY135]-[.$DI3:.$DI135])^2)^0.5" office:value-type="float"/>
          <table:table-cell table:style-name="cellWorst" table:number-matrix-columns-spanned="1" table:number-matrix-rows-spanned="1" table:formula="of:=SUM(([.CZ3:.CZ135]-[.$DJ3:.$DJ135])^2)^0.5" office:value-type="float"/>
          <table:table-cell table:number-matrix-columns-spanned="1" table:number-matrix-rows-spanned="1" table:formula="of:=SUM(([.DA3:.DA135]-[.$DK3:.$DK135])^2)^0.5" office:value-type="float"/>
          <table:table-cell table:number-matrix-columns-spanned="1" table:number-matrix-rows-spanned="1" table:formula="of:=SUM(([.DB3:.DB135]-[.$DL3:.$DL135])^2)^0.5" office:value-type="float"/>
          <table:table-cell table:number-matrix-columns-spanned="1" table:number-matrix-rows-spanned="1" table:formula="of:=SUM(([.DC3:.DC135]-[.$DM3:.$DM135])^2)^0.5" office:value-type="float"/>
          <table:table-cell table:number-matrix-columns-spanned="1" table:number-matrix-rows-spanned="1" table:formula="of:=SUM(([.DD3:.DD135]-[.$DN3:.$DN135])^2)^0.5" office:value-type="float"/>
          <table:table-cell table:number-matrix-columns-spanned="1" table:number-matrix-rows-spanned="1" table:formula="of:=SUM(([.DE3:.DE135]-[.$DO3:.$DO135])^2)^0.5" office:value-type="float"/>
          <table:table-cell table:number-matrix-columns-spanned="1" table:number-matrix-rows-spanned="1" table:formula="of:=SUM(([.DF3:.DF135]-[.$DP3:.$DP135])^2)^0.5" office:value-type="float"/>
          <table:table-cell table:number-matrix-columns-spanned="1" table:number-matrix-rows-spanned="1" table:formula="of:=SUM(([.DG3:.DG135]-[.$DQ3:.$DQ135])^2)^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EST</text:p>
          </table:table-cell>
          <table:table-cell table:style-name="cellBest" table:number-matrix-columns-spanned="1" table:number-matrix-rows-spanned="1" table:formula="of:=SUM([.B3:.B135]=[.$DH3:.$DH135])" office:value-type="float"/>
          <table:table-cell table:style-name="cellBest" table:number-matrix-columns-spanned="1" table:number-matrix-rows-spanned="1" table:formula="of:=SUM([.C3:.C135]=[.$DI3:.$DI135])" office:value-type="float"/>
          <table:table-cell table:number-matrix-columns-spanned="1" table:number-matrix-rows-spanned="1" table:formula="of:=SUM([.D3:.D135]=[.$DJ3:.$DJ135])" office:value-type="float"/>
          <table:table-cell table:number-matrix-columns-spanned="1" table:number-matrix-rows-spanned="1" table:formula="of:=SUM([.E3:.E135]=[.$DK3:.$DK135])" office:value-type="float"/>
          <table:table-cell table:number-matrix-columns-spanned="1" table:number-matrix-rows-spanned="1" table:formula="of:=SUM([.F3:.F135]=[.$DL3:.$DL135])" office:value-type="float"/>
          <table:table-cell table:number-matrix-columns-spanned="1" table:number-matrix-rows-spanned="1" table:formula="of:=SUM([.G3:.G135]=[.$DM3:.$DM135])" office:value-type="float"/>
          <table:table-cell table:style-name="cellBest" table:number-matrix-columns-spanned="1" table:number-matrix-rows-spanned="1" table:formula="of:=SUM([.H3:.H135]=[.$DN3:.$DN135])" office:value-type="float"/>
          <table:table-cell table:number-matrix-columns-spanned="1" table:number-matrix-rows-spanned="1" table:formula="of:=SUM([.I3:.I135]=[.$DO3:.$DO135])" office:value-type="float"/>
          <table:table-cell table:style-name="cellBest" table:number-matrix-columns-spanned="1" table:number-matrix-rows-spanned="1" table:formula="of:=SUM([.J3:.J135]=[.$DP3:.$DP135])" office:value-type="float"/>
          <table:table-cell table:style-name="cellBest" table:number-matrix-columns-spanned="1" table:number-matrix-rows-spanned="1" table:formula="of:=SUM([.K3:.K135]=[.$DQ3:.$DQ135])" office:value-type="float"/>
          <table:table-cell table:number-matrix-columns-spanned="1" table:number-matrix-rows-spanned="1" table:formula="of:=SUM([.L3:.L135]=[.$DH3:.$DH135])" office:value-type="float"/>
          <table:table-cell table:number-matrix-columns-spanned="1" table:number-matrix-rows-spanned="1" table:formula="of:=SUM([.M3:.M135]=[.$DI3:.$DI135])" office:value-type="float"/>
          <table:table-cell table:number-matrix-columns-spanned="1" table:number-matrix-rows-spanned="1" table:formula="of:=SUM([.N3:.N135]=[.$DJ3:.$DJ135])" office:value-type="float"/>
          <table:table-cell table:number-matrix-columns-spanned="1" table:number-matrix-rows-spanned="1" table:formula="of:=SUM([.O3:.O135]=[.$DK3:.$DK135])" office:value-type="float"/>
          <table:table-cell table:number-matrix-columns-spanned="1" table:number-matrix-rows-spanned="1" table:formula="of:=SUM([.P3:.P135]=[.$DL3:.$DL135])" office:value-type="float"/>
          <table:table-cell table:number-matrix-columns-spanned="1" table:number-matrix-rows-spanned="1" table:formula="of:=SUM([.Q3:.Q135]=[.$DM3:.$DM135])" office:value-type="float"/>
          <table:table-cell table:number-matrix-columns-spanned="1" table:number-matrix-rows-spanned="1" table:formula="of:=SUM([.R3:.R135]=[.$DN3:.$DN135])" office:value-type="float"/>
          <table:table-cell table:style-name="cellBest" table:number-matrix-columns-spanned="1" table:number-matrix-rows-spanned="1" table:formula="of:=SUM([.S3:.S135]=[.$DO3:.$DO135])" office:value-type="float"/>
          <table:table-cell table:number-matrix-columns-spanned="1" table:number-matrix-rows-spanned="1" table:formula="of:=SUM([.T3:.T135]=[.$DP3:.$DP135])" office:value-type="float"/>
          <table:table-cell table:number-matrix-columns-spanned="1" table:number-matrix-rows-spanned="1" table:formula="of:=SUM([.U3:.U135]=[.$DQ3:.$DQ135])" office:value-type="float"/>
          <table:table-cell table:number-matrix-columns-spanned="1" table:number-matrix-rows-spanned="1" table:formula="of:=SUM([.V3:.V135]=[.$DH3:.$DH135])" office:value-type="float"/>
          <table:table-cell table:number-matrix-columns-spanned="1" table:number-matrix-rows-spanned="1" table:formula="of:=SUM([.W3:.W135]=[.$DI3:.$DI135])" office:value-type="float"/>
          <table:table-cell table:number-matrix-columns-spanned="1" table:number-matrix-rows-spanned="1" table:formula="of:=SUM([.X3:.X135]=[.$DJ3:.$DJ135])" office:value-type="float"/>
          <table:table-cell table:number-matrix-columns-spanned="1" table:number-matrix-rows-spanned="1" table:formula="of:=SUM([.Y3:.Y135]=[.$DK3:.$DK135])" office:value-type="float"/>
          <table:table-cell table:number-matrix-columns-spanned="1" table:number-matrix-rows-spanned="1" table:formula="of:=SUM([.Z3:.Z135]=[.$DL3:.$DL135])" office:value-type="float"/>
          <table:table-cell table:number-matrix-columns-spanned="1" table:number-matrix-rows-spanned="1" table:formula="of:=SUM([.AA3:.AA135]=[.$DM3:.$DM135])" office:value-type="float"/>
          <table:table-cell table:number-matrix-columns-spanned="1" table:number-matrix-rows-spanned="1" table:formula="of:=SUM([.AB3:.AB135]=[.$DN3:.$DN135])" office:value-type="float"/>
          <table:table-cell table:number-matrix-columns-spanned="1" table:number-matrix-rows-spanned="1" table:formula="of:=SUM([.AC3:.AC135]=[.$DO3:.$DO135])" office:value-type="float"/>
          <table:table-cell table:number-matrix-columns-spanned="1" table:number-matrix-rows-spanned="1" table:formula="of:=SUM([.AD3:.AD135]=[.$DP3:.$DP135])" office:value-type="float"/>
          <table:table-cell table:number-matrix-columns-spanned="1" table:number-matrix-rows-spanned="1" table:formula="of:=SUM([.AE3:.AE135]=[.$DQ3:.$DQ135])" office:value-type="float"/>
          <table:table-cell table:number-matrix-columns-spanned="1" table:number-matrix-rows-spanned="1" table:formula="of:=SUM([.AF3:.AF135]=[.$DH3:.$DH135])" office:value-type="float"/>
          <table:table-cell table:number-matrix-columns-spanned="1" table:number-matrix-rows-spanned="1" table:formula="of:=SUM([.AG3:.AG135]=[.$DI3:.$DI135])" office:value-type="float"/>
          <table:table-cell table:style-name="cellWorst" table:number-matrix-columns-spanned="1" table:number-matrix-rows-spanned="1" table:formula="of:=SUM([.AH3:.AH135]=[.$DJ3:.$DJ135])" office:value-type="float"/>
          <table:table-cell table:number-matrix-columns-spanned="1" table:number-matrix-rows-spanned="1" table:formula="of:=SUM([.AI3:.AI135]=[.$DK3:.$DK135])" office:value-type="float"/>
          <table:table-cell table:number-matrix-columns-spanned="1" table:number-matrix-rows-spanned="1" table:formula="of:=SUM([.AJ3:.AJ135]=[.$DL3:.$DL135])" office:value-type="float"/>
          <table:table-cell table:style-name="cellWorst" table:number-matrix-columns-spanned="1" table:number-matrix-rows-spanned="1" table:formula="of:=SUM([.AK3:.AK135]=[.$DM3:.$DM135])" office:value-type="float"/>
          <table:table-cell table:style-name="cellWorst" table:number-matrix-columns-spanned="1" table:number-matrix-rows-spanned="1" table:formula="of:=SUM([.AL3:.AL135]=[.$DN3:.$DN135])" office:value-type="float"/>
          <table:table-cell table:number-matrix-columns-spanned="1" table:number-matrix-rows-spanned="1" table:formula="of:=SUM([.AM3:.AM135]=[.$DO3:.$DO135])" office:value-type="float"/>
          <table:table-cell table:number-matrix-columns-spanned="1" table:number-matrix-rows-spanned="1" table:formula="of:=SUM([.AN3:.AN135]=[.$DP3:.$DP135])" office:value-type="float"/>
          <table:table-cell table:number-matrix-columns-spanned="1" table:number-matrix-rows-spanned="1" table:formula="of:=SUM([.AO3:.AO135]=[.$DQ3:.$DQ135])" office:value-type="float"/>
          <table:table-cell table:number-matrix-columns-spanned="1" table:number-matrix-rows-spanned="1" table:formula="of:=SUM([.AP3:.AP135]=[.$DH3:.$DH135])" office:value-type="float"/>
          <table:table-cell table:number-matrix-columns-spanned="1" table:number-matrix-rows-spanned="1" table:formula="of:=SUM([.AQ3:.AQ135]=[.$DI3:.$DI135])" office:value-type="float"/>
          <table:table-cell table:style-name="cellBest" table:number-matrix-columns-spanned="1" table:number-matrix-rows-spanned="1" table:formula="of:=SUM([.AR3:.AR135]=[.$DJ3:.$DJ135])" office:value-type="float"/>
          <table:table-cell table:style-name="cellBest" table:number-matrix-columns-spanned="1" table:number-matrix-rows-spanned="1" table:formula="of:=SUM([.AS3:.AS135]=[.$DK3:.$DK135])" office:value-type="float"/>
          <table:table-cell table:number-matrix-columns-spanned="1" table:number-matrix-rows-spanned="1" table:formula="of:=SUM([.AT3:.AT135]=[.$DL3:.$DL135])" office:value-type="float"/>
          <table:table-cell table:style-name="cellBest" table:number-matrix-columns-spanned="1" table:number-matrix-rows-spanned="1" table:formula="of:=SUM([.AU3:.AU135]=[.$DM3:.$DM135])" office:value-type="float"/>
          <table:table-cell table:number-matrix-columns-spanned="1" table:number-matrix-rows-spanned="1" table:formula="of:=SUM([.AV3:.AV135]=[.$DN3:.$DN135])" office:value-type="float"/>
          <table:table-cell table:number-matrix-columns-spanned="1" table:number-matrix-rows-spanned="1" table:formula="of:=SUM([.AW3:.AW135]=[.$DO3:.$DO135])" office:value-type="float"/>
          <table:table-cell table:number-matrix-columns-spanned="1" table:number-matrix-rows-spanned="1" table:formula="of:=SUM([.AX3:.AX135]=[.$DP3:.$DP135])" office:value-type="float"/>
          <table:table-cell table:number-matrix-columns-spanned="1" table:number-matrix-rows-spanned="1" table:formula="of:=SUM([.AY3:.AY135]=[.$DQ3:.$DQ135])" office:value-type="float"/>
          <table:table-cell table:number-matrix-columns-spanned="1" table:number-matrix-rows-spanned="1" table:formula="of:=SUM([.AZ3:.AZ135]=[.$DH3:.$DH135])" office:value-type="float"/>
          <table:table-cell table:number-matrix-columns-spanned="1" table:number-matrix-rows-spanned="1" table:formula="of:=SUM([.BA3:.BA135]=[.$DI3:.$DI135])" office:value-type="float"/>
          <table:table-cell table:number-matrix-columns-spanned="1" table:number-matrix-rows-spanned="1" table:formula="of:=SUM([.BB3:.BB135]=[.$DJ3:.$DJ135])" office:value-type="float"/>
          <table:table-cell table:number-matrix-columns-spanned="1" table:number-matrix-rows-spanned="1" table:formula="of:=SUM([.BC3:.BC135]=[.$DK3:.$DK135])" office:value-type="float"/>
          <table:table-cell table:number-matrix-columns-spanned="1" table:number-matrix-rows-spanned="1" table:formula="of:=SUM([.BD3:.BD135]=[.$DL3:.$DL135])" office:value-type="float"/>
          <table:table-cell table:number-matrix-columns-spanned="1" table:number-matrix-rows-spanned="1" table:formula="of:=SUM([.BE3:.BE135]=[.$DM3:.$DM135])" office:value-type="float"/>
          <table:table-cell table:number-matrix-columns-spanned="1" table:number-matrix-rows-spanned="1" table:formula="of:=SUM([.BF3:.BF135]=[.$DN3:.$DN135])" office:value-type="float"/>
          <table:table-cell table:style-name="cellWorst" table:number-matrix-columns-spanned="1" table:number-matrix-rows-spanned="1" table:formula="of:=SUM([.BG3:.BG135]=[.$DO3:.$DO135])" office:value-type="float"/>
          <table:table-cell table:number-matrix-columns-spanned="1" table:number-matrix-rows-spanned="1" table:formula="of:=SUM([.BH3:.BH135]=[.$DP3:.$DP135])" office:value-type="float"/>
          <table:table-cell table:number-matrix-columns-spanned="1" table:number-matrix-rows-spanned="1" table:formula="of:=SUM([.BI3:.BI135]=[.$DQ3:.$DQ135])" office:value-type="float"/>
          <table:table-cell table:number-matrix-columns-spanned="1" table:number-matrix-rows-spanned="1" table:formula="of:=SUM([.BJ3:.BJ135]=[.$DH3:.$DH135])" office:value-type="float"/>
          <table:table-cell table:number-matrix-columns-spanned="1" table:number-matrix-rows-spanned="1" table:formula="of:=SUM([.BK3:.BK135]=[.$DI3:.$DI135])" office:value-type="float"/>
          <table:table-cell table:number-matrix-columns-spanned="1" table:number-matrix-rows-spanned="1" table:formula="of:=SUM([.BL3:.BL135]=[.$DJ3:.$DJ135])" office:value-type="float"/>
          <table:table-cell table:style-name="cellWorst" table:number-matrix-columns-spanned="1" table:number-matrix-rows-spanned="1" table:formula="of:=SUM([.BM3:.BM135]=[.$DK3:.$DK135])" office:value-type="float"/>
          <table:table-cell table:number-matrix-columns-spanned="1" table:number-matrix-rows-spanned="1" table:formula="of:=SUM([.BN3:.BN135]=[.$DL3:.$DL135])" office:value-type="float"/>
          <table:table-cell table:style-name="cellWorst" table:number-matrix-columns-spanned="1" table:number-matrix-rows-spanned="1" table:formula="of:=SUM([.BO3:.BO135]=[.$DM3:.$DM135])" office:value-type="float"/>
          <table:table-cell table:number-matrix-columns-spanned="1" table:number-matrix-rows-spanned="1" table:formula="of:=SUM([.BP3:.BP135]=[.$DN3:.$DN135])" office:value-type="float"/>
          <table:table-cell table:number-matrix-columns-spanned="1" table:number-matrix-rows-spanned="1" table:formula="of:=SUM([.BQ3:.BQ135]=[.$DO3:.$DO135])" office:value-type="float"/>
          <table:table-cell table:number-matrix-columns-spanned="1" table:number-matrix-rows-spanned="1" table:formula="of:=SUM([.BR3:.BR135]=[.$DP3:.$DP135])" office:value-type="float"/>
          <table:table-cell table:number-matrix-columns-spanned="1" table:number-matrix-rows-spanned="1" table:formula="of:=SUM([.BS3:.BS135]=[.$DQ3:.$DQ135])" office:value-type="float"/>
          <table:table-cell table:number-matrix-columns-spanned="1" table:number-matrix-rows-spanned="1" table:formula="of:=SUM([.BT3:.BT135]=[.$DH3:.$DH135])" office:value-type="float"/>
          <table:table-cell table:number-matrix-columns-spanned="1" table:number-matrix-rows-spanned="1" table:formula="of:=SUM([.BU3:.BU135]=[.$DI3:.$DI135])" office:value-type="float"/>
          <table:table-cell table:number-matrix-columns-spanned="1" table:number-matrix-rows-spanned="1" table:formula="of:=SUM([.BV3:.BV135]=[.$DJ3:.$DJ135])" office:value-type="float"/>
          <table:table-cell table:number-matrix-columns-spanned="1" table:number-matrix-rows-spanned="1" table:formula="of:=SUM([.BW3:.BW135]=[.$DK3:.$DK135])" office:value-type="float"/>
          <table:table-cell table:number-matrix-columns-spanned="1" table:number-matrix-rows-spanned="1" table:formula="of:=SUM([.BX3:.BX135]=[.$DL3:.$DL135])" office:value-type="float"/>
          <table:table-cell table:number-matrix-columns-spanned="1" table:number-matrix-rows-spanned="1" table:formula="of:=SUM([.BY3:.BY135]=[.$DM3:.$DM135])" office:value-type="float"/>
          <table:table-cell table:number-matrix-columns-spanned="1" table:number-matrix-rows-spanned="1" table:formula="of:=SUM([.BZ3:.BZ135]=[.$DN3:.$DN135])" office:value-type="float"/>
          <table:table-cell table:number-matrix-columns-spanned="1" table:number-matrix-rows-spanned="1" table:formula="of:=SUM([.CA3:.CA135]=[.$DO3:.$DO135])" office:value-type="float"/>
          <table:table-cell table:number-matrix-columns-spanned="1" table:number-matrix-rows-spanned="1" table:formula="of:=SUM([.CB3:.CB135]=[.$DP3:.$DP135])" office:value-type="float"/>
          <table:table-cell table:number-matrix-columns-spanned="1" table:number-matrix-rows-spanned="1" table:formula="of:=SUM([.CC3:.CC135]=[.$DQ3:.$DQ135])" office:value-type="float"/>
          <table:table-cell table:style-name="cellWorst" table:number-matrix-columns-spanned="1" table:number-matrix-rows-spanned="1" table:formula="of:=SUM([.CD3:.CD135]=[.$DH3:.$DH135])" office:value-type="float"/>
          <table:table-cell table:number-matrix-columns-spanned="1" table:number-matrix-rows-spanned="1" table:formula="of:=SUM([.CE3:.CE135]=[.$DI3:.$DI135])" office:value-type="float"/>
          <table:table-cell table:number-matrix-columns-spanned="1" table:number-matrix-rows-spanned="1" table:formula="of:=SUM([.CF3:.CF135]=[.$DJ3:.$DJ135])" office:value-type="float"/>
          <table:table-cell table:number-matrix-columns-spanned="1" table:number-matrix-rows-spanned="1" table:formula="of:=SUM([.CG3:.CG135]=[.$DK3:.$DK135])" office:value-type="float"/>
          <table:table-cell table:number-matrix-columns-spanned="1" table:number-matrix-rows-spanned="1" table:formula="of:=SUM([.CH3:.CH135]=[.$DL3:.$DL135])" office:value-type="float"/>
          <table:table-cell table:number-matrix-columns-spanned="1" table:number-matrix-rows-spanned="1" table:formula="of:=SUM([.CI3:.CI135]=[.$DM3:.$DM135])" office:value-type="float"/>
          <table:table-cell table:number-matrix-columns-spanned="1" table:number-matrix-rows-spanned="1" table:formula="of:=SUM([.CJ3:.CJ135]=[.$DN3:.$DN135])" office:value-type="float"/>
          <table:table-cell table:number-matrix-columns-spanned="1" table:number-matrix-rows-spanned="1" table:formula="of:=SUM([.CK3:.CK135]=[.$DO3:.$DO135])" office:value-type="float"/>
          <table:table-cell table:number-matrix-columns-spanned="1" table:number-matrix-rows-spanned="1" table:formula="of:=SUM([.CL3:.CL135]=[.$DP3:.$DP135])" office:value-type="float"/>
          <table:table-cell table:style-name="cellWorst" table:number-matrix-columns-spanned="1" table:number-matrix-rows-spanned="1" table:formula="of:=SUM([.CM3:.CM135]=[.$DQ3:.$DQ135])" office:value-type="float"/>
          <table:table-cell table:number-matrix-columns-spanned="1" table:number-matrix-rows-spanned="1" table:formula="of:=SUM([.CN3:.CN135]=[.$DH3:.$DH135])" office:value-type="float"/>
          <table:table-cell table:number-matrix-columns-spanned="1" table:number-matrix-rows-spanned="1" table:formula="of:=SUM([.CO3:.CO135]=[.$DI3:.$DI135])" office:value-type="float"/>
          <table:table-cell table:number-matrix-columns-spanned="1" table:number-matrix-rows-spanned="1" table:formula="of:=SUM([.CP3:.CP135]=[.$DJ3:.$DJ135])" office:value-type="float"/>
          <table:table-cell table:number-matrix-columns-spanned="1" table:number-matrix-rows-spanned="1" table:formula="of:=SUM([.CQ3:.CQ135]=[.$DK3:.$DK135])" office:value-type="float"/>
          <table:table-cell table:number-matrix-columns-spanned="1" table:number-matrix-rows-spanned="1" table:formula="of:=SUM([.CR3:.CR135]=[.$DL3:.$DL135])" office:value-type="float"/>
          <table:table-cell table:number-matrix-columns-spanned="1" table:number-matrix-rows-spanned="1" table:formula="of:=SUM([.CS3:.CS135]=[.$DM3:.$DM135])" office:value-type="float"/>
          <table:table-cell table:number-matrix-columns-spanned="1" table:number-matrix-rows-spanned="1" table:formula="of:=SUM([.CT3:.CT135]=[.$DN3:.$DN135])" office:value-type="float"/>
          <table:table-cell table:number-matrix-columns-spanned="1" table:number-matrix-rows-spanned="1" table:formula="of:=SUM([.CU3:.CU135]=[.$DO3:.$DO135])" office:value-type="float"/>
          <table:table-cell table:number-matrix-columns-spanned="1" table:number-matrix-rows-spanned="1" table:formula="of:=SUM([.CV3:.CV135]=[.$DP3:.$DP135])" office:value-type="float"/>
          <table:table-cell table:style-name="cellWorst" table:number-matrix-columns-spanned="1" table:number-matrix-rows-spanned="1" table:formula="of:=SUM([.CW3:.CW135]=[.$DQ3:.$DQ135])" office:value-type="float"/>
          <table:table-cell table:number-matrix-columns-spanned="1" table:number-matrix-rows-spanned="1" table:formula="of:=SUM([.CX3:.CX135]=[.$DH3:.$DH135])" office:value-type="float"/>
          <table:table-cell table:style-name="cellWorst" table:number-matrix-columns-spanned="1" table:number-matrix-rows-spanned="1" table:formula="of:=SUM([.CY3:.CY135]=[.$DI3:.$DI135])" office:value-type="float"/>
          <table:table-cell table:number-matrix-columns-spanned="1" table:number-matrix-rows-spanned="1" table:formula="of:=SUM([.CZ3:.CZ135]=[.$DJ3:.$DJ135])" office:value-type="float"/>
          <table:table-cell table:number-matrix-columns-spanned="1" table:number-matrix-rows-spanned="1" table:formula="of:=SUM([.DA3:.DA135]=[.$DK3:.$DK135])" office:value-type="float"/>
          <table:table-cell table:number-matrix-columns-spanned="1" table:number-matrix-rows-spanned="1" table:formula="of:=SUM([.DB3:.DB135]=[.$DL3:.$DL135])" office:value-type="float"/>
          <table:table-cell table:number-matrix-columns-spanned="1" table:number-matrix-rows-spanned="1" table:formula="of:=SUM([.DC3:.DC135]=[.$DM3:.$DM135])" office:value-type="float"/>
          <table:table-cell table:number-matrix-columns-spanned="1" table:number-matrix-rows-spanned="1" table:formula="of:=SUM([.DD3:.DD135]=[.$DN3:.$DN135])" office:value-type="float"/>
          <table:table-cell table:number-matrix-columns-spanned="1" table:number-matrix-rows-spanned="1" table:formula="of:=SUM([.DE3:.DE135]=[.$DO3:.$DO135])" office:value-type="float"/>
          <table:table-cell table:style-name="cellWorst" table:number-matrix-columns-spanned="1" table:number-matrix-rows-spanned="1" table:formula="of:=SUM([.DF3:.DF135]=[.$DP3:.$DP135])" office:value-type="float"/>
          <table:table-cell table:style-name="cellWorst" table:number-matrix-columns-spanned="1" table:number-matrix-rows-spanned="1" table:formula="of:=SUM([.DG3:.DG135]=[.$DQ3:.$DQ135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ETTER</text:p>
          </table:table-cell>
          <table:table-cell table:style-name="cellBest" table:number-matrix-columns-spanned="1" table:number-matrix-rows-spanned="1" table:formula="of:=SUM([.B3:.B135]&lt;[.$DR3:.$DR135])" office:value-type="float"/>
          <table:table-cell table:style-name="cellBest" table:number-matrix-columns-spanned="1" table:number-matrix-rows-spanned="1" table:formula="of:=SUM([.C3:.C135]&lt;[.$DS3:.$DS135])" office:value-type="float"/>
          <table:table-cell table:number-matrix-columns-spanned="1" table:number-matrix-rows-spanned="1" table:formula="of:=SUM([.D3:.D135]&lt;[.$DT3:.$DT135])" office:value-type="float"/>
          <table:table-cell table:number-matrix-columns-spanned="1" table:number-matrix-rows-spanned="1" table:formula="of:=SUM([.E3:.E135]&lt;[.$DU3:.$DU135])" office:value-type="float"/>
          <table:table-cell table:number-matrix-columns-spanned="1" table:number-matrix-rows-spanned="1" table:formula="of:=SUM([.F3:.F135]&lt;[.$DV3:.$DV135])" office:value-type="float"/>
          <table:table-cell table:number-matrix-columns-spanned="1" table:number-matrix-rows-spanned="1" table:formula="of:=SUM([.G3:.G135]&lt;[.$DW3:.$DW135])" office:value-type="float"/>
          <table:table-cell table:style-name="cellBest" table:number-matrix-columns-spanned="1" table:number-matrix-rows-spanned="1" table:formula="of:=SUM([.H3:.H135]&lt;[.$DX3:.$DX135])" office:value-type="float"/>
          <table:table-cell table:number-matrix-columns-spanned="1" table:number-matrix-rows-spanned="1" table:formula="of:=SUM([.I3:.I135]&lt;[.$DY3:.$DY135])" office:value-type="float"/>
          <table:table-cell table:number-matrix-columns-spanned="1" table:number-matrix-rows-spanned="1" table:formula="of:=SUM([.J3:.J135]&lt;[.$DZ3:.$DZ135])" office:value-type="float"/>
          <table:table-cell table:style-name="cellBest" table:number-matrix-columns-spanned="1" table:number-matrix-rows-spanned="1" table:formula="of:=SUM([.K3:.K135]&lt;[.$EA3:.$EA135])" office:value-type="float"/>
          <table:table-cell table:number-matrix-columns-spanned="1" table:number-matrix-rows-spanned="1" table:formula="of:=SUM([.L3:.L135]&lt;[.$DR3:.$DR135])" office:value-type="float"/>
          <table:table-cell table:number-matrix-columns-spanned="1" table:number-matrix-rows-spanned="1" table:formula="of:=SUM([.M3:.M135]&lt;[.$DS3:.$DS135])" office:value-type="float"/>
          <table:table-cell table:number-matrix-columns-spanned="1" table:number-matrix-rows-spanned="1" table:formula="of:=SUM([.N3:.N135]&lt;[.$DT3:.$DT135])" office:value-type="float"/>
          <table:table-cell table:number-matrix-columns-spanned="1" table:number-matrix-rows-spanned="1" table:formula="of:=SUM([.O3:.O135]&lt;[.$DU3:.$DU135])" office:value-type="float"/>
          <table:table-cell table:number-matrix-columns-spanned="1" table:number-matrix-rows-spanned="1" table:formula="of:=SUM([.P3:.P135]&lt;[.$DV3:.$DV135])" office:value-type="float"/>
          <table:table-cell table:number-matrix-columns-spanned="1" table:number-matrix-rows-spanned="1" table:formula="of:=SUM([.Q3:.Q135]&lt;[.$DW3:.$DW135])" office:value-type="float"/>
          <table:table-cell table:number-matrix-columns-spanned="1" table:number-matrix-rows-spanned="1" table:formula="of:=SUM([.R3:.R135]&lt;[.$DX3:.$DX135])" office:value-type="float"/>
          <table:table-cell table:style-name="cellBest" table:number-matrix-columns-spanned="1" table:number-matrix-rows-spanned="1" table:formula="of:=SUM([.S3:.S135]&lt;[.$DY3:.$DY135])" office:value-type="float"/>
          <table:table-cell table:number-matrix-columns-spanned="1" table:number-matrix-rows-spanned="1" table:formula="of:=SUM([.T3:.T135]&lt;[.$DZ3:.$DZ135])" office:value-type="float"/>
          <table:table-cell table:number-matrix-columns-spanned="1" table:number-matrix-rows-spanned="1" table:formula="of:=SUM([.U3:.U135]&lt;[.$EA3:.$EA135])" office:value-type="float"/>
          <table:table-cell table:number-matrix-columns-spanned="1" table:number-matrix-rows-spanned="1" table:formula="of:=SUM([.V3:.V135]&lt;[.$DR3:.$DR135])" office:value-type="float"/>
          <table:table-cell table:number-matrix-columns-spanned="1" table:number-matrix-rows-spanned="1" table:formula="of:=SUM([.W3:.W135]&lt;[.$DS3:.$DS135])" office:value-type="float"/>
          <table:table-cell table:number-matrix-columns-spanned="1" table:number-matrix-rows-spanned="1" table:formula="of:=SUM([.X3:.X135]&lt;[.$DT3:.$DT135])" office:value-type="float"/>
          <table:table-cell table:number-matrix-columns-spanned="1" table:number-matrix-rows-spanned="1" table:formula="of:=SUM([.Y3:.Y135]&lt;[.$DU3:.$DU135])" office:value-type="float"/>
          <table:table-cell table:number-matrix-columns-spanned="1" table:number-matrix-rows-spanned="1" table:formula="of:=SUM([.Z3:.Z135]&lt;[.$DV3:.$DV135])" office:value-type="float"/>
          <table:table-cell table:number-matrix-columns-spanned="1" table:number-matrix-rows-spanned="1" table:formula="of:=SUM([.AA3:.AA135]&lt;[.$DW3:.$DW135])" office:value-type="float"/>
          <table:table-cell table:style-name="cellBest" table:number-matrix-columns-spanned="1" table:number-matrix-rows-spanned="1" table:formula="of:=SUM([.AB3:.AB135]&lt;[.$DX3:.$DX135])" office:value-type="float"/>
          <table:table-cell table:number-matrix-columns-spanned="1" table:number-matrix-rows-spanned="1" table:formula="of:=SUM([.AC3:.AC135]&lt;[.$DY3:.$DY135])" office:value-type="float"/>
          <table:table-cell table:number-matrix-columns-spanned="1" table:number-matrix-rows-spanned="1" table:formula="of:=SUM([.AD3:.AD135]&lt;[.$DZ3:.$DZ135])" office:value-type="float"/>
          <table:table-cell table:number-matrix-columns-spanned="1" table:number-matrix-rows-spanned="1" table:formula="of:=SUM([.AE3:.AE135]&lt;[.$EA3:.$EA135])" office:value-type="float"/>
          <table:table-cell table:number-matrix-columns-spanned="1" table:number-matrix-rows-spanned="1" table:formula="of:=SUM([.AF3:.AF135]&lt;[.$DR3:.$DR135])" office:value-type="float"/>
          <table:table-cell table:number-matrix-columns-spanned="1" table:number-matrix-rows-spanned="1" table:formula="of:=SUM([.AG3:.AG135]&lt;[.$DS3:.$DS135])" office:value-type="float"/>
          <table:table-cell table:style-name="cellWorst" table:number-matrix-columns-spanned="1" table:number-matrix-rows-spanned="1" table:formula="of:=SUM([.AH3:.AH135]&lt;[.$DT3:.$DT135])" office:value-type="float"/>
          <table:table-cell table:style-name="cellWorst" table:number-matrix-columns-spanned="1" table:number-matrix-rows-spanned="1" table:formula="of:=SUM([.AI3:.AI135]&lt;[.$DU3:.$DU135])" office:value-type="float"/>
          <table:table-cell table:number-matrix-columns-spanned="1" table:number-matrix-rows-spanned="1" table:formula="of:=SUM([.AJ3:.AJ135]&lt;[.$DV3:.$DV135])" office:value-type="float"/>
          <table:table-cell table:style-name="cellWorst" table:number-matrix-columns-spanned="1" table:number-matrix-rows-spanned="1" table:formula="of:=SUM([.AK3:.AK135]&lt;[.$DW3:.$DW135])" office:value-type="float"/>
          <table:table-cell table:style-name="cellWorst" table:number-matrix-columns-spanned="1" table:number-matrix-rows-spanned="1" table:formula="of:=SUM([.AL3:.AL135]&lt;[.$DX3:.$DX135])" office:value-type="float"/>
          <table:table-cell table:style-name="cellWorst" table:number-matrix-columns-spanned="1" table:number-matrix-rows-spanned="1" table:formula="of:=SUM([.AM3:.AM135]&lt;[.$DY3:.$DY135])" office:value-type="float"/>
          <table:table-cell table:number-matrix-columns-spanned="1" table:number-matrix-rows-spanned="1" table:formula="of:=SUM([.AN3:.AN135]&lt;[.$DZ3:.$DZ135])" office:value-type="float"/>
          <table:table-cell table:number-matrix-columns-spanned="1" table:number-matrix-rows-spanned="1" table:formula="of:=SUM([.AO3:.AO135]&lt;[.$EA3:.$EA135])" office:value-type="float"/>
          <table:table-cell table:number-matrix-columns-spanned="1" table:number-matrix-rows-spanned="1" table:formula="of:=SUM([.AP3:.AP135]&lt;[.$DR3:.$DR135])" office:value-type="float"/>
          <table:table-cell table:style-name="cellWorst" table:number-matrix-columns-spanned="1" table:number-matrix-rows-spanned="1" table:formula="of:=SUM([.AQ3:.AQ135]&lt;[.$DS3:.$DS135])" office:value-type="float"/>
          <table:table-cell table:style-name="cellBest" table:number-matrix-columns-spanned="1" table:number-matrix-rows-spanned="1" table:formula="of:=SUM([.AR3:.AR135]&lt;[.$DT3:.$DT135])" office:value-type="float"/>
          <table:table-cell table:style-name="cellBest" table:number-matrix-columns-spanned="1" table:number-matrix-rows-spanned="1" table:formula="of:=SUM([.AS3:.AS135]&lt;[.$DU3:.$DU135])" office:value-type="float"/>
          <table:table-cell table:number-matrix-columns-spanned="1" table:number-matrix-rows-spanned="1" table:formula="of:=SUM([.AT3:.AT135]&lt;[.$DV3:.$DV135])" office:value-type="float"/>
          <table:table-cell table:style-name="cellBest" table:number-matrix-columns-spanned="1" table:number-matrix-rows-spanned="1" table:formula="of:=SUM([.AU3:.AU135]&lt;[.$DW3:.$DW135])" office:value-type="float"/>
          <table:table-cell table:number-matrix-columns-spanned="1" table:number-matrix-rows-spanned="1" table:formula="of:=SUM([.AV3:.AV135]&lt;[.$DX3:.$DX135])" office:value-type="float"/>
          <table:table-cell table:number-matrix-columns-spanned="1" table:number-matrix-rows-spanned="1" table:formula="of:=SUM([.AW3:.AW135]&lt;[.$DY3:.$DY135])" office:value-type="float"/>
          <table:table-cell table:number-matrix-columns-spanned="1" table:number-matrix-rows-spanned="1" table:formula="of:=SUM([.AX3:.AX135]&lt;[.$DZ3:.$DZ135])" office:value-type="float"/>
          <table:table-cell table:style-name="cellWorst" table:number-matrix-columns-spanned="1" table:number-matrix-rows-spanned="1" table:formula="of:=SUM([.AY3:.AY135]&lt;[.$EA3:.$EA135])" office:value-type="float"/>
          <table:table-cell table:number-matrix-columns-spanned="1" table:number-matrix-rows-spanned="1" table:formula="of:=SUM([.AZ3:.AZ135]&lt;[.$DR3:.$DR135])" office:value-type="float"/>
          <table:table-cell table:number-matrix-columns-spanned="1" table:number-matrix-rows-spanned="1" table:formula="of:=SUM([.BA3:.BA135]&lt;[.$DS3:.$DS135])" office:value-type="float"/>
          <table:table-cell table:number-matrix-columns-spanned="1" table:number-matrix-rows-spanned="1" table:formula="of:=SUM([.BB3:.BB135]&lt;[.$DT3:.$DT135])" office:value-type="float"/>
          <table:table-cell table:style-name="cellWorst" table:number-matrix-columns-spanned="1" table:number-matrix-rows-spanned="1" table:formula="of:=SUM([.BC3:.BC135]&lt;[.$DU3:.$DU135])" office:value-type="float"/>
          <table:table-cell table:number-matrix-columns-spanned="1" table:number-matrix-rows-spanned="1" table:formula="of:=SUM([.BD3:.BD135]&lt;[.$DV3:.$DV135])" office:value-type="float"/>
          <table:table-cell table:style-name="cellWorst" table:number-matrix-columns-spanned="1" table:number-matrix-rows-spanned="1" table:formula="of:=SUM([.BE3:.BE135]&lt;[.$DW3:.$DW135])" office:value-type="float"/>
          <table:table-cell table:style-name="cellWorst" table:number-matrix-columns-spanned="1" table:number-matrix-rows-spanned="1" table:formula="of:=SUM([.BF3:.BF135]&lt;[.$DX3:.$DX135])" office:value-type="float"/>
          <table:table-cell table:number-matrix-columns-spanned="1" table:number-matrix-rows-spanned="1" table:formula="of:=SUM([.BG3:.BG135]&lt;[.$DY3:.$DY135])" office:value-type="float"/>
          <table:table-cell table:number-matrix-columns-spanned="1" table:number-matrix-rows-spanned="1" table:formula="of:=SUM([.BH3:.BH135]&lt;[.$DZ3:.$DZ135])" office:value-type="float"/>
          <table:table-cell table:number-matrix-columns-spanned="1" table:number-matrix-rows-spanned="1" table:formula="of:=SUM([.BI3:.BI135]&lt;[.$EA3:.$EA135])" office:value-type="float"/>
          <table:table-cell table:number-matrix-columns-spanned="1" table:number-matrix-rows-spanned="1" table:formula="of:=SUM([.BJ3:.BJ135]&lt;[.$DR3:.$DR135])" office:value-type="float"/>
          <table:table-cell table:number-matrix-columns-spanned="1" table:number-matrix-rows-spanned="1" table:formula="of:=SUM([.BK3:.BK135]&lt;[.$DS3:.$DS135])" office:value-type="float"/>
          <table:table-cell table:number-matrix-columns-spanned="1" table:number-matrix-rows-spanned="1" table:formula="of:=SUM([.BL3:.BL135]&lt;[.$DT3:.$DT135])" office:value-type="float"/>
          <table:table-cell table:style-name="cellWorst" table:number-matrix-columns-spanned="1" table:number-matrix-rows-spanned="1" table:formula="of:=SUM([.BM3:.BM135]&lt;[.$DU3:.$DU135])" office:value-type="float"/>
          <table:table-cell table:number-matrix-columns-spanned="1" table:number-matrix-rows-spanned="1" table:formula="of:=SUM([.BN3:.BN135]&lt;[.$DV3:.$DV135])" office:value-type="float"/>
          <table:table-cell table:style-name="cellWorst" table:number-matrix-columns-spanned="1" table:number-matrix-rows-spanned="1" table:formula="of:=SUM([.BO3:.BO135]&lt;[.$DW3:.$DW135])" office:value-type="float"/>
          <table:table-cell table:style-name="cellWorst" table:number-matrix-columns-spanned="1" table:number-matrix-rows-spanned="1" table:formula="of:=SUM([.BP3:.BP135]&lt;[.$DX3:.$DX135])" office:value-type="float"/>
          <table:table-cell table:number-matrix-columns-spanned="1" table:number-matrix-rows-spanned="1" table:formula="of:=SUM([.BQ3:.BQ135]&lt;[.$DY3:.$DY135])" office:value-type="float"/>
          <table:table-cell table:number-matrix-columns-spanned="1" table:number-matrix-rows-spanned="1" table:formula="of:=SUM([.BR3:.BR135]&lt;[.$DZ3:.$DZ135])" office:value-type="float"/>
          <table:table-cell table:number-matrix-columns-spanned="1" table:number-matrix-rows-spanned="1" table:formula="of:=SUM([.BS3:.BS135]&lt;[.$EA3:.$EA135])" office:value-type="float"/>
          <table:table-cell table:number-matrix-columns-spanned="1" table:number-matrix-rows-spanned="1" table:formula="of:=SUM([.BT3:.BT135]&lt;[.$DR3:.$DR135])" office:value-type="float"/>
          <table:table-cell table:number-matrix-columns-spanned="1" table:number-matrix-rows-spanned="1" table:formula="of:=SUM([.BU3:.BU135]&lt;[.$DS3:.$DS135])" office:value-type="float"/>
          <table:table-cell table:number-matrix-columns-spanned="1" table:number-matrix-rows-spanned="1" table:formula="of:=SUM([.BV3:.BV135]&lt;[.$DT3:.$DT135])" office:value-type="float"/>
          <table:table-cell table:number-matrix-columns-spanned="1" table:number-matrix-rows-spanned="1" table:formula="of:=SUM([.BW3:.BW135]&lt;[.$DU3:.$DU135])" office:value-type="float"/>
          <table:table-cell table:number-matrix-columns-spanned="1" table:number-matrix-rows-spanned="1" table:formula="of:=SUM([.BX3:.BX135]&lt;[.$DV3:.$DV135])" office:value-type="float"/>
          <table:table-cell table:number-matrix-columns-spanned="1" table:number-matrix-rows-spanned="1" table:formula="of:=SUM([.BY3:.BY135]&lt;[.$DW3:.$DW135])" office:value-type="float"/>
          <table:table-cell table:number-matrix-columns-spanned="1" table:number-matrix-rows-spanned="1" table:formula="of:=SUM([.BZ3:.BZ135]&lt;[.$DX3:.$DX135])" office:value-type="float"/>
          <table:table-cell table:number-matrix-columns-spanned="1" table:number-matrix-rows-spanned="1" table:formula="of:=SUM([.CA3:.CA135]&lt;[.$DY3:.$DY135])" office:value-type="float"/>
          <table:table-cell table:number-matrix-columns-spanned="1" table:number-matrix-rows-spanned="1" table:formula="of:=SUM([.CB3:.CB135]&lt;[.$DZ3:.$DZ135])" office:value-type="float"/>
          <table:table-cell table:number-matrix-columns-spanned="1" table:number-matrix-rows-spanned="1" table:formula="of:=SUM([.CC3:.CC135]&lt;[.$EA3:.$EA135])" office:value-type="float"/>
          <table:table-cell table:number-matrix-columns-spanned="1" table:number-matrix-rows-spanned="1" table:formula="of:=SUM([.CD3:.CD135]&lt;[.$DR3:.$DR135])" office:value-type="float"/>
          <table:table-cell table:number-matrix-columns-spanned="1" table:number-matrix-rows-spanned="1" table:formula="of:=SUM([.CE3:.CE135]&lt;[.$DS3:.$DS135])" office:value-type="float"/>
          <table:table-cell table:number-matrix-columns-spanned="1" table:number-matrix-rows-spanned="1" table:formula="of:=SUM([.CF3:.CF135]&lt;[.$DT3:.$DT135])" office:value-type="float"/>
          <table:table-cell table:number-matrix-columns-spanned="1" table:number-matrix-rows-spanned="1" table:formula="of:=SUM([.CG3:.CG135]&lt;[.$DU3:.$DU135])" office:value-type="float"/>
          <table:table-cell table:number-matrix-columns-spanned="1" table:number-matrix-rows-spanned="1" table:formula="of:=SUM([.CH3:.CH135]&lt;[.$DV3:.$DV135])" office:value-type="float"/>
          <table:table-cell table:number-matrix-columns-spanned="1" table:number-matrix-rows-spanned="1" table:formula="of:=SUM([.CI3:.CI135]&lt;[.$DW3:.$DW135])" office:value-type="float"/>
          <table:table-cell table:number-matrix-columns-spanned="1" table:number-matrix-rows-spanned="1" table:formula="of:=SUM([.CJ3:.CJ135]&lt;[.$DX3:.$DX135])" office:value-type="float"/>
          <table:table-cell table:number-matrix-columns-spanned="1" table:number-matrix-rows-spanned="1" table:formula="of:=SUM([.CK3:.CK135]&lt;[.$DY3:.$DY135])" office:value-type="float"/>
          <table:table-cell table:number-matrix-columns-spanned="1" table:number-matrix-rows-spanned="1" table:formula="of:=SUM([.CL3:.CL135]&lt;[.$DZ3:.$DZ135])" office:value-type="float"/>
          <table:table-cell table:number-matrix-columns-spanned="1" table:number-matrix-rows-spanned="1" table:formula="of:=SUM([.CM3:.CM135]&lt;[.$EA3:.$EA135])" office:value-type="float"/>
          <table:table-cell table:style-name="cellWorst" table:number-matrix-columns-spanned="1" table:number-matrix-rows-spanned="1" table:formula="of:=SUM([.CN3:.CN135]&lt;[.$DR3:.$DR135])" office:value-type="float"/>
          <table:table-cell table:style-name="cellWorst" table:number-matrix-columns-spanned="1" table:number-matrix-rows-spanned="1" table:formula="of:=SUM([.CO3:.CO135]&lt;[.$DS3:.$DS135])" office:value-type="float"/>
          <table:table-cell table:number-matrix-columns-spanned="1" table:number-matrix-rows-spanned="1" table:formula="of:=SUM([.CP3:.CP135]&lt;[.$DT3:.$DT135])" office:value-type="float"/>
          <table:table-cell table:number-matrix-columns-spanned="1" table:number-matrix-rows-spanned="1" table:formula="of:=SUM([.CQ3:.CQ135]&lt;[.$DU3:.$DU135])" office:value-type="float"/>
          <table:table-cell table:number-matrix-columns-spanned="1" table:number-matrix-rows-spanned="1" table:formula="of:=SUM([.CR3:.CR135]&lt;[.$DV3:.$DV135])" office:value-type="float"/>
          <table:table-cell table:number-matrix-columns-spanned="1" table:number-matrix-rows-spanned="1" table:formula="of:=SUM([.CS3:.CS135]&lt;[.$DW3:.$DW135])" office:value-type="float"/>
          <table:table-cell table:number-matrix-columns-spanned="1" table:number-matrix-rows-spanned="1" table:formula="of:=SUM([.CT3:.CT135]&lt;[.$DX3:.$DX135])" office:value-type="float"/>
          <table:table-cell table:number-matrix-columns-spanned="1" table:number-matrix-rows-spanned="1" table:formula="of:=SUM([.CU3:.CU135]&lt;[.$DY3:.$DY135])" office:value-type="float"/>
          <table:table-cell table:number-matrix-columns-spanned="1" table:number-matrix-rows-spanned="1" table:formula="of:=SUM([.CV3:.CV135]&lt;[.$DZ3:.$DZ135])" office:value-type="float"/>
          <table:table-cell table:style-name="cellWorst" table:number-matrix-columns-spanned="1" table:number-matrix-rows-spanned="1" table:formula="of:=SUM([.CW3:.CW135]&lt;[.$EA3:.$EA135])" office:value-type="float"/>
          <table:table-cell table:number-matrix-columns-spanned="1" table:number-matrix-rows-spanned="1" table:formula="of:=SUM([.CX3:.CX135]&lt;[.$DR3:.$DR135])" office:value-type="float"/>
          <table:table-cell table:style-name="cellWorst" table:number-matrix-columns-spanned="1" table:number-matrix-rows-spanned="1" table:formula="of:=SUM([.CY3:.CY135]&lt;[.$DS3:.$DS135])" office:value-type="float"/>
          <table:table-cell table:number-matrix-columns-spanned="1" table:number-matrix-rows-spanned="1" table:formula="of:=SUM([.CZ3:.CZ135]&lt;[.$DT3:.$DT135])" office:value-type="float"/>
          <table:table-cell table:number-matrix-columns-spanned="1" table:number-matrix-rows-spanned="1" table:formula="of:=SUM([.DA3:.DA135]&lt;[.$DU3:.$DU135])" office:value-type="float"/>
          <table:table-cell table:number-matrix-columns-spanned="1" table:number-matrix-rows-spanned="1" table:formula="of:=SUM([.DB3:.DB135]&lt;[.$DV3:.$DV135])" office:value-type="float"/>
          <table:table-cell table:number-matrix-columns-spanned="1" table:number-matrix-rows-spanned="1" table:formula="of:=SUM([.DC3:.DC135]&lt;[.$DW3:.$DW135])" office:value-type="float"/>
          <table:table-cell table:number-matrix-columns-spanned="1" table:number-matrix-rows-spanned="1" table:formula="of:=SUM([.DD3:.DD135]&lt;[.$DX3:.$DX135])" office:value-type="float"/>
          <table:table-cell table:number-matrix-columns-spanned="1" table:number-matrix-rows-spanned="1" table:formula="of:=SUM([.DE3:.DE135]&lt;[.$DY3:.$DY135])" office:value-type="float"/>
          <table:table-cell table:number-matrix-columns-spanned="1" table:number-matrix-rows-spanned="1" table:formula="of:=SUM([.DF3:.DF135]&lt;[.$DZ3:.$DZ135])" office:value-type="float"/>
          <table:table-cell table:style-name="cellWorst" table:number-matrix-columns-spanned="1" table:number-matrix-rows-spanned="1" table:formula="of:=SUM([.DG3:.DG135]&lt;[.$EA3:.$EA135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ORSE</text:p>
          </table:table-cell>
          <table:table-cell table:style-name="cellBest" table:number-matrix-columns-spanned="1" table:number-matrix-rows-spanned="1" table:formula="of:=SUM([.B3:.B135]&gt;[.$DR3:.$DR135])" office:value-type="float"/>
          <table:table-cell table:style-name="cellBest" table:number-matrix-columns-spanned="1" table:number-matrix-rows-spanned="1" table:formula="of:=SUM([.C3:.C135]&gt;[.$DS3:.$DS135])" office:value-type="float"/>
          <table:table-cell table:number-matrix-columns-spanned="1" table:number-matrix-rows-spanned="1" table:formula="of:=SUM([.D3:.D135]&gt;[.$DT3:.$DT135])" office:value-type="float"/>
          <table:table-cell table:number-matrix-columns-spanned="1" table:number-matrix-rows-spanned="1" table:formula="of:=SUM([.E3:.E135]&gt;[.$DU3:.$DU135])" office:value-type="float"/>
          <table:table-cell table:number-matrix-columns-spanned="1" table:number-matrix-rows-spanned="1" table:formula="of:=SUM([.F3:.F135]&gt;[.$DV3:.$DV135])" office:value-type="float"/>
          <table:table-cell table:number-matrix-columns-spanned="1" table:number-matrix-rows-spanned="1" table:formula="of:=SUM([.G3:.G135]&gt;[.$DW3:.$DW135])" office:value-type="float"/>
          <table:table-cell table:style-name="cellBest" table:number-matrix-columns-spanned="1" table:number-matrix-rows-spanned="1" table:formula="of:=SUM([.H3:.H135]&gt;[.$DX3:.$DX135])" office:value-type="float"/>
          <table:table-cell table:number-matrix-columns-spanned="1" table:number-matrix-rows-spanned="1" table:formula="of:=SUM([.I3:.I135]&gt;[.$DY3:.$DY135])" office:value-type="float"/>
          <table:table-cell table:number-matrix-columns-spanned="1" table:number-matrix-rows-spanned="1" table:formula="of:=SUM([.J3:.J135]&gt;[.$DZ3:.$DZ135])" office:value-type="float"/>
          <table:table-cell table:number-matrix-columns-spanned="1" table:number-matrix-rows-spanned="1" table:formula="of:=SUM([.K3:.K135]&gt;[.$EA3:.$EA135])" office:value-type="float"/>
          <table:table-cell table:number-matrix-columns-spanned="1" table:number-matrix-rows-spanned="1" table:formula="of:=SUM([.L3:.L135]&gt;[.$DR3:.$DR135])" office:value-type="float"/>
          <table:table-cell table:style-name="cellBest" table:number-matrix-columns-spanned="1" table:number-matrix-rows-spanned="1" table:formula="of:=SUM([.M3:.M135]&gt;[.$DS3:.$DS135])" office:value-type="float"/>
          <table:table-cell table:number-matrix-columns-spanned="1" table:number-matrix-rows-spanned="1" table:formula="of:=SUM([.N3:.N135]&gt;[.$DT3:.$DT135])" office:value-type="float"/>
          <table:table-cell table:style-name="cellBest" table:number-matrix-columns-spanned="1" table:number-matrix-rows-spanned="1" table:formula="of:=SUM([.O3:.O135]&gt;[.$DU3:.$DU135])" office:value-type="float"/>
          <table:table-cell table:number-matrix-columns-spanned="1" table:number-matrix-rows-spanned="1" table:formula="of:=SUM([.P3:.P135]&gt;[.$DV3:.$DV135])" office:value-type="float"/>
          <table:table-cell table:style-name="cellBest" table:number-matrix-columns-spanned="1" table:number-matrix-rows-spanned="1" table:formula="of:=SUM([.Q3:.Q135]&gt;[.$DW3:.$DW135])" office:value-type="float"/>
          <table:table-cell table:style-name="cellBest" table:number-matrix-columns-spanned="1" table:number-matrix-rows-spanned="1" table:formula="of:=SUM([.R3:.R135]&gt;[.$DX3:.$DX135])" office:value-type="float"/>
          <table:table-cell table:style-name="cellBest" table:number-matrix-columns-spanned="1" table:number-matrix-rows-spanned="1" table:formula="of:=SUM([.S3:.S135]&gt;[.$DY3:.$DY135])" office:value-type="float"/>
          <table:table-cell table:number-matrix-columns-spanned="1" table:number-matrix-rows-spanned="1" table:formula="of:=SUM([.T3:.T135]&gt;[.$DZ3:.$DZ135])" office:value-type="float"/>
          <table:table-cell table:number-matrix-columns-spanned="1" table:number-matrix-rows-spanned="1" table:formula="of:=SUM([.U3:.U135]&gt;[.$EA3:.$EA135])" office:value-type="float"/>
          <table:table-cell table:number-matrix-columns-spanned="1" table:number-matrix-rows-spanned="1" table:formula="of:=SUM([.V3:.V135]&gt;[.$DR3:.$DR135])" office:value-type="float"/>
          <table:table-cell table:number-matrix-columns-spanned="1" table:number-matrix-rows-spanned="1" table:formula="of:=SUM([.W3:.W135]&gt;[.$DS3:.$DS135])" office:value-type="float"/>
          <table:table-cell table:number-matrix-columns-spanned="1" table:number-matrix-rows-spanned="1" table:formula="of:=SUM([.X3:.X135]&gt;[.$DT3:.$DT135])" office:value-type="float"/>
          <table:table-cell table:number-matrix-columns-spanned="1" table:number-matrix-rows-spanned="1" table:formula="of:=SUM([.Y3:.Y135]&gt;[.$DU3:.$DU135])" office:value-type="float"/>
          <table:table-cell table:number-matrix-columns-spanned="1" table:number-matrix-rows-spanned="1" table:formula="of:=SUM([.Z3:.Z135]&gt;[.$DV3:.$DV135])" office:value-type="float"/>
          <table:table-cell table:number-matrix-columns-spanned="1" table:number-matrix-rows-spanned="1" table:formula="of:=SUM([.AA3:.AA135]&gt;[.$DW3:.$DW135])" office:value-type="float"/>
          <table:table-cell table:style-name="cellBest" table:number-matrix-columns-spanned="1" table:number-matrix-rows-spanned="1" table:formula="of:=SUM([.AB3:.AB135]&gt;[.$DX3:.$DX135])" office:value-type="float"/>
          <table:table-cell table:number-matrix-columns-spanned="1" table:number-matrix-rows-spanned="1" table:formula="of:=SUM([.AC3:.AC135]&gt;[.$DY3:.$DY135])" office:value-type="float"/>
          <table:table-cell table:number-matrix-columns-spanned="1" table:number-matrix-rows-spanned="1" table:formula="of:=SUM([.AD3:.AD135]&gt;[.$DZ3:.$DZ135])" office:value-type="float"/>
          <table:table-cell table:number-matrix-columns-spanned="1" table:number-matrix-rows-spanned="1" table:formula="of:=SUM([.AE3:.AE135]&gt;[.$EA3:.$EA135])" office:value-type="float"/>
          <table:table-cell table:number-matrix-columns-spanned="1" table:number-matrix-rows-spanned="1" table:formula="of:=SUM([.AF3:.AF135]&gt;[.$DR3:.$DR135])" office:value-type="float"/>
          <table:table-cell table:number-matrix-columns-spanned="1" table:number-matrix-rows-spanned="1" table:formula="of:=SUM([.AG3:.AG135]&gt;[.$DS3:.$DS135])" office:value-type="float"/>
          <table:table-cell table:style-name="cellWorst" table:number-matrix-columns-spanned="1" table:number-matrix-rows-spanned="1" table:formula="of:=SUM([.AH3:.AH135]&gt;[.$DT3:.$DT135])" office:value-type="float"/>
          <table:table-cell table:style-name="cellWorst" table:number-matrix-columns-spanned="1" table:number-matrix-rows-spanned="1" table:formula="of:=SUM([.AI3:.AI135]&gt;[.$DU3:.$DU135])" office:value-type="float"/>
          <table:table-cell table:number-matrix-columns-spanned="1" table:number-matrix-rows-spanned="1" table:formula="of:=SUM([.AJ3:.AJ135]&gt;[.$DV3:.$DV135])" office:value-type="float"/>
          <table:table-cell table:style-name="cellWorst" table:number-matrix-columns-spanned="1" table:number-matrix-rows-spanned="1" table:formula="of:=SUM([.AK3:.AK135]&gt;[.$DW3:.$DW135])" office:value-type="float"/>
          <table:table-cell table:style-name="cellWorst" table:number-matrix-columns-spanned="1" table:number-matrix-rows-spanned="1" table:formula="of:=SUM([.AL3:.AL135]&gt;[.$DX3:.$DX135])" office:value-type="float"/>
          <table:table-cell table:style-name="cellWorst" table:number-matrix-columns-spanned="1" table:number-matrix-rows-spanned="1" table:formula="of:=SUM([.AM3:.AM135]&gt;[.$DY3:.$DY135])" office:value-type="float"/>
          <table:table-cell table:number-matrix-columns-spanned="1" table:number-matrix-rows-spanned="1" table:formula="of:=SUM([.AN3:.AN135]&gt;[.$DZ3:.$DZ135])" office:value-type="float"/>
          <table:table-cell table:style-name="cellWorst" table:number-matrix-columns-spanned="1" table:number-matrix-rows-spanned="1" table:formula="of:=SUM([.AO3:.AO135]&gt;[.$EA3:.$EA135])" office:value-type="float"/>
          <table:table-cell table:number-matrix-columns-spanned="1" table:number-matrix-rows-spanned="1" table:formula="of:=SUM([.AP3:.AP135]&gt;[.$DR3:.$DR135])" office:value-type="float"/>
          <table:table-cell table:number-matrix-columns-spanned="1" table:number-matrix-rows-spanned="1" table:formula="of:=SUM([.AQ3:.AQ135]&gt;[.$DS3:.$DS135])" office:value-type="float"/>
          <table:table-cell table:style-name="cellBest" table:number-matrix-columns-spanned="1" table:number-matrix-rows-spanned="1" table:formula="of:=SUM([.AR3:.AR135]&gt;[.$DT3:.$DT135])" office:value-type="float"/>
          <table:table-cell table:number-matrix-columns-spanned="1" table:number-matrix-rows-spanned="1" table:formula="of:=SUM([.AS3:.AS135]&gt;[.$DU3:.$DU135])" office:value-type="float"/>
          <table:table-cell table:number-matrix-columns-spanned="1" table:number-matrix-rows-spanned="1" table:formula="of:=SUM([.AT3:.AT135]&gt;[.$DV3:.$DV135])" office:value-type="float"/>
          <table:table-cell table:number-matrix-columns-spanned="1" table:number-matrix-rows-spanned="1" table:formula="of:=SUM([.AU3:.AU135]&gt;[.$DW3:.$DW135])" office:value-type="float"/>
          <table:table-cell table:number-matrix-columns-spanned="1" table:number-matrix-rows-spanned="1" table:formula="of:=SUM([.AV3:.AV135]&gt;[.$DX3:.$DX135])" office:value-type="float"/>
          <table:table-cell table:number-matrix-columns-spanned="1" table:number-matrix-rows-spanned="1" table:formula="of:=SUM([.AW3:.AW135]&gt;[.$DY3:.$DY135])" office:value-type="float"/>
          <table:table-cell table:number-matrix-columns-spanned="1" table:number-matrix-rows-spanned="1" table:formula="of:=SUM([.AX3:.AX135]&gt;[.$DZ3:.$DZ135])" office:value-type="float"/>
          <table:table-cell table:number-matrix-columns-spanned="1" table:number-matrix-rows-spanned="1" table:formula="of:=SUM([.AY3:.AY135]&gt;[.$EA3:.$EA135])" office:value-type="float"/>
          <table:table-cell table:number-matrix-columns-spanned="1" table:number-matrix-rows-spanned="1" table:formula="of:=SUM([.AZ3:.AZ135]&gt;[.$DR3:.$DR135])" office:value-type="float"/>
          <table:table-cell table:number-matrix-columns-spanned="1" table:number-matrix-rows-spanned="1" table:formula="of:=SUM([.BA3:.BA135]&gt;[.$DS3:.$DS135])" office:value-type="float"/>
          <table:table-cell table:number-matrix-columns-spanned="1" table:number-matrix-rows-spanned="1" table:formula="of:=SUM([.BB3:.BB135]&gt;[.$DT3:.$DT135])" office:value-type="float"/>
          <table:table-cell table:number-matrix-columns-spanned="1" table:number-matrix-rows-spanned="1" table:formula="of:=SUM([.BC3:.BC135]&gt;[.$DU3:.$DU135])" office:value-type="float"/>
          <table:table-cell table:number-matrix-columns-spanned="1" table:number-matrix-rows-spanned="1" table:formula="of:=SUM([.BD3:.BD135]&gt;[.$DV3:.$DV135])" office:value-type="float"/>
          <table:table-cell table:number-matrix-columns-spanned="1" table:number-matrix-rows-spanned="1" table:formula="of:=SUM([.BE3:.BE135]&gt;[.$DW3:.$DW135])" office:value-type="float"/>
          <table:table-cell table:number-matrix-columns-spanned="1" table:number-matrix-rows-spanned="1" table:formula="of:=SUM([.BF3:.BF135]&gt;[.$DX3:.$DX135])" office:value-type="float"/>
          <table:table-cell table:number-matrix-columns-spanned="1" table:number-matrix-rows-spanned="1" table:formula="of:=SUM([.BG3:.BG135]&gt;[.$DY3:.$DY135])" office:value-type="float"/>
          <table:table-cell table:number-matrix-columns-spanned="1" table:number-matrix-rows-spanned="1" table:formula="of:=SUM([.BH3:.BH135]&gt;[.$DZ3:.$DZ135])" office:value-type="float"/>
          <table:table-cell table:number-matrix-columns-spanned="1" table:number-matrix-rows-spanned="1" table:formula="of:=SUM([.BI3:.BI135]&gt;[.$EA3:.$EA135])" office:value-type="float"/>
          <table:table-cell table:number-matrix-columns-spanned="1" table:number-matrix-rows-spanned="1" table:formula="of:=SUM([.BJ3:.BJ135]&gt;[.$DR3:.$DR135])" office:value-type="float"/>
          <table:table-cell table:number-matrix-columns-spanned="1" table:number-matrix-rows-spanned="1" table:formula="of:=SUM([.BK3:.BK135]&gt;[.$DS3:.$DS135])" office:value-type="float"/>
          <table:table-cell table:number-matrix-columns-spanned="1" table:number-matrix-rows-spanned="1" table:formula="of:=SUM([.BL3:.BL135]&gt;[.$DT3:.$DT135])" office:value-type="float"/>
          <table:table-cell table:number-matrix-columns-spanned="1" table:number-matrix-rows-spanned="1" table:formula="of:=SUM([.BM3:.BM135]&gt;[.$DU3:.$DU135])" office:value-type="float"/>
          <table:table-cell table:number-matrix-columns-spanned="1" table:number-matrix-rows-spanned="1" table:formula="of:=SUM([.BN3:.BN135]&gt;[.$DV3:.$DV135])" office:value-type="float"/>
          <table:table-cell table:number-matrix-columns-spanned="1" table:number-matrix-rows-spanned="1" table:formula="of:=SUM([.BO3:.BO135]&gt;[.$DW3:.$DW135])" office:value-type="float"/>
          <table:table-cell table:number-matrix-columns-spanned="1" table:number-matrix-rows-spanned="1" table:formula="of:=SUM([.BP3:.BP135]&gt;[.$DX3:.$DX135])" office:value-type="float"/>
          <table:table-cell table:number-matrix-columns-spanned="1" table:number-matrix-rows-spanned="1" table:formula="of:=SUM([.BQ3:.BQ135]&gt;[.$DY3:.$DY135])" office:value-type="float"/>
          <table:table-cell table:number-matrix-columns-spanned="1" table:number-matrix-rows-spanned="1" table:formula="of:=SUM([.BR3:.BR135]&gt;[.$DZ3:.$DZ135])" office:value-type="float"/>
          <table:table-cell table:number-matrix-columns-spanned="1" table:number-matrix-rows-spanned="1" table:formula="of:=SUM([.BS3:.BS135]&gt;[.$EA3:.$EA135])" office:value-type="float"/>
          <table:table-cell table:number-matrix-columns-spanned="1" table:number-matrix-rows-spanned="1" table:formula="of:=SUM([.BT3:.BT135]&gt;[.$DR3:.$DR135])" office:value-type="float"/>
          <table:table-cell table:number-matrix-columns-spanned="1" table:number-matrix-rows-spanned="1" table:formula="of:=SUM([.BU3:.BU135]&gt;[.$DS3:.$DS135])" office:value-type="float"/>
          <table:table-cell table:number-matrix-columns-spanned="1" table:number-matrix-rows-spanned="1" table:formula="of:=SUM([.BV3:.BV135]&gt;[.$DT3:.$DT135])" office:value-type="float"/>
          <table:table-cell table:number-matrix-columns-spanned="1" table:number-matrix-rows-spanned="1" table:formula="of:=SUM([.BW3:.BW135]&gt;[.$DU3:.$DU135])" office:value-type="float"/>
          <table:table-cell table:number-matrix-columns-spanned="1" table:number-matrix-rows-spanned="1" table:formula="of:=SUM([.BX3:.BX135]&gt;[.$DV3:.$DV135])" office:value-type="float"/>
          <table:table-cell table:number-matrix-columns-spanned="1" table:number-matrix-rows-spanned="1" table:formula="of:=SUM([.BY3:.BY135]&gt;[.$DW3:.$DW135])" office:value-type="float"/>
          <table:table-cell table:number-matrix-columns-spanned="1" table:number-matrix-rows-spanned="1" table:formula="of:=SUM([.BZ3:.BZ135]&gt;[.$DX3:.$DX135])" office:value-type="float"/>
          <table:table-cell table:style-name="cellBest" table:number-matrix-columns-spanned="1" table:number-matrix-rows-spanned="1" table:formula="of:=SUM([.CA3:.CA135]&gt;[.$DY3:.$DY135])" office:value-type="float"/>
          <table:table-cell table:number-matrix-columns-spanned="1" table:number-matrix-rows-spanned="1" table:formula="of:=SUM([.CB3:.CB135]&gt;[.$DZ3:.$DZ135])" office:value-type="float"/>
          <table:table-cell table:number-matrix-columns-spanned="1" table:number-matrix-rows-spanned="1" table:formula="of:=SUM([.CC3:.CC135]&gt;[.$EA3:.$EA135])" office:value-type="float"/>
          <table:table-cell table:number-matrix-columns-spanned="1" table:number-matrix-rows-spanned="1" table:formula="of:=SUM([.CD3:.CD135]&gt;[.$DR3:.$DR135])" office:value-type="float"/>
          <table:table-cell table:number-matrix-columns-spanned="1" table:number-matrix-rows-spanned="1" table:formula="of:=SUM([.CE3:.CE135]&gt;[.$DS3:.$DS135])" office:value-type="float"/>
          <table:table-cell table:number-matrix-columns-spanned="1" table:number-matrix-rows-spanned="1" table:formula="of:=SUM([.CF3:.CF135]&gt;[.$DT3:.$DT135])" office:value-type="float"/>
          <table:table-cell table:number-matrix-columns-spanned="1" table:number-matrix-rows-spanned="1" table:formula="of:=SUM([.CG3:.CG135]&gt;[.$DU3:.$DU135])" office:value-type="float"/>
          <table:table-cell table:number-matrix-columns-spanned="1" table:number-matrix-rows-spanned="1" table:formula="of:=SUM([.CH3:.CH135]&gt;[.$DV3:.$DV135])" office:value-type="float"/>
          <table:table-cell table:number-matrix-columns-spanned="1" table:number-matrix-rows-spanned="1" table:formula="of:=SUM([.CI3:.CI135]&gt;[.$DW3:.$DW135])" office:value-type="float"/>
          <table:table-cell table:number-matrix-columns-spanned="1" table:number-matrix-rows-spanned="1" table:formula="of:=SUM([.CJ3:.CJ135]&gt;[.$DX3:.$DX135])" office:value-type="float"/>
          <table:table-cell table:number-matrix-columns-spanned="1" table:number-matrix-rows-spanned="1" table:formula="of:=SUM([.CK3:.CK135]&gt;[.$DY3:.$DY135])" office:value-type="float"/>
          <table:table-cell table:number-matrix-columns-spanned="1" table:number-matrix-rows-spanned="1" table:formula="of:=SUM([.CL3:.CL135]&gt;[.$DZ3:.$DZ135])" office:value-type="float"/>
          <table:table-cell table:style-name="cellBest" table:number-matrix-columns-spanned="1" table:number-matrix-rows-spanned="1" table:formula="of:=SUM([.CM3:.CM135]&gt;[.$EA3:.$EA135])" office:value-type="float"/>
          <table:table-cell table:style-name="cellWorst" table:number-matrix-columns-spanned="1" table:number-matrix-rows-spanned="1" table:formula="of:=SUM([.CN3:.CN135]&gt;[.$DR3:.$DR135])" office:value-type="float"/>
          <table:table-cell table:number-matrix-columns-spanned="1" table:number-matrix-rows-spanned="1" table:formula="of:=SUM([.CO3:.CO135]&gt;[.$DS3:.$DS135])" office:value-type="float"/>
          <table:table-cell table:number-matrix-columns-spanned="1" table:number-matrix-rows-spanned="1" table:formula="of:=SUM([.CP3:.CP135]&gt;[.$DT3:.$DT135])" office:value-type="float"/>
          <table:table-cell table:number-matrix-columns-spanned="1" table:number-matrix-rows-spanned="1" table:formula="of:=SUM([.CQ3:.CQ135]&gt;[.$DU3:.$DU135])" office:value-type="float"/>
          <table:table-cell table:number-matrix-columns-spanned="1" table:number-matrix-rows-spanned="1" table:formula="of:=SUM([.CR3:.CR135]&gt;[.$DV3:.$DV135])" office:value-type="float"/>
          <table:table-cell table:number-matrix-columns-spanned="1" table:number-matrix-rows-spanned="1" table:formula="of:=SUM([.CS3:.CS135]&gt;[.$DW3:.$DW135])" office:value-type="float"/>
          <table:table-cell table:number-matrix-columns-spanned="1" table:number-matrix-rows-spanned="1" table:formula="of:=SUM([.CT3:.CT135]&gt;[.$DX3:.$DX135])" office:value-type="float"/>
          <table:table-cell table:number-matrix-columns-spanned="1" table:number-matrix-rows-spanned="1" table:formula="of:=SUM([.CU3:.CU135]&gt;[.$DY3:.$DY135])" office:value-type="float"/>
          <table:table-cell table:number-matrix-columns-spanned="1" table:number-matrix-rows-spanned="1" table:formula="of:=SUM([.CV3:.CV135]&gt;[.$DZ3:.$DZ135])" office:value-type="float"/>
          <table:table-cell table:number-matrix-columns-spanned="1" table:number-matrix-rows-spanned="1" table:formula="of:=SUM([.CW3:.CW135]&gt;[.$EA3:.$EA135])" office:value-type="float"/>
          <table:table-cell table:number-matrix-columns-spanned="1" table:number-matrix-rows-spanned="1" table:formula="of:=SUM([.CX3:.CX135]&gt;[.$DR3:.$DR135])" office:value-type="float"/>
          <table:table-cell table:style-name="cellWorst" table:number-matrix-columns-spanned="1" table:number-matrix-rows-spanned="1" table:formula="of:=SUM([.CY3:.CY135]&gt;[.$DS3:.$DS135])" office:value-type="float"/>
          <table:table-cell table:number-matrix-columns-spanned="1" table:number-matrix-rows-spanned="1" table:formula="of:=SUM([.CZ3:.CZ135]&gt;[.$DT3:.$DT135])" office:value-type="float"/>
          <table:table-cell table:number-matrix-columns-spanned="1" table:number-matrix-rows-spanned="1" table:formula="of:=SUM([.DA3:.DA135]&gt;[.$DU3:.$DU135])" office:value-type="float"/>
          <table:table-cell table:number-matrix-columns-spanned="1" table:number-matrix-rows-spanned="1" table:formula="of:=SUM([.DB3:.DB135]&gt;[.$DV3:.$DV135])" office:value-type="float"/>
          <table:table-cell table:number-matrix-columns-spanned="1" table:number-matrix-rows-spanned="1" table:formula="of:=SUM([.DC3:.DC135]&gt;[.$DW3:.$DW135])" office:value-type="float"/>
          <table:table-cell table:number-matrix-columns-spanned="1" table:number-matrix-rows-spanned="1" table:formula="of:=SUM([.DD3:.DD135]&gt;[.$DX3:.$DX135])" office:value-type="float"/>
          <table:table-cell table:number-matrix-columns-spanned="1" table:number-matrix-rows-spanned="1" table:formula="of:=SUM([.DE3:.DE135]&gt;[.$DY3:.$DY135])" office:value-type="float"/>
          <table:table-cell table:number-matrix-columns-spanned="1" table:number-matrix-rows-spanned="1" table:formula="of:=SUM([.DF3:.DF135]&gt;[.$DZ3:.$DZ135])" office:value-type="float"/>
          <table:table-cell table:number-matrix-columns-spanned="1" table:number-matrix-rows-spanned="1" table:formula="of:=SUM([.DG3:.DG135]&gt;[.$EA3:.$EA135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ORST</text:p>
          </table:table-cell>
          <table:table-cell table:style-name="cellBest" table:number-matrix-columns-spanned="1" table:number-matrix-rows-spanned="1" table:formula="of:=SUM([.B3:.B135]=[.$EB3:.$EB135])" office:value-type="float"/>
          <table:table-cell table:style-name="cellBest" table:number-matrix-columns-spanned="1" table:number-matrix-rows-spanned="1" table:formula="of:=SUM([.C3:.C135]=[.$EC3:.$EC135])" office:value-type="float"/>
          <table:table-cell table:number-matrix-columns-spanned="1" table:number-matrix-rows-spanned="1" table:formula="of:=SUM([.D3:.D135]=[.$ED3:.$ED135])" office:value-type="float"/>
          <table:table-cell table:number-matrix-columns-spanned="1" table:number-matrix-rows-spanned="1" table:formula="of:=SUM([.E3:.E135]=[.$EE3:.$EE135])" office:value-type="float"/>
          <table:table-cell table:number-matrix-columns-spanned="1" table:number-matrix-rows-spanned="1" table:formula="of:=SUM([.F3:.F135]=[.$EF3:.$EF135])" office:value-type="float"/>
          <table:table-cell table:number-matrix-columns-spanned="1" table:number-matrix-rows-spanned="1" table:formula="of:=SUM([.G3:.G135]=[.$EG3:.$EG135])" office:value-type="float"/>
          <table:table-cell table:number-matrix-columns-spanned="1" table:number-matrix-rows-spanned="1" table:formula="of:=SUM([.H3:.H135]=[.$EH3:.$EH135])" office:value-type="float"/>
          <table:table-cell table:number-matrix-columns-spanned="1" table:number-matrix-rows-spanned="1" table:formula="of:=SUM([.I3:.I135]=[.$EI3:.$EI135])" office:value-type="float"/>
          <table:table-cell table:style-name="cellWorst" table:number-matrix-columns-spanned="1" table:number-matrix-rows-spanned="1" table:formula="of:=SUM([.J3:.J135]=[.$EJ3:.$EJ135])" office:value-type="float"/>
          <table:table-cell table:number-matrix-columns-spanned="1" table:number-matrix-rows-spanned="1" table:formula="of:=SUM([.K3:.K135]=[.$EK3:.$EK135])" office:value-type="float"/>
          <table:table-cell table:number-matrix-columns-spanned="1" table:number-matrix-rows-spanned="1" table:formula="of:=SUM([.L3:.L135]=[.$EB3:.$EB135])" office:value-type="float"/>
          <table:table-cell table:number-matrix-columns-spanned="1" table:number-matrix-rows-spanned="1" table:formula="of:=SUM([.M3:.M135]=[.$EC3:.$EC135])" office:value-type="float"/>
          <table:table-cell table:number-matrix-columns-spanned="1" table:number-matrix-rows-spanned="1" table:formula="of:=SUM([.N3:.N135]=[.$ED3:.$ED135])" office:value-type="float"/>
          <table:table-cell table:style-name="cellBest" table:number-matrix-columns-spanned="1" table:number-matrix-rows-spanned="1" table:formula="of:=SUM([.O3:.O135]=[.$EE3:.$EE135])" office:value-type="float"/>
          <table:table-cell table:number-matrix-columns-spanned="1" table:number-matrix-rows-spanned="1" table:formula="of:=SUM([.P3:.P135]=[.$EF3:.$EF135])" office:value-type="float"/>
          <table:table-cell table:number-matrix-columns-spanned="1" table:number-matrix-rows-spanned="1" table:formula="of:=SUM([.Q3:.Q135]=[.$EG3:.$EG135])" office:value-type="float"/>
          <table:table-cell table:number-matrix-columns-spanned="1" table:number-matrix-rows-spanned="1" table:formula="of:=SUM([.R3:.R135]=[.$EH3:.$EH135])" office:value-type="float"/>
          <table:table-cell table:number-matrix-columns-spanned="1" table:number-matrix-rows-spanned="1" table:formula="of:=SUM([.S3:.S135]=[.$EI3:.$EI135])" office:value-type="float"/>
          <table:table-cell table:number-matrix-columns-spanned="1" table:number-matrix-rows-spanned="1" table:formula="of:=SUM([.T3:.T135]=[.$EJ3:.$EJ135])" office:value-type="float"/>
          <table:table-cell table:number-matrix-columns-spanned="1" table:number-matrix-rows-spanned="1" table:formula="of:=SUM([.U3:.U135]=[.$EK3:.$EK135])" office:value-type="float"/>
          <table:table-cell table:number-matrix-columns-spanned="1" table:number-matrix-rows-spanned="1" table:formula="of:=SUM([.V3:.V135]=[.$EB3:.$EB135])" office:value-type="float"/>
          <table:table-cell table:number-matrix-columns-spanned="1" table:number-matrix-rows-spanned="1" table:formula="of:=SUM([.W3:.W135]=[.$EC3:.$EC135])" office:value-type="float"/>
          <table:table-cell table:number-matrix-columns-spanned="1" table:number-matrix-rows-spanned="1" table:formula="of:=SUM([.X3:.X135]=[.$ED3:.$ED135])" office:value-type="float"/>
          <table:table-cell table:number-matrix-columns-spanned="1" table:number-matrix-rows-spanned="1" table:formula="of:=SUM([.Y3:.Y135]=[.$EE3:.$EE135])" office:value-type="float"/>
          <table:table-cell table:number-matrix-columns-spanned="1" table:number-matrix-rows-spanned="1" table:formula="of:=SUM([.Z3:.Z135]=[.$EF3:.$EF135])" office:value-type="float"/>
          <table:table-cell table:number-matrix-columns-spanned="1" table:number-matrix-rows-spanned="1" table:formula="of:=SUM([.AA3:.AA135]=[.$EG3:.$EG135])" office:value-type="float"/>
          <table:table-cell table:style-name="cellBest" table:number-matrix-columns-spanned="1" table:number-matrix-rows-spanned="1" table:formula="of:=SUM([.AB3:.AB135]=[.$EH3:.$EH135])" office:value-type="float"/>
          <table:table-cell table:number-matrix-columns-spanned="1" table:number-matrix-rows-spanned="1" table:formula="of:=SUM([.AC3:.AC135]=[.$EI3:.$EI135])" office:value-type="float"/>
          <table:table-cell table:number-matrix-columns-spanned="1" table:number-matrix-rows-spanned="1" table:formula="of:=SUM([.AD3:.AD135]=[.$EJ3:.$EJ135])" office:value-type="float"/>
          <table:table-cell table:number-matrix-columns-spanned="1" table:number-matrix-rows-spanned="1" table:formula="of:=SUM([.AE3:.AE135]=[.$EK3:.$EK135])" office:value-type="float"/>
          <table:table-cell table:number-matrix-columns-spanned="1" table:number-matrix-rows-spanned="1" table:formula="of:=SUM([.AF3:.AF135]=[.$EB3:.$EB135])" office:value-type="float"/>
          <table:table-cell table:number-matrix-columns-spanned="1" table:number-matrix-rows-spanned="1" table:formula="of:=SUM([.AG3:.AG135]=[.$EC3:.$EC135])" office:value-type="float"/>
          <table:table-cell table:style-name="cellWorst" table:number-matrix-columns-spanned="1" table:number-matrix-rows-spanned="1" table:formula="of:=SUM([.AH3:.AH135]=[.$ED3:.$ED135])" office:value-type="float"/>
          <table:table-cell table:style-name="cellWorst" table:number-matrix-columns-spanned="1" table:number-matrix-rows-spanned="1" table:formula="of:=SUM([.AI3:.AI135]=[.$EE3:.$EE135])" office:value-type="float"/>
          <table:table-cell table:number-matrix-columns-spanned="1" table:number-matrix-rows-spanned="1" table:formula="of:=SUM([.AJ3:.AJ135]=[.$EF3:.$EF135])" office:value-type="float"/>
          <table:table-cell table:style-name="cellWorst" table:number-matrix-columns-spanned="1" table:number-matrix-rows-spanned="1" table:formula="of:=SUM([.AK3:.AK135]=[.$EG3:.$EG135])" office:value-type="float"/>
          <table:table-cell table:number-matrix-columns-spanned="1" table:number-matrix-rows-spanned="1" table:formula="of:=SUM([.AL3:.AL135]=[.$EH3:.$EH135])" office:value-type="float"/>
          <table:table-cell table:style-name="cellWorst" table:number-matrix-columns-spanned="1" table:number-matrix-rows-spanned="1" table:formula="of:=SUM([.AM3:.AM135]=[.$EI3:.$EI135])" office:value-type="float"/>
          <table:table-cell table:number-matrix-columns-spanned="1" table:number-matrix-rows-spanned="1" table:formula="of:=SUM([.AN3:.AN135]=[.$EJ3:.$EJ135])" office:value-type="float"/>
          <table:table-cell table:style-name="cellWorst" table:number-matrix-columns-spanned="1" table:number-matrix-rows-spanned="1" table:formula="of:=SUM([.AO3:.AO135]=[.$EK3:.$EK135])" office:value-type="float"/>
          <table:table-cell table:number-matrix-columns-spanned="1" table:number-matrix-rows-spanned="1" table:formula="of:=SUM([.AP3:.AP135]=[.$EB3:.$EB135])" office:value-type="float"/>
          <table:table-cell table:number-matrix-columns-spanned="1" table:number-matrix-rows-spanned="1" table:formula="of:=SUM([.AQ3:.AQ135]=[.$EC3:.$EC135])" office:value-type="float"/>
          <table:table-cell table:number-matrix-columns-spanned="1" table:number-matrix-rows-spanned="1" table:formula="of:=SUM([.AR3:.AR135]=[.$ED3:.$ED135])" office:value-type="float"/>
          <table:table-cell table:number-matrix-columns-spanned="1" table:number-matrix-rows-spanned="1" table:formula="of:=SUM([.AS3:.AS135]=[.$EE3:.$EE135])" office:value-type="float"/>
          <table:table-cell table:number-matrix-columns-spanned="1" table:number-matrix-rows-spanned="1" table:formula="of:=SUM([.AT3:.AT135]=[.$EF3:.$EF135])" office:value-type="float"/>
          <table:table-cell table:style-name="cellBest" table:number-matrix-columns-spanned="1" table:number-matrix-rows-spanned="1" table:formula="of:=SUM([.AU3:.AU135]=[.$EG3:.$EG135])" office:value-type="float"/>
          <table:table-cell table:number-matrix-columns-spanned="1" table:number-matrix-rows-spanned="1" table:formula="of:=SUM([.AV3:.AV135]=[.$EH3:.$EH135])" office:value-type="float"/>
          <table:table-cell table:style-name="cellBest" table:number-matrix-columns-spanned="1" table:number-matrix-rows-spanned="1" table:formula="of:=SUM([.AW3:.AW135]=[.$EI3:.$EI135])" office:value-type="float"/>
          <table:table-cell table:number-matrix-columns-spanned="1" table:number-matrix-rows-spanned="1" table:formula="of:=SUM([.AX3:.AX135]=[.$EJ3:.$EJ135])" office:value-type="float"/>
          <table:table-cell table:number-matrix-columns-spanned="1" table:number-matrix-rows-spanned="1" table:formula="of:=SUM([.AY3:.AY135]=[.$EK3:.$EK135])" office:value-type="float"/>
          <table:table-cell table:number-matrix-columns-spanned="1" table:number-matrix-rows-spanned="1" table:formula="of:=SUM([.AZ3:.AZ135]=[.$EB3:.$EB135])" office:value-type="float"/>
          <table:table-cell table:number-matrix-columns-spanned="1" table:number-matrix-rows-spanned="1" table:formula="of:=SUM([.BA3:.BA135]=[.$EC3:.$EC135])" office:value-type="float"/>
          <table:table-cell table:number-matrix-columns-spanned="1" table:number-matrix-rows-spanned="1" table:formula="of:=SUM([.BB3:.BB135]=[.$ED3:.$ED135])" office:value-type="float"/>
          <table:table-cell table:number-matrix-columns-spanned="1" table:number-matrix-rows-spanned="1" table:formula="of:=SUM([.BC3:.BC135]=[.$EE3:.$EE135])" office:value-type="float"/>
          <table:table-cell table:number-matrix-columns-spanned="1" table:number-matrix-rows-spanned="1" table:formula="of:=SUM([.BD3:.BD135]=[.$EF3:.$EF135])" office:value-type="float"/>
          <table:table-cell table:number-matrix-columns-spanned="1" table:number-matrix-rows-spanned="1" table:formula="of:=SUM([.BE3:.BE135]=[.$EG3:.$EG135])" office:value-type="float"/>
          <table:table-cell table:style-name="cellWorst" table:number-matrix-columns-spanned="1" table:number-matrix-rows-spanned="1" table:formula="of:=SUM([.BF3:.BF135]=[.$EH3:.$EH135])" office:value-type="float"/>
          <table:table-cell table:number-matrix-columns-spanned="1" table:number-matrix-rows-spanned="1" table:formula="of:=SUM([.BG3:.BG135]=[.$EI3:.$EI135])" office:value-type="float"/>
          <table:table-cell table:number-matrix-columns-spanned="1" table:number-matrix-rows-spanned="1" table:formula="of:=SUM([.BH3:.BH135]=[.$EJ3:.$EJ135])" office:value-type="float"/>
          <table:table-cell table:number-matrix-columns-spanned="1" table:number-matrix-rows-spanned="1" table:formula="of:=SUM([.BI3:.BI135]=[.$EK3:.$EK135])" office:value-type="float"/>
          <table:table-cell table:number-matrix-columns-spanned="1" table:number-matrix-rows-spanned="1" table:formula="of:=SUM([.BJ3:.BJ135]=[.$EB3:.$EB135])" office:value-type="float"/>
          <table:table-cell table:number-matrix-columns-spanned="1" table:number-matrix-rows-spanned="1" table:formula="of:=SUM([.BK3:.BK135]=[.$EC3:.$EC135])" office:value-type="float"/>
          <table:table-cell table:number-matrix-columns-spanned="1" table:number-matrix-rows-spanned="1" table:formula="of:=SUM([.BL3:.BL135]=[.$ED3:.$ED135])" office:value-type="float"/>
          <table:table-cell table:number-matrix-columns-spanned="1" table:number-matrix-rows-spanned="1" table:formula="of:=SUM([.BM3:.BM135]=[.$EE3:.$EE135])" office:value-type="float"/>
          <table:table-cell table:number-matrix-columns-spanned="1" table:number-matrix-rows-spanned="1" table:formula="of:=SUM([.BN3:.BN135]=[.$EF3:.$EF135])" office:value-type="float"/>
          <table:table-cell table:number-matrix-columns-spanned="1" table:number-matrix-rows-spanned="1" table:formula="of:=SUM([.BO3:.BO135]=[.$EG3:.$EG135])" office:value-type="float"/>
          <table:table-cell table:number-matrix-columns-spanned="1" table:number-matrix-rows-spanned="1" table:formula="of:=SUM([.BP3:.BP135]=[.$EH3:.$EH135])" office:value-type="float"/>
          <table:table-cell table:number-matrix-columns-spanned="1" table:number-matrix-rows-spanned="1" table:formula="of:=SUM([.BQ3:.BQ135]=[.$EI3:.$EI135])" office:value-type="float"/>
          <table:table-cell table:number-matrix-columns-spanned="1" table:number-matrix-rows-spanned="1" table:formula="of:=SUM([.BR3:.BR135]=[.$EJ3:.$EJ135])" office:value-type="float"/>
          <table:table-cell table:number-matrix-columns-spanned="1" table:number-matrix-rows-spanned="1" table:formula="of:=SUM([.BS3:.BS135]=[.$EK3:.$EK135])" office:value-type="float"/>
          <table:table-cell table:number-matrix-columns-spanned="1" table:number-matrix-rows-spanned="1" table:formula="of:=SUM([.BT3:.BT135]=[.$EB3:.$EB135])" office:value-type="float"/>
          <table:table-cell table:number-matrix-columns-spanned="1" table:number-matrix-rows-spanned="1" table:formula="of:=SUM([.BU3:.BU135]=[.$EC3:.$EC135])" office:value-type="float"/>
          <table:table-cell table:number-matrix-columns-spanned="1" table:number-matrix-rows-spanned="1" table:formula="of:=SUM([.BV3:.BV135]=[.$ED3:.$ED135])" office:value-type="float"/>
          <table:table-cell table:style-name="cellBest" table:number-matrix-columns-spanned="1" table:number-matrix-rows-spanned="1" table:formula="of:=SUM([.BW3:.BW135]=[.$EE3:.$EE135])" office:value-type="float"/>
          <table:table-cell table:number-matrix-columns-spanned="1" table:number-matrix-rows-spanned="1" table:formula="of:=SUM([.BX3:.BX135]=[.$EF3:.$EF135])" office:value-type="float"/>
          <table:table-cell table:style-name="cellBest" table:number-matrix-columns-spanned="1" table:number-matrix-rows-spanned="1" table:formula="of:=SUM([.BY3:.BY135]=[.$EG3:.$EG135])" office:value-type="float"/>
          <table:table-cell table:number-matrix-columns-spanned="1" table:number-matrix-rows-spanned="1" table:formula="of:=SUM([.BZ3:.BZ135]=[.$EH3:.$EH135])" office:value-type="float"/>
          <table:table-cell table:number-matrix-columns-spanned="1" table:number-matrix-rows-spanned="1" table:formula="of:=SUM([.CA3:.CA135]=[.$EI3:.$EI135])" office:value-type="float"/>
          <table:table-cell table:number-matrix-columns-spanned="1" table:number-matrix-rows-spanned="1" table:formula="of:=SUM([.CB3:.CB135]=[.$EJ3:.$EJ135])" office:value-type="float"/>
          <table:table-cell table:number-matrix-columns-spanned="1" table:number-matrix-rows-spanned="1" table:formula="of:=SUM([.CC3:.CC135]=[.$EK3:.$EK135])" office:value-type="float"/>
          <table:table-cell table:number-matrix-columns-spanned="1" table:number-matrix-rows-spanned="1" table:formula="of:=SUM([.CD3:.CD135]=[.$EB3:.$EB135])" office:value-type="float"/>
          <table:table-cell table:number-matrix-columns-spanned="1" table:number-matrix-rows-spanned="1" table:formula="of:=SUM([.CE3:.CE135]=[.$EC3:.$EC135])" office:value-type="float"/>
          <table:table-cell table:number-matrix-columns-spanned="1" table:number-matrix-rows-spanned="1" table:formula="of:=SUM([.CF3:.CF135]=[.$ED3:.$ED135])" office:value-type="float"/>
          <table:table-cell table:number-matrix-columns-spanned="1" table:number-matrix-rows-spanned="1" table:formula="of:=SUM([.CG3:.CG135]=[.$EE3:.$EE135])" office:value-type="float"/>
          <table:table-cell table:number-matrix-columns-spanned="1" table:number-matrix-rows-spanned="1" table:formula="of:=SUM([.CH3:.CH135]=[.$EF3:.$EF135])" office:value-type="float"/>
          <table:table-cell table:number-matrix-columns-spanned="1" table:number-matrix-rows-spanned="1" table:formula="of:=SUM([.CI3:.CI135]=[.$EG3:.$EG135])" office:value-type="float"/>
          <table:table-cell table:number-matrix-columns-spanned="1" table:number-matrix-rows-spanned="1" table:formula="of:=SUM([.CJ3:.CJ135]=[.$EH3:.$EH135])" office:value-type="float"/>
          <table:table-cell table:number-matrix-columns-spanned="1" table:number-matrix-rows-spanned="1" table:formula="of:=SUM([.CK3:.CK135]=[.$EI3:.$EI135])" office:value-type="float"/>
          <table:table-cell table:number-matrix-columns-spanned="1" table:number-matrix-rows-spanned="1" table:formula="of:=SUM([.CL3:.CL135]=[.$EJ3:.$EJ135])" office:value-type="float"/>
          <table:table-cell table:style-name="cellBest" table:number-matrix-columns-spanned="1" table:number-matrix-rows-spanned="1" table:formula="of:=SUM([.CM3:.CM135]=[.$EK3:.$EK135])" office:value-type="float"/>
          <table:table-cell table:style-name="cellWorst" table:number-matrix-columns-spanned="1" table:number-matrix-rows-spanned="1" table:formula="of:=SUM([.CN3:.CN135]=[.$EB3:.$EB135])" office:value-type="float"/>
          <table:table-cell table:number-matrix-columns-spanned="1" table:number-matrix-rows-spanned="1" table:formula="of:=SUM([.CO3:.CO135]=[.$EC3:.$EC135])" office:value-type="float"/>
          <table:table-cell table:style-name="cellBest" table:number-matrix-columns-spanned="1" table:number-matrix-rows-spanned="1" table:formula="of:=SUM([.CP3:.CP135]=[.$ED3:.$ED135])" office:value-type="float"/>
          <table:table-cell table:number-matrix-columns-spanned="1" table:number-matrix-rows-spanned="1" table:formula="of:=SUM([.CQ3:.CQ135]=[.$EE3:.$EE135])" office:value-type="float"/>
          <table:table-cell table:number-matrix-columns-spanned="1" table:number-matrix-rows-spanned="1" table:formula="of:=SUM([.CR3:.CR135]=[.$EF3:.$EF135])" office:value-type="float"/>
          <table:table-cell table:number-matrix-columns-spanned="1" table:number-matrix-rows-spanned="1" table:formula="of:=SUM([.CS3:.CS135]=[.$EG3:.$EG135])" office:value-type="float"/>
          <table:table-cell table:number-matrix-columns-spanned="1" table:number-matrix-rows-spanned="1" table:formula="of:=SUM([.CT3:.CT135]=[.$EH3:.$EH135])" office:value-type="float"/>
          <table:table-cell table:number-matrix-columns-spanned="1" table:number-matrix-rows-spanned="1" table:formula="of:=SUM([.CU3:.CU135]=[.$EI3:.$EI135])" office:value-type="float"/>
          <table:table-cell table:number-matrix-columns-spanned="1" table:number-matrix-rows-spanned="1" table:formula="of:=SUM([.CV3:.CV135]=[.$EJ3:.$EJ135])" office:value-type="float"/>
          <table:table-cell table:number-matrix-columns-spanned="1" table:number-matrix-rows-spanned="1" table:formula="of:=SUM([.CW3:.CW135]=[.$EK3:.$EK135])" office:value-type="float"/>
          <table:table-cell table:number-matrix-columns-spanned="1" table:number-matrix-rows-spanned="1" table:formula="of:=SUM([.CX3:.CX135]=[.$EB3:.$EB135])" office:value-type="float"/>
          <table:table-cell table:style-name="cellWorst" table:number-matrix-columns-spanned="1" table:number-matrix-rows-spanned="1" table:formula="of:=SUM([.CY3:.CY135]=[.$EC3:.$EC135])" office:value-type="float"/>
          <table:table-cell table:number-matrix-columns-spanned="1" table:number-matrix-rows-spanned="1" table:formula="of:=SUM([.CZ3:.CZ135]=[.$ED3:.$ED135])" office:value-type="float"/>
          <table:table-cell table:number-matrix-columns-spanned="1" table:number-matrix-rows-spanned="1" table:formula="of:=SUM([.DA3:.DA135]=[.$EE3:.$EE135])" office:value-type="float"/>
          <table:table-cell table:number-matrix-columns-spanned="1" table:number-matrix-rows-spanned="1" table:formula="of:=SUM([.DB3:.DB135]=[.$EF3:.$EF135])" office:value-type="float"/>
          <table:table-cell table:number-matrix-columns-spanned="1" table:number-matrix-rows-spanned="1" table:formula="of:=SUM([.DC3:.DC135]=[.$EG3:.$EG135])" office:value-type="float"/>
          <table:table-cell table:number-matrix-columns-spanned="1" table:number-matrix-rows-spanned="1" table:formula="of:=SUM([.DD3:.DD135]=[.$EH3:.$EH135])" office:value-type="float"/>
          <table:table-cell table:number-matrix-columns-spanned="1" table:number-matrix-rows-spanned="1" table:formula="of:=SUM([.DE3:.DE135]=[.$EI3:.$EI135])" office:value-type="float"/>
          <table:table-cell table:style-name="cellBest" table:number-matrix-columns-spanned="1" table:number-matrix-rows-spanned="1" table:formula="of:=SUM([.DF3:.DF135]=[.$EJ3:.$EJ135])" office:value-type="float"/>
          <table:table-cell table:number-matrix-columns-spanned="1" table:number-matrix-rows-spanned="1" table:formula="of:=SUM([.DG3:.DG135]=[.$EK3:.$EK135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font-face-decl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5-12-11T14:56:26.727797</meta:creation-date>
    <dc:date>2015-12-11T14:56:27.247365</dc:date>
    <meta:generator>http://pypi.python.org/pypi/ezodf/0.1.0$Python2.7.3 (default, Mar 13 2014, 11:03:55) 
[GCC 4.7.2]</meta:generator>
    <meta:document-statistic/>
    <meta:editing-cycles>2</meta:editing-cycles>
  </office:meta>
</office:document-meta>
</file>